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77cm"/>
    </style:style>
    <style:style style:name="co2" style:family="table-column">
      <style:table-column-properties fo:break-before="auto" style:column-width="1.087cm"/>
    </style:style>
    <style:style style:name="co3" style:family="table-column">
      <style:table-column-properties fo:break-before="auto" style:column-width="3.695cm"/>
    </style:style>
    <style:style style:name="co4" style:family="table-column">
      <style:table-column-properties fo:break-before="auto" style:column-width="9.992cm"/>
    </style:style>
    <style:style style:name="co5" style:family="table-column">
      <style:table-column-properties fo:break-before="auto" style:column-width="5.304cm"/>
    </style:style>
    <style:style style:name="co6" style:family="table-column">
      <style:table-column-properties fo:break-before="auto" style:column-width="5.493cm"/>
    </style:style>
    <style:style style:name="co7" style:family="table-column">
      <style:table-column-properties fo:break-before="auto" style:column-width="3.722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office:value-type="string">
            <text:p>007 - The World Is Not Enough (USA, Europe)</text:p>
          </table:table-cell>
          <table:table-cell office:value-type="float" office:value="2001">
            <text:p>2001</text:p>
          </table:table-cell>
          <table:table-cell office:value-type="string">
            <text:p>ESRB - E (Everyone)</text:p>
          </table:table-cell>
          <table:table-cell office:value-type="string">
            <text:p>007 - The World Is Not Enough </text:p>
          </table:table-cell>
          <table:table-cell office:value-type="string">
            <text:p>Electronic Arts</text:p>
          </table:table-cell>
          <table:table-cell office:value-type="string">
            <text:p>2n Productions</text:p>
          </table:table-cell>
          <table:table-cell office:value-type="string">
            <text:p>Action</text:p>
          </table:table-cell>
          <table:table-cell office:value-type="string">
            <text:p>2.7</text:p>
          </table:table-cell>
          <table:table-cell office:value-type="string">
            <text:p>1 Player</text:p>
          </table:table-cell>
          <table:table-cell office:value-type="string">
            <text:p>007: The World is Not Enough is based off of the 1999 James Bond film of the same name. In it, Pierce Brosnan's Bond must investigate the murder of a British oil tycoon and attacks on his new pipeline, which leads to a larger sinister plot requiring gunplay and frequent flier miles to diffuse.****In contrast to the Nintendo 64 and Playstation versions, this game only has eight missions and features a 2D overhead view instead of a 3D first-person. There is no multiplayer, no difficulty levels, and no save feature. Passwords are used to skip to later levels and unlock certain cheats.</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007 - The World Is Not Enough (USA, Europe)&quot;&gt; &lt;year&gt;2001&lt;/year&gt; &lt;rating&gt;ESRB - E (Everyone)&lt;/rating&gt; &lt;title&gt;007 - The World Is Not Enough &lt;/title&gt; &lt;pub&gt;Electronic Arts&lt;/pub&gt; &lt;dev&gt;2n Productions&lt;/dev&gt; &lt;genre&gt;Action&lt;/genre&gt; &lt;score&gt;2.7&lt;/score&gt; &lt;player&gt;1 Player&lt;/player&gt; &lt;story&gt;007: The World is Not Enough is based off of the 1999 James Bond film of the same name. In it, Pierce Brosnan's Bond must investigate the murder of a British oil tycoon and attacks on his new pipeline, which leads to a larger sinister plot requiring gunplay and frequent flier miles to diffuse.****In contrast to the Nintendo 64 and Playstation versions, this game only has eight missions and features a 2D overhead view instead of a 3D first-person. There is no multiplayer, no difficulty levels, and no save feature. Passwords are used to skip to later levels and unlock certain cheats.&lt;/story&gt; &lt;/game&gt;">
            <text:p>&lt;game name="007 - The World Is Not Enough (USA, Europe)"&gt; &lt;year&gt;2001&lt;/year&gt; &lt;rating&gt;ESRB - E (Everyone)&lt;/rating&gt; &lt;title&gt;007 - The World Is Not Enough &lt;/title&gt; &lt;pub&gt;Electronic Arts&lt;/pub&gt; &lt;dev&gt;2n Productions&lt;/dev&gt; &lt;genre&gt;Action&lt;/genre&gt; &lt;score&gt;2.7&lt;/score&gt; &lt;player&gt;1 Player&lt;/player&gt; &lt;story&gt;007: The World is Not Enough is based off of the 1999 James Bond film of the same name. In it, Pierce Brosnan's Bond must investigate the murder of a British oil tycoon and attacks on his new pipeline, which leads to a larger sinister plot requiring gunplay and frequent flier miles to diffuse.****In contrast to the Nintendo 64 and Playstation versions, this game only has eight missions and features a 2D overhead view instead of a 3D first-person. There is no multiplayer, no difficulty levels, and no save feature. Passwords are used to skip to later levels and unlock certain cheats.&lt;/story&gt; &lt;/game&gt;</text:p>
          </table:table-cell>
          <table:table-cell table:number-columns-repeated="1013"/>
        </table:table-row>
        <table:table-row table:style-name="ro1">
          <table:table-cell office:value-type="string">
            <text:p>10-Pin Bowling (USA)</text:p>
          </table:table-cell>
          <table:table-cell office:value-type="float" office:value="1999">
            <text:p>1999</text:p>
          </table:table-cell>
          <table:table-cell office:value-type="string">
            <text:p>ESRB - E (Everyone)</text:p>
          </table:table-cell>
          <table:table-cell office:value-type="string">
            <text:p>10-Pin Bowling </text:p>
          </table:table-cell>
          <table:table-cell office:value-type="string">
            <text:p>Majesco Games</text:p>
          </table:table-cell>
          <table:table-cell office:value-type="string">
            <text:p>Morning Star Multimedia </text:p>
          </table:table-cell>
          <table:table-cell office:value-type="string">
            <text:p>Sports/Bowling</text:p>
          </table:table-cell>
          <table:table-cell office:value-type="string">
            <text:p>3.6</text:p>
          </table:table-cell>
          <table:table-cell office:value-type="string">
            <text:p>1-2 Players</text:p>
          </table:table-cell>
          <table:table-cell office:value-type="string">
            <text:p>10-PIN BOWLING brings you all the fun of bowling in miniature form on your Game Boy Color. Play by yourself or with a friend in 10 frames of simple straight-up bowling action. Challenge your friend to see who's better or challenge your own scores to see if you can beat them. Aim carefully and apply the right amount of strength and you'll be racking up strikes in no time. This cartridge also uses the Rumble technology so you can feel every strike and spare in the alley. 10-PIN BOWLING features everything but the stinky shoe rentals. Will you rule the lane, or will you just be another gutter ball? </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10-Pin Bowling (USA)&quot;&gt; &lt;year&gt;1999&lt;/year&gt; &lt;rating&gt;ESRB - E (Everyone)&lt;/rating&gt; &lt;title&gt;10-Pin Bowling &lt;/title&gt; &lt;pub&gt;Majesco Games&lt;/pub&gt; &lt;dev&gt;Morning Star Multimedia &lt;/dev&gt; &lt;genre&gt;Sports/Bowling&lt;/genre&gt; &lt;score&gt;3.6&lt;/score&gt; &lt;player&gt;1-2 Players&lt;/player&gt; &lt;story&gt;10-PIN BOWLING brings you all the fun of bowling in miniature form on your Game Boy Color. Play by yourself or with a friend in 10 frames of simple straight-up bowling action. Challenge your friend to see who's better or challenge your own scores to see if you can beat them. Aim carefully and apply the right amount of strength and you'll be racking up strikes in no time. This cartridge also uses the Rumble technology so you can feel every strike and spare in the alley. 10-PIN BOWLING features everything but the stinky shoe rentals. Will you rule the lane, or will you just be another gutter ball? &lt;/story&gt; &lt;/game&gt;">
            <text:p>&lt;game name="10-Pin Bowling (USA)"&gt; &lt;year&gt;1999&lt;/year&gt; &lt;rating&gt;ESRB - E (Everyone)&lt;/rating&gt; &lt;title&gt;10-Pin Bowling &lt;/title&gt; &lt;pub&gt;Majesco Games&lt;/pub&gt; &lt;dev&gt;Morning Star Multimedia &lt;/dev&gt; &lt;genre&gt;Sports/Bowling&lt;/genre&gt; &lt;score&gt;3.6&lt;/score&gt; &lt;player&gt;1-2 Players&lt;/player&gt; &lt;story&gt;10-PIN BOWLING brings you all the fun of bowling in miniature form on your Game Boy Color. Play by yourself or with a friend in 10 frames of simple straight-up bowling action. Challenge your friend to see who's better or challenge your own scores to see if you can beat them. Aim carefully and apply the right amount of strength and you'll be racking up strikes in no time. This cartridge also uses the Rumble technology so you can feel every strike and spare in the alley. 10-PIN BOWLING features everything but the stinky shoe rentals. Will you rule the lane, or will you just be another gutter ball? &lt;/story&gt; &lt;/game&gt;</text:p>
          </table:table-cell>
          <table:table-cell table:number-columns-repeated="1013"/>
        </table:table-row>
        <table:table-row table:style-name="ro1">
          <table:table-cell office:value-type="string">
            <text:p>102 Dalmatians - Puppies to the Rescue (USA, Europe)</text:p>
          </table:table-cell>
          <table:table-cell office:value-type="float" office:value="2000">
            <text:p>2000</text:p>
          </table:table-cell>
          <table:table-cell office:value-type="string">
            <text:p>ESRB - E (Everyone)</text:p>
          </table:table-cell>
          <table:table-cell office:value-type="string">
            <text:p>102 Dalmatians - Puppies to the Rescue </text:p>
          </table:table-cell>
          <table:table-cell office:value-type="string">
            <text:p>Activision</text:p>
          </table:table-cell>
          <table:table-cell office:value-type="string">
            <text:p>Morning Star Multimedia </text:p>
          </table:table-cell>
          <table:table-cell office:value-type="string">
            <text:p>Adventure</text:p>
          </table:table-cell>
          <table:table-cell office:value-type="string">
            <text:p>3.3</text:p>
          </table:table-cell>
          <table:table-cell office:value-type="string">
            <text:p>1 Player</text:p>
          </table:table-cell>
          <table:table-cell office:value-type="string">
            <text:p>Cruella De Vil has captured more Dalmatian puppies to make into a coat. You, as Domino or Oddball, must free them.****Disney's 102 Dalmatians: Puppies to the Rescue on the Game Boy Color is a 2D, side-scrolling platform game. You must run and jump about the level, searching for a key. Once you have the key, you then go to each cage to open it and free the puppies. When all puppies are free, you will get a password and move to the next level. Try to avoid the enemy toys that move about as they will damage you. You can use your bark to stun a toy but that is temporary.</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102 Dalmatians - Puppies to the Rescue (USA, Europe)&quot;&gt; &lt;year&gt;2000&lt;/year&gt; &lt;rating&gt;ESRB - E (Everyone)&lt;/rating&gt; &lt;title&gt;102 Dalmatians - Puppies to the Rescue &lt;/title&gt; &lt;pub&gt;Activision&lt;/pub&gt; &lt;dev&gt;Morning Star Multimedia &lt;/dev&gt; &lt;genre&gt;Adventure&lt;/genre&gt; &lt;score&gt;3.3&lt;/score&gt; &lt;player&gt;1 Player&lt;/player&gt; &lt;story&gt;Cruella De Vil has captured more Dalmatian puppies to make into a coat. You, as Domino or Oddball, must free them.****Disney's 102 Dalmatians: Puppies to the Rescue on the Game Boy Color is a 2D, side-scrolling platform game. You must run and jump about the level, searching for a key. Once you have the key, you then go to each cage to open it and free the puppies. When all puppies are free, you will get a password and move to the next level. Try to avoid the enemy toys that move about as they will damage you. You can use your bark to stun a toy but that is temporary.&lt;/story&gt; &lt;/game&gt;">
            <text:p>&lt;game name="102 Dalmatians - Puppies to the Rescue (USA, Europe)"&gt; &lt;year&gt;2000&lt;/year&gt; &lt;rating&gt;ESRB - E (Everyone)&lt;/rating&gt; &lt;title&gt;102 Dalmatians - Puppies to the Rescue &lt;/title&gt; &lt;pub&gt;Activision&lt;/pub&gt; &lt;dev&gt;Morning Star Multimedia &lt;/dev&gt; &lt;genre&gt;Adventure&lt;/genre&gt; &lt;score&gt;3.3&lt;/score&gt; &lt;player&gt;1 Player&lt;/player&gt; &lt;story&gt;Cruella De Vil has captured more Dalmatian puppies to make into a coat. You, as Domino or Oddball, must free them.****Disney's 102 Dalmatians: Puppies to the Rescue on the Game Boy Color is a 2D, side-scrolling platform game. You must run and jump about the level, searching for a key. Once you have the key, you then go to each cage to open it and free the puppies. When all puppies are free, you will get a password and move to the next level. Try to avoid the enemy toys that move about as they will damage you. You can use your bark to stun a toy but that is temporary.&lt;/story&gt; &lt;/game&gt;</text:p>
          </table:table-cell>
          <table:table-cell table:number-columns-repeated="1013"/>
        </table:table-row>
        <table:table-row table:style-name="ro1">
          <table:table-cell office:value-type="string">
            <text:p>1942 (USA)</text:p>
          </table:table-cell>
          <table:table-cell office:value-type="float" office:value="2000">
            <text:p>2000</text:p>
          </table:table-cell>
          <table:table-cell office:value-type="string">
            <text:p>ESRB - E (Everyone)</text:p>
          </table:table-cell>
          <table:table-cell office:value-type="string">
            <text:p>1942 </text:p>
          </table:table-cell>
          <table:table-cell office:value-type="string">
            <text:p>Capcom</text:p>
          </table:table-cell>
          <table:table-cell office:value-type="string">
            <text:p>Digital Eclipse </text:p>
          </table:table-cell>
          <table:table-cell office:value-type="string">
            <text:p>Shoot-'Em-Up</text:p>
          </table:table-cell>
          <table:table-cell office:value-type="string">
            <text:p>3.6</text:p>
          </table:table-cell>
          <table:table-cell office:value-type="string">
            <text:p>1-2 Players</text:p>
          </table:table-cell>
          <table:table-cell office:value-type="string">
            <text:p>A conversion of the arcade game, 1942 is a vertically scrolling shooter for one or two players. The year is 1942, and you are a daring fighter pilot "Super Ace". You begin and end each of the numerous levels on an aircraft carrier and then fly your plane into battle against the enemy over both sea and land. After destroying certain plane formations you can collect several different power ups to increase your fire power and chances of survival.</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1942 (USA)&quot;&gt; &lt;year&gt;2000&lt;/year&gt; &lt;rating&gt;ESRB - E (Everyone)&lt;/rating&gt; &lt;title&gt;1942 &lt;/title&gt; &lt;pub&gt;Capcom&lt;/pub&gt; &lt;dev&gt;Digital Eclipse &lt;/dev&gt; &lt;genre&gt;Shoot-'Em-Up&lt;/genre&gt; &lt;score&gt;3.6&lt;/score&gt; &lt;player&gt;1-2 Players&lt;/player&gt; &lt;story&gt;A conversion of the arcade game, 1942 is a vertically scrolling shooter for one or two players. The year is 1942, and you are a daring fighter pilot &quot;Super Ace&quot;. You begin and end each of the numerous levels on an aircraft carrier and then fly your plane into battle against the enemy over both sea and land. After destroying certain plane formations you can collect several different power ups to increase your fire power and chances of survival.&lt;/story&gt; &lt;/game&gt;">
            <text:p>&lt;game name="1942 (USA)"&gt; &lt;year&gt;2000&lt;/year&gt; &lt;rating&gt;ESRB - E (Everyone)&lt;/rating&gt; &lt;title&gt;1942 &lt;/title&gt; &lt;pub&gt;Capcom&lt;/pub&gt; &lt;dev&gt;Digital Eclipse &lt;/dev&gt; &lt;genre&gt;Shoot-'Em-Up&lt;/genre&gt; &lt;score&gt;3.6&lt;/score&gt; &lt;player&gt;1-2 Players&lt;/player&gt; &lt;story&gt;A conversion of the arcade game, 1942 is a vertically scrolling shooter for one or two players. The year is 1942, and you are a daring fighter pilot "Super Ace". You begin and end each of the numerous levels on an aircraft carrier and then fly your plane into battle against the enemy over both sea and land. After destroying certain plane formations you can collect several different power ups to increase your fire power and chances of survival.&lt;/story&gt; &lt;/game&gt;</text:p>
          </table:table-cell>
          <table:table-cell table:number-columns-repeated="1013"/>
        </table:table-row>
        <table:table-row table:style-name="ro1">
          <table:table-cell office:value-type="string">
            <text:p>3-D Ultra Pinball - Thrillride (USA)</text:p>
          </table:table-cell>
          <table:table-cell office:value-type="float" office:value="1995">
            <text:p>1995</text:p>
          </table:table-cell>
          <table:table-cell office:value-type="string">
            <text:p>ESRB - E (Everyone)</text:p>
          </table:table-cell>
          <table:table-cell office:value-type="string">
            <text:p>3-D Ultra Pinball - Thrillride </text:p>
          </table:table-cell>
          <table:table-cell office:value-type="string">
            <text:p>Sierra Entertainment</text:p>
          </table:table-cell>
          <table:table-cell office:value-type="string">
            <text:p>Left Field Productions</text:p>
          </table:table-cell>
          <table:table-cell office:value-type="string">
            <text:p>Pinball</text:p>
          </table:table-cell>
          <table:table-cell office:value-type="string">
            <text:p>3.5</text:p>
          </table:table-cell>
          <table:table-cell office:value-type="string">
            <text:p>1-4 Players</text:p>
          </table:table-cell>
          <table:table-cell office:value-type="string">
            <text:p>All the bells, whistles, and sirens of the pinball games of yesteryear come to the portable system with 3D ULTRA PINBALL: Thrill Ride. This colorful title takes all the fast action of pinball and combines it with features that only a videogame can provide. The full-sized table features multiple screens of action, with all of the staples of pinball intact. Bumpers, ramps, stoppers, and flippers litter the table, along with a variety of special bonus chutes that will take you to one of several special pinball challenges. 3D ULTRA PINBALL is highlighted by brightly colored graphics, with excellent detail on the board and its various parts. The game also features realistic ball physics and gameplay elements, so don’t bump too hard or you’ll get a "TILT"! 3D ULTRA PINBALL: Thrill Ride will test your skills and push your reflexes to their limits. </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3-D Ultra Pinball - Thrillride (USA)&quot;&gt; &lt;year&gt;1995&lt;/year&gt; &lt;rating&gt;ESRB - E (Everyone)&lt;/rating&gt; &lt;title&gt;3-D Ultra Pinball - Thrillride &lt;/title&gt; &lt;pub&gt;Sierra Entertainment&lt;/pub&gt; &lt;dev&gt;Left Field Productions&lt;/dev&gt; &lt;genre&gt;Pinball&lt;/genre&gt; &lt;score&gt;3.5&lt;/score&gt; &lt;player&gt;1-4 Players&lt;/player&gt; &lt;story&gt;All the bells, whistles, and sirens of the pinball games of yesteryear come to the portable system with 3D ULTRA PINBALL: Thrill Ride. This colorful title takes all the fast action of pinball and combines it with features that only a videogame can provide. The full-sized table features multiple screens of action, with all of the staples of pinball intact. Bumpers, ramps, stoppers, and flippers litter the table, along with a variety of special bonus chutes that will take you to one of several special pinball challenges. 3D ULTRA PINBALL is highlighted by brightly colored graphics, with excellent detail on the board and its various parts. The game also features realistic ball physics and gameplay elements, so don’t bump too hard or you’ll get a &quot;TILT&quot;! 3D ULTRA PINBALL: Thrill Ride will test your skills and push your reflexes to their limits. &lt;/story&gt; &lt;/game&gt;">
            <text:p>&lt;game name="3-D Ultra Pinball - Thrillride (USA)"&gt; &lt;year&gt;1995&lt;/year&gt; &lt;rating&gt;ESRB - E (Everyone)&lt;/rating&gt; &lt;title&gt;3-D Ultra Pinball - Thrillride &lt;/title&gt; &lt;pub&gt;Sierra Entertainment&lt;/pub&gt; &lt;dev&gt;Left Field Productions&lt;/dev&gt; &lt;genre&gt;Pinball&lt;/genre&gt; &lt;score&gt;3.5&lt;/score&gt; &lt;player&gt;1-4 Players&lt;/player&gt; &lt;story&gt;All the bells, whistles, and sirens of the pinball games of yesteryear come to the portable system with 3D ULTRA PINBALL: Thrill Ride. This colorful title takes all the fast action of pinball and combines it with features that only a videogame can provide. The full-sized table features multiple screens of action, with all of the staples of pinball intact. Bumpers, ramps, stoppers, and flippers litter the table, along with a variety of special bonus chutes that will take you to one of several special pinball challenges. 3D ULTRA PINBALL is highlighted by brightly colored graphics, with excellent detail on the board and its various parts. The game also features realistic ball physics and gameplay elements, so don’t bump too hard or you’ll get a "TILT"! 3D ULTRA PINBALL: Thrill Ride will test your skills and push your reflexes to their limits. &lt;/story&gt; &lt;/game&gt;</text:p>
          </table:table-cell>
          <table:table-cell table:number-columns-repeated="1013"/>
        </table:table-row>
        <table:table-row table:style-name="ro1">
          <table:table-cell office:value-type="string">
            <text:p>3D Pocket Pool (Europe)</text:p>
          </table:table-cell>
          <table:table-cell office:value-type="float" office:value="2000">
            <text:p>2000</text:p>
          </table:table-cell>
          <table:table-cell office:value-type="string">
            <text:p>ESRB - E (Everyone)</text:p>
          </table:table-cell>
          <table:table-cell office:value-type="string">
            <text:p>3D Pocket Pool </text:p>
          </table:table-cell>
          <table:table-cell office:value-type="string">
            <text:p>Virgin Interactive Entertainment</text:p>
          </table:table-cell>
          <table:table-cell office:value-type="string">
            <text:p>Aardvark Software </text:p>
          </table:table-cell>
          <table:table-cell office:value-type="string">
            <text:p>Pool and Dart</text:p>
          </table:table-cell>
          <table:table-cell office:value-type="string">
            <text:p>3.4</text:p>
          </table:table-cell>
          <table:table-cell office:value-type="string">
            <text:p>1 Player</text:p>
          </table:table-cell>
          <table:table-cell office:value-type="string">
            <text:p>3D Pocket Pool consists of various rule sets, all variations of typical billiards games. 3D Pocket Pool uses various monster like characters instead of normal human characters. In 3D Pocket Pool there are four different modes of play:</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3D Pocket Pool (Europe)&quot;&gt; &lt;year&gt;2000&lt;/year&gt; &lt;rating&gt;ESRB - E (Everyone)&lt;/rating&gt; &lt;title&gt;3D Pocket Pool &lt;/title&gt; &lt;pub&gt;Virgin Interactive Entertainment&lt;/pub&gt; &lt;dev&gt;Aardvark Software &lt;/dev&gt; &lt;genre&gt;Pool and Dart&lt;/genre&gt; &lt;score&gt;3.4&lt;/score&gt; &lt;player&gt;1 Player&lt;/player&gt; &lt;story&gt;3D Pocket Pool consists of various rule sets, all variations of typical billiards games. 3D Pocket Pool uses various monster like characters instead of normal human characters. In 3D Pocket Pool there are four different modes of play:&lt;/story&gt; &lt;/game&gt;">
            <text:p>&lt;game name="3D Pocket Pool (Europe)"&gt; &lt;year&gt;2000&lt;/year&gt; &lt;rating&gt;ESRB - E (Everyone)&lt;/rating&gt; &lt;title&gt;3D Pocket Pool &lt;/title&gt; &lt;pub&gt;Virgin Interactive Entertainment&lt;/pub&gt; &lt;dev&gt;Aardvark Software &lt;/dev&gt; &lt;genre&gt;Pool and Dart&lt;/genre&gt; &lt;score&gt;3.4&lt;/score&gt; &lt;player&gt;1 Player&lt;/player&gt; &lt;story&gt;3D Pocket Pool consists of various rule sets, all variations of typical billiards games. 3D Pocket Pool uses various monster like characters instead of normal human characters. In 3D Pocket Pool there are four different modes of play:&lt;/story&gt; &lt;/game&gt;</text:p>
          </table:table-cell>
          <table:table-cell table:number-columns-repeated="1013"/>
        </table:table-row>
        <table:table-row table:style-name="ro1">
          <table:table-cell office:value-type="string">
            <text:p>720 Degrees (USA, Europe)</text:p>
          </table:table-cell>
          <table:table-cell office:value-type="float" office:value="1999">
            <text:p>1999</text:p>
          </table:table-cell>
          <table:table-cell office:value-type="string">
            <text:p>ESRB - E (Everyone)</text:p>
          </table:table-cell>
          <table:table-cell office:value-type="string">
            <text:p>720 Degrees </text:p>
          </table:table-cell>
          <table:table-cell office:value-type="string">
            <text:p>Midway</text:p>
          </table:table-cell>
          <table:table-cell office:value-type="string">
            <text:p>Aardvark Software </text:p>
          </table:table-cell>
          <table:table-cell office:value-type="string">
            <text:p>Sports</text:p>
          </table:table-cell>
          <table:table-cell office:value-type="string">
            <text:p>3.1</text:p>
          </table:table-cell>
          <table:table-cell office:value-type="string">
            <text:p>1 Player</text:p>
          </table:table-cell>
          <table:table-cell office:value-type="string">
            <text:p>You're a skateboarder in Skate City, one of the largest skateparks ever built. Ollie off of ramps, grind on rails, and swerve past pedestrians as you bust out tricks. Visit skate shops scattered around the park to upgrade your gear and improve your skills. Participate in competitions to earn medals and cash to use in the shops. But, if you don't get to a competition in time, the infamous "Skate Or Die" message appears, and then you have to hurry!</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720 Degrees (USA, Europe)&quot;&gt; &lt;year&gt;1999&lt;/year&gt; &lt;rating&gt;ESRB - E (Everyone)&lt;/rating&gt; &lt;title&gt;720 Degrees &lt;/title&gt; &lt;pub&gt;Midway&lt;/pub&gt; &lt;dev&gt;Aardvark Software &lt;/dev&gt; &lt;genre&gt;Sports&lt;/genre&gt; &lt;score&gt;3.1&lt;/score&gt; &lt;player&gt;1 Player&lt;/player&gt; &lt;story&gt;You're a skateboarder in Skate City, one of the largest skateparks ever built. Ollie off of ramps, grind on rails, and swerve past pedestrians as you bust out tricks. Visit skate shops scattered around the park to upgrade your gear and improve your skills. Participate in competitions to earn medals and cash to use in the shops. But, if you don't get to a competition in time, the infamous &quot;Skate Or Die&quot; message appears, and then you have to hurry!&lt;/story&gt; &lt;/game&gt;">
            <text:p>&lt;game name="720 Degrees (USA, Europe)"&gt; &lt;year&gt;1999&lt;/year&gt; &lt;rating&gt;ESRB - E (Everyone)&lt;/rating&gt; &lt;title&gt;720 Degrees &lt;/title&gt; &lt;pub&gt;Midway&lt;/pub&gt; &lt;dev&gt;Aardvark Software &lt;/dev&gt; &lt;genre&gt;Sports&lt;/genre&gt; &lt;score&gt;3.1&lt;/score&gt; &lt;player&gt;1 Player&lt;/player&gt; &lt;story&gt;You're a skateboarder in Skate City, one of the largest skateparks ever built. Ollie off of ramps, grind on rails, and swerve past pedestrians as you bust out tricks. Visit skate shops scattered around the park to upgrade your gear and improve your skills. Participate in competitions to earn medals and cash to use in the shops. But, if you don't get to a competition in time, the infamous "Skate Or Die" message appears, and then you have to hurry!&lt;/story&gt; &lt;/game&gt;</text:p>
          </table:table-cell>
          <table:table-cell table:number-columns-repeated="1013"/>
        </table:table-row>
        <table:table-row table:style-name="ro1">
          <table:table-cell office:value-type="string">
            <text:p>Action Man - Search for Base X (USA, Europe)</text:p>
          </table:table-cell>
          <table:table-cell office:value-type="float" office:value="2001">
            <text:p>2001</text:p>
          </table:table-cell>
          <table:table-cell office:value-type="string">
            <text:p>ESRB - E (Everyone)</text:p>
          </table:table-cell>
          <table:table-cell office:value-type="string">
            <text:p>Action Man - Search for Base X </text:p>
          </table:table-cell>
          <table:table-cell office:value-type="string">
            <text:p>THQ</text:p>
          </table:table-cell>
          <table:table-cell office:value-type="string">
            <text:p>Natsume </text:p>
          </table:table-cell>
          <table:table-cell office:value-type="string">
            <text:p>Action</text:p>
          </table:table-cell>
          <table:table-cell office:value-type="string">
            <text:p>3.2</text:p>
          </table:table-cell>
          <table:table-cell office:value-type="string">
            <text:p>1 Player</text:p>
          </table:table-cell>
          <table:table-cell office:value-type="string">
            <text:p>Alex "Action Man" Mann makes a stop over onto the Game Boy Color where once again he must stop the world from falling into the clutches of the evil Dr. X. <text:s/>The player takes control of Action Man as they travel through seven different levels ranging for jungles to the Arctic, battling an army of robots with a variety of weapons and battle suits in search of Base X and stop Dr. X from launching a terrifying new weapon that could very well bring an end to the world.****The gameplay is a standard side-scrolling action platformer where the player advances throughout the level, destroying enemies and avoiding pit falls. <text:s/>Along the way they can pick up more powerful guns as well as a bow and arrow and even different suits that can help them on their quest. <text:s/>Additionally, players can find these weapons and suits by taking different paths throughout the levels.</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ction Man - Search for Base X (USA, Europe)&quot;&gt; &lt;year&gt;2001&lt;/year&gt; &lt;rating&gt;ESRB - E (Everyone)&lt;/rating&gt; &lt;title&gt;Action Man - Search for Base X &lt;/title&gt; &lt;pub&gt;THQ&lt;/pub&gt; &lt;dev&gt;Natsume &lt;/dev&gt; &lt;genre&gt;Action&lt;/genre&gt; &lt;score&gt;3.2&lt;/score&gt; &lt;player&gt;1 Player&lt;/player&gt; &lt;story&gt;Alex &quot;Action Man&quot; Mann makes a stop over onto the Game Boy Color where once again he must stop the world from falling into the clutches of the evil Dr. X.  The player takes control of Action Man as they travel through seven different levels ranging for jungles to the Arctic, battling an army of robots with a variety of weapons and battle suits in search of Base X and stop Dr. X from launching a terrifying new weapon that could very well bring an end to the world.****The gameplay is a standard side-scrolling action platformer where the player advances throughout the level, destroying enemies and avoiding pit falls.  Along the way they can pick up more powerful guns as well as a bow and arrow and even different suits that can help them on their quest.  Additionally, players can find these weapons and suits by taking different paths throughout the levels.&lt;/story&gt; &lt;/game&gt;">
            <text:p>&lt;game name="Action Man - Search for Base X (USA, Europe)"&gt; &lt;year&gt;2001&lt;/year&gt; &lt;rating&gt;ESRB - E (Everyone)&lt;/rating&gt; &lt;title&gt;Action Man - Search for Base X &lt;/title&gt; &lt;pub&gt;THQ&lt;/pub&gt; &lt;dev&gt;Natsume &lt;/dev&gt; &lt;genre&gt;Action&lt;/genre&gt; &lt;score&gt;3.2&lt;/score&gt; &lt;player&gt;1 Player&lt;/player&gt; &lt;story&gt;Alex "Action Man" Mann makes a stop over onto the Game Boy Color where once again he must stop the world from falling into the clutches of the evil Dr. X. <text:s/>The player takes control of Action Man as they travel through seven different levels ranging for jungles to the Arctic, battling an army of robots with a variety of weapons and battle suits in search of Base X and stop Dr. X from launching a terrifying new weapon that could very well bring an end to the world.****The gameplay is a standard side-scrolling action platformer where the player advances throughout the level, destroying enemies and avoiding pit falls. <text:s/>Along the way they can pick up more powerful guns as well as a bow and arrow and even different suits that can help them on their quest. <text:s/>Additionally, players can find these weapons and suits by taking different paths throughout the levels.&lt;/story&gt; &lt;/game&gt;</text:p>
          </table:table-cell>
          <table:table-cell table:number-columns-repeated="1013"/>
        </table:table-row>
        <table:table-row table:style-name="ro1">
          <table:table-cell office:value-type="string">
            <text:p>Adventures of Elmo in Grouchland, The (USA)</text:p>
          </table:table-cell>
          <table:table-cell office:value-type="float" office:value="1999">
            <text:p>1999</text:p>
          </table:table-cell>
          <table:table-cell office:value-type="string">
            <text:p>ESRB - E (Everyone)</text:p>
          </table:table-cell>
          <table:table-cell office:value-type="string">
            <text:p>Adventures of Elmo in Grouchland, The </text:p>
          </table:table-cell>
          <table:table-cell office:value-type="string">
            <text:p>NewKidCo</text:p>
          </table:table-cell>
          <table:table-cell office:value-type="string">
            <text:p>Bonsai Entertainment Corp.</text:p>
          </table:table-cell>
          <table:table-cell office:value-type="string">
            <text:p>Platform</text:p>
          </table:table-cell>
          <table:table-cell office:value-type="string">
            <text:p>2.4</text:p>
          </table:table-cell>
          <table:table-cell office:value-type="string">
            <text:p>1 Player</text:p>
          </table:table-cell>
          <table:table-cell office:value-type="string">
            <text:p>The Adventures of Elmo in Grouchland is based on the movie of the same name, starring some familiar Sesame Street characters.When Elmo and Blanket venture outside after a game of hide-n-seek, they run into Zoe, who wants to borrow Blanket. Elmo is unwilling to share, however, and while they tussle over it, Blanket flies loose and falls down Oscar's garbage can into Grouchland, soon followed by Elmo. As Elmo trails after glimpses of his beloved Blanket he learns that it may have been captured by the evil and greedy Huxley and held at Huxley's castle atop Mount Pickanose. There are some hot-spot animations to enjoy in this point and click adventure, and five mini-games to complete before Elmo can retrieve Blanket:</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dventures of Elmo in Grouchland, The (USA)&quot;&gt; &lt;year&gt;1999&lt;/year&gt; &lt;rating&gt;ESRB - E (Everyone)&lt;/rating&gt; &lt;title&gt;Adventures of Elmo in Grouchland, The &lt;/title&gt; &lt;pub&gt;NewKidCo&lt;/pub&gt; &lt;dev&gt;Bonsai Entertainment Corp.&lt;/dev&gt; &lt;genre&gt;Platform&lt;/genre&gt; &lt;score&gt;2.4&lt;/score&gt; &lt;player&gt;1 Player&lt;/player&gt; &lt;story&gt;The Adventures of Elmo in Grouchland is based on the movie of the same name, starring some familiar Sesame Street characters.When Elmo and Blanket venture outside after a game of hide-n-seek, they run into Zoe, who wants to borrow Blanket. Elmo is unwilling to share, however, and while they tussle over it, Blanket flies loose and falls down Oscar's garbage can into Grouchland, soon followed by Elmo. As Elmo trails after glimpses of his beloved Blanket he learns that it may have been captured by the evil and greedy Huxley and held at Huxley's castle atop Mount Pickanose. There are some hot-spot animations to enjoy in this point and click adventure, and five mini-games to complete before Elmo can retrieve Blanket:&lt;/story&gt; &lt;/game&gt;">
            <text:p>&lt;game name="Adventures of Elmo in Grouchland, The (USA)"&gt; &lt;year&gt;1999&lt;/year&gt; &lt;rating&gt;ESRB - E (Everyone)&lt;/rating&gt; &lt;title&gt;Adventures of Elmo in Grouchland, The &lt;/title&gt; &lt;pub&gt;NewKidCo&lt;/pub&gt; &lt;dev&gt;Bonsai Entertainment Corp.&lt;/dev&gt; &lt;genre&gt;Platform&lt;/genre&gt; &lt;score&gt;2.4&lt;/score&gt; &lt;player&gt;1 Player&lt;/player&gt; &lt;story&gt;The Adventures of Elmo in Grouchland is based on the movie of the same name, starring some familiar Sesame Street characters.When Elmo and Blanket venture outside after a game of hide-n-seek, they run into Zoe, who wants to borrow Blanket. Elmo is unwilling to share, however, and while they tussle over it, Blanket flies loose and falls down Oscar's garbage can into Grouchland, soon followed by Elmo. As Elmo trails after glimpses of his beloved Blanket he learns that it may have been captured by the evil and greedy Huxley and held at Huxley's castle atop Mount Pickanose. There are some hot-spot animations to enjoy in this point and click adventure, and five mini-games to complete before Elmo can retrieve Blanket:&lt;/story&gt; &lt;/game&gt;</text:p>
          </table:table-cell>
          <table:table-cell table:number-columns-repeated="1013"/>
        </table:table-row>
        <table:table-row table:style-name="ro1">
          <table:table-cell office:value-type="string">
            <text:p>Adventures of the Smurfs, The (Europe)</text:p>
          </table:table-cell>
          <table:table-cell office:value-type="float" office:value="2000">
            <text:p>2000</text:p>
          </table:table-cell>
          <table:table-cell office:value-type="string">
            <text:p>ESRB - E (Everyone)</text:p>
          </table:table-cell>
          <table:table-cell office:value-type="string">
            <text:p>Adventures of the Smurfs, The </text:p>
          </table:table-cell>
          <table:table-cell table:number-columns-repeated="2" office:value-type="string">
            <text:p>Infogrames</text:p>
          </table:table-cell>
          <table:table-cell office:value-type="string">
            <text:p>Adventure</text:p>
          </table:table-cell>
          <table:table-cell office:value-type="string">
            <text:p>2.8</text:p>
          </table:table-cell>
          <table:table-cell office:value-type="string">
            <text:p>1 Player</text:p>
          </table:table-cell>
          <table:table-cell office:value-type="string">
            <text:p>The Smurfs have turned orange! You must help Handy Smurf build a machine to save his friends. Your adventures will take you through 16 exciting levels where you will cross a river, travel deep within the mines, fly high up in an airplane, avoid lava from a volcano and so much more! The action is mostly seen from an overhead view, though you can guide your Smurf character to jump across platforms. </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Adventures of the Smurfs, The (Europe)&quot;&gt; &lt;year&gt;2000&lt;/year&gt; &lt;rating&gt;ESRB - E (Everyone)&lt;/rating&gt; &lt;title&gt;Adventures of the Smurfs, The &lt;/title&gt; &lt;pub&gt;Infogrames&lt;/pub&gt; &lt;dev&gt;Infogrames&lt;/dev&gt; &lt;genre&gt;Adventure&lt;/genre&gt; &lt;score&gt;2.8&lt;/score&gt; &lt;player&gt;1 Player&lt;/player&gt; &lt;story&gt;The Smurfs have turned orange! You must help Handy Smurf build a machine to save his friends. Your adventures will take you through 16 exciting levels where you will cross a river, travel deep within the mines, fly high up in an airplane, avoid lava from a volcano and so much more! The action is mostly seen from an overhead view, though you can guide your Smurf character to jump across platforms. &lt;/story&gt; &lt;/game&gt;">
            <text:p>&lt;game name="Adventures of the Smurfs, The (Europe)"&gt; &lt;year&gt;2000&lt;/year&gt; &lt;rating&gt;ESRB - E (Everyone)&lt;/rating&gt; &lt;title&gt;Adventures of the Smurfs, The &lt;/title&gt; &lt;pub&gt;Infogrames&lt;/pub&gt; &lt;dev&gt;Infogrames&lt;/dev&gt; &lt;genre&gt;Adventure&lt;/genre&gt; &lt;score&gt;2.8&lt;/score&gt; &lt;player&gt;1 Player&lt;/player&gt; &lt;story&gt;The Smurfs have turned orange! You must help Handy Smurf build a machine to save his friends. Your adventures will take you through 16 exciting levels where you will cross a river, travel deep within the mines, fly high up in an airplane, avoid lava from a volcano and so much more! The action is mostly seen from an overhead view, though you can guide your Smurf character to jump across platforms. &lt;/story&gt; &lt;/game&gt;</text:p>
          </table:table-cell>
          <table:table-cell table:number-columns-repeated="1013"/>
        </table:table-row>
        <table:table-row table:style-name="ro1">
          <table:table-cell office:value-type="string">
            <text:p>AirForce Delta (USA)</text:p>
          </table:table-cell>
          <table:table-cell office:value-type="float" office:value="2000">
            <text:p>2000</text:p>
          </table:table-cell>
          <table:table-cell office:value-type="string">
            <text:p>ESRB - E (Everyone)</text:p>
          </table:table-cell>
          <table:table-cell office:value-type="string">
            <text:p>AirForce Delta </text:p>
          </table:table-cell>
          <table:table-cell office:value-type="string">
            <text:p>Konami</text:p>
          </table:table-cell>
          <table:table-cell office:value-type="string">
            <text:p>Climax Entertainment </text:p>
          </table:table-cell>
          <table:table-cell office:value-type="string">
            <text:p>Simulation</text:p>
          </table:table-cell>
          <table:table-cell office:value-type="string">
            <text:p>3.8</text:p>
          </table:table-cell>
          <table:table-cell office:value-type="string">
            <text:p>1-2 Players</text:p>
          </table:table-cell>
          <table:table-cell office:value-type="string">
            <text:p>As a jet fighter pilot in a civil war, the player will take to the skies in a behind-the-plane view for ten missions with a selection of up to eight aircraft. ****To complete a mission, the player must destroy a certain number of enemy aircraft or ground targets then destroy a boss air or ground craft. Each mission will reward the player with money. When the player has beaten the boss, the money may then be used to purchase new planes and upgrades for those planes.</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AirForce Delta (USA)&quot;&gt; &lt;year&gt;2000&lt;/year&gt; &lt;rating&gt;ESRB - E (Everyone)&lt;/rating&gt; &lt;title&gt;AirForce Delta &lt;/title&gt; &lt;pub&gt;Konami&lt;/pub&gt; &lt;dev&gt;Climax Entertainment &lt;/dev&gt; &lt;genre&gt;Simulation&lt;/genre&gt; &lt;score&gt;3.8&lt;/score&gt; &lt;player&gt;1-2 Players&lt;/player&gt; &lt;story&gt;As a jet fighter pilot in a civil war, the player will take to the skies in a behind-the-plane view for ten missions with a selection of up to eight aircraft. ****To complete a mission, the player must destroy a certain number of enemy aircraft or ground targets then destroy a boss air or ground craft. Each mission will reward the player with money. When the player has beaten the boss, the money may then be used to purchase new planes and upgrades for those planes.&lt;/story&gt; &lt;/game&gt;">
            <text:p>&lt;game name="AirForce Delta (USA)"&gt; &lt;year&gt;2000&lt;/year&gt; &lt;rating&gt;ESRB - E (Everyone)&lt;/rating&gt; &lt;title&gt;AirForce Delta &lt;/title&gt; &lt;pub&gt;Konami&lt;/pub&gt; &lt;dev&gt;Climax Entertainment &lt;/dev&gt; &lt;genre&gt;Simulation&lt;/genre&gt; &lt;score&gt;3.8&lt;/score&gt; &lt;player&gt;1-2 Players&lt;/player&gt; &lt;story&gt;As a jet fighter pilot in a civil war, the player will take to the skies in a behind-the-plane view for ten missions with a selection of up to eight aircraft. ****To complete a mission, the player must destroy a certain number of enemy aircraft or ground targets then destroy a boss air or ground craft. Each mission will reward the player with money. When the player has beaten the boss, the money may then be used to purchase new planes and upgrades for those planes.&lt;/story&gt; &lt;/game&gt;</text:p>
          </table:table-cell>
          <table:table-cell table:number-columns-repeated="1013"/>
        </table:table-row>
        <table:table-row table:style-name="ro1">
          <table:table-cell office:value-type="string">
            <text:p>Aladdin (USA)</text:p>
          </table:table-cell>
          <table:table-cell office:value-type="float" office:value="2000">
            <text:p>2000</text:p>
          </table:table-cell>
          <table:table-cell office:value-type="string">
            <text:p>ESRB - E (Everyone)</text:p>
          </table:table-cell>
          <table:table-cell office:value-type="string">
            <text:p>Aladdin </text:p>
          </table:table-cell>
          <table:table-cell office:value-type="string">
            <text:p>Ubisoft</text:p>
          </table:table-cell>
          <table:table-cell office:value-type="string">
            <text:p>Crawfish Interactive </text:p>
          </table:table-cell>
          <table:table-cell office:value-type="string">
            <text:p>Platform</text:p>
          </table:table-cell>
          <table:table-cell office:value-type="string">
            <text:p>3.6</text:p>
          </table:table-cell>
          <table:table-cell office:value-type="string">
            <text:p>1 Player</text:p>
          </table:table-cell>
          <table:table-cell office:value-type="string">
            <text:p>The game from Virgin based on the 1992 animated Disney film is a side-scrolling platformer.****The player controls Aladdin, who must make his way through several levels based on locations from the movie: from the streets and rooftops of Agrabah, the Cave of Wonders and the Sultan's dungeon to the final confrontation in Grand Vizier Jafar's palace. The Sultan's guards and also animals of the desert want to hinder Aladdin in his way. He can defend himself with his sword or by throwing apples. Next to apples, Aladdin can also collect gems which can be traded for lives and continues with a traveling trader. Finding Genie or Abu icons enables bonus rounds. The Genie bonus round is a game of luck played for apples, gems or extra lives. In Abu's bonus round, the player controls the little monkey who has to catch bonus items that fall from the sky, but without touching any of the unwanted objects like rocks and pots.****The game's humorous animations were created by Walt Disney Feature Animation.</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Aladdin (USA)&quot;&gt; &lt;year&gt;2000&lt;/year&gt; &lt;rating&gt;ESRB - E (Everyone)&lt;/rating&gt; &lt;title&gt;Aladdin &lt;/title&gt; &lt;pub&gt;Ubisoft&lt;/pub&gt; &lt;dev&gt;Crawfish Interactive &lt;/dev&gt; &lt;genre&gt;Platform&lt;/genre&gt; &lt;score&gt;3.6&lt;/score&gt; &lt;player&gt;1 Player&lt;/player&gt; &lt;story&gt;The game from Virgin based on the 1992 animated Disney film is a side-scrolling platformer.****The player controls Aladdin, who must make his way through several levels based on locations from the movie: from the streets and rooftops of Agrabah, the Cave of Wonders and the Sultan's dungeon to the final confrontation in Grand Vizier Jafar's palace. The Sultan's guards and also animals of the desert want to hinder Aladdin in his way. He can defend himself with his sword or by throwing apples. Next to apples, Aladdin can also collect gems which can be traded for lives and continues with a traveling trader. Finding Genie or Abu icons enables bonus rounds. The Genie bonus round is a game of luck played for apples, gems or extra lives. In Abu's bonus round, the player controls the little monkey who has to catch bonus items that fall from the sky, but without touching any of the unwanted objects like rocks and pots.****The game's humorous animations were created by Walt Disney Feature Animation.&lt;/story&gt; &lt;/game&gt;">
            <text:p>&lt;game name="Aladdin (USA)"&gt; &lt;year&gt;2000&lt;/year&gt; &lt;rating&gt;ESRB - E (Everyone)&lt;/rating&gt; &lt;title&gt;Aladdin &lt;/title&gt; &lt;pub&gt;Ubisoft&lt;/pub&gt; &lt;dev&gt;Crawfish Interactive &lt;/dev&gt; &lt;genre&gt;Platform&lt;/genre&gt; &lt;score&gt;3.6&lt;/score&gt; &lt;player&gt;1 Player&lt;/player&gt; &lt;story&gt;The game from Virgin based on the 1992 animated Disney film is a side-scrolling platformer.****The player controls Aladdin, who must make his way through several levels based on locations from the movie: from the streets and rooftops of Agrabah, the Cave of Wonders and the Sultan's dungeon to the final confrontation in Grand Vizier Jafar's palace. The Sultan's guards and also animals of the desert want to hinder Aladdin in his way. He can defend himself with his sword or by throwing apples. Next to apples, Aladdin can also collect gems which can be traded for lives and continues with a traveling trader. Finding Genie or Abu icons enables bonus rounds. The Genie bonus round is a game of luck played for apples, gems or extra lives. In Abu's bonus round, the player controls the little monkey who has to catch bonus items that fall from the sky, but without touching any of the unwanted objects like rocks and pots.****The game's humorous animations were created by Walt Disney Feature Animation.&lt;/story&gt; &lt;/game&gt;</text:p>
          </table:table-cell>
          <table:table-cell table:number-columns-repeated="1013"/>
        </table:table-row>
        <table:table-row table:style-name="ro1">
          <table:table-cell office:value-type="string">
            <text:p>Alfred's Adventure (Europe)</text:p>
          </table:table-cell>
          <table:table-cell office:value-type="float" office:value="2000">
            <text:p>2000</text:p>
          </table:table-cell>
          <table:table-cell office:value-type="string">
            <text:p>ESRB - E (Everyone)</text:p>
          </table:table-cell>
          <table:table-cell office:value-type="string">
            <text:p>Alfred's Adventure </text:p>
          </table:table-cell>
          <table:table-cell office:value-type="string">
            <text:p>SCi</text:p>
          </table:table-cell>
          <table:table-cell office:value-type="string">
            <text:p>Mobius Entertainment</text:p>
          </table:table-cell>
          <table:table-cell office:value-type="string">
            <text:p>Action</text:p>
          </table:table-cell>
          <table:table-cell office:value-type="string">
            <text:p>2.9</text:p>
          </table:table-cell>
          <table:table-cell office:value-type="string">
            <text:p>1 Player</text:p>
          </table:table-cell>
          <table:table-cell office:value-type="string">
            <text:p>The player takes the role of a chicken named Alfred who must find his way through bizarre levels full of balloons, telephones, cheese and other strange elements. While he is on the ground, Alfred can walk, jump, and peck balloons and ground switches. While he is in the air he can dive bomb enemies or springs. Dive bombing enemies will destroy them. Dive bombing springs will bounce Alfred much higher so he can reach platforms well above his normal jumping ability. If he does not hit an enemy or a spring, Alfred will get stuck in the ground for a short time. To complete a level, Alfred must find and peck all the balloons. The last balloon will take him to a boss fight. If Alfred dies, he starts as an egg located at the last balloon pecked. Alfred can receive a few powerups during the game. For one power up, he must answer a telephone in secret areas to make Mr Pekles (a giant flower) give him a pot of jam. The jam gives Alfred the ability to shoot a bomb (about the size of Alfred himself) which bounces around the screen collecting things and hurting enemies. Another power up is a worm that spins around Alfred destroying enemies that it touches. You must find a can of worms to get this power up.</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Alfred's Adventure (Europe)&quot;&gt; &lt;year&gt;2000&lt;/year&gt; &lt;rating&gt;ESRB - E (Everyone)&lt;/rating&gt; &lt;title&gt;Alfred's Adventure &lt;/title&gt; &lt;pub&gt;SCi&lt;/pub&gt; &lt;dev&gt;Mobius Entertainment&lt;/dev&gt; &lt;genre&gt;Action&lt;/genre&gt; &lt;score&gt;2.9&lt;/score&gt; &lt;player&gt;1 Player&lt;/player&gt; &lt;story&gt;The player takes the role of a chicken named Alfred who must find his way through bizarre levels full of balloons, telephones, cheese and other strange elements. While he is on the ground, Alfred can walk, jump, and peck balloons and ground switches. While he is in the air he can dive bomb enemies or springs. Dive bombing enemies will destroy them. Dive bombing springs will bounce Alfred much higher so he can reach platforms well above his normal jumping ability. If he does not hit an enemy or a spring, Alfred will get stuck in the ground for a short time. To complete a level, Alfred must find and peck all the balloons. The last balloon will take him to a boss fight. If Alfred dies, he starts as an egg located at the last balloon pecked. Alfred can receive a few powerups during the game. For one power up, he must answer a telephone in secret areas to make Mr Pekles (a giant flower) give him a pot of jam. The jam gives Alfred the ability to shoot a bomb (about the size of Alfred himself) which bounces around the screen collecting things and hurting enemies. Another power up is a worm that spins around Alfred destroying enemies that it touches. You must find a can of worms to get this power up.&lt;/story&gt; &lt;/game&gt;">
            <text:p>&lt;game name="Alfred's Adventure (Europe)"&gt; &lt;year&gt;2000&lt;/year&gt; &lt;rating&gt;ESRB - E (Everyone)&lt;/rating&gt; &lt;title&gt;Alfred's Adventure &lt;/title&gt; &lt;pub&gt;SCi&lt;/pub&gt; &lt;dev&gt;Mobius Entertainment&lt;/dev&gt; &lt;genre&gt;Action&lt;/genre&gt; &lt;score&gt;2.9&lt;/score&gt; &lt;player&gt;1 Player&lt;/player&gt; &lt;story&gt;The player takes the role of a chicken named Alfred who must find his way through bizarre levels full of balloons, telephones, cheese and other strange elements. While he is on the ground, Alfred can walk, jump, and peck balloons and ground switches. While he is in the air he can dive bomb enemies or springs. Dive bombing enemies will destroy them. Dive bombing springs will bounce Alfred much higher so he can reach platforms well above his normal jumping ability. If he does not hit an enemy or a spring, Alfred will get stuck in the ground for a short time. To complete a level, Alfred must find and peck all the balloons. The last balloon will take him to a boss fight. If Alfred dies, he starts as an egg located at the last balloon pecked. Alfred can receive a few powerups during the game. For one power up, he must answer a telephone in secret areas to make Mr Pekles (a giant flower) give him a pot of jam. The jam gives Alfred the ability to shoot a bomb (about the size of Alfred himself) which bounces around the screen collecting things and hurting enemies. Another power up is a worm that spins around Alfred destroying enemies that it touches. You must find a can of worms to get this power up.&lt;/story&gt; &lt;/game&gt;</text:p>
          </table:table-cell>
          <table:table-cell table:number-columns-repeated="1013"/>
        </table:table-row>
        <table:table-row table:style-name="ro1">
          <table:table-cell office:value-type="string">
            <text:p>Alice in Wonderland (USA)</text:p>
          </table:table-cell>
          <table:table-cell office:value-type="float" office:value="2000">
            <text:p>2000</text:p>
          </table:table-cell>
          <table:table-cell office:value-type="string">
            <text:p>ESRB - E (Everyone)</text:p>
          </table:table-cell>
          <table:table-cell office:value-type="string">
            <text:p>Alice in Wonderland </text:p>
          </table:table-cell>
          <table:table-cell office:value-type="string">
            <text:p>Nintendo</text:p>
          </table:table-cell>
          <table:table-cell office:value-type="string">
            <text:p>Digital Eclipse </text:p>
          </table:table-cell>
          <table:table-cell office:value-type="string">
            <text:p>Action</text:p>
          </table:table-cell>
          <table:table-cell office:value-type="string">
            <text:p>3.1</text:p>
          </table:table-cell>
          <table:table-cell office:value-type="string">
            <text:p>1-2 Players</text:p>
          </table:table-cell>
          <table:table-cell office:value-type="string">
            <text:p>A true translation right from the Disney movie, Alice finds herself in the wonderland that she's expected to.****Over the course of the game Alice meets major characters from the story, who will have either lost an item or need some help in some sort, for which Alice will volunteer to help.****Basically a side scrolling platform, with parts in an isometric view as well.</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Alice in Wonderland (USA)&quot;&gt; &lt;year&gt;2000&lt;/year&gt; &lt;rating&gt;ESRB - E (Everyone)&lt;/rating&gt; &lt;title&gt;Alice in Wonderland &lt;/title&gt; &lt;pub&gt;Nintendo&lt;/pub&gt; &lt;dev&gt;Digital Eclipse &lt;/dev&gt; &lt;genre&gt;Action&lt;/genre&gt; &lt;score&gt;3.1&lt;/score&gt; &lt;player&gt;1-2 Players&lt;/player&gt; &lt;story&gt;A true translation right from the Disney movie, Alice finds herself in the wonderland that she's expected to.****Over the course of the game Alice meets major characters from the story, who will have either lost an item or need some help in some sort, for which Alice will volunteer to help.****Basically a side scrolling platform, with parts in an isometric view as well.&lt;/story&gt; &lt;/game&gt;">
            <text:p>&lt;game name="Alice in Wonderland (USA)"&gt; &lt;year&gt;2000&lt;/year&gt; &lt;rating&gt;ESRB - E (Everyone)&lt;/rating&gt; &lt;title&gt;Alice in Wonderland &lt;/title&gt; &lt;pub&gt;Nintendo&lt;/pub&gt; &lt;dev&gt;Digital Eclipse &lt;/dev&gt; &lt;genre&gt;Action&lt;/genre&gt; &lt;score&gt;3.1&lt;/score&gt; &lt;player&gt;1-2 Players&lt;/player&gt; &lt;story&gt;A true translation right from the Disney movie, Alice finds herself in the wonderland that she's expected to.****Over the course of the game Alice meets major characters from the story, who will have either lost an item or need some help in some sort, for which Alice will volunteer to help.****Basically a side scrolling platform, with parts in an isometric view as well.&lt;/story&gt; &lt;/game&gt;</text:p>
          </table:table-cell>
          <table:table-cell table:number-columns-repeated="1013"/>
        </table:table-row>
        <table:table-row table:style-name="ro1">
          <table:table-cell office:value-type="string">
            <text:p>Aliens - Thanatos Encounter (USA, Europe)</text:p>
          </table:table-cell>
          <table:table-cell office:value-type="float" office:value="2001">
            <text:p>2001</text:p>
          </table:table-cell>
          <table:table-cell office:value-type="string">
            <text:p>ESRB - E (Everyone)</text:p>
          </table:table-cell>
          <table:table-cell office:value-type="string">
            <text:p>Aliens - Thanatos Encounter </text:p>
          </table:table-cell>
          <table:table-cell office:value-type="string">
            <text:p>THQ</text:p>
          </table:table-cell>
          <table:table-cell office:value-type="string">
            <text:p>Crawfish Interactive </text:p>
          </table:table-cell>
          <table:table-cell office:value-type="string">
            <text:p>Action</text:p>
          </table:table-cell>
          <table:table-cell office:value-type="string">
            <text:p>2.7</text:p>
          </table:table-cell>
          <table:table-cell office:value-type="string">
            <text:p>1 Player</text:p>
          </table:table-cell>
          <table:table-cell office:value-type="string">
            <text:p>Aliens: Thanatos Encounter is a top-down action game taking its main inspiration from the second film in the Alien franchise. While usually the goal in any of the more than a dozen levels of the game is simply to survive and find the exit, in some levels certain objectives must be achieved. These may be simply killing all aliens and rescuing all survivors, or finding a keycard to open the level exit. Before each level, the player can choose from five different characters, all rated differently in speed and stamina (i.e. health). Should a marine be drained of health, he or she is not killed, but captured. Another character can attempt a rescue and is given 200 seconds. If the captured soldier is not found within that time span, that character is removed from the roster for the rest of the game.</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Aliens - Thanatos Encounter (USA, Europe)&quot;&gt; &lt;year&gt;2001&lt;/year&gt; &lt;rating&gt;ESRB - E (Everyone)&lt;/rating&gt; &lt;title&gt;Aliens - Thanatos Encounter &lt;/title&gt; &lt;pub&gt;THQ&lt;/pub&gt; &lt;dev&gt;Crawfish Interactive &lt;/dev&gt; &lt;genre&gt;Action&lt;/genre&gt; &lt;score&gt;2.7&lt;/score&gt; &lt;player&gt;1 Player&lt;/player&gt; &lt;story&gt;Aliens: Thanatos Encounter is a top-down action game taking its main inspiration from the second film in the Alien franchise. While usually the goal in any of the more than a dozen levels of the game is simply to survive and find the exit, in some levels certain objectives must be achieved. These may be simply killing all aliens and rescuing all survivors, or finding a keycard to open the level exit. Before each level, the player can choose from five different characters, all rated differently in speed and stamina (i.e. health). Should a marine be drained of health, he or she is not killed, but captured. Another character can attempt a rescue and is given 200 seconds. If the captured soldier is not found within that time span, that character is removed from the roster for the rest of the game.&lt;/story&gt; &lt;/game&gt;">
            <text:p>&lt;game name="Aliens - Thanatos Encounter (USA, Europe)"&gt; &lt;year&gt;2001&lt;/year&gt; &lt;rating&gt;ESRB - E (Everyone)&lt;/rating&gt; &lt;title&gt;Aliens - Thanatos Encounter &lt;/title&gt; &lt;pub&gt;THQ&lt;/pub&gt; &lt;dev&gt;Crawfish Interactive &lt;/dev&gt; &lt;genre&gt;Action&lt;/genre&gt; &lt;score&gt;2.7&lt;/score&gt; &lt;player&gt;1 Player&lt;/player&gt; &lt;story&gt;Aliens: Thanatos Encounter is a top-down action game taking its main inspiration from the second film in the Alien franchise. While usually the goal in any of the more than a dozen levels of the game is simply to survive and find the exit, in some levels certain objectives must be achieved. These may be simply killing all aliens and rescuing all survivors, or finding a keycard to open the level exit. Before each level, the player can choose from five different characters, all rated differently in speed and stamina (i.e. health). Should a marine be drained of health, he or she is not killed, but captured. Another character can attempt a rescue and is given 200 seconds. If the captured soldier is not found within that time span, that character is removed from the roster for the rest of the game.&lt;/story&gt; &lt;/game&gt;</text:p>
          </table:table-cell>
          <table:table-cell table:number-columns-repeated="1013"/>
        </table:table-row>
        <table:table-row table:style-name="ro1">
          <table:table-cell office:value-type="string">
            <text:p>All Star Tennis 2000 (Europe)</text:p>
          </table:table-cell>
          <table:table-cell office:value-type="float" office:value="1999">
            <text:p>1999</text:p>
          </table:table-cell>
          <table:table-cell office:value-type="string">
            <text:p>ESRB - E (Everyone)</text:p>
          </table:table-cell>
          <table:table-cell office:value-type="string">
            <text:p>All Star Tennis 2000 </text:p>
          </table:table-cell>
          <table:table-cell office:value-type="string">
            <text:p>Ubisoft</text:p>
          </table:table-cell>
          <table:table-cell office:value-type="string">
            <text:p>Smart Dog</text:p>
          </table:table-cell>
          <table:table-cell office:value-type="string">
            <text:p>Sports</text:p>
          </table:table-cell>
          <table:table-cell office:value-type="string">
            <text:p>3.3</text:p>
          </table:table-cell>
          <table:table-cell office:value-type="string">
            <text:p>1-2 Players</text:p>
          </table:table-cell>
          <table:table-cell office:value-type="string">
            <text:p>All Star Tennis 2000 is a tennis game that brings the All Star Tennis series from the PlayStation and Nintendo 64 to the Game Boy Color.****The game allows you to play with tennis players such as Krajicek, Chang, Phillipousis and Novotna in various game modes: Tournament, Smash Tennis, Arcade, and Bomb Tennis. The last mode requires you to pay extra attention because bombs appear at each spot the ball bounces. These bombs explode after some seconds and will knock your player back. Arcade mode has you compete against all tennis players in succession. Smash Tennis allows you to play single matches, either with singles or doubles. You can play in eight different courts with different types of courts (grass, dirt, tarmac).****A two player mode is available with two Game Boy Colors and a Multi-Link Cable.</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All Star Tennis 2000 (Europe)&quot;&gt; &lt;year&gt;1999&lt;/year&gt; &lt;rating&gt;ESRB - E (Everyone)&lt;/rating&gt; &lt;title&gt;All Star Tennis 2000 &lt;/title&gt; &lt;pub&gt;Ubisoft&lt;/pub&gt; &lt;dev&gt;Smart Dog&lt;/dev&gt; &lt;genre&gt;Sports&lt;/genre&gt; &lt;score&gt;3.3&lt;/score&gt; &lt;player&gt;1-2 Players&lt;/player&gt; &lt;story&gt;All Star Tennis 2000 is a tennis game that brings the All Star Tennis series from the PlayStation and Nintendo 64 to the Game Boy Color.****The game allows you to play with tennis players such as Krajicek, Chang, Phillipousis and Novotna in various game modes: Tournament, Smash Tennis, Arcade, and Bomb Tennis. The last mode requires you to pay extra attention because bombs appear at each spot the ball bounces. These bombs explode after some seconds and will knock your player back. Arcade mode has you compete against all tennis players in succession. Smash Tennis allows you to play single matches, either with singles or doubles. You can play in eight different courts with different types of courts (grass, dirt, tarmac).****A two player mode is available with two Game Boy Colors and a Multi-Link Cable.&lt;/story&gt; &lt;/game&gt;">
            <text:p>&lt;game name="All Star Tennis 2000 (Europe)"&gt; &lt;year&gt;1999&lt;/year&gt; &lt;rating&gt;ESRB - E (Everyone)&lt;/rating&gt; &lt;title&gt;All Star Tennis 2000 &lt;/title&gt; &lt;pub&gt;Ubisoft&lt;/pub&gt; &lt;dev&gt;Smart Dog&lt;/dev&gt; &lt;genre&gt;Sports&lt;/genre&gt; &lt;score&gt;3.3&lt;/score&gt; &lt;player&gt;1-2 Players&lt;/player&gt; &lt;story&gt;All Star Tennis 2000 is a tennis game that brings the All Star Tennis series from the PlayStation and Nintendo 64 to the Game Boy Color.****The game allows you to play with tennis players such as Krajicek, Chang, Phillipousis and Novotna in various game modes: Tournament, Smash Tennis, Arcade, and Bomb Tennis. The last mode requires you to pay extra attention because bombs appear at each spot the ball bounces. These bombs explode after some seconds and will knock your player back. Arcade mode has you compete against all tennis players in succession. Smash Tennis allows you to play single matches, either with singles or doubles. You can play in eight different courts with different types of courts (grass, dirt, tarmac).****A two player mode is available with two Game Boy Colors and a Multi-Link Cable.&lt;/story&gt; &lt;/game&gt;</text:p>
          </table:table-cell>
          <table:table-cell table:number-columns-repeated="1013"/>
        </table:table-row>
        <table:table-row table:style-name="ro1">
          <table:table-cell office:value-type="string">
            <text:p>All-Star Baseball 2000 (USA, Europe)</text:p>
          </table:table-cell>
          <table:table-cell office:value-type="float" office:value="1999">
            <text:p>1999</text:p>
          </table:table-cell>
          <table:table-cell office:value-type="string">
            <text:p>ESRB - E (Everyone)</text:p>
          </table:table-cell>
          <table:table-cell office:value-type="string">
            <text:p>All-Star Baseball 2000 </text:p>
          </table:table-cell>
          <table:table-cell office:value-type="string">
            <text:p>Acclaim</text:p>
          </table:table-cell>
          <table:table-cell office:value-type="string">
            <text:p>Realtime Associates</text:p>
          </table:table-cell>
          <table:table-cell office:value-type="string">
            <text:p>Sports</text:p>
          </table:table-cell>
          <table:table-cell office:value-type="string">
            <text:p>3.3</text:p>
          </table:table-cell>
          <table:table-cell office:value-type="string">
            <text:p>1 Player</text:p>
          </table:table-cell>
          <table:table-cell office:value-type="string">
            <text:p>Second in the All-Star Baseball series includes a wide range of improvements and new features over ASB '99.***** Motion captured technology allows for a realistic representation of player movements, swings, throws and catches.***** Improved roster management includes the ability to sign players from the minor league, as well as create new players with new stats to create.***** Play a 162 game inter-league season or the complete 1999 MLB scheduled season****And all 30 teams and their respective players, home stadiums, home and away jerseys and true to life player faces, sizes and play styles.</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All-Star Baseball 2000 (USA, Europe)&quot;&gt; &lt;year&gt;1999&lt;/year&gt; &lt;rating&gt;ESRB - E (Everyone)&lt;/rating&gt; &lt;title&gt;All-Star Baseball 2000 &lt;/title&gt; &lt;pub&gt;Acclaim&lt;/pub&gt; &lt;dev&gt;Realtime Associates&lt;/dev&gt; &lt;genre&gt;Sports&lt;/genre&gt; &lt;score&gt;3.3&lt;/score&gt; &lt;player&gt;1 Player&lt;/player&gt; &lt;story&gt;Second in the All-Star Baseball series includes a wide range of improvements and new features over ASB '99.***** Motion captured technology allows for a realistic representation of player movements, swings, throws and catches.***** Improved roster management includes the ability to sign players from the minor league, as well as create new players with new stats to create.***** Play a 162 game inter-league season or the complete 1999 MLB scheduled season****And all 30 teams and their respective players, home stadiums, home and away jerseys and true to life player faces, sizes and play styles.&lt;/story&gt; &lt;/game&gt;">
            <text:p>&lt;game name="All-Star Baseball 2000 (USA, Europe)"&gt; &lt;year&gt;1999&lt;/year&gt; &lt;rating&gt;ESRB - E (Everyone)&lt;/rating&gt; &lt;title&gt;All-Star Baseball 2000 &lt;/title&gt; &lt;pub&gt;Acclaim&lt;/pub&gt; &lt;dev&gt;Realtime Associates&lt;/dev&gt; &lt;genre&gt;Sports&lt;/genre&gt; &lt;score&gt;3.3&lt;/score&gt; &lt;player&gt;1 Player&lt;/player&gt; &lt;story&gt;Second in the All-Star Baseball series includes a wide range of improvements and new features over ASB '99.***** Motion captured technology allows for a realistic representation of player movements, swings, throws and catches.***** Improved roster management includes the ability to sign players from the minor league, as well as create new players with new stats to create.***** Play a 162 game inter-league season or the complete 1999 MLB scheduled season****And all 30 teams and their respective players, home stadiums, home and away jerseys and true to life player faces, sizes and play styles.&lt;/story&gt; &lt;/game&gt;</text:p>
          </table:table-cell>
          <table:table-cell table:number-columns-repeated="1013"/>
        </table:table-row>
        <table:table-row table:style-name="ro1">
          <table:table-cell office:value-type="string">
            <text:p>All-Star Baseball 2001 (USA)</text:p>
          </table:table-cell>
          <table:table-cell office:value-type="float" office:value="2000">
            <text:p>2000</text:p>
          </table:table-cell>
          <table:table-cell office:value-type="string">
            <text:p>ESRB - E (Everyone)</text:p>
          </table:table-cell>
          <table:table-cell office:value-type="string">
            <text:p>All-Star Baseball 2001 </text:p>
          </table:table-cell>
          <table:table-cell office:value-type="string">
            <text:p>Acclaim</text:p>
          </table:table-cell>
          <table:table-cell office:value-type="string">
            <text:p>KnowWonder</text:p>
          </table:table-cell>
          <table:table-cell office:value-type="string">
            <text:p>Sports</text:p>
          </table:table-cell>
          <table:table-cell office:value-type="string">
            <text:p>3.2</text:p>
          </table:table-cell>
          <table:table-cell office:value-type="string">
            <text:p>1 Player</text:p>
          </table:table-cell>
          <table:table-cell office:value-type="string">
            <text:p>The last All-Star Baseball on the N64 once again includes some new features as well as improvements to previous play modes and options. For 2001, a new team is included, The Coopertown Legends, featuring a selection of some of the finest players to every grace the MLB, including Yogi Berra, Willie Stargell and Reggie Jackson.****Along with the legends team, you can choose from every player, team and stadium in the 2000 MLB season. Each player includes realistic facial expressions and looks, plus motion captured player movements, batting stances and reactions to key events during play.</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All-Star Baseball 2001 (USA)&quot;&gt; &lt;year&gt;2000&lt;/year&gt; &lt;rating&gt;ESRB - E (Everyone)&lt;/rating&gt; &lt;title&gt;All-Star Baseball 2001 &lt;/title&gt; &lt;pub&gt;Acclaim&lt;/pub&gt; &lt;dev&gt;KnowWonder&lt;/dev&gt; &lt;genre&gt;Sports&lt;/genre&gt; &lt;score&gt;3.2&lt;/score&gt; &lt;player&gt;1 Player&lt;/player&gt; &lt;story&gt;The last All-Star Baseball on the N64 once again includes some new features as well as improvements to previous play modes and options. For 2001, a new team is included, The Coopertown Legends, featuring a selection of some of the finest players to every grace the MLB, including Yogi Berra, Willie Stargell and Reggie Jackson.****Along with the legends team, you can choose from every player, team and stadium in the 2000 MLB season. Each player includes realistic facial expressions and looks, plus motion captured player movements, batting stances and reactions to key events during play.&lt;/story&gt; &lt;/game&gt;">
            <text:p>&lt;game name="All-Star Baseball 2001 (USA)"&gt; &lt;year&gt;2000&lt;/year&gt; &lt;rating&gt;ESRB - E (Everyone)&lt;/rating&gt; &lt;title&gt;All-Star Baseball 2001 &lt;/title&gt; &lt;pub&gt;Acclaim&lt;/pub&gt; &lt;dev&gt;KnowWonder&lt;/dev&gt; &lt;genre&gt;Sports&lt;/genre&gt; &lt;score&gt;3.2&lt;/score&gt; &lt;player&gt;1 Player&lt;/player&gt; &lt;story&gt;The last All-Star Baseball on the N64 once again includes some new features as well as improvements to previous play modes and options. For 2001, a new team is included, The Coopertown Legends, featuring a selection of some of the finest players to every grace the MLB, including Yogi Berra, Willie Stargell and Reggie Jackson.****Along with the legends team, you can choose from every player, team and stadium in the 2000 MLB season. Each player includes realistic facial expressions and looks, plus motion captured player movements, batting stances and reactions to key events during play.&lt;/story&gt; &lt;/game&gt;</text:p>
          </table:table-cell>
          <table:table-cell table:number-columns-repeated="1013"/>
        </table:table-row>
        <table:table-row table:style-name="ro1">
          <table:table-cell office:value-type="string">
            <text:p>Alone in the Dark - The New Nightmare (USA)</text:p>
          </table:table-cell>
          <table:table-cell office:value-type="float" office:value="2001">
            <text:p>2001</text:p>
          </table:table-cell>
          <table:table-cell office:value-type="string">
            <text:p>ESRB - E (Everyone)</text:p>
          </table:table-cell>
          <table:table-cell office:value-type="string">
            <text:p>Alone in the Dark - The New Nightmare </text:p>
          </table:table-cell>
          <table:table-cell office:value-type="string">
            <text:p>Infogames</text:p>
          </table:table-cell>
          <table:table-cell office:value-type="string">
            <text:p>Pocket Studios </text:p>
          </table:table-cell>
          <table:table-cell office:value-type="string">
            <text:p>Adventure</text:p>
          </table:table-cell>
          <table:table-cell office:value-type="string">
            <text:p>2.5</text:p>
          </table:table-cell>
          <table:table-cell office:value-type="string">
            <text:p>1 Player</text:p>
          </table:table-cell>
          <table:table-cell office:value-type="string">
            <text:p>Edward Carnaby, private eye of the paranormal, is back.****Carnaby's best friend, Charles Fiske, has been found dead near Shadow Island--a mysterious island near Maine. It is your duty to take up the investigation and find out the secrets of Shadow Island. The game takes place in the surrounding grounds of a gloomy mansion. The game is dark...very dark, and in true survival horror style there are many things lurking, waiting to pounce.****9 years after the original was released, the game that started it all returns for a new chapter in the Alone in the Dark series.****Can you see.......beyond your fear?</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Alone in the Dark - The New Nightmare (USA)&quot;&gt; &lt;year&gt;2001&lt;/year&gt; &lt;rating&gt;ESRB - E (Everyone)&lt;/rating&gt; &lt;title&gt;Alone in the Dark - The New Nightmare &lt;/title&gt; &lt;pub&gt;Infogames&lt;/pub&gt; &lt;dev&gt;Pocket Studios &lt;/dev&gt; &lt;genre&gt;Adventure&lt;/genre&gt; &lt;score&gt;2.5&lt;/score&gt; &lt;player&gt;1 Player&lt;/player&gt; &lt;story&gt;Edward Carnaby, private eye of the paranormal, is back.****Carnaby's best friend, Charles Fiske, has been found dead near Shadow Island--a mysterious island near Maine. It is your duty to take up the investigation and find out the secrets of Shadow Island. The game takes place in the surrounding grounds of a gloomy mansion. The game is dark...very dark, and in true survival horror style there are many things lurking, waiting to pounce.****9 years after the original was released, the game that started it all returns for a new chapter in the Alone in the Dark series.****Can you see.......beyond your fear?&lt;/story&gt; &lt;/game&gt;">
            <text:p>&lt;game name="Alone in the Dark - The New Nightmare (USA)"&gt; &lt;year&gt;2001&lt;/year&gt; &lt;rating&gt;ESRB - E (Everyone)&lt;/rating&gt; &lt;title&gt;Alone in the Dark - The New Nightmare &lt;/title&gt; &lt;pub&gt;Infogames&lt;/pub&gt; &lt;dev&gt;Pocket Studios &lt;/dev&gt; &lt;genre&gt;Adventure&lt;/genre&gt; &lt;score&gt;2.5&lt;/score&gt; &lt;player&gt;1 Player&lt;/player&gt; &lt;story&gt;Edward Carnaby, private eye of the paranormal, is back.****Carnaby's best friend, Charles Fiske, has been found dead near Shadow Island--a mysterious island near Maine. It is your duty to take up the investigation and find out the secrets of Shadow Island. The game takes place in the surrounding grounds of a gloomy mansion. The game is dark...very dark, and in true survival horror style there are many things lurking, waiting to pounce.****9 years after the original was released, the game that started it all returns for a new chapter in the Alone in the Dark series.****Can you see.......beyond your fear?&lt;/story&gt; &lt;/game&gt;</text:p>
          </table:table-cell>
          <table:table-cell table:number-columns-repeated="1013"/>
        </table:table-row>
        <table:table-row table:style-name="ro1">
          <table:table-cell office:value-type="string">
            <text:p>Animorphs (USA)</text:p>
          </table:table-cell>
          <table:table-cell office:value-type="float" office:value="2000">
            <text:p>2000</text:p>
          </table:table-cell>
          <table:table-cell office:value-type="string">
            <text:p>ESRB - E (Everyone)</text:p>
          </table:table-cell>
          <table:table-cell office:value-type="string">
            <text:p>Animorphs </text:p>
          </table:table-cell>
          <table:table-cell table:number-columns-repeated="2" office:value-type="string">
            <text:p>Ubisoft</text:p>
          </table:table-cell>
          <table:table-cell office:value-type="string">
            <text:p>Adventure</text:p>
          </table:table-cell>
          <table:table-cell office:value-type="string">
            <text:p>2.2</text:p>
          </table:table-cell>
          <table:table-cell office:value-type="string">
            <text:p>1 Player</text:p>
          </table:table-cell>
          <table:table-cell office:value-type="string">
            <text:p>Based on Scholastic's popular books and television series, Animorphs for Gameboy Color is a 2D action / RPG hybrid. <text:s/>The evil Yeerks are invading Earth and only the Animorphs can stop them with their morphing power. <text:s/>Play as all five members of the Animorphs and collect DNA from animals you meet - now you have the power to morph into these animals. <text:s/>Keep your morphing power a secret from the regular humans, and use the correct morph at the right time to escape from tricky situations. <text:s/>Play through five stages of RPG action and five 2D minigames in order to defeat the Yeerks and save the planet.</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Animorphs (USA)&quot;&gt; &lt;year&gt;2000&lt;/year&gt; &lt;rating&gt;ESRB - E (Everyone)&lt;/rating&gt; &lt;title&gt;Animorphs &lt;/title&gt; &lt;pub&gt;Ubisoft&lt;/pub&gt; &lt;dev&gt;Ubisoft&lt;/dev&gt; &lt;genre&gt;Adventure&lt;/genre&gt; &lt;score&gt;2.2&lt;/score&gt; &lt;player&gt;1 Player&lt;/player&gt; &lt;story&gt;Based on Scholastic's popular books and television series, Animorphs for Gameboy Color is a 2D action / RPG hybrid.  The evil Yeerks are invading Earth and only the Animorphs can stop them with their morphing power.  Play as all five members of the Animorphs and collect DNA from animals you meet - now you have the power to morph into these animals.  Keep your morphing power a secret from the regular humans, and use the correct morph at the right time to escape from tricky situations.  Play through five stages of RPG action and five 2D minigames in order to defeat the Yeerks and save the planet.&lt;/story&gt; &lt;/game&gt;">
            <text:p>&lt;game name="Animorphs (USA)"&gt; &lt;year&gt;2000&lt;/year&gt; &lt;rating&gt;ESRB - E (Everyone)&lt;/rating&gt; &lt;title&gt;Animorphs &lt;/title&gt; &lt;pub&gt;Ubisoft&lt;/pub&gt; &lt;dev&gt;Ubisoft&lt;/dev&gt; &lt;genre&gt;Adventure&lt;/genre&gt; &lt;score&gt;2.2&lt;/score&gt; &lt;player&gt;1 Player&lt;/player&gt; &lt;story&gt;Based on Scholastic's popular books and television series, Animorphs for Gameboy Color is a 2D action / RPG hybrid. <text:s/>The evil Yeerks are invading Earth and only the Animorphs can stop them with their morphing power. <text:s/>Play as all five members of the Animorphs and collect DNA from animals you meet - now you have the power to morph into these animals. <text:s/>Keep your morphing power a secret from the regular humans, and use the correct morph at the right time to escape from tricky situations. <text:s/>Play through five stages of RPG action and five 2D minigames in order to defeat the Yeerks and save the planet.&lt;/story&gt; &lt;/game&gt;</text:p>
          </table:table-cell>
          <table:table-cell table:number-columns-repeated="1013"/>
        </table:table-row>
        <table:table-row table:style-name="ro1">
          <table:table-cell office:value-type="string">
            <text:p>Antz (USA)</text:p>
          </table:table-cell>
          <table:table-cell office:value-type="float" office:value="1999">
            <text:p>1999</text:p>
          </table:table-cell>
          <table:table-cell office:value-type="string">
            <text:p>ESRB - E (Everyone)</text:p>
          </table:table-cell>
          <table:table-cell office:value-type="string">
            <text:p>Antz </text:p>
          </table:table-cell>
          <table:table-cell office:value-type="string">
            <text:p>Atari</text:p>
          </table:table-cell>
          <table:table-cell office:value-type="string">
            <text:p>CLCE &amp; Planet </text:p>
          </table:table-cell>
          <table:table-cell office:value-type="string">
            <text:p>Action</text:p>
          </table:table-cell>
          <table:table-cell office:value-type="string">
            <text:p>2.6</text:p>
          </table:table-cell>
          <table:table-cell office:value-type="string">
            <text:p>1 Player</text:p>
          </table:table-cell>
          <table:table-cell office:value-type="string">
            <text:p>From the hit movie, Antz, comes a side-scrolling adventure where you play Z, and you set out to win the heart of Princess Bala. <text:s/>Each of the 19 levels you explore are taken from situations in the movie. <text:s/>Your character has a variety of actions: crouching down, going through tunnels, hiding from enemies, jumping over obstacles, hanging from trees, climbing ropes and more. <text:s/>You also encounter "boss" characters to keep the game exciting. <text:s/>Simple gameplay and easy controls make it ideal for children and older platform lovers as well.</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Antz (USA)&quot;&gt; &lt;year&gt;1999&lt;/year&gt; &lt;rating&gt;ESRB - E (Everyone)&lt;/rating&gt; &lt;title&gt;Antz &lt;/title&gt; &lt;pub&gt;Atari&lt;/pub&gt; &lt;dev&gt;CLCE &amp; Planet &lt;/dev&gt; &lt;genre&gt;Action&lt;/genre&gt; &lt;score&gt;2.6&lt;/score&gt; &lt;player&gt;1 Player&lt;/player&gt; &lt;story&gt;From the hit movie, Antz, comes a side-scrolling adventure where you play Z, and you set out to win the heart of Princess Bala.  Each of the 19 levels you explore are taken from situations in the movie.  Your character has a variety of actions: crouching down, going through tunnels, hiding from enemies, jumping over obstacles, hanging from trees, climbing ropes and more.  You also encounter &quot;boss&quot; characters to keep the game exciting.  Simple gameplay and easy controls make it ideal for children and older platform lovers as well.&lt;/story&gt; &lt;/game&gt;">
            <text:p>&lt;game name="Antz (USA)"&gt; &lt;year&gt;1999&lt;/year&gt; &lt;rating&gt;ESRB - E (Everyone)&lt;/rating&gt; &lt;title&gt;Antz &lt;/title&gt; &lt;pub&gt;Atari&lt;/pub&gt; &lt;dev&gt;CLCE &amp; Planet &lt;/dev&gt; &lt;genre&gt;Action&lt;/genre&gt; &lt;score&gt;2.6&lt;/score&gt; &lt;player&gt;1 Player&lt;/player&gt; &lt;story&gt;From the hit movie, Antz, comes a side-scrolling adventure where you play Z, and you set out to win the heart of Princess Bala. <text:s/>Each of the 19 levels you explore are taken from situations in the movie. <text:s/>Your character has a variety of actions: crouching down, going through tunnels, hiding from enemies, jumping over obstacles, hanging from trees, climbing ropes and more. <text:s/>You also encounter "boss" characters to keep the game exciting. <text:s/>Simple gameplay and easy controls make it ideal for children and older platform lovers as well.&lt;/story&gt; &lt;/game&gt;</text:p>
          </table:table-cell>
          <table:table-cell table:number-columns-repeated="1013"/>
        </table:table-row>
        <table:table-row table:style-name="ro1">
          <table:table-cell office:value-type="string">
            <text:p>Antz Racing (USA)</text:p>
          </table:table-cell>
          <table:table-cell office:value-type="float" office:value="2001">
            <text:p>2001</text:p>
          </table:table-cell>
          <table:table-cell office:value-type="string">
            <text:p>ESRB - E (Everyone)</text:p>
          </table:table-cell>
          <table:table-cell office:value-type="string">
            <text:p>Antz Racing </text:p>
          </table:table-cell>
          <table:table-cell office:value-type="string">
            <text:p>Electronic Arts</text:p>
          </table:table-cell>
          <table:table-cell office:value-type="string">
            <text:p>RFX Interactive</text:p>
          </table:table-cell>
          <table:table-cell office:value-type="string">
            <text:p>Driving</text:p>
          </table:table-cell>
          <table:table-cell office:value-type="string">
            <text:p>1.7</text:p>
          </table:table-cell>
          <table:table-cell office:value-type="string">
            <text:p>1 Player</text:p>
          </table:table-cell>
          <table:table-cell office:value-type="string">
            <text:p>Based on the computer animated film Antz produced by DreamWorks, this game represents the racing challenge between 6 main characters (Z, Bala, Weaver, Mandible, Cutter, and Azteca). ****Each character has own racing machine as well as parameters for Resistance, Holding, and Speed. There are two game modes: Quick Race and 4 Seasons Championship. During Quick Race player choose the season and the track based on random selection. During 4 Seasons Championship player should win each race to earn a password and progress further. ****The gameplay represents a race between four drivers in top third-person view on several laps. Player should control selected driver, collect different power-ups, speed up, avoid obstacles, jump in machine, shoot, etc. to win a race. When damage level of the machine reaches its critical point, the machine will stop for some time to be repaired.****The game has three difficulty levels and is available in English, German, Dutch, Spanish, French, and Italian languages.</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Antz Racing (USA)&quot;&gt; &lt;year&gt;2001&lt;/year&gt; &lt;rating&gt;ESRB - E (Everyone)&lt;/rating&gt; &lt;title&gt;Antz Racing &lt;/title&gt; &lt;pub&gt;Electronic Arts&lt;/pub&gt; &lt;dev&gt;RFX Interactive&lt;/dev&gt; &lt;genre&gt;Driving&lt;/genre&gt; &lt;score&gt;1.7&lt;/score&gt; &lt;player&gt;1 Player&lt;/player&gt; &lt;story&gt;Based on the computer animated film Antz produced by DreamWorks, this game represents the racing challenge between 6 main characters (Z, Bala, Weaver, Mandible, Cutter, and Azteca). ****Each character has own racing machine as well as parameters for Resistance, Holding, and Speed. There are two game modes: Quick Race and 4 Seasons Championship. During Quick Race player choose the season and the track based on random selection. During 4 Seasons Championship player should win each race to earn a password and progress further. ****The gameplay represents a race between four drivers in top third-person view on several laps. Player should control selected driver, collect different power-ups, speed up, avoid obstacles, jump in machine, shoot, etc. to win a race. When damage level of the machine reaches its critical point, the machine will stop for some time to be repaired.****The game has three difficulty levels and is available in English, German, Dutch, Spanish, French, and Italian languages.&lt;/story&gt; &lt;/game&gt;">
            <text:p>&lt;game name="Antz Racing (USA)"&gt; &lt;year&gt;2001&lt;/year&gt; &lt;rating&gt;ESRB - E (Everyone)&lt;/rating&gt; &lt;title&gt;Antz Racing &lt;/title&gt; &lt;pub&gt;Electronic Arts&lt;/pub&gt; &lt;dev&gt;RFX Interactive&lt;/dev&gt; &lt;genre&gt;Driving&lt;/genre&gt; &lt;score&gt;1.7&lt;/score&gt; &lt;player&gt;1 Player&lt;/player&gt; &lt;story&gt;Based on the computer animated film Antz produced by DreamWorks, this game represents the racing challenge between 6 main characters (Z, Bala, Weaver, Mandible, Cutter, and Azteca). ****Each character has own racing machine as well as parameters for Resistance, Holding, and Speed. There are two game modes: Quick Race and 4 Seasons Championship. During Quick Race player choose the season and the track based on random selection. During 4 Seasons Championship player should win each race to earn a password and progress further. ****The gameplay represents a race between four drivers in top third-person view on several laps. Player should control selected driver, collect different power-ups, speed up, avoid obstacles, jump in machine, shoot, etc. to win a race. When damage level of the machine reaches its critical point, the machine will stop for some time to be repaired.****The game has three difficulty levels and is available in English, German, Dutch, Spanish, French, and Italian languages.&lt;/story&gt; &lt;/game&gt;</text:p>
          </table:table-cell>
          <table:table-cell table:number-columns-repeated="1013"/>
        </table:table-row>
        <table:table-row table:style-name="ro1">
          <table:table-cell office:value-type="string">
            <text:p>Antz World Sportz (Europe)</text:p>
          </table:table-cell>
          <table:table-cell office:value-type="float" office:value="2001">
            <text:p>2001</text:p>
          </table:table-cell>
          <table:table-cell office:value-type="string">
            <text:p>ESRB - E (Everyone)</text:p>
          </table:table-cell>
          <table:table-cell office:value-type="string">
            <text:p>Antz World Sportz </text:p>
          </table:table-cell>
          <table:table-cell office:value-type="string">
            <text:p>LSP</text:p>
          </table:table-cell>
          <table:table-cell office:value-type="string">
            <text:p>M4 Limited</text:p>
          </table:table-cell>
          <table:table-cell office:value-type="string">
            <text:p>Driving</text:p>
          </table:table-cell>
          <table:table-cell office:value-type="string">
            <text:p>0.9</text:p>
          </table:table-cell>
          <table:table-cell office:value-type="string">
            <text:p>1 Player</text:p>
          </table:table-cell>
          <table:table-cell office:value-type="string">
            <text:p>Based on the computer animated movie Antz produced by DreamWorks, this game represents the Olympic-style light athletic challenge between 4 main characters (Z, Bala, Weaver, Mandible). Other characters, such as Cutter, and Azteca are present in the game also.****The tournament begins with four sportz activities, and four additional events are available based on your performance. Heated competitions like the 100mm race, flea hurdles, and pebble toss are scheduled. Strength, endurance, and dexterity are not enough to win the Olympic title in these events. You will also have to apply your individual character's skills as well as those of your competitors. Athletic ability and calculated gaming tactics are needed to claim your title of Olympic champion of the Anthill.****In 2D side-scrolling mode, you should press the buttons quickly to run or to throw an sports item. There are 5 stages in the game, and each following stage may be accessed only receiving the medal in previous stage. Current progress may be resumed with a password.****The game has two difficulty levels and is available in English, French, German, Spanish, Italian, and Dutch languages.</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Antz World Sportz (Europe)&quot;&gt; &lt;year&gt;2001&lt;/year&gt; &lt;rating&gt;ESRB - E (Everyone)&lt;/rating&gt; &lt;title&gt;Antz World Sportz &lt;/title&gt; &lt;pub&gt;LSP&lt;/pub&gt; &lt;dev&gt;M4 Limited&lt;/dev&gt; &lt;genre&gt;Driving&lt;/genre&gt; &lt;score&gt;0.9&lt;/score&gt; &lt;player&gt;1 Player&lt;/player&gt; &lt;story&gt;Based on the computer animated movie Antz produced by DreamWorks, this game represents the Olympic-style light athletic challenge between 4 main characters (Z, Bala, Weaver, Mandible). Other characters, such as Cutter, and Azteca are present in the game also.****The tournament begins with four sportz activities, and four additional events are available based on your performance. Heated competitions like the 100mm race, flea hurdles, and pebble toss are scheduled. Strength, endurance, and dexterity are not enough to win the Olympic title in these events. You will also have to apply your individual character's skills as well as those of your competitors. Athletic ability and calculated gaming tactics are needed to claim your title of Olympic champion of the Anthill.****In 2D side-scrolling mode, you should press the buttons quickly to run or to throw an sports item. There are 5 stages in the game, and each following stage may be accessed only receiving the medal in previous stage. Current progress may be resumed with a password.****The game has two difficulty levels and is available in English, French, German, Spanish, Italian, and Dutch languages.&lt;/story&gt; &lt;/game&gt;">
            <text:p>&lt;game name="Antz World Sportz (Europe)"&gt; &lt;year&gt;2001&lt;/year&gt; &lt;rating&gt;ESRB - E (Everyone)&lt;/rating&gt; &lt;title&gt;Antz World Sportz &lt;/title&gt; &lt;pub&gt;LSP&lt;/pub&gt; &lt;dev&gt;M4 Limited&lt;/dev&gt; &lt;genre&gt;Driving&lt;/genre&gt; &lt;score&gt;0.9&lt;/score&gt; &lt;player&gt;1 Player&lt;/player&gt; &lt;story&gt;Based on the computer animated movie Antz produced by DreamWorks, this game represents the Olympic-style light athletic challenge between 4 main characters (Z, Bala, Weaver, Mandible). Other characters, such as Cutter, and Azteca are present in the game also.****The tournament begins with four sportz activities, and four additional events are available based on your performance. Heated competitions like the 100mm race, flea hurdles, and pebble toss are scheduled. Strength, endurance, and dexterity are not enough to win the Olympic title in these events. You will also have to apply your individual character's skills as well as those of your competitors. Athletic ability and calculated gaming tactics are needed to claim your title of Olympic champion of the Anthill.****In 2D side-scrolling mode, you should press the buttons quickly to run or to throw an sports item. There are 5 stages in the game, and each following stage may be accessed only receiving the medal in previous stage. Current progress may be resumed with a password.****The game has two difficulty levels and is available in English, French, German, Spanish, Italian, and Dutch languages.&lt;/story&gt; &lt;/game&gt;</text:p>
          </table:table-cell>
          <table:table-cell table:number-columns-repeated="1013"/>
        </table:table-row>
        <table:table-row table:style-name="ro1">
          <table:table-cell office:value-type="string">
            <text:p>Arcade Hits - Joust &amp; Defender (USA)</text:p>
          </table:table-cell>
          <table:table-cell office:value-type="float" office:value="1999">
            <text:p>1999</text:p>
          </table:table-cell>
          <table:table-cell office:value-type="string">
            <text:p>ESRB - E (Everyone)</text:p>
          </table:table-cell>
          <table:table-cell office:value-type="string">
            <text:p>Arcade Hits - Joust &amp; Defender </text:p>
          </table:table-cell>
          <table:table-cell office:value-type="string">
            <text:p>Midway</text:p>
          </table:table-cell>
          <table:table-cell office:value-type="string">
            <text:p>Digital Eclipse </text:p>
          </table:table-cell>
          <table:table-cell office:value-type="string">
            <text:p>Shoot-'Em-Up</text:p>
          </table:table-cell>
          <table:table-cell office:value-type="string">
            <text:p>3.2</text:p>
          </table:table-cell>
          <table:table-cell office:value-type="string">
            <text:p>1 Player</text:p>
          </table:table-cell>
          <table:table-cell office:value-type="string">
            <text:p>A compilation port for the gameboy colour includes 2 classic arcade conversions **Defender put players in charge of a ship sent to protect mankind from wave after wave of attacking alien forces. Armed with smart bombs and the ability to use hyperspace to move quickly around the planet, the player ship must fight against Bombers, Pods, Swarmers, Baiters, and Landers - that can capture the humanoids and transform them into deadly and relentless Mutants. Fail to save the humanoids from freefall or Mutant transformation, and the planet is destroyed. **In Joust, players take control of a knight with a lance who rides their flying ostrich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unbeatable"(?) pterodactyl.</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Arcade Hits - Joust &amp; Defender (USA)&quot;&gt; &lt;year&gt;1999&lt;/year&gt; &lt;rating&gt;ESRB - E (Everyone)&lt;/rating&gt; &lt;title&gt;Arcade Hits - Joust &amp; Defender &lt;/title&gt; &lt;pub&gt;Midway&lt;/pub&gt; &lt;dev&gt;Digital Eclipse &lt;/dev&gt; &lt;genre&gt;Shoot-'Em-Up&lt;/genre&gt; &lt;score&gt;3.2&lt;/score&gt; &lt;player&gt;1 Player&lt;/player&gt; &lt;story&gt;A compilation port for the gameboy colour includes 2 classic arcade conversions **Defender put players in charge of a ship sent to protect mankind from wave after wave of attacking alien forces. Armed with smart bombs and the ability to use hyperspace to move quickly around the planet, the player ship must fight against Bombers, Pods, Swarmers, Baiters, and Landers - that can capture the humanoids and transform them into deadly and relentless Mutants. Fail to save the humanoids from freefall or Mutant transformation, and the planet is destroyed. **In Joust, players take control of a knight with a lance who rides their flying ostrich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quot;unbeatable&quot;(?) pterodactyl.&lt;/story&gt; &lt;/game&gt;">
            <text:p>&lt;game name="Arcade Hits - Joust &amp; Defender (USA)"&gt; &lt;year&gt;1999&lt;/year&gt; &lt;rating&gt;ESRB - E (Everyone)&lt;/rating&gt; &lt;title&gt;Arcade Hits - Joust &amp; Defender &lt;/title&gt; &lt;pub&gt;Midway&lt;/pub&gt; &lt;dev&gt;Digital Eclipse &lt;/dev&gt; &lt;genre&gt;Shoot-'Em-Up&lt;/genre&gt; &lt;score&gt;3.2&lt;/score&gt; &lt;player&gt;1 Player&lt;/player&gt; &lt;story&gt;A compilation port for the gameboy colour includes 2 classic arcade conversions **Defender put players in charge of a ship sent to protect mankind from wave after wave of attacking alien forces. Armed with smart bombs and the ability to use hyperspace to move quickly around the planet, the player ship must fight against Bombers, Pods, Swarmers, Baiters, and Landers - that can capture the humanoids and transform them into deadly and relentless Mutants. Fail to save the humanoids from freefall or Mutant transformation, and the planet is destroyed. **In Joust, players take control of a knight with a lance who rides their flying ostrich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unbeatable"(?) pterodactyl.&lt;/story&gt; &lt;/game&gt;</text:p>
          </table:table-cell>
          <table:table-cell table:number-columns-repeated="1013"/>
        </table:table-row>
        <table:table-row table:style-name="ro1">
          <table:table-cell office:value-type="string">
            <text:p>Arcade Hits - Moon Patrol &amp; Spy Hunter (USA)</text:p>
          </table:table-cell>
          <table:table-cell office:value-type="float" office:value="1999">
            <text:p>1999</text:p>
          </table:table-cell>
          <table:table-cell office:value-type="string">
            <text:p>ESRB - E (Everyone)</text:p>
          </table:table-cell>
          <table:table-cell office:value-type="string">
            <text:p>Arcade Hits - Moon Patrol &amp; Spy Hunter </text:p>
          </table:table-cell>
          <table:table-cell office:value-type="string">
            <text:p>Midway</text:p>
          </table:table-cell>
          <table:table-cell office:value-type="string">
            <text:p>Digital Eclipse </text:p>
          </table:table-cell>
          <table:table-cell office:value-type="string">
            <text:p>Shooter</text:p>
          </table:table-cell>
          <table:table-cell office:value-type="string">
            <text:p>3.9</text:p>
          </table:table-cell>
          <table:table-cell office:value-type="string">
            <text:p>1 Player</text:p>
          </table:table-cell>
          <table:table-cell office:value-type="string">
            <text:p>A compilation port for the gameboy colour includes 2 classic arcade conversions **In Moon Patrol The moon is under attack from a horde of aliens, and you must stop them in your armed buggy. Drive along the surface shooting the aliens and avoiding their bullets. The surface is not flat, there are craters and rocks to avoid contact with, and landmines on the surface. Flying saucers create new craters when they crash. The 25 restart points are letter-coded ** Spy Hunter is a driving action game played from an overhead point of view. Your car is equipped with machine guns to help you get past the numerous enemies out on the road (be careful not to shoot any civilians, though!) Occasionally you will come across a weapons van, and if you drive into the back of the van your car becomes equipped with a second weapon (such as smoke screen, oil slick, or missiles). At several points the road splits and you can enter a boathouse which transforms your car into a boat temporarily. If you drive far enough the seasons change as well (watch out for icy conditions during winter!). The enemy cars will do anything to stop you, including running you off the road, firing guns from the back of a limo, or dropping bombs from a helicopter.</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Arcade Hits - Moon Patrol &amp; Spy Hunter (USA)&quot;&gt; &lt;year&gt;1999&lt;/year&gt; &lt;rating&gt;ESRB - E (Everyone)&lt;/rating&gt; &lt;title&gt;Arcade Hits - Moon Patrol &amp; Spy Hunter &lt;/title&gt; &lt;pub&gt;Midway&lt;/pub&gt; &lt;dev&gt;Digital Eclipse &lt;/dev&gt; &lt;genre&gt;Shooter&lt;/genre&gt; &lt;score&gt;3.9&lt;/score&gt; &lt;player&gt;1 Player&lt;/player&gt; &lt;story&gt;A compilation port for the gameboy colour includes 2 classic arcade conversions **In Moon Patrol The moon is under attack from a horde of aliens, and you must stop them in your armed buggy. Drive along the surface shooting the aliens and avoiding their bullets. The surface is not flat, there are craters and rocks to avoid contact with, and landmines on the surface. Flying saucers create new craters when they crash. The 25 restart points are letter-coded ** Spy Hunter is a driving action game played from an overhead point of view. Your car is equipped with machine guns to help you get past the numerous enemies out on the road (be careful not to shoot any civilians, though!) Occasionally you will come across a weapons van, and if you drive into the back of the van your car becomes equipped with a second weapon (such as smoke screen, oil slick, or missiles). At several points the road splits and you can enter a boathouse which transforms your car into a boat temporarily. If you drive far enough the seasons change as well (watch out for icy conditions during winter!). The enemy cars will do anything to stop you, including running you off the road, firing guns from the back of a limo, or dropping bombs from a helicopter.&lt;/story&gt; &lt;/game&gt;">
            <text:p>&lt;game name="Arcade Hits - Moon Patrol &amp; Spy Hunter (USA)"&gt; &lt;year&gt;1999&lt;/year&gt; &lt;rating&gt;ESRB - E (Everyone)&lt;/rating&gt; &lt;title&gt;Arcade Hits - Moon Patrol &amp; Spy Hunter &lt;/title&gt; &lt;pub&gt;Midway&lt;/pub&gt; &lt;dev&gt;Digital Eclipse &lt;/dev&gt; &lt;genre&gt;Shooter&lt;/genre&gt; &lt;score&gt;3.9&lt;/score&gt; &lt;player&gt;1 Player&lt;/player&gt; &lt;story&gt;A compilation port for the gameboy colour includes 2 classic arcade conversions **In Moon Patrol The moon is under attack from a horde of aliens, and you must stop them in your armed buggy. Drive along the surface shooting the aliens and avoiding their bullets. The surface is not flat, there are craters and rocks to avoid contact with, and landmines on the surface. Flying saucers create new craters when they crash. The 25 restart points are letter-coded ** Spy Hunter is a driving action game played from an overhead point of view. Your car is equipped with machine guns to help you get past the numerous enemies out on the road (be careful not to shoot any civilians, though!) Occasionally you will come across a weapons van, and if you drive into the back of the van your car becomes equipped with a second weapon (such as smoke screen, oil slick, or missiles). At several points the road splits and you can enter a boathouse which transforms your car into a boat temporarily. If you drive far enough the seasons change as well (watch out for icy conditions during winter!). The enemy cars will do anything to stop you, including running you off the road, firing guns from the back of a limo, or dropping bombs from a helicopter.&lt;/story&gt; &lt;/game&gt;</text:p>
          </table:table-cell>
          <table:table-cell table:number-columns-repeated="1013"/>
        </table:table-row>
        <table:table-row table:style-name="ro1">
          <table:table-cell office:value-type="string">
            <text:p>Armada - FX Racers (USA)</text:p>
          </table:table-cell>
          <table:table-cell office:value-type="float" office:value="2000">
            <text:p>2000</text:p>
          </table:table-cell>
          <table:table-cell office:value-type="string">
            <text:p>ESRB - E (Everyone)</text:p>
          </table:table-cell>
          <table:table-cell office:value-type="string">
            <text:p>Armada - FX Racers </text:p>
          </table:table-cell>
          <table:table-cell table:number-columns-repeated="2" office:value-type="string">
            <text:p>Metro3D</text:p>
          </table:table-cell>
          <table:table-cell office:value-type="string">
            <text:p>Driving</text:p>
          </table:table-cell>
          <table:table-cell office:value-type="string">
            <text:p>3.7</text:p>
          </table:table-cell>
          <table:table-cell office:value-type="string">
            <text:p>1 Player</text:p>
          </table:table-cell>
          <table:table-cell office:value-type="string">
            <text:p>A racing game spin-off from the Dreamcast classic, Armada. This time, the characters compete on the racetrack. Dodge traps and encounter Armada bosses while driving along the courses in this unusual sci-fi racing game for the GBC. </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Armada - FX Racers (USA)&quot;&gt; &lt;year&gt;2000&lt;/year&gt; &lt;rating&gt;ESRB - E (Everyone)&lt;/rating&gt; &lt;title&gt;Armada - FX Racers &lt;/title&gt; &lt;pub&gt;Metro3D&lt;/pub&gt; &lt;dev&gt;Metro3D&lt;/dev&gt; &lt;genre&gt;Driving&lt;/genre&gt; &lt;score&gt;3.7&lt;/score&gt; &lt;player&gt;1 Player&lt;/player&gt; &lt;story&gt;A racing game spin-off from the Dreamcast classic, Armada. This time, the characters compete on the racetrack. Dodge traps and encounter Armada bosses while driving along the courses in this unusual sci-fi racing game for the GBC. &lt;/story&gt; &lt;/game&gt;">
            <text:p>&lt;game name="Armada - FX Racers (USA)"&gt; &lt;year&gt;2000&lt;/year&gt; &lt;rating&gt;ESRB - E (Everyone)&lt;/rating&gt; &lt;title&gt;Armada - FX Racers &lt;/title&gt; &lt;pub&gt;Metro3D&lt;/pub&gt; &lt;dev&gt;Metro3D&lt;/dev&gt; &lt;genre&gt;Driving&lt;/genre&gt; &lt;score&gt;3.7&lt;/score&gt; &lt;player&gt;1 Player&lt;/player&gt; &lt;story&gt;A racing game spin-off from the Dreamcast classic, Armada. This time, the characters compete on the racetrack. Dodge traps and encounter Armada bosses while driving along the courses in this unusual sci-fi racing game for the GBC. &lt;/story&gt; &lt;/game&gt;</text:p>
          </table:table-cell>
          <table:table-cell table:number-columns-repeated="1013"/>
        </table:table-row>
        <table:table-row table:style-name="ro1">
          <table:table-cell office:value-type="string">
            <text:p>Armorines - Project S.W.A.R.M. (USA, Europe)</text:p>
          </table:table-cell>
          <table:table-cell office:value-type="float" office:value="1999">
            <text:p>1999</text:p>
          </table:table-cell>
          <table:table-cell office:value-type="string">
            <text:p>ESRB - E (Everyone)</text:p>
          </table:table-cell>
          <table:table-cell office:value-type="string">
            <text:p>Armorines - Project S.W.A.R.M. </text:p>
          </table:table-cell>
          <table:table-cell office:value-type="string">
            <text:p>Acclaim</text:p>
          </table:table-cell>
          <table:table-cell office:value-type="string">
            <text:p>Neon </text:p>
          </table:table-cell>
          <table:table-cell office:value-type="string">
            <text:p>Action</text:p>
          </table:table-cell>
          <table:table-cell office:value-type="string">
            <text:p>3.4</text:p>
          </table:table-cell>
          <table:table-cell office:value-type="string">
            <text:p>1 Player</text:p>
          </table:table-cell>
          <table:table-cell office:value-type="string">
            <text:p>Simply put, you have two Armorines to play as, each with their own selection of weapons. You must fight to the death against bugs of all sizes, as you attempt to destroy the enemies chance of eliminating human civilization as we know it (in the not to distant future, of course).****Players shoot enemies from a top-down perspective as they battle alien monsters and gigantic bosses. <text:s/>Weapons such as the Plasma Rifle, Flamethrower and the Laser help you mow down anything that gets in your way.</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Armorines - Project S.W.A.R.M. (USA, Europe)&quot;&gt; &lt;year&gt;1999&lt;/year&gt; &lt;rating&gt;ESRB - E (Everyone)&lt;/rating&gt; &lt;title&gt;Armorines - Project S.W.A.R.M. &lt;/title&gt; &lt;pub&gt;Acclaim&lt;/pub&gt; &lt;dev&gt;Neon &lt;/dev&gt; &lt;genre&gt;Action&lt;/genre&gt; &lt;score&gt;3.4&lt;/score&gt; &lt;player&gt;1 Player&lt;/player&gt; &lt;story&gt;Simply put, you have two Armorines to play as, each with their own selection of weapons. You must fight to the death against bugs of all sizes, as you attempt to destroy the enemies chance of eliminating human civilization as we know it (in the not to distant future, of course).****Players shoot enemies from a top-down perspective as they battle alien monsters and gigantic bosses.  Weapons such as the Plasma Rifle, Flamethrower and the Laser help you mow down anything that gets in your way.&lt;/story&gt; &lt;/game&gt;">
            <text:p>&lt;game name="Armorines - Project S.W.A.R.M. (USA, Europe)"&gt; &lt;year&gt;1999&lt;/year&gt; &lt;rating&gt;ESRB - E (Everyone)&lt;/rating&gt; &lt;title&gt;Armorines - Project S.W.A.R.M. &lt;/title&gt; &lt;pub&gt;Acclaim&lt;/pub&gt; &lt;dev&gt;Neon &lt;/dev&gt; &lt;genre&gt;Action&lt;/genre&gt; &lt;score&gt;3.4&lt;/score&gt; &lt;player&gt;1 Player&lt;/player&gt; &lt;story&gt;Simply put, you have two Armorines to play as, each with their own selection of weapons. You must fight to the death against bugs of all sizes, as you attempt to destroy the enemies chance of eliminating human civilization as we know it (in the not to distant future, of course).****Players shoot enemies from a top-down perspective as they battle alien monsters and gigantic bosses. <text:s/>Weapons such as the Plasma Rifle, Flamethrower and the Laser help you mow down anything that gets in your way.&lt;/story&gt; &lt;/game&gt;</text:p>
          </table:table-cell>
          <table:table-cell table:number-columns-repeated="1013"/>
        </table:table-row>
        <table:table-row table:style-name="ro1">
          <table:table-cell office:value-type="string">
            <text:p>Army Men - Air Combat (USA)</text:p>
          </table:table-cell>
          <table:table-cell office:value-type="float" office:value="2000">
            <text:p>2000</text:p>
          </table:table-cell>
          <table:table-cell office:value-type="string">
            <text:p>ESRB - E (Everyone)</text:p>
          </table:table-cell>
          <table:table-cell office:value-type="string">
            <text:p>Army Men - Air Combat </text:p>
          </table:table-cell>
          <table:table-cell office:value-type="string">
            <text:p>3DO</text:p>
          </table:table-cell>
          <table:table-cell office:value-type="string">
            <text:p>Fluid Studios</text:p>
          </table:table-cell>
          <table:table-cell office:value-type="string">
            <text:p>Action</text:p>
          </table:table-cell>
          <table:table-cell office:value-type="string">
            <text:p>4.3</text:p>
          </table:table-cell>
          <table:table-cell office:value-type="string">
            <text:p>1 Player</text:p>
          </table:table-cell>
          <table:table-cell office:value-type="string">
            <text:p>Similar to Army Men: Air Tactics and Army Men: Air Attack, except in pocket form. There are 16 missions in total, ranging from saving fellow Army Men, destroying enemy territory or delivering supplies.</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Army Men - Air Combat (USA)&quot;&gt; &lt;year&gt;2000&lt;/year&gt; &lt;rating&gt;ESRB - E (Everyone)&lt;/rating&gt; &lt;title&gt;Army Men - Air Combat &lt;/title&gt; &lt;pub&gt;3DO&lt;/pub&gt; &lt;dev&gt;Fluid Studios&lt;/dev&gt; &lt;genre&gt;Action&lt;/genre&gt; &lt;score&gt;4.3&lt;/score&gt; &lt;player&gt;1 Player&lt;/player&gt; &lt;story&gt;Similar to Army Men: Air Tactics and Army Men: Air Attack, except in pocket form. There are 16 missions in total, ranging from saving fellow Army Men, destroying enemy territory or delivering supplies.&lt;/story&gt; &lt;/game&gt;">
            <text:p>&lt;game name="Army Men - Air Combat (USA)"&gt; &lt;year&gt;2000&lt;/year&gt; &lt;rating&gt;ESRB - E (Everyone)&lt;/rating&gt; &lt;title&gt;Army Men - Air Combat &lt;/title&gt; &lt;pub&gt;3DO&lt;/pub&gt; &lt;dev&gt;Fluid Studios&lt;/dev&gt; &lt;genre&gt;Action&lt;/genre&gt; &lt;score&gt;4.3&lt;/score&gt; &lt;player&gt;1 Player&lt;/player&gt; &lt;story&gt;Similar to Army Men: Air Tactics and Army Men: Air Attack, except in pocket form. There are 16 missions in total, ranging from saving fellow Army Men, destroying enemy territory or delivering supplies.&lt;/story&gt; &lt;/game&gt;</text:p>
          </table:table-cell>
          <table:table-cell table:number-columns-repeated="1013"/>
        </table:table-row>
        <table:table-row table:style-name="ro1">
          <table:table-cell office:value-type="string">
            <text:p>Army Men - Sarge's Heroes 2 (USA, Europe)</text:p>
          </table:table-cell>
          <table:table-cell office:value-type="float" office:value="2000">
            <text:p>2000</text:p>
          </table:table-cell>
          <table:table-cell office:value-type="string">
            <text:p>ESRB - E (Everyone)</text:p>
          </table:table-cell>
          <table:table-cell office:value-type="string">
            <text:p>Army Men - Sarge's Heroes 2 </text:p>
          </table:table-cell>
          <table:table-cell office:value-type="string">
            <text:p>3DO</text:p>
          </table:table-cell>
          <table:table-cell office:value-type="string">
            <text:p>Game Brains </text:p>
          </table:table-cell>
          <table:table-cell office:value-type="string">
            <text:p>Action</text:p>
          </table:table-cell>
          <table:table-cell office:value-type="string">
            <text:p>3.5</text:p>
          </table:table-cell>
          <table:table-cell office:value-type="string">
            <text:p>1 Player</text:p>
          </table:table-cell>
          <table:table-cell office:value-type="string">
            <text:p>It seems those plastic men never lack any energy nor motivation to take each other out. Like in the other Army Men games, Sarge and the Green Army are at it again with the Tan Army. This time, General Plastro of the Tan Army has teamed up with members from the Blue side to wipe out the Green Army. As Sarge, you must fight your way through numerous missions with the backing of assorted weaponry ranging from crossbows to rocket launchers. Mission objectives vary from either complete destruction of the opposition to rescue missions.</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Army Men - Sarge's Heroes 2 (USA, Europe)&quot;&gt; &lt;year&gt;2000&lt;/year&gt; &lt;rating&gt;ESRB - E (Everyone)&lt;/rating&gt; &lt;title&gt;Army Men - Sarge's Heroes 2 &lt;/title&gt; &lt;pub&gt;3DO&lt;/pub&gt; &lt;dev&gt;Game Brains &lt;/dev&gt; &lt;genre&gt;Action&lt;/genre&gt; &lt;score&gt;3.5&lt;/score&gt; &lt;player&gt;1 Player&lt;/player&gt; &lt;story&gt;It seems those plastic men never lack any energy nor motivation to take each other out. Like in the other Army Men games, Sarge and the Green Army are at it again with the Tan Army. This time, General Plastro of the Tan Army has teamed up with members from the Blue side to wipe out the Green Army. As Sarge, you must fight your way through numerous missions with the backing of assorted weaponry ranging from crossbows to rocket launchers. Mission objectives vary from either complete destruction of the opposition to rescue missions.&lt;/story&gt; &lt;/game&gt;">
            <text:p>&lt;game name="Army Men - Sarge's Heroes 2 (USA, Europe)"&gt; &lt;year&gt;2000&lt;/year&gt; &lt;rating&gt;ESRB - E (Everyone)&lt;/rating&gt; &lt;title&gt;Army Men - Sarge's Heroes 2 &lt;/title&gt; &lt;pub&gt;3DO&lt;/pub&gt; &lt;dev&gt;Game Brains &lt;/dev&gt; &lt;genre&gt;Action&lt;/genre&gt; &lt;score&gt;3.5&lt;/score&gt; &lt;player&gt;1 Player&lt;/player&gt; &lt;story&gt;It seems those plastic men never lack any energy nor motivation to take each other out. Like in the other Army Men games, Sarge and the Green Army are at it again with the Tan Army. This time, General Plastro of the Tan Army has teamed up with members from the Blue side to wipe out the Green Army. As Sarge, you must fight your way through numerous missions with the backing of assorted weaponry ranging from crossbows to rocket launchers. Mission objectives vary from either complete destruction of the opposition to rescue missions.&lt;/story&gt; &lt;/game&gt;</text:p>
          </table:table-cell>
          <table:table-cell table:number-columns-repeated="1013"/>
        </table:table-row>
        <table:table-row table:style-name="ro1">
          <table:table-cell office:value-type="string">
            <text:p>Army Men (USA, Europe)</text:p>
          </table:table-cell>
          <table:table-cell office:value-type="float" office:value="2000">
            <text:p>2000</text:p>
          </table:table-cell>
          <table:table-cell office:value-type="string">
            <text:p>ESRB - E (Everyone)</text:p>
          </table:table-cell>
          <table:table-cell office:value-type="string">
            <text:p>Army Men </text:p>
          </table:table-cell>
          <table:table-cell office:value-type="string">
            <text:p>3DO</text:p>
          </table:table-cell>
          <table:table-cell office:value-type="string">
            <text:p>Game Brains </text:p>
          </table:table-cell>
          <table:table-cell office:value-type="string">
            <text:p>Action</text:p>
          </table:table-cell>
          <table:table-cell office:value-type="string">
            <text:p>3.6</text:p>
          </table:table-cell>
          <table:table-cell office:value-type="string">
            <text:p>1 Player</text:p>
          </table:table-cell>
          <table:table-cell office:value-type="string">
            <text:p>You play as the green army leader, Sarge. As the green army you must fight the evil forces of the tan, blue and gray armies. Complete various missions on this twist on real-time strategy/action gaming.</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Army Men (USA, Europe)&quot;&gt; &lt;year&gt;2000&lt;/year&gt; &lt;rating&gt;ESRB - E (Everyone)&lt;/rating&gt; &lt;title&gt;Army Men &lt;/title&gt; &lt;pub&gt;3DO&lt;/pub&gt; &lt;dev&gt;Game Brains &lt;/dev&gt; &lt;genre&gt;Action&lt;/genre&gt; &lt;score&gt;3.6&lt;/score&gt; &lt;player&gt;1 Player&lt;/player&gt; &lt;story&gt;You play as the green army leader, Sarge. As the green army you must fight the evil forces of the tan, blue and gray armies. Complete various missions on this twist on real-time strategy/action gaming.&lt;/story&gt; &lt;/game&gt;">
            <text:p>&lt;game name="Army Men (USA, Europe)"&gt; &lt;year&gt;2000&lt;/year&gt; &lt;rating&gt;ESRB - E (Everyone)&lt;/rating&gt; &lt;title&gt;Army Men &lt;/title&gt; &lt;pub&gt;3DO&lt;/pub&gt; &lt;dev&gt;Game Brains &lt;/dev&gt; &lt;genre&gt;Action&lt;/genre&gt; &lt;score&gt;3.6&lt;/score&gt; &lt;player&gt;1 Player&lt;/player&gt; &lt;story&gt;You play as the green army leader, Sarge. As the green army you must fight the evil forces of the tan, blue and gray armies. Complete various missions on this twist on real-time strategy/action gaming.&lt;/story&gt; &lt;/game&gt;</text:p>
          </table:table-cell>
          <table:table-cell table:number-columns-repeated="1013"/>
        </table:table-row>
        <table:table-row table:style-name="ro1">
          <table:table-cell office:value-type="string">
            <text:p>Army Men 2 (USA)</text:p>
          </table:table-cell>
          <table:table-cell office:value-type="float" office:value="2000">
            <text:p>2000</text:p>
          </table:table-cell>
          <table:table-cell office:value-type="string">
            <text:p>ESRB - E (Everyone)</text:p>
          </table:table-cell>
          <table:table-cell office:value-type="string">
            <text:p>Army Men 2 </text:p>
          </table:table-cell>
          <table:table-cell office:value-type="string">
            <text:p>3DO</text:p>
          </table:table-cell>
          <table:table-cell office:value-type="string">
            <text:p>Digital Eclipse</text:p>
          </table:table-cell>
          <table:table-cell office:value-type="string">
            <text:p>Action</text:p>
          </table:table-cell>
          <table:table-cell office:value-type="string">
            <text:p>3.9</text:p>
          </table:table-cell>
          <table:table-cell office:value-type="string">
            <text:p>1-4 Players</text:p>
          </table:table-cell>
          <table:table-cell office:value-type="string">
            <text:p>The sequel to the surprise hit Army Men sees Sarge lead his troops back into battle, with more weapons and plenty of hard core, plastic melting action. The top-down war never stops as you take control of the Green army, out to stop the Tan army from taking control of the toy box, using whatever weapon you can find, including the trusty tank and the "burn baby burn" magnifying glass. All this and added multiplayer fun (4 in all).</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Army Men 2 (USA)&quot;&gt; &lt;year&gt;2000&lt;/year&gt; &lt;rating&gt;ESRB - E (Everyone)&lt;/rating&gt; &lt;title&gt;Army Men 2 &lt;/title&gt; &lt;pub&gt;3DO&lt;/pub&gt; &lt;dev&gt;Digital Eclipse&lt;/dev&gt; &lt;genre&gt;Action&lt;/genre&gt; &lt;score&gt;3.9&lt;/score&gt; &lt;player&gt;1-4 Players&lt;/player&gt; &lt;story&gt;The sequel to the surprise hit Army Men sees Sarge lead his troops back into battle, with more weapons and plenty of hard core, plastic melting action. The top-down war never stops as you take control of the Green army, out to stop the Tan army from taking control of the toy box, using whatever weapon you can find, including the trusty tank and the &quot;burn baby burn&quot; magnifying glass. All this and added multiplayer fun (4 in all).&lt;/story&gt; &lt;/game&gt;">
            <text:p>&lt;game name="Army Men 2 (USA)"&gt; &lt;year&gt;2000&lt;/year&gt; &lt;rating&gt;ESRB - E (Everyone)&lt;/rating&gt; &lt;title&gt;Army Men 2 &lt;/title&gt; &lt;pub&gt;3DO&lt;/pub&gt; &lt;dev&gt;Digital Eclipse&lt;/dev&gt; &lt;genre&gt;Action&lt;/genre&gt; &lt;score&gt;3.9&lt;/score&gt; &lt;player&gt;1-4 Players&lt;/player&gt; &lt;story&gt;The sequel to the surprise hit Army Men sees Sarge lead his troops back into battle, with more weapons and plenty of hard core, plastic melting action. The top-down war never stops as you take control of the Green army, out to stop the Tan army from taking control of the toy box, using whatever weapon you can find, including the trusty tank and the "burn baby burn" magnifying glass. All this and added multiplayer fun (4 in all).&lt;/story&gt; &lt;/game&gt;</text:p>
          </table:table-cell>
          <table:table-cell table:number-columns-repeated="1013"/>
        </table:table-row>
        <table:table-row table:style-name="ro1">
          <table:table-cell office:value-type="string">
            <text:p>Arthur's Absolutely Fun Day! (USA)</text:p>
          </table:table-cell>
          <table:table-cell office:value-type="float" office:value="2000">
            <text:p>2000</text:p>
          </table:table-cell>
          <table:table-cell office:value-type="string">
            <text:p>ESRB - E (Everyone)</text:p>
          </table:table-cell>
          <table:table-cell office:value-type="string">
            <text:p>Arthur's Absolutely Fun Day! </text:p>
          </table:table-cell>
          <table:table-cell office:value-type="string">
            <text:p>The Learning Company</text:p>
          </table:table-cell>
          <table:table-cell office:value-type="string">
            <text:p>Ed Magnin and Associates </text:p>
          </table:table-cell>
          <table:table-cell office:value-type="string">
            <text:p>Action</text:p>
          </table:table-cell>
          <table:table-cell office:value-type="string">
            <text:p>3.2</text:p>
          </table:table-cell>
          <table:table-cell office:value-type="string">
            <text:p>1 Player</text:p>
          </table:table-cell>
          <table:table-cell office:value-type="string">
            <text:p>Based on the PBS children's cartoon, ARTHUR'S ABSOLUTELY FUN DAY offers up a ton of fun for fans of the show. In this single-player game for Game Boy Color, you play as Arthur, who wants to go to the ultimate amusement park, Wonder World. There are over 15 mini-games in Arthur's neighborhood (including air hockey, shooting hoops, cooking pancakes, and a whole lot more), each with its own style of gameplay, from simple timing exercises to mild puzzle solving. You get stars for completing them and once you have enough, you will earn a free pass to Wonder World, where all the mini-games are available for you to play whenever you like. ARTHUR'S ABSOLUTELY FUN DAY is an ideal choice for a younger gamer.</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Arthur's Absolutely Fun Day! (USA)&quot;&gt; &lt;year&gt;2000&lt;/year&gt; &lt;rating&gt;ESRB - E (Everyone)&lt;/rating&gt; &lt;title&gt;Arthur's Absolutely Fun Day! &lt;/title&gt; &lt;pub&gt;The Learning Company&lt;/pub&gt; &lt;dev&gt;Ed Magnin and Associates &lt;/dev&gt; &lt;genre&gt;Action&lt;/genre&gt; &lt;score&gt;3.2&lt;/score&gt; &lt;player&gt;1 Player&lt;/player&gt; &lt;story&gt;Based on the PBS children's cartoon, ARTHUR'S ABSOLUTELY FUN DAY offers up a ton of fun for fans of the show. In this single-player game for Game Boy Color, you play as Arthur, who wants to go to the ultimate amusement park, Wonder World. There are over 15 mini-games in Arthur's neighborhood (including air hockey, shooting hoops, cooking pancakes, and a whole lot more), each with its own style of gameplay, from simple timing exercises to mild puzzle solving. You get stars for completing them and once you have enough, you will earn a free pass to Wonder World, where all the mini-games are available for you to play whenever you like. ARTHUR'S ABSOLUTELY FUN DAY is an ideal choice for a younger gamer.&lt;/story&gt; &lt;/game&gt;">
            <text:p>&lt;game name="Arthur's Absolutely Fun Day! (USA)"&gt; &lt;year&gt;2000&lt;/year&gt; &lt;rating&gt;ESRB - E (Everyone)&lt;/rating&gt; &lt;title&gt;Arthur's Absolutely Fun Day! &lt;/title&gt; &lt;pub&gt;The Learning Company&lt;/pub&gt; &lt;dev&gt;Ed Magnin and Associates &lt;/dev&gt; &lt;genre&gt;Action&lt;/genre&gt; &lt;score&gt;3.2&lt;/score&gt; &lt;player&gt;1 Player&lt;/player&gt; &lt;story&gt;Based on the PBS children's cartoon, ARTHUR'S ABSOLUTELY FUN DAY offers up a ton of fun for fans of the show. In this single-player game for Game Boy Color, you play as Arthur, who wants to go to the ultimate amusement park, Wonder World. There are over 15 mini-games in Arthur's neighborhood (including air hockey, shooting hoops, cooking pancakes, and a whole lot more), each with its own style of gameplay, from simple timing exercises to mild puzzle solving. You get stars for completing them and once you have enough, you will earn a free pass to Wonder World, where all the mini-games are available for you to play whenever you like. ARTHUR'S ABSOLUTELY FUN DAY is an ideal choice for a younger gamer.&lt;/story&gt; &lt;/game&gt;</text:p>
          </table:table-cell>
          <table:table-cell table:number-columns-repeated="1013"/>
        </table:table-row>
        <table:table-row table:style-name="ro1">
          <table:table-cell office:value-type="string">
            <text:p>Asterix - Search for Dogmatix (Europe)</text:p>
          </table:table-cell>
          <table:table-cell office:value-type="float" office:value="2000">
            <text:p>2000</text:p>
          </table:table-cell>
          <table:table-cell office:value-type="string">
            <text:p>ESRB - E (Everyone)</text:p>
          </table:table-cell>
          <table:table-cell office:value-type="string">
            <text:p>Asterix - Search for Dogmatix </text:p>
          </table:table-cell>
          <table:table-cell office:value-type="string">
            <text:p>Infogrames</text:p>
          </table:table-cell>
          <table:table-cell office:value-type="string">
            <text:p>Rebellion</text:p>
          </table:table-cell>
          <table:table-cell office:value-type="string">
            <text:p>Action</text:p>
          </table:table-cell>
          <table:table-cell office:value-type="string">
            <text:p>3.3</text:p>
          </table:table-cell>
          <table:table-cell office:value-type="string">
            <text:p>1 Player</text:p>
          </table:table-cell>
          <table:table-cell office:value-type="string">
            <text:p>Asterix and Obelix (based on the French comic book series), must embark on a journey from the forests of France to the coliseums of Rome. Their goal is to find Obelix's lovable pet dog, Dogmatix. Players take control of Asterix or Obelix, and run, jump and punch through various well-drawn and colorful levels in this side-scrolling adventure game.****This title is somewhat non-linear, and allows players to choose the order in which to visit stages, as well as the numerous mini-games. The stage-select screen is a mini-map, and after selecting to play either Asterix or Obelix, players can visit the boss arena, the inn (extra energy, hints and passwords are found here), as well as the the local mini-game. These mini-games become available from the title-screen under the "Instant Fun" option. They vary from a "Memory" style shield-matching game to humorous events such as "Throw a Roman Mini Game".****Both Asterix and Obelix play differently as they have individual abilities and limitations. Asterix is more nimble, can run faster and jump higher, whereas Obelix is more powerful (being able to bash through some walls) but noticeably slower. These differences are highlighted by the obstacles presented in the stages - there are many jumps to make as well as many enemies (Roman soldiers, boars, centurions) to dispose of. In the quest to find Dogmatix, it is vital to collect keys hidden within the levels to make available new areas. Similarly, it is also important to collect coins from beaten enemies as they allow the purchases at each inn, (which is aptly manned by Getafix himself!).</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Asterix - Search for Dogmatix (Europe)&quot;&gt; &lt;year&gt;2000&lt;/year&gt; &lt;rating&gt;ESRB - E (Everyone)&lt;/rating&gt; &lt;title&gt;Asterix - Search for Dogmatix &lt;/title&gt; &lt;pub&gt;Infogrames&lt;/pub&gt; &lt;dev&gt;Rebellion&lt;/dev&gt; &lt;genre&gt;Action&lt;/genre&gt; &lt;score&gt;3.3&lt;/score&gt; &lt;player&gt;1 Player&lt;/player&gt; &lt;story&gt;Asterix and Obelix (based on the French comic book series), must embark on a journey from the forests of France to the coliseums of Rome. Their goal is to find Obelix's lovable pet dog, Dogmatix. Players take control of Asterix or Obelix, and run, jump and punch through various well-drawn and colorful levels in this side-scrolling adventure game.****This title is somewhat non-linear, and allows players to choose the order in which to visit stages, as well as the numerous mini-games. The stage-select screen is a mini-map, and after selecting to play either Asterix or Obelix, players can visit the boss arena, the inn (extra energy, hints and passwords are found here), as well as the the local mini-game. These mini-games become available from the title-screen under the &quot;Instant Fun&quot; option. They vary from a &quot;Memory&quot; style shield-matching game to humorous events such as &quot;Throw a Roman Mini Game&quot;.****Both Asterix and Obelix play differently as they have individual abilities and limitations. Asterix is more nimble, can run faster and jump higher, whereas Obelix is more powerful (being able to bash through some walls) but noticeably slower. These differences are highlighted by the obstacles presented in the stages - there are many jumps to make as well as many enemies (Roman soldiers, boars, centurions) to dispose of. In the quest to find Dogmatix, it is vital to collect keys hidden within the levels to make available new areas. Similarly, it is also important to collect coins from beaten enemies as they allow the purchases at each inn, (which is aptly manned by Getafix himself!).&lt;/story&gt; &lt;/game&gt;">
            <text:p>&lt;game name="Asterix - Search for Dogmatix (Europe)"&gt; &lt;year&gt;2000&lt;/year&gt; &lt;rating&gt;ESRB - E (Everyone)&lt;/rating&gt; &lt;title&gt;Asterix - Search for Dogmatix &lt;/title&gt; &lt;pub&gt;Infogrames&lt;/pub&gt; &lt;dev&gt;Rebellion&lt;/dev&gt; &lt;genre&gt;Action&lt;/genre&gt; &lt;score&gt;3.3&lt;/score&gt; &lt;player&gt;1 Player&lt;/player&gt; &lt;story&gt;Asterix and Obelix (based on the French comic book series), must embark on a journey from the forests of France to the coliseums of Rome. Their goal is to find Obelix's lovable pet dog, Dogmatix. Players take control of Asterix or Obelix, and run, jump and punch through various well-drawn and colorful levels in this side-scrolling adventure game.****This title is somewhat non-linear, and allows players to choose the order in which to visit stages, as well as the numerous mini-games. The stage-select screen is a mini-map, and after selecting to play either Asterix or Obelix, players can visit the boss arena, the inn (extra energy, hints and passwords are found here), as well as the the local mini-game. These mini-games become available from the title-screen under the "Instant Fun" option. They vary from a "Memory" style shield-matching game to humorous events such as "Throw a Roman Mini Game".****Both Asterix and Obelix play differently as they have individual abilities and limitations. Asterix is more nimble, can run faster and jump higher, whereas Obelix is more powerful (being able to bash through some walls) but noticeably slower. These differences are highlighted by the obstacles presented in the stages - there are many jumps to make as well as many enemies (Roman soldiers, boars, centurions) to dispose of. In the quest to find Dogmatix, it is vital to collect keys hidden within the levels to make available new areas. Similarly, it is also important to collect coins from beaten enemies as they allow the purchases at each inn, (which is aptly manned by Getafix himself!).&lt;/story&gt; &lt;/game&gt;</text:p>
          </table:table-cell>
          <table:table-cell table:number-columns-repeated="1013"/>
        </table:table-row>
        <table:table-row table:style-name="ro1">
          <table:table-cell office:value-type="string">
            <text:p>Asterix &amp; Obelix (Europe)</text:p>
          </table:table-cell>
          <table:table-cell office:value-type="float" office:value="1999">
            <text:p>1999</text:p>
          </table:table-cell>
          <table:table-cell office:value-type="string">
            <text:p>ESRB - E (Everyone)</text:p>
          </table:table-cell>
          <table:table-cell office:value-type="string">
            <text:p>Asterix &amp; Obelix </text:p>
          </table:table-cell>
          <table:table-cell office:value-type="string">
            <text:p>Infogrames</text:p>
          </table:table-cell>
          <table:table-cell office:value-type="string">
            <text:p>Bit Managers</text:p>
          </table:table-cell>
          <table:table-cell office:value-type="string">
            <text:p>Platform</text:p>
          </table:table-cell>
          <table:table-cell office:value-type="string">
            <text:p>3.4</text:p>
          </table:table-cell>
          <table:table-cell office:value-type="string">
            <text:p>1 Player</text:p>
          </table:table-cell>
          <table:table-cell office:value-type="string">
            <text:p>Being the predecessor of Asterix and Obelix for SNES, this game features the same story as it's later counterpart - however the level design was massively changed, doesn't offer a 2 player mode and level codes were added only for the GameBoy Color version.****To show Caesar the power and freedom of your village, you have to collect various trophies from all over Europe. To do this, you can select Asterix or Obelix and move them through various levels while beating up Roman soldiers, collecting coins and avoiding gaps or other obstacles. Various special levels like crossing the sea to Great Britain by boat (and beating up some Romans again) or freeing Rugby players captured by the Romans are scattered across the game and provide variety between the classical Jump 'n Run levels. Most levels additionally have a time limit to make things a bit harder, though the difficulty of the game can be adjusted.****There's an overall of four different countries, all of them based on comic books of the series (namely: Asterix in Britain, Asterix in Switzerland, Asterix at the Olympic Games, Asterix in Spain). At the end of each of these stages you have to contend in a contest typical for the country and also taken from the plot of the comics: In Britannia you take part in a rugby match, in Switzerland you have to blast safes, in Greece you take part in the Olympic games and in Spain you have to fight against (or run from) a bull - victory will get you the desired trophy!</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Asterix &amp; Obelix (Europe)&quot;&gt; &lt;year&gt;1999&lt;/year&gt; &lt;rating&gt;ESRB - E (Everyone)&lt;/rating&gt; &lt;title&gt;Asterix &amp; Obelix &lt;/title&gt; &lt;pub&gt;Infogrames&lt;/pub&gt; &lt;dev&gt;Bit Managers&lt;/dev&gt; &lt;genre&gt;Platform&lt;/genre&gt; &lt;score&gt;3.4&lt;/score&gt; &lt;player&gt;1 Player&lt;/player&gt; &lt;story&gt;Being the predecessor of Asterix and Obelix for SNES, this game features the same story as it's later counterpart - however the level design was massively changed, doesn't offer a 2 player mode and level codes were added only for the GameBoy Color version.****To show Caesar the power and freedom of your village, you have to collect various trophies from all over Europe. To do this, you can select Asterix or Obelix and move them through various levels while beating up Roman soldiers, collecting coins and avoiding gaps or other obstacles. Various special levels like crossing the sea to Great Britain by boat (and beating up some Romans again) or freeing Rugby players captured by the Romans are scattered across the game and provide variety between the classical Jump 'n Run levels. Most levels additionally have a time limit to make things a bit harder, though the difficulty of the game can be adjusted.****There's an overall of four different countries, all of them based on comic books of the series (namely: Asterix in Britain, Asterix in Switzerland, Asterix at the Olympic Games, Asterix in Spain). At the end of each of these stages you have to contend in a contest typical for the country and also taken from the plot of the comics: In Britannia you take part in a rugby match, in Switzerland you have to blast safes, in Greece you take part in the Olympic games and in Spain you have to fight against (or run from) a bull - victory will get you the desired trophy!&lt;/story&gt; &lt;/game&gt;">
            <text:p>&lt;game name="Asterix &amp; Obelix (Europe)"&gt; &lt;year&gt;1999&lt;/year&gt; &lt;rating&gt;ESRB - E (Everyone)&lt;/rating&gt; &lt;title&gt;Asterix &amp; Obelix &lt;/title&gt; &lt;pub&gt;Infogrames&lt;/pub&gt; &lt;dev&gt;Bit Managers&lt;/dev&gt; &lt;genre&gt;Platform&lt;/genre&gt; &lt;score&gt;3.4&lt;/score&gt; &lt;player&gt;1 Player&lt;/player&gt; &lt;story&gt;Being the predecessor of Asterix and Obelix for SNES, this game features the same story as it's later counterpart - however the level design was massively changed, doesn't offer a 2 player mode and level codes were added only for the GameBoy Color version.****To show Caesar the power and freedom of your village, you have to collect various trophies from all over Europe. To do this, you can select Asterix or Obelix and move them through various levels while beating up Roman soldiers, collecting coins and avoiding gaps or other obstacles. Various special levels like crossing the sea to Great Britain by boat (and beating up some Romans again) or freeing Rugby players captured by the Romans are scattered across the game and provide variety between the classical Jump 'n Run levels. Most levels additionally have a time limit to make things a bit harder, though the difficulty of the game can be adjusted.****There's an overall of four different countries, all of them based on comic books of the series (namely: Asterix in Britain, Asterix in Switzerland, Asterix at the Olympic Games, Asterix in Spain). At the end of each of these stages you have to contend in a contest typical for the country and also taken from the plot of the comics: In Britannia you take part in a rugby match, in Switzerland you have to blast safes, in Greece you take part in the Olympic games and in Spain you have to fight against (or run from) a bull - victory will get you the desired trophy!&lt;/story&gt; &lt;/game&gt;</text:p>
          </table:table-cell>
          <table:table-cell table:number-columns-repeated="1013"/>
        </table:table-row>
        <table:table-row table:style-name="ro1">
          <table:table-cell office:value-type="string">
            <text:p>Asterix &amp; Obelix vs Caesar (Europe)</text:p>
          </table:table-cell>
          <table:table-cell office:value-type="float" office:value="2000">
            <text:p>2000</text:p>
          </table:table-cell>
          <table:table-cell office:value-type="string">
            <text:p>ESRB - E (Everyone)</text:p>
          </table:table-cell>
          <table:table-cell office:value-type="string">
            <text:p>Asterix &amp; Obelix vs Caesar </text:p>
          </table:table-cell>
          <table:table-cell office:value-type="string">
            <text:p>Infogrames</text:p>
          </table:table-cell>
          <table:table-cell office:value-type="string">
            <text:p>Cryo Interactive</text:p>
          </table:table-cell>
          <table:table-cell office:value-type="string">
            <text:p>Action</text:p>
          </table:table-cell>
          <table:table-cell office:value-type="string">
            <text:p>1.9</text:p>
          </table:table-cell>
          <table:table-cell office:value-type="string">
            <text:p>1 Player</text:p>
          </table:table-cell>
          <table:table-cell office:value-type="string">
            <text:p>Asterix and Obelix Take on Caesar is based on the film by Claude Zidi, which was in its turn adapted from the work and characters of René Goscinny and Albert Uderzo. Julius Caesar's dream is just a sword's reach away, but he needs more sesterces to pay the legions. As a result, all of Gaul is charged a tax... All? Well, not quite! A small village of invincible Gauls is still holding out against the invaders. Meet all your favorite heroes and characters from the film Asterix &amp; Obelix take on Caesar. Run, jump and clout the Romans in the same scenes as the film. Get to the heart of the action and put your skills and reflexes to the test. Fight trap-door spiders in the circus arena, chase Roman soldiers under the orders of Caïus Bonus and set free the druid Getafix who has fallen into the hands of the terrible Detritus</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Asterix &amp; Obelix vs Caesar (Europe)&quot;&gt; &lt;year&gt;2000&lt;/year&gt; &lt;rating&gt;ESRB - E (Everyone)&lt;/rating&gt; &lt;title&gt;Asterix &amp; Obelix vs Caesar &lt;/title&gt; &lt;pub&gt;Infogrames&lt;/pub&gt; &lt;dev&gt;Cryo Interactive&lt;/dev&gt; &lt;genre&gt;Action&lt;/genre&gt; &lt;score&gt;1.9&lt;/score&gt; &lt;player&gt;1 Player&lt;/player&gt; &lt;story&gt;Asterix and Obelix Take on Caesar is based on the film by Claude Zidi, which was in its turn adapted from the work and characters of René Goscinny and Albert Uderzo. Julius Caesar's dream is just a sword's reach away, but he needs more sesterces to pay the legions. As a result, all of Gaul is charged a tax... All? Well, not quite! A small village of invincible Gauls is still holding out against the invaders. Meet all your favorite heroes and characters from the film Asterix &amp; Obelix take on Caesar. Run, jump and clout the Romans in the same scenes as the film. Get to the heart of the action and put your skills and reflexes to the test. Fight trap-door spiders in the circus arena, chase Roman soldiers under the orders of Caïus Bonus and set free the druid Getafix who has fallen into the hands of the terrible Detritus&lt;/story&gt; &lt;/game&gt;">
            <text:p>&lt;game name="Asterix &amp; Obelix vs Caesar (Europe)"&gt; &lt;year&gt;2000&lt;/year&gt; &lt;rating&gt;ESRB - E (Everyone)&lt;/rating&gt; &lt;title&gt;Asterix &amp; Obelix vs Caesar &lt;/title&gt; &lt;pub&gt;Infogrames&lt;/pub&gt; &lt;dev&gt;Cryo Interactive&lt;/dev&gt; &lt;genre&gt;Action&lt;/genre&gt; &lt;score&gt;1.9&lt;/score&gt; &lt;player&gt;1 Player&lt;/player&gt; &lt;story&gt;Asterix and Obelix Take on Caesar is based on the film by Claude Zidi, which was in its turn adapted from the work and characters of René Goscinny and Albert Uderzo. Julius Caesar's dream is just a sword's reach away, but he needs more sesterces to pay the legions. As a result, all of Gaul is charged a tax... All? Well, not quite! A small village of invincible Gauls is still holding out against the invaders. Meet all your favorite heroes and characters from the film Asterix &amp; Obelix take on Caesar. Run, jump and clout the Romans in the same scenes as the film. Get to the heart of the action and put your skills and reflexes to the test. Fight trap-door spiders in the circus arena, chase Roman soldiers under the orders of Caïus Bonus and set free the druid Getafix who has fallen into the hands of the terrible Detritus&lt;/story&gt; &lt;/game&gt;</text:p>
          </table:table-cell>
          <table:table-cell table:number-columns-repeated="1013"/>
        </table:table-row>
        <table:table-row table:style-name="ro1">
          <table:table-cell office:value-type="string">
            <text:p>Asteroids (USA, Europe)</text:p>
          </table:table-cell>
          <table:table-cell office:value-type="float" office:value="1999">
            <text:p>1999</text:p>
          </table:table-cell>
          <table:table-cell office:value-type="string">
            <text:p>ESRB - E (Everyone)</text:p>
          </table:table-cell>
          <table:table-cell office:value-type="string">
            <text:p>Asteroids </text:p>
          </table:table-cell>
          <table:table-cell office:value-type="string">
            <text:p>Activision</text:p>
          </table:table-cell>
          <table:table-cell office:value-type="string">
            <text:p>Syrox Developments</text:p>
          </table:table-cell>
          <table:table-cell office:value-type="string">
            <text:p>Shoot-'Em-Up</text:p>
          </table:table-cell>
          <table:table-cell office:value-type="string">
            <text:p>3.5</text:p>
          </table:table-cell>
          <table:table-cell office:value-type="string">
            <text:p>1-2 Players</text:p>
          </table:table-cell>
          <table:table-cell office:value-type="string">
            <text:p>Unlike Activision's earlier remake of an Atari arcade classic, Battlezone, this one stays close to its namesake. <text:s/>Take the original, Atari coin-op game Asteroids, add in the features of the Atari 2600 cartridge, then give it 3-D graphics and a bunch of power-ups, and you've got Activision's Asteroids remake.****You are an employee of the Astro-Mining Corporation. <text:s/>Your mission is to simply go to an assigned area of space and clear the area of asteroids and the occassional debris. <text:s/>The game consists of five zones, each with a different background and some with special features. <text:s/>Each zone has 15 levels. <text:s/>In addition to the standard asteroids, there are also mined asteroids that explode; indestructible asteroids that are, well, indestructible; fireball comets; crystal asteroids that regenerate; alien egg asteroids containing deadly baby space worms; and ancient energy asteroids that shoot back! <text:s/>And there's plenty of enemies in addition to the asteroids, such as Standard and Super Saucers, Asteroids Tugs, Fuel Transports, Hexes, Nuke Drivers, and Vulturoids.****There are three types of ships to choose from, each with different strengths and weaknesses. <text:s/>There are also three skill levels. <text:s/>If you beat the game at Expert or higher, you gain access to a fourth type of ship. <text:s/>All ships features the standard laser, shield, flip (instantly flips your ship 180 degrees), and hyperspace. <text:s/>There are also limited power-ups you can <text:s/>pick up such as GunSat, Mines, Homing Missiles, Plasma Drill, and Trigger Bombs.****The game supports either one or two players. <text:s/>In two player mode, the object is to simply outscore your opponent in a random zone and level. <text:s/>You cannot directly kill your opponent by shooting him, but there are other ways....****Lastly, if you shoot the classic-style asteroid in level 15 of the first zone, you'll find the option of &amp;quot;Classic Asteroids&amp;quot; now appearing on the main menu.</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Asteroids (USA, Europe)&quot;&gt; &lt;year&gt;1999&lt;/year&gt; &lt;rating&gt;ESRB - E (Everyone)&lt;/rating&gt; &lt;title&gt;Asteroids &lt;/title&gt; &lt;pub&gt;Activision&lt;/pub&gt; &lt;dev&gt;Syrox Developments&lt;/dev&gt; &lt;genre&gt;Shoot-'Em-Up&lt;/genre&gt; &lt;score&gt;3.5&lt;/score&gt; &lt;player&gt;1-2 Players&lt;/player&gt; &lt;story&gt;Unlike Activision's earlier remake of an Atari arcade classic, Battlezone, this one stays close to its namesake.  Take the original, Atari coin-op game Asteroids, add in the features of the Atari 2600 cartridge, then give it 3-D graphics and a bunch of power-ups, and you've got Activision's Asteroids remake.****You are an employee of the Astro-Mining Corporation.  Your mission is to simply go to an assigned area of space and clear the area of asteroids and the occassional debris.  The game consists of five zones, each with a different background and some with special features.  Each zone has 15 levels.  In addition to the standard asteroids, there are also mined asteroids that explode; indestructible asteroids that are, well, indestructible; fireball comets; crystal asteroids that regenerate; alien egg asteroids containing deadly baby space worms; and ancient energy asteroids that shoot back!  And there's plenty of enemies in addition to the asteroids, such as Standard and Super Saucers, Asteroids Tugs, Fuel Transports, Hexes, Nuke Drivers, and Vulturoids.****There are three types of ships to choose from, each with different strengths and weaknesses.  There are also three skill levels.  If you beat the game at Expert or higher, you gain access to a fourth type of ship.  All ships features the standard laser, shield, flip (instantly flips your ship 180 degrees), and hyperspace.  There are also limited power-ups you can  pick up such as GunSat, Mines, Homing Missiles, Plasma Drill, and Trigger Bombs.****The game supports either one or two players.  In two player mode, the object is to simply outscore your opponent in a random zone and level.  You cannot directly kill your opponent by shooting him, but there are other ways....****Lastly, if you shoot the classic-style asteroid in level 15 of the first zone, you'll find the option of &amp;quot;Classic Asteroids&amp;quot; now appearing on the main menu.&lt;/story&gt; &lt;/game&gt;">
            <text:p>&lt;game name="Asteroids (USA, Europe)"&gt; &lt;year&gt;1999&lt;/year&gt; &lt;rating&gt;ESRB - E (Everyone)&lt;/rating&gt; &lt;title&gt;Asteroids &lt;/title&gt; &lt;pub&gt;Activision&lt;/pub&gt; &lt;dev&gt;Syrox Developments&lt;/dev&gt; &lt;genre&gt;Shoot-'Em-Up&lt;/genre&gt; &lt;score&gt;3.5&lt;/score&gt; &lt;player&gt;1-2 Players&lt;/player&gt; &lt;story&gt;Unlike Activision's earlier remake of an Atari arcade classic, Battlezone, this one stays close to its namesake. <text:s/>Take the original, Atari coin-op game Asteroids, add in the features of the Atari 2600 cartridge, then give it 3-D graphics and a bunch of power-ups, and you've got Activision's Asteroids remake.****You are an employee of the Astro-Mining Corporation. <text:s/>Your mission is to simply go to an assigned area of space and clear the area of asteroids and the occassional debris. <text:s/>The game consists of five zones, each with a different background and some with special features. <text:s/>Each zone has 15 levels. <text:s/>In addition to the standard asteroids, there are also mined asteroids that explode; indestructible asteroids that are, well, indestructible; fireball comets; crystal asteroids that regenerate; alien egg asteroids containing deadly baby space worms; and ancient energy asteroids that shoot back! <text:s/>And there's plenty of enemies in addition to the asteroids, such as Standard and Super Saucers, Asteroids Tugs, Fuel Transports, Hexes, Nuke Drivers, and Vulturoids.****There are three types of ships to choose from, each with different strengths and weaknesses. <text:s/>There are also three skill levels. <text:s/>If you beat the game at Expert or higher, you gain access to a fourth type of ship. <text:s/>All ships features the standard laser, shield, flip (instantly flips your ship 180 degrees), and hyperspace. <text:s/>There are also limited power-ups you can <text:s/>pick up such as GunSat, Mines, Homing Missiles, Plasma Drill, and Trigger Bombs.****The game supports either one or two players. <text:s/>In two player mode, the object is to simply outscore your opponent in a random zone and level. <text:s/>You cannot directly kill your opponent by shooting him, but there are other ways....****Lastly, if you shoot the classic-style asteroid in level 15 of the first zone, you'll find the option of &amp;quot;Classic Asteroids&amp;quot; now appearing on the main menu.&lt;/story&gt; &lt;/game&gt;</text:p>
          </table:table-cell>
          <table:table-cell table:number-columns-repeated="1013"/>
        </table:table-row>
        <table:table-row table:style-name="ro1">
          <table:table-cell office:value-type="string">
            <text:p>Atlantis - The Lost Empire (USA, Europe)</text:p>
          </table:table-cell>
          <table:table-cell office:value-type="float" office:value="2001">
            <text:p>2001</text:p>
          </table:table-cell>
          <table:table-cell office:value-type="string">
            <text:p>ESRB - E (Everyone)</text:p>
          </table:table-cell>
          <table:table-cell office:value-type="string">
            <text:p>Atlantis - The Lost Empire </text:p>
          </table:table-cell>
          <table:table-cell office:value-type="string">
            <text:p>THQ</text:p>
          </table:table-cell>
          <table:table-cell office:value-type="string">
            <text:p>Eurocom Entertainment Software</text:p>
          </table:table-cell>
          <table:table-cell office:value-type="string">
            <text:p>Platform</text:p>
          </table:table-cell>
          <table:table-cell office:value-type="string">
            <text:p>3.0</text:p>
          </table:table-cell>
          <table:table-cell office:value-type="string">
            <text:p>1 Player</text:p>
          </table:table-cell>
          <table:table-cell office:value-type="string">
            <text:p>Embark on an epic journey to find the fabled lost city, rescue Princess Kida and save Atlantis from certain doom. 10 levels of adventure await you.</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Atlantis - The Lost Empire (USA, Europe)&quot;&gt; &lt;year&gt;2001&lt;/year&gt; &lt;rating&gt;ESRB - E (Everyone)&lt;/rating&gt; &lt;title&gt;Atlantis - The Lost Empire &lt;/title&gt; &lt;pub&gt;THQ&lt;/pub&gt; &lt;dev&gt;Eurocom Entertainment Software&lt;/dev&gt; &lt;genre&gt;Platform&lt;/genre&gt; &lt;score&gt;3.0&lt;/score&gt; &lt;player&gt;1 Player&lt;/player&gt; &lt;story&gt;Embark on an epic journey to find the fabled lost city, rescue Princess Kida and save Atlantis from certain doom. 10 levels of adventure await you.&lt;/story&gt; &lt;/game&gt;">
            <text:p>&lt;game name="Atlantis - The Lost Empire (USA, Europe)"&gt; &lt;year&gt;2001&lt;/year&gt; &lt;rating&gt;ESRB - E (Everyone)&lt;/rating&gt; &lt;title&gt;Atlantis - The Lost Empire &lt;/title&gt; &lt;pub&gt;THQ&lt;/pub&gt; &lt;dev&gt;Eurocom Entertainment Software&lt;/dev&gt; &lt;genre&gt;Platform&lt;/genre&gt; &lt;score&gt;3.0&lt;/score&gt; &lt;player&gt;1 Player&lt;/player&gt; &lt;story&gt;Embark on an epic journey to find the fabled lost city, rescue Princess Kida and save Atlantis from certain doom. 10 levels of adventure await you.&lt;/story&gt; &lt;/game&gt;</text:p>
          </table:table-cell>
          <table:table-cell table:number-columns-repeated="1013"/>
        </table:table-row>
        <table:table-row table:style-name="ro1">
          <table:table-cell office:value-type="string">
            <text:p>Austin Powers - Oh, Behave! (USA)</text:p>
          </table:table-cell>
          <table:table-cell office:value-type="float" office:value="2000">
            <text:p>2000</text:p>
          </table:table-cell>
          <table:table-cell office:value-type="string">
            <text:p>ESRB - E (Everyone)</text:p>
          </table:table-cell>
          <table:table-cell office:value-type="string">
            <text:p>Austin Powers - Oh, Behave! </text:p>
          </table:table-cell>
          <table:table-cell office:value-type="string">
            <text:p>Take-Two Interactive</text:p>
          </table:table-cell>
          <table:table-cell office:value-type="string">
            <text:p>Tarantula Studios </text:p>
          </table:table-cell>
          <table:table-cell office:value-type="string">
            <text:p>Action</text:p>
          </table:table-cell>
          <table:table-cell office:value-type="string">
            <text:p>1.9</text:p>
          </table:table-cell>
          <table:table-cell office:value-type="string">
            <text:p>1-2 Players</text:p>
          </table:table-cell>
          <table:table-cell office:value-type="string">
            <text:p>A collection of games and features based on the Austin Powers movie series. Included on the cart are Austin inspired versions of classic arcade game Pac-Man, board game Othello and Rock/Paper/Scissors. ****The main game, titled 'International Man in a Platform Game' has you controlling Austin and dodging police hats and soccer balls through each level. ****Finally, there are extra features including the Shagulator (a calculator), Austin's Pad (a rudimentary word processor) an Internet style program detailing the two Austin Powers movies, as well as a complete Windows like environment to play around with (including a choice of background artwork, screensavers, sounds and more). You can also send messages to other users through the GBC's infra-red port and print messages using the Game Boy Printer.</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Austin Powers - Oh, Behave! (USA)&quot;&gt; &lt;year&gt;2000&lt;/year&gt; &lt;rating&gt;ESRB - E (Everyone)&lt;/rating&gt; &lt;title&gt;Austin Powers - Oh, Behave! &lt;/title&gt; &lt;pub&gt;Take-Two Interactive&lt;/pub&gt; &lt;dev&gt;Tarantula Studios &lt;/dev&gt; &lt;genre&gt;Action&lt;/genre&gt; &lt;score&gt;1.9&lt;/score&gt; &lt;player&gt;1-2 Players&lt;/player&gt; &lt;story&gt;A collection of games and features based on the Austin Powers movie series. Included on the cart are Austin inspired versions of classic arcade game Pac-Man, board game Othello and Rock/Paper/Scissors. ****The main game, titled 'International Man in a Platform Game' has you controlling Austin and dodging police hats and soccer balls through each level. ****Finally, there are extra features including the Shagulator (a calculator), Austin's Pad (a rudimentary word processor) an Internet style program detailing the two Austin Powers movies, as well as a complete Windows like environment to play around with (including a choice of background artwork, screensavers, sounds and more). You can also send messages to other users through the GBC's infra-red port and print messages using the Game Boy Printer.&lt;/story&gt; &lt;/game&gt;">
            <text:p>&lt;game name="Austin Powers - Oh, Behave! (USA)"&gt; &lt;year&gt;2000&lt;/year&gt; &lt;rating&gt;ESRB - E (Everyone)&lt;/rating&gt; &lt;title&gt;Austin Powers - Oh, Behave! &lt;/title&gt; &lt;pub&gt;Take-Two Interactive&lt;/pub&gt; &lt;dev&gt;Tarantula Studios &lt;/dev&gt; &lt;genre&gt;Action&lt;/genre&gt; &lt;score&gt;1.9&lt;/score&gt; &lt;player&gt;1-2 Players&lt;/player&gt; &lt;story&gt;A collection of games and features based on the Austin Powers movie series. Included on the cart are Austin inspired versions of classic arcade game Pac-Man, board game Othello and Rock/Paper/Scissors. ****The main game, titled 'International Man in a Platform Game' has you controlling Austin and dodging police hats and soccer balls through each level. ****Finally, there are extra features including the Shagulator (a calculator), Austin's Pad (a rudimentary word processor) an Internet style program detailing the two Austin Powers movies, as well as a complete Windows like environment to play around with (including a choice of background artwork, screensavers, sounds and more). You can also send messages to other users through the GBC's infra-red port and print messages using the Game Boy Printer.&lt;/story&gt; &lt;/game&gt;</text:p>
          </table:table-cell>
          <table:table-cell table:number-columns-repeated="1013"/>
        </table:table-row>
        <table:table-row table:style-name="ro1">
          <table:table-cell office:value-type="string">
            <text:p>Austin Powers - Welcome to my Underground Lair! (USA)</text:p>
          </table:table-cell>
          <table:table-cell office:value-type="float" office:value="2000">
            <text:p>2000</text:p>
          </table:table-cell>
          <table:table-cell office:value-type="string">
            <text:p>ESRB - E (Everyone)</text:p>
          </table:table-cell>
          <table:table-cell office:value-type="string">
            <text:p>Austin Powers - Welcome to my Underground Lair! </text:p>
          </table:table-cell>
          <table:table-cell office:value-type="string">
            <text:p>Rockstar Games</text:p>
          </table:table-cell>
          <table:table-cell office:value-type="string">
            <text:p>Tarantula Studios </text:p>
          </table:table-cell>
          <table:table-cell office:value-type="string">
            <text:p>Action</text:p>
          </table:table-cell>
          <table:table-cell office:value-type="string">
            <text:p>2.6</text:p>
          </table:table-cell>
          <table:table-cell office:value-type="string">
            <text:p>1-2 Players</text:p>
          </table:table-cell>
          <table:table-cell office:value-type="string">
            <text:p>Dr. Evil, the villain that dogs Austin Powers, now has is own video game. Following the same footsteps as Austin Powers: Oh Behave!, the lair contains a selection of evil inspried video games based on Pac-Man, Othello and Rock/Paper/Scissors, and the main game which has you racing along in Dr. Evil's bike collecting money and dodging obstacles. ****You can also find screensavers, video clips, details of the first two Austin Powers movies and PC like programs including a document maker, calculator and the ability to print off and send messages via the infra-red port of the GBC.</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Austin Powers - Welcome to my Underground Lair! (USA)&quot;&gt; &lt;year&gt;2000&lt;/year&gt; &lt;rating&gt;ESRB - E (Everyone)&lt;/rating&gt; &lt;title&gt;Austin Powers - Welcome to my Underground Lair! &lt;/title&gt; &lt;pub&gt;Rockstar Games&lt;/pub&gt; &lt;dev&gt;Tarantula Studios &lt;/dev&gt; &lt;genre&gt;Action&lt;/genre&gt; &lt;score&gt;2.6&lt;/score&gt; &lt;player&gt;1-2 Players&lt;/player&gt; &lt;story&gt;Dr. Evil, the villain that dogs Austin Powers, now has is own video game. Following the same footsteps as Austin Powers: Oh Behave!, the lair contains a selection of evil inspried video games based on Pac-Man, Othello and Rock/Paper/Scissors, and the main game which has you racing along in Dr. Evil's bike collecting money and dodging obstacles. ****You can also find screensavers, video clips, details of the first two Austin Powers movies and PC like programs including a document maker, calculator and the ability to print off and send messages via the infra-red port of the GBC.&lt;/story&gt; &lt;/game&gt;">
            <text:p>&lt;game name="Austin Powers - Welcome to my Underground Lair! (USA)"&gt; &lt;year&gt;2000&lt;/year&gt; &lt;rating&gt;ESRB - E (Everyone)&lt;/rating&gt; &lt;title&gt;Austin Powers - Welcome to my Underground Lair! &lt;/title&gt; &lt;pub&gt;Rockstar Games&lt;/pub&gt; &lt;dev&gt;Tarantula Studios &lt;/dev&gt; &lt;genre&gt;Action&lt;/genre&gt; &lt;score&gt;2.6&lt;/score&gt; &lt;player&gt;1-2 Players&lt;/player&gt; &lt;story&gt;Dr. Evil, the villain that dogs Austin Powers, now has is own video game. Following the same footsteps as Austin Powers: Oh Behave!, the lair contains a selection of evil inspried video games based on Pac-Man, Othello and Rock/Paper/Scissors, and the main game which has you racing along in Dr. Evil's bike collecting money and dodging obstacles. ****You can also find screensavers, video clips, details of the first two Austin Powers movies and PC like programs including a document maker, calculator and the ability to print off and send messages via the infra-red port of the GBC.&lt;/story&gt; &lt;/game&gt;</text:p>
          </table:table-cell>
          <table:table-cell table:number-columns-repeated="1013"/>
        </table:table-row>
        <table:table-row table:style-name="ro1">
          <table:table-cell office:value-type="string">
            <text:p>Azure Dreams (USA)</text:p>
          </table:table-cell>
          <table:table-cell office:value-type="float" office:value="2000">
            <text:p>2000</text:p>
          </table:table-cell>
          <table:table-cell office:value-type="string">
            <text:p>ESRB - E (Everyone)</text:p>
          </table:table-cell>
          <table:table-cell office:value-type="string">
            <text:p>Azure Dreams </text:p>
          </table:table-cell>
          <table:table-cell office:value-type="string">
            <text:p>Konami</text:p>
          </table:table-cell>
          <table:table-cell office:value-type="string">
            <text:p>Konami Computer Entertainment </text:p>
          </table:table-cell>
          <table:table-cell office:value-type="string">
            <text:p>Role-Playing</text:p>
          </table:table-cell>
          <table:table-cell office:value-type="string">
            <text:p>3.9</text:p>
          </table:table-cell>
          <table:table-cell office:value-type="string">
            <text:p>1 Player</text:p>
          </table:table-cell>
          <table:table-cell office:value-type="string">
            <text:p>The huge Monster Tower stands near the village Monsbaiya. It is populated by vicious monsters, and few dare enter it. But the monsters in the tower lay eggs, and whoever takes possession of such an egg, can tame a monster which will come out of it, and those monsters, called "familiars", will help their tamers in times of danger. Some brave adventurers dared to enter the tower and to take the eggs. One of them was called Guy. He was killed in the monster tower. Now his son Koh is fifteen, and he is allowed to try his luck in the tower.****You control Koh and his party of "familiars" in this unusual "monster-taming" RPG. You must capture the eggs from the tower, bring them home, grow monsters and tame them. During battles, you assign different commands to them. Different species have different abilities and need different approach. The battles system is a mixture of real time and turn based combat. Unlike most other console RPGs, there are no special battle screens.</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Azure Dreams (USA)&quot;&gt; &lt;year&gt;2000&lt;/year&gt; &lt;rating&gt;ESRB - E (Everyone)&lt;/rating&gt; &lt;title&gt;Azure Dreams &lt;/title&gt; &lt;pub&gt;Konami&lt;/pub&gt; &lt;dev&gt;Konami Computer Entertainment &lt;/dev&gt; &lt;genre&gt;Role-Playing&lt;/genre&gt; &lt;score&gt;3.9&lt;/score&gt; &lt;player&gt;1 Player&lt;/player&gt; &lt;story&gt;The huge Monster Tower stands near the village Monsbaiya. It is populated by vicious monsters, and few dare enter it. But the monsters in the tower lay eggs, and whoever takes possession of such an egg, can tame a monster which will come out of it, and those monsters, called &quot;familiars&quot;, will help their tamers in times of danger. Some brave adventurers dared to enter the tower and to take the eggs. One of them was called Guy. He was killed in the monster tower. Now his son Koh is fifteen, and he is allowed to try his luck in the tower.****You control Koh and his party of &quot;familiars&quot; in this unusual &quot;monster-taming&quot; RPG. You must capture the eggs from the tower, bring them home, grow monsters and tame them. During battles, you assign different commands to them. Different species have different abilities and need different approach. The battles system is a mixture of real time and turn based combat. Unlike most other console RPGs, there are no special battle screens.&lt;/story&gt; &lt;/game&gt;">
            <text:p>&lt;game name="Azure Dreams (USA)"&gt; &lt;year&gt;2000&lt;/year&gt; &lt;rating&gt;ESRB - E (Everyone)&lt;/rating&gt; &lt;title&gt;Azure Dreams &lt;/title&gt; &lt;pub&gt;Konami&lt;/pub&gt; &lt;dev&gt;Konami Computer Entertainment &lt;/dev&gt; &lt;genre&gt;Role-Playing&lt;/genre&gt; &lt;score&gt;3.9&lt;/score&gt; &lt;player&gt;1 Player&lt;/player&gt; &lt;story&gt;The huge Monster Tower stands near the village Monsbaiya. It is populated by vicious monsters, and few dare enter it. But the monsters in the tower lay eggs, and whoever takes possession of such an egg, can tame a monster which will come out of it, and those monsters, called "familiars", will help their tamers in times of danger. Some brave adventurers dared to enter the tower and to take the eggs. One of them was called Guy. He was killed in the monster tower. Now his son Koh is fifteen, and he is allowed to try his luck in the tower.****You control Koh and his party of "familiars" in this unusual "monster-taming" RPG. You must capture the eggs from the tower, bring them home, grow monsters and tame them. During battles, you assign different commands to them. Different species have different abilities and need different approach. The battles system is a mixture of real time and turn based combat. Unlike most other console RPGs, there are no special battle screens.&lt;/story&gt; &lt;/game&gt;</text:p>
          </table:table-cell>
          <table:table-cell table:number-columns-repeated="1013"/>
        </table:table-row>
        <table:table-row table:style-name="ro1">
          <table:table-cell office:value-type="string">
            <text:p>Babe and Friends (USA)</text:p>
          </table:table-cell>
          <table:table-cell office:value-type="float" office:value="1999">
            <text:p>1999</text:p>
          </table:table-cell>
          <table:table-cell office:value-type="string">
            <text:p>ESRB - E (Everyone)</text:p>
          </table:table-cell>
          <table:table-cell office:value-type="string">
            <text:p>Babe and Friends </text:p>
          </table:table-cell>
          <table:table-cell office:value-type="string">
            <text:p>Crave</text:p>
          </table:table-cell>
          <table:table-cell office:value-type="string">
            <text:p>Aqua Pacific </text:p>
          </table:table-cell>
          <table:table-cell office:value-type="string">
            <text:p>Action</text:p>
          </table:table-cell>
          <table:table-cell office:value-type="string">
            <text:p>3.5</text:p>
          </table:table-cell>
          <table:table-cell office:value-type="string">
            <text:p>1 Player</text:p>
          </table:table-cell>
          <table:table-cell office:value-type="string">
            <text:p>Babe the Pig, of the eponymous movies, was raised by sheepdogs and, hence, believes himself to be a "sheep-pig", who herds sheep as his foster parents do. <text:s/>In this game, you control the plucky little porker and direct his sheep management attempts, driving them forward toward the goal in exaggerated, frictionless Soko-Ban or Boulder Dash style with porcine barks until their movement is halted or altered should their course intercept an obstacle such as a fencepost, moveable haystack, pit or trampoline.****Babe is given hints and tips in these efforts by lovable characters from both of his feature films, and the 40 levels borrow inspiration both from the calm pastoral setting of the first and the surreal urban folly of its sequel. <text:s/>While the measured puzzles are a far cry from the excitement of the movies, the material finds a surprisingly good fit in this unexpected genre -- or otherwise put, "that'll do, pig."</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Babe and Friends (USA)&quot;&gt; &lt;year&gt;1999&lt;/year&gt; &lt;rating&gt;ESRB - E (Everyone)&lt;/rating&gt; &lt;title&gt;Babe and Friends &lt;/title&gt; &lt;pub&gt;Crave&lt;/pub&gt; &lt;dev&gt;Aqua Pacific &lt;/dev&gt; &lt;genre&gt;Action&lt;/genre&gt; &lt;score&gt;3.5&lt;/score&gt; &lt;player&gt;1 Player&lt;/player&gt; &lt;story&gt;Babe the Pig, of the eponymous movies, was raised by sheepdogs and, hence, believes himself to be a &quot;sheep-pig&quot;, who herds sheep as his foster parents do.  In this game, you control the plucky little porker and direct his sheep management attempts, driving them forward toward the goal in exaggerated, frictionless Soko-Ban or Boulder Dash style with porcine barks until their movement is halted or altered should their course intercept an obstacle such as a fencepost, moveable haystack, pit or trampoline.****Babe is given hints and tips in these efforts by lovable characters from both of his feature films, and the 40 levels borrow inspiration both from the calm pastoral setting of the first and the surreal urban folly of its sequel.  While the measured puzzles are a far cry from the excitement of the movies, the material finds a surprisingly good fit in this unexpected genre -- or otherwise put, &quot;that'll do, pig.&quot;&lt;/story&gt; &lt;/game&gt;">
            <text:p>&lt;game name="Babe and Friends (USA)"&gt; &lt;year&gt;1999&lt;/year&gt; &lt;rating&gt;ESRB - E (Everyone)&lt;/rating&gt; &lt;title&gt;Babe and Friends &lt;/title&gt; &lt;pub&gt;Crave&lt;/pub&gt; &lt;dev&gt;Aqua Pacific &lt;/dev&gt; &lt;genre&gt;Action&lt;/genre&gt; &lt;score&gt;3.5&lt;/score&gt; &lt;player&gt;1 Player&lt;/player&gt; &lt;story&gt;Babe the Pig, of the eponymous movies, was raised by sheepdogs and, hence, believes himself to be a "sheep-pig", who herds sheep as his foster parents do. <text:s/>In this game, you control the plucky little porker and direct his sheep management attempts, driving them forward toward the goal in exaggerated, frictionless Soko-Ban or Boulder Dash style with porcine barks until their movement is halted or altered should their course intercept an obstacle such as a fencepost, moveable haystack, pit or trampoline.****Babe is given hints and tips in these efforts by lovable characters from both of his feature films, and the 40 levels borrow inspiration both from the calm pastoral setting of the first and the surreal urban folly of its sequel. <text:s/>While the measured puzzles are a far cry from the excitement of the movies, the material finds a surprisingly good fit in this unexpected genre -- or otherwise put, "that'll do, pig."&lt;/story&gt; &lt;/game&gt;</text:p>
          </table:table-cell>
          <table:table-cell table:number-columns-repeated="1013"/>
        </table:table-row>
        <table:table-row table:style-name="ro1">
          <table:table-cell office:value-type="string">
            <text:p>Baby Felix - Halloween (Europe)</text:p>
          </table:table-cell>
          <table:table-cell office:value-type="float" office:value="2001">
            <text:p>2001</text:p>
          </table:table-cell>
          <table:table-cell office:value-type="string">
            <text:p>ESRB - E (Everyone)</text:p>
          </table:table-cell>
          <table:table-cell office:value-type="string">
            <text:p>Baby Felix - Halloween </text:p>
          </table:table-cell>
          <table:table-cell office:value-type="string">
            <text:p>LSP</text:p>
          </table:table-cell>
          <table:table-cell office:value-type="string">
            <text:p>Bit Managers</text:p>
          </table:table-cell>
          <table:table-cell office:value-type="string">
            <text:p>Action</text:p>
          </table:table-cell>
          <table:table-cell office:value-type="string">
            <text:p>3.8</text:p>
          </table:table-cell>
          <table:table-cell office:value-type="string">
            <text:p>1 Player</text:p>
          </table:table-cell>
          <table:table-cell office:value-type="string">
            <text:p>Baby Felix, the 2000 spin-off of Don Oriolo's Felix the Cat, was a cartoon series that aired exclusively in Japan. Baby Felix Halloween for GBC was released at around the same time, but as a Europe exclusive.The gameplay feels a lot like the Castlevania games for Game Boy. There are 5 levels, each featuring considerable length, enemies, and fun challenging end bosses. You have two playable characters with the exact same attacks: A melee attack (a hat or a wand) and a ranged attack (slingshot or magic-balls.) Gender bend, do what you will, they're both the same. Controls are simple and easy to use, offering this unique parkour-like feel when playing. </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Baby Felix - Halloween (Europe)&quot;&gt; &lt;year&gt;2001&lt;/year&gt; &lt;rating&gt;ESRB - E (Everyone)&lt;/rating&gt; &lt;title&gt;Baby Felix - Halloween &lt;/title&gt; &lt;pub&gt;LSP&lt;/pub&gt; &lt;dev&gt;Bit Managers&lt;/dev&gt; &lt;genre&gt;Action&lt;/genre&gt; &lt;score&gt;3.8&lt;/score&gt; &lt;player&gt;1 Player&lt;/player&gt; &lt;story&gt;Baby Felix, the 2000 spin-off of Don Oriolo's Felix the Cat, was a cartoon series that aired exclusively in Japan. Baby Felix Halloween for GBC was released at around the same time, but as a Europe exclusive.The gameplay feels a lot like the Castlevania games for Game Boy. There are 5 levels, each featuring considerable length, enemies, and fun challenging end bosses. You have two playable characters with the exact same attacks: A melee attack (a hat or a wand) and a ranged attack (slingshot or magic-balls.) Gender bend, do what you will, they're both the same. Controls are simple and easy to use, offering this unique parkour-like feel when playing. &lt;/story&gt; &lt;/game&gt;">
            <text:p>&lt;game name="Baby Felix - Halloween (Europe)"&gt; &lt;year&gt;2001&lt;/year&gt; &lt;rating&gt;ESRB - E (Everyone)&lt;/rating&gt; &lt;title&gt;Baby Felix - Halloween &lt;/title&gt; &lt;pub&gt;LSP&lt;/pub&gt; &lt;dev&gt;Bit Managers&lt;/dev&gt; &lt;genre&gt;Action&lt;/genre&gt; &lt;score&gt;3.8&lt;/score&gt; &lt;player&gt;1 Player&lt;/player&gt; &lt;story&gt;Baby Felix, the 2000 spin-off of Don Oriolo's Felix the Cat, was a cartoon series that aired exclusively in Japan. Baby Felix Halloween for GBC was released at around the same time, but as a Europe exclusive.The gameplay feels a lot like the Castlevania games for Game Boy. There are 5 levels, each featuring considerable length, enemies, and fun challenging end bosses. You have two playable characters with the exact same attacks: A melee attack (a hat or a wand) and a ranged attack (slingshot or magic-balls.) Gender bend, do what you will, they're both the same. Controls are simple and easy to use, offering this unique parkour-like feel when playing. &lt;/story&gt; &lt;/game&gt;</text:p>
          </table:table-cell>
          <table:table-cell table:number-columns-repeated="1013"/>
        </table:table-row>
        <table:table-row table:style-name="ro1">
          <table:table-cell office:value-type="string">
            <text:p>Backgammon (Europe)</text:p>
          </table:table-cell>
          <table:table-cell office:value-type="float" office:value="2000">
            <text:p>2000</text:p>
          </table:table-cell>
          <table:table-cell office:value-type="string">
            <text:p>ESRB - E (Everyone)</text:p>
          </table:table-cell>
          <table:table-cell office:value-type="string">
            <text:p>Backgammon </text:p>
          </table:table-cell>
          <table:table-cell table:number-columns-repeated="2" office:value-type="string">
            <text:p>Altron</text:p>
          </table:table-cell>
          <table:table-cell office:value-type="string">
            <text:p>Board Games</text:p>
          </table:table-cell>
          <table:table-cell office:value-type="string">
            <text:p>3.7</text:p>
          </table:table-cell>
          <table:table-cell office:value-type="string">
            <text:p>1 Player</text:p>
          </table:table-cell>
          <table:table-cell office:value-type="string">
            <text:p>Dating back 5,000 years, this game of skill and chance has featured in many video games.</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Backgammon (Europe)&quot;&gt; &lt;year&gt;2000&lt;/year&gt; &lt;rating&gt;ESRB - E (Everyone)&lt;/rating&gt; &lt;title&gt;Backgammon &lt;/title&gt; &lt;pub&gt;Altron&lt;/pub&gt; &lt;dev&gt;Altron&lt;/dev&gt; &lt;genre&gt;Board Games&lt;/genre&gt; &lt;score&gt;3.7&lt;/score&gt; &lt;player&gt;1 Player&lt;/player&gt; &lt;story&gt;Dating back 5,000 years, this game of skill and chance has featured in many video games.&lt;/story&gt; &lt;/game&gt;">
            <text:p>&lt;game name="Backgammon (Europe)"&gt; &lt;year&gt;2000&lt;/year&gt; &lt;rating&gt;ESRB - E (Everyone)&lt;/rating&gt; &lt;title&gt;Backgammon &lt;/title&gt; &lt;pub&gt;Altron&lt;/pub&gt; &lt;dev&gt;Altron&lt;/dev&gt; &lt;genre&gt;Board Games&lt;/genre&gt; &lt;score&gt;3.7&lt;/score&gt; &lt;player&gt;1 Player&lt;/player&gt; &lt;story&gt;Dating back 5,000 years, this game of skill and chance has featured in many video games.&lt;/story&gt; &lt;/game&gt;</text:p>
          </table:table-cell>
          <table:table-cell table:number-columns-repeated="1013"/>
        </table:table-row>
        <table:table-row table:style-name="ro1">
          <table:table-cell office:value-type="string">
            <text:p>Ballistic (USA)</text:p>
          </table:table-cell>
          <table:table-cell office:value-type="float" office:value="1999">
            <text:p>1999</text:p>
          </table:table-cell>
          <table:table-cell office:value-type="string">
            <text:p>ESRB - E (Everyone)</text:p>
          </table:table-cell>
          <table:table-cell office:value-type="string">
            <text:p>Ballistic </text:p>
          </table:table-cell>
          <table:table-cell office:value-type="string">
            <text:p>Atari</text:p>
          </table:table-cell>
          <table:table-cell office:value-type="string">
            <text:p>Mitchell </text:p>
          </table:table-cell>
          <table:table-cell office:value-type="string">
            <text:p>Puzzle</text:p>
          </table:table-cell>
          <table:table-cell office:value-type="string">
            <text:p>4.4</text:p>
          </table:table-cell>
          <table:table-cell office:value-type="string">
            <text:p>1-2 Players</text:p>
          </table:table-cell>
          <table:table-cell office:value-type="string">
            <text:p>Ballistic is a puzzle game in which the player must place 3 patterned balls next to each other in order to clear them. It is somewhat similar to Puyo Puyo in this respect. However Ballistic places the player in the center of the screen shooting the balls outward. In Panic! mode, a constant string of balls appear and the player must keep destroying similar balls to keep the string short and prevent it from snaking around and reaching the middle of the screen. In Checkmate mode, a limited amount of balls are given to the player which they must use to destroy all the balls on the screen. Strategy is used here since the amount of balls destroyed must be maximized.****Ballistic also features a versus mode in which players can challenge one another. Similar to other puzzle games versus modes, one player's success results in additional balls on the other player's screen which they then must clear.</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Ballistic (USA)&quot;&gt; &lt;year&gt;1999&lt;/year&gt; &lt;rating&gt;ESRB - E (Everyone)&lt;/rating&gt; &lt;title&gt;Ballistic &lt;/title&gt; &lt;pub&gt;Atari&lt;/pub&gt; &lt;dev&gt;Mitchell &lt;/dev&gt; &lt;genre&gt;Puzzle&lt;/genre&gt; &lt;score&gt;4.4&lt;/score&gt; &lt;player&gt;1-2 Players&lt;/player&gt; &lt;story&gt;Ballistic is a puzzle game in which the player must place 3 patterned balls next to each other in order to clear them. It is somewhat similar to Puyo Puyo in this respect. However Ballistic places the player in the center of the screen shooting the balls outward. In Panic! mode, a constant string of balls appear and the player must keep destroying similar balls to keep the string short and prevent it from snaking around and reaching the middle of the screen. In Checkmate mode, a limited amount of balls are given to the player which they must use to destroy all the balls on the screen. Strategy is used here since the amount of balls destroyed must be maximized.****Ballistic also features a versus mode in which players can challenge one another. Similar to other puzzle games versus modes, one player's success results in additional balls on the other player's screen which they then must clear.&lt;/story&gt; &lt;/game&gt;">
            <text:p>&lt;game name="Ballistic (USA)"&gt; &lt;year&gt;1999&lt;/year&gt; &lt;rating&gt;ESRB - E (Everyone)&lt;/rating&gt; &lt;title&gt;Ballistic &lt;/title&gt; &lt;pub&gt;Atari&lt;/pub&gt; &lt;dev&gt;Mitchell &lt;/dev&gt; &lt;genre&gt;Puzzle&lt;/genre&gt; &lt;score&gt;4.4&lt;/score&gt; &lt;player&gt;1-2 Players&lt;/player&gt; &lt;story&gt;Ballistic is a puzzle game in which the player must place 3 patterned balls next to each other in order to clear them. It is somewhat similar to Puyo Puyo in this respect. However Ballistic places the player in the center of the screen shooting the balls outward. In Panic! mode, a constant string of balls appear and the player must keep destroying similar balls to keep the string short and prevent it from snaking around and reaching the middle of the screen. In Checkmate mode, a limited amount of balls are given to the player which they must use to destroy all the balls on the screen. Strategy is used here since the amount of balls destroyed must be maximized.****Ballistic also features a versus mode in which players can challenge one another. Similar to other puzzle games versus modes, one player's success results in additional balls on the other player's screen which they then must clear.&lt;/story&gt; &lt;/game&gt;</text:p>
          </table:table-cell>
          <table:table-cell table:number-columns-repeated="1013"/>
        </table:table-row>
        <table:table-row table:style-name="ro1">
          <table:table-cell office:value-type="string">
            <text:p>Barbie - Fashion Pack Games (USA, Europe)</text:p>
          </table:table-cell>
          <table:table-cell office:value-type="float" office:value="2000">
            <text:p>2000</text:p>
          </table:table-cell>
          <table:table-cell office:value-type="string">
            <text:p>ESRB - E (Everyone)</text:p>
          </table:table-cell>
          <table:table-cell office:value-type="string">
            <text:p>Barbie - Fashion Pack Games </text:p>
          </table:table-cell>
          <table:table-cell office:value-type="string">
            <text:p>Mattel</text:p>
          </table:table-cell>
          <table:table-cell office:value-type="string">
            <text:p>Hyperspace Cowgirls</text:p>
          </table:table-cell>
          <table:table-cell office:value-type="string">
            <text:p>Action</text:p>
          </table:table-cell>
          <table:table-cell office:value-type="string">
            <text:p>1.2</text:p>
          </table:table-cell>
          <table:table-cell office:value-type="string">
            <text:p>1 Player</text:p>
          </table:table-cell>
          <table:table-cell office:value-type="string">
            <text:p>With this game you can actually create totally new outfits for your Barbie doll using a software to edit the clothes and then printing them to actual fabric, supplied along with the game.Edit clothes for different occasions (wedding, casual, party, date, work and beach), and then choose accessories, patterns, colors, and much more.Once you're done you can watch your clothes being shown at the catwalk by Barbie models, or print photos of your creations.</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Barbie - Fashion Pack Games (USA, Europe)&quot;&gt; &lt;year&gt;2000&lt;/year&gt; &lt;rating&gt;ESRB - E (Everyone)&lt;/rating&gt; &lt;title&gt;Barbie - Fashion Pack Games &lt;/title&gt; &lt;pub&gt;Mattel&lt;/pub&gt; &lt;dev&gt;Hyperspace Cowgirls&lt;/dev&gt; &lt;genre&gt;Action&lt;/genre&gt; &lt;score&gt;1.2&lt;/score&gt; &lt;player&gt;1 Player&lt;/player&gt; &lt;story&gt;With this game you can actually create totally new outfits for your Barbie doll using a software to edit the clothes and then printing them to actual fabric, supplied along with the game.Edit clothes for different occasions (wedding, casual, party, date, work and beach), and then choose accessories, patterns, colors, and much more.Once you're done you can watch your clothes being shown at the catwalk by Barbie models, or print photos of your creations.&lt;/story&gt; &lt;/game&gt;">
            <text:p>&lt;game name="Barbie - Fashion Pack Games (USA, Europe)"&gt; &lt;year&gt;2000&lt;/year&gt; &lt;rating&gt;ESRB - E (Everyone)&lt;/rating&gt; &lt;title&gt;Barbie - Fashion Pack Games &lt;/title&gt; &lt;pub&gt;Mattel&lt;/pub&gt; &lt;dev&gt;Hyperspace Cowgirls&lt;/dev&gt; &lt;genre&gt;Action&lt;/genre&gt; &lt;score&gt;1.2&lt;/score&gt; &lt;player&gt;1 Player&lt;/player&gt; &lt;story&gt;With this game you can actually create totally new outfits for your Barbie doll using a software to edit the clothes and then printing them to actual fabric, supplied along with the game.Edit clothes for different occasions (wedding, casual, party, date, work and beach), and then choose accessories, patterns, colors, and much more.Once you're done you can watch your clothes being shown at the catwalk by Barbie models, or print photos of your creations.&lt;/story&gt; &lt;/game&gt;</text:p>
          </table:table-cell>
          <table:table-cell table:number-columns-repeated="1013"/>
        </table:table-row>
        <table:table-row table:style-name="ro1">
          <table:table-cell office:value-type="string">
            <text:p>Barbie - Magic Genie Adventure (USA)</text:p>
          </table:table-cell>
          <table:table-cell office:value-type="float" office:value="2000">
            <text:p>2000</text:p>
          </table:table-cell>
          <table:table-cell office:value-type="string">
            <text:p>ESRB - E (Everyone)</text:p>
          </table:table-cell>
          <table:table-cell office:value-type="string">
            <text:p>Barbie - Magic Genie Adventure </text:p>
          </table:table-cell>
          <table:table-cell office:value-type="string">
            <text:p>Mattel</text:p>
          </table:table-cell>
          <table:table-cell office:value-type="string">
            <text:p>Vicarious Visions </text:p>
          </table:table-cell>
          <table:table-cell office:value-type="string">
            <text:p>Action</text:p>
          </table:table-cell>
          <table:table-cell office:value-type="string">
            <text:p>2.7</text:p>
          </table:table-cell>
          <table:table-cell office:value-type="string">
            <text:p>1 Player</text:p>
          </table:table-cell>
          <table:table-cell office:value-type="string">
            <text:p>Head on a magical adventure with Barbie and friends in BARBIE: Magic Genie Adventure for Game Boy Color. In this one-player adventure, you'll ride a magic carpet through five different wondrous worlds filled with mystery and danger as you gather magic powers and abilities to help you on your journey! Barbie Magic Genie Adventure sticks to straight side-scrolling action and an extremely simple control scheme to attract girl gamers. The combination works somewhat, because of good graphics and a decent amount of level objectives, which will keep players busy. Barbie Magic Genie Adventure sends Barbie on her carpet through castles and forests, as she looks for crystals, harps, and other items that are necessary to fulfill the quests that Barbie encounters through the game. From time to time, Barbie even will get to play games, which are hopelessly simplistic, but add variety nonetheless.</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Barbie - Magic Genie Adventure (USA)&quot;&gt; &lt;year&gt;2000&lt;/year&gt; &lt;rating&gt;ESRB - E (Everyone)&lt;/rating&gt; &lt;title&gt;Barbie - Magic Genie Adventure &lt;/title&gt; &lt;pub&gt;Mattel&lt;/pub&gt; &lt;dev&gt;Vicarious Visions &lt;/dev&gt; &lt;genre&gt;Action&lt;/genre&gt; &lt;score&gt;2.7&lt;/score&gt; &lt;player&gt;1 Player&lt;/player&gt; &lt;story&gt;Head on a magical adventure with Barbie and friends in BARBIE: Magic Genie Adventure for Game Boy Color. In this one-player adventure, you'll ride a magic carpet through five different wondrous worlds filled with mystery and danger as you gather magic powers and abilities to help you on your journey! Barbie Magic Genie Adventure sticks to straight side-scrolling action and an extremely simple control scheme to attract girl gamers. The combination works somewhat, because of good graphics and a decent amount of level objectives, which will keep players busy. Barbie Magic Genie Adventure sends Barbie on her carpet through castles and forests, as she looks for crystals, harps, and other items that are necessary to fulfill the quests that Barbie encounters through the game. From time to time, Barbie even will get to play games, which are hopelessly simplistic, but add variety nonetheless.&lt;/story&gt; &lt;/game&gt;">
            <text:p>&lt;game name="Barbie - Magic Genie Adventure (USA)"&gt; &lt;year&gt;2000&lt;/year&gt; &lt;rating&gt;ESRB - E (Everyone)&lt;/rating&gt; &lt;title&gt;Barbie - Magic Genie Adventure &lt;/title&gt; &lt;pub&gt;Mattel&lt;/pub&gt; &lt;dev&gt;Vicarious Visions &lt;/dev&gt; &lt;genre&gt;Action&lt;/genre&gt; &lt;score&gt;2.7&lt;/score&gt; &lt;player&gt;1 Player&lt;/player&gt; &lt;story&gt;Head on a magical adventure with Barbie and friends in BARBIE: Magic Genie Adventure for Game Boy Color. In this one-player adventure, you'll ride a magic carpet through five different wondrous worlds filled with mystery and danger as you gather magic powers and abilities to help you on your journey! Barbie Magic Genie Adventure sticks to straight side-scrolling action and an extremely simple control scheme to attract girl gamers. The combination works somewhat, because of good graphics and a decent amount of level objectives, which will keep players busy. Barbie Magic Genie Adventure sends Barbie on her carpet through castles and forests, as she looks for crystals, harps, and other items that are necessary to fulfill the quests that Barbie encounters through the game. From time to time, Barbie even will get to play games, which are hopelessly simplistic, but add variety nonetheless.&lt;/story&gt; &lt;/game&gt;</text:p>
          </table:table-cell>
          <table:table-cell table:number-columns-repeated="1013"/>
        </table:table-row>
        <table:table-row table:style-name="ro1">
          <table:table-cell office:value-type="string">
            <text:p>Barbie - Ocean Discovery (USA)</text:p>
          </table:table-cell>
          <table:table-cell office:value-type="float" office:value="1999">
            <text:p>1999</text:p>
          </table:table-cell>
          <table:table-cell office:value-type="string">
            <text:p>ESRB - E (Everyone)</text:p>
          </table:table-cell>
          <table:table-cell office:value-type="string">
            <text:p>Barbie - Ocean Discovery </text:p>
          </table:table-cell>
          <table:table-cell office:value-type="string">
            <text:p>Mattel</text:p>
          </table:table-cell>
          <table:table-cell office:value-type="string">
            <text:p>Realtime Associates </text:p>
          </table:table-cell>
          <table:table-cell office:value-type="string">
            <text:p>Action</text:p>
          </table:table-cell>
          <table:table-cell office:value-type="string">
            <text:p>1.8</text:p>
          </table:table-cell>
          <table:table-cell office:value-type="string">
            <text:p>1 Player</text:p>
          </table:table-cell>
          <table:table-cell office:value-type="string">
            <text:p>Take control of Barbie as she explores an underwater world full of mini-games and activities to complete her quest and assemble the final treasure map. <text:s/>Guide her through 9 different maps collecting puzzle pieces along the way by finishing various mini-games such as a pong type game, a puzzle slider, a Kaboom style cannonball catcher and more. <text:s/>Interact with the various aquatic life in the maps and watch them swim around in interesting patterns.</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Barbie - Ocean Discovery (USA)&quot;&gt; &lt;year&gt;1999&lt;/year&gt; &lt;rating&gt;ESRB - E (Everyone)&lt;/rating&gt; &lt;title&gt;Barbie - Ocean Discovery &lt;/title&gt; &lt;pub&gt;Mattel&lt;/pub&gt; &lt;dev&gt;Realtime Associates &lt;/dev&gt; &lt;genre&gt;Action&lt;/genre&gt; &lt;score&gt;1.8&lt;/score&gt; &lt;player&gt;1 Player&lt;/player&gt; &lt;story&gt;Take control of Barbie as she explores an underwater world full of mini-games and activities to complete her quest and assemble the final treasure map.  Guide her through 9 different maps collecting puzzle pieces along the way by finishing various mini-games such as a pong type game, a puzzle slider, a Kaboom style cannonball catcher and more.  Interact with the various aquatic life in the maps and watch them swim around in interesting patterns.&lt;/story&gt; &lt;/game&gt;">
            <text:p>&lt;game name="Barbie - Ocean Discovery (USA)"&gt; &lt;year&gt;1999&lt;/year&gt; &lt;rating&gt;ESRB - E (Everyone)&lt;/rating&gt; &lt;title&gt;Barbie - Ocean Discovery &lt;/title&gt; &lt;pub&gt;Mattel&lt;/pub&gt; &lt;dev&gt;Realtime Associates &lt;/dev&gt; &lt;genre&gt;Action&lt;/genre&gt; &lt;score&gt;1.8&lt;/score&gt; &lt;player&gt;1 Player&lt;/player&gt; &lt;story&gt;Take control of Barbie as she explores an underwater world full of mini-games and activities to complete her quest and assemble the final treasure map. <text:s/>Guide her through 9 different maps collecting puzzle pieces along the way by finishing various mini-games such as a pong type game, a puzzle slider, a Kaboom style cannonball catcher and more. <text:s/>Interact with the various aquatic life in the maps and watch them swim around in interesting patterns.&lt;/story&gt; &lt;/game&gt;</text:p>
          </table:table-cell>
          <table:table-cell table:number-columns-repeated="1013"/>
        </table:table-row>
        <table:table-row table:style-name="ro1">
          <table:table-cell office:value-type="string">
            <text:p>Barbie - Pet Rescue (USA)</text:p>
          </table:table-cell>
          <table:table-cell office:value-type="float" office:value="2001">
            <text:p>2001</text:p>
          </table:table-cell>
          <table:table-cell office:value-type="string">
            <text:p>ESRB - E (Everyone)</text:p>
          </table:table-cell>
          <table:table-cell office:value-type="string">
            <text:p>Barbie - Pet Rescue </text:p>
          </table:table-cell>
          <table:table-cell office:value-type="string">
            <text:p>Mattel</text:p>
          </table:table-cell>
          <table:table-cell office:value-type="string">
            <text:p>HotGen </text:p>
          </table:table-cell>
          <table:table-cell office:value-type="string">
            <text:p>Action</text:p>
          </table:table-cell>
          <table:table-cell office:value-type="string">
            <text:p>2.4</text:p>
          </table:table-cell>
          <table:table-cell office:value-type="string">
            <text:p>1 Player</text:p>
          </table:table-cell>
          <table:table-cell office:value-type="string">
            <text:p>Barbie Pet Rescue lets kids play with and care for a variety of domesticated animals. Visit Barbie and her kid sister Stacey at the Pet Rescue Center, where you'll wait for rescue missions, explore in the playrooms, or tend to pets in the Care Center.****Rescue missions come in over the phone or via e-mail; after learning which pet is missing where, travel with Barbie on her scooter to one of three different environments in which to search for one of eight lost pets. In many missions, you'll have to figure out how to entice scared animals to come to you, or how to retrieve pets trapped in trees or other sticky situations. If you get stuck yourself, Barbie will give you hints. With each successful mission, you'll receive a printable Paw &amp;amp; Purr Award that hangs on the Pet Rescue Center wall.****Rescued pets come back to the Pet Rescue Center with you and Barbie to wait for their owners and receive a little TLC. Nurse them back to health in the Care Center, where you'll give recovered pets water, treats, vitamins and grooming. You may also need to bandage a hurt leg or pick burrs from ruffled fur. After creating a file for them in the computer and giving them a name you select from a list of suggestions, the animals go to one of two playrooms to wait for their owners.****In the meantime, you can play with them, plus all the other pets already in the playroom--a kitten, bunny, hamster, puppy, and a turtle. Select which animal you'd like to pet, then use the cursor to stroke an animal's head or back or scratch it under the chin. The animals respond to your attention by licking, rolling over, purring, or barking.** **There is a related mini-game for each kind of animal--Kitten Keepaway, Puppy Treat Toss, Hamster Trail, etc.--and if you do well enough, you'll see the animal perform a special trick. A few of the games require the use of logic and spatial aptitude, but for the most part they challenge the players' mouse mastery and hand-eye coordination.</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Barbie - Pet Rescue (USA)&quot;&gt; &lt;year&gt;2001&lt;/year&gt; &lt;rating&gt;ESRB - E (Everyone)&lt;/rating&gt; &lt;title&gt;Barbie - Pet Rescue &lt;/title&gt; &lt;pub&gt;Mattel&lt;/pub&gt; &lt;dev&gt;HotGen &lt;/dev&gt; &lt;genre&gt;Action&lt;/genre&gt; &lt;score&gt;2.4&lt;/score&gt; &lt;player&gt;1 Player&lt;/player&gt; &lt;story&gt;Barbie Pet Rescue lets kids play with and care for a variety of domesticated animals. Visit Barbie and her kid sister Stacey at the Pet Rescue Center, where you'll wait for rescue missions, explore in the playrooms, or tend to pets in the Care Center.****Rescue missions come in over the phone or via e-mail; after learning which pet is missing where, travel with Barbie on her scooter to one of three different environments in which to search for one of eight lost pets. In many missions, you'll have to figure out how to entice scared animals to come to you, or how to retrieve pets trapped in trees or other sticky situations. If you get stuck yourself, Barbie will give you hints. With each successful mission, you'll receive a printable Paw &amp;amp; Purr Award that hangs on the Pet Rescue Center wall.****Rescued pets come back to the Pet Rescue Center with you and Barbie to wait for their owners and receive a little TLC. Nurse them back to health in the Care Center, where you'll give recovered pets water, treats, vitamins and grooming. You may also need to bandage a hurt leg or pick burrs from ruffled fur. After creating a file for them in the computer and giving them a name you select from a list of suggestions, the animals go to one of two playrooms to wait for their owners.****In the meantime, you can play with them, plus all the other pets already in the playroom--a kitten, bunny, hamster, puppy, and a turtle. Select which animal you'd like to pet, then use the cursor to stroke an animal's head or back or scratch it under the chin. The animals respond to your attention by licking, rolling over, purring, or barking.** **There is a related mini-game for each kind of animal--Kitten Keepaway, Puppy Treat Toss, Hamster Trail, etc.--and if you do well enough, you'll see the animal perform a special trick. A few of the games require the use of logic and spatial aptitude, but for the most part they challenge the players' mouse mastery and hand-eye coordination.&lt;/story&gt; &lt;/game&gt;">
            <text:p>&lt;game name="Barbie - Pet Rescue (USA)"&gt; &lt;year&gt;2001&lt;/year&gt; &lt;rating&gt;ESRB - E (Everyone)&lt;/rating&gt; &lt;title&gt;Barbie - Pet Rescue &lt;/title&gt; &lt;pub&gt;Mattel&lt;/pub&gt; &lt;dev&gt;HotGen &lt;/dev&gt; &lt;genre&gt;Action&lt;/genre&gt; &lt;score&gt;2.4&lt;/score&gt; &lt;player&gt;1 Player&lt;/player&gt; &lt;story&gt;Barbie Pet Rescue lets kids play with and care for a variety of domesticated animals. Visit Barbie and her kid sister Stacey at the Pet Rescue Center, where you'll wait for rescue missions, explore in the playrooms, or tend to pets in the Care Center.****Rescue missions come in over the phone or via e-mail; after learning which pet is missing where, travel with Barbie on her scooter to one of three different environments in which to search for one of eight lost pets. In many missions, you'll have to figure out how to entice scared animals to come to you, or how to retrieve pets trapped in trees or other sticky situations. If you get stuck yourself, Barbie will give you hints. With each successful mission, you'll receive a printable Paw &amp;amp; Purr Award that hangs on the Pet Rescue Center wall.****Rescued pets come back to the Pet Rescue Center with you and Barbie to wait for their owners and receive a little TLC. Nurse them back to health in the Care Center, where you'll give recovered pets water, treats, vitamins and grooming. You may also need to bandage a hurt leg or pick burrs from ruffled fur. After creating a file for them in the computer and giving them a name you select from a list of suggestions, the animals go to one of two playrooms to wait for their owners.****In the meantime, you can play with them, plus all the other pets already in the playroom--a kitten, bunny, hamster, puppy, and a turtle. Select which animal you'd like to pet, then use the cursor to stroke an animal's head or back or scratch it under the chin. The animals respond to your attention by licking, rolling over, purring, or barking.** **There is a related mini-game for each kind of animal--Kitten Keepaway, Puppy Treat Toss, Hamster Trail, etc.--and if you do well enough, you'll see the animal perform a special trick. A few of the games require the use of logic and spatial aptitude, but for the most part they challenge the players' mouse mastery and hand-eye coordination.&lt;/story&gt; &lt;/game&gt;</text:p>
          </table:table-cell>
          <table:table-cell table:number-columns-repeated="1013"/>
        </table:table-row>
        <table:table-row table:style-name="ro1">
          <table:table-cell office:value-type="string">
            <text:p>Bass Masters Classic (USA, Europe)</text:p>
          </table:table-cell>
          <table:table-cell office:value-type="float" office:value="1999">
            <text:p>1999</text:p>
          </table:table-cell>
          <table:table-cell office:value-type="string">
            <text:p>ESRB - E (Everyone)</text:p>
          </table:table-cell>
          <table:table-cell office:value-type="string">
            <text:p>Bass Masters Classic </text:p>
          </table:table-cell>
          <table:table-cell office:value-type="string">
            <text:p>THQ</text:p>
          </table:table-cell>
          <table:table-cell office:value-type="string">
            <text:p>Natsume</text:p>
          </table:table-cell>
          <table:table-cell office:value-type="string">
            <text:p>Sports/Fishing</text:p>
          </table:table-cell>
          <table:table-cell office:value-type="string">
            <text:p>3.9</text:p>
          </table:table-cell>
          <table:table-cell office:value-type="string">
            <text:p>1 Player</text:p>
          </table:table-cell>
          <table:table-cell office:value-type="string">
            <text:p>Bass Masters Classic is a game for the Game Boy Color in which you can participate in a bass fishing tournament. The game features variable weather conditions and times of day, a variety of lures, and realistic fish behavior.****You can play in tournament and practice mode. The first allows you to compete and qualify for the Bass Master Classic tournament. In practice mode you can chose for yourself with what weather, time, and fishing spot you'd like to play.****Gameplay consists of watching the line from the "lure cam" angle. Once a fish catches the bait you have to quickly press the D-pad to reel it in.</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Bass Masters Classic (USA, Europe)&quot;&gt; &lt;year&gt;1999&lt;/year&gt; &lt;rating&gt;ESRB - E (Everyone)&lt;/rating&gt; &lt;title&gt;Bass Masters Classic &lt;/title&gt; &lt;pub&gt;THQ&lt;/pub&gt; &lt;dev&gt;Natsume&lt;/dev&gt; &lt;genre&gt;Sports/Fishing&lt;/genre&gt; &lt;score&gt;3.9&lt;/score&gt; &lt;player&gt;1 Player&lt;/player&gt; &lt;story&gt;Bass Masters Classic is a game for the Game Boy Color in which you can participate in a bass fishing tournament. The game features variable weather conditions and times of day, a variety of lures, and realistic fish behavior.****You can play in tournament and practice mode. The first allows you to compete and qualify for the Bass Master Classic tournament. In practice mode you can chose for yourself with what weather, time, and fishing spot you'd like to play.****Gameplay consists of watching the line from the &quot;lure cam&quot; angle. Once a fish catches the bait you have to quickly press the D-pad to reel it in.&lt;/story&gt; &lt;/game&gt;">
            <text:p>&lt;game name="Bass Masters Classic (USA, Europe)"&gt; &lt;year&gt;1999&lt;/year&gt; &lt;rating&gt;ESRB - E (Everyone)&lt;/rating&gt; &lt;title&gt;Bass Masters Classic &lt;/title&gt; &lt;pub&gt;THQ&lt;/pub&gt; &lt;dev&gt;Natsume&lt;/dev&gt; &lt;genre&gt;Sports/Fishing&lt;/genre&gt; &lt;score&gt;3.9&lt;/score&gt; &lt;player&gt;1 Player&lt;/player&gt; &lt;story&gt;Bass Masters Classic is a game for the Game Boy Color in which you can participate in a bass fishing tournament. The game features variable weather conditions and times of day, a variety of lures, and realistic fish behavior.****You can play in tournament and practice mode. The first allows you to compete and qualify for the Bass Master Classic tournament. In practice mode you can chose for yourself with what weather, time, and fishing spot you'd like to play.****Gameplay consists of watching the line from the "lure cam" angle. Once a fish catches the bait you have to quickly press the D-pad to reel it in.&lt;/story&gt; &lt;/game&gt;</text:p>
          </table:table-cell>
          <table:table-cell table:number-columns-repeated="1013"/>
        </table:table-row>
        <table:table-row table:style-name="ro1">
          <table:table-cell office:value-type="string">
            <text:p>Batman Beyond - Return of the Joker (USA)</text:p>
          </table:table-cell>
          <table:table-cell office:value-type="float" office:value="2000">
            <text:p>2000</text:p>
          </table:table-cell>
          <table:table-cell office:value-type="string">
            <text:p>ESRB - E (Everyone)</text:p>
          </table:table-cell>
          <table:table-cell office:value-type="string">
            <text:p>Batman Beyond - Return of the Joker </text:p>
          </table:table-cell>
          <table:table-cell office:value-type="string">
            <text:p>Ubisoft</text:p>
          </table:table-cell>
          <table:table-cell office:value-type="string">
            <text:p>Kemco </text:p>
          </table:table-cell>
          <table:table-cell office:value-type="string">
            <text:p>Adventure</text:p>
          </table:table-cell>
          <table:table-cell office:value-type="string">
            <text:p>2.5</text:p>
          </table:table-cell>
          <table:table-cell office:value-type="string">
            <text:p>1 Player</text:p>
          </table:table-cell>
          <table:table-cell office:value-type="string">
            <text:p>Based off the movie, Batman Beyond puts the player on the streets of Gotham (Beyond) to take out the ever-grinning Joker, but before that an obvious long line of his evil minions - some of which are genetically engineered.****Scroll around, punch, kick, play with bat-weapons, and avoid being on the receiving end of those attacks. There are multiple 'bat suits' that you can choose from, each with their own special abilities and purposes.****Mostly a 3-D beat-the-living-sunshine-out-of-whatever-moves type.</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Batman Beyond - Return of the Joker (USA)&quot;&gt; &lt;year&gt;2000&lt;/year&gt; &lt;rating&gt;ESRB - E (Everyone)&lt;/rating&gt; &lt;title&gt;Batman Beyond - Return of the Joker &lt;/title&gt; &lt;pub&gt;Ubisoft&lt;/pub&gt; &lt;dev&gt;Kemco &lt;/dev&gt; &lt;genre&gt;Adventure&lt;/genre&gt; &lt;score&gt;2.5&lt;/score&gt; &lt;player&gt;1 Player&lt;/player&gt; &lt;story&gt;Based off the movie, Batman Beyond puts the player on the streets of Gotham (Beyond) to take out the ever-grinning Joker, but before that an obvious long line of his evil minions - some of which are genetically engineered.****Scroll around, punch, kick, play with bat-weapons, and avoid being on the receiving end of those attacks. There are multiple 'bat suits' that you can choose from, each with their own special abilities and purposes.****Mostly a 3-D beat-the-living-sunshine-out-of-whatever-moves type.&lt;/story&gt; &lt;/game&gt;">
            <text:p>&lt;game name="Batman Beyond - Return of the Joker (USA)"&gt; &lt;year&gt;2000&lt;/year&gt; &lt;rating&gt;ESRB - E (Everyone)&lt;/rating&gt; &lt;title&gt;Batman Beyond - Return of the Joker &lt;/title&gt; &lt;pub&gt;Ubisoft&lt;/pub&gt; &lt;dev&gt;Kemco &lt;/dev&gt; &lt;genre&gt;Adventure&lt;/genre&gt; &lt;score&gt;2.5&lt;/score&gt; &lt;player&gt;1 Player&lt;/player&gt; &lt;story&gt;Based off the movie, Batman Beyond puts the player on the streets of Gotham (Beyond) to take out the ever-grinning Joker, but before that an obvious long line of his evil minions - some of which are genetically engineered.****Scroll around, punch, kick, play with bat-weapons, and avoid being on the receiving end of those attacks. There are multiple 'bat suits' that you can choose from, each with their own special abilities and purposes.****Mostly a 3-D beat-the-living-sunshine-out-of-whatever-moves type.&lt;/story&gt; &lt;/game&gt;</text:p>
          </table:table-cell>
          <table:table-cell table:number-columns-repeated="1013"/>
        </table:table-row>
        <table:table-row table:style-name="ro1">
          <table:table-cell office:value-type="string">
            <text:p>Battleship (USA, Europe)</text:p>
          </table:table-cell>
          <table:table-cell office:value-type="float" office:value="1999">
            <text:p>1999</text:p>
          </table:table-cell>
          <table:table-cell office:value-type="string">
            <text:p>ESRB - E (Everyone)</text:p>
          </table:table-cell>
          <table:table-cell office:value-type="string">
            <text:p>Battleship </text:p>
          </table:table-cell>
          <table:table-cell office:value-type="string">
            <text:p>Majesco Games</text:p>
          </table:table-cell>
          <table:table-cell office:value-type="string">
            <text:p>Pack-In-Video </text:p>
          </table:table-cell>
          <table:table-cell office:value-type="string">
            <text:p>Board Games</text:p>
          </table:table-cell>
          <table:table-cell office:value-type="string">
            <text:p>3.2</text:p>
          </table:table-cell>
          <table:table-cell office:value-type="string">
            <text:p>1 Player</text:p>
          </table:table-cell>
          <table:table-cell office:value-type="string">
            <text:p>You sank my battleship! You better believe it. One of the worlds most loved board games is going portable. Seek and destroy your sister during those long car rides. Or, go after your friend's aircraft carrier during recess--just don't let them sink you before you sink them! </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Battleship (USA, Europe)&quot;&gt; &lt;year&gt;1999&lt;/year&gt; &lt;rating&gt;ESRB - E (Everyone)&lt;/rating&gt; &lt;title&gt;Battleship &lt;/title&gt; &lt;pub&gt;Majesco Games&lt;/pub&gt; &lt;dev&gt;Pack-In-Video &lt;/dev&gt; &lt;genre&gt;Board Games&lt;/genre&gt; &lt;score&gt;3.2&lt;/score&gt; &lt;player&gt;1 Player&lt;/player&gt; &lt;story&gt;You sank my battleship! You better believe it. One of the worlds most loved board games is going portable. Seek and destroy your sister during those long car rides. Or, go after your friend's aircraft carrier during recess--just don't let them sink you before you sink them! &lt;/story&gt; &lt;/game&gt;">
            <text:p>&lt;game name="Battleship (USA, Europe)"&gt; &lt;year&gt;1999&lt;/year&gt; &lt;rating&gt;ESRB - E (Everyone)&lt;/rating&gt; &lt;title&gt;Battleship &lt;/title&gt; &lt;pub&gt;Majesco Games&lt;/pub&gt; &lt;dev&gt;Pack-In-Video &lt;/dev&gt; &lt;genre&gt;Board Games&lt;/genre&gt; &lt;score&gt;3.2&lt;/score&gt; &lt;player&gt;1 Player&lt;/player&gt; &lt;story&gt;You sank my battleship! You better believe it. One of the worlds most loved board games is going portable. Seek and destroy your sister during those long car rides. Or, go after your friend's aircraft carrier during recess--just don't let them sink you before you sink them! &lt;/story&gt; &lt;/game&gt;</text:p>
          </table:table-cell>
          <table:table-cell table:number-columns-repeated="1013"/>
        </table:table-row>
        <table:table-row table:style-name="ro1">
          <table:table-cell office:value-type="string">
            <text:p>BattleTanx (USA)</text:p>
          </table:table-cell>
          <table:table-cell office:value-type="float" office:value="2000">
            <text:p>2000</text:p>
          </table:table-cell>
          <table:table-cell office:value-type="string">
            <text:p>ESRB - E (Everyone)</text:p>
          </table:table-cell>
          <table:table-cell office:value-type="string">
            <text:p>BattleTanx </text:p>
          </table:table-cell>
          <table:table-cell office:value-type="string">
            <text:p>3DO</text:p>
          </table:table-cell>
          <table:table-cell office:value-type="string">
            <text:p>Lucky Chicken</text:p>
          </table:table-cell>
          <table:table-cell office:value-type="string">
            <text:p>Action</text:p>
          </table:table-cell>
          <table:table-cell office:value-type="string">
            <text:p>3.5</text:p>
          </table:table-cell>
          <table:table-cell office:value-type="string">
            <text:p>1 Player</text:p>
          </table:table-cell>
          <table:table-cell office:value-type="string">
            <text:p>Mission based tank shooter game set in the post-apocalyptic future; fight through single-player campaign levels based in U.S. cities against multitudes of gangs with their own tanks and heavy firepower.****The game has a large multiplayer component, allowing up to 4 players at once, with or without teams, AI opponents, and in several gameplay styles, including a standard deathmatch and a capture-the-flag style game.</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BattleTanx (USA)&quot;&gt; &lt;year&gt;2000&lt;/year&gt; &lt;rating&gt;ESRB - E (Everyone)&lt;/rating&gt; &lt;title&gt;BattleTanx &lt;/title&gt; &lt;pub&gt;3DO&lt;/pub&gt; &lt;dev&gt;Lucky Chicken&lt;/dev&gt; &lt;genre&gt;Action&lt;/genre&gt; &lt;score&gt;3.5&lt;/score&gt; &lt;player&gt;1 Player&lt;/player&gt; &lt;story&gt;Mission based tank shooter game set in the post-apocalyptic future; fight through single-player campaign levels based in U.S. cities against multitudes of gangs with their own tanks and heavy firepower.****The game has a large multiplayer component, allowing up to 4 players at once, with or without teams, AI opponents, and in several gameplay styles, including a standard deathmatch and a capture-the-flag style game.&lt;/story&gt; &lt;/game&gt;">
            <text:p>&lt;game name="BattleTanx (USA)"&gt; &lt;year&gt;2000&lt;/year&gt; &lt;rating&gt;ESRB - E (Everyone)&lt;/rating&gt; &lt;title&gt;BattleTanx &lt;/title&gt; &lt;pub&gt;3DO&lt;/pub&gt; &lt;dev&gt;Lucky Chicken&lt;/dev&gt; &lt;genre&gt;Action&lt;/genre&gt; &lt;score&gt;3.5&lt;/score&gt; &lt;player&gt;1 Player&lt;/player&gt; &lt;story&gt;Mission based tank shooter game set in the post-apocalyptic future; fight through single-player campaign levels based in U.S. cities against multitudes of gangs with their own tanks and heavy firepower.****The game has a large multiplayer component, allowing up to 4 players at once, with or without teams, AI opponents, and in several gameplay styles, including a standard deathmatch and a capture-the-flag style game.&lt;/story&gt; &lt;/game&gt;</text:p>
          </table:table-cell>
          <table:table-cell table:number-columns-repeated="1013"/>
        </table:table-row>
        <table:table-row table:style-name="ro1">
          <table:table-cell office:value-type="string">
            <text:p>Bear in the Big Blue House (USA)</text:p>
          </table:table-cell>
          <table:table-cell office:value-type="float" office:value="2002">
            <text:p>2002</text:p>
          </table:table-cell>
          <table:table-cell office:value-type="string">
            <text:p>ESRB - E (Everyone)</text:p>
          </table:table-cell>
          <table:table-cell office:value-type="string">
            <text:p>Bear in the Big Blue House </text:p>
          </table:table-cell>
          <table:table-cell table:number-columns-repeated="2" office:value-type="string">
            <text:p>Ubisoft</text:p>
          </table:table-cell>
          <table:table-cell office:value-type="string">
            <text:p>Action</text:p>
          </table:table-cell>
          <table:table-cell office:value-type="string">
            <text:p>3.0</text:p>
          </table:table-cell>
          <table:table-cell office:value-type="string">
            <text:p>1 Player</text:p>
          </table:table-cell>
          <table:table-cell office:value-type="string">
            <text:p>Based on the TV show of the same name, Bear in the Big Blue House invites players to Ojo's birthday party. The goal is to help Ojo find her presents. To do so, the player must participate in eleven mini-games, each having two difficulty levels. There are two ways to explore and play, Adventure Mode and Activity Mode. The game is aimed at younger players.</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Bear in the Big Blue House (USA)&quot;&gt; &lt;year&gt;2002&lt;/year&gt; &lt;rating&gt;ESRB - E (Everyone)&lt;/rating&gt; &lt;title&gt;Bear in the Big Blue House &lt;/title&gt; &lt;pub&gt;Ubisoft&lt;/pub&gt; &lt;dev&gt;Ubisoft&lt;/dev&gt; &lt;genre&gt;Action&lt;/genre&gt; &lt;score&gt;3.0&lt;/score&gt; &lt;player&gt;1 Player&lt;/player&gt; &lt;story&gt;Based on the TV show of the same name, Bear in the Big Blue House invites players to Ojo's birthday party. The goal is to help Ojo find her presents. To do so, the player must participate in eleven mini-games, each having two difficulty levels. There are two ways to explore and play, Adventure Mode and Activity Mode. The game is aimed at younger players.&lt;/story&gt; &lt;/game&gt;">
            <text:p>&lt;game name="Bear in the Big Blue House (USA)"&gt; &lt;year&gt;2002&lt;/year&gt; &lt;rating&gt;ESRB - E (Everyone)&lt;/rating&gt; &lt;title&gt;Bear in the Big Blue House &lt;/title&gt; &lt;pub&gt;Ubisoft&lt;/pub&gt; &lt;dev&gt;Ubisoft&lt;/dev&gt; &lt;genre&gt;Action&lt;/genre&gt; &lt;score&gt;3.0&lt;/score&gt; &lt;player&gt;1 Player&lt;/player&gt; &lt;story&gt;Based on the TV show of the same name, Bear in the Big Blue House invites players to Ojo's birthday party. The goal is to help Ojo find her presents. To do so, the player must participate in eleven mini-games, each having two difficulty levels. There are two ways to explore and play, Adventure Mode and Activity Mode. The game is aimed at younger players.&lt;/story&gt; &lt;/game&gt;</text:p>
          </table:table-cell>
          <table:table-cell table:number-columns-repeated="1013"/>
        </table:table-row>
        <table:table-row table:style-name="ro1">
          <table:table-cell office:value-type="string">
            <text:p>Beauty and the Beast - A Board Game Adventure (USA)</text:p>
          </table:table-cell>
          <table:table-cell office:value-type="float" office:value="1999">
            <text:p>1999</text:p>
          </table:table-cell>
          <table:table-cell office:value-type="string">
            <text:p>ESRB - E (Everyone)</text:p>
          </table:table-cell>
          <table:table-cell office:value-type="string">
            <text:p>Beauty and the Beast - A Board Game Adventure </text:p>
          </table:table-cell>
          <table:table-cell office:value-type="string">
            <text:p>Nintendo</text:p>
          </table:table-cell>
          <table:table-cell office:value-type="string">
            <text:p>Left Field Productions </text:p>
          </table:table-cell>
          <table:table-cell office:value-type="string">
            <text:p>Board Games</text:p>
          </table:table-cell>
          <table:table-cell office:value-type="string">
            <text:p>3.6</text:p>
          </table:table-cell>
          <table:table-cell office:value-type="string">
            <text:p>1-4 Players</text:p>
          </table:table-cell>
          <table:table-cell office:value-type="string">
            <text:p>Disney's Beauty and the Beast: A Board Game Adventure is a game for the Game Boy Color. There are two modes of play. In the first you play on a big game board, where each square represents a Disney character. When you land on a square you play a mini-game against or inspired by him or her. For instance if you land on the square showing the inventor father you will have to play a game where his new log chopping device cuts firewood and he has to bounce it across the screen on a spring. These mini-games range from 2D platform game segments to memory or reflex games. There are a total of seven boards to play on. You can play with up to four players.****The second game mode is a 2D platform game where you have to beat bad guy Gaston to the castle to warn Beast from an upcoming mob. There are three levels to play through. You'll also have to play mini-games from time to time in this mode.</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Beauty and the Beast - A Board Game Adventure (USA)&quot;&gt; &lt;year&gt;1999&lt;/year&gt; &lt;rating&gt;ESRB - E (Everyone)&lt;/rating&gt; &lt;title&gt;Beauty and the Beast - A Board Game Adventure &lt;/title&gt; &lt;pub&gt;Nintendo&lt;/pub&gt; &lt;dev&gt;Left Field Productions &lt;/dev&gt; &lt;genre&gt;Board Games&lt;/genre&gt; &lt;score&gt;3.6&lt;/score&gt; &lt;player&gt;1-4 Players&lt;/player&gt; &lt;story&gt;Disney's Beauty and the Beast: A Board Game Adventure is a game for the Game Boy Color. There are two modes of play. In the first you play on a big game board, where each square represents a Disney character. When you land on a square you play a mini-game against or inspired by him or her. For instance if you land on the square showing the inventor father you will have to play a game where his new log chopping device cuts firewood and he has to bounce it across the screen on a spring. These mini-games range from 2D platform game segments to memory or reflex games. There are a total of seven boards to play on. You can play with up to four players.****The second game mode is a 2D platform game where you have to beat bad guy Gaston to the castle to warn Beast from an upcoming mob. There are three levels to play through. You'll also have to play mini-games from time to time in this mode.&lt;/story&gt; &lt;/game&gt;">
            <text:p>&lt;game name="Beauty and the Beast - A Board Game Adventure (USA)"&gt; &lt;year&gt;1999&lt;/year&gt; &lt;rating&gt;ESRB - E (Everyone)&lt;/rating&gt; &lt;title&gt;Beauty and the Beast - A Board Game Adventure &lt;/title&gt; &lt;pub&gt;Nintendo&lt;/pub&gt; &lt;dev&gt;Left Field Productions &lt;/dev&gt; &lt;genre&gt;Board Games&lt;/genre&gt; &lt;score&gt;3.6&lt;/score&gt; &lt;player&gt;1-4 Players&lt;/player&gt; &lt;story&gt;Disney's Beauty and the Beast: A Board Game Adventure is a game for the Game Boy Color. There are two modes of play. In the first you play on a big game board, where each square represents a Disney character. When you land on a square you play a mini-game against or inspired by him or her. For instance if you land on the square showing the inventor father you will have to play a game where his new log chopping device cuts firewood and he has to bounce it across the screen on a spring. These mini-games range from 2D platform game segments to memory or reflex games. There are a total of seven boards to play on. You can play with up to four players.****The second game mode is a 2D platform game where you have to beat bad guy Gaston to the castle to warn Beast from an upcoming mob. There are three levels to play through. You'll also have to play mini-games from time to time in this mode.&lt;/story&gt; &lt;/game&gt;</text:p>
          </table:table-cell>
          <table:table-cell table:number-columns-repeated="1013"/>
        </table:table-row>
        <table:table-row table:style-name="ro1">
          <table:table-cell office:value-type="string">
            <text:p>Billy Bob's Huntin' 'n' Fishin' (USA, Europe)</text:p>
          </table:table-cell>
          <table:table-cell office:value-type="float" office:value="1999">
            <text:p>1999</text:p>
          </table:table-cell>
          <table:table-cell office:value-type="string">
            <text:p>ESRB - E (Everyone)</text:p>
          </table:table-cell>
          <table:table-cell office:value-type="string">
            <text:p>Billy Bob's Huntin' 'n' Fishin\' </text:p>
          </table:table-cell>
          <table:table-cell office:value-type="string">
            <text:p>Midway</text:p>
          </table:table-cell>
          <table:table-cell office:value-type="string">
            <text:p>Saffire</text:p>
          </table:table-cell>
          <table:table-cell office:value-type="string">
            <text:p>Fishing/Sports</text:p>
          </table:table-cell>
          <table:table-cell office:value-type="string">
            <text:p>3.4</text:p>
          </table:table-cell>
          <table:table-cell office:value-type="string">
            <text:p>1 Player</text:p>
          </table:table-cell>
          <table:table-cell office:value-type="string">
            <text:p>In Billy Bob's Huntin'-n-Fishin' the player takes the role of Billy Bob, an obese redneck, who wants to win the heart of his love Daisy Mae. But she makes high demands: her lover needs to be a skilled hunter and fisherman. Two attributes which don't fit Billy. The only way to change this is by solving a variety of simple mini games, e.g. a shooting gallery or catching worms by walking to the hole and pressing the button with the correct timing. Those mini games can be tackled in any order and when all in a category (fishing or hunting) are finished, the player gets access to the main assignment. This plays out with another, slightly more complex mini game. All this has to be repeated five times with increasing difficulty in order to beat the game.</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Billy Bob's Huntin' 'n' Fishin' (USA, Europe)&quot;&gt; &lt;year&gt;1999&lt;/year&gt; &lt;rating&gt;ESRB - E (Everyone)&lt;/rating&gt; &lt;title&gt;Billy Bob's Huntin' 'n' Fishin\' &lt;/title&gt; &lt;pub&gt;Midway&lt;/pub&gt; &lt;dev&gt;Saffire&lt;/dev&gt; &lt;genre&gt;Fishing/Sports&lt;/genre&gt; &lt;score&gt;3.4&lt;/score&gt; &lt;player&gt;1 Player&lt;/player&gt; &lt;story&gt;In Billy Bob's Huntin'-n-Fishin' the player takes the role of Billy Bob, an obese redneck, who wants to win the heart of his love Daisy Mae. But she makes high demands: her lover needs to be a skilled hunter and fisherman. Two attributes which don't fit Billy. The only way to change this is by solving a variety of simple mini games, e.g. a shooting gallery or catching worms by walking to the hole and pressing the button with the correct timing. Those mini games can be tackled in any order and when all in a category (fishing or hunting) are finished, the player gets access to the main assignment. This plays out with another, slightly more complex mini game. All this has to be repeated five times with increasing difficulty in order to beat the game.&lt;/story&gt; &lt;/game&gt;">
            <text:p>&lt;game name="Billy Bob's Huntin' 'n' Fishin' (USA, Europe)"&gt; &lt;year&gt;1999&lt;/year&gt; &lt;rating&gt;ESRB - E (Everyone)&lt;/rating&gt; &lt;title&gt;Billy Bob's Huntin' 'n' Fishin\' &lt;/title&gt; &lt;pub&gt;Midway&lt;/pub&gt; &lt;dev&gt;Saffire&lt;/dev&gt; &lt;genre&gt;Fishing/Sports&lt;/genre&gt; &lt;score&gt;3.4&lt;/score&gt; &lt;player&gt;1 Player&lt;/player&gt; &lt;story&gt;In Billy Bob's Huntin'-n-Fishin' the player takes the role of Billy Bob, an obese redneck, who wants to win the heart of his love Daisy Mae. But she makes high demands: her lover needs to be a skilled hunter and fisherman. Two attributes which don't fit Billy. The only way to change this is by solving a variety of simple mini games, e.g. a shooting gallery or catching worms by walking to the hole and pressing the button with the correct timing. Those mini games can be tackled in any order and when all in a category (fishing or hunting) are finished, the player gets access to the main assignment. This plays out with another, slightly more complex mini game. All this has to be repeated five times with increasing difficulty in order to beat the game.&lt;/story&gt; &lt;/game&gt;</text:p>
          </table:table-cell>
          <table:table-cell table:number-columns-repeated="1013"/>
        </table:table-row>
        <table:table-row table:style-name="ro1">
          <table:table-cell office:value-type="string">
            <text:p>Bionic Commando - Elite Forces (USA)</text:p>
          </table:table-cell>
          <table:table-cell office:value-type="float" office:value="2000">
            <text:p>2000</text:p>
          </table:table-cell>
          <table:table-cell office:value-type="string">
            <text:p>ESRB - E (Everyone)</text:p>
          </table:table-cell>
          <table:table-cell office:value-type="string">
            <text:p>Bionic Commando - Elite Forces </text:p>
          </table:table-cell>
          <table:table-cell office:value-type="string">
            <text:p>Nintendo</text:p>
          </table:table-cell>
          <table:table-cell office:value-type="string">
            <text:p>Nintendo Software Technology </text:p>
          </table:table-cell>
          <table:table-cell office:value-type="string">
            <text:p>Action</text:p>
          </table:table-cell>
          <table:table-cell office:value-type="string">
            <text:p>3.8</text:p>
          </table:table-cell>
          <table:table-cell office:value-type="string">
            <text:p>1 Player</text:p>
          </table:table-cell>
          <table:table-cell office:value-type="string">
            <text:p>The Avar empire is an imminent threat to our homeland of Karinia. As a member of the Bionic Corps' Elite Forces team your mission is to infiltrate the Avar installations, disrupt their invasion plans and rescue our scout, fellow bionic commando, Commander Joe. You play a bionic soldier with a mechanic arm that extends and contracts to let you interact with objects normally out of reach.**The game is based on the Bionic Commando arcade game and is a typical platform game with the emphasis on the capabilities your bionic arms gives you. You can use it to swing from platform to platform, pull yourself up onto higher platforms, and attack enemies with it. A few other weapons and a range of pickups is also available. At the start of the game you also get to choose to play a male or female commando.</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Bionic Commando - Elite Forces (USA)&quot;&gt; &lt;year&gt;2000&lt;/year&gt; &lt;rating&gt;ESRB - E (Everyone)&lt;/rating&gt; &lt;title&gt;Bionic Commando - Elite Forces &lt;/title&gt; &lt;pub&gt;Nintendo&lt;/pub&gt; &lt;dev&gt;Nintendo Software Technology &lt;/dev&gt; &lt;genre&gt;Action&lt;/genre&gt; &lt;score&gt;3.8&lt;/score&gt; &lt;player&gt;1 Player&lt;/player&gt; &lt;story&gt;The Avar empire is an imminent threat to our homeland of Karinia. As a member of the Bionic Corps' Elite Forces team your mission is to infiltrate the Avar installations, disrupt their invasion plans and rescue our scout, fellow bionic commando, Commander Joe. You play a bionic soldier with a mechanic arm that extends and contracts to let you interact with objects normally out of reach.**The game is based on the Bionic Commando arcade game and is a typical platform game with the emphasis on the capabilities your bionic arms gives you. You can use it to swing from platform to platform, pull yourself up onto higher platforms, and attack enemies with it. A few other weapons and a range of pickups is also available. At the start of the game you also get to choose to play a male or female commando.&lt;/story&gt; &lt;/game&gt;">
            <text:p>&lt;game name="Bionic Commando - Elite Forces (USA)"&gt; &lt;year&gt;2000&lt;/year&gt; &lt;rating&gt;ESRB - E (Everyone)&lt;/rating&gt; &lt;title&gt;Bionic Commando - Elite Forces &lt;/title&gt; &lt;pub&gt;Nintendo&lt;/pub&gt; &lt;dev&gt;Nintendo Software Technology &lt;/dev&gt; &lt;genre&gt;Action&lt;/genre&gt; &lt;score&gt;3.8&lt;/score&gt; &lt;player&gt;1 Player&lt;/player&gt; &lt;story&gt;The Avar empire is an imminent threat to our homeland of Karinia. As a member of the Bionic Corps' Elite Forces team your mission is to infiltrate the Avar installations, disrupt their invasion plans and rescue our scout, fellow bionic commando, Commander Joe. You play a bionic soldier with a mechanic arm that extends and contracts to let you interact with objects normally out of reach.**The game is based on the Bionic Commando arcade game and is a typical platform game with the emphasis on the capabilities your bionic arms gives you. You can use it to swing from platform to platform, pull yourself up onto higher platforms, and attack enemies with it. A few other weapons and a range of pickups is also available. At the start of the game you also get to choose to play a male or female commando.&lt;/story&gt; &lt;/game&gt;</text:p>
          </table:table-cell>
          <table:table-cell table:number-columns-repeated="1013"/>
        </table:table-row>
        <table:table-row table:style-name="ro1">
          <table:table-cell office:value-type="string">
            <text:p>Black Bass - Lure Fishing (USA, Europe)</text:p>
          </table:table-cell>
          <table:table-cell office:value-type="float" office:value="1999">
            <text:p>1999</text:p>
          </table:table-cell>
          <table:table-cell office:value-type="string">
            <text:p>ESRB - E (Everyone)</text:p>
          </table:table-cell>
          <table:table-cell office:value-type="string">
            <text:p>Black Bass - Lure Fishing </text:p>
          </table:table-cell>
          <table:table-cell office:value-type="string">
            <text:p>Majesco Games</text:p>
          </table:table-cell>
          <table:table-cell office:value-type="string">
            <text:p>Hot-B </text:p>
          </table:table-cell>
          <table:table-cell office:value-type="string">
            <text:p>Sports/Fishing</text:p>
          </table:table-cell>
          <table:table-cell office:value-type="string">
            <text:p>4.0</text:p>
          </table:table-cell>
          <table:table-cell office:value-type="string">
            <text:p>1 Player</text:p>
          </table:table-cell>
          <table:table-cell office:value-type="string">
            <text:p>Black Bass: Lure Fishing is a Game Boy version of Super Black Bass, however this time there are only two lakes to fish in and only a limited set of lures is available, such as shallow runners, spinner baits, pencil baits, plastic frogs even real life worms.****The casting is an overhead view with two meters. One is for the direction, but the view for the lure is a side view where the shadow of the fish can be seen as it approaches. It also shows how deep the lure is and how much line is left before it is reeled in.****There are four fish in the game to fish for - trout, pike, catfish and of course the game's namesake, the black bass.</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Black Bass - Lure Fishing (USA, Europe)&quot;&gt; &lt;year&gt;1999&lt;/year&gt; &lt;rating&gt;ESRB - E (Everyone)&lt;/rating&gt; &lt;title&gt;Black Bass - Lure Fishing &lt;/title&gt; &lt;pub&gt;Majesco Games&lt;/pub&gt; &lt;dev&gt;Hot-B &lt;/dev&gt; &lt;genre&gt;Sports/Fishing&lt;/genre&gt; &lt;score&gt;4.0&lt;/score&gt; &lt;player&gt;1 Player&lt;/player&gt; &lt;story&gt;Black Bass: Lure Fishing is a Game Boy version of Super Black Bass, however this time there are only two lakes to fish in and only a limited set of lures is available, such as shallow runners, spinner baits, pencil baits, plastic frogs even real life worms.****The casting is an overhead view with two meters. One is for the direction, but the view for the lure is a side view where the shadow of the fish can be seen as it approaches. It also shows how deep the lure is and how much line is left before it is reeled in.****There are four fish in the game to fish for - trout, pike, catfish and of course the game's namesake, the black bass.&lt;/story&gt; &lt;/game&gt;">
            <text:p>&lt;game name="Black Bass - Lure Fishing (USA, Europe)"&gt; &lt;year&gt;1999&lt;/year&gt; &lt;rating&gt;ESRB - E (Everyone)&lt;/rating&gt; &lt;title&gt;Black Bass - Lure Fishing &lt;/title&gt; &lt;pub&gt;Majesco Games&lt;/pub&gt; &lt;dev&gt;Hot-B &lt;/dev&gt; &lt;genre&gt;Sports/Fishing&lt;/genre&gt; &lt;score&gt;4.0&lt;/score&gt; &lt;player&gt;1 Player&lt;/player&gt; &lt;story&gt;Black Bass: Lure Fishing is a Game Boy version of Super Black Bass, however this time there are only two lakes to fish in and only a limited set of lures is available, such as shallow runners, spinner baits, pencil baits, plastic frogs even real life worms.****The casting is an overhead view with two meters. One is for the direction, but the view for the lure is a side view where the shadow of the fish can be seen as it approaches. It also shows how deep the lure is and how much line is left before it is reeled in.****There are four fish in the game to fish for - trout, pike, catfish and of course the game's namesake, the black bass.&lt;/story&gt; &lt;/game&gt;</text:p>
          </table:table-cell>
          <table:table-cell table:number-columns-repeated="1013"/>
        </table:table-row>
        <table:table-row table:style-name="ro1">
          <table:table-cell office:value-type="string">
            <text:p>Blade (USA, Europe)</text:p>
          </table:table-cell>
          <table:table-cell office:value-type="float" office:value="2000">
            <text:p>2000</text:p>
          </table:table-cell>
          <table:table-cell office:value-type="string">
            <text:p>ESRB - E (Everyone)</text:p>
          </table:table-cell>
          <table:table-cell office:value-type="string">
            <text:p>Blade </text:p>
          </table:table-cell>
          <table:table-cell office:value-type="string">
            <text:p>Activision</text:p>
          </table:table-cell>
          <table:table-cell office:value-type="string">
            <text:p>HAL Labs</text:p>
          </table:table-cell>
          <table:table-cell office:value-type="string">
            <text:p>Beat-'Em-Up</text:p>
          </table:table-cell>
          <table:table-cell office:value-type="string">
            <text:p>3.0</text:p>
          </table:table-cell>
          <table:table-cell office:value-type="string">
            <text:p>1 Player</text:p>
          </table:table-cell>
          <table:table-cell office:value-type="string">
            <text:p>Buffy, move out of the way. Activision brings the original vampire hunter with an attitude to the PlayStation. Based on the action-packed motion picture and Marvel comics, Blade is a 3D action/adventure game where you must save humanity from the threat of vampires. As Blade, you have an arsenal of projectile weapons and martial arts moves to battle your way through hordes of vicious, nightly creatures.</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Blade (USA, Europe)&quot;&gt; &lt;year&gt;2000&lt;/year&gt; &lt;rating&gt;ESRB - E (Everyone)&lt;/rating&gt; &lt;title&gt;Blade &lt;/title&gt; &lt;pub&gt;Activision&lt;/pub&gt; &lt;dev&gt;HAL Labs&lt;/dev&gt; &lt;genre&gt;Beat-'Em-Up&lt;/genre&gt; &lt;score&gt;3.0&lt;/score&gt; &lt;player&gt;1 Player&lt;/player&gt; &lt;story&gt;Buffy, move out of the way. Activision brings the original vampire hunter with an attitude to the PlayStation. Based on the action-packed motion picture and Marvel comics, Blade is a 3D action/adventure game where you must save humanity from the threat of vampires. As Blade, you have an arsenal of projectile weapons and martial arts moves to battle your way through hordes of vicious, nightly creatures.&lt;/story&gt; &lt;/game&gt;">
            <text:p>&lt;game name="Blade (USA, Europe)"&gt; &lt;year&gt;2000&lt;/year&gt; &lt;rating&gt;ESRB - E (Everyone)&lt;/rating&gt; &lt;title&gt;Blade &lt;/title&gt; &lt;pub&gt;Activision&lt;/pub&gt; &lt;dev&gt;HAL Labs&lt;/dev&gt; &lt;genre&gt;Beat-'Em-Up&lt;/genre&gt; &lt;score&gt;3.0&lt;/score&gt; &lt;player&gt;1 Player&lt;/player&gt; &lt;story&gt;Buffy, move out of the way. Activision brings the original vampire hunter with an attitude to the PlayStation. Based on the action-packed motion picture and Marvel comics, Blade is a 3D action/adventure game where you must save humanity from the threat of vampires. As Blade, you have an arsenal of projectile weapons and martial arts moves to battle your way through hordes of vicious, nightly creatures.&lt;/story&gt; &lt;/game&gt;</text:p>
          </table:table-cell>
          <table:table-cell table:number-columns-repeated="1013"/>
        </table:table-row>
        <table:table-row table:style-name="ro1">
          <table:table-cell office:value-type="string">
            <text:p>Blaster Master - Enemy Below (USA, Europe)</text:p>
          </table:table-cell>
          <table:table-cell office:value-type="float" office:value="2000">
            <text:p>2000</text:p>
          </table:table-cell>
          <table:table-cell office:value-type="string">
            <text:p>ESRB - E (Everyone)</text:p>
          </table:table-cell>
          <table:table-cell office:value-type="string">
            <text:p>Blaster Master - Enemy Below </text:p>
          </table:table-cell>
          <table:table-cell table:number-columns-repeated="2" office:value-type="string">
            <text:p>SunSoft</text:p>
          </table:table-cell>
          <table:table-cell office:value-type="string">
            <text:p>Platform</text:p>
          </table:table-cell>
          <table:table-cell office:value-type="string">
            <text:p>3.8</text:p>
          </table:table-cell>
          <table:table-cell office:value-type="string">
            <text:p>1 Player</text:p>
          </table:table-cell>
          <table:table-cell office:value-type="string">
            <text:p>Taking place sometime after the events of the original Blaster Master, Blaster Master: Enemy Below puts you once again behind the wheels of Sophia 3 as a genetically engineered threat looms from the underground once again.****Gameplay-wise the game plays like a remake of the first game, with similar levels and challenges, and featuring the same on wheels/on foot dual gameplay modes while adding new weapons and upgrades.</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Blaster Master - Enemy Below (USA, Europe)&quot;&gt; &lt;year&gt;2000&lt;/year&gt; &lt;rating&gt;ESRB - E (Everyone)&lt;/rating&gt; &lt;title&gt;Blaster Master - Enemy Below &lt;/title&gt; &lt;pub&gt;SunSoft&lt;/pub&gt; &lt;dev&gt;SunSoft&lt;/dev&gt; &lt;genre&gt;Platform&lt;/genre&gt; &lt;score&gt;3.8&lt;/score&gt; &lt;player&gt;1 Player&lt;/player&gt; &lt;story&gt;Taking place sometime after the events of the original Blaster Master, Blaster Master: Enemy Below puts you once again behind the wheels of Sophia 3 as a genetically engineered threat looms from the underground once again.****Gameplay-wise the game plays like a remake of the first game, with similar levels and challenges, and featuring the same on wheels/on foot dual gameplay modes while adding new weapons and upgrades.&lt;/story&gt; &lt;/game&gt;">
            <text:p>&lt;game name="Blaster Master - Enemy Below (USA, Europe)"&gt; &lt;year&gt;2000&lt;/year&gt; &lt;rating&gt;ESRB - E (Everyone)&lt;/rating&gt; &lt;title&gt;Blaster Master - Enemy Below &lt;/title&gt; &lt;pub&gt;SunSoft&lt;/pub&gt; &lt;dev&gt;SunSoft&lt;/dev&gt; &lt;genre&gt;Platform&lt;/genre&gt; &lt;score&gt;3.8&lt;/score&gt; &lt;player&gt;1 Player&lt;/player&gt; &lt;story&gt;Taking place sometime after the events of the original Blaster Master, Blaster Master: Enemy Below puts you once again behind the wheels of Sophia 3 as a genetically engineered threat looms from the underground once again.****Gameplay-wise the game plays like a remake of the first game, with similar levels and challenges, and featuring the same on wheels/on foot dual gameplay modes while adding new weapons and upgrades.&lt;/story&gt; &lt;/game&gt;</text:p>
          </table:table-cell>
          <table:table-cell table:number-columns-repeated="1013"/>
        </table:table-row>
        <table:table-row table:style-name="ro1">
          <table:table-cell office:value-type="string">
            <text:p>Blue's Clues - Blue's Alphabet Book (USA)</text:p>
          </table:table-cell>
          <table:table-cell office:value-type="float" office:value="2001">
            <text:p>2001</text:p>
          </table:table-cell>
          <table:table-cell office:value-type="string">
            <text:p>ESRB - E (Everyone)</text:p>
          </table:table-cell>
          <table:table-cell office:value-type="string">
            <text:p>Blue's Clues - Blue's Alphabet Book </text:p>
          </table:table-cell>
          <table:table-cell office:value-type="string">
            <text:p>Mattel</text:p>
          </table:table-cell>
          <table:table-cell office:value-type="string">
            <text:p>Vicarious Visions </text:p>
          </table:table-cell>
          <table:table-cell office:value-type="string">
            <text:p>Puzzle</text:p>
          </table:table-cell>
          <table:table-cell office:value-type="string">
            <text:p>2.6</text:p>
          </table:table-cell>
          <table:table-cell office:value-type="string">
            <text:p>1 Player</text:p>
          </table:table-cell>
          <table:table-cell office:value-type="string">
            <text:p>Blue's Clues: Blue's Alphabet Book is an educational game for pre-schoolers based on the TV show with the same name. The game focuses on teaching young players spelling, letters and the alphabet through several games with simple controls and few button inputs.From the game's main menu the player can either play with Blue's alphabet book (which constitutes the full game), or play any of the games by selecting any of the friends hanging out in the same room.In the full game, pages have gone missing in Blue's book, so Steve and Blue set out to play various games with their friends to find clues. After a certain amount of games have been played, pages are filled in with pictures for the letters. The pages can be played in any order.</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Blue's Clues - Blue's Alphabet Book (USA)&quot;&gt; &lt;year&gt;2001&lt;/year&gt; &lt;rating&gt;ESRB - E (Everyone)&lt;/rating&gt; &lt;title&gt;Blue's Clues - Blue's Alphabet Book &lt;/title&gt; &lt;pub&gt;Mattel&lt;/pub&gt; &lt;dev&gt;Vicarious Visions &lt;/dev&gt; &lt;genre&gt;Puzzle&lt;/genre&gt; &lt;score&gt;2.6&lt;/score&gt; &lt;player&gt;1 Player&lt;/player&gt; &lt;story&gt;Blue's Clues: Blue's Alphabet Book is an educational game for pre-schoolers based on the TV show with the same name. The game focuses on teaching young players spelling, letters and the alphabet through several games with simple controls and few button inputs.From the game's main menu the player can either play with Blue's alphabet book (which constitutes the full game), or play any of the games by selecting any of the friends hanging out in the same room.In the full game, pages have gone missing in Blue's book, so Steve and Blue set out to play various games with their friends to find clues. After a certain amount of games have been played, pages are filled in with pictures for the letters. The pages can be played in any order.&lt;/story&gt; &lt;/game&gt;">
            <text:p>&lt;game name="Blue's Clues - Blue's Alphabet Book (USA)"&gt; &lt;year&gt;2001&lt;/year&gt; &lt;rating&gt;ESRB - E (Everyone)&lt;/rating&gt; &lt;title&gt;Blue's Clues - Blue's Alphabet Book &lt;/title&gt; &lt;pub&gt;Mattel&lt;/pub&gt; &lt;dev&gt;Vicarious Visions &lt;/dev&gt; &lt;genre&gt;Puzzle&lt;/genre&gt; &lt;score&gt;2.6&lt;/score&gt; &lt;player&gt;1 Player&lt;/player&gt; &lt;story&gt;Blue's Clues: Blue's Alphabet Book is an educational game for pre-schoolers based on the TV show with the same name. The game focuses on teaching young players spelling, letters and the alphabet through several games with simple controls and few button inputs.From the game's main menu the player can either play with Blue's alphabet book (which constitutes the full game), or play any of the games by selecting any of the friends hanging out in the same room.In the full game, pages have gone missing in Blue's book, so Steve and Blue set out to play various games with their friends to find clues. After a certain amount of games have been played, pages are filled in with pictures for the letters. The pages can be played in any order.&lt;/story&gt; &lt;/game&gt;</text:p>
          </table:table-cell>
          <table:table-cell table:number-columns-repeated="1013"/>
        </table:table-row>
        <table:table-row table:style-name="ro1">
          <table:table-cell office:value-type="string">
            <text:p>Boarder Zone (USA)</text:p>
          </table:table-cell>
          <table:table-cell office:value-type="float" office:value="1999">
            <text:p>1999</text:p>
          </table:table-cell>
          <table:table-cell office:value-type="string">
            <text:p>ESRB - E (Everyone)</text:p>
          </table:table-cell>
          <table:table-cell office:value-type="string">
            <text:p>Boarder Zone </text:p>
          </table:table-cell>
          <table:table-cell office:value-type="string">
            <text:p>Infogrames</text:p>
          </table:table-cell>
          <table:table-cell office:value-type="string">
            <text:p>Software Creations </text:p>
          </table:table-cell>
          <table:table-cell office:value-type="string">
            <text:p>Sports/Snowboarding</text:p>
          </table:table-cell>
          <table:table-cell office:value-type="string">
            <text:p>3.9</text:p>
          </table:table-cell>
          <table:table-cell office:value-type="string">
            <text:p>1-2 Players</text:p>
          </table:table-cell>
          <table:table-cell office:value-type="string">
            <text:p>Game Boy Color version of Boarder Zone is substantially different from its PC namesake.****This version features a pseudo-3D environment, where the camera is positioned behind the boarder and the piste scrolls towards the camera. Obstacles appear on the horizon and increase in size as they near the viewpoint.****The two main game modes are 'Competition' and 'Challenge'.****Competition features a 'race attack' mode (basically a speed race with another AI player), Trick Attack (trick points based over 5 courses, beating a course threshold to advance), Time Attack (best time), and Supreme Attack (race with tricks).****Challenge modes is about beating any previous records set for a particular track and supported Time Attack (best time), Trick Attack (best trick points), Slalom Attack (time on a flag course), and Vs Race (which uses the Game Boy Universal Link Cable).****There is also a practice mode and a 'ghost boarder' - basically a replay of the player's best race.****Trick moves include Mute Grab, Nose Grab, Tweak, Stiffy, Indy Air, Tail Grab, Stalefish, Shifty Air, Meloncholy, Frontside Air, Backside Air, 180, 360, 540, 720, 900, 1080, Front Flip, Back Flip, Rodeo Flip, and McTwist; most of which are performed with combo style control moves.****The player can choose from four characters: Sandy, Travis, Alain, and Tara.</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Boarder Zone (USA)&quot;&gt; &lt;year&gt;1999&lt;/year&gt; &lt;rating&gt;ESRB - E (Everyone)&lt;/rating&gt; &lt;title&gt;Boarder Zone &lt;/title&gt; &lt;pub&gt;Infogrames&lt;/pub&gt; &lt;dev&gt;Software Creations &lt;/dev&gt; &lt;genre&gt;Sports/Snowboarding&lt;/genre&gt; &lt;score&gt;3.9&lt;/score&gt; &lt;player&gt;1-2 Players&lt;/player&gt; &lt;story&gt;Game Boy Color version of Boarder Zone is substantially different from its PC namesake.****This version features a pseudo-3D environment, where the camera is positioned behind the boarder and the piste scrolls towards the camera. Obstacles appear on the horizon and increase in size as they near the viewpoint.****The two main game modes are 'Competition' and 'Challenge'.****Competition features a 'race attack' mode (basically a speed race with another AI player), Trick Attack (trick points based over 5 courses, beating a course threshold to advance), Time Attack (best time), and Supreme Attack (race with tricks).****Challenge modes is about beating any previous records set for a particular track and supported Time Attack (best time), Trick Attack (best trick points), Slalom Attack (time on a flag course), and Vs Race (which uses the Game Boy Universal Link Cable).****There is also a practice mode and a 'ghost boarder' - basically a replay of the player's best race.****Trick moves include Mute Grab, Nose Grab, Tweak, Stiffy, Indy Air, Tail Grab, Stalefish, Shifty Air, Meloncholy, Frontside Air, Backside Air, 180, 360, 540, 720, 900, 1080, Front Flip, Back Flip, Rodeo Flip, and McTwist; most of which are performed with combo style control moves.****The player can choose from four characters: Sandy, Travis, Alain, and Tara.&lt;/story&gt; &lt;/game&gt;">
            <text:p>&lt;game name="Boarder Zone (USA)"&gt; &lt;year&gt;1999&lt;/year&gt; &lt;rating&gt;ESRB - E (Everyone)&lt;/rating&gt; &lt;title&gt;Boarder Zone &lt;/title&gt; &lt;pub&gt;Infogrames&lt;/pub&gt; &lt;dev&gt;Software Creations &lt;/dev&gt; &lt;genre&gt;Sports/Snowboarding&lt;/genre&gt; &lt;score&gt;3.9&lt;/score&gt; &lt;player&gt;1-2 Players&lt;/player&gt; &lt;story&gt;Game Boy Color version of Boarder Zone is substantially different from its PC namesake.****This version features a pseudo-3D environment, where the camera is positioned behind the boarder and the piste scrolls towards the camera. Obstacles appear on the horizon and increase in size as they near the viewpoint.****The two main game modes are 'Competition' and 'Challenge'.****Competition features a 'race attack' mode (basically a speed race with another AI player), Trick Attack (trick points based over 5 courses, beating a course threshold to advance), Time Attack (best time), and Supreme Attack (race with tricks).****Challenge modes is about beating any previous records set for a particular track and supported Time Attack (best time), Trick Attack (best trick points), Slalom Attack (time on a flag course), and Vs Race (which uses the Game Boy Universal Link Cable).****There is also a practice mode and a 'ghost boarder' - basically a replay of the player's best race.****Trick moves include Mute Grab, Nose Grab, Tweak, Stiffy, Indy Air, Tail Grab, Stalefish, Shifty Air, Meloncholy, Frontside Air, Backside Air, 180, 360, 540, 720, 900, 1080, Front Flip, Back Flip, Rodeo Flip, and McTwist; most of which are performed with combo style control moves.****The player can choose from four characters: Sandy, Travis, Alain, and Tara.&lt;/story&gt; &lt;/game&gt;</text:p>
          </table:table-cell>
          <table:table-cell table:number-columns-repeated="1013"/>
        </table:table-row>
        <table:table-row table:style-name="ro1">
          <table:table-cell office:value-type="string">
            <text:p>Bob the Builder - Fix it Fun! (USA)</text:p>
          </table:table-cell>
          <table:table-cell office:value-type="float" office:value="2001">
            <text:p>2001</text:p>
          </table:table-cell>
          <table:table-cell office:value-type="string">
            <text:p>ESRB - E (Everyone)</text:p>
          </table:table-cell>
          <table:table-cell office:value-type="string">
            <text:p>Bob the Builder - Fix it Fun! </text:p>
          </table:table-cell>
          <table:table-cell office:value-type="string">
            <text:p>THQ</text:p>
          </table:table-cell>
          <table:table-cell office:value-type="string">
            <text:p>Tiertex Design Studios </text:p>
          </table:table-cell>
          <table:table-cell office:value-type="string">
            <text:p>Action</text:p>
          </table:table-cell>
          <table:table-cell office:value-type="string">
            <text:p>2.5</text:p>
          </table:table-cell>
          <table:table-cell office:value-type="string">
            <text:p>1 Player</text:p>
          </table:table-cell>
          <table:table-cell office:value-type="string">
            <text:p>Can we play it? Yes we can, as Bob the Builder has now made it to the Game Boy Color in Fix-It Fun. It begins in Bob's yard, where he is greeted by Dizzy, Lofty, Roley, and all his other best friends, all ready for some serious work. Enter Wendy's office and there's a stream of jobs just waiting to be done--notices are in the fax machine, in the files, and on the shelves. Jobs seem to be piling up everywhere, and Bob needs your help to get them done. Scroll up and down the job sheet menu to pick a task, and whether it's Mrs. Potts's fence, the town hall roof, feeding Pilchard, or fixing a wall with muck, it will keep the little ones busy for hours. Each smiley machine has his own adventure for Bob to take part in, and the graphics are superb (as in all BBC children's games), clearly replicating these extremely popular characters.</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Bob the Builder - Fix it Fun! (USA)&quot;&gt; &lt;year&gt;2001&lt;/year&gt; &lt;rating&gt;ESRB - E (Everyone)&lt;/rating&gt; &lt;title&gt;Bob the Builder - Fix it Fun! &lt;/title&gt; &lt;pub&gt;THQ&lt;/pub&gt; &lt;dev&gt;Tiertex Design Studios &lt;/dev&gt; &lt;genre&gt;Action&lt;/genre&gt; &lt;score&gt;2.5&lt;/score&gt; &lt;player&gt;1 Player&lt;/player&gt; &lt;story&gt;Can we play it? Yes we can, as Bob the Builder has now made it to the Game Boy Color in Fix-It Fun. It begins in Bob's yard, where he is greeted by Dizzy, Lofty, Roley, and all his other best friends, all ready for some serious work. Enter Wendy's office and there's a stream of jobs just waiting to be done--notices are in the fax machine, in the files, and on the shelves. Jobs seem to be piling up everywhere, and Bob needs your help to get them done. Scroll up and down the job sheet menu to pick a task, and whether it's Mrs. Potts's fence, the town hall roof, feeding Pilchard, or fixing a wall with muck, it will keep the little ones busy for hours. Each smiley machine has his own adventure for Bob to take part in, and the graphics are superb (as in all BBC children's games), clearly replicating these extremely popular characters.&lt;/story&gt; &lt;/game&gt;">
            <text:p>&lt;game name="Bob the Builder - Fix it Fun! (USA)"&gt; &lt;year&gt;2001&lt;/year&gt; &lt;rating&gt;ESRB - E (Everyone)&lt;/rating&gt; &lt;title&gt;Bob the Builder - Fix it Fun! &lt;/title&gt; &lt;pub&gt;THQ&lt;/pub&gt; &lt;dev&gt;Tiertex Design Studios &lt;/dev&gt; &lt;genre&gt;Action&lt;/genre&gt; &lt;score&gt;2.5&lt;/score&gt; &lt;player&gt;1 Player&lt;/player&gt; &lt;story&gt;Can we play it? Yes we can, as Bob the Builder has now made it to the Game Boy Color in Fix-It Fun. It begins in Bob's yard, where he is greeted by Dizzy, Lofty, Roley, and all his other best friends, all ready for some serious work. Enter Wendy's office and there's a stream of jobs just waiting to be done--notices are in the fax machine, in the files, and on the shelves. Jobs seem to be piling up everywhere, and Bob needs your help to get them done. Scroll up and down the job sheet menu to pick a task, and whether it's Mrs. Potts's fence, the town hall roof, feeding Pilchard, or fixing a wall with muck, it will keep the little ones busy for hours. Each smiley machine has his own adventure for Bob to take part in, and the graphics are superb (as in all BBC children's games), clearly replicating these extremely popular characters.&lt;/story&gt; &lt;/game&gt;</text:p>
          </table:table-cell>
          <table:table-cell table:number-columns-repeated="1013"/>
        </table:table-row>
        <table:table-row table:style-name="ro1">
          <table:table-cell office:value-type="string">
            <text:p>Bomberman Max - Blue Champion (USA)</text:p>
          </table:table-cell>
          <table:table-cell office:value-type="float" office:value="2000">
            <text:p>2000</text:p>
          </table:table-cell>
          <table:table-cell office:value-type="string">
            <text:p>ESRB - E (Everyone)</text:p>
          </table:table-cell>
          <table:table-cell office:value-type="string">
            <text:p>Bomberman Max - Blue Champion </text:p>
          </table:table-cell>
          <table:table-cell office:value-type="string">
            <text:p>Vatical Entertainment</text:p>
          </table:table-cell>
          <table:table-cell office:value-type="string">
            <text:p>Hudson</text:p>
          </table:table-cell>
          <table:table-cell office:value-type="string">
            <text:p>Action</text:p>
          </table:table-cell>
          <table:table-cell office:value-type="string">
            <text:p>3.7</text:p>
          </table:table-cell>
          <table:table-cell office:value-type="string">
            <text:p>1-2 Players</text:p>
          </table:table-cell>
          <table:table-cell office:value-type="string">
            <text:p>Bomberman returns to the Game Boy Color. The adventure is much the same as before, plant bombs to blow up blocks and enemies that get in your way of the exit. ****Much like Pokémon before it, Max: Blue is one part of the adventure (the other being Max: Red Challenger Edition). During both games, you can pick up "Charabombs", creatures that you can raise as your own, and fight against other players Charabombs. It's a simple bonus game of Rock/Paper/Scissors, but the only way to complete the entire adventure is by linking both games together via link cable and pass over levels from one cart to the other, as each game has unique levels, so as to collect all of the Charabombs.****In Max: Blue you play as Bomberman himself, with all of the classic graphics and sounds that have been part of the series from the start.</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Bomberman Max - Blue Champion (USA)&quot;&gt; &lt;year&gt;2000&lt;/year&gt; &lt;rating&gt;ESRB - E (Everyone)&lt;/rating&gt; &lt;title&gt;Bomberman Max - Blue Champion &lt;/title&gt; &lt;pub&gt;Vatical Entertainment&lt;/pub&gt; &lt;dev&gt;Hudson&lt;/dev&gt; &lt;genre&gt;Action&lt;/genre&gt; &lt;score&gt;3.7&lt;/score&gt; &lt;player&gt;1-2 Players&lt;/player&gt; &lt;story&gt;Bomberman returns to the Game Boy Color. The adventure is much the same as before, plant bombs to blow up blocks and enemies that get in your way of the exit. ****Much like Pokémon before it, Max: Blue is one part of the adventure (the other being Max: Red Challenger Edition). During both games, you can pick up &quot;Charabombs&quot;, creatures that you can raise as your own, and fight against other players Charabombs. It's a simple bonus game of Rock/Paper/Scissors, but the only way to complete the entire adventure is by linking both games together via link cable and pass over levels from one cart to the other, as each game has unique levels, so as to collect all of the Charabombs.****In Max: Blue you play as Bomberman himself, with all of the classic graphics and sounds that have been part of the series from the start.&lt;/story&gt; &lt;/game&gt;">
            <text:p>&lt;game name="Bomberman Max - Blue Champion (USA)"&gt; &lt;year&gt;2000&lt;/year&gt; &lt;rating&gt;ESRB - E (Everyone)&lt;/rating&gt; &lt;title&gt;Bomberman Max - Blue Champion &lt;/title&gt; &lt;pub&gt;Vatical Entertainment&lt;/pub&gt; &lt;dev&gt;Hudson&lt;/dev&gt; &lt;genre&gt;Action&lt;/genre&gt; &lt;score&gt;3.7&lt;/score&gt; &lt;player&gt;1-2 Players&lt;/player&gt; &lt;story&gt;Bomberman returns to the Game Boy Color. The adventure is much the same as before, plant bombs to blow up blocks and enemies that get in your way of the exit. ****Much like Pokémon before it, Max: Blue is one part of the adventure (the other being Max: Red Challenger Edition). During both games, you can pick up "Charabombs", creatures that you can raise as your own, and fight against other players Charabombs. It's a simple bonus game of Rock/Paper/Scissors, but the only way to complete the entire adventure is by linking both games together via link cable and pass over levels from one cart to the other, as each game has unique levels, so as to collect all of the Charabombs.****In Max: Blue you play as Bomberman himself, with all of the classic graphics and sounds that have been part of the series from the start.&lt;/story&gt; &lt;/game&gt;</text:p>
          </table:table-cell>
          <table:table-cell table:number-columns-repeated="1013"/>
        </table:table-row>
        <table:table-row table:style-name="ro1">
          <table:table-cell office:value-type="string">
            <text:p>Bomberman Max - Red Challenger (USA)</text:p>
          </table:table-cell>
          <table:table-cell office:value-type="float" office:value="2000">
            <text:p>2000</text:p>
          </table:table-cell>
          <table:table-cell office:value-type="string">
            <text:p>ESRB - E (Everyone)</text:p>
          </table:table-cell>
          <table:table-cell office:value-type="string">
            <text:p>Bomberman Max - Red Challenger </text:p>
          </table:table-cell>
          <table:table-cell office:value-type="string">
            <text:p>Vatical Entertainment</text:p>
          </table:table-cell>
          <table:table-cell office:value-type="string">
            <text:p>Hudson </text:p>
          </table:table-cell>
          <table:table-cell office:value-type="string">
            <text:p>Action</text:p>
          </table:table-cell>
          <table:table-cell office:value-type="string">
            <text:p>3.7</text:p>
          </table:table-cell>
          <table:table-cell office:value-type="string">
            <text:p>1-2 Players</text:p>
          </table:table-cell>
          <table:table-cell office:value-type="string">
            <text:p>The second half of the Bomberman Max series, Red Challenger is much the same as Blue Champion in terms of the tasks at hand for the main character. However, instead of playing as Bomberman, you play as Max, who still is much the same as Bomberman except for looks. The graphics are also slightly different for each level compared to Blue.****The task stays the same, plant bombs to destroy blocks and enemies in your way, as well as collecting Charabombs, creatures who act much the same as Pokémon where you raise the Charabombs and fight against other players. Certain Charabombs and levels are only available in Blue, so you must link with another Game Boy and the Blue Champion Edition to collect all of the Charabombs and complete the adventure.</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Bomberman Max - Red Challenger (USA)&quot;&gt; &lt;year&gt;2000&lt;/year&gt; &lt;rating&gt;ESRB - E (Everyone)&lt;/rating&gt; &lt;title&gt;Bomberman Max - Red Challenger &lt;/title&gt; &lt;pub&gt;Vatical Entertainment&lt;/pub&gt; &lt;dev&gt;Hudson &lt;/dev&gt; &lt;genre&gt;Action&lt;/genre&gt; &lt;score&gt;3.7&lt;/score&gt; &lt;player&gt;1-2 Players&lt;/player&gt; &lt;story&gt;The second half of the Bomberman Max series, Red Challenger is much the same as Blue Champion in terms of the tasks at hand for the main character. However, instead of playing as Bomberman, you play as Max, who still is much the same as Bomberman except for looks. The graphics are also slightly different for each level compared to Blue.****The task stays the same, plant bombs to destroy blocks and enemies in your way, as well as collecting Charabombs, creatures who act much the same as Pokémon where you raise the Charabombs and fight against other players. Certain Charabombs and levels are only available in Blue, so you must link with another Game Boy and the Blue Champion Edition to collect all of the Charabombs and complete the adventure.&lt;/story&gt; &lt;/game&gt;">
            <text:p>&lt;game name="Bomberman Max - Red Challenger (USA)"&gt; &lt;year&gt;2000&lt;/year&gt; &lt;rating&gt;ESRB - E (Everyone)&lt;/rating&gt; &lt;title&gt;Bomberman Max - Red Challenger &lt;/title&gt; &lt;pub&gt;Vatical Entertainment&lt;/pub&gt; &lt;dev&gt;Hudson &lt;/dev&gt; &lt;genre&gt;Action&lt;/genre&gt; &lt;score&gt;3.7&lt;/score&gt; &lt;player&gt;1-2 Players&lt;/player&gt; &lt;story&gt;The second half of the Bomberman Max series, Red Challenger is much the same as Blue Champion in terms of the tasks at hand for the main character. However, instead of playing as Bomberman, you play as Max, who still is much the same as Bomberman except for looks. The graphics are also slightly different for each level compared to Blue.****The task stays the same, plant bombs to destroy blocks and enemies in your way, as well as collecting Charabombs, creatures who act much the same as Pokémon where you raise the Charabombs and fight against other players. Certain Charabombs and levels are only available in Blue, so you must link with another Game Boy and the Blue Champion Edition to collect all of the Charabombs and complete the adventure.&lt;/story&gt; &lt;/game&gt;</text:p>
          </table:table-cell>
          <table:table-cell table:number-columns-repeated="1013"/>
        </table:table-row>
        <table:table-row table:style-name="ro1">
          <table:table-cell office:value-type="string">
            <text:p>Bomberman Quest (USA)</text:p>
          </table:table-cell>
          <table:table-cell office:value-type="float" office:value="1999">
            <text:p>1999</text:p>
          </table:table-cell>
          <table:table-cell office:value-type="string">
            <text:p>ESRB - E (Everyone)</text:p>
          </table:table-cell>
          <table:table-cell office:value-type="string">
            <text:p>Bomberman Quest </text:p>
          </table:table-cell>
          <table:table-cell office:value-type="string">
            <text:p>Electro Brain</text:p>
          </table:table-cell>
          <table:table-cell office:value-type="string">
            <text:p>Eleven</text:p>
          </table:table-cell>
          <table:table-cell office:value-type="string">
            <text:p>Role-Playing</text:p>
          </table:table-cell>
          <table:table-cell office:value-type="string">
            <text:p>3.8</text:p>
          </table:table-cell>
          <table:table-cell office:value-type="string">
            <text:p>1-2 Players</text:p>
          </table:table-cell>
          <table:table-cell office:value-type="string">
            <text:p>Carrying with him all the monsters he captured on his last mission, Bomberman is headed for his home planet Bomber. However, all of a sudden someone steals all of his four rocket engines and he is forced to make an emergency landing. After having woken up from the crash he realises that not only are his engines gone, but all of the monsters have escaped!****Bomberman Quest is a top down action RPG in which Bomberman has to traverse four different lands and speak to the natives to aid him in his quest to reclaim the engines and monsters. In true action RPG fashion, you pick up upgrades along the way, such as bomb parts and skills acquired from defeating monsters.****There is also a battle mode where two players can duke it out via linked Game Boy Colors.</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Bomberman Quest (USA)&quot;&gt; &lt;year&gt;1999&lt;/year&gt; &lt;rating&gt;ESRB - E (Everyone)&lt;/rating&gt; &lt;title&gt;Bomberman Quest &lt;/title&gt; &lt;pub&gt;Electro Brain&lt;/pub&gt; &lt;dev&gt;Eleven&lt;/dev&gt; &lt;genre&gt;Role-Playing&lt;/genre&gt; &lt;score&gt;3.8&lt;/score&gt; &lt;player&gt;1-2 Players&lt;/player&gt; &lt;story&gt;Carrying with him all the monsters he captured on his last mission, Bomberman is headed for his home planet Bomber. However, all of a sudden someone steals all of his four rocket engines and he is forced to make an emergency landing. After having woken up from the crash he realises that not only are his engines gone, but all of the monsters have escaped!****Bomberman Quest is a top down action RPG in which Bomberman has to traverse four different lands and speak to the natives to aid him in his quest to reclaim the engines and monsters. In true action RPG fashion, you pick up upgrades along the way, such as bomb parts and skills acquired from defeating monsters.****There is also a battle mode where two players can duke it out via linked Game Boy Colors.&lt;/story&gt; &lt;/game&gt;">
            <text:p>&lt;game name="Bomberman Quest (USA)"&gt; &lt;year&gt;1999&lt;/year&gt; &lt;rating&gt;ESRB - E (Everyone)&lt;/rating&gt; &lt;title&gt;Bomberman Quest &lt;/title&gt; &lt;pub&gt;Electro Brain&lt;/pub&gt; &lt;dev&gt;Eleven&lt;/dev&gt; &lt;genre&gt;Role-Playing&lt;/genre&gt; &lt;score&gt;3.8&lt;/score&gt; &lt;player&gt;1-2 Players&lt;/player&gt; &lt;story&gt;Carrying with him all the monsters he captured on his last mission, Bomberman is headed for his home planet Bomber. However, all of a sudden someone steals all of his four rocket engines and he is forced to make an emergency landing. After having woken up from the crash he realises that not only are his engines gone, but all of the monsters have escaped!****Bomberman Quest is a top down action RPG in which Bomberman has to traverse four different lands and speak to the natives to aid him in his quest to reclaim the engines and monsters. In true action RPG fashion, you pick up upgrades along the way, such as bomb parts and skills acquired from defeating monsters.****There is also a battle mode where two players can duke it out via linked Game Boy Colors.&lt;/story&gt; &lt;/game&gt;</text:p>
          </table:table-cell>
          <table:table-cell table:number-columns-repeated="1013"/>
        </table:table-row>
        <table:table-row table:style-name="ro1">
          <table:table-cell office:value-type="string">
            <text:p>Buffy the Vampire Slayer (USA, Europe)</text:p>
          </table:table-cell>
          <table:table-cell office:value-type="float" office:value="2000">
            <text:p>2000</text:p>
          </table:table-cell>
          <table:table-cell office:value-type="string">
            <text:p>ESRB - E (Everyone)</text:p>
          </table:table-cell>
          <table:table-cell office:value-type="string">
            <text:p>Buffy the Vampire Slayer </text:p>
          </table:table-cell>
          <table:table-cell office:value-type="string">
            <text:p>THQ</text:p>
          </table:table-cell>
          <table:table-cell office:value-type="string">
            <text:p>Game Brains </text:p>
          </table:table-cell>
          <table:table-cell office:value-type="string">
            <text:p>Beat-'Em-Up</text:p>
          </table:table-cell>
          <table:table-cell office:value-type="string">
            <text:p>2.5</text:p>
          </table:table-cell>
          <table:table-cell office:value-type="string">
            <text:p>1 Player</text:p>
          </table:table-cell>
          <table:table-cell office:value-type="string">
            <text:p>Fight against the vampires to save mankind, or at least around Sunnydale, USA.****Punch and kick your way through 8 side-scrolling levels as Buffy the vampire slayer, beating back the vamps and staking them when the time is right. Comic book style cut scenes help to explain the story as you play, as if an episode of the TV show was on the handheld.</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Buffy the Vampire Slayer (USA, Europe)&quot;&gt; &lt;year&gt;2000&lt;/year&gt; &lt;rating&gt;ESRB - E (Everyone)&lt;/rating&gt; &lt;title&gt;Buffy the Vampire Slayer &lt;/title&gt; &lt;pub&gt;THQ&lt;/pub&gt; &lt;dev&gt;Game Brains &lt;/dev&gt; &lt;genre&gt;Beat-'Em-Up&lt;/genre&gt; &lt;score&gt;2.5&lt;/score&gt; &lt;player&gt;1 Player&lt;/player&gt; &lt;story&gt;Fight against the vampires to save mankind, or at least around Sunnydale, USA.****Punch and kick your way through 8 side-scrolling levels as Buffy the vampire slayer, beating back the vamps and staking them when the time is right. Comic book style cut scenes help to explain the story as you play, as if an episode of the TV show was on the handheld.&lt;/story&gt; &lt;/game&gt;">
            <text:p>&lt;game name="Buffy the Vampire Slayer (USA, Europe)"&gt; &lt;year&gt;2000&lt;/year&gt; &lt;rating&gt;ESRB - E (Everyone)&lt;/rating&gt; &lt;title&gt;Buffy the Vampire Slayer &lt;/title&gt; &lt;pub&gt;THQ&lt;/pub&gt; &lt;dev&gt;Game Brains &lt;/dev&gt; &lt;genre&gt;Beat-'Em-Up&lt;/genre&gt; &lt;score&gt;2.5&lt;/score&gt; &lt;player&gt;1 Player&lt;/player&gt; &lt;story&gt;Fight against the vampires to save mankind, or at least around Sunnydale, USA.****Punch and kick your way through 8 side-scrolling levels as Buffy the vampire slayer, beating back the vamps and staking them when the time is right. Comic book style cut scenes help to explain the story as you play, as if an episode of the TV show was on the handheld.&lt;/story&gt; &lt;/game&gt;</text:p>
          </table:table-cell>
          <table:table-cell table:number-columns-repeated="1013"/>
        </table:table-row>
        <table:table-row table:style-name="ro1">
          <table:table-cell office:value-type="string">
            <text:p>Bug's Life, A (USA)</text:p>
          </table:table-cell>
          <table:table-cell office:value-type="float" office:value="1999">
            <text:p>1999</text:p>
          </table:table-cell>
          <table:table-cell office:value-type="string">
            <text:p>ESRB - E (Everyone)</text:p>
          </table:table-cell>
          <table:table-cell office:value-type="string">
            <text:p>Bug's Life, A </text:p>
          </table:table-cell>
          <table:table-cell office:value-type="string">
            <text:p>THQ</text:p>
          </table:table-cell>
          <table:table-cell office:value-type="string">
            <text:p>Tiertex Design Studios</text:p>
          </table:table-cell>
          <table:table-cell office:value-type="string">
            <text:p>Platform</text:p>
          </table:table-cell>
          <table:table-cell office:value-type="string">
            <text:p>2.3</text:p>
          </table:table-cell>
          <table:table-cell office:value-type="string">
            <text:p>1 Player</text:p>
          </table:table-cell>
          <table:table-cell office:value-type="string">
            <text:p>Based on the Disney/Pixar 3D animated film, you must guide Flik as he sets out to find a group of warrior insects to help his colony of ants to fight off the hungry grasshoppers.****Unlike the other versions of this game, the GBC version is a 2D side-scroller. You must guide Flik in finding parts for his inventions. Along the way, you must avoid other enemy insects, including the grasshoppers, or hit them with berries.</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Bug's Life, A (USA)&quot;&gt; &lt;year&gt;1999&lt;/year&gt; &lt;rating&gt;ESRB - E (Everyone)&lt;/rating&gt; &lt;title&gt;Bug's Life, A &lt;/title&gt; &lt;pub&gt;THQ&lt;/pub&gt; &lt;dev&gt;Tiertex Design Studios&lt;/dev&gt; &lt;genre&gt;Platform&lt;/genre&gt; &lt;score&gt;2.3&lt;/score&gt; &lt;player&gt;1 Player&lt;/player&gt; &lt;story&gt;Based on the Disney/Pixar 3D animated film, you must guide Flik as he sets out to find a group of warrior insects to help his colony of ants to fight off the hungry grasshoppers.****Unlike the other versions of this game, the GBC version is a 2D side-scroller. You must guide Flik in finding parts for his inventions. Along the way, you must avoid other enemy insects, including the grasshoppers, or hit them with berries.&lt;/story&gt; &lt;/game&gt;">
            <text:p>&lt;game name="Bug's Life, A (USA)"&gt; &lt;year&gt;1999&lt;/year&gt; &lt;rating&gt;ESRB - E (Everyone)&lt;/rating&gt; &lt;title&gt;Bug's Life, A &lt;/title&gt; &lt;pub&gt;THQ&lt;/pub&gt; &lt;dev&gt;Tiertex Design Studios&lt;/dev&gt; &lt;genre&gt;Platform&lt;/genre&gt; &lt;score&gt;2.3&lt;/score&gt; &lt;player&gt;1 Player&lt;/player&gt; &lt;story&gt;Based on the Disney/Pixar 3D animated film, you must guide Flik as he sets out to find a group of warrior insects to help his colony of ants to fight off the hungry grasshoppers.****Unlike the other versions of this game, the GBC version is a 2D side-scroller. You must guide Flik in finding parts for his inventions. Along the way, you must avoid other enemy insects, including the grasshoppers, or hit them with berries.&lt;/story&gt; &lt;/game&gt;</text:p>
          </table:table-cell>
          <table:table-cell table:number-columns-repeated="1013"/>
        </table:table-row>
        <table:table-row table:style-name="ro1">
          <table:table-cell office:value-type="string">
            <text:p>Bugs Bunny - Crazy Castle 3 (USA, Europe)</text:p>
          </table:table-cell>
          <table:table-cell office:value-type="float" office:value="1999">
            <text:p>1999</text:p>
          </table:table-cell>
          <table:table-cell office:value-type="string">
            <text:p>ESRB - E (Everyone)</text:p>
          </table:table-cell>
          <table:table-cell office:value-type="string">
            <text:p>Bugs Bunny - Crazy Castle 3 </text:p>
          </table:table-cell>
          <table:table-cell office:value-type="string">
            <text:p>Nintendo</text:p>
          </table:table-cell>
          <table:table-cell office:value-type="string">
            <text:p>Kemco</text:p>
          </table:table-cell>
          <table:table-cell office:value-type="string">
            <text:p>Platform</text:p>
          </table:table-cell>
          <table:table-cell office:value-type="string">
            <text:p>2.8</text:p>
          </table:table-cell>
          <table:table-cell office:value-type="string">
            <text:p>1 Player</text:p>
          </table:table-cell>
          <table:table-cell office:value-type="string">
            <text:p>Bugs Bunny Crazy Castle brings the gameplay from Bugs Bunny in Crazy Castle and its sequel to the Game Boy Color. In the game you play as Bugs Bunny and you have to find a treasure hidden in an old castle. Unfortunately the witch Hazel put your friends (other Looney Tunes characters such as Daffy Duck, Yosemite Sam, Sylvester and Wile E. Coyote) under a spell and they will try anything to prevent you from reaching your goal.****You will have to guide Bugs Bunny through 60 levels in and around the castle. In each level you have to find eight keys to unlock the door to the next level.****You can collect carrots for more lives and there are a variety of weapons you can pick up to take care of your enemies, including bombs, lightning, cork gun, juice and weights. Other items such as a hammer or pick-axe can help you get past level obstacles. Shields, clocks and shoes will protect you from your enemies.****As Bugs Bunny you can walk around, climb stairs, use elevators and climb through tunnels to navigate around the screen.</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Bugs Bunny - Crazy Castle 3 (USA, Europe)&quot;&gt; &lt;year&gt;1999&lt;/year&gt; &lt;rating&gt;ESRB - E (Everyone)&lt;/rating&gt; &lt;title&gt;Bugs Bunny - Crazy Castle 3 &lt;/title&gt; &lt;pub&gt;Nintendo&lt;/pub&gt; &lt;dev&gt;Kemco&lt;/dev&gt; &lt;genre&gt;Platform&lt;/genre&gt; &lt;score&gt;2.8&lt;/score&gt; &lt;player&gt;1 Player&lt;/player&gt; &lt;story&gt;Bugs Bunny Crazy Castle brings the gameplay from Bugs Bunny in Crazy Castle and its sequel to the Game Boy Color. In the game you play as Bugs Bunny and you have to find a treasure hidden in an old castle. Unfortunately the witch Hazel put your friends (other Looney Tunes characters such as Daffy Duck, Yosemite Sam, Sylvester and Wile E. Coyote) under a spell and they will try anything to prevent you from reaching your goal.****You will have to guide Bugs Bunny through 60 levels in and around the castle. In each level you have to find eight keys to unlock the door to the next level.****You can collect carrots for more lives and there are a variety of weapons you can pick up to take care of your enemies, including bombs, lightning, cork gun, juice and weights. Other items such as a hammer or pick-axe can help you get past level obstacles. Shields, clocks and shoes will protect you from your enemies.****As Bugs Bunny you can walk around, climb stairs, use elevators and climb through tunnels to navigate around the screen.&lt;/story&gt; &lt;/game&gt;">
            <text:p>&lt;game name="Bugs Bunny - Crazy Castle 3 (USA, Europe)"&gt; &lt;year&gt;1999&lt;/year&gt; &lt;rating&gt;ESRB - E (Everyone)&lt;/rating&gt; &lt;title&gt;Bugs Bunny - Crazy Castle 3 &lt;/title&gt; &lt;pub&gt;Nintendo&lt;/pub&gt; &lt;dev&gt;Kemco&lt;/dev&gt; &lt;genre&gt;Platform&lt;/genre&gt; &lt;score&gt;2.8&lt;/score&gt; &lt;player&gt;1 Player&lt;/player&gt; &lt;story&gt;Bugs Bunny Crazy Castle brings the gameplay from Bugs Bunny in Crazy Castle and its sequel to the Game Boy Color. In the game you play as Bugs Bunny and you have to find a treasure hidden in an old castle. Unfortunately the witch Hazel put your friends (other Looney Tunes characters such as Daffy Duck, Yosemite Sam, Sylvester and Wile E. Coyote) under a spell and they will try anything to prevent you from reaching your goal.****You will have to guide Bugs Bunny through 60 levels in and around the castle. In each level you have to find eight keys to unlock the door to the next level.****You can collect carrots for more lives and there are a variety of weapons you can pick up to take care of your enemies, including bombs, lightning, cork gun, juice and weights. Other items such as a hammer or pick-axe can help you get past level obstacles. Shields, clocks and shoes will protect you from your enemies.****As Bugs Bunny you can walk around, climb stairs, use elevators and climb through tunnels to navigate around the screen.&lt;/story&gt; &lt;/game&gt;</text:p>
          </table:table-cell>
          <table:table-cell table:number-columns-repeated="1013"/>
        </table:table-row>
        <table:table-row table:style-name="ro1">
          <table:table-cell office:value-type="string">
            <text:p>Bugs Bunny in Crazy Castle 4 (USA)</text:p>
          </table:table-cell>
          <table:table-cell office:value-type="float" office:value="2000">
            <text:p>2000</text:p>
          </table:table-cell>
          <table:table-cell office:value-type="string">
            <text:p>ESRB - E (Everyone)</text:p>
          </table:table-cell>
          <table:table-cell office:value-type="string">
            <text:p>Bugs Bunny in Crazy Castle 4 </text:p>
          </table:table-cell>
          <table:table-cell table:number-columns-repeated="2" office:value-type="string">
            <text:p>Kemco</text:p>
          </table:table-cell>
          <table:table-cell office:value-type="string">
            <text:p>Platform</text:p>
          </table:table-cell>
          <table:table-cell office:value-type="string">
            <text:p>3.0</text:p>
          </table:table-cell>
          <table:table-cell office:value-type="string">
            <text:p>1 Player</text:p>
          </table:table-cell>
          <table:table-cell office:value-type="string">
            <text:p>Bugs Bunny in Crazy Castle 4 is the second game in the Crazy Castle series for the Game Boy Color.****Like in the previous three games you play as Bugs Bunny. This time you have to find your way to the mysterious Crazy Castle. You will pass through a wide variety of locations in which you will encounter familiar Looney Tunes characters such as Taz, Yosemite Sam, Wile E. Coyote, Daffy Duck and Elmer Fudd.****Bugs Bunny can climb stairs and ladders, jump ropes and springs, and use a large amount of items such as hammers to break rocks, carrots to replenish health, weapons to knock out enemies and pick-axes to climb over rocks.****There are more than 60 levels. In each you will have to find eight keys to unlock the door to the next level. Various traps will bar you way, including ice floors, conveyor belts, moving floors and disintegrating platforms.</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Bugs Bunny in Crazy Castle 4 (USA)&quot;&gt; &lt;year&gt;2000&lt;/year&gt; &lt;rating&gt;ESRB - E (Everyone)&lt;/rating&gt; &lt;title&gt;Bugs Bunny in Crazy Castle 4 &lt;/title&gt; &lt;pub&gt;Kemco&lt;/pub&gt; &lt;dev&gt;Kemco&lt;/dev&gt; &lt;genre&gt;Platform&lt;/genre&gt; &lt;score&gt;3.0&lt;/score&gt; &lt;player&gt;1 Player&lt;/player&gt; &lt;story&gt;Bugs Bunny in Crazy Castle 4 is the second game in the Crazy Castle series for the Game Boy Color.****Like in the previous three games you play as Bugs Bunny. This time you have to find your way to the mysterious Crazy Castle. You will pass through a wide variety of locations in which you will encounter familiar Looney Tunes characters such as Taz, Yosemite Sam, Wile E. Coyote, Daffy Duck and Elmer Fudd.****Bugs Bunny can climb stairs and ladders, jump ropes and springs, and use a large amount of items such as hammers to break rocks, carrots to replenish health, weapons to knock out enemies and pick-axes to climb over rocks.****There are more than 60 levels. In each you will have to find eight keys to unlock the door to the next level. Various traps will bar you way, including ice floors, conveyor belts, moving floors and disintegrating platforms.&lt;/story&gt; &lt;/game&gt;">
            <text:p>&lt;game name="Bugs Bunny in Crazy Castle 4 (USA)"&gt; &lt;year&gt;2000&lt;/year&gt; &lt;rating&gt;ESRB - E (Everyone)&lt;/rating&gt; &lt;title&gt;Bugs Bunny in Crazy Castle 4 &lt;/title&gt; &lt;pub&gt;Kemco&lt;/pub&gt; &lt;dev&gt;Kemco&lt;/dev&gt; &lt;genre&gt;Platform&lt;/genre&gt; &lt;score&gt;3.0&lt;/score&gt; &lt;player&gt;1 Player&lt;/player&gt; &lt;story&gt;Bugs Bunny in Crazy Castle 4 is the second game in the Crazy Castle series for the Game Boy Color.****Like in the previous three games you play as Bugs Bunny. This time you have to find your way to the mysterious Crazy Castle. You will pass through a wide variety of locations in which you will encounter familiar Looney Tunes characters such as Taz, Yosemite Sam, Wile E. Coyote, Daffy Duck and Elmer Fudd.****Bugs Bunny can climb stairs and ladders, jump ropes and springs, and use a large amount of items such as hammers to break rocks, carrots to replenish health, weapons to knock out enemies and pick-axes to climb over rocks.****There are more than 60 levels. In each you will have to find eight keys to unlock the door to the next level. Various traps will bar you way, including ice floors, conveyor belts, moving floors and disintegrating platforms.&lt;/story&gt; &lt;/game&gt;</text:p>
          </table:table-cell>
          <table:table-cell table:number-columns-repeated="1013"/>
        </table:table-row>
        <table:table-row table:style-name="ro1">
          <table:table-cell office:value-type="string">
            <text:p>Bust-A-Move 4 (USA, Europe)</text:p>
          </table:table-cell>
          <table:table-cell office:value-type="float" office:value="1999">
            <text:p>1999</text:p>
          </table:table-cell>
          <table:table-cell office:value-type="string">
            <text:p>ESRB - E (Everyone)</text:p>
          </table:table-cell>
          <table:table-cell office:value-type="string">
            <text:p>Bust-A-Move 4 </text:p>
          </table:table-cell>
          <table:table-cell office:value-type="string">
            <text:p>Acclaim</text:p>
          </table:table-cell>
          <table:table-cell office:value-type="string">
            <text:p>Crawfish Interactive </text:p>
          </table:table-cell>
          <table:table-cell office:value-type="string">
            <text:p>Puzzle</text:p>
          </table:table-cell>
          <table:table-cell office:value-type="string">
            <text:p>3.9</text:p>
          </table:table-cell>
          <table:table-cell office:value-type="string">
            <text:p>1 Player</text:p>
          </table:table-cell>
          <table:table-cell office:value-type="string">
            <text:p>The 4th edition of Bust-A-Move adds some great new characters to choose from, as well as a Story mode, where you win Tarrot cards from each puzzle you complete. Player VS. CPU has two different modes: Story mode sees a story unfold as you defeat each CPU character (and changes depending on the character you start with) and Win Contest is a simple "how many games can I win in a row" against the computer. Finally, if you complete the Challenge mode (where you must complete certain puzzels as fast as possible, and get judged on technique, speed etc.) the Edit mode will become available. In here you can put together your own puzzles for you or your friends to complete.</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Bust-A-Move 4 (USA, Europe)&quot;&gt; &lt;year&gt;1999&lt;/year&gt; &lt;rating&gt;ESRB - E (Everyone)&lt;/rating&gt; &lt;title&gt;Bust-A-Move 4 &lt;/title&gt; &lt;pub&gt;Acclaim&lt;/pub&gt; &lt;dev&gt;Crawfish Interactive &lt;/dev&gt; &lt;genre&gt;Puzzle&lt;/genre&gt; &lt;score&gt;3.9&lt;/score&gt; &lt;player&gt;1 Player&lt;/player&gt; &lt;story&gt;The 4th edition of Bust-A-Move adds some great new characters to choose from, as well as a Story mode, where you win Tarrot cards from each puzzle you complete. Player VS. CPU has two different modes: Story mode sees a story unfold as you defeat each CPU character (and changes depending on the character you start with) and Win Contest is a simple &quot;how many games can I win in a row&quot; against the computer. Finally, if you complete the Challenge mode (where you must complete certain puzzels as fast as possible, and get judged on technique, speed etc.) the Edit mode will become available. In here you can put together your own puzzles for you or your friends to complete.&lt;/story&gt; &lt;/game&gt;">
            <text:p>&lt;game name="Bust-A-Move 4 (USA, Europe)"&gt; &lt;year&gt;1999&lt;/year&gt; &lt;rating&gt;ESRB - E (Everyone)&lt;/rating&gt; &lt;title&gt;Bust-A-Move 4 &lt;/title&gt; &lt;pub&gt;Acclaim&lt;/pub&gt; &lt;dev&gt;Crawfish Interactive &lt;/dev&gt; &lt;genre&gt;Puzzle&lt;/genre&gt; &lt;score&gt;3.9&lt;/score&gt; &lt;player&gt;1 Player&lt;/player&gt; &lt;story&gt;The 4th edition of Bust-A-Move adds some great new characters to choose from, as well as a Story mode, where you win Tarrot cards from each puzzle you complete. Player VS. CPU has two different modes: Story mode sees a story unfold as you defeat each CPU character (and changes depending on the character you start with) and Win Contest is a simple "how many games can I win in a row" against the computer. Finally, if you complete the Challenge mode (where you must complete certain puzzels as fast as possible, and get judged on technique, speed etc.) the Edit mode will become available. In here you can put together your own puzzles for you or your friends to complete.&lt;/story&gt; &lt;/game&gt;</text:p>
          </table:table-cell>
          <table:table-cell table:number-columns-repeated="1013"/>
        </table:table-row>
        <table:table-row table:style-name="ro1">
          <table:table-cell office:value-type="string">
            <text:p>Bust-A-Move Millennium (USA, Europe)</text:p>
          </table:table-cell>
          <table:table-cell office:value-type="float" office:value="2000">
            <text:p>2000</text:p>
          </table:table-cell>
          <table:table-cell office:value-type="string">
            <text:p>ESRB - E (Everyone)</text:p>
          </table:table-cell>
          <table:table-cell office:value-type="string">
            <text:p>Bust-A-Move Millennium </text:p>
          </table:table-cell>
          <table:table-cell office:value-type="string">
            <text:p>Acclaim</text:p>
          </table:table-cell>
          <table:table-cell office:value-type="string">
            <text:p>Taito Corporation </text:p>
          </table:table-cell>
          <table:table-cell office:value-type="string">
            <text:p>Puzzle</text:p>
          </table:table-cell>
          <table:table-cell office:value-type="string">
            <text:p>4.0</text:p>
          </table:table-cell>
          <table:table-cell office:value-type="string">
            <text:p>1-2 Players</text:p>
          </table:table-cell>
          <table:table-cell office:value-type="string">
            <text:p>An exclusive version of the puzzle franchise on the handheld includes all the fun of the original Bust-A-Move along with varying playfield sizes; story, puzzle and versus modes; and the ability to play against a friend in 2 player versus.****Other modes include endless mode (play as long as you want), and a challenge mode where you must complete puzzles perfectly in order to move on.</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Bust-A-Move Millennium (USA, Europe)&quot;&gt; &lt;year&gt;2000&lt;/year&gt; &lt;rating&gt;ESRB - E (Everyone)&lt;/rating&gt; &lt;title&gt;Bust-A-Move Millennium &lt;/title&gt; &lt;pub&gt;Acclaim&lt;/pub&gt; &lt;dev&gt;Taito Corporation &lt;/dev&gt; &lt;genre&gt;Puzzle&lt;/genre&gt; &lt;score&gt;4.0&lt;/score&gt; &lt;player&gt;1-2 Players&lt;/player&gt; &lt;story&gt;An exclusive version of the puzzle franchise on the handheld includes all the fun of the original Bust-A-Move along with varying playfield sizes; story, puzzle and versus modes; and the ability to play against a friend in 2 player versus.****Other modes include endless mode (play as long as you want), and a challenge mode where you must complete puzzles perfectly in order to move on.&lt;/story&gt; &lt;/game&gt;">
            <text:p>&lt;game name="Bust-A-Move Millennium (USA, Europe)"&gt; &lt;year&gt;2000&lt;/year&gt; &lt;rating&gt;ESRB - E (Everyone)&lt;/rating&gt; &lt;title&gt;Bust-A-Move Millennium &lt;/title&gt; &lt;pub&gt;Acclaim&lt;/pub&gt; &lt;dev&gt;Taito Corporation &lt;/dev&gt; &lt;genre&gt;Puzzle&lt;/genre&gt; &lt;score&gt;4.0&lt;/score&gt; &lt;player&gt;1-2 Players&lt;/player&gt; &lt;story&gt;An exclusive version of the puzzle franchise on the handheld includes all the fun of the original Bust-A-Move along with varying playfield sizes; story, puzzle and versus modes; and the ability to play against a friend in 2 player versus.****Other modes include endless mode (play as long as you want), and a challenge mode where you must complete puzzles perfectly in order to move on.&lt;/story&gt; &lt;/game&gt;</text:p>
          </table:table-cell>
          <table:table-cell table:number-columns-repeated="1013"/>
        </table:table-row>
        <table:table-row table:style-name="ro1">
          <table:table-cell office:value-type="string">
            <text:p>Buzz Lightyear of Star Command (USA, Europe)</text:p>
          </table:table-cell>
          <table:table-cell office:value-type="float" office:value="2000">
            <text:p>2000</text:p>
          </table:table-cell>
          <table:table-cell office:value-type="string">
            <text:p>ESRB - E (Everyone)</text:p>
          </table:table-cell>
          <table:table-cell office:value-type="string">
            <text:p>Buzz Lightyear of Star Command </text:p>
          </table:table-cell>
          <table:table-cell office:value-type="string">
            <text:p>Activision</text:p>
          </table:table-cell>
          <table:table-cell office:value-type="string">
            <text:p>Traveller's Tales </text:p>
          </table:table-cell>
          <table:table-cell office:value-type="string">
            <text:p>Action</text:p>
          </table:table-cell>
          <table:table-cell office:value-type="string">
            <text:p>2.7</text:p>
          </table:table-cell>
          <table:table-cell office:value-type="string">
            <text:p>1 Player</text:p>
          </table:table-cell>
          <table:table-cell office:value-type="string">
            <text:p>Disney/Pixar's Buzz Lightyear of Star Command is based on an animated movie and television series of the same name. Buzz Lightyear is an elite space ranger, who travels from planet to planet hunting down supervillians.****In this game, you control Buzz through 14 missions on eight different planets. In each mission, your goal is to race to the end of the level before the bad guy does. If you do so successfully, you face off against the villain, and hopefully capture them. In addition to capturing the villain, there are secondary objectives like collecting robot parts and getting the fastest time through the level.****Disney/Pixar's Buzz Lightyear of Star Command is a spinoff of the Toy Story series of movies. Unlike the Dreamcast, Playstation and Windows version's 3D view, the Game Boy Color version has a top down view.</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Buzz Lightyear of Star Command (USA, Europe)&quot;&gt; &lt;year&gt;2000&lt;/year&gt; &lt;rating&gt;ESRB - E (Everyone)&lt;/rating&gt; &lt;title&gt;Buzz Lightyear of Star Command &lt;/title&gt; &lt;pub&gt;Activision&lt;/pub&gt; &lt;dev&gt;Traveller's Tales &lt;/dev&gt; &lt;genre&gt;Action&lt;/genre&gt; &lt;score&gt;2.7&lt;/score&gt; &lt;player&gt;1 Player&lt;/player&gt; &lt;story&gt;Disney/Pixar's Buzz Lightyear of Star Command is based on an animated movie and television series of the same name. Buzz Lightyear is an elite space ranger, who travels from planet to planet hunting down supervillians.****In this game, you control Buzz through 14 missions on eight different planets. In each mission, your goal is to race to the end of the level before the bad guy does. If you do so successfully, you face off against the villain, and hopefully capture them. In addition to capturing the villain, there are secondary objectives like collecting robot parts and getting the fastest time through the level.****Disney/Pixar's Buzz Lightyear of Star Command is a spinoff of the Toy Story series of movies. Unlike the Dreamcast, Playstation and Windows version's 3D view, the Game Boy Color version has a top down view.&lt;/story&gt; &lt;/game&gt;">
            <text:p>&lt;game name="Buzz Lightyear of Star Command (USA, Europe)"&gt; &lt;year&gt;2000&lt;/year&gt; &lt;rating&gt;ESRB - E (Everyone)&lt;/rating&gt; &lt;title&gt;Buzz Lightyear of Star Command &lt;/title&gt; &lt;pub&gt;Activision&lt;/pub&gt; &lt;dev&gt;Traveller's Tales &lt;/dev&gt; &lt;genre&gt;Action&lt;/genre&gt; &lt;score&gt;2.7&lt;/score&gt; &lt;player&gt;1 Player&lt;/player&gt; &lt;story&gt;Disney/Pixar's Buzz Lightyear of Star Command is based on an animated movie and television series of the same name. Buzz Lightyear is an elite space ranger, who travels from planet to planet hunting down supervillians.****In this game, you control Buzz through 14 missions on eight different planets. In each mission, your goal is to race to the end of the level before the bad guy does. If you do so successfully, you face off against the villain, and hopefully capture them. In addition to capturing the villain, there are secondary objectives like collecting robot parts and getting the fastest time through the level.****Disney/Pixar's Buzz Lightyear of Star Command is a spinoff of the Toy Story series of movies. Unlike the Dreamcast, Playstation and Windows version's 3D view, the Game Boy Color version has a top down view.&lt;/story&gt; &lt;/game&gt;</text:p>
          </table:table-cell>
          <table:table-cell table:number-columns-repeated="1013"/>
        </table:table-row>
        <table:table-row table:style-name="ro1">
          <table:table-cell office:value-type="string">
            <text:p>Caesars Palace II (USA, Europe)</text:p>
          </table:table-cell>
          <table:table-cell office:value-type="float" office:value="1999">
            <text:p>1999</text:p>
          </table:table-cell>
          <table:table-cell office:value-type="string">
            <text:p>ESRB - E (Everyone)</text:p>
          </table:table-cell>
          <table:table-cell office:value-type="string">
            <text:p>Caesars Palace II </text:p>
          </table:table-cell>
          <table:table-cell office:value-type="string">
            <text:p>Interplay</text:p>
          </table:table-cell>
          <table:table-cell office:value-type="string">
            <text:p>Runecraft </text:p>
          </table:table-cell>
          <table:table-cell office:value-type="string">
            <text:p>Casino</text:p>
          </table:table-cell>
          <table:table-cell office:value-type="string">
            <text:p>3.5</text:p>
          </table:table-cell>
          <table:table-cell office:value-type="string">
            <text:p>1 Player</text:p>
          </table:table-cell>
          <table:table-cell office:value-type="string">
            <text:p>Bring all the thrills of Las Vegas to your Game Boy Color with Caesars Palace II. You'll enter a virtual casino packed with a variety of games of chance. In all, you'll be able to play 19 different games including Keno, Video Poker, Blackjack, slot machines, and many more. You play with real odds and payouts that have been authenticated by the real Vegas experts, so you know your experience will be realistic. But remember, this is Caesar's Palace, where it's all about high-stakes gambling. Will you walk out of the casino flat broke, or will you be Sin City's newest millionaire? The game features brightly-colored, digitized graphics that really bring the Vegas experience right to the palm of your hand. The sound effects and voices help round out the package, putting you right in the middle of the world-famous gambling hall. Caesars Palace II features battery backup to save up to eight different files, and it is only compatible with Game Boy Color systems. **Caesar's Palace II features 19 games of chance, including eight casino favorites: Blackjack; Roulette; Slots; Video Poker; Keno; Mini-Baccarat; Big 6; and Poker Challenge. Want to bet faster? Use the speed bet option. It allows you to bet with just one button click. You can also analyze your chart gambling performance and gaming history with the unique statistical analysis feature. </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Caesars Palace II (USA, Europe)&quot;&gt; &lt;year&gt;1999&lt;/year&gt; &lt;rating&gt;ESRB - E (Everyone)&lt;/rating&gt; &lt;title&gt;Caesars Palace II &lt;/title&gt; &lt;pub&gt;Interplay&lt;/pub&gt; &lt;dev&gt;Runecraft &lt;/dev&gt; &lt;genre&gt;Casino&lt;/genre&gt; &lt;score&gt;3.5&lt;/score&gt; &lt;player&gt;1 Player&lt;/player&gt; &lt;story&gt;Bring all the thrills of Las Vegas to your Game Boy Color with Caesars Palace II. You'll enter a virtual casino packed with a variety of games of chance. In all, you'll be able to play 19 different games including Keno, Video Poker, Blackjack, slot machines, and many more. You play with real odds and payouts that have been authenticated by the real Vegas experts, so you know your experience will be realistic. But remember, this is Caesar's Palace, where it's all about high-stakes gambling. Will you walk out of the casino flat broke, or will you be Sin City's newest millionaire? The game features brightly-colored, digitized graphics that really bring the Vegas experience right to the palm of your hand. The sound effects and voices help round out the package, putting you right in the middle of the world-famous gambling hall. Caesars Palace II features battery backup to save up to eight different files, and it is only compatible with Game Boy Color systems. **Caesar's Palace II features 19 games of chance, including eight casino favorites: Blackjack; Roulette; Slots; Video Poker; Keno; Mini-Baccarat; Big 6; and Poker Challenge. Want to bet faster? Use the speed bet option. It allows you to bet with just one button click. You can also analyze your chart gambling performance and gaming history with the unique statistical analysis feature. &lt;/story&gt; &lt;/game&gt;">
            <text:p>&lt;game name="Caesars Palace II (USA, Europe)"&gt; &lt;year&gt;1999&lt;/year&gt; &lt;rating&gt;ESRB - E (Everyone)&lt;/rating&gt; &lt;title&gt;Caesars Palace II &lt;/title&gt; &lt;pub&gt;Interplay&lt;/pub&gt; &lt;dev&gt;Runecraft &lt;/dev&gt; &lt;genre&gt;Casino&lt;/genre&gt; &lt;score&gt;3.5&lt;/score&gt; &lt;player&gt;1 Player&lt;/player&gt; &lt;story&gt;Bring all the thrills of Las Vegas to your Game Boy Color with Caesars Palace II. You'll enter a virtual casino packed with a variety of games of chance. In all, you'll be able to play 19 different games including Keno, Video Poker, Blackjack, slot machines, and many more. You play with real odds and payouts that have been authenticated by the real Vegas experts, so you know your experience will be realistic. But remember, this is Caesar's Palace, where it's all about high-stakes gambling. Will you walk out of the casino flat broke, or will you be Sin City's newest millionaire? The game features brightly-colored, digitized graphics that really bring the Vegas experience right to the palm of your hand. The sound effects and voices help round out the package, putting you right in the middle of the world-famous gambling hall. Caesars Palace II features battery backup to save up to eight different files, and it is only compatible with Game Boy Color systems. **Caesar's Palace II features 19 games of chance, including eight casino favorites: Blackjack; Roulette; Slots; Video Poker; Keno; Mini-Baccarat; Big 6; and Poker Challenge. Want to bet faster? Use the speed bet option. It allows you to bet with just one button click. You can also analyze your chart gambling performance and gaming history with the unique statistical analysis feature. &lt;/story&gt; &lt;/game&gt;</text:p>
          </table:table-cell>
          <table:table-cell table:number-columns-repeated="1013"/>
        </table:table-row>
        <table:table-row table:style-name="ro1">
          <table:table-cell office:value-type="string">
            <text:p>Cannon Fodder (USA)</text:p>
          </table:table-cell>
          <table:table-cell office:value-type="float" office:value="2000">
            <text:p>2000</text:p>
          </table:table-cell>
          <table:table-cell office:value-type="string">
            <text:p>ESRB - E (Everyone)</text:p>
          </table:table-cell>
          <table:table-cell office:value-type="string">
            <text:p>Cannon Fodder </text:p>
          </table:table-cell>
          <table:table-cell table:number-columns-repeated="2" office:value-type="string">
            <text:p>Codemasters</text:p>
          </table:table-cell>
          <table:table-cell office:value-type="string">
            <text:p>Action</text:p>
          </table:table-cell>
          <table:table-cell office:value-type="string">
            <text:p>4.0</text:p>
          </table:table-cell>
          <table:table-cell office:value-type="string">
            <text:p>1 Player</text:p>
          </table:table-cell>
          <table:table-cell office:value-type="string">
            <text:p>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text:p>
          </table:table-cell>
          <table:table-cell table:style-name="Default"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Cannon Fodder (USA)&quot;&gt; &lt;year&gt;2000&lt;/year&gt; &lt;rating&gt;ESRB - E (Everyone)&lt;/rating&gt; &lt;title&gt;Cannon Fodder &lt;/title&gt; &lt;pub&gt;Codemasters&lt;/pub&gt; &lt;dev&gt;Codemasters&lt;/dev&gt; &lt;genre&gt;Action&lt;/genre&gt; &lt;score&gt;4.0&lt;/score&gt; &lt;player&gt;1 Player&lt;/player&gt; &lt;story&gt;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lt;/story&gt; &lt;/game&gt;">
            <text:p>&lt;game name="Cannon Fodder (USA)"&gt; &lt;year&gt;2000&lt;/year&gt; &lt;rating&gt;ESRB - E (Everyone)&lt;/rating&gt; &lt;title&gt;Cannon Fodder &lt;/title&gt; &lt;pub&gt;Codemasters&lt;/pub&gt; &lt;dev&gt;Codemasters&lt;/dev&gt; &lt;genre&gt;Action&lt;/genre&gt; &lt;score&gt;4.0&lt;/score&gt; &lt;player&gt;1 Player&lt;/player&gt; &lt;story&gt;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lt;/story&gt; &lt;/game&gt;</text:p>
          </table:table-cell>
          <table:table-cell table:number-columns-repeated="1013"/>
        </table:table-row>
        <table:table-row table:style-name="ro1">
          <table:table-cell office:value-type="string">
            <text:p>Carl Lewis Athletics 2000 (Europe)</text:p>
          </table:table-cell>
          <table:table-cell office:value-type="float" office:value="2000">
            <text:p>2000</text:p>
          </table:table-cell>
          <table:table-cell office:value-type="string">
            <text:p>ESRB - E (Everyone)</text:p>
          </table:table-cell>
          <table:table-cell office:value-type="string">
            <text:p>Carl Lewis Athletics 2000 </text:p>
          </table:table-cell>
          <table:table-cell table:number-columns-repeated="2" office:value-type="string">
            <text:p>Planet Interactive</text:p>
          </table:table-cell>
          <table:table-cell office:value-type="string">
            <text:p>Sports</text:p>
          </table:table-cell>
          <table:table-cell office:value-type="string">
            <text:p>4.1</text:p>
          </table:table-cell>
          <table:table-cell office:value-type="string">
            <text:p>1-2 Players</text:p>
          </table:table-cell>
          <table:table-cell office:value-type="string">
            <text:p>Carl Lewis Athletics 2000 is a sports game focusing on Decathlon and its ten disciplines: pole vault, long jump, shot put, discus throw, javelin throw, high jump and running (100, 110, 400 and 150 metres). The controls follow the traditional mechanics: rhythmic button mashing, if necessarily followed by pressing an action button. Besides the traditional championship mode, the player can also participate in the arcade mode in which a certain performance must be met in order to qualify to the next event. Unlockable by winning the Decathlon is a special mode with three additional disciplines: hurdles (200 and 400 metres) and 100 metres relay race. The player creates an athlete who is saved on the cartridge and can be improved by training. </text:p>
          </table:table-cell>
          <table:table-cell table:style-name="Default"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Carl Lewis Athletics 2000 (Europe)&quot;&gt; &lt;year&gt;2000&lt;/year&gt; &lt;rating&gt;ESRB - E (Everyone)&lt;/rating&gt; &lt;title&gt;Carl Lewis Athletics 2000 &lt;/title&gt; &lt;pub&gt;Planet Interactive&lt;/pub&gt; &lt;dev&gt;Planet Interactive&lt;/dev&gt; &lt;genre&gt;Sports&lt;/genre&gt; &lt;score&gt;4.1&lt;/score&gt; &lt;player&gt;1-2 Players&lt;/player&gt; &lt;story&gt;Carl Lewis Athletics 2000 is a sports game focusing on Decathlon and its ten disciplines: pole vault, long jump, shot put, discus throw, javelin throw, high jump and running (100, 110, 400 and 150 metres). The controls follow the traditional mechanics: rhythmic button mashing, if necessarily followed by pressing an action button. Besides the traditional championship mode, the player can also participate in the arcade mode in which a certain performance must be met in order to qualify to the next event. Unlockable by winning the Decathlon is a special mode with three additional disciplines: hurdles (200 and 400 metres) and 100 metres relay race. The player creates an athlete who is saved on the cartridge and can be improved by training. &lt;/story&gt; &lt;/game&gt;">
            <text:p>&lt;game name="Carl Lewis Athletics 2000 (Europe)"&gt; &lt;year&gt;2000&lt;/year&gt; &lt;rating&gt;ESRB - E (Everyone)&lt;/rating&gt; &lt;title&gt;Carl Lewis Athletics 2000 &lt;/title&gt; &lt;pub&gt;Planet Interactive&lt;/pub&gt; &lt;dev&gt;Planet Interactive&lt;/dev&gt; &lt;genre&gt;Sports&lt;/genre&gt; &lt;score&gt;4.1&lt;/score&gt; &lt;player&gt;1-2 Players&lt;/player&gt; &lt;story&gt;Carl Lewis Athletics 2000 is a sports game focusing on Decathlon and its ten disciplines: pole vault, long jump, shot put, discus throw, javelin throw, high jump and running (100, 110, 400 and 150 metres). The controls follow the traditional mechanics: rhythmic button mashing, if necessarily followed by pressing an action button. Besides the traditional championship mode, the player can also participate in the arcade mode in which a certain performance must be met in order to qualify to the next event. Unlockable by winning the Decathlon is a special mode with three additional disciplines: hurdles (200 and 400 metres) and 100 metres relay race. The player creates an athlete who is saved on the cartridge and can be improved by training. &lt;/story&gt; &lt;/game&gt;</text:p>
          </table:table-cell>
          <table:table-cell table:number-columns-repeated="1013"/>
        </table:table-row>
        <table:table-row table:style-name="ro1">
          <table:table-cell office:value-type="string">
            <text:p>Carmageddon - Carpocalypse Now (USA, Europe)</text:p>
          </table:table-cell>
          <table:table-cell office:value-type="float" office:value="2000">
            <text:p>2000</text:p>
          </table:table-cell>
          <table:table-cell office:value-type="string">
            <text:p>ESRB - E (Everyone)</text:p>
          </table:table-cell>
          <table:table-cell office:value-type="string">
            <text:p>Carmageddon - Carpocalypse Now </text:p>
          </table:table-cell>
          <table:table-cell office:value-type="string">
            <text:p>Titus Software</text:p>
          </table:table-cell>
          <table:table-cell office:value-type="string">
            <text:p>Aqua Pacific</text:p>
          </table:table-cell>
          <table:table-cell office:value-type="string">
            <text:p>Action</text:p>
          </table:table-cell>
          <table:table-cell office:value-type="string">
            <text:p>2.8</text:p>
          </table:table-cell>
          <table:table-cell office:value-type="string">
            <text:p>1 Player</text:p>
          </table:table-cell>
          <table:table-cell office:value-type="string">
            <text:p>Motorized carnage. <text:s/>Ever wanted to hit pedestrians during a race? <text:s/>Now's your chance. Carmageddon is an ultra-violent racing game which caused much controversy during the '90s but was also very popular due to its fun factor. It was also one of the first batch of games to make use of 3D accelerated graphics (using OpenGL and 3dfx Voodoo cards).****At the beginning of the game the player only has one car and is ranked at #99. The overall objective is to race all the way to the top, collecting the opponents' cars on the way as trophies (and possibly replacements to his vehicle). In the race itself the player tries to damage opponents by driving into them, and can also kill pedestrians. Damage, kills and spectacular moves earn credits for the player which can be used for upgrades and even making repairs to the car at anytime during the race. If you wreck a certain car in 4 races or so, you get to drive it. There are many power-ups strewn around the courses which range from useful to fun to downright absurd. Though the player can win by racing fairly and normally, most players found it much more fun to wreck everything in sight.****Carmageddon is a violent game which is probably not suitable for minors.</text:p>
          </table:table-cell>
          <table:table-cell table:style-name="Default"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Carmageddon - Carpocalypse Now (USA, Europe)&quot;&gt; &lt;year&gt;2000&lt;/year&gt; &lt;rating&gt;ESRB - E (Everyone)&lt;/rating&gt; &lt;title&gt;Carmageddon - Carpocalypse Now &lt;/title&gt; &lt;pub&gt;Titus Software&lt;/pub&gt; &lt;dev&gt;Aqua Pacific&lt;/dev&gt; &lt;genre&gt;Action&lt;/genre&gt; &lt;score&gt;2.8&lt;/score&gt; &lt;player&gt;1 Player&lt;/player&gt; &lt;story&gt;Motorized carnage.  Ever wanted to hit pedestrians during a race?  Now's your chance. Carmageddon is an ultra-violent racing game which caused much controversy during the '90s but was also very popular due to its fun factor. It was also one of the first batch of games to make use of 3D accelerated graphics (using OpenGL and 3dfx Voodoo cards).****At the beginning of the game the player only has one car and is ranked at #99. The overall objective is to race all the way to the top, collecting the opponents' cars on the way as trophies (and possibly replacements to his vehicle). In the race itself the player tries to damage opponents by driving into them, and can also kill pedestrians. Damage, kills and spectacular moves earn credits for the player which can be used for upgrades and even making repairs to the car at anytime during the race. If you wreck a certain car in 4 races or so, you get to drive it. There are many power-ups strewn around the courses which range from useful to fun to downright absurd. Though the player can win by racing fairly and normally, most players found it much more fun to wreck everything in sight.****Carmageddon is a violent game which is probably not suitable for minors.&lt;/story&gt; &lt;/game&gt;">
            <text:p>&lt;game name="Carmageddon - Carpocalypse Now (USA, Europe)"&gt; &lt;year&gt;2000&lt;/year&gt; &lt;rating&gt;ESRB - E (Everyone)&lt;/rating&gt; &lt;title&gt;Carmageddon - Carpocalypse Now &lt;/title&gt; &lt;pub&gt;Titus Software&lt;/pub&gt; &lt;dev&gt;Aqua Pacific&lt;/dev&gt; &lt;genre&gt;Action&lt;/genre&gt; &lt;score&gt;2.8&lt;/score&gt; &lt;player&gt;1 Player&lt;/player&gt; &lt;story&gt;Motorized carnage. <text:s/>Ever wanted to hit pedestrians during a race? <text:s/>Now's your chance. Carmageddon is an ultra-violent racing game which caused much controversy during the '90s but was also very popular due to its fun factor. It was also one of the first batch of games to make use of 3D accelerated graphics (using OpenGL and 3dfx Voodoo cards).****At the beginning of the game the player only has one car and is ranked at #99. The overall objective is to race all the way to the top, collecting the opponents' cars on the way as trophies (and possibly replacements to his vehicle). In the race itself the player tries to damage opponents by driving into them, and can also kill pedestrians. Damage, kills and spectacular moves earn credits for the player which can be used for upgrades and even making repairs to the car at anytime during the race. If you wreck a certain car in 4 races or so, you get to drive it. There are many power-ups strewn around the courses which range from useful to fun to downright absurd. Though the player can win by racing fairly and normally, most players found it much more fun to wreck everything in sight.****Carmageddon is a violent game which is probably not suitable for minors.&lt;/story&gt; &lt;/game&gt;</text:p>
          </table:table-cell>
          <table:table-cell table:number-columns-repeated="1013"/>
        </table:table-row>
        <table:table-row table:style-name="ro1">
          <table:table-cell office:value-type="string">
            <text:p>Casper (USA)</text:p>
          </table:table-cell>
          <table:table-cell office:value-type="float" office:value="2000">
            <text:p>2000</text:p>
          </table:table-cell>
          <table:table-cell office:value-type="string">
            <text:p>ESRB - E (Everyone)</text:p>
          </table:table-cell>
          <table:table-cell office:value-type="string">
            <text:p>Casper </text:p>
          </table:table-cell>
          <table:table-cell office:value-type="string">
            <text:p>Interplay</text:p>
          </table:table-cell>
          <table:table-cell office:value-type="string">
            <text:p>Aqua Pacific</text:p>
          </table:table-cell>
          <table:table-cell office:value-type="string">
            <text:p>Role-Playing</text:p>
          </table:table-cell>
          <table:table-cell office:value-type="string">
            <text:p>2.5</text:p>
          </table:table-cell>
          <table:table-cell office:value-type="string">
            <text:p>1 Player</text:p>
          </table:table-cell>
          <table:table-cell office:value-type="string">
            <text:p>Based on the Casper film, the game pits you in the role of the friendly ghost trying to make a friend and a second chance at life instead of scaring everyone away. The plot centers around the "spoiled, grasping inheritor of Whipstaff Manor" - Carrigan Crittenden. She's after the treasure she thinks is hidden in the walls. Casper will need the help of Dr James Harvey - therapist to the dead - if he has any hope of succeeding in his adventures. Casper will also have to deal with his uncles - Stretch, Stinkie and Fatso, who just love to scare "Fleshies" and thwart Casper's efforts. The gameplay is 3d - and is mostly puzzle solving, with Casper able to take a variety of forms and manipulating objects.</text:p>
          </table:table-cell>
          <table:table-cell table:style-name="Default"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Casper (USA)&quot;&gt; &lt;year&gt;2000&lt;/year&gt; &lt;rating&gt;ESRB - E (Everyone)&lt;/rating&gt; &lt;title&gt;Casper &lt;/title&gt; &lt;pub&gt;Interplay&lt;/pub&gt; &lt;dev&gt;Aqua Pacific&lt;/dev&gt; &lt;genre&gt;Role-Playing&lt;/genre&gt; &lt;score&gt;2.5&lt;/score&gt; &lt;player&gt;1 Player&lt;/player&gt; &lt;story&gt;Based on the Casper film, the game pits you in the role of the friendly ghost trying to make a friend and a second chance at life instead of scaring everyone away. The plot centers around the &quot;spoiled, grasping inheritor of Whipstaff Manor&quot; - Carrigan Crittenden. She's after the treasure she thinks is hidden in the walls. Casper will need the help of Dr James Harvey - therapist to the dead - if he has any hope of succeeding in his adventures. Casper will also have to deal with his uncles - Stretch, Stinkie and Fatso, who just love to scare &quot;Fleshies&quot; and thwart Casper's efforts. The gameplay is 3d - and is mostly puzzle solving, with Casper able to take a variety of forms and manipulating objects.&lt;/story&gt; &lt;/game&gt;">
            <text:p>&lt;game name="Casper (USA)"&gt; &lt;year&gt;2000&lt;/year&gt; &lt;rating&gt;ESRB - E (Everyone)&lt;/rating&gt; &lt;title&gt;Casper &lt;/title&gt; &lt;pub&gt;Interplay&lt;/pub&gt; &lt;dev&gt;Aqua Pacific&lt;/dev&gt; &lt;genre&gt;Role-Playing&lt;/genre&gt; &lt;score&gt;2.5&lt;/score&gt; &lt;player&gt;1 Player&lt;/player&gt; &lt;story&gt;Based on the Casper film, the game pits you in the role of the friendly ghost trying to make a friend and a second chance at life instead of scaring everyone away. The plot centers around the "spoiled, grasping inheritor of Whipstaff Manor" - Carrigan Crittenden. She's after the treasure she thinks is hidden in the walls. Casper will need the help of Dr James Harvey - therapist to the dead - if he has any hope of succeeding in his adventures. Casper will also have to deal with his uncles - Stretch, Stinkie and Fatso, who just love to scare "Fleshies" and thwart Casper's efforts. The gameplay is 3d - and is mostly puzzle solving, with Casper able to take a variety of forms and manipulating objects.&lt;/story&gt; &lt;/game&gt;</text:p>
          </table:table-cell>
          <table:table-cell table:number-columns-repeated="1013"/>
        </table:table-row>
        <table:table-row table:style-name="ro1">
          <table:table-cell office:value-type="string">
            <text:p>Caterpillar Construction Zone (USA)</text:p>
          </table:table-cell>
          <table:table-cell office:value-type="float" office:value="2000">
            <text:p>2000</text:p>
          </table:table-cell>
          <table:table-cell office:value-type="string">
            <text:p>ESRB - E (Everyone)</text:p>
          </table:table-cell>
          <table:table-cell office:value-type="string">
            <text:p>Caterpillar Construction Zone </text:p>
          </table:table-cell>
          <table:table-cell office:value-type="string">
            <text:p>Mattel</text:p>
          </table:table-cell>
          <table:table-cell office:value-type="string">
            <text:p>Realtime Associates </text:p>
          </table:table-cell>
          <table:table-cell office:value-type="string">
            <text:p>Action</text:p>
          </table:table-cell>
          <table:table-cell office:value-type="string">
            <text:p>2.9</text:p>
          </table:table-cell>
          <table:table-cell office:value-type="string">
            <text:p>1 Player</text:p>
          </table:table-cell>
          <table:table-cell office:value-type="string">
            <text:p>Choose from eleven tough and rugged Caterpillar machines including tractors, backhoes, and bulldozers. <text:s/>Dig ditches, move boulders, and perform daring rescues. <text:s/>Plus, solve missions including plowing and harvesting a field and building a boulder bridge.</text:p>
          </table:table-cell>
          <table:table-cell table:style-name="Default"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Caterpillar Construction Zone (USA)&quot;&gt; &lt;year&gt;2000&lt;/year&gt; &lt;rating&gt;ESRB - E (Everyone)&lt;/rating&gt; &lt;title&gt;Caterpillar Construction Zone &lt;/title&gt; &lt;pub&gt;Mattel&lt;/pub&gt; &lt;dev&gt;Realtime Associates &lt;/dev&gt; &lt;genre&gt;Action&lt;/genre&gt; &lt;score&gt;2.9&lt;/score&gt; &lt;player&gt;1 Player&lt;/player&gt; &lt;story&gt;Choose from eleven tough and rugged Caterpillar machines including tractors, backhoes, and bulldozers.  Dig ditches, move boulders, and perform daring rescues.  Plus, solve missions including plowing and harvesting a field and building a boulder bridge.&lt;/story&gt; &lt;/game&gt;">
            <text:p>&lt;game name="Caterpillar Construction Zone (USA)"&gt; &lt;year&gt;2000&lt;/year&gt; &lt;rating&gt;ESRB - E (Everyone)&lt;/rating&gt; &lt;title&gt;Caterpillar Construction Zone &lt;/title&gt; &lt;pub&gt;Mattel&lt;/pub&gt; &lt;dev&gt;Realtime Associates &lt;/dev&gt; &lt;genre&gt;Action&lt;/genre&gt; &lt;score&gt;2.9&lt;/score&gt; &lt;player&gt;1 Player&lt;/player&gt; &lt;story&gt;Choose from eleven tough and rugged Caterpillar machines including tractors, backhoes, and bulldozers. <text:s/>Dig ditches, move boulders, and perform daring rescues. <text:s/>Plus, solve missions including plowing and harvesting a field and building a boulder bridge.&lt;/story&gt; &lt;/game&gt;</text:p>
          </table:table-cell>
          <table:table-cell table:number-columns-repeated="1013"/>
        </table:table-row>
        <table:table-row table:style-name="ro1">
          <table:table-cell office:value-type="string">
            <text:p>Catwoman (USA)</text:p>
          </table:table-cell>
          <table:table-cell office:value-type="float" office:value="1999">
            <text:p>1999</text:p>
          </table:table-cell>
          <table:table-cell office:value-type="string">
            <text:p>ESRB - E (Everyone)</text:p>
          </table:table-cell>
          <table:table-cell office:value-type="string">
            <text:p>Catwoman </text:p>
          </table:table-cell>
          <table:table-cell table:number-columns-repeated="2" office:value-type="string">
            <text:p>Kemco</text:p>
          </table:table-cell>
          <table:table-cell office:value-type="string">
            <text:p>Platform</text:p>
          </table:table-cell>
          <table:table-cell office:value-type="string">
            <text:p>3.1</text:p>
          </table:table-cell>
          <table:table-cell office:value-type="string">
            <text:p>1 Player</text:p>
          </table:table-cell>
          <table:table-cell office:value-type="string">
            <text:p>In Catwoman, the titular Batman villainess is spun off into her own game. <text:s/>Talia tries to hire Catwoman to steal a crystal skull, but Catwoman decides to keep it for herself, not knowing Ra's al Ghul plans to use it to destroy Gotham.****Catwoman has dozens of moves to help her navigate and fight her way through nine levels of goons and platforms. <text:s/>She can attack with her claws, jump off walls, flip, grab ledges and swing with her whip ala Bionic Commando. <text:s/>She also has a stealth option, allowing her to disappear into the background of a level and sneak along silently.</text:p>
          </table:table-cell>
          <table:table-cell table:style-name="Default"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Catwoman (USA)&quot;&gt; &lt;year&gt;1999&lt;/year&gt; &lt;rating&gt;ESRB - E (Everyone)&lt;/rating&gt; &lt;title&gt;Catwoman &lt;/title&gt; &lt;pub&gt;Kemco&lt;/pub&gt; &lt;dev&gt;Kemco&lt;/dev&gt; &lt;genre&gt;Platform&lt;/genre&gt; &lt;score&gt;3.1&lt;/score&gt; &lt;player&gt;1 Player&lt;/player&gt; &lt;story&gt;In Catwoman, the titular Batman villainess is spun off into her own game.  Talia tries to hire Catwoman to steal a crystal skull, but Catwoman decides to keep it for herself, not knowing Ra's al Ghul plans to use it to destroy Gotham.****Catwoman has dozens of moves to help her navigate and fight her way through nine levels of goons and platforms.  She can attack with her claws, jump off walls, flip, grab ledges and swing with her whip ala Bionic Commando.  She also has a stealth option, allowing her to disappear into the background of a level and sneak along silently.&lt;/story&gt; &lt;/game&gt;">
            <text:p>&lt;game name="Catwoman (USA)"&gt; &lt;year&gt;1999&lt;/year&gt; &lt;rating&gt;ESRB - E (Everyone)&lt;/rating&gt; &lt;title&gt;Catwoman &lt;/title&gt; &lt;pub&gt;Kemco&lt;/pub&gt; &lt;dev&gt;Kemco&lt;/dev&gt; &lt;genre&gt;Platform&lt;/genre&gt; &lt;score&gt;3.1&lt;/score&gt; &lt;player&gt;1 Player&lt;/player&gt; &lt;story&gt;In Catwoman, the titular Batman villainess is spun off into her own game. <text:s/>Talia tries to hire Catwoman to steal a crystal skull, but Catwoman decides to keep it for herself, not knowing Ra's al Ghul plans to use it to destroy Gotham.****Catwoman has dozens of moves to help her navigate and fight her way through nine levels of goons and platforms. <text:s/>She can attack with her claws, jump off walls, flip, grab ledges and swing with her whip ala Bionic Commando. <text:s/>She also has a stealth option, allowing her to disappear into the background of a level and sneak along silently.&lt;/story&gt; &lt;/game&gt;</text:p>
          </table:table-cell>
          <table:table-cell table:number-columns-repeated="1013"/>
        </table:table-row>
        <table:table-row table:style-name="ro1">
          <table:table-cell office:value-type="string">
            <text:p>Catz - Your Virtual Petz Palz (USA)</text:p>
          </table:table-cell>
          <table:table-cell office:value-type="float" office:value="1999">
            <text:p>1999</text:p>
          </table:table-cell>
          <table:table-cell office:value-type="string">
            <text:p>ESRB - E (Everyone)</text:p>
          </table:table-cell>
          <table:table-cell office:value-type="string">
            <text:p>Catz - Your Virtual Petz Palz </text:p>
          </table:table-cell>
          <table:table-cell office:value-type="string">
            <text:p>Mindscape Inc.</text:p>
          </table:table-cell>
          <table:table-cell office:value-type="string">
            <text:p>Saffire </text:p>
          </table:table-cell>
          <table:table-cell office:value-type="string">
            <text:p>Virtual Life</text:p>
          </table:table-cell>
          <table:table-cell office:value-type="string">
            <text:p>3.5</text:p>
          </table:table-cell>
          <table:table-cell office:value-type="string">
            <text:p>1 Player</text:p>
          </table:table-cell>
          <table:table-cell office:value-type="string">
            <text:p>Are you looking to adopt a pet but lack the time or space to take care of a real one? Then you may find CATZ to be of interest. Part of the small but popular virtual pet genre, CATZ lets you adopt a cat from one of three breeds: Siamese, Calico, or Persian. You can play with the pet first to decide if it's right for you. Once you've adopted the little gal or fella, it's up to you to take care of it: feed it, groom it, and play with it regularly if you want it to grow up to be a well-adjusted adult. If you mistreat your cat, your little pet will take off, never to return! Eventually, new breeds of cats and new special toys will become available for you, depending on how well you do. You can also trade toys and breeds of cats with your friends via the infrared link. </text:p>
          </table:table-cell>
          <table:table-cell table:style-name="Default"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Catz - Your Virtual Petz Palz (USA)&quot;&gt; &lt;year&gt;1999&lt;/year&gt; &lt;rating&gt;ESRB - E (Everyone)&lt;/rating&gt; &lt;title&gt;Catz - Your Virtual Petz Palz &lt;/title&gt; &lt;pub&gt;Mindscape Inc.&lt;/pub&gt; &lt;dev&gt;Saffire &lt;/dev&gt; &lt;genre&gt;Virtual Life&lt;/genre&gt; &lt;score&gt;3.5&lt;/score&gt; &lt;player&gt;1 Player&lt;/player&gt; &lt;story&gt;Are you looking to adopt a pet but lack the time or space to take care of a real one? Then you may find CATZ to be of interest. Part of the small but popular virtual pet genre, CATZ lets you adopt a cat from one of three breeds: Siamese, Calico, or Persian. You can play with the pet first to decide if it's right for you. Once you've adopted the little gal or fella, it's up to you to take care of it: feed it, groom it, and play with it regularly if you want it to grow up to be a well-adjusted adult. If you mistreat your cat, your little pet will take off, never to return! Eventually, new breeds of cats and new special toys will become available for you, depending on how well you do. You can also trade toys and breeds of cats with your friends via the infrared link. &lt;/story&gt; &lt;/game&gt;">
            <text:p>&lt;game name="Catz - Your Virtual Petz Palz (USA)"&gt; &lt;year&gt;1999&lt;/year&gt; &lt;rating&gt;ESRB - E (Everyone)&lt;/rating&gt; &lt;title&gt;Catz - Your Virtual Petz Palz &lt;/title&gt; &lt;pub&gt;Mindscape Inc.&lt;/pub&gt; &lt;dev&gt;Saffire &lt;/dev&gt; &lt;genre&gt;Virtual Life&lt;/genre&gt; &lt;score&gt;3.5&lt;/score&gt; &lt;player&gt;1 Player&lt;/player&gt; &lt;story&gt;Are you looking to adopt a pet but lack the time or space to take care of a real one? Then you may find CATZ to be of interest. Part of the small but popular virtual pet genre, CATZ lets you adopt a cat from one of three breeds: Siamese, Calico, or Persian. You can play with the pet first to decide if it's right for you. Once you've adopted the little gal or fella, it's up to you to take care of it: feed it, groom it, and play with it regularly if you want it to grow up to be a well-adjusted adult. If you mistreat your cat, your little pet will take off, never to return! Eventually, new breeds of cats and new special toys will become available for you, depending on how well you do. You can also trade toys and breeds of cats with your friends via the infrared link. &lt;/story&gt; &lt;/game&gt;</text:p>
          </table:table-cell>
          <table:table-cell table:number-columns-repeated="1013"/>
        </table:table-row>
        <table:table-row table:style-name="ro1">
          <table:table-cell office:value-type="string">
            <text:p>Centipede (USA)</text:p>
          </table:table-cell>
          <table:table-cell office:value-type="float" office:value="1998">
            <text:p>1998</text:p>
          </table:table-cell>
          <table:table-cell office:value-type="string">
            <text:p>ESRB - E (Everyone)</text:p>
          </table:table-cell>
          <table:table-cell office:value-type="string">
            <text:p>Centipede </text:p>
          </table:table-cell>
          <table:table-cell office:value-type="string">
            <text:p>Majesco Games</text:p>
          </table:table-cell>
          <table:table-cell office:value-type="string">
            <text:p>Accolade </text:p>
          </table:table-cell>
          <table:table-cell office:value-type="string">
            <text:p>Shooter</text:p>
          </table:table-cell>
          <table:table-cell office:value-type="string">
            <text:p>3.8</text:p>
          </table:table-cell>
          <table:table-cell office:value-type="string">
            <text:p>1-2 Players</text:p>
          </table:table-cell>
          <table:table-cell office:value-type="string">
            <text:p>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text:p>
          </table:table-cell>
          <table:table-cell table:style-name="Default"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Centipede (USA)&quot;&gt; &lt;year&gt;1998&lt;/year&gt; &lt;rating&gt;ESRB - E (Everyone)&lt;/rating&gt; &lt;title&gt;Centipede &lt;/title&gt; &lt;pub&gt;Majesco Games&lt;/pub&gt; &lt;dev&gt;Accolade &lt;/dev&gt; &lt;genre&gt;Shooter&lt;/genre&gt; &lt;score&gt;3.8&lt;/score&gt; &lt;player&gt;1-2 Players&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lt;/story&gt; &lt;/game&gt;">
            <text:p>&lt;game name="Centipede (USA)"&gt; &lt;year&gt;1998&lt;/year&gt; &lt;rating&gt;ESRB - E (Everyone)&lt;/rating&gt; &lt;title&gt;Centipede &lt;/title&gt; &lt;pub&gt;Majesco Games&lt;/pub&gt; &lt;dev&gt;Accolade &lt;/dev&gt; &lt;genre&gt;Shooter&lt;/genre&gt; &lt;score&gt;3.8&lt;/score&gt; &lt;player&gt;1-2 Players&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lt;/story&gt; &lt;/game&gt;</text:p>
          </table:table-cell>
          <table:table-cell table:number-columns-repeated="1013"/>
        </table:table-row>
        <table:table-row table:style-name="ro1">
          <table:table-cell office:value-type="string">
            <text:p>Championship Motocross 2001 featuring Ricky Carmichael (USA)</text:p>
          </table:table-cell>
          <table:table-cell office:value-type="float" office:value="2000">
            <text:p>2000</text:p>
          </table:table-cell>
          <table:table-cell office:value-type="string">
            <text:p>ESRB - E (Everyone)</text:p>
          </table:table-cell>
          <table:table-cell office:value-type="string">
            <text:p>Championship Motocross 2001 featuring Ricky Carmichael </text:p>
          </table:table-cell>
          <table:table-cell office:value-type="string">
            <text:p>THQ</text:p>
          </table:table-cell>
          <table:table-cell office:value-type="string">
            <text:p>Tiertex Design Studios </text:p>
          </table:table-cell>
          <table:table-cell office:value-type="string">
            <text:p>Driving</text:p>
          </table:table-cell>
          <table:table-cell office:value-type="string">
            <text:p>4.1</text:p>
          </table:table-cell>
          <table:table-cell office:value-type="string">
            <text:p>1 Player</text:p>
          </table:table-cell>
          <table:table-cell office:value-type="string">
            <text:p>This is the sequel to Championship Motocross Featuring Ricky Carmichael. This version has 30 of the top motocross riders including the game's namesake, Ricky Carmichael. There are a plethora of tracks to race on that range from regular races and stunt tracks where players can pull off 50 different tricks for points in order to advance. There are a variety of modes including a career mode where the player can compete in races, using the money to buy better equipment and negotiate with sponsors to gain more money and notoriety. Players can also create their own rider and use them in exhibition races or in the career mode and customize everything from the appearance to their abilities</text:p>
          </table:table-cell>
          <table:table-cell table:style-name="Default"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Championship Motocross 2001 featuring Ricky Carmichael (USA)&quot;&gt; &lt;year&gt;2000&lt;/year&gt; &lt;rating&gt;ESRB - E (Everyone)&lt;/rating&gt; &lt;title&gt;Championship Motocross 2001 featuring Ricky Carmichael &lt;/title&gt; &lt;pub&gt;THQ&lt;/pub&gt; &lt;dev&gt;Tiertex Design Studios &lt;/dev&gt; &lt;genre&gt;Driving&lt;/genre&gt; &lt;score&gt;4.1&lt;/score&gt; &lt;player&gt;1 Player&lt;/player&gt; &lt;story&gt;This is the sequel to Championship Motocross Featuring Ricky Carmichael. This version has 30 of the top motocross riders including the game's namesake, Ricky Carmichael. There are a plethora of tracks to race on that range from regular races and stunt tracks where players can pull off 50 different tricks for points in order to advance. There are a variety of modes including a career mode where the player can compete in races, using the money to buy better equipment and negotiate with sponsors to gain more money and notoriety. Players can also create their own rider and use them in exhibition races or in the career mode and customize everything from the appearance to their abilities&lt;/story&gt; &lt;/game&gt;">
            <text:p>&lt;game name="Championship Motocross 2001 featuring Ricky Carmichael (USA)"&gt; &lt;year&gt;2000&lt;/year&gt; &lt;rating&gt;ESRB - E (Everyone)&lt;/rating&gt; &lt;title&gt;Championship Motocross 2001 featuring Ricky Carmichael &lt;/title&gt; &lt;pub&gt;THQ&lt;/pub&gt; &lt;dev&gt;Tiertex Design Studios &lt;/dev&gt; &lt;genre&gt;Driving&lt;/genre&gt; &lt;score&gt;4.1&lt;/score&gt; &lt;player&gt;1 Player&lt;/player&gt; &lt;story&gt;This is the sequel to Championship Motocross Featuring Ricky Carmichael. This version has 30 of the top motocross riders including the game's namesake, Ricky Carmichael. There are a plethora of tracks to race on that range from regular races and stunt tracks where players can pull off 50 different tricks for points in order to advance. There are a variety of modes including a career mode where the player can compete in races, using the money to buy better equipment and negotiate with sponsors to gain more money and notoriety. Players can also create their own rider and use them in exhibition races or in the career mode and customize everything from the appearance to their abilities&lt;/story&gt; &lt;/game&gt;</text:p>
          </table:table-cell>
          <table:table-cell table:number-columns-repeated="1013"/>
        </table:table-row>
        <table:table-row table:style-name="ro1">
          <table:table-cell office:value-type="string">
            <text:p>Chase H.Q. - Secret Police (USA)</text:p>
          </table:table-cell>
          <table:table-cell office:value-type="float" office:value="2000">
            <text:p>2000</text:p>
          </table:table-cell>
          <table:table-cell office:value-type="string">
            <text:p>ESRB - E (Everyone)</text:p>
          </table:table-cell>
          <table:table-cell office:value-type="string">
            <text:p>Chase H.Q. - Secret Police </text:p>
          </table:table-cell>
          <table:table-cell office:value-type="string">
            <text:p>Metro3D</text:p>
          </table:table-cell>
          <table:table-cell office:value-type="string">
            <text:p>Taito Corporation </text:p>
          </table:table-cell>
          <table:table-cell office:value-type="string">
            <text:p>Driving</text:p>
          </table:table-cell>
          <table:table-cell office:value-type="string">
            <text:p>3.9</text:p>
          </table:table-cell>
          <table:table-cell office:value-type="string">
            <text:p>1-2 Players</text:p>
          </table:table-cell>
          <table:table-cell office:value-type="string">
            <text:p>Chase H.Q. - Secret Police, is slightly different than the other Chase H.Q. games. You receive a call from Dispatch, telling you to arrest suspects that have just committed a felony. There are ten stages in the game, and each one of them has you placing three agents throughout the city. Each one of these agents have their own specialties. Once you have placed the agents, you must guide one of them toward the suspect vehicle. If the vehicle goes outside the city, the game is over.****Once the two of you make contact, the battle begins where the object is to ram the suspect's vehicle until it is disabled. You can also shoot the vehicle to further damage it, and use up to three turbos to catch up with the vehicle if you happen to fall behind.</text:p>
          </table:table-cell>
          <table:table-cell table:style-name="Default"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Chase H.Q. - Secret Police (USA)&quot;&gt; &lt;year&gt;2000&lt;/year&gt; &lt;rating&gt;ESRB - E (Everyone)&lt;/rating&gt; &lt;title&gt;Chase H.Q. - Secret Police &lt;/title&gt; &lt;pub&gt;Metro3D&lt;/pub&gt; &lt;dev&gt;Taito Corporation &lt;/dev&gt; &lt;genre&gt;Driving&lt;/genre&gt; &lt;score&gt;3.9&lt;/score&gt; &lt;player&gt;1-2 Players&lt;/player&gt; &lt;story&gt;Chase H.Q. - Secret Police, is slightly different than the other Chase H.Q. games. You receive a call from Dispatch, telling you to arrest suspects that have just committed a felony. There are ten stages in the game, and each one of them has you placing three agents throughout the city. Each one of these agents have their own specialties. Once you have placed the agents, you must guide one of them toward the suspect vehicle. If the vehicle goes outside the city, the game is over.****Once the two of you make contact, the battle begins where the object is to ram the suspect's vehicle until it is disabled. You can also shoot the vehicle to further damage it, and use up to three turbos to catch up with the vehicle if you happen to fall behind.&lt;/story&gt; &lt;/game&gt;">
            <text:p>&lt;game name="Chase H.Q. - Secret Police (USA)"&gt; &lt;year&gt;2000&lt;/year&gt; &lt;rating&gt;ESRB - E (Everyone)&lt;/rating&gt; &lt;title&gt;Chase H.Q. - Secret Police &lt;/title&gt; &lt;pub&gt;Metro3D&lt;/pub&gt; &lt;dev&gt;Taito Corporation &lt;/dev&gt; &lt;genre&gt;Driving&lt;/genre&gt; &lt;score&gt;3.9&lt;/score&gt; &lt;player&gt;1-2 Players&lt;/player&gt; &lt;story&gt;Chase H.Q. - Secret Police, is slightly different than the other Chase H.Q. games. You receive a call from Dispatch, telling you to arrest suspects that have just committed a felony. There are ten stages in the game, and each one of them has you placing three agents throughout the city. Each one of these agents have their own specialties. Once you have placed the agents, you must guide one of them toward the suspect vehicle. If the vehicle goes outside the city, the game is over.****Once the two of you make contact, the battle begins where the object is to ram the suspect's vehicle until it is disabled. You can also shoot the vehicle to further damage it, and use up to three turbos to catch up with the vehicle if you happen to fall behind.&lt;/story&gt; &lt;/game&gt;</text:p>
          </table:table-cell>
          <table:table-cell table:number-columns-repeated="1013"/>
        </table:table-row>
        <table:table-row table:style-name="ro1">
          <table:table-cell office:value-type="string">
            <text:p>Chessmaster (USA, Europe)</text:p>
          </table:table-cell>
          <table:table-cell office:value-type="float" office:value="1999">
            <text:p>1999</text:p>
          </table:table-cell>
          <table:table-cell office:value-type="string">
            <text:p>ESRB - E (Everyone)</text:p>
          </table:table-cell>
          <table:table-cell office:value-type="string">
            <text:p>Chessmaster </text:p>
          </table:table-cell>
          <table:table-cell office:value-type="string">
            <text:p>Mindscape Inc.</text:p>
          </table:table-cell>
          <table:table-cell office:value-type="string">
            <text:p>Park Place Productions </text:p>
          </table:table-cell>
          <table:table-cell office:value-type="string">
            <text:p>Board Games</text:p>
          </table:table-cell>
          <table:table-cell office:value-type="string">
            <text:p>3.3</text:p>
          </table:table-cell>
          <table:table-cell office:value-type="string">
            <text:p>1 Player</text:p>
          </table:table-cell>
          <table:table-cell office:value-type="string">
            <text:p>Prepare to challenge the longest running console chess series, THE CHESSMASTER. In this Game Boy version of the game, you can choose to play at any one of 16 different skill levels, ranging from beginner to expert. For those just learning to play chess, take advantage of the Teaching mode that will show you all of the best moves to make. This game has a variety of options for chess fans, as you can set up the board however you like to simulate classic chess situations and challenges. You can even make your opponent’s pieces invisible for an added challenge. If you make a wrong move, the game will allow you to take back moves and try again. If you’d rather just see the outcome, merely ask THE CHESSMASTER and he’ll finish the game to checkmate. Play alone or against a friend through the use of the Game Boy Link Cable. You can also use the password function to resume a game already in progress. </text:p>
          </table:table-cell>
          <table:table-cell table:style-name="Default"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Chessmaster (USA, Europe)&quot;&gt; &lt;year&gt;1999&lt;/year&gt; &lt;rating&gt;ESRB - E (Everyone)&lt;/rating&gt; &lt;title&gt;Chessmaster &lt;/title&gt; &lt;pub&gt;Mindscape Inc.&lt;/pub&gt; &lt;dev&gt;Park Place Productions &lt;/dev&gt; &lt;genre&gt;Board Games&lt;/genre&gt; &lt;score&gt;3.3&lt;/score&gt; &lt;player&gt;1 Player&lt;/player&gt; &lt;story&gt;Prepare to challenge the longest running console chess series, THE CHESSMASTER. In this Game Boy version of the game, you can choose to play at any one of 16 different skill levels, ranging from beginner to expert. For those just learning to play chess, take advantage of the Teaching mode that will show you all of the best moves to make. This game has a variety of options for chess fans, as you can set up the board however you like to simulate classic chess situations and challenges. You can even make your opponent’s pieces invisible for an added challenge. If you make a wrong move, the game will allow you to take back moves and try again. If you’d rather just see the outcome, merely ask THE CHESSMASTER and he’ll finish the game to checkmate. Play alone or against a friend through the use of the Game Boy Link Cable. You can also use the password function to resume a game already in progress. &lt;/story&gt; &lt;/game&gt;">
            <text:p>&lt;game name="Chessmaster (USA, Europe)"&gt; &lt;year&gt;1999&lt;/year&gt; &lt;rating&gt;ESRB - E (Everyone)&lt;/rating&gt; &lt;title&gt;Chessmaster &lt;/title&gt; &lt;pub&gt;Mindscape Inc.&lt;/pub&gt; &lt;dev&gt;Park Place Productions &lt;/dev&gt; &lt;genre&gt;Board Games&lt;/genre&gt; &lt;score&gt;3.3&lt;/score&gt; &lt;player&gt;1 Player&lt;/player&gt; &lt;story&gt;Prepare to challenge the longest running console chess series, THE CHESSMASTER. In this Game Boy version of the game, you can choose to play at any one of 16 different skill levels, ranging from beginner to expert. For those just learning to play chess, take advantage of the Teaching mode that will show you all of the best moves to make. This game has a variety of options for chess fans, as you can set up the board however you like to simulate classic chess situations and challenges. You can even make your opponent’s pieces invisible for an added challenge. If you make a wrong move, the game will allow you to take back moves and try again. If you’d rather just see the outcome, merely ask THE CHESSMASTER and he’ll finish the game to checkmate. Play alone or against a friend through the use of the Game Boy Link Cable. You can also use the password function to resume a game already in progress. &lt;/story&gt; &lt;/game&gt;</text:p>
          </table:table-cell>
          <table:table-cell table:number-columns-repeated="1013"/>
        </table:table-row>
        <table:table-row table:style-name="ro1">
          <table:table-cell office:value-type="string">
            <text:p>Chicken Run (USA, Europe)</text:p>
          </table:table-cell>
          <table:table-cell office:value-type="float" office:value="2000">
            <text:p>2000</text:p>
          </table:table-cell>
          <table:table-cell office:value-type="string">
            <text:p>ESRB - E (Everyone)</text:p>
          </table:table-cell>
          <table:table-cell office:value-type="string">
            <text:p>Chicken Run </text:p>
          </table:table-cell>
          <table:table-cell office:value-type="string">
            <text:p>THQ</text:p>
          </table:table-cell>
          <table:table-cell office:value-type="string">
            <text:p>Blitz Games</text:p>
          </table:table-cell>
          <table:table-cell office:value-type="string">
            <text:p>Action</text:p>
          </table:table-cell>
          <table:table-cell office:value-type="string">
            <text:p>3.2</text:p>
          </table:table-cell>
          <table:table-cell office:value-type="string">
            <text:p>1 Player</text:p>
          </table:table-cell>
          <table:table-cell office:value-type="string">
            <text:p>This version of Chicken Run is far different from its console counterparts and is loosely based on the movie itself. <text:s/>This version's gameplay is geared more towards Lemmings where the player takes control of the main protagonists, Rocky and Ginger, and leads their fellow chickens out of dangerous situations by collecting bags of feed scattered throughout the stage and use the corn to lay a path around obstacles and traps to the stage's exit.****It features over 24 levels, ranging from the chicken coup to the dreaded pie machine and features obstacles such as cameras, dogs, spotlights and many more. <text:s/>Players can also use common household items scattered throughout the level to aid the player in deactivating various traps and help spring their fellow chickens from certain doom.</text:p>
          </table:table-cell>
          <table:table-cell table:style-name="Default"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Chicken Run (USA, Europe)&quot;&gt; &lt;year&gt;2000&lt;/year&gt; &lt;rating&gt;ESRB - E (Everyone)&lt;/rating&gt; &lt;title&gt;Chicken Run &lt;/title&gt; &lt;pub&gt;THQ&lt;/pub&gt; &lt;dev&gt;Blitz Games&lt;/dev&gt; &lt;genre&gt;Action&lt;/genre&gt; &lt;score&gt;3.2&lt;/score&gt; &lt;player&gt;1 Player&lt;/player&gt; &lt;story&gt;This version of Chicken Run is far different from its console counterparts and is loosely based on the movie itself.  This version's gameplay is geared more towards Lemmings where the player takes control of the main protagonists, Rocky and Ginger, and leads their fellow chickens out of dangerous situations by collecting bags of feed scattered throughout the stage and use the corn to lay a path around obstacles and traps to the stage's exit.****It features over 24 levels, ranging from the chicken coup to the dreaded pie machine and features obstacles such as cameras, dogs, spotlights and many more.  Players can also use common household items scattered throughout the level to aid the player in deactivating various traps and help spring their fellow chickens from certain doom.&lt;/story&gt; &lt;/game&gt;">
            <text:p>&lt;game name="Chicken Run (USA, Europe)"&gt; &lt;year&gt;2000&lt;/year&gt; &lt;rating&gt;ESRB - E (Everyone)&lt;/rating&gt; &lt;title&gt;Chicken Run &lt;/title&gt; &lt;pub&gt;THQ&lt;/pub&gt; &lt;dev&gt;Blitz Games&lt;/dev&gt; &lt;genre&gt;Action&lt;/genre&gt; &lt;score&gt;3.2&lt;/score&gt; &lt;player&gt;1 Player&lt;/player&gt; &lt;story&gt;This version of Chicken Run is far different from its console counterparts and is loosely based on the movie itself. <text:s/>This version's gameplay is geared more towards Lemmings where the player takes control of the main protagonists, Rocky and Ginger, and leads their fellow chickens out of dangerous situations by collecting bags of feed scattered throughout the stage and use the corn to lay a path around obstacles and traps to the stage's exit.****It features over 24 levels, ranging from the chicken coup to the dreaded pie machine and features obstacles such as cameras, dogs, spotlights and many more. <text:s/>Players can also use common household items scattered throughout the level to aid the player in deactivating various traps and help spring their fellow chickens from certain doom.&lt;/story&gt; &lt;/game&gt;</text:p>
          </table:table-cell>
          <table:table-cell table:number-columns-repeated="1013"/>
        </table:table-row>
        <table:table-row table:style-name="ro1">
          <table:table-cell office:value-type="string">
            <text:p>Classic Bubble Bobble (USA)</text:p>
          </table:table-cell>
          <table:table-cell office:value-type="float" office:value="1999">
            <text:p>1999</text:p>
          </table:table-cell>
          <table:table-cell office:value-type="string">
            <text:p>ESRB - E (Everyone)</text:p>
          </table:table-cell>
          <table:table-cell office:value-type="string">
            <text:p>Classic Bubble Bobble </text:p>
          </table:table-cell>
          <table:table-cell office:value-type="string">
            <text:p>Metro3D</text:p>
          </table:table-cell>
          <table:table-cell office:value-type="string">
            <text:p>Dreams </text:p>
          </table:table-cell>
          <table:table-cell office:value-type="string">
            <text:p>Platform</text:p>
          </table:table-cell>
          <table:table-cell office:value-type="string">
            <text:p>4.0</text:p>
          </table:table-cell>
          <table:table-cell office:value-type="string">
            <text:p>1 Player</text:p>
          </table:table-cell>
          <table:table-cell office:value-type="string">
            <text:p>Blue Dino has become ill, and its up to Green Dino to find a cure. Essentially a remake of the classic arcade title, without the ability to play with two players.****The aim of the game is to use your Dino's bubble abilities to trap and pop the bad guys while dodging their attacks to complete the level, collecting the bonus items along the way. Popping the enemies turns them into fruit for bonus points.</text:p>
          </table:table-cell>
          <table:table-cell table:style-name="Default"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Classic Bubble Bobble (USA)&quot;&gt; &lt;year&gt;1999&lt;/year&gt; &lt;rating&gt;ESRB - E (Everyone)&lt;/rating&gt; &lt;title&gt;Classic Bubble Bobble &lt;/title&gt; &lt;pub&gt;Metro3D&lt;/pub&gt; &lt;dev&gt;Dreams &lt;/dev&gt; &lt;genre&gt;Platform&lt;/genre&gt; &lt;score&gt;4.0&lt;/score&gt; &lt;player&gt;1 Player&lt;/player&gt; &lt;story&gt;Blue Dino has become ill, and its up to Green Dino to find a cure. Essentially a remake of the classic arcade title, without the ability to play with two players.****The aim of the game is to use your Dino's bubble abilities to trap and pop the bad guys while dodging their attacks to complete the level, collecting the bonus items along the way. Popping the enemies turns them into fruit for bonus points.&lt;/story&gt; &lt;/game&gt;">
            <text:p>&lt;game name="Classic Bubble Bobble (USA)"&gt; &lt;year&gt;1999&lt;/year&gt; &lt;rating&gt;ESRB - E (Everyone)&lt;/rating&gt; &lt;title&gt;Classic Bubble Bobble &lt;/title&gt; &lt;pub&gt;Metro3D&lt;/pub&gt; &lt;dev&gt;Dreams &lt;/dev&gt; &lt;genre&gt;Platform&lt;/genre&gt; &lt;score&gt;4.0&lt;/score&gt; &lt;player&gt;1 Player&lt;/player&gt; &lt;story&gt;Blue Dino has become ill, and its up to Green Dino to find a cure. Essentially a remake of the classic arcade title, without the ability to play with two players.****The aim of the game is to use your Dino's bubble abilities to trap and pop the bad guys while dodging their attacks to complete the level, collecting the bonus items along the way. Popping the enemies turns them into fruit for bonus points.&lt;/story&gt; &lt;/game&gt;</text:p>
          </table:table-cell>
          <table:table-cell table:number-columns-repeated="1013"/>
        </table:table-row>
        <table:table-row table:style-name="ro1">
          <table:table-cell office:value-type="string">
            <text:p>Colin McRae Rally (Europe)</text:p>
          </table:table-cell>
          <table:table-cell office:value-type="float" office:value="2001">
            <text:p>2001</text:p>
          </table:table-cell>
          <table:table-cell office:value-type="string">
            <text:p>ESRB - E (Everyone)</text:p>
          </table:table-cell>
          <table:table-cell office:value-type="string">
            <text:p>Colin McRae Rally </text:p>
          </table:table-cell>
          <table:table-cell office:value-type="string">
            <text:p>THQ</text:p>
          </table:table-cell>
          <table:table-cell office:value-type="string">
            <text:p>Spellbound </text:p>
          </table:table-cell>
          <table:table-cell office:value-type="string">
            <text:p>Driving</text:p>
          </table:table-cell>
          <table:table-cell office:value-type="string">
            <text:p>3.9</text:p>
          </table:table-cell>
          <table:table-cell office:value-type="string">
            <text:p>1 Player</text:p>
          </table:table-cell>
          <table:table-cell office:value-type="string">
            <text:p>REDISCOVER RACING. European rally racing. It'll turn you inside out and suck every ounce of adrenaline you have. It's totally unforgiving. But you'll love every second of it! It's nothin' but you... the road... and the clock.</text:p>
          </table:table-cell>
          <table:table-cell table:style-name="Default"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Colin McRae Rally (Europe)&quot;&gt; &lt;year&gt;2001&lt;/year&gt; &lt;rating&gt;ESRB - E (Everyone)&lt;/rating&gt; &lt;title&gt;Colin McRae Rally &lt;/title&gt; &lt;pub&gt;THQ&lt;/pub&gt; &lt;dev&gt;Spellbound &lt;/dev&gt; &lt;genre&gt;Driving&lt;/genre&gt; &lt;score&gt;3.9&lt;/score&gt; &lt;player&gt;1 Player&lt;/player&gt; &lt;story&gt;REDISCOVER RACING. European rally racing. It'll turn you inside out and suck every ounce of adrenaline you have. It's totally unforgiving. But you'll love every second of it! It's nothin' but you... the road... and the clock.&lt;/story&gt; &lt;/game&gt;">
            <text:p>&lt;game name="Colin McRae Rally (Europe)"&gt; &lt;year&gt;2001&lt;/year&gt; &lt;rating&gt;ESRB - E (Everyone)&lt;/rating&gt; &lt;title&gt;Colin McRae Rally &lt;/title&gt; &lt;pub&gt;THQ&lt;/pub&gt; &lt;dev&gt;Spellbound &lt;/dev&gt; &lt;genre&gt;Driving&lt;/genre&gt; &lt;score&gt;3.9&lt;/score&gt; &lt;player&gt;1 Player&lt;/player&gt; &lt;story&gt;REDISCOVER RACING. European rally racing. It'll turn you inside out and suck every ounce of adrenaline you have. It's totally unforgiving. But you'll love every second of it! It's nothin' but you... the road... and the clock.&lt;/story&gt; &lt;/game&gt;</text:p>
          </table:table-cell>
          <table:table-cell table:number-columns-repeated="1013"/>
        </table:table-row>
        <table:table-row table:style-name="ro1">
          <table:table-cell office:value-type="string">
            <text:p>Commander Keen (USA, Europe)</text:p>
          </table:table-cell>
          <table:table-cell office:value-type="float" office:value="2001">
            <text:p>2001</text:p>
          </table:table-cell>
          <table:table-cell office:value-type="string">
            <text:p>ESRB - E (Everyone)</text:p>
          </table:table-cell>
          <table:table-cell office:value-type="string">
            <text:p>Commander Keen </text:p>
          </table:table-cell>
          <table:table-cell office:value-type="string">
            <text:p>Activision</text:p>
          </table:table-cell>
          <table:table-cell office:value-type="string">
            <text:p>David A. Palmer Productions </text:p>
          </table:table-cell>
          <table:table-cell office:value-type="string">
            <text:p>Platform</text:p>
          </table:table-cell>
          <table:table-cell office:value-type="string">
            <text:p>2.9</text:p>
          </table:table-cell>
          <table:table-cell office:value-type="string">
            <text:p>1 Player</text:p>
          </table:table-cell>
          <table:table-cell office:value-type="string">
            <text:p>Activision remakes the popular PC "Commander Keen" series of games in a new Game Boy Color version. With new worlds, aliens, and lots more familiar candy, Commander Keen journeys again to the far reaches of outer space, this time to save the sacred Crystals, stolen by the evil Droidicus.**You play the role of Billy Blaze, who, when he isn't tinkering in his secret workshop building new inventions, dons his brothers football helmet and transforms into - COMMANDER KEEN - DEFENDER OF EARTH! <text:s/>- when the universe is in trouble.</text:p>
          </table:table-cell>
          <table:table-cell table:style-name="Default"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Commander Keen (USA, Europe)&quot;&gt; &lt;year&gt;2001&lt;/year&gt; &lt;rating&gt;ESRB - E (Everyone)&lt;/rating&gt; &lt;title&gt;Commander Keen &lt;/title&gt; &lt;pub&gt;Activision&lt;/pub&gt; &lt;dev&gt;David A. Palmer Productions &lt;/dev&gt; &lt;genre&gt;Platform&lt;/genre&gt; &lt;score&gt;2.9&lt;/score&gt; &lt;player&gt;1 Player&lt;/player&gt; &lt;story&gt;Activision remakes the popular PC &quot;Commander Keen&quot; series of games in a new Game Boy Color version. With new worlds, aliens, and lots more familiar candy, Commander Keen journeys again to the far reaches of outer space, this time to save the sacred Crystals, stolen by the evil Droidicus.**You play the role of Billy Blaze, who, when he isn't tinkering in his secret workshop building new inventions, dons his brothers football helmet and transforms into - COMMANDER KEEN - DEFENDER OF EARTH!  - when the universe is in trouble.&lt;/story&gt; &lt;/game&gt;">
            <text:p>&lt;game name="Commander Keen (USA, Europe)"&gt; &lt;year&gt;2001&lt;/year&gt; &lt;rating&gt;ESRB - E (Everyone)&lt;/rating&gt; &lt;title&gt;Commander Keen &lt;/title&gt; &lt;pub&gt;Activision&lt;/pub&gt; &lt;dev&gt;David A. Palmer Productions &lt;/dev&gt; &lt;genre&gt;Platform&lt;/genre&gt; &lt;score&gt;2.9&lt;/score&gt; &lt;player&gt;1 Player&lt;/player&gt; &lt;story&gt;Activision remakes the popular PC "Commander Keen" series of games in a new Game Boy Color version. With new worlds, aliens, and lots more familiar candy, Commander Keen journeys again to the far reaches of outer space, this time to save the sacred Crystals, stolen by the evil Droidicus.**You play the role of Billy Blaze, who, when he isn't tinkering in his secret workshop building new inventions, dons his brothers football helmet and transforms into - COMMANDER KEEN - DEFENDER OF EARTH! <text:s/>- when the universe is in trouble.&lt;/story&gt; &lt;/game&gt;</text:p>
          </table:table-cell>
          <table:table-cell table:number-columns-repeated="1013"/>
        </table:table-row>
        <table:table-row table:style-name="ro1">
          <table:table-cell office:value-type="string">
            <text:p>Conker's Pocket Tales (USA, Europe)</text:p>
          </table:table-cell>
          <table:table-cell office:value-type="float" office:value="1999">
            <text:p>1999</text:p>
          </table:table-cell>
          <table:table-cell office:value-type="string">
            <text:p>ESRB - E (Everyone)</text:p>
          </table:table-cell>
          <table:table-cell office:value-type="string">
            <text:p>Conker's Pocket Tales </text:p>
          </table:table-cell>
          <table:table-cell office:value-type="string">
            <text:p>Rare</text:p>
          </table:table-cell>
          <table:table-cell office:value-type="string">
            <text:p>Rare Ltd.</text:p>
          </table:table-cell>
          <table:table-cell office:value-type="string">
            <text:p>Platform</text:p>
          </table:table-cell>
          <table:table-cell office:value-type="string">
            <text:p>3.1</text:p>
          </table:table-cell>
          <table:table-cell office:value-type="string">
            <text:p>1 Player</text:p>
          </table:table-cell>
          <table:table-cell office:value-type="string">
            <text:p>Conker has a party with his girlfriend. The Evil Acorn breaks up the party. The Acorn takes Conker's girlfriend. Now Conker must rescue his girlfriend. The game also worked for Game Boy and Super Game Boy. ****Conker travels through many levels, trying to find presents that the Evil Acorn has stolen. Conker is equipped with a slingshot to battle enemies, such as mutant plants, snakes, and others. Players encounter a few minigames on their adventure, including olympic-type games. If a player started on Game Boy, they had to play through the game before they could play on Game Boy Color. This worked the other way around, also.</text:p>
          </table:table-cell>
          <table:table-cell table:style-name="Default"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Conker's Pocket Tales (USA, Europe)&quot;&gt; &lt;year&gt;1999&lt;/year&gt; &lt;rating&gt;ESRB - E (Everyone)&lt;/rating&gt; &lt;title&gt;Conker's Pocket Tales &lt;/title&gt; &lt;pub&gt;Rare&lt;/pub&gt; &lt;dev&gt;Rare Ltd.&lt;/dev&gt; &lt;genre&gt;Platform&lt;/genre&gt; &lt;score&gt;3.1&lt;/score&gt; &lt;player&gt;1 Player&lt;/player&gt; &lt;story&gt;Conker has a party with his girlfriend. The Evil Acorn breaks up the party. The Acorn takes Conker's girlfriend. Now Conker must rescue his girlfriend. The game also worked for Game Boy and Super Game Boy. ****Conker travels through many levels, trying to find presents that the Evil Acorn has stolen. Conker is equipped with a slingshot to battle enemies, such as mutant plants, snakes, and others. Players encounter a few minigames on their adventure, including olympic-type games. If a player started on Game Boy, they had to play through the game before they could play on Game Boy Color. This worked the other way around, also.&lt;/story&gt; &lt;/game&gt;">
            <text:p>&lt;game name="Conker's Pocket Tales (USA, Europe)"&gt; &lt;year&gt;1999&lt;/year&gt; &lt;rating&gt;ESRB - E (Everyone)&lt;/rating&gt; &lt;title&gt;Conker's Pocket Tales &lt;/title&gt; &lt;pub&gt;Rare&lt;/pub&gt; &lt;dev&gt;Rare Ltd.&lt;/dev&gt; &lt;genre&gt;Platform&lt;/genre&gt; &lt;score&gt;3.1&lt;/score&gt; &lt;player&gt;1 Player&lt;/player&gt; &lt;story&gt;Conker has a party with his girlfriend. The Evil Acorn breaks up the party. The Acorn takes Conker's girlfriend. Now Conker must rescue his girlfriend. The game also worked for Game Boy and Super Game Boy. ****Conker travels through many levels, trying to find presents that the Evil Acorn has stolen. Conker is equipped with a slingshot to battle enemies, such as mutant plants, snakes, and others. Players encounter a few minigames on their adventure, including olympic-type games. If a player started on Game Boy, they had to play through the game before they could play on Game Boy Color. This worked the other way around, also.&lt;/story&gt; &lt;/game&gt;</text:p>
          </table:table-cell>
          <table:table-cell table:number-columns-repeated="1013"/>
        </table:table-row>
        <table:table-row table:style-name="ro1">
          <table:table-cell office:value-type="string">
            <text:p>Cool Bricks (Europe)</text:p>
          </table:table-cell>
          <table:table-cell office:value-type="float" office:value="1999">
            <text:p>1999</text:p>
          </table:table-cell>
          <table:table-cell office:value-type="string">
            <text:p>ESRB - E (Everyone)</text:p>
          </table:table-cell>
          <table:table-cell office:value-type="string">
            <text:p>Cool Bricks </text:p>
          </table:table-cell>
          <table:table-cell office:value-type="string">
            <text:p>SCi</text:p>
          </table:table-cell>
          <table:table-cell office:value-type="string">
            <text:p>Freestylez </text:p>
          </table:table-cell>
          <table:table-cell office:value-type="string">
            <text:p>Puzzle</text:p>
          </table:table-cell>
          <table:table-cell office:value-type="string">
            <text:p>3.8</text:p>
          </table:table-cell>
          <table:table-cell office:value-type="string">
            <text:p>1 Player</text:p>
          </table:table-cell>
          <table:table-cell office:value-type="string">
            <text:p>Cool Bricks is a Breakout-style game, updated for the modern market. Players use the bat and ball to smash all the breakable bricks to complete each level. Cool Bricks also features a wide range of power-ups including the Ghost, Ninja and Poison. <text:s/>New technological tricks allow for high-colour screens and in excess of 150 levels. The game also features a durable High-Score board.</text:p>
          </table:table-cell>
          <table:table-cell table:style-name="Default"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Cool Bricks (Europe)&quot;&gt; &lt;year&gt;1999&lt;/year&gt; &lt;rating&gt;ESRB - E (Everyone)&lt;/rating&gt; &lt;title&gt;Cool Bricks &lt;/title&gt; &lt;pub&gt;SCi&lt;/pub&gt; &lt;dev&gt;Freestylez &lt;/dev&gt; &lt;genre&gt;Puzzle&lt;/genre&gt; &lt;score&gt;3.8&lt;/score&gt; &lt;player&gt;1 Player&lt;/player&gt; &lt;story&gt;Cool Bricks is a Breakout-style game, updated for the modern market. Players use the bat and ball to smash all the breakable bricks to complete each level. Cool Bricks also features a wide range of power-ups including the Ghost, Ninja and Poison.  New technological tricks allow for high-colour screens and in excess of 150 levels. The game also features a durable High-Score board.&lt;/story&gt; &lt;/game&gt;">
            <text:p>&lt;game name="Cool Bricks (Europe)"&gt; &lt;year&gt;1999&lt;/year&gt; &lt;rating&gt;ESRB - E (Everyone)&lt;/rating&gt; &lt;title&gt;Cool Bricks &lt;/title&gt; &lt;pub&gt;SCi&lt;/pub&gt; &lt;dev&gt;Freestylez &lt;/dev&gt; &lt;genre&gt;Puzzle&lt;/genre&gt; &lt;score&gt;3.8&lt;/score&gt; &lt;player&gt;1 Player&lt;/player&gt; &lt;story&gt;Cool Bricks is a Breakout-style game, updated for the modern market. Players use the bat and ball to smash all the breakable bricks to complete each level. Cool Bricks also features a wide range of power-ups including the Ghost, Ninja and Poison. <text:s/>New technological tricks allow for high-colour screens and in excess of 150 levels. The game also features a durable High-Score board.&lt;/story&gt; &lt;/game&gt;</text:p>
          </table:table-cell>
          <table:table-cell table:number-columns-repeated="1013"/>
        </table:table-row>
        <table:table-row table:style-name="ro1">
          <table:table-cell office:value-type="string">
            <text:p>Croc (USA, Europe)</text:p>
          </table:table-cell>
          <table:table-cell office:value-type="float" office:value="2000">
            <text:p>2000</text:p>
          </table:table-cell>
          <table:table-cell office:value-type="string">
            <text:p>ESRB - E (Everyone)</text:p>
          </table:table-cell>
          <table:table-cell office:value-type="string">
            <text:p>Croc </text:p>
          </table:table-cell>
          <table:table-cell office:value-type="string">
            <text:p>THQ</text:p>
          </table:table-cell>
          <table:table-cell office:value-type="string">
            <text:p>Virtucraft </text:p>
          </table:table-cell>
          <table:table-cell office:value-type="string">
            <text:p>Action</text:p>
          </table:table-cell>
          <table:table-cell office:value-type="string">
            <text:p>3.3</text:p>
          </table:table-cell>
          <table:table-cell office:value-type="string">
            <text:p>1 Player</text:p>
          </table:table-cell>
          <table:table-cell office:value-type="string">
            <text:p>All is not well in Croc's world. <text:s/>His friends, the Gobbos, have been captured by the evil Baron Dante. <text:s/>It is your mission in this 3D platformer to search through 42 different levels to save all of your friends before it's too late.</text:p>
          </table:table-cell>
          <table:table-cell table:style-name="Default"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Croc (USA, Europe)&quot;&gt; &lt;year&gt;2000&lt;/year&gt; &lt;rating&gt;ESRB - E (Everyone)&lt;/rating&gt; &lt;title&gt;Croc &lt;/title&gt; &lt;pub&gt;THQ&lt;/pub&gt; &lt;dev&gt;Virtucraft &lt;/dev&gt; &lt;genre&gt;Action&lt;/genre&gt; &lt;score&gt;3.3&lt;/score&gt; &lt;player&gt;1 Player&lt;/player&gt; &lt;story&gt;All is not well in Croc's world.  His friends, the Gobbos, have been captured by the evil Baron Dante.  It is your mission in this 3D platformer to search through 42 different levels to save all of your friends before it's too late.&lt;/story&gt; &lt;/game&gt;">
            <text:p>&lt;game name="Croc (USA, Europe)"&gt; &lt;year&gt;2000&lt;/year&gt; &lt;rating&gt;ESRB - E (Everyone)&lt;/rating&gt; &lt;title&gt;Croc &lt;/title&gt; &lt;pub&gt;THQ&lt;/pub&gt; &lt;dev&gt;Virtucraft &lt;/dev&gt; &lt;genre&gt;Action&lt;/genre&gt; &lt;score&gt;3.3&lt;/score&gt; &lt;player&gt;1 Player&lt;/player&gt; &lt;story&gt;All is not well in Croc's world. <text:s/>His friends, the Gobbos, have been captured by the evil Baron Dante. <text:s/>It is your mission in this 3D platformer to search through 42 different levels to save all of your friends before it's too late.&lt;/story&gt; &lt;/game&gt;</text:p>
          </table:table-cell>
          <table:table-cell table:number-columns-repeated="1013"/>
        </table:table-row>
        <table:table-row table:style-name="ro1">
          <table:table-cell office:value-type="string">
            <text:p>Croc 2 (USA, Europe)</text:p>
          </table:table-cell>
          <table:table-cell office:value-type="float" office:value="2001">
            <text:p>2001</text:p>
          </table:table-cell>
          <table:table-cell office:value-type="string">
            <text:p>ESRB - E (Everyone)</text:p>
          </table:table-cell>
          <table:table-cell office:value-type="string">
            <text:p>Croc 2 </text:p>
          </table:table-cell>
          <table:table-cell office:value-type="string">
            <text:p>THQ</text:p>
          </table:table-cell>
          <table:table-cell office:value-type="string">
            <text:p>Natsume </text:p>
          </table:table-cell>
          <table:table-cell office:value-type="string">
            <text:p>Action</text:p>
          </table:table-cell>
          <table:table-cell office:value-type="string">
            <text:p>3.4</text:p>
          </table:table-cell>
          <table:table-cell office:value-type="string">
            <text:p>1 Player</text:p>
          </table:table-cell>
          <table:table-cell office:value-type="string">
            <text:p>Croc is on a quest to find his parents. However, Baron Dante has kidnapped the Gobbos kings. Croc then turns his attention to rescue all of the Gobbos kings.****You travel across 48 levels in this free roaming 3D game. You have to beat all the levels in a village (except the secret level) to move on to the next one. In each village, (except the 4th village) are 5 regular levels, 2 bosses, and 1 secret level. Regular levels are levels where you just beat them and get certain items in them.****Bosses are levels where you go through one section then fight a monster at the end. Secret levels are levels where you collect the jigsaw piece. Once you collect the jigsaw piece in all 4 secret levels and defeat Baron Dante, Swap Meet Pete will take you to the lost levels.</text:p>
          </table:table-cell>
          <table:table-cell table:style-name="Default"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Croc 2 (USA, Europe)&quot;&gt; &lt;year&gt;2001&lt;/year&gt; &lt;rating&gt;ESRB - E (Everyone)&lt;/rating&gt; &lt;title&gt;Croc 2 &lt;/title&gt; &lt;pub&gt;THQ&lt;/pub&gt; &lt;dev&gt;Natsume &lt;/dev&gt; &lt;genre&gt;Action&lt;/genre&gt; &lt;score&gt;3.4&lt;/score&gt; &lt;player&gt;1 Player&lt;/player&gt; &lt;story&gt;Croc is on a quest to find his parents. However, Baron Dante has kidnapped the Gobbos kings. Croc then turns his attention to rescue all of the Gobbos kings.****You travel across 48 levels in this free roaming 3D game. You have to beat all the levels in a village (except the secret level) to move on to the next one. In each village, (except the 4th village) are 5 regular levels, 2 bosses, and 1 secret level. Regular levels are levels where you just beat them and get certain items in them.****Bosses are levels where you go through one section then fight a monster at the end. Secret levels are levels where you collect the jigsaw piece. Once you collect the jigsaw piece in all 4 secret levels and defeat Baron Dante, Swap Meet Pete will take you to the lost levels.&lt;/story&gt; &lt;/game&gt;">
            <text:p>&lt;game name="Croc 2 (USA, Europe)"&gt; &lt;year&gt;2001&lt;/year&gt; &lt;rating&gt;ESRB - E (Everyone)&lt;/rating&gt; &lt;title&gt;Croc 2 &lt;/title&gt; &lt;pub&gt;THQ&lt;/pub&gt; &lt;dev&gt;Natsume &lt;/dev&gt; &lt;genre&gt;Action&lt;/genre&gt; &lt;score&gt;3.4&lt;/score&gt; &lt;player&gt;1 Player&lt;/player&gt; &lt;story&gt;Croc is on a quest to find his parents. However, Baron Dante has kidnapped the Gobbos kings. Croc then turns his attention to rescue all of the Gobbos kings.****You travel across 48 levels in this free roaming 3D game. You have to beat all the levels in a village (except the secret level) to move on to the next one. In each village, (except the 4th village) are 5 regular levels, 2 bosses, and 1 secret level. Regular levels are levels where you just beat them and get certain items in them.****Bosses are levels where you go through one section then fight a monster at the end. Secret levels are levels where you collect the jigsaw piece. Once you collect the jigsaw piece in all 4 secret levels and defeat Baron Dante, Swap Meet Pete will take you to the lost levels.&lt;/story&gt; &lt;/game&gt;</text:p>
          </table:table-cell>
          <table:table-cell table:number-columns-repeated="1013"/>
        </table:table-row>
        <table:table-row table:style-name="ro1">
          <table:table-cell office:value-type="string">
            <text:p>Cruis'n Exotica (USA)</text:p>
          </table:table-cell>
          <table:table-cell office:value-type="float" office:value="2000">
            <text:p>2000</text:p>
          </table:table-cell>
          <table:table-cell office:value-type="string">
            <text:p>ESRB - E (Everyone)</text:p>
          </table:table-cell>
          <table:table-cell office:value-type="string">
            <text:p>Cruis'n Exotica </text:p>
          </table:table-cell>
          <table:table-cell office:value-type="string">
            <text:p>Midway</text:p>
          </table:table-cell>
          <table:table-cell office:value-type="string">
            <text:p>Crawfish Interactive </text:p>
          </table:table-cell>
          <table:table-cell office:value-type="string">
            <text:p>Driving</text:p>
          </table:table-cell>
          <table:table-cell office:value-type="string">
            <text:p>3.7</text:p>
          </table:table-cell>
          <table:table-cell office:value-type="string">
            <text:p>1 Player</text:p>
          </table:table-cell>
          <table:table-cell office:value-type="string">
            <text:p>The sequel to Cruis'n World both in the arcades and on Nintendo 64, Cruis'n Exotica lets you race against the computer or up to three other opponents in a wide variety of cars and locales. Game mechanics follow "arcade" rules, which include "turbos" to accelerate to (and raise) maximum speed, and any deviation off of the track bumps you right back on it.****Cars range from sportcars to more esoteric cars like trucks, minis, and police vehicles. Tracks model real life (Alaska, India, Korea, etc.) and eventually branch out into fantasy worlds (Atlantis, Amazon, Mars).</text:p>
          </table:table-cell>
          <table:table-cell table:style-name="Default"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Cruis'n Exotica (USA)&quot;&gt; &lt;year&gt;2000&lt;/year&gt; &lt;rating&gt;ESRB - E (Everyone)&lt;/rating&gt; &lt;title&gt;Cruis'n Exotica &lt;/title&gt; &lt;pub&gt;Midway&lt;/pub&gt; &lt;dev&gt;Crawfish Interactive &lt;/dev&gt; &lt;genre&gt;Driving&lt;/genre&gt; &lt;score&gt;3.7&lt;/score&gt; &lt;player&gt;1 Player&lt;/player&gt; &lt;story&gt;The sequel to Cruis'n World both in the arcades and on Nintendo 64, Cruis'n Exotica lets you race against the computer or up to three other opponents in a wide variety of cars and locales. Game mechanics follow &quot;arcade&quot; rules, which include &quot;turbos&quot; to accelerate to (and raise) maximum speed, and any deviation off of the track bumps you right back on it.****Cars range from sportcars to more esoteric cars like trucks, minis, and police vehicles. Tracks model real life (Alaska, India, Korea, etc.) and eventually branch out into fantasy worlds (Atlantis, Amazon, Mars).&lt;/story&gt; &lt;/game&gt;">
            <text:p>&lt;game name="Cruis'n Exotica (USA)"&gt; &lt;year&gt;2000&lt;/year&gt; &lt;rating&gt;ESRB - E (Everyone)&lt;/rating&gt; &lt;title&gt;Cruis'n Exotica &lt;/title&gt; &lt;pub&gt;Midway&lt;/pub&gt; &lt;dev&gt;Crawfish Interactive &lt;/dev&gt; &lt;genre&gt;Driving&lt;/genre&gt; &lt;score&gt;3.7&lt;/score&gt; &lt;player&gt;1 Player&lt;/player&gt; &lt;story&gt;The sequel to Cruis'n World both in the arcades and on Nintendo 64, Cruis'n Exotica lets you race against the computer or up to three other opponents in a wide variety of cars and locales. Game mechanics follow "arcade" rules, which include "turbos" to accelerate to (and raise) maximum speed, and any deviation off of the track bumps you right back on it.****Cars range from sportcars to more esoteric cars like trucks, minis, and police vehicles. Tracks model real life (Alaska, India, Korea, etc.) and eventually branch out into fantasy worlds (Atlantis, Amazon, Mars).&lt;/story&gt; &lt;/game&gt;</text:p>
          </table:table-cell>
          <table:table-cell table:number-columns-repeated="1013"/>
        </table:table-row>
        <table:table-row table:style-name="ro1">
          <table:table-cell office:value-type="string">
            <text:p>Crystalis (USA)</text:p>
          </table:table-cell>
          <table:table-cell office:value-type="float" office:value="2000">
            <text:p>2000</text:p>
          </table:table-cell>
          <table:table-cell office:value-type="string">
            <text:p>ESRB - E (Everyone)</text:p>
          </table:table-cell>
          <table:table-cell office:value-type="string">
            <text:p>Crystalis </text:p>
          </table:table-cell>
          <table:table-cell office:value-type="string">
            <text:p>Nintendo</text:p>
          </table:table-cell>
          <table:table-cell office:value-type="string">
            <text:p>Nintendo Software Technology </text:p>
          </table:table-cell>
          <table:table-cell office:value-type="string">
            <text:p>Role-Playing</text:p>
          </table:table-cell>
          <table:table-cell office:value-type="string">
            <text:p>3.7</text:p>
          </table:table-cell>
          <table:table-cell office:value-type="string">
            <text:p>1 Player</text:p>
          </table:table-cell>
          <table:table-cell office:value-type="string">
            <text:p>October 1st, 1997 is known as END DAY. A great war encircles the globe and brings about an end to civilization. The surviving humans concluded that they could never repeat their mistakes and build a great tower in the sky to watch over the world and act accordingly to combat "evil". One hundred years have passed since then and a hidden cryogenic chamber in the mountains springs to life...****Crystalis is a top-down action RPG. Starting from the cryogenic chamber, the player takes the role of a mysterious hero who must uncover the mystery of the tower. The character may equip weapons, armor, shields and globe/bracelets on his body and a single item from his inventory for use in the field. To aid in the hero's goal. he will meet up with the four wise people and learn their magic, while also obtaining the four elemental swords which will help him progress. Players gain experience and gold from defeating monsters. The experience is used to gain levels and improve statistics, however a minimum level is required before one can do damage to specific bosses. Gold is used to purchase items in shops.</text:p>
          </table:table-cell>
          <table:table-cell table:style-name="Default"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Crystalis (USA)&quot;&gt; &lt;year&gt;2000&lt;/year&gt; &lt;rating&gt;ESRB - E (Everyone)&lt;/rating&gt; &lt;title&gt;Crystalis &lt;/title&gt; &lt;pub&gt;Nintendo&lt;/pub&gt; &lt;dev&gt;Nintendo Software Technology &lt;/dev&gt; &lt;genre&gt;Role-Playing&lt;/genre&gt; &lt;score&gt;3.7&lt;/score&gt; &lt;player&gt;1 Player&lt;/player&gt; &lt;story&gt;October 1st, 1997 is known as END DAY. A great war encircles the globe and brings about an end to civilization. The surviving humans concluded that they could never repeat their mistakes and build a great tower in the sky to watch over the world and act accordingly to combat &quot;evil&quot;. One hundred years have passed since then and a hidden cryogenic chamber in the mountains springs to life...****Crystalis is a top-down action RPG. Starting from the cryogenic chamber, the player takes the role of a mysterious hero who must uncover the mystery of the tower. The character may equip weapons, armor, shields and globe/bracelets on his body and a single item from his inventory for use in the field. To aid in the hero's goal. he will meet up with the four wise people and learn their magic, while also obtaining the four elemental swords which will help him progress. Players gain experience and gold from defeating monsters. The experience is used to gain levels and improve statistics, however a minimum level is required before one can do damage to specific bosses. Gold is used to purchase items in shops.&lt;/story&gt; &lt;/game&gt;">
            <text:p>&lt;game name="Crystalis (USA)"&gt; &lt;year&gt;2000&lt;/year&gt; &lt;rating&gt;ESRB - E (Everyone)&lt;/rating&gt; &lt;title&gt;Crystalis &lt;/title&gt; &lt;pub&gt;Nintendo&lt;/pub&gt; &lt;dev&gt;Nintendo Software Technology &lt;/dev&gt; &lt;genre&gt;Role-Playing&lt;/genre&gt; &lt;score&gt;3.7&lt;/score&gt; &lt;player&gt;1 Player&lt;/player&gt; &lt;story&gt;October 1st, 1997 is known as END DAY. A great war encircles the globe and brings about an end to civilization. The surviving humans concluded that they could never repeat their mistakes and build a great tower in the sky to watch over the world and act accordingly to combat "evil". One hundred years have passed since then and a hidden cryogenic chamber in the mountains springs to life...****Crystalis is a top-down action RPG. Starting from the cryogenic chamber, the player takes the role of a mysterious hero who must uncover the mystery of the tower. The character may equip weapons, armor, shields and globe/bracelets on his body and a single item from his inventory for use in the field. To aid in the hero's goal. he will meet up with the four wise people and learn their magic, while also obtaining the four elemental swords which will help him progress. Players gain experience and gold from defeating monsters. The experience is used to gain levels and improve statistics, however a minimum level is required before one can do damage to specific bosses. Gold is used to purchase items in shops.&lt;/story&gt; &lt;/game&gt;</text:p>
          </table:table-cell>
          <table:table-cell table:number-columns-repeated="1013"/>
        </table:table-row>
        <table:table-row table:style-name="ro1">
          <table:table-cell office:value-type="string">
            <text:p>Cubix - Robots for Everyone - Race 'n Robots (USA)</text:p>
          </table:table-cell>
          <table:table-cell office:value-type="float" office:value="2001">
            <text:p>2001</text:p>
          </table:table-cell>
          <table:table-cell office:value-type="string">
            <text:p>ESRB - E (Everyone)</text:p>
          </table:table-cell>
          <table:table-cell office:value-type="string">
            <text:p>Cubix - Robots for Everyone - Race 'n Robots </text:p>
          </table:table-cell>
          <table:table-cell office:value-type="string">
            <text:p>3DO</text:p>
          </table:table-cell>
          <table:table-cell office:value-type="string">
            <text:p>Blitz Games</text:p>
          </table:table-cell>
          <table:table-cell office:value-type="string">
            <text:p>Driving</text:p>
          </table:table-cell>
          <table:table-cell office:value-type="string">
            <text:p>2.7</text:p>
          </table:table-cell>
          <table:table-cell office:value-type="string">
            <text:p>1 Player</text:p>
          </table:table-cell>
          <table:table-cell office:value-type="string">
            <text:p>Cubix: Robots for Everyone, Race'n Robots is set in Bubble Town, where robots are a part of everyday life. As in the animated series, the game follows the adventures of a boy named Connor and his robot pal Cubix, along with a cast of both human and robot friends. They embark on a series of adventures in which they attempt to repair damaged robots and ward off their nemesis, Dr. K. Race'n Robots will take players to Bubble Town's racing championships and other areas throughout the land in a heated battle to win the final race and defeat Dr. K's converted racer Kolossal. Players can race as Cubix, Brutix, Hop2ix, Don-Don, or Diagnostix. </text:p>
          </table:table-cell>
          <table:table-cell table:style-name="Default"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Cubix - Robots for Everyone - Race 'n Robots (USA)&quot;&gt; &lt;year&gt;2001&lt;/year&gt; &lt;rating&gt;ESRB - E (Everyone)&lt;/rating&gt; &lt;title&gt;Cubix - Robots for Everyone - Race 'n Robots &lt;/title&gt; &lt;pub&gt;3DO&lt;/pub&gt; &lt;dev&gt;Blitz Games&lt;/dev&gt; &lt;genre&gt;Driving&lt;/genre&gt; &lt;score&gt;2.7&lt;/score&gt; &lt;player&gt;1 Player&lt;/player&gt; &lt;story&gt;Cubix: Robots for Everyone, Race'n Robots is set in Bubble Town, where robots are a part of everyday life. As in the animated series, the game follows the adventures of a boy named Connor and his robot pal Cubix, along with a cast of both human and robot friends. They embark on a series of adventures in which they attempt to repair damaged robots and ward off their nemesis, Dr. K. Race'n Robots will take players to Bubble Town's racing championships and other areas throughout the land in a heated battle to win the final race and defeat Dr. K's converted racer Kolossal. Players can race as Cubix, Brutix, Hop2ix, Don-Don, or Diagnostix. &lt;/story&gt; &lt;/game&gt;">
            <text:p>&lt;game name="Cubix - Robots for Everyone - Race 'n Robots (USA)"&gt; &lt;year&gt;2001&lt;/year&gt; &lt;rating&gt;ESRB - E (Everyone)&lt;/rating&gt; &lt;title&gt;Cubix - Robots for Everyone - Race 'n Robots &lt;/title&gt; &lt;pub&gt;3DO&lt;/pub&gt; &lt;dev&gt;Blitz Games&lt;/dev&gt; &lt;genre&gt;Driving&lt;/genre&gt; &lt;score&gt;2.7&lt;/score&gt; &lt;player&gt;1 Player&lt;/player&gt; &lt;story&gt;Cubix: Robots for Everyone, Race'n Robots is set in Bubble Town, where robots are a part of everyday life. As in the animated series, the game follows the adventures of a boy named Connor and his robot pal Cubix, along with a cast of both human and robot friends. They embark on a series of adventures in which they attempt to repair damaged robots and ward off their nemesis, Dr. K. Race'n Robots will take players to Bubble Town's racing championships and other areas throughout the land in a heated battle to win the final race and defeat Dr. K's converted racer Kolossal. Players can race as Cubix, Brutix, Hop2ix, Don-Don, or Diagnostix. &lt;/story&gt; &lt;/game&gt;</text:p>
          </table:table-cell>
          <table:table-cell table:number-columns-repeated="1013"/>
        </table:table-row>
        <table:table-row table:style-name="ro1">
          <table:table-cell office:value-type="string">
            <text:p>CyberTiger (USA, Europe)</text:p>
          </table:table-cell>
          <table:table-cell office:value-type="float" office:value="2000">
            <text:p>2000</text:p>
          </table:table-cell>
          <table:table-cell office:value-type="string">
            <text:p>ESRB - E (Everyone)</text:p>
          </table:table-cell>
          <table:table-cell office:value-type="string">
            <text:p>CyberTiger </text:p>
          </table:table-cell>
          <table:table-cell office:value-type="string">
            <text:p>EA Sports</text:p>
          </table:table-cell>
          <table:table-cell office:value-type="string">
            <text:p>Xantera </text:p>
          </table:table-cell>
          <table:table-cell office:value-type="string">
            <text:p>Sports</text:p>
          </table:table-cell>
          <table:table-cell office:value-type="string">
            <text:p>2.8</text:p>
          </table:table-cell>
          <table:table-cell office:value-type="string">
            <text:p>1-2 Players</text:p>
          </table:table-cell>
          <table:table-cell office:value-type="string">
            <text:p>A step back from the Tiger Woods PGA simulation style, Cyber Tiger Woods has a more arcade feel to it, with cartoony style animations, fast gameplay and added elements to make the game of golf more fun then the real life counterpart.****Although real life elements are there, including full motion capture of Tiger himself, recreations of some of the best PGA tour courses, and the full range of moves (putting, chipping, driving, etc.), arcade elements such as 2 player battle mode, zany characters including Little Tiger, and game types that have you aiming to knock down the opposing character from his platform above a poll of lava, and you will soon notice how different Cyber really is.****Other game types include a full practise range, skins tournaments and stroke play. Plus there are hidden characters to unlock, equipment upgrades and power-ups plus trick shots you just won't see on the PGA tour.</text:p>
          </table:table-cell>
          <table:table-cell table:style-name="Default"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CyberTiger (USA, Europe)&quot;&gt; &lt;year&gt;2000&lt;/year&gt; &lt;rating&gt;ESRB - E (Everyone)&lt;/rating&gt; &lt;title&gt;CyberTiger &lt;/title&gt; &lt;pub&gt;EA Sports&lt;/pub&gt; &lt;dev&gt;Xantera &lt;/dev&gt; &lt;genre&gt;Sports&lt;/genre&gt; &lt;score&gt;2.8&lt;/score&gt; &lt;player&gt;1-2 Players&lt;/player&gt; &lt;story&gt;A step back from the Tiger Woods PGA simulation style, Cyber Tiger Woods has a more arcade feel to it, with cartoony style animations, fast gameplay and added elements to make the game of golf more fun then the real life counterpart.****Although real life elements are there, including full motion capture of Tiger himself, recreations of some of the best PGA tour courses, and the full range of moves (putting, chipping, driving, etc.), arcade elements such as 2 player battle mode, zany characters including Little Tiger, and game types that have you aiming to knock down the opposing character from his platform above a poll of lava, and you will soon notice how different Cyber really is.****Other game types include a full practise range, skins tournaments and stroke play. Plus there are hidden characters to unlock, equipment upgrades and power-ups plus trick shots you just won't see on the PGA tour.&lt;/story&gt; &lt;/game&gt;">
            <text:p>&lt;game name="CyberTiger (USA, Europe)"&gt; &lt;year&gt;2000&lt;/year&gt; &lt;rating&gt;ESRB - E (Everyone)&lt;/rating&gt; &lt;title&gt;CyberTiger &lt;/title&gt; &lt;pub&gt;EA Sports&lt;/pub&gt; &lt;dev&gt;Xantera &lt;/dev&gt; &lt;genre&gt;Sports&lt;/genre&gt; &lt;score&gt;2.8&lt;/score&gt; &lt;player&gt;1-2 Players&lt;/player&gt; &lt;story&gt;A step back from the Tiger Woods PGA simulation style, Cyber Tiger Woods has a more arcade feel to it, with cartoony style animations, fast gameplay and added elements to make the game of golf more fun then the real life counterpart.****Although real life elements are there, including full motion capture of Tiger himself, recreations of some of the best PGA tour courses, and the full range of moves (putting, chipping, driving, etc.), arcade elements such as 2 player battle mode, zany characters including Little Tiger, and game types that have you aiming to knock down the opposing character from his platform above a poll of lava, and you will soon notice how different Cyber really is.****Other game types include a full practise range, skins tournaments and stroke play. Plus there are hidden characters to unlock, equipment upgrades and power-ups plus trick shots you just won't see on the PGA tour.&lt;/story&gt; &lt;/game&gt;</text:p>
          </table:table-cell>
          <table:table-cell table:number-columns-repeated="1013"/>
        </table:table-row>
        <table:table-row table:style-name="ro1">
          <table:table-cell office:value-type="string">
            <text:p>Daffy Duck - Fowl Play (USA)</text:p>
          </table:table-cell>
          <table:table-cell office:value-type="float" office:value="1999">
            <text:p>1999</text:p>
          </table:table-cell>
          <table:table-cell office:value-type="string">
            <text:p>ESRB - E (Everyone)</text:p>
          </table:table-cell>
          <table:table-cell office:value-type="string">
            <text:p>Daffy Duck - Fowl Play </text:p>
          </table:table-cell>
          <table:table-cell office:value-type="string">
            <text:p>ElectroBrain</text:p>
          </table:table-cell>
          <table:table-cell office:value-type="string">
            <text:p>Santaclaus</text:p>
          </table:table-cell>
          <table:table-cell office:value-type="string">
            <text:p>Platform</text:p>
          </table:table-cell>
          <table:table-cell office:value-type="string">
            <text:p>3.5</text:p>
          </table:table-cell>
          <table:table-cell office:value-type="string">
            <text:p>1 Player</text:p>
          </table:table-cell>
          <table:table-cell office:value-type="string">
            <text:p>In Daffy Duck: Fowl Play, Daffy is in search of a hidden treasure that Bugs Bunny told him about. <text:s/>Unfortunately, the rest of the Looney Tunes cast is out to stop him.****Fowl Play is a nine-level platforming/action game with some unusual mechanics. <text:s/>Daffy has a hunger meter which he must keep filled. <text:s/>You must find food throughout the levels and always hurry lest Daffy starve.</text:p>
          </table:table-cell>
          <table:table-cell table:style-name="Default"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Daffy Duck - Fowl Play (USA)&quot;&gt; &lt;year&gt;1999&lt;/year&gt; &lt;rating&gt;ESRB - E (Everyone)&lt;/rating&gt; &lt;title&gt;Daffy Duck - Fowl Play &lt;/title&gt; &lt;pub&gt;ElectroBrain&lt;/pub&gt; &lt;dev&gt;Santaclaus&lt;/dev&gt; &lt;genre&gt;Platform&lt;/genre&gt; &lt;score&gt;3.5&lt;/score&gt; &lt;player&gt;1 Player&lt;/player&gt; &lt;story&gt;In Daffy Duck: Fowl Play, Daffy is in search of a hidden treasure that Bugs Bunny told him about.  Unfortunately, the rest of the Looney Tunes cast is out to stop him.****Fowl Play is a nine-level platforming/action game with some unusual mechanics.  Daffy has a hunger meter which he must keep filled.  You must find food throughout the levels and always hurry lest Daffy starve.&lt;/story&gt; &lt;/game&gt;">
            <text:p>&lt;game name="Daffy Duck - Fowl Play (USA)"&gt; &lt;year&gt;1999&lt;/year&gt; &lt;rating&gt;ESRB - E (Everyone)&lt;/rating&gt; &lt;title&gt;Daffy Duck - Fowl Play &lt;/title&gt; &lt;pub&gt;ElectroBrain&lt;/pub&gt; &lt;dev&gt;Santaclaus&lt;/dev&gt; &lt;genre&gt;Platform&lt;/genre&gt; &lt;score&gt;3.5&lt;/score&gt; &lt;player&gt;1 Player&lt;/player&gt; &lt;story&gt;In Daffy Duck: Fowl Play, Daffy is in search of a hidden treasure that Bugs Bunny told him about. <text:s/>Unfortunately, the rest of the Looney Tunes cast is out to stop him.****Fowl Play is a nine-level platforming/action game with some unusual mechanics. <text:s/>Daffy has a hunger meter which he must keep filled. <text:s/>You must find food throughout the levels and always hurry lest Daffy starve.&lt;/story&gt; &lt;/game&gt;</text:p>
          </table:table-cell>
          <table:table-cell table:number-columns-repeated="1013"/>
        </table:table-row>
        <table:table-row table:style-name="ro1">
          <table:table-cell office:value-type="string">
            <text:p>Daikatana (Europe)</text:p>
          </table:table-cell>
          <table:table-cell office:value-type="float" office:value="2000">
            <text:p>2000</text:p>
          </table:table-cell>
          <table:table-cell office:value-type="string">
            <text:p>ESRB - E (Everyone)</text:p>
          </table:table-cell>
          <table:table-cell office:value-type="string">
            <text:p>Daikatana </text:p>
          </table:table-cell>
          <table:table-cell office:value-type="string">
            <text:p>Kemco</text:p>
          </table:table-cell>
          <table:table-cell office:value-type="string">
            <text:p>Will </text:p>
          </table:table-cell>
          <table:table-cell office:value-type="string">
            <text:p>Role-Playing</text:p>
          </table:table-cell>
          <table:table-cell office:value-type="string">
            <text:p>3.6</text:p>
          </table:table-cell>
          <table:table-cell office:value-type="string">
            <text:p>1 Player</text:p>
          </table:table-cell>
          <table:table-cell office:value-type="string">
            <text:p>Hiro Miyamoto is a martial arts instructor and a member of an ancient clan of fighters. One day he learns that Kage Mishima, a sworn enemy of his clan, has gained possession of the Daikatana, a magical sword that allows its bearer to travel through time. As a result of Mishima's quest for power, a devastating disease is threatening humanity. Hiro and his friends must venture into different time periods, retrieve the sword, and defeat Mishima. </text:p>
          </table:table-cell>
          <table:table-cell table:style-name="Default"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Daikatana (Europe)&quot;&gt; &lt;year&gt;2000&lt;/year&gt; &lt;rating&gt;ESRB - E (Everyone)&lt;/rating&gt; &lt;title&gt;Daikatana &lt;/title&gt; &lt;pub&gt;Kemco&lt;/pub&gt; &lt;dev&gt;Will &lt;/dev&gt; &lt;genre&gt;Role-Playing&lt;/genre&gt; &lt;score&gt;3.6&lt;/score&gt; &lt;player&gt;1 Player&lt;/player&gt; &lt;story&gt;Hiro Miyamoto is a martial arts instructor and a member of an ancient clan of fighters. One day he learns that Kage Mishima, a sworn enemy of his clan, has gained possession of the Daikatana, a magical sword that allows its bearer to travel through time. As a result of Mishima's quest for power, a devastating disease is threatening humanity. Hiro and his friends must venture into different time periods, retrieve the sword, and defeat Mishima. &lt;/story&gt; &lt;/game&gt;">
            <text:p>&lt;game name="Daikatana (Europe)"&gt; &lt;year&gt;2000&lt;/year&gt; &lt;rating&gt;ESRB - E (Everyone)&lt;/rating&gt; &lt;title&gt;Daikatana &lt;/title&gt; &lt;pub&gt;Kemco&lt;/pub&gt; &lt;dev&gt;Will &lt;/dev&gt; &lt;genre&gt;Role-Playing&lt;/genre&gt; &lt;score&gt;3.6&lt;/score&gt; &lt;player&gt;1 Player&lt;/player&gt; &lt;story&gt;Hiro Miyamoto is a martial arts instructor and a member of an ancient clan of fighters. One day he learns that Kage Mishima, a sworn enemy of his clan, has gained possession of the Daikatana, a magical sword that allows its bearer to travel through time. As a result of Mishima's quest for power, a devastating disease is threatening humanity. Hiro and his friends must venture into different time periods, retrieve the sword, and defeat Mishima. &lt;/story&gt; &lt;/game&gt;</text:p>
          </table:table-cell>
          <table:table-cell table:number-columns-repeated="1013"/>
        </table:table-row>
        <table:table-row table:style-name="ro1">
          <table:table-cell office:value-type="string">
            <text:p>Dave Mirra Freestyle BMX (USA, Europe)</text:p>
          </table:table-cell>
          <table:table-cell office:value-type="float" office:value="2000">
            <text:p>2000</text:p>
          </table:table-cell>
          <table:table-cell office:value-type="string">
            <text:p>ESRB - E (Everyone)</text:p>
          </table:table-cell>
          <table:table-cell office:value-type="string">
            <text:p>Dave Mirra Freestyle BMX </text:p>
          </table:table-cell>
          <table:table-cell office:value-type="string">
            <text:p>Acclaim</text:p>
          </table:table-cell>
          <table:table-cell office:value-type="string">
            <text:p>Neon Studios </text:p>
          </table:table-cell>
          <table:table-cell office:value-type="string">
            <text:p>Sports</text:p>
          </table:table-cell>
          <table:table-cell office:value-type="string">
            <text:p>3.9</text:p>
          </table:table-cell>
          <table:table-cell office:value-type="string">
            <text:p>1-4 Players</text:p>
          </table:table-cell>
          <table:table-cell office:value-type="string">
            <text:p>Acclaim's foray into trick-based BMX games spawned a unique version for the Game Boy Color.****The basic design is the same as in the original console title and other post-Tony Hawk extreme sports games. In career mode, the player has to complete various goals in each level to advance and unlock further levels. These goals include reaching a certain score through tricks and combos, performing special tricks, or collecting items. The eight levels (shown in isometric perspective) are filled with half- and quarter pipes, ramps, rails and many obstacles to perform tricks on. Two dozen different tricks are available through various button combinations, some of which must be unlocked first by finding tokens in the levels.****In training mode, unlocked levels can be practiced without the time limit present in career mode.****The game also offers a multiplayer mode, where up to four players can take turns on a single GBC and the player with the highest score or the best trick combo wins.</text:p>
          </table:table-cell>
          <table:table-cell table:style-name="Default"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Dave Mirra Freestyle BMX (USA, Europe)&quot;&gt; &lt;year&gt;2000&lt;/year&gt; &lt;rating&gt;ESRB - E (Everyone)&lt;/rating&gt; &lt;title&gt;Dave Mirra Freestyle BMX &lt;/title&gt; &lt;pub&gt;Acclaim&lt;/pub&gt; &lt;dev&gt;Neon Studios &lt;/dev&gt; &lt;genre&gt;Sports&lt;/genre&gt; &lt;score&gt;3.9&lt;/score&gt; &lt;player&gt;1-4 Players&lt;/player&gt; &lt;story&gt;Acclaim's foray into trick-based BMX games spawned a unique version for the Game Boy Color.****The basic design is the same as in the original console title and other post-Tony Hawk extreme sports games. In career mode, the player has to complete various goals in each level to advance and unlock further levels. These goals include reaching a certain score through tricks and combos, performing special tricks, or collecting items. The eight levels (shown in isometric perspective) are filled with half- and quarter pipes, ramps, rails and many obstacles to perform tricks on. Two dozen different tricks are available through various button combinations, some of which must be unlocked first by finding tokens in the levels.****In training mode, unlocked levels can be practiced without the time limit present in career mode.****The game also offers a multiplayer mode, where up to four players can take turns on a single GBC and the player with the highest score or the best trick combo wins.&lt;/story&gt; &lt;/game&gt;">
            <text:p>&lt;game name="Dave Mirra Freestyle BMX (USA, Europe)"&gt; &lt;year&gt;2000&lt;/year&gt; &lt;rating&gt;ESRB - E (Everyone)&lt;/rating&gt; &lt;title&gt;Dave Mirra Freestyle BMX &lt;/title&gt; &lt;pub&gt;Acclaim&lt;/pub&gt; &lt;dev&gt;Neon Studios &lt;/dev&gt; &lt;genre&gt;Sports&lt;/genre&gt; &lt;score&gt;3.9&lt;/score&gt; &lt;player&gt;1-4 Players&lt;/player&gt; &lt;story&gt;Acclaim's foray into trick-based BMX games spawned a unique version for the Game Boy Color.****The basic design is the same as in the original console title and other post-Tony Hawk extreme sports games. In career mode, the player has to complete various goals in each level to advance and unlock further levels. These goals include reaching a certain score through tricks and combos, performing special tricks, or collecting items. The eight levels (shown in isometric perspective) are filled with half- and quarter pipes, ramps, rails and many obstacles to perform tricks on. Two dozen different tricks are available through various button combinations, some of which must be unlocked first by finding tokens in the levels.****In training mode, unlocked levels can be practiced without the time limit present in career mode.****The game also offers a multiplayer mode, where up to four players can take turns on a single GBC and the player with the highest score or the best trick combo wins.&lt;/story&gt; &lt;/game&gt;</text:p>
          </table:table-cell>
          <table:table-cell table:number-columns-repeated="1013"/>
        </table:table-row>
        <table:table-row table:style-name="ro1">
          <table:table-cell office:value-type="string">
            <text:p>David Beckham Soccer (Europe)</text:p>
          </table:table-cell>
          <table:table-cell office:value-type="float" office:value="2002">
            <text:p>2002</text:p>
          </table:table-cell>
          <table:table-cell office:value-type="string">
            <text:p>ESRB - E (Everyone)</text:p>
          </table:table-cell>
          <table:table-cell office:value-type="string">
            <text:p>David Beckham Soccer </text:p>
          </table:table-cell>
          <table:table-cell office:value-type="string">
            <text:p>Majesco Games</text:p>
          </table:table-cell>
          <table:table-cell office:value-type="string">
            <text:p>Rage Software</text:p>
          </table:table-cell>
          <table:table-cell office:value-type="string">
            <text:p>Sports</text:p>
          </table:table-cell>
          <table:table-cell office:value-type="string">
            <text:p>2.6</text:p>
          </table:table-cell>
          <table:table-cell office:value-type="string">
            <text:p>1 Player</text:p>
          </table:table-cell>
          <table:table-cell office:value-type="string">
            <text:p>Compete in knockout and European Champions League competitions, or as any of the 200 teams with fully licensed players in a league season. You can also control up to 32 teams in knockout mode, and train with Beckham himself to learn the basics of the game.****Played from an overhead perspective, all of the options you would expect from a football game are available, from player formations to substitutions and more.</text:p>
          </table:table-cell>
          <table:table-cell table:style-name="Default"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David Beckham Soccer (Europe)&quot;&gt; &lt;year&gt;2002&lt;/year&gt; &lt;rating&gt;ESRB - E (Everyone)&lt;/rating&gt; &lt;title&gt;David Beckham Soccer &lt;/title&gt; &lt;pub&gt;Majesco Games&lt;/pub&gt; &lt;dev&gt;Rage Software&lt;/dev&gt; &lt;genre&gt;Sports&lt;/genre&gt; &lt;score&gt;2.6&lt;/score&gt; &lt;player&gt;1 Player&lt;/player&gt; &lt;story&gt;Compete in knockout and European Champions League competitions, or as any of the 200 teams with fully licensed players in a league season. You can also control up to 32 teams in knockout mode, and train with Beckham himself to learn the basics of the game.****Played from an overhead perspective, all of the options you would expect from a football game are available, from player formations to substitutions and more.&lt;/story&gt; &lt;/game&gt;">
            <text:p>&lt;game name="David Beckham Soccer (Europe)"&gt; &lt;year&gt;2002&lt;/year&gt; &lt;rating&gt;ESRB - E (Everyone)&lt;/rating&gt; &lt;title&gt;David Beckham Soccer &lt;/title&gt; &lt;pub&gt;Majesco Games&lt;/pub&gt; &lt;dev&gt;Rage Software&lt;/dev&gt; &lt;genre&gt;Sports&lt;/genre&gt; &lt;score&gt;2.6&lt;/score&gt; &lt;player&gt;1 Player&lt;/player&gt; &lt;story&gt;Compete in knockout and European Champions League competitions, or as any of the 200 teams with fully licensed players in a league season. You can also control up to 32 teams in knockout mode, and train with Beckham himself to learn the basics of the game.****Played from an overhead perspective, all of the options you would expect from a football game are available, from player formations to substitutions and more.&lt;/story&gt; &lt;/game&gt;</text:p>
          </table:table-cell>
          <table:table-cell table:number-columns-repeated="1013"/>
        </table:table-row>
        <table:table-row table:style-name="ro1">
          <table:table-cell office:value-type="string">
            <text:p>Deer Hunter (USA)</text:p>
          </table:table-cell>
          <table:table-cell office:value-type="float" office:value="1999">
            <text:p>1999</text:p>
          </table:table-cell>
          <table:table-cell office:value-type="string">
            <text:p>ESRB - E (Everyone)</text:p>
          </table:table-cell>
          <table:table-cell office:value-type="string">
            <text:p>Deer Hunter </text:p>
          </table:table-cell>
          <table:table-cell office:value-type="string">
            <text:p>Vatical Entertainment</text:p>
          </table:table-cell>
          <table:table-cell office:value-type="string">
            <text:p>Morning Star Multimedia </text:p>
          </table:table-cell>
          <table:table-cell office:value-type="string">
            <text:p>Sports/Hunting</text:p>
          </table:table-cell>
          <table:table-cell office:value-type="string">
            <text:p>3.9</text:p>
          </table:table-cell>
          <table:table-cell office:value-type="string">
            <text:p>1 Player</text:p>
          </table:table-cell>
          <table:table-cell office:value-type="string">
            <text:p>Now the thrill and excitement of Deer Hunter has come to the Game Boy Color system! Practice sighting in your rifle, shotgun or bow at the range, or choose to hunt from a tree-stand or the brush. Then, get ready to lock in your sights on the largest rack in the woods. So, dust off your boots and break out the blaze orange, because with Deer Hunter, it's open season year'round. </text:p>
          </table:table-cell>
          <table:table-cell table:style-name="Default"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Deer Hunter (USA)&quot;&gt; &lt;year&gt;1999&lt;/year&gt; &lt;rating&gt;ESRB - E (Everyone)&lt;/rating&gt; &lt;title&gt;Deer Hunter &lt;/title&gt; &lt;pub&gt;Vatical Entertainment&lt;/pub&gt; &lt;dev&gt;Morning Star Multimedia &lt;/dev&gt; &lt;genre&gt;Sports/Hunting&lt;/genre&gt; &lt;score&gt;3.9&lt;/score&gt; &lt;player&gt;1 Player&lt;/player&gt; &lt;story&gt;Now the thrill and excitement of Deer Hunter has come to the Game Boy Color system! Practice sighting in your rifle, shotgun or bow at the range, or choose to hunt from a tree-stand or the brush. Then, get ready to lock in your sights on the largest rack in the woods. So, dust off your boots and break out the blaze orange, because with Deer Hunter, it's open season year'round. &lt;/story&gt; &lt;/game&gt;">
            <text:p>&lt;game name="Deer Hunter (USA)"&gt; &lt;year&gt;1999&lt;/year&gt; &lt;rating&gt;ESRB - E (Everyone)&lt;/rating&gt; &lt;title&gt;Deer Hunter &lt;/title&gt; &lt;pub&gt;Vatical Entertainment&lt;/pub&gt; &lt;dev&gt;Morning Star Multimedia &lt;/dev&gt; &lt;genre&gt;Sports/Hunting&lt;/genre&gt; &lt;score&gt;3.9&lt;/score&gt; &lt;player&gt;1 Player&lt;/player&gt; &lt;story&gt;Now the thrill and excitement of Deer Hunter has come to the Game Boy Color system! Practice sighting in your rifle, shotgun or bow at the range, or choose to hunt from a tree-stand or the brush. Then, get ready to lock in your sights on the largest rack in the woods. So, dust off your boots and break out the blaze orange, because with Deer Hunter, it's open season year'round. &lt;/story&gt; &lt;/game&gt;</text:p>
          </table:table-cell>
          <table:table-cell table:number-columns-repeated="1013"/>
        </table:table-row>
        <table:table-row table:style-name="ro1">
          <table:table-cell office:value-type="string">
            <text:p>Deja Vu I &amp; II - The Casebooks of Ace Harding (USA)</text:p>
          </table:table-cell>
          <table:table-cell office:value-type="float" office:value="1999">
            <text:p>1999</text:p>
          </table:table-cell>
          <table:table-cell office:value-type="string">
            <text:p>ESRB - E (Everyone)</text:p>
          </table:table-cell>
          <table:table-cell office:value-type="string">
            <text:p>Deja Vu I &amp; II - The Casebooks of Ace Harding </text:p>
          </table:table-cell>
          <table:table-cell office:value-type="string">
            <text:p>Vatical Entertainment</text:p>
          </table:table-cell>
          <table:table-cell office:value-type="string">
            <text:p>Infinite Ventures </text:p>
          </table:table-cell>
          <table:table-cell office:value-type="string">
            <text:p>Action</text:p>
          </table:table-cell>
          <table:table-cell office:value-type="string">
            <text:p>3.9</text:p>
          </table:table-cell>
          <table:table-cell office:value-type="string">
            <text:p>1 Player</text:p>
          </table:table-cell>
          <table:table-cell office:value-type="string">
            <text:p>The Casebooks of Ace Harding includes Game Boy ports of Deja Vu: A Nightmare Comes True (previously released on Game Boy) and Deja Vu 2: Lost in Las Vegas. Deja Vu is a port of a 1987 game that had been made for various systems. It's a classic detective story, with you waking up to a dead body with total amnesia - you don't know who you are, or how you got there, and you don't know who the corpse is, either. Deja Vu 2 had never been released for Game Boy before, and was put in the same cart, selling for the price of one game.</text:p>
          </table:table-cell>
          <table:table-cell table:style-name="Default"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Deja Vu I &amp; II - The Casebooks of Ace Harding (USA)&quot;&gt; &lt;year&gt;1999&lt;/year&gt; &lt;rating&gt;ESRB - E (Everyone)&lt;/rating&gt; &lt;title&gt;Deja Vu I &amp; II - The Casebooks of Ace Harding &lt;/title&gt; &lt;pub&gt;Vatical Entertainment&lt;/pub&gt; &lt;dev&gt;Infinite Ventures &lt;/dev&gt; &lt;genre&gt;Action&lt;/genre&gt; &lt;score&gt;3.9&lt;/score&gt; &lt;player&gt;1 Player&lt;/player&gt; &lt;story&gt;The Casebooks of Ace Harding includes Game Boy ports of Deja Vu: A Nightmare Comes True (previously released on Game Boy) and Deja Vu 2: Lost in Las Vegas. Deja Vu is a port of a 1987 game that had been made for various systems. It's a classic detective story, with you waking up to a dead body with total amnesia - you don't know who you are, or how you got there, and you don't know who the corpse is, either. Deja Vu 2 had never been released for Game Boy before, and was put in the same cart, selling for the price of one game.&lt;/story&gt; &lt;/game&gt;">
            <text:p>&lt;game name="Deja Vu I &amp; II - The Casebooks of Ace Harding (USA)"&gt; &lt;year&gt;1999&lt;/year&gt; &lt;rating&gt;ESRB - E (Everyone)&lt;/rating&gt; &lt;title&gt;Deja Vu I &amp; II - The Casebooks of Ace Harding &lt;/title&gt; &lt;pub&gt;Vatical Entertainment&lt;/pub&gt; &lt;dev&gt;Infinite Ventures &lt;/dev&gt; &lt;genre&gt;Action&lt;/genre&gt; &lt;score&gt;3.9&lt;/score&gt; &lt;player&gt;1 Player&lt;/player&gt; &lt;story&gt;The Casebooks of Ace Harding includes Game Boy ports of Deja Vu: A Nightmare Comes True (previously released on Game Boy) and Deja Vu 2: Lost in Las Vegas. Deja Vu is a port of a 1987 game that had been made for various systems. It's a classic detective story, with you waking up to a dead body with total amnesia - you don't know who you are, or how you got there, and you don't know who the corpse is, either. Deja Vu 2 had never been released for Game Boy before, and was put in the same cart, selling for the price of one game.&lt;/story&gt; &lt;/game&gt;</text:p>
          </table:table-cell>
          <table:table-cell table:number-columns-repeated="1013"/>
        </table:table-row>
        <table:table-row table:style-name="ro1">
          <table:table-cell office:value-type="string">
            <text:p>Denki Blocks! (Europe)</text:p>
          </table:table-cell>
          <table:table-cell office:value-type="float" office:value="2001">
            <text:p>2001</text:p>
          </table:table-cell>
          <table:table-cell office:value-type="string">
            <text:p>ESRB - E (Everyone)</text:p>
          </table:table-cell>
          <table:table-cell office:value-type="string">
            <text:p>Denki Blocks! </text:p>
          </table:table-cell>
          <table:table-cell office:value-type="string">
            <text:p>Rage Software</text:p>
          </table:table-cell>
          <table:table-cell office:value-type="string">
            <text:p>Denki </text:p>
          </table:table-cell>
          <table:table-cell office:value-type="string">
            <text:p>Puzzle</text:p>
          </table:table-cell>
          <table:table-cell office:value-type="string">
            <text:p>4.1</text:p>
          </table:table-cell>
          <table:table-cell office:value-type="string">
            <text:p>1-2 Players</text:p>
          </table:table-cell>
          <table:table-cell office:value-type="string">
            <text:p>Denki Blocks! uses a single, simple digital toy set to provide a collection of 'puzzle games'.****Denki Blocks! is played by sliding blocks around a board. When blocks of the same colour touch, they stick together to form clumps. Sometimes the player has to join all blocks of the same colour in any way possible. Sometimes specific shapes have to be made.</text:p>
          </table:table-cell>
          <table:table-cell table:style-name="Default"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Denki Blocks! (Europe)&quot;&gt; &lt;year&gt;2001&lt;/year&gt; &lt;rating&gt;ESRB - E (Everyone)&lt;/rating&gt; &lt;title&gt;Denki Blocks! &lt;/title&gt; &lt;pub&gt;Rage Software&lt;/pub&gt; &lt;dev&gt;Denki &lt;/dev&gt; &lt;genre&gt;Puzzle&lt;/genre&gt; &lt;score&gt;4.1&lt;/score&gt; &lt;player&gt;1-2 Players&lt;/player&gt; &lt;story&gt;Denki Blocks! uses a single, simple digital toy set to provide a collection of 'puzzle games'.****Denki Blocks! is played by sliding blocks around a board. When blocks of the same colour touch, they stick together to form clumps. Sometimes the player has to join all blocks of the same colour in any way possible. Sometimes specific shapes have to be made.&lt;/story&gt; &lt;/game&gt;">
            <text:p>&lt;game name="Denki Blocks! (Europe)"&gt; &lt;year&gt;2001&lt;/year&gt; &lt;rating&gt;ESRB - E (Everyone)&lt;/rating&gt; &lt;title&gt;Denki Blocks! &lt;/title&gt; &lt;pub&gt;Rage Software&lt;/pub&gt; &lt;dev&gt;Denki &lt;/dev&gt; &lt;genre&gt;Puzzle&lt;/genre&gt; &lt;score&gt;4.1&lt;/score&gt; &lt;player&gt;1-2 Players&lt;/player&gt; &lt;story&gt;Denki Blocks! uses a single, simple digital toy set to provide a collection of 'puzzle games'.****Denki Blocks! is played by sliding blocks around a board. When blocks of the same colour touch, they stick together to form clumps. Sometimes the player has to join all blocks of the same colour in any way possible. Sometimes specific shapes have to be made.&lt;/story&gt; &lt;/game&gt;</text:p>
          </table:table-cell>
          <table:table-cell table:number-columns-repeated="1013"/>
        </table:table-row>
        <table:table-row table:style-name="ro1">
          <table:table-cell office:value-type="string">
            <text:p>Dexter's Laboratory - Robot Rampage (USA)</text:p>
          </table:table-cell>
          <table:table-cell office:value-type="float" office:value="2000">
            <text:p>2000</text:p>
          </table:table-cell>
          <table:table-cell office:value-type="string">
            <text:p>ESRB - E (Everyone)</text:p>
          </table:table-cell>
          <table:table-cell office:value-type="string">
            <text:p>Dexter's Laboratory - Robot Rampage </text:p>
          </table:table-cell>
          <table:table-cell office:value-type="string">
            <text:p>Bam Entertainment</text:p>
          </table:table-cell>
          <table:table-cell office:value-type="string">
            <text:p>Altron</text:p>
          </table:table-cell>
          <table:table-cell office:value-type="string">
            <text:p>Action</text:p>
          </table:table-cell>
          <table:table-cell office:value-type="string">
            <text:p>3.2</text:p>
          </table:table-cell>
          <table:table-cell office:value-type="string">
            <text:p>1 Player</text:p>
          </table:table-cell>
          <table:table-cell office:value-type="string">
            <text:p>Your laboratory has been filled up with evil robots. It's up to you, as Dexter, to make your way through different levels, picking up the necessary tools to rid your lab of the cybernetic menace.****Use laser pistols and other futuristic weapons to help dexter's cause, while searching for marked doors that contain either a new weapon or one of the items needed to complete the level.</text:p>
          </table:table-cell>
          <table:table-cell table:style-name="Default"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Dexter's Laboratory - Robot Rampage (USA)&quot;&gt; &lt;year&gt;2000&lt;/year&gt; &lt;rating&gt;ESRB - E (Everyone)&lt;/rating&gt; &lt;title&gt;Dexter's Laboratory - Robot Rampage &lt;/title&gt; &lt;pub&gt;Bam Entertainment&lt;/pub&gt; &lt;dev&gt;Altron&lt;/dev&gt; &lt;genre&gt;Action&lt;/genre&gt; &lt;score&gt;3.2&lt;/score&gt; &lt;player&gt;1 Player&lt;/player&gt; &lt;story&gt;Your laboratory has been filled up with evil robots. It's up to you, as Dexter, to make your way through different levels, picking up the necessary tools to rid your lab of the cybernetic menace.****Use laser pistols and other futuristic weapons to help dexter's cause, while searching for marked doors that contain either a new weapon or one of the items needed to complete the level.&lt;/story&gt; &lt;/game&gt;">
            <text:p>&lt;game name="Dexter's Laboratory - Robot Rampage (USA)"&gt; &lt;year&gt;2000&lt;/year&gt; &lt;rating&gt;ESRB - E (Everyone)&lt;/rating&gt; &lt;title&gt;Dexter's Laboratory - Robot Rampage &lt;/title&gt; &lt;pub&gt;Bam Entertainment&lt;/pub&gt; &lt;dev&gt;Altron&lt;/dev&gt; &lt;genre&gt;Action&lt;/genre&gt; &lt;score&gt;3.2&lt;/score&gt; &lt;player&gt;1 Player&lt;/player&gt; &lt;story&gt;Your laboratory has been filled up with evil robots. It's up to you, as Dexter, to make your way through different levels, picking up the necessary tools to rid your lab of the cybernetic menace.****Use laser pistols and other futuristic weapons to help dexter's cause, while searching for marked doors that contain either a new weapon or one of the items needed to complete the level.&lt;/story&gt; &lt;/game&gt;</text:p>
          </table:table-cell>
          <table:table-cell table:number-columns-repeated="1013"/>
        </table:table-row>
        <table:table-row table:style-name="ro1">
          <table:table-cell office:value-type="string">
            <text:p>Dinosaur (USA)</text:p>
          </table:table-cell>
          <table:table-cell office:value-type="float" office:value="2000">
            <text:p>2000</text:p>
          </table:table-cell>
          <table:table-cell office:value-type="string">
            <text:p>ESRB - E (Everyone)</text:p>
          </table:table-cell>
          <table:table-cell office:value-type="string">
            <text:p>Dinosaur </text:p>
          </table:table-cell>
          <table:table-cell office:value-type="string">
            <text:p>Ubisoft</text:p>
          </table:table-cell>
          <table:table-cell office:value-type="string">
            <text:p>Digital Eclipse</text:p>
          </table:table-cell>
          <table:table-cell office:value-type="string">
            <text:p>Action</text:p>
          </table:table-cell>
          <table:table-cell office:value-type="string">
            <text:p>2.2</text:p>
          </table:table-cell>
          <table:table-cell office:value-type="string">
            <text:p>1 Player</text:p>
          </table:table-cell>
          <table:table-cell office:value-type="string">
            <text:p>Disney's Dinosaur is an adventure game based on the movie of the same name. You play as any of six different characters, each of which has different abilities. Abilities include pushing rocks, swimming, sprinting, jumping, climbing, tail attack and crushing rocks. There are 27 levels to play in in various prehistoric settings (lava, jungle, cliffs, desert, cave). You have to avoid or destroy hostile dinosaurs and collect health flowers to stay a live. You have to collect baby dinosaurs to score points.</text:p>
          </table:table-cell>
          <table:table-cell table:style-name="Default"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Dinosaur (USA)&quot;&gt; &lt;year&gt;2000&lt;/year&gt; &lt;rating&gt;ESRB - E (Everyone)&lt;/rating&gt; &lt;title&gt;Dinosaur &lt;/title&gt; &lt;pub&gt;Ubisoft&lt;/pub&gt; &lt;dev&gt;Digital Eclipse&lt;/dev&gt; &lt;genre&gt;Action&lt;/genre&gt; &lt;score&gt;2.2&lt;/score&gt; &lt;player&gt;1 Player&lt;/player&gt; &lt;story&gt;Disney's Dinosaur is an adventure game based on the movie of the same name. You play as any of six different characters, each of which has different abilities. Abilities include pushing rocks, swimming, sprinting, jumping, climbing, tail attack and crushing rocks. There are 27 levels to play in in various prehistoric settings (lava, jungle, cliffs, desert, cave). You have to avoid or destroy hostile dinosaurs and collect health flowers to stay a live. You have to collect baby dinosaurs to score points.&lt;/story&gt; &lt;/game&gt;">
            <text:p>&lt;game name="Dinosaur (USA)"&gt; &lt;year&gt;2000&lt;/year&gt; &lt;rating&gt;ESRB - E (Everyone)&lt;/rating&gt; &lt;title&gt;Dinosaur &lt;/title&gt; &lt;pub&gt;Ubisoft&lt;/pub&gt; &lt;dev&gt;Digital Eclipse&lt;/dev&gt; &lt;genre&gt;Action&lt;/genre&gt; &lt;score&gt;2.2&lt;/score&gt; &lt;player&gt;1 Player&lt;/player&gt; &lt;story&gt;Disney's Dinosaur is an adventure game based on the movie of the same name. You play as any of six different characters, each of which has different abilities. Abilities include pushing rocks, swimming, sprinting, jumping, climbing, tail attack and crushing rocks. There are 27 levels to play in in various prehistoric settings (lava, jungle, cliffs, desert, cave). You have to avoid or destroy hostile dinosaurs and collect health flowers to stay a live. You have to collect baby dinosaurs to score points.&lt;/story&gt; &lt;/game&gt;</text:p>
          </table:table-cell>
          <table:table-cell table:number-columns-repeated="1013"/>
        </table:table-row>
        <table:table-row table:style-name="ro1">
          <table:table-cell office:value-type="string">
            <text:p>Dinosaur'us (Europe)</text:p>
          </table:table-cell>
          <table:table-cell office:value-type="float" office:value="2001">
            <text:p>2001</text:p>
          </table:table-cell>
          <table:table-cell office:value-type="string">
            <text:p>ESRB - E (Everyone)</text:p>
          </table:table-cell>
          <table:table-cell office:value-type="string">
            <text:p>Dinosaur'us </text:p>
          </table:table-cell>
          <table:table-cell office:value-type="string">
            <text:p>Electronic Arts</text:p>
          </table:table-cell>
          <table:table-cell office:value-type="string">
            <text:p>RFX Interactive</text:p>
          </table:table-cell>
          <table:table-cell office:value-type="string">
            <text:p>Role-Playing</text:p>
          </table:table-cell>
          <table:table-cell office:value-type="string">
            <text:p>2.9</text:p>
          </table:table-cell>
          <table:table-cell office:value-type="string">
            <text:p>1 Player</text:p>
          </table:table-cell>
          <table:table-cell office:value-type="string">
            <text:p>Dinosaur'Us is a puzzle game with Lemmings-like gameplay. Each level is a scrolling screen where baby dinosaurs hatch. The player has to click on them as they come out from their nests, using their abilities to create a path so they can reach the parent dinosaur that acts as the level exit.The hatchlings come in several types, each one with specific abilities. Builder dinosaurs, called diplodocus, stretch their necks to make bridges for the rest of the herd. Crawlers (iguanodons) and diggers (ankylosaurus) make horizontal and vertical tunnels, respectively. Velociraptors can cover small gaps in the terrain by jumping, and are able to remove traps and activate nests. Stegosaurs block the other dinosaurs before they fall to their deaths.</text:p>
          </table:table-cell>
          <table:table-cell table:style-name="Default"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Dinosaur'us (Europe)&quot;&gt; &lt;year&gt;2001&lt;/year&gt; &lt;rating&gt;ESRB - E (Everyone)&lt;/rating&gt; &lt;title&gt;Dinosaur'us &lt;/title&gt; &lt;pub&gt;Electronic Arts&lt;/pub&gt; &lt;dev&gt;RFX Interactive&lt;/dev&gt; &lt;genre&gt;Role-Playing&lt;/genre&gt; &lt;score&gt;2.9&lt;/score&gt; &lt;player&gt;1 Player&lt;/player&gt; &lt;story&gt;Dinosaur'Us is a puzzle game with Lemmings-like gameplay. Each level is a scrolling screen where baby dinosaurs hatch. The player has to click on them as they come out from their nests, using their abilities to create a path so they can reach the parent dinosaur that acts as the level exit.The hatchlings come in several types, each one with specific abilities. Builder dinosaurs, called diplodocus, stretch their necks to make bridges for the rest of the herd. Crawlers (iguanodons) and diggers (ankylosaurus) make horizontal and vertical tunnels, respectively. Velociraptors can cover small gaps in the terrain by jumping, and are able to remove traps and activate nests. Stegosaurs block the other dinosaurs before they fall to their deaths.&lt;/story&gt; &lt;/game&gt;">
            <text:p>&lt;game name="Dinosaur'us (Europe)"&gt; &lt;year&gt;2001&lt;/year&gt; &lt;rating&gt;ESRB - E (Everyone)&lt;/rating&gt; &lt;title&gt;Dinosaur'us &lt;/title&gt; &lt;pub&gt;Electronic Arts&lt;/pub&gt; &lt;dev&gt;RFX Interactive&lt;/dev&gt; &lt;genre&gt;Role-Playing&lt;/genre&gt; &lt;score&gt;2.9&lt;/score&gt; &lt;player&gt;1 Player&lt;/player&gt; &lt;story&gt;Dinosaur'Us is a puzzle game with Lemmings-like gameplay. Each level is a scrolling screen where baby dinosaurs hatch. The player has to click on them as they come out from their nests, using their abilities to create a path so they can reach the parent dinosaur that acts as the level exit.The hatchlings come in several types, each one with specific abilities. Builder dinosaurs, called diplodocus, stretch their necks to make bridges for the rest of the herd. Crawlers (iguanodons) and diggers (ankylosaurus) make horizontal and vertical tunnels, respectively. Velociraptors can cover small gaps in the terrain by jumping, and are able to remove traps and activate nests. Stegosaurs block the other dinosaurs before they fall to their deaths.&lt;/story&gt; &lt;/game&gt;</text:p>
          </table:table-cell>
          <table:table-cell table:number-columns-repeated="1013"/>
        </table:table-row>
        <table:table-row table:style-name="ro1">
          <table:table-cell office:value-type="string">
            <text:p>Diva Starz - Mall Mania (USA)</text:p>
          </table:table-cell>
          <table:table-cell office:value-type="float" office:value="2001">
            <text:p>2001</text:p>
          </table:table-cell>
          <table:table-cell office:value-type="string">
            <text:p>ESRB - E (Everyone)</text:p>
          </table:table-cell>
          <table:table-cell office:value-type="string">
            <text:p>Diva Starz - Mall Mania </text:p>
          </table:table-cell>
          <table:table-cell office:value-type="string">
            <text:p>VU Games</text:p>
          </table:table-cell>
          <table:table-cell office:value-type="string">
            <text:p>Digital Illusions </text:p>
          </table:table-cell>
          <table:table-cell office:value-type="string">
            <text:p>Action</text:p>
          </table:table-cell>
          <table:table-cell office:value-type="string">
            <text:p>2.2</text:p>
          </table:table-cell>
          <table:table-cell office:value-type="string">
            <text:p>1 Player</text:p>
          </table:table-cell>
          <table:table-cell office:value-type="string">
            <text:p>Join the Divas Alexa, Nikki, Tia and Summer in this portable collection of 6 mini games, on their way to the fashion show.****The mini games include: "The Scooter Spot", which is a simple ramp hitting/obstacle avoiding cruise to the mall. <text:s/>"The Fashion Spot", a conveyor belt sorting game, where you toss items in to boxes. <text:s/>"The Music Spot", a simplified Dance Dance Revolution beat hitting game. <text:s/>"The Snack Spot", a Tower of Hanoi meets an ice cream sundae. <text:s/>"The Pet Shop", where you catch a pet in a simple maze. <text:s/>And finally, "The Style Spot", where you dress your Diva and match sets of clothes.</text:p>
          </table:table-cell>
          <table:table-cell table:style-name="Default"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Diva Starz - Mall Mania (USA)&quot;&gt; &lt;year&gt;2001&lt;/year&gt; &lt;rating&gt;ESRB - E (Everyone)&lt;/rating&gt; &lt;title&gt;Diva Starz - Mall Mania &lt;/title&gt; &lt;pub&gt;VU Games&lt;/pub&gt; &lt;dev&gt;Digital Illusions &lt;/dev&gt; &lt;genre&gt;Action&lt;/genre&gt; &lt;score&gt;2.2&lt;/score&gt; &lt;player&gt;1 Player&lt;/player&gt; &lt;story&gt;Join the Divas Alexa, Nikki, Tia and Summer in this portable collection of 6 mini games, on their way to the fashion show.****The mini games include: &quot;The Scooter Spot&quot;, which is a simple ramp hitting/obstacle avoiding cruise to the mall.  &quot;The Fashion Spot&quot;, a conveyor belt sorting game, where you toss items in to boxes.  &quot;The Music Spot&quot;, a simplified Dance Dance Revolution beat hitting game.  &quot;The Snack Spot&quot;, a Tower of Hanoi meets an ice cream sundae.  &quot;The Pet Shop&quot;, where you catch a pet in a simple maze.  And finally, &quot;The Style Spot&quot;, where you dress your Diva and match sets of clothes.&lt;/story&gt; &lt;/game&gt;">
            <text:p>&lt;game name="Diva Starz - Mall Mania (USA)"&gt; &lt;year&gt;2001&lt;/year&gt; &lt;rating&gt;ESRB - E (Everyone)&lt;/rating&gt; &lt;title&gt;Diva Starz - Mall Mania &lt;/title&gt; &lt;pub&gt;VU Games&lt;/pub&gt; &lt;dev&gt;Digital Illusions &lt;/dev&gt; &lt;genre&gt;Action&lt;/genre&gt; &lt;score&gt;2.2&lt;/score&gt; &lt;player&gt;1 Player&lt;/player&gt; &lt;story&gt;Join the Divas Alexa, Nikki, Tia and Summer in this portable collection of 6 mini games, on their way to the fashion show.****The mini games include: "The Scooter Spot", which is a simple ramp hitting/obstacle avoiding cruise to the mall. <text:s/>"The Fashion Spot", a conveyor belt sorting game, where you toss items in to boxes. <text:s/>"The Music Spot", a simplified Dance Dance Revolution beat hitting game. <text:s/>"The Snack Spot", a Tower of Hanoi meets an ice cream sundae. <text:s/>"The Pet Shop", where you catch a pet in a simple maze. <text:s/>And finally, "The Style Spot", where you dress your Diva and match sets of clothes.&lt;/story&gt; &lt;/game&gt;</text:p>
          </table:table-cell>
          <table:table-cell table:number-columns-repeated="1013"/>
        </table:table-row>
        <table:table-row table:style-name="ro1">
          <table:table-cell office:value-type="string">
            <text:p>Dogz - Your Virtual Petz Palz (USA)</text:p>
          </table:table-cell>
          <table:table-cell office:value-type="float" office:value="1999">
            <text:p>1999</text:p>
          </table:table-cell>
          <table:table-cell office:value-type="string">
            <text:p>ESRB - E (Everyone)</text:p>
          </table:table-cell>
          <table:table-cell office:value-type="string">
            <text:p>Dogz - Your Virtual Petz Palz </text:p>
          </table:table-cell>
          <table:table-cell office:value-type="string">
            <text:p>Mindscape Inc</text:p>
          </table:table-cell>
          <table:table-cell office:value-type="string">
            <text:p>Saffire </text:p>
          </table:table-cell>
          <table:table-cell office:value-type="string">
            <text:p>Virtual Life</text:p>
          </table:table-cell>
          <table:table-cell office:value-type="string">
            <text:p>3.2</text:p>
          </table:table-cell>
          <table:table-cell office:value-type="string">
            <text:p>1 Player</text:p>
          </table:table-cell>
          <table:table-cell office:value-type="string">
            <text:p>Dogz is a virtual pet and basically the same game as Catz. The player adopts a dog and has to care for its well-being. The dog walks around in its one-screen room and the player controls a cursor which can be used to pet or grab it. Additionally a few accessories can be selected from a different screen, e.g. a brush, which are used for to keep it healthy and happy. If the player neglects it, the dog runs away. Over time the player can unlock more items and even more dog breeds.</text:p>
          </table:table-cell>
          <table:table-cell table:style-name="Default"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Dogz - Your Virtual Petz Palz (USA)&quot;&gt; &lt;year&gt;1999&lt;/year&gt; &lt;rating&gt;ESRB - E (Everyone)&lt;/rating&gt; &lt;title&gt;Dogz - Your Virtual Petz Palz &lt;/title&gt; &lt;pub&gt;Mindscape Inc&lt;/pub&gt; &lt;dev&gt;Saffire &lt;/dev&gt; &lt;genre&gt;Virtual Life&lt;/genre&gt; &lt;score&gt;3.2&lt;/score&gt; &lt;player&gt;1 Player&lt;/player&gt; &lt;story&gt;Dogz is a virtual pet and basically the same game as Catz. The player adopts a dog and has to care for its well-being. The dog walks around in its one-screen room and the player controls a cursor which can be used to pet or grab it. Additionally a few accessories can be selected from a different screen, e.g. a brush, which are used for to keep it healthy and happy. If the player neglects it, the dog runs away. Over time the player can unlock more items and even more dog breeds.&lt;/story&gt; &lt;/game&gt;">
            <text:p>&lt;game name="Dogz - Your Virtual Petz Palz (USA)"&gt; &lt;year&gt;1999&lt;/year&gt; &lt;rating&gt;ESRB - E (Everyone)&lt;/rating&gt; &lt;title&gt;Dogz - Your Virtual Petz Palz &lt;/title&gt; &lt;pub&gt;Mindscape Inc&lt;/pub&gt; &lt;dev&gt;Saffire &lt;/dev&gt; &lt;genre&gt;Virtual Life&lt;/genre&gt; &lt;score&gt;3.2&lt;/score&gt; &lt;player&gt;1 Player&lt;/player&gt; &lt;story&gt;Dogz is a virtual pet and basically the same game as Catz. The player adopts a dog and has to care for its well-being. The dog walks around in its one-screen room and the player controls a cursor which can be used to pet or grab it. Additionally a few accessories can be selected from a different screen, e.g. a brush, which are used for to keep it healthy and happy. If the player neglects it, the dog runs away. Over time the player can unlock more items and even more dog breeds.&lt;/story&gt; &lt;/game&gt;</text:p>
          </table:table-cell>
          <table:table-cell table:number-columns-repeated="1013"/>
        </table:table-row>
        <table:table-row table:style-name="ro1">
          <table:table-cell office:value-type="string">
            <text:p>Donald Duck - Goin' Quackers (USA)</text:p>
          </table:table-cell>
          <table:table-cell office:value-type="float" office:value="2000">
            <text:p>2000</text:p>
          </table:table-cell>
          <table:table-cell office:value-type="string">
            <text:p>ESRB - E (Everyone)</text:p>
          </table:table-cell>
          <table:table-cell office:value-type="string">
            <text:p>Donald Duck - Goin' Quackers </text:p>
          </table:table-cell>
          <table:table-cell table:number-columns-repeated="2" office:value-type="string">
            <text:p>Ubisoft</text:p>
          </table:table-cell>
          <table:table-cell office:value-type="string">
            <text:p>Platform</text:p>
          </table:table-cell>
          <table:table-cell office:value-type="string">
            <text:p>3.3</text:p>
          </table:table-cell>
          <table:table-cell office:value-type="string">
            <text:p>1 Player</text:p>
          </table:table-cell>
          <table:table-cell office:value-type="string">
            <text:p>Released in conjunction with 3D versions on consoles, Donald Duck's adventure on the Game Boy Color is a traditional side-scrolling platformer.****The evil magician Merlock has kidnapped Duckburg Times reporter Daisy Duck. Donald Duck turns to Gyro Gearloose for help, who suggests using his latest invention: a powerful teleporter. Unfortunately, Merlock learns of their plans and steals the blueprints to the device. Now Gyro uses the unfinished machine to teleport Donald to various locations, where he is to find the parts of the blueprints, so he may confront Merlock and rescue Daisy.****Donald has to face four different worlds, including the forests near Duckie Mountain, the rooftops of Duckburg, and a haunted house. His abilities include jumping on top of enemies to defeat or stun them and double-jumping in mid-air to get to hard-to-reach places. Donald can only take one hit from an enemy (which puts him in a visibly grumpy mood), a second one means losing a life and having to start over the level. Goodies to be collected include various orbs that gain extra lives, restore Donald's health or put him into Hyper mode. In this mode, he can simply run over enemies to defeat them and also break down barriers to get to new locations.</text:p>
          </table:table-cell>
          <table:table-cell table:style-name="Default"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Donald Duck - Goin' Quackers (USA)&quot;&gt; &lt;year&gt;2000&lt;/year&gt; &lt;rating&gt;ESRB - E (Everyone)&lt;/rating&gt; &lt;title&gt;Donald Duck - Goin' Quackers &lt;/title&gt; &lt;pub&gt;Ubisoft&lt;/pub&gt; &lt;dev&gt;Ubisoft&lt;/dev&gt; &lt;genre&gt;Platform&lt;/genre&gt; &lt;score&gt;3.3&lt;/score&gt; &lt;player&gt;1 Player&lt;/player&gt; &lt;story&gt;Released in conjunction with 3D versions on consoles, Donald Duck's adventure on the Game Boy Color is a traditional side-scrolling platformer.****The evil magician Merlock has kidnapped Duckburg Times reporter Daisy Duck. Donald Duck turns to Gyro Gearloose for help, who suggests using his latest invention: a powerful teleporter. Unfortunately, Merlock learns of their plans and steals the blueprints to the device. Now Gyro uses the unfinished machine to teleport Donald to various locations, where he is to find the parts of the blueprints, so he may confront Merlock and rescue Daisy.****Donald has to face four different worlds, including the forests near Duckie Mountain, the rooftops of Duckburg, and a haunted house. His abilities include jumping on top of enemies to defeat or stun them and double-jumping in mid-air to get to hard-to-reach places. Donald can only take one hit from an enemy (which puts him in a visibly grumpy mood), a second one means losing a life and having to start over the level. Goodies to be collected include various orbs that gain extra lives, restore Donald's health or put him into Hyper mode. In this mode, he can simply run over enemies to defeat them and also break down barriers to get to new locations.&lt;/story&gt; &lt;/game&gt;">
            <text:p>&lt;game name="Donald Duck - Goin' Quackers (USA)"&gt; &lt;year&gt;2000&lt;/year&gt; &lt;rating&gt;ESRB - E (Everyone)&lt;/rating&gt; &lt;title&gt;Donald Duck - Goin' Quackers &lt;/title&gt; &lt;pub&gt;Ubisoft&lt;/pub&gt; &lt;dev&gt;Ubisoft&lt;/dev&gt; &lt;genre&gt;Platform&lt;/genre&gt; &lt;score&gt;3.3&lt;/score&gt; &lt;player&gt;1 Player&lt;/player&gt; &lt;story&gt;Released in conjunction with 3D versions on consoles, Donald Duck's adventure on the Game Boy Color is a traditional side-scrolling platformer.****The evil magician Merlock has kidnapped Duckburg Times reporter Daisy Duck. Donald Duck turns to Gyro Gearloose for help, who suggests using his latest invention: a powerful teleporter. Unfortunately, Merlock learns of their plans and steals the blueprints to the device. Now Gyro uses the unfinished machine to teleport Donald to various locations, where he is to find the parts of the blueprints, so he may confront Merlock and rescue Daisy.****Donald has to face four different worlds, including the forests near Duckie Mountain, the rooftops of Duckburg, and a haunted house. His abilities include jumping on top of enemies to defeat or stun them and double-jumping in mid-air to get to hard-to-reach places. Donald can only take one hit from an enemy (which puts him in a visibly grumpy mood), a second one means losing a life and having to start over the level. Goodies to be collected include various orbs that gain extra lives, restore Donald's health or put him into Hyper mode. In this mode, he can simply run over enemies to defeat them and also break down barriers to get to new locations.&lt;/story&gt; &lt;/game&gt;</text:p>
          </table:table-cell>
          <table:table-cell table:number-columns-repeated="1013"/>
        </table:table-row>
        <table:table-row table:style-name="ro1">
          <table:table-cell office:value-type="string">
            <text:p>Donkey Kong Country (USA, Europe)</text:p>
          </table:table-cell>
          <table:table-cell office:value-type="float" office:value="2000">
            <text:p>2000</text:p>
          </table:table-cell>
          <table:table-cell office:value-type="string">
            <text:p>ESRB - E (Everyone)</text:p>
          </table:table-cell>
          <table:table-cell office:value-type="string">
            <text:p>Donkey Kong Country </text:p>
          </table:table-cell>
          <table:table-cell office:value-type="string">
            <text:p>Nintendo</text:p>
          </table:table-cell>
          <table:table-cell office:value-type="string">
            <text:p>Rare Ltd.</text:p>
          </table:table-cell>
          <table:table-cell office:value-type="string">
            <text:p>Platform</text:p>
          </table:table-cell>
          <table:table-cell office:value-type="string">
            <text:p>3.8</text:p>
          </table:table-cell>
          <table:table-cell office:value-type="string">
            <text:p>1-2 Players</text:p>
          </table:table-cell>
          <table:table-cell office:value-type="string">
            <text:p>King K. Rool has stolen Donkey Kong's banana stash, and Donkey Kong needs your help to get them back. In search of K. Rool, the Kremling horde impedes your progress. Kremlings, crocodile-like creatures, include Kritters (they succumb to a simple jump on the head), Krushas (they are virtually indestructible), and others. There are also other enemies that block your path, such as beavers, snakes, vultures. Leading them are dastardly bosses, including Very Gnawty, Necky, Bumble B, and Dumb Drum, and they all bar the way with their own special blend of villainy.****Donkey Kong is joined by Diddy Kong: these two primates differ significantly. For example, Donkey Kong is generally stronger; he can destroy most enemies with a single jump and can lift barrels straight over his head to throw them farther. On the other hand, Diddy is faster and not as strong as Donkey; he can run really fast and do cartwheels. Diddy carries barrels in front of him, creating a shield against frontal attacks.****The game is split into different worlds, which are split into different levels. Each level contains bonus areas, where one can collect bananas, medallions, and lives. At the end of each world is a boss, which is usually a larger version of a minor enemy.</text:p>
          </table:table-cell>
          <table:table-cell table:style-name="Default"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Donkey Kong Country (USA, Europe)&quot;&gt; &lt;year&gt;2000&lt;/year&gt; &lt;rating&gt;ESRB - E (Everyone)&lt;/rating&gt; &lt;title&gt;Donkey Kong Country &lt;/title&gt; &lt;pub&gt;Nintendo&lt;/pub&gt; &lt;dev&gt;Rare Ltd.&lt;/dev&gt; &lt;genre&gt;Platform&lt;/genre&gt; &lt;score&gt;3.8&lt;/score&gt; &lt;player&gt;1-2 Players&lt;/player&gt; &lt;story&gt;King K. Rool has stolen Donkey Kong's banana stash, and Donkey Kong needs your help to get them back. In search of K. Rool, the Kremling horde impedes your progress. Kremlings, crocodile-like creatures, include Kritters (they succumb to a simple jump on the head), Krushas (they are virtually indestructible), and others. There are also other enemies that block your path, such as beavers, snakes, vultures. Leading them are dastardly bosses, including Very Gnawty, Necky, Bumble B, and Dumb Drum, and they all bar the way with their own special blend of villainy.****Donkey Kong is joined by Diddy Kong: these two primates differ significantly. For example, Donkey Kong is generally stronger; he can destroy most enemies with a single jump and can lift barrels straight over his head to throw them farther. On the other hand, Diddy is faster and not as strong as Donkey; he can run really fast and do cartwheels. Diddy carries barrels in front of him, creating a shield against frontal attacks.****The game is split into different worlds, which are split into different levels. Each level contains bonus areas, where one can collect bananas, medallions, and lives. At the end of each world is a boss, which is usually a larger version of a minor enemy.&lt;/story&gt; &lt;/game&gt;">
            <text:p>&lt;game name="Donkey Kong Country (USA, Europe)"&gt; &lt;year&gt;2000&lt;/year&gt; &lt;rating&gt;ESRB - E (Everyone)&lt;/rating&gt; &lt;title&gt;Donkey Kong Country &lt;/title&gt; &lt;pub&gt;Nintendo&lt;/pub&gt; &lt;dev&gt;Rare Ltd.&lt;/dev&gt; &lt;genre&gt;Platform&lt;/genre&gt; &lt;score&gt;3.8&lt;/score&gt; &lt;player&gt;1-2 Players&lt;/player&gt; &lt;story&gt;King K. Rool has stolen Donkey Kong's banana stash, and Donkey Kong needs your help to get them back. In search of K. Rool, the Kremling horde impedes your progress. Kremlings, crocodile-like creatures, include Kritters (they succumb to a simple jump on the head), Krushas (they are virtually indestructible), and others. There are also other enemies that block your path, such as beavers, snakes, vultures. Leading them are dastardly bosses, including Very Gnawty, Necky, Bumble B, and Dumb Drum, and they all bar the way with their own special blend of villainy.****Donkey Kong is joined by Diddy Kong: these two primates differ significantly. For example, Donkey Kong is generally stronger; he can destroy most enemies with a single jump and can lift barrels straight over his head to throw them farther. On the other hand, Diddy is faster and not as strong as Donkey; he can run really fast and do cartwheels. Diddy carries barrels in front of him, creating a shield against frontal attacks.****The game is split into different worlds, which are split into different levels. Each level contains bonus areas, where one can collect bananas, medallions, and lives. At the end of each world is a boss, which is usually a larger version of a minor enemy.&lt;/story&gt; &lt;/game&gt;</text:p>
          </table:table-cell>
          <table:table-cell table:number-columns-repeated="1013"/>
        </table:table-row>
        <table:table-row table:style-name="ro1">
          <table:table-cell office:value-type="string">
            <text:p>Doug's Big Game (USA)</text:p>
          </table:table-cell>
          <table:table-cell office:value-type="float" office:value="2000">
            <text:p>2000</text:p>
          </table:table-cell>
          <table:table-cell office:value-type="string">
            <text:p>ESRB - E (Everyone)</text:p>
          </table:table-cell>
          <table:table-cell office:value-type="string">
            <text:p>Doug's Big Game </text:p>
          </table:table-cell>
          <table:table-cell office:value-type="string">
            <text:p>NewKidCo</text:p>
          </table:table-cell>
          <table:table-cell office:value-type="string">
            <text:p>Magellan Interactive </text:p>
          </table:table-cell>
          <table:table-cell office:value-type="string">
            <text:p>Action</text:p>
          </table:table-cell>
          <table:table-cell office:value-type="string">
            <text:p>3.4</text:p>
          </table:table-cell>
          <table:table-cell office:value-type="string">
            <text:p>1 Player</text:p>
          </table:table-cell>
          <table:table-cell office:value-type="string">
            <text:p>Doug makes his way to the videogame world with DOUG'S BIG GAME on Game Boy Color. You play Doug Funnie and his alter ego Quailman as you try to find your missing sweetheart, Patti Mayonnaise. You can also take on the role of your loyal pooch Porkchop, who also has own superhero alter ego: Quaildog. Solve the mystery of Patti's disappearance by searching the town of Bluffington for clues and write in your journal so you can refer to them later. Discover who is behind Patti's disappearance and her whereabouts by exploring 20 different environments from the popular TV show you're bound to bump into more than a few of the show's popular characters along the way. And don't forget to keep an eye open for power-ups that will increase Quailman's strength and powers. DOUG'S BIG GAME features detailed color graphics that bring the feel of the popular show right to the palm of your hand. </text:p>
          </table:table-cell>
          <table:table-cell table:style-name="Default"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Doug's Big Game (USA)&quot;&gt; &lt;year&gt;2000&lt;/year&gt; &lt;rating&gt;ESRB - E (Everyone)&lt;/rating&gt; &lt;title&gt;Doug's Big Game &lt;/title&gt; &lt;pub&gt;NewKidCo&lt;/pub&gt; &lt;dev&gt;Magellan Interactive &lt;/dev&gt; &lt;genre&gt;Action&lt;/genre&gt; &lt;score&gt;3.4&lt;/score&gt; &lt;player&gt;1 Player&lt;/player&gt; &lt;story&gt;Doug makes his way to the videogame world with DOUG'S BIG GAME on Game Boy Color. You play Doug Funnie and his alter ego Quailman as you try to find your missing sweetheart, Patti Mayonnaise. You can also take on the role of your loyal pooch Porkchop, who also has own superhero alter ego: Quaildog. Solve the mystery of Patti's disappearance by searching the town of Bluffington for clues and write in your journal so you can refer to them later. Discover who is behind Patti's disappearance and her whereabouts by exploring 20 different environments from the popular TV show you're bound to bump into more than a few of the show's popular characters along the way. And don't forget to keep an eye open for power-ups that will increase Quailman's strength and powers. DOUG'S BIG GAME features detailed color graphics that bring the feel of the popular show right to the palm of your hand. &lt;/story&gt; &lt;/game&gt;">
            <text:p>&lt;game name="Doug's Big Game (USA)"&gt; &lt;year&gt;2000&lt;/year&gt; &lt;rating&gt;ESRB - E (Everyone)&lt;/rating&gt; &lt;title&gt;Doug's Big Game &lt;/title&gt; &lt;pub&gt;NewKidCo&lt;/pub&gt; &lt;dev&gt;Magellan Interactive &lt;/dev&gt; &lt;genre&gt;Action&lt;/genre&gt; &lt;score&gt;3.4&lt;/score&gt; &lt;player&gt;1 Player&lt;/player&gt; &lt;story&gt;Doug makes his way to the videogame world with DOUG'S BIG GAME on Game Boy Color. You play Doug Funnie and his alter ego Quailman as you try to find your missing sweetheart, Patti Mayonnaise. You can also take on the role of your loyal pooch Porkchop, who also has own superhero alter ego: Quaildog. Solve the mystery of Patti's disappearance by searching the town of Bluffington for clues and write in your journal so you can refer to them later. Discover who is behind Patti's disappearance and her whereabouts by exploring 20 different environments from the popular TV show you're bound to bump into more than a few of the show's popular characters along the way. And don't forget to keep an eye open for power-ups that will increase Quailman's strength and powers. DOUG'S BIG GAME features detailed color graphics that bring the feel of the popular show right to the palm of your hand. &lt;/story&gt; &lt;/game&gt;</text:p>
          </table:table-cell>
          <table:table-cell table:number-columns-repeated="1013"/>
        </table:table-row>
        <table:table-row table:style-name="ro1">
          <table:table-cell office:value-type="string">
            <text:p>Dracula - Crazy Vampire (USA)</text:p>
          </table:table-cell>
          <table:table-cell office:value-type="float" office:value="2001">
            <text:p>2001</text:p>
          </table:table-cell>
          <table:table-cell office:value-type="string">
            <text:p>ESRB - E (Everyone)</text:p>
          </table:table-cell>
          <table:table-cell office:value-type="string">
            <text:p>Dracula - Crazy Vampire </text:p>
          </table:table-cell>
          <table:table-cell office:value-type="string">
            <text:p>DreamCatcher Interactive</text:p>
          </table:table-cell>
          <table:table-cell office:value-type="string">
            <text:p>Planet Interactive</text:p>
          </table:table-cell>
          <table:table-cell office:value-type="string">
            <text:p>Action</text:p>
          </table:table-cell>
          <table:table-cell office:value-type="string">
            <text:p>2.6</text:p>
          </table:table-cell>
          <table:table-cell office:value-type="string">
            <text:p>1 Player</text:p>
          </table:table-cell>
          <table:table-cell office:value-type="string">
            <text:p>Dracula: Crazy Vampire is a 2D top-down game, starring count Dracula. The game uses cartoony "big-heads" stylized graphics. Dracula slept long time. Now, he has new enemy - Grand Inquisitor Torquemada, and must find 11 of his fellow vampires. The Count explores the castle, and fights against various opponents - he shoots bats. Drinking the enemies' blood replenishes health. Dracula must also solve some puzzles by moving crates, flipping switches, opening doors, or lowering drawbridges. He can talk to others characters. The game has eleven levels, some of which take place outside the castle. In those levels, Dracula must avoid the deadly sunbeams.</text:p>
          </table:table-cell>
          <table:table-cell table:style-name="Default"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Dracula - Crazy Vampire (USA)&quot;&gt; &lt;year&gt;2001&lt;/year&gt; &lt;rating&gt;ESRB - E (Everyone)&lt;/rating&gt; &lt;title&gt;Dracula - Crazy Vampire &lt;/title&gt; &lt;pub&gt;DreamCatcher Interactive&lt;/pub&gt; &lt;dev&gt;Planet Interactive&lt;/dev&gt; &lt;genre&gt;Action&lt;/genre&gt; &lt;score&gt;2.6&lt;/score&gt; &lt;player&gt;1 Player&lt;/player&gt; &lt;story&gt;Dracula: Crazy Vampire is a 2D top-down game, starring count Dracula. The game uses cartoony &quot;big-heads&quot; stylized graphics. Dracula slept long time. Now, he has new enemy - Grand Inquisitor Torquemada, and must find 11 of his fellow vampires. The Count explores the castle, and fights against various opponents - he shoots bats. Drinking the enemies' blood replenishes health. Dracula must also solve some puzzles by moving crates, flipping switches, opening doors, or lowering drawbridges. He can talk to others characters. The game has eleven levels, some of which take place outside the castle. In those levels, Dracula must avoid the deadly sunbeams.&lt;/story&gt; &lt;/game&gt;">
            <text:p>&lt;game name="Dracula - Crazy Vampire (USA)"&gt; &lt;year&gt;2001&lt;/year&gt; &lt;rating&gt;ESRB - E (Everyone)&lt;/rating&gt; &lt;title&gt;Dracula - Crazy Vampire &lt;/title&gt; &lt;pub&gt;DreamCatcher Interactive&lt;/pub&gt; &lt;dev&gt;Planet Interactive&lt;/dev&gt; &lt;genre&gt;Action&lt;/genre&gt; &lt;score&gt;2.6&lt;/score&gt; &lt;player&gt;1 Player&lt;/player&gt; &lt;story&gt;Dracula: Crazy Vampire is a 2D top-down game, starring count Dracula. The game uses cartoony "big-heads" stylized graphics. Dracula slept long time. Now, he has new enemy - Grand Inquisitor Torquemada, and must find 11 of his fellow vampires. The Count explores the castle, and fights against various opponents - he shoots bats. Drinking the enemies' blood replenishes health. Dracula must also solve some puzzles by moving crates, flipping switches, opening doors, or lowering drawbridges. He can talk to others characters. The game has eleven levels, some of which take place outside the castle. In those levels, Dracula must avoid the deadly sunbeams.&lt;/story&gt; &lt;/game&gt;</text:p>
          </table:table-cell>
          <table:table-cell table:number-columns-repeated="1013"/>
        </table:table-row>
        <table:table-row table:style-name="ro1">
          <table:table-cell office:value-type="string">
            <text:p>Dragon Ball Z - Legendary Super Warriors (USA)</text:p>
          </table:table-cell>
          <table:table-cell office:value-type="float" office:value="2002">
            <text:p>2002</text:p>
          </table:table-cell>
          <table:table-cell office:value-type="string">
            <text:p>ESRB - E (Everyone)</text:p>
          </table:table-cell>
          <table:table-cell office:value-type="string">
            <text:p>Dragon Ball Z - Legendary Super Warriors </text:p>
          </table:table-cell>
          <table:table-cell office:value-type="string">
            <text:p>Atari</text:p>
          </table:table-cell>
          <table:table-cell office:value-type="string">
            <text:p>Banpresto </text:p>
          </table:table-cell>
          <table:table-cell office:value-type="string">
            <text:p>Role-Playing</text:p>
          </table:table-cell>
          <table:table-cell office:value-type="string">
            <text:p>4.0</text:p>
          </table:table-cell>
          <table:table-cell office:value-type="string">
            <text:p>1-2 Players</text:p>
          </table:table-cell>
          <table:table-cell office:value-type="string">
            <text:p>Dragon Ball Z: Legendary Super Warriors allows the player to play all his or her favorite Dragon Ball Z fights using cards to do battle. Similar to the Pokémon Trading Card Game, cards are used to power up characters and use special abilities to defeat the enemy. Players can create custom decks, and play against a friend using the Link Cable.</text:p>
          </table:table-cell>
          <table:table-cell table:style-name="Default"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Dragon Ball Z - Legendary Super Warriors (USA)&quot;&gt; &lt;year&gt;2002&lt;/year&gt; &lt;rating&gt;ESRB - E (Everyone)&lt;/rating&gt; &lt;title&gt;Dragon Ball Z - Legendary Super Warriors &lt;/title&gt; &lt;pub&gt;Atari&lt;/pub&gt; &lt;dev&gt;Banpresto &lt;/dev&gt; &lt;genre&gt;Role-Playing&lt;/genre&gt; &lt;score&gt;4.0&lt;/score&gt; &lt;player&gt;1-2 Players&lt;/player&gt; &lt;story&gt;Dragon Ball Z: Legendary Super Warriors allows the player to play all his or her favorite Dragon Ball Z fights using cards to do battle. Similar to the Pokémon Trading Card Game, cards are used to power up characters and use special abilities to defeat the enemy. Players can create custom decks, and play against a friend using the Link Cable.&lt;/story&gt; &lt;/game&gt;">
            <text:p>&lt;game name="Dragon Ball Z - Legendary Super Warriors (USA)"&gt; &lt;year&gt;2002&lt;/year&gt; &lt;rating&gt;ESRB - E (Everyone)&lt;/rating&gt; &lt;title&gt;Dragon Ball Z - Legendary Super Warriors &lt;/title&gt; &lt;pub&gt;Atari&lt;/pub&gt; &lt;dev&gt;Banpresto &lt;/dev&gt; &lt;genre&gt;Role-Playing&lt;/genre&gt; &lt;score&gt;4.0&lt;/score&gt; &lt;player&gt;1-2 Players&lt;/player&gt; &lt;story&gt;Dragon Ball Z: Legendary Super Warriors allows the player to play all his or her favorite Dragon Ball Z fights using cards to do battle. Similar to the Pokémon Trading Card Game, cards are used to power up characters and use special abilities to defeat the enemy. Players can create custom decks, and play against a friend using the Link Cable.&lt;/story&gt; &lt;/game&gt;</text:p>
          </table:table-cell>
          <table:table-cell table:number-columns-repeated="1013"/>
        </table:table-row>
        <table:table-row table:style-name="ro1">
          <table:table-cell office:value-type="string">
            <text:p>Dragon Dance (USA)</text:p>
          </table:table-cell>
          <table:table-cell office:value-type="float" office:value="2000">
            <text:p>2000</text:p>
          </table:table-cell>
          <table:table-cell office:value-type="string">
            <text:p>ESRB - E (Everyone)</text:p>
          </table:table-cell>
          <table:table-cell office:value-type="string">
            <text:p>Dragon Dance </text:p>
          </table:table-cell>
          <table:table-cell office:value-type="string">
            <text:p>Crave</text:p>
          </table:table-cell>
          <table:table-cell office:value-type="string">
            <text:p>Natsume </text:p>
          </table:table-cell>
          <table:table-cell office:value-type="string">
            <text:p>Action</text:p>
          </table:table-cell>
          <table:table-cell office:value-type="string">
            <text:p>3.8</text:p>
          </table:table-cell>
          <table:table-cell office:value-type="string">
            <text:p>1-2 Players</text:p>
          </table:table-cell>
          <table:table-cell office:value-type="string">
            <text:p>Dragon Dance is a Breakout variant with power ups similar to Arkanoid. Like in those games the objective is to destroy bricks with the use of a ball but with the difference that the paddle used to do so here is a dragon which when still curls up in a ball. For every ball that the player loses the dragon will shrink until there is nothing left of it. There is also a time limit for every level so the player can not take too long. Therefore it's possible to increase the speed level of the ball but there is no way to decrease it except by losing a ball (and restarting with a new one) or by getting a specific power up. Other power ups include those that add extra time or increase the dragon's movement speed. The player can also transform his dragon into other types of dragons that have special abilities. These become available as the player destroys bricks and is represented by a power gauge at the top of the screen. These abilities include freezing time, deflecting the ball in mid-air, shooting fireballs that destroy bricks and a web that can block off certain paths through the level. Random events featuring dragon gods can happen and will lead to different effects such as earthquakes or restored health. The game consists of one hundred levels with every tenth being a boss level. There is also a versus mode where two players can link up against each other. The players choose one of ten levels and compete in trying to clear the most bricks. For every five seconds the player with the least bricks cleared during that time gets an extra row of bricks added. The one that clears his screen first will win. </text:p>
          </table:table-cell>
          <table:table-cell table:style-name="Default"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Dragon Dance (USA)&quot;&gt; &lt;year&gt;2000&lt;/year&gt; &lt;rating&gt;ESRB - E (Everyone)&lt;/rating&gt; &lt;title&gt;Dragon Dance &lt;/title&gt; &lt;pub&gt;Crave&lt;/pub&gt; &lt;dev&gt;Natsume &lt;/dev&gt; &lt;genre&gt;Action&lt;/genre&gt; &lt;score&gt;3.8&lt;/score&gt; &lt;player&gt;1-2 Players&lt;/player&gt; &lt;story&gt;Dragon Dance is a Breakout variant with power ups similar to Arkanoid. Like in those games the objective is to destroy bricks with the use of a ball but with the difference that the paddle used to do so here is a dragon which when still curls up in a ball. For every ball that the player loses the dragon will shrink until there is nothing left of it. There is also a time limit for every level so the player can not take too long. Therefore it's possible to increase the speed level of the ball but there is no way to decrease it except by losing a ball (and restarting with a new one) or by getting a specific power up. Other power ups include those that add extra time or increase the dragon's movement speed. The player can also transform his dragon into other types of dragons that have special abilities. These become available as the player destroys bricks and is represented by a power gauge at the top of the screen. These abilities include freezing time, deflecting the ball in mid-air, shooting fireballs that destroy bricks and a web that can block off certain paths through the level. Random events featuring dragon gods can happen and will lead to different effects such as earthquakes or restored health. The game consists of one hundred levels with every tenth being a boss level. There is also a versus mode where two players can link up against each other. The players choose one of ten levels and compete in trying to clear the most bricks. For every five seconds the player with the least bricks cleared during that time gets an extra row of bricks added. The one that clears his screen first will win. &lt;/story&gt; &lt;/game&gt;">
            <text:p>&lt;game name="Dragon Dance (USA)"&gt; &lt;year&gt;2000&lt;/year&gt; &lt;rating&gt;ESRB - E (Everyone)&lt;/rating&gt; &lt;title&gt;Dragon Dance &lt;/title&gt; &lt;pub&gt;Crave&lt;/pub&gt; &lt;dev&gt;Natsume &lt;/dev&gt; &lt;genre&gt;Action&lt;/genre&gt; &lt;score&gt;3.8&lt;/score&gt; &lt;player&gt;1-2 Players&lt;/player&gt; &lt;story&gt;Dragon Dance is a Breakout variant with power ups similar to Arkanoid. Like in those games the objective is to destroy bricks with the use of a ball but with the difference that the paddle used to do so here is a dragon which when still curls up in a ball. For every ball that the player loses the dragon will shrink until there is nothing left of it. There is also a time limit for every level so the player can not take too long. Therefore it's possible to increase the speed level of the ball but there is no way to decrease it except by losing a ball (and restarting with a new one) or by getting a specific power up. Other power ups include those that add extra time or increase the dragon's movement speed. The player can also transform his dragon into other types of dragons that have special abilities. These become available as the player destroys bricks and is represented by a power gauge at the top of the screen. These abilities include freezing time, deflecting the ball in mid-air, shooting fireballs that destroy bricks and a web that can block off certain paths through the level. Random events featuring dragon gods can happen and will lead to different effects such as earthquakes or restored health. The game consists of one hundred levels with every tenth being a boss level. There is also a versus mode where two players can link up against each other. The players choose one of ten levels and compete in trying to clear the most bricks. For every five seconds the player with the least bricks cleared during that time gets an extra row of bricks added. The one that clears his screen first will win. &lt;/story&gt; &lt;/game&gt;</text:p>
          </table:table-cell>
          <table:table-cell table:number-columns-repeated="1013"/>
        </table:table-row>
        <table:table-row table:style-name="ro1">
          <table:table-cell office:value-type="string">
            <text:p>Dragon Tales - Dragon Adventures (USA)</text:p>
          </table:table-cell>
          <table:table-cell office:value-type="float" office:value="2001">
            <text:p>2001</text:p>
          </table:table-cell>
          <table:table-cell office:value-type="string">
            <text:p>ESRB - E (Everyone)</text:p>
          </table:table-cell>
          <table:table-cell office:value-type="string">
            <text:p>Dragon Tales - Dragon Adventures </text:p>
          </table:table-cell>
          <table:table-cell office:value-type="string">
            <text:p>NewKidCo</text:p>
          </table:table-cell>
          <table:table-cell office:value-type="string">
            <text:p>Handheld Games</text:p>
          </table:table-cell>
          <table:table-cell office:value-type="string">
            <text:p>Platform</text:p>
          </table:table-cell>
          <table:table-cell office:value-type="string">
            <text:p>3.5</text:p>
          </table:table-cell>
          <table:table-cell office:value-type="string">
            <text:p>1 Player</text:p>
          </table:table-cell>
          <table:table-cell office:value-type="string">
            <text:p>In Dragon Tales: Dragon Adventures, kids are whisked away on a magical journey to Dragon Land where they embark on fun-filled adventures with such beloved characters as Emmy, Max, and the dragons Ord and Cassie. Children can join Emmy and Max as they visit the colorful Stickleback Mountains, Singing Springs, Crystal Caverns, and more. Loaded with tons of adventures, challenging tasks, and exciting rewards, Dragon Tales: Dragon Adventures allows children to experience unforgettable visits to Dragon Land for endless hours of enjoyment. </text:p>
          </table:table-cell>
          <table:table-cell table:style-name="Default"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Dragon Tales - Dragon Adventures (USA)&quot;&gt; &lt;year&gt;2001&lt;/year&gt; &lt;rating&gt;ESRB - E (Everyone)&lt;/rating&gt; &lt;title&gt;Dragon Tales - Dragon Adventures &lt;/title&gt; &lt;pub&gt;NewKidCo&lt;/pub&gt; &lt;dev&gt;Handheld Games&lt;/dev&gt; &lt;genre&gt;Platform&lt;/genre&gt; &lt;score&gt;3.5&lt;/score&gt; &lt;player&gt;1 Player&lt;/player&gt; &lt;story&gt;In Dragon Tales: Dragon Adventures, kids are whisked away on a magical journey to Dragon Land where they embark on fun-filled adventures with such beloved characters as Emmy, Max, and the dragons Ord and Cassie. Children can join Emmy and Max as they visit the colorful Stickleback Mountains, Singing Springs, Crystal Caverns, and more. Loaded with tons of adventures, challenging tasks, and exciting rewards, Dragon Tales: Dragon Adventures allows children to experience unforgettable visits to Dragon Land for endless hours of enjoyment. &lt;/story&gt; &lt;/game&gt;">
            <text:p>&lt;game name="Dragon Tales - Dragon Adventures (USA)"&gt; &lt;year&gt;2001&lt;/year&gt; &lt;rating&gt;ESRB - E (Everyone)&lt;/rating&gt; &lt;title&gt;Dragon Tales - Dragon Adventures &lt;/title&gt; &lt;pub&gt;NewKidCo&lt;/pub&gt; &lt;dev&gt;Handheld Games&lt;/dev&gt; &lt;genre&gt;Platform&lt;/genre&gt; &lt;score&gt;3.5&lt;/score&gt; &lt;player&gt;1 Player&lt;/player&gt; &lt;story&gt;In Dragon Tales: Dragon Adventures, kids are whisked away on a magical journey to Dragon Land where they embark on fun-filled adventures with such beloved characters as Emmy, Max, and the dragons Ord and Cassie. Children can join Emmy and Max as they visit the colorful Stickleback Mountains, Singing Springs, Crystal Caverns, and more. Loaded with tons of adventures, challenging tasks, and exciting rewards, Dragon Tales: Dragon Adventures allows children to experience unforgettable visits to Dragon Land for endless hours of enjoyment. &lt;/story&gt; &lt;/game&gt;</text:p>
          </table:table-cell>
          <table:table-cell table:number-columns-repeated="1013"/>
        </table:table-row>
        <table:table-row table:style-name="ro1">
          <table:table-cell office:value-type="string">
            <text:p>Dragon Tales - Dragon Wings (USA)</text:p>
          </table:table-cell>
          <table:table-cell office:value-type="float" office:value="2000">
            <text:p>2000</text:p>
          </table:table-cell>
          <table:table-cell office:value-type="string">
            <text:p>ESRB - E (Everyone)</text:p>
          </table:table-cell>
          <table:table-cell office:value-type="string">
            <text:p>Dragon Tales - Dragon Wings </text:p>
          </table:table-cell>
          <table:table-cell office:value-type="string">
            <text:p>NewKidCo</text:p>
          </table:table-cell>
          <table:table-cell office:value-type="string">
            <text:p>Zed Two Limited </text:p>
          </table:table-cell>
          <table:table-cell office:value-type="string">
            <text:p>Action</text:p>
          </table:table-cell>
          <table:table-cell office:value-type="string">
            <text:p>2.6</text:p>
          </table:table-cell>
          <table:table-cell office:value-type="string">
            <text:p>1 Player</text:p>
          </table:table-cell>
          <table:table-cell office:value-type="string">
            <text:p>The popular animated television series is now a magical hand-held game! You take on the role of a dragon that has yet to learn the secrets of flight in this exciting adventure. You'll attend Quetzal's School in the Sky, where you'll practice your wing flapping, hovering, treasure carrying, and breathing. Once your confidence is high and your skills honed, you'll enter the enchanted Dragon Land, where all sorts of mischief awaits you. Journey through 15 levels of difficult obstacles and dangerous terrain, meeting up with a few friendly faces straight out of the television show along your path. There are three difficulty levels to choose from, so gamers at all skill levels can get in on the action. The game is only intended for one player, but you can always complete a game and then challenge a friend to match your progress. Learning to fly has never been so fun or safe. </text:p>
          </table:table-cell>
          <table:table-cell table:style-name="Default"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Dragon Tales - Dragon Wings (USA)&quot;&gt; &lt;year&gt;2000&lt;/year&gt; &lt;rating&gt;ESRB - E (Everyone)&lt;/rating&gt; &lt;title&gt;Dragon Tales - Dragon Wings &lt;/title&gt; &lt;pub&gt;NewKidCo&lt;/pub&gt; &lt;dev&gt;Zed Two Limited &lt;/dev&gt; &lt;genre&gt;Action&lt;/genre&gt; &lt;score&gt;2.6&lt;/score&gt; &lt;player&gt;1 Player&lt;/player&gt; &lt;story&gt;The popular animated television series is now a magical hand-held game! You take on the role of a dragon that has yet to learn the secrets of flight in this exciting adventure. You'll attend Quetzal's School in the Sky, where you'll practice your wing flapping, hovering, treasure carrying, and breathing. Once your confidence is high and your skills honed, you'll enter the enchanted Dragon Land, where all sorts of mischief awaits you. Journey through 15 levels of difficult obstacles and dangerous terrain, meeting up with a few friendly faces straight out of the television show along your path. There are three difficulty levels to choose from, so gamers at all skill levels can get in on the action. The game is only intended for one player, but you can always complete a game and then challenge a friend to match your progress. Learning to fly has never been so fun or safe. &lt;/story&gt; &lt;/game&gt;">
            <text:p>&lt;game name="Dragon Tales - Dragon Wings (USA)"&gt; &lt;year&gt;2000&lt;/year&gt; &lt;rating&gt;ESRB - E (Everyone)&lt;/rating&gt; &lt;title&gt;Dragon Tales - Dragon Wings &lt;/title&gt; &lt;pub&gt;NewKidCo&lt;/pub&gt; &lt;dev&gt;Zed Two Limited &lt;/dev&gt; &lt;genre&gt;Action&lt;/genre&gt; &lt;score&gt;2.6&lt;/score&gt; &lt;player&gt;1 Player&lt;/player&gt; &lt;story&gt;The popular animated television series is now a magical hand-held game! You take on the role of a dragon that has yet to learn the secrets of flight in this exciting adventure. You'll attend Quetzal's School in the Sky, where you'll practice your wing flapping, hovering, treasure carrying, and breathing. Once your confidence is high and your skills honed, you'll enter the enchanted Dragon Land, where all sorts of mischief awaits you. Journey through 15 levels of difficult obstacles and dangerous terrain, meeting up with a few friendly faces straight out of the television show along your path. There are three difficulty levels to choose from, so gamers at all skill levels can get in on the action. The game is only intended for one player, but you can always complete a game and then challenge a friend to match your progress. Learning to fly has never been so fun or safe. &lt;/story&gt; &lt;/game&gt;</text:p>
          </table:table-cell>
          <table:table-cell table:number-columns-repeated="1013"/>
        </table:table-row>
        <table:table-row table:style-name="ro1">
          <table:table-cell office:value-type="string">
            <text:p>Dragon Warrior I &amp; II (USA)</text:p>
          </table:table-cell>
          <table:table-cell office:value-type="float" office:value="2000">
            <text:p>2000</text:p>
          </table:table-cell>
          <table:table-cell office:value-type="string">
            <text:p>ESRB - E (Everyone)</text:p>
          </table:table-cell>
          <table:table-cell office:value-type="string">
            <text:p>Dragon Warrior I &amp; II </text:p>
          </table:table-cell>
          <table:table-cell office:value-type="string">
            <text:p>Enix Corporation</text:p>
          </table:table-cell>
          <table:table-cell office:value-type="string">
            <text:p>TOSE</text:p>
          </table:table-cell>
          <table:table-cell office:value-type="string">
            <text:p>Role-Playing</text:p>
          </table:table-cell>
          <table:table-cell office:value-type="string">
            <text:p>4.0</text:p>
          </table:table-cell>
          <table:table-cell office:value-type="string">
            <text:p>1 Player</text:p>
          </table:table-cell>
          <table:table-cell office:value-type="string">
            <text:p>Dragon Warrior I &amp; II contains Game Boy versions of the first two Dragon Warrior / Dragon Quest games. <text:s/>This is the third main version of each game, following the originals on NES and a later remake on SNES.</text:p>
          </table:table-cell>
          <table:table-cell table:style-name="Default"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Dragon Warrior I &amp; II (USA)&quot;&gt; &lt;year&gt;2000&lt;/year&gt; &lt;rating&gt;ESRB - E (Everyone)&lt;/rating&gt; &lt;title&gt;Dragon Warrior I &amp; II &lt;/title&gt; &lt;pub&gt;Enix Corporation&lt;/pub&gt; &lt;dev&gt;TOSE&lt;/dev&gt; &lt;genre&gt;Role-Playing&lt;/genre&gt; &lt;score&gt;4.0&lt;/score&gt; &lt;player&gt;1 Player&lt;/player&gt; &lt;story&gt;Dragon Warrior I &amp; II contains Game Boy versions of the first two Dragon Warrior / Dragon Quest games.  This is the third main version of each game, following the originals on NES and a later remake on SNES.&lt;/story&gt; &lt;/game&gt;">
            <text:p>&lt;game name="Dragon Warrior I &amp; II (USA)"&gt; &lt;year&gt;2000&lt;/year&gt; &lt;rating&gt;ESRB - E (Everyone)&lt;/rating&gt; &lt;title&gt;Dragon Warrior I &amp; II &lt;/title&gt; &lt;pub&gt;Enix Corporation&lt;/pub&gt; &lt;dev&gt;TOSE&lt;/dev&gt; &lt;genre&gt;Role-Playing&lt;/genre&gt; &lt;score&gt;4.0&lt;/score&gt; &lt;player&gt;1 Player&lt;/player&gt; &lt;story&gt;Dragon Warrior I &amp; II contains Game Boy versions of the first two Dragon Warrior / Dragon Quest games. <text:s/>This is the third main version of each game, following the originals on NES and a later remake on SNES.&lt;/story&gt; &lt;/game&gt;</text:p>
          </table:table-cell>
          <table:table-cell table:number-columns-repeated="1013"/>
        </table:table-row>
        <table:table-row table:style-name="ro1">
          <table:table-cell office:value-type="string">
            <text:p>Dragon Warrior III (USA)</text:p>
          </table:table-cell>
          <table:table-cell office:value-type="float" office:value="2001">
            <text:p>2001</text:p>
          </table:table-cell>
          <table:table-cell office:value-type="string">
            <text:p>ESRB - E (Everyone)</text:p>
          </table:table-cell>
          <table:table-cell office:value-type="string">
            <text:p>Dragon Warrior III </text:p>
          </table:table-cell>
          <table:table-cell office:value-type="string">
            <text:p>Enix Corportation</text:p>
          </table:table-cell>
          <table:table-cell office:value-type="string">
            <text:p>TOSE</text:p>
          </table:table-cell>
          <table:table-cell office:value-type="string">
            <text:p>Role-Playing</text:p>
          </table:table-cell>
          <table:table-cell office:value-type="string">
            <text:p>4.3</text:p>
          </table:table-cell>
          <table:table-cell office:value-type="string">
            <text:p>1 Player</text:p>
          </table:table-cell>
          <table:table-cell office:value-type="string">
            <text:p>Dragon Warrior III is the concluding game of the first Dragon Quest/Dragon Warrior trilogy, and its story takes us back to the time period of the legendary Erdrick (also known as Loto), the ancestor of the first game's hero. You are the son of a powerful warrior Ortega, skillful in physical combat and spellcasting. Your father went out to fight the evil Baramos, who is responsible for the appearance of monsters in your region, and never returned. You are sent by the king on a quest to continue your father's brave deeds and to defeat Baramos.****Dragon Warrior III is a top-down role-playing game where you travel around the overworld, caves, castles, cities and other locations while battling random encounters, buying equipment, and talking to people. You and your party members receive experience when they beat up monsters and level up with enough experience, increasing their stats. The game features a day/night cycle - as you travel, day slowly changes to night and vice versa; shops are typically closed at night. ****You begin with control of just the main character but can quickly recruit three more members to your party. During the game you can choose to drop your current characters and recruit others at any time. The recruitable characters are divided into six classes: soldier, fighter, merchant, goof-off, pilgrim and wizard.****The game has a unique job system, giving you the ability to switch your hired characters' classes after they have achieved at least level 20 in their base class. Characters can switch to the other beginning classes, as well as the sage class, which is not available at the beginning. When a character switches classes, they lose all earned experience points, and half of their stats, but retain all of the abilities of the previous class. In this way, you can create powerful combination characters that are able to cast spells and fight effectively.</text:p>
          </table:table-cell>
          <table:table-cell table:style-name="Default"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Dragon Warrior III (USA)&quot;&gt; &lt;year&gt;2001&lt;/year&gt; &lt;rating&gt;ESRB - E (Everyone)&lt;/rating&gt; &lt;title&gt;Dragon Warrior III &lt;/title&gt; &lt;pub&gt;Enix Corportation&lt;/pub&gt; &lt;dev&gt;TOSE&lt;/dev&gt; &lt;genre&gt;Role-Playing&lt;/genre&gt; &lt;score&gt;4.3&lt;/score&gt; &lt;player&gt;1 Player&lt;/player&gt; &lt;story&gt;Dragon Warrior III is the concluding game of the first Dragon Quest/Dragon Warrior trilogy, and its story takes us back to the time period of the legendary Erdrick (also known as Loto), the ancestor of the first game's hero. You are the son of a powerful warrior Ortega, skillful in physical combat and spellcasting. Your father went out to fight the evil Baramos, who is responsible for the appearance of monsters in your region, and never returned. You are sent by the king on a quest to continue your father's brave deeds and to defeat Baramos.****Dragon Warrior III is a top-down role-playing game where you travel around the overworld, caves, castles, cities and other locations while battling random encounters, buying equipment, and talking to people. You and your party members receive experience when they beat up monsters and level up with enough experience, increasing their stats. The game features a day/night cycle - as you travel, day slowly changes to night and vice versa; shops are typically closed at night. ****You begin with control of just the main character but can quickly recruit three more members to your party. During the game you can choose to drop your current characters and recruit others at any time. The recruitable characters are divided into six classes: soldier, fighter, merchant, goof-off, pilgrim and wizard.****The game has a unique job system, giving you the ability to switch your hired characters' classes after they have achieved at least level 20 in their base class. Characters can switch to the other beginning classes, as well as the sage class, which is not available at the beginning. When a character switches classes, they lose all earned experience points, and half of their stats, but retain all of the abilities of the previous class. In this way, you can create powerful combination characters that are able to cast spells and fight effectively.&lt;/story&gt; &lt;/game&gt;">
            <text:p>&lt;game name="Dragon Warrior III (USA)"&gt; &lt;year&gt;2001&lt;/year&gt; &lt;rating&gt;ESRB - E (Everyone)&lt;/rating&gt; &lt;title&gt;Dragon Warrior III &lt;/title&gt; &lt;pub&gt;Enix Corportation&lt;/pub&gt; &lt;dev&gt;TOSE&lt;/dev&gt; &lt;genre&gt;Role-Playing&lt;/genre&gt; &lt;score&gt;4.3&lt;/score&gt; &lt;player&gt;1 Player&lt;/player&gt; &lt;story&gt;Dragon Warrior III is the concluding game of the first Dragon Quest/Dragon Warrior trilogy, and its story takes us back to the time period of the legendary Erdrick (also known as Loto), the ancestor of the first game's hero. You are the son of a powerful warrior Ortega, skillful in physical combat and spellcasting. Your father went out to fight the evil Baramos, who is responsible for the appearance of monsters in your region, and never returned. You are sent by the king on a quest to continue your father's brave deeds and to defeat Baramos.****Dragon Warrior III is a top-down role-playing game where you travel around the overworld, caves, castles, cities and other locations while battling random encounters, buying equipment, and talking to people. You and your party members receive experience when they beat up monsters and level up with enough experience, increasing their stats. The game features a day/night cycle - as you travel, day slowly changes to night and vice versa; shops are typically closed at night. ****You begin with control of just the main character but can quickly recruit three more members to your party. During the game you can choose to drop your current characters and recruit others at any time. The recruitable characters are divided into six classes: soldier, fighter, merchant, goof-off, pilgrim and wizard.****The game has a unique job system, giving you the ability to switch your hired characters' classes after they have achieved at least level 20 in their base class. Characters can switch to the other beginning classes, as well as the sage class, which is not available at the beginning. When a character switches classes, they lose all earned experience points, and half of their stats, but retain all of the abilities of the previous class. In this way, you can create powerful combination characters that are able to cast spells and fight effectively.&lt;/story&gt; &lt;/game&gt;</text:p>
          </table:table-cell>
          <table:table-cell table:number-columns-repeated="1013"/>
        </table:table-row>
        <table:table-row table:style-name="ro1">
          <table:table-cell office:value-type="string">
            <text:p>Dragon Warrior Monsters (USA)</text:p>
          </table:table-cell>
          <table:table-cell office:value-type="float" office:value="2000">
            <text:p>2000</text:p>
          </table:table-cell>
          <table:table-cell office:value-type="string">
            <text:p>ESRB - E (Everyone)</text:p>
          </table:table-cell>
          <table:table-cell office:value-type="string">
            <text:p>Dragon Warrior Monsters </text:p>
          </table:table-cell>
          <table:table-cell office:value-type="string">
            <text:p>Eidos Interactive</text:p>
          </table:table-cell>
          <table:table-cell office:value-type="string">
            <text:p>TOSE</text:p>
          </table:table-cell>
          <table:table-cell office:value-type="string">
            <text:p>Role-Playing</text:p>
          </table:table-cell>
          <table:table-cell office:value-type="string">
            <text:p>4.2</text:p>
          </table:table-cell>
          <table:table-cell office:value-type="string">
            <text:p>1-2 Players</text:p>
          </table:table-cell>
          <table:table-cell office:value-type="string">
            <text:p>In Dragon Warrior Monsters you enter Terry's Wonderland, a magical place of kings, monsters and magic spells. Make monsters your allies to fight your way through the dangers in the quest. You set out into the Wonderland to rescue your kidnapped sister.****Each monster has individual abilities to be used in battle. You train then, and breed them to build up your monsters collection. With 1000's of possible monster combinations - can you breed the rarest and most powerful monsters?****The game takes place in its own little fantasy roleplay world, and is somewhat alike to Pokemon in style.</text:p>
          </table:table-cell>
          <table:table-cell table:style-name="Default"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Dragon Warrior Monsters (USA)&quot;&gt; &lt;year&gt;2000&lt;/year&gt; &lt;rating&gt;ESRB - E (Everyone)&lt;/rating&gt; &lt;title&gt;Dragon Warrior Monsters &lt;/title&gt; &lt;pub&gt;Eidos Interactive&lt;/pub&gt; &lt;dev&gt;TOSE&lt;/dev&gt; &lt;genre&gt;Role-Playing&lt;/genre&gt; &lt;score&gt;4.2&lt;/score&gt; &lt;player&gt;1-2 Players&lt;/player&gt; &lt;story&gt;In Dragon Warrior Monsters you enter Terry's Wonderland, a magical place of kings, monsters and magic spells. Make monsters your allies to fight your way through the dangers in the quest. You set out into the Wonderland to rescue your kidnapped sister.****Each monster has individual abilities to be used in battle. You train then, and breed them to build up your monsters collection. With 1000's of possible monster combinations - can you breed the rarest and most powerful monsters?****The game takes place in its own little fantasy roleplay world, and is somewhat alike to Pokemon in style.&lt;/story&gt; &lt;/game&gt;">
            <text:p>&lt;game name="Dragon Warrior Monsters (USA)"&gt; &lt;year&gt;2000&lt;/year&gt; &lt;rating&gt;ESRB - E (Everyone)&lt;/rating&gt; &lt;title&gt;Dragon Warrior Monsters &lt;/title&gt; &lt;pub&gt;Eidos Interactive&lt;/pub&gt; &lt;dev&gt;TOSE&lt;/dev&gt; &lt;genre&gt;Role-Playing&lt;/genre&gt; &lt;score&gt;4.2&lt;/score&gt; &lt;player&gt;1-2 Players&lt;/player&gt; &lt;story&gt;In Dragon Warrior Monsters you enter Terry's Wonderland, a magical place of kings, monsters and magic spells. Make monsters your allies to fight your way through the dangers in the quest. You set out into the Wonderland to rescue your kidnapped sister.****Each monster has individual abilities to be used in battle. You train then, and breed them to build up your monsters collection. With 1000's of possible monster combinations - can you breed the rarest and most powerful monsters?****The game takes place in its own little fantasy roleplay world, and is somewhat alike to Pokemon in style.&lt;/story&gt; &lt;/game&gt;</text:p>
          </table:table-cell>
          <table:table-cell table:number-columns-repeated="1013"/>
        </table:table-row>
        <table:table-row table:style-name="ro1">
          <table:table-cell office:value-type="string">
            <text:p>Dragon Warrior Monsters 2 - Cobi's Journey (USA)</text:p>
          </table:table-cell>
          <table:table-cell office:value-type="float" office:value="2001">
            <text:p>2001</text:p>
          </table:table-cell>
          <table:table-cell office:value-type="string">
            <text:p>ESRB - E (Everyone)</text:p>
          </table:table-cell>
          <table:table-cell office:value-type="string">
            <text:p>Dragon Warrior Monsters 2 - Cobi's Journey </text:p>
          </table:table-cell>
          <table:table-cell office:value-type="string">
            <text:p>Enix Corporation</text:p>
          </table:table-cell>
          <table:table-cell office:value-type="string">
            <text:p>TOSE</text:p>
          </table:table-cell>
          <table:table-cell office:value-type="string">
            <text:p>Role-Playing</text:p>
          </table:table-cell>
          <table:table-cell office:value-type="string">
            <text:p>4.3</text:p>
          </table:table-cell>
          <table:table-cell office:value-type="string">
            <text:p>1-2 Players</text:p>
          </table:table-cell>
          <table:table-cell office:value-type="string">
            <text:p>Like the original Dragon Warrior Monsters for the Game Boy Color, Dragon Warrior Monsters 2: Cobi's Journey combines themes and characters from Enix' long-running Dragon Warriors series with aspects of gameplay established in the amazingly popular Pokémon handheld games. Player take the role of Cobi as he embarks on a new adventure of monster collecting, training, and combat. A concurrently released companion game, Dragon Warrior Monsters 2: Tara's Adventure, follows the similar adventures of Cobi's sister.</text:p>
          </table:table-cell>
          <table:table-cell table:style-name="Default"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Dragon Warrior Monsters 2 - Cobi's Journey (USA)&quot;&gt; &lt;year&gt;2001&lt;/year&gt; &lt;rating&gt;ESRB - E (Everyone)&lt;/rating&gt; &lt;title&gt;Dragon Warrior Monsters 2 - Cobi's Journey &lt;/title&gt; &lt;pub&gt;Enix Corporation&lt;/pub&gt; &lt;dev&gt;TOSE&lt;/dev&gt; &lt;genre&gt;Role-Playing&lt;/genre&gt; &lt;score&gt;4.3&lt;/score&gt; &lt;player&gt;1-2 Players&lt;/player&gt; &lt;story&gt;Like the original Dragon Warrior Monsters for the Game Boy Color, Dragon Warrior Monsters 2: Cobi's Journey combines themes and characters from Enix' long-running Dragon Warriors series with aspects of gameplay established in the amazingly popular Pokémon handheld games. Player take the role of Cobi as he embarks on a new adventure of monster collecting, training, and combat. A concurrently released companion game, Dragon Warrior Monsters 2: Tara's Adventure, follows the similar adventures of Cobi's sister.&lt;/story&gt; &lt;/game&gt;">
            <text:p>&lt;game name="Dragon Warrior Monsters 2 - Cobi's Journey (USA)"&gt; &lt;year&gt;2001&lt;/year&gt; &lt;rating&gt;ESRB - E (Everyone)&lt;/rating&gt; &lt;title&gt;Dragon Warrior Monsters 2 - Cobi's Journey &lt;/title&gt; &lt;pub&gt;Enix Corporation&lt;/pub&gt; &lt;dev&gt;TOSE&lt;/dev&gt; &lt;genre&gt;Role-Playing&lt;/genre&gt; &lt;score&gt;4.3&lt;/score&gt; &lt;player&gt;1-2 Players&lt;/player&gt; &lt;story&gt;Like the original Dragon Warrior Monsters for the Game Boy Color, Dragon Warrior Monsters 2: Cobi's Journey combines themes and characters from Enix' long-running Dragon Warriors series with aspects of gameplay established in the amazingly popular Pokémon handheld games. Player take the role of Cobi as he embarks on a new adventure of monster collecting, training, and combat. A concurrently released companion game, Dragon Warrior Monsters 2: Tara's Adventure, follows the similar adventures of Cobi's sister.&lt;/story&gt; &lt;/game&gt;</text:p>
          </table:table-cell>
          <table:table-cell table:number-columns-repeated="1013"/>
        </table:table-row>
        <table:table-row table:style-name="ro1">
          <table:table-cell office:value-type="string">
            <text:p>Dragon Warrior Monsters 2 - Tara's Adventure (USA)</text:p>
          </table:table-cell>
          <table:table-cell office:value-type="float" office:value="2001">
            <text:p>2001</text:p>
          </table:table-cell>
          <table:table-cell office:value-type="string">
            <text:p>ESRB - E (Everyone)</text:p>
          </table:table-cell>
          <table:table-cell office:value-type="string">
            <text:p>Dragon Warrior Monsters 2 - Tara's Adventure </text:p>
          </table:table-cell>
          <table:table-cell office:value-type="string">
            <text:p>Enix Corporation</text:p>
          </table:table-cell>
          <table:table-cell office:value-type="string">
            <text:p>TOSE</text:p>
          </table:table-cell>
          <table:table-cell office:value-type="string">
            <text:p>Role-Playing</text:p>
          </table:table-cell>
          <table:table-cell office:value-type="string">
            <text:p>4.3</text:p>
          </table:table-cell>
          <table:table-cell office:value-type="string">
            <text:p>1-2 Players</text:p>
          </table:table-cell>
          <table:table-cell office:value-type="string">
            <text:p>Like the original Dragon Warrior Monsters for the Game Boy Color, Dragon Warrior Monsters 2: Tara's Adventure combines themes and characters from Enix' long-running Dragon Warrior series with aspects of gameplay established in the amazingly popular Pokémon handheld games. Players take on the role of Tara as she embarks on a new adventure of monster collecting, training, and combat. A concurrently released companion game, Dragon Warrior Monsters 2: Cobi's Journey, follows the similar adventures of Tara's brother.</text:p>
          </table:table-cell>
          <table:table-cell table:style-name="Default"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Dragon Warrior Monsters 2 - Tara's Adventure (USA)&quot;&gt; &lt;year&gt;2001&lt;/year&gt; &lt;rating&gt;ESRB - E (Everyone)&lt;/rating&gt; &lt;title&gt;Dragon Warrior Monsters 2 - Tara's Adventure &lt;/title&gt; &lt;pub&gt;Enix Corporation&lt;/pub&gt; &lt;dev&gt;TOSE&lt;/dev&gt; &lt;genre&gt;Role-Playing&lt;/genre&gt; &lt;score&gt;4.3&lt;/score&gt; &lt;player&gt;1-2 Players&lt;/player&gt; &lt;story&gt;Like the original Dragon Warrior Monsters for the Game Boy Color, Dragon Warrior Monsters 2: Tara's Adventure combines themes and characters from Enix' long-running Dragon Warrior series with aspects of gameplay established in the amazingly popular Pokémon handheld games. Players take on the role of Tara as she embarks on a new adventure of monster collecting, training, and combat. A concurrently released companion game, Dragon Warrior Monsters 2: Cobi's Journey, follows the similar adventures of Tara's brother.&lt;/story&gt; &lt;/game&gt;">
            <text:p>&lt;game name="Dragon Warrior Monsters 2 - Tara's Adventure (USA)"&gt; &lt;year&gt;2001&lt;/year&gt; &lt;rating&gt;ESRB - E (Everyone)&lt;/rating&gt; &lt;title&gt;Dragon Warrior Monsters 2 - Tara's Adventure &lt;/title&gt; &lt;pub&gt;Enix Corporation&lt;/pub&gt; &lt;dev&gt;TOSE&lt;/dev&gt; &lt;genre&gt;Role-Playing&lt;/genre&gt; &lt;score&gt;4.3&lt;/score&gt; &lt;player&gt;1-2 Players&lt;/player&gt; &lt;story&gt;Like the original Dragon Warrior Monsters for the Game Boy Color, Dragon Warrior Monsters 2: Tara's Adventure combines themes and characters from Enix' long-running Dragon Warrior series with aspects of gameplay established in the amazingly popular Pokémon handheld games. Players take on the role of Tara as she embarks on a new adventure of monster collecting, training, and combat. A concurrently released companion game, Dragon Warrior Monsters 2: Cobi's Journey, follows the similar adventures of Tara's brother.&lt;/story&gt; &lt;/game&gt;</text:p>
          </table:table-cell>
          <table:table-cell table:number-columns-repeated="1013"/>
        </table:table-row>
        <table:table-row table:style-name="ro1">
          <table:table-cell office:value-type="string">
            <text:p>Dragon's Lair (USA, Europe)</text:p>
          </table:table-cell>
          <table:table-cell office:value-type="float" office:value="2001">
            <text:p>2001</text:p>
          </table:table-cell>
          <table:table-cell office:value-type="string">
            <text:p>ESRB - E (Everyone)</text:p>
          </table:table-cell>
          <table:table-cell office:value-type="string">
            <text:p>Dragon's Lair </text:p>
          </table:table-cell>
          <table:table-cell office:value-type="string">
            <text:p>Capcom</text:p>
          </table:table-cell>
          <table:table-cell office:value-type="string">
            <text:p>Digital Eclipse</text:p>
          </table:table-cell>
          <table:table-cell office:value-type="string">
            <text:p>Adventure</text:p>
          </table:table-cell>
          <table:table-cell office:value-type="string">
            <text:p>3.0</text:p>
          </table:table-cell>
          <table:table-cell office:value-type="string">
            <text:p>1 Player</text:p>
          </table:table-cell>
          <table:table-cell office:value-type="string">
            <text:p>Players control Dirk the Daring, a knight on a quest to rescue Princess Daphne from the evil dragon, Singe. They must negotiate their way through a mad wizard's castle, fighting and dodging traps all the way. ****This GBC conversion of the 1983 arcade classic is just about complete, minus one or two pieces of animation here and there, as well as a few sound files, replaced with MIDI alternatives. But the gameplay stays the same, control and press the right buttons at the same time to continue the movie, until Dirk defeats all evil standing in his way of Princess Daphne.</text:p>
          </table:table-cell>
          <table:table-cell table:style-name="Default"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Dragon's Lair (USA, Europe)&quot;&gt; &lt;year&gt;2001&lt;/year&gt; &lt;rating&gt;ESRB - E (Everyone)&lt;/rating&gt; &lt;title&gt;Dragon's Lair &lt;/title&gt; &lt;pub&gt;Capcom&lt;/pub&gt; &lt;dev&gt;Digital Eclipse&lt;/dev&gt; &lt;genre&gt;Adventure&lt;/genre&gt; &lt;score&gt;3.0&lt;/score&gt; &lt;player&gt;1 Player&lt;/player&gt; &lt;story&gt;Players control Dirk the Daring, a knight on a quest to rescue Princess Daphne from the evil dragon, Singe. They must negotiate their way through a mad wizard's castle, fighting and dodging traps all the way. ****This GBC conversion of the 1983 arcade classic is just about complete, minus one or two pieces of animation here and there, as well as a few sound files, replaced with MIDI alternatives. But the gameplay stays the same, control and press the right buttons at the same time to continue the movie, until Dirk defeats all evil standing in his way of Princess Daphne.&lt;/story&gt; &lt;/game&gt;">
            <text:p>&lt;game name="Dragon's Lair (USA, Europe)"&gt; &lt;year&gt;2001&lt;/year&gt; &lt;rating&gt;ESRB - E (Everyone)&lt;/rating&gt; &lt;title&gt;Dragon's Lair &lt;/title&gt; &lt;pub&gt;Capcom&lt;/pub&gt; &lt;dev&gt;Digital Eclipse&lt;/dev&gt; &lt;genre&gt;Adventure&lt;/genre&gt; &lt;score&gt;3.0&lt;/score&gt; &lt;player&gt;1 Player&lt;/player&gt; &lt;story&gt;Players control Dirk the Daring, a knight on a quest to rescue Princess Daphne from the evil dragon, Singe. They must negotiate their way through a mad wizard's castle, fighting and dodging traps all the way. ****This GBC conversion of the 1983 arcade classic is just about complete, minus one or two pieces of animation here and there, as well as a few sound files, replaced with MIDI alternatives. But the gameplay stays the same, control and press the right buttons at the same time to continue the movie, until Dirk defeats all evil standing in his way of Princess Daphne.&lt;/story&gt; &lt;/game&gt;</text:p>
          </table:table-cell>
          <table:table-cell table:number-columns-repeated="1013"/>
        </table:table-row>
        <table:table-row table:style-name="ro1">
          <table:table-cell office:value-type="string">
            <text:p>Driver - You are the Wheelman (USA)</text:p>
          </table:table-cell>
          <table:table-cell office:value-type="float" office:value="2000">
            <text:p>2000</text:p>
          </table:table-cell>
          <table:table-cell office:value-type="string">
            <text:p>ESRB - E (Everyone)</text:p>
          </table:table-cell>
          <table:table-cell office:value-type="string">
            <text:p>Driver - You are the Wheelman </text:p>
          </table:table-cell>
          <table:table-cell office:value-type="string">
            <text:p>Infogrames</text:p>
          </table:table-cell>
          <table:table-cell office:value-type="string">
            <text:p>Crawfish Interactive </text:p>
          </table:table-cell>
          <table:table-cell office:value-type="string">
            <text:p>Driving</text:p>
          </table:table-cell>
          <table:table-cell office:value-type="string">
            <text:p>3.4</text:p>
          </table:table-cell>
          <table:table-cell office:value-type="string">
            <text:p>1 Player</text:p>
          </table:table-cell>
          <table:table-cell office:value-type="string">
            <text:p>As Tanner, you're going undercover to be the wheelman for a crime syndicate in order to break open a big case. On the way, you'll eliminate competition, drive getaway cars, scare some people silly, evade plenty of police and steal one of their cars, dodge bad guys and smash through a few windows.****You have multiple vehicles that you will use and there are also mini games like checkpoint, pursuit, survival and get away. Unlike the other versions, the GBC version is top down and the city of San Francisco is missing.</text:p>
          </table:table-cell>
          <table:table-cell table:style-name="Default"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Driver - You are the Wheelman (USA)&quot;&gt; &lt;year&gt;2000&lt;/year&gt; &lt;rating&gt;ESRB - E (Everyone)&lt;/rating&gt; &lt;title&gt;Driver - You are the Wheelman &lt;/title&gt; &lt;pub&gt;Infogrames&lt;/pub&gt; &lt;dev&gt;Crawfish Interactive &lt;/dev&gt; &lt;genre&gt;Driving&lt;/genre&gt; &lt;score&gt;3.4&lt;/score&gt; &lt;player&gt;1 Player&lt;/player&gt; &lt;story&gt;As Tanner, you're going undercover to be the wheelman for a crime syndicate in order to break open a big case. On the way, you'll eliminate competition, drive getaway cars, scare some people silly, evade plenty of police and steal one of their cars, dodge bad guys and smash through a few windows.****You have multiple vehicles that you will use and there are also mini games like checkpoint, pursuit, survival and get away. Unlike the other versions, the GBC version is top down and the city of San Francisco is missing.&lt;/story&gt; &lt;/game&gt;">
            <text:p>&lt;game name="Driver - You are the Wheelman (USA)"&gt; &lt;year&gt;2000&lt;/year&gt; &lt;rating&gt;ESRB - E (Everyone)&lt;/rating&gt; &lt;title&gt;Driver - You are the Wheelman &lt;/title&gt; &lt;pub&gt;Infogrames&lt;/pub&gt; &lt;dev&gt;Crawfish Interactive &lt;/dev&gt; &lt;genre&gt;Driving&lt;/genre&gt; &lt;score&gt;3.4&lt;/score&gt; &lt;player&gt;1 Player&lt;/player&gt; &lt;story&gt;As Tanner, you're going undercover to be the wheelman for a crime syndicate in order to break open a big case. On the way, you'll eliminate competition, drive getaway cars, scare some people silly, evade plenty of police and steal one of their cars, dodge bad guys and smash through a few windows.****You have multiple vehicles that you will use and there are also mini games like checkpoint, pursuit, survival and get away. Unlike the other versions, the GBC version is top down and the city of San Francisco is missing.&lt;/story&gt; &lt;/game&gt;</text:p>
          </table:table-cell>
          <table:table-cell table:number-columns-repeated="1013"/>
        </table:table-row>
        <table:table-row table:style-name="ro1">
          <table:table-cell office:value-type="string">
            <text:p>Dropzone (Europe)</text:p>
          </table:table-cell>
          <table:table-cell office:value-type="float" office:value="1999">
            <text:p>1999</text:p>
          </table:table-cell>
          <table:table-cell office:value-type="string">
            <text:p>ESRB - E (Everyone)</text:p>
          </table:table-cell>
          <table:table-cell office:value-type="string">
            <text:p>Dropzone </text:p>
          </table:table-cell>
          <table:table-cell office:value-type="string">
            <text:p>Acclaim</text:p>
          </table:table-cell>
          <table:table-cell office:value-type="string">
            <text:p>Awesome Developments </text:p>
          </table:table-cell>
          <table:table-cell office:value-type="string">
            <text:p>Shoot-'Em-Up</text:p>
          </table:table-cell>
          <table:table-cell office:value-type="string">
            <text:p>3.5</text:p>
          </table:table-cell>
          <table:table-cell office:value-type="string">
            <text:p>1 Player</text:p>
          </table:table-cell>
          <table:table-cell office:value-type="string">
            <text:p>Dropzone was the first game to propel Archer Maclean to stardom. The game, originally written for the 8-bit Ataris, is basically a Defender clone, but popular because it so closely recreates the gameplay of the original Defender, with its speedy scrolling and frantic gameplay.****The player is a spaceman with a jet-pack, flying across a barren landscape whose skies are inhabited by a number of different aliens; from the simple Planter to the slowly advancing Blunder Storm or the quick, aggressive Nemesite. ****Planters and Nemesites will try to pickup the small men walking on the surface, who must then be rescued. You must shoot down the alien, while avoiding to hit the man. Sometimes, the aliens will carry an android, which is similar to the human but deadly. Care must be taken so as to not pick up the androids. All men must be transported to a surface base, where they are put in safety. This is the Dropzone.</text:p>
          </table:table-cell>
          <table:table-cell table:style-name="Default"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Dropzone (Europe)&quot;&gt; &lt;year&gt;1999&lt;/year&gt; &lt;rating&gt;ESRB - E (Everyone)&lt;/rating&gt; &lt;title&gt;Dropzone &lt;/title&gt; &lt;pub&gt;Acclaim&lt;/pub&gt; &lt;dev&gt;Awesome Developments &lt;/dev&gt; &lt;genre&gt;Shoot-'Em-Up&lt;/genre&gt; &lt;score&gt;3.5&lt;/score&gt; &lt;player&gt;1 Player&lt;/player&gt; &lt;story&gt;Dropzone was the first game to propel Archer Maclean to stardom. The game, originally written for the 8-bit Ataris, is basically a Defender clone, but popular because it so closely recreates the gameplay of the original Defender, with its speedy scrolling and frantic gameplay.****The player is a spaceman with a jet-pack, flying across a barren landscape whose skies are inhabited by a number of different aliens; from the simple Planter to the slowly advancing Blunder Storm or the quick, aggressive Nemesite. ****Planters and Nemesites will try to pickup the small men walking on the surface, who must then be rescued. You must shoot down the alien, while avoiding to hit the man. Sometimes, the aliens will carry an android, which is similar to the human but deadly. Care must be taken so as to not pick up the androids. All men must be transported to a surface base, where they are put in safety. This is the Dropzone.&lt;/story&gt; &lt;/game&gt;">
            <text:p>&lt;game name="Dropzone (Europe)"&gt; &lt;year&gt;1999&lt;/year&gt; &lt;rating&gt;ESRB - E (Everyone)&lt;/rating&gt; &lt;title&gt;Dropzone &lt;/title&gt; &lt;pub&gt;Acclaim&lt;/pub&gt; &lt;dev&gt;Awesome Developments &lt;/dev&gt; &lt;genre&gt;Shoot-'Em-Up&lt;/genre&gt; &lt;score&gt;3.5&lt;/score&gt; &lt;player&gt;1 Player&lt;/player&gt; &lt;story&gt;Dropzone was the first game to propel Archer Maclean to stardom. The game, originally written for the 8-bit Ataris, is basically a Defender clone, but popular because it so closely recreates the gameplay of the original Defender, with its speedy scrolling and frantic gameplay.****The player is a spaceman with a jet-pack, flying across a barren landscape whose skies are inhabited by a number of different aliens; from the simple Planter to the slowly advancing Blunder Storm or the quick, aggressive Nemesite. ****Planters and Nemesites will try to pickup the small men walking on the surface, who must then be rescued. You must shoot down the alien, while avoiding to hit the man. Sometimes, the aliens will carry an android, which is similar to the human but deadly. Care must be taken so as to not pick up the androids. All men must be transported to a surface base, where they are put in safety. This is the Dropzone.&lt;/story&gt; &lt;/game&gt;</text:p>
          </table:table-cell>
          <table:table-cell table:number-columns-repeated="1013"/>
        </table:table-row>
        <table:table-row table:style-name="ro1">
          <table:table-cell office:value-type="string">
            <text:p>Duke Nukem (USA)</text:p>
          </table:table-cell>
          <table:table-cell office:value-type="float" office:value="1999">
            <text:p>1999</text:p>
          </table:table-cell>
          <table:table-cell office:value-type="string">
            <text:p>ESRB - E (Everyone)</text:p>
          </table:table-cell>
          <table:table-cell office:value-type="string">
            <text:p>Duke Nukem </text:p>
          </table:table-cell>
          <table:table-cell office:value-type="string">
            <text:p>GT Interactive</text:p>
          </table:table-cell>
          <table:table-cell office:value-type="string">
            <text:p>Torus Games </text:p>
          </table:table-cell>
          <table:table-cell office:value-type="string">
            <text:p>Platform</text:p>
          </table:table-cell>
          <table:table-cell office:value-type="string">
            <text:p>3.8</text:p>
          </table:table-cell>
          <table:table-cell office:value-type="string">
            <text:p>1 Player</text:p>
          </table:table-cell>
          <table:table-cell office:value-type="string">
            <text:p>Duke Nukem is back in this self-titled game. Duke Nukem has become famous and because of that attracted the attention of the alien Zorgonites. The Zorgonites want to abduct Duke to let him lead their armies to conquer the universe.****Duke Nukem on the Game Boy Color is a classical jump and run platform game where you can walk, shoot, jump, climb ladders, hang from ledges, crawl, but also mount vehicles such as a little tank and space ship. You have to avoid enemies and hazardous environments. Levels will bring you on board a Zorgonite spaceship, the moon, LA and other locations.****The game features 12 usable weapons, including a flame thrower, bazooka and machine gun. Other power-ups include body armor, health packs and bonus lives.</text:p>
          </table:table-cell>
          <table:table-cell table:style-name="Default"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Duke Nukem (USA)&quot;&gt; &lt;year&gt;1999&lt;/year&gt; &lt;rating&gt;ESRB - E (Everyone)&lt;/rating&gt; &lt;title&gt;Duke Nukem &lt;/title&gt; &lt;pub&gt;GT Interactive&lt;/pub&gt; &lt;dev&gt;Torus Games &lt;/dev&gt; &lt;genre&gt;Platform&lt;/genre&gt; &lt;score&gt;3.8&lt;/score&gt; &lt;player&gt;1 Player&lt;/player&gt; &lt;story&gt;Duke Nukem is back in this self-titled game. Duke Nukem has become famous and because of that attracted the attention of the alien Zorgonites. The Zorgonites want to abduct Duke to let him lead their armies to conquer the universe.****Duke Nukem on the Game Boy Color is a classical jump and run platform game where you can walk, shoot, jump, climb ladders, hang from ledges, crawl, but also mount vehicles such as a little tank and space ship. You have to avoid enemies and hazardous environments. Levels will bring you on board a Zorgonite spaceship, the moon, LA and other locations.****The game features 12 usable weapons, including a flame thrower, bazooka and machine gun. Other power-ups include body armor, health packs and bonus lives.&lt;/story&gt; &lt;/game&gt;">
            <text:p>&lt;game name="Duke Nukem (USA)"&gt; &lt;year&gt;1999&lt;/year&gt; &lt;rating&gt;ESRB - E (Everyone)&lt;/rating&gt; &lt;title&gt;Duke Nukem &lt;/title&gt; &lt;pub&gt;GT Interactive&lt;/pub&gt; &lt;dev&gt;Torus Games &lt;/dev&gt; &lt;genre&gt;Platform&lt;/genre&gt; &lt;score&gt;3.8&lt;/score&gt; &lt;player&gt;1 Player&lt;/player&gt; &lt;story&gt;Duke Nukem is back in this self-titled game. Duke Nukem has become famous and because of that attracted the attention of the alien Zorgonites. The Zorgonites want to abduct Duke to let him lead their armies to conquer the universe.****Duke Nukem on the Game Boy Color is a classical jump and run platform game where you can walk, shoot, jump, climb ladders, hang from ledges, crawl, but also mount vehicles such as a little tank and space ship. You have to avoid enemies and hazardous environments. Levels will bring you on board a Zorgonite spaceship, the moon, LA and other locations.****The game features 12 usable weapons, including a flame thrower, bazooka and machine gun. Other power-ups include body armor, health packs and bonus lives.&lt;/story&gt; &lt;/game&gt;</text:p>
          </table:table-cell>
          <table:table-cell table:number-columns-repeated="1013"/>
        </table:table-row>
        <table:table-row table:style-name="ro1">
          <table:table-cell office:value-type="string">
            <text:p>Dukes of Hazzard, The - Racing for Home (USA)</text:p>
          </table:table-cell>
          <table:table-cell office:value-type="float" office:value="2000">
            <text:p>2000</text:p>
          </table:table-cell>
          <table:table-cell office:value-type="string">
            <text:p>ESRB - E (Everyone)</text:p>
          </table:table-cell>
          <table:table-cell office:value-type="string">
            <text:p>Dukes of Hazzard, The - Racing for Home </text:p>
          </table:table-cell>
          <table:table-cell office:value-type="string">
            <text:p>SouthPeak Games</text:p>
          </table:table-cell>
          <table:table-cell office:value-type="string">
            <text:p>Spellbound</text:p>
          </table:table-cell>
          <table:table-cell office:value-type="string">
            <text:p>Driving</text:p>
          </table:table-cell>
          <table:table-cell office:value-type="string">
            <text:p>3.8</text:p>
          </table:table-cell>
          <table:table-cell office:value-type="string">
            <text:p>1 Player</text:p>
          </table:table-cell>
          <table:table-cell office:value-type="string">
            <text:p>Help the good old boys solve another Hazzard County mystery in The Dukes of Hazzard: Racing for Home for the Game Boy Color. There are full area maps to help Bo and Luke Duke keep track of the likes of Boss Hogg. The General Lee loves a race, and the variable terrain helps her drop a load of mud on the opposition's windshield. To make sure that the General Lee stays out of Cooter's shop, players should keep an eye on the collision meter. And, to make sure that the Duke boys stay out of the Graybar Hotel (get it?), players can take advantage of several hiding places to elude Sheriff Roscoe P. Coltrane. </text:p>
          </table:table-cell>
          <table:table-cell table:style-name="Default"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Dukes of Hazzard, The - Racing for Home (USA)&quot;&gt; &lt;year&gt;2000&lt;/year&gt; &lt;rating&gt;ESRB - E (Everyone)&lt;/rating&gt; &lt;title&gt;Dukes of Hazzard, The - Racing for Home &lt;/title&gt; &lt;pub&gt;SouthPeak Games&lt;/pub&gt; &lt;dev&gt;Spellbound&lt;/dev&gt; &lt;genre&gt;Driving&lt;/genre&gt; &lt;score&gt;3.8&lt;/score&gt; &lt;player&gt;1 Player&lt;/player&gt; &lt;story&gt;Help the good old boys solve another Hazzard County mystery in The Dukes of Hazzard: Racing for Home for the Game Boy Color. There are full area maps to help Bo and Luke Duke keep track of the likes of Boss Hogg. The General Lee loves a race, and the variable terrain helps her drop a load of mud on the opposition's windshield. To make sure that the General Lee stays out of Cooter's shop, players should keep an eye on the collision meter. And, to make sure that the Duke boys stay out of the Graybar Hotel (get it?), players can take advantage of several hiding places to elude Sheriff Roscoe P. Coltrane. &lt;/story&gt; &lt;/game&gt;">
            <text:p>&lt;game name="Dukes of Hazzard, The - Racing for Home (USA)"&gt; &lt;year&gt;2000&lt;/year&gt; &lt;rating&gt;ESRB - E (Everyone)&lt;/rating&gt; &lt;title&gt;Dukes of Hazzard, The - Racing for Home &lt;/title&gt; &lt;pub&gt;SouthPeak Games&lt;/pub&gt; &lt;dev&gt;Spellbound&lt;/dev&gt; &lt;genre&gt;Driving&lt;/genre&gt; &lt;score&gt;3.8&lt;/score&gt; &lt;player&gt;1 Player&lt;/player&gt; &lt;story&gt;Help the good old boys solve another Hazzard County mystery in The Dukes of Hazzard: Racing for Home for the Game Boy Color. There are full area maps to help Bo and Luke Duke keep track of the likes of Boss Hogg. The General Lee loves a race, and the variable terrain helps her drop a load of mud on the opposition's windshield. To make sure that the General Lee stays out of Cooter's shop, players should keep an eye on the collision meter. And, to make sure that the Duke boys stay out of the Graybar Hotel (get it?), players can take advantage of several hiding places to elude Sheriff Roscoe P. Coltrane. &lt;/story&gt; &lt;/game&gt;</text:p>
          </table:table-cell>
          <table:table-cell table:number-columns-repeated="1013"/>
        </table:table-row>
        <table:table-row table:style-name="ro1">
          <table:table-cell office:value-type="string">
            <text:p>E.T. and the Cosmic Garden (USA)</text:p>
          </table:table-cell>
          <table:table-cell office:value-type="float" office:value="2002">
            <text:p>2002</text:p>
          </table:table-cell>
          <table:table-cell office:value-type="string">
            <text:p>ESRB - E (Everyone)</text:p>
          </table:table-cell>
          <table:table-cell office:value-type="string">
            <text:p>E.T. and the Cosmic Garden </text:p>
          </table:table-cell>
          <table:table-cell office:value-type="string">
            <text:p>NewKidCo</text:p>
          </table:table-cell>
          <table:table-cell office:value-type="string">
            <text:p>Zed Two Limited</text:p>
          </table:table-cell>
          <table:table-cell office:value-type="string">
            <text:p>Strategy</text:p>
          </table:table-cell>
          <table:table-cell office:value-type="string">
            <text:p>3.0</text:p>
          </table:table-cell>
          <table:table-cell office:value-type="string">
            <text:p>1 Player</text:p>
          </table:table-cell>
          <table:table-cell office:value-type="string">
            <text:p>E.T. and the Cosmic Garden is a real-time adventure game for your Game Boy Color. Travel to six planets populated by the most exotic, weird, and wild plants in the galaxy. Gather these rare and wonderful plants for the spaceship's greenhouse and fulfill E.T.'s original mission by replanting and restoring the Cosmic Garden. Growing a healthy garden requires E.T. and his assistants, Space Bee and Space Slug, to maintain proper amounts of food, water, and light, and to protect these special species from a host of intergalactic pests, including space beetles, fungus, and harmful celestial events, such as a prolonged eclipse. But don't worry--E.T. can use his special telekinesis powers to save the day. <text:s/>This creative and nonviolent strategy adventure challenges players with 12 levels and seven environments. You can create more than 60 plants, each with unique personalities and abilities--they sing, jump, generate electricity, and more. Beat the game and you'll unlock the never-ending Prize Garden. </text:p>
          </table:table-cell>
          <table:table-cell table:style-name="Default"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E.T. and the Cosmic Garden (USA)&quot;&gt; &lt;year&gt;2002&lt;/year&gt; &lt;rating&gt;ESRB - E (Everyone)&lt;/rating&gt; &lt;title&gt;E.T. and the Cosmic Garden &lt;/title&gt; &lt;pub&gt;NewKidCo&lt;/pub&gt; &lt;dev&gt;Zed Two Limited&lt;/dev&gt; &lt;genre&gt;Strategy&lt;/genre&gt; &lt;score&gt;3.0&lt;/score&gt; &lt;player&gt;1 Player&lt;/player&gt; &lt;story&gt;E.T. and the Cosmic Garden is a real-time adventure game for your Game Boy Color. Travel to six planets populated by the most exotic, weird, and wild plants in the galaxy. Gather these rare and wonderful plants for the spaceship's greenhouse and fulfill E.T.'s original mission by replanting and restoring the Cosmic Garden. Growing a healthy garden requires E.T. and his assistants, Space Bee and Space Slug, to maintain proper amounts of food, water, and light, and to protect these special species from a host of intergalactic pests, including space beetles, fungus, and harmful celestial events, such as a prolonged eclipse. But don't worry--E.T. can use his special telekinesis powers to save the day.  This creative and nonviolent strategy adventure challenges players with 12 levels and seven environments. You can create more than 60 plants, each with unique personalities and abilities--they sing, jump, generate electricity, and more. Beat the game and you'll unlock the never-ending Prize Garden. &lt;/story&gt; &lt;/game&gt;">
            <text:p>&lt;game name="E.T. and the Cosmic Garden (USA)"&gt; &lt;year&gt;2002&lt;/year&gt; &lt;rating&gt;ESRB - E (Everyone)&lt;/rating&gt; &lt;title&gt;E.T. and the Cosmic Garden &lt;/title&gt; &lt;pub&gt;NewKidCo&lt;/pub&gt; &lt;dev&gt;Zed Two Limited&lt;/dev&gt; &lt;genre&gt;Strategy&lt;/genre&gt; &lt;score&gt;3.0&lt;/score&gt; &lt;player&gt;1 Player&lt;/player&gt; &lt;story&gt;E.T. and the Cosmic Garden is a real-time adventure game for your Game Boy Color. Travel to six planets populated by the most exotic, weird, and wild plants in the galaxy. Gather these rare and wonderful plants for the spaceship's greenhouse and fulfill E.T.'s original mission by replanting and restoring the Cosmic Garden. Growing a healthy garden requires E.T. and his assistants, Space Bee and Space Slug, to maintain proper amounts of food, water, and light, and to protect these special species from a host of intergalactic pests, including space beetles, fungus, and harmful celestial events, such as a prolonged eclipse. But don't worry--E.T. can use his special telekinesis powers to save the day. <text:s/>This creative and nonviolent strategy adventure challenges players with 12 levels and seven environments. You can create more than 60 plants, each with unique personalities and abilities--they sing, jump, generate electricity, and more. Beat the game and you'll unlock the never-ending Prize Garden. &lt;/story&gt; &lt;/game&gt;</text:p>
          </table:table-cell>
          <table:table-cell table:number-columns-repeated="1013"/>
        </table:table-row>
        <table:table-row table:style-name="ro1">
          <table:table-cell office:value-type="string">
            <text:p>E.T. The Extra Terrestrial - Digital Companion (USA)</text:p>
          </table:table-cell>
          <table:table-cell office:value-type="float" office:value="2001">
            <text:p>2001</text:p>
          </table:table-cell>
          <table:table-cell office:value-type="string">
            <text:p>ESRB - E (Everyone)</text:p>
          </table:table-cell>
          <table:table-cell office:value-type="string">
            <text:p>E.T. The Extra Terrestrial - Digital Companion </text:p>
          </table:table-cell>
          <table:table-cell office:value-type="string">
            <text:p>NewKidCo</text:p>
          </table:table-cell>
          <table:table-cell office:value-type="string">
            <text:p>Powerhead Games </text:p>
          </table:table-cell>
          <table:table-cell office:value-type="string">
            <text:p>Puzzle</text:p>
          </table:table-cell>
          <table:table-cell office:value-type="string">
            <text:p>2.2</text:p>
          </table:table-cell>
          <table:table-cell office:value-type="string">
            <text:p>1 Player</text:p>
          </table:table-cell>
          <table:table-cell office:value-type="string">
            <text:p>E.T.: Digital Planner stores all sorts of contact information, keeps your calendar, lets you create to-do lists, and more. It's got a real-time clock so you won't miss a beat--and it's even password protected for privacy. This fun and friendly personal digital assistant also will delight you with its animation, pictures, color, music, and five games. You can test your E.T. trivia knowledge, play concentration, do the tile puzzle, compete in a bicycle race, or take care of Flopgopple, a lovable E.T. virtual pet. <text:s/>E.T.-styled icons and space astronomy themes make navigation easy and fun. A data export lets you share addresses, messages, and secrets at the push of a button. And because it's compatible with the Game Boy printer, you can print your contacts, lists, and more.</text:p>
          </table:table-cell>
          <table:table-cell table:style-name="Default"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E.T. The Extra Terrestrial - Digital Companion (USA)&quot;&gt; &lt;year&gt;2001&lt;/year&gt; &lt;rating&gt;ESRB - E (Everyone)&lt;/rating&gt; &lt;title&gt;E.T. The Extra Terrestrial - Digital Companion &lt;/title&gt; &lt;pub&gt;NewKidCo&lt;/pub&gt; &lt;dev&gt;Powerhead Games &lt;/dev&gt; &lt;genre&gt;Puzzle&lt;/genre&gt; &lt;score&gt;2.2&lt;/score&gt; &lt;player&gt;1 Player&lt;/player&gt; &lt;story&gt;E.T.: Digital Planner stores all sorts of contact information, keeps your calendar, lets you create to-do lists, and more. It's got a real-time clock so you won't miss a beat--and it's even password protected for privacy. This fun and friendly personal digital assistant also will delight you with its animation, pictures, color, music, and five games. You can test your E.T. trivia knowledge, play concentration, do the tile puzzle, compete in a bicycle race, or take care of Flopgopple, a lovable E.T. virtual pet.  E.T.-styled icons and space astronomy themes make navigation easy and fun. A data export lets you share addresses, messages, and secrets at the push of a button. And because it's compatible with the Game Boy printer, you can print your contacts, lists, and more.&lt;/story&gt; &lt;/game&gt;">
            <text:p>&lt;game name="E.T. The Extra Terrestrial - Digital Companion (USA)"&gt; &lt;year&gt;2001&lt;/year&gt; &lt;rating&gt;ESRB - E (Everyone)&lt;/rating&gt; &lt;title&gt;E.T. The Extra Terrestrial - Digital Companion &lt;/title&gt; &lt;pub&gt;NewKidCo&lt;/pub&gt; &lt;dev&gt;Powerhead Games &lt;/dev&gt; &lt;genre&gt;Puzzle&lt;/genre&gt; &lt;score&gt;2.2&lt;/score&gt; &lt;player&gt;1 Player&lt;/player&gt; &lt;story&gt;E.T.: Digital Planner stores all sorts of contact information, keeps your calendar, lets you create to-do lists, and more. It's got a real-time clock so you won't miss a beat--and it's even password protected for privacy. This fun and friendly personal digital assistant also will delight you with its animation, pictures, color, music, and five games. You can test your E.T. trivia knowledge, play concentration, do the tile puzzle, compete in a bicycle race, or take care of Flopgopple, a lovable E.T. virtual pet. <text:s/>E.T.-styled icons and space astronomy themes make navigation easy and fun. A data export lets you share addresses, messages, and secrets at the push of a button. And because it's compatible with the Game Boy printer, you can print your contacts, lists, and more.&lt;/story&gt; &lt;/game&gt;</text:p>
          </table:table-cell>
          <table:table-cell table:number-columns-repeated="1013"/>
        </table:table-row>
        <table:table-row table:style-name="ro1">
          <table:table-cell office:value-type="string">
            <text:p>E.T. The Extra Terrestrial - Escape from Planet Earth (USA)</text:p>
          </table:table-cell>
          <table:table-cell office:value-type="float" office:value="2001">
            <text:p>2001</text:p>
          </table:table-cell>
          <table:table-cell office:value-type="string">
            <text:p>ESRB - E (Everyone)</text:p>
          </table:table-cell>
          <table:table-cell office:value-type="string">
            <text:p>E.T. The Extra Terrestrial - Escape from Planet Earth </text:p>
          </table:table-cell>
          <table:table-cell office:value-type="string">
            <text:p>NewKidCo</text:p>
          </table:table-cell>
          <table:table-cell office:value-type="string">
            <text:p>Saffire</text:p>
          </table:table-cell>
          <table:table-cell office:value-type="string">
            <text:p>Action</text:p>
          </table:table-cell>
          <table:table-cell office:value-type="string">
            <text:p>3.3</text:p>
          </table:table-cell>
          <table:table-cell office:value-type="string">
            <text:p>1 Player</text:p>
          </table:table-cell>
          <table:table-cell office:value-type="string">
            <text:p>Your mission is to construct a communicator so that E.T. can phone home. And just like Elliott and his friends in the movie, you'll have your work cut out for you. In this release for Game Boy Color, you must search 60 environments for all the components needed to build the transmitter. All the while, you have to evade capture by government agents and avoid the clever traps they've set for you. You can alternate playing as the strategic-minded Elliott or as E.T., whose extraordinary powers, including levitation, can help you out of the many tricky situations you'll confront. This single-player game features three levels of difficulty and three modes of gameplay: exploration, quest, and encounter. Six large maps with 10 environments in each extend playability, as do 45 challenging miniquests that unlock hidden items you can trade later. </text:p>
          </table:table-cell>
          <table:table-cell table:style-name="Default"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E.T. The Extra Terrestrial - Escape from Planet Earth (USA)&quot;&gt; &lt;year&gt;2001&lt;/year&gt; &lt;rating&gt;ESRB - E (Everyone)&lt;/rating&gt; &lt;title&gt;E.T. The Extra Terrestrial - Escape from Planet Earth &lt;/title&gt; &lt;pub&gt;NewKidCo&lt;/pub&gt; &lt;dev&gt;Saffire&lt;/dev&gt; &lt;genre&gt;Action&lt;/genre&gt; &lt;score&gt;3.3&lt;/score&gt; &lt;player&gt;1 Player&lt;/player&gt; &lt;story&gt;Your mission is to construct a communicator so that E.T. can phone home. And just like Elliott and his friends in the movie, you'll have your work cut out for you. In this release for Game Boy Color, you must search 60 environments for all the components needed to build the transmitter. All the while, you have to evade capture by government agents and avoid the clever traps they've set for you. You can alternate playing as the strategic-minded Elliott or as E.T., whose extraordinary powers, including levitation, can help you out of the many tricky situations you'll confront. This single-player game features three levels of difficulty and three modes of gameplay: exploration, quest, and encounter. Six large maps with 10 environments in each extend playability, as do 45 challenging miniquests that unlock hidden items you can trade later. &lt;/story&gt; &lt;/game&gt;">
            <text:p>&lt;game name="E.T. The Extra Terrestrial - Escape from Planet Earth (USA)"&gt; &lt;year&gt;2001&lt;/year&gt; &lt;rating&gt;ESRB - E (Everyone)&lt;/rating&gt; &lt;title&gt;E.T. The Extra Terrestrial - Escape from Planet Earth &lt;/title&gt; &lt;pub&gt;NewKidCo&lt;/pub&gt; &lt;dev&gt;Saffire&lt;/dev&gt; &lt;genre&gt;Action&lt;/genre&gt; &lt;score&gt;3.3&lt;/score&gt; &lt;player&gt;1 Player&lt;/player&gt; &lt;story&gt;Your mission is to construct a communicator so that E.T. can phone home. And just like Elliott and his friends in the movie, you'll have your work cut out for you. In this release for Game Boy Color, you must search 60 environments for all the components needed to build the transmitter. All the while, you have to evade capture by government agents and avoid the clever traps they've set for you. You can alternate playing as the strategic-minded Elliott or as E.T., whose extraordinary powers, including levitation, can help you out of the many tricky situations you'll confront. This single-player game features three levels of difficulty and three modes of gameplay: exploration, quest, and encounter. Six large maps with 10 environments in each extend playability, as do 45 challenging miniquests that unlock hidden items you can trade later. &lt;/story&gt; &lt;/game&gt;</text:p>
          </table:table-cell>
          <table:table-cell table:number-columns-repeated="1013"/>
        </table:table-row>
        <table:table-row table:style-name="ro1">
          <table:table-cell office:value-type="string">
            <text:p>Earthworm Jim - Menace 2 the Galaxy (USA, Europe)</text:p>
          </table:table-cell>
          <table:table-cell office:value-type="float" office:value="1999">
            <text:p>1999</text:p>
          </table:table-cell>
          <table:table-cell office:value-type="string">
            <text:p>ESRB - E (Everyone)</text:p>
          </table:table-cell>
          <table:table-cell office:value-type="string">
            <text:p>Earthworm Jim - Menace 2 the Galaxy </text:p>
          </table:table-cell>
          <table:table-cell office:value-type="string">
            <text:p>Crave</text:p>
          </table:table-cell>
          <table:table-cell office:value-type="string">
            <text:p>David A. Palmer Productions </text:p>
          </table:table-cell>
          <table:table-cell office:value-type="string">
            <text:p>Platform</text:p>
          </table:table-cell>
          <table:table-cell office:value-type="string">
            <text:p>2.8</text:p>
          </table:table-cell>
          <table:table-cell office:value-type="string">
            <text:p>1 Player</text:p>
          </table:table-cell>
          <table:table-cell office:value-type="string">
            <text:p>Earthworm Jim is up against 12 levels of bad guys as he explores his bedroom. It's far from the adventures against Psy-Crow, but there are plenty of evil beings lying uner the bed that are just as dangerous.****It's an all new adventure, using similar elements to the previous 2 Earthworm Jim platform games on the SNES. Many of his zany attacks are here with a few added extras, plus the return of Professor Monkey-for-a-Head.</text:p>
          </table:table-cell>
          <table:table-cell table:style-name="Default"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Earthworm Jim - Menace 2 the Galaxy (USA, Europe)&quot;&gt; &lt;year&gt;1999&lt;/year&gt; &lt;rating&gt;ESRB - E (Everyone)&lt;/rating&gt; &lt;title&gt;Earthworm Jim - Menace 2 the Galaxy &lt;/title&gt; &lt;pub&gt;Crave&lt;/pub&gt; &lt;dev&gt;David A. Palmer Productions &lt;/dev&gt; &lt;genre&gt;Platform&lt;/genre&gt; &lt;score&gt;2.8&lt;/score&gt; &lt;player&gt;1 Player&lt;/player&gt; &lt;story&gt;Earthworm Jim is up against 12 levels of bad guys as he explores his bedroom. It's far from the adventures against Psy-Crow, but there are plenty of evil beings lying uner the bed that are just as dangerous.****It's an all new adventure, using similar elements to the previous 2 Earthworm Jim platform games on the SNES. Many of his zany attacks are here with a few added extras, plus the return of Professor Monkey-for-a-Head.&lt;/story&gt; &lt;/game&gt;">
            <text:p>&lt;game name="Earthworm Jim - Menace 2 the Galaxy (USA, Europe)"&gt; &lt;year&gt;1999&lt;/year&gt; &lt;rating&gt;ESRB - E (Everyone)&lt;/rating&gt; &lt;title&gt;Earthworm Jim - Menace 2 the Galaxy &lt;/title&gt; &lt;pub&gt;Crave&lt;/pub&gt; &lt;dev&gt;David A. Palmer Productions &lt;/dev&gt; &lt;genre&gt;Platform&lt;/genre&gt; &lt;score&gt;2.8&lt;/score&gt; &lt;player&gt;1 Player&lt;/player&gt; &lt;story&gt;Earthworm Jim is up against 12 levels of bad guys as he explores his bedroom. It's far from the adventures against Psy-Crow, but there are plenty of evil beings lying uner the bed that are just as dangerous.****It's an all new adventure, using similar elements to the previous 2 Earthworm Jim platform games on the SNES. Many of his zany attacks are here with a few added extras, plus the return of Professor Monkey-for-a-Head.&lt;/story&gt; &lt;/game&gt;</text:p>
          </table:table-cell>
          <table:table-cell table:number-columns-repeated="1013"/>
        </table:table-row>
        <table:table-row table:style-name="ro1">
          <table:table-cell office:value-type="string">
            <text:p>ECW Hardcore Revolution (USA, Europe)</text:p>
          </table:table-cell>
          <table:table-cell office:value-type="float" office:value="2000">
            <text:p>2000</text:p>
          </table:table-cell>
          <table:table-cell office:value-type="string">
            <text:p>ESRB - E (Everyone)</text:p>
          </table:table-cell>
          <table:table-cell office:value-type="string">
            <text:p>ECW Hardcore Revolution </text:p>
          </table:table-cell>
          <table:table-cell office:value-type="string">
            <text:p>Acclaim</text:p>
          </table:table-cell>
          <table:table-cell office:value-type="string">
            <text:p>Crawfish Interactive</text:p>
          </table:table-cell>
          <table:table-cell office:value-type="string">
            <text:p>Sports/Wrestling</text:p>
          </table:table-cell>
          <table:table-cell office:value-type="string">
            <text:p>3.4</text:p>
          </table:table-cell>
          <table:table-cell office:value-type="string">
            <text:p>1 Player</text:p>
          </table:table-cell>
          <table:table-cell office:value-type="string">
            <text:p>This version of Hardcore Revolution is different from its console counterparts. <text:s/>This version has ten wrestlers to choose from: Mike Awesome, Balls Mahoney, Justin Credible, Tommy Dreamer, Jerry Lynn, Raven, Sabu, Lance Storm, Tajiri, Rob Van Dam, each with their own signature finishing move along with the standard set such as punch, kick, suplex as well as turnbuckle moves.****There are five different modes to choose from:****1. Challenge: where a player chooses a wrestler and goes up against an endless wave of opponents.****2. Career: where the player will fight against a series of opponents in a quest to become ECW Champion.****3. Vs Mode: where the player fights against other opponents in a single match.****4. Barbed Wire: a regular match, just with barbed-wire in place of regular wrestling ropes****5. Training: where players can learn their wrestlers moves.</text:p>
          </table:table-cell>
          <table:table-cell table:style-name="Default"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ECW Hardcore Revolution (USA, Europe)&quot;&gt; &lt;year&gt;2000&lt;/year&gt; &lt;rating&gt;ESRB - E (Everyone)&lt;/rating&gt; &lt;title&gt;ECW Hardcore Revolution &lt;/title&gt; &lt;pub&gt;Acclaim&lt;/pub&gt; &lt;dev&gt;Crawfish Interactive&lt;/dev&gt; &lt;genre&gt;Sports/Wrestling&lt;/genre&gt; &lt;score&gt;3.4&lt;/score&gt; &lt;player&gt;1 Player&lt;/player&gt; &lt;story&gt;This version of Hardcore Revolution is different from its console counterparts.  This version has ten wrestlers to choose from: Mike Awesome, Balls Mahoney, Justin Credible, Tommy Dreamer, Jerry Lynn, Raven, Sabu, Lance Storm, Tajiri, Rob Van Dam, each with their own signature finishing move along with the standard set such as punch, kick, suplex as well as turnbuckle moves.****There are five different modes to choose from:****1. Challenge: where a player chooses a wrestler and goes up against an endless wave of opponents.****2. Career: where the player will fight against a series of opponents in a quest to become ECW Champion.****3. Vs Mode: where the player fights against other opponents in a single match.****4. Barbed Wire: a regular match, just with barbed-wire in place of regular wrestling ropes****5. Training: where players can learn their wrestlers moves.&lt;/story&gt; &lt;/game&gt;">
            <text:p>&lt;game name="ECW Hardcore Revolution (USA, Europe)"&gt; &lt;year&gt;2000&lt;/year&gt; &lt;rating&gt;ESRB - E (Everyone)&lt;/rating&gt; &lt;title&gt;ECW Hardcore Revolution &lt;/title&gt; &lt;pub&gt;Acclaim&lt;/pub&gt; &lt;dev&gt;Crawfish Interactive&lt;/dev&gt; &lt;genre&gt;Sports/Wrestling&lt;/genre&gt; &lt;score&gt;3.4&lt;/score&gt; &lt;player&gt;1 Player&lt;/player&gt; &lt;story&gt;This version of Hardcore Revolution is different from its console counterparts. <text:s/>This version has ten wrestlers to choose from: Mike Awesome, Balls Mahoney, Justin Credible, Tommy Dreamer, Jerry Lynn, Raven, Sabu, Lance Storm, Tajiri, Rob Van Dam, each with their own signature finishing move along with the standard set such as punch, kick, suplex as well as turnbuckle moves.****There are five different modes to choose from:****1. Challenge: where a player chooses a wrestler and goes up against an endless wave of opponents.****2. Career: where the player will fight against a series of opponents in a quest to become ECW Champion.****3. Vs Mode: where the player fights against other opponents in a single match.****4. Barbed Wire: a regular match, just with barbed-wire in place of regular wrestling ropes****5. Training: where players can learn their wrestlers moves.&lt;/story&gt; &lt;/game&gt;</text:p>
          </table:table-cell>
          <table:table-cell table:number-columns-repeated="1013"/>
        </table:table-row>
        <table:table-row table:style-name="ro1">
          <table:table-cell office:value-type="string">
            <text:p>Elmo's 123s (USA)</text:p>
          </table:table-cell>
          <table:table-cell office:value-type="float" office:value="1999">
            <text:p>1999</text:p>
          </table:table-cell>
          <table:table-cell office:value-type="string">
            <text:p>ESRB - E (Everyone)</text:p>
          </table:table-cell>
          <table:table-cell office:value-type="string">
            <text:p>Elmo's 123s </text:p>
          </table:table-cell>
          <table:table-cell office:value-type="string">
            <text:p>NewKidCo</text:p>
          </table:table-cell>
          <table:table-cell office:value-type="string">
            <text:p>Bonsai Entertainment Corp. </text:p>
          </table:table-cell>
          <table:table-cell office:value-type="string">
            <text:p>Miscellaneous</text:p>
          </table:table-cell>
          <table:table-cell office:value-type="string">
            <text:p>2.8</text:p>
          </table:table-cell>
          <table:table-cell office:value-type="string">
            <text:p>1 Player</text:p>
          </table:table-cell>
          <table:table-cell office:value-type="string">
            <text:p>Developed to entertain and delight young children while they master number recognition. Age-appropriate game play provides the feel of traditional video games with an educational edge. </text:p>
          </table:table-cell>
          <table:table-cell table:style-name="Default"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Elmo's 123s (USA)&quot;&gt; &lt;year&gt;1999&lt;/year&gt; &lt;rating&gt;ESRB - E (Everyone)&lt;/rating&gt; &lt;title&gt;Elmo's 123s &lt;/title&gt; &lt;pub&gt;NewKidCo&lt;/pub&gt; &lt;dev&gt;Bonsai Entertainment Corp. &lt;/dev&gt; &lt;genre&gt;Miscellaneous&lt;/genre&gt; &lt;score&gt;2.8&lt;/score&gt; &lt;player&gt;1 Player&lt;/player&gt; &lt;story&gt;Developed to entertain and delight young children while they master number recognition. Age-appropriate game play provides the feel of traditional video games with an educational edge. &lt;/story&gt; &lt;/game&gt;">
            <text:p>&lt;game name="Elmo's 123s (USA)"&gt; &lt;year&gt;1999&lt;/year&gt; &lt;rating&gt;ESRB - E (Everyone)&lt;/rating&gt; &lt;title&gt;Elmo's 123s &lt;/title&gt; &lt;pub&gt;NewKidCo&lt;/pub&gt; &lt;dev&gt;Bonsai Entertainment Corp. &lt;/dev&gt; &lt;genre&gt;Miscellaneous&lt;/genre&gt; &lt;score&gt;2.8&lt;/score&gt; &lt;player&gt;1 Player&lt;/player&gt; &lt;story&gt;Developed to entertain and delight young children while they master number recognition. Age-appropriate game play provides the feel of traditional video games with an educational edge. &lt;/story&gt; &lt;/game&gt;</text:p>
          </table:table-cell>
          <table:table-cell table:number-columns-repeated="1013"/>
        </table:table-row>
        <table:table-row table:style-name="ro1">
          <table:table-cell office:value-type="string">
            <text:p>Elmo's ABCs (USA)</text:p>
          </table:table-cell>
          <table:table-cell office:value-type="float" office:value="1999">
            <text:p>1999</text:p>
          </table:table-cell>
          <table:table-cell office:value-type="string">
            <text:p>ESRB - E (Everyone)</text:p>
          </table:table-cell>
          <table:table-cell office:value-type="string">
            <text:p>Elmo's ABCs </text:p>
          </table:table-cell>
          <table:table-cell office:value-type="string">
            <text:p>NewKidCo</text:p>
          </table:table-cell>
          <table:table-cell office:value-type="string">
            <text:p>Bonsai Entertainment Corp. </text:p>
          </table:table-cell>
          <table:table-cell office:value-type="string">
            <text:p>Miscellaneous</text:p>
          </table:table-cell>
          <table:table-cell office:value-type="string">
            <text:p>3.0</text:p>
          </table:table-cell>
          <table:table-cell office:value-type="string">
            <text:p>1 Player</text:p>
          </table:table-cell>
          <table:table-cell office:value-type="string">
            <text:p>Developed to entertain and delight young children while they master letter recognition. Age appropriate game play provides the feel of traditional video games with an educational edge. </text:p>
          </table:table-cell>
          <table:table-cell table:style-name="Default"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Elmo's ABCs (USA)&quot;&gt; &lt;year&gt;1999&lt;/year&gt; &lt;rating&gt;ESRB - E (Everyone)&lt;/rating&gt; &lt;title&gt;Elmo's ABCs &lt;/title&gt; &lt;pub&gt;NewKidCo&lt;/pub&gt; &lt;dev&gt;Bonsai Entertainment Corp. &lt;/dev&gt; &lt;genre&gt;Miscellaneous&lt;/genre&gt; &lt;score&gt;3.0&lt;/score&gt; &lt;player&gt;1 Player&lt;/player&gt; &lt;story&gt;Developed to entertain and delight young children while they master letter recognition. Age appropriate game play provides the feel of traditional video games with an educational edge. &lt;/story&gt; &lt;/game&gt;">
            <text:p>&lt;game name="Elmo's ABCs (USA)"&gt; &lt;year&gt;1999&lt;/year&gt; &lt;rating&gt;ESRB - E (Everyone)&lt;/rating&gt; &lt;title&gt;Elmo's ABCs &lt;/title&gt; &lt;pub&gt;NewKidCo&lt;/pub&gt; &lt;dev&gt;Bonsai Entertainment Corp. &lt;/dev&gt; &lt;genre&gt;Miscellaneous&lt;/genre&gt; &lt;score&gt;3.0&lt;/score&gt; &lt;player&gt;1 Player&lt;/player&gt; &lt;story&gt;Developed to entertain and delight young children while they master letter recognition. Age appropriate game play provides the feel of traditional video games with an educational edge. &lt;/story&gt; &lt;/game&gt;</text:p>
          </table:table-cell>
          <table:table-cell table:number-columns-repeated="1013"/>
        </table:table-row>
        <table:table-row table:style-name="ro1">
          <table:table-cell office:value-type="string">
            <text:p>Emperor's New Groove, The (USA)</text:p>
          </table:table-cell>
          <table:table-cell office:value-type="float" office:value="2000">
            <text:p>2000</text:p>
          </table:table-cell>
          <table:table-cell office:value-type="string">
            <text:p>ESRB - E (Everyone)</text:p>
          </table:table-cell>
          <table:table-cell office:value-type="string">
            <text:p>Emperor's New Groove, The </text:p>
          </table:table-cell>
          <table:table-cell office:value-type="string">
            <text:p>Ubisoft</text:p>
          </table:table-cell>
          <table:table-cell office:value-type="string">
            <text:p>Sandbox</text:p>
          </table:table-cell>
          <table:table-cell office:value-type="string">
            <text:p>Action</text:p>
          </table:table-cell>
          <table:table-cell office:value-type="string">
            <text:p>3.3</text:p>
          </table:table-cell>
          <table:table-cell office:value-type="string">
            <text:p>1 Player</text:p>
          </table:table-cell>
          <table:table-cell office:value-type="string">
            <text:p>Disney's The Emperor's New Groove for the Game Boy Color is a 2D platform game based on the Disney movie of the same name. Like in the movie a selfish and cruel emperor is cursed and turned into a llama. You play as this former emperor and cynical llama in his search for a cure for his curse.****Each level is a series of platforms and the llama can walk around, duck and jump to navigate. He can charge and perform head butts to attack opponents. He can also spit as a ranged attack but requires spit drops for that which he must collect. The player has a number of hit-points but can collect hearts to replenish them.****Puzzles include locked doors, switches and barriers, which mostly have to be solved using your spit or charge action in the right places.</text:p>
          </table:table-cell>
          <table:table-cell table:style-name="Default"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Emperor's New Groove, The (USA)&quot;&gt; &lt;year&gt;2000&lt;/year&gt; &lt;rating&gt;ESRB - E (Everyone)&lt;/rating&gt; &lt;title&gt;Emperor's New Groove, The &lt;/title&gt; &lt;pub&gt;Ubisoft&lt;/pub&gt; &lt;dev&gt;Sandbox&lt;/dev&gt; &lt;genre&gt;Action&lt;/genre&gt; &lt;score&gt;3.3&lt;/score&gt; &lt;player&gt;1 Player&lt;/player&gt; &lt;story&gt;Disney's The Emperor's New Groove for the Game Boy Color is a 2D platform game based on the Disney movie of the same name. Like in the movie a selfish and cruel emperor is cursed and turned into a llama. You play as this former emperor and cynical llama in his search for a cure for his curse.****Each level is a series of platforms and the llama can walk around, duck and jump to navigate. He can charge and perform head butts to attack opponents. He can also spit as a ranged attack but requires spit drops for that which he must collect. The player has a number of hit-points but can collect hearts to replenish them.****Puzzles include locked doors, switches and barriers, which mostly have to be solved using your spit or charge action in the right places.&lt;/story&gt; &lt;/game&gt;">
            <text:p>&lt;game name="Emperor's New Groove, The (USA)"&gt; &lt;year&gt;2000&lt;/year&gt; &lt;rating&gt;ESRB - E (Everyone)&lt;/rating&gt; &lt;title&gt;Emperor's New Groove, The &lt;/title&gt; &lt;pub&gt;Ubisoft&lt;/pub&gt; &lt;dev&gt;Sandbox&lt;/dev&gt; &lt;genre&gt;Action&lt;/genre&gt; &lt;score&gt;3.3&lt;/score&gt; &lt;player&gt;1 Player&lt;/player&gt; &lt;story&gt;Disney's The Emperor's New Groove for the Game Boy Color is a 2D platform game based on the Disney movie of the same name. Like in the movie a selfish and cruel emperor is cursed and turned into a llama. You play as this former emperor and cynical llama in his search for a cure for his curse.****Each level is a series of platforms and the llama can walk around, duck and jump to navigate. He can charge and perform head butts to attack opponents. He can also spit as a ranged attack but requires spit drops for that which he must collect. The player has a number of hit-points but can collect hearts to replenish them.****Puzzles include locked doors, switches and barriers, which mostly have to be solved using your spit or charge action in the right places.&lt;/story&gt; &lt;/game&gt;</text:p>
          </table:table-cell>
          <table:table-cell table:number-columns-repeated="1013"/>
        </table:table-row>
        <table:table-row table:style-name="ro1">
          <table:table-cell office:value-type="string">
            <text:p>ESPN International Track &amp; Field (USA)</text:p>
          </table:table-cell>
          <table:table-cell office:value-type="float" office:value="2000">
            <text:p>2000</text:p>
          </table:table-cell>
          <table:table-cell office:value-type="string">
            <text:p>ESRB - E (Everyone)</text:p>
          </table:table-cell>
          <table:table-cell office:value-type="string">
            <text:p>ESPN International Track &amp; Field </text:p>
          </table:table-cell>
          <table:table-cell office:value-type="string">
            <text:p>Konami</text:p>
          </table:table-cell>
          <table:table-cell office:value-type="string">
            <text:p>Konami Computer Entertainment </text:p>
          </table:table-cell>
          <table:table-cell office:value-type="string">
            <text:p>Sports</text:p>
          </table:table-cell>
          <table:table-cell office:value-type="string">
            <text:p>4.3</text:p>
          </table:table-cell>
          <table:table-cell office:value-type="string">
            <text:p>1-2 Players</text:p>
          </table:table-cell>
          <table:table-cell office:value-type="string">
            <text:p>Game Boy Color release of Track &amp; Field games is different to the console and computer version in a way that it does not use 3D graphics but instead uses sprites with 2D graphics with various gameplay perspectives, depending on one of the twelve available athletic games. Main two gameplay modes are Single Play and Versus Play.</text:p>
          </table:table-cell>
          <table:table-cell table:style-name="Default"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ESPN International Track &amp; Field (USA)&quot;&gt; &lt;year&gt;2000&lt;/year&gt; &lt;rating&gt;ESRB - E (Everyone)&lt;/rating&gt; &lt;title&gt;ESPN International Track &amp; Field &lt;/title&gt; &lt;pub&gt;Konami&lt;/pub&gt; &lt;dev&gt;Konami Computer Entertainment &lt;/dev&gt; &lt;genre&gt;Sports&lt;/genre&gt; &lt;score&gt;4.3&lt;/score&gt; &lt;player&gt;1-2 Players&lt;/player&gt; &lt;story&gt;Game Boy Color release of Track &amp; Field games is different to the console and computer version in a way that it does not use 3D graphics but instead uses sprites with 2D graphics with various gameplay perspectives, depending on one of the twelve available athletic games. Main two gameplay modes are Single Play and Versus Play.&lt;/story&gt; &lt;/game&gt;">
            <text:p>&lt;game name="ESPN International Track &amp; Field (USA)"&gt; &lt;year&gt;2000&lt;/year&gt; &lt;rating&gt;ESRB - E (Everyone)&lt;/rating&gt; &lt;title&gt;ESPN International Track &amp; Field &lt;/title&gt; &lt;pub&gt;Konami&lt;/pub&gt; &lt;dev&gt;Konami Computer Entertainment &lt;/dev&gt; &lt;genre&gt;Sports&lt;/genre&gt; &lt;score&gt;4.3&lt;/score&gt; &lt;player&gt;1-2 Players&lt;/player&gt; &lt;story&gt;Game Boy Color release of Track &amp; Field games is different to the console and computer version in a way that it does not use 3D graphics but instead uses sprites with 2D graphics with various gameplay perspectives, depending on one of the twelve available athletic games. Main two gameplay modes are Single Play and Versus Play.&lt;/story&gt; &lt;/game&gt;</text:p>
          </table:table-cell>
          <table:table-cell table:number-columns-repeated="1013"/>
        </table:table-row>
        <table:table-row table:style-name="ro1">
          <table:table-cell office:value-type="string">
            <text:p>ESPN National Hockey Night (USA)</text:p>
          </table:table-cell>
          <table:table-cell office:value-type="float" office:value="2001">
            <text:p>2001</text:p>
          </table:table-cell>
          <table:table-cell office:value-type="string">
            <text:p>ESRB - E (Everyone)</text:p>
          </table:table-cell>
          <table:table-cell office:value-type="string">
            <text:p>ESPN National Hockey Night </text:p>
          </table:table-cell>
          <table:table-cell office:value-type="string">
            <text:p>Konami</text:p>
          </table:table-cell>
          <table:table-cell office:value-type="string">
            <text:p>Konami Computer Entertainment </text:p>
          </table:table-cell>
          <table:table-cell office:value-type="string">
            <text:p>Sports</text:p>
          </table:table-cell>
          <table:table-cell office:value-type="string">
            <text:p>4.1</text:p>
          </table:table-cell>
          <table:table-cell office:value-type="string">
            <text:p>1 Player</text:p>
          </table:table-cell>
          <table:table-cell office:value-type="string">
            <text:p>Konami returns to the rink in 128-bit style with this ESPN-endorsed hockey title, building on the respected foundations of the Blades of Steel series. Featuring slick graphics, fast gameplay, unique camera angles and insightful commentary by Gary Thorne and Steve Levy, this title brings ESPN-style presentation to console hockey. Every NHL team and player is faithfully represented, including expansion teams like the Columbus Blue Jackets and the Minnesota Wild.</text:p>
          </table:table-cell>
          <table:table-cell table:style-name="Default"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ESPN National Hockey Night (USA)&quot;&gt; &lt;year&gt;2001&lt;/year&gt; &lt;rating&gt;ESRB - E (Everyone)&lt;/rating&gt; &lt;title&gt;ESPN National Hockey Night &lt;/title&gt; &lt;pub&gt;Konami&lt;/pub&gt; &lt;dev&gt;Konami Computer Entertainment &lt;/dev&gt; &lt;genre&gt;Sports&lt;/genre&gt; &lt;score&gt;4.1&lt;/score&gt; &lt;player&gt;1 Player&lt;/player&gt; &lt;story&gt;Konami returns to the rink in 128-bit style with this ESPN-endorsed hockey title, building on the respected foundations of the Blades of Steel series. Featuring slick graphics, fast gameplay, unique camera angles and insightful commentary by Gary Thorne and Steve Levy, this title brings ESPN-style presentation to console hockey. Every NHL team and player is faithfully represented, including expansion teams like the Columbus Blue Jackets and the Minnesota Wild.&lt;/story&gt; &lt;/game&gt;">
            <text:p>&lt;game name="ESPN National Hockey Night (USA)"&gt; &lt;year&gt;2001&lt;/year&gt; &lt;rating&gt;ESRB - E (Everyone)&lt;/rating&gt; &lt;title&gt;ESPN National Hockey Night &lt;/title&gt; &lt;pub&gt;Konami&lt;/pub&gt; &lt;dev&gt;Konami Computer Entertainment &lt;/dev&gt; &lt;genre&gt;Sports&lt;/genre&gt; &lt;score&gt;4.1&lt;/score&gt; &lt;player&gt;1 Player&lt;/player&gt; &lt;story&gt;Konami returns to the rink in 128-bit style with this ESPN-endorsed hockey title, building on the respected foundations of the Blades of Steel series. Featuring slick graphics, fast gameplay, unique camera angles and insightful commentary by Gary Thorne and Steve Levy, this title brings ESPN-style presentation to console hockey. Every NHL team and player is faithfully represented, including expansion teams like the Columbus Blue Jackets and the Minnesota Wild.&lt;/story&gt; &lt;/game&gt;</text:p>
          </table:table-cell>
          <table:table-cell table:number-columns-repeated="1013"/>
        </table:table-row>
        <table:table-row table:style-name="ro1">
          <table:table-cell office:value-type="string">
            <text:p>Evel Knievel (USA)</text:p>
          </table:table-cell>
          <table:table-cell office:value-type="float" office:value="1999">
            <text:p>1999</text:p>
          </table:table-cell>
          <table:table-cell office:value-type="string">
            <text:p>ESRB - E (Everyone)</text:p>
          </table:table-cell>
          <table:table-cell office:value-type="string">
            <text:p>Evel Knievel </text:p>
          </table:table-cell>
          <table:table-cell office:value-type="string">
            <text:p>Rockstar Games</text:p>
          </table:table-cell>
          <table:table-cell office:value-type="string">
            <text:p>Tarantula Studios </text:p>
          </table:table-cell>
          <table:table-cell office:value-type="string">
            <text:p>Driving</text:p>
          </table:table-cell>
          <table:table-cell office:value-type="string">
            <text:p>3.6</text:p>
          </table:table-cell>
          <table:table-cell office:value-type="string">
            <text:p>1 Player</text:p>
          </table:table-cell>
          <table:table-cell office:value-type="string">
            <text:p>You take the role of famed motorcycle daredevil Robert Craig "Evel" Knievel in this game. You control him as he takes on several different stunts:•Wheely Round: Evel must race through a stretch of land while making sure the front tire of his bike does not touch the ground.**Jump Round: Evel must accelerate his bike and calculate the appropriate speed to jump from one ramp to another. Miss the ramp and you lose the round.**Stand Round: Evel must race through a stretch of land while standing on top of his bike!**Approach Round: Evel has to reach the edge of a jump ramp and not go over it. If he does, he loses.**Stand &amp; Wheely Round: Similar to the standard Wheely Round, Evel has to keep his bike's front tire off the ground while standing on it. Some of these stages also feature obstacles such as rocks or barriers. The game also features four different arenas (Dirt Field, Caesar's Palace, Los Angeles Coliseum and Wembly Stadium). The player must complete ten different stunts before moving on to the next stage</text:p>
          </table:table-cell>
          <table:table-cell table:style-name="Default"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Evel Knievel (USA)&quot;&gt; &lt;year&gt;1999&lt;/year&gt; &lt;rating&gt;ESRB - E (Everyone)&lt;/rating&gt; &lt;title&gt;Evel Knievel &lt;/title&gt; &lt;pub&gt;Rockstar Games&lt;/pub&gt; &lt;dev&gt;Tarantula Studios &lt;/dev&gt; &lt;genre&gt;Driving&lt;/genre&gt; &lt;score&gt;3.6&lt;/score&gt; &lt;player&gt;1 Player&lt;/player&gt; &lt;story&gt;You take the role of famed motorcycle daredevil Robert Craig &quot;Evel&quot; Knievel in this game. You control him as he takes on several different stunts:•Wheely Round: Evel must race through a stretch of land while making sure the front tire of his bike does not touch the ground.**Jump Round: Evel must accelerate his bike and calculate the appropriate speed to jump from one ramp to another. Miss the ramp and you lose the round.**Stand Round: Evel must race through a stretch of land while standing on top of his bike!**Approach Round: Evel has to reach the edge of a jump ramp and not go over it. If he does, he loses.**Stand &amp; Wheely Round: Similar to the standard Wheely Round, Evel has to keep his bike's front tire off the ground while standing on it. Some of these stages also feature obstacles such as rocks or barriers. The game also features four different arenas (Dirt Field, Caesar's Palace, Los Angeles Coliseum and Wembly Stadium). The player must complete ten different stunts before moving on to the next stage&lt;/story&gt; &lt;/game&gt;">
            <text:p>&lt;game name="Evel Knievel (USA)"&gt; &lt;year&gt;1999&lt;/year&gt; &lt;rating&gt;ESRB - E (Everyone)&lt;/rating&gt; &lt;title&gt;Evel Knievel &lt;/title&gt; &lt;pub&gt;Rockstar Games&lt;/pub&gt; &lt;dev&gt;Tarantula Studios &lt;/dev&gt; &lt;genre&gt;Driving&lt;/genre&gt; &lt;score&gt;3.6&lt;/score&gt; &lt;player&gt;1 Player&lt;/player&gt; &lt;story&gt;You take the role of famed motorcycle daredevil Robert Craig "Evel" Knievel in this game. You control him as he takes on several different stunts:•Wheely Round: Evel must race through a stretch of land while making sure the front tire of his bike does not touch the ground.**Jump Round: Evel must accelerate his bike and calculate the appropriate speed to jump from one ramp to another. Miss the ramp and you lose the round.**Stand Round: Evel must race through a stretch of land while standing on top of his bike!**Approach Round: Evel has to reach the edge of a jump ramp and not go over it. If he does, he loses.**Stand &amp; Wheely Round: Similar to the standard Wheely Round, Evel has to keep his bike's front tire off the ground while standing on it. Some of these stages also feature obstacles such as rocks or barriers. The game also features four different arenas (Dirt Field, Caesar's Palace, Los Angeles Coliseum and Wembly Stadium). The player must complete ten different stunts before moving on to the next stage&lt;/story&gt; &lt;/game&gt;</text:p>
          </table:table-cell>
          <table:table-cell table:number-columns-repeated="1013"/>
        </table:table-row>
        <table:table-row table:style-name="ro1">
          <table:table-cell office:value-type="string">
            <text:p>Extreme Ghostbusters (Europe)</text:p>
          </table:table-cell>
          <table:table-cell office:value-type="float" office:value="2001">
            <text:p>2001</text:p>
          </table:table-cell>
          <table:table-cell office:value-type="string">
            <text:p>ESRB - E (Everyone)</text:p>
          </table:table-cell>
          <table:table-cell office:value-type="string">
            <text:p>Extreme Ghostbusters </text:p>
          </table:table-cell>
          <table:table-cell office:value-type="string">
            <text:p>LSP</text:p>
          </table:table-cell>
          <table:table-cell office:value-type="string">
            <text:p>Magic Pockets </text:p>
          </table:table-cell>
          <table:table-cell office:value-type="string">
            <text:p>Action</text:p>
          </table:table-cell>
          <table:table-cell office:value-type="string">
            <text:p>1.7</text:p>
          </table:table-cell>
          <table:table-cell office:value-type="string">
            <text:p>1 Player</text:p>
          </table:table-cell>
          <table:table-cell office:value-type="string">
            <text:p>In an attempt to takeover the world, the newly liberated and powerful ectoplasmic forces, led by the half-human, half-demo Count Mercharior, have kidnapped two key members of the Extreme Ghostbusters team. Without wasting a second, Eduardo and Kylie jump into the famous Ecto-1 ambulance and race off to the rescue... Play as Eduardo and Kylie as you uncover the clues to the kidnapping, confront the evil Count Mercharior and return your teammates, Roland and Garrett, to safety!</text:p>
          </table:table-cell>
          <table:table-cell table:style-name="Default"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Extreme Ghostbusters (Europe)&quot;&gt; &lt;year&gt;2001&lt;/year&gt; &lt;rating&gt;ESRB - E (Everyone)&lt;/rating&gt; &lt;title&gt;Extreme Ghostbusters &lt;/title&gt; &lt;pub&gt;LSP&lt;/pub&gt; &lt;dev&gt;Magic Pockets &lt;/dev&gt; &lt;genre&gt;Action&lt;/genre&gt; &lt;score&gt;1.7&lt;/score&gt; &lt;player&gt;1 Player&lt;/player&gt; &lt;story&gt;In an attempt to takeover the world, the newly liberated and powerful ectoplasmic forces, led by the half-human, half-demo Count Mercharior, have kidnapped two key members of the Extreme Ghostbusters team. Without wasting a second, Eduardo and Kylie jump into the famous Ecto-1 ambulance and race off to the rescue... Play as Eduardo and Kylie as you uncover the clues to the kidnapping, confront the evil Count Mercharior and return your teammates, Roland and Garrett, to safety!&lt;/story&gt; &lt;/game&gt;">
            <text:p>&lt;game name="Extreme Ghostbusters (Europe)"&gt; &lt;year&gt;2001&lt;/year&gt; &lt;rating&gt;ESRB - E (Everyone)&lt;/rating&gt; &lt;title&gt;Extreme Ghostbusters &lt;/title&gt; &lt;pub&gt;LSP&lt;/pub&gt; &lt;dev&gt;Magic Pockets &lt;/dev&gt; &lt;genre&gt;Action&lt;/genre&gt; &lt;score&gt;1.7&lt;/score&gt; &lt;player&gt;1 Player&lt;/player&gt; &lt;story&gt;In an attempt to takeover the world, the newly liberated and powerful ectoplasmic forces, led by the half-human, half-demo Count Mercharior, have kidnapped two key members of the Extreme Ghostbusters team. Without wasting a second, Eduardo and Kylie jump into the famous Ecto-1 ambulance and race off to the rescue... Play as Eduardo and Kylie as you uncover the clues to the kidnapping, confront the evil Count Mercharior and return your teammates, Roland and Garrett, to safety!&lt;/story&gt; &lt;/game&gt;</text:p>
          </table:table-cell>
          <table:table-cell table:number-columns-repeated="1013"/>
        </table:table-row>
        <table:table-row table:style-name="ro1">
          <table:table-cell office:value-type="string">
            <text:p>Extreme Sports with the Berenstain Bears (USA, Europe)</text:p>
          </table:table-cell>
          <table:table-cell office:value-type="float" office:value="2000">
            <text:p>2000</text:p>
          </table:table-cell>
          <table:table-cell office:value-type="string">
            <text:p>ESRB - E (Everyone)</text:p>
          </table:table-cell>
          <table:table-cell office:value-type="string">
            <text:p>Extreme Sports with the Berenstain Bears </text:p>
          </table:table-cell>
          <table:table-cell office:value-type="string">
            <text:p>Sound Source</text:p>
          </table:table-cell>
          <table:table-cell office:value-type="string">
            <text:p>Ed Magnin and Associates</text:p>
          </table:table-cell>
          <table:table-cell office:value-type="string">
            <text:p>Sports</text:p>
          </table:table-cell>
          <table:table-cell office:value-type="string">
            <text:p>3.3</text:p>
          </table:table-cell>
          <table:table-cell office:value-type="string">
            <text:p>1 Player</text:p>
          </table:table-cell>
          <table:table-cell office:value-type="string">
            <text:p>Get extreme with Mama, Papa, Brother, and Sister Bear in their first Game Boy Color game, EXTREME SPORTS WITH THE BERENSTAIN BEARS! In this single-player game you'll control the members of the family as they participate in an assortment of extreme sports events. Use Brother or Sister Bear in kayaking, dirt boarding, biking, and luge, or take the whole family in the river rafting and toboggan sequences. All of the events take place from an overhead perspective, which provides the best view of the playing field. In each event you can perform a wild range of tricks and stunts to gain speed and shave seconds off the clock. Can you beat the high scores and become the best bear you can be? Well-animated characters set on colorful, detailed backgrounds ensure a bright presentation. EXTREME SPORTS WITH THE BERENSTAIN BEARS is only compatible with Game Boy Color systems.</text:p>
          </table:table-cell>
          <table:table-cell table:style-name="Default"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Extreme Sports with the Berenstain Bears (USA, Europe)&quot;&gt; &lt;year&gt;2000&lt;/year&gt; &lt;rating&gt;ESRB - E (Everyone)&lt;/rating&gt; &lt;title&gt;Extreme Sports with the Berenstain Bears &lt;/title&gt; &lt;pub&gt;Sound Source&lt;/pub&gt; &lt;dev&gt;Ed Magnin and Associates&lt;/dev&gt; &lt;genre&gt;Sports&lt;/genre&gt; &lt;score&gt;3.3&lt;/score&gt; &lt;player&gt;1 Player&lt;/player&gt; &lt;story&gt;Get extreme with Mama, Papa, Brother, and Sister Bear in their first Game Boy Color game, EXTREME SPORTS WITH THE BERENSTAIN BEARS! In this single-player game you'll control the members of the family as they participate in an assortment of extreme sports events. Use Brother or Sister Bear in kayaking, dirt boarding, biking, and luge, or take the whole family in the river rafting and toboggan sequences. All of the events take place from an overhead perspective, which provides the best view of the playing field. In each event you can perform a wild range of tricks and stunts to gain speed and shave seconds off the clock. Can you beat the high scores and become the best bear you can be? Well-animated characters set on colorful, detailed backgrounds ensure a bright presentation. EXTREME SPORTS WITH THE BERENSTAIN BEARS is only compatible with Game Boy Color systems.&lt;/story&gt; &lt;/game&gt;">
            <text:p>&lt;game name="Extreme Sports with the Berenstain Bears (USA, Europe)"&gt; &lt;year&gt;2000&lt;/year&gt; &lt;rating&gt;ESRB - E (Everyone)&lt;/rating&gt; &lt;title&gt;Extreme Sports with the Berenstain Bears &lt;/title&gt; &lt;pub&gt;Sound Source&lt;/pub&gt; &lt;dev&gt;Ed Magnin and Associates&lt;/dev&gt; &lt;genre&gt;Sports&lt;/genre&gt; &lt;score&gt;3.3&lt;/score&gt; &lt;player&gt;1 Player&lt;/player&gt; &lt;story&gt;Get extreme with Mama, Papa, Brother, and Sister Bear in their first Game Boy Color game, EXTREME SPORTS WITH THE BERENSTAIN BEARS! In this single-player game you'll control the members of the family as they participate in an assortment of extreme sports events. Use Brother or Sister Bear in kayaking, dirt boarding, biking, and luge, or take the whole family in the river rafting and toboggan sequences. All of the events take place from an overhead perspective, which provides the best view of the playing field. In each event you can perform a wild range of tricks and stunts to gain speed and shave seconds off the clock. Can you beat the high scores and become the best bear you can be? Well-animated characters set on colorful, detailed backgrounds ensure a bright presentation. EXTREME SPORTS WITH THE BERENSTAIN BEARS is only compatible with Game Boy Color systems.&lt;/story&gt; &lt;/game&gt;</text:p>
          </table:table-cell>
          <table:table-cell table:number-columns-repeated="1013"/>
        </table:table-row>
        <table:table-row table:style-name="ro1">
          <table:table-cell office:value-type="string">
            <text:p>F-1 World Grand Prix (Europe)</text:p>
          </table:table-cell>
          <table:table-cell office:value-type="float" office:value="2000">
            <text:p>2000</text:p>
          </table:table-cell>
          <table:table-cell office:value-type="string">
            <text:p>ESRB - E (Everyone)</text:p>
          </table:table-cell>
          <table:table-cell office:value-type="string">
            <text:p>F-1 World Grand Prix </text:p>
          </table:table-cell>
          <table:table-cell table:number-columns-repeated="2" office:value-type="string">
            <text:p>Video System</text:p>
          </table:table-cell>
          <table:table-cell office:value-type="string">
            <text:p>Driving</text:p>
          </table:table-cell>
          <table:table-cell office:value-type="string">
            <text:p>4.1</text:p>
          </table:table-cell>
          <table:table-cell office:value-type="string">
            <text:p>1-2 Players</text:p>
          </table:table-cell>
          <table:table-cell office:value-type="string">
            <text:p>F-1 World Grand Prix is a Formula 1 racing game for the Game Boy Color, based on the Nintendo 64 title. The Game Boy Color iteration features an official license of the 1998 season and thus all 11 authentic teams, drivers and tracks from that year. Unlike the Nintendo 64 version the game is completely in 2D and is viewed from a 3rd person perspective.****The game tries to deliver the most realistic racing experience on a handheld of its time. You can manually adjust many aspects of the car before each race, such as transmission, gear, and tyre types and the alignment of your spoilers.****The game features five playing modes (Grand Prix, Exhibition, Challenge, Time Trial and Two Player), two difficulty settings and allows for three separate save games. You can turn damage and different weather types on and off.</text:p>
          </table:table-cell>
          <table:table-cell table:style-name="Default"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F-1 World Grand Prix (Europe)&quot;&gt; &lt;year&gt;2000&lt;/year&gt; &lt;rating&gt;ESRB - E (Everyone)&lt;/rating&gt; &lt;title&gt;F-1 World Grand Prix &lt;/title&gt; &lt;pub&gt;Video System&lt;/pub&gt; &lt;dev&gt;Video System&lt;/dev&gt; &lt;genre&gt;Driving&lt;/genre&gt; &lt;score&gt;4.1&lt;/score&gt; &lt;player&gt;1-2 Players&lt;/player&gt; &lt;story&gt;F-1 World Grand Prix is a Formula 1 racing game for the Game Boy Color, based on the Nintendo 64 title. The Game Boy Color iteration features an official license of the 1998 season and thus all 11 authentic teams, drivers and tracks from that year. Unlike the Nintendo 64 version the game is completely in 2D and is viewed from a 3rd person perspective.****The game tries to deliver the most realistic racing experience on a handheld of its time. You can manually adjust many aspects of the car before each race, such as transmission, gear, and tyre types and the alignment of your spoilers.****The game features five playing modes (Grand Prix, Exhibition, Challenge, Time Trial and Two Player), two difficulty settings and allows for three separate save games. You can turn damage and different weather types on and off.&lt;/story&gt; &lt;/game&gt;">
            <text:p>&lt;game name="F-1 World Grand Prix (Europe)"&gt; &lt;year&gt;2000&lt;/year&gt; &lt;rating&gt;ESRB - E (Everyone)&lt;/rating&gt; &lt;title&gt;F-1 World Grand Prix &lt;/title&gt; &lt;pub&gt;Video System&lt;/pub&gt; &lt;dev&gt;Video System&lt;/dev&gt; &lt;genre&gt;Driving&lt;/genre&gt; &lt;score&gt;4.1&lt;/score&gt; &lt;player&gt;1-2 Players&lt;/player&gt; &lt;story&gt;F-1 World Grand Prix is a Formula 1 racing game for the Game Boy Color, based on the Nintendo 64 title. The Game Boy Color iteration features an official license of the 1998 season and thus all 11 authentic teams, drivers and tracks from that year. Unlike the Nintendo 64 version the game is completely in 2D and is viewed from a 3rd person perspective.****The game tries to deliver the most realistic racing experience on a handheld of its time. You can manually adjust many aspects of the car before each race, such as transmission, gear, and tyre types and the alignment of your spoilers.****The game features five playing modes (Grand Prix, Exhibition, Challenge, Time Trial and Two Player), two difficulty settings and allows for three separate save games. You can turn damage and different weather types on and off.&lt;/story&gt; &lt;/game&gt;</text:p>
          </table:table-cell>
          <table:table-cell table:number-columns-repeated="1013"/>
        </table:table-row>
        <table:table-row table:style-name="ro1">
          <table:table-cell office:value-type="string">
            <text:p>F-18 Thunder Strike (USA, Europe)</text:p>
          </table:table-cell>
          <table:table-cell office:value-type="float" office:value="2000">
            <text:p>2000</text:p>
          </table:table-cell>
          <table:table-cell office:value-type="string">
            <text:p>ESRB - E (Everyone)</text:p>
          </table:table-cell>
          <table:table-cell office:value-type="string">
            <text:p>F-18 Thunder Strike </text:p>
          </table:table-cell>
          <table:table-cell office:value-type="string">
            <text:p>Majesco Games</text:p>
          </table:table-cell>
          <table:table-cell office:value-type="string">
            <text:p>Morning Star Multimedia /</text:p>
          </table:table-cell>
          <table:table-cell office:value-type="string">
            <text:p>Simulation</text:p>
          </table:table-cell>
          <table:table-cell office:value-type="string">
            <text:p>4.0</text:p>
          </table:table-cell>
          <table:table-cell office:value-type="string">
            <text:p>1 Player</text:p>
          </table:table-cell>
          <table:table-cell office:value-type="string">
            <text:p>In a post-Cold War world, you can never tell when your next mission will be. In F-18 Thunderstrike, you're the pilot of an F-18 Strike Eagle, one of the most effective war machines ever made. Trouble in the Balkan region of southeastern Europe means your country needs you and your F-18 to suppress rogue governments and make the region safe.To do this, you'll have to fly sorties against MiG fighters. You'll use the F-18 Strike Eagle's instrument control panel and Heads Up Display (HUD) for targeting, radar, and landing displays. At your side are twin 20mm cannons to take down the bad guys</text:p>
          </table:table-cell>
          <table:table-cell table:style-name="Default"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F-18 Thunder Strike (USA, Europe)&quot;&gt; &lt;year&gt;2000&lt;/year&gt; &lt;rating&gt;ESRB - E (Everyone)&lt;/rating&gt; &lt;title&gt;F-18 Thunder Strike &lt;/title&gt; &lt;pub&gt;Majesco Games&lt;/pub&gt; &lt;dev&gt;Morning Star Multimedia /&lt;/dev&gt; &lt;genre&gt;Simulation&lt;/genre&gt; &lt;score&gt;4.0&lt;/score&gt; &lt;player&gt;1 Player&lt;/player&gt; &lt;story&gt;In a post-Cold War world, you can never tell when your next mission will be. In F-18 Thunderstrike, you're the pilot of an F-18 Strike Eagle, one of the most effective war machines ever made. Trouble in the Balkan region of southeastern Europe means your country needs you and your F-18 to suppress rogue governments and make the region safe.To do this, you'll have to fly sorties against MiG fighters. You'll use the F-18 Strike Eagle's instrument control panel and Heads Up Display (HUD) for targeting, radar, and landing displays. At your side are twin 20mm cannons to take down the bad guys&lt;/story&gt; &lt;/game&gt;">
            <text:p>&lt;game name="F-18 Thunder Strike (USA, Europe)"&gt; &lt;year&gt;2000&lt;/year&gt; &lt;rating&gt;ESRB - E (Everyone)&lt;/rating&gt; &lt;title&gt;F-18 Thunder Strike &lt;/title&gt; &lt;pub&gt;Majesco Games&lt;/pub&gt; &lt;dev&gt;Morning Star Multimedia /&lt;/dev&gt; &lt;genre&gt;Simulation&lt;/genre&gt; &lt;score&gt;4.0&lt;/score&gt; &lt;player&gt;1 Player&lt;/player&gt; &lt;story&gt;In a post-Cold War world, you can never tell when your next mission will be. In F-18 Thunderstrike, you're the pilot of an F-18 Strike Eagle, one of the most effective war machines ever made. Trouble in the Balkan region of southeastern Europe means your country needs you and your F-18 to suppress rogue governments and make the region safe.To do this, you'll have to fly sorties against MiG fighters. You'll use the F-18 Strike Eagle's instrument control panel and Heads Up Display (HUD) for targeting, radar, and landing displays. At your side are twin 20mm cannons to take down the bad guys&lt;/story&gt; &lt;/game&gt;</text:p>
          </table:table-cell>
          <table:table-cell table:number-columns-repeated="1013"/>
        </table:table-row>
        <table:table-row table:style-name="ro1">
          <table:table-cell office:value-type="string">
            <text:p>F.A. Premier League Stars 2001, The (Europe)</text:p>
          </table:table-cell>
          <table:table-cell office:value-type="float" office:value="2001">
            <text:p>2001</text:p>
          </table:table-cell>
          <table:table-cell office:value-type="string">
            <text:p>ESRB - E (Everyone)</text:p>
          </table:table-cell>
          <table:table-cell office:value-type="string">
            <text:p>F.A. Premier League Stars 2001, The </text:p>
          </table:table-cell>
          <table:table-cell office:value-type="string">
            <text:p>THQ</text:p>
          </table:table-cell>
          <table:table-cell office:value-type="string">
            <text:p>Krisalis Software </text:p>
          </table:table-cell>
          <table:table-cell office:value-type="string">
            <text:p>Sports</text:p>
          </table:table-cell>
          <table:table-cell office:value-type="string">
            <text:p>4.1</text:p>
          </table:table-cell>
          <table:table-cell office:value-type="string">
            <text:p>1 Player</text:p>
          </table:table-cell>
          <table:table-cell office:value-type="string">
            <text:p>The Game Boy Color version of Stars 2001 is very loosely based on the PC/Playstation game with the same name. Much of what made the original special is gone. For example, the whole concept of Star Points, which was such an important part of the console game has been removed. Left is a football game with a quite ordinary style. Due to the Premier League license all twenty teams are real and have real world players (16 in each team). The gameplay resembles the style of many classic games in the genre and is viewed from an top down perspective. Play modes available are friendly match, full season or a custom league of the players' choice.</text:p>
          </table:table-cell>
          <table:table-cell table:style-name="Default"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F.A. Premier League Stars 2001, The (Europe)&quot;&gt; &lt;year&gt;2001&lt;/year&gt; &lt;rating&gt;ESRB - E (Everyone)&lt;/rating&gt; &lt;title&gt;F.A. Premier League Stars 2001, The &lt;/title&gt; &lt;pub&gt;THQ&lt;/pub&gt; &lt;dev&gt;Krisalis Software &lt;/dev&gt; &lt;genre&gt;Sports&lt;/genre&gt; &lt;score&gt;4.1&lt;/score&gt; &lt;player&gt;1 Player&lt;/player&gt; &lt;story&gt;The Game Boy Color version of Stars 2001 is very loosely based on the PC/Playstation game with the same name. Much of what made the original special is gone. For example, the whole concept of Star Points, which was such an important part of the console game has been removed. Left is a football game with a quite ordinary style. Due to the Premier League license all twenty teams are real and have real world players (16 in each team). The gameplay resembles the style of many classic games in the genre and is viewed from an top down perspective. Play modes available are friendly match, full season or a custom league of the players' choice.&lt;/story&gt; &lt;/game&gt;">
            <text:p>&lt;game name="F.A. Premier League Stars 2001, The (Europe)"&gt; &lt;year&gt;2001&lt;/year&gt; &lt;rating&gt;ESRB - E (Everyone)&lt;/rating&gt; &lt;title&gt;F.A. Premier League Stars 2001, The &lt;/title&gt; &lt;pub&gt;THQ&lt;/pub&gt; &lt;dev&gt;Krisalis Software &lt;/dev&gt; &lt;genre&gt;Sports&lt;/genre&gt; &lt;score&gt;4.1&lt;/score&gt; &lt;player&gt;1 Player&lt;/player&gt; &lt;story&gt;The Game Boy Color version of Stars 2001 is very loosely based on the PC/Playstation game with the same name. Much of what made the original special is gone. For example, the whole concept of Star Points, which was such an important part of the console game has been removed. Left is a football game with a quite ordinary style. Due to the Premier League license all twenty teams are real and have real world players (16 in each team). The gameplay resembles the style of many classic games in the genre and is viewed from an top down perspective. Play modes available are friendly match, full season or a custom league of the players' choice.&lt;/story&gt; &lt;/game&gt;</text:p>
          </table:table-cell>
          <table:table-cell table:number-columns-repeated="1013"/>
        </table:table-row>
        <table:table-row table:style-name="ro1">
          <table:table-cell office:value-type="string">
            <text:p>F1 Championship Season 2000 (Europe)</text:p>
          </table:table-cell>
          <table:table-cell office:value-type="float" office:value="2000">
            <text:p>2000</text:p>
          </table:table-cell>
          <table:table-cell office:value-type="string">
            <text:p>ESRB - E (Everyone)</text:p>
          </table:table-cell>
          <table:table-cell office:value-type="string">
            <text:p>F1 Championship Season 2000 </text:p>
          </table:table-cell>
          <table:table-cell office:value-type="string">
            <text:p>EA Sports</text:p>
          </table:table-cell>
          <table:table-cell office:value-type="string">
            <text:p>Tiertex Design Studios </text:p>
          </table:table-cell>
          <table:table-cell office:value-type="string">
            <text:p>Driving</text:p>
          </table:table-cell>
          <table:table-cell office:value-type="string">
            <text:p>3.9</text:p>
          </table:table-cell>
          <table:table-cell office:value-type="string">
            <text:p>1 Player</text:p>
          </table:table-cell>
          <table:table-cell office:value-type="string">
            <text:p>All cars and drivers from the 2000 season are here and the game modes include a single race, a championship season, a custom season (where you pick the track order yourself) and a quick race where you start at last place in the field, and you must get as far up the field as possible in just 4 laps. </text:p>
          </table:table-cell>
          <table:table-cell table:style-name="Default"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F1 Championship Season 2000 (Europe)&quot;&gt; &lt;year&gt;2000&lt;/year&gt; &lt;rating&gt;ESRB - E (Everyone)&lt;/rating&gt; &lt;title&gt;F1 Championship Season 2000 &lt;/title&gt; &lt;pub&gt;EA Sports&lt;/pub&gt; &lt;dev&gt;Tiertex Design Studios &lt;/dev&gt; &lt;genre&gt;Driving&lt;/genre&gt; &lt;score&gt;3.9&lt;/score&gt; &lt;player&gt;1 Player&lt;/player&gt; &lt;story&gt;All cars and drivers from the 2000 season are here and the game modes include a single race, a championship season, a custom season (where you pick the track order yourself) and a quick race where you start at last place in the field, and you must get as far up the field as possible in just 4 laps. &lt;/story&gt; &lt;/game&gt;">
            <text:p>&lt;game name="F1 Championship Season 2000 (Europe)"&gt; &lt;year&gt;2000&lt;/year&gt; &lt;rating&gt;ESRB - E (Everyone)&lt;/rating&gt; &lt;title&gt;F1 Championship Season 2000 &lt;/title&gt; &lt;pub&gt;EA Sports&lt;/pub&gt; &lt;dev&gt;Tiertex Design Studios &lt;/dev&gt; &lt;genre&gt;Driving&lt;/genre&gt; &lt;score&gt;3.9&lt;/score&gt; &lt;player&gt;1 Player&lt;/player&gt; &lt;story&gt;All cars and drivers from the 2000 season are here and the game modes include a single race, a championship season, a custom season (where you pick the track order yourself) and a quick race where you start at last place in the field, and you must get as far up the field as possible in just 4 laps. &lt;/story&gt; &lt;/game&gt;</text:p>
          </table:table-cell>
          <table:table-cell table:number-columns-repeated="1013"/>
        </table:table-row>
        <table:table-row table:style-name="ro1">
          <table:table-cell office:value-type="string">
            <text:p>F1 Racing Championship (Europe)</text:p>
          </table:table-cell>
          <table:table-cell office:value-type="float" office:value="2000">
            <text:p>2000</text:p>
          </table:table-cell>
          <table:table-cell office:value-type="string">
            <text:p>ESRB - E (Everyone)</text:p>
          </table:table-cell>
          <table:table-cell office:value-type="string">
            <text:p>F1 Racing Championship </text:p>
          </table:table-cell>
          <table:table-cell office:value-type="string">
            <text:p>Ubisoft</text:p>
          </table:table-cell>
          <table:table-cell office:value-type="string">
            <text:p>Ubisoft Milan </text:p>
          </table:table-cell>
          <table:table-cell office:value-type="string">
            <text:p>Driving</text:p>
          </table:table-cell>
          <table:table-cell office:value-type="string">
            <text:p>3.6</text:p>
          </table:table-cell>
          <table:table-cell office:value-type="string">
            <text:p>1 Player</text:p>
          </table:table-cell>
          <table:table-cell office:value-type="string">
            <text:p>F1 Racing Championship is a a Formula One racing game. Like its counterpart on the PC and consoles the game has an official license for the 1999 season and features all drivers, cars and tracks from that season.****The game allows for a first person cockpit view of the races. The season can be played in arcade and simulation mode. In the latter mode the player is responsible for adjusting his car before each race.</text:p>
          </table:table-cell>
          <table:table-cell table:style-name="Default"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F1 Racing Championship (Europe)&quot;&gt; &lt;year&gt;2000&lt;/year&gt; &lt;rating&gt;ESRB - E (Everyone)&lt;/rating&gt; &lt;title&gt;F1 Racing Championship &lt;/title&gt; &lt;pub&gt;Ubisoft&lt;/pub&gt; &lt;dev&gt;Ubisoft Milan &lt;/dev&gt; &lt;genre&gt;Driving&lt;/genre&gt; &lt;score&gt;3.6&lt;/score&gt; &lt;player&gt;1 Player&lt;/player&gt; &lt;story&gt;F1 Racing Championship is a a Formula One racing game. Like its counterpart on the PC and consoles the game has an official license for the 1999 season and features all drivers, cars and tracks from that season.****The game allows for a first person cockpit view of the races. The season can be played in arcade and simulation mode. In the latter mode the player is responsible for adjusting his car before each race.&lt;/story&gt; &lt;/game&gt;">
            <text:p>&lt;game name="F1 Racing Championship (Europe)"&gt; &lt;year&gt;2000&lt;/year&gt; &lt;rating&gt;ESRB - E (Everyone)&lt;/rating&gt; &lt;title&gt;F1 Racing Championship &lt;/title&gt; &lt;pub&gt;Ubisoft&lt;/pub&gt; &lt;dev&gt;Ubisoft Milan &lt;/dev&gt; &lt;genre&gt;Driving&lt;/genre&gt; &lt;score&gt;3.6&lt;/score&gt; &lt;player&gt;1 Player&lt;/player&gt; &lt;story&gt;F1 Racing Championship is a a Formula One racing game. Like its counterpart on the PC and consoles the game has an official license for the 1999 season and features all drivers, cars and tracks from that season.****The game allows for a first person cockpit view of the races. The season can be played in arcade and simulation mode. In the latter mode the player is responsible for adjusting his car before each race.&lt;/story&gt; &lt;/game&gt;</text:p>
          </table:table-cell>
          <table:table-cell table:number-columns-repeated="1013"/>
        </table:table-row>
        <table:table-row table:style-name="ro1">
          <table:table-cell office:value-type="string">
            <text:p>F1 World Grand Prix II (USA)</text:p>
          </table:table-cell>
          <table:table-cell office:value-type="float" office:value="2000">
            <text:p>2000</text:p>
          </table:table-cell>
          <table:table-cell office:value-type="string">
            <text:p>ESRB - E (Everyone)</text:p>
          </table:table-cell>
          <table:table-cell office:value-type="string">
            <text:p>F1 World Grand Prix II </text:p>
          </table:table-cell>
          <table:table-cell office:value-type="string">
            <text:p>Konami</text:p>
          </table:table-cell>
          <table:table-cell office:value-type="string">
            <text:p>ITL</text:p>
          </table:table-cell>
          <table:table-cell office:value-type="string">
            <text:p>Driving</text:p>
          </table:table-cell>
          <table:table-cell office:value-type="string">
            <text:p>3.7</text:p>
          </table:table-cell>
          <table:table-cell office:value-type="string">
            <text:p>1-2 Players</text:p>
          </table:table-cell>
          <table:table-cell office:value-type="string">
            <text:p>F1 World Grand Prix II is a formula one racing game for the Game Boy. Unlike the Nintendo 64 title of the same name, it features the FIA license for the '99 season with all drivers, teams and tracks that come along with said license. Unlike both the Nintendo 64 and Dreamcast version the Game Boy Color version is completely in 2D, just as its predecessor. Playing modes include: exhibition, Grand Prix, time attack, challenge and match race. The latter is a two player mode which works with a link cable. Like the Nintendo 64 version the challenge mode allows you to replay some critical events in the season. Cars can be completely adjusted (tyres, gears, wings, fuel load) and comes with variable weather conditions. You can change said settings before a race and during pit stops.</text:p>
          </table:table-cell>
          <table:table-cell table:style-name="Default"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F1 World Grand Prix II (USA)&quot;&gt; &lt;year&gt;2000&lt;/year&gt; &lt;rating&gt;ESRB - E (Everyone)&lt;/rating&gt; &lt;title&gt;F1 World Grand Prix II &lt;/title&gt; &lt;pub&gt;Konami&lt;/pub&gt; &lt;dev&gt;ITL&lt;/dev&gt; &lt;genre&gt;Driving&lt;/genre&gt; &lt;score&gt;3.7&lt;/score&gt; &lt;player&gt;1-2 Players&lt;/player&gt; &lt;story&gt;F1 World Grand Prix II is a formula one racing game for the Game Boy. Unlike the Nintendo 64 title of the same name, it features the FIA license for the '99 season with all drivers, teams and tracks that come along with said license. Unlike both the Nintendo 64 and Dreamcast version the Game Boy Color version is completely in 2D, just as its predecessor. Playing modes include: exhibition, Grand Prix, time attack, challenge and match race. The latter is a two player mode which works with a link cable. Like the Nintendo 64 version the challenge mode allows you to replay some critical events in the season. Cars can be completely adjusted (tyres, gears, wings, fuel load) and comes with variable weather conditions. You can change said settings before a race and during pit stops.&lt;/story&gt; &lt;/game&gt;">
            <text:p>&lt;game name="F1 World Grand Prix II (USA)"&gt; &lt;year&gt;2000&lt;/year&gt; &lt;rating&gt;ESRB - E (Everyone)&lt;/rating&gt; &lt;title&gt;F1 World Grand Prix II &lt;/title&gt; &lt;pub&gt;Konami&lt;/pub&gt; &lt;dev&gt;ITL&lt;/dev&gt; &lt;genre&gt;Driving&lt;/genre&gt; &lt;score&gt;3.7&lt;/score&gt; &lt;player&gt;1-2 Players&lt;/player&gt; &lt;story&gt;F1 World Grand Prix II is a formula one racing game for the Game Boy. Unlike the Nintendo 64 title of the same name, it features the FIA license for the '99 season with all drivers, teams and tracks that come along with said license. Unlike both the Nintendo 64 and Dreamcast version the Game Boy Color version is completely in 2D, just as its predecessor. Playing modes include: exhibition, Grand Prix, time attack, challenge and match race. The latter is a two player mode which works with a link cable. Like the Nintendo 64 version the challenge mode allows you to replay some critical events in the season. Cars can be completely adjusted (tyres, gears, wings, fuel load) and comes with variable weather conditions. You can change said settings before a race and during pit stops.&lt;/story&gt; &lt;/game&gt;</text:p>
          </table:table-cell>
          <table:table-cell table:number-columns-repeated="1013"/>
        </table:table-row>
        <table:table-row table:style-name="ro1">
          <table:table-cell office:value-type="string">
            <text:p>FIFA 2000 (USA, Europe)</text:p>
          </table:table-cell>
          <table:table-cell office:value-type="float" office:value="1999">
            <text:p>1999</text:p>
          </table:table-cell>
          <table:table-cell office:value-type="string">
            <text:p>ESRB - E (Everyone)</text:p>
          </table:table-cell>
          <table:table-cell office:value-type="string">
            <text:p>FIFA 2000 </text:p>
          </table:table-cell>
          <table:table-cell office:value-type="string">
            <text:p>THQ</text:p>
          </table:table-cell>
          <table:table-cell office:value-type="string">
            <text:p>Tiertex Design Studios</text:p>
          </table:table-cell>
          <table:table-cell office:value-type="string">
            <text:p>Sports/Soccer</text:p>
          </table:table-cell>
          <table:table-cell office:value-type="string">
            <text:p>3.2</text:p>
          </table:table-cell>
          <table:table-cell office:value-type="string">
            <text:p>1 Player</text:p>
          </table:table-cell>
          <table:table-cell office:value-type="string">
            <text:p>The millennium installment of EAs popular soccer franchise brings a new match engine, over 450 club teams and 40 national from all over the world and also allowing to make dream matches between some of the Worlds' finest teams ever, such as Man. Utd. 1968 and early 90s AC Milan. A team and player editor allows complete edition of the teams. Game modes include Friendly, Cup, League (all customizable) and Season.****Gameplay is faster than it's predecessor, and also featuring a new shielding mode, to protect the ball when alone in front and set pieces from corners, which allow the player to kick the ball accurately to a player in the area.</text:p>
          </table:table-cell>
          <table:table-cell table:style-name="Default"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FIFA 2000 (USA, Europe)&quot;&gt; &lt;year&gt;1999&lt;/year&gt; &lt;rating&gt;ESRB - E (Everyone)&lt;/rating&gt; &lt;title&gt;FIFA 2000 &lt;/title&gt; &lt;pub&gt;THQ&lt;/pub&gt; &lt;dev&gt;Tiertex Design Studios&lt;/dev&gt; &lt;genre&gt;Sports/Soccer&lt;/genre&gt; &lt;score&gt;3.2&lt;/score&gt; &lt;player&gt;1 Player&lt;/player&gt; &lt;story&gt;The millennium installment of EAs popular soccer franchise brings a new match engine, over 450 club teams and 40 national from all over the world and also allowing to make dream matches between some of the Worlds' finest teams ever, such as Man. Utd. 1968 and early 90s AC Milan. A team and player editor allows complete edition of the teams. Game modes include Friendly, Cup, League (all customizable) and Season.****Gameplay is faster than it's predecessor, and also featuring a new shielding mode, to protect the ball when alone in front and set pieces from corners, which allow the player to kick the ball accurately to a player in the area.&lt;/story&gt; &lt;/game&gt;">
            <text:p>&lt;game name="FIFA 2000 (USA, Europe)"&gt; &lt;year&gt;1999&lt;/year&gt; &lt;rating&gt;ESRB - E (Everyone)&lt;/rating&gt; &lt;title&gt;FIFA 2000 &lt;/title&gt; &lt;pub&gt;THQ&lt;/pub&gt; &lt;dev&gt;Tiertex Design Studios&lt;/dev&gt; &lt;genre&gt;Sports/Soccer&lt;/genre&gt; &lt;score&gt;3.2&lt;/score&gt; &lt;player&gt;1 Player&lt;/player&gt; &lt;story&gt;The millennium installment of EAs popular soccer franchise brings a new match engine, over 450 club teams and 40 national from all over the world and also allowing to make dream matches between some of the Worlds' finest teams ever, such as Man. Utd. 1968 and early 90s AC Milan. A team and player editor allows complete edition of the teams. Game modes include Friendly, Cup, League (all customizable) and Season.****Gameplay is faster than it's predecessor, and also featuring a new shielding mode, to protect the ball when alone in front and set pieces from corners, which allow the player to kick the ball accurately to a player in the area.&lt;/story&gt; &lt;/game&gt;</text:p>
          </table:table-cell>
          <table:table-cell table:number-columns-repeated="1013"/>
        </table:table-row>
        <table:table-row table:style-name="ro1">
          <table:table-cell office:value-type="string">
            <text:p>Fish Files, The (Europe)</text:p>
          </table:table-cell>
          <table:table-cell office:value-type="float" office:value="2001">
            <text:p>2001</text:p>
          </table:table-cell>
          <table:table-cell office:value-type="string">
            <text:p>ESRB - E (Everyone)</text:p>
          </table:table-cell>
          <table:table-cell office:value-type="string">
            <text:p>Fish Files, The </text:p>
          </table:table-cell>
          <table:table-cell office:value-type="string">
            <text:p>7th Sense</text:p>
          </table:table-cell>
          <table:table-cell office:value-type="string">
            <text:p>Microids </text:p>
          </table:table-cell>
          <table:table-cell office:value-type="string">
            <text:p>Action</text:p>
          </table:table-cell>
          <table:table-cell office:value-type="string">
            <text:p>2.2</text:p>
          </table:table-cell>
          <table:table-cell office:value-type="string">
            <text:p>1 Player</text:p>
          </table:table-cell>
          <table:table-cell office:value-type="string">
            <text:p>In The Fish Files, you play as Dante, a college student in search of his kidnapped fish, Ramada. This is a traditional inventory-based, point-and-click adventure game in the style of the LucasArts classics.****Dante's quest will take him around the college and the town, as well as into several different time periods, in which you play as two of the other college students whose fish have also disappeared.</text:p>
          </table:table-cell>
          <table:table-cell table:style-name="Default"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Fish Files, The (Europe)&quot;&gt; &lt;year&gt;2001&lt;/year&gt; &lt;rating&gt;ESRB - E (Everyone)&lt;/rating&gt; &lt;title&gt;Fish Files, The &lt;/title&gt; &lt;pub&gt;7th Sense&lt;/pub&gt; &lt;dev&gt;Microids &lt;/dev&gt; &lt;genre&gt;Action&lt;/genre&gt; &lt;score&gt;2.2&lt;/score&gt; &lt;player&gt;1 Player&lt;/player&gt; &lt;story&gt;In The Fish Files, you play as Dante, a college student in search of his kidnapped fish, Ramada. This is a traditional inventory-based, point-and-click adventure game in the style of the LucasArts classics.****Dante's quest will take him around the college and the town, as well as into several different time periods, in which you play as two of the other college students whose fish have also disappeared.&lt;/story&gt; &lt;/game&gt;">
            <text:p>&lt;game name="Fish Files, The (Europe)"&gt; &lt;year&gt;2001&lt;/year&gt; &lt;rating&gt;ESRB - E (Everyone)&lt;/rating&gt; &lt;title&gt;Fish Files, The &lt;/title&gt; &lt;pub&gt;7th Sense&lt;/pub&gt; &lt;dev&gt;Microids &lt;/dev&gt; &lt;genre&gt;Action&lt;/genre&gt; &lt;score&gt;2.2&lt;/score&gt; &lt;player&gt;1 Player&lt;/player&gt; &lt;story&gt;In The Fish Files, you play as Dante, a college student in search of his kidnapped fish, Ramada. This is a traditional inventory-based, point-and-click adventure game in the style of the LucasArts classics.****Dante's quest will take him around the college and the town, as well as into several different time periods, in which you play as two of the other college students whose fish have also disappeared.&lt;/story&gt; &lt;/game&gt;</text:p>
          </table:table-cell>
          <table:table-cell table:number-columns-repeated="1013"/>
        </table:table-row>
        <table:table-row table:style-name="ro1">
          <table:table-cell office:value-type="string">
            <text:p>Fix &amp; Foxi - Episode 1 Lupo (Europe)</text:p>
          </table:table-cell>
          <table:table-cell office:value-type="float" office:value="2000">
            <text:p>2000</text:p>
          </table:table-cell>
          <table:table-cell office:value-type="string">
            <text:p>ESRB - E (Everyone)</text:p>
          </table:table-cell>
          <table:table-cell office:value-type="string">
            <text:p>Fix &amp; Foxi - Episode 1 Lupo </text:p>
          </table:table-cell>
          <table:table-cell table:number-columns-repeated="2" office:value-type="string">
            <text:p>Ravensburger Interactive</text:p>
          </table:table-cell>
          <table:table-cell office:value-type="string">
            <text:p>Platform</text:p>
          </table:table-cell>
          <table:table-cell office:value-type="string">
            <text:p>3.4</text:p>
          </table:table-cell>
          <table:table-cell office:value-type="string">
            <text:p>1 Player</text:p>
          </table:table-cell>
          <table:table-cell office:value-type="string">
            <text:p>Ironically, from his favorite storm to Lupo are sold because of nasty "gatherer" wants to build on Lupos plot a shopping center. Speed and skill are needed to help Lupo out of trouble. Funny jump'n'run with familiar characters from the Fix &amp; Foxi series, graphically lavish venues and varied puzzles provide long-lasting fun.. </text:p>
          </table:table-cell>
          <table:table-cell table:style-name="Default"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Fix &amp; Foxi - Episode 1 Lupo (Europe)&quot;&gt; &lt;year&gt;2000&lt;/year&gt; &lt;rating&gt;ESRB - E (Everyone)&lt;/rating&gt; &lt;title&gt;Fix &amp; Foxi - Episode 1 Lupo &lt;/title&gt; &lt;pub&gt;Ravensburger Interactive&lt;/pub&gt; &lt;dev&gt;Ravensburger Interactive&lt;/dev&gt; &lt;genre&gt;Platform&lt;/genre&gt; &lt;score&gt;3.4&lt;/score&gt; &lt;player&gt;1 Player&lt;/player&gt; &lt;story&gt;Ironically, from his favorite storm to Lupo are sold because of nasty &quot;gatherer&quot; wants to build on Lupos plot a shopping center. Speed and skill are needed to help Lupo out of trouble. Funny jump'n'run with familiar characters from the Fix &amp; Foxi series, graphically lavish venues and varied puzzles provide long-lasting fun.. &lt;/story&gt; &lt;/game&gt;">
            <text:p>&lt;game name="Fix &amp; Foxi - Episode 1 Lupo (Europe)"&gt; &lt;year&gt;2000&lt;/year&gt; &lt;rating&gt;ESRB - E (Everyone)&lt;/rating&gt; &lt;title&gt;Fix &amp; Foxi - Episode 1 Lupo &lt;/title&gt; &lt;pub&gt;Ravensburger Interactive&lt;/pub&gt; &lt;dev&gt;Ravensburger Interactive&lt;/dev&gt; &lt;genre&gt;Platform&lt;/genre&gt; &lt;score&gt;3.4&lt;/score&gt; &lt;player&gt;1 Player&lt;/player&gt; &lt;story&gt;Ironically, from his favorite storm to Lupo are sold because of nasty "gatherer" wants to build on Lupos plot a shopping center. Speed and skill are needed to help Lupo out of trouble. Funny jump'n'run with familiar characters from the Fix &amp; Foxi series, graphically lavish venues and varied puzzles provide long-lasting fun.. &lt;/story&gt; &lt;/game&gt;</text:p>
          </table:table-cell>
          <table:table-cell table:number-columns-repeated="1013"/>
        </table:table-row>
        <table:table-row table:style-name="ro1">
          <table:table-cell office:value-type="string">
            <text:p>Flintstones, The - Burgertime in Bedrock (USA)</text:p>
          </table:table-cell>
          <table:table-cell office:value-type="float" office:value="2001">
            <text:p>2001</text:p>
          </table:table-cell>
          <table:table-cell office:value-type="string">
            <text:p>ESRB - E (Everyone)</text:p>
          </table:table-cell>
          <table:table-cell office:value-type="string">
            <text:p>Flintstones, The - Burgertime in Bedrock </text:p>
          </table:table-cell>
          <table:table-cell office:value-type="string">
            <text:p>Electro Source</text:p>
          </table:table-cell>
          <table:table-cell office:value-type="string">
            <text:p>Conspiracy Entertainment</text:p>
          </table:table-cell>
          <table:table-cell office:value-type="string">
            <text:p>Action</text:p>
          </table:table-cell>
          <table:table-cell office:value-type="string">
            <text:p>3.7</text:p>
          </table:table-cell>
          <table:table-cell office:value-type="string">
            <text:p>1 Player</text:p>
          </table:table-cell>
          <table:table-cell office:value-type="string">
            <text:p>Burgertime in Bedrock is modeled after Data East's classic Arcade title 'Burger Time'. In this version, Fred Flintstone or Barney Rubble get a new job in the new fast food joint started by Mr. Slate. Within the restaurant, the Player (as Fred or Barney) has to assemble giant burgers by walking over the parts (bun, salad and so on) and causing them to drop onto a plate lower in the level. While doing so, Fred/Barney have to fend of a multitude of pests and avoid being attacked by enemies.****Certain extras (Buffalo Hat, Club, Elvis Guitar etc.) grant time limited special powers such as speed, invincibility or the help of Dino, the Flintstones pet dinosaur.****The game has 25 Levels, some scrolling horizontally. Multiplayer competition mode is possible over link cable.****It also features cartoon cut scenes with the Flintstones characters. Progress is tracked via password.</text:p>
          </table:table-cell>
          <table:table-cell table:style-name="Default"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Flintstones, The - Burgertime in Bedrock (USA)&quot;&gt; &lt;year&gt;2001&lt;/year&gt; &lt;rating&gt;ESRB - E (Everyone)&lt;/rating&gt; &lt;title&gt;Flintstones, The - Burgertime in Bedrock &lt;/title&gt; &lt;pub&gt;Electro Source&lt;/pub&gt; &lt;dev&gt;Conspiracy Entertainment&lt;/dev&gt; &lt;genre&gt;Action&lt;/genre&gt; &lt;score&gt;3.7&lt;/score&gt; &lt;player&gt;1 Player&lt;/player&gt; &lt;story&gt;Burgertime in Bedrock is modeled after Data East's classic Arcade title 'Burger Time'. In this version, Fred Flintstone or Barney Rubble get a new job in the new fast food joint started by Mr. Slate. Within the restaurant, the Player (as Fred or Barney) has to assemble giant burgers by walking over the parts (bun, salad and so on) and causing them to drop onto a plate lower in the level. While doing so, Fred/Barney have to fend of a multitude of pests and avoid being attacked by enemies.****Certain extras (Buffalo Hat, Club, Elvis Guitar etc.) grant time limited special powers such as speed, invincibility or the help of Dino, the Flintstones pet dinosaur.****The game has 25 Levels, some scrolling horizontally. Multiplayer competition mode is possible over link cable.****It also features cartoon cut scenes with the Flintstones characters. Progress is tracked via password.&lt;/story&gt; &lt;/game&gt;">
            <text:p>&lt;game name="Flintstones, The - Burgertime in Bedrock (USA)"&gt; &lt;year&gt;2001&lt;/year&gt; &lt;rating&gt;ESRB - E (Everyone)&lt;/rating&gt; &lt;title&gt;Flintstones, The - Burgertime in Bedrock &lt;/title&gt; &lt;pub&gt;Electro Source&lt;/pub&gt; &lt;dev&gt;Conspiracy Entertainment&lt;/dev&gt; &lt;genre&gt;Action&lt;/genre&gt; &lt;score&gt;3.7&lt;/score&gt; &lt;player&gt;1 Player&lt;/player&gt; &lt;story&gt;Burgertime in Bedrock is modeled after Data East's classic Arcade title 'Burger Time'. In this version, Fred Flintstone or Barney Rubble get a new job in the new fast food joint started by Mr. Slate. Within the restaurant, the Player (as Fred or Barney) has to assemble giant burgers by walking over the parts (bun, salad and so on) and causing them to drop onto a plate lower in the level. While doing so, Fred/Barney have to fend of a multitude of pests and avoid being attacked by enemies.****Certain extras (Buffalo Hat, Club, Elvis Guitar etc.) grant time limited special powers such as speed, invincibility or the help of Dino, the Flintstones pet dinosaur.****The game has 25 Levels, some scrolling horizontally. Multiplayer competition mode is possible over link cable.****It also features cartoon cut scenes with the Flintstones characters. Progress is tracked via password.&lt;/story&gt; &lt;/game&gt;</text:p>
          </table:table-cell>
          <table:table-cell table:number-columns-repeated="1013"/>
        </table:table-row>
        <table:table-row table:style-name="ro1">
          <table:table-cell office:value-type="string">
            <text:p>Flipper &amp; Lopaka (Europe)</text:p>
          </table:table-cell>
          <table:table-cell office:value-type="float" office:value="2001">
            <text:p>2001</text:p>
          </table:table-cell>
          <table:table-cell office:value-type="string">
            <text:p>ESRB - E (Everyone)</text:p>
          </table:table-cell>
          <table:table-cell office:value-type="string">
            <text:p>Flipper &amp; Lopaka </text:p>
          </table:table-cell>
          <table:table-cell office:value-type="string">
            <text:p>Planet Interactive</text:p>
          </table:table-cell>
          <table:table-cell office:value-type="string">
            <text:p>Planet Interactive </text:p>
          </table:table-cell>
          <table:table-cell office:value-type="string">
            <text:p>Action</text:p>
          </table:table-cell>
          <table:table-cell office:value-type="string">
            <text:p>2.7</text:p>
          </table:table-cell>
          <table:table-cell office:value-type="string">
            <text:p>1 Player</text:p>
          </table:table-cell>
          <table:table-cell office:value-type="string">
            <text:p>Flipper &amp; Lopaka is a collect'em style game based on the australian tv show of the same name</text:p>
          </table:table-cell>
          <table:table-cell table:style-name="Default"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Flipper &amp; Lopaka (Europe)&quot;&gt; &lt;year&gt;2001&lt;/year&gt; &lt;rating&gt;ESRB - E (Everyone)&lt;/rating&gt; &lt;title&gt;Flipper &amp; Lopaka &lt;/title&gt; &lt;pub&gt;Planet Interactive&lt;/pub&gt; &lt;dev&gt;Planet Interactive &lt;/dev&gt; &lt;genre&gt;Action&lt;/genre&gt; &lt;score&gt;2.7&lt;/score&gt; &lt;player&gt;1 Player&lt;/player&gt; &lt;story&gt;Flipper &amp; Lopaka is a collect'em style game based on the australian tv show of the same name&lt;/story&gt; &lt;/game&gt;">
            <text:p>&lt;game name="Flipper &amp; Lopaka (Europe)"&gt; &lt;year&gt;2001&lt;/year&gt; &lt;rating&gt;ESRB - E (Everyone)&lt;/rating&gt; &lt;title&gt;Flipper &amp; Lopaka &lt;/title&gt; &lt;pub&gt;Planet Interactive&lt;/pub&gt; &lt;dev&gt;Planet Interactive &lt;/dev&gt; &lt;genre&gt;Action&lt;/genre&gt; &lt;score&gt;2.7&lt;/score&gt; &lt;player&gt;1 Player&lt;/player&gt; &lt;story&gt;Flipper &amp; Lopaka is a collect'em style game based on the australian tv show of the same name&lt;/story&gt; &lt;/game&gt;</text:p>
          </table:table-cell>
          <table:table-cell table:number-columns-repeated="1013"/>
        </table:table-row>
        <table:table-row table:style-name="ro1">
          <table:table-cell office:value-type="string">
            <text:p>Force 21 (USA)</text:p>
          </table:table-cell>
          <table:table-cell office:value-type="float" office:value="2000">
            <text:p>2000</text:p>
          </table:table-cell>
          <table:table-cell office:value-type="string">
            <text:p>ESRB - E (Everyone)</text:p>
          </table:table-cell>
          <table:table-cell office:value-type="string">
            <text:p>Force 21 </text:p>
          </table:table-cell>
          <table:table-cell office:value-type="string">
            <text:p>Red Storm Entertainment</text:p>
          </table:table-cell>
          <table:table-cell office:value-type="string">
            <text:p>The Code Monkeys</text:p>
          </table:table-cell>
          <table:table-cell office:value-type="string">
            <text:p>Action</text:p>
          </table:table-cell>
          <table:table-cell office:value-type="string">
            <text:p>2.8</text:p>
          </table:table-cell>
          <table:table-cell office:value-type="string">
            <text:p>1 Player</text:p>
          </table:table-cell>
          <table:table-cell office:value-type="string">
            <text:p>It is the year 2015, and China is invading Russia for more resources. In their way is the US "Force 21". Take either side in this 3D RTS. There are no unit building. What you got is what you have to work with. Command over 40 different units of high-tech combat in 30 single-player campaigns and 10 multiplayer maps. Up to 4 players can join multiplayer action. Edit your own maps and missions with the included editor.</text:p>
          </table:table-cell>
          <table:table-cell table:style-name="Default"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Force 21 (USA)&quot;&gt; &lt;year&gt;2000&lt;/year&gt; &lt;rating&gt;ESRB - E (Everyone)&lt;/rating&gt; &lt;title&gt;Force 21 &lt;/title&gt; &lt;pub&gt;Red Storm Entertainment&lt;/pub&gt; &lt;dev&gt;The Code Monkeys&lt;/dev&gt; &lt;genre&gt;Action&lt;/genre&gt; &lt;score&gt;2.8&lt;/score&gt; &lt;player&gt;1 Player&lt;/player&gt; &lt;story&gt;It is the year 2015, and China is invading Russia for more resources. In their way is the US &quot;Force 21&quot;. Take either side in this 3D RTS. There are no unit building. What you got is what you have to work with. Command over 40 different units of high-tech combat in 30 single-player campaigns and 10 multiplayer maps. Up to 4 players can join multiplayer action. Edit your own maps and missions with the included editor.&lt;/story&gt; &lt;/game&gt;">
            <text:p>&lt;game name="Force 21 (USA)"&gt; &lt;year&gt;2000&lt;/year&gt; &lt;rating&gt;ESRB - E (Everyone)&lt;/rating&gt; &lt;title&gt;Force 21 &lt;/title&gt; &lt;pub&gt;Red Storm Entertainment&lt;/pub&gt; &lt;dev&gt;The Code Monkeys&lt;/dev&gt; &lt;genre&gt;Action&lt;/genre&gt; &lt;score&gt;2.8&lt;/score&gt; &lt;player&gt;1 Player&lt;/player&gt; &lt;story&gt;It is the year 2015, and China is invading Russia for more resources. In their way is the US "Force 21". Take either side in this 3D RTS. There are no unit building. What you got is what you have to work with. Command over 40 different units of high-tech combat in 30 single-player campaigns and 10 multiplayer maps. Up to 4 players can join multiplayer action. Edit your own maps and missions with the included editor.&lt;/story&gt; &lt;/game&gt;</text:p>
          </table:table-cell>
          <table:table-cell table:number-columns-repeated="1013"/>
        </table:table-row>
        <table:table-row table:style-name="ro1">
          <table:table-cell office:value-type="string">
            <text:p>Formula One 2000 (USA)</text:p>
          </table:table-cell>
          <table:table-cell office:value-type="float" office:value="2000">
            <text:p>2000</text:p>
          </table:table-cell>
          <table:table-cell office:value-type="string">
            <text:p>ESRB - E (Everyone)</text:p>
          </table:table-cell>
          <table:table-cell office:value-type="string">
            <text:p>Formula One 2000 </text:p>
          </table:table-cell>
          <table:table-cell office:value-type="string">
            <text:p>Take-Two Interactive</text:p>
          </table:table-cell>
          <table:table-cell office:value-type="string">
            <text:p>Tarantula Studios</text:p>
          </table:table-cell>
          <table:table-cell office:value-type="string">
            <text:p>Driving</text:p>
          </table:table-cell>
          <table:table-cell office:value-type="string">
            <text:p>4.3</text:p>
          </table:table-cell>
          <table:table-cell office:value-type="string">
            <text:p>1 Player</text:p>
          </table:table-cell>
          <table:table-cell office:value-type="string">
            <text:p>Formula One 2000 is an officially licensed Formula One racing game. The game is the 5th in Psygnosis/Sony series of Formula One racing games. All tracks, teams, cars and drivers from the 2000 season are in the game and can be selected. The game features a realistic damage model and various racing modes, including championship, single race-weekend, free practice and splitscreen mode for two players. Before each race, many aspects of the car can be customised. This is the first in the series to feature a safety car. </text:p>
          </table:table-cell>
          <table:table-cell table:style-name="Default"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Formula One 2000 (USA)&quot;&gt; &lt;year&gt;2000&lt;/year&gt; &lt;rating&gt;ESRB - E (Everyone)&lt;/rating&gt; &lt;title&gt;Formula One 2000 &lt;/title&gt; &lt;pub&gt;Take-Two Interactive&lt;/pub&gt; &lt;dev&gt;Tarantula Studios&lt;/dev&gt; &lt;genre&gt;Driving&lt;/genre&gt; &lt;score&gt;4.3&lt;/score&gt; &lt;player&gt;1 Player&lt;/player&gt; &lt;story&gt;Formula One 2000 is an officially licensed Formula One racing game. The game is the 5th in Psygnosis/Sony series of Formula One racing games. All tracks, teams, cars and drivers from the 2000 season are in the game and can be selected. The game features a realistic damage model and various racing modes, including championship, single race-weekend, free practice and splitscreen mode for two players. Before each race, many aspects of the car can be customised. This is the first in the series to feature a safety car. &lt;/story&gt; &lt;/game&gt;">
            <text:p>&lt;game name="Formula One 2000 (USA)"&gt; &lt;year&gt;2000&lt;/year&gt; &lt;rating&gt;ESRB - E (Everyone)&lt;/rating&gt; &lt;title&gt;Formula One 2000 &lt;/title&gt; &lt;pub&gt;Take-Two Interactive&lt;/pub&gt; &lt;dev&gt;Tarantula Studios&lt;/dev&gt; &lt;genre&gt;Driving&lt;/genre&gt; &lt;score&gt;4.3&lt;/score&gt; &lt;player&gt;1 Player&lt;/player&gt; &lt;story&gt;Formula One 2000 is an officially licensed Formula One racing game. The game is the 5th in Psygnosis/Sony series of Formula One racing games. All tracks, teams, cars and drivers from the 2000 season are in the game and can be selected. The game features a realistic damage model and various racing modes, including championship, single race-weekend, free practice and splitscreen mode for two players. Before each race, many aspects of the car can be customised. This is the first in the series to feature a safety car. &lt;/story&gt; &lt;/game&gt;</text:p>
          </table:table-cell>
          <table:table-cell table:number-columns-repeated="1013"/>
        </table:table-row>
        <table:table-row table:style-name="ro1">
          <table:table-cell office:value-type="string">
            <text:p>Fort Boyard (Europe)</text:p>
          </table:table-cell>
          <table:table-cell office:value-type="float" office:value="2001">
            <text:p>2001</text:p>
          </table:table-cell>
          <table:table-cell office:value-type="string">
            <text:p>ESRB - E (Everyone)</text:p>
          </table:table-cell>
          <table:table-cell office:value-type="string">
            <text:p>Fort Boyard </text:p>
          </table:table-cell>
          <table:table-cell office:value-type="string">
            <text:p>Titus Software</text:p>
          </table:table-cell>
          <table:table-cell office:value-type="string">
            <text:p>Microids </text:p>
          </table:table-cell>
          <table:table-cell office:value-type="string">
            <text:p>Action</text:p>
          </table:table-cell>
          <table:table-cell office:value-type="string">
            <text:p>3.6</text:p>
          </table:table-cell>
          <table:table-cell office:value-type="string">
            <text:p>1 Player</text:p>
          </table:table-cell>
          <table:table-cell office:value-type="string">
            <text:p>Based on the international game TV show of the same name which first became popular in France in the early 1990s.****Teams of 4 players compete in physical and mental challenges to earn keys that unlock a trove of prizes. Players meet famous Fort Boyard characters and animals in various situations.</text:p>
          </table:table-cell>
          <table:table-cell table:style-name="Default"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Fort Boyard (Europe)&quot;&gt; &lt;year&gt;2001&lt;/year&gt; &lt;rating&gt;ESRB - E (Everyone)&lt;/rating&gt; &lt;title&gt;Fort Boyard &lt;/title&gt; &lt;pub&gt;Titus Software&lt;/pub&gt; &lt;dev&gt;Microids &lt;/dev&gt; &lt;genre&gt;Action&lt;/genre&gt; &lt;score&gt;3.6&lt;/score&gt; &lt;player&gt;1 Player&lt;/player&gt; &lt;story&gt;Based on the international game TV show of the same name which first became popular in France in the early 1990s.****Teams of 4 players compete in physical and mental challenges to earn keys that unlock a trove of prizes. Players meet famous Fort Boyard characters and animals in various situations.&lt;/story&gt; &lt;/game&gt;">
            <text:p>&lt;game name="Fort Boyard (Europe)"&gt; &lt;year&gt;2001&lt;/year&gt; &lt;rating&gt;ESRB - E (Everyone)&lt;/rating&gt; &lt;title&gt;Fort Boyard &lt;/title&gt; &lt;pub&gt;Titus Software&lt;/pub&gt; &lt;dev&gt;Microids &lt;/dev&gt; &lt;genre&gt;Action&lt;/genre&gt; &lt;score&gt;3.6&lt;/score&gt; &lt;player&gt;1 Player&lt;/player&gt; &lt;story&gt;Based on the international game TV show of the same name which first became popular in France in the early 1990s.****Teams of 4 players compete in physical and mental challenges to earn keys that unlock a trove of prizes. Players meet famous Fort Boyard characters and animals in various situations.&lt;/story&gt; &lt;/game&gt;</text:p>
          </table:table-cell>
          <table:table-cell table:number-columns-repeated="1013"/>
        </table:table-row>
        <table:table-row table:style-name="ro1">
          <table:table-cell office:value-type="string">
            <text:p>Frogger (USA) (Rev B)</text:p>
          </table:table-cell>
          <table:table-cell office:value-type="float" office:value="1998">
            <text:p>1998</text:p>
          </table:table-cell>
          <table:table-cell office:value-type="string">
            <text:p>ESRB - E (Everyone)</text:p>
          </table:table-cell>
          <table:table-cell office:value-type="string">
            <text:p>Frogger </text:p>
          </table:table-cell>
          <table:table-cell office:value-type="string">
            <text:p>Majesco Games</text:p>
          </table:table-cell>
          <table:table-cell office:value-type="string">
            <text:p>Morning Star Multimedia </text:p>
          </table:table-cell>
          <table:table-cell office:value-type="string">
            <text:p>Action</text:p>
          </table:table-cell>
          <table:table-cell office:value-type="string">
            <text:p>2.9</text:p>
          </table:table-cell>
          <table:table-cell office:value-type="string">
            <text:p>1-2 Players</text:p>
          </table:table-cell>
          <table:table-cell office:value-type="string">
            <text:p>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text:p>
          </table:table-cell>
          <table:table-cell table:style-name="Default"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Frogger (USA) (Rev B)&quot;&gt; &lt;year&gt;1998&lt;/year&gt; &lt;rating&gt;ESRB - E (Everyone)&lt;/rating&gt; &lt;title&gt;Frogger &lt;/title&gt; &lt;pub&gt;Majesco Games&lt;/pub&gt; &lt;dev&gt;Morning Star Multimedia &lt;/dev&gt; &lt;genre&gt;Action&lt;/genre&gt; &lt;score&gt;2.9&lt;/score&gt; &lt;player&gt;1-2 Players&lt;/player&gt; &lt;story&gt;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lt;/story&gt; &lt;/game&gt;">
            <text:p>&lt;game name="Frogger (USA) (Rev B)"&gt; &lt;year&gt;1998&lt;/year&gt; &lt;rating&gt;ESRB - E (Everyone)&lt;/rating&gt; &lt;title&gt;Frogger &lt;/title&gt; &lt;pub&gt;Majesco Games&lt;/pub&gt; &lt;dev&gt;Morning Star Multimedia &lt;/dev&gt; &lt;genre&gt;Action&lt;/genre&gt; &lt;score&gt;2.9&lt;/score&gt; &lt;player&gt;1-2 Players&lt;/player&gt; &lt;story&gt;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lt;/story&gt; &lt;/game&gt;</text:p>
          </table:table-cell>
          <table:table-cell table:number-columns-repeated="1013"/>
        </table:table-row>
        <table:table-row table:style-name="ro1">
          <table:table-cell office:value-type="string">
            <text:p>Frogger 2 (USA)</text:p>
          </table:table-cell>
          <table:table-cell office:value-type="float" office:value="2000">
            <text:p>2000</text:p>
          </table:table-cell>
          <table:table-cell office:value-type="string">
            <text:p>ESRB - E (Everyone)</text:p>
          </table:table-cell>
          <table:table-cell office:value-type="string">
            <text:p>Frogger 2 </text:p>
          </table:table-cell>
          <table:table-cell office:value-type="string">
            <text:p>Majesco Games</text:p>
          </table:table-cell>
          <table:table-cell office:value-type="string">
            <text:p>Morning Star Multimedia </text:p>
          </table:table-cell>
          <table:table-cell office:value-type="string">
            <text:p>Action</text:p>
          </table:table-cell>
          <table:table-cell office:value-type="string">
            <text:p>3.2</text:p>
          </table:table-cell>
          <table:table-cell office:value-type="string">
            <text:p>1 Player</text:p>
          </table:table-cell>
          <table:table-cell office:value-type="string">
            <text:p>Frogger 2 is an extension of the original Frogger, making the levels containing the usual highways and rivers vertically scrolling, with limited side scrolling. Along the way from the bottom to the top of the level, you can collect gems and extra lives, and each level usually has one or more restart points. Along the way, your frog encounters and older, wiser frog called Tadius, who offers advice on strategy.****You can save several games and pick up where you left off, as well as revisit finished levels. The game is made up of several worlds with different themes.</text:p>
          </table:table-cell>
          <table:table-cell table:style-name="Default"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Frogger 2 (USA)&quot;&gt; &lt;year&gt;2000&lt;/year&gt; &lt;rating&gt;ESRB - E (Everyone)&lt;/rating&gt; &lt;title&gt;Frogger 2 &lt;/title&gt; &lt;pub&gt;Majesco Games&lt;/pub&gt; &lt;dev&gt;Morning Star Multimedia &lt;/dev&gt; &lt;genre&gt;Action&lt;/genre&gt; &lt;score&gt;3.2&lt;/score&gt; &lt;player&gt;1 Player&lt;/player&gt; &lt;story&gt;Frogger 2 is an extension of the original Frogger, making the levels containing the usual highways and rivers vertically scrolling, with limited side scrolling. Along the way from the bottom to the top of the level, you can collect gems and extra lives, and each level usually has one or more restart points. Along the way, your frog encounters and older, wiser frog called Tadius, who offers advice on strategy.****You can save several games and pick up where you left off, as well as revisit finished levels. The game is made up of several worlds with different themes.&lt;/story&gt; &lt;/game&gt;">
            <text:p>&lt;game name="Frogger 2 (USA)"&gt; &lt;year&gt;2000&lt;/year&gt; &lt;rating&gt;ESRB - E (Everyone)&lt;/rating&gt; &lt;title&gt;Frogger 2 &lt;/title&gt; &lt;pub&gt;Majesco Games&lt;/pub&gt; &lt;dev&gt;Morning Star Multimedia &lt;/dev&gt; &lt;genre&gt;Action&lt;/genre&gt; &lt;score&gt;3.2&lt;/score&gt; &lt;player&gt;1 Player&lt;/player&gt; &lt;story&gt;Frogger 2 is an extension of the original Frogger, making the levels containing the usual highways and rivers vertically scrolling, with limited side scrolling. Along the way from the bottom to the top of the level, you can collect gems and extra lives, and each level usually has one or more restart points. Along the way, your frog encounters and older, wiser frog called Tadius, who offers advice on strategy.****You can save several games and pick up where you left off, as well as revisit finished levels. The game is made up of several worlds with different themes.&lt;/story&gt; &lt;/game&gt;</text:p>
          </table:table-cell>
          <table:table-cell table:number-columns-repeated="1013"/>
        </table:table-row>
        <table:table-row table:style-name="ro1">
          <table:table-cell office:value-type="string">
            <text:p>Galaga - Destination Earth (USA)</text:p>
          </table:table-cell>
          <table:table-cell office:value-type="float" office:value="2000">
            <text:p>2000</text:p>
          </table:table-cell>
          <table:table-cell office:value-type="string">
            <text:p>ESRB - E (Everyone)</text:p>
          </table:table-cell>
          <table:table-cell office:value-type="string">
            <text:p>Galaga - Destination Earth </text:p>
          </table:table-cell>
          <table:table-cell office:value-type="string">
            <text:p>Hasbro Interactive</text:p>
          </table:table-cell>
          <table:table-cell office:value-type="string">
            <text:p>Pipe Dream Interactive </text:p>
          </table:table-cell>
          <table:table-cell office:value-type="string">
            <text:p>Shoot-'Em-Up</text:p>
          </table:table-cell>
          <table:table-cell office:value-type="string">
            <text:p>3.4</text:p>
          </table:table-cell>
          <table:table-cell office:value-type="string">
            <text:p>1 Player</text:p>
          </table:table-cell>
          <table:table-cell office:value-type="string">
            <text:p>This handheld version is in the same spirit as its console cousins, excluding the graphics and the 3-D perspective. <text:s/>This version has four different backgrounds that will vertically scroll along with a plethora of colorful enemy ships.****Players can upgrade to more powerful weapons including doubling their firepower by recapturing their ships that can be taken by Galaga command ships. <text:s/>However, this version does not have Challenge stages that its other versions have.</text:p>
          </table:table-cell>
          <table:table-cell table:style-name="Default"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Galaga - Destination Earth (USA)&quot;&gt; &lt;year&gt;2000&lt;/year&gt; &lt;rating&gt;ESRB - E (Everyone)&lt;/rating&gt; &lt;title&gt;Galaga - Destination Earth &lt;/title&gt; &lt;pub&gt;Hasbro Interactive&lt;/pub&gt; &lt;dev&gt;Pipe Dream Interactive &lt;/dev&gt; &lt;genre&gt;Shoot-'Em-Up&lt;/genre&gt; &lt;score&gt;3.4&lt;/score&gt; &lt;player&gt;1 Player&lt;/player&gt; &lt;story&gt;This handheld version is in the same spirit as its console cousins, excluding the graphics and the 3-D perspective.  This version has four different backgrounds that will vertically scroll along with a plethora of colorful enemy ships.****Players can upgrade to more powerful weapons including doubling their firepower by recapturing their ships that can be taken by Galaga command ships.  However, this version does not have Challenge stages that its other versions have.&lt;/story&gt; &lt;/game&gt;">
            <text:p>&lt;game name="Galaga - Destination Earth (USA)"&gt; &lt;year&gt;2000&lt;/year&gt; &lt;rating&gt;ESRB - E (Everyone)&lt;/rating&gt; &lt;title&gt;Galaga - Destination Earth &lt;/title&gt; &lt;pub&gt;Hasbro Interactive&lt;/pub&gt; &lt;dev&gt;Pipe Dream Interactive &lt;/dev&gt; &lt;genre&gt;Shoot-'Em-Up&lt;/genre&gt; &lt;score&gt;3.4&lt;/score&gt; &lt;player&gt;1 Player&lt;/player&gt; &lt;story&gt;This handheld version is in the same spirit as its console cousins, excluding the graphics and the 3-D perspective. <text:s/>This version has four different backgrounds that will vertically scroll along with a plethora of colorful enemy ships.****Players can upgrade to more powerful weapons including doubling their firepower by recapturing their ships that can be taken by Galaga command ships. <text:s/>However, this version does not have Challenge stages that its other versions have.&lt;/story&gt; &lt;/game&gt;</text:p>
          </table:table-cell>
          <table:table-cell table:number-columns-repeated="1013"/>
        </table:table-row>
        <table:table-row table:style-name="ro1">
          <table:table-cell office:value-type="string">
            <text:p>Game &amp; Watch Gallery 2 (USA, Europe)</text:p>
          </table:table-cell>
          <table:table-cell office:value-type="float" office:value="1998">
            <text:p>1998</text:p>
          </table:table-cell>
          <table:table-cell office:value-type="string">
            <text:p>ESRB - E (Everyone)</text:p>
          </table:table-cell>
          <table:table-cell office:value-type="string">
            <text:p>Game &amp; Watch Gallery 2 </text:p>
          </table:table-cell>
          <table:table-cell office:value-type="string">
            <text:p>Nintendo</text:p>
          </table:table-cell>
          <table:table-cell office:value-type="string">
            <text:p>TOSE </text:p>
          </table:table-cell>
          <table:table-cell office:value-type="string">
            <text:p>Mini-Games</text:p>
          </table:table-cell>
          <table:table-cell office:value-type="string">
            <text:p>3.8</text:p>
          </table:table-cell>
          <table:table-cell office:value-type="string">
            <text:p>1 Player</text:p>
          </table:table-cell>
          <table:table-cell office:value-type="string">
            <text:p>Game &amp; Watch Gallery 2 features 5 original Game &amp; Watch games from the 1980's plus 5 re-mixed versions in full color featuring a cast of characters from the Mario World (incl. Mario, Peach, Yoshi, Luigi and more). The game included are:****Parachute: Catch the falling characters to gain points.****Helmet: Run around the arena while trying to avoid falling objects.****Chef: Catch falling pieces of food and cook them to feed to customers.****Vermin: Move around the arena and whack the characters to climb out of the holes in the ground.****Donkey Kong: The original Donkey Kong game, where as Mario you must stop Donkey Kong and save the Princess by collecting keys and dodging falling obstacles thrown by Donkey Kong.</text:p>
          </table:table-cell>
          <table:table-cell table:style-name="Default"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Game &amp; Watch Gallery 2 (USA, Europe)&quot;&gt; &lt;year&gt;1998&lt;/year&gt; &lt;rating&gt;ESRB - E (Everyone)&lt;/rating&gt; &lt;title&gt;Game &amp; Watch Gallery 2 &lt;/title&gt; &lt;pub&gt;Nintendo&lt;/pub&gt; &lt;dev&gt;TOSE &lt;/dev&gt; &lt;genre&gt;Mini-Games&lt;/genre&gt; &lt;score&gt;3.8&lt;/score&gt; &lt;player&gt;1 Player&lt;/player&gt; &lt;story&gt;Game &amp; Watch Gallery 2 features 5 original Game &amp; Watch games from the 1980's plus 5 re-mixed versions in full color featuring a cast of characters from the Mario World (incl. Mario, Peach, Yoshi, Luigi and more). The game included are:****Parachute: Catch the falling characters to gain points.****Helmet: Run around the arena while trying to avoid falling objects.****Chef: Catch falling pieces of food and cook them to feed to customers.****Vermin: Move around the arena and whack the characters to climb out of the holes in the ground.****Donkey Kong: The original Donkey Kong game, where as Mario you must stop Donkey Kong and save the Princess by collecting keys and dodging falling obstacles thrown by Donkey Kong.&lt;/story&gt; &lt;/game&gt;">
            <text:p>&lt;game name="Game &amp; Watch Gallery 2 (USA, Europe)"&gt; &lt;year&gt;1998&lt;/year&gt; &lt;rating&gt;ESRB - E (Everyone)&lt;/rating&gt; &lt;title&gt;Game &amp; Watch Gallery 2 &lt;/title&gt; &lt;pub&gt;Nintendo&lt;/pub&gt; &lt;dev&gt;TOSE &lt;/dev&gt; &lt;genre&gt;Mini-Games&lt;/genre&gt; &lt;score&gt;3.8&lt;/score&gt; &lt;player&gt;1 Player&lt;/player&gt; &lt;story&gt;Game &amp; Watch Gallery 2 features 5 original Game &amp; Watch games from the 1980's plus 5 re-mixed versions in full color featuring a cast of characters from the Mario World (incl. Mario, Peach, Yoshi, Luigi and more). The game included are:****Parachute: Catch the falling characters to gain points.****Helmet: Run around the arena while trying to avoid falling objects.****Chef: Catch falling pieces of food and cook them to feed to customers.****Vermin: Move around the arena and whack the characters to climb out of the holes in the ground.****Donkey Kong: The original Donkey Kong game, where as Mario you must stop Donkey Kong and save the Princess by collecting keys and dodging falling obstacles thrown by Donkey Kong.&lt;/story&gt; &lt;/game&gt;</text:p>
          </table:table-cell>
          <table:table-cell table:number-columns-repeated="1013"/>
        </table:table-row>
        <table:table-row table:style-name="ro1">
          <table:table-cell office:value-type="string">
            <text:p>Game &amp; Watch Gallery 3 (USA, Europe)</text:p>
          </table:table-cell>
          <table:table-cell office:value-type="float" office:value="1999">
            <text:p>1999</text:p>
          </table:table-cell>
          <table:table-cell office:value-type="string">
            <text:p>ESRB - E (Everyone)</text:p>
          </table:table-cell>
          <table:table-cell office:value-type="string">
            <text:p>Game &amp; Watch Gallery 3 </text:p>
          </table:table-cell>
          <table:table-cell office:value-type="string">
            <text:p>Nintendo</text:p>
          </table:table-cell>
          <table:table-cell office:value-type="string">
            <text:p>TOSE </text:p>
          </table:table-cell>
          <table:table-cell office:value-type="string">
            <text:p>Mini-Games</text:p>
          </table:table-cell>
          <table:table-cell office:value-type="string">
            <text:p>3.8</text:p>
          </table:table-cell>
          <table:table-cell office:value-type="string">
            <text:p>1-2 Players</text:p>
          </table:table-cell>
          <table:table-cell office:value-type="string">
            <text:p>The third in a series of re-creations of classic Nintendo Game &amp; Watch games. Both original and modern (featuring Mario and the Nintendo gang) versions of the following games are available to choose from:****Turtle Bridge: Pass on items over a bridge while not falling over.****Egg: Catch falling eggs and cook them just right while not dropping them or over cooking.****Green House: Protect your plants from hungry bugs.****Mario Brothers: Help Mario and Luigi pass items over conveyor belts while dodging Bowsers attacks.****Donkey Junior: As Donkey Kong Jr. you must collect the keys while evading enemies to save Donkey Kong.</text:p>
          </table:table-cell>
          <table:table-cell table:style-name="Default"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Game &amp; Watch Gallery 3 (USA, Europe)&quot;&gt; &lt;year&gt;1999&lt;/year&gt; &lt;rating&gt;ESRB - E (Everyone)&lt;/rating&gt; &lt;title&gt;Game &amp; Watch Gallery 3 &lt;/title&gt; &lt;pub&gt;Nintendo&lt;/pub&gt; &lt;dev&gt;TOSE &lt;/dev&gt; &lt;genre&gt;Mini-Games&lt;/genre&gt; &lt;score&gt;3.8&lt;/score&gt; &lt;player&gt;1-2 Players&lt;/player&gt; &lt;story&gt;The third in a series of re-creations of classic Nintendo Game &amp; Watch games. Both original and modern (featuring Mario and the Nintendo gang) versions of the following games are available to choose from:****Turtle Bridge: Pass on items over a bridge while not falling over.****Egg: Catch falling eggs and cook them just right while not dropping them or over cooking.****Green House: Protect your plants from hungry bugs.****Mario Brothers: Help Mario and Luigi pass items over conveyor belts while dodging Bowsers attacks.****Donkey Junior: As Donkey Kong Jr. you must collect the keys while evading enemies to save Donkey Kong.&lt;/story&gt; &lt;/game&gt;">
            <text:p>&lt;game name="Game &amp; Watch Gallery 3 (USA, Europe)"&gt; &lt;year&gt;1999&lt;/year&gt; &lt;rating&gt;ESRB - E (Everyone)&lt;/rating&gt; &lt;title&gt;Game &amp; Watch Gallery 3 &lt;/title&gt; &lt;pub&gt;Nintendo&lt;/pub&gt; &lt;dev&gt;TOSE &lt;/dev&gt; &lt;genre&gt;Mini-Games&lt;/genre&gt; &lt;score&gt;3.8&lt;/score&gt; &lt;player&gt;1-2 Players&lt;/player&gt; &lt;story&gt;The third in a series of re-creations of classic Nintendo Game &amp; Watch games. Both original and modern (featuring Mario and the Nintendo gang) versions of the following games are available to choose from:****Turtle Bridge: Pass on items over a bridge while not falling over.****Egg: Catch falling eggs and cook them just right while not dropping them or over cooking.****Green House: Protect your plants from hungry bugs.****Mario Brothers: Help Mario and Luigi pass items over conveyor belts while dodging Bowsers attacks.****Donkey Junior: As Donkey Kong Jr. you must collect the keys while evading enemies to save Donkey Kong.&lt;/story&gt; &lt;/game&gt;</text:p>
          </table:table-cell>
          <table:table-cell table:number-columns-repeated="1013"/>
        </table:table-row>
        <table:table-row table:style-name="ro1">
          <table:table-cell office:value-type="string">
            <text:p>Gex - Enter the Gecko (USA, Europe)</text:p>
          </table:table-cell>
          <table:table-cell office:value-type="float" office:value="1998">
            <text:p>1998</text:p>
          </table:table-cell>
          <table:table-cell office:value-type="string">
            <text:p>ESRB - E (Everyone)</text:p>
          </table:table-cell>
          <table:table-cell office:value-type="string">
            <text:p>Gex - Enter the Gecko </text:p>
          </table:table-cell>
          <table:table-cell office:value-type="string">
            <text:p>Crave</text:p>
          </table:table-cell>
          <table:table-cell office:value-type="string">
            <text:p>David A. Palmer Productions</text:p>
          </table:table-cell>
          <table:table-cell office:value-type="string">
            <text:p>Platform</text:p>
          </table:table-cell>
          <table:table-cell office:value-type="string">
            <text:p>3.1</text:p>
          </table:table-cell>
          <table:table-cell office:value-type="string">
            <text:p>1 Player</text:p>
          </table:table-cell>
          <table:table-cell office:value-type="string">
            <text:p>A conversion of the 3D platform title, this features all the same levels shrunk down onto the Game Boy Color screen.****Gex is sucked into his TV, and must explore all of the TV style levels, find the remote controls and save the world of television from Rez, who is planning to take over the world's TV networks, as well as return home. Each level is based on a popular TV genre, such as horror, sci-fi and comedy, and has mentioned of well known programs and movies along the way.</text:p>
          </table:table-cell>
          <table:table-cell table:style-name="Default"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Gex - Enter the Gecko (USA, Europe)&quot;&gt; &lt;year&gt;1998&lt;/year&gt; &lt;rating&gt;ESRB - E (Everyone)&lt;/rating&gt; &lt;title&gt;Gex - Enter the Gecko &lt;/title&gt; &lt;pub&gt;Crave&lt;/pub&gt; &lt;dev&gt;David A. Palmer Productions&lt;/dev&gt; &lt;genre&gt;Platform&lt;/genre&gt; &lt;score&gt;3.1&lt;/score&gt; &lt;player&gt;1 Player&lt;/player&gt; &lt;story&gt;A conversion of the 3D platform title, this features all the same levels shrunk down onto the Game Boy Color screen.****Gex is sucked into his TV, and must explore all of the TV style levels, find the remote controls and save the world of television from Rez, who is planning to take over the world's TV networks, as well as return home. Each level is based on a popular TV genre, such as horror, sci-fi and comedy, and has mentioned of well known programs and movies along the way.&lt;/story&gt; &lt;/game&gt;">
            <text:p>&lt;game name="Gex - Enter the Gecko (USA, Europe)"&gt; &lt;year&gt;1998&lt;/year&gt; &lt;rating&gt;ESRB - E (Everyone)&lt;/rating&gt; &lt;title&gt;Gex - Enter the Gecko &lt;/title&gt; &lt;pub&gt;Crave&lt;/pub&gt; &lt;dev&gt;David A. Palmer Productions&lt;/dev&gt; &lt;genre&gt;Platform&lt;/genre&gt; &lt;score&gt;3.1&lt;/score&gt; &lt;player&gt;1 Player&lt;/player&gt; &lt;story&gt;A conversion of the 3D platform title, this features all the same levels shrunk down onto the Game Boy Color screen.****Gex is sucked into his TV, and must explore all of the TV style levels, find the remote controls and save the world of television from Rez, who is planning to take over the world's TV networks, as well as return home. Each level is based on a popular TV genre, such as horror, sci-fi and comedy, and has mentioned of well known programs and movies along the way.&lt;/story&gt; &lt;/game&gt;</text:p>
          </table:table-cell>
          <table:table-cell table:number-columns-repeated="1013"/>
        </table:table-row>
        <table:table-row table:style-name="ro1">
          <table:table-cell office:value-type="string">
            <text:p>Gex 3 - Deep Pocket Gecko (USA)</text:p>
          </table:table-cell>
          <table:table-cell office:value-type="float" office:value="1999">
            <text:p>1999</text:p>
          </table:table-cell>
          <table:table-cell office:value-type="string">
            <text:p>ESRB - E (Everyone)</text:p>
          </table:table-cell>
          <table:table-cell office:value-type="string">
            <text:p>Gex 3 - Deep Pocket Gecko </text:p>
          </table:table-cell>
          <table:table-cell office:value-type="string">
            <text:p>Eidos Interactive</text:p>
          </table:table-cell>
          <table:table-cell office:value-type="string">
            <text:p>David A. Palmer Productions</text:p>
          </table:table-cell>
          <table:table-cell office:value-type="string">
            <text:p>Platform</text:p>
          </table:table-cell>
          <table:table-cell office:value-type="string">
            <text:p>3.5</text:p>
          </table:table-cell>
          <table:table-cell office:value-type="string">
            <text:p>1 Player</text:p>
          </table:table-cell>
          <table:table-cell office:value-type="string">
            <text:p>Gex 3: Deep Pocket Gecko is a 2D platform game based on Gex 3: Deep Cover Gecko. The plot is similar as the original 3D version. You play as Gex, who enters TV worlds to defeat Rez and his creatures with his tail attack. Inside the hub is where you'll find and enter these TV worlds, some may need to be unlocked by collecting remotes. You get remotes by completing the missions in the TV worlds. There are other objects to collect as well, including butterflies and bonus coins.****The game features 11 different monsters, 15 levels and 4500 frames of animations</text:p>
          </table:table-cell>
          <table:table-cell table:style-name="Default"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Gex 3 - Deep Pocket Gecko (USA)&quot;&gt; &lt;year&gt;1999&lt;/year&gt; &lt;rating&gt;ESRB - E (Everyone)&lt;/rating&gt; &lt;title&gt;Gex 3 - Deep Pocket Gecko &lt;/title&gt; &lt;pub&gt;Eidos Interactive&lt;/pub&gt; &lt;dev&gt;David A. Palmer Productions&lt;/dev&gt; &lt;genre&gt;Platform&lt;/genre&gt; &lt;score&gt;3.5&lt;/score&gt; &lt;player&gt;1 Player&lt;/player&gt; &lt;story&gt;Gex 3: Deep Pocket Gecko is a 2D platform game based on Gex 3: Deep Cover Gecko. The plot is similar as the original 3D version. You play as Gex, who enters TV worlds to defeat Rez and his creatures with his tail attack. Inside the hub is where you'll find and enter these TV worlds, some may need to be unlocked by collecting remotes. You get remotes by completing the missions in the TV worlds. There are other objects to collect as well, including butterflies and bonus coins.****The game features 11 different monsters, 15 levels and 4500 frames of animations&lt;/story&gt; &lt;/game&gt;">
            <text:p>&lt;game name="Gex 3 - Deep Pocket Gecko (USA)"&gt; &lt;year&gt;1999&lt;/year&gt; &lt;rating&gt;ESRB - E (Everyone)&lt;/rating&gt; &lt;title&gt;Gex 3 - Deep Pocket Gecko &lt;/title&gt; &lt;pub&gt;Eidos Interactive&lt;/pub&gt; &lt;dev&gt;David A. Palmer Productions&lt;/dev&gt; &lt;genre&gt;Platform&lt;/genre&gt; &lt;score&gt;3.5&lt;/score&gt; &lt;player&gt;1 Player&lt;/player&gt; &lt;story&gt;Gex 3: Deep Pocket Gecko is a 2D platform game based on Gex 3: Deep Cover Gecko. The plot is similar as the original 3D version. You play as Gex, who enters TV worlds to defeat Rez and his creatures with his tail attack. Inside the hub is where you'll find and enter these TV worlds, some may need to be unlocked by collecting remotes. You get remotes by completing the missions in the TV worlds. There are other objects to collect as well, including butterflies and bonus coins.****The game features 11 different monsters, 15 levels and 4500 frames of animations&lt;/story&gt; &lt;/game&gt;</text:p>
          </table:table-cell>
          <table:table-cell table:number-columns-repeated="1013"/>
        </table:table-row>
        <table:table-row table:style-name="ro1">
          <table:table-cell office:value-type="string">
            <text:p>Ghosts'n Goblins (USA, Europe)</text:p>
          </table:table-cell>
          <table:table-cell office:value-type="float" office:value="2000">
            <text:p>2000</text:p>
          </table:table-cell>
          <table:table-cell office:value-type="string">
            <text:p>ESRB - E (Everyone)</text:p>
          </table:table-cell>
          <table:table-cell office:value-type="string">
            <text:p>Ghosts'n Goblins </text:p>
          </table:table-cell>
          <table:table-cell office:value-type="string">
            <text:p>Capcom</text:p>
          </table:table-cell>
          <table:table-cell office:value-type="string">
            <text:p>Digital Eclipse </text:p>
          </table:table-cell>
          <table:table-cell office:value-type="string">
            <text:p>Platform</text:p>
          </table:table-cell>
          <table:table-cell office:value-type="string">
            <text:p>3.5</text:p>
          </table:table-cell>
          <table:table-cell office:value-type="string">
            <text:p>1 Player</text:p>
          </table:table-cell>
          <table:table-cell office:value-type="string">
            <text:p>Ghosts'n Goblins is a sideways scrolling action platformer spread over six levels, each of which must be completed within three minutes (or a life is lost), taking in forest, village, mountain and cavern settings with increasing difficulty.****Arthur the brave knight must rescue his beloved Princess from the Demon King Astaroth and his forces - amongst them are the various undead (ghosts, zombies), bats, ogres and goblins. Other challenges include moving platforms, ladders and water/fire hazards. ****As in most games in this genre, the player can pick up power-ups such as daggers and bombs during the course of the game, giving the player greater firepower.</text:p>
          </table:table-cell>
          <table:table-cell table:style-name="Default"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Ghosts'n Goblins (USA, Europe)&quot;&gt; &lt;year&gt;2000&lt;/year&gt; &lt;rating&gt;ESRB - E (Everyone)&lt;/rating&gt; &lt;title&gt;Ghosts'n Goblins &lt;/title&gt; &lt;pub&gt;Capcom&lt;/pub&gt; &lt;dev&gt;Digital Eclipse &lt;/dev&gt; &lt;genre&gt;Platform&lt;/genre&gt; &lt;score&gt;3.5&lt;/score&gt; &lt;player&gt;1 Player&lt;/player&gt; &lt;story&gt;Ghosts'n Goblins is a sideways scrolling action platformer spread over six levels, each of which must be completed within three minutes (or a life is lost), taking in forest, village, mountain and cavern settings with increasing difficulty.****Arthur the brave knight must rescue his beloved Princess from the Demon King Astaroth and his forces - amongst them are the various undead (ghosts, zombies), bats, ogres and goblins. Other challenges include moving platforms, ladders and water/fire hazards. ****As in most games in this genre, the player can pick up power-ups such as daggers and bombs during the course of the game, giving the player greater firepower.&lt;/story&gt; &lt;/game&gt;">
            <text:p>&lt;game name="Ghosts'n Goblins (USA, Europe)"&gt; &lt;year&gt;2000&lt;/year&gt; &lt;rating&gt;ESRB - E (Everyone)&lt;/rating&gt; &lt;title&gt;Ghosts'n Goblins &lt;/title&gt; &lt;pub&gt;Capcom&lt;/pub&gt; &lt;dev&gt;Digital Eclipse &lt;/dev&gt; &lt;genre&gt;Platform&lt;/genre&gt; &lt;score&gt;3.5&lt;/score&gt; &lt;player&gt;1 Player&lt;/player&gt; &lt;story&gt;Ghosts'n Goblins is a sideways scrolling action platformer spread over six levels, each of which must be completed within three minutes (or a life is lost), taking in forest, village, mountain and cavern settings with increasing difficulty.****Arthur the brave knight must rescue his beloved Princess from the Demon King Astaroth and his forces - amongst them are the various undead (ghosts, zombies), bats, ogres and goblins. Other challenges include moving platforms, ladders and water/fire hazards. ****As in most games in this genre, the player can pick up power-ups such as daggers and bombs during the course of the game, giving the player greater firepower.&lt;/story&gt; &lt;/game&gt;</text:p>
          </table:table-cell>
          <table:table-cell table:number-columns-repeated="1013"/>
        </table:table-row>
        <table:table-row table:style-name="ro1">
          <table:table-cell office:value-type="string">
            <text:p>Gift (Europe)</text:p>
          </table:table-cell>
          <table:table-cell office:value-type="float" office:value="2001">
            <text:p>2001</text:p>
          </table:table-cell>
          <table:table-cell office:value-type="string">
            <text:p>ESRB - E (Everyone)</text:p>
          </table:table-cell>
          <table:table-cell office:value-type="string">
            <text:p>Gift </text:p>
          </table:table-cell>
          <table:table-cell table:number-columns-repeated="2" office:value-type="string">
            <text:p>Cryo Interactive</text:p>
          </table:table-cell>
          <table:table-cell office:value-type="string">
            <text:p>Action</text:p>
          </table:table-cell>
          <table:table-cell office:value-type="string">
            <text:p>3.7</text:p>
          </table:table-cell>
          <table:table-cell office:value-type="string">
            <text:p>1 Player</text:p>
          </table:table-cell>
          <table:table-cell office:value-type="string">
            <text:p>Unlike its big 3D brother on the PC and Playstation 2, Gift for the Game Boy Color is a top down 2D action game.****As Gift, a small cute red devil-like creature with an attitude, players must save Lolita Globo and defeat the Shadow of Black Deep Dark Night. To do so Gift must find seven treasures and seven gnomes in seven different worlds. Worlds are divided in rooms, in rooms puzzles have to be solved, and enemies fought. Finally each world is guarded by a level boss.</text:p>
          </table:table-cell>
          <table:table-cell table:style-name="Default"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Gift (Europe)&quot;&gt; &lt;year&gt;2001&lt;/year&gt; &lt;rating&gt;ESRB - E (Everyone)&lt;/rating&gt; &lt;title&gt;Gift &lt;/title&gt; &lt;pub&gt;Cryo Interactive&lt;/pub&gt; &lt;dev&gt;Cryo Interactive&lt;/dev&gt; &lt;genre&gt;Action&lt;/genre&gt; &lt;score&gt;3.7&lt;/score&gt; &lt;player&gt;1 Player&lt;/player&gt; &lt;story&gt;Unlike its big 3D brother on the PC and Playstation 2, Gift for the Game Boy Color is a top down 2D action game.****As Gift, a small cute red devil-like creature with an attitude, players must save Lolita Globo and defeat the Shadow of Black Deep Dark Night. To do so Gift must find seven treasures and seven gnomes in seven different worlds. Worlds are divided in rooms, in rooms puzzles have to be solved, and enemies fought. Finally each world is guarded by a level boss.&lt;/story&gt; &lt;/game&gt;">
            <text:p>&lt;game name="Gift (Europe)"&gt; &lt;year&gt;2001&lt;/year&gt; &lt;rating&gt;ESRB - E (Everyone)&lt;/rating&gt; &lt;title&gt;Gift &lt;/title&gt; &lt;pub&gt;Cryo Interactive&lt;/pub&gt; &lt;dev&gt;Cryo Interactive&lt;/dev&gt; &lt;genre&gt;Action&lt;/genre&gt; &lt;score&gt;3.7&lt;/score&gt; &lt;player&gt;1 Player&lt;/player&gt; &lt;story&gt;Unlike its big 3D brother on the PC and Playstation 2, Gift for the Game Boy Color is a top down 2D action game.****As Gift, a small cute red devil-like creature with an attitude, players must save Lolita Globo and defeat the Shadow of Black Deep Dark Night. To do so Gift must find seven treasures and seven gnomes in seven different worlds. Worlds are divided in rooms, in rooms puzzles have to be solved, and enemies fought. Finally each world is guarded by a level boss.&lt;/story&gt; &lt;/game&gt;</text:p>
          </table:table-cell>
          <table:table-cell table:number-columns-repeated="1013"/>
        </table:table-row>
        <table:table-row table:style-name="ro1">
          <table:table-cell office:value-type="string">
            <text:p>Gobs of Games (USA)</text:p>
          </table:table-cell>
          <table:table-cell office:value-type="float" office:value="2000">
            <text:p>2000</text:p>
          </table:table-cell>
          <table:table-cell office:value-type="string">
            <text:p>ESRB - E (Everyone)</text:p>
          </table:table-cell>
          <table:table-cell office:value-type="string">
            <text:p>Gobs of Games </text:p>
          </table:table-cell>
          <table:table-cell office:value-type="string">
            <text:p>3DO</text:p>
          </table:table-cell>
          <table:table-cell office:value-type="string">
            <text:p>2n Productions </text:p>
          </table:table-cell>
          <table:table-cell office:value-type="string">
            <text:p>Party</text:p>
          </table:table-cell>
          <table:table-cell office:value-type="string">
            <text:p>3.8</text:p>
          </table:table-cell>
          <table:table-cell office:value-type="string">
            <text:p>1 Player</text:p>
          </table:table-cell>
          <table:table-cell office:value-type="string">
            <text:p>GOBS OF GAMES brings many childhood games to the Game Boy Color. The 16 different games are broken into four categories: Paper games, Peg games, Puzzle games, and Board games. The Paper games include Hangman, Dot Boxes, Triangle Boxes, Share, Color Snakes, and Tic-Tac-Toe. Peg Game is a series of boards in which the goal is to remove all of the pegs by jumping over them. Scramble and Move It are Puzzle games, and the only Board game is Checkers. All of the games can be played solo, but some can also played against another person via a link cable. Try to relive your younger days with GOBS OF GAMES. </text:p>
          </table:table-cell>
          <table:table-cell table:style-name="Default"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Gobs of Games (USA)&quot;&gt; &lt;year&gt;2000&lt;/year&gt; &lt;rating&gt;ESRB - E (Everyone)&lt;/rating&gt; &lt;title&gt;Gobs of Games &lt;/title&gt; &lt;pub&gt;3DO&lt;/pub&gt; &lt;dev&gt;2n Productions &lt;/dev&gt; &lt;genre&gt;Party&lt;/genre&gt; &lt;score&gt;3.8&lt;/score&gt; &lt;player&gt;1 Player&lt;/player&gt; &lt;story&gt;GOBS OF GAMES brings many childhood games to the Game Boy Color. The 16 different games are broken into four categories: Paper games, Peg games, Puzzle games, and Board games. The Paper games include Hangman, Dot Boxes, Triangle Boxes, Share, Color Snakes, and Tic-Tac-Toe. Peg Game is a series of boards in which the goal is to remove all of the pegs by jumping over them. Scramble and Move It are Puzzle games, and the only Board game is Checkers. All of the games can be played solo, but some can also played against another person via a link cable. Try to relive your younger days with GOBS OF GAMES. &lt;/story&gt; &lt;/game&gt;">
            <text:p>&lt;game name="Gobs of Games (USA)"&gt; &lt;year&gt;2000&lt;/year&gt; &lt;rating&gt;ESRB - E (Everyone)&lt;/rating&gt; &lt;title&gt;Gobs of Games &lt;/title&gt; &lt;pub&gt;3DO&lt;/pub&gt; &lt;dev&gt;2n Productions &lt;/dev&gt; &lt;genre&gt;Party&lt;/genre&gt; &lt;score&gt;3.8&lt;/score&gt; &lt;player&gt;1 Player&lt;/player&gt; &lt;story&gt;GOBS OF GAMES brings many childhood games to the Game Boy Color. The 16 different games are broken into four categories: Paper games, Peg games, Puzzle games, and Board games. The Paper games include Hangman, Dot Boxes, Triangle Boxes, Share, Color Snakes, and Tic-Tac-Toe. Peg Game is a series of boards in which the goal is to remove all of the pegs by jumping over them. Scramble and Move It are Puzzle games, and the only Board game is Checkers. All of the games can be played solo, but some can also played against another person via a link cable. Try to relive your younger days with GOBS OF GAMES. &lt;/story&gt; &lt;/game&gt;</text:p>
          </table:table-cell>
          <table:table-cell table:number-columns-repeated="1013"/>
        </table:table-row>
        <table:table-row table:style-name="ro1">
          <table:table-cell office:value-type="string">
            <text:p>Godzilla - The Series - Monster Wars (USA)</text:p>
          </table:table-cell>
          <table:table-cell office:value-type="float" office:value="2000">
            <text:p>2000</text:p>
          </table:table-cell>
          <table:table-cell office:value-type="string">
            <text:p>ESRB - E (Everyone)</text:p>
          </table:table-cell>
          <table:table-cell office:value-type="string">
            <text:p>Godzilla - The Series - Monster Wars </text:p>
          </table:table-cell>
          <table:table-cell office:value-type="string">
            <text:p>Crave</text:p>
          </table:table-cell>
          <table:table-cell office:value-type="string">
            <text:p>Crawfish Interactive</text:p>
          </table:table-cell>
          <table:table-cell office:value-type="string">
            <text:p>Action</text:p>
          </table:table-cell>
          <table:table-cell office:value-type="string">
            <text:p>2.6</text:p>
          </table:table-cell>
          <table:table-cell office:value-type="string">
            <text:p>1 Player</text:p>
          </table:table-cell>
          <table:table-cell office:value-type="string">
            <text:p>Godzilla: The Series - Monster Wars is the second game based on the animated TV series Godzilla: The Series. Godzilla is the good guy and has to save the world from other monsters, but unfortunately the military wants him dead. So he walks through the ten side-scrolling levels with different background graphics and kills all opposition. Godzilla has six attacks, e.g. a fire breath or a tail whip, which the player has to trigger. Because of his size, there are no variations in movement. Being hit causes Godzilla's life energy to go down. This is mostly the same game as the predecessor Godzilla: The Series. The only differences are that Godzilla now has to be moved manually to the right, the head attack has a crosshair and the life energy does not automatically refill anymore.</text:p>
          </table:table-cell>
          <table:table-cell table:style-name="Default"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Godzilla - The Series - Monster Wars (USA)&quot;&gt; &lt;year&gt;2000&lt;/year&gt; &lt;rating&gt;ESRB - E (Everyone)&lt;/rating&gt; &lt;title&gt;Godzilla - The Series - Monster Wars &lt;/title&gt; &lt;pub&gt;Crave&lt;/pub&gt; &lt;dev&gt;Crawfish Interactive&lt;/dev&gt; &lt;genre&gt;Action&lt;/genre&gt; &lt;score&gt;2.6&lt;/score&gt; &lt;player&gt;1 Player&lt;/player&gt; &lt;story&gt;Godzilla: The Series - Monster Wars is the second game based on the animated TV series Godzilla: The Series. Godzilla is the good guy and has to save the world from other monsters, but unfortunately the military wants him dead. So he walks through the ten side-scrolling levels with different background graphics and kills all opposition. Godzilla has six attacks, e.g. a fire breath or a tail whip, which the player has to trigger. Because of his size, there are no variations in movement. Being hit causes Godzilla's life energy to go down. This is mostly the same game as the predecessor Godzilla: The Series. The only differences are that Godzilla now has to be moved manually to the right, the head attack has a crosshair and the life energy does not automatically refill anymore.&lt;/story&gt; &lt;/game&gt;">
            <text:p>&lt;game name="Godzilla - The Series - Monster Wars (USA)"&gt; &lt;year&gt;2000&lt;/year&gt; &lt;rating&gt;ESRB - E (Everyone)&lt;/rating&gt; &lt;title&gt;Godzilla - The Series - Monster Wars &lt;/title&gt; &lt;pub&gt;Crave&lt;/pub&gt; &lt;dev&gt;Crawfish Interactive&lt;/dev&gt; &lt;genre&gt;Action&lt;/genre&gt; &lt;score&gt;2.6&lt;/score&gt; &lt;player&gt;1 Player&lt;/player&gt; &lt;story&gt;Godzilla: The Series - Monster Wars is the second game based on the animated TV series Godzilla: The Series. Godzilla is the good guy and has to save the world from other monsters, but unfortunately the military wants him dead. So he walks through the ten side-scrolling levels with different background graphics and kills all opposition. Godzilla has six attacks, e.g. a fire breath or a tail whip, which the player has to trigger. Because of his size, there are no variations in movement. Being hit causes Godzilla's life energy to go down. This is mostly the same game as the predecessor Godzilla: The Series. The only differences are that Godzilla now has to be moved manually to the right, the head attack has a crosshair and the life energy does not automatically refill anymore.&lt;/story&gt; &lt;/game&gt;</text:p>
          </table:table-cell>
          <table:table-cell table:number-columns-repeated="1013"/>
        </table:table-row>
        <table:table-row table:style-name="ro1">
          <table:table-cell office:value-type="string">
            <text:p>Godzilla - The Series (USA)</text:p>
          </table:table-cell>
          <table:table-cell office:value-type="float" office:value="1999">
            <text:p>1999</text:p>
          </table:table-cell>
          <table:table-cell office:value-type="string">
            <text:p>ESRB - E (Everyone)</text:p>
          </table:table-cell>
          <table:table-cell office:value-type="string">
            <text:p>Godzilla - The Series </text:p>
          </table:table-cell>
          <table:table-cell office:value-type="string">
            <text:p>Crave</text:p>
          </table:table-cell>
          <table:table-cell office:value-type="string">
            <text:p>Crawfish Interactive</text:p>
          </table:table-cell>
          <table:table-cell office:value-type="string">
            <text:p>Action</text:p>
          </table:table-cell>
          <table:table-cell office:value-type="string">
            <text:p>2.5</text:p>
          </table:table-cell>
          <table:table-cell office:value-type="string">
            <text:p>1 Player</text:p>
          </table:table-cell>
          <table:table-cell office:value-type="string">
            <text:p>Godzilla: The Series is based off the TV show on Fox, which was in turn based off the 1998 film starring Matthew Broderick. In this game, the player takes control of the big guy himself as giant monsters from space have invaded Earth and are determined to destroy it. Unfortunately for both the aliens and Godzilla the military is out to destroy both, so Godzilla now has to fight off the military to throw back the alien menace.****There are seven levels in all. The player will travel through each level destroying the military to reach the end of the level and fight the boss monster. The only control the player has over Godzilla is his attacks as Godzilla will walk on his own from left to right on the screen in a linear path. There are four attacks to choose from: Stomp, Bite, Tail-Whip and the famous Radiation Breath.</text:p>
          </table:table-cell>
          <table:table-cell table:style-name="Default"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Godzilla - The Series (USA)&quot;&gt; &lt;year&gt;1999&lt;/year&gt; &lt;rating&gt;ESRB - E (Everyone)&lt;/rating&gt; &lt;title&gt;Godzilla - The Series &lt;/title&gt; &lt;pub&gt;Crave&lt;/pub&gt; &lt;dev&gt;Crawfish Interactive&lt;/dev&gt; &lt;genre&gt;Action&lt;/genre&gt; &lt;score&gt;2.5&lt;/score&gt; &lt;player&gt;1 Player&lt;/player&gt; &lt;story&gt;Godzilla: The Series is based off the TV show on Fox, which was in turn based off the 1998 film starring Matthew Broderick. In this game, the player takes control of the big guy himself as giant monsters from space have invaded Earth and are determined to destroy it. Unfortunately for both the aliens and Godzilla the military is out to destroy both, so Godzilla now has to fight off the military to throw back the alien menace.****There are seven levels in all. The player will travel through each level destroying the military to reach the end of the level and fight the boss monster. The only control the player has over Godzilla is his attacks as Godzilla will walk on his own from left to right on the screen in a linear path. There are four attacks to choose from: Stomp, Bite, Tail-Whip and the famous Radiation Breath.&lt;/story&gt; &lt;/game&gt;">
            <text:p>&lt;game name="Godzilla - The Series (USA)"&gt; &lt;year&gt;1999&lt;/year&gt; &lt;rating&gt;ESRB - E (Everyone)&lt;/rating&gt; &lt;title&gt;Godzilla - The Series &lt;/title&gt; &lt;pub&gt;Crave&lt;/pub&gt; &lt;dev&gt;Crawfish Interactive&lt;/dev&gt; &lt;genre&gt;Action&lt;/genre&gt; &lt;score&gt;2.5&lt;/score&gt; &lt;player&gt;1 Player&lt;/player&gt; &lt;story&gt;Godzilla: The Series is based off the TV show on Fox, which was in turn based off the 1998 film starring Matthew Broderick. In this game, the player takes control of the big guy himself as giant monsters from space have invaded Earth and are determined to destroy it. Unfortunately for both the aliens and Godzilla the military is out to destroy both, so Godzilla now has to fight off the military to throw back the alien menace.****There are seven levels in all. The player will travel through each level destroying the military to reach the end of the level and fight the boss monster. The only control the player has over Godzilla is his attacks as Godzilla will walk on his own from left to right on the screen in a linear path. There are four attacks to choose from: Stomp, Bite, Tail-Whip and the famous Radiation Breath.&lt;/story&gt; &lt;/game&gt;</text:p>
          </table:table-cell>
          <table:table-cell table:number-columns-repeated="1013"/>
        </table:table-row>
        <table:table-row table:style-name="ro1">
          <table:table-cell office:value-type="string">
            <text:p>Gold and Glory - The Road to El Dorado (USA)</text:p>
          </table:table-cell>
          <table:table-cell office:value-type="float" office:value="2000">
            <text:p>2000</text:p>
          </table:table-cell>
          <table:table-cell office:value-type="string">
            <text:p>ESRB - E (Everyone)</text:p>
          </table:table-cell>
          <table:table-cell office:value-type="string">
            <text:p>Gold and Glory - The Road to El Dorado </text:p>
          </table:table-cell>
          <table:table-cell office:value-type="string">
            <text:p>Ubisoft</text:p>
          </table:table-cell>
          <table:table-cell office:value-type="string">
            <text:p>Planet Interactive</text:p>
          </table:table-cell>
          <table:table-cell office:value-type="string">
            <text:p>Action</text:p>
          </table:table-cell>
          <table:table-cell office:value-type="string">
            <text:p>3.3</text:p>
          </table:table-cell>
          <table:table-cell office:value-type="string">
            <text:p>1 Player</text:p>
          </table:table-cell>
          <table:table-cell office:value-type="string">
            <text:p>The GameBoy Color version of Gold and Glory: The Road to El Dorado is a side-scrolling platformer that follows the main events of the animated movie.****Through many levels you control one of two main characters: Tulio or Miguel. They can walk, run, jump, climb, collect objects, and use cutlasses. In most levels you should proceed from one part of level to another collecting a certain number of items, sometimes significant ones such as parts of a map showing the way to El Dorado. Different opponents will try to prevent your progress, but they can be either avoided or eliminated.****Different arcade sequences such as running away from a bull or riding a horse as well as several battles with bosses are present. Such encounters include fights with a cougar, Cortez himself, and also playing Indian basketball against the Indian champion.</text:p>
          </table:table-cell>
          <table:table-cell table:style-name="Default"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Gold and Glory - The Road to El Dorado (USA)&quot;&gt; &lt;year&gt;2000&lt;/year&gt; &lt;rating&gt;ESRB - E (Everyone)&lt;/rating&gt; &lt;title&gt;Gold and Glory - The Road to El Dorado &lt;/title&gt; &lt;pub&gt;Ubisoft&lt;/pub&gt; &lt;dev&gt;Planet Interactive&lt;/dev&gt; &lt;genre&gt;Action&lt;/genre&gt; &lt;score&gt;3.3&lt;/score&gt; &lt;player&gt;1 Player&lt;/player&gt; &lt;story&gt;The GameBoy Color version of Gold and Glory: The Road to El Dorado is a side-scrolling platformer that follows the main events of the animated movie.****Through many levels you control one of two main characters: Tulio or Miguel. They can walk, run, jump, climb, collect objects, and use cutlasses. In most levels you should proceed from one part of level to another collecting a certain number of items, sometimes significant ones such as parts of a map showing the way to El Dorado. Different opponents will try to prevent your progress, but they can be either avoided or eliminated.****Different arcade sequences such as running away from a bull or riding a horse as well as several battles with bosses are present. Such encounters include fights with a cougar, Cortez himself, and also playing Indian basketball against the Indian champion.&lt;/story&gt; &lt;/game&gt;">
            <text:p>&lt;game name="Gold and Glory - The Road to El Dorado (USA)"&gt; &lt;year&gt;2000&lt;/year&gt; &lt;rating&gt;ESRB - E (Everyone)&lt;/rating&gt; &lt;title&gt;Gold and Glory - The Road to El Dorado &lt;/title&gt; &lt;pub&gt;Ubisoft&lt;/pub&gt; &lt;dev&gt;Planet Interactive&lt;/dev&gt; &lt;genre&gt;Action&lt;/genre&gt; &lt;score&gt;3.3&lt;/score&gt; &lt;player&gt;1 Player&lt;/player&gt; &lt;story&gt;The GameBoy Color version of Gold and Glory: The Road to El Dorado is a side-scrolling platformer that follows the main events of the animated movie.****Through many levels you control one of two main characters: Tulio or Miguel. They can walk, run, jump, climb, collect objects, and use cutlasses. In most levels you should proceed from one part of level to another collecting a certain number of items, sometimes significant ones such as parts of a map showing the way to El Dorado. Different opponents will try to prevent your progress, but they can be either avoided or eliminated.****Different arcade sequences such as running away from a bull or riding a horse as well as several battles with bosses are present. Such encounters include fights with a cougar, Cortez himself, and also playing Indian basketball against the Indian champion.&lt;/story&gt; &lt;/game&gt;</text:p>
          </table:table-cell>
          <table:table-cell table:number-columns-repeated="1013"/>
        </table:table-row>
        <table:table-row table:style-name="ro1">
          <table:table-cell office:value-type="string">
            <text:p>Golden Goal (Europe)</text:p>
          </table:table-cell>
          <table:table-cell office:value-type="float" office:value="1999">
            <text:p>1999</text:p>
          </table:table-cell>
          <table:table-cell office:value-type="string">
            <text:p>ESRB - E (Everyone)</text:p>
          </table:table-cell>
          <table:table-cell office:value-type="string">
            <text:p>Golden Goal </text:p>
          </table:table-cell>
          <table:table-cell office:value-type="string">
            <text:p>Take-Two Interactive</text:p>
          </table:table-cell>
          <table:table-cell office:value-type="string">
            <text:p>Tarantula Studios</text:p>
          </table:table-cell>
          <table:table-cell office:value-type="string">
            <text:p>Sports/Soccer</text:p>
          </table:table-cell>
          <table:table-cell office:value-type="string">
            <text:p>2.9</text:p>
          </table:table-cell>
          <table:table-cell office:value-type="string">
            <text:p>1-2 Players</text:p>
          </table:table-cell>
          <table:table-cell office:value-type="string">
            <text:p>Golden Goa Gameplay is from an angled overhead point of view, with the screen scrolling to follow the action. Several game options are available, including tournament mode, Friendly mode, and penalties. play against the rest of the worlds national teams to become the winners of the biggest world tournament</text:p>
          </table:table-cell>
          <table:table-cell table:style-name="Default"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Golden Goal (Europe)&quot;&gt; &lt;year&gt;1999&lt;/year&gt; &lt;rating&gt;ESRB - E (Everyone)&lt;/rating&gt; &lt;title&gt;Golden Goal &lt;/title&gt; &lt;pub&gt;Take-Two Interactive&lt;/pub&gt; &lt;dev&gt;Tarantula Studios&lt;/dev&gt; &lt;genre&gt;Sports/Soccer&lt;/genre&gt; &lt;score&gt;2.9&lt;/score&gt; &lt;player&gt;1-2 Players&lt;/player&gt; &lt;story&gt;Golden Goa Gameplay is from an angled overhead point of view, with the screen scrolling to follow the action. Several game options are available, including tournament mode, Friendly mode, and penalties. play against the rest of the worlds national teams to become the winners of the biggest world tournament&lt;/story&gt; &lt;/game&gt;">
            <text:p>&lt;game name="Golden Goal (Europe)"&gt; &lt;year&gt;1999&lt;/year&gt; &lt;rating&gt;ESRB - E (Everyone)&lt;/rating&gt; &lt;title&gt;Golden Goal &lt;/title&gt; &lt;pub&gt;Take-Two Interactive&lt;/pub&gt; &lt;dev&gt;Tarantula Studios&lt;/dev&gt; &lt;genre&gt;Sports/Soccer&lt;/genre&gt; &lt;score&gt;2.9&lt;/score&gt; &lt;player&gt;1-2 Players&lt;/player&gt; &lt;story&gt;Golden Goa Gameplay is from an angled overhead point of view, with the screen scrolling to follow the action. Several game options are available, including tournament mode, Friendly mode, and penalties. play against the rest of the worlds national teams to become the winners of the biggest world tournament&lt;/story&gt; &lt;/game&gt;</text:p>
          </table:table-cell>
          <table:table-cell table:number-columns-repeated="1013"/>
        </table:table-row>
        <table:table-row table:style-name="ro1">
          <table:table-cell office:value-type="string">
            <text:p>Grand Theft Auto (USA)</text:p>
          </table:table-cell>
          <table:table-cell office:value-type="float" office:value="1999">
            <text:p>1999</text:p>
          </table:table-cell>
          <table:table-cell office:value-type="string">
            <text:p>ESRB - E (Everyone)</text:p>
          </table:table-cell>
          <table:table-cell office:value-type="string">
            <text:p>Grand Theft Auto </text:p>
          </table:table-cell>
          <table:table-cell office:value-type="string">
            <text:p>Rockstar Games</text:p>
          </table:table-cell>
          <table:table-cell office:value-type="string">
            <text:p>Tarantula Studios</text:p>
          </table:table-cell>
          <table:table-cell office:value-type="string">
            <text:p>Adventure</text:p>
          </table:table-cell>
          <table:table-cell office:value-type="string">
            <text:p>2.7</text:p>
          </table:table-cell>
          <table:table-cell office:value-type="string">
            <text:p>1 Player</text:p>
          </table:table-cell>
          <table:table-cell office:value-type="string">
            <text:p>In Grand Theft Auto, the player takes the role of a small-time criminal trying to make it big with the mob. Stealing cars, doing jobs for the gangsters and behaving generally anti-social are the way to success.****The action moves through six levels spread over three different cities, each based on a real US city: Liberty City (based on New York City), San Andreas (based on San Francisco) and Vice City (based on Miami). To finish a level, a certain score must be reached. Stealing cars and crashing into traffic, driving over pedestrians and killing cops all raise the score, but the **big points are made through jobs. Answering phones or entering special cars brings mission assignments, from simple "ditch-a-hot-car" jobs to supporting bank robberies or carrying out assassinations. Completing a mission will raise the score substantially and also increase the score multiplier, so that completing the next felony will gain even more points.****Criminal behavior comes with a price of course: if policemen witness a crime, the player's wanted level rises. At the lowest level, a single police car might give chase, whereas at the highest level whole car squads hunt the player, the police set up roadblocks and shoot to kill. The only way to evade the cops is to find a respray shop and get a new paint job with new license plates. This costs money which is deducted from the score, however. But even dying or being arrested are not the end. The player has several lives, and ending up in jail simply results in being stripped of all weapons and armor and the score multiplier being lowered.****The entire action is viewed from a top-down perspective, which zooms out while driving a car, for a better overview at high speeds. The cities are many screens large and can be freely explored. Crates are scattered over the cities, which might include weapons (from pistols to rocket launchers), armor or other bonus items: extra lives, police bribes (used to reduce the wanted level to zero) and get-out-of-jail-free cards (used to retain score multiplier and weapons when busted). Dozens of different vehicles are available for the taking, each with unique characteristics: a bus will handle very differently than a sports car.</text:p>
          </table:table-cell>
          <table:table-cell table:style-name="Default"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Grand Theft Auto (USA)&quot;&gt; &lt;year&gt;1999&lt;/year&gt; &lt;rating&gt;ESRB - E (Everyone)&lt;/rating&gt; &lt;title&gt;Grand Theft Auto &lt;/title&gt; &lt;pub&gt;Rockstar Games&lt;/pub&gt; &lt;dev&gt;Tarantula Studios&lt;/dev&gt; &lt;genre&gt;Adventure&lt;/genre&gt; &lt;score&gt;2.7&lt;/score&gt; &lt;player&gt;1 Player&lt;/player&gt; &lt;story&gt;In Grand Theft Auto, the player takes the role of a small-time criminal trying to make it big with the mob. Stealing cars, doing jobs for the gangsters and behaving generally anti-social are the way to success.****The action moves through six levels spread over three different cities, each based on a real US city: Liberty City (based on New York City), San Andreas (based on San Francisco) and Vice City (based on Miami). To finish a level, a certain score must be reached. Stealing cars and crashing into traffic, driving over pedestrians and killing cops all raise the score, but the **big points are made through jobs. Answering phones or entering special cars brings mission assignments, from simple &quot;ditch-a-hot-car&quot; jobs to supporting bank robberies or carrying out assassinations. Completing a mission will raise the score substantially and also increase the score multiplier, so that completing the next felony will gain even more points.****Criminal behavior comes with a price of course: if policemen witness a crime, the player's wanted level rises. At the lowest level, a single police car might give chase, whereas at the highest level whole car squads hunt the player, the police set up roadblocks and shoot to kill. The only way to evade the cops is to find a respray shop and get a new paint job with new license plates. This costs money which is deducted from the score, however. But even dying or being arrested are not the end. The player has several lives, and ending up in jail simply results in being stripped of all weapons and armor and the score multiplier being lowered.****The entire action is viewed from a top-down perspective, which zooms out while driving a car, for a better overview at high speeds. The cities are many screens large and can be freely explored. Crates are scattered over the cities, which might include weapons (from pistols to rocket launchers), armor or other bonus items: extra lives, police bribes (used to reduce the wanted level to zero) and get-out-of-jail-free cards (used to retain score multiplier and weapons when busted). Dozens of different vehicles are available for the taking, each with unique characteristics: a bus will handle very differently than a sports car.&lt;/story&gt; &lt;/game&gt;">
            <text:p>&lt;game name="Grand Theft Auto (USA)"&gt; &lt;year&gt;1999&lt;/year&gt; &lt;rating&gt;ESRB - E (Everyone)&lt;/rating&gt; &lt;title&gt;Grand Theft Auto &lt;/title&gt; &lt;pub&gt;Rockstar Games&lt;/pub&gt; &lt;dev&gt;Tarantula Studios&lt;/dev&gt; &lt;genre&gt;Adventure&lt;/genre&gt; &lt;score&gt;2.7&lt;/score&gt; &lt;player&gt;1 Player&lt;/player&gt; &lt;story&gt;In Grand Theft Auto, the player takes the role of a small-time criminal trying to make it big with the mob. Stealing cars, doing jobs for the gangsters and behaving generally anti-social are the way to success.****The action moves through six levels spread over three different cities, each based on a real US city: Liberty City (based on New York City), San Andreas (based on San Francisco) and Vice City (based on Miami). To finish a level, a certain score must be reached. Stealing cars and crashing into traffic, driving over pedestrians and killing cops all raise the score, but the **big points are made through jobs. Answering phones or entering special cars brings mission assignments, from simple "ditch-a-hot-car" jobs to supporting bank robberies or carrying out assassinations. Completing a mission will raise the score substantially and also increase the score multiplier, so that completing the next felony will gain even more points.****Criminal behavior comes with a price of course: if policemen witness a crime, the player's wanted level rises. At the lowest level, a single police car might give chase, whereas at the highest level whole car squads hunt the player, the police set up roadblocks and shoot to kill. The only way to evade the cops is to find a respray shop and get a new paint job with new license plates. This costs money which is deducted from the score, however. But even dying or being arrested are not the end. The player has several lives, and ending up in jail simply results in being stripped of all weapons and armor and the score multiplier being lowered.****The entire action is viewed from a top-down perspective, which zooms out while driving a car, for a better overview at high speeds. The cities are many screens large and can be freely explored. Crates are scattered over the cities, which might include weapons (from pistols to rocket launchers), armor or other bonus items: extra lives, police bribes (used to reduce the wanted level to zero) and get-out-of-jail-free cards (used to retain score multiplier and weapons when busted). Dozens of different vehicles are available for the taking, each with unique characteristics: a bus will handle very differently than a sports car.&lt;/story&gt; &lt;/game&gt;</text:p>
          </table:table-cell>
          <table:table-cell table:number-columns-repeated="1013"/>
        </table:table-row>
        <table:table-row table:style-name="ro1">
          <table:table-cell office:value-type="string">
            <text:p>Grand Theft Auto 2 (USA)</text:p>
          </table:table-cell>
          <table:table-cell office:value-type="float" office:value="2000">
            <text:p>2000</text:p>
          </table:table-cell>
          <table:table-cell office:value-type="string">
            <text:p>ESRB - E (Everyone)</text:p>
          </table:table-cell>
          <table:table-cell office:value-type="string">
            <text:p>Grand Theft Auto 2 </text:p>
          </table:table-cell>
          <table:table-cell office:value-type="string">
            <text:p>Rockstar Games</text:p>
          </table:table-cell>
          <table:table-cell office:value-type="string">
            <text:p>Tarantula Studios</text:p>
          </table:table-cell>
          <table:table-cell office:value-type="string">
            <text:p>Adventure</text:p>
          </table:table-cell>
          <table:table-cell office:value-type="string">
            <text:p>2.7</text:p>
          </table:table-cell>
          <table:table-cell office:value-type="string">
            <text:p>1 Player</text:p>
          </table:table-cell>
          <table:table-cell office:value-type="string">
            <text:p>Lie, cheat, and steal your way through 3 huge cities in the follow-up to Grand Theft Auto. Earn the respect of 7 different gangs as you demolish the town in your attempt to make lots of cash.</text:p>
          </table:table-cell>
          <table:table-cell table:style-name="Default"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Grand Theft Auto 2 (USA)&quot;&gt; &lt;year&gt;2000&lt;/year&gt; &lt;rating&gt;ESRB - E (Everyone)&lt;/rating&gt; &lt;title&gt;Grand Theft Auto 2 &lt;/title&gt; &lt;pub&gt;Rockstar Games&lt;/pub&gt; &lt;dev&gt;Tarantula Studios&lt;/dev&gt; &lt;genre&gt;Adventure&lt;/genre&gt; &lt;score&gt;2.7&lt;/score&gt; &lt;player&gt;1 Player&lt;/player&gt; &lt;story&gt;Lie, cheat, and steal your way through 3 huge cities in the follow-up to Grand Theft Auto. Earn the respect of 7 different gangs as you demolish the town in your attempt to make lots of cash.&lt;/story&gt; &lt;/game&gt;">
            <text:p>&lt;game name="Grand Theft Auto 2 (USA)"&gt; &lt;year&gt;2000&lt;/year&gt; &lt;rating&gt;ESRB - E (Everyone)&lt;/rating&gt; &lt;title&gt;Grand Theft Auto 2 &lt;/title&gt; &lt;pub&gt;Rockstar Games&lt;/pub&gt; &lt;dev&gt;Tarantula Studios&lt;/dev&gt; &lt;genre&gt;Adventure&lt;/genre&gt; &lt;score&gt;2.7&lt;/score&gt; &lt;player&gt;1 Player&lt;/player&gt; &lt;story&gt;Lie, cheat, and steal your way through 3 huge cities in the follow-up to Grand Theft Auto. Earn the respect of 7 different gangs as you demolish the town in your attempt to make lots of cash.&lt;/story&gt; &lt;/game&gt;</text:p>
          </table:table-cell>
          <table:table-cell table:number-columns-repeated="1013"/>
        </table:table-row>
        <table:table-row table:style-name="ro1">
          <table:table-cell office:value-type="string">
            <text:p>Gremlins Unleashed (Europe)</text:p>
          </table:table-cell>
          <table:table-cell office:value-type="float" office:value="2001">
            <text:p>2001</text:p>
          </table:table-cell>
          <table:table-cell office:value-type="string">
            <text:p>ESRB - E (Everyone)</text:p>
          </table:table-cell>
          <table:table-cell office:value-type="string">
            <text:p>Gremlins Unleashed </text:p>
          </table:table-cell>
          <table:table-cell office:value-type="string">
            <text:p>LSP</text:p>
          </table:table-cell>
          <table:table-cell office:value-type="string">
            <text:p>Planet Interactive </text:p>
          </table:table-cell>
          <table:table-cell office:value-type="string">
            <text:p>Action</text:p>
          </table:table-cell>
          <table:table-cell office:value-type="string">
            <text:p>1.3</text:p>
          </table:table-cell>
          <table:table-cell office:value-type="string">
            <text:p>1 Player</text:p>
          </table:table-cell>
          <table:table-cell office:value-type="string">
            <text:p>In this game, the film's hero, Gizmo, attempts to find the gremlins and capture them all. In the meantime, the sinister Stripe and his army of 30 different gremlins decide to invade the town of Kingston Falls and try to transform Gizmo into a gremlin. The game can be played as either character. Gremlins: Unleashed! features 10 levels based in locations featured in the film, including Billy's house, the school laboratory, the department store, and the movie theater</text:p>
          </table:table-cell>
          <table:table-cell table:style-name="Default"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Gremlins Unleashed (Europe)&quot;&gt; &lt;year&gt;2001&lt;/year&gt; &lt;rating&gt;ESRB - E (Everyone)&lt;/rating&gt; &lt;title&gt;Gremlins Unleashed &lt;/title&gt; &lt;pub&gt;LSP&lt;/pub&gt; &lt;dev&gt;Planet Interactive &lt;/dev&gt; &lt;genre&gt;Action&lt;/genre&gt; &lt;score&gt;1.3&lt;/score&gt; &lt;player&gt;1 Player&lt;/player&gt; &lt;story&gt;In this game, the film's hero, Gizmo, attempts to find the gremlins and capture them all. In the meantime, the sinister Stripe and his army of 30 different gremlins decide to invade the town of Kingston Falls and try to transform Gizmo into a gremlin. The game can be played as either character. Gremlins: Unleashed! features 10 levels based in locations featured in the film, including Billy's house, the school laboratory, the department store, and the movie theater&lt;/story&gt; &lt;/game&gt;">
            <text:p>&lt;game name="Gremlins Unleashed (Europe)"&gt; &lt;year&gt;2001&lt;/year&gt; &lt;rating&gt;ESRB - E (Everyone)&lt;/rating&gt; &lt;title&gt;Gremlins Unleashed &lt;/title&gt; &lt;pub&gt;LSP&lt;/pub&gt; &lt;dev&gt;Planet Interactive &lt;/dev&gt; &lt;genre&gt;Action&lt;/genre&gt; &lt;score&gt;1.3&lt;/score&gt; &lt;player&gt;1 Player&lt;/player&gt; &lt;story&gt;In this game, the film's hero, Gizmo, attempts to find the gremlins and capture them all. In the meantime, the sinister Stripe and his army of 30 different gremlins decide to invade the town of Kingston Falls and try to transform Gizmo into a gremlin. The game can be played as either character. Gremlins: Unleashed! features 10 levels based in locations featured in the film, including Billy's house, the school laboratory, the department store, and the movie theater&lt;/story&gt; &lt;/game&gt;</text:p>
          </table:table-cell>
          <table:table-cell table:number-columns-repeated="1013"/>
        </table:table-row>
        <table:table-row table:style-name="ro1">
          <table:table-cell office:value-type="string">
            <text:p>Grinch, The (USA)</text:p>
          </table:table-cell>
          <table:table-cell office:value-type="float" office:value="2000">
            <text:p>2000</text:p>
          </table:table-cell>
          <table:table-cell office:value-type="string">
            <text:p>ESRB - E (Everyone)</text:p>
          </table:table-cell>
          <table:table-cell office:value-type="string">
            <text:p>Grinch, The </text:p>
          </table:table-cell>
          <table:table-cell office:value-type="string">
            <text:p>Konami</text:p>
          </table:table-cell>
          <table:table-cell office:value-type="string">
            <text:p>Konami Computer Entertainment </text:p>
          </table:table-cell>
          <table:table-cell office:value-type="string">
            <text:p>Action</text:p>
          </table:table-cell>
          <table:table-cell office:value-type="string">
            <text:p>3.9</text:p>
          </table:table-cell>
          <table:table-cell office:value-type="string">
            <text:p>1 Player</text:p>
          </table:table-cell>
          <table:table-cell office:value-type="string">
            <text:p>As the Grinch, you're going to make sure that Whoville will NOT celebrate Christmas this year... Your missions, should you choose to accept them, includes breaking presents, build some of your nasty gadgets (rotten egg launcher, slime shooter), messing with the mail... And more. Explore four large environments in search of your blueprints for your "weapons". Even summon your pal Max for a little assistance at times.</text:p>
          </table:table-cell>
          <table:table-cell table:style-name="Default"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Grinch, The (USA)&quot;&gt; &lt;year&gt;2000&lt;/year&gt; &lt;rating&gt;ESRB - E (Everyone)&lt;/rating&gt; &lt;title&gt;Grinch, The &lt;/title&gt; &lt;pub&gt;Konami&lt;/pub&gt; &lt;dev&gt;Konami Computer Entertainment &lt;/dev&gt; &lt;genre&gt;Action&lt;/genre&gt; &lt;score&gt;3.9&lt;/score&gt; &lt;player&gt;1 Player&lt;/player&gt; &lt;story&gt;As the Grinch, you're going to make sure that Whoville will NOT celebrate Christmas this year... Your missions, should you choose to accept them, includes breaking presents, build some of your nasty gadgets (rotten egg launcher, slime shooter), messing with the mail... And more. Explore four large environments in search of your blueprints for your &quot;weapons&quot;. Even summon your pal Max for a little assistance at times.&lt;/story&gt; &lt;/game&gt;">
            <text:p>&lt;game name="Grinch, The (USA)"&gt; &lt;year&gt;2000&lt;/year&gt; &lt;rating&gt;ESRB - E (Everyone)&lt;/rating&gt; &lt;title&gt;Grinch, The &lt;/title&gt; &lt;pub&gt;Konami&lt;/pub&gt; &lt;dev&gt;Konami Computer Entertainment &lt;/dev&gt; &lt;genre&gt;Action&lt;/genre&gt; &lt;score&gt;3.9&lt;/score&gt; &lt;player&gt;1 Player&lt;/player&gt; &lt;story&gt;As the Grinch, you're going to make sure that Whoville will NOT celebrate Christmas this year... Your missions, should you choose to accept them, includes breaking presents, build some of your nasty gadgets (rotten egg launcher, slime shooter), messing with the mail... And more. Explore four large environments in search of your blueprints for your "weapons". Even summon your pal Max for a little assistance at times.&lt;/story&gt; &lt;/game&gt;</text:p>
          </table:table-cell>
          <table:table-cell table:number-columns-repeated="1013"/>
        </table:table-row>
        <table:table-row table:style-name="ro1">
          <table:table-cell office:value-type="string">
            <text:p>Halloween Racer (Europe)</text:p>
          </table:table-cell>
          <table:table-cell office:value-type="float" office:value="1999">
            <text:p>1999</text:p>
          </table:table-cell>
          <table:table-cell office:value-type="string">
            <text:p>ESRB - E (Everyone)</text:p>
          </table:table-cell>
          <table:table-cell office:value-type="string">
            <text:p>Halloween Racer </text:p>
          </table:table-cell>
          <table:table-cell office:value-type="string">
            <text:p>Microids</text:p>
          </table:table-cell>
          <table:table-cell office:value-type="string">
            <text:p>Visual Impact </text:p>
          </table:table-cell>
          <table:table-cell office:value-type="string">
            <text:p>Action</text:p>
          </table:table-cell>
          <table:table-cell office:value-type="string">
            <text:p>3.9</text:p>
          </table:table-cell>
          <table:table-cell office:value-type="string">
            <text:p>1 Player</text:p>
          </table:table-cell>
          <table:table-cell office:value-type="string">
            <text:p>Halloween Racer is an racing game with a Halloween theme. It mostly reassembles a karting game, where you choose one of the different characters and race through each track of the game to win the Halloween trophy. To do so the player have to beat the competing monsters for each of the five tracks. On the road there is goodies to collect and traps to avoid to make it more challenging. Before going into the championship each track can be played in practise mode.</text:p>
          </table:table-cell>
          <table:table-cell table:style-name="Default"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Halloween Racer (Europe)&quot;&gt; &lt;year&gt;1999&lt;/year&gt; &lt;rating&gt;ESRB - E (Everyone)&lt;/rating&gt; &lt;title&gt;Halloween Racer &lt;/title&gt; &lt;pub&gt;Microids&lt;/pub&gt; &lt;dev&gt;Visual Impact &lt;/dev&gt; &lt;genre&gt;Action&lt;/genre&gt; &lt;score&gt;3.9&lt;/score&gt; &lt;player&gt;1 Player&lt;/player&gt; &lt;story&gt;Halloween Racer is an racing game with a Halloween theme. It mostly reassembles a karting game, where you choose one of the different characters and race through each track of the game to win the Halloween trophy. To do so the player have to beat the competing monsters for each of the five tracks. On the road there is goodies to collect and traps to avoid to make it more challenging. Before going into the championship each track can be played in practise mode.&lt;/story&gt; &lt;/game&gt;">
            <text:p>&lt;game name="Halloween Racer (Europe)"&gt; &lt;year&gt;1999&lt;/year&gt; &lt;rating&gt;ESRB - E (Everyone)&lt;/rating&gt; &lt;title&gt;Halloween Racer &lt;/title&gt; &lt;pub&gt;Microids&lt;/pub&gt; &lt;dev&gt;Visual Impact &lt;/dev&gt; &lt;genre&gt;Action&lt;/genre&gt; &lt;score&gt;3.9&lt;/score&gt; &lt;player&gt;1 Player&lt;/player&gt; &lt;story&gt;Halloween Racer is an racing game with a Halloween theme. It mostly reassembles a karting game, where you choose one of the different characters and race through each track of the game to win the Halloween trophy. To do so the player have to beat the competing monsters for each of the five tracks. On the road there is goodies to collect and traps to avoid to make it more challenging. Before going into the championship each track can be played in practise mode.&lt;/story&gt; &lt;/game&gt;</text:p>
          </table:table-cell>
          <table:table-cell table:number-columns-repeated="1013"/>
        </table:table-row>
        <table:table-row table:style-name="ro1">
          <table:table-cell office:value-type="string">
            <text:p>Hamtaro - Ham-Hams Unite! (USA)</text:p>
          </table:table-cell>
          <table:table-cell office:value-type="float" office:value="2002">
            <text:p>2002</text:p>
          </table:table-cell>
          <table:table-cell office:value-type="string">
            <text:p>ESRB - E (Everyone)</text:p>
          </table:table-cell>
          <table:table-cell office:value-type="string">
            <text:p>Hamtaro - Ham-Hams Unite! </text:p>
          </table:table-cell>
          <table:table-cell office:value-type="string">
            <text:p>Nintendo</text:p>
          </table:table-cell>
          <table:table-cell office:value-type="string">
            <text:p>Pax Softonica </text:p>
          </table:table-cell>
          <table:table-cell office:value-type="string">
            <text:p>Role-Playing</text:p>
          </table:table-cell>
          <table:table-cell office:value-type="string">
            <text:p>3.8</text:p>
          </table:table-cell>
          <table:table-cell office:value-type="string">
            <text:p>1 Player</text:p>
          </table:table-cell>
          <table:table-cell office:value-type="string">
            <text:p>It's Hamtaro time! Boss has a big secret in store for the Ham-Hams, but he's gotta find them first! The guy's got too much on his hands already, so he sends the loveable Carrot-headed Hamtaro out on the search for the Ham-Hams. The thing is... Hamtaro's gotta learn some hip Ham-chat if he wants everyone to listen to him. So as he ventures on in the game, he becomes the street-wise hipster, learning Ham-chat and getting into tons of adventures... and trouble! ****Make friends for life! Go out and have an adventure! Remember... get everyone back to the clubhouse to see what Boss's big secret is...****This game is based on the anime Tottoko Hamtaro, created by Ritsuko Kawai.</text:p>
          </table:table-cell>
          <table:table-cell table:style-name="Default"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Hamtaro - Ham-Hams Unite! (USA)&quot;&gt; &lt;year&gt;2002&lt;/year&gt; &lt;rating&gt;ESRB - E (Everyone)&lt;/rating&gt; &lt;title&gt;Hamtaro - Ham-Hams Unite! &lt;/title&gt; &lt;pub&gt;Nintendo&lt;/pub&gt; &lt;dev&gt;Pax Softonica &lt;/dev&gt; &lt;genre&gt;Role-Playing&lt;/genre&gt; &lt;score&gt;3.8&lt;/score&gt; &lt;player&gt;1 Player&lt;/player&gt; &lt;story&gt;It's Hamtaro time! Boss has a big secret in store for the Ham-Hams, but he's gotta find them first! The guy's got too much on his hands already, so he sends the loveable Carrot-headed Hamtaro out on the search for the Ham-Hams. The thing is... Hamtaro's gotta learn some hip Ham-chat if he wants everyone to listen to him. So as he ventures on in the game, he becomes the street-wise hipster, learning Ham-chat and getting into tons of adventures... and trouble! ****Make friends for life! Go out and have an adventure! Remember... get everyone back to the clubhouse to see what Boss's big secret is...****This game is based on the anime Tottoko Hamtaro, created by Ritsuko Kawai.&lt;/story&gt; &lt;/game&gt;">
            <text:p>&lt;game name="Hamtaro - Ham-Hams Unite! (USA)"&gt; &lt;year&gt;2002&lt;/year&gt; &lt;rating&gt;ESRB - E (Everyone)&lt;/rating&gt; &lt;title&gt;Hamtaro - Ham-Hams Unite! &lt;/title&gt; &lt;pub&gt;Nintendo&lt;/pub&gt; &lt;dev&gt;Pax Softonica &lt;/dev&gt; &lt;genre&gt;Role-Playing&lt;/genre&gt; &lt;score&gt;3.8&lt;/score&gt; &lt;player&gt;1 Player&lt;/player&gt; &lt;story&gt;It's Hamtaro time! Boss has a big secret in store for the Ham-Hams, but he's gotta find them first! The guy's got too much on his hands already, so he sends the loveable Carrot-headed Hamtaro out on the search for the Ham-Hams. The thing is... Hamtaro's gotta learn some hip Ham-chat if he wants everyone to listen to him. So as he ventures on in the game, he becomes the street-wise hipster, learning Ham-chat and getting into tons of adventures... and trouble! ****Make friends for life! Go out and have an adventure! Remember... get everyone back to the clubhouse to see what Boss's big secret is...****This game is based on the anime Tottoko Hamtaro, created by Ritsuko Kawai.&lt;/story&gt; &lt;/game&gt;</text:p>
          </table:table-cell>
          <table:table-cell table:number-columns-repeated="1013"/>
        </table:table-row>
        <table:table-row table:style-name="ro1">
          <table:table-cell office:value-type="string">
            <text:p>Hands of Time (USA)</text:p>
          </table:table-cell>
          <table:table-cell office:value-type="float" office:value="2001">
            <text:p>2001</text:p>
          </table:table-cell>
          <table:table-cell office:value-type="string">
            <text:p>ESRB - E (Everyone)</text:p>
          </table:table-cell>
          <table:table-cell office:value-type="string">
            <text:p>Hands of Time </text:p>
          </table:table-cell>
          <table:table-cell office:value-type="string">
            <text:p>Titus Software</text:p>
          </table:table-cell>
          <table:table-cell office:value-type="string">
            <text:p>Mirage </text:p>
          </table:table-cell>
          <table:table-cell office:value-type="string">
            <text:p>Action</text:p>
          </table:table-cell>
          <table:table-cell office:value-type="string">
            <text:p>3.4</text:p>
          </table:table-cell>
          <table:table-cell office:value-type="string">
            <text:p>1 Player</text:p>
          </table:table-cell>
          <table:table-cell office:value-type="string">
            <text:p>As the young Sebastian, gamers take the role of the son of a brilliant scientist who has discovered a means to travel through time. Time travel has already taken place in this reality, however, and Sebatian's first mission is to use his father's discovery to return to the past and destroy an earlier time machine, which upset the balance of power in a past war and led to dangerous realities in their present. Just as Sebastian enters the machine to travel back to the past, he watches helplessly as his father is kidnapped and taken prisoner.****You play as Sebastian, the soldier sent back in time to rectify the present. Hands of Time features an overhead view and six levels, each of which is comprised of a small overworld with various objectives. Much of the game requires completing item-swapping sequences in order to progress, while avoiding enemy soldiers along the way. You have a small pistol with infinite ammo. You can collect better weapons, though their ammo is limited. There are no difficulty levels and no multiplayer; you can jump to any of the six levels by use of a password system.</text:p>
          </table:table-cell>
          <table:table-cell table:style-name="Default"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Hands of Time (USA)&quot;&gt; &lt;year&gt;2001&lt;/year&gt; &lt;rating&gt;ESRB - E (Everyone)&lt;/rating&gt; &lt;title&gt;Hands of Time &lt;/title&gt; &lt;pub&gt;Titus Software&lt;/pub&gt; &lt;dev&gt;Mirage &lt;/dev&gt; &lt;genre&gt;Action&lt;/genre&gt; &lt;score&gt;3.4&lt;/score&gt; &lt;player&gt;1 Player&lt;/player&gt; &lt;story&gt;As the young Sebastian, gamers take the role of the son of a brilliant scientist who has discovered a means to travel through time. Time travel has already taken place in this reality, however, and Sebatian's first mission is to use his father's discovery to return to the past and destroy an earlier time machine, which upset the balance of power in a past war and led to dangerous realities in their present. Just as Sebastian enters the machine to travel back to the past, he watches helplessly as his father is kidnapped and taken prisoner.****You play as Sebastian, the soldier sent back in time to rectify the present. Hands of Time features an overhead view and six levels, each of which is comprised of a small overworld with various objectives. Much of the game requires completing item-swapping sequences in order to progress, while avoiding enemy soldiers along the way. You have a small pistol with infinite ammo. You can collect better weapons, though their ammo is limited. There are no difficulty levels and no multiplayer; you can jump to any of the six levels by use of a password system.&lt;/story&gt; &lt;/game&gt;">
            <text:p>&lt;game name="Hands of Time (USA)"&gt; &lt;year&gt;2001&lt;/year&gt; &lt;rating&gt;ESRB - E (Everyone)&lt;/rating&gt; &lt;title&gt;Hands of Time &lt;/title&gt; &lt;pub&gt;Titus Software&lt;/pub&gt; &lt;dev&gt;Mirage &lt;/dev&gt; &lt;genre&gt;Action&lt;/genre&gt; &lt;score&gt;3.4&lt;/score&gt; &lt;player&gt;1 Player&lt;/player&gt; &lt;story&gt;As the young Sebastian, gamers take the role of the son of a brilliant scientist who has discovered a means to travel through time. Time travel has already taken place in this reality, however, and Sebatian's first mission is to use his father's discovery to return to the past and destroy an earlier time machine, which upset the balance of power in a past war and led to dangerous realities in their present. Just as Sebastian enters the machine to travel back to the past, he watches helplessly as his father is kidnapped and taken prisoner.****You play as Sebastian, the soldier sent back in time to rectify the present. Hands of Time features an overhead view and six levels, each of which is comprised of a small overworld with various objectives. Much of the game requires completing item-swapping sequences in order to progress, while avoiding enemy soldiers along the way. You have a small pistol with infinite ammo. You can collect better weapons, though their ammo is limited. There are no difficulty levels and no multiplayer; you can jump to any of the six levels by use of a password system.&lt;/story&gt; &lt;/game&gt;</text:p>
          </table:table-cell>
          <table:table-cell table:number-columns-repeated="1013"/>
        </table:table-row>
        <table:table-row table:style-name="ro1">
          <table:table-cell office:value-type="string">
            <text:p>Harley-Davidson Motor Cycles - Race Across America (USA)</text:p>
          </table:table-cell>
          <table:table-cell office:value-type="float" office:value="2000">
            <text:p>2000</text:p>
          </table:table-cell>
          <table:table-cell office:value-type="string">
            <text:p>ESRB - E (Everyone)</text:p>
          </table:table-cell>
          <table:table-cell office:value-type="string">
            <text:p>Harley-Davidson Motor Cycles - Race Across America </text:p>
          </table:table-cell>
          <table:table-cell office:value-type="string">
            <text:p>Wizard Works</text:p>
          </table:table-cell>
          <table:table-cell office:value-type="string">
            <text:p>Running Dog </text:p>
          </table:table-cell>
          <table:table-cell office:value-type="string">
            <text:p>Driving</text:p>
          </table:table-cell>
          <table:table-cell office:value-type="string">
            <text:p>3.9</text:p>
          </table:table-cell>
          <table:table-cell office:value-type="string">
            <text:p>1 Player</text:p>
          </table:table-cell>
          <table:table-cell office:value-type="string">
            <text:p>Race your Harley across the country in a mad race to the mother of all motorcycle meccas - the Sturgis Bike Rally. As your journey unfolds, you will be faced with challenging competitors, unpredictable roads, intense weather conditions and loads of obstacles. Do you have what it takes to meet the Harley challenge? </text:p>
          </table:table-cell>
          <table:table-cell table:style-name="Default"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Harley-Davidson Motor Cycles - Race Across America (USA)&quot;&gt; &lt;year&gt;2000&lt;/year&gt; &lt;rating&gt;ESRB - E (Everyone)&lt;/rating&gt; &lt;title&gt;Harley-Davidson Motor Cycles - Race Across America &lt;/title&gt; &lt;pub&gt;Wizard Works&lt;/pub&gt; &lt;dev&gt;Running Dog &lt;/dev&gt; &lt;genre&gt;Driving&lt;/genre&gt; &lt;score&gt;3.9&lt;/score&gt; &lt;player&gt;1 Player&lt;/player&gt; &lt;story&gt;Race your Harley across the country in a mad race to the mother of all motorcycle meccas - the Sturgis Bike Rally. As your journey unfolds, you will be faced with challenging competitors, unpredictable roads, intense weather conditions and loads of obstacles. Do you have what it takes to meet the Harley challenge? &lt;/story&gt; &lt;/game&gt;">
            <text:p>&lt;game name="Harley-Davidson Motor Cycles - Race Across America (USA)"&gt; &lt;year&gt;2000&lt;/year&gt; &lt;rating&gt;ESRB - E (Everyone)&lt;/rating&gt; &lt;title&gt;Harley-Davidson Motor Cycles - Race Across America &lt;/title&gt; &lt;pub&gt;Wizard Works&lt;/pub&gt; &lt;dev&gt;Running Dog &lt;/dev&gt; &lt;genre&gt;Driving&lt;/genre&gt; &lt;score&gt;3.9&lt;/score&gt; &lt;player&gt;1 Player&lt;/player&gt; &lt;story&gt;Race your Harley across the country in a mad race to the mother of all motorcycle meccas - the Sturgis Bike Rally. As your journey unfolds, you will be faced with challenging competitors, unpredictable roads, intense weather conditions and loads of obstacles. Do you have what it takes to meet the Harley challenge? &lt;/story&gt; &lt;/game&gt;</text:p>
          </table:table-cell>
          <table:table-cell table:number-columns-repeated="1013"/>
        </table:table-row>
        <table:table-row table:style-name="ro1">
          <table:table-cell office:value-type="string">
            <text:p>Harry Potter and the Chamber of Secrets (USA, Europe)</text:p>
          </table:table-cell>
          <table:table-cell office:value-type="float" office:value="2002">
            <text:p>2002</text:p>
          </table:table-cell>
          <table:table-cell office:value-type="string">
            <text:p>ESRB - E (Everyone)</text:p>
          </table:table-cell>
          <table:table-cell office:value-type="string">
            <text:p>Harry Potter and the Chamber of Secrets </text:p>
          </table:table-cell>
          <table:table-cell office:value-type="string">
            <text:p>Electronic Arts</text:p>
          </table:table-cell>
          <table:table-cell office:value-type="string">
            <text:p>Griptonite Games </text:p>
          </table:table-cell>
          <table:table-cell office:value-type="string">
            <text:p>Adventure</text:p>
          </table:table-cell>
          <table:table-cell office:value-type="string">
            <text:p>2.6</text:p>
          </table:table-cell>
          <table:table-cell office:value-type="string">
            <text:p>1-2 Players</text:p>
          </table:table-cell>
          <table:table-cell office:value-type="string">
            <text:p>The second Harry Potter role-playing game follows directly on from the first, with mostly the same game mechanics, controls and even some of the graphics.****To unravel the mystery of the Chamber of Secrets, young wizard Harry Potter must fight turn-based battles and solve quests. In this game, he is not alone, as a party system was added: his friends Ron and Hermione (and some other characters) will join Harry in the battles. While Harry (as in the previous game) can use card combinations of Famous Witches and Wizards cards to produce special attacks and effects, his friends have other means: Ron can unleash his rat Scabbers in special rat attacks and Hermione, being the know-it-all that she is, influences combat through "lecture attacks", using helpful hints like "Be Careful!" (which increases defense, for example).****Gone is the potion-mixing from the first game, but aside from the party system, several other features were added: the Informous spell divulges information about strengths and weaknesses of enemies, which is stored and can be accessed later. To aid in finding one's way around Hogwarts, floor maps were added.****Like the first game, this one also includes several mini-games, including Quidditch, that once found in the game can be accessed from the main menu.</text:p>
          </table:table-cell>
          <table:table-cell table:style-name="Default"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Harry Potter and the Chamber of Secrets (USA, Europe)&quot;&gt; &lt;year&gt;2002&lt;/year&gt; &lt;rating&gt;ESRB - E (Everyone)&lt;/rating&gt; &lt;title&gt;Harry Potter and the Chamber of Secrets &lt;/title&gt; &lt;pub&gt;Electronic Arts&lt;/pub&gt; &lt;dev&gt;Griptonite Games &lt;/dev&gt; &lt;genre&gt;Adventure&lt;/genre&gt; &lt;score&gt;2.6&lt;/score&gt; &lt;player&gt;1-2 Players&lt;/player&gt; &lt;story&gt;The second Harry Potter role-playing game follows directly on from the first, with mostly the same game mechanics, controls and even some of the graphics.****To unravel the mystery of the Chamber of Secrets, young wizard Harry Potter must fight turn-based battles and solve quests. In this game, he is not alone, as a party system was added: his friends Ron and Hermione (and some other characters) will join Harry in the battles. While Harry (as in the previous game) can use card combinations of Famous Witches and Wizards cards to produce special attacks and effects, his friends have other means: Ron can unleash his rat Scabbers in special rat attacks and Hermione, being the know-it-all that she is, influences combat through &quot;lecture attacks&quot;, using helpful hints like &quot;Be Careful!&quot; (which increases defense, for example).****Gone is the potion-mixing from the first game, but aside from the party system, several other features were added: the Informous spell divulges information about strengths and weaknesses of enemies, which is stored and can be accessed later. To aid in finding one's way around Hogwarts, floor maps were added.****Like the first game, this one also includes several mini-games, including Quidditch, that once found in the game can be accessed from the main menu.&lt;/story&gt; &lt;/game&gt;">
            <text:p>&lt;game name="Harry Potter and the Chamber of Secrets (USA, Europe)"&gt; &lt;year&gt;2002&lt;/year&gt; &lt;rating&gt;ESRB - E (Everyone)&lt;/rating&gt; &lt;title&gt;Harry Potter and the Chamber of Secrets &lt;/title&gt; &lt;pub&gt;Electronic Arts&lt;/pub&gt; &lt;dev&gt;Griptonite Games &lt;/dev&gt; &lt;genre&gt;Adventure&lt;/genre&gt; &lt;score&gt;2.6&lt;/score&gt; &lt;player&gt;1-2 Players&lt;/player&gt; &lt;story&gt;The second Harry Potter role-playing game follows directly on from the first, with mostly the same game mechanics, controls and even some of the graphics.****To unravel the mystery of the Chamber of Secrets, young wizard Harry Potter must fight turn-based battles and solve quests. In this game, he is not alone, as a party system was added: his friends Ron and Hermione (and some other characters) will join Harry in the battles. While Harry (as in the previous game) can use card combinations of Famous Witches and Wizards cards to produce special attacks and effects, his friends have other means: Ron can unleash his rat Scabbers in special rat attacks and Hermione, being the know-it-all that she is, influences combat through "lecture attacks", using helpful hints like "Be Careful!" (which increases defense, for example).****Gone is the potion-mixing from the first game, but aside from the party system, several other features were added: the Informous spell divulges information about strengths and weaknesses of enemies, which is stored and can be accessed later. To aid in finding one's way around Hogwarts, floor maps were added.****Like the first game, this one also includes several mini-games, including Quidditch, that once found in the game can be accessed from the main menu.&lt;/story&gt; &lt;/game&gt;</text:p>
          </table:table-cell>
          <table:table-cell table:number-columns-repeated="1013"/>
        </table:table-row>
        <table:table-row table:style-name="ro1">
          <table:table-cell office:value-type="string">
            <text:p>Harry Potter and the Sorcerer's Stone (USA, Europe)</text:p>
          </table:table-cell>
          <table:table-cell office:value-type="float" office:value="2001">
            <text:p>2001</text:p>
          </table:table-cell>
          <table:table-cell office:value-type="string">
            <text:p>ESRB - E (Everyone)</text:p>
          </table:table-cell>
          <table:table-cell office:value-type="string">
            <text:p>Harry Potter and the Sorcerer's Stone </text:p>
          </table:table-cell>
          <table:table-cell office:value-type="string">
            <text:p>Electronic Arts</text:p>
          </table:table-cell>
          <table:table-cell office:value-type="string">
            <text:p>Griptonite Games</text:p>
          </table:table-cell>
          <table:table-cell office:value-type="string">
            <text:p>Adventure</text:p>
          </table:table-cell>
          <table:table-cell office:value-type="string">
            <text:p>3.3</text:p>
          </table:table-cell>
          <table:table-cell office:value-type="string">
            <text:p>1 Player</text:p>
          </table:table-cell>
          <table:table-cell office:value-type="string">
            <text:p>In the first Harry Potter game for the Game Boy Color, the story of Harry's first year at Hogwarts School of Witchcraft and Wizardry is told in the form of a traditional role-playing game.****Playing as Harry, one advances through the plot of the book and the movie by fulfilling quests, battling monsters and gaining experience and levels.****Combat is turn-based, with Harry being able to use a variety of spells against various critters and other enemies. In addition, card combinations of Famous Witches and Wizards Collector's Cards can be used to produce powerful magical effects. These cards can be found all over the freely explorable Hogwarts. Potions that refill stamina and magic points can be found, bought or mixed by Harry himself, but only with the right ingredients.****As in other Potter games, Harry also competes for house points for Gryffindor, hoping to win the House Cup in the end.****The game features several mini-games that, once found in the main game, can also be accessed from the main menu.</text:p>
          </table:table-cell>
          <table:table-cell table:style-name="Default"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Harry Potter and the Sorcerer's Stone (USA, Europe)&quot;&gt; &lt;year&gt;2001&lt;/year&gt; &lt;rating&gt;ESRB - E (Everyone)&lt;/rating&gt; &lt;title&gt;Harry Potter and the Sorcerer's Stone &lt;/title&gt; &lt;pub&gt;Electronic Arts&lt;/pub&gt; &lt;dev&gt;Griptonite Games&lt;/dev&gt; &lt;genre&gt;Adventure&lt;/genre&gt; &lt;score&gt;3.3&lt;/score&gt; &lt;player&gt;1 Player&lt;/player&gt; &lt;story&gt;In the first Harry Potter game for the Game Boy Color, the story of Harry's first year at Hogwarts School of Witchcraft and Wizardry is told in the form of a traditional role-playing game.****Playing as Harry, one advances through the plot of the book and the movie by fulfilling quests, battling monsters and gaining experience and levels.****Combat is turn-based, with Harry being able to use a variety of spells against various critters and other enemies. In addition, card combinations of Famous Witches and Wizards Collector's Cards can be used to produce powerful magical effects. These cards can be found all over the freely explorable Hogwarts. Potions that refill stamina and magic points can be found, bought or mixed by Harry himself, but only with the right ingredients.****As in other Potter games, Harry also competes for house points for Gryffindor, hoping to win the House Cup in the end.****The game features several mini-games that, once found in the main game, can also be accessed from the main menu.&lt;/story&gt; &lt;/game&gt;">
            <text:p>&lt;game name="Harry Potter and the Sorcerer's Stone (USA, Europe)"&gt; &lt;year&gt;2001&lt;/year&gt; &lt;rating&gt;ESRB - E (Everyone)&lt;/rating&gt; &lt;title&gt;Harry Potter and the Sorcerer's Stone &lt;/title&gt; &lt;pub&gt;Electronic Arts&lt;/pub&gt; &lt;dev&gt;Griptonite Games&lt;/dev&gt; &lt;genre&gt;Adventure&lt;/genre&gt; &lt;score&gt;3.3&lt;/score&gt; &lt;player&gt;1 Player&lt;/player&gt; &lt;story&gt;In the first Harry Potter game for the Game Boy Color, the story of Harry's first year at Hogwarts School of Witchcraft and Wizardry is told in the form of a traditional role-playing game.****Playing as Harry, one advances through the plot of the book and the movie by fulfilling quests, battling monsters and gaining experience and levels.****Combat is turn-based, with Harry being able to use a variety of spells against various critters and other enemies. In addition, card combinations of Famous Witches and Wizards Collector's Cards can be used to produce powerful magical effects. These cards can be found all over the freely explorable Hogwarts. Potions that refill stamina and magic points can be found, bought or mixed by Harry himself, but only with the right ingredients.****As in other Potter games, Harry also competes for house points for Gryffindor, hoping to win the House Cup in the end.****The game features several mini-games that, once found in the main game, can also be accessed from the main menu.&lt;/story&gt; &lt;/game&gt;</text:p>
          </table:table-cell>
          <table:table-cell table:number-columns-repeated="1013"/>
        </table:table-row>
        <table:table-row table:style-name="ro1">
          <table:table-cell office:value-type="string">
            <text:p>Harvest Moon 2 GBC (USA)</text:p>
          </table:table-cell>
          <table:table-cell office:value-type="float" office:value="2000">
            <text:p>2000</text:p>
          </table:table-cell>
          <table:table-cell office:value-type="string">
            <text:p>ESRB - E (Everyone)</text:p>
          </table:table-cell>
          <table:table-cell office:value-type="string">
            <text:p>Harvest Moon 2 GBC </text:p>
          </table:table-cell>
          <table:table-cell office:value-type="string">
            <text:p>Natsume</text:p>
          </table:table-cell>
          <table:table-cell office:value-type="string">
            <text:p>Victor Interactive Software, Inc.</text:p>
          </table:table-cell>
          <table:table-cell office:value-type="string">
            <text:p>Strategy</text:p>
          </table:table-cell>
          <table:table-cell office:value-type="string">
            <text:p>3.8</text:p>
          </table:table-cell>
          <table:table-cell office:value-type="string">
            <text:p>1 Player</text:p>
          </table:table-cell>
          <table:table-cell office:value-type="string">
            <text:p>Harvest Moon 2 GBC is a farming simulation game and the sequel to Harvest Moon GB. The mayor gives the player a free farm. However, the player must become a successful farmer, as the mayor will come to check on the player at the end of the year. If the farm is successful, he allows the play to keep farming a few more years. If not, he gives the player a second chance, because if they don't get their act together, he'll reclaim the land and develop it into an amusement park. The player chooses to play as either a boy or a girl, and then chooses if they want a dog or a cat as a pet (the pet choice slightly effects gameplay). The dog keeps other dogs from invading your farm at night, and the cat will occasionally bring items to the player's house. Livestock includes cows (for milk), chickens (for eggs) and sheep (for wool). A horse may also be eventually obtained for riding and work. The player's income primarily comes from crops. They are raised from seeds and must be watered every day until the harvest. The player can then sell them. Sometimes plants will produce more than one harvest. Crops can be grown all year long, but a greenhouse must be built in order to grow flowers and herbs during all seasons. Tools can be used to help with work, and include axes, hoes, hammers, watering cans, sickles, fishing rods, pickaxes and umbrellas. Unlike the previous game, there is no dating/romance feature.</text:p>
          </table:table-cell>
          <table:table-cell table:style-name="Default"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Harvest Moon 2 GBC (USA)&quot;&gt; &lt;year&gt;2000&lt;/year&gt; &lt;rating&gt;ESRB - E (Everyone)&lt;/rating&gt; &lt;title&gt;Harvest Moon 2 GBC &lt;/title&gt; &lt;pub&gt;Natsume&lt;/pub&gt; &lt;dev&gt;Victor Interactive Software, Inc.&lt;/dev&gt; &lt;genre&gt;Strategy&lt;/genre&gt; &lt;score&gt;3.8&lt;/score&gt; &lt;player&gt;1 Player&lt;/player&gt; &lt;story&gt;Harvest Moon 2 GBC is a farming simulation game and the sequel to Harvest Moon GB. The mayor gives the player a free farm. However, the player must become a successful farmer, as the mayor will come to check on the player at the end of the year. If the farm is successful, he allows the play to keep farming a few more years. If not, he gives the player a second chance, because if they don't get their act together, he'll reclaim the land and develop it into an amusement park. The player chooses to play as either a boy or a girl, and then chooses if they want a dog or a cat as a pet (the pet choice slightly effects gameplay). The dog keeps other dogs from invading your farm at night, and the cat will occasionally bring items to the player's house. Livestock includes cows (for milk), chickens (for eggs) and sheep (for wool). A horse may also be eventually obtained for riding and work. The player's income primarily comes from crops. They are raised from seeds and must be watered every day until the harvest. The player can then sell them. Sometimes plants will produce more than one harvest. Crops can be grown all year long, but a greenhouse must be built in order to grow flowers and herbs during all seasons. Tools can be used to help with work, and include axes, hoes, hammers, watering cans, sickles, fishing rods, pickaxes and umbrellas. Unlike the previous game, there is no dating/romance feature.&lt;/story&gt; &lt;/game&gt;">
            <text:p>&lt;game name="Harvest Moon 2 GBC (USA)"&gt; &lt;year&gt;2000&lt;/year&gt; &lt;rating&gt;ESRB - E (Everyone)&lt;/rating&gt; &lt;title&gt;Harvest Moon 2 GBC &lt;/title&gt; &lt;pub&gt;Natsume&lt;/pub&gt; &lt;dev&gt;Victor Interactive Software, Inc.&lt;/dev&gt; &lt;genre&gt;Strategy&lt;/genre&gt; &lt;score&gt;3.8&lt;/score&gt; &lt;player&gt;1 Player&lt;/player&gt; &lt;story&gt;Harvest Moon 2 GBC is a farming simulation game and the sequel to Harvest Moon GB. The mayor gives the player a free farm. However, the player must become a successful farmer, as the mayor will come to check on the player at the end of the year. If the farm is successful, he allows the play to keep farming a few more years. If not, he gives the player a second chance, because if they don't get their act together, he'll reclaim the land and develop it into an amusement park. The player chooses to play as either a boy or a girl, and then chooses if they want a dog or a cat as a pet (the pet choice slightly effects gameplay). The dog keeps other dogs from invading your farm at night, and the cat will occasionally bring items to the player's house. Livestock includes cows (for milk), chickens (for eggs) and sheep (for wool). A horse may also be eventually obtained for riding and work. The player's income primarily comes from crops. They are raised from seeds and must be watered every day until the harvest. The player can then sell them. Sometimes plants will produce more than one harvest. Crops can be grown all year long, but a greenhouse must be built in order to grow flowers and herbs during all seasons. Tools can be used to help with work, and include axes, hoes, hammers, watering cans, sickles, fishing rods, pickaxes and umbrellas. Unlike the previous game, there is no dating/romance feature.&lt;/story&gt; &lt;/game&gt;</text:p>
          </table:table-cell>
          <table:table-cell table:number-columns-repeated="1013"/>
        </table:table-row>
        <table:table-row table:style-name="ro1">
          <table:table-cell office:value-type="string">
            <text:p>Harvest Moon 3 GBC (USA)</text:p>
          </table:table-cell>
          <table:table-cell office:value-type="float" office:value="2001">
            <text:p>2001</text:p>
          </table:table-cell>
          <table:table-cell office:value-type="string">
            <text:p>ESRB - E (Everyone)</text:p>
          </table:table-cell>
          <table:table-cell office:value-type="string">
            <text:p>Harvest Moon 3 GBC </text:p>
          </table:table-cell>
          <table:table-cell office:value-type="string">
            <text:p>Natsume</text:p>
          </table:table-cell>
          <table:table-cell office:value-type="string">
            <text:p>Victor Interactive Software, Inc.</text:p>
          </table:table-cell>
          <table:table-cell office:value-type="string">
            <text:p>Strategy</text:p>
          </table:table-cell>
          <table:table-cell office:value-type="string">
            <text:p>3.4</text:p>
          </table:table-cell>
          <table:table-cell office:value-type="string">
            <text:p>1 Player</text:p>
          </table:table-cell>
          <table:table-cell office:value-type="string">
            <text:p>After much acclaim for your past farming accomplishments (as part of the previous Harvest Moon titles on GBC), you are asked by a young girl to help her get her farm up and running. The farm, situated on an island, needs plenty of work, so you need all your skills to get things working correctly.****Your many tasks range from tending to the farm animals, keeping an eye on the budget while purchasing goods (food, water, mechanical items, etc) at the local stores, and so forth. And although the main aim is to build and maintain the farm, there are plenty of opportunities to take care of yourself (go to the movies, buy pets, find a girlfriend/boyfriend).</text:p>
          </table:table-cell>
          <table:table-cell table:style-name="Default"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Harvest Moon 3 GBC (USA)&quot;&gt; &lt;year&gt;2001&lt;/year&gt; &lt;rating&gt;ESRB - E (Everyone)&lt;/rating&gt; &lt;title&gt;Harvest Moon 3 GBC &lt;/title&gt; &lt;pub&gt;Natsume&lt;/pub&gt; &lt;dev&gt;Victor Interactive Software, Inc.&lt;/dev&gt; &lt;genre&gt;Strategy&lt;/genre&gt; &lt;score&gt;3.4&lt;/score&gt; &lt;player&gt;1 Player&lt;/player&gt; &lt;story&gt;After much acclaim for your past farming accomplishments (as part of the previous Harvest Moon titles on GBC), you are asked by a young girl to help her get her farm up and running. The farm, situated on an island, needs plenty of work, so you need all your skills to get things working correctly.****Your many tasks range from tending to the farm animals, keeping an eye on the budget while purchasing goods (food, water, mechanical items, etc) at the local stores, and so forth. And although the main aim is to build and maintain the farm, there are plenty of opportunities to take care of yourself (go to the movies, buy pets, find a girlfriend/boyfriend).&lt;/story&gt; &lt;/game&gt;">
            <text:p>&lt;game name="Harvest Moon 3 GBC (USA)"&gt; &lt;year&gt;2001&lt;/year&gt; &lt;rating&gt;ESRB - E (Everyone)&lt;/rating&gt; &lt;title&gt;Harvest Moon 3 GBC &lt;/title&gt; &lt;pub&gt;Natsume&lt;/pub&gt; &lt;dev&gt;Victor Interactive Software, Inc.&lt;/dev&gt; &lt;genre&gt;Strategy&lt;/genre&gt; &lt;score&gt;3.4&lt;/score&gt; &lt;player&gt;1 Player&lt;/player&gt; &lt;story&gt;After much acclaim for your past farming accomplishments (as part of the previous Harvest Moon titles on GBC), you are asked by a young girl to help her get her farm up and running. The farm, situated on an island, needs plenty of work, so you need all your skills to get things working correctly.****Your many tasks range from tending to the farm animals, keeping an eye on the budget while purchasing goods (food, water, mechanical items, etc) at the local stores, and so forth. And although the main aim is to build and maintain the farm, there are plenty of opportunities to take care of yourself (go to the movies, buy pets, find a girlfriend/boyfriend).&lt;/story&gt; &lt;/game&gt;</text:p>
          </table:table-cell>
          <table:table-cell table:number-columns-repeated="1013"/>
        </table:table-row>
        <table:table-row table:style-name="ro1">
          <table:table-cell office:value-type="string">
            <text:p>Harvest Moon GB (USA)</text:p>
          </table:table-cell>
          <table:table-cell office:value-type="float" office:value="1998">
            <text:p>1998</text:p>
          </table:table-cell>
          <table:table-cell office:value-type="string">
            <text:p>ESRB - E (Everyone)</text:p>
          </table:table-cell>
          <table:table-cell office:value-type="string">
            <text:p>Harvest Moon GB </text:p>
          </table:table-cell>
          <table:table-cell office:value-type="string">
            <text:p>Natsume</text:p>
          </table:table-cell>
          <table:table-cell office:value-type="string">
            <text:p>Victor Interactive Software, Inc.</text:p>
          </table:table-cell>
          <table:table-cell office:value-type="string">
            <text:p>Strategy</text:p>
          </table:table-cell>
          <table:table-cell office:value-type="string">
            <text:p>2.7</text:p>
          </table:table-cell>
          <table:table-cell office:value-type="string">
            <text:p>1-2 Players</text:p>
          </table:table-cell>
          <table:table-cell office:value-type="string">
            <text:p>Harvest Moon is a farming simulator/RPG where you must build and maintain a farm during the course of a year, while taking care of your budget and yourself. ****You have the ability to buy, sell and take care of farm animals, crops and any other supplies that you may have. You can trade with many of the town's people, and fellow farmers. If you link up a friend's Game Boy, you can trade items between players as well.****The local stores supply plenty of items to help you in your quest, at a cost, of course. And if you have the time, you can go about the town in search of a little fun away from work.****From an overhead perspective, you can explore your farming area, the local town and the Harvest Sprite tunnels, full of strange and wonderful creatures that can help or destroy your quest. There are four seasons (Summer, Autumn, Winter, Spring) and each brings with it new challenges such as keeping arm animals warm during the colder seasons, and supplying water to the crops during the warmer periods.****The GBC version includes all new characters and background sprites in full color, but is also backwards compatible with the original Game Boy version.</text:p>
          </table:table-cell>
          <table:table-cell table:style-name="Default"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Harvest Moon GB (USA)&quot;&gt; &lt;year&gt;1998&lt;/year&gt; &lt;rating&gt;ESRB - E (Everyone)&lt;/rating&gt; &lt;title&gt;Harvest Moon GB &lt;/title&gt; &lt;pub&gt;Natsume&lt;/pub&gt; &lt;dev&gt;Victor Interactive Software, Inc.&lt;/dev&gt; &lt;genre&gt;Strategy&lt;/genre&gt; &lt;score&gt;2.7&lt;/score&gt; &lt;player&gt;1-2 Players&lt;/player&gt; &lt;story&gt;Harvest Moon is a farming simulator/RPG where you must build and maintain a farm during the course of a year, while taking care of your budget and yourself. ****You have the ability to buy, sell and take care of farm animals, crops and any other supplies that you may have. You can trade with many of the town's people, and fellow farmers. If you link up a friend's Game Boy, you can trade items between players as well.****The local stores supply plenty of items to help you in your quest, at a cost, of course. And if you have the time, you can go about the town in search of a little fun away from work.****From an overhead perspective, you can explore your farming area, the local town and the Harvest Sprite tunnels, full of strange and wonderful creatures that can help or destroy your quest. There are four seasons (Summer, Autumn, Winter, Spring) and each brings with it new challenges such as keeping arm animals warm during the colder seasons, and supplying water to the crops during the warmer periods.****The GBC version includes all new characters and background sprites in full color, but is also backwards compatible with the original Game Boy version.&lt;/story&gt; &lt;/game&gt;">
            <text:p>&lt;game name="Harvest Moon GB (USA)"&gt; &lt;year&gt;1998&lt;/year&gt; &lt;rating&gt;ESRB - E (Everyone)&lt;/rating&gt; &lt;title&gt;Harvest Moon GB &lt;/title&gt; &lt;pub&gt;Natsume&lt;/pub&gt; &lt;dev&gt;Victor Interactive Software, Inc.&lt;/dev&gt; &lt;genre&gt;Strategy&lt;/genre&gt; &lt;score&gt;2.7&lt;/score&gt; &lt;player&gt;1-2 Players&lt;/player&gt; &lt;story&gt;Harvest Moon is a farming simulator/RPG where you must build and maintain a farm during the course of a year, while taking care of your budget and yourself. ****You have the ability to buy, sell and take care of farm animals, crops and any other supplies that you may have. You can trade with many of the town's people, and fellow farmers. If you link up a friend's Game Boy, you can trade items between players as well.****The local stores supply plenty of items to help you in your quest, at a cost, of course. And if you have the time, you can go about the town in search of a little fun away from work.****From an overhead perspective, you can explore your farming area, the local town and the Harvest Sprite tunnels, full of strange and wonderful creatures that can help or destroy your quest. There are four seasons (Summer, Autumn, Winter, Spring) and each brings with it new challenges such as keeping arm animals warm during the colder seasons, and supplying water to the crops during the warmer periods.****The GBC version includes all new characters and background sprites in full color, but is also backwards compatible with the original Game Boy version.&lt;/story&gt; &lt;/game&gt;</text:p>
          </table:table-cell>
          <table:table-cell table:number-columns-repeated="1013"/>
        </table:table-row>
        <table:table-row table:style-name="ro1">
          <table:table-cell office:value-type="string">
            <text:p>Hello Kitty's Cube Frenzy (USA)</text:p>
          </table:table-cell>
          <table:table-cell office:value-type="float" office:value="1999">
            <text:p>1999</text:p>
          </table:table-cell>
          <table:table-cell office:value-type="string">
            <text:p>ESRB - E (Everyone)</text:p>
          </table:table-cell>
          <table:table-cell office:value-type="string">
            <text:p>Hello Kitty's Cube Frenzy </text:p>
          </table:table-cell>
          <table:table-cell office:value-type="string">
            <text:p>NewKidCo</text:p>
          </table:table-cell>
          <table:table-cell office:value-type="string">
            <text:p>Torus Games </text:p>
          </table:table-cell>
          <table:table-cell office:value-type="string">
            <text:p>Puzzle</text:p>
          </table:table-cell>
          <table:table-cell office:value-type="string">
            <text:p>3.1</text:p>
          </table:table-cell>
          <table:table-cell office:value-type="string">
            <text:p>1 Player</text:p>
          </table:table-cell>
          <table:table-cell office:value-type="string">
            <text:p>Hello Kitty's Cube Frenzy is a puzzle game. Falling cubes become building blocks that help Hello Kitty climb to collect prizes and earn extra playing time. There are 11 levels of game play and a bonus round interwoven with all new stories about Hello Kitty and super cute illustrations never seen before. 3 ways to play: single player, with a friend in cooperation or head-to-head.</text:p>
          </table:table-cell>
          <table:table-cell table:style-name="Default"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Hello Kitty's Cube Frenzy (USA)&quot;&gt; &lt;year&gt;1999&lt;/year&gt; &lt;rating&gt;ESRB - E (Everyone)&lt;/rating&gt; &lt;title&gt;Hello Kitty's Cube Frenzy &lt;/title&gt; &lt;pub&gt;NewKidCo&lt;/pub&gt; &lt;dev&gt;Torus Games &lt;/dev&gt; &lt;genre&gt;Puzzle&lt;/genre&gt; &lt;score&gt;3.1&lt;/score&gt; &lt;player&gt;1 Player&lt;/player&gt; &lt;story&gt;Hello Kitty's Cube Frenzy is a puzzle game. Falling cubes become building blocks that help Hello Kitty climb to collect prizes and earn extra playing time. There are 11 levels of game play and a bonus round interwoven with all new stories about Hello Kitty and super cute illustrations never seen before. 3 ways to play: single player, with a friend in cooperation or head-to-head.&lt;/story&gt; &lt;/game&gt;">
            <text:p>&lt;game name="Hello Kitty's Cube Frenzy (USA)"&gt; &lt;year&gt;1999&lt;/year&gt; &lt;rating&gt;ESRB - E (Everyone)&lt;/rating&gt; &lt;title&gt;Hello Kitty's Cube Frenzy &lt;/title&gt; &lt;pub&gt;NewKidCo&lt;/pub&gt; &lt;dev&gt;Torus Games &lt;/dev&gt; &lt;genre&gt;Puzzle&lt;/genre&gt; &lt;score&gt;3.1&lt;/score&gt; &lt;player&gt;1 Player&lt;/player&gt; &lt;story&gt;Hello Kitty's Cube Frenzy is a puzzle game. Falling cubes become building blocks that help Hello Kitty climb to collect prizes and earn extra playing time. There are 11 levels of game play and a bonus round interwoven with all new stories about Hello Kitty and super cute illustrations never seen before. 3 ways to play: single player, with a friend in cooperation or head-to-head.&lt;/story&gt; &lt;/game&gt;</text:p>
          </table:table-cell>
          <table:table-cell table:number-columns-repeated="1013"/>
        </table:table-row>
        <table:table-row table:style-name="ro1">
          <table:table-cell office:value-type="string">
            <text:p>Hercules - The Legendary Journeys (Europe)</text:p>
          </table:table-cell>
          <table:table-cell office:value-type="float" office:value="2002">
            <text:p>2002</text:p>
          </table:table-cell>
          <table:table-cell office:value-type="string">
            <text:p>ESRB - E (Everyone)</text:p>
          </table:table-cell>
          <table:table-cell office:value-type="string">
            <text:p>Hercules - The Legendary Journeys </text:p>
          </table:table-cell>
          <table:table-cell table:number-columns-repeated="2" office:value-type="string">
            <text:p>Titus Software</text:p>
          </table:table-cell>
          <table:table-cell office:value-type="string">
            <text:p>Role-Playing</text:p>
          </table:table-cell>
          <table:table-cell office:value-type="string">
            <text:p>3.1</text:p>
          </table:table-cell>
          <table:table-cell office:value-type="string">
            <text:p>1 Player</text:p>
          </table:table-cell>
          <table:table-cell office:value-type="string">
            <text:p>Ares, Hercules' brother, forms a plan to dethrone Zeus with the help of Hera. Zeus mysteriously disappears, and a struggle for power corrupts the immortal realm. The Gods, unaware of the true nature of the disturbance, flee to the mortal realm in a search to find the reason for the turmoil. <text:s/>Hercules, a man whose strength is like nothing ever seen, is the only one who can save the world, both mortal and immortal, and his father from certain doom. <text:s/>Take control of the legendary hero as you travel around the land in search of Zeus, and to stop Ares from completing his plan. Based on the TV series of the same name, you can also take control of fellow heroes Iolaus and Serena, each with abilities that aid Hercules' task.</text:p>
          </table:table-cell>
          <table:table-cell table:style-name="Default"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Hercules - The Legendary Journeys (Europe)&quot;&gt; &lt;year&gt;2002&lt;/year&gt; &lt;rating&gt;ESRB - E (Everyone)&lt;/rating&gt; &lt;title&gt;Hercules - The Legendary Journeys &lt;/title&gt; &lt;pub&gt;Titus Software&lt;/pub&gt; &lt;dev&gt;Titus Software&lt;/dev&gt; &lt;genre&gt;Role-Playing&lt;/genre&gt; &lt;score&gt;3.1&lt;/score&gt; &lt;player&gt;1 Player&lt;/player&gt; &lt;story&gt;Ares, Hercules' brother, forms a plan to dethrone Zeus with the help of Hera. Zeus mysteriously disappears, and a struggle for power corrupts the immortal realm. The Gods, unaware of the true nature of the disturbance, flee to the mortal realm in a search to find the reason for the turmoil.  Hercules, a man whose strength is like nothing ever seen, is the only one who can save the world, both mortal and immortal, and his father from certain doom.  Take control of the legendary hero as you travel around the land in search of Zeus, and to stop Ares from completing his plan. Based on the TV series of the same name, you can also take control of fellow heroes Iolaus and Serena, each with abilities that aid Hercules' task.&lt;/story&gt; &lt;/game&gt;">
            <text:p>&lt;game name="Hercules - The Legendary Journeys (Europe)"&gt; &lt;year&gt;2002&lt;/year&gt; &lt;rating&gt;ESRB - E (Everyone)&lt;/rating&gt; &lt;title&gt;Hercules - The Legendary Journeys &lt;/title&gt; &lt;pub&gt;Titus Software&lt;/pub&gt; &lt;dev&gt;Titus Software&lt;/dev&gt; &lt;genre&gt;Role-Playing&lt;/genre&gt; &lt;score&gt;3.1&lt;/score&gt; &lt;player&gt;1 Player&lt;/player&gt; &lt;story&gt;Ares, Hercules' brother, forms a plan to dethrone Zeus with the help of Hera. Zeus mysteriously disappears, and a struggle for power corrupts the immortal realm. The Gods, unaware of the true nature of the disturbance, flee to the mortal realm in a search to find the reason for the turmoil. <text:s/>Hercules, a man whose strength is like nothing ever seen, is the only one who can save the world, both mortal and immortal, and his father from certain doom. <text:s/>Take control of the legendary hero as you travel around the land in search of Zeus, and to stop Ares from completing his plan. Based on the TV series of the same name, you can also take control of fellow heroes Iolaus and Serena, each with abilities that aid Hercules' task.&lt;/story&gt; &lt;/game&gt;</text:p>
          </table:table-cell>
          <table:table-cell table:number-columns-repeated="1013"/>
        </table:table-row>
        <table:table-row table:style-name="ro1">
          <table:table-cell office:value-type="string">
            <text:p>Heroes of Might and Magic (USA)</text:p>
          </table:table-cell>
          <table:table-cell office:value-type="float" office:value="2000">
            <text:p>2000</text:p>
          </table:table-cell>
          <table:table-cell office:value-type="string">
            <text:p>ESRB - E (Everyone)</text:p>
          </table:table-cell>
          <table:table-cell office:value-type="string">
            <text:p>Heroes of Might and Magic </text:p>
          </table:table-cell>
          <table:table-cell office:value-type="string">
            <text:p>3DO</text:p>
          </table:table-cell>
          <table:table-cell office:value-type="string">
            <text:p>KnowWonder, Inc.</text:p>
          </table:table-cell>
          <table:table-cell office:value-type="string">
            <text:p>Strategy</text:p>
          </table:table-cell>
          <table:table-cell office:value-type="string">
            <text:p>2.4</text:p>
          </table:table-cell>
          <table:table-cell office:value-type="string">
            <text:p>1 Player</text:p>
          </table:table-cell>
          <table:table-cell office:value-type="string">
            <text:p>Heroes of Might and Magic is a turn-based strategy game in which you play as on of four different heroes: the warlock, sorceress, barbarian, or knight. <text:s/>You must build up your castle by adding different locations to earn different units to strengthen your army with. Units include dragons, cyclopes, phoenixes, paladins, and many more. <text:s/>Your goal is, of course, to destroy you opponents, but this isn't the whole game by a long shot. ****Another aspect of the game is exploring the world your are given and discovering treasures, spells, mines to gather resources, nomad camps, magic lamps, ultimate artifacts, and more.</text:p>
          </table:table-cell>
          <table:table-cell table:style-name="Default"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Heroes of Might and Magic (USA)&quot;&gt; &lt;year&gt;2000&lt;/year&gt; &lt;rating&gt;ESRB - E (Everyone)&lt;/rating&gt; &lt;title&gt;Heroes of Might and Magic &lt;/title&gt; &lt;pub&gt;3DO&lt;/pub&gt; &lt;dev&gt;KnowWonder, Inc.&lt;/dev&gt; &lt;genre&gt;Strategy&lt;/genre&gt; &lt;score&gt;2.4&lt;/score&gt; &lt;player&gt;1 Player&lt;/player&gt; &lt;story&gt;Heroes of Might and Magic is a turn-based strategy game in which you play as on of four different heroes: the warlock, sorceress, barbarian, or knight.  You must build up your castle by adding different locations to earn different units to strengthen your army with. Units include dragons, cyclopes, phoenixes, paladins, and many more.  Your goal is, of course, to destroy you opponents, but this isn't the whole game by a long shot. ****Another aspect of the game is exploring the world your are given and discovering treasures, spells, mines to gather resources, nomad camps, magic lamps, ultimate artifacts, and more.&lt;/story&gt; &lt;/game&gt;">
            <text:p>&lt;game name="Heroes of Might and Magic (USA)"&gt; &lt;year&gt;2000&lt;/year&gt; &lt;rating&gt;ESRB - E (Everyone)&lt;/rating&gt; &lt;title&gt;Heroes of Might and Magic &lt;/title&gt; &lt;pub&gt;3DO&lt;/pub&gt; &lt;dev&gt;KnowWonder, Inc.&lt;/dev&gt; &lt;genre&gt;Strategy&lt;/genre&gt; &lt;score&gt;2.4&lt;/score&gt; &lt;player&gt;1 Player&lt;/player&gt; &lt;story&gt;Heroes of Might and Magic is a turn-based strategy game in which you play as on of four different heroes: the warlock, sorceress, barbarian, or knight. <text:s/>You must build up your castle by adding different locations to earn different units to strengthen your army with. Units include dragons, cyclopes, phoenixes, paladins, and many more. <text:s/>Your goal is, of course, to destroy you opponents, but this isn't the whole game by a long shot. ****Another aspect of the game is exploring the world your are given and discovering treasures, spells, mines to gather resources, nomad camps, magic lamps, ultimate artifacts, and more.&lt;/story&gt; &lt;/game&gt;</text:p>
          </table:table-cell>
          <table:table-cell table:number-columns-repeated="1013"/>
        </table:table-row>
        <table:table-row table:style-name="ro1">
          <table:table-cell office:value-type="string">
            <text:p>Heroes of Might and Magic II (USA)</text:p>
          </table:table-cell>
          <table:table-cell office:value-type="float" office:value="2000">
            <text:p>2000</text:p>
          </table:table-cell>
          <table:table-cell office:value-type="string">
            <text:p>ESRB - E (Everyone)</text:p>
          </table:table-cell>
          <table:table-cell office:value-type="string">
            <text:p>Heroes of Might and Magic II </text:p>
          </table:table-cell>
          <table:table-cell office:value-type="string">
            <text:p>3DO</text:p>
          </table:table-cell>
          <table:table-cell office:value-type="string">
            <text:p>KnowWonder, Inc.</text:p>
          </table:table-cell>
          <table:table-cell office:value-type="string">
            <text:p>Strategy</text:p>
          </table:table-cell>
          <table:table-cell office:value-type="string">
            <text:p>3.3</text:p>
          </table:table-cell>
          <table:table-cell office:value-type="string">
            <text:p>1 Player</text:p>
          </table:table-cell>
          <table:table-cell office:value-type="string">
            <text:p>Heroes of Might and Magic II is a fantasy strategy game that pits you against diabolical warlords in a struggle for territory and resources. Dangerous enemies and mystical creatures roam the land and await any hero who sets out to defeat them. At stake is the ultimate prize: control of the land and the royal throne. Support the villainous usurper and lead the armies of evil, or be loyal to the righteous prince and deliver the people from tyranny.</text:p>
          </table:table-cell>
          <table:table-cell table:style-name="Default"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Heroes of Might and Magic II (USA)&quot;&gt; &lt;year&gt;2000&lt;/year&gt; &lt;rating&gt;ESRB - E (Everyone)&lt;/rating&gt; &lt;title&gt;Heroes of Might and Magic II &lt;/title&gt; &lt;pub&gt;3DO&lt;/pub&gt; &lt;dev&gt;KnowWonder, Inc.&lt;/dev&gt; &lt;genre&gt;Strategy&lt;/genre&gt; &lt;score&gt;3.3&lt;/score&gt; &lt;player&gt;1 Player&lt;/player&gt; &lt;story&gt;Heroes of Might and Magic II is a fantasy strategy game that pits you against diabolical warlords in a struggle for territory and resources. Dangerous enemies and mystical creatures roam the land and await any hero who sets out to defeat them. At stake is the ultimate prize: control of the land and the royal throne. Support the villainous usurper and lead the armies of evil, or be loyal to the righteous prince and deliver the people from tyranny.&lt;/story&gt; &lt;/game&gt;">
            <text:p>&lt;game name="Heroes of Might and Magic II (USA)"&gt; &lt;year&gt;2000&lt;/year&gt; &lt;rating&gt;ESRB - E (Everyone)&lt;/rating&gt; &lt;title&gt;Heroes of Might and Magic II &lt;/title&gt; &lt;pub&gt;3DO&lt;/pub&gt; &lt;dev&gt;KnowWonder, Inc.&lt;/dev&gt; &lt;genre&gt;Strategy&lt;/genre&gt; &lt;score&gt;3.3&lt;/score&gt; &lt;player&gt;1 Player&lt;/player&gt; &lt;story&gt;Heroes of Might and Magic II is a fantasy strategy game that pits you against diabolical warlords in a struggle for territory and resources. Dangerous enemies and mystical creatures roam the land and await any hero who sets out to defeat them. At stake is the ultimate prize: control of the land and the royal throne. Support the villainous usurper and lead the armies of evil, or be loyal to the righteous prince and deliver the people from tyranny.&lt;/story&gt; &lt;/game&gt;</text:p>
          </table:table-cell>
          <table:table-cell table:number-columns-repeated="1013"/>
        </table:table-row>
        <table:table-row table:style-name="ro1">
          <table:table-cell office:value-type="string">
            <text:p>Hexcite - The Shapes of Victory (USA, Europe)</text:p>
          </table:table-cell>
          <table:table-cell office:value-type="float" office:value="1999">
            <text:p>1999</text:p>
          </table:table-cell>
          <table:table-cell office:value-type="string">
            <text:p>ESRB - E (Everyone)</text:p>
          </table:table-cell>
          <table:table-cell office:value-type="string">
            <text:p>Hexcite - The Shapes of Victory </text:p>
          </table:table-cell>
          <table:table-cell office:value-type="string">
            <text:p>Ubisoft</text:p>
          </table:table-cell>
          <table:table-cell office:value-type="string">
            <text:p>Gu, Inc.</text:p>
          </table:table-cell>
          <table:table-cell office:value-type="string">
            <text:p>Puzzle</text:p>
          </table:table-cell>
          <table:table-cell office:value-type="string">
            <text:p>3.6</text:p>
          </table:table-cell>
          <table:table-cell office:value-type="string">
            <text:p>1-2 Players</text:p>
          </table:table-cell>
          <table:table-cell office:value-type="string">
            <text:p>Hexcite is a puzzle game played on a honeycomb-like playing field. In the center is a hexagon; six more hexagons make up the entire playing field. Because of the turn-based gameplay, two people can play using only one system. Two-player link mode is also supported.****Players begin by placing a geometric shape (triangle, hexagon, parallelogram, etc.) in the center hexagon. <text:s/>The CPU or human opponent then places another shape adjacent (and touching completely on one side) to a previously played piece. <text:s/>Players score bonus points for completing any full hexagon. Much of the strategy in this game is in tricking your opponent into letting you take a bonus. Bonuses are also scored for placing a piece so that two sides will contribute a score. The game is over when all pieces have been played, or if the remaining pieces cannot be played. <text:s/>In that case points are subtracted for any remaining pieces, based on the complexity of the shape (twice as many points are subtracted for a hexagon compared to a triangle.)****In Japan, this game has seen several Windows versions, and even has been released as a board game.</text:p>
          </table:table-cell>
          <table:table-cell table:style-name="Default"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Hexcite - The Shapes of Victory (USA, Europe)&quot;&gt; &lt;year&gt;1999&lt;/year&gt; &lt;rating&gt;ESRB - E (Everyone)&lt;/rating&gt; &lt;title&gt;Hexcite - The Shapes of Victory &lt;/title&gt; &lt;pub&gt;Ubisoft&lt;/pub&gt; &lt;dev&gt;Gu, Inc.&lt;/dev&gt; &lt;genre&gt;Puzzle&lt;/genre&gt; &lt;score&gt;3.6&lt;/score&gt; &lt;player&gt;1-2 Players&lt;/player&gt; &lt;story&gt;Hexcite is a puzzle game played on a honeycomb-like playing field. In the center is a hexagon; six more hexagons make up the entire playing field. Because of the turn-based gameplay, two people can play using only one system. Two-player link mode is also supported.****Players begin by placing a geometric shape (triangle, hexagon, parallelogram, etc.) in the center hexagon.  The CPU or human opponent then places another shape adjacent (and touching completely on one side) to a previously played piece.  Players score bonus points for completing any full hexagon. Much of the strategy in this game is in tricking your opponent into letting you take a bonus. Bonuses are also scored for placing a piece so that two sides will contribute a score. The game is over when all pieces have been played, or if the remaining pieces cannot be played.  In that case points are subtracted for any remaining pieces, based on the complexity of the shape (twice as many points are subtracted for a hexagon compared to a triangle.)****In Japan, this game has seen several Windows versions, and even has been released as a board game.&lt;/story&gt; &lt;/game&gt;">
            <text:p>&lt;game name="Hexcite - The Shapes of Victory (USA, Europe)"&gt; &lt;year&gt;1999&lt;/year&gt; &lt;rating&gt;ESRB - E (Everyone)&lt;/rating&gt; &lt;title&gt;Hexcite - The Shapes of Victory &lt;/title&gt; &lt;pub&gt;Ubisoft&lt;/pub&gt; &lt;dev&gt;Gu, Inc.&lt;/dev&gt; &lt;genre&gt;Puzzle&lt;/genre&gt; &lt;score&gt;3.6&lt;/score&gt; &lt;player&gt;1-2 Players&lt;/player&gt; &lt;story&gt;Hexcite is a puzzle game played on a honeycomb-like playing field. In the center is a hexagon; six more hexagons make up the entire playing field. Because of the turn-based gameplay, two people can play using only one system. Two-player link mode is also supported.****Players begin by placing a geometric shape (triangle, hexagon, parallelogram, etc.) in the center hexagon. <text:s/>The CPU or human opponent then places another shape adjacent (and touching completely on one side) to a previously played piece. <text:s/>Players score bonus points for completing any full hexagon. Much of the strategy in this game is in tricking your opponent into letting you take a bonus. Bonuses are also scored for placing a piece so that two sides will contribute a score. The game is over when all pieces have been played, or if the remaining pieces cannot be played. <text:s/>In that case points are subtracted for any remaining pieces, based on the complexity of the shape (twice as many points are subtracted for a hexagon compared to a triangle.)****In Japan, this game has seen several Windows versions, and even has been released as a board game.&lt;/story&gt; &lt;/game&gt;</text:p>
          </table:table-cell>
          <table:table-cell table:number-columns-repeated="1013"/>
        </table:table-row>
        <table:table-row table:style-name="ro1">
          <table:table-cell office:value-type="string">
            <text:p>Hole In One Golf (USA)</text:p>
          </table:table-cell>
          <table:table-cell office:value-type="float" office:value="1999">
            <text:p>1999</text:p>
          </table:table-cell>
          <table:table-cell office:value-type="string">
            <text:p>ESRB - E (Everyone)</text:p>
          </table:table-cell>
          <table:table-cell office:value-type="string">
            <text:p>Hole In One Golf </text:p>
          </table:table-cell>
          <table:table-cell office:value-type="string">
            <text:p>Natsume</text:p>
          </table:table-cell>
          <table:table-cell office:value-type="string">
            <text:p>Natsume Co., Ltd.</text:p>
          </table:table-cell>
          <table:table-cell office:value-type="string">
            <text:p>Sports</text:p>
          </table:table-cell>
          <table:table-cell office:value-type="string">
            <text:p>3.2</text:p>
          </table:table-cell>
          <table:table-cell office:value-type="string">
            <text:p>1-2 Players</text:p>
          </table:table-cell>
          <table:table-cell office:value-type="string">
            <text:p>Hole in One Golf is a golf game with some unusual features like the event feature. Activating events allows a bunch of critters to interfere with your ball after you hit the ball. Those critters may play to your advantage or disadvantage. The event characters the game features are: Caprice, Zippy, Canny, Ribbon, Dasher, Wroth, and Mute. <text:s/>The game has three different modes of play: ** Stroke - where you aim for the lowest possible score ** Tour - where you take on the professionals in the tournament competition ** Link - where you play against your friend through Game Link Cable There are three different 18-hole courses to choose from: Tokyo, Arizona, and Hawaii. Two main perspectives during gameplay are back camera during the hitting where you select the hitting point and power with which to hit the ball, and top-down overview where you can see the full field view, weather info, hole distance and terrain. When you are on the green, there are three types of terrains: flat, slow slope, and high slope</text:p>
          </table:table-cell>
          <table:table-cell table:style-name="Default"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Hole In One Golf (USA)&quot;&gt; &lt;year&gt;1999&lt;/year&gt; &lt;rating&gt;ESRB - E (Everyone)&lt;/rating&gt; &lt;title&gt;Hole In One Golf &lt;/title&gt; &lt;pub&gt;Natsume&lt;/pub&gt; &lt;dev&gt;Natsume Co., Ltd.&lt;/dev&gt; &lt;genre&gt;Sports&lt;/genre&gt; &lt;score&gt;3.2&lt;/score&gt; &lt;player&gt;1-2 Players&lt;/player&gt; &lt;story&gt;Hole in One Golf is a golf game with some unusual features like the event feature. Activating events allows a bunch of critters to interfere with your ball after you hit the ball. Those critters may play to your advantage or disadvantage. The event characters the game features are: Caprice, Zippy, Canny, Ribbon, Dasher, Wroth, and Mute.  The game has three different modes of play: ** Stroke - where you aim for the lowest possible score ** Tour - where you take on the professionals in the tournament competition ** Link - where you play against your friend through Game Link Cable There are three different 18-hole courses to choose from: Tokyo, Arizona, and Hawaii. Two main perspectives during gameplay are back camera during the hitting where you select the hitting point and power with which to hit the ball, and top-down overview where you can see the full field view, weather info, hole distance and terrain. When you are on the green, there are three types of terrains: flat, slow slope, and high slope&lt;/story&gt; &lt;/game&gt;">
            <text:p>&lt;game name="Hole In One Golf (USA)"&gt; &lt;year&gt;1999&lt;/year&gt; &lt;rating&gt;ESRB - E (Everyone)&lt;/rating&gt; &lt;title&gt;Hole In One Golf &lt;/title&gt; &lt;pub&gt;Natsume&lt;/pub&gt; &lt;dev&gt;Natsume Co., Ltd.&lt;/dev&gt; &lt;genre&gt;Sports&lt;/genre&gt; &lt;score&gt;3.2&lt;/score&gt; &lt;player&gt;1-2 Players&lt;/player&gt; &lt;story&gt;Hole in One Golf is a golf game with some unusual features like the event feature. Activating events allows a bunch of critters to interfere with your ball after you hit the ball. Those critters may play to your advantage or disadvantage. The event characters the game features are: Caprice, Zippy, Canny, Ribbon, Dasher, Wroth, and Mute. <text:s/>The game has three different modes of play: ** Stroke - where you aim for the lowest possible score ** Tour - where you take on the professionals in the tournament competition ** Link - where you play against your friend through Game Link Cable There are three different 18-hole courses to choose from: Tokyo, Arizona, and Hawaii. Two main perspectives during gameplay are back camera during the hitting where you select the hitting point and power with which to hit the ball, and top-down overview where you can see the full field view, weather info, hole distance and terrain. When you are on the green, there are three types of terrains: flat, slow slope, and high slope&lt;/story&gt; &lt;/game&gt;</text:p>
          </table:table-cell>
          <table:table-cell table:number-columns-repeated="1013"/>
        </table:table-row>
        <table:table-row table:style-name="ro1">
          <table:table-cell office:value-type="string">
            <text:p>Hollywood Pinball (Europe)</text:p>
          </table:table-cell>
          <table:table-cell office:value-type="float" office:value="1999">
            <text:p>1999</text:p>
          </table:table-cell>
          <table:table-cell office:value-type="string">
            <text:p>ESRB - E (Everyone)</text:p>
          </table:table-cell>
          <table:table-cell office:value-type="string">
            <text:p>Hollywood Pinball </text:p>
          </table:table-cell>
          <table:table-cell office:value-type="string">
            <text:p>Starfish</text:p>
          </table:table-cell>
          <table:table-cell office:value-type="string">
            <text:p>Tarantula Studios</text:p>
          </table:table-cell>
          <table:table-cell office:value-type="string">
            <text:p>Pinball</text:p>
          </table:table-cell>
          <table:table-cell office:value-type="string">
            <text:p>2.8</text:p>
          </table:table-cell>
          <table:table-cell office:value-type="string">
            <text:p>1 Player</text:p>
          </table:table-cell>
          <table:table-cell office:value-type="string">
            <text:p>Hollywood Pinball is a pinball game with seven tables with different themes: Shark!, Terror Dactyl!, Double Agent, The Legend of Robin Hood, Galaxy Wars, Ancient Temple of the Aczecs and Motel Hell. All tables are clearly inspired by movie franchises, e.g. Indiana Jones, and have no major differences regarding their setup. As always the goal is to keep the ball on the table as long as possible and accumulating points for the high score by hitting obstacles like bumpers. Every table also has a special quest which rewards many points, e.g. collecting (i.e. bumping into) rockets and then hitting a special target.</text:p>
          </table:table-cell>
          <table:table-cell table:style-name="Default"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Hollywood Pinball (Europe)&quot;&gt; &lt;year&gt;1999&lt;/year&gt; &lt;rating&gt;ESRB - E (Everyone)&lt;/rating&gt; &lt;title&gt;Hollywood Pinball &lt;/title&gt; &lt;pub&gt;Starfish&lt;/pub&gt; &lt;dev&gt;Tarantula Studios&lt;/dev&gt; &lt;genre&gt;Pinball&lt;/genre&gt; &lt;score&gt;2.8&lt;/score&gt; &lt;player&gt;1 Player&lt;/player&gt; &lt;story&gt;Hollywood Pinball is a pinball game with seven tables with different themes: Shark!, Terror Dactyl!, Double Agent, The Legend of Robin Hood, Galaxy Wars, Ancient Temple of the Aczecs and Motel Hell. All tables are clearly inspired by movie franchises, e.g. Indiana Jones, and have no major differences regarding their setup. As always the goal is to keep the ball on the table as long as possible and accumulating points for the high score by hitting obstacles like bumpers. Every table also has a special quest which rewards many points, e.g. collecting (i.e. bumping into) rockets and then hitting a special target.&lt;/story&gt; &lt;/game&gt;">
            <text:p>&lt;game name="Hollywood Pinball (Europe)"&gt; &lt;year&gt;1999&lt;/year&gt; &lt;rating&gt;ESRB - E (Everyone)&lt;/rating&gt; &lt;title&gt;Hollywood Pinball &lt;/title&gt; &lt;pub&gt;Starfish&lt;/pub&gt; &lt;dev&gt;Tarantula Studios&lt;/dev&gt; &lt;genre&gt;Pinball&lt;/genre&gt; &lt;score&gt;2.8&lt;/score&gt; &lt;player&gt;1 Player&lt;/player&gt; &lt;story&gt;Hollywood Pinball is a pinball game with seven tables with different themes: Shark!, Terror Dactyl!, Double Agent, The Legend of Robin Hood, Galaxy Wars, Ancient Temple of the Aczecs and Motel Hell. All tables are clearly inspired by movie franchises, e.g. Indiana Jones, and have no major differences regarding their setup. As always the goal is to keep the ball on the table as long as possible and accumulating points for the high score by hitting obstacles like bumpers. Every table also has a special quest which rewards many points, e.g. collecting (i.e. bumping into) rockets and then hitting a special target.&lt;/story&gt; &lt;/game&gt;</text:p>
          </table:table-cell>
          <table:table-cell table:number-columns-repeated="1013"/>
        </table:table-row>
        <table:table-row table:style-name="ro1">
          <table:table-cell office:value-type="string">
            <text:p>Hot Wheels - Stunt Track Driver (USA)</text:p>
          </table:table-cell>
          <table:table-cell office:value-type="float" office:value="2000">
            <text:p>2000</text:p>
          </table:table-cell>
          <table:table-cell office:value-type="string">
            <text:p>ESRB - E (Everyone)</text:p>
          </table:table-cell>
          <table:table-cell office:value-type="string">
            <text:p>Hot Wheels - Stunt Track Driver </text:p>
          </table:table-cell>
          <table:table-cell office:value-type="string">
            <text:p>Mattel</text:p>
          </table:table-cell>
          <table:table-cell office:value-type="string">
            <text:p>Lucky Chicken Games, Inc.</text:p>
          </table:table-cell>
          <table:table-cell office:value-type="string">
            <text:p>Driving</text:p>
          </table:table-cell>
          <table:table-cell office:value-type="string">
            <text:p>3.7</text:p>
          </table:table-cell>
          <table:table-cell office:value-type="string">
            <text:p>1-2 Players</text:p>
          </table:table-cell>
          <table:table-cell office:value-type="string">
            <text:p>A side-scrolling stunt racer where the player is rewarded with speed bonuses for each stunt. <text:s/>Tracks are based on the toy tracks every child is familiar with. <text:s/>The game is somewhat similar to Excitebike in that the player must make jumps and land them correctly in order to complete each track. <text:s/>The player has the ability to roll and spin while in the air and is rewarded with a speed bonus for each successful stunt. <text:s/>The bigger the stunt, the faster you go. <text:s/>The game features 6 licensed Hot Wheels cars and 6 tracks. <text:s/>There is also a two player link mode.</text:p>
          </table:table-cell>
          <table:table-cell table:style-name="Default"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Hot Wheels - Stunt Track Driver (USA)&quot;&gt; &lt;year&gt;2000&lt;/year&gt; &lt;rating&gt;ESRB - E (Everyone)&lt;/rating&gt; &lt;title&gt;Hot Wheels - Stunt Track Driver &lt;/title&gt; &lt;pub&gt;Mattel&lt;/pub&gt; &lt;dev&gt;Lucky Chicken Games, Inc.&lt;/dev&gt; &lt;genre&gt;Driving&lt;/genre&gt; &lt;score&gt;3.7&lt;/score&gt; &lt;player&gt;1-2 Players&lt;/player&gt; &lt;story&gt;A side-scrolling stunt racer where the player is rewarded with speed bonuses for each stunt.  Tracks are based on the toy tracks every child is familiar with.  The game is somewhat similar to Excitebike in that the player must make jumps and land them correctly in order to complete each track.  The player has the ability to roll and spin while in the air and is rewarded with a speed bonus for each successful stunt.  The bigger the stunt, the faster you go.  The game features 6 licensed Hot Wheels cars and 6 tracks.  There is also a two player link mode.&lt;/story&gt; &lt;/game&gt;">
            <text:p>&lt;game name="Hot Wheels - Stunt Track Driver (USA)"&gt; &lt;year&gt;2000&lt;/year&gt; &lt;rating&gt;ESRB - E (Everyone)&lt;/rating&gt; &lt;title&gt;Hot Wheels - Stunt Track Driver &lt;/title&gt; &lt;pub&gt;Mattel&lt;/pub&gt; &lt;dev&gt;Lucky Chicken Games, Inc.&lt;/dev&gt; &lt;genre&gt;Driving&lt;/genre&gt; &lt;score&gt;3.7&lt;/score&gt; &lt;player&gt;1-2 Players&lt;/player&gt; &lt;story&gt;A side-scrolling stunt racer where the player is rewarded with speed bonuses for each stunt. <text:s/>Tracks are based on the toy tracks every child is familiar with. <text:s/>The game is somewhat similar to Excitebike in that the player must make jumps and land them correctly in order to complete each track. <text:s/>The player has the ability to roll and spin while in the air and is rewarded with a speed bonus for each successful stunt. <text:s/>The bigger the stunt, the faster you go. <text:s/>The game features 6 licensed Hot Wheels cars and 6 tracks. <text:s/>There is also a two player link mode.&lt;/story&gt; &lt;/game&gt;</text:p>
          </table:table-cell>
          <table:table-cell table:number-columns-repeated="1013"/>
        </table:table-row>
        <table:table-row table:style-name="ro1">
          <table:table-cell office:value-type="string">
            <text:p>Hoyle Card Games (USA)</text:p>
          </table:table-cell>
          <table:table-cell office:value-type="float" office:value="2000">
            <text:p>2000</text:p>
          </table:table-cell>
          <table:table-cell office:value-type="string">
            <text:p>ESRB - E (Everyone)</text:p>
          </table:table-cell>
          <table:table-cell office:value-type="string">
            <text:p>Hoyle Card Games </text:p>
          </table:table-cell>
          <table:table-cell office:value-type="string">
            <text:p>Sierra Entertainment</text:p>
          </table:table-cell>
          <table:table-cell office:value-type="string">
            <text:p>Sandbox Studios, Inc.</text:p>
          </table:table-cell>
          <table:table-cell office:value-type="string">
            <text:p>Casino</text:p>
          </table:table-cell>
          <table:table-cell office:value-type="string">
            <text:p>2.5</text:p>
          </table:table-cell>
          <table:table-cell office:value-type="string">
            <text:p>1-2 Players</text:p>
          </table:table-cell>
          <table:table-cell office:value-type="string">
            <text:p>The popular card games collection for Game Boy Color. <text:s/>Includes 14 card game variations: Spades, War, Hearts, Cribbage, Old Maid, Gin Rummy, Go Fish, and 6 varieties of Solitaire. <text:s/>Supports a pass play, and Game Link Cable multiplayer.</text:p>
          </table:table-cell>
          <table:table-cell table:style-name="Default"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Hoyle Card Games (USA)&quot;&gt; &lt;year&gt;2000&lt;/year&gt; &lt;rating&gt;ESRB - E (Everyone)&lt;/rating&gt; &lt;title&gt;Hoyle Card Games &lt;/title&gt; &lt;pub&gt;Sierra Entertainment&lt;/pub&gt; &lt;dev&gt;Sandbox Studios, Inc.&lt;/dev&gt; &lt;genre&gt;Casino&lt;/genre&gt; &lt;score&gt;2.5&lt;/score&gt; &lt;player&gt;1-2 Players&lt;/player&gt; &lt;story&gt;The popular card games collection for Game Boy Color.  Includes 14 card game variations: Spades, War, Hearts, Cribbage, Old Maid, Gin Rummy, Go Fish, and 6 varieties of Solitaire.  Supports a pass play, and Game Link Cable multiplayer.&lt;/story&gt; &lt;/game&gt;">
            <text:p>&lt;game name="Hoyle Card Games (USA)"&gt; &lt;year&gt;2000&lt;/year&gt; &lt;rating&gt;ESRB - E (Everyone)&lt;/rating&gt; &lt;title&gt;Hoyle Card Games &lt;/title&gt; &lt;pub&gt;Sierra Entertainment&lt;/pub&gt; &lt;dev&gt;Sandbox Studios, Inc.&lt;/dev&gt; &lt;genre&gt;Casino&lt;/genre&gt; &lt;score&gt;2.5&lt;/score&gt; &lt;player&gt;1-2 Players&lt;/player&gt; &lt;story&gt;The popular card games collection for Game Boy Color. <text:s/>Includes 14 card game variations: Spades, War, Hearts, Cribbage, Old Maid, Gin Rummy, Go Fish, and 6 varieties of Solitaire. <text:s/>Supports a pass play, and Game Link Cable multiplayer.&lt;/story&gt; &lt;/game&gt;</text:p>
          </table:table-cell>
          <table:table-cell table:number-columns-repeated="1013"/>
        </table:table-row>
        <table:table-row table:style-name="ro1">
          <table:table-cell office:value-type="string">
            <text:p>Hoyle Casino (USA)</text:p>
          </table:table-cell>
          <table:table-cell office:value-type="float" office:value="2000">
            <text:p>2000</text:p>
          </table:table-cell>
          <table:table-cell office:value-type="string">
            <text:p>ESRB - E (Everyone)</text:p>
          </table:table-cell>
          <table:table-cell office:value-type="string">
            <text:p>Hoyle Casino </text:p>
          </table:table-cell>
          <table:table-cell office:value-type="string">
            <text:p>Sierra Entertainment</text:p>
          </table:table-cell>
          <table:table-cell office:value-type="string">
            <text:p>Pulsar Interactive</text:p>
          </table:table-cell>
          <table:table-cell office:value-type="string">
            <text:p>Casino</text:p>
          </table:table-cell>
          <table:table-cell office:value-type="string">
            <text:p>3.8</text:p>
          </table:table-cell>
          <table:table-cell office:value-type="string">
            <text:p>1 Player</text:p>
          </table:table-cell>
          <table:table-cell office:value-type="string">
            <text:p>This game is the portable version of Hoyle Casino. Besides the obvious graphical differences, it contains a smaller amount of slot and video poker machines to play. Like its namesake on the PC and consoles, the game features a variety of casino themed games. You start off with a sum of money and try to make your fortune in a casino playing various games.</text:p>
          </table:table-cell>
          <table:table-cell table:style-name="Default"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Hoyle Casino (USA)&quot;&gt; &lt;year&gt;2000&lt;/year&gt; &lt;rating&gt;ESRB - E (Everyone)&lt;/rating&gt; &lt;title&gt;Hoyle Casino &lt;/title&gt; &lt;pub&gt;Sierra Entertainment&lt;/pub&gt; &lt;dev&gt;Pulsar Interactive&lt;/dev&gt; &lt;genre&gt;Casino&lt;/genre&gt; &lt;score&gt;3.8&lt;/score&gt; &lt;player&gt;1 Player&lt;/player&gt; &lt;story&gt;This game is the portable version of Hoyle Casino. Besides the obvious graphical differences, it contains a smaller amount of slot and video poker machines to play. Like its namesake on the PC and consoles, the game features a variety of casino themed games. You start off with a sum of money and try to make your fortune in a casino playing various games.&lt;/story&gt; &lt;/game&gt;">
            <text:p>&lt;game name="Hoyle Casino (USA)"&gt; &lt;year&gt;2000&lt;/year&gt; &lt;rating&gt;ESRB - E (Everyone)&lt;/rating&gt; &lt;title&gt;Hoyle Casino &lt;/title&gt; &lt;pub&gt;Sierra Entertainment&lt;/pub&gt; &lt;dev&gt;Pulsar Interactive&lt;/dev&gt; &lt;genre&gt;Casino&lt;/genre&gt; &lt;score&gt;3.8&lt;/score&gt; &lt;player&gt;1 Player&lt;/player&gt; &lt;story&gt;This game is the portable version of Hoyle Casino. Besides the obvious graphical differences, it contains a smaller amount of slot and video poker machines to play. Like its namesake on the PC and consoles, the game features a variety of casino themed games. You start off with a sum of money and try to make your fortune in a casino playing various games.&lt;/story&gt; &lt;/game&gt;</text:p>
          </table:table-cell>
          <table:table-cell table:number-columns-repeated="1013"/>
        </table:table-row>
        <table:table-row table:style-name="ro1">
          <table:table-cell office:value-type="string">
            <text:p>Hugo - Black Diamond Fever (Europe)</text:p>
          </table:table-cell>
          <table:table-cell office:value-type="float" office:value="2001">
            <text:p>2001</text:p>
          </table:table-cell>
          <table:table-cell office:value-type="string">
            <text:p>ESRB - E (Everyone)</text:p>
          </table:table-cell>
          <table:table-cell office:value-type="string">
            <text:p>Hugo - Black Diamond Fever </text:p>
          </table:table-cell>
          <table:table-cell table:number-columns-repeated="2" office:value-type="string">
            <text:p>ITE Media</text:p>
          </table:table-cell>
          <table:table-cell office:value-type="string">
            <text:p>Platform</text:p>
          </table:table-cell>
          <table:table-cell office:value-type="string">
            <text:p>4.0</text:p>
          </table:table-cell>
          <table:table-cell office:value-type="string">
            <text:p>1 Player</text:p>
          </table:table-cell>
          <table:table-cell office:value-type="string">
            <text:p>Guide Hugo, the TV troll, to free Kiku from the monsters. The game consists of several small platform levels, Donkey Kong-style. Different platforms are connected by ladders and there are enemies such as ghosts, alligators and mummies, along with doors through which they can respawn. To complete a level, you need to collect all red diamonds.As the title suggests, your aim should be the black diamonds. Once all the red ones have been collected, you can kill enemies to receive black diamonds. Hugo attacks using his whip - a single hit will stun foes, the second finishes them off. The challenge is in trying to avoid the enemies until you have collected all red diamonds. If you kill them too early, you will only receive coins or power-ups. Each level is time restricted - if time runs out, all enemies turn red and move much faster.</text:p>
          </table:table-cell>
          <table:table-cell table:style-name="Default"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Hugo - Black Diamond Fever (Europe)&quot;&gt; &lt;year&gt;2001&lt;/year&gt; &lt;rating&gt;ESRB - E (Everyone)&lt;/rating&gt; &lt;title&gt;Hugo - Black Diamond Fever &lt;/title&gt; &lt;pub&gt;ITE Media&lt;/pub&gt; &lt;dev&gt;ITE Media&lt;/dev&gt; &lt;genre&gt;Platform&lt;/genre&gt; &lt;score&gt;4.0&lt;/score&gt; &lt;player&gt;1 Player&lt;/player&gt; &lt;story&gt;Guide Hugo, the TV troll, to free Kiku from the monsters. The game consists of several small platform levels, Donkey Kong-style. Different platforms are connected by ladders and there are enemies such as ghosts, alligators and mummies, along with doors through which they can respawn. To complete a level, you need to collect all red diamonds.As the title suggests, your aim should be the black diamonds. Once all the red ones have been collected, you can kill enemies to receive black diamonds. Hugo attacks using his whip - a single hit will stun foes, the second finishes them off. The challenge is in trying to avoid the enemies until you have collected all red diamonds. If you kill them too early, you will only receive coins or power-ups. Each level is time restricted - if time runs out, all enemies turn red and move much faster.&lt;/story&gt; &lt;/game&gt;">
            <text:p>&lt;game name="Hugo - Black Diamond Fever (Europe)"&gt; &lt;year&gt;2001&lt;/year&gt; &lt;rating&gt;ESRB - E (Everyone)&lt;/rating&gt; &lt;title&gt;Hugo - Black Diamond Fever &lt;/title&gt; &lt;pub&gt;ITE Media&lt;/pub&gt; &lt;dev&gt;ITE Media&lt;/dev&gt; &lt;genre&gt;Platform&lt;/genre&gt; &lt;score&gt;4.0&lt;/score&gt; &lt;player&gt;1 Player&lt;/player&gt; &lt;story&gt;Guide Hugo, the TV troll, to free Kiku from the monsters. The game consists of several small platform levels, Donkey Kong-style. Different platforms are connected by ladders and there are enemies such as ghosts, alligators and mummies, along with doors through which they can respawn. To complete a level, you need to collect all red diamonds.As the title suggests, your aim should be the black diamonds. Once all the red ones have been collected, you can kill enemies to receive black diamonds. Hugo attacks using his whip - a single hit will stun foes, the second finishes them off. The challenge is in trying to avoid the enemies until you have collected all red diamonds. If you kill them too early, you will only receive coins or power-ups. Each level is time restricted - if time runs out, all enemies turn red and move much faster.&lt;/story&gt; &lt;/game&gt;</text:p>
          </table:table-cell>
          <table:table-cell table:number-columns-repeated="1013"/>
        </table:table-row>
        <table:table-row table:style-name="ro1">
          <table:table-cell office:value-type="string">
            <text:p>Hugo - The Evil Mirror (Europe)</text:p>
          </table:table-cell>
          <table:table-cell office:value-type="float" office:value="2002">
            <text:p>2002</text:p>
          </table:table-cell>
          <table:table-cell office:value-type="string">
            <text:p>ESRB - E (Everyone)</text:p>
          </table:table-cell>
          <table:table-cell office:value-type="string">
            <text:p>Hugo - The Evil Mirror </text:p>
          </table:table-cell>
          <table:table-cell table:number-columns-repeated="2" office:value-type="string">
            <text:p>ITE Media</text:p>
          </table:table-cell>
          <table:table-cell office:value-type="string">
            <text:p>Platform</text:p>
          </table:table-cell>
          <table:table-cell office:value-type="string">
            <text:p>3.7</text:p>
          </table:table-cell>
          <table:table-cell office:value-type="string">
            <text:p>1 Player</text:p>
          </table:table-cell>
          <table:table-cell office:value-type="string">
            <text:p>Hugo: The Evil Mirror is a basic arcade platformer of approximately 60 levels of exactly the same task. In each challenge, players must leap along platform layouts and freeze enemies with a special ice cannon. Turning enemies into cubes will take them out of commission for a few seconds if left alone, but if you choose to carry them they'll stay cubes for as long as you can hold them. Shattering the cubes by leaping on them or dropping them one or more stories will take them out for good, but they'll return to the playfield if you don't seal up the portals scattered across the level. Once all the enemies have been defeated, it's off to the next level of increasing difficulty.</text:p>
          </table:table-cell>
          <table:table-cell table:style-name="Default"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Hugo - The Evil Mirror (Europe)&quot;&gt; &lt;year&gt;2002&lt;/year&gt; &lt;rating&gt;ESRB - E (Everyone)&lt;/rating&gt; &lt;title&gt;Hugo - The Evil Mirror &lt;/title&gt; &lt;pub&gt;ITE Media&lt;/pub&gt; &lt;dev&gt;ITE Media&lt;/dev&gt; &lt;genre&gt;Platform&lt;/genre&gt; &lt;score&gt;3.7&lt;/score&gt; &lt;player&gt;1 Player&lt;/player&gt; &lt;story&gt;Hugo: The Evil Mirror is a basic arcade platformer of approximately 60 levels of exactly the same task. In each challenge, players must leap along platform layouts and freeze enemies with a special ice cannon. Turning enemies into cubes will take them out of commission for a few seconds if left alone, but if you choose to carry them they'll stay cubes for as long as you can hold them. Shattering the cubes by leaping on them or dropping them one or more stories will take them out for good, but they'll return to the playfield if you don't seal up the portals scattered across the level. Once all the enemies have been defeated, it's off to the next level of increasing difficulty.&lt;/story&gt; &lt;/game&gt;">
            <text:p>&lt;game name="Hugo - The Evil Mirror (Europe)"&gt; &lt;year&gt;2002&lt;/year&gt; &lt;rating&gt;ESRB - E (Everyone)&lt;/rating&gt; &lt;title&gt;Hugo - The Evil Mirror &lt;/title&gt; &lt;pub&gt;ITE Media&lt;/pub&gt; &lt;dev&gt;ITE Media&lt;/dev&gt; &lt;genre&gt;Platform&lt;/genre&gt; &lt;score&gt;3.7&lt;/score&gt; &lt;player&gt;1 Player&lt;/player&gt; &lt;story&gt;Hugo: The Evil Mirror is a basic arcade platformer of approximately 60 levels of exactly the same task. In each challenge, players must leap along platform layouts and freeze enemies with a special ice cannon. Turning enemies into cubes will take them out of commission for a few seconds if left alone, but if you choose to carry them they'll stay cubes for as long as you can hold them. Shattering the cubes by leaping on them or dropping them one or more stories will take them out for good, but they'll return to the playfield if you don't seal up the portals scattered across the level. Once all the enemies have been defeated, it's off to the next level of increasing difficulty.&lt;/story&gt; &lt;/game&gt;</text:p>
          </table:table-cell>
          <table:table-cell table:number-columns-repeated="1013"/>
        </table:table-row>
        <table:table-row table:style-name="ro1">
          <table:table-cell office:value-type="string">
            <text:p>Hype - The Time Quest (Europe)</text:p>
          </table:table-cell>
          <table:table-cell office:value-type="float" office:value="2001">
            <text:p>2001</text:p>
          </table:table-cell>
          <table:table-cell office:value-type="string">
            <text:p>ESRB - E (Everyone)</text:p>
          </table:table-cell>
          <table:table-cell office:value-type="string">
            <text:p>Hype - The Time Quest </text:p>
          </table:table-cell>
          <table:table-cell office:value-type="string">
            <text:p>Ubisoft</text:p>
          </table:table-cell>
          <table:table-cell office:value-type="string">
            <text:p>Planet Interactive Development</text:p>
          </table:table-cell>
          <table:table-cell office:value-type="string">
            <text:p>Adventure</text:p>
          </table:table-cell>
          <table:table-cell office:value-type="string">
            <text:p>4.3</text:p>
          </table:table-cell>
          <table:table-cell office:value-type="string">
            <text:p>1 Player</text:p>
          </table:table-cell>
          <table:table-cell office:value-type="string">
            <text:p>Hype: The Time Quest for the Game Boy Color lets you play as the Playmobil knight Hype, who has been sent back in time by the Curse of Barnak. In 19 2D platform levels you have to use your sword and jumping skills to find your way back home. In each level Hype has to find objects to progress to the next level. Besides his sword, Hype also has control of a bow, for which he has to buy arrows, and he can cast spells who are taught to him by a wizard.</text:p>
          </table:table-cell>
          <table:table-cell table:style-name="Default"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Hype - The Time Quest (Europe)&quot;&gt; &lt;year&gt;2001&lt;/year&gt; &lt;rating&gt;ESRB - E (Everyone)&lt;/rating&gt; &lt;title&gt;Hype - The Time Quest &lt;/title&gt; &lt;pub&gt;Ubisoft&lt;/pub&gt; &lt;dev&gt;Planet Interactive Development&lt;/dev&gt; &lt;genre&gt;Adventure&lt;/genre&gt; &lt;score&gt;4.3&lt;/score&gt; &lt;player&gt;1 Player&lt;/player&gt; &lt;story&gt;Hype: The Time Quest for the Game Boy Color lets you play as the Playmobil knight Hype, who has been sent back in time by the Curse of Barnak. In 19 2D platform levels you have to use your sword and jumping skills to find your way back home. In each level Hype has to find objects to progress to the next level. Besides his sword, Hype also has control of a bow, for which he has to buy arrows, and he can cast spells who are taught to him by a wizard.&lt;/story&gt; &lt;/game&gt;">
            <text:p>&lt;game name="Hype - The Time Quest (Europe)"&gt; &lt;year&gt;2001&lt;/year&gt; &lt;rating&gt;ESRB - E (Everyone)&lt;/rating&gt; &lt;title&gt;Hype - The Time Quest &lt;/title&gt; &lt;pub&gt;Ubisoft&lt;/pub&gt; &lt;dev&gt;Planet Interactive Development&lt;/dev&gt; &lt;genre&gt;Adventure&lt;/genre&gt; &lt;score&gt;4.3&lt;/score&gt; &lt;player&gt;1 Player&lt;/player&gt; &lt;story&gt;Hype: The Time Quest for the Game Boy Color lets you play as the Playmobil knight Hype, who has been sent back in time by the Curse of Barnak. In 19 2D platform levels you have to use your sword and jumping skills to find your way back home. In each level Hype has to find objects to progress to the next level. Besides his sword, Hype also has control of a bow, for which he has to buy arrows, and he can cast spells who are taught to him by a wizard.&lt;/story&gt; &lt;/game&gt;</text:p>
          </table:table-cell>
          <table:table-cell table:number-columns-repeated="1013"/>
        </table:table-row>
        <table:table-row table:style-name="ro1">
          <table:table-cell office:value-type="string">
            <text:p>Indiana Jones and the Infernal Machine (USA, Europe)</text:p>
          </table:table-cell>
          <table:table-cell office:value-type="float" office:value="2001">
            <text:p>2001</text:p>
          </table:table-cell>
          <table:table-cell office:value-type="string">
            <text:p>ESRB - E (Everyone)</text:p>
          </table:table-cell>
          <table:table-cell office:value-type="string">
            <text:p>Indiana Jones and the Infernal Machine </text:p>
          </table:table-cell>
          <table:table-cell office:value-type="string">
            <text:p>THQ</text:p>
          </table:table-cell>
          <table:table-cell office:value-type="string">
            <text:p>HotGen Ltd.</text:p>
          </table:table-cell>
          <table:table-cell office:value-type="string">
            <text:p>Adventure</text:p>
          </table:table-cell>
          <table:table-cell office:value-type="string">
            <text:p>3.9</text:p>
          </table:table-cell>
          <table:table-cell office:value-type="string">
            <text:p>1 Player</text:p>
          </table:table-cell>
          <table:table-cell office:value-type="string">
            <text:p>Whereas the other versions of Indiana Jones' first game in nearly a decade are 3D action adventures inspired by Tomb Raider, this edition is different, being viewed from above in pseudo-3D with multi-directional movement. The plot involves Communists attempting to rebuild an ancient time machine, whose pieces are spread across 19 levels. ****There are largely-switch-based puzzles to solve on each one, and different routes through to completing them. Indy is variously armed with a pistol, machine gun, grenades and his ubiquitous whip. Each level has a password, and ends with a clip advancing the story. As well as Soviets, your foes include scorpions, snakes and jellyfish.</text:p>
          </table:table-cell>
          <table:table-cell table:style-name="Default"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Indiana Jones and the Infernal Machine (USA, Europe)&quot;&gt; &lt;year&gt;2001&lt;/year&gt; &lt;rating&gt;ESRB - E (Everyone)&lt;/rating&gt; &lt;title&gt;Indiana Jones and the Infernal Machine &lt;/title&gt; &lt;pub&gt;THQ&lt;/pub&gt; &lt;dev&gt;HotGen Ltd.&lt;/dev&gt; &lt;genre&gt;Adventure&lt;/genre&gt; &lt;score&gt;3.9&lt;/score&gt; &lt;player&gt;1 Player&lt;/player&gt; &lt;story&gt;Whereas the other versions of Indiana Jones' first game in nearly a decade are 3D action adventures inspired by Tomb Raider, this edition is different, being viewed from above in pseudo-3D with multi-directional movement. The plot involves Communists attempting to rebuild an ancient time machine, whose pieces are spread across 19 levels. ****There are largely-switch-based puzzles to solve on each one, and different routes through to completing them. Indy is variously armed with a pistol, machine gun, grenades and his ubiquitous whip. Each level has a password, and ends with a clip advancing the story. As well as Soviets, your foes include scorpions, snakes and jellyfish.&lt;/story&gt; &lt;/game&gt;">
            <text:p>&lt;game name="Indiana Jones and the Infernal Machine (USA, Europe)"&gt; &lt;year&gt;2001&lt;/year&gt; &lt;rating&gt;ESRB - E (Everyone)&lt;/rating&gt; &lt;title&gt;Indiana Jones and the Infernal Machine &lt;/title&gt; &lt;pub&gt;THQ&lt;/pub&gt; &lt;dev&gt;HotGen Ltd.&lt;/dev&gt; &lt;genre&gt;Adventure&lt;/genre&gt; &lt;score&gt;3.9&lt;/score&gt; &lt;player&gt;1 Player&lt;/player&gt; &lt;story&gt;Whereas the other versions of Indiana Jones' first game in nearly a decade are 3D action adventures inspired by Tomb Raider, this edition is different, being viewed from above in pseudo-3D with multi-directional movement. The plot involves Communists attempting to rebuild an ancient time machine, whose pieces are spread across 19 levels. ****There are largely-switch-based puzzles to solve on each one, and different routes through to completing them. Indy is variously armed with a pistol, machine gun, grenades and his ubiquitous whip. Each level has a password, and ends with a clip advancing the story. As well as Soviets, your foes include scorpions, snakes and jellyfish.&lt;/story&gt; &lt;/game&gt;</text:p>
          </table:table-cell>
          <table:table-cell table:number-columns-repeated="1013"/>
        </table:table-row>
        <table:table-row table:style-name="ro1">
          <table:table-cell office:value-type="string">
            <text:p>Inspector Gadget - Operation Madkactus (USA)</text:p>
          </table:table-cell>
          <table:table-cell office:value-type="float" office:value="2001">
            <text:p>2001</text:p>
          </table:table-cell>
          <table:table-cell office:value-type="string">
            <text:p>ESRB - E (Everyone)</text:p>
          </table:table-cell>
          <table:table-cell office:value-type="string">
            <text:p>Inspector Gadget - Operation Madkactus </text:p>
          </table:table-cell>
          <table:table-cell office:value-type="string">
            <text:p>Ubisoft</text:p>
          </table:table-cell>
          <table:table-cell office:value-type="string">
            <text:p>RFX Interactive</text:p>
          </table:table-cell>
          <table:table-cell office:value-type="string">
            <text:p>Platform</text:p>
          </table:table-cell>
          <table:table-cell office:value-type="string">
            <text:p>2.7</text:p>
          </table:table-cell>
          <table:table-cell office:value-type="string">
            <text:p>1 Player</text:p>
          </table:table-cell>
          <table:table-cell office:value-type="string">
            <text:p>Go Go Gadget!!! <text:s/>Once again the evil Dr. Claw has brought misery onto the world by unleashing a horrible new virus called the Madkactus virus and it is up to Inspector Gadget, his niece Penny and her dog Brain to stop Dr. Claw and save the world yet again.****The gameplay is a side-scrolling action game as the player takes control of Inspector Gadget, Penny and Brain in five different levels, each with four different areas to explore. <text:s/>The player will experience enemies and traps along the way and can use famous devices such as the hammer hat, spring arms and rocket shoes to either elude or eliminate enemies or avoid deadly traps.****Along the way, however, Gadget will have to rely on Penny and Brain to reach areas that are inaccessible to him. <text:s/>Both are weaker in attacking, but are faster and can be used to transverse past traps and deactivate them to let Gadget past or solve puzzles in mini-game form in order to advance to the next area.****Additionally, players can find power-ups such as muffins which will restore health and GG symbols, obtaining 20 of these symbols will give an extra life. <text:s/>Also MAD symbols will give Gadget three extra lives. <text:s/>Gadget can also pick up weapon items such as plungers, which can pick off enemies from a long distance or nets which can instantly kill any enemies that it comes in contact with.</text:p>
          </table:table-cell>
          <table:table-cell table:style-name="Default"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Inspector Gadget - Operation Madkactus (USA)&quot;&gt; &lt;year&gt;2001&lt;/year&gt; &lt;rating&gt;ESRB - E (Everyone)&lt;/rating&gt; &lt;title&gt;Inspector Gadget - Operation Madkactus &lt;/title&gt; &lt;pub&gt;Ubisoft&lt;/pub&gt; &lt;dev&gt;RFX Interactive&lt;/dev&gt; &lt;genre&gt;Platform&lt;/genre&gt; &lt;score&gt;2.7&lt;/score&gt; &lt;player&gt;1 Player&lt;/player&gt; &lt;story&gt;Go Go Gadget!!!  Once again the evil Dr. Claw has brought misery onto the world by unleashing a horrible new virus called the Madkactus virus and it is up to Inspector Gadget, his niece Penny and her dog Brain to stop Dr. Claw and save the world yet again.****The gameplay is a side-scrolling action game as the player takes control of Inspector Gadget, Penny and Brain in five different levels, each with four different areas to explore.  The player will experience enemies and traps along the way and can use famous devices such as the hammer hat, spring arms and rocket shoes to either elude or eliminate enemies or avoid deadly traps.****Along the way, however, Gadget will have to rely on Penny and Brain to reach areas that are inaccessible to him.  Both are weaker in attacking, but are faster and can be used to transverse past traps and deactivate them to let Gadget past or solve puzzles in mini-game form in order to advance to the next area.****Additionally, players can find power-ups such as muffins which will restore health and GG symbols, obtaining 20 of these symbols will give an extra life.  Also MAD symbols will give Gadget three extra lives.  Gadget can also pick up weapon items such as plungers, which can pick off enemies from a long distance or nets which can instantly kill any enemies that it comes in contact with.&lt;/story&gt; &lt;/game&gt;">
            <text:p>&lt;game name="Inspector Gadget - Operation Madkactus (USA)"&gt; &lt;year&gt;2001&lt;/year&gt; &lt;rating&gt;ESRB - E (Everyone)&lt;/rating&gt; &lt;title&gt;Inspector Gadget - Operation Madkactus &lt;/title&gt; &lt;pub&gt;Ubisoft&lt;/pub&gt; &lt;dev&gt;RFX Interactive&lt;/dev&gt; &lt;genre&gt;Platform&lt;/genre&gt; &lt;score&gt;2.7&lt;/score&gt; &lt;player&gt;1 Player&lt;/player&gt; &lt;story&gt;Go Go Gadget!!! <text:s/>Once again the evil Dr. Claw has brought misery onto the world by unleashing a horrible new virus called the Madkactus virus and it is up to Inspector Gadget, his niece Penny and her dog Brain to stop Dr. Claw and save the world yet again.****The gameplay is a side-scrolling action game as the player takes control of Inspector Gadget, Penny and Brain in five different levels, each with four different areas to explore. <text:s/>The player will experience enemies and traps along the way and can use famous devices such as the hammer hat, spring arms and rocket shoes to either elude or eliminate enemies or avoid deadly traps.****Along the way, however, Gadget will have to rely on Penny and Brain to reach areas that are inaccessible to him. <text:s/>Both are weaker in attacking, but are faster and can be used to transverse past traps and deactivate them to let Gadget past or solve puzzles in mini-game form in order to advance to the next area.****Additionally, players can find power-ups such as muffins which will restore health and GG symbols, obtaining 20 of these symbols will give an extra life. <text:s/>Also MAD symbols will give Gadget three extra lives. <text:s/>Gadget can also pick up weapon items such as plungers, which can pick off enemies from a long distance or nets which can instantly kill any enemies that it comes in contact with.&lt;/story&gt; &lt;/game&gt;</text:p>
          </table:table-cell>
          <table:table-cell table:number-columns-repeated="1013"/>
        </table:table-row>
        <table:table-row table:style-name="ro1">
          <table:table-cell office:value-type="string">
            <text:p>International Karate 2000 (Europe)</text:p>
          </table:table-cell>
          <table:table-cell office:value-type="float" office:value="2000">
            <text:p>2000</text:p>
          </table:table-cell>
          <table:table-cell office:value-type="string">
            <text:p>ESRB - E (Everyone)</text:p>
          </table:table-cell>
          <table:table-cell office:value-type="string">
            <text:p>International Karate 2000 </text:p>
          </table:table-cell>
          <table:table-cell office:value-type="string">
            <text:p>Virgin Interactive Entertainment</text:p>
          </table:table-cell>
          <table:table-cell office:value-type="string">
            <text:p>Studio 3 Interactive Entertainment Ltd.</text:p>
          </table:table-cell>
          <table:table-cell office:value-type="string">
            <text:p>Sports</text:p>
          </table:table-cell>
          <table:table-cell office:value-type="string">
            <text:p>3.7</text:p>
          </table:table-cell>
          <table:table-cell office:value-type="string">
            <text:p>1 Player</text:p>
          </table:table-cell>
          <table:table-cell office:value-type="string">
            <text:p>International Karate 2000 is a remake of the classic beat 'em up International Karate in which you play as a new entry in the International Karate championship and travel the world in hopes of defeating each local champion in tournament-legal (for points) matches.****The game is played from a non-scrolling side view, with your attacks being determined by combinations of the attack buttons and the directional arrows. As mentioned you win matches via points awarded whenever you connect a direct hit or perform a successful move. ****The GBC version also adds a health bar that influences your performance and a round-based system. Furthermore all graphics have been redrawn and the character selection has been expanded and now includes 12 playable characters, each from a different location.</text:p>
          </table:table-cell>
          <table:table-cell table:style-name="Default"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International Karate 2000 (Europe)&quot;&gt; &lt;year&gt;2000&lt;/year&gt; &lt;rating&gt;ESRB - E (Everyone)&lt;/rating&gt; &lt;title&gt;International Karate 2000 &lt;/title&gt; &lt;pub&gt;Virgin Interactive Entertainment&lt;/pub&gt; &lt;dev&gt;Studio 3 Interactive Entertainment Ltd.&lt;/dev&gt; &lt;genre&gt;Sports&lt;/genre&gt; &lt;score&gt;3.7&lt;/score&gt; &lt;player&gt;1 Player&lt;/player&gt; &lt;story&gt;International Karate 2000 is a remake of the classic beat 'em up International Karate in which you play as a new entry in the International Karate championship and travel the world in hopes of defeating each local champion in tournament-legal (for points) matches.****The game is played from a non-scrolling side view, with your attacks being determined by combinations of the attack buttons and the directional arrows. As mentioned you win matches via points awarded whenever you connect a direct hit or perform a successful move. ****The GBC version also adds a health bar that influences your performance and a round-based system. Furthermore all graphics have been redrawn and the character selection has been expanded and now includes 12 playable characters, each from a different location.&lt;/story&gt; &lt;/game&gt;">
            <text:p>&lt;game name="International Karate 2000 (Europe)"&gt; &lt;year&gt;2000&lt;/year&gt; &lt;rating&gt;ESRB - E (Everyone)&lt;/rating&gt; &lt;title&gt;International Karate 2000 &lt;/title&gt; &lt;pub&gt;Virgin Interactive Entertainment&lt;/pub&gt; &lt;dev&gt;Studio 3 Interactive Entertainment Ltd.&lt;/dev&gt; &lt;genre&gt;Sports&lt;/genre&gt; &lt;score&gt;3.7&lt;/score&gt; &lt;player&gt;1 Player&lt;/player&gt; &lt;story&gt;International Karate 2000 is a remake of the classic beat 'em up International Karate in which you play as a new entry in the International Karate championship and travel the world in hopes of defeating each local champion in tournament-legal (for points) matches.****The game is played from a non-scrolling side view, with your attacks being determined by combinations of the attack buttons and the directional arrows. As mentioned you win matches via points awarded whenever you connect a direct hit or perform a successful move. ****The GBC version also adds a health bar that influences your performance and a round-based system. Furthermore all graphics have been redrawn and the character selection has been expanded and now includes 12 playable characters, each from a different location.&lt;/story&gt; &lt;/game&gt;</text:p>
          </table:table-cell>
          <table:table-cell table:number-columns-repeated="1013"/>
        </table:table-row>
        <table:table-row table:style-name="ro1">
          <table:table-cell office:value-type="string">
            <text:p>International Rally (USA)</text:p>
          </table:table-cell>
          <table:table-cell office:value-type="float" office:value="2000">
            <text:p>2000</text:p>
          </table:table-cell>
          <table:table-cell office:value-type="string">
            <text:p>ESRB - E (Everyone)</text:p>
          </table:table-cell>
          <table:table-cell office:value-type="string">
            <text:p>International Rally </text:p>
          </table:table-cell>
          <table:table-cell office:value-type="string">
            <text:p>Konami</text:p>
          </table:table-cell>
          <table:table-cell office:value-type="string">
            <text:p>Konami Computer Entertainment Nagoya Co., Ltd.</text:p>
          </table:table-cell>
          <table:table-cell office:value-type="string">
            <text:p>Driving</text:p>
          </table:table-cell>
          <table:table-cell office:value-type="string">
            <text:p>3.3</text:p>
          </table:table-cell>
          <table:table-cell office:value-type="string">
            <text:p>1-2 Players</text:p>
          </table:table-cell>
          <table:table-cell office:value-type="string">
            <text:p>International Rally is a rally game with 20 courses and 14 cars which differ in speed, acceleration and adhesion. During the tournament, the player has the possibility to upgrade the car, e.g. a better engine or a speed enhancement, and adjust the damper and tires according to the known weather conditions of the next race. The effectiveness of the car components wears down over the course of the tournament. Other available playing modes are single rallies, time races and duels with a human opponent.</text:p>
          </table:table-cell>
          <table:table-cell table:style-name="Default"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International Rally (USA)&quot;&gt; &lt;year&gt;2000&lt;/year&gt; &lt;rating&gt;ESRB - E (Everyone)&lt;/rating&gt; &lt;title&gt;International Rally &lt;/title&gt; &lt;pub&gt;Konami&lt;/pub&gt; &lt;dev&gt;Konami Computer Entertainment Nagoya Co., Ltd.&lt;/dev&gt; &lt;genre&gt;Driving&lt;/genre&gt; &lt;score&gt;3.3&lt;/score&gt; &lt;player&gt;1-2 Players&lt;/player&gt; &lt;story&gt;International Rally is a rally game with 20 courses and 14 cars which differ in speed, acceleration and adhesion. During the tournament, the player has the possibility to upgrade the car, e.g. a better engine or a speed enhancement, and adjust the damper and tires according to the known weather conditions of the next race. The effectiveness of the car components wears down over the course of the tournament. Other available playing modes are single rallies, time races and duels with a human opponent.&lt;/story&gt; &lt;/game&gt;">
            <text:p>&lt;game name="International Rally (USA)"&gt; &lt;year&gt;2000&lt;/year&gt; &lt;rating&gt;ESRB - E (Everyone)&lt;/rating&gt; &lt;title&gt;International Rally &lt;/title&gt; &lt;pub&gt;Konami&lt;/pub&gt; &lt;dev&gt;Konami Computer Entertainment Nagoya Co., Ltd.&lt;/dev&gt; &lt;genre&gt;Driving&lt;/genre&gt; &lt;score&gt;3.3&lt;/score&gt; &lt;player&gt;1-2 Players&lt;/player&gt; &lt;story&gt;International Rally is a rally game with 20 courses and 14 cars which differ in speed, acceleration and adhesion. During the tournament, the player has the possibility to upgrade the car, e.g. a better engine or a speed enhancement, and adjust the damper and tires according to the known weather conditions of the next race. The effectiveness of the car components wears down over the course of the tournament. Other available playing modes are single rallies, time races and duels with a human opponent.&lt;/story&gt; &lt;/game&gt;</text:p>
          </table:table-cell>
          <table:table-cell table:number-columns-repeated="1013"/>
        </table:table-row>
        <table:table-row table:style-name="ro1">
          <table:table-cell office:value-type="string">
            <text:p>International Superstar Soccer '99 (Europe)</text:p>
          </table:table-cell>
          <table:table-cell office:value-type="float" office:value="1999">
            <text:p>1999</text:p>
          </table:table-cell>
          <table:table-cell office:value-type="string">
            <text:p>ESRB - E (Everyone)</text:p>
          </table:table-cell>
          <table:table-cell office:value-type="string">
            <text:p>International Superstar Soccer '99 </text:p>
          </table:table-cell>
          <table:table-cell office:value-type="string">
            <text:p>Konami</text:p>
          </table:table-cell>
          <table:table-cell office:value-type="string">
            <text:p>Konami Computer Entertainment Nagoya Co., Ltd.</text:p>
          </table:table-cell>
          <table:table-cell office:value-type="string">
            <text:p>Sports</text:p>
          </table:table-cell>
          <table:table-cell office:value-type="string">
            <text:p>3.1</text:p>
          </table:table-cell>
          <table:table-cell office:value-type="string">
            <text:p>1-2 Players</text:p>
          </table:table-cell>
          <table:table-cell office:value-type="string">
            <text:p>International Superstar Soccer 99 is a soccer game for the Game Boy Color. You can play a 1 player match, 2 players match or play an international cup. The game doesn't feature an official license so all player names in the game only closely resemble real player names. There are 32 national teams to play with.****When you are in the defense you can make a sliding and switch players. While in offense you can make a pass or a shot. While the ball is in the air it is possible to make a header or bicycle kick.****The game is displayed from the side of the field, except during penalties, when the camera is aimed directly at the goal.</text:p>
          </table:table-cell>
          <table:table-cell table:style-name="Default"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International Superstar Soccer '99 (Europe)&quot;&gt; &lt;year&gt;1999&lt;/year&gt; &lt;rating&gt;ESRB - E (Everyone)&lt;/rating&gt; &lt;title&gt;International Superstar Soccer '99 &lt;/title&gt; &lt;pub&gt;Konami&lt;/pub&gt; &lt;dev&gt;Konami Computer Entertainment Nagoya Co., Ltd.&lt;/dev&gt; &lt;genre&gt;Sports&lt;/genre&gt; &lt;score&gt;3.1&lt;/score&gt; &lt;player&gt;1-2 Players&lt;/player&gt; &lt;story&gt;International Superstar Soccer 99 is a soccer game for the Game Boy Color. You can play a 1 player match, 2 players match or play an international cup. The game doesn't feature an official license so all player names in the game only closely resemble real player names. There are 32 national teams to play with.****When you are in the defense you can make a sliding and switch players. While in offense you can make a pass or a shot. While the ball is in the air it is possible to make a header or bicycle kick.****The game is displayed from the side of the field, except during penalties, when the camera is aimed directly at the goal.&lt;/story&gt; &lt;/game&gt;">
            <text:p>&lt;game name="International Superstar Soccer '99 (Europe)"&gt; &lt;year&gt;1999&lt;/year&gt; &lt;rating&gt;ESRB - E (Everyone)&lt;/rating&gt; &lt;title&gt;International Superstar Soccer '99 &lt;/title&gt; &lt;pub&gt;Konami&lt;/pub&gt; &lt;dev&gt;Konami Computer Entertainment Nagoya Co., Ltd.&lt;/dev&gt; &lt;genre&gt;Sports&lt;/genre&gt; &lt;score&gt;3.1&lt;/score&gt; &lt;player&gt;1-2 Players&lt;/player&gt; &lt;story&gt;International Superstar Soccer 99 is a soccer game for the Game Boy Color. You can play a 1 player match, 2 players match or play an international cup. The game doesn't feature an official license so all player names in the game only closely resemble real player names. There are 32 national teams to play with.****When you are in the defense you can make a sliding and switch players. While in offense you can make a pass or a shot. While the ball is in the air it is possible to make a header or bicycle kick.****The game is displayed from the side of the field, except during penalties, when the camera is aimed directly at the goal.&lt;/story&gt; &lt;/game&gt;</text:p>
          </table:table-cell>
          <table:table-cell table:number-columns-repeated="1013"/>
        </table:table-row>
        <table:table-row table:style-name="ro1">
          <table:table-cell office:value-type="string">
            <text:p>International Superstar Soccer 2000 (USA)</text:p>
          </table:table-cell>
          <table:table-cell office:value-type="float" office:value="2000">
            <text:p>2000</text:p>
          </table:table-cell>
          <table:table-cell office:value-type="string">
            <text:p>ESRB - E (Everyone)</text:p>
          </table:table-cell>
          <table:table-cell office:value-type="string">
            <text:p>International Superstar Soccer 2000 </text:p>
          </table:table-cell>
          <table:table-cell office:value-type="string">
            <text:p>Konami</text:p>
          </table:table-cell>
          <table:table-cell office:value-type="string">
            <text:p>Major A</text:p>
          </table:table-cell>
          <table:table-cell office:value-type="string">
            <text:p>Sports</text:p>
          </table:table-cell>
          <table:table-cell office:value-type="string">
            <text:p>2.8</text:p>
          </table:table-cell>
          <table:table-cell office:value-type="string">
            <text:p>1-2 Players</text:p>
          </table:table-cell>
          <table:table-cell office:value-type="string">
            <text:p>International Superstar Soccer 2000 is an updated version of International Superstar Soccer 99 also for the Game Boy Color. This time you can choose between 36 national teams from all over the world. Game options have been improved to cover not only an International Cup, but also a mini league, mini tournament and penalty kicks.****Game time can be set to either 3, 5 or 7 minutes and there are 5 difficulty levels for the computer. You can also choose what type of extra time you want, extended or golden goal. Other options that can be turned on or off are fouls, yellow cards and offside.****Graphics for this 2000 version have been thoroughly improved.</text:p>
          </table:table-cell>
          <table:table-cell table:style-name="Default"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International Superstar Soccer 2000 (USA)&quot;&gt; &lt;year&gt;2000&lt;/year&gt; &lt;rating&gt;ESRB - E (Everyone)&lt;/rating&gt; &lt;title&gt;International Superstar Soccer 2000 &lt;/title&gt; &lt;pub&gt;Konami&lt;/pub&gt; &lt;dev&gt;Major A&lt;/dev&gt; &lt;genre&gt;Sports&lt;/genre&gt; &lt;score&gt;2.8&lt;/score&gt; &lt;player&gt;1-2 Players&lt;/player&gt; &lt;story&gt;International Superstar Soccer 2000 is an updated version of International Superstar Soccer 99 also for the Game Boy Color. This time you can choose between 36 national teams from all over the world. Game options have been improved to cover not only an International Cup, but also a mini league, mini tournament and penalty kicks.****Game time can be set to either 3, 5 or 7 minutes and there are 5 difficulty levels for the computer. You can also choose what type of extra time you want, extended or golden goal. Other options that can be turned on or off are fouls, yellow cards and offside.****Graphics for this 2000 version have been thoroughly improved.&lt;/story&gt; &lt;/game&gt;">
            <text:p>&lt;game name="International Superstar Soccer 2000 (USA)"&gt; &lt;year&gt;2000&lt;/year&gt; &lt;rating&gt;ESRB - E (Everyone)&lt;/rating&gt; &lt;title&gt;International Superstar Soccer 2000 &lt;/title&gt; &lt;pub&gt;Konami&lt;/pub&gt; &lt;dev&gt;Major A&lt;/dev&gt; &lt;genre&gt;Sports&lt;/genre&gt; &lt;score&gt;2.8&lt;/score&gt; &lt;player&gt;1-2 Players&lt;/player&gt; &lt;story&gt;International Superstar Soccer 2000 is an updated version of International Superstar Soccer 99 also for the Game Boy Color. This time you can choose between 36 national teams from all over the world. Game options have been improved to cover not only an International Cup, but also a mini league, mini tournament and penalty kicks.****Game time can be set to either 3, 5 or 7 minutes and there are 5 difficulty levels for the computer. You can also choose what type of extra time you want, extended or golden goal. Other options that can be turned on or off are fouls, yellow cards and offside.****Graphics for this 2000 version have been thoroughly improved.&lt;/story&gt; &lt;/game&gt;</text:p>
          </table:table-cell>
          <table:table-cell table:number-columns-repeated="1013"/>
        </table:table-row>
        <table:table-row table:style-name="ro1">
          <table:table-cell office:value-type="string">
            <text:p>International Track &amp; Field (USA)</text:p>
          </table:table-cell>
          <table:table-cell office:value-type="float" office:value="2000">
            <text:p>2000</text:p>
          </table:table-cell>
          <table:table-cell office:value-type="string">
            <text:p>ESRB - E (Everyone)</text:p>
          </table:table-cell>
          <table:table-cell office:value-type="string">
            <text:p>International Track &amp; Field </text:p>
          </table:table-cell>
          <table:table-cell office:value-type="string">
            <text:p>Konami</text:p>
          </table:table-cell>
          <table:table-cell office:value-type="string">
            <text:p>Konami Computer Entertainment Nagoya Co., Ltd.</text:p>
          </table:table-cell>
          <table:table-cell office:value-type="string">
            <text:p>Sports</text:p>
          </table:table-cell>
          <table:table-cell office:value-type="string">
            <text:p>4.0</text:p>
          </table:table-cell>
          <table:table-cell office:value-type="string">
            <text:p>1 Player</text:p>
          </table:table-cell>
          <table:table-cell office:value-type="string">
            <text:p>Game Boy Color release of Track &amp; Field games is different to the console and computer version in a way that it does not use 3D graphics but instead uses sprites with 2D graphics with various gameplay perspectives, depending on one of the twelve available athletic games. Main two gameplay modes are Single Play and Versus Play. <text:s/>Single Play mode offers you three choices: ** Olympic mode - where you get to select one of the events you wish to play, select your country, and try it out after checking the tutorial. ** Championship mode - you only select the country, and events are selected randomly (trap shooting and table tennis are excluded) ** Record - where you can check the top records for each of the athletic events Versus Play mode lets you connect to another device with a system link and test your skill against a human opponent.</text:p>
          </table:table-cell>
          <table:table-cell table:style-name="Default"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International Track &amp; Field (USA)&quot;&gt; &lt;year&gt;2000&lt;/year&gt; &lt;rating&gt;ESRB - E (Everyone)&lt;/rating&gt; &lt;title&gt;International Track &amp; Field &lt;/title&gt; &lt;pub&gt;Konami&lt;/pub&gt; &lt;dev&gt;Konami Computer Entertainment Nagoya Co., Ltd.&lt;/dev&gt; &lt;genre&gt;Sports&lt;/genre&gt; &lt;score&gt;4.0&lt;/score&gt; &lt;player&gt;1 Player&lt;/player&gt; &lt;story&gt;Game Boy Color release of Track &amp; Field games is different to the console and computer version in a way that it does not use 3D graphics but instead uses sprites with 2D graphics with various gameplay perspectives, depending on one of the twelve available athletic games. Main two gameplay modes are Single Play and Versus Play.  Single Play mode offers you three choices: ** Olympic mode - where you get to select one of the events you wish to play, select your country, and try it out after checking the tutorial. ** Championship mode - you only select the country, and events are selected randomly (trap shooting and table tennis are excluded) ** Record - where you can check the top records for each of the athletic events Versus Play mode lets you connect to another device with a system link and test your skill against a human opponent.&lt;/story&gt; &lt;/game&gt;">
            <text:p>&lt;game name="International Track &amp; Field (USA)"&gt; &lt;year&gt;2000&lt;/year&gt; &lt;rating&gt;ESRB - E (Everyone)&lt;/rating&gt; &lt;title&gt;International Track &amp; Field &lt;/title&gt; &lt;pub&gt;Konami&lt;/pub&gt; &lt;dev&gt;Konami Computer Entertainment Nagoya Co., Ltd.&lt;/dev&gt; &lt;genre&gt;Sports&lt;/genre&gt; &lt;score&gt;4.0&lt;/score&gt; &lt;player&gt;1 Player&lt;/player&gt; &lt;story&gt;Game Boy Color release of Track &amp; Field games is different to the console and computer version in a way that it does not use 3D graphics but instead uses sprites with 2D graphics with various gameplay perspectives, depending on one of the twelve available athletic games. Main two gameplay modes are Single Play and Versus Play. <text:s/>Single Play mode offers you three choices: ** Olympic mode - where you get to select one of the events you wish to play, select your country, and try it out after checking the tutorial. ** Championship mode - you only select the country, and events are selected randomly (trap shooting and table tennis are excluded) ** Record - where you can check the top records for each of the athletic events Versus Play mode lets you connect to another device with a system link and test your skill against a human opponent.&lt;/story&gt; &lt;/game&gt;</text:p>
          </table:table-cell>
          <table:table-cell table:number-columns-repeated="1013"/>
        </table:table-row>
        <table:table-row table:style-name="ro1">
          <table:table-cell office:value-type="string">
            <text:p>Jeff Gordon XS Racing (USA)</text:p>
          </table:table-cell>
          <table:table-cell office:value-type="float" office:value="1999">
            <text:p>1999</text:p>
          </table:table-cell>
          <table:table-cell office:value-type="string">
            <text:p>ESRB - E (Everyone)</text:p>
          </table:table-cell>
          <table:table-cell office:value-type="string">
            <text:p>Jeff Gordon XS Racing </text:p>
          </table:table-cell>
          <table:table-cell office:value-type="string">
            <text:p>Natsume</text:p>
          </table:table-cell>
          <table:table-cell office:value-type="string">
            <text:p>Natsume Co., Ltd.</text:p>
          </table:table-cell>
          <table:table-cell office:value-type="string">
            <text:p>Driving</text:p>
          </table:table-cell>
          <table:table-cell office:value-type="string">
            <text:p>3.0</text:p>
          </table:table-cell>
          <table:table-cell office:value-type="string">
            <text:p>1-2 Players</text:p>
          </table:table-cell>
          <table:table-cell office:value-type="string">
            <text:p>How does Jeff Gordon, the (then) 3-time NASCAR Winston (now Sprint) Cup Series champion see the future of racing? Players can find out for themselves in Jeff Gordon XS Racing, a downgraded version of the PC title of the same name, with a smaller selection of cars and tracks than the latter. First, the player chooses which mode to play, then selects one of five cars. The player can either test their car's skill in the Time Trial Mode or battle the other cars head-on in the Championship Mode. For each of the seven tracks, there's perilous terrain as well as jumps that, if not negotiated properly, can ruin a race for anyone. But if the player stays out of trouble for a while, the car will repair itself. Once a season is finished, Jeff Gordon will appear and challenge the player to race against his XS racer.</text:p>
          </table:table-cell>
          <table:table-cell table:style-name="Default"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Jeff Gordon XS Racing (USA)&quot;&gt; &lt;year&gt;1999&lt;/year&gt; &lt;rating&gt;ESRB - E (Everyone)&lt;/rating&gt; &lt;title&gt;Jeff Gordon XS Racing &lt;/title&gt; &lt;pub&gt;Natsume&lt;/pub&gt; &lt;dev&gt;Natsume Co., Ltd.&lt;/dev&gt; &lt;genre&gt;Driving&lt;/genre&gt; &lt;score&gt;3.0&lt;/score&gt; &lt;player&gt;1-2 Players&lt;/player&gt; &lt;story&gt;How does Jeff Gordon, the (then) 3-time NASCAR Winston (now Sprint) Cup Series champion see the future of racing? Players can find out for themselves in Jeff Gordon XS Racing, a downgraded version of the PC title of the same name, with a smaller selection of cars and tracks than the latter. First, the player chooses which mode to play, then selects one of five cars. The player can either test their car's skill in the Time Trial Mode or battle the other cars head-on in the Championship Mode. For each of the seven tracks, there's perilous terrain as well as jumps that, if not negotiated properly, can ruin a race for anyone. But if the player stays out of trouble for a while, the car will repair itself. Once a season is finished, Jeff Gordon will appear and challenge the player to race against his XS racer.&lt;/story&gt; &lt;/game&gt;">
            <text:p>&lt;game name="Jeff Gordon XS Racing (USA)"&gt; &lt;year&gt;1999&lt;/year&gt; &lt;rating&gt;ESRB - E (Everyone)&lt;/rating&gt; &lt;title&gt;Jeff Gordon XS Racing &lt;/title&gt; &lt;pub&gt;Natsume&lt;/pub&gt; &lt;dev&gt;Natsume Co., Ltd.&lt;/dev&gt; &lt;genre&gt;Driving&lt;/genre&gt; &lt;score&gt;3.0&lt;/score&gt; &lt;player&gt;1-2 Players&lt;/player&gt; &lt;story&gt;How does Jeff Gordon, the (then) 3-time NASCAR Winston (now Sprint) Cup Series champion see the future of racing? Players can find out for themselves in Jeff Gordon XS Racing, a downgraded version of the PC title of the same name, with a smaller selection of cars and tracks than the latter. First, the player chooses which mode to play, then selects one of five cars. The player can either test their car's skill in the Time Trial Mode or battle the other cars head-on in the Championship Mode. For each of the seven tracks, there's perilous terrain as well as jumps that, if not negotiated properly, can ruin a race for anyone. But if the player stays out of trouble for a while, the car will repair itself. Once a season is finished, Jeff Gordon will appear and challenge the player to race against his XS racer.&lt;/story&gt; &lt;/game&gt;</text:p>
          </table:table-cell>
          <table:table-cell table:number-columns-repeated="1013"/>
        </table:table-row>
        <table:table-row table:style-name="ro1">
          <table:table-cell office:value-type="string">
            <text:p>Jeremy McGrath Supercross 2000 (USA, Europe)</text:p>
          </table:table-cell>
          <table:table-cell office:value-type="float" office:value="2000">
            <text:p>2000</text:p>
          </table:table-cell>
          <table:table-cell office:value-type="string">
            <text:p>ESRB - E (Everyone)</text:p>
          </table:table-cell>
          <table:table-cell office:value-type="string">
            <text:p>Jeremy McGrath Supercross 2000 </text:p>
          </table:table-cell>
          <table:table-cell office:value-type="string">
            <text:p>Acclaim</text:p>
          </table:table-cell>
          <table:table-cell office:value-type="string">
            <text:p>M4 Limited</text:p>
          </table:table-cell>
          <table:table-cell office:value-type="string">
            <text:p>Driving</text:p>
          </table:table-cell>
          <table:table-cell office:value-type="string">
            <text:p>3.6</text:p>
          </table:table-cell>
          <table:table-cell office:value-type="string">
            <text:p>1 Player</text:p>
          </table:table-cell>
          <table:table-cell office:value-type="string">
            <text:p>This to-go version of Jeremy McGrath Supercross 2000 is a top-down racing game, featuring two game modes (championship and arcade), 6 bikers and a variety of tracks in different scenarios.****Season mode features 3 championships, each with three stages composed of four races. The goal is to win all 9 gold medals by obtaining more points than the competition. Arcade mode is the same, except all championships and stages, as well as Jeremy McGrath, are unlocked from the start.**The difference between championships is the engine size - with larger (thus faster) bikes, the player has less time to react, and going head to head into the edge of the track can be a matter of a simple bump in 80cc to a spectacular flip into the stands in 250cc, also because it becomes a lot harder to do sharp turns in a limited space.****While it can be played as a straightforward racing game, by performing tricks the player can obtain some powerups - a bomb will knock down the next opponent, the arrow temporarily boosts bike stats and the shield allows the player to barge into one opponent, knocking him off his bike. There is one big catch - the skull and bones knock the player out of his bike, which can prove to be decisive in a close race.</text:p>
          </table:table-cell>
          <table:table-cell table:style-name="Default"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Jeremy McGrath Supercross 2000 (USA, Europe)&quot;&gt; &lt;year&gt;2000&lt;/year&gt; &lt;rating&gt;ESRB - E (Everyone)&lt;/rating&gt; &lt;title&gt;Jeremy McGrath Supercross 2000 &lt;/title&gt; &lt;pub&gt;Acclaim&lt;/pub&gt; &lt;dev&gt;M4 Limited&lt;/dev&gt; &lt;genre&gt;Driving&lt;/genre&gt; &lt;score&gt;3.6&lt;/score&gt; &lt;player&gt;1 Player&lt;/player&gt; &lt;story&gt;This to-go version of Jeremy McGrath Supercross 2000 is a top-down racing game, featuring two game modes (championship and arcade), 6 bikers and a variety of tracks in different scenarios.****Season mode features 3 championships, each with three stages composed of four races. The goal is to win all 9 gold medals by obtaining more points than the competition. Arcade mode is the same, except all championships and stages, as well as Jeremy McGrath, are unlocked from the start.**The difference between championships is the engine size - with larger (thus faster) bikes, the player has less time to react, and going head to head into the edge of the track can be a matter of a simple bump in 80cc to a spectacular flip into the stands in 250cc, also because it becomes a lot harder to do sharp turns in a limited space.****While it can be played as a straightforward racing game, by performing tricks the player can obtain some powerups - a bomb will knock down the next opponent, the arrow temporarily boosts bike stats and the shield allows the player to barge into one opponent, knocking him off his bike. There is one big catch - the skull and bones knock the player out of his bike, which can prove to be decisive in a close race.&lt;/story&gt; &lt;/game&gt;">
            <text:p>&lt;game name="Jeremy McGrath Supercross 2000 (USA, Europe)"&gt; &lt;year&gt;2000&lt;/year&gt; &lt;rating&gt;ESRB - E (Everyone)&lt;/rating&gt; &lt;title&gt;Jeremy McGrath Supercross 2000 &lt;/title&gt; &lt;pub&gt;Acclaim&lt;/pub&gt; &lt;dev&gt;M4 Limited&lt;/dev&gt; &lt;genre&gt;Driving&lt;/genre&gt; &lt;score&gt;3.6&lt;/score&gt; &lt;player&gt;1 Player&lt;/player&gt; &lt;story&gt;This to-go version of Jeremy McGrath Supercross 2000 is a top-down racing game, featuring two game modes (championship and arcade), 6 bikers and a variety of tracks in different scenarios.****Season mode features 3 championships, each with three stages composed of four races. The goal is to win all 9 gold medals by obtaining more points than the competition. Arcade mode is the same, except all championships and stages, as well as Jeremy McGrath, are unlocked from the start.**The difference between championships is the engine size - with larger (thus faster) bikes, the player has less time to react, and going head to head into the edge of the track can be a matter of a simple bump in 80cc to a spectacular flip into the stands in 250cc, also because it becomes a lot harder to do sharp turns in a limited space.****While it can be played as a straightforward racing game, by performing tricks the player can obtain some powerups - a bomb will knock down the next opponent, the arrow temporarily boosts bike stats and the shield allows the player to barge into one opponent, knocking him off his bike. There is one big catch - the skull and bones knock the player out of his bike, which can prove to be decisive in a close race.&lt;/story&gt; &lt;/game&gt;</text:p>
          </table:table-cell>
          <table:table-cell table:number-columns-repeated="1013"/>
        </table:table-row>
        <table:table-row table:style-name="ro1">
          <table:table-cell office:value-type="string">
            <text:p>Jimmy White's Cueball (Europe)</text:p>
          </table:table-cell>
          <table:table-cell office:value-type="float" office:value="2000">
            <text:p>2000</text:p>
          </table:table-cell>
          <table:table-cell office:value-type="string">
            <text:p>ESRB - E (Everyone)</text:p>
          </table:table-cell>
          <table:table-cell office:value-type="string">
            <text:p>Jimmy White's Cueball </text:p>
          </table:table-cell>
          <table:table-cell office:value-type="string">
            <text:p>Vicarious Visions</text:p>
          </table:table-cell>
          <table:table-cell office:value-type="string">
            <text:p>Vicarious Visions, Inc.</text:p>
          </table:table-cell>
          <table:table-cell office:value-type="string">
            <text:p>Sports</text:p>
          </table:table-cell>
          <table:table-cell office:value-type="string">
            <text:p>2.9</text:p>
          </table:table-cell>
          <table:table-cell office:value-type="string">
            <text:p>1-2 Players</text:p>
          </table:table-cell>
          <table:table-cell office:value-type="string">
            <text:p>Jimmy White's Cueball is a pool game which offers the variations straight, 8 ball, 9 ball along with snooker and four opponents to play against (Broke Ben, Nine Nigel, Suzy Cue and Jimmy White). The game is entirely shown from a top-down view and offers no surprises when it comes to controls: first the player sets the direction of the cue and changes the spin by changing the dot on a miniature ball shown in the right hand corner. Lastly the power of the shot is determined with a power bar on which a line moves from the left to right (and vice versa) and the player has to press the button when it is at the desired position.</text:p>
          </table:table-cell>
          <table:table-cell table:style-name="Default"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Jimmy White's Cueball (Europe)&quot;&gt; &lt;year&gt;2000&lt;/year&gt; &lt;rating&gt;ESRB - E (Everyone)&lt;/rating&gt; &lt;title&gt;Jimmy White's Cueball &lt;/title&gt; &lt;pub&gt;Vicarious Visions&lt;/pub&gt; &lt;dev&gt;Vicarious Visions, Inc.&lt;/dev&gt; &lt;genre&gt;Sports&lt;/genre&gt; &lt;score&gt;2.9&lt;/score&gt; &lt;player&gt;1-2 Players&lt;/player&gt; &lt;story&gt;Jimmy White's Cueball is a pool game which offers the variations straight, 8 ball, 9 ball along with snooker and four opponents to play against (Broke Ben, Nine Nigel, Suzy Cue and Jimmy White). The game is entirely shown from a top-down view and offers no surprises when it comes to controls: first the player sets the direction of the cue and changes the spin by changing the dot on a miniature ball shown in the right hand corner. Lastly the power of the shot is determined with a power bar on which a line moves from the left to right (and vice versa) and the player has to press the button when it is at the desired position.&lt;/story&gt; &lt;/game&gt;">
            <text:p>&lt;game name="Jimmy White's Cueball (Europe)"&gt; &lt;year&gt;2000&lt;/year&gt; &lt;rating&gt;ESRB - E (Everyone)&lt;/rating&gt; &lt;title&gt;Jimmy White's Cueball &lt;/title&gt; &lt;pub&gt;Vicarious Visions&lt;/pub&gt; &lt;dev&gt;Vicarious Visions, Inc.&lt;/dev&gt; &lt;genre&gt;Sports&lt;/genre&gt; &lt;score&gt;2.9&lt;/score&gt; &lt;player&gt;1-2 Players&lt;/player&gt; &lt;story&gt;Jimmy White's Cueball is a pool game which offers the variations straight, 8 ball, 9 ball along with snooker and four opponents to play against (Broke Ben, Nine Nigel, Suzy Cue and Jimmy White). The game is entirely shown from a top-down view and offers no surprises when it comes to controls: first the player sets the direction of the cue and changes the spin by changing the dot on a miniature ball shown in the right hand corner. Lastly the power of the shot is determined with a power bar on which a line moves from the left to right (and vice versa) and the player has to press the button when it is at the desired position.&lt;/story&gt; &lt;/game&gt;</text:p>
          </table:table-cell>
          <table:table-cell table:number-columns-repeated="1013"/>
        </table:table-row>
        <table:table-row table:style-name="ro1">
          <table:table-cell office:value-type="string">
            <text:p>JumpStart Dino Adventure - Field Trip (USA)</text:p>
          </table:table-cell>
          <table:table-cell office:value-type="float" office:value="2001">
            <text:p>2001</text:p>
          </table:table-cell>
          <table:table-cell office:value-type="string">
            <text:p>ESRB - E (Everyone)</text:p>
          </table:table-cell>
          <table:table-cell office:value-type="string">
            <text:p>JumpStart Dino Adventure - Field Trip </text:p>
          </table:table-cell>
          <table:table-cell office:value-type="string">
            <text:p>Digital Illusions</text:p>
          </table:table-cell>
          <table:table-cell office:value-type="string">
            <text:p>Digital Illusions Canada, Inc.</text:p>
          </table:table-cell>
          <table:table-cell office:value-type="string">
            <text:p>Action</text:p>
          </table:table-cell>
          <table:table-cell office:value-type="string">
            <text:p>3.0</text:p>
          </table:table-cell>
          <table:table-cell office:value-type="string">
            <text:p>1 Player</text:p>
          </table:table-cell>
          <table:table-cell office:value-type="string">
            <text:p>Join Franky the dog as he travels back in time to visit the dinosaurs in this collection of 5 mini games. <text:s/>Help him recover the 5 stolen pterodactyl eggs before it's too late.****Fly on a pterodactyl's back and match color and shapes in the clouds. <text:s/>Race on a dinosaurs back to match the sequence of letters in the alphabet. <text:s/>Toss fruits and numbers to hungry dinosaurs across a river. <text:s/>Make matches in a dinosaur themed game of memory. <text:s/>And bop a matching dinosaur on the head in a game like Whack a Mole.****The game has a password feature for saving progress.</text:p>
          </table:table-cell>
          <table:table-cell table:style-name="Default"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JumpStart Dino Adventure - Field Trip (USA)&quot;&gt; &lt;year&gt;2001&lt;/year&gt; &lt;rating&gt;ESRB - E (Everyone)&lt;/rating&gt; &lt;title&gt;JumpStart Dino Adventure - Field Trip &lt;/title&gt; &lt;pub&gt;Digital Illusions&lt;/pub&gt; &lt;dev&gt;Digital Illusions Canada, Inc.&lt;/dev&gt; &lt;genre&gt;Action&lt;/genre&gt; &lt;score&gt;3.0&lt;/score&gt; &lt;player&gt;1 Player&lt;/player&gt; &lt;story&gt;Join Franky the dog as he travels back in time to visit the dinosaurs in this collection of 5 mini games.  Help him recover the 5 stolen pterodactyl eggs before it's too late.****Fly on a pterodactyl's back and match color and shapes in the clouds.  Race on a dinosaurs back to match the sequence of letters in the alphabet.  Toss fruits and numbers to hungry dinosaurs across a river.  Make matches in a dinosaur themed game of memory.  And bop a matching dinosaur on the head in a game like Whack a Mole.****The game has a password feature for saving progress.&lt;/story&gt; &lt;/game&gt;">
            <text:p>&lt;game name="JumpStart Dino Adventure - Field Trip (USA)"&gt; &lt;year&gt;2001&lt;/year&gt; &lt;rating&gt;ESRB - E (Everyone)&lt;/rating&gt; &lt;title&gt;JumpStart Dino Adventure - Field Trip &lt;/title&gt; &lt;pub&gt;Digital Illusions&lt;/pub&gt; &lt;dev&gt;Digital Illusions Canada, Inc.&lt;/dev&gt; &lt;genre&gt;Action&lt;/genre&gt; &lt;score&gt;3.0&lt;/score&gt; &lt;player&gt;1 Player&lt;/player&gt; &lt;story&gt;Join Franky the dog as he travels back in time to visit the dinosaurs in this collection of 5 mini games. <text:s/>Help him recover the 5 stolen pterodactyl eggs before it's too late.****Fly on a pterodactyl's back and match color and shapes in the clouds. <text:s/>Race on a dinosaurs back to match the sequence of letters in the alphabet. <text:s/>Toss fruits and numbers to hungry dinosaurs across a river. <text:s/>Make matches in a dinosaur themed game of memory. <text:s/>And bop a matching dinosaur on the head in a game like Whack a Mole.****The game has a password feature for saving progress.&lt;/story&gt; &lt;/game&gt;</text:p>
          </table:table-cell>
          <table:table-cell table:number-columns-repeated="1013"/>
        </table:table-row>
        <table:table-row table:style-name="ro1">
          <table:table-cell office:value-type="string">
            <text:p>Jungle Book, The - Mowgli's Wild Adventure (USA)</text:p>
          </table:table-cell>
          <table:table-cell office:value-type="float" office:value="2000">
            <text:p>2000</text:p>
          </table:table-cell>
          <table:table-cell office:value-type="string">
            <text:p>ESRB - E (Everyone)</text:p>
          </table:table-cell>
          <table:table-cell office:value-type="string">
            <text:p>Jungle Book, The - Mowgli's Wild Adventure </text:p>
          </table:table-cell>
          <table:table-cell office:value-type="string">
            <text:p>Ubisoft</text:p>
          </table:table-cell>
          <table:table-cell office:value-type="string">
            <text:p>Digital Illusions</text:p>
          </table:table-cell>
          <table:table-cell office:value-type="string">
            <text:p>Action</text:p>
          </table:table-cell>
          <table:table-cell office:value-type="string">
            <text:p>2.9</text:p>
          </table:table-cell>
          <table:table-cell office:value-type="string">
            <text:p>1 Player</text:p>
          </table:table-cell>
          <table:table-cell office:value-type="string">
            <text:p>Mowgli's Wild Adventure is a typical 2D platform game for the Game Boy Color. You play as the young Mowgli who can walk, jump, run, climb and crawl. Levels come in various jungle related themes including a ruined temple. Mowgli learns a new special move in each level. He can throw fruit at hostile animals to defend himself. Furthermore Mowgli has to interact with his environment by pulling switches to open doors or douse fire with water. You can collect diamonds for extra lives and apples for health. In each boss level you have to collect seven icons in a race to win the stage.</text:p>
          </table:table-cell>
          <table:table-cell table:style-name="Default"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Jungle Book, The - Mowgli's Wild Adventure (USA)&quot;&gt; &lt;year&gt;2000&lt;/year&gt; &lt;rating&gt;ESRB - E (Everyone)&lt;/rating&gt; &lt;title&gt;Jungle Book, The - Mowgli's Wild Adventure &lt;/title&gt; &lt;pub&gt;Ubisoft&lt;/pub&gt; &lt;dev&gt;Digital Illusions&lt;/dev&gt; &lt;genre&gt;Action&lt;/genre&gt; &lt;score&gt;2.9&lt;/score&gt; &lt;player&gt;1 Player&lt;/player&gt; &lt;story&gt;Mowgli's Wild Adventure is a typical 2D platform game for the Game Boy Color. You play as the young Mowgli who can walk, jump, run, climb and crawl. Levels come in various jungle related themes including a ruined temple. Mowgli learns a new special move in each level. He can throw fruit at hostile animals to defend himself. Furthermore Mowgli has to interact with his environment by pulling switches to open doors or douse fire with water. You can collect diamonds for extra lives and apples for health. In each boss level you have to collect seven icons in a race to win the stage.&lt;/story&gt; &lt;/game&gt;">
            <text:p>&lt;game name="Jungle Book, The - Mowgli's Wild Adventure (USA)"&gt; &lt;year&gt;2000&lt;/year&gt; &lt;rating&gt;ESRB - E (Everyone)&lt;/rating&gt; &lt;title&gt;Jungle Book, The - Mowgli's Wild Adventure &lt;/title&gt; &lt;pub&gt;Ubisoft&lt;/pub&gt; &lt;dev&gt;Digital Illusions&lt;/dev&gt; &lt;genre&gt;Action&lt;/genre&gt; &lt;score&gt;2.9&lt;/score&gt; &lt;player&gt;1 Player&lt;/player&gt; &lt;story&gt;Mowgli's Wild Adventure is a typical 2D platform game for the Game Boy Color. You play as the young Mowgli who can walk, jump, run, climb and crawl. Levels come in various jungle related themes including a ruined temple. Mowgli learns a new special move in each level. He can throw fruit at hostile animals to defend himself. Furthermore Mowgli has to interact with his environment by pulling switches to open doors or douse fire with water. You can collect diamonds for extra lives and apples for health. In each boss level you have to collect seven icons in a race to win the stage.&lt;/story&gt; &lt;/game&gt;</text:p>
          </table:table-cell>
          <table:table-cell table:number-columns-repeated="1013"/>
        </table:table-row>
        <table:table-row table:style-name="ro1">
          <table:table-cell office:value-type="string">
            <text:p>Keep the Balance (Europe)</text:p>
          </table:table-cell>
          <table:table-cell office:value-type="float" office:value="2001">
            <text:p>2001</text:p>
          </table:table-cell>
          <table:table-cell office:value-type="string">
            <text:p>ESRB - E (Everyone)</text:p>
          </table:table-cell>
          <table:table-cell office:value-type="string">
            <text:p>Keep the Balance </text:p>
          </table:table-cell>
          <table:table-cell table:number-columns-repeated="2" office:value-type="string">
            <text:p>Karma Studios</text:p>
          </table:table-cell>
          <table:table-cell office:value-type="string">
            <text:p>Action</text:p>
          </table:table-cell>
          <table:table-cell office:value-type="string">
            <text:p>4.1</text:p>
          </table:table-cell>
          <table:table-cell office:value-type="string">
            <text:p>1 Player</text:p>
          </table:table-cell>
          <table:table-cell office:value-type="string">
            <text:p>Keep the balance! is a puzzle game, where you have to balance a big weighing scale. The longer it stays in balance the more point you gain. To do this, you have a catapult at your disposal, the objects you need to use to balance the scale are given to you by conveyor belt. One on the left and one on the right. But these objects differ in weight, so you must carefully choose the scales bucket you're going to put the objects in. To make things worse, all kinds of trouble appear on screen to make it just a little bit more challenging. Like crocodiles that eat object or jokers that throw around playing cards offsetting your carefully balance scale. The game stages 5 different game worlds each divided into 16 levels.</text:p>
          </table:table-cell>
          <table:table-cell table:style-name="Default"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Keep the Balance (Europe)&quot;&gt; &lt;year&gt;2001&lt;/year&gt; &lt;rating&gt;ESRB - E (Everyone)&lt;/rating&gt; &lt;title&gt;Keep the Balance &lt;/title&gt; &lt;pub&gt;Karma Studios&lt;/pub&gt; &lt;dev&gt;Karma Studios&lt;/dev&gt; &lt;genre&gt;Action&lt;/genre&gt; &lt;score&gt;4.1&lt;/score&gt; &lt;player&gt;1 Player&lt;/player&gt; &lt;story&gt;Keep the balance! is a puzzle game, where you have to balance a big weighing scale. The longer it stays in balance the more point you gain. To do this, you have a catapult at your disposal, the objects you need to use to balance the scale are given to you by conveyor belt. One on the left and one on the right. But these objects differ in weight, so you must carefully choose the scales bucket you're going to put the objects in. To make things worse, all kinds of trouble appear on screen to make it just a little bit more challenging. Like crocodiles that eat object or jokers that throw around playing cards offsetting your carefully balance scale. The game stages 5 different game worlds each divided into 16 levels.&lt;/story&gt; &lt;/game&gt;">
            <text:p>&lt;game name="Keep the Balance (Europe)"&gt; &lt;year&gt;2001&lt;/year&gt; &lt;rating&gt;ESRB - E (Everyone)&lt;/rating&gt; &lt;title&gt;Keep the Balance &lt;/title&gt; &lt;pub&gt;Karma Studios&lt;/pub&gt; &lt;dev&gt;Karma Studios&lt;/dev&gt; &lt;genre&gt;Action&lt;/genre&gt; &lt;score&gt;4.1&lt;/score&gt; &lt;player&gt;1 Player&lt;/player&gt; &lt;story&gt;Keep the balance! is a puzzle game, where you have to balance a big weighing scale. The longer it stays in balance the more point you gain. To do this, you have a catapult at your disposal, the objects you need to use to balance the scale are given to you by conveyor belt. One on the left and one on the right. But these objects differ in weight, so you must carefully choose the scales bucket you're going to put the objects in. To make things worse, all kinds of trouble appear on screen to make it just a little bit more challenging. Like crocodiles that eat object or jokers that throw around playing cards offsetting your carefully balance scale. The game stages 5 different game worlds each divided into 16 levels.&lt;/story&gt; &lt;/game&gt;</text:p>
          </table:table-cell>
          <table:table-cell table:number-columns-repeated="1013"/>
        </table:table-row>
        <table:table-row table:style-name="ro1">
          <table:table-cell office:value-type="string">
            <text:p>Kelly Club - Clubhouse Fun (USA)</text:p>
          </table:table-cell>
          <table:table-cell office:value-type="float" office:value="2001">
            <text:p>2001</text:p>
          </table:table-cell>
          <table:table-cell office:value-type="string">
            <text:p>ESRB - E (Everyone)</text:p>
          </table:table-cell>
          <table:table-cell office:value-type="string">
            <text:p>Kelly Club - Clubhouse Fun </text:p>
          </table:table-cell>
          <table:table-cell office:value-type="string">
            <text:p>Knowledge Adventure Inc.</text:p>
          </table:table-cell>
          <table:table-cell office:value-type="string">
            <text:p>Vicarious Visions </text:p>
          </table:table-cell>
          <table:table-cell office:value-type="string">
            <text:p>Adventure</text:p>
          </table:table-cell>
          <table:table-cell office:value-type="string">
            <text:p>3.5</text:p>
          </table:table-cell>
          <table:table-cell office:value-type="string">
            <text:p>1 Player</text:p>
          </table:table-cell>
          <table:table-cell office:value-type="string">
            <text:p>Kelly Club: Clubhouse Fun for the Game Boy Color takes kids to the Kelly Club tree house to help Kelly gain items for her magic show. Players will create Kelly Constellations with Liana to help get Kelly a magic wand. Another adventure takes kids through a maze of Egyptian ruins in a search for Queen Diedre's kittens and magic dust for Kelly. There are eight levels of play in all, with varying degrees of difficulty to keep kids from getting bored or frustrated. Along the way, players will earn special keys that unlock secret passageways filled with surprises. </text:p>
          </table:table-cell>
          <table:table-cell table:style-name="Default"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Kelly Club - Clubhouse Fun (USA)&quot;&gt; &lt;year&gt;2001&lt;/year&gt; &lt;rating&gt;ESRB - E (Everyone)&lt;/rating&gt; &lt;title&gt;Kelly Club - Clubhouse Fun &lt;/title&gt; &lt;pub&gt;Knowledge Adventure Inc.&lt;/pub&gt; &lt;dev&gt;Vicarious Visions &lt;/dev&gt; &lt;genre&gt;Adventure&lt;/genre&gt; &lt;score&gt;3.5&lt;/score&gt; &lt;player&gt;1 Player&lt;/player&gt; &lt;story&gt;Kelly Club: Clubhouse Fun for the Game Boy Color takes kids to the Kelly Club tree house to help Kelly gain items for her magic show. Players will create Kelly Constellations with Liana to help get Kelly a magic wand. Another adventure takes kids through a maze of Egyptian ruins in a search for Queen Diedre's kittens and magic dust for Kelly. There are eight levels of play in all, with varying degrees of difficulty to keep kids from getting bored or frustrated. Along the way, players will earn special keys that unlock secret passageways filled with surprises. &lt;/story&gt; &lt;/game&gt;">
            <text:p>&lt;game name="Kelly Club - Clubhouse Fun (USA)"&gt; &lt;year&gt;2001&lt;/year&gt; &lt;rating&gt;ESRB - E (Everyone)&lt;/rating&gt; &lt;title&gt;Kelly Club - Clubhouse Fun &lt;/title&gt; &lt;pub&gt;Knowledge Adventure Inc.&lt;/pub&gt; &lt;dev&gt;Vicarious Visions &lt;/dev&gt; &lt;genre&gt;Adventure&lt;/genre&gt; &lt;score&gt;3.5&lt;/score&gt; &lt;player&gt;1 Player&lt;/player&gt; &lt;story&gt;Kelly Club: Clubhouse Fun for the Game Boy Color takes kids to the Kelly Club tree house to help Kelly gain items for her magic show. Players will create Kelly Constellations with Liana to help get Kelly a magic wand. Another adventure takes kids through a maze of Egyptian ruins in a search for Queen Diedre's kittens and magic dust for Kelly. There are eight levels of play in all, with varying degrees of difficulty to keep kids from getting bored or frustrated. Along the way, players will earn special keys that unlock secret passageways filled with surprises. &lt;/story&gt; &lt;/game&gt;</text:p>
          </table:table-cell>
          <table:table-cell table:number-columns-repeated="1013"/>
        </table:table-row>
        <table:table-row table:style-name="ro1">
          <table:table-cell office:value-type="string">
            <text:p>Ken Griffey Jr.'s Slugfest (USA)</text:p>
          </table:table-cell>
          <table:table-cell office:value-type="float" office:value="1999">
            <text:p>1999</text:p>
          </table:table-cell>
          <table:table-cell office:value-type="string">
            <text:p>ESRB - E (Everyone)</text:p>
          </table:table-cell>
          <table:table-cell office:value-type="string">
            <text:p>Ken Griffey Jr.'s Slugfest </text:p>
          </table:table-cell>
          <table:table-cell office:value-type="string">
            <text:p>Nintendo</text:p>
          </table:table-cell>
          <table:table-cell office:value-type="string">
            <text:p>Software Creations Ltd.</text:p>
          </table:table-cell>
          <table:table-cell office:value-type="string">
            <text:p>Sports</text:p>
          </table:table-cell>
          <table:table-cell office:value-type="string">
            <text:p>4.0</text:p>
          </table:table-cell>
          <table:table-cell office:value-type="string">
            <text:p>1 Player</text:p>
          </table:table-cell>
          <table:table-cell office:value-type="string">
            <text:p>Aiming for further realism, Slugfest removes many arcade elements from the original Ken Griffey N64 title, replaced with more simulation style elements.****For the second time around, new inclusions feature updated team rosters and stats, a new behind the pitcher camera perspective, and a new create-a-player mode.****Full support is also included for 4 players in home run derby mode, and 2 player exhibition, while the expansion pak allows for higher resolutions for players and stadiums.</text:p>
          </table:table-cell>
          <table:table-cell table:style-name="Default"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Ken Griffey Jr.'s Slugfest (USA)&quot;&gt; &lt;year&gt;1999&lt;/year&gt; &lt;rating&gt;ESRB - E (Everyone)&lt;/rating&gt; &lt;title&gt;Ken Griffey Jr.'s Slugfest &lt;/title&gt; &lt;pub&gt;Nintendo&lt;/pub&gt; &lt;dev&gt;Software Creations Ltd.&lt;/dev&gt; &lt;genre&gt;Sports&lt;/genre&gt; &lt;score&gt;4.0&lt;/score&gt; &lt;player&gt;1 Player&lt;/player&gt; &lt;story&gt;Aiming for further realism, Slugfest removes many arcade elements from the original Ken Griffey N64 title, replaced with more simulation style elements.****For the second time around, new inclusions feature updated team rosters and stats, a new behind the pitcher camera perspective, and a new create-a-player mode.****Full support is also included for 4 players in home run derby mode, and 2 player exhibition, while the expansion pak allows for higher resolutions for players and stadiums.&lt;/story&gt; &lt;/game&gt;">
            <text:p>&lt;game name="Ken Griffey Jr.'s Slugfest (USA)"&gt; &lt;year&gt;1999&lt;/year&gt; &lt;rating&gt;ESRB - E (Everyone)&lt;/rating&gt; &lt;title&gt;Ken Griffey Jr.'s Slugfest &lt;/title&gt; &lt;pub&gt;Nintendo&lt;/pub&gt; &lt;dev&gt;Software Creations Ltd.&lt;/dev&gt; &lt;genre&gt;Sports&lt;/genre&gt; &lt;score&gt;4.0&lt;/score&gt; &lt;player&gt;1 Player&lt;/player&gt; &lt;story&gt;Aiming for further realism, Slugfest removes many arcade elements from the original Ken Griffey N64 title, replaced with more simulation style elements.****For the second time around, new inclusions feature updated team rosters and stats, a new behind the pitcher camera perspective, and a new create-a-player mode.****Full support is also included for 4 players in home run derby mode, and 2 player exhibition, while the expansion pak allows for higher resolutions for players and stadiums.&lt;/story&gt; &lt;/game&gt;</text:p>
          </table:table-cell>
          <table:table-cell table:number-columns-repeated="1013"/>
        </table:table-row>
        <table:table-row table:style-name="ro1">
          <table:table-cell office:value-type="string">
            <text:p>Kirby - Tilt 'n' Tumble (USA)</text:p>
          </table:table-cell>
          <table:table-cell office:value-type="float" office:value="2001">
            <text:p>2001</text:p>
          </table:table-cell>
          <table:table-cell office:value-type="string">
            <text:p>ESRB - E (Everyone)</text:p>
          </table:table-cell>
          <table:table-cell office:value-type="string">
            <text:p>Kirby - Tilt 'n' Tumble </text:p>
          </table:table-cell>
          <table:table-cell office:value-type="string">
            <text:p>Nintendo</text:p>
          </table:table-cell>
          <table:table-cell office:value-type="string">
            <text:p>Nintendo R&amp;amp;D2</text:p>
          </table:table-cell>
          <table:table-cell office:value-type="string">
            <text:p>Action</text:p>
          </table:table-cell>
          <table:table-cell office:value-type="string">
            <text:p>4.2</text:p>
          </table:table-cell>
          <table:table-cell office:value-type="string">
            <text:p>1 Player</text:p>
          </table:table-cell>
          <table:table-cell office:value-type="string">
            <text:p>King Dedede is at it again, this time taking all of the stars from the sky. Thankfully for Dreamland, Kirby has returned to stop the evil King once more. But this time, he will need your help more then ever before.****Kirby has been turned into a ball, and it is up to you to tilt and turn the game table so that Kirby can dodge enemies and get the the end goal. To do this, you must actually tilt the Game Boy Color/Advance console, thanks to the inbuilt motion sensor in the cartridge. Every move you make determines where the little pink ball goes.</text:p>
          </table:table-cell>
          <table:table-cell table:style-name="Default"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Kirby - Tilt 'n' Tumble (USA)&quot;&gt; &lt;year&gt;2001&lt;/year&gt; &lt;rating&gt;ESRB - E (Everyone)&lt;/rating&gt; &lt;title&gt;Kirby - Tilt 'n' Tumble &lt;/title&gt; &lt;pub&gt;Nintendo&lt;/pub&gt; &lt;dev&gt;Nintendo R&amp;amp;D2&lt;/dev&gt; &lt;genre&gt;Action&lt;/genre&gt; &lt;score&gt;4.2&lt;/score&gt; &lt;player&gt;1 Player&lt;/player&gt; &lt;story&gt;King Dedede is at it again, this time taking all of the stars from the sky. Thankfully for Dreamland, Kirby has returned to stop the evil King once more. But this time, he will need your help more then ever before.****Kirby has been turned into a ball, and it is up to you to tilt and turn the game table so that Kirby can dodge enemies and get the the end goal. To do this, you must actually tilt the Game Boy Color/Advance console, thanks to the inbuilt motion sensor in the cartridge. Every move you make determines where the little pink ball goes.&lt;/story&gt; &lt;/game&gt;">
            <text:p>&lt;game name="Kirby - Tilt 'n' Tumble (USA)"&gt; &lt;year&gt;2001&lt;/year&gt; &lt;rating&gt;ESRB - E (Everyone)&lt;/rating&gt; &lt;title&gt;Kirby - Tilt 'n' Tumble &lt;/title&gt; &lt;pub&gt;Nintendo&lt;/pub&gt; &lt;dev&gt;Nintendo R&amp;amp;D2&lt;/dev&gt; &lt;genre&gt;Action&lt;/genre&gt; &lt;score&gt;4.2&lt;/score&gt; &lt;player&gt;1 Player&lt;/player&gt; &lt;story&gt;King Dedede is at it again, this time taking all of the stars from the sky. Thankfully for Dreamland, Kirby has returned to stop the evil King once more. But this time, he will need your help more then ever before.****Kirby has been turned into a ball, and it is up to you to tilt and turn the game table so that Kirby can dodge enemies and get the the end goal. To do this, you must actually tilt the Game Boy Color/Advance console, thanks to the inbuilt motion sensor in the cartridge. Every move you make determines where the little pink ball goes.&lt;/story&gt; &lt;/game&gt;</text:p>
          </table:table-cell>
          <table:table-cell table:number-columns-repeated="1013"/>
        </table:table-row>
        <table:table-row table:style-name="ro1">
          <table:table-cell office:value-type="string">
            <text:p>Kirikou (Europe)</text:p>
          </table:table-cell>
          <table:table-cell office:value-type="float" office:value="2001">
            <text:p>2001</text:p>
          </table:table-cell>
          <table:table-cell office:value-type="string">
            <text:p>ESRB - E (Everyone)</text:p>
          </table:table-cell>
          <table:table-cell office:value-type="string">
            <text:p>Kirikou </text:p>
          </table:table-cell>
          <table:table-cell table:number-columns-repeated="2" office:value-type="string">
            <text:p>Planet Interactive</text:p>
          </table:table-cell>
          <table:table-cell office:value-type="string">
            <text:p>Action</text:p>
          </table:table-cell>
          <table:table-cell office:value-type="string">
            <text:p>3.5</text:p>
          </table:table-cell>
          <table:table-cell office:value-type="string">
            <text:p>1 Player</text:p>
          </table:table-cell>
          <table:table-cell office:value-type="string">
            <text:p>Kirikou is an action game based on the animated film 'Kirikou et la Sorcière', or 'Kirikou and the Sorceress' as it is known in the USA. The African sorceress Karaba as turned the male villages into fetishes, and even though he's still a newborn baby, Kirikou bravely sets off on his quest to stop her. Jump obstacles, collect life-giving bonuses and jump on your enemies in standard side-scrolling platformer fare, gaining stronger weapons and special abilities as you progress. Animated cutscenes relay the story</text:p>
          </table:table-cell>
          <table:table-cell table:style-name="Default"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Kirikou (Europe)&quot;&gt; &lt;year&gt;2001&lt;/year&gt; &lt;rating&gt;ESRB - E (Everyone)&lt;/rating&gt; &lt;title&gt;Kirikou &lt;/title&gt; &lt;pub&gt;Planet Interactive&lt;/pub&gt; &lt;dev&gt;Planet Interactive&lt;/dev&gt; &lt;genre&gt;Action&lt;/genre&gt; &lt;score&gt;3.5&lt;/score&gt; &lt;player&gt;1 Player&lt;/player&gt; &lt;story&gt;Kirikou is an action game based on the animated film 'Kirikou et la Sorcière', or 'Kirikou and the Sorceress' as it is known in the USA. The African sorceress Karaba as turned the male villages into fetishes, and even though he's still a newborn baby, Kirikou bravely sets off on his quest to stop her. Jump obstacles, collect life-giving bonuses and jump on your enemies in standard side-scrolling platformer fare, gaining stronger weapons and special abilities as you progress. Animated cutscenes relay the story&lt;/story&gt; &lt;/game&gt;">
            <text:p>&lt;game name="Kirikou (Europe)"&gt; &lt;year&gt;2001&lt;/year&gt; &lt;rating&gt;ESRB - E (Everyone)&lt;/rating&gt; &lt;title&gt;Kirikou &lt;/title&gt; &lt;pub&gt;Planet Interactive&lt;/pub&gt; &lt;dev&gt;Planet Interactive&lt;/dev&gt; &lt;genre&gt;Action&lt;/genre&gt; &lt;score&gt;3.5&lt;/score&gt; &lt;player&gt;1 Player&lt;/player&gt; &lt;story&gt;Kirikou is an action game based on the animated film 'Kirikou et la Sorcière', or 'Kirikou and the Sorceress' as it is known in the USA. The African sorceress Karaba as turned the male villages into fetishes, and even though he's still a newborn baby, Kirikou bravely sets off on his quest to stop her. Jump obstacles, collect life-giving bonuses and jump on your enemies in standard side-scrolling platformer fare, gaining stronger weapons and special abilities as you progress. Animated cutscenes relay the story&lt;/story&gt; &lt;/game&gt;</text:p>
          </table:table-cell>
          <table:table-cell table:number-columns-repeated="1013"/>
        </table:table-row>
        <table:table-row table:style-name="ro1">
          <table:table-cell office:value-type="string">
            <text:p>Klax (USA)</text:p>
          </table:table-cell>
          <table:table-cell office:value-type="float" office:value="1999">
            <text:p>1999</text:p>
          </table:table-cell>
          <table:table-cell office:value-type="string">
            <text:p>ESRB - E (Everyone)</text:p>
          </table:table-cell>
          <table:table-cell office:value-type="string">
            <text:p>Klax </text:p>
          </table:table-cell>
          <table:table-cell office:value-type="string">
            <text:p>Midway</text:p>
          </table:table-cell>
          <table:table-cell office:value-type="string">
            <text:p>Atari Games Corporation</text:p>
          </table:table-cell>
          <table:table-cell office:value-type="string">
            <text:p>Puzzle</text:p>
          </table:table-cell>
          <table:table-cell office:value-type="string">
            <text:p>3.7</text:p>
          </table:table-cell>
          <table:table-cell office:value-type="string">
            <text:p>1 Player</text:p>
          </table:table-cell>
          <table:table-cell office:value-type="string">
            <text:p>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text:p>
          </table:table-cell>
          <table:table-cell table:style-name="Default"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Klax (USA)&quot;&gt; &lt;year&gt;1999&lt;/year&gt; &lt;rating&gt;ESRB - E (Everyone)&lt;/rating&gt; &lt;title&gt;Klax &lt;/title&gt; &lt;pub&gt;Midway&lt;/pub&gt; &lt;dev&gt;Atari Games Corporation&lt;/dev&gt; &lt;genre&gt;Puzzle&lt;/genre&gt; &lt;score&gt;3.7&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
            <text:p>&lt;game name="Klax (USA)"&gt; &lt;year&gt;1999&lt;/year&gt; &lt;rating&gt;ESRB - E (Everyone)&lt;/rating&gt; &lt;title&gt;Klax &lt;/title&gt; &lt;pub&gt;Midway&lt;/pub&gt; &lt;dev&gt;Atari Games Corporation&lt;/dev&gt; &lt;genre&gt;Puzzle&lt;/genre&gt; &lt;score&gt;3.7&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text:p>
          </table:table-cell>
          <table:table-cell table:number-columns-repeated="1013"/>
        </table:table-row>
        <table:table-row table:style-name="ro1">
          <table:table-cell office:value-type="string">
            <text:p>Klustar (USA)</text:p>
          </table:table-cell>
          <table:table-cell office:value-type="float" office:value="1999">
            <text:p>1999</text:p>
          </table:table-cell>
          <table:table-cell office:value-type="string">
            <text:p>ESRB - E (Everyone)</text:p>
          </table:table-cell>
          <table:table-cell office:value-type="string">
            <text:p>Klustar </text:p>
          </table:table-cell>
          <table:table-cell office:value-type="string">
            <text:p>Infogrames</text:p>
          </table:table-cell>
          <table:table-cell office:value-type="string">
            <text:p>Rebellion Developments Ltd.</text:p>
          </table:table-cell>
          <table:table-cell office:value-type="string">
            <text:p>Puzzle</text:p>
          </table:table-cell>
          <table:table-cell office:value-type="string">
            <text:p>2.8</text:p>
          </table:table-cell>
          <table:table-cell office:value-type="string">
            <text:p>1-2 Players</text:p>
          </table:table-cell>
          <table:table-cell office:value-type="string">
            <text:p>A puzzle game with rotating and sliding blocks. The player must keep the central Klustar from expanding to hit the edges of the screen. Pieces come in from all sides and the whole structure collapses when a block of 3 x 3, 4 x 4 or 5 x 5 is made. More points are scored the bigger the collapse. Ultimately you lose, so this is all about getting a high score..</text:p>
          </table:table-cell>
          <table:table-cell table:style-name="Default"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Klustar (USA)&quot;&gt; &lt;year&gt;1999&lt;/year&gt; &lt;rating&gt;ESRB - E (Everyone)&lt;/rating&gt; &lt;title&gt;Klustar &lt;/title&gt; &lt;pub&gt;Infogrames&lt;/pub&gt; &lt;dev&gt;Rebellion Developments Ltd.&lt;/dev&gt; &lt;genre&gt;Puzzle&lt;/genre&gt; &lt;score&gt;2.8&lt;/score&gt; &lt;player&gt;1-2 Players&lt;/player&gt; &lt;story&gt;A puzzle game with rotating and sliding blocks. The player must keep the central Klustar from expanding to hit the edges of the screen. Pieces come in from all sides and the whole structure collapses when a block of 3 x 3, 4 x 4 or 5 x 5 is made. More points are scored the bigger the collapse. Ultimately you lose, so this is all about getting a high score..&lt;/story&gt; &lt;/game&gt;">
            <text:p>&lt;game name="Klustar (USA)"&gt; &lt;year&gt;1999&lt;/year&gt; &lt;rating&gt;ESRB - E (Everyone)&lt;/rating&gt; &lt;title&gt;Klustar &lt;/title&gt; &lt;pub&gt;Infogrames&lt;/pub&gt; &lt;dev&gt;Rebellion Developments Ltd.&lt;/dev&gt; &lt;genre&gt;Puzzle&lt;/genre&gt; &lt;score&gt;2.8&lt;/score&gt; &lt;player&gt;1-2 Players&lt;/player&gt; &lt;story&gt;A puzzle game with rotating and sliding blocks. The player must keep the central Klustar from expanding to hit the edges of the screen. Pieces come in from all sides and the whole structure collapses when a block of 3 x 3, 4 x 4 or 5 x 5 is made. More points are scored the bigger the collapse. Ultimately you lose, so this is all about getting a high score..&lt;/story&gt; &lt;/game&gt;</text:p>
          </table:table-cell>
          <table:table-cell table:number-columns-repeated="1013"/>
        </table:table-row>
        <table:table-row table:style-name="ro1">
          <table:table-cell office:value-type="string">
            <text:p>Knockout Kings (USA, Europe)</text:p>
          </table:table-cell>
          <table:table-cell office:value-type="float" office:value="1999">
            <text:p>1999</text:p>
          </table:table-cell>
          <table:table-cell office:value-type="string">
            <text:p>ESRB - E (Everyone)</text:p>
          </table:table-cell>
          <table:table-cell office:value-type="string">
            <text:p>Knockout Kings </text:p>
          </table:table-cell>
          <table:table-cell office:value-type="string">
            <text:p>Electronic Arts</text:p>
          </table:table-cell>
          <table:table-cell office:value-type="string">
            <text:p>Digital Eclipse Software, Inc.</text:p>
          </table:table-cell>
          <table:table-cell office:value-type="string">
            <text:p>Sports</text:p>
          </table:table-cell>
          <table:table-cell office:value-type="string">
            <text:p>3.8</text:p>
          </table:table-cell>
          <table:table-cell office:value-type="string">
            <text:p>1-2 Players</text:p>
          </table:table-cell>
          <table:table-cell office:value-type="string">
            <text:p>Play as some of the greatest names in boxing history through a full career, or create your own boxer and fight your way to the heavyweight championship.****Famous names include Muhammad Ali, "Sugar" Ray Leonard, Lennox Lewis, Oscar De La Hoya and Evander Holyfield, plus many more from a range of weight divisions.</text:p>
          </table:table-cell>
          <table:table-cell table:style-name="Default"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Knockout Kings (USA, Europe)&quot;&gt; &lt;year&gt;1999&lt;/year&gt; &lt;rating&gt;ESRB - E (Everyone)&lt;/rating&gt; &lt;title&gt;Knockout Kings &lt;/title&gt; &lt;pub&gt;Electronic Arts&lt;/pub&gt; &lt;dev&gt;Digital Eclipse Software, Inc.&lt;/dev&gt; &lt;genre&gt;Sports&lt;/genre&gt; &lt;score&gt;3.8&lt;/score&gt; &lt;player&gt;1-2 Players&lt;/player&gt; &lt;story&gt;Play as some of the greatest names in boxing history through a full career, or create your own boxer and fight your way to the heavyweight championship.****Famous names include Muhammad Ali, &quot;Sugar&quot; Ray Leonard, Lennox Lewis, Oscar De La Hoya and Evander Holyfield, plus many more from a range of weight divisions.&lt;/story&gt; &lt;/game&gt;">
            <text:p>&lt;game name="Knockout Kings (USA, Europe)"&gt; &lt;year&gt;1999&lt;/year&gt; &lt;rating&gt;ESRB - E (Everyone)&lt;/rating&gt; &lt;title&gt;Knockout Kings &lt;/title&gt; &lt;pub&gt;Electronic Arts&lt;/pub&gt; &lt;dev&gt;Digital Eclipse Software, Inc.&lt;/dev&gt; &lt;genre&gt;Sports&lt;/genre&gt; &lt;score&gt;3.8&lt;/score&gt; &lt;player&gt;1-2 Players&lt;/player&gt; &lt;story&gt;Play as some of the greatest names in boxing history through a full career, or create your own boxer and fight your way to the heavyweight championship.****Famous names include Muhammad Ali, "Sugar" Ray Leonard, Lennox Lewis, Oscar De La Hoya and Evander Holyfield, plus many more from a range of weight divisions.&lt;/story&gt; &lt;/game&gt;</text:p>
          </table:table-cell>
          <table:table-cell table:number-columns-repeated="1013"/>
        </table:table-row>
        <table:table-row table:style-name="ro1">
          <table:table-cell office:value-type="string">
            <text:p>Konami GB Collection Vol.1 (Europe)</text:p>
          </table:table-cell>
          <table:table-cell office:value-type="float" office:value="2000">
            <text:p>2000</text:p>
          </table:table-cell>
          <table:table-cell office:value-type="string">
            <text:p>ESRB - E (Everyone)</text:p>
          </table:table-cell>
          <table:table-cell office:value-type="string">
            <text:p>Konami GB Collection Vol.1 </text:p>
          </table:table-cell>
          <table:table-cell office:value-type="string">
            <text:p>Konami</text:p>
          </table:table-cell>
          <table:table-cell office:value-type="string">
            <text:p>Konami Corporation</text:p>
          </table:table-cell>
          <table:table-cell office:value-type="string">
            <text:p>Miscellaneous</text:p>
          </table:table-cell>
          <table:table-cell office:value-type="string">
            <text:p>3.8</text:p>
          </table:table-cell>
          <table:table-cell office:value-type="string">
            <text:p>1 Player</text:p>
          </table:table-cell>
          <table:table-cell office:value-type="string">
            <text:p>4 Konami titles on one cart:****Gradius: A side-scrolling action shooter, where the aim is to dodge enemy fire and getting to the end of each level to take on the boss character. Each level also includes so power-ups floating around for you to pick up, which increases your defense or attack.****Castlevania Adventure: You play Simon Belmont, who is the only one capable of taking on Count Dracula. You must travel through his castle, using your whip to take out enemies, while whipping candles will give you power-ups to increase the power of the whip. A side-scrolling platformer.****Probotector: Also known as Contra, you are a lone warrior charged with the task to defend the planet from invading aliens. Run through each side-scrolling level and use all the weapons available to you to take down the enemy.****Konami Racing: Top down F-1 racing where the higher you finish in each race, the better the points at the end to determine the overall winner. You can race by yourself in a test run, or practice against other cars before you take on the World Circuit, consisting of multiple races on different tracks.****Each game is fully compatible with the Game Boy Color and Game Boy.</text:p>
          </table:table-cell>
          <table:table-cell table:style-name="Default"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Konami GB Collection Vol.1 (Europe)&quot;&gt; &lt;year&gt;2000&lt;/year&gt; &lt;rating&gt;ESRB - E (Everyone)&lt;/rating&gt; &lt;title&gt;Konami GB Collection Vol.1 &lt;/title&gt; &lt;pub&gt;Konami&lt;/pub&gt; &lt;dev&gt;Konami Corporation&lt;/dev&gt; &lt;genre&gt;Miscellaneous&lt;/genre&gt; &lt;score&gt;3.8&lt;/score&gt; &lt;player&gt;1 Player&lt;/player&gt; &lt;story&gt;4 Konami titles on one cart:****Gradius: A side-scrolling action shooter, where the aim is to dodge enemy fire and getting to the end of each level to take on the boss character. Each level also includes so power-ups floating around for you to pick up, which increases your defense or attack.****Castlevania Adventure: You play Simon Belmont, who is the only one capable of taking on Count Dracula. You must travel through his castle, using your whip to take out enemies, while whipping candles will give you power-ups to increase the power of the whip. A side-scrolling platformer.****Probotector: Also known as Contra, you are a lone warrior charged with the task to defend the planet from invading aliens. Run through each side-scrolling level and use all the weapons available to you to take down the enemy.****Konami Racing: Top down F-1 racing where the higher you finish in each race, the better the points at the end to determine the overall winner. You can race by yourself in a test run, or practice against other cars before you take on the World Circuit, consisting of multiple races on different tracks.****Each game is fully compatible with the Game Boy Color and Game Boy.&lt;/story&gt; &lt;/game&gt;">
            <text:p>&lt;game name="Konami GB Collection Vol.1 (Europe)"&gt; &lt;year&gt;2000&lt;/year&gt; &lt;rating&gt;ESRB - E (Everyone)&lt;/rating&gt; &lt;title&gt;Konami GB Collection Vol.1 &lt;/title&gt; &lt;pub&gt;Konami&lt;/pub&gt; &lt;dev&gt;Konami Corporation&lt;/dev&gt; &lt;genre&gt;Miscellaneous&lt;/genre&gt; &lt;score&gt;3.8&lt;/score&gt; &lt;player&gt;1 Player&lt;/player&gt; &lt;story&gt;4 Konami titles on one cart:****Gradius: A side-scrolling action shooter, where the aim is to dodge enemy fire and getting to the end of each level to take on the boss character. Each level also includes so power-ups floating around for you to pick up, which increases your defense or attack.****Castlevania Adventure: You play Simon Belmont, who is the only one capable of taking on Count Dracula. You must travel through his castle, using your whip to take out enemies, while whipping candles will give you power-ups to increase the power of the whip. A side-scrolling platformer.****Probotector: Also known as Contra, you are a lone warrior charged with the task to defend the planet from invading aliens. Run through each side-scrolling level and use all the weapons available to you to take down the enemy.****Konami Racing: Top down F-1 racing where the higher you finish in each race, the better the points at the end to determine the overall winner. You can race by yourself in a test run, or practice against other cars before you take on the World Circuit, consisting of multiple races on different tracks.****Each game is fully compatible with the Game Boy Color and Game Boy.&lt;/story&gt; &lt;/game&gt;</text:p>
          </table:table-cell>
          <table:table-cell table:number-columns-repeated="1013"/>
        </table:table-row>
        <table:table-row table:style-name="ro1">
          <table:table-cell office:value-type="string">
            <text:p>Konami GB Collection Vol.2 (Europe)</text:p>
          </table:table-cell>
          <table:table-cell office:value-type="float" office:value="2000">
            <text:p>2000</text:p>
          </table:table-cell>
          <table:table-cell office:value-type="string">
            <text:p>ESRB - E (Everyone)</text:p>
          </table:table-cell>
          <table:table-cell office:value-type="string">
            <text:p>Konami GB Collection Vol.2 </text:p>
          </table:table-cell>
          <table:table-cell office:value-type="string">
            <text:p>Konami</text:p>
          </table:table-cell>
          <table:table-cell office:value-type="string">
            <text:p>Konami Corporation</text:p>
          </table:table-cell>
          <table:table-cell office:value-type="string">
            <text:p>Miscellaneous</text:p>
          </table:table-cell>
          <table:table-cell office:value-type="string">
            <text:p>3.5</text:p>
          </table:table-cell>
          <table:table-cell office:value-type="string">
            <text:p>1 Player</text:p>
          </table:table-cell>
          <table:table-cell office:value-type="string">
            <text:p>4 more classic Konami titles bundled on the one cart. ****On this occasion, the games are Parodius (an R-type style shooter with plenty of humor and crazy characters); Block Game (much the same as Tetris, although here falling shapes must be shot at by your ship at the bottom of the screen, to form a type of square shape. By doing so, the blocks are removed from the screen); Track and Field (a collection of track and field events including the 100m sprint, hurdles, long jump, triple jump and more); and finally, Frogger, the classic top-down puzzle game where the aim is to move your little frog across the road and the pond, dodging cars and crocodiles along the way to the lilipad.****Again, all games can be played in color on the GBC, or in black and white on the original Game Boy console.</text:p>
          </table:table-cell>
          <table:table-cell table:style-name="Default"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Konami GB Collection Vol.2 (Europe)&quot;&gt; &lt;year&gt;2000&lt;/year&gt; &lt;rating&gt;ESRB - E (Everyone)&lt;/rating&gt; &lt;title&gt;Konami GB Collection Vol.2 &lt;/title&gt; &lt;pub&gt;Konami&lt;/pub&gt; &lt;dev&gt;Konami Corporation&lt;/dev&gt; &lt;genre&gt;Miscellaneous&lt;/genre&gt; &lt;score&gt;3.5&lt;/score&gt; &lt;player&gt;1 Player&lt;/player&gt; &lt;story&gt;4 more classic Konami titles bundled on the one cart. ****On this occasion, the games are Parodius (an R-type style shooter with plenty of humor and crazy characters); Block Game (much the same as Tetris, although here falling shapes must be shot at by your ship at the bottom of the screen, to form a type of square shape. By doing so, the blocks are removed from the screen); Track and Field (a collection of track and field events including the 100m sprint, hurdles, long jump, triple jump and more); and finally, Frogger, the classic top-down puzzle game where the aim is to move your little frog across the road and the pond, dodging cars and crocodiles along the way to the lilipad.****Again, all games can be played in color on the GBC, or in black and white on the original Game Boy console.&lt;/story&gt; &lt;/game&gt;">
            <text:p>&lt;game name="Konami GB Collection Vol.2 (Europe)"&gt; &lt;year&gt;2000&lt;/year&gt; &lt;rating&gt;ESRB - E (Everyone)&lt;/rating&gt; &lt;title&gt;Konami GB Collection Vol.2 &lt;/title&gt; &lt;pub&gt;Konami&lt;/pub&gt; &lt;dev&gt;Konami Corporation&lt;/dev&gt; &lt;genre&gt;Miscellaneous&lt;/genre&gt; &lt;score&gt;3.5&lt;/score&gt; &lt;player&gt;1 Player&lt;/player&gt; &lt;story&gt;4 more classic Konami titles bundled on the one cart. ****On this occasion, the games are Parodius (an R-type style shooter with plenty of humor and crazy characters); Block Game (much the same as Tetris, although here falling shapes must be shot at by your ship at the bottom of the screen, to form a type of square shape. By doing so, the blocks are removed from the screen); Track and Field (a collection of track and field events including the 100m sprint, hurdles, long jump, triple jump and more); and finally, Frogger, the classic top-down puzzle game where the aim is to move your little frog across the road and the pond, dodging cars and crocodiles along the way to the lilipad.****Again, all games can be played in color on the GBC, or in black and white on the original Game Boy console.&lt;/story&gt; &lt;/game&gt;</text:p>
          </table:table-cell>
          <table:table-cell table:number-columns-repeated="1013"/>
        </table:table-row>
        <table:table-row table:style-name="ro1">
          <table:table-cell office:value-type="string">
            <text:p>Konami GB Collection Vol.3 (Europe)</text:p>
          </table:table-cell>
          <table:table-cell office:value-type="float" office:value="2000">
            <text:p>2000</text:p>
          </table:table-cell>
          <table:table-cell office:value-type="string">
            <text:p>ESRB - E (Everyone)</text:p>
          </table:table-cell>
          <table:table-cell office:value-type="string">
            <text:p>Konami GB Collection Vol.3 </text:p>
          </table:table-cell>
          <table:table-cell office:value-type="string">
            <text:p>Konami</text:p>
          </table:table-cell>
          <table:table-cell office:value-type="string">
            <text:p>Konami Corporation</text:p>
          </table:table-cell>
          <table:table-cell office:value-type="string">
            <text:p>Miscellaneous</text:p>
          </table:table-cell>
          <table:table-cell office:value-type="string">
            <text:p>3.2</text:p>
          </table:table-cell>
          <table:table-cell office:value-type="string">
            <text:p>1 Player</text:p>
          </table:table-cell>
          <table:table-cell office:value-type="string">
            <text:p>4 arcade style titles are packed together on one cart for the GBC.****Included are:****Pop'n Twinbee: A top down shooter where the screen moves from the top down, with enemies all around. Shoot down clouds to collect power ups, and dodge the colourful characters that try to shoot you down.****Mystical Ninja: An updated version of a former Game Boy RPG style adventure sees Goemon out to save his friend Ebisumaru. Travel from town to town, fighting enemies Zelda style while solving puzzles and collecting items to be used later on down the track.****Bikers: Also known as Motocross Maniacs in the US, you must race your bike across the various tracks from a side on view, collecting speed boosts and jumping over large gaps to get to the finish line first.****Guttang Gottung: A unique puzzle game in which you must swap tiles around in order to get your train to each station on the grid space. Each tile has a section of track, which must be used to keep the train from crashing.</text:p>
          </table:table-cell>
          <table:table-cell table:style-name="Default"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Konami GB Collection Vol.3 (Europe)&quot;&gt; &lt;year&gt;2000&lt;/year&gt; &lt;rating&gt;ESRB - E (Everyone)&lt;/rating&gt; &lt;title&gt;Konami GB Collection Vol.3 &lt;/title&gt; &lt;pub&gt;Konami&lt;/pub&gt; &lt;dev&gt;Konami Corporation&lt;/dev&gt; &lt;genre&gt;Miscellaneous&lt;/genre&gt; &lt;score&gt;3.2&lt;/score&gt; &lt;player&gt;1 Player&lt;/player&gt; &lt;story&gt;4 arcade style titles are packed together on one cart for the GBC.****Included are:****Pop'n Twinbee: A top down shooter where the screen moves from the top down, with enemies all around. Shoot down clouds to collect power ups, and dodge the colourful characters that try to shoot you down.****Mystical Ninja: An updated version of a former Game Boy RPG style adventure sees Goemon out to save his friend Ebisumaru. Travel from town to town, fighting enemies Zelda style while solving puzzles and collecting items to be used later on down the track.****Bikers: Also known as Motocross Maniacs in the US, you must race your bike across the various tracks from a side on view, collecting speed boosts and jumping over large gaps to get to the finish line first.****Guttang Gottung: A unique puzzle game in which you must swap tiles around in order to get your train to each station on the grid space. Each tile has a section of track, which must be used to keep the train from crashing.&lt;/story&gt; &lt;/game&gt;">
            <text:p>&lt;game name="Konami GB Collection Vol.3 (Europe)"&gt; &lt;year&gt;2000&lt;/year&gt; &lt;rating&gt;ESRB - E (Everyone)&lt;/rating&gt; &lt;title&gt;Konami GB Collection Vol.3 &lt;/title&gt; &lt;pub&gt;Konami&lt;/pub&gt; &lt;dev&gt;Konami Corporation&lt;/dev&gt; &lt;genre&gt;Miscellaneous&lt;/genre&gt; &lt;score&gt;3.2&lt;/score&gt; &lt;player&gt;1 Player&lt;/player&gt; &lt;story&gt;4 arcade style titles are packed together on one cart for the GBC.****Included are:****Pop'n Twinbee: A top down shooter where the screen moves from the top down, with enemies all around. Shoot down clouds to collect power ups, and dodge the colourful characters that try to shoot you down.****Mystical Ninja: An updated version of a former Game Boy RPG style adventure sees Goemon out to save his friend Ebisumaru. Travel from town to town, fighting enemies Zelda style while solving puzzles and collecting items to be used later on down the track.****Bikers: Also known as Motocross Maniacs in the US, you must race your bike across the various tracks from a side on view, collecting speed boosts and jumping over large gaps to get to the finish line first.****Guttang Gottung: A unique puzzle game in which you must swap tiles around in order to get your train to each station on the grid space. Each tile has a section of track, which must be used to keep the train from crashing.&lt;/story&gt; &lt;/game&gt;</text:p>
          </table:table-cell>
          <table:table-cell table:number-columns-repeated="1013"/>
        </table:table-row>
        <table:table-row table:style-name="ro1">
          <table:table-cell office:value-type="string">
            <text:p>Konami GB Collection Vol.4 (Europe)</text:p>
          </table:table-cell>
          <table:table-cell office:value-type="float" office:value="2000">
            <text:p>2000</text:p>
          </table:table-cell>
          <table:table-cell office:value-type="string">
            <text:p>ESRB - E (Everyone)</text:p>
          </table:table-cell>
          <table:table-cell office:value-type="string">
            <text:p>Konami GB Collection Vol.4 </text:p>
          </table:table-cell>
          <table:table-cell office:value-type="string">
            <text:p>Konami</text:p>
          </table:table-cell>
          <table:table-cell office:value-type="string">
            <text:p>Konami Corporation</text:p>
          </table:table-cell>
          <table:table-cell office:value-type="string">
            <text:p>Miscellaneous</text:p>
          </table:table-cell>
          <table:table-cell office:value-type="string">
            <text:p>4.0</text:p>
          </table:table-cell>
          <table:table-cell office:value-type="string">
            <text:p>1 Player</text:p>
          </table:table-cell>
          <table:table-cell office:value-type="string">
            <text:p>The fourth Konami classics compilation includes two sequels: Gradius II &amp; Castlevania II, and two original titles: Antarctic Adventure &amp; Yie Ar Kung Fu.****Gradius II: Return of the Hero continues the side-scrolling shoot 'em up adventure from the previous title (as seen in Konami GB Collection Vol. 1). 5 levels await, each with a collection of bad guys, end of level bosses, and collectable upgrades for power, speed, attack and defense. You can also practice the first four levels.****Castlevania II: Belmont's Revenge has you returning to battle Dracula, this time as Christopher Belmont. A total of four castles are waiting to be tackled head on in any order you choose. Once they are defeated (each on including an boss), you can then enter Dracula's castle to take on the big bad vamp himself. Your whip, holy water and the holy cross are the only things protecting you from the undead.****Antarctic Adventure is a 3rd person racing style game, where you must race your pengiun through the ice covered levels, past obstacles and other enemies to the end goal before the time runs out.****Yie Ar Kung Fu is a one-on-one fighting game, where each enemy you face increases in difficulty. Defeat the five opponents, and then get ready to fight them again at an even harder difficulty level. Throwing stars, climbing up walls and hand to hand combat all come into play.</text:p>
          </table:table-cell>
          <table:table-cell table:style-name="Default" table:formula="of:=CONCATENATE(&quot;&lt;game name=&quot;;CHAR(34);[.A217];CHAR(34);&quot;&gt; &lt;year&gt;&quot;;[.B217];&quot;&lt;/year&gt; &lt;rating&gt;&quot;;[.C217];&quot;&lt;/rating&gt; &lt;title&gt;&quot;;[.D217];&quot;&lt;/title&gt; &lt;pub&gt;&quot;;[.E217];&quot;&lt;/pub&gt; &lt;dev&gt;&quot;;[.F217];&quot;&lt;/dev&gt; &lt;genre&gt;&quot;;[.G217];&quot;&lt;/genre&gt; &lt;score&gt;&quot;;[.H217];&quot;&lt;/score&gt; &lt;player&gt;&quot;;[.I217];&quot;&lt;/player&gt; &lt;story&gt;&quot;;[.J217];&quot;&lt;/story&gt; &lt;/game&gt;&quot;)" office:value-type="string" office:string-value="&lt;game name=&quot;Konami GB Collection Vol.4 (Europe)&quot;&gt; &lt;year&gt;2000&lt;/year&gt; &lt;rating&gt;ESRB - E (Everyone)&lt;/rating&gt; &lt;title&gt;Konami GB Collection Vol.4 &lt;/title&gt; &lt;pub&gt;Konami&lt;/pub&gt; &lt;dev&gt;Konami Corporation&lt;/dev&gt; &lt;genre&gt;Miscellaneous&lt;/genre&gt; &lt;score&gt;4.0&lt;/score&gt; &lt;player&gt;1 Player&lt;/player&gt; &lt;story&gt;The fourth Konami classics compilation includes two sequels: Gradius II &amp; Castlevania II, and two original titles: Antarctic Adventure &amp; Yie Ar Kung Fu.****Gradius II: Return of the Hero continues the side-scrolling shoot 'em up adventure from the previous title (as seen in Konami GB Collection Vol. 1). 5 levels await, each with a collection of bad guys, end of level bosses, and collectable upgrades for power, speed, attack and defense. You can also practice the first four levels.****Castlevania II: Belmont's Revenge has you returning to battle Dracula, this time as Christopher Belmont. A total of four castles are waiting to be tackled head on in any order you choose. Once they are defeated (each on including an boss), you can then enter Dracula's castle to take on the big bad vamp himself. Your whip, holy water and the holy cross are the only things protecting you from the undead.****Antarctic Adventure is a 3rd person racing style game, where you must race your pengiun through the ice covered levels, past obstacles and other enemies to the end goal before the time runs out.****Yie Ar Kung Fu is a one-on-one fighting game, where each enemy you face increases in difficulty. Defeat the five opponents, and then get ready to fight them again at an even harder difficulty level. Throwing stars, climbing up walls and hand to hand combat all come into play.&lt;/story&gt; &lt;/game&gt;">
            <text:p>&lt;game name="Konami GB Collection Vol.4 (Europe)"&gt; &lt;year&gt;2000&lt;/year&gt; &lt;rating&gt;ESRB - E (Everyone)&lt;/rating&gt; &lt;title&gt;Konami GB Collection Vol.4 &lt;/title&gt; &lt;pub&gt;Konami&lt;/pub&gt; &lt;dev&gt;Konami Corporation&lt;/dev&gt; &lt;genre&gt;Miscellaneous&lt;/genre&gt; &lt;score&gt;4.0&lt;/score&gt; &lt;player&gt;1 Player&lt;/player&gt; &lt;story&gt;The fourth Konami classics compilation includes two sequels: Gradius II &amp; Castlevania II, and two original titles: Antarctic Adventure &amp; Yie Ar Kung Fu.****Gradius II: Return of the Hero continues the side-scrolling shoot 'em up adventure from the previous title (as seen in Konami GB Collection Vol. 1). 5 levels await, each with a collection of bad guys, end of level bosses, and collectable upgrades for power, speed, attack and defense. You can also practice the first four levels.****Castlevania II: Belmont's Revenge has you returning to battle Dracula, this time as Christopher Belmont. A total of four castles are waiting to be tackled head on in any order you choose. Once they are defeated (each on including an boss), you can then enter Dracula's castle to take on the big bad vamp himself. Your whip, holy water and the holy cross are the only things protecting you from the undead.****Antarctic Adventure is a 3rd person racing style game, where you must race your pengiun through the ice covered levels, past obstacles and other enemies to the end goal before the time runs out.****Yie Ar Kung Fu is a one-on-one fighting game, where each enemy you face increases in difficulty. Defeat the five opponents, and then get ready to fight them again at an even harder difficulty level. Throwing stars, climbing up walls and hand to hand combat all come into play.&lt;/story&gt; &lt;/game&gt;</text:p>
          </table:table-cell>
          <table:table-cell table:number-columns-repeated="1013"/>
        </table:table-row>
        <table:table-row table:style-name="ro1">
          <table:table-cell office:value-type="string">
            <text:p>Land Before Time, The (USA)</text:p>
          </table:table-cell>
          <table:table-cell office:value-type="float" office:value="2001">
            <text:p>2001</text:p>
          </table:table-cell>
          <table:table-cell office:value-type="string">
            <text:p>ESRB - E (Everyone)</text:p>
          </table:table-cell>
          <table:table-cell office:value-type="string">
            <text:p>Land Before Time, The </text:p>
          </table:table-cell>
          <table:table-cell office:value-type="string">
            <text:p>Conspiracy Entertainment</text:p>
          </table:table-cell>
          <table:table-cell office:value-type="string">
            <text:p>Eclipse Entertainment </text:p>
          </table:table-cell>
          <table:table-cell office:value-type="string">
            <text:p>Platform</text:p>
          </table:table-cell>
          <table:table-cell office:value-type="string">
            <text:p>2.8</text:p>
          </table:table-cell>
          <table:table-cell office:value-type="string">
            <text:p>1 Player</text:p>
          </table:table-cell>
          <table:table-cell office:value-type="string">
            <text:p>Jump'n Run Game for the Game Boy Color featuring the Characters from the Universal Cartoon 'The Land before Time'. Different Characters such as Littlefoot, Cera etc. can be selected during play to reach additional levels.****25 Levels, 3 playable characters. The game consists of simple puzzles based on the character abilities and has a 'maple leaf' collection feature that helps track progress in the game, meaning that it will tell you how much maple leaves you collected out of a total. For extraordinary collection success it grants extra lives.</text:p>
          </table:table-cell>
          <table:table-cell table:style-name="Default" table:formula="of:=CONCATENATE(&quot;&lt;game name=&quot;;CHAR(34);[.A218];CHAR(34);&quot;&gt; &lt;year&gt;&quot;;[.B218];&quot;&lt;/year&gt; &lt;rating&gt;&quot;;[.C218];&quot;&lt;/rating&gt; &lt;title&gt;&quot;;[.D218];&quot;&lt;/title&gt; &lt;pub&gt;&quot;;[.E218];&quot;&lt;/pub&gt; &lt;dev&gt;&quot;;[.F218];&quot;&lt;/dev&gt; &lt;genre&gt;&quot;;[.G218];&quot;&lt;/genre&gt; &lt;score&gt;&quot;;[.H218];&quot;&lt;/score&gt; &lt;player&gt;&quot;;[.I218];&quot;&lt;/player&gt; &lt;story&gt;&quot;;[.J218];&quot;&lt;/story&gt; &lt;/game&gt;&quot;)" office:value-type="string" office:string-value="&lt;game name=&quot;Land Before Time, The (USA)&quot;&gt; &lt;year&gt;2001&lt;/year&gt; &lt;rating&gt;ESRB - E (Everyone)&lt;/rating&gt; &lt;title&gt;Land Before Time, The &lt;/title&gt; &lt;pub&gt;Conspiracy Entertainment&lt;/pub&gt; &lt;dev&gt;Eclipse Entertainment &lt;/dev&gt; &lt;genre&gt;Platform&lt;/genre&gt; &lt;score&gt;2.8&lt;/score&gt; &lt;player&gt;1 Player&lt;/player&gt; &lt;story&gt;Jump'n Run Game for the Game Boy Color featuring the Characters from the Universal Cartoon 'The Land before Time'. Different Characters such as Littlefoot, Cera etc. can be selected during play to reach additional levels.****25 Levels, 3 playable characters. The game consists of simple puzzles based on the character abilities and has a 'maple leaf' collection feature that helps track progress in the game, meaning that it will tell you how much maple leaves you collected out of a total. For extraordinary collection success it grants extra lives.&lt;/story&gt; &lt;/game&gt;">
            <text:p>&lt;game name="Land Before Time, The (USA)"&gt; &lt;year&gt;2001&lt;/year&gt; &lt;rating&gt;ESRB - E (Everyone)&lt;/rating&gt; &lt;title&gt;Land Before Time, The &lt;/title&gt; &lt;pub&gt;Conspiracy Entertainment&lt;/pub&gt; &lt;dev&gt;Eclipse Entertainment &lt;/dev&gt; &lt;genre&gt;Platform&lt;/genre&gt; &lt;score&gt;2.8&lt;/score&gt; &lt;player&gt;1 Player&lt;/player&gt; &lt;story&gt;Jump'n Run Game for the Game Boy Color featuring the Characters from the Universal Cartoon 'The Land before Time'. Different Characters such as Littlefoot, Cera etc. can be selected during play to reach additional levels.****25 Levels, 3 playable characters. The game consists of simple puzzles based on the character abilities and has a 'maple leaf' collection feature that helps track progress in the game, meaning that it will tell you how much maple leaves you collected out of a total. For extraordinary collection success it grants extra lives.&lt;/story&gt; &lt;/game&gt;</text:p>
          </table:table-cell>
          <table:table-cell table:number-columns-repeated="1013"/>
        </table:table-row>
        <table:table-row table:style-name="ro1">
          <table:table-cell office:value-type="string">
            <text:p>Las Vegas Cool Hand (USA)</text:p>
          </table:table-cell>
          <table:table-cell office:value-type="float" office:value="1998">
            <text:p>1998</text:p>
          </table:table-cell>
          <table:table-cell office:value-type="string">
            <text:p>ESRB - E (Everyone)</text:p>
          </table:table-cell>
          <table:table-cell office:value-type="string">
            <text:p>Las Vegas Cool Hand </text:p>
          </table:table-cell>
          <table:table-cell office:value-type="string">
            <text:p>Take-Two Interactive</text:p>
          </table:table-cell>
          <table:table-cell office:value-type="string">
            <text:p>Tarantula Studios</text:p>
          </table:table-cell>
          <table:table-cell office:value-type="string">
            <text:p>Casino</text:p>
          </table:table-cell>
          <table:table-cell office:value-type="string">
            <text:p>2.0</text:p>
          </table:table-cell>
          <table:table-cell office:value-type="string">
            <text:p>1 Player</text:p>
          </table:table-cell>
          <table:table-cell office:value-type="string">
            <text:p>Las Vegas Cool Hand is a game featuring three card games: Black Jack (LA Strip, London, Atlantic City or Downtown LA house rules), Cribbage (6 Card, 7 Card, 6 Card Auction or 7 Card Auction) and Solitaire (Klondike, Elevens, Monte Carlo or Calculation). For each card game there are also a few additional options to set, e.g. the difficulty level for Cribbage or a time limit for solitaire. Besides a detailed in-game explanation of the games and their history, there are no further specialities.</text:p>
          </table:table-cell>
          <table:table-cell table:style-name="Default" table:formula="of:=CONCATENATE(&quot;&lt;game name=&quot;;CHAR(34);[.A219];CHAR(34);&quot;&gt; &lt;year&gt;&quot;;[.B219];&quot;&lt;/year&gt; &lt;rating&gt;&quot;;[.C219];&quot;&lt;/rating&gt; &lt;title&gt;&quot;;[.D219];&quot;&lt;/title&gt; &lt;pub&gt;&quot;;[.E219];&quot;&lt;/pub&gt; &lt;dev&gt;&quot;;[.F219];&quot;&lt;/dev&gt; &lt;genre&gt;&quot;;[.G219];&quot;&lt;/genre&gt; &lt;score&gt;&quot;;[.H219];&quot;&lt;/score&gt; &lt;player&gt;&quot;;[.I219];&quot;&lt;/player&gt; &lt;story&gt;&quot;;[.J219];&quot;&lt;/story&gt; &lt;/game&gt;&quot;)" office:value-type="string" office:string-value="&lt;game name=&quot;Las Vegas Cool Hand (USA)&quot;&gt; &lt;year&gt;1998&lt;/year&gt; &lt;rating&gt;ESRB - E (Everyone)&lt;/rating&gt; &lt;title&gt;Las Vegas Cool Hand &lt;/title&gt; &lt;pub&gt;Take-Two Interactive&lt;/pub&gt; &lt;dev&gt;Tarantula Studios&lt;/dev&gt; &lt;genre&gt;Casino&lt;/genre&gt; &lt;score&gt;2.0&lt;/score&gt; &lt;player&gt;1 Player&lt;/player&gt; &lt;story&gt;Las Vegas Cool Hand is a game featuring three card games: Black Jack (LA Strip, London, Atlantic City or Downtown LA house rules), Cribbage (6 Card, 7 Card, 6 Card Auction or 7 Card Auction) and Solitaire (Klondike, Elevens, Monte Carlo or Calculation). For each card game there are also a few additional options to set, e.g. the difficulty level for Cribbage or a time limit for solitaire. Besides a detailed in-game explanation of the games and their history, there are no further specialities.&lt;/story&gt; &lt;/game&gt;">
            <text:p>&lt;game name="Las Vegas Cool Hand (USA)"&gt; &lt;year&gt;1998&lt;/year&gt; &lt;rating&gt;ESRB - E (Everyone)&lt;/rating&gt; &lt;title&gt;Las Vegas Cool Hand &lt;/title&gt; &lt;pub&gt;Take-Two Interactive&lt;/pub&gt; &lt;dev&gt;Tarantula Studios&lt;/dev&gt; &lt;genre&gt;Casino&lt;/genre&gt; &lt;score&gt;2.0&lt;/score&gt; &lt;player&gt;1 Player&lt;/player&gt; &lt;story&gt;Las Vegas Cool Hand is a game featuring three card games: Black Jack (LA Strip, London, Atlantic City or Downtown LA house rules), Cribbage (6 Card, 7 Card, 6 Card Auction or 7 Card Auction) and Solitaire (Klondike, Elevens, Monte Carlo or Calculation). For each card game there are also a few additional options to set, e.g. the difficulty level for Cribbage or a time limit for solitaire. Besides a detailed in-game explanation of the games and their history, there are no further specialities.&lt;/story&gt; &lt;/game&gt;</text:p>
          </table:table-cell>
          <table:table-cell table:number-columns-repeated="1013"/>
        </table:table-row>
        <table:table-row table:style-name="ro1">
          <table:table-cell office:value-type="string">
            <text:p>Laura (USA)</text:p>
          </table:table-cell>
          <table:table-cell office:value-type="float" office:value="2000">
            <text:p>2000</text:p>
          </table:table-cell>
          <table:table-cell office:value-type="string">
            <text:p>ESRB - E (Everyone)</text:p>
          </table:table-cell>
          <table:table-cell office:value-type="string">
            <text:p>Laura </text:p>
          </table:table-cell>
          <table:table-cell office:value-type="string">
            <text:p>Ubisoft</text:p>
          </table:table-cell>
          <table:table-cell office:value-type="string">
            <text:p>Planet Interactive</text:p>
          </table:table-cell>
          <table:table-cell office:value-type="string">
            <text:p>Action</text:p>
          </table:table-cell>
          <table:table-cell office:value-type="string">
            <text:p>3.1</text:p>
          </table:table-cell>
          <table:table-cell office:value-type="string">
            <text:p>1 Player</text:p>
          </table:table-cell>
          <table:table-cell office:value-type="string">
            <text:p>Laura discovers a diamond in her basement. After her grandfather tells her that diamonds will attract fairies when surrounded by the energy of good deeds, Laura travels throughout the city to find people in need of help. As with most large towns, there are plenty of people in need of assistance, and each of them sends Laura to complete a task. Fortunately, Laura is never in any real danger--if she makes a mistake, she can always repeat any mission. As another stroke of luck, the citizenry is always willing to help her. When she springs into action to help someone, Laura will enter one of 10 different mini-games that include platform jumping and jump rope. Get Laura to help the people in town, and try to call fairies with her diamond in Playmobil: Laura. </text:p>
          </table:table-cell>
          <table:table-cell table:style-name="Default" table:formula="of:=CONCATENATE(&quot;&lt;game name=&quot;;CHAR(34);[.A220];CHAR(34);&quot;&gt; &lt;year&gt;&quot;;[.B220];&quot;&lt;/year&gt; &lt;rating&gt;&quot;;[.C220];&quot;&lt;/rating&gt; &lt;title&gt;&quot;;[.D220];&quot;&lt;/title&gt; &lt;pub&gt;&quot;;[.E220];&quot;&lt;/pub&gt; &lt;dev&gt;&quot;;[.F220];&quot;&lt;/dev&gt; &lt;genre&gt;&quot;;[.G220];&quot;&lt;/genre&gt; &lt;score&gt;&quot;;[.H220];&quot;&lt;/score&gt; &lt;player&gt;&quot;;[.I220];&quot;&lt;/player&gt; &lt;story&gt;&quot;;[.J220];&quot;&lt;/story&gt; &lt;/game&gt;&quot;)" office:value-type="string" office:string-value="&lt;game name=&quot;Laura (USA)&quot;&gt; &lt;year&gt;2000&lt;/year&gt; &lt;rating&gt;ESRB - E (Everyone)&lt;/rating&gt; &lt;title&gt;Laura &lt;/title&gt; &lt;pub&gt;Ubisoft&lt;/pub&gt; &lt;dev&gt;Planet Interactive&lt;/dev&gt; &lt;genre&gt;Action&lt;/genre&gt; &lt;score&gt;3.1&lt;/score&gt; &lt;player&gt;1 Player&lt;/player&gt; &lt;story&gt;Laura discovers a diamond in her basement. After her grandfather tells her that diamonds will attract fairies when surrounded by the energy of good deeds, Laura travels throughout the city to find people in need of help. As with most large towns, there are plenty of people in need of assistance, and each of them sends Laura to complete a task. Fortunately, Laura is never in any real danger--if she makes a mistake, she can always repeat any mission. As another stroke of luck, the citizenry is always willing to help her. When she springs into action to help someone, Laura will enter one of 10 different mini-games that include platform jumping and jump rope. Get Laura to help the people in town, and try to call fairies with her diamond in Playmobil: Laura. &lt;/story&gt; &lt;/game&gt;">
            <text:p>&lt;game name="Laura (USA)"&gt; &lt;year&gt;2000&lt;/year&gt; &lt;rating&gt;ESRB - E (Everyone)&lt;/rating&gt; &lt;title&gt;Laura &lt;/title&gt; &lt;pub&gt;Ubisoft&lt;/pub&gt; &lt;dev&gt;Planet Interactive&lt;/dev&gt; &lt;genre&gt;Action&lt;/genre&gt; &lt;score&gt;3.1&lt;/score&gt; &lt;player&gt;1 Player&lt;/player&gt; &lt;story&gt;Laura discovers a diamond in her basement. After her grandfather tells her that diamonds will attract fairies when surrounded by the energy of good deeds, Laura travels throughout the city to find people in need of help. As with most large towns, there are plenty of people in need of assistance, and each of them sends Laura to complete a task. Fortunately, Laura is never in any real danger--if she makes a mistake, she can always repeat any mission. As another stroke of luck, the citizenry is always willing to help her. When she springs into action to help someone, Laura will enter one of 10 different mini-games that include platform jumping and jump rope. Get Laura to help the people in town, and try to call fairies with her diamond in Playmobil: Laura. &lt;/story&gt; &lt;/game&gt;</text:p>
          </table:table-cell>
          <table:table-cell table:number-columns-repeated="1013"/>
        </table:table-row>
        <table:table-row table:style-name="ro1">
          <table:table-cell office:value-type="string">
            <text:p>Legend of the River King 2 (USA)</text:p>
          </table:table-cell>
          <table:table-cell office:value-type="float" office:value="2001">
            <text:p>2001</text:p>
          </table:table-cell>
          <table:table-cell office:value-type="string">
            <text:p>ESRB - E (Everyone)</text:p>
          </table:table-cell>
          <table:table-cell office:value-type="string">
            <text:p>Legend of the River King 2 </text:p>
          </table:table-cell>
          <table:table-cell office:value-type="string">
            <text:p>Ubisoft</text:p>
          </table:table-cell>
          <table:table-cell office:value-type="string">
            <text:p>Victor Interactive Software, Inc.</text:p>
          </table:table-cell>
          <table:table-cell office:value-type="string">
            <text:p>Sports/Fishing</text:p>
          </table:table-cell>
          <table:table-cell office:value-type="string">
            <text:p>3.4</text:p>
          </table:table-cell>
          <table:table-cell office:value-type="string">
            <text:p>1-2 Players</text:p>
          </table:table-cell>
          <table:table-cell office:value-type="string">
            <text:p>More fishing adventures on the Game Boy. This time, there are plenty more fish and other river creatures that you can catch and collect, including 60 types of fish, shellfish, plants and insects. Other animals living around the river can smell your catch and may attack you.****A new element in the game is the ability to trade your fish, etc. with other players. Link up with another friend to trade your catch, either in Legend of the River King 2 or another Natsume title, Harvest Moon.</text:p>
          </table:table-cell>
          <table:table-cell table:style-name="Default" table:formula="of:=CONCATENATE(&quot;&lt;game name=&quot;;CHAR(34);[.A221];CHAR(34);&quot;&gt; &lt;year&gt;&quot;;[.B221];&quot;&lt;/year&gt; &lt;rating&gt;&quot;;[.C221];&quot;&lt;/rating&gt; &lt;title&gt;&quot;;[.D221];&quot;&lt;/title&gt; &lt;pub&gt;&quot;;[.E221];&quot;&lt;/pub&gt; &lt;dev&gt;&quot;;[.F221];&quot;&lt;/dev&gt; &lt;genre&gt;&quot;;[.G221];&quot;&lt;/genre&gt; &lt;score&gt;&quot;;[.H221];&quot;&lt;/score&gt; &lt;player&gt;&quot;;[.I221];&quot;&lt;/player&gt; &lt;story&gt;&quot;;[.J221];&quot;&lt;/story&gt; &lt;/game&gt;&quot;)" office:value-type="string" office:string-value="&lt;game name=&quot;Legend of the River King 2 (USA)&quot;&gt; &lt;year&gt;2001&lt;/year&gt; &lt;rating&gt;ESRB - E (Everyone)&lt;/rating&gt; &lt;title&gt;Legend of the River King 2 &lt;/title&gt; &lt;pub&gt;Ubisoft&lt;/pub&gt; &lt;dev&gt;Victor Interactive Software, Inc.&lt;/dev&gt; &lt;genre&gt;Sports/Fishing&lt;/genre&gt; &lt;score&gt;3.4&lt;/score&gt; &lt;player&gt;1-2 Players&lt;/player&gt; &lt;story&gt;More fishing adventures on the Game Boy. This time, there are plenty more fish and other river creatures that you can catch and collect, including 60 types of fish, shellfish, plants and insects. Other animals living around the river can smell your catch and may attack you.****A new element in the game is the ability to trade your fish, etc. with other players. Link up with another friend to trade your catch, either in Legend of the River King 2 or another Natsume title, Harvest Moon.&lt;/story&gt; &lt;/game&gt;">
            <text:p>&lt;game name="Legend of the River King 2 (USA)"&gt; &lt;year&gt;2001&lt;/year&gt; &lt;rating&gt;ESRB - E (Everyone)&lt;/rating&gt; &lt;title&gt;Legend of the River King 2 &lt;/title&gt; &lt;pub&gt;Ubisoft&lt;/pub&gt; &lt;dev&gt;Victor Interactive Software, Inc.&lt;/dev&gt; &lt;genre&gt;Sports/Fishing&lt;/genre&gt; &lt;score&gt;3.4&lt;/score&gt; &lt;player&gt;1-2 Players&lt;/player&gt; &lt;story&gt;More fishing adventures on the Game Boy. This time, there are plenty more fish and other river creatures that you can catch and collect, including 60 types of fish, shellfish, plants and insects. Other animals living around the river can smell your catch and may attack you.****A new element in the game is the ability to trade your fish, etc. with other players. Link up with another friend to trade your catch, either in Legend of the River King 2 or another Natsume title, Harvest Moon.&lt;/story&gt; &lt;/game&gt;</text:p>
          </table:table-cell>
          <table:table-cell table:number-columns-repeated="1013"/>
        </table:table-row>
        <table:table-row table:style-name="ro1">
          <table:table-cell office:value-type="string">
            <text:p>Legend of the River King GB (USA)</text:p>
          </table:table-cell>
          <table:table-cell office:value-type="float" office:value="1999">
            <text:p>1999</text:p>
          </table:table-cell>
          <table:table-cell office:value-type="string">
            <text:p>ESRB - E (Everyone)</text:p>
          </table:table-cell>
          <table:table-cell office:value-type="string">
            <text:p>Legend of the River King GB </text:p>
          </table:table-cell>
          <table:table-cell office:value-type="string">
            <text:p>Natsume</text:p>
          </table:table-cell>
          <table:table-cell office:value-type="string">
            <text:p>Victor Interactive Software, Inc.</text:p>
          </table:table-cell>
          <table:table-cell office:value-type="string">
            <text:p>Sports/Fishing</text:p>
          </table:table-cell>
          <table:table-cell office:value-type="string">
            <text:p>3.5</text:p>
          </table:table-cell>
          <table:table-cell office:value-type="string">
            <text:p>1 Player</text:p>
          </table:table-cell>
          <table:table-cell office:value-type="string">
            <text:p>This unique RPG provides a world of fishing as the prime objective.****There are two modes of play, The Fish and Raise.****The Fish: As a young boy, you must search out the fish called Guardian, the only fish in the river that can cure a disease caught by your sister, Teruyo. This mode combines RPG elements such as buying items, talking to the town's folk and searching the local river for the Guardian fish. The fishing element comes into play when you bait or lure fish at the river, in hopes to find a fish.****Raise mode allows you to purchase a fish tank and the extras, and raise a small fish. Much like the many Pokémon type games, you can feed it, keep the tank clean and raise the fish.</text:p>
          </table:table-cell>
          <table:table-cell table:style-name="Default" table:formula="of:=CONCATENATE(&quot;&lt;game name=&quot;;CHAR(34);[.A222];CHAR(34);&quot;&gt; &lt;year&gt;&quot;;[.B222];&quot;&lt;/year&gt; &lt;rating&gt;&quot;;[.C222];&quot;&lt;/rating&gt; &lt;title&gt;&quot;;[.D222];&quot;&lt;/title&gt; &lt;pub&gt;&quot;;[.E222];&quot;&lt;/pub&gt; &lt;dev&gt;&quot;;[.F222];&quot;&lt;/dev&gt; &lt;genre&gt;&quot;;[.G222];&quot;&lt;/genre&gt; &lt;score&gt;&quot;;[.H222];&quot;&lt;/score&gt; &lt;player&gt;&quot;;[.I222];&quot;&lt;/player&gt; &lt;story&gt;&quot;;[.J222];&quot;&lt;/story&gt; &lt;/game&gt;&quot;)" office:value-type="string" office:string-value="&lt;game name=&quot;Legend of the River King GB (USA)&quot;&gt; &lt;year&gt;1999&lt;/year&gt; &lt;rating&gt;ESRB - E (Everyone)&lt;/rating&gt; &lt;title&gt;Legend of the River King GB &lt;/title&gt; &lt;pub&gt;Natsume&lt;/pub&gt; &lt;dev&gt;Victor Interactive Software, Inc.&lt;/dev&gt; &lt;genre&gt;Sports/Fishing&lt;/genre&gt; &lt;score&gt;3.5&lt;/score&gt; &lt;player&gt;1 Player&lt;/player&gt; &lt;story&gt;This unique RPG provides a world of fishing as the prime objective.****There are two modes of play, The Fish and Raise.****The Fish: As a young boy, you must search out the fish called Guardian, the only fish in the river that can cure a disease caught by your sister, Teruyo. This mode combines RPG elements such as buying items, talking to the town's folk and searching the local river for the Guardian fish. The fishing element comes into play when you bait or lure fish at the river, in hopes to find a fish.****Raise mode allows you to purchase a fish tank and the extras, and raise a small fish. Much like the many Pokémon type games, you can feed it, keep the tank clean and raise the fish.&lt;/story&gt; &lt;/game&gt;">
            <text:p>&lt;game name="Legend of the River King GB (USA)"&gt; &lt;year&gt;1999&lt;/year&gt; &lt;rating&gt;ESRB - E (Everyone)&lt;/rating&gt; &lt;title&gt;Legend of the River King GB &lt;/title&gt; &lt;pub&gt;Natsume&lt;/pub&gt; &lt;dev&gt;Victor Interactive Software, Inc.&lt;/dev&gt; &lt;genre&gt;Sports/Fishing&lt;/genre&gt; &lt;score&gt;3.5&lt;/score&gt; &lt;player&gt;1 Player&lt;/player&gt; &lt;story&gt;This unique RPG provides a world of fishing as the prime objective.****There are two modes of play, The Fish and Raise.****The Fish: As a young boy, you must search out the fish called Guardian, the only fish in the river that can cure a disease caught by your sister, Teruyo. This mode combines RPG elements such as buying items, talking to the town's folk and searching the local river for the Guardian fish. The fishing element comes into play when you bait or lure fish at the river, in hopes to find a fish.****Raise mode allows you to purchase a fish tank and the extras, and raise a small fish. Much like the many Pokémon type games, you can feed it, keep the tank clean and raise the fish.&lt;/story&gt; &lt;/game&gt;</text:p>
          </table:table-cell>
          <table:table-cell table:number-columns-repeated="1013"/>
        </table:table-row>
        <table:table-row table:style-name="ro1">
          <table:table-cell office:value-type="string">
            <text:p>Legend of Zelda, The - Link's Awakening DX (USA, Europe) (Rev B)</text:p>
          </table:table-cell>
          <table:table-cell office:value-type="float" office:value="1998">
            <text:p>1998</text:p>
          </table:table-cell>
          <table:table-cell office:value-type="string">
            <text:p>ESRB - E (Everyone)</text:p>
          </table:table-cell>
          <table:table-cell office:value-type="string">
            <text:p>Legend of Zelda, The - Link's Awakening DX </text:p>
          </table:table-cell>
          <table:table-cell office:value-type="string">
            <text:p>Nintendo</text:p>
          </table:table-cell>
          <table:table-cell office:value-type="string">
            <text:p>Nintendo EAD</text:p>
          </table:table-cell>
          <table:table-cell office:value-type="string">
            <text:p>Adventure</text:p>
          </table:table-cell>
          <table:table-cell office:value-type="string">
            <text:p>4.1</text:p>
          </table:table-cell>
          <table:table-cell office:value-type="string">
            <text:p>1 Player</text:p>
          </table:table-cell>
          <table:table-cell office:value-type="string">
            <text:p>This game is a color-enhanced update to Link's Awakening. The game is also compatible with the original Game Boy.****This is virtually the same game as the original with a few exceptions. There are photo points around the game where Link can get his photo taken and then print it out on the Game Boy Printer.****Also when played on the Game Boy Color, there is a new secret color-themed dungeon.</text:p>
          </table:table-cell>
          <table:table-cell table:style-name="Default" table:formula="of:=CONCATENATE(&quot;&lt;game name=&quot;;CHAR(34);[.A223];CHAR(34);&quot;&gt; &lt;year&gt;&quot;;[.B223];&quot;&lt;/year&gt; &lt;rating&gt;&quot;;[.C223];&quot;&lt;/rating&gt; &lt;title&gt;&quot;;[.D223];&quot;&lt;/title&gt; &lt;pub&gt;&quot;;[.E223];&quot;&lt;/pub&gt; &lt;dev&gt;&quot;;[.F223];&quot;&lt;/dev&gt; &lt;genre&gt;&quot;;[.G223];&quot;&lt;/genre&gt; &lt;score&gt;&quot;;[.H223];&quot;&lt;/score&gt; &lt;player&gt;&quot;;[.I223];&quot;&lt;/player&gt; &lt;story&gt;&quot;;[.J223];&quot;&lt;/story&gt; &lt;/game&gt;&quot;)" office:value-type="string" office:string-value="&lt;game name=&quot;Legend of Zelda, The - Link's Awakening DX (USA, Europe) (Rev B)&quot;&gt; &lt;year&gt;1998&lt;/year&gt; &lt;rating&gt;ESRB - E (Everyone)&lt;/rating&gt; &lt;title&gt;Legend of Zelda, The - Link's Awakening DX &lt;/title&gt; &lt;pub&gt;Nintendo&lt;/pub&gt; &lt;dev&gt;Nintendo EAD&lt;/dev&gt; &lt;genre&gt;Adventure&lt;/genre&gt; &lt;score&gt;4.1&lt;/score&gt; &lt;player&gt;1 Player&lt;/player&gt; &lt;story&gt;This game is a color-enhanced update to Link's Awakening. The game is also compatible with the original Game Boy.****This is virtually the same game as the original with a few exceptions. There are photo points around the game where Link can get his photo taken and then print it out on the Game Boy Printer.****Also when played on the Game Boy Color, there is a new secret color-themed dungeon.&lt;/story&gt; &lt;/game&gt;">
            <text:p>&lt;game name="Legend of Zelda, The - Link's Awakening DX (USA, Europe) (Rev B)"&gt; &lt;year&gt;1998&lt;/year&gt; &lt;rating&gt;ESRB - E (Everyone)&lt;/rating&gt; &lt;title&gt;Legend of Zelda, The - Link's Awakening DX &lt;/title&gt; &lt;pub&gt;Nintendo&lt;/pub&gt; &lt;dev&gt;Nintendo EAD&lt;/dev&gt; &lt;genre&gt;Adventure&lt;/genre&gt; &lt;score&gt;4.1&lt;/score&gt; &lt;player&gt;1 Player&lt;/player&gt; &lt;story&gt;This game is a color-enhanced update to Link's Awakening. The game is also compatible with the original Game Boy.****This is virtually the same game as the original with a few exceptions. There are photo points around the game where Link can get his photo taken and then print it out on the Game Boy Printer.****Also when played on the Game Boy Color, there is a new secret color-themed dungeon.&lt;/story&gt; &lt;/game&gt;</text:p>
          </table:table-cell>
          <table:table-cell table:number-columns-repeated="1013"/>
        </table:table-row>
        <table:table-row table:style-name="ro1">
          <table:table-cell office:value-type="string">
            <text:p>Legend of Zelda, The - Oracle of Ages (USA)</text:p>
          </table:table-cell>
          <table:table-cell office:value-type="float" office:value="2001">
            <text:p>2001</text:p>
          </table:table-cell>
          <table:table-cell office:value-type="string">
            <text:p>ESRB - E (Everyone)</text:p>
          </table:table-cell>
          <table:table-cell office:value-type="string">
            <text:p>Legend of Zelda, The - Oracle of Ages </text:p>
          </table:table-cell>
          <table:table-cell office:value-type="string">
            <text:p>Nintendo</text:p>
          </table:table-cell>
          <table:table-cell office:value-type="string">
            <text:p>Flagship Co., Ltd.</text:p>
          </table:table-cell>
          <table:table-cell office:value-type="string">
            <text:p>Adventure</text:p>
          </table:table-cell>
          <table:table-cell office:value-type="string">
            <text:p>3.9</text:p>
          </table:table-cell>
          <table:table-cell office:value-type="string">
            <text:p>1 Player</text:p>
          </table:table-cell>
          <table:table-cell office:value-type="string">
            <text:p>A pall of Darkness has fallen over the land of Labrynna. The Sorceress of Shadows has captured the Oracle of Ages and is using her power to do evil. Link has been summoned to help and must travel back and forth in time to stop the Sorceress of Shadows and return Labrynna to its former glory.****Link the game with The Legend of Zelda: Oracle of Seasons. Friends and enemies will travel between the 2 games, and passwords can upgrade and transport items!</text:p>
          </table:table-cell>
          <table:table-cell table:style-name="Default" table:formula="of:=CONCATENATE(&quot;&lt;game name=&quot;;CHAR(34);[.A224];CHAR(34);&quot;&gt; &lt;year&gt;&quot;;[.B224];&quot;&lt;/year&gt; &lt;rating&gt;&quot;;[.C224];&quot;&lt;/rating&gt; &lt;title&gt;&quot;;[.D224];&quot;&lt;/title&gt; &lt;pub&gt;&quot;;[.E224];&quot;&lt;/pub&gt; &lt;dev&gt;&quot;;[.F224];&quot;&lt;/dev&gt; &lt;genre&gt;&quot;;[.G224];&quot;&lt;/genre&gt; &lt;score&gt;&quot;;[.H224];&quot;&lt;/score&gt; &lt;player&gt;&quot;;[.I224];&quot;&lt;/player&gt; &lt;story&gt;&quot;;[.J224];&quot;&lt;/story&gt; &lt;/game&gt;&quot;)" office:value-type="string" office:string-value="&lt;game name=&quot;Legend of Zelda, The - Oracle of Ages (USA)&quot;&gt; &lt;year&gt;2001&lt;/year&gt; &lt;rating&gt;ESRB - E (Everyone)&lt;/rating&gt; &lt;title&gt;Legend of Zelda, The - Oracle of Ages &lt;/title&gt; &lt;pub&gt;Nintendo&lt;/pub&gt; &lt;dev&gt;Flagship Co., Ltd.&lt;/dev&gt; &lt;genre&gt;Adventure&lt;/genre&gt; &lt;score&gt;3.9&lt;/score&gt; &lt;player&gt;1 Player&lt;/player&gt; &lt;story&gt;A pall of Darkness has fallen over the land of Labrynna. The Sorceress of Shadows has captured the Oracle of Ages and is using her power to do evil. Link has been summoned to help and must travel back and forth in time to stop the Sorceress of Shadows and return Labrynna to its former glory.****Link the game with The Legend of Zelda: Oracle of Seasons. Friends and enemies will travel between the 2 games, and passwords can upgrade and transport items!&lt;/story&gt; &lt;/game&gt;">
            <text:p>&lt;game name="Legend of Zelda, The - Oracle of Ages (USA)"&gt; &lt;year&gt;2001&lt;/year&gt; &lt;rating&gt;ESRB - E (Everyone)&lt;/rating&gt; &lt;title&gt;Legend of Zelda, The - Oracle of Ages &lt;/title&gt; &lt;pub&gt;Nintendo&lt;/pub&gt; &lt;dev&gt;Flagship Co., Ltd.&lt;/dev&gt; &lt;genre&gt;Adventure&lt;/genre&gt; &lt;score&gt;3.9&lt;/score&gt; &lt;player&gt;1 Player&lt;/player&gt; &lt;story&gt;A pall of Darkness has fallen over the land of Labrynna. The Sorceress of Shadows has captured the Oracle of Ages and is using her power to do evil. Link has been summoned to help and must travel back and forth in time to stop the Sorceress of Shadows and return Labrynna to its former glory.****Link the game with The Legend of Zelda: Oracle of Seasons. Friends and enemies will travel between the 2 games, and passwords can upgrade and transport items!&lt;/story&gt; &lt;/game&gt;</text:p>
          </table:table-cell>
          <table:table-cell table:number-columns-repeated="1013"/>
        </table:table-row>
        <table:table-row table:style-name="ro1">
          <table:table-cell office:value-type="string">
            <text:p>Legend of Zelda, The - Oracle of Seasons (USA)</text:p>
          </table:table-cell>
          <table:table-cell office:value-type="float" office:value="2001">
            <text:p>2001</text:p>
          </table:table-cell>
          <table:table-cell office:value-type="string">
            <text:p>ESRB - E (Everyone)</text:p>
          </table:table-cell>
          <table:table-cell office:value-type="string">
            <text:p>Legend of Zelda, The - Oracle of Seasons </text:p>
          </table:table-cell>
          <table:table-cell office:value-type="string">
            <text:p>Nintendo</text:p>
          </table:table-cell>
          <table:table-cell office:value-type="string">
            <text:p>Flagship Co., Ltd.</text:p>
          </table:table-cell>
          <table:table-cell office:value-type="string">
            <text:p>Adventure</text:p>
          </table:table-cell>
          <table:table-cell office:value-type="string">
            <text:p>3.9</text:p>
          </table:table-cell>
          <table:table-cell office:value-type="string">
            <text:p>1 Player</text:p>
          </table:table-cell>
          <table:table-cell office:value-type="string">
            <text:p>The land of Holodrum is dying and Onox, the General of Darkness, has imprisoned the Oracle of Seasons and is destroying the land. So link must master the changing of the seasons to help him restore Holodrum to prosperity.****Link the game with The Legend of Zelda: Oracle of Ages. Friends and enemies will travel between the 2 games; passwords can upgrade and transport items!</text:p>
          </table:table-cell>
          <table:table-cell table:style-name="Default" table:formula="of:=CONCATENATE(&quot;&lt;game name=&quot;;CHAR(34);[.A225];CHAR(34);&quot;&gt; &lt;year&gt;&quot;;[.B225];&quot;&lt;/year&gt; &lt;rating&gt;&quot;;[.C225];&quot;&lt;/rating&gt; &lt;title&gt;&quot;;[.D225];&quot;&lt;/title&gt; &lt;pub&gt;&quot;;[.E225];&quot;&lt;/pub&gt; &lt;dev&gt;&quot;;[.F225];&quot;&lt;/dev&gt; &lt;genre&gt;&quot;;[.G225];&quot;&lt;/genre&gt; &lt;score&gt;&quot;;[.H225];&quot;&lt;/score&gt; &lt;player&gt;&quot;;[.I225];&quot;&lt;/player&gt; &lt;story&gt;&quot;;[.J225];&quot;&lt;/story&gt; &lt;/game&gt;&quot;)" office:value-type="string" office:string-value="&lt;game name=&quot;Legend of Zelda, The - Oracle of Seasons (USA)&quot;&gt; &lt;year&gt;2001&lt;/year&gt; &lt;rating&gt;ESRB - E (Everyone)&lt;/rating&gt; &lt;title&gt;Legend of Zelda, The - Oracle of Seasons &lt;/title&gt; &lt;pub&gt;Nintendo&lt;/pub&gt; &lt;dev&gt;Flagship Co., Ltd.&lt;/dev&gt; &lt;genre&gt;Adventure&lt;/genre&gt; &lt;score&gt;3.9&lt;/score&gt; &lt;player&gt;1 Player&lt;/player&gt; &lt;story&gt;The land of Holodrum is dying and Onox, the General of Darkness, has imprisoned the Oracle of Seasons and is destroying the land. So link must master the changing of the seasons to help him restore Holodrum to prosperity.****Link the game with The Legend of Zelda: Oracle of Ages. Friends and enemies will travel between the 2 games; passwords can upgrade and transport items!&lt;/story&gt; &lt;/game&gt;">
            <text:p>&lt;game name="Legend of Zelda, The - Oracle of Seasons (USA)"&gt; &lt;year&gt;2001&lt;/year&gt; &lt;rating&gt;ESRB - E (Everyone)&lt;/rating&gt; &lt;title&gt;Legend of Zelda, The - Oracle of Seasons &lt;/title&gt; &lt;pub&gt;Nintendo&lt;/pub&gt; &lt;dev&gt;Flagship Co., Ltd.&lt;/dev&gt; &lt;genre&gt;Adventure&lt;/genre&gt; &lt;score&gt;3.9&lt;/score&gt; &lt;player&gt;1 Player&lt;/player&gt; &lt;story&gt;The land of Holodrum is dying and Onox, the General of Darkness, has imprisoned the Oracle of Seasons and is destroying the land. So link must master the changing of the seasons to help him restore Holodrum to prosperity.****Link the game with The Legend of Zelda: Oracle of Ages. Friends and enemies will travel between the 2 games; passwords can upgrade and transport items!&lt;/story&gt; &lt;/game&gt;</text:p>
          </table:table-cell>
          <table:table-cell table:number-columns-repeated="1013"/>
        </table:table-row>
        <table:table-row table:style-name="ro1">
          <table:table-cell office:value-type="string">
            <text:p>LEGO Alpha Team (USA)</text:p>
          </table:table-cell>
          <table:table-cell office:value-type="float" office:value="2000">
            <text:p>2000</text:p>
          </table:table-cell>
          <table:table-cell office:value-type="string">
            <text:p>ESRB - E (Everyone)</text:p>
          </table:table-cell>
          <table:table-cell office:value-type="string">
            <text:p>LEGO Alpha Team </text:p>
          </table:table-cell>
          <table:table-cell office:value-type="string">
            <text:p>Lego Media</text:p>
          </table:table-cell>
          <table:table-cell office:value-type="string">
            <text:p>Climax Group, The</text:p>
          </table:table-cell>
          <table:table-cell office:value-type="string">
            <text:p>Action</text:p>
          </table:table-cell>
          <table:table-cell office:value-type="string">
            <text:p>3.3</text:p>
          </table:table-cell>
          <table:table-cell office:value-type="string">
            <text:p>1 Player</text:p>
          </table:table-cell>
          <table:table-cell office:value-type="string">
            <text:p>Using your puzzle solving skills, you must lead the Alpha Team and stop Mr. Ogel from turning the world into zombies.****Instead of controlling the characters on screen, you must place lego blocks, ramps, stairs, pogo-pads and many other items to help the character dodge enemies and traps. But be careful, he/she is always on the move so you have to be quick to place the items in the right place. One wrong move, and you have to start all over again.</text:p>
          </table:table-cell>
          <table:table-cell table:style-name="Default" table:formula="of:=CONCATENATE(&quot;&lt;game name=&quot;;CHAR(34);[.A226];CHAR(34);&quot;&gt; &lt;year&gt;&quot;;[.B226];&quot;&lt;/year&gt; &lt;rating&gt;&quot;;[.C226];&quot;&lt;/rating&gt; &lt;title&gt;&quot;;[.D226];&quot;&lt;/title&gt; &lt;pub&gt;&quot;;[.E226];&quot;&lt;/pub&gt; &lt;dev&gt;&quot;;[.F226];&quot;&lt;/dev&gt; &lt;genre&gt;&quot;;[.G226];&quot;&lt;/genre&gt; &lt;score&gt;&quot;;[.H226];&quot;&lt;/score&gt; &lt;player&gt;&quot;;[.I226];&quot;&lt;/player&gt; &lt;story&gt;&quot;;[.J226];&quot;&lt;/story&gt; &lt;/game&gt;&quot;)" office:value-type="string" office:string-value="&lt;game name=&quot;LEGO Alpha Team (USA)&quot;&gt; &lt;year&gt;2000&lt;/year&gt; &lt;rating&gt;ESRB - E (Everyone)&lt;/rating&gt; &lt;title&gt;LEGO Alpha Team &lt;/title&gt; &lt;pub&gt;Lego Media&lt;/pub&gt; &lt;dev&gt;Climax Group, The&lt;/dev&gt; &lt;genre&gt;Action&lt;/genre&gt; &lt;score&gt;3.3&lt;/score&gt; &lt;player&gt;1 Player&lt;/player&gt; &lt;story&gt;Using your puzzle solving skills, you must lead the Alpha Team and stop Mr. Ogel from turning the world into zombies.****Instead of controlling the characters on screen, you must place lego blocks, ramps, stairs, pogo-pads and many other items to help the character dodge enemies and traps. But be careful, he/she is always on the move so you have to be quick to place the items in the right place. One wrong move, and you have to start all over again.&lt;/story&gt; &lt;/game&gt;">
            <text:p>&lt;game name="LEGO Alpha Team (USA)"&gt; &lt;year&gt;2000&lt;/year&gt; &lt;rating&gt;ESRB - E (Everyone)&lt;/rating&gt; &lt;title&gt;LEGO Alpha Team &lt;/title&gt; &lt;pub&gt;Lego Media&lt;/pub&gt; &lt;dev&gt;Climax Group, The&lt;/dev&gt; &lt;genre&gt;Action&lt;/genre&gt; &lt;score&gt;3.3&lt;/score&gt; &lt;player&gt;1 Player&lt;/player&gt; &lt;story&gt;Using your puzzle solving skills, you must lead the Alpha Team and stop Mr. Ogel from turning the world into zombies.****Instead of controlling the characters on screen, you must place lego blocks, ramps, stairs, pogo-pads and many other items to help the character dodge enemies and traps. But be careful, he/she is always on the move so you have to be quick to place the items in the right place. One wrong move, and you have to start all over again.&lt;/story&gt; &lt;/game&gt;</text:p>
          </table:table-cell>
          <table:table-cell table:number-columns-repeated="1013"/>
        </table:table-row>
        <table:table-row table:style-name="ro1">
          <table:table-cell office:value-type="string">
            <text:p>LEGO Island 2 - The Brickster's Revenge (USA)</text:p>
          </table:table-cell>
          <table:table-cell office:value-type="float" office:value="2001">
            <text:p>2001</text:p>
          </table:table-cell>
          <table:table-cell office:value-type="string">
            <text:p>ESRB - E (Everyone)</text:p>
          </table:table-cell>
          <table:table-cell office:value-type="string">
            <text:p>LEGO Island 2 - The Brickster's Revenge </text:p>
          </table:table-cell>
          <table:table-cell office:value-type="string">
            <text:p>Lego Media</text:p>
          </table:table-cell>
          <table:table-cell office:value-type="string">
            <text:p>Crawfish Interactive Ltd.</text:p>
          </table:table-cell>
          <table:table-cell office:value-type="string">
            <text:p>Action</text:p>
          </table:table-cell>
          <table:table-cell office:value-type="string">
            <text:p>2.9</text:p>
          </table:table-cell>
          <table:table-cell office:value-type="string">
            <text:p>1 Player</text:p>
          </table:table-cell>
          <table:table-cell office:value-type="string">
            <text:p>Lego Island 2: Brickster's Revenge is the sequel to the successful PC game Lego Island. The game begins as an RPG in which you travel around Lego Island, delivering pizza and talking to your fellow citizens. Until you hear about Brickster's escape from prison, and his attempt to deconstruct all the buildings on Lego Island. ****Varied gameplay, as LEGO Island 2 is part flying game, part racing game, part sky-diving drill, and part astronaut training mission. You'll interact around 50 or more different characters from Lego Island.****Along the way, you'll have to fly bi-planes, race LEGO cars, command space shuttles, and skateboard through a plethora of areas based on LEGO' series of play themes, like LEGO Knight's Kingdom, and the LEGO Adventurers.****Also featured are 18 sub-games, as well as a lego-themed skate park where you and Pepper can try a ton of skateboard tricks anytime.</text:p>
          </table:table-cell>
          <table:table-cell table:style-name="Default" table:formula="of:=CONCATENATE(&quot;&lt;game name=&quot;;CHAR(34);[.A227];CHAR(34);&quot;&gt; &lt;year&gt;&quot;;[.B227];&quot;&lt;/year&gt; &lt;rating&gt;&quot;;[.C227];&quot;&lt;/rating&gt; &lt;title&gt;&quot;;[.D227];&quot;&lt;/title&gt; &lt;pub&gt;&quot;;[.E227];&quot;&lt;/pub&gt; &lt;dev&gt;&quot;;[.F227];&quot;&lt;/dev&gt; &lt;genre&gt;&quot;;[.G227];&quot;&lt;/genre&gt; &lt;score&gt;&quot;;[.H227];&quot;&lt;/score&gt; &lt;player&gt;&quot;;[.I227];&quot;&lt;/player&gt; &lt;story&gt;&quot;;[.J227];&quot;&lt;/story&gt; &lt;/game&gt;&quot;)" office:value-type="string" office:string-value="&lt;game name=&quot;LEGO Island 2 - The Brickster's Revenge (USA)&quot;&gt; &lt;year&gt;2001&lt;/year&gt; &lt;rating&gt;ESRB - E (Everyone)&lt;/rating&gt; &lt;title&gt;LEGO Island 2 - The Brickster's Revenge &lt;/title&gt; &lt;pub&gt;Lego Media&lt;/pub&gt; &lt;dev&gt;Crawfish Interactive Ltd.&lt;/dev&gt; &lt;genre&gt;Action&lt;/genre&gt; &lt;score&gt;2.9&lt;/score&gt; &lt;player&gt;1 Player&lt;/player&gt; &lt;story&gt;Lego Island 2: Brickster's Revenge is the sequel to the successful PC game Lego Island. The game begins as an RPG in which you travel around Lego Island, delivering pizza and talking to your fellow citizens. Until you hear about Brickster's escape from prison, and his attempt to deconstruct all the buildings on Lego Island. ****Varied gameplay, as LEGO Island 2 is part flying game, part racing game, part sky-diving drill, and part astronaut training mission. You'll interact around 50 or more different characters from Lego Island.****Along the way, you'll have to fly bi-planes, race LEGO cars, command space shuttles, and skateboard through a plethora of areas based on LEGO' series of play themes, like LEGO Knight's Kingdom, and the LEGO Adventurers.****Also featured are 18 sub-games, as well as a lego-themed skate park where you and Pepper can try a ton of skateboard tricks anytime.&lt;/story&gt; &lt;/game&gt;">
            <text:p>&lt;game name="LEGO Island 2 - The Brickster's Revenge (USA)"&gt; &lt;year&gt;2001&lt;/year&gt; &lt;rating&gt;ESRB - E (Everyone)&lt;/rating&gt; &lt;title&gt;LEGO Island 2 - The Brickster's Revenge &lt;/title&gt; &lt;pub&gt;Lego Media&lt;/pub&gt; &lt;dev&gt;Crawfish Interactive Ltd.&lt;/dev&gt; &lt;genre&gt;Action&lt;/genre&gt; &lt;score&gt;2.9&lt;/score&gt; &lt;player&gt;1 Player&lt;/player&gt; &lt;story&gt;Lego Island 2: Brickster's Revenge is the sequel to the successful PC game Lego Island. The game begins as an RPG in which you travel around Lego Island, delivering pizza and talking to your fellow citizens. Until you hear about Brickster's escape from prison, and his attempt to deconstruct all the buildings on Lego Island. ****Varied gameplay, as LEGO Island 2 is part flying game, part racing game, part sky-diving drill, and part astronaut training mission. You'll interact around 50 or more different characters from Lego Island.****Along the way, you'll have to fly bi-planes, race LEGO cars, command space shuttles, and skateboard through a plethora of areas based on LEGO' series of play themes, like LEGO Knight's Kingdom, and the LEGO Adventurers.****Also featured are 18 sub-games, as well as a lego-themed skate park where you and Pepper can try a ton of skateboard tricks anytime.&lt;/story&gt; &lt;/game&gt;</text:p>
          </table:table-cell>
          <table:table-cell table:number-columns-repeated="1013"/>
        </table:table-row>
        <table:table-row table:style-name="ro1">
          <table:table-cell office:value-type="string">
            <text:p>LEGO Racers (USA)</text:p>
          </table:table-cell>
          <table:table-cell office:value-type="float" office:value="2000">
            <text:p>2000</text:p>
          </table:table-cell>
          <table:table-cell office:value-type="string">
            <text:p>ESRB - E (Everyone)</text:p>
          </table:table-cell>
          <table:table-cell office:value-type="string">
            <text:p>LEGO Racers </text:p>
          </table:table-cell>
          <table:table-cell office:value-type="string">
            <text:p>Lego Media</text:p>
          </table:table-cell>
          <table:table-cell office:value-type="string">
            <text:p>Climax Group, The</text:p>
          </table:table-cell>
          <table:table-cell office:value-type="string">
            <text:p>Driving</text:p>
          </table:table-cell>
          <table:table-cell office:value-type="string">
            <text:p>2.7</text:p>
          </table:table-cell>
          <table:table-cell office:value-type="string">
            <text:p>1 Player</text:p>
          </table:table-cell>
          <table:table-cell office:value-type="string">
            <text:p>For the first time, build your favourite Lego carts on your PC using all of the blocks that are available in real life, thanks to the detailed Creation modes. You can then race your beast against other lego built characters in 12 special themed tracks, based on the Themed Lego kits (including Pirates &amp; Egypt and much more). Race your friend in split screen mode, or go straight on for the ultimate Lego racing trophy.</text:p>
          </table:table-cell>
          <table:table-cell table:style-name="Default" table:formula="of:=CONCATENATE(&quot;&lt;game name=&quot;;CHAR(34);[.A228];CHAR(34);&quot;&gt; &lt;year&gt;&quot;;[.B228];&quot;&lt;/year&gt; &lt;rating&gt;&quot;;[.C228];&quot;&lt;/rating&gt; &lt;title&gt;&quot;;[.D228];&quot;&lt;/title&gt; &lt;pub&gt;&quot;;[.E228];&quot;&lt;/pub&gt; &lt;dev&gt;&quot;;[.F228];&quot;&lt;/dev&gt; &lt;genre&gt;&quot;;[.G228];&quot;&lt;/genre&gt; &lt;score&gt;&quot;;[.H228];&quot;&lt;/score&gt; &lt;player&gt;&quot;;[.I228];&quot;&lt;/player&gt; &lt;story&gt;&quot;;[.J228];&quot;&lt;/story&gt; &lt;/game&gt;&quot;)" office:value-type="string" office:string-value="&lt;game name=&quot;LEGO Racers (USA)&quot;&gt; &lt;year&gt;2000&lt;/year&gt; &lt;rating&gt;ESRB - E (Everyone)&lt;/rating&gt; &lt;title&gt;LEGO Racers &lt;/title&gt; &lt;pub&gt;Lego Media&lt;/pub&gt; &lt;dev&gt;Climax Group, The&lt;/dev&gt; &lt;genre&gt;Driving&lt;/genre&gt; &lt;score&gt;2.7&lt;/score&gt; &lt;player&gt;1 Player&lt;/player&gt; &lt;story&gt;For the first time, build your favourite Lego carts on your PC using all of the blocks that are available in real life, thanks to the detailed Creation modes. You can then race your beast against other lego built characters in 12 special themed tracks, based on the Themed Lego kits (including Pirates &amp; Egypt and much more). Race your friend in split screen mode, or go straight on for the ultimate Lego racing trophy.&lt;/story&gt; &lt;/game&gt;">
            <text:p>&lt;game name="LEGO Racers (USA)"&gt; &lt;year&gt;2000&lt;/year&gt; &lt;rating&gt;ESRB - E (Everyone)&lt;/rating&gt; &lt;title&gt;LEGO Racers &lt;/title&gt; &lt;pub&gt;Lego Media&lt;/pub&gt; &lt;dev&gt;Climax Group, The&lt;/dev&gt; &lt;genre&gt;Driving&lt;/genre&gt; &lt;score&gt;2.7&lt;/score&gt; &lt;player&gt;1 Player&lt;/player&gt; &lt;story&gt;For the first time, build your favourite Lego carts on your PC using all of the blocks that are available in real life, thanks to the detailed Creation modes. You can then race your beast against other lego built characters in 12 special themed tracks, based on the Themed Lego kits (including Pirates &amp; Egypt and much more). Race your friend in split screen mode, or go straight on for the ultimate Lego racing trophy.&lt;/story&gt; &lt;/game&gt;</text:p>
          </table:table-cell>
          <table:table-cell table:number-columns-repeated="1013"/>
        </table:table-row>
        <table:table-row table:style-name="ro1">
          <table:table-cell office:value-type="string">
            <text:p>LEGO Stunt Rally (USA)</text:p>
          </table:table-cell>
          <table:table-cell office:value-type="float" office:value="2000">
            <text:p>2000</text:p>
          </table:table-cell>
          <table:table-cell office:value-type="string">
            <text:p>ESRB - E (Everyone)</text:p>
          </table:table-cell>
          <table:table-cell office:value-type="string">
            <text:p>LEGO Stunt Rally </text:p>
          </table:table-cell>
          <table:table-cell office:value-type="string">
            <text:p>Lego Media</text:p>
          </table:table-cell>
          <table:table-cell office:value-type="string">
            <text:p>Graphic State Limited</text:p>
          </table:table-cell>
          <table:table-cell office:value-type="string">
            <text:p>Driving</text:p>
          </table:table-cell>
          <table:table-cell office:value-type="string">
            <text:p>2.9</text:p>
          </table:table-cell>
          <table:table-cell office:value-type="string">
            <text:p>1 Player</text:p>
          </table:table-cell>
          <table:table-cell office:value-type="string">
            <text:p>Lego Stunt Rally is an edu-tainment racing title and construction set based on the popular building blocks. The game is played from an overhead perspective on the race track, which is rendered in real-time 3D. You control the acceleration and side to side movement of the car, but actually maneuvering around corners is taken care of by the computer.****The game has both single and multiplayer modes. <text:s/>The single player mode includes a championship game in which you can earn new building blocks for the construction mode. The multi-player game allows up to 4 players to compete on the same computer.****The construction mode allows you to construct tracks of your own, and is powerful enough to create a wide variety of races.</text:p>
          </table:table-cell>
          <table:table-cell table:style-name="Default" table:formula="of:=CONCATENATE(&quot;&lt;game name=&quot;;CHAR(34);[.A229];CHAR(34);&quot;&gt; &lt;year&gt;&quot;;[.B229];&quot;&lt;/year&gt; &lt;rating&gt;&quot;;[.C229];&quot;&lt;/rating&gt; &lt;title&gt;&quot;;[.D229];&quot;&lt;/title&gt; &lt;pub&gt;&quot;;[.E229];&quot;&lt;/pub&gt; &lt;dev&gt;&quot;;[.F229];&quot;&lt;/dev&gt; &lt;genre&gt;&quot;;[.G229];&quot;&lt;/genre&gt; &lt;score&gt;&quot;;[.H229];&quot;&lt;/score&gt; &lt;player&gt;&quot;;[.I229];&quot;&lt;/player&gt; &lt;story&gt;&quot;;[.J229];&quot;&lt;/story&gt; &lt;/game&gt;&quot;)" office:value-type="string" office:string-value="&lt;game name=&quot;LEGO Stunt Rally (USA)&quot;&gt; &lt;year&gt;2000&lt;/year&gt; &lt;rating&gt;ESRB - E (Everyone)&lt;/rating&gt; &lt;title&gt;LEGO Stunt Rally &lt;/title&gt; &lt;pub&gt;Lego Media&lt;/pub&gt; &lt;dev&gt;Graphic State Limited&lt;/dev&gt; &lt;genre&gt;Driving&lt;/genre&gt; &lt;score&gt;2.9&lt;/score&gt; &lt;player&gt;1 Player&lt;/player&gt; &lt;story&gt;Lego Stunt Rally is an edu-tainment racing title and construction set based on the popular building blocks. The game is played from an overhead perspective on the race track, which is rendered in real-time 3D. You control the acceleration and side to side movement of the car, but actually maneuvering around corners is taken care of by the computer.****The game has both single and multiplayer modes.  The single player mode includes a championship game in which you can earn new building blocks for the construction mode. The multi-player game allows up to 4 players to compete on the same computer.****The construction mode allows you to construct tracks of your own, and is powerful enough to create a wide variety of races.&lt;/story&gt; &lt;/game&gt;">
            <text:p>&lt;game name="LEGO Stunt Rally (USA)"&gt; &lt;year&gt;2000&lt;/year&gt; &lt;rating&gt;ESRB - E (Everyone)&lt;/rating&gt; &lt;title&gt;LEGO Stunt Rally &lt;/title&gt; &lt;pub&gt;Lego Media&lt;/pub&gt; &lt;dev&gt;Graphic State Limited&lt;/dev&gt; &lt;genre&gt;Driving&lt;/genre&gt; &lt;score&gt;2.9&lt;/score&gt; &lt;player&gt;1 Player&lt;/player&gt; &lt;story&gt;Lego Stunt Rally is an edu-tainment racing title and construction set based on the popular building blocks. The game is played from an overhead perspective on the race track, which is rendered in real-time 3D. You control the acceleration and side to side movement of the car, but actually maneuvering around corners is taken care of by the computer.****The game has both single and multiplayer modes. <text:s/>The single player mode includes a championship game in which you can earn new building blocks for the construction mode. The multi-player game allows up to 4 players to compete on the same computer.****The construction mode allows you to construct tracks of your own, and is powerful enough to create a wide variety of races.&lt;/story&gt; &lt;/game&gt;</text:p>
          </table:table-cell>
          <table:table-cell table:number-columns-repeated="1013"/>
        </table:table-row>
        <table:table-row table:style-name="ro1">
          <table:table-cell office:value-type="string">
            <text:p>Lemmings (USA)</text:p>
          </table:table-cell>
          <table:table-cell office:value-type="float" office:value="2000">
            <text:p>2000</text:p>
          </table:table-cell>
          <table:table-cell office:value-type="string">
            <text:p>ESRB - E (Everyone)</text:p>
          </table:table-cell>
          <table:table-cell office:value-type="string">
            <text:p>Lemmings </text:p>
          </table:table-cell>
          <table:table-cell office:value-type="string">
            <text:p>Take-Two Interactive</text:p>
          </table:table-cell>
          <table:table-cell office:value-type="string">
            <text:p>Tarantula Studios</text:p>
          </table:table-cell>
          <table:table-cell office:value-type="string">
            <text:p>Puzzle</text:p>
          </table:table-cell>
          <table:table-cell office:value-type="string">
            <text:p>3.4</text:p>
          </table:table-cell>
          <table:table-cell office:value-type="string">
            <text:p>1 Player</text:p>
          </table:table-cell>
          <table:table-cell office:value-type="string">
            <text:p>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text:p>
          </table:table-cell>
          <table:table-cell table:style-name="Default" table:formula="of:=CONCATENATE(&quot;&lt;game name=&quot;;CHAR(34);[.A230];CHAR(34);&quot;&gt; &lt;year&gt;&quot;;[.B230];&quot;&lt;/year&gt; &lt;rating&gt;&quot;;[.C230];&quot;&lt;/rating&gt; &lt;title&gt;&quot;;[.D230];&quot;&lt;/title&gt; &lt;pub&gt;&quot;;[.E230];&quot;&lt;/pub&gt; &lt;dev&gt;&quot;;[.F230];&quot;&lt;/dev&gt; &lt;genre&gt;&quot;;[.G230];&quot;&lt;/genre&gt; &lt;score&gt;&quot;;[.H230];&quot;&lt;/score&gt; &lt;player&gt;&quot;;[.I230];&quot;&lt;/player&gt; &lt;story&gt;&quot;;[.J230];&quot;&lt;/story&gt; &lt;/game&gt;&quot;)" office:value-type="string" office:string-value="&lt;game name=&quot;Lemmings (USA)&quot;&gt; &lt;year&gt;2000&lt;/year&gt; &lt;rating&gt;ESRB - E (Everyone)&lt;/rating&gt; &lt;title&gt;Lemmings &lt;/title&gt; &lt;pub&gt;Take-Two Interactive&lt;/pub&gt; &lt;dev&gt;Tarantula Studios&lt;/dev&gt; &lt;genre&gt;Puzzle&lt;/genre&gt; &lt;score&gt;3.4&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
            <text:p>&lt;game name="Lemmings (USA)"&gt; &lt;year&gt;2000&lt;/year&gt; &lt;rating&gt;ESRB - E (Everyone)&lt;/rating&gt; &lt;title&gt;Lemmings &lt;/title&gt; &lt;pub&gt;Take-Two Interactive&lt;/pub&gt; &lt;dev&gt;Tarantula Studios&lt;/dev&gt; &lt;genre&gt;Puzzle&lt;/genre&gt; &lt;score&gt;3.4&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text:p>
          </table:table-cell>
          <table:table-cell table:number-columns-repeated="1013"/>
        </table:table-row>
        <table:table-row table:style-name="ro1">
          <table:table-cell office:value-type="string">
            <text:p>Lil' Monster (USA)</text:p>
          </table:table-cell>
          <table:table-cell office:value-type="float" office:value="2000">
            <text:p>2000</text:p>
          </table:table-cell>
          <table:table-cell office:value-type="string">
            <text:p>ESRB - E (Everyone)</text:p>
          </table:table-cell>
          <table:table-cell office:value-type="string">
            <text:p>Lil' Monster </text:p>
          </table:table-cell>
          <table:table-cell office:value-type="string">
            <text:p>Agetec Inc.</text:p>
          </table:table-cell>
          <table:table-cell office:value-type="string">
            <text:p>KID Corp.</text:p>
          </table:table-cell>
          <table:table-cell office:value-type="string">
            <text:p>Strategy</text:p>
          </table:table-cell>
          <table:table-cell office:value-type="string">
            <text:p>3.0</text:p>
          </table:table-cell>
          <table:table-cell office:value-type="string">
            <text:p>1 Player</text:p>
          </table:table-cell>
          <table:table-cell office:value-type="string">
            <text:p>Lil' Monster is an RPG strongly inspired by Pokémon games, the major differences being that it has no open world. The player simply selects locations on map. <text:s/>The player uses small monsters for training and battling. The battle rewards the player with experience for the monsters to level-up and gems. In town, he can buy or sell various items. There is also a special Arena. <text:s/>In battles, the player selects the monster's special command to use each turn.</text:p>
          </table:table-cell>
          <table:table-cell table:style-name="Default" table:formula="of:=CONCATENATE(&quot;&lt;game name=&quot;;CHAR(34);[.A231];CHAR(34);&quot;&gt; &lt;year&gt;&quot;;[.B231];&quot;&lt;/year&gt; &lt;rating&gt;&quot;;[.C231];&quot;&lt;/rating&gt; &lt;title&gt;&quot;;[.D231];&quot;&lt;/title&gt; &lt;pub&gt;&quot;;[.E231];&quot;&lt;/pub&gt; &lt;dev&gt;&quot;;[.F231];&quot;&lt;/dev&gt; &lt;genre&gt;&quot;;[.G231];&quot;&lt;/genre&gt; &lt;score&gt;&quot;;[.H231];&quot;&lt;/score&gt; &lt;player&gt;&quot;;[.I231];&quot;&lt;/player&gt; &lt;story&gt;&quot;;[.J231];&quot;&lt;/story&gt; &lt;/game&gt;&quot;)" office:value-type="string" office:string-value="&lt;game name=&quot;Lil' Monster (USA)&quot;&gt; &lt;year&gt;2000&lt;/year&gt; &lt;rating&gt;ESRB - E (Everyone)&lt;/rating&gt; &lt;title&gt;Lil' Monster &lt;/title&gt; &lt;pub&gt;Agetec Inc.&lt;/pub&gt; &lt;dev&gt;KID Corp.&lt;/dev&gt; &lt;genre&gt;Strategy&lt;/genre&gt; &lt;score&gt;3.0&lt;/score&gt; &lt;player&gt;1 Player&lt;/player&gt; &lt;story&gt;Lil' Monster is an RPG strongly inspired by Pokémon games, the major differences being that it has no open world. The player simply selects locations on map.  The player uses small monsters for training and battling. The battle rewards the player with experience for the monsters to level-up and gems. In town, he can buy or sell various items. There is also a special Arena.  In battles, the player selects the monster's special command to use each turn.&lt;/story&gt; &lt;/game&gt;">
            <text:p>&lt;game name="Lil' Monster (USA)"&gt; &lt;year&gt;2000&lt;/year&gt; &lt;rating&gt;ESRB - E (Everyone)&lt;/rating&gt; &lt;title&gt;Lil' Monster &lt;/title&gt; &lt;pub&gt;Agetec Inc.&lt;/pub&gt; &lt;dev&gt;KID Corp.&lt;/dev&gt; &lt;genre&gt;Strategy&lt;/genre&gt; &lt;score&gt;3.0&lt;/score&gt; &lt;player&gt;1 Player&lt;/player&gt; &lt;story&gt;Lil' Monster is an RPG strongly inspired by Pokémon games, the major differences being that it has no open world. The player simply selects locations on map. <text:s/>The player uses small monsters for training and battling. The battle rewards the player with experience for the monsters to level-up and gems. In town, he can buy or sell various items. There is also a special Arena. <text:s/>In battles, the player selects the monster's special command to use each turn.&lt;/story&gt; &lt;/game&gt;</text:p>
          </table:table-cell>
          <table:table-cell table:number-columns-repeated="1013"/>
        </table:table-row>
        <table:table-row table:style-name="ro1">
          <table:table-cell office:value-type="string">
            <text:p>Lion King, The - Simba's Mighty Adventure (USA)</text:p>
          </table:table-cell>
          <table:table-cell office:value-type="float" office:value="2000">
            <text:p>2000</text:p>
          </table:table-cell>
          <table:table-cell office:value-type="string">
            <text:p>ESRB - E (Everyone)</text:p>
          </table:table-cell>
          <table:table-cell office:value-type="string">
            <text:p>Lion King, The - Simba's Mighty Adventure </text:p>
          </table:table-cell>
          <table:table-cell office:value-type="string">
            <text:p>Activision</text:p>
          </table:table-cell>
          <table:table-cell office:value-type="string">
            <text:p>Torus Games </text:p>
          </table:table-cell>
          <table:table-cell office:value-type="string">
            <text:p>Action</text:p>
          </table:table-cell>
          <table:table-cell office:value-type="string">
            <text:p>3.5</text:p>
          </table:table-cell>
          <table:table-cell office:value-type="string">
            <text:p>1-2 Players</text:p>
          </table:table-cell>
          <table:table-cell office:value-type="string">
            <text:p>Play along as Simba and watch him grow from the fearless cub into the king of the jungle. This game spans across both of Disney's movies - 'The Lion King' and its sequel 'Simba's Pride'.****Have Simba run around jumping, rolling, pouncing and roaring while collecting pickups and meeting various other familiar characters from the movie(s), in his now 3D world.</text:p>
          </table:table-cell>
          <table:table-cell table:style-name="Default" table:formula="of:=CONCATENATE(&quot;&lt;game name=&quot;;CHAR(34);[.A232];CHAR(34);&quot;&gt; &lt;year&gt;&quot;;[.B232];&quot;&lt;/year&gt; &lt;rating&gt;&quot;;[.C232];&quot;&lt;/rating&gt; &lt;title&gt;&quot;;[.D232];&quot;&lt;/title&gt; &lt;pub&gt;&quot;;[.E232];&quot;&lt;/pub&gt; &lt;dev&gt;&quot;;[.F232];&quot;&lt;/dev&gt; &lt;genre&gt;&quot;;[.G232];&quot;&lt;/genre&gt; &lt;score&gt;&quot;;[.H232];&quot;&lt;/score&gt; &lt;player&gt;&quot;;[.I232];&quot;&lt;/player&gt; &lt;story&gt;&quot;;[.J232];&quot;&lt;/story&gt; &lt;/game&gt;&quot;)" office:value-type="string" office:string-value="&lt;game name=&quot;Lion King, The - Simba's Mighty Adventure (USA)&quot;&gt; &lt;year&gt;2000&lt;/year&gt; &lt;rating&gt;ESRB - E (Everyone)&lt;/rating&gt; &lt;title&gt;Lion King, The - Simba's Mighty Adventure &lt;/title&gt; &lt;pub&gt;Activision&lt;/pub&gt; &lt;dev&gt;Torus Games &lt;/dev&gt; &lt;genre&gt;Action&lt;/genre&gt; &lt;score&gt;3.5&lt;/score&gt; &lt;player&gt;1-2 Players&lt;/player&gt; &lt;story&gt;Play along as Simba and watch him grow from the fearless cub into the king of the jungle. This game spans across both of Disney's movies - 'The Lion King' and its sequel 'Simba's Pride'.****Have Simba run around jumping, rolling, pouncing and roaring while collecting pickups and meeting various other familiar characters from the movie(s), in his now 3D world.&lt;/story&gt; &lt;/game&gt;">
            <text:p>&lt;game name="Lion King, The - Simba's Mighty Adventure (USA)"&gt; &lt;year&gt;2000&lt;/year&gt; &lt;rating&gt;ESRB - E (Everyone)&lt;/rating&gt; &lt;title&gt;Lion King, The - Simba's Mighty Adventure &lt;/title&gt; &lt;pub&gt;Activision&lt;/pub&gt; &lt;dev&gt;Torus Games &lt;/dev&gt; &lt;genre&gt;Action&lt;/genre&gt; &lt;score&gt;3.5&lt;/score&gt; &lt;player&gt;1-2 Players&lt;/player&gt; &lt;story&gt;Play along as Simba and watch him grow from the fearless cub into the king of the jungle. This game spans across both of Disney's movies - 'The Lion King' and its sequel 'Simba's Pride'.****Have Simba run around jumping, rolling, pouncing and roaring while collecting pickups and meeting various other familiar characters from the movie(s), in his now 3D world.&lt;/story&gt; &lt;/game&gt;</text:p>
          </table:table-cell>
          <table:table-cell table:number-columns-repeated="1013"/>
        </table:table-row>
        <table:table-row table:style-name="ro1">
          <table:table-cell office:value-type="string">
            <text:p>Little Mermaid II, The - Pinball Frenzy (USA)</text:p>
          </table:table-cell>
          <table:table-cell office:value-type="float" office:value="2000">
            <text:p>2000</text:p>
          </table:table-cell>
          <table:table-cell office:value-type="string">
            <text:p>ESRB - E (Everyone)</text:p>
          </table:table-cell>
          <table:table-cell office:value-type="string">
            <text:p>Little Mermaid II, The - Pinball Frenzy </text:p>
          </table:table-cell>
          <table:table-cell office:value-type="string">
            <text:p>Nintendo</text:p>
          </table:table-cell>
          <table:table-cell office:value-type="string">
            <text:p>Left Field Productions</text:p>
          </table:table-cell>
          <table:table-cell office:value-type="string">
            <text:p>Pinball</text:p>
          </table:table-cell>
          <table:table-cell office:value-type="string">
            <text:p>3.8</text:p>
          </table:table-cell>
          <table:table-cell office:value-type="string">
            <text:p>1-4 Players</text:p>
          </table:table-cell>
          <table:table-cell office:value-type="string">
            <text:p>This game is basically Pokémon Pinball minus all the pokémon plus Ariel and her young daughter, Melody -- and a lot of minigames.****The game features four-player support via alternating tables, as well as a battery-powered rumble feature for those who absolutely must feel every tilt and tumble of the table.</text:p>
          </table:table-cell>
          <table:table-cell table:style-name="Default" table:formula="of:=CONCATENATE(&quot;&lt;game name=&quot;;CHAR(34);[.A233];CHAR(34);&quot;&gt; &lt;year&gt;&quot;;[.B233];&quot;&lt;/year&gt; &lt;rating&gt;&quot;;[.C233];&quot;&lt;/rating&gt; &lt;title&gt;&quot;;[.D233];&quot;&lt;/title&gt; &lt;pub&gt;&quot;;[.E233];&quot;&lt;/pub&gt; &lt;dev&gt;&quot;;[.F233];&quot;&lt;/dev&gt; &lt;genre&gt;&quot;;[.G233];&quot;&lt;/genre&gt; &lt;score&gt;&quot;;[.H233];&quot;&lt;/score&gt; &lt;player&gt;&quot;;[.I233];&quot;&lt;/player&gt; &lt;story&gt;&quot;;[.J233];&quot;&lt;/story&gt; &lt;/game&gt;&quot;)" office:value-type="string" office:string-value="&lt;game name=&quot;Little Mermaid II, The - Pinball Frenzy (USA)&quot;&gt; &lt;year&gt;2000&lt;/year&gt; &lt;rating&gt;ESRB - E (Everyone)&lt;/rating&gt; &lt;title&gt;Little Mermaid II, The - Pinball Frenzy &lt;/title&gt; &lt;pub&gt;Nintendo&lt;/pub&gt; &lt;dev&gt;Left Field Productions&lt;/dev&gt; &lt;genre&gt;Pinball&lt;/genre&gt; &lt;score&gt;3.8&lt;/score&gt; &lt;player&gt;1-4 Players&lt;/player&gt; &lt;story&gt;This game is basically Pokémon Pinball minus all the pokémon plus Ariel and her young daughter, Melody -- and a lot of minigames.****The game features four-player support via alternating tables, as well as a battery-powered rumble feature for those who absolutely must feel every tilt and tumble of the table.&lt;/story&gt; &lt;/game&gt;">
            <text:p>&lt;game name="Little Mermaid II, The - Pinball Frenzy (USA)"&gt; &lt;year&gt;2000&lt;/year&gt; &lt;rating&gt;ESRB - E (Everyone)&lt;/rating&gt; &lt;title&gt;Little Mermaid II, The - Pinball Frenzy &lt;/title&gt; &lt;pub&gt;Nintendo&lt;/pub&gt; &lt;dev&gt;Left Field Productions&lt;/dev&gt; &lt;genre&gt;Pinball&lt;/genre&gt; &lt;score&gt;3.8&lt;/score&gt; &lt;player&gt;1-4 Players&lt;/player&gt; &lt;story&gt;This game is basically Pokémon Pinball minus all the pokémon plus Ariel and her young daughter, Melody -- and a lot of minigames.****The game features four-player support via alternating tables, as well as a battery-powered rumble feature for those who absolutely must feel every tilt and tumble of the table.&lt;/story&gt; &lt;/game&gt;</text:p>
          </table:table-cell>
          <table:table-cell table:number-columns-repeated="1013"/>
        </table:table-row>
        <table:table-row table:style-name="ro1">
          <table:table-cell office:value-type="string">
            <text:p>Little Nicky (USA)</text:p>
          </table:table-cell>
          <table:table-cell office:value-type="float" office:value="2000">
            <text:p>2000</text:p>
          </table:table-cell>
          <table:table-cell office:value-type="string">
            <text:p>ESRB - E (Everyone)</text:p>
          </table:table-cell>
          <table:table-cell office:value-type="string">
            <text:p>Little Nicky </text:p>
          </table:table-cell>
          <table:table-cell office:value-type="string">
            <text:p>Ubisoft</text:p>
          </table:table-cell>
          <table:table-cell office:value-type="string">
            <text:p>Digital Eclipse </text:p>
          </table:table-cell>
          <table:table-cell office:value-type="string">
            <text:p>Action</text:p>
          </table:table-cell>
          <table:table-cell office:value-type="string">
            <text:p>1.3</text:p>
          </table:table-cell>
          <table:table-cell office:value-type="string">
            <text:p>1 Player</text:p>
          </table:table-cell>
          <table:table-cell office:value-type="string">
            <text:p>Satan wants to appoint a new ruler in Hell. However, nobody meets his high standards, so the dark prince must remain atop Hell's throne. Displeased by their father's lack of confidence in them, Adrian and Cassius leave Hell and go to Earth to create a new Hell. Since Satan has no time to deal with Adrian and Cassius, he sends his other son Nicky to stop them. You take the role of Nicky as he travels through 24 levels, where he must collect a certain number of items or destroy demons. However, the key to making it through all of the levels is Nicky's power. When Nicky gets close to fire, his powers increase. He will run faster, jump higher, and spit fireballs. Should he get too hot, Nicky will be unable to control his powers until he cools down. Help Nicky capture Adrian and Cassius in LITTLE NICKY.</text:p>
          </table:table-cell>
          <table:table-cell table:style-name="Default" table:formula="of:=CONCATENATE(&quot;&lt;game name=&quot;;CHAR(34);[.A234];CHAR(34);&quot;&gt; &lt;year&gt;&quot;;[.B234];&quot;&lt;/year&gt; &lt;rating&gt;&quot;;[.C234];&quot;&lt;/rating&gt; &lt;title&gt;&quot;;[.D234];&quot;&lt;/title&gt; &lt;pub&gt;&quot;;[.E234];&quot;&lt;/pub&gt; &lt;dev&gt;&quot;;[.F234];&quot;&lt;/dev&gt; &lt;genre&gt;&quot;;[.G234];&quot;&lt;/genre&gt; &lt;score&gt;&quot;;[.H234];&quot;&lt;/score&gt; &lt;player&gt;&quot;;[.I234];&quot;&lt;/player&gt; &lt;story&gt;&quot;;[.J234];&quot;&lt;/story&gt; &lt;/game&gt;&quot;)" office:value-type="string" office:string-value="&lt;game name=&quot;Little Nicky (USA)&quot;&gt; &lt;year&gt;2000&lt;/year&gt; &lt;rating&gt;ESRB - E (Everyone)&lt;/rating&gt; &lt;title&gt;Little Nicky &lt;/title&gt; &lt;pub&gt;Ubisoft&lt;/pub&gt; &lt;dev&gt;Digital Eclipse &lt;/dev&gt; &lt;genre&gt;Action&lt;/genre&gt; &lt;score&gt;1.3&lt;/score&gt; &lt;player&gt;1 Player&lt;/player&gt; &lt;story&gt;Satan wants to appoint a new ruler in Hell. However, nobody meets his high standards, so the dark prince must remain atop Hell's throne. Displeased by their father's lack of confidence in them, Adrian and Cassius leave Hell and go to Earth to create a new Hell. Since Satan has no time to deal with Adrian and Cassius, he sends his other son Nicky to stop them. You take the role of Nicky as he travels through 24 levels, where he must collect a certain number of items or destroy demons. However, the key to making it through all of the levels is Nicky's power. When Nicky gets close to fire, his powers increase. He will run faster, jump higher, and spit fireballs. Should he get too hot, Nicky will be unable to control his powers until he cools down. Help Nicky capture Adrian and Cassius in LITTLE NICKY.&lt;/story&gt; &lt;/game&gt;">
            <text:p>&lt;game name="Little Nicky (USA)"&gt; &lt;year&gt;2000&lt;/year&gt; &lt;rating&gt;ESRB - E (Everyone)&lt;/rating&gt; &lt;title&gt;Little Nicky &lt;/title&gt; &lt;pub&gt;Ubisoft&lt;/pub&gt; &lt;dev&gt;Digital Eclipse &lt;/dev&gt; &lt;genre&gt;Action&lt;/genre&gt; &lt;score&gt;1.3&lt;/score&gt; &lt;player&gt;1 Player&lt;/player&gt; &lt;story&gt;Satan wants to appoint a new ruler in Hell. However, nobody meets his high standards, so the dark prince must remain atop Hell's throne. Displeased by their father's lack of confidence in them, Adrian and Cassius leave Hell and go to Earth to create a new Hell. Since Satan has no time to deal with Adrian and Cassius, he sends his other son Nicky to stop them. You take the role of Nicky as he travels through 24 levels, where he must collect a certain number of items or destroy demons. However, the key to making it through all of the levels is Nicky's power. When Nicky gets close to fire, his powers increase. He will run faster, jump higher, and spit fireballs. Should he get too hot, Nicky will be unable to control his powers until he cools down. Help Nicky capture Adrian and Cassius in LITTLE NICKY.&lt;/story&gt; &lt;/game&gt;</text:p>
          </table:table-cell>
          <table:table-cell table:number-columns-repeated="1013"/>
        </table:table-row>
        <table:table-row table:style-name="ro1">
          <table:table-cell office:value-type="string">
            <text:p>Logical (USA)</text:p>
          </table:table-cell>
          <table:table-cell office:value-type="float" office:value="1999">
            <text:p>1999</text:p>
          </table:table-cell>
          <table:table-cell office:value-type="string">
            <text:p>ESRB - E (Everyone)</text:p>
          </table:table-cell>
          <table:table-cell office:value-type="string">
            <text:p>Logical </text:p>
          </table:table-cell>
          <table:table-cell office:value-type="string">
            <text:p>SunSoft</text:p>
          </table:table-cell>
          <table:table-cell office:value-type="string">
            <text:p>Conspiracy Entertainment <text:s/>Corp.</text:p>
          </table:table-cell>
          <table:table-cell office:value-type="string">
            <text:p>Puzzle</text:p>
          </table:table-cell>
          <table:table-cell office:value-type="string">
            <text:p>2.5</text:p>
          </table:table-cell>
          <table:table-cell office:value-type="string">
            <text:p>1 Player</text:p>
          </table:table-cell>
          <table:table-cell office:value-type="string">
            <text:p>Logical is a bizarre puzzle game in which you have to arrange colored balls (green, purple, blue or yellow) to form quartets in any of several locations on the game board. These locations are, in fact, balls you can spin, then send any of the balls in them through the connection path (have a look at the screenshots).</text:p>
          </table:table-cell>
          <table:table-cell table:style-name="Default" table:formula="of:=CONCATENATE(&quot;&lt;game name=&quot;;CHAR(34);[.A235];CHAR(34);&quot;&gt; &lt;year&gt;&quot;;[.B235];&quot;&lt;/year&gt; &lt;rating&gt;&quot;;[.C235];&quot;&lt;/rating&gt; &lt;title&gt;&quot;;[.D235];&quot;&lt;/title&gt; &lt;pub&gt;&quot;;[.E235];&quot;&lt;/pub&gt; &lt;dev&gt;&quot;;[.F235];&quot;&lt;/dev&gt; &lt;genre&gt;&quot;;[.G235];&quot;&lt;/genre&gt; &lt;score&gt;&quot;;[.H235];&quot;&lt;/score&gt; &lt;player&gt;&quot;;[.I235];&quot;&lt;/player&gt; &lt;story&gt;&quot;;[.J235];&quot;&lt;/story&gt; &lt;/game&gt;&quot;)" office:value-type="string" office:string-value="&lt;game name=&quot;Logical (USA)&quot;&gt; &lt;year&gt;1999&lt;/year&gt; &lt;rating&gt;ESRB - E (Everyone)&lt;/rating&gt; &lt;title&gt;Logical &lt;/title&gt; &lt;pub&gt;SunSoft&lt;/pub&gt; &lt;dev&gt;Conspiracy Entertainment  Corp.&lt;/dev&gt; &lt;genre&gt;Puzzle&lt;/genre&gt; &lt;score&gt;2.5&lt;/score&gt; &lt;player&gt;1 Player&lt;/player&gt; &lt;story&gt;Logical is a bizarre puzzle game in which you have to arrange colored balls (green, purple, blue or yellow) to form quartets in any of several locations on the game board. These locations are, in fact, balls you can spin, then send any of the balls in them through the connection path (have a look at the screenshots).&lt;/story&gt; &lt;/game&gt;">
            <text:p>&lt;game name="Logical (USA)"&gt; &lt;year&gt;1999&lt;/year&gt; &lt;rating&gt;ESRB - E (Everyone)&lt;/rating&gt; &lt;title&gt;Logical &lt;/title&gt; &lt;pub&gt;SunSoft&lt;/pub&gt; &lt;dev&gt;Conspiracy Entertainment <text:s/>Corp.&lt;/dev&gt; &lt;genre&gt;Puzzle&lt;/genre&gt; &lt;score&gt;2.5&lt;/score&gt; &lt;player&gt;1 Player&lt;/player&gt; &lt;story&gt;Logical is a bizarre puzzle game in which you have to arrange colored balls (green, purple, blue or yellow) to form quartets in any of several locations on the game board. These locations are, in fact, balls you can spin, then send any of the balls in them through the connection path (have a look at the screenshots).&lt;/story&gt; &lt;/game&gt;</text:p>
          </table:table-cell>
          <table:table-cell table:number-columns-repeated="1013"/>
        </table:table-row>
        <table:table-row table:style-name="ro1">
          <table:table-cell office:value-type="string">
            <text:p>Looney Tunes - Carrot Crazy (USA)</text:p>
          </table:table-cell>
          <table:table-cell office:value-type="float" office:value="1999">
            <text:p>1999</text:p>
          </table:table-cell>
          <table:table-cell office:value-type="string">
            <text:p>ESRB - E (Everyone)</text:p>
          </table:table-cell>
          <table:table-cell office:value-type="string">
            <text:p>Looney Tunes - Carrot Crazy </text:p>
          </table:table-cell>
          <table:table-cell office:value-type="string">
            <text:p>Infogrames</text:p>
          </table:table-cell>
          <table:table-cell office:value-type="string">
            <text:p>Infogrames Europe SA</text:p>
          </table:table-cell>
          <table:table-cell office:value-type="string">
            <text:p>Platform</text:p>
          </table:table-cell>
          <table:table-cell office:value-type="string">
            <text:p>3.5</text:p>
          </table:table-cell>
          <table:table-cell office:value-type="string">
            <text:p>1 Player</text:p>
          </table:table-cell>
          <table:table-cell office:value-type="string">
            <text:p>Looney Tunes: Carrot Crazy is a side scrolling platform game featuring famous Warner Bros. cartoon characters Bugs Bunny and Lola Bunny. After finding out all carrots have been stolen from their garden, as Bugs or Lola Bunny the player will have to investigate. Bugs will have to explore the Warner Bros. studio to find out who stole the carrots.****Like many platform games you walk from left to right through a level. There are five different worlds which represent the surroundings of characters Yosemite Sam, Marvin the Martian, Daffy Duck, Elmer Fudd and the Tasmanian Devil. Each world is divided into several levels. The object of each level is to find all film clapboards present.****Bugs and Lola can jump and hit things with a mallet (or rolling pin for Lola). They also both feature unique special abilities. Bugs Bunny can dig and move heavy chests and Lola can float down safely from large heights with her parasol. Players can switch between characters at any time.****Power-ups in the game include carrots for energy required for special abilities, a super carrot that allows the player to fly like a helicopter (using his ears) and the habanero carrot, which makes the player invincible for a while.****If you collect the letters EXTRA during the level you get to play a small minigame where you have to shoot firecrackers at moving targets.****Each of the worlds ends with a showdown with the major character of that world. Usually this involves running from a vehicle that pursues the player, while avoiding obstacles.</text:p>
          </table:table-cell>
          <table:table-cell table:style-name="Default" table:formula="of:=CONCATENATE(&quot;&lt;game name=&quot;;CHAR(34);[.A236];CHAR(34);&quot;&gt; &lt;year&gt;&quot;;[.B236];&quot;&lt;/year&gt; &lt;rating&gt;&quot;;[.C236];&quot;&lt;/rating&gt; &lt;title&gt;&quot;;[.D236];&quot;&lt;/title&gt; &lt;pub&gt;&quot;;[.E236];&quot;&lt;/pub&gt; &lt;dev&gt;&quot;;[.F236];&quot;&lt;/dev&gt; &lt;genre&gt;&quot;;[.G236];&quot;&lt;/genre&gt; &lt;score&gt;&quot;;[.H236];&quot;&lt;/score&gt; &lt;player&gt;&quot;;[.I236];&quot;&lt;/player&gt; &lt;story&gt;&quot;;[.J236];&quot;&lt;/story&gt; &lt;/game&gt;&quot;)" office:value-type="string" office:string-value="&lt;game name=&quot;Looney Tunes - Carrot Crazy (USA)&quot;&gt; &lt;year&gt;1999&lt;/year&gt; &lt;rating&gt;ESRB - E (Everyone)&lt;/rating&gt; &lt;title&gt;Looney Tunes - Carrot Crazy &lt;/title&gt; &lt;pub&gt;Infogrames&lt;/pub&gt; &lt;dev&gt;Infogrames Europe SA&lt;/dev&gt; &lt;genre&gt;Platform&lt;/genre&gt; &lt;score&gt;3.5&lt;/score&gt; &lt;player&gt;1 Player&lt;/player&gt; &lt;story&gt;Looney Tunes: Carrot Crazy is a side scrolling platform game featuring famous Warner Bros. cartoon characters Bugs Bunny and Lola Bunny. After finding out all carrots have been stolen from their garden, as Bugs or Lola Bunny the player will have to investigate. Bugs will have to explore the Warner Bros. studio to find out who stole the carrots.****Like many platform games you walk from left to right through a level. There are five different worlds which represent the surroundings of characters Yosemite Sam, Marvin the Martian, Daffy Duck, Elmer Fudd and the Tasmanian Devil. Each world is divided into several levels. The object of each level is to find all film clapboards present.****Bugs and Lola can jump and hit things with a mallet (or rolling pin for Lola). They also both feature unique special abilities. Bugs Bunny can dig and move heavy chests and Lola can float down safely from large heights with her parasol. Players can switch between characters at any time.****Power-ups in the game include carrots for energy required for special abilities, a super carrot that allows the player to fly like a helicopter (using his ears) and the habanero carrot, which makes the player invincible for a while.****If you collect the letters EXTRA during the level you get to play a small minigame where you have to shoot firecrackers at moving targets.****Each of the worlds ends with a showdown with the major character of that world. Usually this involves running from a vehicle that pursues the player, while avoiding obstacles.&lt;/story&gt; &lt;/game&gt;">
            <text:p>&lt;game name="Looney Tunes - Carrot Crazy (USA)"&gt; &lt;year&gt;1999&lt;/year&gt; &lt;rating&gt;ESRB - E (Everyone)&lt;/rating&gt; &lt;title&gt;Looney Tunes - Carrot Crazy &lt;/title&gt; &lt;pub&gt;Infogrames&lt;/pub&gt; &lt;dev&gt;Infogrames Europe SA&lt;/dev&gt; &lt;genre&gt;Platform&lt;/genre&gt; &lt;score&gt;3.5&lt;/score&gt; &lt;player&gt;1 Player&lt;/player&gt; &lt;story&gt;Looney Tunes: Carrot Crazy is a side scrolling platform game featuring famous Warner Bros. cartoon characters Bugs Bunny and Lola Bunny. After finding out all carrots have been stolen from their garden, as Bugs or Lola Bunny the player will have to investigate. Bugs will have to explore the Warner Bros. studio to find out who stole the carrots.****Like many platform games you walk from left to right through a level. There are five different worlds which represent the surroundings of characters Yosemite Sam, Marvin the Martian, Daffy Duck, Elmer Fudd and the Tasmanian Devil. Each world is divided into several levels. The object of each level is to find all film clapboards present.****Bugs and Lola can jump and hit things with a mallet (or rolling pin for Lola). They also both feature unique special abilities. Bugs Bunny can dig and move heavy chests and Lola can float down safely from large heights with her parasol. Players can switch between characters at any time.****Power-ups in the game include carrots for energy required for special abilities, a super carrot that allows the player to fly like a helicopter (using his ears) and the habanero carrot, which makes the player invincible for a while.****If you collect the letters EXTRA during the level you get to play a small minigame where you have to shoot firecrackers at moving targets.****Each of the worlds ends with a showdown with the major character of that world. Usually this involves running from a vehicle that pursues the player, while avoiding obstacles.&lt;/story&gt; &lt;/game&gt;</text:p>
          </table:table-cell>
          <table:table-cell table:number-columns-repeated="1013"/>
        </table:table-row>
        <table:table-row table:style-name="ro1">
          <table:table-cell office:value-type="string">
            <text:p>Looney Tunes - Twouble! (USA)</text:p>
          </table:table-cell>
          <table:table-cell office:value-type="float" office:value="1998">
            <text:p>1998</text:p>
          </table:table-cell>
          <table:table-cell office:value-type="string">
            <text:p>ESRB - E (Everyone)</text:p>
          </table:table-cell>
          <table:table-cell office:value-type="string">
            <text:p>Looney Tunes - Twouble! </text:p>
          </table:table-cell>
          <table:table-cell office:value-type="string">
            <text:p>Infogrames</text:p>
          </table:table-cell>
          <table:table-cell office:value-type="string">
            <text:p>Bit Managers S.L.</text:p>
          </table:table-cell>
          <table:table-cell office:value-type="string">
            <text:p>Action</text:p>
          </table:table-cell>
          <table:table-cell office:value-type="string">
            <text:p>3.3</text:p>
          </table:table-cell>
          <table:table-cell office:value-type="string">
            <text:p>1 Player</text:p>
          </table:table-cell>
          <table:table-cell office:value-type="string">
            <text:p>In Looney Toons: Twouble! you play as the Warner Bros. character Sylvester the cat. It is your goal to capture Tweety Bird.****There are two distinct types of levels, which alternate each other. The first type features an isometric view of the world. Here the player has to navigate Sylvester around in the hope to find Tweety. To do this he'll have to solve various puzzles and avoid enemies like Hector and Granny. Puzzles involve collecting items, combining them and using them at the right spot in a room.****Once you found Tweety you will have to chase him in a 2D side-scrolling level. You have to avoid obstacles from tripping you in order to catch him. he subsequently escapes, Which advances you to the next level where you have to find Tweety again.</text:p>
          </table:table-cell>
          <table:table-cell table:style-name="Default" table:formula="of:=CONCATENATE(&quot;&lt;game name=&quot;;CHAR(34);[.A237];CHAR(34);&quot;&gt; &lt;year&gt;&quot;;[.B237];&quot;&lt;/year&gt; &lt;rating&gt;&quot;;[.C237];&quot;&lt;/rating&gt; &lt;title&gt;&quot;;[.D237];&quot;&lt;/title&gt; &lt;pub&gt;&quot;;[.E237];&quot;&lt;/pub&gt; &lt;dev&gt;&quot;;[.F237];&quot;&lt;/dev&gt; &lt;genre&gt;&quot;;[.G237];&quot;&lt;/genre&gt; &lt;score&gt;&quot;;[.H237];&quot;&lt;/score&gt; &lt;player&gt;&quot;;[.I237];&quot;&lt;/player&gt; &lt;story&gt;&quot;;[.J237];&quot;&lt;/story&gt; &lt;/game&gt;&quot;)" office:value-type="string" office:string-value="&lt;game name=&quot;Looney Tunes - Twouble! (USA)&quot;&gt; &lt;year&gt;1998&lt;/year&gt; &lt;rating&gt;ESRB - E (Everyone)&lt;/rating&gt; &lt;title&gt;Looney Tunes - Twouble! &lt;/title&gt; &lt;pub&gt;Infogrames&lt;/pub&gt; &lt;dev&gt;Bit Managers S.L.&lt;/dev&gt; &lt;genre&gt;Action&lt;/genre&gt; &lt;score&gt;3.3&lt;/score&gt; &lt;player&gt;1 Player&lt;/player&gt; &lt;story&gt;In Looney Toons: Twouble! you play as the Warner Bros. character Sylvester the cat. It is your goal to capture Tweety Bird.****There are two distinct types of levels, which alternate each other. The first type features an isometric view of the world. Here the player has to navigate Sylvester around in the hope to find Tweety. To do this he'll have to solve various puzzles and avoid enemies like Hector and Granny. Puzzles involve collecting items, combining them and using them at the right spot in a room.****Once you found Tweety you will have to chase him in a 2D side-scrolling level. You have to avoid obstacles from tripping you in order to catch him. he subsequently escapes, Which advances you to the next level where you have to find Tweety again.&lt;/story&gt; &lt;/game&gt;">
            <text:p>&lt;game name="Looney Tunes - Twouble! (USA)"&gt; &lt;year&gt;1998&lt;/year&gt; &lt;rating&gt;ESRB - E (Everyone)&lt;/rating&gt; &lt;title&gt;Looney Tunes - Twouble! &lt;/title&gt; &lt;pub&gt;Infogrames&lt;/pub&gt; &lt;dev&gt;Bit Managers S.L.&lt;/dev&gt; &lt;genre&gt;Action&lt;/genre&gt; &lt;score&gt;3.3&lt;/score&gt; &lt;player&gt;1 Player&lt;/player&gt; &lt;story&gt;In Looney Toons: Twouble! you play as the Warner Bros. character Sylvester the cat. It is your goal to capture Tweety Bird.****There are two distinct types of levels, which alternate each other. The first type features an isometric view of the world. Here the player has to navigate Sylvester around in the hope to find Tweety. To do this he'll have to solve various puzzles and avoid enemies like Hector and Granny. Puzzles involve collecting items, combining them and using them at the right spot in a room.****Once you found Tweety you will have to chase him in a 2D side-scrolling level. You have to avoid obstacles from tripping you in order to catch him. he subsequently escapes, Which advances you to the next level where you have to find Tweety again.&lt;/story&gt; &lt;/game&gt;</text:p>
          </table:table-cell>
          <table:table-cell table:number-columns-repeated="1013"/>
        </table:table-row>
        <table:table-row table:style-name="ro1">
          <table:table-cell office:value-type="string">
            <text:p>Looney Tunes (USA)</text:p>
          </table:table-cell>
          <table:table-cell office:value-type="float" office:value="1998">
            <text:p>1998</text:p>
          </table:table-cell>
          <table:table-cell office:value-type="string">
            <text:p>ESRB - E (Everyone)</text:p>
          </table:table-cell>
          <table:table-cell office:value-type="string">
            <text:p>Looney Tunes </text:p>
          </table:table-cell>
          <table:table-cell office:value-type="string">
            <text:p>SunSoft</text:p>
          </table:table-cell>
          <table:table-cell office:value-type="string">
            <text:p>Sun Corporation</text:p>
          </table:table-cell>
          <table:table-cell office:value-type="string">
            <text:p>Action</text:p>
          </table:table-cell>
          <table:table-cell office:value-type="string">
            <text:p>3.6</text:p>
          </table:table-cell>
          <table:table-cell office:value-type="string">
            <text:p>1 Player</text:p>
          </table:table-cell>
          <table:table-cell office:value-type="string">
            <text:p>This side-scrolling game allows the player to control <text:s/>different Looney Tunes characters and their different abilities to advance through the levels, seven in all. <text:s/>The player can use Daffy Duck (throwing a frisbee to defeat enemies with Mario-style gameplay), Tweety Bird (elude Sylvester throughout the level), Porky Pig (control a bi-plane to shoot down enemies), Taz (really only a bonus game in which he has to collect as many steaks as possible in 60 seconds), Speedy Gonzalez (elude ghosts and ghouls in a haunted mansion), Roadrunner (of course running from his arch enemy, Wile E. Coyote) and finally Bugs Bunny (gameplay similar to Daffy).</text:p>
          </table:table-cell>
          <table:table-cell table:style-name="Default" table:formula="of:=CONCATENATE(&quot;&lt;game name=&quot;;CHAR(34);[.A238];CHAR(34);&quot;&gt; &lt;year&gt;&quot;;[.B238];&quot;&lt;/year&gt; &lt;rating&gt;&quot;;[.C238];&quot;&lt;/rating&gt; &lt;title&gt;&quot;;[.D238];&quot;&lt;/title&gt; &lt;pub&gt;&quot;;[.E238];&quot;&lt;/pub&gt; &lt;dev&gt;&quot;;[.F238];&quot;&lt;/dev&gt; &lt;genre&gt;&quot;;[.G238];&quot;&lt;/genre&gt; &lt;score&gt;&quot;;[.H238];&quot;&lt;/score&gt; &lt;player&gt;&quot;;[.I238];&quot;&lt;/player&gt; &lt;story&gt;&quot;;[.J238];&quot;&lt;/story&gt; &lt;/game&gt;&quot;)" office:value-type="string" office:string-value="&lt;game name=&quot;Looney Tunes (USA)&quot;&gt; &lt;year&gt;1998&lt;/year&gt; &lt;rating&gt;ESRB - E (Everyone)&lt;/rating&gt; &lt;title&gt;Looney Tunes &lt;/title&gt; &lt;pub&gt;SunSoft&lt;/pub&gt; &lt;dev&gt;Sun Corporation&lt;/dev&gt; &lt;genre&gt;Action&lt;/genre&gt; &lt;score&gt;3.6&lt;/score&gt; &lt;player&gt;1 Player&lt;/player&gt; &lt;story&gt;This side-scrolling game allows the player to control  different Looney Tunes characters and their different abilities to advance through the levels, seven in all.  The player can use Daffy Duck (throwing a frisbee to defeat enemies with Mario-style gameplay), Tweety Bird (elude Sylvester throughout the level), Porky Pig (control a bi-plane to shoot down enemies), Taz (really only a bonus game in which he has to collect as many steaks as possible in 60 seconds), Speedy Gonzalez (elude ghosts and ghouls in a haunted mansion), Roadrunner (of course running from his arch enemy, Wile E. Coyote) and finally Bugs Bunny (gameplay similar to Daffy).&lt;/story&gt; &lt;/game&gt;">
            <text:p>&lt;game name="Looney Tunes (USA)"&gt; &lt;year&gt;1998&lt;/year&gt; &lt;rating&gt;ESRB - E (Everyone)&lt;/rating&gt; &lt;title&gt;Looney Tunes &lt;/title&gt; &lt;pub&gt;SunSoft&lt;/pub&gt; &lt;dev&gt;Sun Corporation&lt;/dev&gt; &lt;genre&gt;Action&lt;/genre&gt; &lt;score&gt;3.6&lt;/score&gt; &lt;player&gt;1 Player&lt;/player&gt; &lt;story&gt;This side-scrolling game allows the player to control <text:s/>different Looney Tunes characters and their different abilities to advance through the levels, seven in all. <text:s/>The player can use Daffy Duck (throwing a frisbee to defeat enemies with Mario-style gameplay), Tweety Bird (elude Sylvester throughout the level), Porky Pig (control a bi-plane to shoot down enemies), Taz (really only a bonus game in which he has to collect as many steaks as possible in 60 seconds), Speedy Gonzalez (elude ghosts and ghouls in a haunted mansion), Roadrunner (of course running from his arch enemy, Wile E. Coyote) and finally Bugs Bunny (gameplay similar to Daffy).&lt;/story&gt; &lt;/game&gt;</text:p>
          </table:table-cell>
          <table:table-cell table:number-columns-repeated="1013"/>
        </table:table-row>
        <table:table-row table:style-name="ro1">
          <table:table-cell office:value-type="string">
            <text:p>Looney Tunes Collector - Alert! (USA)</text:p>
          </table:table-cell>
          <table:table-cell office:value-type="float" office:value="2000">
            <text:p>2000</text:p>
          </table:table-cell>
          <table:table-cell office:value-type="string">
            <text:p>ESRB - E (Everyone)</text:p>
          </table:table-cell>
          <table:table-cell office:value-type="string">
            <text:p>Looney Tunes Collector - Alert! </text:p>
          </table:table-cell>
          <table:table-cell office:value-type="string">
            <text:p>Atari</text:p>
          </table:table-cell>
          <table:table-cell office:value-type="string">
            <text:p>Infogrames Lyon</text:p>
          </table:table-cell>
          <table:table-cell office:value-type="string">
            <text:p>Action</text:p>
          </table:table-cell>
          <table:table-cell office:value-type="string">
            <text:p>3.1</text:p>
          </table:table-cell>
          <table:table-cell office:value-type="string">
            <text:p>1-2 Players</text:p>
          </table:table-cell>
          <table:table-cell office:value-type="string">
            <text:p>Looney Tunes Collector: Alert! is an action game for the Game Boy Color. You play as Bugs Bunny who has to prevent Marvin the Martian from destroying the world. Marvin's companion K-9 has accidentally thrown out his teleportation device, which has broken into multiple pieces. It's up to Bugs to find these pieces before Marvin does. To do so he'll need the help of all his looney friends who all have their own special abilities. There are 47 characters to be found in the game, of which 14 are playable characters.****In adventure mode you play 12 missions with as an ultimate goal saving the world. You can also play competitive games in two-player mode. There are an additional 8 secret missions you can unlock when you trade characters using these mini-games. Different cartridges of the game contain different characters, and while you can finish the adventure mode with the given characters, unlocking the secret missions requires you to trade characters with friends.****As Bugs Bunny you can walk, jump, swim, search and attack enemies. <text:s/>You can collect carrots for health, maps to guide you, coins for points, ammunition for Elmer Fudd's rifle, dynamite, treasure chests, keys, radar, etc. Some items are required to complete certain missions.</text:p>
          </table:table-cell>
          <table:table-cell table:style-name="Default" table:formula="of:=CONCATENATE(&quot;&lt;game name=&quot;;CHAR(34);[.A239];CHAR(34);&quot;&gt; &lt;year&gt;&quot;;[.B239];&quot;&lt;/year&gt; &lt;rating&gt;&quot;;[.C239];&quot;&lt;/rating&gt; &lt;title&gt;&quot;;[.D239];&quot;&lt;/title&gt; &lt;pub&gt;&quot;;[.E239];&quot;&lt;/pub&gt; &lt;dev&gt;&quot;;[.F239];&quot;&lt;/dev&gt; &lt;genre&gt;&quot;;[.G239];&quot;&lt;/genre&gt; &lt;score&gt;&quot;;[.H239];&quot;&lt;/score&gt; &lt;player&gt;&quot;;[.I239];&quot;&lt;/player&gt; &lt;story&gt;&quot;;[.J239];&quot;&lt;/story&gt; &lt;/game&gt;&quot;)" office:value-type="string" office:string-value="&lt;game name=&quot;Looney Tunes Collector - Alert! (USA)&quot;&gt; &lt;year&gt;2000&lt;/year&gt; &lt;rating&gt;ESRB - E (Everyone)&lt;/rating&gt; &lt;title&gt;Looney Tunes Collector - Alert! &lt;/title&gt; &lt;pub&gt;Atari&lt;/pub&gt; &lt;dev&gt;Infogrames Lyon&lt;/dev&gt; &lt;genre&gt;Action&lt;/genre&gt; &lt;score&gt;3.1&lt;/score&gt; &lt;player&gt;1-2 Players&lt;/player&gt; &lt;story&gt;Looney Tunes Collector: Alert! is an action game for the Game Boy Color. You play as Bugs Bunny who has to prevent Marvin the Martian from destroying the world. Marvin's companion K-9 has accidentally thrown out his teleportation device, which has broken into multiple pieces. It's up to Bugs to find these pieces before Marvin does. To do so he'll need the help of all his looney friends who all have their own special abilities. There are 47 characters to be found in the game, of which 14 are playable characters.****In adventure mode you play 12 missions with as an ultimate goal saving the world. You can also play competitive games in two-player mode. There are an additional 8 secret missions you can unlock when you trade characters using these mini-games. Different cartridges of the game contain different characters, and while you can finish the adventure mode with the given characters, unlocking the secret missions requires you to trade characters with friends.****As Bugs Bunny you can walk, jump, swim, search and attack enemies.  You can collect carrots for health, maps to guide you, coins for points, ammunition for Elmer Fudd's rifle, dynamite, treasure chests, keys, radar, etc. Some items are required to complete certain missions.&lt;/story&gt; &lt;/game&gt;">
            <text:p>&lt;game name="Looney Tunes Collector - Alert! (USA)"&gt; &lt;year&gt;2000&lt;/year&gt; &lt;rating&gt;ESRB - E (Everyone)&lt;/rating&gt; &lt;title&gt;Looney Tunes Collector - Alert! &lt;/title&gt; &lt;pub&gt;Atari&lt;/pub&gt; &lt;dev&gt;Infogrames Lyon&lt;/dev&gt; &lt;genre&gt;Action&lt;/genre&gt; &lt;score&gt;3.1&lt;/score&gt; &lt;player&gt;1-2 Players&lt;/player&gt; &lt;story&gt;Looney Tunes Collector: Alert! is an action game for the Game Boy Color. You play as Bugs Bunny who has to prevent Marvin the Martian from destroying the world. Marvin's companion K-9 has accidentally thrown out his teleportation device, which has broken into multiple pieces. It's up to Bugs to find these pieces before Marvin does. To do so he'll need the help of all his looney friends who all have their own special abilities. There are 47 characters to be found in the game, of which 14 are playable characters.****In adventure mode you play 12 missions with as an ultimate goal saving the world. You can also play competitive games in two-player mode. There are an additional 8 secret missions you can unlock when you trade characters using these mini-games. Different cartridges of the game contain different characters, and while you can finish the adventure mode with the given characters, unlocking the secret missions requires you to trade characters with friends.****As Bugs Bunny you can walk, jump, swim, search and attack enemies. <text:s/>You can collect carrots for health, maps to guide you, coins for points, ammunition for Elmer Fudd's rifle, dynamite, treasure chests, keys, radar, etc. Some items are required to complete certain missions.&lt;/story&gt; &lt;/game&gt;</text:p>
          </table:table-cell>
          <table:table-cell table:number-columns-repeated="1013"/>
        </table:table-row>
        <table:table-row table:style-name="ro1">
          <table:table-cell office:value-type="string">
            <text:p>Looney Tunes Racing (USA)</text:p>
          </table:table-cell>
          <table:table-cell office:value-type="float" office:value="2000">
            <text:p>2000</text:p>
          </table:table-cell>
          <table:table-cell office:value-type="string">
            <text:p>ESRB - E (Everyone)</text:p>
          </table:table-cell>
          <table:table-cell office:value-type="string">
            <text:p>Looney Tunes Racing </text:p>
          </table:table-cell>
          <table:table-cell office:value-type="string">
            <text:p>Atari</text:p>
          </table:table-cell>
          <table:table-cell office:value-type="string">
            <text:p>Xantera </text:p>
          </table:table-cell>
          <table:table-cell office:value-type="string">
            <text:p>Driving</text:p>
          </table:table-cell>
          <table:table-cell office:value-type="string">
            <text:p>3.2</text:p>
          </table:table-cell>
          <table:table-cell office:value-type="string">
            <text:p>1 Player</text:p>
          </table:table-cell>
          <table:table-cell office:value-type="string">
            <text:p>Looney Tunes Racing is a kart-racing game in which you can race as famous Looney Tunes characters such as Bugs Bunny,Daffy Duck and Marvin the Martian. Each character has their own typical bike such as a giant carrot, duck bill and flying saucer respectively. During the races players can collect power-ups to gain an edge on the opponents. In between races it's possible to upgrade vehicles in Sylvester's shop. Your money can also be spent unlocking new tracks, items and playable characters.****There are two game modes: arcade and championship. In the championship mode you race through several progressively harder cups with each three races. All tracks are familiar Looney Tunes settings.</text:p>
          </table:table-cell>
          <table:table-cell table:style-name="Default" table:formula="of:=CONCATENATE(&quot;&lt;game name=&quot;;CHAR(34);[.A240];CHAR(34);&quot;&gt; &lt;year&gt;&quot;;[.B240];&quot;&lt;/year&gt; &lt;rating&gt;&quot;;[.C240];&quot;&lt;/rating&gt; &lt;title&gt;&quot;;[.D240];&quot;&lt;/title&gt; &lt;pub&gt;&quot;;[.E240];&quot;&lt;/pub&gt; &lt;dev&gt;&quot;;[.F240];&quot;&lt;/dev&gt; &lt;genre&gt;&quot;;[.G240];&quot;&lt;/genre&gt; &lt;score&gt;&quot;;[.H240];&quot;&lt;/score&gt; &lt;player&gt;&quot;;[.I240];&quot;&lt;/player&gt; &lt;story&gt;&quot;;[.J240];&quot;&lt;/story&gt; &lt;/game&gt;&quot;)" office:value-type="string" office:string-value="&lt;game name=&quot;Looney Tunes Racing (USA)&quot;&gt; &lt;year&gt;2000&lt;/year&gt; &lt;rating&gt;ESRB - E (Everyone)&lt;/rating&gt; &lt;title&gt;Looney Tunes Racing &lt;/title&gt; &lt;pub&gt;Atari&lt;/pub&gt; &lt;dev&gt;Xantera &lt;/dev&gt; &lt;genre&gt;Driving&lt;/genre&gt; &lt;score&gt;3.2&lt;/score&gt; &lt;player&gt;1 Player&lt;/player&gt; &lt;story&gt;Looney Tunes Racing is a kart-racing game in which you can race as famous Looney Tunes characters such as Bugs Bunny,Daffy Duck and Marvin the Martian. Each character has their own typical bike such as a giant carrot, duck bill and flying saucer respectively. During the races players can collect power-ups to gain an edge on the opponents. In between races it's possible to upgrade vehicles in Sylvester's shop. Your money can also be spent unlocking new tracks, items and playable characters.****There are two game modes: arcade and championship. In the championship mode you race through several progressively harder cups with each three races. All tracks are familiar Looney Tunes settings.&lt;/story&gt; &lt;/game&gt;">
            <text:p>&lt;game name="Looney Tunes Racing (USA)"&gt; &lt;year&gt;2000&lt;/year&gt; &lt;rating&gt;ESRB - E (Everyone)&lt;/rating&gt; &lt;title&gt;Looney Tunes Racing &lt;/title&gt; &lt;pub&gt;Atari&lt;/pub&gt; &lt;dev&gt;Xantera &lt;/dev&gt; &lt;genre&gt;Driving&lt;/genre&gt; &lt;score&gt;3.2&lt;/score&gt; &lt;player&gt;1 Player&lt;/player&gt; &lt;story&gt;Looney Tunes Racing is a kart-racing game in which you can race as famous Looney Tunes characters such as Bugs Bunny,Daffy Duck and Marvin the Martian. Each character has their own typical bike such as a giant carrot, duck bill and flying saucer respectively. During the races players can collect power-ups to gain an edge on the opponents. In between races it's possible to upgrade vehicles in Sylvester's shop. Your money can also be spent unlocking new tracks, items and playable characters.****There are two game modes: arcade and championship. In the championship mode you race through several progressively harder cups with each three races. All tracks are familiar Looney Tunes settings.&lt;/story&gt; &lt;/game&gt;</text:p>
          </table:table-cell>
          <table:table-cell table:number-columns-repeated="1013"/>
        </table:table-row>
        <table:table-row table:style-name="ro1">
          <table:table-cell office:value-type="string">
            <text:p>Lucky Luke - Desperado Train (Europe)</text:p>
          </table:table-cell>
          <table:table-cell office:value-type="float" office:value="2000">
            <text:p>2000</text:p>
          </table:table-cell>
          <table:table-cell office:value-type="string">
            <text:p>ESRB - E (Everyone)</text:p>
          </table:table-cell>
          <table:table-cell office:value-type="string">
            <text:p>Lucky Luke - Desperado Train </text:p>
          </table:table-cell>
          <table:table-cell table:number-columns-repeated="2" office:value-type="string">
            <text:p>Infogrames</text:p>
          </table:table-cell>
          <table:table-cell office:value-type="string">
            <text:p>Platform</text:p>
          </table:table-cell>
          <table:table-cell office:value-type="string">
            <text:p>3.6</text:p>
          </table:table-cell>
          <table:table-cell office:value-type="string">
            <text:p>1 Player</text:p>
          </table:table-cell>
          <table:table-cell office:value-type="string">
            <text:p>The game is based on comics series about good cowboy Lucky Luke.****During the game you have to shoot bad guys on your way, collecting the ammos, dynamites, money, and some useful items. During 12 levels you have to chase the train stolen by desperados. Lucky Luke has got to catch them before they lay waste to the land from Atlantic coast to Pacific one. Some characters in game are friendly and they can help you.</text:p>
          </table:table-cell>
          <table:table-cell table:style-name="Default" table:formula="of:=CONCATENATE(&quot;&lt;game name=&quot;;CHAR(34);[.A241];CHAR(34);&quot;&gt; &lt;year&gt;&quot;;[.B241];&quot;&lt;/year&gt; &lt;rating&gt;&quot;;[.C241];&quot;&lt;/rating&gt; &lt;title&gt;&quot;;[.D241];&quot;&lt;/title&gt; &lt;pub&gt;&quot;;[.E241];&quot;&lt;/pub&gt; &lt;dev&gt;&quot;;[.F241];&quot;&lt;/dev&gt; &lt;genre&gt;&quot;;[.G241];&quot;&lt;/genre&gt; &lt;score&gt;&quot;;[.H241];&quot;&lt;/score&gt; &lt;player&gt;&quot;;[.I241];&quot;&lt;/player&gt; &lt;story&gt;&quot;;[.J241];&quot;&lt;/story&gt; &lt;/game&gt;&quot;)" office:value-type="string" office:string-value="&lt;game name=&quot;Lucky Luke - Desperado Train (Europe)&quot;&gt; &lt;year&gt;2000&lt;/year&gt; &lt;rating&gt;ESRB - E (Everyone)&lt;/rating&gt; &lt;title&gt;Lucky Luke - Desperado Train &lt;/title&gt; &lt;pub&gt;Infogrames&lt;/pub&gt; &lt;dev&gt;Infogrames&lt;/dev&gt; &lt;genre&gt;Platform&lt;/genre&gt; &lt;score&gt;3.6&lt;/score&gt; &lt;player&gt;1 Player&lt;/player&gt; &lt;story&gt;The game is based on comics series about good cowboy Lucky Luke.****During the game you have to shoot bad guys on your way, collecting the ammos, dynamites, money, and some useful items. During 12 levels you have to chase the train stolen by desperados. Lucky Luke has got to catch them before they lay waste to the land from Atlantic coast to Pacific one. Some characters in game are friendly and they can help you.&lt;/story&gt; &lt;/game&gt;">
            <text:p>&lt;game name="Lucky Luke - Desperado Train (Europe)"&gt; &lt;year&gt;2000&lt;/year&gt; &lt;rating&gt;ESRB - E (Everyone)&lt;/rating&gt; &lt;title&gt;Lucky Luke - Desperado Train &lt;/title&gt; &lt;pub&gt;Infogrames&lt;/pub&gt; &lt;dev&gt;Infogrames&lt;/dev&gt; &lt;genre&gt;Platform&lt;/genre&gt; &lt;score&gt;3.6&lt;/score&gt; &lt;player&gt;1 Player&lt;/player&gt; &lt;story&gt;The game is based on comics series about good cowboy Lucky Luke.****During the game you have to shoot bad guys on your way, collecting the ammos, dynamites, money, and some useful items. During 12 levels you have to chase the train stolen by desperados. Lucky Luke has got to catch them before they lay waste to the land from Atlantic coast to Pacific one. Some characters in game are friendly and they can help you.&lt;/story&gt; &lt;/game&gt;</text:p>
          </table:table-cell>
          <table:table-cell table:number-columns-repeated="1013"/>
        </table:table-row>
        <table:table-row table:style-name="ro1">
          <table:table-cell office:value-type="string">
            <text:p>Lucky Luke (USA)</text:p>
          </table:table-cell>
          <table:table-cell office:value-type="float" office:value="1999">
            <text:p>1999</text:p>
          </table:table-cell>
          <table:table-cell office:value-type="string">
            <text:p>ESRB - E (Everyone)</text:p>
          </table:table-cell>
          <table:table-cell office:value-type="string">
            <text:p>Lucky Luke </text:p>
          </table:table-cell>
          <table:table-cell table:number-columns-repeated="2" office:value-type="string">
            <text:p>Infogrames</text:p>
          </table:table-cell>
          <table:table-cell office:value-type="string">
            <text:p>Platform</text:p>
          </table:table-cell>
          <table:table-cell office:value-type="string">
            <text:p>3.5</text:p>
          </table:table-cell>
          <table:table-cell office:value-type="string">
            <text:p>1 Player</text:p>
          </table:table-cell>
          <table:table-cell office:value-type="string">
            <text:p>You play as Lucky Luke, lonesome cowboy, who draws his gun faster than his shadow. <text:s/>In a received telegram you read that Jesse James, Billy the Kid, Pat Poker, and The Dalton Brothers have escaped from jail. You as a good cowboy and law keeper have to catch them and return them back, finishing 12 levels of the game.****Players guide Luke through levels by walking, jumping, climbing and ducking. <text:s/>There are also objects to collect such as dynamite (which can be used to reveal hidden paths), revolver barrels, sheriff stars and other useful items. <text:s/>You also have to use collected items to get past a certain obstacle, such as to show a red cloth to a bull, feed a dog with a bone, and so on. Luke can attack enemies by shooting in straight or diagonal directions. <text:s/>Shooting exhausts the six bullets in your gun's barrel. To kill the bandits, bad Indians, prisoners, you should shoot at them for a certain number of times.****Locations of the levels vary from towns, saloons, and jails, to the prairies, ranches, and Indian village in Cheyenne Mountains. At the end of most levels you have to challenge one of the bosses, and at the end of the final level you should challenge four Daltons one after another again.****Some levels are scrolling arcades such as stagecoach traveling, chasing a train, escaping the Tornado or Buffalo, or flowing in the rapids. Also the bonus level is present, where you should shoot all the bottles to get and extra life.</text:p>
          </table:table-cell>
          <table:table-cell table:style-name="Default" table:formula="of:=CONCATENATE(&quot;&lt;game name=&quot;;CHAR(34);[.A242];CHAR(34);&quot;&gt; &lt;year&gt;&quot;;[.B242];&quot;&lt;/year&gt; &lt;rating&gt;&quot;;[.C242];&quot;&lt;/rating&gt; &lt;title&gt;&quot;;[.D242];&quot;&lt;/title&gt; &lt;pub&gt;&quot;;[.E242];&quot;&lt;/pub&gt; &lt;dev&gt;&quot;;[.F242];&quot;&lt;/dev&gt; &lt;genre&gt;&quot;;[.G242];&quot;&lt;/genre&gt; &lt;score&gt;&quot;;[.H242];&quot;&lt;/score&gt; &lt;player&gt;&quot;;[.I242];&quot;&lt;/player&gt; &lt;story&gt;&quot;;[.J242];&quot;&lt;/story&gt; &lt;/game&gt;&quot;)" office:value-type="string" office:string-value="&lt;game name=&quot;Lucky Luke (USA)&quot;&gt; &lt;year&gt;1999&lt;/year&gt; &lt;rating&gt;ESRB - E (Everyone)&lt;/rating&gt; &lt;title&gt;Lucky Luke &lt;/title&gt; &lt;pub&gt;Infogrames&lt;/pub&gt; &lt;dev&gt;Infogrames&lt;/dev&gt; &lt;genre&gt;Platform&lt;/genre&gt; &lt;score&gt;3.5&lt;/score&gt; &lt;player&gt;1 Player&lt;/player&gt; &lt;story&gt;You play as Lucky Luke, lonesome cowboy, who draws his gun faster than his shadow.  In a received telegram you read that Jesse James, Billy the Kid, Pat Poker, and The Dalton Brothers have escaped from jail. You as a good cowboy and law keeper have to catch them and return them back, finishing 12 levels of the game.****Players guide Luke through levels by walking, jumping, climbing and ducking.  There are also objects to collect such as dynamite (which can be used to reveal hidden paths), revolver barrels, sheriff stars and other useful items.  You also have to use collected items to get past a certain obstacle, such as to show a red cloth to a bull, feed a dog with a bone, and so on. Luke can attack enemies by shooting in straight or diagonal directions.  Shooting exhausts the six bullets in your gun's barrel. To kill the bandits, bad Indians, prisoners, you should shoot at them for a certain number of times.****Locations of the levels vary from towns, saloons, and jails, to the prairies, ranches, and Indian village in Cheyenne Mountains. At the end of most levels you have to challenge one of the bosses, and at the end of the final level you should challenge four Daltons one after another again.****Some levels are scrolling arcades such as stagecoach traveling, chasing a train, escaping the Tornado or Buffalo, or flowing in the rapids. Also the bonus level is present, where you should shoot all the bottles to get and extra life.&lt;/story&gt; &lt;/game&gt;">
            <text:p>&lt;game name="Lucky Luke (USA)"&gt; &lt;year&gt;1999&lt;/year&gt; &lt;rating&gt;ESRB - E (Everyone)&lt;/rating&gt; &lt;title&gt;Lucky Luke &lt;/title&gt; &lt;pub&gt;Infogrames&lt;/pub&gt; &lt;dev&gt;Infogrames&lt;/dev&gt; &lt;genre&gt;Platform&lt;/genre&gt; &lt;score&gt;3.5&lt;/score&gt; &lt;player&gt;1 Player&lt;/player&gt; &lt;story&gt;You play as Lucky Luke, lonesome cowboy, who draws his gun faster than his shadow. <text:s/>In a received telegram you read that Jesse James, Billy the Kid, Pat Poker, and The Dalton Brothers have escaped from jail. You as a good cowboy and law keeper have to catch them and return them back, finishing 12 levels of the game.****Players guide Luke through levels by walking, jumping, climbing and ducking. <text:s/>There are also objects to collect such as dynamite (which can be used to reveal hidden paths), revolver barrels, sheriff stars and other useful items. <text:s/>You also have to use collected items to get past a certain obstacle, such as to show a red cloth to a bull, feed a dog with a bone, and so on. Luke can attack enemies by shooting in straight or diagonal directions. <text:s/>Shooting exhausts the six bullets in your gun's barrel. To kill the bandits, bad Indians, prisoners, you should shoot at them for a certain number of times.****Locations of the levels vary from towns, saloons, and jails, to the prairies, ranches, and Indian village in Cheyenne Mountains. At the end of most levels you have to challenge one of the bosses, and at the end of the final level you should challenge four Daltons one after another again.****Some levels are scrolling arcades such as stagecoach traveling, chasing a train, escaping the Tornado or Buffalo, or flowing in the rapids. Also the bonus level is present, where you should shoot all the bottles to get and extra life.&lt;/story&gt; &lt;/game&gt;</text:p>
          </table:table-cell>
          <table:table-cell table:number-columns-repeated="1013"/>
        </table:table-row>
        <table:table-row table:style-name="ro1">
          <table:table-cell office:value-type="string">
            <text:p>Lufia - The Legend Returns (USA)</text:p>
          </table:table-cell>
          <table:table-cell office:value-type="float" office:value="2001">
            <text:p>2001</text:p>
          </table:table-cell>
          <table:table-cell office:value-type="string">
            <text:p>ESRB - E (Everyone)</text:p>
          </table:table-cell>
          <table:table-cell office:value-type="string">
            <text:p>Lufia - The Legend Returns </text:p>
          </table:table-cell>
          <table:table-cell office:value-type="string">
            <text:p>Ubisoft</text:p>
          </table:table-cell>
          <table:table-cell office:value-type="string">
            <text:p>Neverland Co., Ltd</text:p>
          </table:table-cell>
          <table:table-cell office:value-type="string">
            <text:p>Role-Playing</text:p>
          </table:table-cell>
          <table:table-cell office:value-type="string">
            <text:p>3.5</text:p>
          </table:table-cell>
          <table:table-cell office:value-type="string">
            <text:p>1 Player</text:p>
          </table:table-cell>
          <table:table-cell office:value-type="string">
            <text:p>The third title of the Lufia series gives us an entirely new battle and dungeon system. All of the dungeons in this game are randomly generated, which can get annoying at times. Otherwise, it's a lot like Lufia 2 in the dungeon department. You see the monsters, they move when you move and you can stun them.****The battle system in this game is rather unique. You can use 9 characters in a 3x3 formation. The character in the front row deals the most physical damage, but also takes the most physical damage. Vice versa for the back row one, and the one in the middle row obviously takes and deals average damage. 9 characters might seem like much to use, but you can only let 3 characters attack during a turn; One from each vertical row. ****The 3x3 system is also used for special attacks and magic systems. Each character has a power in one colour; Blue, green, yellow or red, which means magic, defense, speed or power respectively. The other characters who are in the same vertical or horizontal row also receive the same amount of power from this character; This way, all characters share their power with eachother. ****Other than that, the story circles around the Sinistrals returning - Again. Another thing that has returned is the Ancient Dungeon, but this time around, it has 200 floors and a very difficult and unexpected boss at the bottom...</text:p>
          </table:table-cell>
          <table:table-cell table:style-name="Default" table:formula="of:=CONCATENATE(&quot;&lt;game name=&quot;;CHAR(34);[.A243];CHAR(34);&quot;&gt; &lt;year&gt;&quot;;[.B243];&quot;&lt;/year&gt; &lt;rating&gt;&quot;;[.C243];&quot;&lt;/rating&gt; &lt;title&gt;&quot;;[.D243];&quot;&lt;/title&gt; &lt;pub&gt;&quot;;[.E243];&quot;&lt;/pub&gt; &lt;dev&gt;&quot;;[.F243];&quot;&lt;/dev&gt; &lt;genre&gt;&quot;;[.G243];&quot;&lt;/genre&gt; &lt;score&gt;&quot;;[.H243];&quot;&lt;/score&gt; &lt;player&gt;&quot;;[.I243];&quot;&lt;/player&gt; &lt;story&gt;&quot;;[.J243];&quot;&lt;/story&gt; &lt;/game&gt;&quot;)" office:value-type="string" office:string-value="&lt;game name=&quot;Lufia - The Legend Returns (USA)&quot;&gt; &lt;year&gt;2001&lt;/year&gt; &lt;rating&gt;ESRB - E (Everyone)&lt;/rating&gt; &lt;title&gt;Lufia - The Legend Returns &lt;/title&gt; &lt;pub&gt;Ubisoft&lt;/pub&gt; &lt;dev&gt;Neverland Co., Ltd&lt;/dev&gt; &lt;genre&gt;Role-Playing&lt;/genre&gt; &lt;score&gt;3.5&lt;/score&gt; &lt;player&gt;1 Player&lt;/player&gt; &lt;story&gt;The third title of the Lufia series gives us an entirely new battle and dungeon system. All of the dungeons in this game are randomly generated, which can get annoying at times. Otherwise, it's a lot like Lufia 2 in the dungeon department. You see the monsters, they move when you move and you can stun them.****The battle system in this game is rather unique. You can use 9 characters in a 3x3 formation. The character in the front row deals the most physical damage, but also takes the most physical damage. Vice versa for the back row one, and the one in the middle row obviously takes and deals average damage. 9 characters might seem like much to use, but you can only let 3 characters attack during a turn; One from each vertical row. ****The 3x3 system is also used for special attacks and magic systems. Each character has a power in one colour; Blue, green, yellow or red, which means magic, defense, speed or power respectively. The other characters who are in the same vertical or horizontal row also receive the same amount of power from this character; This way, all characters share their power with eachother. ****Other than that, the story circles around the Sinistrals returning - Again. Another thing that has returned is the Ancient Dungeon, but this time around, it has 200 floors and a very difficult and unexpected boss at the bottom...&lt;/story&gt; &lt;/game&gt;">
            <text:p>&lt;game name="Lufia - The Legend Returns (USA)"&gt; &lt;year&gt;2001&lt;/year&gt; &lt;rating&gt;ESRB - E (Everyone)&lt;/rating&gt; &lt;title&gt;Lufia - The Legend Returns &lt;/title&gt; &lt;pub&gt;Ubisoft&lt;/pub&gt; &lt;dev&gt;Neverland Co., Ltd&lt;/dev&gt; &lt;genre&gt;Role-Playing&lt;/genre&gt; &lt;score&gt;3.5&lt;/score&gt; &lt;player&gt;1 Player&lt;/player&gt; &lt;story&gt;The third title of the Lufia series gives us an entirely new battle and dungeon system. All of the dungeons in this game are randomly generated, which can get annoying at times. Otherwise, it's a lot like Lufia 2 in the dungeon department. You see the monsters, they move when you move and you can stun them.****The battle system in this game is rather unique. You can use 9 characters in a 3x3 formation. The character in the front row deals the most physical damage, but also takes the most physical damage. Vice versa for the back row one, and the one in the middle row obviously takes and deals average damage. 9 characters might seem like much to use, but you can only let 3 characters attack during a turn; One from each vertical row. ****The 3x3 system is also used for special attacks and magic systems. Each character has a power in one colour; Blue, green, yellow or red, which means magic, defense, speed or power respectively. The other characters who are in the same vertical or horizontal row also receive the same amount of power from this character; This way, all characters share their power with eachother. ****Other than that, the story circles around the Sinistrals returning - Again. Another thing that has returned is the Ancient Dungeon, but this time around, it has 200 floors and a very difficult and unexpected boss at the bottom...&lt;/story&gt; &lt;/game&gt;</text:p>
          </table:table-cell>
          <table:table-cell table:number-columns-repeated="1013"/>
        </table:table-row>
        <table:table-row table:style-name="ro1">
          <table:table-cell office:value-type="string">
            <text:p>M&amp;M's Minis Madness (USA)</text:p>
          </table:table-cell>
          <table:table-cell office:value-type="float" office:value="2000">
            <text:p>2000</text:p>
          </table:table-cell>
          <table:table-cell office:value-type="string">
            <text:p>ESRB - E (Everyone)</text:p>
          </table:table-cell>
          <table:table-cell office:value-type="string">
            <text:p>M&amp;M's Minis Madness </text:p>
          </table:table-cell>
          <table:table-cell office:value-type="string">
            <text:p>Majesco Games</text:p>
          </table:table-cell>
          <table:table-cell office:value-type="string">
            <text:p>Pipe Dream Interactive</text:p>
          </table:table-cell>
          <table:table-cell office:value-type="string">
            <text:p>Action</text:p>
          </table:table-cell>
          <table:table-cell office:value-type="string">
            <text:p>3.3</text:p>
          </table:table-cell>
          <table:table-cell office:value-type="string">
            <text:p>1 Player</text:p>
          </table:table-cell>
          <table:table-cell office:value-type="string">
            <text:p>The Minis have escaped and are wreaking havoc on the M&amp;M factory. It is up to four intrepid heroes Red, Green, Yellow, and Blue to capture the Minis and return the factory to normal. You must choose the appropriate character for each situation the heroes encounter, as they each have a special skill. Blue can swim, Green has a deadly kiss attack, Yellow can bounce high into the air, and Red can use a spin attack to destroy enemies. If you encounter an area the current character is not able to get past, you can switch to another characters with the select button. Learning how and when to use these abilities is key to conquering all 12 levels in the game. So play M&amp;M MINI MADNESS and try to save the factory before the Minis destroy it. </text:p>
          </table:table-cell>
          <table:table-cell table:style-name="Default" table:formula="of:=CONCATENATE(&quot;&lt;game name=&quot;;CHAR(34);[.A244];CHAR(34);&quot;&gt; &lt;year&gt;&quot;;[.B244];&quot;&lt;/year&gt; &lt;rating&gt;&quot;;[.C244];&quot;&lt;/rating&gt; &lt;title&gt;&quot;;[.D244];&quot;&lt;/title&gt; &lt;pub&gt;&quot;;[.E244];&quot;&lt;/pub&gt; &lt;dev&gt;&quot;;[.F244];&quot;&lt;/dev&gt; &lt;genre&gt;&quot;;[.G244];&quot;&lt;/genre&gt; &lt;score&gt;&quot;;[.H244];&quot;&lt;/score&gt; &lt;player&gt;&quot;;[.I244];&quot;&lt;/player&gt; &lt;story&gt;&quot;;[.J244];&quot;&lt;/story&gt; &lt;/game&gt;&quot;)" office:value-type="string" office:string-value="&lt;game name=&quot;M&amp;M's Minis Madness (USA)&quot;&gt; &lt;year&gt;2000&lt;/year&gt; &lt;rating&gt;ESRB - E (Everyone)&lt;/rating&gt; &lt;title&gt;M&amp;M's Minis Madness &lt;/title&gt; &lt;pub&gt;Majesco Games&lt;/pub&gt; &lt;dev&gt;Pipe Dream Interactive&lt;/dev&gt; &lt;genre&gt;Action&lt;/genre&gt; &lt;score&gt;3.3&lt;/score&gt; &lt;player&gt;1 Player&lt;/player&gt; &lt;story&gt;The Minis have escaped and are wreaking havoc on the M&amp;M factory. It is up to four intrepid heroes Red, Green, Yellow, and Blue to capture the Minis and return the factory to normal. You must choose the appropriate character for each situation the heroes encounter, as they each have a special skill. Blue can swim, Green has a deadly kiss attack, Yellow can bounce high into the air, and Red can use a spin attack to destroy enemies. If you encounter an area the current character is not able to get past, you can switch to another characters with the select button. Learning how and when to use these abilities is key to conquering all 12 levels in the game. So play M&amp;M MINI MADNESS and try to save the factory before the Minis destroy it. &lt;/story&gt; &lt;/game&gt;">
            <text:p>&lt;game name="M&amp;M's Minis Madness (USA)"&gt; &lt;year&gt;2000&lt;/year&gt; &lt;rating&gt;ESRB - E (Everyone)&lt;/rating&gt; &lt;title&gt;M&amp;M's Minis Madness &lt;/title&gt; &lt;pub&gt;Majesco Games&lt;/pub&gt; &lt;dev&gt;Pipe Dream Interactive&lt;/dev&gt; &lt;genre&gt;Action&lt;/genre&gt; &lt;score&gt;3.3&lt;/score&gt; &lt;player&gt;1 Player&lt;/player&gt; &lt;story&gt;The Minis have escaped and are wreaking havoc on the M&amp;M factory. It is up to four intrepid heroes Red, Green, Yellow, and Blue to capture the Minis and return the factory to normal. You must choose the appropriate character for each situation the heroes encounter, as they each have a special skill. Blue can swim, Green has a deadly kiss attack, Yellow can bounce high into the air, and Red can use a spin attack to destroy enemies. If you encounter an area the current character is not able to get past, you can switch to another characters with the select button. Learning how and when to use these abilities is key to conquering all 12 levels in the game. So play M&amp;M MINI MADNESS and try to save the factory before the Minis destroy it. &lt;/story&gt; &lt;/game&gt;</text:p>
          </table:table-cell>
          <table:table-cell table:number-columns-repeated="1013"/>
        </table:table-row>
        <table:table-row table:style-name="ro1">
          <table:table-cell office:value-type="string">
            <text:p>Madden NFL 2000 (USA, Europe)</text:p>
          </table:table-cell>
          <table:table-cell office:value-type="float" office:value="1999">
            <text:p>1999</text:p>
          </table:table-cell>
          <table:table-cell office:value-type="string">
            <text:p>ESRB - E (Everyone)</text:p>
          </table:table-cell>
          <table:table-cell office:value-type="string">
            <text:p>Madden NFL 2000 </text:p>
          </table:table-cell>
          <table:table-cell office:value-type="string">
            <text:p>THQ</text:p>
          </table:table-cell>
          <table:table-cell office:value-type="string">
            <text:p>Tiertex Design Studios</text:p>
          </table:table-cell>
          <table:table-cell office:value-type="string">
            <text:p>Sports</text:p>
          </table:table-cell>
          <table:table-cell office:value-type="string">
            <text:p>2.8</text:p>
          </table:table-cell>
          <table:table-cell office:value-type="string">
            <text:p>1-2 Players</text:p>
          </table:table-cell>
          <table:table-cell office:value-type="string">
            <text:p>The first entry in the long-running Madden football series on the Game Boy Color is also the first entry in the series on a handheld in three years. The versions on consoles and computers having migrated to 3D graphics, the GBC edition uses traditional sprite-based 2D with a top-down view of the playing field.****Game modes include Exhibition matches, Sudden Death games (first team to score wins), Full Seasons and Playoffs. Progress can be saved through use of passwords. Game features include many known from other iterations of the series, such as player injuries and substitutions, audibles, detailed statistics, control of weather and game time, and more. The playbook not only includes a wide number of standard plays, but also a variety of trick plays like fake field goals and reverse plays.****Team and player names and statistics are from the 1999 NFL season.</text:p>
          </table:table-cell>
          <table:table-cell table:style-name="Default" table:formula="of:=CONCATENATE(&quot;&lt;game name=&quot;;CHAR(34);[.A245];CHAR(34);&quot;&gt; &lt;year&gt;&quot;;[.B245];&quot;&lt;/year&gt; &lt;rating&gt;&quot;;[.C245];&quot;&lt;/rating&gt; &lt;title&gt;&quot;;[.D245];&quot;&lt;/title&gt; &lt;pub&gt;&quot;;[.E245];&quot;&lt;/pub&gt; &lt;dev&gt;&quot;;[.F245];&quot;&lt;/dev&gt; &lt;genre&gt;&quot;;[.G245];&quot;&lt;/genre&gt; &lt;score&gt;&quot;;[.H245];&quot;&lt;/score&gt; &lt;player&gt;&quot;;[.I245];&quot;&lt;/player&gt; &lt;story&gt;&quot;;[.J245];&quot;&lt;/story&gt; &lt;/game&gt;&quot;)" office:value-type="string" office:string-value="&lt;game name=&quot;Madden NFL 2000 (USA, Europe)&quot;&gt; &lt;year&gt;1999&lt;/year&gt; &lt;rating&gt;ESRB - E (Everyone)&lt;/rating&gt; &lt;title&gt;Madden NFL 2000 &lt;/title&gt; &lt;pub&gt;THQ&lt;/pub&gt; &lt;dev&gt;Tiertex Design Studios&lt;/dev&gt; &lt;genre&gt;Sports&lt;/genre&gt; &lt;score&gt;2.8&lt;/score&gt; &lt;player&gt;1-2 Players&lt;/player&gt; &lt;story&gt;The first entry in the long-running Madden football series on the Game Boy Color is also the first entry in the series on a handheld in three years. The versions on consoles and computers having migrated to 3D graphics, the GBC edition uses traditional sprite-based 2D with a top-down view of the playing field.****Game modes include Exhibition matches, Sudden Death games (first team to score wins), Full Seasons and Playoffs. Progress can be saved through use of passwords. Game features include many known from other iterations of the series, such as player injuries and substitutions, audibles, detailed statistics, control of weather and game time, and more. The playbook not only includes a wide number of standard plays, but also a variety of trick plays like fake field goals and reverse plays.****Team and player names and statistics are from the 1999 NFL season.&lt;/story&gt; &lt;/game&gt;">
            <text:p>&lt;game name="Madden NFL 2000 (USA, Europe)"&gt; &lt;year&gt;1999&lt;/year&gt; &lt;rating&gt;ESRB - E (Everyone)&lt;/rating&gt; &lt;title&gt;Madden NFL 2000 &lt;/title&gt; &lt;pub&gt;THQ&lt;/pub&gt; &lt;dev&gt;Tiertex Design Studios&lt;/dev&gt; &lt;genre&gt;Sports&lt;/genre&gt; &lt;score&gt;2.8&lt;/score&gt; &lt;player&gt;1-2 Players&lt;/player&gt; &lt;story&gt;The first entry in the long-running Madden football series on the Game Boy Color is also the first entry in the series on a handheld in three years. The versions on consoles and computers having migrated to 3D graphics, the GBC edition uses traditional sprite-based 2D with a top-down view of the playing field.****Game modes include Exhibition matches, Sudden Death games (first team to score wins), Full Seasons and Playoffs. Progress can be saved through use of passwords. Game features include many known from other iterations of the series, such as player injuries and substitutions, audibles, detailed statistics, control of weather and game time, and more. The playbook not only includes a wide number of standard plays, but also a variety of trick plays like fake field goals and reverse plays.****Team and player names and statistics are from the 1999 NFL season.&lt;/story&gt; &lt;/game&gt;</text:p>
          </table:table-cell>
          <table:table-cell table:number-columns-repeated="1013"/>
        </table:table-row>
        <table:table-row table:style-name="ro1">
          <table:table-cell office:value-type="string">
            <text:p>Madden NFL 2001 (USA)</text:p>
          </table:table-cell>
          <table:table-cell office:value-type="float" office:value="2000">
            <text:p>2000</text:p>
          </table:table-cell>
          <table:table-cell office:value-type="string">
            <text:p>ESRB - E (Everyone)</text:p>
          </table:table-cell>
          <table:table-cell office:value-type="string">
            <text:p>Madden NFL 2001 </text:p>
          </table:table-cell>
          <table:table-cell office:value-type="string">
            <text:p>EA Sports</text:p>
          </table:table-cell>
          <table:table-cell office:value-type="string">
            <text:p>3d6 Games, Inc.</text:p>
          </table:table-cell>
          <table:table-cell office:value-type="string">
            <text:p>Sports</text:p>
          </table:table-cell>
          <table:table-cell office:value-type="string">
            <text:p>3.0</text:p>
          </table:table-cell>
          <table:table-cell office:value-type="string">
            <text:p>1-2 Players</text:p>
          </table:table-cell>
          <table:table-cell office:value-type="string">
            <text:p>The first mobile entry in the series to be published by Electronic Arts proper instead of THQ, Madden NFL 2001 is the second iteration on the Game Boy Color, from new developer 3d6 Games.****The game modes are Exhibition, Season and Playoffs, and for the first time, the game also offers a two-player mode over the link cable. The 2D top-down graphics have been improved compared to earlier versions, and the game offers quarterback speech for the first time on a mobile platform.****Gameplay features are as usual: a large playbook, audibles, player injuries and substitutions, and detailed statistics. The game features the player stats and team names and logos from the 2000 NFL season.</text:p>
          </table:table-cell>
          <table:table-cell table:style-name="Default" table:formula="of:=CONCATENATE(&quot;&lt;game name=&quot;;CHAR(34);[.A246];CHAR(34);&quot;&gt; &lt;year&gt;&quot;;[.B246];&quot;&lt;/year&gt; &lt;rating&gt;&quot;;[.C246];&quot;&lt;/rating&gt; &lt;title&gt;&quot;;[.D246];&quot;&lt;/title&gt; &lt;pub&gt;&quot;;[.E246];&quot;&lt;/pub&gt; &lt;dev&gt;&quot;;[.F246];&quot;&lt;/dev&gt; &lt;genre&gt;&quot;;[.G246];&quot;&lt;/genre&gt; &lt;score&gt;&quot;;[.H246];&quot;&lt;/score&gt; &lt;player&gt;&quot;;[.I246];&quot;&lt;/player&gt; &lt;story&gt;&quot;;[.J246];&quot;&lt;/story&gt; &lt;/game&gt;&quot;)" office:value-type="string" office:string-value="&lt;game name=&quot;Madden NFL 2001 (USA)&quot;&gt; &lt;year&gt;2000&lt;/year&gt; &lt;rating&gt;ESRB - E (Everyone)&lt;/rating&gt; &lt;title&gt;Madden NFL 2001 &lt;/title&gt; &lt;pub&gt;EA Sports&lt;/pub&gt; &lt;dev&gt;3d6 Games, Inc.&lt;/dev&gt; &lt;genre&gt;Sports&lt;/genre&gt; &lt;score&gt;3.0&lt;/score&gt; &lt;player&gt;1-2 Players&lt;/player&gt; &lt;story&gt;The first mobile entry in the series to be published by Electronic Arts proper instead of THQ, Madden NFL 2001 is the second iteration on the Game Boy Color, from new developer 3d6 Games.****The game modes are Exhibition, Season and Playoffs, and for the first time, the game also offers a two-player mode over the link cable. The 2D top-down graphics have been improved compared to earlier versions, and the game offers quarterback speech for the first time on a mobile platform.****Gameplay features are as usual: a large playbook, audibles, player injuries and substitutions, and detailed statistics. The game features the player stats and team names and logos from the 2000 NFL season.&lt;/story&gt; &lt;/game&gt;">
            <text:p>&lt;game name="Madden NFL 2001 (USA)"&gt; &lt;year&gt;2000&lt;/year&gt; &lt;rating&gt;ESRB - E (Everyone)&lt;/rating&gt; &lt;title&gt;Madden NFL 2001 &lt;/title&gt; &lt;pub&gt;EA Sports&lt;/pub&gt; &lt;dev&gt;3d6 Games, Inc.&lt;/dev&gt; &lt;genre&gt;Sports&lt;/genre&gt; &lt;score&gt;3.0&lt;/score&gt; &lt;player&gt;1-2 Players&lt;/player&gt; &lt;story&gt;The first mobile entry in the series to be published by Electronic Arts proper instead of THQ, Madden NFL 2001 is the second iteration on the Game Boy Color, from new developer 3d6 Games.****The game modes are Exhibition, Season and Playoffs, and for the first time, the game also offers a two-player mode over the link cable. The 2D top-down graphics have been improved compared to earlier versions, and the game offers quarterback speech for the first time on a mobile platform.****Gameplay features are as usual: a large playbook, audibles, player injuries and substitutions, and detailed statistics. The game features the player stats and team names and logos from the 2000 NFL season.&lt;/story&gt; &lt;/game&gt;</text:p>
          </table:table-cell>
          <table:table-cell table:number-columns-repeated="1013"/>
        </table:table-row>
        <table:table-row table:style-name="ro1">
          <table:table-cell office:value-type="string">
            <text:p>Madden NFL 2002 (USA)</text:p>
          </table:table-cell>
          <table:table-cell office:value-type="float" office:value="2001">
            <text:p>2001</text:p>
          </table:table-cell>
          <table:table-cell office:value-type="string">
            <text:p>ESRB - E (Everyone)</text:p>
          </table:table-cell>
          <table:table-cell office:value-type="string">
            <text:p>Madden NFL 2002 </text:p>
          </table:table-cell>
          <table:table-cell office:value-type="string">
            <text:p>EA Sports</text:p>
          </table:table-cell>
          <table:table-cell office:value-type="string">
            <text:p>3d6 Games, Inc.</text:p>
          </table:table-cell>
          <table:table-cell office:value-type="string">
            <text:p>Sports</text:p>
          </table:table-cell>
          <table:table-cell office:value-type="string">
            <text:p>3.3</text:p>
          </table:table-cell>
          <table:table-cell office:value-type="string">
            <text:p>1-2 Players</text:p>
          </table:table-cell>
          <table:table-cell office:value-type="string">
            <text:p>The last Madden game on the Game Boy Color is very similar to its immediate predecessor, offering most of the same features, the main difference being updated player stats for the 2001 NFL season.****Besides exhibition games, there are season and playoff modes with password support. The two-player mode via link cable also returns. The playbook of more than 80 offense and 60 defense plays is reused from the previous game, as are features like audibles and substitutions.</text:p>
          </table:table-cell>
          <table:table-cell table:style-name="Default" table:formula="of:=CONCATENATE(&quot;&lt;game name=&quot;;CHAR(34);[.A247];CHAR(34);&quot;&gt; &lt;year&gt;&quot;;[.B247];&quot;&lt;/year&gt; &lt;rating&gt;&quot;;[.C247];&quot;&lt;/rating&gt; &lt;title&gt;&quot;;[.D247];&quot;&lt;/title&gt; &lt;pub&gt;&quot;;[.E247];&quot;&lt;/pub&gt; &lt;dev&gt;&quot;;[.F247];&quot;&lt;/dev&gt; &lt;genre&gt;&quot;;[.G247];&quot;&lt;/genre&gt; &lt;score&gt;&quot;;[.H247];&quot;&lt;/score&gt; &lt;player&gt;&quot;;[.I247];&quot;&lt;/player&gt; &lt;story&gt;&quot;;[.J247];&quot;&lt;/story&gt; &lt;/game&gt;&quot;)" office:value-type="string" office:string-value="&lt;game name=&quot;Madden NFL 2002 (USA)&quot;&gt; &lt;year&gt;2001&lt;/year&gt; &lt;rating&gt;ESRB - E (Everyone)&lt;/rating&gt; &lt;title&gt;Madden NFL 2002 &lt;/title&gt; &lt;pub&gt;EA Sports&lt;/pub&gt; &lt;dev&gt;3d6 Games, Inc.&lt;/dev&gt; &lt;genre&gt;Sports&lt;/genre&gt; &lt;score&gt;3.3&lt;/score&gt; &lt;player&gt;1-2 Players&lt;/player&gt; &lt;story&gt;The last Madden game on the Game Boy Color is very similar to its immediate predecessor, offering most of the same features, the main difference being updated player stats for the 2001 NFL season.****Besides exhibition games, there are season and playoff modes with password support. The two-player mode via link cable also returns. The playbook of more than 80 offense and 60 defense plays is reused from the previous game, as are features like audibles and substitutions.&lt;/story&gt; &lt;/game&gt;">
            <text:p>&lt;game name="Madden NFL 2002 (USA)"&gt; &lt;year&gt;2001&lt;/year&gt; &lt;rating&gt;ESRB - E (Everyone)&lt;/rating&gt; &lt;title&gt;Madden NFL 2002 &lt;/title&gt; &lt;pub&gt;EA Sports&lt;/pub&gt; &lt;dev&gt;3d6 Games, Inc.&lt;/dev&gt; &lt;genre&gt;Sports&lt;/genre&gt; &lt;score&gt;3.3&lt;/score&gt; &lt;player&gt;1-2 Players&lt;/player&gt; &lt;story&gt;The last Madden game on the Game Boy Color is very similar to its immediate predecessor, offering most of the same features, the main difference being updated player stats for the 2001 NFL season.****Besides exhibition games, there are season and playoff modes with password support. The two-player mode via link cable also returns. The playbook of more than 80 offense and 60 defense plays is reused from the previous game, as are features like audibles and substitutions.&lt;/story&gt; &lt;/game&gt;</text:p>
          </table:table-cell>
          <table:table-cell table:number-columns-repeated="1013"/>
        </table:table-row>
        <table:table-row table:style-name="ro1">
          <table:table-cell office:value-type="string">
            <text:p>Magi Nation (USA)</text:p>
          </table:table-cell>
          <table:table-cell office:value-type="float" office:value="2001">
            <text:p>2001</text:p>
          </table:table-cell>
          <table:table-cell office:value-type="string">
            <text:p>ESRB - E (Everyone)</text:p>
          </table:table-cell>
          <table:table-cell office:value-type="string">
            <text:p>Magi Nation </text:p>
          </table:table-cell>
          <table:table-cell table:number-columns-repeated="2" office:value-type="string">
            <text:p>Interactive Imagination</text:p>
          </table:table-cell>
          <table:table-cell office:value-type="string">
            <text:p>Role-Playing</text:p>
          </table:table-cell>
          <table:table-cell office:value-type="string">
            <text:p>4.2</text:p>
          </table:table-cell>
          <table:table-cell office:value-type="string">
            <text:p>1 Player</text:p>
          </table:table-cell>
          <table:table-cell office:value-type="string">
            <text:p>In Magi-Nation, the player takes control of a boy named Tony Jones who is dared by his friends to enter a spooky cave. <text:s/>After finding his way in he gets lost and finds a magical world inside called the Moonlands filled with many magical creatures and now must fight his way back to the mouth of the cave and escape back to reality.****The gameplay is a mixed blend of many types. <text:s/>The main gameplay is in the style of an RPG such as The Legend of Zelda where the player explores the world, encountering enemies to fight, locate treasures and relics that can be used in battle and talking to other magical creatures to help find clues to escape.****The battle sequences are a blend of Pokémon and Yu-Gi-Oh!. <text:s/>The player battles enemies using a turn-based card system with captured monsters from previous fights and can use certain relics scattered throughout the world to combine with their monster/card to help them defeat enemies and advance. <text:s/>However there are only a certain amount of relics so the player must use careful strategy when using them in battle.</text:p>
          </table:table-cell>
          <table:table-cell table:style-name="Default" table:formula="of:=CONCATENATE(&quot;&lt;game name=&quot;;CHAR(34);[.A248];CHAR(34);&quot;&gt; &lt;year&gt;&quot;;[.B248];&quot;&lt;/year&gt; &lt;rating&gt;&quot;;[.C248];&quot;&lt;/rating&gt; &lt;title&gt;&quot;;[.D248];&quot;&lt;/title&gt; &lt;pub&gt;&quot;;[.E248];&quot;&lt;/pub&gt; &lt;dev&gt;&quot;;[.F248];&quot;&lt;/dev&gt; &lt;genre&gt;&quot;;[.G248];&quot;&lt;/genre&gt; &lt;score&gt;&quot;;[.H248];&quot;&lt;/score&gt; &lt;player&gt;&quot;;[.I248];&quot;&lt;/player&gt; &lt;story&gt;&quot;;[.J248];&quot;&lt;/story&gt; &lt;/game&gt;&quot;)" office:value-type="string" office:string-value="&lt;game name=&quot;Magi Nation (USA)&quot;&gt; &lt;year&gt;2001&lt;/year&gt; &lt;rating&gt;ESRB - E (Everyone)&lt;/rating&gt; &lt;title&gt;Magi Nation &lt;/title&gt; &lt;pub&gt;Interactive Imagination&lt;/pub&gt; &lt;dev&gt;Interactive Imagination&lt;/dev&gt; &lt;genre&gt;Role-Playing&lt;/genre&gt; &lt;score&gt;4.2&lt;/score&gt; &lt;player&gt;1 Player&lt;/player&gt; &lt;story&gt;In Magi-Nation, the player takes control of a boy named Tony Jones who is dared by his friends to enter a spooky cave.  After finding his way in he gets lost and finds a magical world inside called the Moonlands filled with many magical creatures and now must fight his way back to the mouth of the cave and escape back to reality.****The gameplay is a mixed blend of many types.  The main gameplay is in the style of an RPG such as The Legend of Zelda where the player explores the world, encountering enemies to fight, locate treasures and relics that can be used in battle and talking to other magical creatures to help find clues to escape.****The battle sequences are a blend of Pokémon and Yu-Gi-Oh!.  The player battles enemies using a turn-based card system with captured monsters from previous fights and can use certain relics scattered throughout the world to combine with their monster/card to help them defeat enemies and advance.  However there are only a certain amount of relics so the player must use careful strategy when using them in battle.&lt;/story&gt; &lt;/game&gt;">
            <text:p>&lt;game name="Magi Nation (USA)"&gt; &lt;year&gt;2001&lt;/year&gt; &lt;rating&gt;ESRB - E (Everyone)&lt;/rating&gt; &lt;title&gt;Magi Nation &lt;/title&gt; &lt;pub&gt;Interactive Imagination&lt;/pub&gt; &lt;dev&gt;Interactive Imagination&lt;/dev&gt; &lt;genre&gt;Role-Playing&lt;/genre&gt; &lt;score&gt;4.2&lt;/score&gt; &lt;player&gt;1 Player&lt;/player&gt; &lt;story&gt;In Magi-Nation, the player takes control of a boy named Tony Jones who is dared by his friends to enter a spooky cave. <text:s/>After finding his way in he gets lost and finds a magical world inside called the Moonlands filled with many magical creatures and now must fight his way back to the mouth of the cave and escape back to reality.****The gameplay is a mixed blend of many types. <text:s/>The main gameplay is in the style of an RPG such as The Legend of Zelda where the player explores the world, encountering enemies to fight, locate treasures and relics that can be used in battle and talking to other magical creatures to help find clues to escape.****The battle sequences are a blend of Pokémon and Yu-Gi-Oh!. <text:s/>The player battles enemies using a turn-based card system with captured monsters from previous fights and can use certain relics scattered throughout the world to combine with their monster/card to help them defeat enemies and advance. <text:s/>However there are only a certain amount of relics so the player must use careful strategy when using them in battle.&lt;/story&gt; &lt;/game&gt;</text:p>
          </table:table-cell>
          <table:table-cell table:number-columns-repeated="1013"/>
        </table:table-row>
        <table:table-row table:style-name="ro1">
          <table:table-cell office:value-type="string">
            <text:p>Magical Drop (USA)</text:p>
          </table:table-cell>
          <table:table-cell office:value-type="float" office:value="2000">
            <text:p>2000</text:p>
          </table:table-cell>
          <table:table-cell office:value-type="string">
            <text:p>ESRB - E (Everyone)</text:p>
          </table:table-cell>
          <table:table-cell office:value-type="string">
            <text:p>Magical Drop </text:p>
          </table:table-cell>
          <table:table-cell office:value-type="string">
            <text:p>Classified Games</text:p>
          </table:table-cell>
          <table:table-cell office:value-type="string">
            <text:p>Data East Corporation</text:p>
          </table:table-cell>
          <table:table-cell office:value-type="string">
            <text:p>Action</text:p>
          </table:table-cell>
          <table:table-cell office:value-type="string">
            <text:p>2.8</text:p>
          </table:table-cell>
          <table:table-cell office:value-type="string">
            <text:p>1-2 Players</text:p>
          </table:table-cell>
          <table:table-cell office:value-type="string">
            <text:p>Magical Drop. In the game you control a clown who throws marbles up on the screen into the cluster of multi-colored marbles, rocks and crystals. The goal is to get three or more of the same color to remove marbles, but you can also grab more than one at the time to create long chain combos and gain better "special" blocks at the top of the screen.You can play the game in single player modes or versus a friend in versus mode. In versus mode you get to pick your character, much like in a fighting game, each with their own counter attacks and abilities.</text:p>
          </table:table-cell>
          <table:table-cell table:style-name="Default" table:formula="of:=CONCATENATE(&quot;&lt;game name=&quot;;CHAR(34);[.A249];CHAR(34);&quot;&gt; &lt;year&gt;&quot;;[.B249];&quot;&lt;/year&gt; &lt;rating&gt;&quot;;[.C249];&quot;&lt;/rating&gt; &lt;title&gt;&quot;;[.D249];&quot;&lt;/title&gt; &lt;pub&gt;&quot;;[.E249];&quot;&lt;/pub&gt; &lt;dev&gt;&quot;;[.F249];&quot;&lt;/dev&gt; &lt;genre&gt;&quot;;[.G249];&quot;&lt;/genre&gt; &lt;score&gt;&quot;;[.H249];&quot;&lt;/score&gt; &lt;player&gt;&quot;;[.I249];&quot;&lt;/player&gt; &lt;story&gt;&quot;;[.J249];&quot;&lt;/story&gt; &lt;/game&gt;&quot;)" office:value-type="string" office:string-value="&lt;game name=&quot;Magical Drop (USA)&quot;&gt; &lt;year&gt;2000&lt;/year&gt; &lt;rating&gt;ESRB - E (Everyone)&lt;/rating&gt; &lt;title&gt;Magical Drop &lt;/title&gt; &lt;pub&gt;Classified Games&lt;/pub&gt; &lt;dev&gt;Data East Corporation&lt;/dev&gt; &lt;genre&gt;Action&lt;/genre&gt; &lt;score&gt;2.8&lt;/score&gt; &lt;player&gt;1-2 Players&lt;/player&gt; &lt;story&gt;Magical Drop. In the game you control a clown who throws marbles up on the screen into the cluster of multi-colored marbles, rocks and crystals. The goal is to get three or more of the same color to remove marbles, but you can also grab more than one at the time to create long chain combos and gain better &quot;special&quot; blocks at the top of the screen.You can play the game in single player modes or versus a friend in versus mode. In versus mode you get to pick your character, much like in a fighting game, each with their own counter attacks and abilities.&lt;/story&gt; &lt;/game&gt;">
            <text:p>&lt;game name="Magical Drop (USA)"&gt; &lt;year&gt;2000&lt;/year&gt; &lt;rating&gt;ESRB - E (Everyone)&lt;/rating&gt; &lt;title&gt;Magical Drop &lt;/title&gt; &lt;pub&gt;Classified Games&lt;/pub&gt; &lt;dev&gt;Data East Corporation&lt;/dev&gt; &lt;genre&gt;Action&lt;/genre&gt; &lt;score&gt;2.8&lt;/score&gt; &lt;player&gt;1-2 Players&lt;/player&gt; &lt;story&gt;Magical Drop. In the game you control a clown who throws marbles up on the screen into the cluster of multi-colored marbles, rocks and crystals. The goal is to get three or more of the same color to remove marbles, but you can also grab more than one at the time to create long chain combos and gain better "special" blocks at the top of the screen.You can play the game in single player modes or versus a friend in versus mode. In versus mode you get to pick your character, much like in a fighting game, each with their own counter attacks and abilities.&lt;/story&gt; &lt;/game&gt;</text:p>
          </table:table-cell>
          <table:table-cell table:number-columns-repeated="1013"/>
        </table:table-row>
        <table:table-row table:style-name="ro1">
          <table:table-cell office:value-type="string">
            <text:p>Magical Tetris Challenge (USA)</text:p>
          </table:table-cell>
          <table:table-cell office:value-type="float" office:value="2000">
            <text:p>2000</text:p>
          </table:table-cell>
          <table:table-cell office:value-type="string">
            <text:p>ESRB - E (Everyone)</text:p>
          </table:table-cell>
          <table:table-cell office:value-type="string">
            <text:p>Magical Tetris Challenge </text:p>
          </table:table-cell>
          <table:table-cell table:number-columns-repeated="2" office:value-type="string">
            <text:p>Capcom</text:p>
          </table:table-cell>
          <table:table-cell office:value-type="string">
            <text:p>Puzzle</text:p>
          </table:table-cell>
          <table:table-cell office:value-type="string">
            <text:p>4.1</text:p>
          </table:table-cell>
          <table:table-cell office:value-type="string">
            <text:p>1-2 Players</text:p>
          </table:table-cell>
          <table:table-cell office:value-type="string">
            <text:p>Magical Tetris Challenge mixes the well known Tetris brand with the characters and worlds of Disney. The original Tetris is on offer through the usual endurance challenge or the new story mode, where you choose one of the many well known Disney characters (Mickey, Minnie, Donald, and Goofy) and take on the bad guys in a game of Tetris to save the day. A 2-player mode is also included.</text:p>
          </table:table-cell>
          <table:table-cell table:style-name="Default" table:formula="of:=CONCATENATE(&quot;&lt;game name=&quot;;CHAR(34);[.A250];CHAR(34);&quot;&gt; &lt;year&gt;&quot;;[.B250];&quot;&lt;/year&gt; &lt;rating&gt;&quot;;[.C250];&quot;&lt;/rating&gt; &lt;title&gt;&quot;;[.D250];&quot;&lt;/title&gt; &lt;pub&gt;&quot;;[.E250];&quot;&lt;/pub&gt; &lt;dev&gt;&quot;;[.F250];&quot;&lt;/dev&gt; &lt;genre&gt;&quot;;[.G250];&quot;&lt;/genre&gt; &lt;score&gt;&quot;;[.H250];&quot;&lt;/score&gt; &lt;player&gt;&quot;;[.I250];&quot;&lt;/player&gt; &lt;story&gt;&quot;;[.J250];&quot;&lt;/story&gt; &lt;/game&gt;&quot;)" office:value-type="string" office:string-value="&lt;game name=&quot;Magical Tetris Challenge (USA)&quot;&gt; &lt;year&gt;2000&lt;/year&gt; &lt;rating&gt;ESRB - E (Everyone)&lt;/rating&gt; &lt;title&gt;Magical Tetris Challenge &lt;/title&gt; &lt;pub&gt;Capcom&lt;/pub&gt; &lt;dev&gt;Capcom&lt;/dev&gt; &lt;genre&gt;Puzzle&lt;/genre&gt; &lt;score&gt;4.1&lt;/score&gt; &lt;player&gt;1-2 Players&lt;/player&gt; &lt;story&gt;Magical Tetris Challenge mixes the well known Tetris brand with the characters and worlds of Disney. The original Tetris is on offer through the usual endurance challenge or the new story mode, where you choose one of the many well known Disney characters (Mickey, Minnie, Donald, and Goofy) and take on the bad guys in a game of Tetris to save the day. A 2-player mode is also included.&lt;/story&gt; &lt;/game&gt;">
            <text:p>&lt;game name="Magical Tetris Challenge (USA)"&gt; &lt;year&gt;2000&lt;/year&gt; &lt;rating&gt;ESRB - E (Everyone)&lt;/rating&gt; &lt;title&gt;Magical Tetris Challenge &lt;/title&gt; &lt;pub&gt;Capcom&lt;/pub&gt; &lt;dev&gt;Capcom&lt;/dev&gt; &lt;genre&gt;Puzzle&lt;/genre&gt; &lt;score&gt;4.1&lt;/score&gt; &lt;player&gt;1-2 Players&lt;/player&gt; &lt;story&gt;Magical Tetris Challenge mixes the well known Tetris brand with the characters and worlds of Disney. The original Tetris is on offer through the usual endurance challenge or the new story mode, where you choose one of the many well known Disney characters (Mickey, Minnie, Donald, and Goofy) and take on the bad guys in a game of Tetris to save the day. A 2-player mode is also included.&lt;/story&gt; &lt;/game&gt;</text:p>
          </table:table-cell>
          <table:table-cell table:number-columns-repeated="1013"/>
        </table:table-row>
        <table:table-row table:style-name="ro1">
          <table:table-cell office:value-type="string">
            <text:p>Marble Madness (USA, Europe)</text:p>
          </table:table-cell>
          <table:table-cell office:value-type="float" office:value="1999">
            <text:p>1999</text:p>
          </table:table-cell>
          <table:table-cell office:value-type="string">
            <text:p>ESRB - E (Everyone)</text:p>
          </table:table-cell>
          <table:table-cell office:value-type="string">
            <text:p>Marble Madness </text:p>
          </table:table-cell>
          <table:table-cell office:value-type="string">
            <text:p>Midway</text:p>
          </table:table-cell>
          <table:table-cell office:value-type="string">
            <text:p>Atari Games Corporation</text:p>
          </table:table-cell>
          <table:table-cell office:value-type="string">
            <text:p>Puzzle</text:p>
          </table:table-cell>
          <table:table-cell office:value-type="string">
            <text:p>3.7</text:p>
          </table:table-cell>
          <table:table-cell office:value-type="string">
            <text:p>1 Player</text:p>
          </table:table-cell>
          <table:table-cell office:value-type="string">
            <text:p>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text:p>
          </table:table-cell>
          <table:table-cell table:style-name="Default" table:formula="of:=CONCATENATE(&quot;&lt;game name=&quot;;CHAR(34);[.A251];CHAR(34);&quot;&gt; &lt;year&gt;&quot;;[.B251];&quot;&lt;/year&gt; &lt;rating&gt;&quot;;[.C251];&quot;&lt;/rating&gt; &lt;title&gt;&quot;;[.D251];&quot;&lt;/title&gt; &lt;pub&gt;&quot;;[.E251];&quot;&lt;/pub&gt; &lt;dev&gt;&quot;;[.F251];&quot;&lt;/dev&gt; &lt;genre&gt;&quot;;[.G251];&quot;&lt;/genre&gt; &lt;score&gt;&quot;;[.H251];&quot;&lt;/score&gt; &lt;player&gt;&quot;;[.I251];&quot;&lt;/player&gt; &lt;story&gt;&quot;;[.J251];&quot;&lt;/story&gt; &lt;/game&gt;&quot;)" office:value-type="string" office:string-value="&lt;game name=&quot;Marble Madness (USA, Europe)&quot;&gt; &lt;year&gt;1999&lt;/year&gt; &lt;rating&gt;ESRB - E (Everyone)&lt;/rating&gt; &lt;title&gt;Marble Madness &lt;/title&gt; &lt;pub&gt;Midway&lt;/pub&gt; &lt;dev&gt;Atari Games Corporation&lt;/dev&gt; &lt;genre&gt;Puzzle&lt;/genre&gt; &lt;score&gt;3.7&lt;/score&gt; &lt;player&gt;1 Player&lt;/player&gt; &lt;story&gt;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lt;/story&gt; &lt;/game&gt;">
            <text:p>&lt;game name="Marble Madness (USA, Europe)"&gt; &lt;year&gt;1999&lt;/year&gt; &lt;rating&gt;ESRB - E (Everyone)&lt;/rating&gt; &lt;title&gt;Marble Madness &lt;/title&gt; &lt;pub&gt;Midway&lt;/pub&gt; &lt;dev&gt;Atari Games Corporation&lt;/dev&gt; &lt;genre&gt;Puzzle&lt;/genre&gt; &lt;score&gt;3.7&lt;/score&gt; &lt;player&gt;1 Player&lt;/player&gt; &lt;story&gt;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lt;/story&gt; &lt;/game&gt;</text:p>
          </table:table-cell>
          <table:table-cell table:number-columns-repeated="1013"/>
        </table:table-row>
        <table:table-row table:style-name="ro1">
          <table:table-cell office:value-type="string">
            <text:p>Mario Golf (USA)</text:p>
          </table:table-cell>
          <table:table-cell office:value-type="float" office:value="1999">
            <text:p>1999</text:p>
          </table:table-cell>
          <table:table-cell office:value-type="string">
            <text:p>ESRB - E (Everyone)</text:p>
          </table:table-cell>
          <table:table-cell office:value-type="string">
            <text:p>Mario Golf </text:p>
          </table:table-cell>
          <table:table-cell office:value-type="string">
            <text:p>Nintendo</text:p>
          </table:table-cell>
          <table:table-cell office:value-type="string">
            <text:p>Camelot Software Planning</text:p>
          </table:table-cell>
          <table:table-cell office:value-type="string">
            <text:p>Sports</text:p>
          </table:table-cell>
          <table:table-cell office:value-type="string">
            <text:p>4.1</text:p>
          </table:table-cell>
          <table:table-cell office:value-type="string">
            <text:p>1-2 Players</text:p>
          </table:table-cell>
          <table:table-cell office:value-type="string">
            <text:p>Mario Golf on Game Boy Color isn't a straight port of the N64 game - it's a totally different game in its own right. It is a combination of a golf game and an RPG. As in an RPG, you choose your character at the beginning, with various strengths and weaknesses, and throughout the course of the game, your character gains experience points through winning matches or playing mini-games. Experience points can be distributed to various skills, such as putting, which makes it easier for you to do well. There are quite a few skills, and no two characters you can create will play in exactly the same way.****Although the story mode is the main part of the game, there's quite a few other modes to keep you busy, like Tournament, Match Game, Stroke, Training, and the two-player mode via link cable. It comes with a dictionary of all the golf terms you'll need, and an extensive range of statistics on your player.</text:p>
          </table:table-cell>
          <table:table-cell table:style-name="Default" table:formula="of:=CONCATENATE(&quot;&lt;game name=&quot;;CHAR(34);[.A252];CHAR(34);&quot;&gt; &lt;year&gt;&quot;;[.B252];&quot;&lt;/year&gt; &lt;rating&gt;&quot;;[.C252];&quot;&lt;/rating&gt; &lt;title&gt;&quot;;[.D252];&quot;&lt;/title&gt; &lt;pub&gt;&quot;;[.E252];&quot;&lt;/pub&gt; &lt;dev&gt;&quot;;[.F252];&quot;&lt;/dev&gt; &lt;genre&gt;&quot;;[.G252];&quot;&lt;/genre&gt; &lt;score&gt;&quot;;[.H252];&quot;&lt;/score&gt; &lt;player&gt;&quot;;[.I252];&quot;&lt;/player&gt; &lt;story&gt;&quot;;[.J252];&quot;&lt;/story&gt; &lt;/game&gt;&quot;)" office:value-type="string" office:string-value="&lt;game name=&quot;Mario Golf (USA)&quot;&gt; &lt;year&gt;1999&lt;/year&gt; &lt;rating&gt;ESRB - E (Everyone)&lt;/rating&gt; &lt;title&gt;Mario Golf &lt;/title&gt; &lt;pub&gt;Nintendo&lt;/pub&gt; &lt;dev&gt;Camelot Software Planning&lt;/dev&gt; &lt;genre&gt;Sports&lt;/genre&gt; &lt;score&gt;4.1&lt;/score&gt; &lt;player&gt;1-2 Players&lt;/player&gt; &lt;story&gt;Mario Golf on Game Boy Color isn't a straight port of the N64 game - it's a totally different game in its own right. It is a combination of a golf game and an RPG. As in an RPG, you choose your character at the beginning, with various strengths and weaknesses, and throughout the course of the game, your character gains experience points through winning matches or playing mini-games. Experience points can be distributed to various skills, such as putting, which makes it easier for you to do well. There are quite a few skills, and no two characters you can create will play in exactly the same way.****Although the story mode is the main part of the game, there's quite a few other modes to keep you busy, like Tournament, Match Game, Stroke, Training, and the two-player mode via link cable. It comes with a dictionary of all the golf terms you'll need, and an extensive range of statistics on your player.&lt;/story&gt; &lt;/game&gt;">
            <text:p>&lt;game name="Mario Golf (USA)"&gt; &lt;year&gt;1999&lt;/year&gt; &lt;rating&gt;ESRB - E (Everyone)&lt;/rating&gt; &lt;title&gt;Mario Golf &lt;/title&gt; &lt;pub&gt;Nintendo&lt;/pub&gt; &lt;dev&gt;Camelot Software Planning&lt;/dev&gt; &lt;genre&gt;Sports&lt;/genre&gt; &lt;score&gt;4.1&lt;/score&gt; &lt;player&gt;1-2 Players&lt;/player&gt; &lt;story&gt;Mario Golf on Game Boy Color isn't a straight port of the N64 game - it's a totally different game in its own right. It is a combination of a golf game and an RPG. As in an RPG, you choose your character at the beginning, with various strengths and weaknesses, and throughout the course of the game, your character gains experience points through winning matches or playing mini-games. Experience points can be distributed to various skills, such as putting, which makes it easier for you to do well. There are quite a few skills, and no two characters you can create will play in exactly the same way.****Although the story mode is the main part of the game, there's quite a few other modes to keep you busy, like Tournament, Match Game, Stroke, Training, and the two-player mode via link cable. It comes with a dictionary of all the golf terms you'll need, and an extensive range of statistics on your player.&lt;/story&gt; &lt;/game&gt;</text:p>
          </table:table-cell>
          <table:table-cell table:number-columns-repeated="1013"/>
        </table:table-row>
        <table:table-row table:style-name="ro1">
          <table:table-cell office:value-type="string">
            <text:p>Mario Tennis (USA)</text:p>
          </table:table-cell>
          <table:table-cell office:value-type="float" office:value="2001">
            <text:p>2001</text:p>
          </table:table-cell>
          <table:table-cell office:value-type="string">
            <text:p>ESRB - E (Everyone)</text:p>
          </table:table-cell>
          <table:table-cell office:value-type="string">
            <text:p>Mario Tennis </text:p>
          </table:table-cell>
          <table:table-cell office:value-type="string">
            <text:p>Nintendo</text:p>
          </table:table-cell>
          <table:table-cell office:value-type="string">
            <text:p>Camelot Software Planning</text:p>
          </table:table-cell>
          <table:table-cell office:value-type="string">
            <text:p>Sports</text:p>
          </table:table-cell>
          <table:table-cell office:value-type="string">
            <text:p>4.3</text:p>
          </table:table-cell>
          <table:table-cell office:value-type="string">
            <text:p>1-2 Players</text:p>
          </table:table-cell>
          <table:table-cell office:value-type="string">
            <text:p>Mario Tennis for the Game Boy Color is a much different experience than its N64 effort. In addition to the core gameplay found in the N64 version, the GBC version features an RPG-style world that allows you to work your way up through the ranks at the Royal Tennis Academy.****The main mode, Mario Tour, has you starting off as a Rookie with low stats. By completing training programs and defeating other students, you're able to gain experience points, which allow you to boost your tennis stats. When you're not playing tennis, you can spend time wandering the Academy grounds: talking to other students, or just taking in the sights and sounds.****In addition to the main game, there's also an exhibition mode (singles or doubles) for quick-play. And, if you get tired of playing the computer, the game supports the Game Link Cable for play against a friend.</text:p>
          </table:table-cell>
          <table:table-cell table:style-name="Default" table:formula="of:=CONCATENATE(&quot;&lt;game name=&quot;;CHAR(34);[.A253];CHAR(34);&quot;&gt; &lt;year&gt;&quot;;[.B253];&quot;&lt;/year&gt; &lt;rating&gt;&quot;;[.C253];&quot;&lt;/rating&gt; &lt;title&gt;&quot;;[.D253];&quot;&lt;/title&gt; &lt;pub&gt;&quot;;[.E253];&quot;&lt;/pub&gt; &lt;dev&gt;&quot;;[.F253];&quot;&lt;/dev&gt; &lt;genre&gt;&quot;;[.G253];&quot;&lt;/genre&gt; &lt;score&gt;&quot;;[.H253];&quot;&lt;/score&gt; &lt;player&gt;&quot;;[.I253];&quot;&lt;/player&gt; &lt;story&gt;&quot;;[.J253];&quot;&lt;/story&gt; &lt;/game&gt;&quot;)" office:value-type="string" office:string-value="&lt;game name=&quot;Mario Tennis (USA)&quot;&gt; &lt;year&gt;2001&lt;/year&gt; &lt;rating&gt;ESRB - E (Everyone)&lt;/rating&gt; &lt;title&gt;Mario Tennis &lt;/title&gt; &lt;pub&gt;Nintendo&lt;/pub&gt; &lt;dev&gt;Camelot Software Planning&lt;/dev&gt; &lt;genre&gt;Sports&lt;/genre&gt; &lt;score&gt;4.3&lt;/score&gt; &lt;player&gt;1-2 Players&lt;/player&gt; &lt;story&gt;Mario Tennis for the Game Boy Color is a much different experience than its N64 effort. In addition to the core gameplay found in the N64 version, the GBC version features an RPG-style world that allows you to work your way up through the ranks at the Royal Tennis Academy.****The main mode, Mario Tour, has you starting off as a Rookie with low stats. By completing training programs and defeating other students, you're able to gain experience points, which allow you to boost your tennis stats. When you're not playing tennis, you can spend time wandering the Academy grounds: talking to other students, or just taking in the sights and sounds.****In addition to the main game, there's also an exhibition mode (singles or doubles) for quick-play. And, if you get tired of playing the computer, the game supports the Game Link Cable for play against a friend.&lt;/story&gt; &lt;/game&gt;">
            <text:p>&lt;game name="Mario Tennis (USA)"&gt; &lt;year&gt;2001&lt;/year&gt; &lt;rating&gt;ESRB - E (Everyone)&lt;/rating&gt; &lt;title&gt;Mario Tennis &lt;/title&gt; &lt;pub&gt;Nintendo&lt;/pub&gt; &lt;dev&gt;Camelot Software Planning&lt;/dev&gt; &lt;genre&gt;Sports&lt;/genre&gt; &lt;score&gt;4.3&lt;/score&gt; &lt;player&gt;1-2 Players&lt;/player&gt; &lt;story&gt;Mario Tennis for the Game Boy Color is a much different experience than its N64 effort. In addition to the core gameplay found in the N64 version, the GBC version features an RPG-style world that allows you to work your way up through the ranks at the Royal Tennis Academy.****The main mode, Mario Tour, has you starting off as a Rookie with low stats. By completing training programs and defeating other students, you're able to gain experience points, which allow you to boost your tennis stats. When you're not playing tennis, you can spend time wandering the Academy grounds: talking to other students, or just taking in the sights and sounds.****In addition to the main game, there's also an exhibition mode (singles or doubles) for quick-play. And, if you get tired of playing the computer, the game supports the Game Link Cable for play against a friend.&lt;/story&gt; &lt;/game&gt;</text:p>
          </table:table-cell>
          <table:table-cell table:number-columns-repeated="1013"/>
        </table:table-row>
        <table:table-row table:style-name="ro1">
          <table:table-cell office:value-type="string">
            <text:p>Marvin Strikes Back! (USA)</text:p>
          </table:table-cell>
          <table:table-cell office:value-type="float" office:value="2000">
            <text:p>2000</text:p>
          </table:table-cell>
          <table:table-cell office:value-type="string">
            <text:p>ESRB - E (Everyone)</text:p>
          </table:table-cell>
          <table:table-cell office:value-type="string">
            <text:p>Marvin Strikes Back! </text:p>
          </table:table-cell>
          <table:table-cell table:number-columns-repeated="2" office:value-type="string">
            <text:p>Infogrames</text:p>
          </table:table-cell>
          <table:table-cell office:value-type="string">
            <text:p>Action</text:p>
          </table:table-cell>
          <table:table-cell office:value-type="string">
            <text:p>3.6</text:p>
          </table:table-cell>
          <table:table-cell office:value-type="string">
            <text:p>1-2 Players</text:p>
          </table:table-cell>
          <table:table-cell office:value-type="string">
            <text:p>Looney Tunes: Marvin Strikes Back! is the sequel to Looney Tunes Collector: Alert!. This time you play as Marvin the Martian. After his defeat in the previous game he sees a video from Daffy Duck claiming he was the one who defeated Marvin. This ticks Marvin off and he goes back to Earth again to take revenge on Daffy.****Marvin can only walk and shoot, so he has to rely much more on the other characters to help him (for example to fit through small holes or jump over pits). This time there are 45 Looney Tunes characters to collect and play with. These can again be traded and won in two-player mode. The game is compatible with the previous game, so you can bring characters from the first into the second game.</text:p>
          </table:table-cell>
          <table:table-cell table:style-name="Default" table:formula="of:=CONCATENATE(&quot;&lt;game name=&quot;;CHAR(34);[.A254];CHAR(34);&quot;&gt; &lt;year&gt;&quot;;[.B254];&quot;&lt;/year&gt; &lt;rating&gt;&quot;;[.C254];&quot;&lt;/rating&gt; &lt;title&gt;&quot;;[.D254];&quot;&lt;/title&gt; &lt;pub&gt;&quot;;[.E254];&quot;&lt;/pub&gt; &lt;dev&gt;&quot;;[.F254];&quot;&lt;/dev&gt; &lt;genre&gt;&quot;;[.G254];&quot;&lt;/genre&gt; &lt;score&gt;&quot;;[.H254];&quot;&lt;/score&gt; &lt;player&gt;&quot;;[.I254];&quot;&lt;/player&gt; &lt;story&gt;&quot;;[.J254];&quot;&lt;/story&gt; &lt;/game&gt;&quot;)" office:value-type="string" office:string-value="&lt;game name=&quot;Marvin Strikes Back! (USA)&quot;&gt; &lt;year&gt;2000&lt;/year&gt; &lt;rating&gt;ESRB - E (Everyone)&lt;/rating&gt; &lt;title&gt;Marvin Strikes Back! &lt;/title&gt; &lt;pub&gt;Infogrames&lt;/pub&gt; &lt;dev&gt;Infogrames&lt;/dev&gt; &lt;genre&gt;Action&lt;/genre&gt; &lt;score&gt;3.6&lt;/score&gt; &lt;player&gt;1-2 Players&lt;/player&gt; &lt;story&gt;Looney Tunes: Marvin Strikes Back! is the sequel to Looney Tunes Collector: Alert!. This time you play as Marvin the Martian. After his defeat in the previous game he sees a video from Daffy Duck claiming he was the one who defeated Marvin. This ticks Marvin off and he goes back to Earth again to take revenge on Daffy.****Marvin can only walk and shoot, so he has to rely much more on the other characters to help him (for example to fit through small holes or jump over pits). This time there are 45 Looney Tunes characters to collect and play with. These can again be traded and won in two-player mode. The game is compatible with the previous game, so you can bring characters from the first into the second game.&lt;/story&gt; &lt;/game&gt;">
            <text:p>&lt;game name="Marvin Strikes Back! (USA)"&gt; &lt;year&gt;2000&lt;/year&gt; &lt;rating&gt;ESRB - E (Everyone)&lt;/rating&gt; &lt;title&gt;Marvin Strikes Back! &lt;/title&gt; &lt;pub&gt;Infogrames&lt;/pub&gt; &lt;dev&gt;Infogrames&lt;/dev&gt; &lt;genre&gt;Action&lt;/genre&gt; &lt;score&gt;3.6&lt;/score&gt; &lt;player&gt;1-2 Players&lt;/player&gt; &lt;story&gt;Looney Tunes: Marvin Strikes Back! is the sequel to Looney Tunes Collector: Alert!. This time you play as Marvin the Martian. After his defeat in the previous game he sees a video from Daffy Duck claiming he was the one who defeated Marvin. This ticks Marvin off and he goes back to Earth again to take revenge on Daffy.****Marvin can only walk and shoot, so he has to rely much more on the other characters to help him (for example to fit through small holes or jump over pits). This time there are 45 Looney Tunes characters to collect and play with. These can again be traded and won in two-player mode. The game is compatible with the previous game, so you can bring characters from the first into the second game.&lt;/story&gt; &lt;/game&gt;</text:p>
          </table:table-cell>
          <table:table-cell table:number-columns-repeated="1013"/>
        </table:table-row>
        <table:table-row table:style-name="ro1">
          <table:table-cell office:value-type="string">
            <text:p>Mary-Kate &amp; Ashley - Get a Clue! (USA, Europe)</text:p>
          </table:table-cell>
          <table:table-cell office:value-type="float" office:value="2000">
            <text:p>2000</text:p>
          </table:table-cell>
          <table:table-cell office:value-type="string">
            <text:p>ESRB - E (Everyone)</text:p>
          </table:table-cell>
          <table:table-cell office:value-type="string">
            <text:p>Mary-Kate &amp; Ashley - Get a Clue! </text:p>
          </table:table-cell>
          <table:table-cell office:value-type="string">
            <text:p>Acclaim</text:p>
          </table:table-cell>
          <table:table-cell office:value-type="string">
            <text:p>Crawfish Interactive Ltd.</text:p>
          </table:table-cell>
          <table:table-cell office:value-type="string">
            <text:p>Action</text:p>
          </table:table-cell>
          <table:table-cell office:value-type="string">
            <text:p>2.9</text:p>
          </table:table-cell>
          <table:table-cell office:value-type="string">
            <text:p>1 Player</text:p>
          </table:table-cell>
          <table:table-cell office:value-type="string">
            <text:p>Mary-Kate and Ashley Olsen star in the portable adventure about junior detectives who can "solve any crime by dinnertime."****Each mystery they solve is presented as a puzzle. <text:s/>Each level gives you one piece of the puzzle. <text:s/>Solve the entire puzzle and you've solved the mystery.****Each level has you switching control between three characters: Mary-Kate, Ashley, and their dog, Clue. <text:s/>Each character has different abilities. <text:s/>Ashley can flip switches to open doors and the cage in which the puzzle piece is hidden. <text:s/>She can also pick Clue up and throw him. <text:s/>Clue can be thrown and he can swim. <text:s/>Other characters can stand on him to get a bit of a boost to their jumps as well. <text:s/>Mary-Kate serves as a trampoline of sorts. <text:s/>The other characters can bounce on her head for a big jump boost. <text:s/>She can also jump the highest of the three.****In each level, you must use the special abilities of all characters to remove obstacles,open the cage that contains the puzzle piece and reach piece. <text:s/>There are five mysteries in all, each with eleven stages, for a total of fifty-five levels of puzzle-solving.</text:p>
          </table:table-cell>
          <table:table-cell table:style-name="Default" table:formula="of:=CONCATENATE(&quot;&lt;game name=&quot;;CHAR(34);[.A255];CHAR(34);&quot;&gt; &lt;year&gt;&quot;;[.B255];&quot;&lt;/year&gt; &lt;rating&gt;&quot;;[.C255];&quot;&lt;/rating&gt; &lt;title&gt;&quot;;[.D255];&quot;&lt;/title&gt; &lt;pub&gt;&quot;;[.E255];&quot;&lt;/pub&gt; &lt;dev&gt;&quot;;[.F255];&quot;&lt;/dev&gt; &lt;genre&gt;&quot;;[.G255];&quot;&lt;/genre&gt; &lt;score&gt;&quot;;[.H255];&quot;&lt;/score&gt; &lt;player&gt;&quot;;[.I255];&quot;&lt;/player&gt; &lt;story&gt;&quot;;[.J255];&quot;&lt;/story&gt; &lt;/game&gt;&quot;)" office:value-type="string" office:string-value="&lt;game name=&quot;Mary-Kate &amp; Ashley - Get a Clue! (USA, Europe)&quot;&gt; &lt;year&gt;2000&lt;/year&gt; &lt;rating&gt;ESRB - E (Everyone)&lt;/rating&gt; &lt;title&gt;Mary-Kate &amp; Ashley - Get a Clue! &lt;/title&gt; &lt;pub&gt;Acclaim&lt;/pub&gt; &lt;dev&gt;Crawfish Interactive Ltd.&lt;/dev&gt; &lt;genre&gt;Action&lt;/genre&gt; &lt;score&gt;2.9&lt;/score&gt; &lt;player&gt;1 Player&lt;/player&gt; &lt;story&gt;Mary-Kate and Ashley Olsen star in the portable adventure about junior detectives who can &quot;solve any crime by dinnertime.&quot;****Each mystery they solve is presented as a puzzle.  Each level gives you one piece of the puzzle.  Solve the entire puzzle and you've solved the mystery.****Each level has you switching control between three characters: Mary-Kate, Ashley, and their dog, Clue.  Each character has different abilities.  Ashley can flip switches to open doors and the cage in which the puzzle piece is hidden.  She can also pick Clue up and throw him.  Clue can be thrown and he can swim.  Other characters can stand on him to get a bit of a boost to their jumps as well.  Mary-Kate serves as a trampoline of sorts.  The other characters can bounce on her head for a big jump boost.  She can also jump the highest of the three.****In each level, you must use the special abilities of all characters to remove obstacles,open the cage that contains the puzzle piece and reach piece.  There are five mysteries in all, each with eleven stages, for a total of fifty-five levels of puzzle-solving.&lt;/story&gt; &lt;/game&gt;">
            <text:p>&lt;game name="Mary-Kate &amp; Ashley - Get a Clue! (USA, Europe)"&gt; &lt;year&gt;2000&lt;/year&gt; &lt;rating&gt;ESRB - E (Everyone)&lt;/rating&gt; &lt;title&gt;Mary-Kate &amp; Ashley - Get a Clue! &lt;/title&gt; &lt;pub&gt;Acclaim&lt;/pub&gt; &lt;dev&gt;Crawfish Interactive Ltd.&lt;/dev&gt; &lt;genre&gt;Action&lt;/genre&gt; &lt;score&gt;2.9&lt;/score&gt; &lt;player&gt;1 Player&lt;/player&gt; &lt;story&gt;Mary-Kate and Ashley Olsen star in the portable adventure about junior detectives who can "solve any crime by dinnertime."****Each mystery they solve is presented as a puzzle. <text:s/>Each level gives you one piece of the puzzle. <text:s/>Solve the entire puzzle and you've solved the mystery.****Each level has you switching control between three characters: Mary-Kate, Ashley, and their dog, Clue. <text:s/>Each character has different abilities. <text:s/>Ashley can flip switches to open doors and the cage in which the puzzle piece is hidden. <text:s/>She can also pick Clue up and throw him. <text:s/>Clue can be thrown and he can swim. <text:s/>Other characters can stand on him to get a bit of a boost to their jumps as well. <text:s/>Mary-Kate serves as a trampoline of sorts. <text:s/>The other characters can bounce on her head for a big jump boost. <text:s/>She can also jump the highest of the three.****In each level, you must use the special abilities of all characters to remove obstacles,open the cage that contains the puzzle piece and reach piece. <text:s/>There are five mysteries in all, each with eleven stages, for a total of fifty-five levels of puzzle-solving.&lt;/story&gt; &lt;/game&gt;</text:p>
          </table:table-cell>
          <table:table-cell table:number-columns-repeated="1013"/>
        </table:table-row>
        <table:table-row table:style-name="ro1">
          <table:table-cell office:value-type="string">
            <text:p>Mary-Kate and Ashley - Crush Course (USA)</text:p>
          </table:table-cell>
          <table:table-cell office:value-type="float" office:value="2001">
            <text:p>2001</text:p>
          </table:table-cell>
          <table:table-cell office:value-type="string">
            <text:p>ESRB - E (Everyone)</text:p>
          </table:table-cell>
          <table:table-cell office:value-type="string">
            <text:p>Mary-Kate and Ashley - Crush Course </text:p>
          </table:table-cell>
          <table:table-cell office:value-type="string">
            <text:p>Acclaim</text:p>
          </table:table-cell>
          <table:table-cell office:value-type="string">
            <text:p>Crawfish Interactive Ltd.</text:p>
          </table:table-cell>
          <table:table-cell office:value-type="string">
            <text:p>Action</text:p>
          </table:table-cell>
          <table:table-cell office:value-type="string">
            <text:p>1.7</text:p>
          </table:table-cell>
          <table:table-cell office:value-type="string">
            <text:p>1-2 Players</text:p>
          </table:table-cell>
          <table:table-cell office:value-type="string">
            <text:p>Mary-Kate and Ashley have boy trouble: they don't know who their secret admirers are. Help the teen twins piece together a secret note by completing fun challenges. More than 30 levels have you saving whales as a marine biologist, captaining the cheerleading squad, exploring the physics of mini golf, and joining the yearbook staff as photo editor. Along the way, you can pick your outfit and perform with the dance squad. Just who is the mystery admirer? Multiple endings will keep you guessing.Single- or two-player modes let you play alone, with a friend, or even with your own twin. A nationally recognized video choreographer and several renowned cheerleaders choreographed the dance and cheerleading sequences. </text:p>
          </table:table-cell>
          <table:table-cell table:style-name="Default" table:formula="of:=CONCATENATE(&quot;&lt;game name=&quot;;CHAR(34);[.A256];CHAR(34);&quot;&gt; &lt;year&gt;&quot;;[.B256];&quot;&lt;/year&gt; &lt;rating&gt;&quot;;[.C256];&quot;&lt;/rating&gt; &lt;title&gt;&quot;;[.D256];&quot;&lt;/title&gt; &lt;pub&gt;&quot;;[.E256];&quot;&lt;/pub&gt; &lt;dev&gt;&quot;;[.F256];&quot;&lt;/dev&gt; &lt;genre&gt;&quot;;[.G256];&quot;&lt;/genre&gt; &lt;score&gt;&quot;;[.H256];&quot;&lt;/score&gt; &lt;player&gt;&quot;;[.I256];&quot;&lt;/player&gt; &lt;story&gt;&quot;;[.J256];&quot;&lt;/story&gt; &lt;/game&gt;&quot;)" office:value-type="string" office:string-value="&lt;game name=&quot;Mary-Kate and Ashley - Crush Course (USA)&quot;&gt; &lt;year&gt;2001&lt;/year&gt; &lt;rating&gt;ESRB - E (Everyone)&lt;/rating&gt; &lt;title&gt;Mary-Kate and Ashley - Crush Course &lt;/title&gt; &lt;pub&gt;Acclaim&lt;/pub&gt; &lt;dev&gt;Crawfish Interactive Ltd.&lt;/dev&gt; &lt;genre&gt;Action&lt;/genre&gt; &lt;score&gt;1.7&lt;/score&gt; &lt;player&gt;1-2 Players&lt;/player&gt; &lt;story&gt;Mary-Kate and Ashley have boy trouble: they don't know who their secret admirers are. Help the teen twins piece together a secret note by completing fun challenges. More than 30 levels have you saving whales as a marine biologist, captaining the cheerleading squad, exploring the physics of mini golf, and joining the yearbook staff as photo editor. Along the way, you can pick your outfit and perform with the dance squad. Just who is the mystery admirer? Multiple endings will keep you guessing.Single- or two-player modes let you play alone, with a friend, or even with your own twin. A nationally recognized video choreographer and several renowned cheerleaders choreographed the dance and cheerleading sequences. &lt;/story&gt; &lt;/game&gt;">
            <text:p>&lt;game name="Mary-Kate and Ashley - Crush Course (USA)"&gt; &lt;year&gt;2001&lt;/year&gt; &lt;rating&gt;ESRB - E (Everyone)&lt;/rating&gt; &lt;title&gt;Mary-Kate and Ashley - Crush Course &lt;/title&gt; &lt;pub&gt;Acclaim&lt;/pub&gt; &lt;dev&gt;Crawfish Interactive Ltd.&lt;/dev&gt; &lt;genre&gt;Action&lt;/genre&gt; &lt;score&gt;1.7&lt;/score&gt; &lt;player&gt;1-2 Players&lt;/player&gt; &lt;story&gt;Mary-Kate and Ashley have boy trouble: they don't know who their secret admirers are. Help the teen twins piece together a secret note by completing fun challenges. More than 30 levels have you saving whales as a marine biologist, captaining the cheerleading squad, exploring the physics of mini golf, and joining the yearbook staff as photo editor. Along the way, you can pick your outfit and perform with the dance squad. Just who is the mystery admirer? Multiple endings will keep you guessing.Single- or two-player modes let you play alone, with a friend, or even with your own twin. A nationally recognized video choreographer and several renowned cheerleaders choreographed the dance and cheerleading sequences. &lt;/story&gt; &lt;/game&gt;</text:p>
          </table:table-cell>
          <table:table-cell table:number-columns-repeated="1013"/>
        </table:table-row>
        <table:table-row table:style-name="ro1">
          <table:table-cell office:value-type="string">
            <text:p>Mary-Kate and Ashley - Pocket Planner (USA)</text:p>
          </table:table-cell>
          <table:table-cell office:value-type="float" office:value="2000">
            <text:p>2000</text:p>
          </table:table-cell>
          <table:table-cell office:value-type="string">
            <text:p>ESRB - E (Everyone)</text:p>
          </table:table-cell>
          <table:table-cell office:value-type="string">
            <text:p>Mary-Kate and Ashley - Pocket Planner </text:p>
          </table:table-cell>
          <table:table-cell office:value-type="string">
            <text:p>Acclaim</text:p>
          </table:table-cell>
          <table:table-cell office:value-type="string">
            <text:p>Powerhead Games</text:p>
          </table:table-cell>
          <table:table-cell office:value-type="string">
            <text:p>Action</text:p>
          </table:table-cell>
          <table:table-cell office:value-type="string">
            <text:p>1.9</text:p>
          </table:table-cell>
          <table:table-cell office:value-type="string">
            <text:p>1 Player</text:p>
          </table:table-cell>
          <table:table-cell office:value-type="string">
            <text:p>Is your life totally disorganized? Do you lose track of what you need to do? Have you lost the phone number of the cutest guy in school? Get organized with MARY-KATE &amp; ASHLEY: Pocket Planner for the Game Boy Color. Use the calendar to keep track of all those really important messages and never forget a phone number with the phone book. You can also write super-secret messages to your friends and beam them to another Game Boy Color. In addition to these features, several games have been included. You can help raise Mary-Kate and Ashley's dog, Clue. If you have a question, go to Ask Ashley, and she will check her crystal ball for an answer. If you are completely unorganized and need some help, run out and get MARY-KATE &amp; ASHLEY: Pocket Planner. </text:p>
          </table:table-cell>
          <table:table-cell table:style-name="Default" table:formula="of:=CONCATENATE(&quot;&lt;game name=&quot;;CHAR(34);[.A257];CHAR(34);&quot;&gt; &lt;year&gt;&quot;;[.B257];&quot;&lt;/year&gt; &lt;rating&gt;&quot;;[.C257];&quot;&lt;/rating&gt; &lt;title&gt;&quot;;[.D257];&quot;&lt;/title&gt; &lt;pub&gt;&quot;;[.E257];&quot;&lt;/pub&gt; &lt;dev&gt;&quot;;[.F257];&quot;&lt;/dev&gt; &lt;genre&gt;&quot;;[.G257];&quot;&lt;/genre&gt; &lt;score&gt;&quot;;[.H257];&quot;&lt;/score&gt; &lt;player&gt;&quot;;[.I257];&quot;&lt;/player&gt; &lt;story&gt;&quot;;[.J257];&quot;&lt;/story&gt; &lt;/game&gt;&quot;)" office:value-type="string" office:string-value="&lt;game name=&quot;Mary-Kate and Ashley - Pocket Planner (USA)&quot;&gt; &lt;year&gt;2000&lt;/year&gt; &lt;rating&gt;ESRB - E (Everyone)&lt;/rating&gt; &lt;title&gt;Mary-Kate and Ashley - Pocket Planner &lt;/title&gt; &lt;pub&gt;Acclaim&lt;/pub&gt; &lt;dev&gt;Powerhead Games&lt;/dev&gt; &lt;genre&gt;Action&lt;/genre&gt; &lt;score&gt;1.9&lt;/score&gt; &lt;player&gt;1 Player&lt;/player&gt; &lt;story&gt;Is your life totally disorganized? Do you lose track of what you need to do? Have you lost the phone number of the cutest guy in school? Get organized with MARY-KATE &amp; ASHLEY: Pocket Planner for the Game Boy Color. Use the calendar to keep track of all those really important messages and never forget a phone number with the phone book. You can also write super-secret messages to your friends and beam them to another Game Boy Color. In addition to these features, several games have been included. You can help raise Mary-Kate and Ashley's dog, Clue. If you have a question, go to Ask Ashley, and she will check her crystal ball for an answer. If you are completely unorganized and need some help, run out and get MARY-KATE &amp; ASHLEY: Pocket Planner. &lt;/story&gt; &lt;/game&gt;">
            <text:p>&lt;game name="Mary-Kate and Ashley - Pocket Planner (USA)"&gt; &lt;year&gt;2000&lt;/year&gt; &lt;rating&gt;ESRB - E (Everyone)&lt;/rating&gt; &lt;title&gt;Mary-Kate and Ashley - Pocket Planner &lt;/title&gt; &lt;pub&gt;Acclaim&lt;/pub&gt; &lt;dev&gt;Powerhead Games&lt;/dev&gt; &lt;genre&gt;Action&lt;/genre&gt; &lt;score&gt;1.9&lt;/score&gt; &lt;player&gt;1 Player&lt;/player&gt; &lt;story&gt;Is your life totally disorganized? Do you lose track of what you need to do? Have you lost the phone number of the cutest guy in school? Get organized with MARY-KATE &amp; ASHLEY: Pocket Planner for the Game Boy Color. Use the calendar to keep track of all those really important messages and never forget a phone number with the phone book. You can also write super-secret messages to your friends and beam them to another Game Boy Color. In addition to these features, several games have been included. You can help raise Mary-Kate and Ashley's dog, Clue. If you have a question, go to Ask Ashley, and she will check her crystal ball for an answer. If you are completely unorganized and need some help, run out and get MARY-KATE &amp; ASHLEY: Pocket Planner. &lt;/story&gt; &lt;/game&gt;</text:p>
          </table:table-cell>
          <table:table-cell table:number-columns-repeated="1013"/>
        </table:table-row>
        <table:table-row table:style-name="ro1">
          <table:table-cell office:value-type="string">
            <text:p>Mary-Kate and Ashley - Winners Circle (USA, Europe)</text:p>
          </table:table-cell>
          <table:table-cell office:value-type="float" office:value="2001">
            <text:p>2001</text:p>
          </table:table-cell>
          <table:table-cell office:value-type="string">
            <text:p>ESRB - E (Everyone)</text:p>
          </table:table-cell>
          <table:table-cell office:value-type="string">
            <text:p>Mary-Kate and Ashley - Winners Circle </text:p>
          </table:table-cell>
          <table:table-cell office:value-type="string">
            <text:p>Acclaim</text:p>
          </table:table-cell>
          <table:table-cell office:value-type="string">
            <text:p>M4 Ltd.</text:p>
          </table:table-cell>
          <table:table-cell office:value-type="string">
            <text:p>Sports</text:p>
          </table:table-cell>
          <table:table-cell office:value-type="string">
            <text:p>3.3</text:p>
          </table:table-cell>
          <table:table-cell office:value-type="string">
            <text:p>1 Player</text:p>
          </table:table-cell>
          <table:table-cell office:value-type="string">
            <text:p>Mary Kate and Ashley: Winner's Circle is an isometric horse racing game. <text:s/>You pick either one of the Olsens, and a horse, then an event. <text:s/>Most events are essentially clock or checkpoint race where you must make it through the track or jump all the gates before time runs out, but there are also challenge stages with more varied goals such as collection.****Controls can be done either Mary-Kate style, where you use left and right to turn the horse, or Ashley style, where the horse will point in the direction you press on the D-pad. <text:s/>In both cases, B kicks the horse to get them moving and A signals them to jump.</text:p>
          </table:table-cell>
          <table:table-cell table:style-name="Default" table:formula="of:=CONCATENATE(&quot;&lt;game name=&quot;;CHAR(34);[.A258];CHAR(34);&quot;&gt; &lt;year&gt;&quot;;[.B258];&quot;&lt;/year&gt; &lt;rating&gt;&quot;;[.C258];&quot;&lt;/rating&gt; &lt;title&gt;&quot;;[.D258];&quot;&lt;/title&gt; &lt;pub&gt;&quot;;[.E258];&quot;&lt;/pub&gt; &lt;dev&gt;&quot;;[.F258];&quot;&lt;/dev&gt; &lt;genre&gt;&quot;;[.G258];&quot;&lt;/genre&gt; &lt;score&gt;&quot;;[.H258];&quot;&lt;/score&gt; &lt;player&gt;&quot;;[.I258];&quot;&lt;/player&gt; &lt;story&gt;&quot;;[.J258];&quot;&lt;/story&gt; &lt;/game&gt;&quot;)" office:value-type="string" office:string-value="&lt;game name=&quot;Mary-Kate and Ashley - Winners Circle (USA, Europe)&quot;&gt; &lt;year&gt;2001&lt;/year&gt; &lt;rating&gt;ESRB - E (Everyone)&lt;/rating&gt; &lt;title&gt;Mary-Kate and Ashley - Winners Circle &lt;/title&gt; &lt;pub&gt;Acclaim&lt;/pub&gt; &lt;dev&gt;M4 Ltd.&lt;/dev&gt; &lt;genre&gt;Sports&lt;/genre&gt; &lt;score&gt;3.3&lt;/score&gt; &lt;player&gt;1 Player&lt;/player&gt; &lt;story&gt;Mary Kate and Ashley: Winner's Circle is an isometric horse racing game.  You pick either one of the Olsens, and a horse, then an event.  Most events are essentially clock or checkpoint race where you must make it through the track or jump all the gates before time runs out, but there are also challenge stages with more varied goals such as collection.****Controls can be done either Mary-Kate style, where you use left and right to turn the horse, or Ashley style, where the horse will point in the direction you press on the D-pad.  In both cases, B kicks the horse to get them moving and A signals them to jump.&lt;/story&gt; &lt;/game&gt;">
            <text:p>&lt;game name="Mary-Kate and Ashley - Winners Circle (USA, Europe)"&gt; &lt;year&gt;2001&lt;/year&gt; &lt;rating&gt;ESRB - E (Everyone)&lt;/rating&gt; &lt;title&gt;Mary-Kate and Ashley - Winners Circle &lt;/title&gt; &lt;pub&gt;Acclaim&lt;/pub&gt; &lt;dev&gt;M4 Ltd.&lt;/dev&gt; &lt;genre&gt;Sports&lt;/genre&gt; &lt;score&gt;3.3&lt;/score&gt; &lt;player&gt;1 Player&lt;/player&gt; &lt;story&gt;Mary Kate and Ashley: Winner's Circle is an isometric horse racing game. <text:s/>You pick either one of the Olsens, and a horse, then an event. <text:s/>Most events are essentially clock or checkpoint race where you must make it through the track or jump all the gates before time runs out, but there are also challenge stages with more varied goals such as collection.****Controls can be done either Mary-Kate style, where you use left and right to turn the horse, or Ashley style, where the horse will point in the direction you press on the D-pad. <text:s/>In both cases, B kicks the horse to get them moving and A signals them to jump.&lt;/story&gt; &lt;/game&gt;</text:p>
          </table:table-cell>
          <table:table-cell table:number-columns-repeated="1013"/>
        </table:table-row>
        <table:table-row table:style-name="ro1">
          <table:table-cell office:value-type="string">
            <text:p>Mask of Zorro, The (USA)</text:p>
          </table:table-cell>
          <table:table-cell office:value-type="float" office:value="2000">
            <text:p>2000</text:p>
          </table:table-cell>
          <table:table-cell office:value-type="string">
            <text:p>ESRB - E (Everyone)</text:p>
          </table:table-cell>
          <table:table-cell office:value-type="string">
            <text:p>Mask of Zorro, The </text:p>
          </table:table-cell>
          <table:table-cell office:value-type="string">
            <text:p>SunSoft</text:p>
          </table:table-cell>
          <table:table-cell office:value-type="string">
            <text:p>Saffire Corporation</text:p>
          </table:table-cell>
          <table:table-cell office:value-type="string">
            <text:p>Action</text:p>
          </table:table-cell>
          <table:table-cell office:value-type="string">
            <text:p>2.0</text:p>
          </table:table-cell>
          <table:table-cell office:value-type="string">
            <text:p>1 Player</text:p>
          </table:table-cell>
          <table:table-cell office:value-type="string">
            <text:p>The Mask of Zorro is based on the 1998 movie of the same name. It closely follows the plot of the movie: In 1821 the Spanish (and evil) governor Don Rafael Montero controls California. Against him stands the masked rebel Zorro. Unfortunately Zorro gets captured and is imprisoned. 20 years later he manages to escape prison and trains a successor to continue his quest. Regarding gameplay, this is a side-scrolling platformer with a focus on fencing. The fighting mechanics allow Zorro to perform different moves, including blocking, in order to hit the enemies. Each character has an energy bar which decreases when hit and leads to death when it is empty.</text:p>
          </table:table-cell>
          <table:table-cell table:style-name="Default" table:formula="of:=CONCATENATE(&quot;&lt;game name=&quot;;CHAR(34);[.A259];CHAR(34);&quot;&gt; &lt;year&gt;&quot;;[.B259];&quot;&lt;/year&gt; &lt;rating&gt;&quot;;[.C259];&quot;&lt;/rating&gt; &lt;title&gt;&quot;;[.D259];&quot;&lt;/title&gt; &lt;pub&gt;&quot;;[.E259];&quot;&lt;/pub&gt; &lt;dev&gt;&quot;;[.F259];&quot;&lt;/dev&gt; &lt;genre&gt;&quot;;[.G259];&quot;&lt;/genre&gt; &lt;score&gt;&quot;;[.H259];&quot;&lt;/score&gt; &lt;player&gt;&quot;;[.I259];&quot;&lt;/player&gt; &lt;story&gt;&quot;;[.J259];&quot;&lt;/story&gt; &lt;/game&gt;&quot;)" office:value-type="string" office:string-value="&lt;game name=&quot;Mask of Zorro, The (USA)&quot;&gt; &lt;year&gt;2000&lt;/year&gt; &lt;rating&gt;ESRB - E (Everyone)&lt;/rating&gt; &lt;title&gt;Mask of Zorro, The &lt;/title&gt; &lt;pub&gt;SunSoft&lt;/pub&gt; &lt;dev&gt;Saffire Corporation&lt;/dev&gt; &lt;genre&gt;Action&lt;/genre&gt; &lt;score&gt;2.0&lt;/score&gt; &lt;player&gt;1 Player&lt;/player&gt; &lt;story&gt;The Mask of Zorro is based on the 1998 movie of the same name. It closely follows the plot of the movie: In 1821 the Spanish (and evil) governor Don Rafael Montero controls California. Against him stands the masked rebel Zorro. Unfortunately Zorro gets captured and is imprisoned. 20 years later he manages to escape prison and trains a successor to continue his quest. Regarding gameplay, this is a side-scrolling platformer with a focus on fencing. The fighting mechanics allow Zorro to perform different moves, including blocking, in order to hit the enemies. Each character has an energy bar which decreases when hit and leads to death when it is empty.&lt;/story&gt; &lt;/game&gt;">
            <text:p>&lt;game name="Mask of Zorro, The (USA)"&gt; &lt;year&gt;2000&lt;/year&gt; &lt;rating&gt;ESRB - E (Everyone)&lt;/rating&gt; &lt;title&gt;Mask of Zorro, The &lt;/title&gt; &lt;pub&gt;SunSoft&lt;/pub&gt; &lt;dev&gt;Saffire Corporation&lt;/dev&gt; &lt;genre&gt;Action&lt;/genre&gt; &lt;score&gt;2.0&lt;/score&gt; &lt;player&gt;1 Player&lt;/player&gt; &lt;story&gt;The Mask of Zorro is based on the 1998 movie of the same name. It closely follows the plot of the movie: In 1821 the Spanish (and evil) governor Don Rafael Montero controls California. Against him stands the masked rebel Zorro. Unfortunately Zorro gets captured and is imprisoned. 20 years later he manages to escape prison and trains a successor to continue his quest. Regarding gameplay, this is a side-scrolling platformer with a focus on fencing. The fighting mechanics allow Zorro to perform different moves, including blocking, in order to hit the enemies. Each character has an energy bar which decreases when hit and leads to death when it is empty.&lt;/story&gt; &lt;/game&gt;</text:p>
          </table:table-cell>
          <table:table-cell table:number-columns-repeated="1013"/>
        </table:table-row>
        <table:table-row table:style-name="ro1">
          <table:table-cell office:value-type="string">
            <text:p>Mat Hoffman's Pro BMX (USA, Europe)</text:p>
          </table:table-cell>
          <table:table-cell office:value-type="float" office:value="2000">
            <text:p>2000</text:p>
          </table:table-cell>
          <table:table-cell office:value-type="string">
            <text:p>ESRB - E (Everyone)</text:p>
          </table:table-cell>
          <table:table-cell office:value-type="string">
            <text:p>Mat Hoffman's Pro BMX </text:p>
          </table:table-cell>
          <table:table-cell office:value-type="string">
            <text:p>Activision</text:p>
          </table:table-cell>
          <table:table-cell office:value-type="string">
            <text:p>HotGen Ltd.</text:p>
          </table:table-cell>
          <table:table-cell office:value-type="string">
            <text:p>Sports</text:p>
          </table:table-cell>
          <table:table-cell office:value-type="string">
            <text:p>3.6</text:p>
          </table:table-cell>
          <table:table-cell office:value-type="string">
            <text:p>1 Player</text:p>
          </table:table-cell>
          <table:table-cell office:value-type="string">
            <text:p>Legendary BMX rider Mat Hoffman leads a cast of some of the best riders on the planet in this Tony Hawk's Pro Skater style title. Perform tricks and make the points to proceed through each level of Street, Vert, and Dirt courses, or take on a mate in 2 player split screen mode and see who has the best bike in town. Career mode allows you to build up your chosen character and make, as it mentions, a Career. And the BMX Course Editor allows you to build your own Street, Vert and Dirt courses for multiplayer action.</text:p>
          </table:table-cell>
          <table:table-cell table:style-name="Default" table:formula="of:=CONCATENATE(&quot;&lt;game name=&quot;;CHAR(34);[.A260];CHAR(34);&quot;&gt; &lt;year&gt;&quot;;[.B260];&quot;&lt;/year&gt; &lt;rating&gt;&quot;;[.C260];&quot;&lt;/rating&gt; &lt;title&gt;&quot;;[.D260];&quot;&lt;/title&gt; &lt;pub&gt;&quot;;[.E260];&quot;&lt;/pub&gt; &lt;dev&gt;&quot;;[.F260];&quot;&lt;/dev&gt; &lt;genre&gt;&quot;;[.G260];&quot;&lt;/genre&gt; &lt;score&gt;&quot;;[.H260];&quot;&lt;/score&gt; &lt;player&gt;&quot;;[.I260];&quot;&lt;/player&gt; &lt;story&gt;&quot;;[.J260];&quot;&lt;/story&gt; &lt;/game&gt;&quot;)" office:value-type="string" office:string-value="&lt;game name=&quot;Mat Hoffman's Pro BMX (USA, Europe)&quot;&gt; &lt;year&gt;2000&lt;/year&gt; &lt;rating&gt;ESRB - E (Everyone)&lt;/rating&gt; &lt;title&gt;Mat Hoffman's Pro BMX &lt;/title&gt; &lt;pub&gt;Activision&lt;/pub&gt; &lt;dev&gt;HotGen Ltd.&lt;/dev&gt; &lt;genre&gt;Sports&lt;/genre&gt; &lt;score&gt;3.6&lt;/score&gt; &lt;player&gt;1 Player&lt;/player&gt; &lt;story&gt;Legendary BMX rider Mat Hoffman leads a cast of some of the best riders on the planet in this Tony Hawk's Pro Skater style title. Perform tricks and make the points to proceed through each level of Street, Vert, and Dirt courses, or take on a mate in 2 player split screen mode and see who has the best bike in town. Career mode allows you to build up your chosen character and make, as it mentions, a Career. And the BMX Course Editor allows you to build your own Street, Vert and Dirt courses for multiplayer action.&lt;/story&gt; &lt;/game&gt;">
            <text:p>&lt;game name="Mat Hoffman's Pro BMX (USA, Europe)"&gt; &lt;year&gt;2000&lt;/year&gt; &lt;rating&gt;ESRB - E (Everyone)&lt;/rating&gt; &lt;title&gt;Mat Hoffman's Pro BMX &lt;/title&gt; &lt;pub&gt;Activision&lt;/pub&gt; &lt;dev&gt;HotGen Ltd.&lt;/dev&gt; &lt;genre&gt;Sports&lt;/genre&gt; &lt;score&gt;3.6&lt;/score&gt; &lt;player&gt;1 Player&lt;/player&gt; &lt;story&gt;Legendary BMX rider Mat Hoffman leads a cast of some of the best riders on the planet in this Tony Hawk's Pro Skater style title. Perform tricks and make the points to proceed through each level of Street, Vert, and Dirt courses, or take on a mate in 2 player split screen mode and see who has the best bike in town. Career mode allows you to build up your chosen character and make, as it mentions, a Career. And the BMX Course Editor allows you to build your own Street, Vert and Dirt courses for multiplayer action.&lt;/story&gt; &lt;/game&gt;</text:p>
          </table:table-cell>
          <table:table-cell table:number-columns-repeated="1013"/>
        </table:table-row>
        <table:table-row table:style-name="ro1">
          <table:table-cell office:value-type="string">
            <text:p>Matchbox Emergency Patrol (USA)</text:p>
          </table:table-cell>
          <table:table-cell office:value-type="float" office:value="2001">
            <text:p>2001</text:p>
          </table:table-cell>
          <table:table-cell office:value-type="string">
            <text:p>ESRB - E (Everyone)</text:p>
          </table:table-cell>
          <table:table-cell office:value-type="string">
            <text:p>Matchbox Emergency Patrol </text:p>
          </table:table-cell>
          <table:table-cell office:value-type="string">
            <text:p>THQ</text:p>
          </table:table-cell>
          <table:table-cell office:value-type="string">
            <text:p>Lucky Chicken Games, Inc.</text:p>
          </table:table-cell>
          <table:table-cell office:value-type="string">
            <text:p>Action</text:p>
          </table:table-cell>
          <table:table-cell office:value-type="string">
            <text:p>4.2</text:p>
          </table:table-cell>
          <table:table-cell office:value-type="string">
            <text:p>1 Player</text:p>
          </table:table-cell>
          <table:table-cell office:value-type="string">
            <text:p>A children's driving adventure game. Players will drive fire engines and police cars to protect the citizens of Matchbox city. The game is based in a city that has 5 distinctive parts connected by a freeway system. <text:s/>As the player successfully completes missions they are promoted to new ranks as firemen and police and given larger areas of the city to be responsible for. <text:s/>There are multiple mission types for each vehicle. <text:s/>There are two separate control schemes designed to make the title playable for young children while still remaining challenging for older gamers.</text:p>
          </table:table-cell>
          <table:table-cell table:style-name="Default" table:formula="of:=CONCATENATE(&quot;&lt;game name=&quot;;CHAR(34);[.A261];CHAR(34);&quot;&gt; &lt;year&gt;&quot;;[.B261];&quot;&lt;/year&gt; &lt;rating&gt;&quot;;[.C261];&quot;&lt;/rating&gt; &lt;title&gt;&quot;;[.D261];&quot;&lt;/title&gt; &lt;pub&gt;&quot;;[.E261];&quot;&lt;/pub&gt; &lt;dev&gt;&quot;;[.F261];&quot;&lt;/dev&gt; &lt;genre&gt;&quot;;[.G261];&quot;&lt;/genre&gt; &lt;score&gt;&quot;;[.H261];&quot;&lt;/score&gt; &lt;player&gt;&quot;;[.I261];&quot;&lt;/player&gt; &lt;story&gt;&quot;;[.J261];&quot;&lt;/story&gt; &lt;/game&gt;&quot;)" office:value-type="string" office:string-value="&lt;game name=&quot;Matchbox Emergency Patrol (USA)&quot;&gt; &lt;year&gt;2001&lt;/year&gt; &lt;rating&gt;ESRB - E (Everyone)&lt;/rating&gt; &lt;title&gt;Matchbox Emergency Patrol &lt;/title&gt; &lt;pub&gt;THQ&lt;/pub&gt; &lt;dev&gt;Lucky Chicken Games, Inc.&lt;/dev&gt; &lt;genre&gt;Action&lt;/genre&gt; &lt;score&gt;4.2&lt;/score&gt; &lt;player&gt;1 Player&lt;/player&gt; &lt;story&gt;A children's driving adventure game. Players will drive fire engines and police cars to protect the citizens of Matchbox city. The game is based in a city that has 5 distinctive parts connected by a freeway system.  As the player successfully completes missions they are promoted to new ranks as firemen and police and given larger areas of the city to be responsible for.  There are multiple mission types for each vehicle.  There are two separate control schemes designed to make the title playable for young children while still remaining challenging for older gamers.&lt;/story&gt; &lt;/game&gt;">
            <text:p>&lt;game name="Matchbox Emergency Patrol (USA)"&gt; &lt;year&gt;2001&lt;/year&gt; &lt;rating&gt;ESRB - E (Everyone)&lt;/rating&gt; &lt;title&gt;Matchbox Emergency Patrol &lt;/title&gt; &lt;pub&gt;THQ&lt;/pub&gt; &lt;dev&gt;Lucky Chicken Games, Inc.&lt;/dev&gt; &lt;genre&gt;Action&lt;/genre&gt; &lt;score&gt;4.2&lt;/score&gt; &lt;player&gt;1 Player&lt;/player&gt; &lt;story&gt;A children's driving adventure game. Players will drive fire engines and police cars to protect the citizens of Matchbox city. The game is based in a city that has 5 distinctive parts connected by a freeway system. <text:s/>As the player successfully completes missions they are promoted to new ranks as firemen and police and given larger areas of the city to be responsible for. <text:s/>There are multiple mission types for each vehicle. <text:s/>There are two separate control schemes designed to make the title playable for young children while still remaining challenging for older gamers.&lt;/story&gt; &lt;/game&gt;</text:p>
          </table:table-cell>
          <table:table-cell table:number-columns-repeated="1013"/>
        </table:table-row>
        <table:table-row table:style-name="ro1">
          <table:table-cell office:value-type="string">
            <text:p>Maus, Die (Europe)</text:p>
          </table:table-cell>
          <table:table-cell office:value-type="float" office:value="1999">
            <text:p>1999</text:p>
          </table:table-cell>
          <table:table-cell office:value-type="string">
            <text:p>ESRB - E (Everyone)</text:p>
          </table:table-cell>
          <table:table-cell office:value-type="string">
            <text:p>Maus, Die </text:p>
          </table:table-cell>
          <table:table-cell office:value-type="string">
            <text:p>Infogrames</text:p>
          </table:table-cell>
          <table:table-cell office:value-type="string">
            <text:p>Bit Managers </text:p>
          </table:table-cell>
          <table:table-cell office:value-type="string">
            <text:p>Puzzle</text:p>
          </table:table-cell>
          <table:table-cell office:value-type="string">
            <text:p>2.9</text:p>
          </table:table-cell>
          <table:table-cell office:value-type="string">
            <text:p>1 Player</text:p>
          </table:table-cell>
          <table:table-cell office:value-type="string">
            <text:p>Die Maus is an action / puzzle game based on the German children's television show Die Sendung mit der Maus (The show with the mouse). You control both main characters of the show, the mouse and the elephant, in a search for the duck who has disappeared. The levels of the game are isometric puzzles. Both characters must reach the exit using and combining their different abilities. The mouse, for instance, is larger than the elephant, but the elephant is able to push heavy objects around. The game contains more than 150 puzzles in 5 different game worlds.</text:p>
          </table:table-cell>
          <table:table-cell table:style-name="Default" table:formula="of:=CONCATENATE(&quot;&lt;game name=&quot;;CHAR(34);[.A262];CHAR(34);&quot;&gt; &lt;year&gt;&quot;;[.B262];&quot;&lt;/year&gt; &lt;rating&gt;&quot;;[.C262];&quot;&lt;/rating&gt; &lt;title&gt;&quot;;[.D262];&quot;&lt;/title&gt; &lt;pub&gt;&quot;;[.E262];&quot;&lt;/pub&gt; &lt;dev&gt;&quot;;[.F262];&quot;&lt;/dev&gt; &lt;genre&gt;&quot;;[.G262];&quot;&lt;/genre&gt; &lt;score&gt;&quot;;[.H262];&quot;&lt;/score&gt; &lt;player&gt;&quot;;[.I262];&quot;&lt;/player&gt; &lt;story&gt;&quot;;[.J262];&quot;&lt;/story&gt; &lt;/game&gt;&quot;)" office:value-type="string" office:string-value="&lt;game name=&quot;Maus, Die (Europe)&quot;&gt; &lt;year&gt;1999&lt;/year&gt; &lt;rating&gt;ESRB - E (Everyone)&lt;/rating&gt; &lt;title&gt;Maus, Die &lt;/title&gt; &lt;pub&gt;Infogrames&lt;/pub&gt; &lt;dev&gt;Bit Managers &lt;/dev&gt; &lt;genre&gt;Puzzle&lt;/genre&gt; &lt;score&gt;2.9&lt;/score&gt; &lt;player&gt;1 Player&lt;/player&gt; &lt;story&gt;Die Maus is an action / puzzle game based on the German children's television show Die Sendung mit der Maus (The show with the mouse). You control both main characters of the show, the mouse and the elephant, in a search for the duck who has disappeared. The levels of the game are isometric puzzles. Both characters must reach the exit using and combining their different abilities. The mouse, for instance, is larger than the elephant, but the elephant is able to push heavy objects around. The game contains more than 150 puzzles in 5 different game worlds.&lt;/story&gt; &lt;/game&gt;">
            <text:p>&lt;game name="Maus, Die (Europe)"&gt; &lt;year&gt;1999&lt;/year&gt; &lt;rating&gt;ESRB - E (Everyone)&lt;/rating&gt; &lt;title&gt;Maus, Die &lt;/title&gt; &lt;pub&gt;Infogrames&lt;/pub&gt; &lt;dev&gt;Bit Managers &lt;/dev&gt; &lt;genre&gt;Puzzle&lt;/genre&gt; &lt;score&gt;2.9&lt;/score&gt; &lt;player&gt;1 Player&lt;/player&gt; &lt;story&gt;Die Maus is an action / puzzle game based on the German children's television show Die Sendung mit der Maus (The show with the mouse). You control both main characters of the show, the mouse and the elephant, in a search for the duck who has disappeared. The levels of the game are isometric puzzles. Both characters must reach the exit using and combining their different abilities. The mouse, for instance, is larger than the elephant, but the elephant is able to push heavy objects around. The game contains more than 150 puzzles in 5 different game worlds.&lt;/story&gt; &lt;/game&gt;</text:p>
          </table:table-cell>
          <table:table-cell table:number-columns-repeated="1013"/>
        </table:table-row>
        <table:table-row table:style-name="ro1">
          <table:table-cell office:value-type="string">
            <text:p>Maya the Bee - Garden Adventures (Europe)</text:p>
          </table:table-cell>
          <table:table-cell office:value-type="float" office:value="2000">
            <text:p>2000</text:p>
          </table:table-cell>
          <table:table-cell office:value-type="string">
            <text:p>ESRB - E (Everyone)</text:p>
          </table:table-cell>
          <table:table-cell office:value-type="string">
            <text:p>Maya the Bee - Garden Adventures </text:p>
          </table:table-cell>
          <table:table-cell table:number-columns-repeated="2" office:value-type="string">
            <text:p>NEON Software GmbH</text:p>
          </table:table-cell>
          <table:table-cell office:value-type="string">
            <text:p>Action</text:p>
          </table:table-cell>
          <table:table-cell office:value-type="string">
            <text:p>2.0</text:p>
          </table:table-cell>
          <table:table-cell office:value-type="string">
            <text:p>1 Player</text:p>
          </table:table-cell>
          <table:table-cell office:value-type="string">
            <text:p>This game uses the license from the famous German TV series "Biene Maja". Maja's best friend Willi is kidnapped by the hornets, the enemies off the bees. In this game you are playing Maja the bee and has to free Willi. In this adventure you have to solve some puzzles, finding things to get further. Inside the hornets nest you have to hide and seek to not get caught. Sweet game for kids.</text:p>
          </table:table-cell>
          <table:table-cell table:style-name="Default" table:formula="of:=CONCATENATE(&quot;&lt;game name=&quot;;CHAR(34);[.A263];CHAR(34);&quot;&gt; &lt;year&gt;&quot;;[.B263];&quot;&lt;/year&gt; &lt;rating&gt;&quot;;[.C263];&quot;&lt;/rating&gt; &lt;title&gt;&quot;;[.D263];&quot;&lt;/title&gt; &lt;pub&gt;&quot;;[.E263];&quot;&lt;/pub&gt; &lt;dev&gt;&quot;;[.F263];&quot;&lt;/dev&gt; &lt;genre&gt;&quot;;[.G263];&quot;&lt;/genre&gt; &lt;score&gt;&quot;;[.H263];&quot;&lt;/score&gt; &lt;player&gt;&quot;;[.I263];&quot;&lt;/player&gt; &lt;story&gt;&quot;;[.J263];&quot;&lt;/story&gt; &lt;/game&gt;&quot;)" office:value-type="string" office:string-value="&lt;game name=&quot;Maya the Bee - Garden Adventures (Europe)&quot;&gt; &lt;year&gt;2000&lt;/year&gt; &lt;rating&gt;ESRB - E (Everyone)&lt;/rating&gt; &lt;title&gt;Maya the Bee - Garden Adventures &lt;/title&gt; &lt;pub&gt;NEON Software GmbH&lt;/pub&gt; &lt;dev&gt;NEON Software GmbH&lt;/dev&gt; &lt;genre&gt;Action&lt;/genre&gt; &lt;score&gt;2.0&lt;/score&gt; &lt;player&gt;1 Player&lt;/player&gt; &lt;story&gt;This game uses the license from the famous German TV series &quot;Biene Maja&quot;. Maja's best friend Willi is kidnapped by the hornets, the enemies off the bees. In this game you are playing Maja the bee and has to free Willi. In this adventure you have to solve some puzzles, finding things to get further. Inside the hornets nest you have to hide and seek to not get caught. Sweet game for kids.&lt;/story&gt; &lt;/game&gt;">
            <text:p>&lt;game name="Maya the Bee - Garden Adventures (Europe)"&gt; &lt;year&gt;2000&lt;/year&gt; &lt;rating&gt;ESRB - E (Everyone)&lt;/rating&gt; &lt;title&gt;Maya the Bee - Garden Adventures &lt;/title&gt; &lt;pub&gt;NEON Software GmbH&lt;/pub&gt; &lt;dev&gt;NEON Software GmbH&lt;/dev&gt; &lt;genre&gt;Action&lt;/genre&gt; &lt;score&gt;2.0&lt;/score&gt; &lt;player&gt;1 Player&lt;/player&gt; &lt;story&gt;This game uses the license from the famous German TV series "Biene Maja". Maja's best friend Willi is kidnapped by the hornets, the enemies off the bees. In this game you are playing Maja the bee and has to free Willi. In this adventure you have to solve some puzzles, finding things to get further. Inside the hornets nest you have to hide and seek to not get caught. Sweet game for kids.&lt;/story&gt; &lt;/game&gt;</text:p>
          </table:table-cell>
          <table:table-cell table:number-columns-repeated="1013"/>
        </table:table-row>
        <table:table-row table:style-name="ro1">
          <table:table-cell office:value-type="string">
            <text:p>Maya the Bee &amp; Her Friends (Europe)</text:p>
          </table:table-cell>
          <table:table-cell office:value-type="float" office:value="2000">
            <text:p>2000</text:p>
          </table:table-cell>
          <table:table-cell office:value-type="string">
            <text:p>ESRB - E (Everyone)</text:p>
          </table:table-cell>
          <table:table-cell office:value-type="string">
            <text:p>Maya the Bee &amp; Her Friends </text:p>
          </table:table-cell>
          <table:table-cell office:value-type="string">
            <text:p>Acclaim</text:p>
          </table:table-cell>
          <table:table-cell office:value-type="string">
            <text:p>Crawfish Interactive Ltd.</text:p>
          </table:table-cell>
          <table:table-cell office:value-type="string">
            <text:p>Action</text:p>
          </table:table-cell>
          <table:table-cell office:value-type="string">
            <text:p>2.4</text:p>
          </table:table-cell>
          <table:table-cell office:value-type="string">
            <text:p>1 Player</text:p>
          </table:table-cell>
          <table:table-cell office:value-type="string">
            <text:p>Maya the Bee &amp; Her Friends is the first game based on Maya the Bee, a world famous German book, comic, and animated cartoon series. This licensed title is based on the animated cartoon series.****In the game evil spiders have kidnapped insects and asking for honey as ransom. It is up to Maya and her friends to thwart their evil schemes.****The game has the player control three insects one at a time, but together on the same screen, Maya the bee, Willy the bee and Flip the grasshopper. Each insect has its own abilities. Maya can pull levers and Flip allows the others to leap to higher places. In each of the 120 levels an insect has to be saved and the three have to combine their skills to puzzle their way through the spider's web, in a similar vein as The Lost Vikings.****The game was released in Europe only and is identical to The New Adventures of Mary Kate and Ashley, but with a different license. The same engine was later also re-used in Mary-Kate and Ashley Get a Clue.</text:p>
          </table:table-cell>
          <table:table-cell table:style-name="Default" table:formula="of:=CONCATENATE(&quot;&lt;game name=&quot;;CHAR(34);[.A264];CHAR(34);&quot;&gt; &lt;year&gt;&quot;;[.B264];&quot;&lt;/year&gt; &lt;rating&gt;&quot;;[.C264];&quot;&lt;/rating&gt; &lt;title&gt;&quot;;[.D264];&quot;&lt;/title&gt; &lt;pub&gt;&quot;;[.E264];&quot;&lt;/pub&gt; &lt;dev&gt;&quot;;[.F264];&quot;&lt;/dev&gt; &lt;genre&gt;&quot;;[.G264];&quot;&lt;/genre&gt; &lt;score&gt;&quot;;[.H264];&quot;&lt;/score&gt; &lt;player&gt;&quot;;[.I264];&quot;&lt;/player&gt; &lt;story&gt;&quot;;[.J264];&quot;&lt;/story&gt; &lt;/game&gt;&quot;)" office:value-type="string" office:string-value="&lt;game name=&quot;Maya the Bee &amp; Her Friends (Europe)&quot;&gt; &lt;year&gt;2000&lt;/year&gt; &lt;rating&gt;ESRB - E (Everyone)&lt;/rating&gt; &lt;title&gt;Maya the Bee &amp; Her Friends &lt;/title&gt; &lt;pub&gt;Acclaim&lt;/pub&gt; &lt;dev&gt;Crawfish Interactive Ltd.&lt;/dev&gt; &lt;genre&gt;Action&lt;/genre&gt; &lt;score&gt;2.4&lt;/score&gt; &lt;player&gt;1 Player&lt;/player&gt; &lt;story&gt;Maya the Bee &amp; Her Friends is the first game based on Maya the Bee, a world famous German book, comic, and animated cartoon series. This licensed title is based on the animated cartoon series.****In the game evil spiders have kidnapped insects and asking for honey as ransom. It is up to Maya and her friends to thwart their evil schemes.****The game has the player control three insects one at a time, but together on the same screen, Maya the bee, Willy the bee and Flip the grasshopper. Each insect has its own abilities. Maya can pull levers and Flip allows the others to leap to higher places. In each of the 120 levels an insect has to be saved and the three have to combine their skills to puzzle their way through the spider's web, in a similar vein as The Lost Vikings.****The game was released in Europe only and is identical to The New Adventures of Mary Kate and Ashley, but with a different license. The same engine was later also re-used in Mary-Kate and Ashley Get a Clue.&lt;/story&gt; &lt;/game&gt;">
            <text:p>&lt;game name="Maya the Bee &amp; Her Friends (Europe)"&gt; &lt;year&gt;2000&lt;/year&gt; &lt;rating&gt;ESRB - E (Everyone)&lt;/rating&gt; &lt;title&gt;Maya the Bee &amp; Her Friends &lt;/title&gt; &lt;pub&gt;Acclaim&lt;/pub&gt; &lt;dev&gt;Crawfish Interactive Ltd.&lt;/dev&gt; &lt;genre&gt;Action&lt;/genre&gt; &lt;score&gt;2.4&lt;/score&gt; &lt;player&gt;1 Player&lt;/player&gt; &lt;story&gt;Maya the Bee &amp; Her Friends is the first game based on Maya the Bee, a world famous German book, comic, and animated cartoon series. This licensed title is based on the animated cartoon series.****In the game evil spiders have kidnapped insects and asking for honey as ransom. It is up to Maya and her friends to thwart their evil schemes.****The game has the player control three insects one at a time, but together on the same screen, Maya the bee, Willy the bee and Flip the grasshopper. Each insect has its own abilities. Maya can pull levers and Flip allows the others to leap to higher places. In each of the 120 levels an insect has to be saved and the three have to combine their skills to puzzle their way through the spider's web, in a similar vein as The Lost Vikings.****The game was released in Europe only and is identical to The New Adventures of Mary Kate and Ashley, but with a different license. The same engine was later also re-used in Mary-Kate and Ashley Get a Clue.&lt;/story&gt; &lt;/game&gt;</text:p>
          </table:table-cell>
          <table:table-cell table:number-columns-repeated="1013"/>
        </table:table-row>
        <table:table-row table:style-name="ro1">
          <table:table-cell office:value-type="string">
            <text:p>Mega Man Xtreme (USA)</text:p>
          </table:table-cell>
          <table:table-cell office:value-type="float" office:value="2001">
            <text:p>2001</text:p>
          </table:table-cell>
          <table:table-cell office:value-type="string">
            <text:p>ESRB - E (Everyone)</text:p>
          </table:table-cell>
          <table:table-cell office:value-type="string">
            <text:p>Mega Man Xtreme </text:p>
          </table:table-cell>
          <table:table-cell office:value-type="string">
            <text:p>Capcom</text:p>
          </table:table-cell>
          <table:table-cell office:value-type="string">
            <text:p>Capcom Co., Ltd.</text:p>
          </table:table-cell>
          <table:table-cell office:value-type="string">
            <text:p>Platform</text:p>
          </table:table-cell>
          <table:table-cell office:value-type="string">
            <text:p>4.0</text:p>
          </table:table-cell>
          <table:table-cell office:value-type="string">
            <text:p>1 Player</text:p>
          </table:table-cell>
          <table:table-cell office:value-type="string">
            <text:p>Mega Man X hits the Gameboy Color! When an unknown hacker group breaks into a super system known as the Mother Computer, havoc breaks out all over the world! X and Zero are called in to find and destroy this hacker group and restore the Mother Computer before the world is thrust into chaos!</text:p>
          </table:table-cell>
          <table:table-cell table:style-name="Default" table:formula="of:=CONCATENATE(&quot;&lt;game name=&quot;;CHAR(34);[.A265];CHAR(34);&quot;&gt; &lt;year&gt;&quot;;[.B265];&quot;&lt;/year&gt; &lt;rating&gt;&quot;;[.C265];&quot;&lt;/rating&gt; &lt;title&gt;&quot;;[.D265];&quot;&lt;/title&gt; &lt;pub&gt;&quot;;[.E265];&quot;&lt;/pub&gt; &lt;dev&gt;&quot;;[.F265];&quot;&lt;/dev&gt; &lt;genre&gt;&quot;;[.G265];&quot;&lt;/genre&gt; &lt;score&gt;&quot;;[.H265];&quot;&lt;/score&gt; &lt;player&gt;&quot;;[.I265];&quot;&lt;/player&gt; &lt;story&gt;&quot;;[.J265];&quot;&lt;/story&gt; &lt;/game&gt;&quot;)" office:value-type="string" office:string-value="&lt;game name=&quot;Mega Man Xtreme (USA)&quot;&gt; &lt;year&gt;2001&lt;/year&gt; &lt;rating&gt;ESRB - E (Everyone)&lt;/rating&gt; &lt;title&gt;Mega Man Xtreme &lt;/title&gt; &lt;pub&gt;Capcom&lt;/pub&gt; &lt;dev&gt;Capcom Co., Ltd.&lt;/dev&gt; &lt;genre&gt;Platform&lt;/genre&gt; &lt;score&gt;4.0&lt;/score&gt; &lt;player&gt;1 Player&lt;/player&gt; &lt;story&gt;Mega Man X hits the Gameboy Color! When an unknown hacker group breaks into a super system known as the Mother Computer, havoc breaks out all over the world! X and Zero are called in to find and destroy this hacker group and restore the Mother Computer before the world is thrust into chaos!&lt;/story&gt; &lt;/game&gt;">
            <text:p>&lt;game name="Mega Man Xtreme (USA)"&gt; &lt;year&gt;2001&lt;/year&gt; &lt;rating&gt;ESRB - E (Everyone)&lt;/rating&gt; &lt;title&gt;Mega Man Xtreme &lt;/title&gt; &lt;pub&gt;Capcom&lt;/pub&gt; &lt;dev&gt;Capcom Co., Ltd.&lt;/dev&gt; &lt;genre&gt;Platform&lt;/genre&gt; &lt;score&gt;4.0&lt;/score&gt; &lt;player&gt;1 Player&lt;/player&gt; &lt;story&gt;Mega Man X hits the Gameboy Color! When an unknown hacker group breaks into a super system known as the Mother Computer, havoc breaks out all over the world! X and Zero are called in to find and destroy this hacker group and restore the Mother Computer before the world is thrust into chaos!&lt;/story&gt; &lt;/game&gt;</text:p>
          </table:table-cell>
          <table:table-cell table:number-columns-repeated="1013"/>
        </table:table-row>
        <table:table-row table:style-name="ro1">
          <table:table-cell office:value-type="string">
            <text:p>Mega Man Xtreme 2 (USA, Europe)</text:p>
          </table:table-cell>
          <table:table-cell office:value-type="float" office:value="2001">
            <text:p>2001</text:p>
          </table:table-cell>
          <table:table-cell office:value-type="string">
            <text:p>ESRB - E (Everyone)</text:p>
          </table:table-cell>
          <table:table-cell office:value-type="string">
            <text:p>Mega Man Xtreme 2 </text:p>
          </table:table-cell>
          <table:table-cell office:value-type="string">
            <text:p>Capcom</text:p>
          </table:table-cell>
          <table:table-cell office:value-type="string">
            <text:p>Capcom Co., Ltd.</text:p>
          </table:table-cell>
          <table:table-cell office:value-type="string">
            <text:p>Platform</text:p>
          </table:table-cell>
          <table:table-cell office:value-type="string">
            <text:p>4.0</text:p>
          </table:table-cell>
          <table:table-cell office:value-type="string">
            <text:p>1 Player</text:p>
          </table:table-cell>
          <table:table-cell office:value-type="string">
            <text:p>A new threat is arising! Reploids are suddenly breaking down, and when their bodies are investigated, no traces of their "souls" can be found in their memory! No one knows how it is happening, and the Reploid world is in a panic. To make matters worse, several Mavericks from the past are rampaging again, only this time with a new, deadly "DNA Soul" chip installed in them, making them even deadlier than before! The only hope left is in the Maverick Hunters, and their greatest heroes, X and Zero, to get to the bottom of this incident.****It's up to you to guide X and Zero through this deadly new mission and find out who is behind this Soul Eraser terror!</text:p>
          </table:table-cell>
          <table:table-cell table:style-name="Default" table:formula="of:=CONCATENATE(&quot;&lt;game name=&quot;;CHAR(34);[.A266];CHAR(34);&quot;&gt; &lt;year&gt;&quot;;[.B266];&quot;&lt;/year&gt; &lt;rating&gt;&quot;;[.C266];&quot;&lt;/rating&gt; &lt;title&gt;&quot;;[.D266];&quot;&lt;/title&gt; &lt;pub&gt;&quot;;[.E266];&quot;&lt;/pub&gt; &lt;dev&gt;&quot;;[.F266];&quot;&lt;/dev&gt; &lt;genre&gt;&quot;;[.G266];&quot;&lt;/genre&gt; &lt;score&gt;&quot;;[.H266];&quot;&lt;/score&gt; &lt;player&gt;&quot;;[.I266];&quot;&lt;/player&gt; &lt;story&gt;&quot;;[.J266];&quot;&lt;/story&gt; &lt;/game&gt;&quot;)" office:value-type="string" office:string-value="&lt;game name=&quot;Mega Man Xtreme 2 (USA, Europe)&quot;&gt; &lt;year&gt;2001&lt;/year&gt; &lt;rating&gt;ESRB - E (Everyone)&lt;/rating&gt; &lt;title&gt;Mega Man Xtreme 2 &lt;/title&gt; &lt;pub&gt;Capcom&lt;/pub&gt; &lt;dev&gt;Capcom Co., Ltd.&lt;/dev&gt; &lt;genre&gt;Platform&lt;/genre&gt; &lt;score&gt;4.0&lt;/score&gt; &lt;player&gt;1 Player&lt;/player&gt; &lt;story&gt;A new threat is arising! Reploids are suddenly breaking down, and when their bodies are investigated, no traces of their &quot;souls&quot; can be found in their memory! No one knows how it is happening, and the Reploid world is in a panic. To make matters worse, several Mavericks from the past are rampaging again, only this time with a new, deadly &quot;DNA Soul&quot; chip installed in them, making them even deadlier than before! The only hope left is in the Maverick Hunters, and their greatest heroes, X and Zero, to get to the bottom of this incident.****It's up to you to guide X and Zero through this deadly new mission and find out who is behind this Soul Eraser terror!&lt;/story&gt; &lt;/game&gt;">
            <text:p>&lt;game name="Mega Man Xtreme 2 (USA, Europe)"&gt; &lt;year&gt;2001&lt;/year&gt; &lt;rating&gt;ESRB - E (Everyone)&lt;/rating&gt; &lt;title&gt;Mega Man Xtreme 2 &lt;/title&gt; &lt;pub&gt;Capcom&lt;/pub&gt; &lt;dev&gt;Capcom Co., Ltd.&lt;/dev&gt; &lt;genre&gt;Platform&lt;/genre&gt; &lt;score&gt;4.0&lt;/score&gt; &lt;player&gt;1 Player&lt;/player&gt; &lt;story&gt;A new threat is arising! Reploids are suddenly breaking down, and when their bodies are investigated, no traces of their "souls" can be found in their memory! No one knows how it is happening, and the Reploid world is in a panic. To make matters worse, several Mavericks from the past are rampaging again, only this time with a new, deadly "DNA Soul" chip installed in them, making them even deadlier than before! The only hope left is in the Maverick Hunters, and their greatest heroes, X and Zero, to get to the bottom of this incident.****It's up to you to guide X and Zero through this deadly new mission and find out who is behind this Soul Eraser terror!&lt;/story&gt; &lt;/game&gt;</text:p>
          </table:table-cell>
          <table:table-cell table:number-columns-repeated="1013"/>
        </table:table-row>
        <table:table-row table:style-name="ro1">
          <table:table-cell office:value-type="string">
            <text:p>Men in Black - The Series (USA, Europe)</text:p>
          </table:table-cell>
          <table:table-cell office:value-type="float" office:value="1998">
            <text:p>1998</text:p>
          </table:table-cell>
          <table:table-cell office:value-type="string">
            <text:p>ESRB - E (Everyone)</text:p>
          </table:table-cell>
          <table:table-cell office:value-type="string">
            <text:p>Men in Black - The Series </text:p>
          </table:table-cell>
          <table:table-cell office:value-type="string">
            <text:p>Crave</text:p>
          </table:table-cell>
          <table:table-cell office:value-type="string">
            <text:p>Tiertex Design Studios</text:p>
          </table:table-cell>
          <table:table-cell office:value-type="string">
            <text:p>Action</text:p>
          </table:table-cell>
          <table:table-cell office:value-type="string">
            <text:p>2.7</text:p>
          </table:table-cell>
          <table:table-cell office:value-type="string">
            <text:p>1 Player</text:p>
          </table:table-cell>
          <table:table-cell office:value-type="string">
            <text:p>Men in Black: The Series is based on the 1997 film and subsequent cartoon series. <text:s/>Evil alien races are infiltrating New York, and it's up to the Men in Black to stop them. In the game the player assume the role of rookie agent J as he single-handedly takes on the invasion in order to stop the mastermind Alpha (a mutated ex-MIB) and save Earth. The game features six levels to traverse in typical side-scrolling run and gun fashion. The player can fire in multiple directions and can also squish some enemies by jumping on them. There are several weapons at the player's disposal. This includes the classic blaster and the incredibly powerful Noisy Cricket. Hurry, mankind is counting on you!</text:p>
          </table:table-cell>
          <table:table-cell table:style-name="Default" table:formula="of:=CONCATENATE(&quot;&lt;game name=&quot;;CHAR(34);[.A267];CHAR(34);&quot;&gt; &lt;year&gt;&quot;;[.B267];&quot;&lt;/year&gt; &lt;rating&gt;&quot;;[.C267];&quot;&lt;/rating&gt; &lt;title&gt;&quot;;[.D267];&quot;&lt;/title&gt; &lt;pub&gt;&quot;;[.E267];&quot;&lt;/pub&gt; &lt;dev&gt;&quot;;[.F267];&quot;&lt;/dev&gt; &lt;genre&gt;&quot;;[.G267];&quot;&lt;/genre&gt; &lt;score&gt;&quot;;[.H267];&quot;&lt;/score&gt; &lt;player&gt;&quot;;[.I267];&quot;&lt;/player&gt; &lt;story&gt;&quot;;[.J267];&quot;&lt;/story&gt; &lt;/game&gt;&quot;)" office:value-type="string" office:string-value="&lt;game name=&quot;Men in Black - The Series (USA, Europe)&quot;&gt; &lt;year&gt;1998&lt;/year&gt; &lt;rating&gt;ESRB - E (Everyone)&lt;/rating&gt; &lt;title&gt;Men in Black - The Series &lt;/title&gt; &lt;pub&gt;Crave&lt;/pub&gt; &lt;dev&gt;Tiertex Design Studios&lt;/dev&gt; &lt;genre&gt;Action&lt;/genre&gt; &lt;score&gt;2.7&lt;/score&gt; &lt;player&gt;1 Player&lt;/player&gt; &lt;story&gt;Men in Black: The Series is based on the 1997 film and subsequent cartoon series.  Evil alien races are infiltrating New York, and it's up to the Men in Black to stop them. In the game the player assume the role of rookie agent J as he single-handedly takes on the invasion in order to stop the mastermind Alpha (a mutated ex-MIB) and save Earth. The game features six levels to traverse in typical side-scrolling run and gun fashion. The player can fire in multiple directions and can also squish some enemies by jumping on them. There are several weapons at the player's disposal. This includes the classic blaster and the incredibly powerful Noisy Cricket. Hurry, mankind is counting on you!&lt;/story&gt; &lt;/game&gt;">
            <text:p>&lt;game name="Men in Black - The Series (USA, Europe)"&gt; &lt;year&gt;1998&lt;/year&gt; &lt;rating&gt;ESRB - E (Everyone)&lt;/rating&gt; &lt;title&gt;Men in Black - The Series &lt;/title&gt; &lt;pub&gt;Crave&lt;/pub&gt; &lt;dev&gt;Tiertex Design Studios&lt;/dev&gt; &lt;genre&gt;Action&lt;/genre&gt; &lt;score&gt;2.7&lt;/score&gt; &lt;player&gt;1 Player&lt;/player&gt; &lt;story&gt;Men in Black: The Series is based on the 1997 film and subsequent cartoon series. <text:s/>Evil alien races are infiltrating New York, and it's up to the Men in Black to stop them. In the game the player assume the role of rookie agent J as he single-handedly takes on the invasion in order to stop the mastermind Alpha (a mutated ex-MIB) and save Earth. The game features six levels to traverse in typical side-scrolling run and gun fashion. The player can fire in multiple directions and can also squish some enemies by jumping on them. There are several weapons at the player's disposal. This includes the classic blaster and the incredibly powerful Noisy Cricket. Hurry, mankind is counting on you!&lt;/story&gt; &lt;/game&gt;</text:p>
          </table:table-cell>
          <table:table-cell table:number-columns-repeated="1013"/>
        </table:table-row>
        <table:table-row table:style-name="ro1">
          <table:table-cell office:value-type="string">
            <text:p>Men in Black 2 - The Series (USA)</text:p>
          </table:table-cell>
          <table:table-cell office:value-type="float" office:value="2000">
            <text:p>2000</text:p>
          </table:table-cell>
          <table:table-cell office:value-type="string">
            <text:p>ESRB - E (Everyone)</text:p>
          </table:table-cell>
          <table:table-cell office:value-type="string">
            <text:p>Men in Black 2 - The Series </text:p>
          </table:table-cell>
          <table:table-cell office:value-type="string">
            <text:p>Crave</text:p>
          </table:table-cell>
          <table:table-cell office:value-type="string">
            <text:p>David A. Palmer Productions</text:p>
          </table:table-cell>
          <table:table-cell office:value-type="string">
            <text:p>Action</text:p>
          </table:table-cell>
          <table:table-cell office:value-type="string">
            <text:p>2.7</text:p>
          </table:table-cell>
          <table:table-cell office:value-type="string">
            <text:p>1 Player</text:p>
          </table:table-cell>
          <table:table-cell office:value-type="string">
            <text:p>Evil aliens, agent clones and monstrous bosses; just another day in the life of the MIBs. This sequel to the 1998 platform game, based on the 1997 film and subsequent cartoon series, pits the player, as either veteran agent K or his rookie partner J, against a horde of alien monsters threatening New York City and, by extension, the Earth. <text:s/>The player's mission will take him or her through eight different levels, ranging from a hijacked aircraft, the forest, a laboratory, MIB headquarters, an MIB safehouse, a rocket silo, Manhattan and even the Statue of Liberty. In each level, the player has to collect four pairs of MIB sunglasses before moving on. The arsenal of weaponry ranges from your standard-issue J2 blaster, rocket launchers and grenade launchers to freeze rays, homing missiles and the almighty Noisy Cricket. There are various items as well, including chemical protection suits, snowshoes, invisibility suits, and smart cards to gain access to new areas. Health packs and 1-ups are also scattered around. <text:s/>With this much at your disposal, the scum of the universe doesn't stand a chance.</text:p>
          </table:table-cell>
          <table:table-cell table:style-name="Default" table:formula="of:=CONCATENATE(&quot;&lt;game name=&quot;;CHAR(34);[.A268];CHAR(34);&quot;&gt; &lt;year&gt;&quot;;[.B268];&quot;&lt;/year&gt; &lt;rating&gt;&quot;;[.C268];&quot;&lt;/rating&gt; &lt;title&gt;&quot;;[.D268];&quot;&lt;/title&gt; &lt;pub&gt;&quot;;[.E268];&quot;&lt;/pub&gt; &lt;dev&gt;&quot;;[.F268];&quot;&lt;/dev&gt; &lt;genre&gt;&quot;;[.G268];&quot;&lt;/genre&gt; &lt;score&gt;&quot;;[.H268];&quot;&lt;/score&gt; &lt;player&gt;&quot;;[.I268];&quot;&lt;/player&gt; &lt;story&gt;&quot;;[.J268];&quot;&lt;/story&gt; &lt;/game&gt;&quot;)" office:value-type="string" office:string-value="&lt;game name=&quot;Men in Black 2 - The Series (USA)&quot;&gt; &lt;year&gt;2000&lt;/year&gt; &lt;rating&gt;ESRB - E (Everyone)&lt;/rating&gt; &lt;title&gt;Men in Black 2 - The Series &lt;/title&gt; &lt;pub&gt;Crave&lt;/pub&gt; &lt;dev&gt;David A. Palmer Productions&lt;/dev&gt; &lt;genre&gt;Action&lt;/genre&gt; &lt;score&gt;2.7&lt;/score&gt; &lt;player&gt;1 Player&lt;/player&gt; &lt;story&gt;Evil aliens, agent clones and monstrous bosses; just another day in the life of the MIBs. This sequel to the 1998 platform game, based on the 1997 film and subsequent cartoon series, pits the player, as either veteran agent K or his rookie partner J, against a horde of alien monsters threatening New York City and, by extension, the Earth.  The player's mission will take him or her through eight different levels, ranging from a hijacked aircraft, the forest, a laboratory, MIB headquarters, an MIB safehouse, a rocket silo, Manhattan and even the Statue of Liberty. In each level, the player has to collect four pairs of MIB sunglasses before moving on. The arsenal of weaponry ranges from your standard-issue J2 blaster, rocket launchers and grenade launchers to freeze rays, homing missiles and the almighty Noisy Cricket. There are various items as well, including chemical protection suits, snowshoes, invisibility suits, and smart cards to gain access to new areas. Health packs and 1-ups are also scattered around.  With this much at your disposal, the scum of the universe doesn't stand a chance.&lt;/story&gt; &lt;/game&gt;">
            <text:p>&lt;game name="Men in Black 2 - The Series (USA)"&gt; &lt;year&gt;2000&lt;/year&gt; &lt;rating&gt;ESRB - E (Everyone)&lt;/rating&gt; &lt;title&gt;Men in Black 2 - The Series &lt;/title&gt; &lt;pub&gt;Crave&lt;/pub&gt; &lt;dev&gt;David A. Palmer Productions&lt;/dev&gt; &lt;genre&gt;Action&lt;/genre&gt; &lt;score&gt;2.7&lt;/score&gt; &lt;player&gt;1 Player&lt;/player&gt; &lt;story&gt;Evil aliens, agent clones and monstrous bosses; just another day in the life of the MIBs. This sequel to the 1998 platform game, based on the 1997 film and subsequent cartoon series, pits the player, as either veteran agent K or his rookie partner J, against a horde of alien monsters threatening New York City and, by extension, the Earth. <text:s/>The player's mission will take him or her through eight different levels, ranging from a hijacked aircraft, the forest, a laboratory, MIB headquarters, an MIB safehouse, a rocket silo, Manhattan and even the Statue of Liberty. In each level, the player has to collect four pairs of MIB sunglasses before moving on. The arsenal of weaponry ranges from your standard-issue J2 blaster, rocket launchers and grenade launchers to freeze rays, homing missiles and the almighty Noisy Cricket. There are various items as well, including chemical protection suits, snowshoes, invisibility suits, and smart cards to gain access to new areas. Health packs and 1-ups are also scattered around. <text:s/>With this much at your disposal, the scum of the universe doesn't stand a chance.&lt;/story&gt; &lt;/game&gt;</text:p>
          </table:table-cell>
          <table:table-cell table:number-columns-repeated="1013"/>
        </table:table-row>
        <table:table-row table:style-name="ro1">
          <table:table-cell office:value-type="string">
            <text:p>Merlin (Europe)</text:p>
          </table:table-cell>
          <table:table-cell office:value-type="float" office:value="2001">
            <text:p>2001</text:p>
          </table:table-cell>
          <table:table-cell office:value-type="string">
            <text:p>ESRB - E (Everyone)</text:p>
          </table:table-cell>
          <table:table-cell office:value-type="string">
            <text:p>Merlin </text:p>
          </table:table-cell>
          <table:table-cell office:value-type="string">
            <text:p>Electronic Arts</text:p>
          </table:table-cell>
          <table:table-cell office:value-type="string">
            <text:p>RFX Interactive</text:p>
          </table:table-cell>
          <table:table-cell office:value-type="string">
            <text:p>Platform</text:p>
          </table:table-cell>
          <table:table-cell office:value-type="string">
            <text:p>3.8</text:p>
          </table:table-cell>
          <table:table-cell office:value-type="string">
            <text:p>1 Player</text:p>
          </table:table-cell>
          <table:table-cell office:value-type="string">
            <text:p>Behind the shadow of King Arthur, overshadowed by Breton legends of the Knights of the Round Table, Merlin hides. <text:s/>major figure of Arthurian epics, the general public often forget that their role begins long before the birth of one who will free Excalibur. <text:s/>Here is one of extraordinary adventures that lived the quiet, a journey that will take him to the depths of the Earth face a gigantic dragon. </text:p>
          </table:table-cell>
          <table:table-cell table:style-name="Default" table:formula="of:=CONCATENATE(&quot;&lt;game name=&quot;;CHAR(34);[.A269];CHAR(34);&quot;&gt; &lt;year&gt;&quot;;[.B269];&quot;&lt;/year&gt; &lt;rating&gt;&quot;;[.C269];&quot;&lt;/rating&gt; &lt;title&gt;&quot;;[.D269];&quot;&lt;/title&gt; &lt;pub&gt;&quot;;[.E269];&quot;&lt;/pub&gt; &lt;dev&gt;&quot;;[.F269];&quot;&lt;/dev&gt; &lt;genre&gt;&quot;;[.G269];&quot;&lt;/genre&gt; &lt;score&gt;&quot;;[.H269];&quot;&lt;/score&gt; &lt;player&gt;&quot;;[.I269];&quot;&lt;/player&gt; &lt;story&gt;&quot;;[.J269];&quot;&lt;/story&gt; &lt;/game&gt;&quot;)" office:value-type="string" office:string-value="&lt;game name=&quot;Merlin (Europe)&quot;&gt; &lt;year&gt;2001&lt;/year&gt; &lt;rating&gt;ESRB - E (Everyone)&lt;/rating&gt; &lt;title&gt;Merlin &lt;/title&gt; &lt;pub&gt;Electronic Arts&lt;/pub&gt; &lt;dev&gt;RFX Interactive&lt;/dev&gt; &lt;genre&gt;Platform&lt;/genre&gt; &lt;score&gt;3.8&lt;/score&gt; &lt;player&gt;1 Player&lt;/player&gt; &lt;story&gt;Behind the shadow of King Arthur, overshadowed by Breton legends of the Knights of the Round Table, Merlin hides.  major figure of Arthurian epics, the general public often forget that their role begins long before the birth of one who will free Excalibur.  Here is one of extraordinary adventures that lived the quiet, a journey that will take him to the depths of the Earth face a gigantic dragon. &lt;/story&gt; &lt;/game&gt;">
            <text:p>&lt;game name="Merlin (Europe)"&gt; &lt;year&gt;2001&lt;/year&gt; &lt;rating&gt;ESRB - E (Everyone)&lt;/rating&gt; &lt;title&gt;Merlin &lt;/title&gt; &lt;pub&gt;Electronic Arts&lt;/pub&gt; &lt;dev&gt;RFX Interactive&lt;/dev&gt; &lt;genre&gt;Platform&lt;/genre&gt; &lt;score&gt;3.8&lt;/score&gt; &lt;player&gt;1 Player&lt;/player&gt; &lt;story&gt;Behind the shadow of King Arthur, overshadowed by Breton legends of the Knights of the Round Table, Merlin hides. <text:s/>major figure of Arthurian epics, the general public often forget that their role begins long before the birth of one who will free Excalibur. <text:s/>Here is one of extraordinary adventures that lived the quiet, a journey that will take him to the depths of the Earth face a gigantic dragon. &lt;/story&gt; &lt;/game&gt;</text:p>
          </table:table-cell>
          <table:table-cell table:number-columns-repeated="1013"/>
        </table:table-row>
        <table:table-row table:style-name="ro1">
          <table:table-cell office:value-type="string">
            <text:p>Metal Gear Solid (USA)</text:p>
          </table:table-cell>
          <table:table-cell office:value-type="float" office:value="2000">
            <text:p>2000</text:p>
          </table:table-cell>
          <table:table-cell office:value-type="string">
            <text:p>ESRB - E (Everyone)</text:p>
          </table:table-cell>
          <table:table-cell office:value-type="string">
            <text:p>Metal Gear Solid </text:p>
          </table:table-cell>
          <table:table-cell office:value-type="string">
            <text:p>Konami</text:p>
          </table:table-cell>
          <table:table-cell office:value-type="string">
            <text:p>Konami Computer Entertainment Japan, Inc.</text:p>
          </table:table-cell>
          <table:table-cell office:value-type="string">
            <text:p>Adventure</text:p>
          </table:table-cell>
          <table:table-cell office:value-type="string">
            <text:p>3.6</text:p>
          </table:table-cell>
          <table:table-cell office:value-type="string">
            <text:p>1-2 Players</text:p>
          </table:table-cell>
          <table:table-cell office:value-type="string">
            <text:p>Metal Gear Solid (original Japanese name: Metal Gear: Ghost Babel) for GameBoy Color is not the same game as the popular Playstation/PC installment of the series. It is not set within the storyline of Metal Gear series, but instead tells an unrelated episode featuring the same hero - special agent Solid Snake. A secret government project, codenamed "Babel", attempts to revive the Metal Gear project - development of a highly destructive mech weapon. But an organization known as Gindran Liberation Front hijacked the Metal Gear prototype, without which any further development would be useless. Solid Snake is sent to infiltrate Outer Heaven, a location not entirely unfamiliar to him, and to retrieve the prototype.****The game is similar in style and gameplay to early Metal Gear games. It is viewed from top-down perspective, and its gameplay is mostly based on stealth. Snake has to sneak past the guards, using various tactics to distract them or to kill them silently. Weapons, gadgets, and moves are all similar to those used in the other Metal Gear Solid game. From time to time Snake will also encounter bosses whom he will have to defeat in order to proceed to the next area. Virtual Missions for Snake are also included in this release.</text:p>
          </table:table-cell>
          <table:table-cell table:style-name="Default" table:formula="of:=CONCATENATE(&quot;&lt;game name=&quot;;CHAR(34);[.A270];CHAR(34);&quot;&gt; &lt;year&gt;&quot;;[.B270];&quot;&lt;/year&gt; &lt;rating&gt;&quot;;[.C270];&quot;&lt;/rating&gt; &lt;title&gt;&quot;;[.D270];&quot;&lt;/title&gt; &lt;pub&gt;&quot;;[.E270];&quot;&lt;/pub&gt; &lt;dev&gt;&quot;;[.F270];&quot;&lt;/dev&gt; &lt;genre&gt;&quot;;[.G270];&quot;&lt;/genre&gt; &lt;score&gt;&quot;;[.H270];&quot;&lt;/score&gt; &lt;player&gt;&quot;;[.I270];&quot;&lt;/player&gt; &lt;story&gt;&quot;;[.J270];&quot;&lt;/story&gt; &lt;/game&gt;&quot;)" office:value-type="string" office:string-value="&lt;game name=&quot;Metal Gear Solid (USA)&quot;&gt; &lt;year&gt;2000&lt;/year&gt; &lt;rating&gt;ESRB - E (Everyone)&lt;/rating&gt; &lt;title&gt;Metal Gear Solid &lt;/title&gt; &lt;pub&gt;Konami&lt;/pub&gt; &lt;dev&gt;Konami Computer Entertainment Japan, Inc.&lt;/dev&gt; &lt;genre&gt;Adventure&lt;/genre&gt; &lt;score&gt;3.6&lt;/score&gt; &lt;player&gt;1-2 Players&lt;/player&gt; &lt;story&gt;Metal Gear Solid (original Japanese name: Metal Gear: Ghost Babel) for GameBoy Color is not the same game as the popular Playstation/PC installment of the series. It is not set within the storyline of Metal Gear series, but instead tells an unrelated episode featuring the same hero - special agent Solid Snake. A secret government project, codenamed &quot;Babel&quot;, attempts to revive the Metal Gear project - development of a highly destructive mech weapon. But an organization known as Gindran Liberation Front hijacked the Metal Gear prototype, without which any further development would be useless. Solid Snake is sent to infiltrate Outer Heaven, a location not entirely unfamiliar to him, and to retrieve the prototype.****The game is similar in style and gameplay to early Metal Gear games. It is viewed from top-down perspective, and its gameplay is mostly based on stealth. Snake has to sneak past the guards, using various tactics to distract them or to kill them silently. Weapons, gadgets, and moves are all similar to those used in the other Metal Gear Solid game. From time to time Snake will also encounter bosses whom he will have to defeat in order to proceed to the next area. Virtual Missions for Snake are also included in this release.&lt;/story&gt; &lt;/game&gt;">
            <text:p>&lt;game name="Metal Gear Solid (USA)"&gt; &lt;year&gt;2000&lt;/year&gt; &lt;rating&gt;ESRB - E (Everyone)&lt;/rating&gt; &lt;title&gt;Metal Gear Solid &lt;/title&gt; &lt;pub&gt;Konami&lt;/pub&gt; &lt;dev&gt;Konami Computer Entertainment Japan, Inc.&lt;/dev&gt; &lt;genre&gt;Adventure&lt;/genre&gt; &lt;score&gt;3.6&lt;/score&gt; &lt;player&gt;1-2 Players&lt;/player&gt; &lt;story&gt;Metal Gear Solid (original Japanese name: Metal Gear: Ghost Babel) for GameBoy Color is not the same game as the popular Playstation/PC installment of the series. It is not set within the storyline of Metal Gear series, but instead tells an unrelated episode featuring the same hero - special agent Solid Snake. A secret government project, codenamed "Babel", attempts to revive the Metal Gear project - development of a highly destructive mech weapon. But an organization known as Gindran Liberation Front hijacked the Metal Gear prototype, without which any further development would be useless. Solid Snake is sent to infiltrate Outer Heaven, a location not entirely unfamiliar to him, and to retrieve the prototype.****The game is similar in style and gameplay to early Metal Gear games. It is viewed from top-down perspective, and its gameplay is mostly based on stealth. Snake has to sneak past the guards, using various tactics to distract them or to kill them silently. Weapons, gadgets, and moves are all similar to those used in the other Metal Gear Solid game. From time to time Snake will also encounter bosses whom he will have to defeat in order to proceed to the next area. Virtual Missions for Snake are also included in this release.&lt;/story&gt; &lt;/game&gt;</text:p>
          </table:table-cell>
          <table:table-cell table:number-columns-repeated="1013"/>
        </table:table-row>
        <table:table-row table:style-name="ro1">
          <table:table-cell office:value-type="string">
            <text:p>Metal Walker (USA)</text:p>
          </table:table-cell>
          <table:table-cell office:value-type="float" office:value="2001">
            <text:p>2001</text:p>
          </table:table-cell>
          <table:table-cell office:value-type="string">
            <text:p>ESRB - E (Everyone)</text:p>
          </table:table-cell>
          <table:table-cell office:value-type="string">
            <text:p>Metal Walker </text:p>
          </table:table-cell>
          <table:table-cell office:value-type="string">
            <text:p>Capcom</text:p>
          </table:table-cell>
          <table:table-cell office:value-type="string">
            <text:p>Capcom Co., Ltd.</text:p>
          </table:table-cell>
          <table:table-cell office:value-type="string">
            <text:p>Role-Playing</text:p>
          </table:table-cell>
          <table:table-cell office:value-type="string">
            <text:p>3.5</text:p>
          </table:table-cell>
          <table:table-cell office:value-type="string">
            <text:p>1 Player</text:p>
          </table:table-cell>
          <table:table-cell office:value-type="string">
            <text:p>Metal Walker is a mechanical take on Pokémon, where the story takes place in the future on an island where a mysterious element called core has been discovered. <text:s/>This "core" element was used to create a highly advanced race of robots called Metal Walkers that are used for both labor and protection for the people of the island. <text:s/>One day, however, a gang of robots decide to rebel and end up killing a very prominent member of the island. <text:s/>The player then takes control of the son, Tetsuo, with the help of Dr. Hawk and Tetsuo's Metal Walker in an attempt to hunt down the rebel robots and avenge his father's death.****The gameplay is very similar to Pokémon, where the player explores various areas of the island searching for clues called Data Packets and battling other Metal Walkers or wild Walkers called Metal Busters, but instead of capturing these walkers, the player instead destroys them. <text:s/>Destroying these other Walkers results both in scrap metal and items called Capsules that can be used to upgrade or "evolve" Tetsuo's Walker into a more advanced form. <text:s/>Additionally, the player can take the scrap metal to the Junk Shop where they can also be turned into capsules as well. <text:s/>Additionally, capsules can not only contain power-ups, but traps as well that can be used in battles.****The battles are also different, whereas this one the attacks consists of rolling attacks that are angled off of the walls of arenas. <text:s/>Additionally, if a player fights multiple opponents, all of the enemies will be present on the screen at one time and if they choose the right attack and angle, can result in multiple hits on multiple opponents.****There are also three types of Walkers: Land, Marine, and Sky where, just like in Pokémon, susceptible to the other (ex. Land walkers have advantages over Marine walkers but are vulnerable and weaker to Sky Walker attacks). <text:s/>Base camps can also be built around various areas of the island and can be used for restoring the health of the players Walker.****As the player progresses farther into the game, they will encounter over 100 different Walkers, each with their own strengths and weaknesses as well as bosses that have to be defeated in order to access more areas of the island. <text:s/>Players can also use the Link Cable to both battle their Metal Walkers or even exchange their base camps.</text:p>
          </table:table-cell>
          <table:table-cell table:style-name="Default" table:formula="of:=CONCATENATE(&quot;&lt;game name=&quot;;CHAR(34);[.A271];CHAR(34);&quot;&gt; &lt;year&gt;&quot;;[.B271];&quot;&lt;/year&gt; &lt;rating&gt;&quot;;[.C271];&quot;&lt;/rating&gt; &lt;title&gt;&quot;;[.D271];&quot;&lt;/title&gt; &lt;pub&gt;&quot;;[.E271];&quot;&lt;/pub&gt; &lt;dev&gt;&quot;;[.F271];&quot;&lt;/dev&gt; &lt;genre&gt;&quot;;[.G271];&quot;&lt;/genre&gt; &lt;score&gt;&quot;;[.H271];&quot;&lt;/score&gt; &lt;player&gt;&quot;;[.I271];&quot;&lt;/player&gt; &lt;story&gt;&quot;;[.J271];&quot;&lt;/story&gt; &lt;/game&gt;&quot;)" office:value-type="string" office:string-value="&lt;game name=&quot;Metal Walker (USA)&quot;&gt; &lt;year&gt;2001&lt;/year&gt; &lt;rating&gt;ESRB - E (Everyone)&lt;/rating&gt; &lt;title&gt;Metal Walker &lt;/title&gt; &lt;pub&gt;Capcom&lt;/pub&gt; &lt;dev&gt;Capcom Co., Ltd.&lt;/dev&gt; &lt;genre&gt;Role-Playing&lt;/genre&gt; &lt;score&gt;3.5&lt;/score&gt; &lt;player&gt;1 Player&lt;/player&gt; &lt;story&gt;Metal Walker is a mechanical take on Pokémon, where the story takes place in the future on an island where a mysterious element called core has been discovered.  This &quot;core&quot; element was used to create a highly advanced race of robots called Metal Walkers that are used for both labor and protection for the people of the island.  One day, however, a gang of robots decide to rebel and end up killing a very prominent member of the island.  The player then takes control of the son, Tetsuo, with the help of Dr. Hawk and Tetsuo's Metal Walker in an attempt to hunt down the rebel robots and avenge his father's death.****The gameplay is very similar to Pokémon, where the player explores various areas of the island searching for clues called Data Packets and battling other Metal Walkers or wild Walkers called Metal Busters, but instead of capturing these walkers, the player instead destroys them.  Destroying these other Walkers results both in scrap metal and items called Capsules that can be used to upgrade or &quot;evolve&quot; Tetsuo's Walker into a more advanced form.  Additionally, the player can take the scrap metal to the Junk Shop where they can also be turned into capsules as well.  Additionally, capsules can not only contain power-ups, but traps as well that can be used in battles.****The battles are also different, whereas this one the attacks consists of rolling attacks that are angled off of the walls of arenas.  Additionally, if a player fights multiple opponents, all of the enemies will be present on the screen at one time and if they choose the right attack and angle, can result in multiple hits on multiple opponents.****There are also three types of Walkers: Land, Marine, and Sky where, just like in Pokémon, susceptible to the other (ex. Land walkers have advantages over Marine walkers but are vulnerable and weaker to Sky Walker attacks).  Base camps can also be built around various areas of the island and can be used for restoring the health of the players Walker.****As the player progresses farther into the game, they will encounter over 100 different Walkers, each with their own strengths and weaknesses as well as bosses that have to be defeated in order to access more areas of the island.  Players can also use the Link Cable to both battle their Metal Walkers or even exchange their base camps.&lt;/story&gt; &lt;/game&gt;">
            <text:p>&lt;game name="Metal Walker (USA)"&gt; &lt;year&gt;2001&lt;/year&gt; &lt;rating&gt;ESRB - E (Everyone)&lt;/rating&gt; &lt;title&gt;Metal Walker &lt;/title&gt; &lt;pub&gt;Capcom&lt;/pub&gt; &lt;dev&gt;Capcom Co., Ltd.&lt;/dev&gt; &lt;genre&gt;Role-Playing&lt;/genre&gt; &lt;score&gt;3.5&lt;/score&gt; &lt;player&gt;1 Player&lt;/player&gt; &lt;story&gt;Metal Walker is a mechanical take on Pokémon, where the story takes place in the future on an island where a mysterious element called core has been discovered. <text:s/>This "core" element was used to create a highly advanced race of robots called Metal Walkers that are used for both labor and protection for the people of the island. <text:s/>One day, however, a gang of robots decide to rebel and end up killing a very prominent member of the island. <text:s/>The player then takes control of the son, Tetsuo, with the help of Dr. Hawk and Tetsuo's Metal Walker in an attempt to hunt down the rebel robots and avenge his father's death.****The gameplay is very similar to Pokémon, where the player explores various areas of the island searching for clues called Data Packets and battling other Metal Walkers or wild Walkers called Metal Busters, but instead of capturing these walkers, the player instead destroys them. <text:s/>Destroying these other Walkers results both in scrap metal and items called Capsules that can be used to upgrade or "evolve" Tetsuo's Walker into a more advanced form. <text:s/>Additionally, the player can take the scrap metal to the Junk Shop where they can also be turned into capsules as well. <text:s/>Additionally, capsules can not only contain power-ups, but traps as well that can be used in battles.****The battles are also different, whereas this one the attacks consists of rolling attacks that are angled off of the walls of arenas. <text:s/>Additionally, if a player fights multiple opponents, all of the enemies will be present on the screen at one time and if they choose the right attack and angle, can result in multiple hits on multiple opponents.****There are also three types of Walkers: Land, Marine, and Sky where, just like in Pokémon, susceptible to the other (ex. Land walkers have advantages over Marine walkers but are vulnerable and weaker to Sky Walker attacks). <text:s/>Base camps can also be built around various areas of the island and can be used for restoring the health of the players Walker.****As the player progresses farther into the game, they will encounter over 100 different Walkers, each with their own strengths and weaknesses as well as bosses that have to be defeated in order to access more areas of the island. <text:s/>Players can also use the Link Cable to both battle their Metal Walkers or even exchange their base camps.&lt;/story&gt; &lt;/game&gt;</text:p>
          </table:table-cell>
          <table:table-cell table:number-columns-repeated="1013"/>
        </table:table-row>
        <table:table-row table:style-name="ro1">
          <table:table-cell office:value-type="string">
            <text:p>Mia Hamm Soccer Shootout (USA)</text:p>
          </table:table-cell>
          <table:table-cell office:value-type="float" office:value="2000">
            <text:p>2000</text:p>
          </table:table-cell>
          <table:table-cell office:value-type="string">
            <text:p>ESRB - E (Everyone)</text:p>
          </table:table-cell>
          <table:table-cell office:value-type="string">
            <text:p>Mia Hamm Soccer Shootout </text:p>
          </table:table-cell>
          <table:table-cell office:value-type="string">
            <text:p>SouthPeak Games</text:p>
          </table:table-cell>
          <table:table-cell office:value-type="string">
            <text:p>Aqua Pacific </text:p>
          </table:table-cell>
          <table:table-cell office:value-type="string">
            <text:p>Sports</text:p>
          </table:table-cell>
          <table:table-cell office:value-type="string">
            <text:p>3.3</text:p>
          </table:table-cell>
          <table:table-cell office:value-type="string">
            <text:p>1 Player</text:p>
          </table:table-cell>
          <table:table-cell office:value-type="string">
            <text:p>This time, it's girl power that's taking the ball into the net. Mia Hamm Soccer Shootout is the first game to take on the increasingly popular sport of women's professional soccer. In this game, you can play a whole tournament, or pick it up for some simple pass-and-shoot. A total of 32 international teams are represented. </text:p>
          </table:table-cell>
          <table:table-cell table:style-name="Default" table:formula="of:=CONCATENATE(&quot;&lt;game name=&quot;;CHAR(34);[.A272];CHAR(34);&quot;&gt; &lt;year&gt;&quot;;[.B272];&quot;&lt;/year&gt; &lt;rating&gt;&quot;;[.C272];&quot;&lt;/rating&gt; &lt;title&gt;&quot;;[.D272];&quot;&lt;/title&gt; &lt;pub&gt;&quot;;[.E272];&quot;&lt;/pub&gt; &lt;dev&gt;&quot;;[.F272];&quot;&lt;/dev&gt; &lt;genre&gt;&quot;;[.G272];&quot;&lt;/genre&gt; &lt;score&gt;&quot;;[.H272];&quot;&lt;/score&gt; &lt;player&gt;&quot;;[.I272];&quot;&lt;/player&gt; &lt;story&gt;&quot;;[.J272];&quot;&lt;/story&gt; &lt;/game&gt;&quot;)" office:value-type="string" office:string-value="&lt;game name=&quot;Mia Hamm Soccer Shootout (USA)&quot;&gt; &lt;year&gt;2000&lt;/year&gt; &lt;rating&gt;ESRB - E (Everyone)&lt;/rating&gt; &lt;title&gt;Mia Hamm Soccer Shootout &lt;/title&gt; &lt;pub&gt;SouthPeak Games&lt;/pub&gt; &lt;dev&gt;Aqua Pacific &lt;/dev&gt; &lt;genre&gt;Sports&lt;/genre&gt; &lt;score&gt;3.3&lt;/score&gt; &lt;player&gt;1 Player&lt;/player&gt; &lt;story&gt;This time, it's girl power that's taking the ball into the net. Mia Hamm Soccer Shootout is the first game to take on the increasingly popular sport of women's professional soccer. In this game, you can play a whole tournament, or pick it up for some simple pass-and-shoot. A total of 32 international teams are represented. &lt;/story&gt; &lt;/game&gt;">
            <text:p>&lt;game name="Mia Hamm Soccer Shootout (USA)"&gt; &lt;year&gt;2000&lt;/year&gt; &lt;rating&gt;ESRB - E (Everyone)&lt;/rating&gt; &lt;title&gt;Mia Hamm Soccer Shootout &lt;/title&gt; &lt;pub&gt;SouthPeak Games&lt;/pub&gt; &lt;dev&gt;Aqua Pacific &lt;/dev&gt; &lt;genre&gt;Sports&lt;/genre&gt; &lt;score&gt;3.3&lt;/score&gt; &lt;player&gt;1 Player&lt;/player&gt; &lt;story&gt;This time, it's girl power that's taking the ball into the net. Mia Hamm Soccer Shootout is the first game to take on the increasingly popular sport of women's professional soccer. In this game, you can play a whole tournament, or pick it up for some simple pass-and-shoot. A total of 32 international teams are represented. &lt;/story&gt; &lt;/game&gt;</text:p>
          </table:table-cell>
          <table:table-cell table:number-columns-repeated="1013"/>
        </table:table-row>
        <table:table-row table:style-name="ro1">
          <table:table-cell office:value-type="string">
            <text:p>Mickey's Racing Adventure (USA)</text:p>
          </table:table-cell>
          <table:table-cell office:value-type="float" office:value="1999">
            <text:p>1999</text:p>
          </table:table-cell>
          <table:table-cell office:value-type="string">
            <text:p>ESRB - E (Everyone)</text:p>
          </table:table-cell>
          <table:table-cell office:value-type="string">
            <text:p>Mickey's Racing Adventure </text:p>
          </table:table-cell>
          <table:table-cell office:value-type="string">
            <text:p>Nintendo</text:p>
          </table:table-cell>
          <table:table-cell office:value-type="string">
            <text:p>Rareware</text:p>
          </table:table-cell>
          <table:table-cell office:value-type="string">
            <text:p>Driving</text:p>
          </table:table-cell>
          <table:table-cell office:value-type="string">
            <text:p>4.1</text:p>
          </table:table-cell>
          <table:table-cell office:value-type="string">
            <text:p>1 Player</text:p>
          </table:table-cell>
          <table:table-cell office:value-type="string">
            <text:p>Everyone in Mickey's home town was getting prepared for a big carnival! <text:s/>Professor Ludwig Von Drake had just finished all the carnival floats and was showing them to Mickey, Minnie, and all their friends. <text:s/>However, spying from his creepy mansion on the outskirts of town was Big Bad Pete, furious at the group enjoying themselves. <text:s/>Soon, he'd gathered his cronies and raced into town, swiping all the floats and decorations. <text:s/>All that was left was a letter challenging them to a race to get their things back.****Mickey's Racing Adventure is an adventure game that centers around isometric racing challenges in various worlds. <text:s/>It's possible to play as Mickey and his friends, as they explore various parts of Mickey's town, earning money for car upgrades and finding train tokens to travel to different worlds and challenge Pete and his henchmen to various races. <text:s/>For a fee, Magica de Spell will also conjure up spells for you to use in races and get an edge on your opponents.****The first time you travel to a new world via the train, Casey Jr., you must play a special train mini-game. <text:s/>Pete has muddled the tracks leading to the worlds, and you must guide Casey Jr. by shifting the track tiles around so that he doesn't hit any dead-ends. <text:s/>There are also TNT detonators that you must set off by running into them before you can guide Casey Jr. to the exit.****The game also allows you to play as Pluto - while he can't race himself, he can sniff around town and dig for secrets. <text:s/>He'll also find hidden tunnels which let you play a Digger-like mini-game where you must either collect all the bones underground, or defeat the other dogs in the area by dropping rocks on them. <text:s/>After completing the objective, Pluto must then head to the exit.****Mickey's Racing Adventure also supports the Game Boy Color's Infra-Red feature by allowing you to send e-mail to your friends via the Infrared Communications port. <text:s/>Once you unlock the Print Shop, you can also use the Game Boy Printer to print out assorted Disney stickers.</text:p>
          </table:table-cell>
          <table:table-cell table:style-name="Default" table:formula="of:=CONCATENATE(&quot;&lt;game name=&quot;;CHAR(34);[.A273];CHAR(34);&quot;&gt; &lt;year&gt;&quot;;[.B273];&quot;&lt;/year&gt; &lt;rating&gt;&quot;;[.C273];&quot;&lt;/rating&gt; &lt;title&gt;&quot;;[.D273];&quot;&lt;/title&gt; &lt;pub&gt;&quot;;[.E273];&quot;&lt;/pub&gt; &lt;dev&gt;&quot;;[.F273];&quot;&lt;/dev&gt; &lt;genre&gt;&quot;;[.G273];&quot;&lt;/genre&gt; &lt;score&gt;&quot;;[.H273];&quot;&lt;/score&gt; &lt;player&gt;&quot;;[.I273];&quot;&lt;/player&gt; &lt;story&gt;&quot;;[.J273];&quot;&lt;/story&gt; &lt;/game&gt;&quot;)" office:value-type="string" office:string-value="&lt;game name=&quot;Mickey's Racing Adventure (USA)&quot;&gt; &lt;year&gt;1999&lt;/year&gt; &lt;rating&gt;ESRB - E (Everyone)&lt;/rating&gt; &lt;title&gt;Mickey's Racing Adventure &lt;/title&gt; &lt;pub&gt;Nintendo&lt;/pub&gt; &lt;dev&gt;Rareware&lt;/dev&gt; &lt;genre&gt;Driving&lt;/genre&gt; &lt;score&gt;4.1&lt;/score&gt; &lt;player&gt;1 Player&lt;/player&gt; &lt;story&gt;Everyone in Mickey's home town was getting prepared for a big carnival!  Professor Ludwig Von Drake had just finished all the carnival floats and was showing them to Mickey, Minnie, and all their friends.  However, spying from his creepy mansion on the outskirts of town was Big Bad Pete, furious at the group enjoying themselves.  Soon, he'd gathered his cronies and raced into town, swiping all the floats and decorations.  All that was left was a letter challenging them to a race to get their things back.****Mickey's Racing Adventure is an adventure game that centers around isometric racing challenges in various worlds.  It's possible to play as Mickey and his friends, as they explore various parts of Mickey's town, earning money for car upgrades and finding train tokens to travel to different worlds and challenge Pete and his henchmen to various races.  For a fee, Magica de Spell will also conjure up spells for you to use in races and get an edge on your opponents.****The first time you travel to a new world via the train, Casey Jr., you must play a special train mini-game.  Pete has muddled the tracks leading to the worlds, and you must guide Casey Jr. by shifting the track tiles around so that he doesn't hit any dead-ends.  There are also TNT detonators that you must set off by running into them before you can guide Casey Jr. to the exit.****The game also allows you to play as Pluto - while he can't race himself, he can sniff around town and dig for secrets.  He'll also find hidden tunnels which let you play a Digger-like mini-game where you must either collect all the bones underground, or defeat the other dogs in the area by dropping rocks on them.  After completing the objective, Pluto must then head to the exit.****Mickey's Racing Adventure also supports the Game Boy Color's Infra-Red feature by allowing you to send e-mail to your friends via the Infrared Communications port.  Once you unlock the Print Shop, you can also use the Game Boy Printer to print out assorted Disney stickers.&lt;/story&gt; &lt;/game&gt;">
            <text:p>&lt;game name="Mickey's Racing Adventure (USA)"&gt; &lt;year&gt;1999&lt;/year&gt; &lt;rating&gt;ESRB - E (Everyone)&lt;/rating&gt; &lt;title&gt;Mickey's Racing Adventure &lt;/title&gt; &lt;pub&gt;Nintendo&lt;/pub&gt; &lt;dev&gt;Rareware&lt;/dev&gt; &lt;genre&gt;Driving&lt;/genre&gt; &lt;score&gt;4.1&lt;/score&gt; &lt;player&gt;1 Player&lt;/player&gt; &lt;story&gt;Everyone in Mickey's home town was getting prepared for a big carnival! <text:s/>Professor Ludwig Von Drake had just finished all the carnival floats and was showing them to Mickey, Minnie, and all their friends. <text:s/>However, spying from his creepy mansion on the outskirts of town was Big Bad Pete, furious at the group enjoying themselves. <text:s/>Soon, he'd gathered his cronies and raced into town, swiping all the floats and decorations. <text:s/>All that was left was a letter challenging them to a race to get their things back.****Mickey's Racing Adventure is an adventure game that centers around isometric racing challenges in various worlds. <text:s/>It's possible to play as Mickey and his friends, as they explore various parts of Mickey's town, earning money for car upgrades and finding train tokens to travel to different worlds and challenge Pete and his henchmen to various races. <text:s/>For a fee, Magica de Spell will also conjure up spells for you to use in races and get an edge on your opponents.****The first time you travel to a new world via the train, Casey Jr., you must play a special train mini-game. <text:s/>Pete has muddled the tracks leading to the worlds, and you must guide Casey Jr. by shifting the track tiles around so that he doesn't hit any dead-ends. <text:s/>There are also TNT detonators that you must set off by running into them before you can guide Casey Jr. to the exit.****The game also allows you to play as Pluto - while he can't race himself, he can sniff around town and dig for secrets. <text:s/>He'll also find hidden tunnels which let you play a Digger-like mini-game where you must either collect all the bones underground, or defeat the other dogs in the area by dropping rocks on them. <text:s/>After completing the objective, Pluto must then head to the exit.****Mickey's Racing Adventure also supports the Game Boy Color's Infra-Red feature by allowing you to send e-mail to your friends via the Infrared Communications port. <text:s/>Once you unlock the Print Shop, you can also use the Game Boy Printer to print out assorted Disney stickers.&lt;/story&gt; &lt;/game&gt;</text:p>
          </table:table-cell>
          <table:table-cell table:number-columns-repeated="1013"/>
        </table:table-row>
        <table:table-row table:style-name="ro1">
          <table:table-cell office:value-type="string">
            <text:p>Mickey's Speedway USA (USA)</text:p>
          </table:table-cell>
          <table:table-cell office:value-type="float" office:value="2001">
            <text:p>2001</text:p>
          </table:table-cell>
          <table:table-cell office:value-type="string">
            <text:p>ESRB - E (Everyone)</text:p>
          </table:table-cell>
          <table:table-cell office:value-type="string">
            <text:p>Mickey's Speedway USA </text:p>
          </table:table-cell>
          <table:table-cell office:value-type="string">
            <text:p>Nintendo</text:p>
          </table:table-cell>
          <table:table-cell office:value-type="string">
            <text:p>Rareware</text:p>
          </table:table-cell>
          <table:table-cell office:value-type="string">
            <text:p>Driving</text:p>
          </table:table-cell>
          <table:table-cell office:value-type="string">
            <text:p>3.3</text:p>
          </table:table-cell>
          <table:table-cell office:value-type="string">
            <text:p>1-2 Players</text:p>
          </table:table-cell>
          <table:table-cell office:value-type="string">
            <text:p>The Weasels have kidnapped Mickey Mouse's dog! <text:s/>All that was left was a ransom note with a picture of Pluto being hauled away in a van, and some scrawled writing taunting Mickey to try and catch them. <text:s/>Not knowing what else to do, Mickey called up his friends, who all volunteered to help - even Big Bad Pete plans to race! <text:s/>You'll have to speed across the country to catch up with the weasels and rescue Pluto!****Mickey's Speedway USA is an isometric racing game that uses the same engine as Mickey's Racing Adventure. <text:s/>Players can choose from Mickey, Minnie, Donald, Daisy, Goofy or Pete (and some secret characters too) as they race around various famous cities and landmarks from the United States, including Los Angeles, the Grand Canyon, San Francisco, Montana, and Yellowstone, just to name a few.****The Adventure Mode of the game plays out Grand Prix style. <text:s/>You must complete four races in each world, and at the end of each race, you're given points based on your placing. <text:s/>The player with the most points at the end of the four races wins the trophy for that circuit. <text:s/>There are assorted power-ups that help you as you race, including the Baseball Chucker (a projectile), the Magno Flyer (a homing missile), the Carbo Spritzer (a turbo), and the Paint Splotcher (an oil slick).****There is also a Time Trial mode which lets you race any track that you've previously unlocked - while you can use it to practice tracks, the goal is to race fast enough to beat the track's lap time and earn a gold star in every race. <text:s/>Another mode is Professor Von Drake's 'Driving School'. <text:s/>In this mode, you must complete specific tasks given to you, such as parking, reverse parking and slalom driving. <text:s/>The faster you perform these tasks, the better ranking you will receive (again, with a gold star as your ultimate goal). <text:s/>However, you will receive a time penalty if you hit a cone or wall, or miss your parking spot, so accuracy counts as well.****Mickey's Speedway USA supports many of the Game Boy Color's functions - you can play a two-player link cable race, transfer data from Mickey's Racing Adventure via the IR Link to unlock a secret, and connect to the Nintendo 64 version of Mickey's Speedway USA using the Transfer Pak. <text:s/>As you progress through the game, you'll unlock many postcards and pictures for your album, which can be printed out via the Game Boy Printer.</text:p>
          </table:table-cell>
          <table:table-cell table:style-name="Default" table:formula="of:=CONCATENATE(&quot;&lt;game name=&quot;;CHAR(34);[.A274];CHAR(34);&quot;&gt; &lt;year&gt;&quot;;[.B274];&quot;&lt;/year&gt; &lt;rating&gt;&quot;;[.C274];&quot;&lt;/rating&gt; &lt;title&gt;&quot;;[.D274];&quot;&lt;/title&gt; &lt;pub&gt;&quot;;[.E274];&quot;&lt;/pub&gt; &lt;dev&gt;&quot;;[.F274];&quot;&lt;/dev&gt; &lt;genre&gt;&quot;;[.G274];&quot;&lt;/genre&gt; &lt;score&gt;&quot;;[.H274];&quot;&lt;/score&gt; &lt;player&gt;&quot;;[.I274];&quot;&lt;/player&gt; &lt;story&gt;&quot;;[.J274];&quot;&lt;/story&gt; &lt;/game&gt;&quot;)" office:value-type="string" office:string-value="&lt;game name=&quot;Mickey's Speedway USA (USA)&quot;&gt; &lt;year&gt;2001&lt;/year&gt; &lt;rating&gt;ESRB - E (Everyone)&lt;/rating&gt; &lt;title&gt;Mickey's Speedway USA &lt;/title&gt; &lt;pub&gt;Nintendo&lt;/pub&gt; &lt;dev&gt;Rareware&lt;/dev&gt; &lt;genre&gt;Driving&lt;/genre&gt; &lt;score&gt;3.3&lt;/score&gt; &lt;player&gt;1-2 Players&lt;/player&gt; &lt;story&gt;The Weasels have kidnapped Mickey Mouse's dog!  All that was left was a ransom note with a picture of Pluto being hauled away in a van, and some scrawled writing taunting Mickey to try and catch them.  Not knowing what else to do, Mickey called up his friends, who all volunteered to help - even Big Bad Pete plans to race!  You'll have to speed across the country to catch up with the weasels and rescue Pluto!****Mickey's Speedway USA is an isometric racing game that uses the same engine as Mickey's Racing Adventure.  Players can choose from Mickey, Minnie, Donald, Daisy, Goofy or Pete (and some secret characters too) as they race around various famous cities and landmarks from the United States, including Los Angeles, the Grand Canyon, San Francisco, Montana, and Yellowstone, just to name a few.****The Adventure Mode of the game plays out Grand Prix style.  You must complete four races in each world, and at the end of each race, you're given points based on your placing.  The player with the most points at the end of the four races wins the trophy for that circuit.  There are assorted power-ups that help you as you race, including the Baseball Chucker (a projectile), the Magno Flyer (a homing missile), the Carbo Spritzer (a turbo), and the Paint Splotcher (an oil slick).****There is also a Time Trial mode which lets you race any track that you've previously unlocked - while you can use it to practice tracks, the goal is to race fast enough to beat the track's lap time and earn a gold star in every race.  Another mode is Professor Von Drake's 'Driving School'.  In this mode, you must complete specific tasks given to you, such as parking, reverse parking and slalom driving.  The faster you perform these tasks, the better ranking you will receive (again, with a gold star as your ultimate goal).  However, you will receive a time penalty if you hit a cone or wall, or miss your parking spot, so accuracy counts as well.****Mickey's Speedway USA supports many of the Game Boy Color's functions - you can play a two-player link cable race, transfer data from Mickey's Racing Adventure via the IR Link to unlock a secret, and connect to the Nintendo 64 version of Mickey's Speedway USA using the Transfer Pak.  As you progress through the game, you'll unlock many postcards and pictures for your album, which can be printed out via the Game Boy Printer.&lt;/story&gt; &lt;/game&gt;">
            <text:p>&lt;game name="Mickey's Speedway USA (USA)"&gt; &lt;year&gt;2001&lt;/year&gt; &lt;rating&gt;ESRB - E (Everyone)&lt;/rating&gt; &lt;title&gt;Mickey's Speedway USA &lt;/title&gt; &lt;pub&gt;Nintendo&lt;/pub&gt; &lt;dev&gt;Rareware&lt;/dev&gt; &lt;genre&gt;Driving&lt;/genre&gt; &lt;score&gt;3.3&lt;/score&gt; &lt;player&gt;1-2 Players&lt;/player&gt; &lt;story&gt;The Weasels have kidnapped Mickey Mouse's dog! <text:s/>All that was left was a ransom note with a picture of Pluto being hauled away in a van, and some scrawled writing taunting Mickey to try and catch them. <text:s/>Not knowing what else to do, Mickey called up his friends, who all volunteered to help - even Big Bad Pete plans to race! <text:s/>You'll have to speed across the country to catch up with the weasels and rescue Pluto!****Mickey's Speedway USA is an isometric racing game that uses the same engine as Mickey's Racing Adventure. <text:s/>Players can choose from Mickey, Minnie, Donald, Daisy, Goofy or Pete (and some secret characters too) as they race around various famous cities and landmarks from the United States, including Los Angeles, the Grand Canyon, San Francisco, Montana, and Yellowstone, just to name a few.****The Adventure Mode of the game plays out Grand Prix style. <text:s/>You must complete four races in each world, and at the end of each race, you're given points based on your placing. <text:s/>The player with the most points at the end of the four races wins the trophy for that circuit. <text:s/>There are assorted power-ups that help you as you race, including the Baseball Chucker (a projectile), the Magno Flyer (a homing missile), the Carbo Spritzer (a turbo), and the Paint Splotcher (an oil slick).****There is also a Time Trial mode which lets you race any track that you've previously unlocked - while you can use it to practice tracks, the goal is to race fast enough to beat the track's lap time and earn a gold star in every race. <text:s/>Another mode is Professor Von Drake's 'Driving School'. <text:s/>In this mode, you must complete specific tasks given to you, such as parking, reverse parking and slalom driving. <text:s/>The faster you perform these tasks, the better ranking you will receive (again, with a gold star as your ultimate goal). <text:s/>However, you will receive a time penalty if you hit a cone or wall, or miss your parking spot, so accuracy counts as well.****Mickey's Speedway USA supports many of the Game Boy Color's functions - you can play a two-player link cable race, transfer data from Mickey's Racing Adventure via the IR Link to unlock a secret, and connect to the Nintendo 64 version of Mickey's Speedway USA using the Transfer Pak. <text:s/>As you progress through the game, you'll unlock many postcards and pictures for your album, which can be printed out via the Game Boy Printer.&lt;/story&gt; &lt;/game&gt;</text:p>
          </table:table-cell>
          <table:table-cell table:number-columns-repeated="1013"/>
        </table:table-row>
        <table:table-row table:style-name="ro1">
          <table:table-cell office:value-type="string">
            <text:p>Micro Machines 1 and 2 - Twin Turbo (USA, Europe)</text:p>
          </table:table-cell>
          <table:table-cell office:value-type="float" office:value="2000">
            <text:p>2000</text:p>
          </table:table-cell>
          <table:table-cell office:value-type="string">
            <text:p>ESRB - E (Everyone)</text:p>
          </table:table-cell>
          <table:table-cell office:value-type="string">
            <text:p>Micro Machines 1 and 2 - Twin Turbo </text:p>
          </table:table-cell>
          <table:table-cell office:value-type="string">
            <text:p>THQ</text:p>
          </table:table-cell>
          <table:table-cell office:value-type="string">
            <text:p>Codemasters Software Company Limited, The</text:p>
          </table:table-cell>
          <table:table-cell office:value-type="string">
            <text:p>Driving</text:p>
          </table:table-cell>
          <table:table-cell office:value-type="string">
            <text:p>3.7</text:p>
          </table:table-cell>
          <table:table-cell office:value-type="string">
            <text:p>1-2 Players</text:p>
          </table:table-cell>
          <table:table-cell office:value-type="string">
            <text:p>This compilation contains conversions of the first two Micro Machines games on one cartridge. Both games are previously unreleased on the Game Boy Color.</text:p>
          </table:table-cell>
          <table:table-cell table:style-name="Default" table:formula="of:=CONCATENATE(&quot;&lt;game name=&quot;;CHAR(34);[.A275];CHAR(34);&quot;&gt; &lt;year&gt;&quot;;[.B275];&quot;&lt;/year&gt; &lt;rating&gt;&quot;;[.C275];&quot;&lt;/rating&gt; &lt;title&gt;&quot;;[.D275];&quot;&lt;/title&gt; &lt;pub&gt;&quot;;[.E275];&quot;&lt;/pub&gt; &lt;dev&gt;&quot;;[.F275];&quot;&lt;/dev&gt; &lt;genre&gt;&quot;;[.G275];&quot;&lt;/genre&gt; &lt;score&gt;&quot;;[.H275];&quot;&lt;/score&gt; &lt;player&gt;&quot;;[.I275];&quot;&lt;/player&gt; &lt;story&gt;&quot;;[.J275];&quot;&lt;/story&gt; &lt;/game&gt;&quot;)" office:value-type="string" office:string-value="&lt;game name=&quot;Micro Machines 1 and 2 - Twin Turbo (USA, Europe)&quot;&gt; &lt;year&gt;2000&lt;/year&gt; &lt;rating&gt;ESRB - E (Everyone)&lt;/rating&gt; &lt;title&gt;Micro Machines 1 and 2 - Twin Turbo &lt;/title&gt; &lt;pub&gt;THQ&lt;/pub&gt; &lt;dev&gt;Codemasters Software Company Limited, The&lt;/dev&gt; &lt;genre&gt;Driving&lt;/genre&gt; &lt;score&gt;3.7&lt;/score&gt; &lt;player&gt;1-2 Players&lt;/player&gt; &lt;story&gt;This compilation contains conversions of the first two Micro Machines games on one cartridge. Both games are previously unreleased on the Game Boy Color.&lt;/story&gt; &lt;/game&gt;">
            <text:p>&lt;game name="Micro Machines 1 and 2 - Twin Turbo (USA, Europe)"&gt; &lt;year&gt;2000&lt;/year&gt; &lt;rating&gt;ESRB - E (Everyone)&lt;/rating&gt; &lt;title&gt;Micro Machines 1 and 2 - Twin Turbo &lt;/title&gt; &lt;pub&gt;THQ&lt;/pub&gt; &lt;dev&gt;Codemasters Software Company Limited, The&lt;/dev&gt; &lt;genre&gt;Driving&lt;/genre&gt; &lt;score&gt;3.7&lt;/score&gt; &lt;player&gt;1-2 Players&lt;/player&gt; &lt;story&gt;This compilation contains conversions of the first two Micro Machines games on one cartridge. Both games are previously unreleased on the Game Boy Color.&lt;/story&gt; &lt;/game&gt;</text:p>
          </table:table-cell>
          <table:table-cell table:number-columns-repeated="1013"/>
        </table:table-row>
        <table:table-row table:style-name="ro1">
          <table:table-cell office:value-type="string">
            <text:p>Micro Machines V3 (USA, Europe)</text:p>
          </table:table-cell>
          <table:table-cell office:value-type="float" office:value="2000">
            <text:p>2000</text:p>
          </table:table-cell>
          <table:table-cell office:value-type="string">
            <text:p>ESRB - E (Everyone)</text:p>
          </table:table-cell>
          <table:table-cell office:value-type="string">
            <text:p>Micro Machines V3 </text:p>
          </table:table-cell>
          <table:table-cell office:value-type="string">
            <text:p>THQ</text:p>
          </table:table-cell>
          <table:table-cell office:value-type="string">
            <text:p>Novalicious</text:p>
          </table:table-cell>
          <table:table-cell office:value-type="string">
            <text:p>Driving</text:p>
          </table:table-cell>
          <table:table-cell office:value-type="string">
            <text:p>2.8</text:p>
          </table:table-cell>
          <table:table-cell office:value-type="string">
            <text:p>1-4 Players</text:p>
          </table:table-cell>
          <table:table-cell office:value-type="string">
            <text:p>Micro Machines are now able to explore the third dimension. Gameplay still stays the same, but the whole new graphics now look more realistic. Also a lot of new multiplayer options were added.</text:p>
          </table:table-cell>
          <table:table-cell table:style-name="Default" table:formula="of:=CONCATENATE(&quot;&lt;game name=&quot;;CHAR(34);[.A276];CHAR(34);&quot;&gt; &lt;year&gt;&quot;;[.B276];&quot;&lt;/year&gt; &lt;rating&gt;&quot;;[.C276];&quot;&lt;/rating&gt; &lt;title&gt;&quot;;[.D276];&quot;&lt;/title&gt; &lt;pub&gt;&quot;;[.E276];&quot;&lt;/pub&gt; &lt;dev&gt;&quot;;[.F276];&quot;&lt;/dev&gt; &lt;genre&gt;&quot;;[.G276];&quot;&lt;/genre&gt; &lt;score&gt;&quot;;[.H276];&quot;&lt;/score&gt; &lt;player&gt;&quot;;[.I276];&quot;&lt;/player&gt; &lt;story&gt;&quot;;[.J276];&quot;&lt;/story&gt; &lt;/game&gt;&quot;)" office:value-type="string" office:string-value="&lt;game name=&quot;Micro Machines V3 (USA, Europe)&quot;&gt; &lt;year&gt;2000&lt;/year&gt; &lt;rating&gt;ESRB - E (Everyone)&lt;/rating&gt; &lt;title&gt;Micro Machines V3 &lt;/title&gt; &lt;pub&gt;THQ&lt;/pub&gt; &lt;dev&gt;Novalicious&lt;/dev&gt; &lt;genre&gt;Driving&lt;/genre&gt; &lt;score&gt;2.8&lt;/score&gt; &lt;player&gt;1-4 Players&lt;/player&gt; &lt;story&gt;Micro Machines are now able to explore the third dimension. Gameplay still stays the same, but the whole new graphics now look more realistic. Also a lot of new multiplayer options were added.&lt;/story&gt; &lt;/game&gt;">
            <text:p>&lt;game name="Micro Machines V3 (USA, Europe)"&gt; &lt;year&gt;2000&lt;/year&gt; &lt;rating&gt;ESRB - E (Everyone)&lt;/rating&gt; &lt;title&gt;Micro Machines V3 &lt;/title&gt; &lt;pub&gt;THQ&lt;/pub&gt; &lt;dev&gt;Novalicious&lt;/dev&gt; &lt;genre&gt;Driving&lt;/genre&gt; &lt;score&gt;2.8&lt;/score&gt; &lt;player&gt;1-4 Players&lt;/player&gt; &lt;story&gt;Micro Machines are now able to explore the third dimension. Gameplay still stays the same, but the whole new graphics now look more realistic. Also a lot of new multiplayer options were added.&lt;/story&gt; &lt;/game&gt;</text:p>
          </table:table-cell>
          <table:table-cell table:number-columns-repeated="1013"/>
        </table:table-row>
        <table:table-row table:style-name="ro1">
          <table:table-cell office:value-type="string">
            <text:p>Micro Maniacs (Europe)</text:p>
          </table:table-cell>
          <table:table-cell office:value-type="float" office:value="2001">
            <text:p>2001</text:p>
          </table:table-cell>
          <table:table-cell office:value-type="string">
            <text:p>ESRB - E (Everyone)</text:p>
          </table:table-cell>
          <table:table-cell office:value-type="string">
            <text:p>Micro Maniacs </text:p>
          </table:table-cell>
          <table:table-cell office:value-type="string">
            <text:p>Codemasters</text:p>
          </table:table-cell>
          <table:table-cell office:value-type="string">
            <text:p>Hyperion Studios</text:p>
          </table:table-cell>
          <table:table-cell office:value-type="string">
            <text:p>Driving</text:p>
          </table:table-cell>
          <table:table-cell office:value-type="string">
            <text:p>3.2</text:p>
          </table:table-cell>
          <table:table-cell office:value-type="string">
            <text:p>1 Player</text:p>
          </table:table-cell>
          <table:table-cell office:value-type="string">
            <text:p>Micro Maniacs Racing is a racing game in the Micro Machines series. This time however, you don't get to race cars, boats or any other type of vehicle, but micro men. Most courses are on foot, but others allow you to take small vehicles such as jet skis and skate boards.****The game offers a variety of micro men to play with, ranging from mutants, cyborgs, mad professors, experiments gone wrong, and other strange characters. They all have their own special weapon to give them an edge in the races. There are 32 races which are organised by a mad doctor who hopes to find the ultimate soldier among these micro maniacs.****The Game Boy Color version is completely in 2D. In good Micro Machines tradition, the races are all held in and around the house, including the garage, living room, bathroom, study and deck.</text:p>
          </table:table-cell>
          <table:table-cell table:style-name="Default" table:formula="of:=CONCATENATE(&quot;&lt;game name=&quot;;CHAR(34);[.A277];CHAR(34);&quot;&gt; &lt;year&gt;&quot;;[.B277];&quot;&lt;/year&gt; &lt;rating&gt;&quot;;[.C277];&quot;&lt;/rating&gt; &lt;title&gt;&quot;;[.D277];&quot;&lt;/title&gt; &lt;pub&gt;&quot;;[.E277];&quot;&lt;/pub&gt; &lt;dev&gt;&quot;;[.F277];&quot;&lt;/dev&gt; &lt;genre&gt;&quot;;[.G277];&quot;&lt;/genre&gt; &lt;score&gt;&quot;;[.H277];&quot;&lt;/score&gt; &lt;player&gt;&quot;;[.I277];&quot;&lt;/player&gt; &lt;story&gt;&quot;;[.J277];&quot;&lt;/story&gt; &lt;/game&gt;&quot;)" office:value-type="string" office:string-value="&lt;game name=&quot;Micro Maniacs (Europe)&quot;&gt; &lt;year&gt;2001&lt;/year&gt; &lt;rating&gt;ESRB - E (Everyone)&lt;/rating&gt; &lt;title&gt;Micro Maniacs &lt;/title&gt; &lt;pub&gt;Codemasters&lt;/pub&gt; &lt;dev&gt;Hyperion Studios&lt;/dev&gt; &lt;genre&gt;Driving&lt;/genre&gt; &lt;score&gt;3.2&lt;/score&gt; &lt;player&gt;1 Player&lt;/player&gt; &lt;story&gt;Micro Maniacs Racing is a racing game in the Micro Machines series. This time however, you don't get to race cars, boats or any other type of vehicle, but micro men. Most courses are on foot, but others allow you to take small vehicles such as jet skis and skate boards.****The game offers a variety of micro men to play with, ranging from mutants, cyborgs, mad professors, experiments gone wrong, and other strange characters. They all have their own special weapon to give them an edge in the races. There are 32 races which are organised by a mad doctor who hopes to find the ultimate soldier among these micro maniacs.****The Game Boy Color version is completely in 2D. In good Micro Machines tradition, the races are all held in and around the house, including the garage, living room, bathroom, study and deck.&lt;/story&gt; &lt;/game&gt;">
            <text:p>&lt;game name="Micro Maniacs (Europe)"&gt; &lt;year&gt;2001&lt;/year&gt; &lt;rating&gt;ESRB - E (Everyone)&lt;/rating&gt; &lt;title&gt;Micro Maniacs &lt;/title&gt; &lt;pub&gt;Codemasters&lt;/pub&gt; &lt;dev&gt;Hyperion Studios&lt;/dev&gt; &lt;genre&gt;Driving&lt;/genre&gt; &lt;score&gt;3.2&lt;/score&gt; &lt;player&gt;1 Player&lt;/player&gt; &lt;story&gt;Micro Maniacs Racing is a racing game in the Micro Machines series. This time however, you don't get to race cars, boats or any other type of vehicle, but micro men. Most courses are on foot, but others allow you to take small vehicles such as jet skis and skate boards.****The game offers a variety of micro men to play with, ranging from mutants, cyborgs, mad professors, experiments gone wrong, and other strange characters. They all have their own special weapon to give them an edge in the races. There are 32 races which are organised by a mad doctor who hopes to find the ultimate soldier among these micro maniacs.****The Game Boy Color version is completely in 2D. In good Micro Machines tradition, the races are all held in and around the house, including the garage, living room, bathroom, study and deck.&lt;/story&gt; &lt;/game&gt;</text:p>
          </table:table-cell>
          <table:table-cell table:number-columns-repeated="1013"/>
        </table:table-row>
        <table:table-row table:style-name="ro1">
          <table:table-cell office:value-type="string">
            <text:p>Microsoft - The 6 in 1 Puzzle Collection Entertainment Pack (USA)</text:p>
          </table:table-cell>
          <table:table-cell office:value-type="float" office:value="2000">
            <text:p>2000</text:p>
          </table:table-cell>
          <table:table-cell office:value-type="string">
            <text:p>ESRB - E (Everyone)</text:p>
          </table:table-cell>
          <table:table-cell office:value-type="string">
            <text:p>Microsoft - The 6 in 1 Puzzle Collection Entertainment Pack </text:p>
          </table:table-cell>
          <table:table-cell office:value-type="string">
            <text:p>Classified Games</text:p>
          </table:table-cell>
          <table:table-cell office:value-type="string">
            <text:p>Conspiracy Entertainment <text:s/>Corp.</text:p>
          </table:table-cell>
          <table:table-cell office:value-type="string">
            <text:p>Puzzle</text:p>
          </table:table-cell>
          <table:table-cell office:value-type="string">
            <text:p>3.3</text:p>
          </table:table-cell>
          <table:table-cell office:value-type="string">
            <text:p>1 Player</text:p>
          </table:table-cell>
          <table:table-cell office:value-type="string">
            <text:p>6 Puzzle Games designed by Alexey Pajitnov, the original Tetris designer, on one Gameboy Color cartdridge.****Jewel Chase. A level based game. Every level consists of a labyrinth of colored pathways, scattered valuables, locked doors, keys, a thief (the player), on some levels an opposing thief and a door marked exit. The goal is to reach the exit to proceed to the next level, valuables can be 'stolen' for score. If the opposing (computer controlled) thief reaches the exit before the player, the game is lost. Movement is not possible between differently colored tiles, unless a special, multicolor 'bridge' stone is used. 99 levels total.****Spring weekend. A rotation puzzle, where a given pattern needs to be recreated by rotating elements on the playfield.****Lineup. Using 'Tetris' style blocks, a continuous line from a screen border to an opposite screen border needs to be build. Elements appear on an element stack, and can be selected freely from that and subsequently placed anywhere on screen, without overlapping each other. If the element stack is full, the game is over. As soon as a line is complete, the elements of that line are removed from the screen. Elements appear faster over time.****Finty Flush. A grid on top of the screen fills slowly with multicolor balls. The player can pick one out of 4 squares on the bottom of the screen to shift balls in one line into and out of these squares. The squares can be rotated in 90 degree steps. As soon as any square is completely full with balls of the same color, its content empties to make room for more balls. 3 filled square grids grant a bonus point, and the next level begins (tiles appear faster). The game is over when the upper grid is full.****Color Collison. A 'Qix' style ray ( no better way to describe this - for the younger audience - imagine a flapping fan ) moves with increasing speed through a screen full of obstacles. The player can only indirectly control it - any time the direction pad is pressed, it gets 'reflected' into the direction that has been indicated. Objective is to hit obstacles with a given color and pattern, avoiding all other elements. To top things of, the patterns change over time.**The game ends if the wrong obstacles have been hit too many times.****Rat Poker. Little differently colored rats are automatically fed into labyrinths, with labyrinth design changing and getting more complex during level progression. Switches allow rerouting of the rats to arrange certain color combinations ('hands') of rats. If a given combination is achieved, the contributing rats exit the playfield through a door. You progress to the next level if a given number of rats has been removed from the game. The game ends if there is no space left on the playfield for additional rats.</text:p>
          </table:table-cell>
          <table:table-cell table:style-name="Default" table:formula="of:=CONCATENATE(&quot;&lt;game name=&quot;;CHAR(34);[.A278];CHAR(34);&quot;&gt; &lt;year&gt;&quot;;[.B278];&quot;&lt;/year&gt; &lt;rating&gt;&quot;;[.C278];&quot;&lt;/rating&gt; &lt;title&gt;&quot;;[.D278];&quot;&lt;/title&gt; &lt;pub&gt;&quot;;[.E278];&quot;&lt;/pub&gt; &lt;dev&gt;&quot;;[.F278];&quot;&lt;/dev&gt; &lt;genre&gt;&quot;;[.G278];&quot;&lt;/genre&gt; &lt;score&gt;&quot;;[.H278];&quot;&lt;/score&gt; &lt;player&gt;&quot;;[.I278];&quot;&lt;/player&gt; &lt;story&gt;&quot;;[.J278];&quot;&lt;/story&gt; &lt;/game&gt;&quot;)" office:value-type="string" office:string-value="&lt;game name=&quot;Microsoft - The 6 in 1 Puzzle Collection Entertainment Pack (USA)&quot;&gt; &lt;year&gt;2000&lt;/year&gt; &lt;rating&gt;ESRB - E (Everyone)&lt;/rating&gt; &lt;title&gt;Microsoft - The 6 in 1 Puzzle Collection Entertainment Pack &lt;/title&gt; &lt;pub&gt;Classified Games&lt;/pub&gt; &lt;dev&gt;Conspiracy Entertainment  Corp.&lt;/dev&gt; &lt;genre&gt;Puzzle&lt;/genre&gt; &lt;score&gt;3.3&lt;/score&gt; &lt;player&gt;1 Player&lt;/player&gt; &lt;story&gt;6 Puzzle Games designed by Alexey Pajitnov, the original Tetris designer, on one Gameboy Color cartdridge.****Jewel Chase. A level based game. Every level consists of a labyrinth of colored pathways, scattered valuables, locked doors, keys, a thief (the player), on some levels an opposing thief and a door marked exit. The goal is to reach the exit to proceed to the next level, valuables can be 'stolen' for score. If the opposing (computer controlled) thief reaches the exit before the player, the game is lost. Movement is not possible between differently colored tiles, unless a special, multicolor 'bridge' stone is used. 99 levels total.****Spring weekend. A rotation puzzle, where a given pattern needs to be recreated by rotating elements on the playfield.****Lineup. Using 'Tetris' style blocks, a continuous line from a screen border to an opposite screen border needs to be build. Elements appear on an element stack, and can be selected freely from that and subsequently placed anywhere on screen, without overlapping each other. If the element stack is full, the game is over. As soon as a line is complete, the elements of that line are removed from the screen. Elements appear faster over time.****Finty Flush. A grid on top of the screen fills slowly with multicolor balls. The player can pick one out of 4 squares on the bottom of the screen to shift balls in one line into and out of these squares. The squares can be rotated in 90 degree steps. As soon as any square is completely full with balls of the same color, its content empties to make room for more balls. 3 filled square grids grant a bonus point, and the next level begins (tiles appear faster). The game is over when the upper grid is full.****Color Collison. A 'Qix' style ray ( no better way to describe this - for the younger audience - imagine a flapping fan ) moves with increasing speed through a screen full of obstacles. The player can only indirectly control it - any time the direction pad is pressed, it gets 'reflected' into the direction that has been indicated. Objective is to hit obstacles with a given color and pattern, avoiding all other elements. To top things of, the patterns change over time.**The game ends if the wrong obstacles have been hit too many times.****Rat Poker. Little differently colored rats are automatically fed into labyrinths, with labyrinth design changing and getting more complex during level progression. Switches allow rerouting of the rats to arrange certain color combinations ('hands') of rats. If a given combination is achieved, the contributing rats exit the playfield through a door. You progress to the next level if a given number of rats has been removed from the game. The game ends if there is no space left on the playfield for additional rats.&lt;/story&gt; &lt;/game&gt;">
            <text:p>&lt;game name="Microsoft - The 6 in 1 Puzzle Collection Entertainment Pack (USA)"&gt; &lt;year&gt;2000&lt;/year&gt; &lt;rating&gt;ESRB - E (Everyone)&lt;/rating&gt; &lt;title&gt;Microsoft - The 6 in 1 Puzzle Collection Entertainment Pack &lt;/title&gt; &lt;pub&gt;Classified Games&lt;/pub&gt; &lt;dev&gt;Conspiracy Entertainment <text:s/>Corp.&lt;/dev&gt; &lt;genre&gt;Puzzle&lt;/genre&gt; &lt;score&gt;3.3&lt;/score&gt; &lt;player&gt;1 Player&lt;/player&gt; &lt;story&gt;6 Puzzle Games designed by Alexey Pajitnov, the original Tetris designer, on one Gameboy Color cartdridge.****Jewel Chase. A level based game. Every level consists of a labyrinth of colored pathways, scattered valuables, locked doors, keys, a thief (the player), on some levels an opposing thief and a door marked exit. The goal is to reach the exit to proceed to the next level, valuables can be 'stolen' for score. If the opposing (computer controlled) thief reaches the exit before the player, the game is lost. Movement is not possible between differently colored tiles, unless a special, multicolor 'bridge' stone is used. 99 levels total.****Spring weekend. A rotation puzzle, where a given pattern needs to be recreated by rotating elements on the playfield.****Lineup. Using 'Tetris' style blocks, a continuous line from a screen border to an opposite screen border needs to be build. Elements appear on an element stack, and can be selected freely from that and subsequently placed anywhere on screen, without overlapping each other. If the element stack is full, the game is over. As soon as a line is complete, the elements of that line are removed from the screen. Elements appear faster over time.****Finty Flush. A grid on top of the screen fills slowly with multicolor balls. The player can pick one out of 4 squares on the bottom of the screen to shift balls in one line into and out of these squares. The squares can be rotated in 90 degree steps. As soon as any square is completely full with balls of the same color, its content empties to make room for more balls. 3 filled square grids grant a bonus point, and the next level begins (tiles appear faster). The game is over when the upper grid is full.****Color Collison. A 'Qix' style ray ( no better way to describe this - for the younger audience - imagine a flapping fan ) moves with increasing speed through a screen full of obstacles. The player can only indirectly control it - any time the direction pad is pressed, it gets 'reflected' into the direction that has been indicated. Objective is to hit obstacles with a given color and pattern, avoiding all other elements. To top things of, the patterns change over time.**The game ends if the wrong obstacles have been hit too many times.****Rat Poker. Little differently colored rats are automatically fed into labyrinths, with labyrinth design changing and getting more complex during level progression. Switches allow rerouting of the rats to arrange certain color combinations ('hands') of rats. If a given combination is achieved, the contributing rats exit the playfield through a door. You progress to the next level if a given number of rats has been removed from the game. The game ends if there is no space left on the playfield for additional rats.&lt;/story&gt; &lt;/game&gt;</text:p>
          </table:table-cell>
          <table:table-cell table:number-columns-repeated="1013"/>
        </table:table-row>
        <table:table-row table:style-name="ro1">
          <table:table-cell office:value-type="string">
            <text:p>Microsoft - The Best of Entertainment Pack (USA)</text:p>
          </table:table-cell>
          <table:table-cell office:value-type="float" office:value="2001">
            <text:p>2001</text:p>
          </table:table-cell>
          <table:table-cell office:value-type="string">
            <text:p>ESRB - E (Everyone)</text:p>
          </table:table-cell>
          <table:table-cell office:value-type="string">
            <text:p>Microsoft - The Best of Entertainment Pack </text:p>
          </table:table-cell>
          <table:table-cell office:value-type="string">
            <text:p>Electro Source</text:p>
          </table:table-cell>
          <table:table-cell office:value-type="string">
            <text:p>Saffire</text:p>
          </table:table-cell>
          <table:table-cell office:value-type="string">
            <text:p>Puzzle</text:p>
          </table:table-cell>
          <table:table-cell office:value-type="string">
            <text:p>3.3</text:p>
          </table:table-cell>
          <table:table-cell office:value-type="string">
            <text:p>1 Player</text:p>
          </table:table-cell>
          <table:table-cell office:value-type="string">
            <text:p>A multicart containing seven games was released for the Game Boy Color as The Best Of Entertainment Pack. Four of the games on the multicart were ported from Best of Microsoft Entertainment Pack, while the remaining three were ported from other Microsoft Entertainment Pack compilations. Games found on the GBC Microsoft Entertainment Pack multicart:**Tut's Tomb**TriPeaks**FreeCell**TicTactics**Minesweeper**Life Genesis**SkiFree</text:p>
          </table:table-cell>
          <table:table-cell table:style-name="Default" table:formula="of:=CONCATENATE(&quot;&lt;game name=&quot;;CHAR(34);[.A279];CHAR(34);&quot;&gt; &lt;year&gt;&quot;;[.B279];&quot;&lt;/year&gt; &lt;rating&gt;&quot;;[.C279];&quot;&lt;/rating&gt; &lt;title&gt;&quot;;[.D279];&quot;&lt;/title&gt; &lt;pub&gt;&quot;;[.E279];&quot;&lt;/pub&gt; &lt;dev&gt;&quot;;[.F279];&quot;&lt;/dev&gt; &lt;genre&gt;&quot;;[.G279];&quot;&lt;/genre&gt; &lt;score&gt;&quot;;[.H279];&quot;&lt;/score&gt; &lt;player&gt;&quot;;[.I279];&quot;&lt;/player&gt; &lt;story&gt;&quot;;[.J279];&quot;&lt;/story&gt; &lt;/game&gt;&quot;)" office:value-type="string" office:string-value="&lt;game name=&quot;Microsoft - The Best of Entertainment Pack (USA)&quot;&gt; &lt;year&gt;2001&lt;/year&gt; &lt;rating&gt;ESRB - E (Everyone)&lt;/rating&gt; &lt;title&gt;Microsoft - The Best of Entertainment Pack &lt;/title&gt; &lt;pub&gt;Electro Source&lt;/pub&gt; &lt;dev&gt;Saffire&lt;/dev&gt; &lt;genre&gt;Puzzle&lt;/genre&gt; &lt;score&gt;3.3&lt;/score&gt; &lt;player&gt;1 Player&lt;/player&gt; &lt;story&gt;A multicart containing seven games was released for the Game Boy Color as The Best Of Entertainment Pack. Four of the games on the multicart were ported from Best of Microsoft Entertainment Pack, while the remaining three were ported from other Microsoft Entertainment Pack compilations. Games found on the GBC Microsoft Entertainment Pack multicart:**Tut's Tomb**TriPeaks**FreeCell**TicTactics**Minesweeper**Life Genesis**SkiFree&lt;/story&gt; &lt;/game&gt;">
            <text:p>&lt;game name="Microsoft - The Best of Entertainment Pack (USA)"&gt; &lt;year&gt;2001&lt;/year&gt; &lt;rating&gt;ESRB - E (Everyone)&lt;/rating&gt; &lt;title&gt;Microsoft - The Best of Entertainment Pack &lt;/title&gt; &lt;pub&gt;Electro Source&lt;/pub&gt; &lt;dev&gt;Saffire&lt;/dev&gt; &lt;genre&gt;Puzzle&lt;/genre&gt; &lt;score&gt;3.3&lt;/score&gt; &lt;player&gt;1 Player&lt;/player&gt; &lt;story&gt;A multicart containing seven games was released for the Game Boy Color as The Best Of Entertainment Pack. Four of the games on the multicart were ported from Best of Microsoft Entertainment Pack, while the remaining three were ported from other Microsoft Entertainment Pack compilations. Games found on the GBC Microsoft Entertainment Pack multicart:**Tut's Tomb**TriPeaks**FreeCell**TicTactics**Minesweeper**Life Genesis**SkiFree&lt;/story&gt; &lt;/game&gt;</text:p>
          </table:table-cell>
          <table:table-cell table:number-columns-repeated="1013"/>
        </table:table-row>
        <table:table-row table:style-name="ro1">
          <table:table-cell office:value-type="string">
            <text:p>Microsoft Pinball Arcade (USA)</text:p>
          </table:table-cell>
          <table:table-cell office:value-type="float" office:value="2001">
            <text:p>2001</text:p>
          </table:table-cell>
          <table:table-cell office:value-type="string">
            <text:p>ESRB - E (Everyone)</text:p>
          </table:table-cell>
          <table:table-cell office:value-type="string">
            <text:p>Microsoft Pinball Arcade </text:p>
          </table:table-cell>
          <table:table-cell office:value-type="string">
            <text:p>Classified Games</text:p>
          </table:table-cell>
          <table:table-cell office:value-type="string">
            <text:p>Saffire</text:p>
          </table:table-cell>
          <table:table-cell office:value-type="string">
            <text:p>Pinball</text:p>
          </table:table-cell>
          <table:table-cell office:value-type="string">
            <text:p>2.4</text:p>
          </table:table-cell>
          <table:table-cell office:value-type="string">
            <text:p>1 Player</text:p>
          </table:table-cell>
          <table:table-cell office:value-type="string">
            <text:p>Take a trip down memory lane with accurate simulations of seven pinball tables made by the Gottlieb pinball company:**Baffle Ball (1931) **Humpty Dumpty (1947) **Knock Out (1950) **Slick Chick (1963) **Spirit of '76 (1976) **Haunted House (1982) **Cue Ball Wizard (1992) </text:p>
          </table:table-cell>
          <table:table-cell table:style-name="Default" table:formula="of:=CONCATENATE(&quot;&lt;game name=&quot;;CHAR(34);[.A280];CHAR(34);&quot;&gt; &lt;year&gt;&quot;;[.B280];&quot;&lt;/year&gt; &lt;rating&gt;&quot;;[.C280];&quot;&lt;/rating&gt; &lt;title&gt;&quot;;[.D280];&quot;&lt;/title&gt; &lt;pub&gt;&quot;;[.E280];&quot;&lt;/pub&gt; &lt;dev&gt;&quot;;[.F280];&quot;&lt;/dev&gt; &lt;genre&gt;&quot;;[.G280];&quot;&lt;/genre&gt; &lt;score&gt;&quot;;[.H280];&quot;&lt;/score&gt; &lt;player&gt;&quot;;[.I280];&quot;&lt;/player&gt; &lt;story&gt;&quot;;[.J280];&quot;&lt;/story&gt; &lt;/game&gt;&quot;)" office:value-type="string" office:string-value="&lt;game name=&quot;Microsoft Pinball Arcade (USA)&quot;&gt; &lt;year&gt;2001&lt;/year&gt; &lt;rating&gt;ESRB - E (Everyone)&lt;/rating&gt; &lt;title&gt;Microsoft Pinball Arcade &lt;/title&gt; &lt;pub&gt;Classified Games&lt;/pub&gt; &lt;dev&gt;Saffire&lt;/dev&gt; &lt;genre&gt;Pinball&lt;/genre&gt; &lt;score&gt;2.4&lt;/score&gt; &lt;player&gt;1 Player&lt;/player&gt; &lt;story&gt;Take a trip down memory lane with accurate simulations of seven pinball tables made by the Gottlieb pinball company:**Baffle Ball (1931) **Humpty Dumpty (1947) **Knock Out (1950) **Slick Chick (1963) **Spirit of '76 (1976) **Haunted House (1982) **Cue Ball Wizard (1992) &lt;/story&gt; &lt;/game&gt;">
            <text:p>&lt;game name="Microsoft Pinball Arcade (USA)"&gt; &lt;year&gt;2001&lt;/year&gt; &lt;rating&gt;ESRB - E (Everyone)&lt;/rating&gt; &lt;title&gt;Microsoft Pinball Arcade &lt;/title&gt; &lt;pub&gt;Classified Games&lt;/pub&gt; &lt;dev&gt;Saffire&lt;/dev&gt; &lt;genre&gt;Pinball&lt;/genre&gt; &lt;score&gt;2.4&lt;/score&gt; &lt;player&gt;1 Player&lt;/player&gt; &lt;story&gt;Take a trip down memory lane with accurate simulations of seven pinball tables made by the Gottlieb pinball company:**Baffle Ball (1931) **Humpty Dumpty (1947) **Knock Out (1950) **Slick Chick (1963) **Spirit of '76 (1976) **Haunted House (1982) **Cue Ball Wizard (1992) &lt;/story&gt; &lt;/game&gt;</text:p>
          </table:table-cell>
          <table:table-cell table:number-columns-repeated="1013"/>
        </table:table-row>
        <table:table-row table:style-name="ro1">
          <table:table-cell office:value-type="string">
            <text:p>Millennium Winter Sports (USA)</text:p>
          </table:table-cell>
          <table:table-cell office:value-type="float" office:value="2000">
            <text:p>2000</text:p>
          </table:table-cell>
          <table:table-cell office:value-type="string">
            <text:p>ESRB - E (Everyone)</text:p>
          </table:table-cell>
          <table:table-cell office:value-type="string">
            <text:p>Millennium Winter Sports </text:p>
          </table:table-cell>
          <table:table-cell office:value-type="string">
            <text:p>Konami</text:p>
          </table:table-cell>
          <table:table-cell office:value-type="string">
            <text:p>Konami Computer Entertainment Osaka Co., Ltd.</text:p>
          </table:table-cell>
          <table:table-cell office:value-type="string">
            <text:p>Sports</text:p>
          </table:table-cell>
          <table:table-cell office:value-type="string">
            <text:p>3.8</text:p>
          </table:table-cell>
          <table:table-cell office:value-type="string">
            <text:p>1 Player</text:p>
          </table:table-cell>
          <table:table-cell office:value-type="string">
            <text:p>Compete for the gold in 8 different winter themed sports in this handheld sports offering by Konami. The game is similar to Konami's earlier sports games in the Track &amp; Field legacy, where a mix of button-mashing and accurate timing will win the player the medals.****The player can either compete in the Championship Mode where all 8 sports are played in a row, or there's the option to play them all individually. There are several different skiing events, bob, speed skating and half-pipe snowboarding for the player to master.</text:p>
          </table:table-cell>
          <table:table-cell table:style-name="Default" table:formula="of:=CONCATENATE(&quot;&lt;game name=&quot;;CHAR(34);[.A281];CHAR(34);&quot;&gt; &lt;year&gt;&quot;;[.B281];&quot;&lt;/year&gt; &lt;rating&gt;&quot;;[.C281];&quot;&lt;/rating&gt; &lt;title&gt;&quot;;[.D281];&quot;&lt;/title&gt; &lt;pub&gt;&quot;;[.E281];&quot;&lt;/pub&gt; &lt;dev&gt;&quot;;[.F281];&quot;&lt;/dev&gt; &lt;genre&gt;&quot;;[.G281];&quot;&lt;/genre&gt; &lt;score&gt;&quot;;[.H281];&quot;&lt;/score&gt; &lt;player&gt;&quot;;[.I281];&quot;&lt;/player&gt; &lt;story&gt;&quot;;[.J281];&quot;&lt;/story&gt; &lt;/game&gt;&quot;)" office:value-type="string" office:string-value="&lt;game name=&quot;Millennium Winter Sports (USA)&quot;&gt; &lt;year&gt;2000&lt;/year&gt; &lt;rating&gt;ESRB - E (Everyone)&lt;/rating&gt; &lt;title&gt;Millennium Winter Sports &lt;/title&gt; &lt;pub&gt;Konami&lt;/pub&gt; &lt;dev&gt;Konami Computer Entertainment Osaka Co., Ltd.&lt;/dev&gt; &lt;genre&gt;Sports&lt;/genre&gt; &lt;score&gt;3.8&lt;/score&gt; &lt;player&gt;1 Player&lt;/player&gt; &lt;story&gt;Compete for the gold in 8 different winter themed sports in this handheld sports offering by Konami. The game is similar to Konami's earlier sports games in the Track &amp; Field legacy, where a mix of button-mashing and accurate timing will win the player the medals.****The player can either compete in the Championship Mode where all 8 sports are played in a row, or there's the option to play them all individually. There are several different skiing events, bob, speed skating and half-pipe snowboarding for the player to master.&lt;/story&gt; &lt;/game&gt;">
            <text:p>&lt;game name="Millennium Winter Sports (USA)"&gt; &lt;year&gt;2000&lt;/year&gt; &lt;rating&gt;ESRB - E (Everyone)&lt;/rating&gt; &lt;title&gt;Millennium Winter Sports &lt;/title&gt; &lt;pub&gt;Konami&lt;/pub&gt; &lt;dev&gt;Konami Computer Entertainment Osaka Co., Ltd.&lt;/dev&gt; &lt;genre&gt;Sports&lt;/genre&gt; &lt;score&gt;3.8&lt;/score&gt; &lt;player&gt;1 Player&lt;/player&gt; &lt;story&gt;Compete for the gold in 8 different winter themed sports in this handheld sports offering by Konami. The game is similar to Konami's earlier sports games in the Track &amp; Field legacy, where a mix of button-mashing and accurate timing will win the player the medals.****The player can either compete in the Championship Mode where all 8 sports are played in a row, or there's the option to play them all individually. There are several different skiing events, bob, speed skating and half-pipe snowboarding for the player to master.&lt;/story&gt; &lt;/game&gt;</text:p>
          </table:table-cell>
          <table:table-cell table:number-columns-repeated="1013"/>
        </table:table-row>
        <table:table-row table:style-name="ro1">
          <table:table-cell office:value-type="string">
            <text:p>Missile Command (USA)</text:p>
          </table:table-cell>
          <table:table-cell office:value-type="float" office:value="1999">
            <text:p>1999</text:p>
          </table:table-cell>
          <table:table-cell office:value-type="string">
            <text:p>ESRB - E (Everyone)</text:p>
          </table:table-cell>
          <table:table-cell office:value-type="string">
            <text:p>Missile Command </text:p>
          </table:table-cell>
          <table:table-cell office:value-type="string">
            <text:p>Hasbro Interactive</text:p>
          </table:table-cell>
          <table:table-cell office:value-type="string">
            <text:p>Atari, Inc.</text:p>
          </table:table-cell>
          <table:table-cell office:value-type="string">
            <text:p>Shooter</text:p>
          </table:table-cell>
          <table:table-cell office:value-type="string">
            <text:p>4.0</text:p>
          </table:table-cell>
          <table:table-cell office:value-type="string">
            <text:p>1-2 Players</text:p>
          </table:table-cell>
          <table:table-cell office:value-type="string">
            <text:p>This game is based on the original arcade game Missile Command, in which aliens are attacking the Earth. In this version of the game players control two anti-missile silos and have to shoot down the incoming enemy firepower in order to defend several different major cities (such as Cairo or Moscow) that have come under siege. Cities consist of six different buildings, which the player has to try and prevent their destruction. If all the buildings are destroyed, the player loses the game. Both missile silos are equipped with fifteen missiles each and can be fired independently of each other. Players aim their missiles by moving a cursor to the desired location. The Game Boy version of the game was later re-released for the Game Boy Color. This updated version included color graphics and added a rumble feature.</text:p>
          </table:table-cell>
          <table:table-cell table:style-name="Default" table:formula="of:=CONCATENATE(&quot;&lt;game name=&quot;;CHAR(34);[.A282];CHAR(34);&quot;&gt; &lt;year&gt;&quot;;[.B282];&quot;&lt;/year&gt; &lt;rating&gt;&quot;;[.C282];&quot;&lt;/rating&gt; &lt;title&gt;&quot;;[.D282];&quot;&lt;/title&gt; &lt;pub&gt;&quot;;[.E282];&quot;&lt;/pub&gt; &lt;dev&gt;&quot;;[.F282];&quot;&lt;/dev&gt; &lt;genre&gt;&quot;;[.G282];&quot;&lt;/genre&gt; &lt;score&gt;&quot;;[.H282];&quot;&lt;/score&gt; &lt;player&gt;&quot;;[.I282];&quot;&lt;/player&gt; &lt;story&gt;&quot;;[.J282];&quot;&lt;/story&gt; &lt;/game&gt;&quot;)" office:value-type="string" office:string-value="&lt;game name=&quot;Missile Command (USA)&quot;&gt; &lt;year&gt;1999&lt;/year&gt; &lt;rating&gt;ESRB - E (Everyone)&lt;/rating&gt; &lt;title&gt;Missile Command &lt;/title&gt; &lt;pub&gt;Hasbro Interactive&lt;/pub&gt; &lt;dev&gt;Atari, Inc.&lt;/dev&gt; &lt;genre&gt;Shooter&lt;/genre&gt; &lt;score&gt;4.0&lt;/score&gt; &lt;player&gt;1-2 Players&lt;/player&gt; &lt;story&gt;This game is based on the original arcade game Missile Command, in which aliens are attacking the Earth. In this version of the game players control two anti-missile silos and have to shoot down the incoming enemy firepower in order to defend several different major cities (such as Cairo or Moscow) that have come under siege. Cities consist of six different buildings, which the player has to try and prevent their destruction. If all the buildings are destroyed, the player loses the game. Both missile silos are equipped with fifteen missiles each and can be fired independently of each other. Players aim their missiles by moving a cursor to the desired location. The Game Boy version of the game was later re-released for the Game Boy Color. This updated version included color graphics and added a rumble feature.&lt;/story&gt; &lt;/game&gt;">
            <text:p>&lt;game name="Missile Command (USA)"&gt; &lt;year&gt;1999&lt;/year&gt; &lt;rating&gt;ESRB - E (Everyone)&lt;/rating&gt; &lt;title&gt;Missile Command &lt;/title&gt; &lt;pub&gt;Hasbro Interactive&lt;/pub&gt; &lt;dev&gt;Atari, Inc.&lt;/dev&gt; &lt;genre&gt;Shooter&lt;/genre&gt; &lt;score&gt;4.0&lt;/score&gt; &lt;player&gt;1-2 Players&lt;/player&gt; &lt;story&gt;This game is based on the original arcade game Missile Command, in which aliens are attacking the Earth. In this version of the game players control two anti-missile silos and have to shoot down the incoming enemy firepower in order to defend several different major cities (such as Cairo or Moscow) that have come under siege. Cities consist of six different buildings, which the player has to try and prevent their destruction. If all the buildings are destroyed, the player loses the game. Both missile silos are equipped with fifteen missiles each and can be fired independently of each other. Players aim their missiles by moving a cursor to the desired location. The Game Boy version of the game was later re-released for the Game Boy Color. This updated version included color graphics and added a rumble feature.&lt;/story&gt; &lt;/game&gt;</text:p>
          </table:table-cell>
          <table:table-cell table:number-columns-repeated="1013"/>
        </table:table-row>
        <table:table-row table:style-name="ro1">
          <table:table-cell office:value-type="string">
            <text:p>Mission Impossible (USA)</text:p>
          </table:table-cell>
          <table:table-cell office:value-type="float" office:value="2000">
            <text:p>2000</text:p>
          </table:table-cell>
          <table:table-cell office:value-type="string">
            <text:p>ESRB - E (Everyone)</text:p>
          </table:table-cell>
          <table:table-cell office:value-type="string">
            <text:p>Mission Impossible </text:p>
          </table:table-cell>
          <table:table-cell office:value-type="string">
            <text:p>Infogrames</text:p>
          </table:table-cell>
          <table:table-cell office:value-type="string">
            <text:p>Rebellion Developments Ltd.</text:p>
          </table:table-cell>
          <table:table-cell office:value-type="string">
            <text:p>Adventure</text:p>
          </table:table-cell>
          <table:table-cell office:value-type="string">
            <text:p>2.4</text:p>
          </table:table-cell>
          <table:table-cell office:value-type="string">
            <text:p>1 Player</text:p>
          </table:table-cell>
          <table:table-cell office:value-type="string">
            <text:p>Tie-in of Brian De Palma's popular movie "Mission: Impossible", a side-scrolling action/adventure. Playing the secret agent Ethan Hunt, the player has to fight international terrorists. Assisted by his IMF team, he sneaks into enemy bases, blows up ammunition depots, retrieves stolen information and takes out the terrorists, using high-tech gadgets and weapons.****The game comes with an "Agent Action Kit", a sort of organizer that uses the cartridge's battery backed-up memory to store names and addresses and send messages. This feature is totally unrelated to the game itself.</text:p>
          </table:table-cell>
          <table:table-cell table:style-name="Default" table:formula="of:=CONCATENATE(&quot;&lt;game name=&quot;;CHAR(34);[.A283];CHAR(34);&quot;&gt; &lt;year&gt;&quot;;[.B283];&quot;&lt;/year&gt; &lt;rating&gt;&quot;;[.C283];&quot;&lt;/rating&gt; &lt;title&gt;&quot;;[.D283];&quot;&lt;/title&gt; &lt;pub&gt;&quot;;[.E283];&quot;&lt;/pub&gt; &lt;dev&gt;&quot;;[.F283];&quot;&lt;/dev&gt; &lt;genre&gt;&quot;;[.G283];&quot;&lt;/genre&gt; &lt;score&gt;&quot;;[.H283];&quot;&lt;/score&gt; &lt;player&gt;&quot;;[.I283];&quot;&lt;/player&gt; &lt;story&gt;&quot;;[.J283];&quot;&lt;/story&gt; &lt;/game&gt;&quot;)" office:value-type="string" office:string-value="&lt;game name=&quot;Mission Impossible (USA)&quot;&gt; &lt;year&gt;2000&lt;/year&gt; &lt;rating&gt;ESRB - E (Everyone)&lt;/rating&gt; &lt;title&gt;Mission Impossible &lt;/title&gt; &lt;pub&gt;Infogrames&lt;/pub&gt; &lt;dev&gt;Rebellion Developments Ltd.&lt;/dev&gt; &lt;genre&gt;Adventure&lt;/genre&gt; &lt;score&gt;2.4&lt;/score&gt; &lt;player&gt;1 Player&lt;/player&gt; &lt;story&gt;Tie-in of Brian De Palma's popular movie &quot;Mission: Impossible&quot;, a side-scrolling action/adventure. Playing the secret agent Ethan Hunt, the player has to fight international terrorists. Assisted by his IMF team, he sneaks into enemy bases, blows up ammunition depots, retrieves stolen information and takes out the terrorists, using high-tech gadgets and weapons.****The game comes with an &quot;Agent Action Kit&quot;, a sort of organizer that uses the cartridge's battery backed-up memory to store names and addresses and send messages. This feature is totally unrelated to the game itself.&lt;/story&gt; &lt;/game&gt;">
            <text:p>&lt;game name="Mission Impossible (USA)"&gt; &lt;year&gt;2000&lt;/year&gt; &lt;rating&gt;ESRB - E (Everyone)&lt;/rating&gt; &lt;title&gt;Mission Impossible &lt;/title&gt; &lt;pub&gt;Infogrames&lt;/pub&gt; &lt;dev&gt;Rebellion Developments Ltd.&lt;/dev&gt; &lt;genre&gt;Adventure&lt;/genre&gt; &lt;score&gt;2.4&lt;/score&gt; &lt;player&gt;1 Player&lt;/player&gt; &lt;story&gt;Tie-in of Brian De Palma's popular movie "Mission: Impossible", a side-scrolling action/adventure. Playing the secret agent Ethan Hunt, the player has to fight international terrorists. Assisted by his IMF team, he sneaks into enemy bases, blows up ammunition depots, retrieves stolen information and takes out the terrorists, using high-tech gadgets and weapons.****The game comes with an "Agent Action Kit", a sort of organizer that uses the cartridge's battery backed-up memory to store names and addresses and send messages. This feature is totally unrelated to the game itself.&lt;/story&gt; &lt;/game&gt;</text:p>
          </table:table-cell>
          <table:table-cell table:number-columns-repeated="1013"/>
        </table:table-row>
        <table:table-row table:style-name="ro1">
          <table:table-cell office:value-type="string">
            <text:p>Monkey Puncher (Europe)</text:p>
          </table:table-cell>
          <table:table-cell office:value-type="float" office:value="2000">
            <text:p>2000</text:p>
          </table:table-cell>
          <table:table-cell office:value-type="string">
            <text:p>ESRB - E (Everyone)</text:p>
          </table:table-cell>
          <table:table-cell office:value-type="string">
            <text:p>Monkey Puncher </text:p>
          </table:table-cell>
          <table:table-cell office:value-type="string">
            <text:p>Event Horizon Software</text:p>
          </table:table-cell>
          <table:table-cell office:value-type="string">
            <text:p>Atelier Double Co. Ltd.</text:p>
          </table:table-cell>
          <table:table-cell office:value-type="string">
            <text:p>Strategy</text:p>
          </table:table-cell>
          <table:table-cell office:value-type="string">
            <text:p>4.2</text:p>
          </table:table-cell>
          <table:table-cell office:value-type="string">
            <text:p>1-2 Players</text:p>
          </table:table-cell>
          <table:table-cell office:value-type="string">
            <text:p>Monkey Puncher is a game where the goal is to train a monkey to fight in boxing matches in order to save your kidnapped sibling. You can choose to play as either a boy or a girl character; the one you do not pick is your sibling. ****Shortly after starting the game you are given your first monkey, Freddy. You can train him in skipping, using a punchbag, doing sit-ups, running and even going shopping. There is also a sixth activity, called sparring. These activities work to improve his speed, power, strength, stamina, knowledge and (for the latter activity) all of these, although only by a small amount.****In all of the aforementioned apart from shopping, you train your monkey by getting him to copy your actions; your actions are controlled by the rhythmic pressing of the A button. After a while, your monkey should be able to imitate your actions with ease, eventually being able to start the activity without prompting. In regards to shopping, you can send him out to buy what you want from a selection of items, or just let him go out and buy what he likes. This is a good way of obtaining certain items that are otherwise unobtainable. The rarity of items and the accuracy of which items it brings home from your shopping list increases as its knowledge does. Sparring involves pitting your own monkey against a computer controlled one in order to raise every stat by a small amount. Finally, you can 'date' your monkeys, either with each other, with a friend's monkey or in the dating shop available within the game. This is a good way of obtaining monkeys with higher stats, depending on which monkeys you breed and with whom. ****During boxing matches, you do not have direct control over your monkey, but in between bouts you can do things such as refill its health, stamina, or both. You can also advise it on what strategy to use against its opponent. These matches are won by either a count or by KO'ing the opponent, however if time runs out before there is a clear winner, the winner is the monkey who is left with the most health at the end of the match.</text:p>
          </table:table-cell>
          <table:table-cell table:style-name="Default" table:formula="of:=CONCATENATE(&quot;&lt;game name=&quot;;CHAR(34);[.A284];CHAR(34);&quot;&gt; &lt;year&gt;&quot;;[.B284];&quot;&lt;/year&gt; &lt;rating&gt;&quot;;[.C284];&quot;&lt;/rating&gt; &lt;title&gt;&quot;;[.D284];&quot;&lt;/title&gt; &lt;pub&gt;&quot;;[.E284];&quot;&lt;/pub&gt; &lt;dev&gt;&quot;;[.F284];&quot;&lt;/dev&gt; &lt;genre&gt;&quot;;[.G284];&quot;&lt;/genre&gt; &lt;score&gt;&quot;;[.H284];&quot;&lt;/score&gt; &lt;player&gt;&quot;;[.I284];&quot;&lt;/player&gt; &lt;story&gt;&quot;;[.J284];&quot;&lt;/story&gt; &lt;/game&gt;&quot;)" office:value-type="string" office:string-value="&lt;game name=&quot;Monkey Puncher (Europe)&quot;&gt; &lt;year&gt;2000&lt;/year&gt; &lt;rating&gt;ESRB - E (Everyone)&lt;/rating&gt; &lt;title&gt;Monkey Puncher &lt;/title&gt; &lt;pub&gt;Event Horizon Software&lt;/pub&gt; &lt;dev&gt;Atelier Double Co. Ltd.&lt;/dev&gt; &lt;genre&gt;Strategy&lt;/genre&gt; &lt;score&gt;4.2&lt;/score&gt; &lt;player&gt;1-2 Players&lt;/player&gt; &lt;story&gt;Monkey Puncher is a game where the goal is to train a monkey to fight in boxing matches in order to save your kidnapped sibling. You can choose to play as either a boy or a girl character; the one you do not pick is your sibling. ****Shortly after starting the game you are given your first monkey, Freddy. You can train him in skipping, using a punchbag, doing sit-ups, running and even going shopping. There is also a sixth activity, called sparring. These activities work to improve his speed, power, strength, stamina, knowledge and (for the latter activity) all of these, although only by a small amount.****In all of the aforementioned apart from shopping, you train your monkey by getting him to copy your actions; your actions are controlled by the rhythmic pressing of the A button. After a while, your monkey should be able to imitate your actions with ease, eventually being able to start the activity without prompting. In regards to shopping, you can send him out to buy what you want from a selection of items, or just let him go out and buy what he likes. This is a good way of obtaining certain items that are otherwise unobtainable. The rarity of items and the accuracy of which items it brings home from your shopping list increases as its knowledge does. Sparring involves pitting your own monkey against a computer controlled one in order to raise every stat by a small amount. Finally, you can 'date' your monkeys, either with each other, with a friend's monkey or in the dating shop available within the game. This is a good way of obtaining monkeys with higher stats, depending on which monkeys you breed and with whom. ****During boxing matches, you do not have direct control over your monkey, but in between bouts you can do things such as refill its health, stamina, or both. You can also advise it on what strategy to use against its opponent. These matches are won by either a count or by KO'ing the opponent, however if time runs out before there is a clear winner, the winner is the monkey who is left with the most health at the end of the match.&lt;/story&gt; &lt;/game&gt;">
            <text:p>&lt;game name="Monkey Puncher (Europe)"&gt; &lt;year&gt;2000&lt;/year&gt; &lt;rating&gt;ESRB - E (Everyone)&lt;/rating&gt; &lt;title&gt;Monkey Puncher &lt;/title&gt; &lt;pub&gt;Event Horizon Software&lt;/pub&gt; &lt;dev&gt;Atelier Double Co. Ltd.&lt;/dev&gt; &lt;genre&gt;Strategy&lt;/genre&gt; &lt;score&gt;4.2&lt;/score&gt; &lt;player&gt;1-2 Players&lt;/player&gt; &lt;story&gt;Monkey Puncher is a game where the goal is to train a monkey to fight in boxing matches in order to save your kidnapped sibling. You can choose to play as either a boy or a girl character; the one you do not pick is your sibling. ****Shortly after starting the game you are given your first monkey, Freddy. You can train him in skipping, using a punchbag, doing sit-ups, running and even going shopping. There is also a sixth activity, called sparring. These activities work to improve his speed, power, strength, stamina, knowledge and (for the latter activity) all of these, although only by a small amount.****In all of the aforementioned apart from shopping, you train your monkey by getting him to copy your actions; your actions are controlled by the rhythmic pressing of the A button. After a while, your monkey should be able to imitate your actions with ease, eventually being able to start the activity without prompting. In regards to shopping, you can send him out to buy what you want from a selection of items, or just let him go out and buy what he likes. This is a good way of obtaining certain items that are otherwise unobtainable. The rarity of items and the accuracy of which items it brings home from your shopping list increases as its knowledge does. Sparring involves pitting your own monkey against a computer controlled one in order to raise every stat by a small amount. Finally, you can 'date' your monkeys, either with each other, with a friend's monkey or in the dating shop available within the game. This is a good way of obtaining monkeys with higher stats, depending on which monkeys you breed and with whom. ****During boxing matches, you do not have direct control over your monkey, but in between bouts you can do things such as refill its health, stamina, or both. You can also advise it on what strategy to use against its opponent. These matches are won by either a count or by KO'ing the opponent, however if time runs out before there is a clear winner, the winner is the monkey who is left with the most health at the end of the match.&lt;/story&gt; &lt;/game&gt;</text:p>
          </table:table-cell>
          <table:table-cell table:number-columns-repeated="1013"/>
        </table:table-row>
        <table:table-row table:style-name="ro1">
          <table:table-cell office:value-type="string">
            <text:p>Monopoly (USA)</text:p>
          </table:table-cell>
          <table:table-cell office:value-type="float" office:value="1999">
            <text:p>1999</text:p>
          </table:table-cell>
          <table:table-cell office:value-type="string">
            <text:p>ESRB - E (Everyone)</text:p>
          </table:table-cell>
          <table:table-cell office:value-type="string">
            <text:p>Monopoly </text:p>
          </table:table-cell>
          <table:table-cell office:value-type="string">
            <text:p>Hasbro Interactive</text:p>
          </table:table-cell>
          <table:table-cell office:value-type="string">
            <text:p>Sculptured Software, Inc.</text:p>
          </table:table-cell>
          <table:table-cell office:value-type="string">
            <text:p>Board Games</text:p>
          </table:table-cell>
          <table:table-cell office:value-type="string">
            <text:p>3.7</text:p>
          </table:table-cell>
          <table:table-cell office:value-type="string">
            <text:p>1-4 Players</text:p>
          </table:table-cell>
          <table:table-cell office:value-type="string">
            <text:p>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text:p>
          </table:table-cell>
          <table:table-cell table:style-name="Default" table:formula="of:=CONCATENATE(&quot;&lt;game name=&quot;;CHAR(34);[.A285];CHAR(34);&quot;&gt; &lt;year&gt;&quot;;[.B285];&quot;&lt;/year&gt; &lt;rating&gt;&quot;;[.C285];&quot;&lt;/rating&gt; &lt;title&gt;&quot;;[.D285];&quot;&lt;/title&gt; &lt;pub&gt;&quot;;[.E285];&quot;&lt;/pub&gt; &lt;dev&gt;&quot;;[.F285];&quot;&lt;/dev&gt; &lt;genre&gt;&quot;;[.G285];&quot;&lt;/genre&gt; &lt;score&gt;&quot;;[.H285];&quot;&lt;/score&gt; &lt;player&gt;&quot;;[.I285];&quot;&lt;/player&gt; &lt;story&gt;&quot;;[.J285];&quot;&lt;/story&gt; &lt;/game&gt;&quot;)" office:value-type="string" office:string-value="&lt;game name=&quot;Monopoly (USA)&quot;&gt; &lt;year&gt;1999&lt;/year&gt; &lt;rating&gt;ESRB - E (Everyone)&lt;/rating&gt; &lt;title&gt;Monopoly &lt;/title&gt; &lt;pub&gt;Hasbro Interactive&lt;/pub&gt; &lt;dev&gt;Sculptured Software, Inc.&lt;/dev&gt; &lt;genre&gt;Board Games&lt;/genre&gt; &lt;score&gt;3.7&lt;/score&gt; &lt;player&gt;1-4 Players&lt;/player&gt; &lt;story&gt;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lt;/story&gt; &lt;/game&gt;">
            <text:p>&lt;game name="Monopoly (USA)"&gt; &lt;year&gt;1999&lt;/year&gt; &lt;rating&gt;ESRB - E (Everyone)&lt;/rating&gt; &lt;title&gt;Monopoly &lt;/title&gt; &lt;pub&gt;Hasbro Interactive&lt;/pub&gt; &lt;dev&gt;Sculptured Software, Inc.&lt;/dev&gt; &lt;genre&gt;Board Games&lt;/genre&gt; &lt;score&gt;3.7&lt;/score&gt; &lt;player&gt;1-4 Players&lt;/player&gt; &lt;story&gt;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lt;/story&gt; &lt;/game&gt;</text:p>
          </table:table-cell>
          <table:table-cell table:number-columns-repeated="1013"/>
        </table:table-row>
        <table:table-row table:style-name="ro1">
          <table:table-cell office:value-type="string">
            <text:p>Monster Rancher Battle Card GB (USA)</text:p>
          </table:table-cell>
          <table:table-cell office:value-type="float" office:value="2000">
            <text:p>2000</text:p>
          </table:table-cell>
          <table:table-cell office:value-type="string">
            <text:p>ESRB - E (Everyone)</text:p>
          </table:table-cell>
          <table:table-cell office:value-type="string">
            <text:p>Monster Rancher Battle Card GB </text:p>
          </table:table-cell>
          <table:table-cell office:value-type="string">
            <text:p>Tecmo</text:p>
          </table:table-cell>
          <table:table-cell office:value-type="string">
            <text:p>Tecmo, Ltd.</text:p>
          </table:table-cell>
          <table:table-cell office:value-type="string">
            <text:p>Card Battle</text:p>
          </table:table-cell>
          <table:table-cell office:value-type="string">
            <text:p>2.1</text:p>
          </table:table-cell>
          <table:table-cell office:value-type="string">
            <text:p>1-2 Players</text:p>
          </table:table-cell>
          <table:table-cell office:value-type="string">
            <text:p>Monster Rancher BattleCard GB combines traditional overhead-view RPG gameplay with a complete collectible card game. Players familiar with other Monster Rancher games will recognize characters and places, but no prior Ranching experience is needed to play the game.****The player explores a secluded island village and the caves nearby, battling opponents in card games. As they progress, defeated opponents will add to their collection of cards and items.</text:p>
          </table:table-cell>
          <table:table-cell table:style-name="Default" table:formula="of:=CONCATENATE(&quot;&lt;game name=&quot;;CHAR(34);[.A286];CHAR(34);&quot;&gt; &lt;year&gt;&quot;;[.B286];&quot;&lt;/year&gt; &lt;rating&gt;&quot;;[.C286];&quot;&lt;/rating&gt; &lt;title&gt;&quot;;[.D286];&quot;&lt;/title&gt; &lt;pub&gt;&quot;;[.E286];&quot;&lt;/pub&gt; &lt;dev&gt;&quot;;[.F286];&quot;&lt;/dev&gt; &lt;genre&gt;&quot;;[.G286];&quot;&lt;/genre&gt; &lt;score&gt;&quot;;[.H286];&quot;&lt;/score&gt; &lt;player&gt;&quot;;[.I286];&quot;&lt;/player&gt; &lt;story&gt;&quot;;[.J286];&quot;&lt;/story&gt; &lt;/game&gt;&quot;)" office:value-type="string" office:string-value="&lt;game name=&quot;Monster Rancher Battle Card GB (USA)&quot;&gt; &lt;year&gt;2000&lt;/year&gt; &lt;rating&gt;ESRB - E (Everyone)&lt;/rating&gt; &lt;title&gt;Monster Rancher Battle Card GB &lt;/title&gt; &lt;pub&gt;Tecmo&lt;/pub&gt; &lt;dev&gt;Tecmo, Ltd.&lt;/dev&gt; &lt;genre&gt;Card Battle&lt;/genre&gt; &lt;score&gt;2.1&lt;/score&gt; &lt;player&gt;1-2 Players&lt;/player&gt; &lt;story&gt;Monster Rancher BattleCard GB combines traditional overhead-view RPG gameplay with a complete collectible card game. Players familiar with other Monster Rancher games will recognize characters and places, but no prior Ranching experience is needed to play the game.****The player explores a secluded island village and the caves nearby, battling opponents in card games. As they progress, defeated opponents will add to their collection of cards and items.&lt;/story&gt; &lt;/game&gt;">
            <text:p>&lt;game name="Monster Rancher Battle Card GB (USA)"&gt; &lt;year&gt;2000&lt;/year&gt; &lt;rating&gt;ESRB - E (Everyone)&lt;/rating&gt; &lt;title&gt;Monster Rancher Battle Card GB &lt;/title&gt; &lt;pub&gt;Tecmo&lt;/pub&gt; &lt;dev&gt;Tecmo, Ltd.&lt;/dev&gt; &lt;genre&gt;Card Battle&lt;/genre&gt; &lt;score&gt;2.1&lt;/score&gt; &lt;player&gt;1-2 Players&lt;/player&gt; &lt;story&gt;Monster Rancher BattleCard GB combines traditional overhead-view RPG gameplay with a complete collectible card game. Players familiar with other Monster Rancher games will recognize characters and places, but no prior Ranching experience is needed to play the game.****The player explores a secluded island village and the caves nearby, battling opponents in card games. As they progress, defeated opponents will add to their collection of cards and items.&lt;/story&gt; &lt;/game&gt;</text:p>
          </table:table-cell>
          <table:table-cell table:number-columns-repeated="1013"/>
        </table:table-row>
        <table:table-row table:style-name="ro1">
          <table:table-cell office:value-type="string">
            <text:p>Monster Rancher Explorer (USA)</text:p>
          </table:table-cell>
          <table:table-cell office:value-type="float" office:value="2000">
            <text:p>2000</text:p>
          </table:table-cell>
          <table:table-cell office:value-type="string">
            <text:p>ESRB - E (Everyone)</text:p>
          </table:table-cell>
          <table:table-cell office:value-type="string">
            <text:p>Monster Rancher Explorer </text:p>
          </table:table-cell>
          <table:table-cell office:value-type="string">
            <text:p>Tecmo</text:p>
          </table:table-cell>
          <table:table-cell office:value-type="string">
            <text:p>Graphic Research Co., Ltd.</text:p>
          </table:table-cell>
          <table:table-cell office:value-type="string">
            <text:p>Action</text:p>
          </table:table-cell>
          <table:table-cell office:value-type="string">
            <text:p>2.8</text:p>
          </table:table-cell>
          <table:table-cell office:value-type="string">
            <text:p>1 Player</text:p>
          </table:table-cell>
          <table:table-cell office:value-type="string">
            <text:p>Monster Rancher Explorer is an updated port of Tecmo's 1987 NES game, Solomon's Key and features environments, characters and monsters from the Monster Rancher series of games. The game is a platformer with action elements. Each level requires a puzzle to be solved within a time limit, giving the successful player a key to unlock the next level. Bad monsters will attack on most levels, so in addition to moving blocks to get to the key on each level, a player needs to dispatch bad monsters before being killed by them. There are good monsters to meet, several hidden bonus levels, bonus items, and treasure to be found.</text:p>
          </table:table-cell>
          <table:table-cell table:style-name="Default" table:formula="of:=CONCATENATE(&quot;&lt;game name=&quot;;CHAR(34);[.A287];CHAR(34);&quot;&gt; &lt;year&gt;&quot;;[.B287];&quot;&lt;/year&gt; &lt;rating&gt;&quot;;[.C287];&quot;&lt;/rating&gt; &lt;title&gt;&quot;;[.D287];&quot;&lt;/title&gt; &lt;pub&gt;&quot;;[.E287];&quot;&lt;/pub&gt; &lt;dev&gt;&quot;;[.F287];&quot;&lt;/dev&gt; &lt;genre&gt;&quot;;[.G287];&quot;&lt;/genre&gt; &lt;score&gt;&quot;;[.H287];&quot;&lt;/score&gt; &lt;player&gt;&quot;;[.I287];&quot;&lt;/player&gt; &lt;story&gt;&quot;;[.J287];&quot;&lt;/story&gt; &lt;/game&gt;&quot;)" office:value-type="string" office:string-value="&lt;game name=&quot;Monster Rancher Explorer (USA)&quot;&gt; &lt;year&gt;2000&lt;/year&gt; &lt;rating&gt;ESRB - E (Everyone)&lt;/rating&gt; &lt;title&gt;Monster Rancher Explorer &lt;/title&gt; &lt;pub&gt;Tecmo&lt;/pub&gt; &lt;dev&gt;Graphic Research Co., Ltd.&lt;/dev&gt; &lt;genre&gt;Action&lt;/genre&gt; &lt;score&gt;2.8&lt;/score&gt; &lt;player&gt;1 Player&lt;/player&gt; &lt;story&gt;Monster Rancher Explorer is an updated port of Tecmo's 1987 NES game, Solomon's Key and features environments, characters and monsters from the Monster Rancher series of games. The game is a platformer with action elements. Each level requires a puzzle to be solved within a time limit, giving the successful player a key to unlock the next level. Bad monsters will attack on most levels, so in addition to moving blocks to get to the key on each level, a player needs to dispatch bad monsters before being killed by them. There are good monsters to meet, several hidden bonus levels, bonus items, and treasure to be found.&lt;/story&gt; &lt;/game&gt;">
            <text:p>&lt;game name="Monster Rancher Explorer (USA)"&gt; &lt;year&gt;2000&lt;/year&gt; &lt;rating&gt;ESRB - E (Everyone)&lt;/rating&gt; &lt;title&gt;Monster Rancher Explorer &lt;/title&gt; &lt;pub&gt;Tecmo&lt;/pub&gt; &lt;dev&gt;Graphic Research Co., Ltd.&lt;/dev&gt; &lt;genre&gt;Action&lt;/genre&gt; &lt;score&gt;2.8&lt;/score&gt; &lt;player&gt;1 Player&lt;/player&gt; &lt;story&gt;Monster Rancher Explorer is an updated port of Tecmo's 1987 NES game, Solomon's Key and features environments, characters and monsters from the Monster Rancher series of games. The game is a platformer with action elements. Each level requires a puzzle to be solved within a time limit, giving the successful player a key to unlock the next level. Bad monsters will attack on most levels, so in addition to moving blocks to get to the key on each level, a player needs to dispatch bad monsters before being killed by them. There are good monsters to meet, several hidden bonus levels, bonus items, and treasure to be found.&lt;/story&gt; &lt;/game&gt;</text:p>
          </table:table-cell>
          <table:table-cell table:number-columns-repeated="1013"/>
        </table:table-row>
        <table:table-row table:style-name="ro1">
          <table:table-cell office:value-type="string">
            <text:p>Monsters, Inc. (USA)</text:p>
          </table:table-cell>
          <table:table-cell office:value-type="float" office:value="2001">
            <text:p>2001</text:p>
          </table:table-cell>
          <table:table-cell office:value-type="string">
            <text:p>ESRB - E (Everyone)</text:p>
          </table:table-cell>
          <table:table-cell office:value-type="string">
            <text:p>Monsters, Inc. </text:p>
          </table:table-cell>
          <table:table-cell office:value-type="string">
            <text:p>THQ</text:p>
          </table:table-cell>
          <table:table-cell office:value-type="string">
            <text:p>Vicarious Visions</text:p>
          </table:table-cell>
          <table:table-cell office:value-type="string">
            <text:p>Action</text:p>
          </table:table-cell>
          <table:table-cell office:value-type="string">
            <text:p>3.1</text:p>
          </table:table-cell>
          <table:table-cell office:value-type="string">
            <text:p>1 Player</text:p>
          </table:table-cell>
          <table:table-cell office:value-type="string">
            <text:p>Boo has returned to Monstropolis and it is your job as Sulley (or Sulley and Mike in the GBC version) to get her back home. <text:s/>However, to make things difficult, Randal has destroyed her door.****Avoid Randall and the CDA (Child Detection Agency) as well as other dangers as you try getting Boo home. <text:s/>This platform scroller will have you trying to find out where you have been as you make your way through multiple doorways, up and down ladders, and more. <text:s/>Pick up items along the way as you jump and dodge enemies, use your roar attack, push items, sneak, and more.****In the GBA version, you get twice the levels and even a random map generator so every game is different as you play in three difficulty levels.</text:p>
          </table:table-cell>
          <table:table-cell table:style-name="Default" table:formula="of:=CONCATENATE(&quot;&lt;game name=&quot;;CHAR(34);[.A288];CHAR(34);&quot;&gt; &lt;year&gt;&quot;;[.B288];&quot;&lt;/year&gt; &lt;rating&gt;&quot;;[.C288];&quot;&lt;/rating&gt; &lt;title&gt;&quot;;[.D288];&quot;&lt;/title&gt; &lt;pub&gt;&quot;;[.E288];&quot;&lt;/pub&gt; &lt;dev&gt;&quot;;[.F288];&quot;&lt;/dev&gt; &lt;genre&gt;&quot;;[.G288];&quot;&lt;/genre&gt; &lt;score&gt;&quot;;[.H288];&quot;&lt;/score&gt; &lt;player&gt;&quot;;[.I288];&quot;&lt;/player&gt; &lt;story&gt;&quot;;[.J288];&quot;&lt;/story&gt; &lt;/game&gt;&quot;)" office:value-type="string" office:string-value="&lt;game name=&quot;Monsters, Inc. (USA)&quot;&gt; &lt;year&gt;2001&lt;/year&gt; &lt;rating&gt;ESRB - E (Everyone)&lt;/rating&gt; &lt;title&gt;Monsters, Inc. &lt;/title&gt; &lt;pub&gt;THQ&lt;/pub&gt; &lt;dev&gt;Vicarious Visions&lt;/dev&gt; &lt;genre&gt;Action&lt;/genre&gt; &lt;score&gt;3.1&lt;/score&gt; &lt;player&gt;1 Player&lt;/player&gt; &lt;story&gt;Boo has returned to Monstropolis and it is your job as Sulley (or Sulley and Mike in the GBC version) to get her back home.  However, to make things difficult, Randal has destroyed her door.****Avoid Randall and the CDA (Child Detection Agency) as well as other dangers as you try getting Boo home.  This platform scroller will have you trying to find out where you have been as you make your way through multiple doorways, up and down ladders, and more.  Pick up items along the way as you jump and dodge enemies, use your roar attack, push items, sneak, and more.****In the GBA version, you get twice the levels and even a random map generator so every game is different as you play in three difficulty levels.&lt;/story&gt; &lt;/game&gt;">
            <text:p>&lt;game name="Monsters, Inc. (USA)"&gt; &lt;year&gt;2001&lt;/year&gt; &lt;rating&gt;ESRB - E (Everyone)&lt;/rating&gt; &lt;title&gt;Monsters, Inc. &lt;/title&gt; &lt;pub&gt;THQ&lt;/pub&gt; &lt;dev&gt;Vicarious Visions&lt;/dev&gt; &lt;genre&gt;Action&lt;/genre&gt; &lt;score&gt;3.1&lt;/score&gt; &lt;player&gt;1 Player&lt;/player&gt; &lt;story&gt;Boo has returned to Monstropolis and it is your job as Sulley (or Sulley and Mike in the GBC version) to get her back home. <text:s/>However, to make things difficult, Randal has destroyed her door.****Avoid Randall and the CDA (Child Detection Agency) as well as other dangers as you try getting Boo home. <text:s/>This platform scroller will have you trying to find out where you have been as you make your way through multiple doorways, up and down ladders, and more. <text:s/>Pick up items along the way as you jump and dodge enemies, use your roar attack, push items, sneak, and more.****In the GBA version, you get twice the levels and even a random map generator so every game is different as you play in three difficulty levels.&lt;/story&gt; &lt;/game&gt;</text:p>
          </table:table-cell>
          <table:table-cell table:number-columns-repeated="1013"/>
        </table:table-row>
        <table:table-row table:style-name="ro1">
          <table:table-cell office:value-type="string">
            <text:p>Montezuma's Return! (USA)</text:p>
          </table:table-cell>
          <table:table-cell office:value-type="float" office:value="1998">
            <text:p>1998</text:p>
          </table:table-cell>
          <table:table-cell office:value-type="string">
            <text:p>ESRB - E (Everyone)</text:p>
          </table:table-cell>
          <table:table-cell office:value-type="string">
            <text:p>Montezuma's Return! </text:p>
          </table:table-cell>
          <table:table-cell office:value-type="string">
            <text:p>Take-Two Interactive</text:p>
          </table:table-cell>
          <table:table-cell office:value-type="string">
            <text:p>Tarantula Studios</text:p>
          </table:table-cell>
          <table:table-cell office:value-type="string">
            <text:p>Platform</text:p>
          </table:table-cell>
          <table:table-cell office:value-type="string">
            <text:p>3.7</text:p>
          </table:table-cell>
          <table:table-cell office:value-type="string">
            <text:p>1 Player</text:p>
          </table:table-cell>
          <table:table-cell office:value-type="string">
            <text:p>Montezuma's Return is, in contrast to to the PC game of the same name, not a completely new adventure but closely based on the design of the original Montezuma's Revenge. While some of the 150 levels are directly ported over, the majority are new. Another major difference is that the camera is closer to the action, i.e. the levels scroll instead of fitting into a single screen.The premise is the same as always: The player takes the role of an adventurer who explores a pyramid in order to steal all its treasures. In each level, the goal is to grab all treasures and reach the exit without dying, which happens instantly when touching one of the numerous enemies or falling from too large a height. Since the player has no attack option besides rarely found daggers, the majority of the game is spent dodging by using ladders or jumping. Other obstacles besides enemies are closed doors which have to be opened with keys, conveyor belts, teleporters, disappearing platforms or the time limit. Power ups grant temporary advantages such as the ability to walk through enemies or kill them by touch.</text:p>
          </table:table-cell>
          <table:table-cell table:style-name="Default" table:formula="of:=CONCATENATE(&quot;&lt;game name=&quot;;CHAR(34);[.A289];CHAR(34);&quot;&gt; &lt;year&gt;&quot;;[.B289];&quot;&lt;/year&gt; &lt;rating&gt;&quot;;[.C289];&quot;&lt;/rating&gt; &lt;title&gt;&quot;;[.D289];&quot;&lt;/title&gt; &lt;pub&gt;&quot;;[.E289];&quot;&lt;/pub&gt; &lt;dev&gt;&quot;;[.F289];&quot;&lt;/dev&gt; &lt;genre&gt;&quot;;[.G289];&quot;&lt;/genre&gt; &lt;score&gt;&quot;;[.H289];&quot;&lt;/score&gt; &lt;player&gt;&quot;;[.I289];&quot;&lt;/player&gt; &lt;story&gt;&quot;;[.J289];&quot;&lt;/story&gt; &lt;/game&gt;&quot;)" office:value-type="string" office:string-value="&lt;game name=&quot;Montezuma's Return! (USA)&quot;&gt; &lt;year&gt;1998&lt;/year&gt; &lt;rating&gt;ESRB - E (Everyone)&lt;/rating&gt; &lt;title&gt;Montezuma's Return! &lt;/title&gt; &lt;pub&gt;Take-Two Interactive&lt;/pub&gt; &lt;dev&gt;Tarantula Studios&lt;/dev&gt; &lt;genre&gt;Platform&lt;/genre&gt; &lt;score&gt;3.7&lt;/score&gt; &lt;player&gt;1 Player&lt;/player&gt; &lt;story&gt;Montezuma's Return is, in contrast to to the PC game of the same name, not a completely new adventure but closely based on the design of the original Montezuma's Revenge. While some of the 150 levels are directly ported over, the majority are new. Another major difference is that the camera is closer to the action, i.e. the levels scroll instead of fitting into a single screen.The premise is the same as always: The player takes the role of an adventurer who explores a pyramid in order to steal all its treasures. In each level, the goal is to grab all treasures and reach the exit without dying, which happens instantly when touching one of the numerous enemies or falling from too large a height. Since the player has no attack option besides rarely found daggers, the majority of the game is spent dodging by using ladders or jumping. Other obstacles besides enemies are closed doors which have to be opened with keys, conveyor belts, teleporters, disappearing platforms or the time limit. Power ups grant temporary advantages such as the ability to walk through enemies or kill them by touch.&lt;/story&gt; &lt;/game&gt;">
            <text:p>&lt;game name="Montezuma's Return! (USA)"&gt; &lt;year&gt;1998&lt;/year&gt; &lt;rating&gt;ESRB - E (Everyone)&lt;/rating&gt; &lt;title&gt;Montezuma's Return! &lt;/title&gt; &lt;pub&gt;Take-Two Interactive&lt;/pub&gt; &lt;dev&gt;Tarantula Studios&lt;/dev&gt; &lt;genre&gt;Platform&lt;/genre&gt; &lt;score&gt;3.7&lt;/score&gt; &lt;player&gt;1 Player&lt;/player&gt; &lt;story&gt;Montezuma's Return is, in contrast to to the PC game of the same name, not a completely new adventure but closely based on the design of the original Montezuma's Revenge. While some of the 150 levels are directly ported over, the majority are new. Another major difference is that the camera is closer to the action, i.e. the levels scroll instead of fitting into a single screen.The premise is the same as always: The player takes the role of an adventurer who explores a pyramid in order to steal all its treasures. In each level, the goal is to grab all treasures and reach the exit without dying, which happens instantly when touching one of the numerous enemies or falling from too large a height. Since the player has no attack option besides rarely found daggers, the majority of the game is spent dodging by using ladders or jumping. Other obstacles besides enemies are closed doors which have to be opened with keys, conveyor belts, teleporters, disappearing platforms or the time limit. Power ups grant temporary advantages such as the ability to walk through enemies or kill them by touch.&lt;/story&gt; &lt;/game&gt;</text:p>
          </table:table-cell>
          <table:table-cell table:number-columns-repeated="1013"/>
        </table:table-row>
        <table:table-row table:style-name="ro1">
          <table:table-cell office:value-type="string">
            <text:p>Moomin's Tale (Europe)</text:p>
          </table:table-cell>
          <table:table-cell office:value-type="float" office:value="2000">
            <text:p>2000</text:p>
          </table:table-cell>
          <table:table-cell office:value-type="string">
            <text:p>ESRB - E (Everyone)</text:p>
          </table:table-cell>
          <table:table-cell office:value-type="string">
            <text:p>Moomin's Tale </text:p>
          </table:table-cell>
          <table:table-cell office:value-type="string">
            <text:p>SunSoft</text:p>
          </table:table-cell>
          <table:table-cell office:value-type="string">
            <text:p>Pixel</text:p>
          </table:table-cell>
          <table:table-cell office:value-type="string">
            <text:p>Action</text:p>
          </table:table-cell>
          <table:table-cell office:value-type="string">
            <text:p>3.4</text:p>
          </table:table-cell>
          <table:table-cell office:value-type="string">
            <text:p>1 Player</text:p>
          </table:table-cell>
          <table:table-cell office:value-type="string">
            <text:p>The Moomins are charming and sucessful friends form Finland, Pack your bags and get ready for a fantastic trip through MoominValley. 6 fantastic levels of fun with End of level challenges to test your skills. Amazingly beautiful graphics and animation</text:p>
          </table:table-cell>
          <table:table-cell table:style-name="Default" table:formula="of:=CONCATENATE(&quot;&lt;game name=&quot;;CHAR(34);[.A290];CHAR(34);&quot;&gt; &lt;year&gt;&quot;;[.B290];&quot;&lt;/year&gt; &lt;rating&gt;&quot;;[.C290];&quot;&lt;/rating&gt; &lt;title&gt;&quot;;[.D290];&quot;&lt;/title&gt; &lt;pub&gt;&quot;;[.E290];&quot;&lt;/pub&gt; &lt;dev&gt;&quot;;[.F290];&quot;&lt;/dev&gt; &lt;genre&gt;&quot;;[.G290];&quot;&lt;/genre&gt; &lt;score&gt;&quot;;[.H290];&quot;&lt;/score&gt; &lt;player&gt;&quot;;[.I290];&quot;&lt;/player&gt; &lt;story&gt;&quot;;[.J290];&quot;&lt;/story&gt; &lt;/game&gt;&quot;)" office:value-type="string" office:string-value="&lt;game name=&quot;Moomin's Tale (Europe)&quot;&gt; &lt;year&gt;2000&lt;/year&gt; &lt;rating&gt;ESRB - E (Everyone)&lt;/rating&gt; &lt;title&gt;Moomin's Tale &lt;/title&gt; &lt;pub&gt;SunSoft&lt;/pub&gt; &lt;dev&gt;Pixel&lt;/dev&gt; &lt;genre&gt;Action&lt;/genre&gt; &lt;score&gt;3.4&lt;/score&gt; &lt;player&gt;1 Player&lt;/player&gt; &lt;story&gt;The Moomins are charming and sucessful friends form Finland, Pack your bags and get ready for a fantastic trip through MoominValley. 6 fantastic levels of fun with End of level challenges to test your skills. Amazingly beautiful graphics and animation&lt;/story&gt; &lt;/game&gt;">
            <text:p>&lt;game name="Moomin's Tale (Europe)"&gt; &lt;year&gt;2000&lt;/year&gt; &lt;rating&gt;ESRB - E (Everyone)&lt;/rating&gt; &lt;title&gt;Moomin's Tale &lt;/title&gt; &lt;pub&gt;SunSoft&lt;/pub&gt; &lt;dev&gt;Pixel&lt;/dev&gt; &lt;genre&gt;Action&lt;/genre&gt; &lt;score&gt;3.4&lt;/score&gt; &lt;player&gt;1 Player&lt;/player&gt; &lt;story&gt;The Moomins are charming and sucessful friends form Finland, Pack your bags and get ready for a fantastic trip through MoominValley. 6 fantastic levels of fun with End of level challenges to test your skills. Amazingly beautiful graphics and animation&lt;/story&gt; &lt;/game&gt;</text:p>
          </table:table-cell>
          <table:table-cell table:number-columns-repeated="1013"/>
        </table:table-row>
        <table:table-row table:style-name="ro1">
          <table:table-cell office:value-type="string">
            <text:p>Moorhen 3 - The Chicken Chase! (Europe)</text:p>
          </table:table-cell>
          <table:table-cell office:value-type="float" office:value="2001">
            <text:p>2001</text:p>
          </table:table-cell>
          <table:table-cell office:value-type="string">
            <text:p>ESRB - E (Everyone)</text:p>
          </table:table-cell>
          <table:table-cell office:value-type="string">
            <text:p>Moorhen 3 - The Chicken Chase! </text:p>
          </table:table-cell>
          <table:table-cell office:value-type="string">
            <text:p>Ubisoft</text:p>
          </table:table-cell>
          <table:table-cell office:value-type="string">
            <text:p>Sproing Interactive Media </text:p>
          </table:table-cell>
          <table:table-cell office:value-type="string">
            <text:p>Shooter</text:p>
          </table:table-cell>
          <table:table-cell office:value-type="string">
            <text:p>2.0</text:p>
          </table:table-cell>
          <table:table-cell office:value-type="string">
            <text:p>1 Player</text:p>
          </table:table-cell>
          <table:table-cell office:value-type="string">
            <text:p>Moorhen 3 ...Chicken Chase is a shooter still in the same style as the first Moohrhuhn. The player has a gun and he shoots chickens which fly over the screen. If they are far away, they give more points. After six shots the player has to reload the weapon (which gives a time penalty). The time is limited, the screen can be scrolled left and right and the ultimate goal is to improve the own highscore. <text:s/>In this game the only background is set at a sea. New features are more different animals to shoot, including the "Lesshühner" which give negative points. Two new ammo types are more powerful but limited and have to be earned by shooting certain things. There are multiple hidden extras to find, e.g. ways to extend the playing time. In the PC version there is an online highscore list. </text:p>
          </table:table-cell>
          <table:table-cell table:style-name="Default" table:formula="of:=CONCATENATE(&quot;&lt;game name=&quot;;CHAR(34);[.A291];CHAR(34);&quot;&gt; &lt;year&gt;&quot;;[.B291];&quot;&lt;/year&gt; &lt;rating&gt;&quot;;[.C291];&quot;&lt;/rating&gt; &lt;title&gt;&quot;;[.D291];&quot;&lt;/title&gt; &lt;pub&gt;&quot;;[.E291];&quot;&lt;/pub&gt; &lt;dev&gt;&quot;;[.F291];&quot;&lt;/dev&gt; &lt;genre&gt;&quot;;[.G291];&quot;&lt;/genre&gt; &lt;score&gt;&quot;;[.H291];&quot;&lt;/score&gt; &lt;player&gt;&quot;;[.I291];&quot;&lt;/player&gt; &lt;story&gt;&quot;;[.J291];&quot;&lt;/story&gt; &lt;/game&gt;&quot;)" office:value-type="string" office:string-value="&lt;game name=&quot;Moorhen 3 - The Chicken Chase! (Europe)&quot;&gt; &lt;year&gt;2001&lt;/year&gt; &lt;rating&gt;ESRB - E (Everyone)&lt;/rating&gt; &lt;title&gt;Moorhen 3 - The Chicken Chase! &lt;/title&gt; &lt;pub&gt;Ubisoft&lt;/pub&gt; &lt;dev&gt;Sproing Interactive Media &lt;/dev&gt; &lt;genre&gt;Shooter&lt;/genre&gt; &lt;score&gt;2.0&lt;/score&gt; &lt;player&gt;1 Player&lt;/player&gt; &lt;story&gt;Moorhen 3 ...Chicken Chase is a shooter still in the same style as the first Moohrhuhn. The player has a gun and he shoots chickens which fly over the screen. If they are far away, they give more points. After six shots the player has to reload the weapon (which gives a time penalty). The time is limited, the screen can be scrolled left and right and the ultimate goal is to improve the own highscore.  In this game the only background is set at a sea. New features are more different animals to shoot, including the &quot;Lesshühner&quot; which give negative points. Two new ammo types are more powerful but limited and have to be earned by shooting certain things. There are multiple hidden extras to find, e.g. ways to extend the playing time. In the PC version there is an online highscore list. &lt;/story&gt; &lt;/game&gt;">
            <text:p>&lt;game name="Moorhen 3 - The Chicken Chase! (Europe)"&gt; &lt;year&gt;2001&lt;/year&gt; &lt;rating&gt;ESRB - E (Everyone)&lt;/rating&gt; &lt;title&gt;Moorhen 3 - The Chicken Chase! &lt;/title&gt; &lt;pub&gt;Ubisoft&lt;/pub&gt; &lt;dev&gt;Sproing Interactive Media &lt;/dev&gt; &lt;genre&gt;Shooter&lt;/genre&gt; &lt;score&gt;2.0&lt;/score&gt; &lt;player&gt;1 Player&lt;/player&gt; &lt;story&gt;Moorhen 3 ...Chicken Chase is a shooter still in the same style as the first Moohrhuhn. The player has a gun and he shoots chickens which fly over the screen. If they are far away, they give more points. After six shots the player has to reload the weapon (which gives a time penalty). The time is limited, the screen can be scrolled left and right and the ultimate goal is to improve the own highscore. <text:s/>In this game the only background is set at a sea. New features are more different animals to shoot, including the "Lesshühner" which give negative points. Two new ammo types are more powerful but limited and have to be earned by shooting certain things. There are multiple hidden extras to find, e.g. ways to extend the playing time. In the PC version there is an online highscore list. &lt;/story&gt; &lt;/game&gt;</text:p>
          </table:table-cell>
          <table:table-cell table:number-columns-repeated="1013"/>
        </table:table-row>
        <table:table-row table:style-name="ro1">
          <table:table-cell office:value-type="string">
            <text:p>Mortal Kombat 4 (USA, Europe)</text:p>
          </table:table-cell>
          <table:table-cell office:value-type="float" office:value="1998">
            <text:p>1998</text:p>
          </table:table-cell>
          <table:table-cell office:value-type="string">
            <text:p>ESRB - E (Everyone)</text:p>
          </table:table-cell>
          <table:table-cell office:value-type="string">
            <text:p>Mortal Kombat 4 </text:p>
          </table:table-cell>
          <table:table-cell office:value-type="string">
            <text:p>Midway</text:p>
          </table:table-cell>
          <table:table-cell office:value-type="string">
            <text:p>Digital Eclipse Software, Inc.</text:p>
          </table:table-cell>
          <table:table-cell office:value-type="string">
            <text:p>Fighter</text:p>
          </table:table-cell>
          <table:table-cell office:value-type="string">
            <text:p>2.5</text:p>
          </table:table-cell>
          <table:table-cell office:value-type="string">
            <text:p>1 Player</text:p>
          </table:table-cell>
          <table:table-cell office:value-type="string">
            <text:p>Once upon a time, the thunder god Raiden fought against another god called Shinnok who wanted to conquer the universe. Raiden won and banished Shinnok, but now he is back and continues his previous quest. Raiden calls together other warriors to a tournament which determines the one to challenge Shinnok. <text:s/>Mortal Kombat 4 is a traditional one-against-one versus fighting game. Both fighters try to emtpy the opponent's health bar with punches or kicks. Every fighter also has some special attacks which are triggered with certain button combinations. If the time limit of a round runs out, the fighter with more health wins. </text:p>
          </table:table-cell>
          <table:table-cell table:style-name="Default" table:formula="of:=CONCATENATE(&quot;&lt;game name=&quot;;CHAR(34);[.A292];CHAR(34);&quot;&gt; &lt;year&gt;&quot;;[.B292];&quot;&lt;/year&gt; &lt;rating&gt;&quot;;[.C292];&quot;&lt;/rating&gt; &lt;title&gt;&quot;;[.D292];&quot;&lt;/title&gt; &lt;pub&gt;&quot;;[.E292];&quot;&lt;/pub&gt; &lt;dev&gt;&quot;;[.F292];&quot;&lt;/dev&gt; &lt;genre&gt;&quot;;[.G292];&quot;&lt;/genre&gt; &lt;score&gt;&quot;;[.H292];&quot;&lt;/score&gt; &lt;player&gt;&quot;;[.I292];&quot;&lt;/player&gt; &lt;story&gt;&quot;;[.J292];&quot;&lt;/story&gt; &lt;/game&gt;&quot;)" office:value-type="string" office:string-value="&lt;game name=&quot;Mortal Kombat 4 (USA, Europe)&quot;&gt; &lt;year&gt;1998&lt;/year&gt; &lt;rating&gt;ESRB - E (Everyone)&lt;/rating&gt; &lt;title&gt;Mortal Kombat 4 &lt;/title&gt; &lt;pub&gt;Midway&lt;/pub&gt; &lt;dev&gt;Digital Eclipse Software, Inc.&lt;/dev&gt; &lt;genre&gt;Fighter&lt;/genre&gt; &lt;score&gt;2.5&lt;/score&gt; &lt;player&gt;1 Player&lt;/player&gt; &lt;story&gt;Once upon a time, the thunder god Raiden fought against another god called Shinnok who wanted to conquer the universe. Raiden won and banished Shinnok, but now he is back and continues his previous quest. Raiden calls together other warriors to a tournament which determines the one to challenge Shinnok.  Mortal Kombat 4 is a traditional one-against-one versus fighting game. Both fighters try to emtpy the opponent's health bar with punches or kicks. Every fighter also has some special attacks which are triggered with certain button combinations. If the time limit of a round runs out, the fighter with more health wins. &lt;/story&gt; &lt;/game&gt;">
            <text:p>&lt;game name="Mortal Kombat 4 (USA, Europe)"&gt; &lt;year&gt;1998&lt;/year&gt; &lt;rating&gt;ESRB - E (Everyone)&lt;/rating&gt; &lt;title&gt;Mortal Kombat 4 &lt;/title&gt; &lt;pub&gt;Midway&lt;/pub&gt; &lt;dev&gt;Digital Eclipse Software, Inc.&lt;/dev&gt; &lt;genre&gt;Fighter&lt;/genre&gt; &lt;score&gt;2.5&lt;/score&gt; &lt;player&gt;1 Player&lt;/player&gt; &lt;story&gt;Once upon a time, the thunder god Raiden fought against another god called Shinnok who wanted to conquer the universe. Raiden won and banished Shinnok, but now he is back and continues his previous quest. Raiden calls together other warriors to a tournament which determines the one to challenge Shinnok. <text:s/>Mortal Kombat 4 is a traditional one-against-one versus fighting game. Both fighters try to emtpy the opponent's health bar with punches or kicks. Every fighter also has some special attacks which are triggered with certain button combinations. If the time limit of a round runs out, the fighter with more health wins. &lt;/story&gt; &lt;/game&gt;</text:p>
          </table:table-cell>
          <table:table-cell table:number-columns-repeated="1013"/>
        </table:table-row>
        <table:table-row table:style-name="ro1">
          <table:table-cell office:value-type="string">
            <text:p>Motocross Maniacs 2 (USA)</text:p>
          </table:table-cell>
          <table:table-cell office:value-type="float" office:value="1999">
            <text:p>1999</text:p>
          </table:table-cell>
          <table:table-cell office:value-type="string">
            <text:p>ESRB - E (Everyone)</text:p>
          </table:table-cell>
          <table:table-cell office:value-type="string">
            <text:p>Motocross Maniacs 2 </text:p>
          </table:table-cell>
          <table:table-cell office:value-type="string">
            <text:p>Konami</text:p>
          </table:table-cell>
          <table:table-cell office:value-type="string">
            <text:p>Konami Computer Entertainment Osaka Co., Ltd.</text:p>
          </table:table-cell>
          <table:table-cell office:value-type="string">
            <text:p>Driving</text:p>
          </table:table-cell>
          <table:table-cell office:value-type="string">
            <text:p>4.1</text:p>
          </table:table-cell>
          <table:table-cell office:value-type="string">
            <text:p>1-2 Players</text:p>
          </table:table-cell>
          <table:table-cell office:value-type="string">
            <text:p>Motocross Maniacs 2 is the follow up to the Game Boy title Motocross Maniacs. Much like in the previous iteration of the game, the aim is to ride a dirt-bike through side-scrolling courses filled with loops, jumps, ramps and hills. There are many bonus items to help the player along the way, such as nitro boosts and super suspension.****The player has the option to play against a computer player or a friend (via Link Cable), as well as Time Trial or Championship.****There is also a level editor and room for three saved custom tracks made by the player.</text:p>
          </table:table-cell>
          <table:table-cell table:style-name="Default" table:formula="of:=CONCATENATE(&quot;&lt;game name=&quot;;CHAR(34);[.A293];CHAR(34);&quot;&gt; &lt;year&gt;&quot;;[.B293];&quot;&lt;/year&gt; &lt;rating&gt;&quot;;[.C293];&quot;&lt;/rating&gt; &lt;title&gt;&quot;;[.D293];&quot;&lt;/title&gt; &lt;pub&gt;&quot;;[.E293];&quot;&lt;/pub&gt; &lt;dev&gt;&quot;;[.F293];&quot;&lt;/dev&gt; &lt;genre&gt;&quot;;[.G293];&quot;&lt;/genre&gt; &lt;score&gt;&quot;;[.H293];&quot;&lt;/score&gt; &lt;player&gt;&quot;;[.I293];&quot;&lt;/player&gt; &lt;story&gt;&quot;;[.J293];&quot;&lt;/story&gt; &lt;/game&gt;&quot;)" office:value-type="string" office:string-value="&lt;game name=&quot;Motocross Maniacs 2 (USA)&quot;&gt; &lt;year&gt;1999&lt;/year&gt; &lt;rating&gt;ESRB - E (Everyone)&lt;/rating&gt; &lt;title&gt;Motocross Maniacs 2 &lt;/title&gt; &lt;pub&gt;Konami&lt;/pub&gt; &lt;dev&gt;Konami Computer Entertainment Osaka Co., Ltd.&lt;/dev&gt; &lt;genre&gt;Driving&lt;/genre&gt; &lt;score&gt;4.1&lt;/score&gt; &lt;player&gt;1-2 Players&lt;/player&gt; &lt;story&gt;Motocross Maniacs 2 is the follow up to the Game Boy title Motocross Maniacs. Much like in the previous iteration of the game, the aim is to ride a dirt-bike through side-scrolling courses filled with loops, jumps, ramps and hills. There are many bonus items to help the player along the way, such as nitro boosts and super suspension.****The player has the option to play against a computer player or a friend (via Link Cable), as well as Time Trial or Championship.****There is also a level editor and room for three saved custom tracks made by the player.&lt;/story&gt; &lt;/game&gt;">
            <text:p>&lt;game name="Motocross Maniacs 2 (USA)"&gt; &lt;year&gt;1999&lt;/year&gt; &lt;rating&gt;ESRB - E (Everyone)&lt;/rating&gt; &lt;title&gt;Motocross Maniacs 2 &lt;/title&gt; &lt;pub&gt;Konami&lt;/pub&gt; &lt;dev&gt;Konami Computer Entertainment Osaka Co., Ltd.&lt;/dev&gt; &lt;genre&gt;Driving&lt;/genre&gt; &lt;score&gt;4.1&lt;/score&gt; &lt;player&gt;1-2 Players&lt;/player&gt; &lt;story&gt;Motocross Maniacs 2 is the follow up to the Game Boy title Motocross Maniacs. Much like in the previous iteration of the game, the aim is to ride a dirt-bike through side-scrolling courses filled with loops, jumps, ramps and hills. There are many bonus items to help the player along the way, such as nitro boosts and super suspension.****The player has the option to play against a computer player or a friend (via Link Cable), as well as Time Trial or Championship.****There is also a level editor and room for three saved custom tracks made by the player.&lt;/story&gt; &lt;/game&gt;</text:p>
          </table:table-cell>
          <table:table-cell table:number-columns-repeated="1013"/>
        </table:table-row>
        <table:table-row table:style-name="ro1">
          <table:table-cell office:value-type="string">
            <text:p>Mr Nutz (USA)</text:p>
          </table:table-cell>
          <table:table-cell office:value-type="float" office:value="1999">
            <text:p>1999</text:p>
          </table:table-cell>
          <table:table-cell office:value-type="string">
            <text:p>ESRB - E (Everyone)</text:p>
          </table:table-cell>
          <table:table-cell office:value-type="string">
            <text:p>Mr Nutz </text:p>
          </table:table-cell>
          <table:table-cell office:value-type="string">
            <text:p>Infogrames</text:p>
          </table:table-cell>
          <table:table-cell office:value-type="string">
            <text:p>Planet Interactive Development</text:p>
          </table:table-cell>
          <table:table-cell office:value-type="string">
            <text:p>Platform</text:p>
          </table:table-cell>
          <table:table-cell office:value-type="string">
            <text:p>2.6</text:p>
          </table:table-cell>
          <table:table-cell office:value-type="string">
            <text:p>1 Player</text:p>
          </table:table-cell>
          <table:table-cell office:value-type="string">
            <text:p>You are the cool squirrel of the title, and you must defeat the evil Yeti before he freezes the entire world. Your quest will make you explore many areas such as a forest, a witch's cottage, a volcano, the clouds, a circus...****Mr. Nutz is a platform game, in which Nutz must jump on enemies to kill them. His tail can also be controlled. You move through levels using ledges, ladders, bridges and platforms. There are some simple puzzles involving object manipulation.</text:p>
          </table:table-cell>
          <table:table-cell table:style-name="Default" table:formula="of:=CONCATENATE(&quot;&lt;game name=&quot;;CHAR(34);[.A294];CHAR(34);&quot;&gt; &lt;year&gt;&quot;;[.B294];&quot;&lt;/year&gt; &lt;rating&gt;&quot;;[.C294];&quot;&lt;/rating&gt; &lt;title&gt;&quot;;[.D294];&quot;&lt;/title&gt; &lt;pub&gt;&quot;;[.E294];&quot;&lt;/pub&gt; &lt;dev&gt;&quot;;[.F294];&quot;&lt;/dev&gt; &lt;genre&gt;&quot;;[.G294];&quot;&lt;/genre&gt; &lt;score&gt;&quot;;[.H294];&quot;&lt;/score&gt; &lt;player&gt;&quot;;[.I294];&quot;&lt;/player&gt; &lt;story&gt;&quot;;[.J294];&quot;&lt;/story&gt; &lt;/game&gt;&quot;)" office:value-type="string" office:string-value="&lt;game name=&quot;Mr Nutz (USA)&quot;&gt; &lt;year&gt;1999&lt;/year&gt; &lt;rating&gt;ESRB - E (Everyone)&lt;/rating&gt; &lt;title&gt;Mr Nutz &lt;/title&gt; &lt;pub&gt;Infogrames&lt;/pub&gt; &lt;dev&gt;Planet Interactive Development&lt;/dev&gt; &lt;genre&gt;Platform&lt;/genre&gt; &lt;score&gt;2.6&lt;/score&gt; &lt;player&gt;1 Player&lt;/player&gt; &lt;story&gt;You are the cool squirrel of the title, and you must defeat the evil Yeti before he freezes the entire world. Your quest will make you explore many areas such as a forest, a witch's cottage, a volcano, the clouds, a circus...****Mr. Nutz is a platform game, in which Nutz must jump on enemies to kill them. His tail can also be controlled. You move through levels using ledges, ladders, bridges and platforms. There are some simple puzzles involving object manipulation.&lt;/story&gt; &lt;/game&gt;">
            <text:p>&lt;game name="Mr Nutz (USA)"&gt; &lt;year&gt;1999&lt;/year&gt; &lt;rating&gt;ESRB - E (Everyone)&lt;/rating&gt; &lt;title&gt;Mr Nutz &lt;/title&gt; &lt;pub&gt;Infogrames&lt;/pub&gt; &lt;dev&gt;Planet Interactive Development&lt;/dev&gt; &lt;genre&gt;Platform&lt;/genre&gt; &lt;score&gt;2.6&lt;/score&gt; &lt;player&gt;1 Player&lt;/player&gt; &lt;story&gt;You are the cool squirrel of the title, and you must defeat the evil Yeti before he freezes the entire world. Your quest will make you explore many areas such as a forest, a witch's cottage, a volcano, the clouds, a circus...****Mr. Nutz is a platform game, in which Nutz must jump on enemies to kill them. His tail can also be controlled. You move through levels using ledges, ladders, bridges and platforms. There are some simple puzzles involving object manipulation.&lt;/story&gt; &lt;/game&gt;</text:p>
          </table:table-cell>
          <table:table-cell table:number-columns-repeated="1013"/>
        </table:table-row>
        <table:table-row table:style-name="ro1">
          <table:table-cell office:value-type="string">
            <text:p>Mr. Driller (USA)</text:p>
          </table:table-cell>
          <table:table-cell office:value-type="float" office:value="2000">
            <text:p>2000</text:p>
          </table:table-cell>
          <table:table-cell office:value-type="string">
            <text:p>ESRB - E (Everyone)</text:p>
          </table:table-cell>
          <table:table-cell office:value-type="string">
            <text:p>Mr. Driller </text:p>
          </table:table-cell>
          <table:table-cell office:value-type="string">
            <text:p>Namco</text:p>
          </table:table-cell>
          <table:table-cell office:value-type="string">
            <text:p>Namco Limited</text:p>
          </table:table-cell>
          <table:table-cell office:value-type="string">
            <text:p>Action</text:p>
          </table:table-cell>
          <table:table-cell office:value-type="string">
            <text:p>3.3</text:p>
          </table:table-cell>
          <table:table-cell office:value-type="string">
            <text:p>1 Player</text:p>
          </table:table-cell>
          <table:table-cell office:value-type="string">
            <text:p>Mr Driller's world has been covered with mysterious blocks. Armed with only a mighty drill, you'll have to dig your way down to safety before his air supply runs out!****Mr Driller is a real-time puzzle game that relies solely on quick-thinking and a bit of planning. <text:s/>Gameplay is a combination of Tetris and Boulder Dash: You have to drill down through multi-colored blocks to reach the bottom while avoiding the consequences of reckless drilling (blocks may fall on you and crush you).</text:p>
          </table:table-cell>
          <table:table-cell table:style-name="Default" table:formula="of:=CONCATENATE(&quot;&lt;game name=&quot;;CHAR(34);[.A295];CHAR(34);&quot;&gt; &lt;year&gt;&quot;;[.B295];&quot;&lt;/year&gt; &lt;rating&gt;&quot;;[.C295];&quot;&lt;/rating&gt; &lt;title&gt;&quot;;[.D295];&quot;&lt;/title&gt; &lt;pub&gt;&quot;;[.E295];&quot;&lt;/pub&gt; &lt;dev&gt;&quot;;[.F295];&quot;&lt;/dev&gt; &lt;genre&gt;&quot;;[.G295];&quot;&lt;/genre&gt; &lt;score&gt;&quot;;[.H295];&quot;&lt;/score&gt; &lt;player&gt;&quot;;[.I295];&quot;&lt;/player&gt; &lt;story&gt;&quot;;[.J295];&quot;&lt;/story&gt; &lt;/game&gt;&quot;)" office:value-type="string" office:string-value="&lt;game name=&quot;Mr. Driller (USA)&quot;&gt; &lt;year&gt;2000&lt;/year&gt; &lt;rating&gt;ESRB - E (Everyone)&lt;/rating&gt; &lt;title&gt;Mr. Driller &lt;/title&gt; &lt;pub&gt;Namco&lt;/pub&gt; &lt;dev&gt;Namco Limited&lt;/dev&gt; &lt;genre&gt;Action&lt;/genre&gt; &lt;score&gt;3.3&lt;/score&gt; &lt;player&gt;1 Player&lt;/player&gt; &lt;story&gt;Mr Driller's world has been covered with mysterious blocks. Armed with only a mighty drill, you'll have to dig your way down to safety before his air supply runs out!****Mr Driller is a real-time puzzle game that relies solely on quick-thinking and a bit of planning.  Gameplay is a combination of Tetris and Boulder Dash: You have to drill down through multi-colored blocks to reach the bottom while avoiding the consequences of reckless drilling (blocks may fall on you and crush you).&lt;/story&gt; &lt;/game&gt;">
            <text:p>&lt;game name="Mr. Driller (USA)"&gt; &lt;year&gt;2000&lt;/year&gt; &lt;rating&gt;ESRB - E (Everyone)&lt;/rating&gt; &lt;title&gt;Mr. Driller &lt;/title&gt; &lt;pub&gt;Namco&lt;/pub&gt; &lt;dev&gt;Namco Limited&lt;/dev&gt; &lt;genre&gt;Action&lt;/genre&gt; &lt;score&gt;3.3&lt;/score&gt; &lt;player&gt;1 Player&lt;/player&gt; &lt;story&gt;Mr Driller's world has been covered with mysterious blocks. Armed with only a mighty drill, you'll have to dig your way down to safety before his air supply runs out!****Mr Driller is a real-time puzzle game that relies solely on quick-thinking and a bit of planning. <text:s/>Gameplay is a combination of Tetris and Boulder Dash: You have to drill down through multi-colored blocks to reach the bottom while avoiding the consequences of reckless drilling (blocks may fall on you and crush you).&lt;/story&gt; &lt;/game&gt;</text:p>
          </table:table-cell>
          <table:table-cell table:number-columns-repeated="1013"/>
        </table:table-row>
        <table:table-row table:style-name="ro1">
          <table:table-cell office:value-type="string">
            <text:p>Ms. Pac-Man - Special Color Edition (USA)</text:p>
          </table:table-cell>
          <table:table-cell office:value-type="float" office:value="1999">
            <text:p>1999</text:p>
          </table:table-cell>
          <table:table-cell office:value-type="string">
            <text:p>ESRB - E (Everyone)</text:p>
          </table:table-cell>
          <table:table-cell office:value-type="string">
            <text:p>Ms. Pac-Man - Special Color Edition </text:p>
          </table:table-cell>
          <table:table-cell office:value-type="string">
            <text:p>Namco</text:p>
          </table:table-cell>
          <table:table-cell office:value-type="string">
            <text:p>Namco Limited</text:p>
          </table:table-cell>
          <table:table-cell office:value-type="string">
            <text:p>Action</text:p>
          </table:table-cell>
          <table:table-cell office:value-type="string">
            <text:p>3.6</text:p>
          </table:table-cell>
          <table:table-cell office:value-type="string">
            <text:p>1-2 Players</text:p>
          </table:table-cell>
          <table:table-cell office:value-type="string">
            <text:p>In celebration of the 20th anniversary of Pac-Man, this game pack includes a conversion of the original <text:s/>Mrs. Pac-Man, with alternating two player mode, as well as Super Pac-Man.</text:p>
          </table:table-cell>
          <table:table-cell table:style-name="Default" table:formula="of:=CONCATENATE(&quot;&lt;game name=&quot;;CHAR(34);[.A296];CHAR(34);&quot;&gt; &lt;year&gt;&quot;;[.B296];&quot;&lt;/year&gt; &lt;rating&gt;&quot;;[.C296];&quot;&lt;/rating&gt; &lt;title&gt;&quot;;[.D296];&quot;&lt;/title&gt; &lt;pub&gt;&quot;;[.E296];&quot;&lt;/pub&gt; &lt;dev&gt;&quot;;[.F296];&quot;&lt;/dev&gt; &lt;genre&gt;&quot;;[.G296];&quot;&lt;/genre&gt; &lt;score&gt;&quot;;[.H296];&quot;&lt;/score&gt; &lt;player&gt;&quot;;[.I296];&quot;&lt;/player&gt; &lt;story&gt;&quot;;[.J296];&quot;&lt;/story&gt; &lt;/game&gt;&quot;)" office:value-type="string" office:string-value="&lt;game name=&quot;Ms. Pac-Man - Special Color Edition (USA)&quot;&gt; &lt;year&gt;1999&lt;/year&gt; &lt;rating&gt;ESRB - E (Everyone)&lt;/rating&gt; &lt;title&gt;Ms. Pac-Man - Special Color Edition &lt;/title&gt; &lt;pub&gt;Namco&lt;/pub&gt; &lt;dev&gt;Namco Limited&lt;/dev&gt; &lt;genre&gt;Action&lt;/genre&gt; &lt;score&gt;3.6&lt;/score&gt; &lt;player&gt;1-2 Players&lt;/player&gt; &lt;story&gt;In celebration of the 20th anniversary of Pac-Man, this game pack includes a conversion of the original  Mrs. Pac-Man, with alternating two player mode, as well as Super Pac-Man.&lt;/story&gt; &lt;/game&gt;">
            <text:p>&lt;game name="Ms. Pac-Man - Special Color Edition (USA)"&gt; &lt;year&gt;1999&lt;/year&gt; &lt;rating&gt;ESRB - E (Everyone)&lt;/rating&gt; &lt;title&gt;Ms. Pac-Man - Special Color Edition &lt;/title&gt; &lt;pub&gt;Namco&lt;/pub&gt; &lt;dev&gt;Namco Limited&lt;/dev&gt; &lt;genre&gt;Action&lt;/genre&gt; &lt;score&gt;3.6&lt;/score&gt; &lt;player&gt;1-2 Players&lt;/player&gt; &lt;story&gt;In celebration of the 20th anniversary of Pac-Man, this game pack includes a conversion of the original <text:s/>Mrs. Pac-Man, with alternating two player mode, as well as Super Pac-Man.&lt;/story&gt; &lt;/game&gt;</text:p>
          </table:table-cell>
          <table:table-cell table:number-columns-repeated="1013"/>
        </table:table-row>
        <table:table-row table:style-name="ro1">
          <table:table-cell office:value-type="string">
            <text:p>MTV Sports - Pure Ride (USA, Europe)</text:p>
          </table:table-cell>
          <table:table-cell office:value-type="float" office:value="2000">
            <text:p>2000</text:p>
          </table:table-cell>
          <table:table-cell office:value-type="string">
            <text:p>ESRB - E (Everyone)</text:p>
          </table:table-cell>
          <table:table-cell office:value-type="string">
            <text:p>MTV Sports - Pure Ride </text:p>
          </table:table-cell>
          <table:table-cell office:value-type="string">
            <text:p>THQ</text:p>
          </table:table-cell>
          <table:table-cell office:value-type="string">
            <text:p>Visual Impact</text:p>
          </table:table-cell>
          <table:table-cell office:value-type="string">
            <text:p>Sports</text:p>
          </table:table-cell>
          <table:table-cell office:value-type="string">
            <text:p>3.9</text:p>
          </table:table-cell>
          <table:table-cell office:value-type="string">
            <text:p>1 Player</text:p>
          </table:table-cell>
          <table:table-cell office:value-type="string">
            <text:p>MTV Sports: Pure Ride is a snowboarding game for the Game Boy Color. Unlike the PlayStation version it's completely 2D and differs in game modes. The Game Boy Color version comes with tour challenge, half-pipe competition and a training mode. The tour challenge features fictional courses from all over the world where you have to race downhill and perform tricks. Half-pipe competition is played in a different perspective and is focused more on performing tricks. IN the training mode you can practice tricks at your own leisure. There are 23 possible tricks in the game.</text:p>
          </table:table-cell>
          <table:table-cell table:style-name="Default" table:formula="of:=CONCATENATE(&quot;&lt;game name=&quot;;CHAR(34);[.A297];CHAR(34);&quot;&gt; &lt;year&gt;&quot;;[.B297];&quot;&lt;/year&gt; &lt;rating&gt;&quot;;[.C297];&quot;&lt;/rating&gt; &lt;title&gt;&quot;;[.D297];&quot;&lt;/title&gt; &lt;pub&gt;&quot;;[.E297];&quot;&lt;/pub&gt; &lt;dev&gt;&quot;;[.F297];&quot;&lt;/dev&gt; &lt;genre&gt;&quot;;[.G297];&quot;&lt;/genre&gt; &lt;score&gt;&quot;;[.H297];&quot;&lt;/score&gt; &lt;player&gt;&quot;;[.I297];&quot;&lt;/player&gt; &lt;story&gt;&quot;;[.J297];&quot;&lt;/story&gt; &lt;/game&gt;&quot;)" office:value-type="string" office:string-value="&lt;game name=&quot;MTV Sports - Pure Ride (USA, Europe)&quot;&gt; &lt;year&gt;2000&lt;/year&gt; &lt;rating&gt;ESRB - E (Everyone)&lt;/rating&gt; &lt;title&gt;MTV Sports - Pure Ride &lt;/title&gt; &lt;pub&gt;THQ&lt;/pub&gt; &lt;dev&gt;Visual Impact&lt;/dev&gt; &lt;genre&gt;Sports&lt;/genre&gt; &lt;score&gt;3.9&lt;/score&gt; &lt;player&gt;1 Player&lt;/player&gt; &lt;story&gt;MTV Sports: Pure Ride is a snowboarding game for the Game Boy Color. Unlike the PlayStation version it's completely 2D and differs in game modes. The Game Boy Color version comes with tour challenge, half-pipe competition and a training mode. The tour challenge features fictional courses from all over the world where you have to race downhill and perform tricks. Half-pipe competition is played in a different perspective and is focused more on performing tricks. IN the training mode you can practice tricks at your own leisure. There are 23 possible tricks in the game.&lt;/story&gt; &lt;/game&gt;">
            <text:p>&lt;game name="MTV Sports - Pure Ride (USA, Europe)"&gt; &lt;year&gt;2000&lt;/year&gt; &lt;rating&gt;ESRB - E (Everyone)&lt;/rating&gt; &lt;title&gt;MTV Sports - Pure Ride &lt;/title&gt; &lt;pub&gt;THQ&lt;/pub&gt; &lt;dev&gt;Visual Impact&lt;/dev&gt; &lt;genre&gt;Sports&lt;/genre&gt; &lt;score&gt;3.9&lt;/score&gt; &lt;player&gt;1 Player&lt;/player&gt; &lt;story&gt;MTV Sports: Pure Ride is a snowboarding game for the Game Boy Color. Unlike the PlayStation version it's completely 2D and differs in game modes. The Game Boy Color version comes with tour challenge, half-pipe competition and a training mode. The tour challenge features fictional courses from all over the world where you have to race downhill and perform tricks. Half-pipe competition is played in a different perspective and is focused more on performing tricks. IN the training mode you can practice tricks at your own leisure. There are 23 possible tricks in the game.&lt;/story&gt; &lt;/game&gt;</text:p>
          </table:table-cell>
          <table:table-cell table:number-columns-repeated="1013"/>
        </table:table-row>
        <table:table-row table:style-name="ro1">
          <table:table-cell office:value-type="string">
            <text:p>MTV Sports - Skateboarding featuring Andy MacDonald (USA)</text:p>
          </table:table-cell>
          <table:table-cell office:value-type="float" office:value="2000">
            <text:p>2000</text:p>
          </table:table-cell>
          <table:table-cell office:value-type="string">
            <text:p>ESRB - E (Everyone)</text:p>
          </table:table-cell>
          <table:table-cell office:value-type="string">
            <text:p>MTV Sports - Skateboarding featuring Andy MacDonald </text:p>
          </table:table-cell>
          <table:table-cell office:value-type="string">
            <text:p>THQ</text:p>
          </table:table-cell>
          <table:table-cell office:value-type="string">
            <text:p>Darkblack Ltd</text:p>
          </table:table-cell>
          <table:table-cell office:value-type="string">
            <text:p>Sports</text:p>
          </table:table-cell>
          <table:table-cell office:value-type="string">
            <text:p>2.8</text:p>
          </table:table-cell>
          <table:table-cell office:value-type="string">
            <text:p>1 Player</text:p>
          </table:table-cell>
          <table:table-cell office:value-type="string">
            <text:p>MTV Sports: Skateboarding Featuring Andy Macdonald is an isometric skateboarding game for the Game Boy Color. You can choose to play 4 different skateboarders, including Andy Macdonald. You can grind objects, perform ollies, grabs and 360s. There are 18 different cities to stunt around in. You score points through performing tricks and achieving objectives such as finding MTV icons. Unlocked cities can be played in at will in the Free-Skate mode.</text:p>
          </table:table-cell>
          <table:table-cell table:style-name="Default" table:formula="of:=CONCATENATE(&quot;&lt;game name=&quot;;CHAR(34);[.A298];CHAR(34);&quot;&gt; &lt;year&gt;&quot;;[.B298];&quot;&lt;/year&gt; &lt;rating&gt;&quot;;[.C298];&quot;&lt;/rating&gt; &lt;title&gt;&quot;;[.D298];&quot;&lt;/title&gt; &lt;pub&gt;&quot;;[.E298];&quot;&lt;/pub&gt; &lt;dev&gt;&quot;;[.F298];&quot;&lt;/dev&gt; &lt;genre&gt;&quot;;[.G298];&quot;&lt;/genre&gt; &lt;score&gt;&quot;;[.H298];&quot;&lt;/score&gt; &lt;player&gt;&quot;;[.I298];&quot;&lt;/player&gt; &lt;story&gt;&quot;;[.J298];&quot;&lt;/story&gt; &lt;/game&gt;&quot;)" office:value-type="string" office:string-value="&lt;game name=&quot;MTV Sports - Skateboarding featuring Andy MacDonald (USA)&quot;&gt; &lt;year&gt;2000&lt;/year&gt; &lt;rating&gt;ESRB - E (Everyone)&lt;/rating&gt; &lt;title&gt;MTV Sports - Skateboarding featuring Andy MacDonald &lt;/title&gt; &lt;pub&gt;THQ&lt;/pub&gt; &lt;dev&gt;Darkblack Ltd&lt;/dev&gt; &lt;genre&gt;Sports&lt;/genre&gt; &lt;score&gt;2.8&lt;/score&gt; &lt;player&gt;1 Player&lt;/player&gt; &lt;story&gt;MTV Sports: Skateboarding Featuring Andy Macdonald is an isometric skateboarding game for the Game Boy Color. You can choose to play 4 different skateboarders, including Andy Macdonald. You can grind objects, perform ollies, grabs and 360s. There are 18 different cities to stunt around in. You score points through performing tricks and achieving objectives such as finding MTV icons. Unlocked cities can be played in at will in the Free-Skate mode.&lt;/story&gt; &lt;/game&gt;">
            <text:p>&lt;game name="MTV Sports - Skateboarding featuring Andy MacDonald (USA)"&gt; &lt;year&gt;2000&lt;/year&gt; &lt;rating&gt;ESRB - E (Everyone)&lt;/rating&gt; &lt;title&gt;MTV Sports - Skateboarding featuring Andy MacDonald &lt;/title&gt; &lt;pub&gt;THQ&lt;/pub&gt; &lt;dev&gt;Darkblack Ltd&lt;/dev&gt; &lt;genre&gt;Sports&lt;/genre&gt; &lt;score&gt;2.8&lt;/score&gt; &lt;player&gt;1 Player&lt;/player&gt; &lt;story&gt;MTV Sports: Skateboarding Featuring Andy Macdonald is an isometric skateboarding game for the Game Boy Color. You can choose to play 4 different skateboarders, including Andy Macdonald. You can grind objects, perform ollies, grabs and 360s. There are 18 different cities to stunt around in. You score points through performing tricks and achieving objectives such as finding MTV icons. Unlocked cities can be played in at will in the Free-Skate mode.&lt;/story&gt; &lt;/game&gt;</text:p>
          </table:table-cell>
          <table:table-cell table:number-columns-repeated="1013"/>
        </table:table-row>
        <table:table-row table:style-name="ro1">
          <table:table-cell office:value-type="string">
            <text:p>MTV Sports - T.J. Lavin's Ultimate BMX (USA, Europe)</text:p>
          </table:table-cell>
          <table:table-cell office:value-type="float" office:value="2000">
            <text:p>2000</text:p>
          </table:table-cell>
          <table:table-cell office:value-type="string">
            <text:p>ESRB - E (Everyone)</text:p>
          </table:table-cell>
          <table:table-cell office:value-type="string">
            <text:p>MTV Sports - T.J. Lavin's Ultimate BMX </text:p>
          </table:table-cell>
          <table:table-cell office:value-type="string">
            <text:p>THQ</text:p>
          </table:table-cell>
          <table:table-cell office:value-type="string">
            <text:p>Handheld Games</text:p>
          </table:table-cell>
          <table:table-cell office:value-type="string">
            <text:p>Sports</text:p>
          </table:table-cell>
          <table:table-cell office:value-type="string">
            <text:p>4.3</text:p>
          </table:table-cell>
          <table:table-cell office:value-type="string">
            <text:p>1 Player</text:p>
          </table:table-cell>
          <table:table-cell office:value-type="string">
            <text:p>MTV Sports: T.J. Lavin's Ultimate BMX is an extreme sports game. It's a BMX stunts game in an isometric perspective similar to the Game Boy Color version of MTV Sports: Skateboarding. Each of the levels in the game has various objectives for you to achieve. There are three types of levels: vert, street and dirt. Each type features different objects which allow you to do different types of tricks. The game features 10 different tricks that you can pull off. Money you make from winning levels can be invested in upgrades for your bike.The game features original BMX riders such as T.J. Lavin and others.</text:p>
          </table:table-cell>
          <table:table-cell table:style-name="Default" table:formula="of:=CONCATENATE(&quot;&lt;game name=&quot;;CHAR(34);[.A299];CHAR(34);&quot;&gt; &lt;year&gt;&quot;;[.B299];&quot;&lt;/year&gt; &lt;rating&gt;&quot;;[.C299];&quot;&lt;/rating&gt; &lt;title&gt;&quot;;[.D299];&quot;&lt;/title&gt; &lt;pub&gt;&quot;;[.E299];&quot;&lt;/pub&gt; &lt;dev&gt;&quot;;[.F299];&quot;&lt;/dev&gt; &lt;genre&gt;&quot;;[.G299];&quot;&lt;/genre&gt; &lt;score&gt;&quot;;[.H299];&quot;&lt;/score&gt; &lt;player&gt;&quot;;[.I299];&quot;&lt;/player&gt; &lt;story&gt;&quot;;[.J299];&quot;&lt;/story&gt; &lt;/game&gt;&quot;)" office:value-type="string" office:string-value="&lt;game name=&quot;MTV Sports - T.J. Lavin's Ultimate BMX (USA, Europe)&quot;&gt; &lt;year&gt;2000&lt;/year&gt; &lt;rating&gt;ESRB - E (Everyone)&lt;/rating&gt; &lt;title&gt;MTV Sports - T.J. Lavin's Ultimate BMX &lt;/title&gt; &lt;pub&gt;THQ&lt;/pub&gt; &lt;dev&gt;Handheld Games&lt;/dev&gt; &lt;genre&gt;Sports&lt;/genre&gt; &lt;score&gt;4.3&lt;/score&gt; &lt;player&gt;1 Player&lt;/player&gt; &lt;story&gt;MTV Sports: T.J. Lavin's Ultimate BMX is an extreme sports game. It's a BMX stunts game in an isometric perspective similar to the Game Boy Color version of MTV Sports: Skateboarding. Each of the levels in the game has various objectives for you to achieve. There are three types of levels: vert, street and dirt. Each type features different objects which allow you to do different types of tricks. The game features 10 different tricks that you can pull off. Money you make from winning levels can be invested in upgrades for your bike.The game features original BMX riders such as T.J. Lavin and others.&lt;/story&gt; &lt;/game&gt;">
            <text:p>&lt;game name="MTV Sports - T.J. Lavin's Ultimate BMX (USA, Europe)"&gt; &lt;year&gt;2000&lt;/year&gt; &lt;rating&gt;ESRB - E (Everyone)&lt;/rating&gt; &lt;title&gt;MTV Sports - T.J. Lavin's Ultimate BMX &lt;/title&gt; &lt;pub&gt;THQ&lt;/pub&gt; &lt;dev&gt;Handheld Games&lt;/dev&gt; &lt;genre&gt;Sports&lt;/genre&gt; &lt;score&gt;4.3&lt;/score&gt; &lt;player&gt;1 Player&lt;/player&gt; &lt;story&gt;MTV Sports: T.J. Lavin's Ultimate BMX is an extreme sports game. It's a BMX stunts game in an isometric perspective similar to the Game Boy Color version of MTV Sports: Skateboarding. Each of the levels in the game has various objectives for you to achieve. There are three types of levels: vert, street and dirt. Each type features different objects which allow you to do different types of tricks. The game features 10 different tricks that you can pull off. Money you make from winning levels can be invested in upgrades for your bike.The game features original BMX riders such as T.J. Lavin and others.&lt;/story&gt; &lt;/game&gt;</text:p>
          </table:table-cell>
          <table:table-cell table:number-columns-repeated="1013"/>
        </table:table-row>
        <table:table-row table:style-name="ro1">
          <table:table-cell office:value-type="string">
            <text:p>Mummy Returns, The (USA)</text:p>
          </table:table-cell>
          <table:table-cell office:value-type="float" office:value="2001">
            <text:p>2001</text:p>
          </table:table-cell>
          <table:table-cell office:value-type="string">
            <text:p>ESRB - E (Everyone)</text:p>
          </table:table-cell>
          <table:table-cell office:value-type="string">
            <text:p>Mummy Returns, The </text:p>
          </table:table-cell>
          <table:table-cell office:value-type="string">
            <text:p>Universal Interactive</text:p>
          </table:table-cell>
          <table:table-cell office:value-type="string">
            <text:p>GameBrains</text:p>
          </table:table-cell>
          <table:table-cell office:value-type="string">
            <text:p>Action</text:p>
          </table:table-cell>
          <table:table-cell office:value-type="string">
            <text:p>3.6</text:p>
          </table:table-cell>
          <table:table-cell office:value-type="string">
            <text:p>1 Player</text:p>
          </table:table-cell>
          <table:table-cell office:value-type="string">
            <text:p>Based on the 2001 movie starring Brendan Frasier and Rachel Weisz, this version differs greatly from it's console version. <text:s/>The main bulk of the game is side-scroller with stages where the player moves from right to left trying to escape a wall of water while avoiding enemies and pitfalls and even a scene recreating the valley escape in the blimp, but with the same elements. <text:s/>There are also one-on-one sword fighting stages where the player uses a sword to hack away at enemies that appear one at a time and even a first-person shooting stage that resembles Lethal Enforcers.****There are three different characters to choose from, Rick O'Connel, Evelyn O'Connel and Ardeth Bay that they can choose at the beginning of each stage, each with their own strengths and weaknesses and depending on which character they pick will determine which stage layout will be present (ex. Rick &amp; Evelyn's water escape stage feature different traps and enemies they must avoid).****There are eleven stages total and a password feature that allows players to pick up and play at their leisure.</text:p>
          </table:table-cell>
          <table:table-cell table:style-name="Default" table:formula="of:=CONCATENATE(&quot;&lt;game name=&quot;;CHAR(34);[.A300];CHAR(34);&quot;&gt; &lt;year&gt;&quot;;[.B300];&quot;&lt;/year&gt; &lt;rating&gt;&quot;;[.C300];&quot;&lt;/rating&gt; &lt;title&gt;&quot;;[.D300];&quot;&lt;/title&gt; &lt;pub&gt;&quot;;[.E300];&quot;&lt;/pub&gt; &lt;dev&gt;&quot;;[.F300];&quot;&lt;/dev&gt; &lt;genre&gt;&quot;;[.G300];&quot;&lt;/genre&gt; &lt;score&gt;&quot;;[.H300];&quot;&lt;/score&gt; &lt;player&gt;&quot;;[.I300];&quot;&lt;/player&gt; &lt;story&gt;&quot;;[.J300];&quot;&lt;/story&gt; &lt;/game&gt;&quot;)" office:value-type="string" office:string-value="&lt;game name=&quot;Mummy Returns, The (USA)&quot;&gt; &lt;year&gt;2001&lt;/year&gt; &lt;rating&gt;ESRB - E (Everyone)&lt;/rating&gt; &lt;title&gt;Mummy Returns, The &lt;/title&gt; &lt;pub&gt;Universal Interactive&lt;/pub&gt; &lt;dev&gt;GameBrains&lt;/dev&gt; &lt;genre&gt;Action&lt;/genre&gt; &lt;score&gt;3.6&lt;/score&gt; &lt;player&gt;1 Player&lt;/player&gt; &lt;story&gt;Based on the 2001 movie starring Brendan Frasier and Rachel Weisz, this version differs greatly from it's console version.  The main bulk of the game is side-scroller with stages where the player moves from right to left trying to escape a wall of water while avoiding enemies and pitfalls and even a scene recreating the valley escape in the blimp, but with the same elements.  There are also one-on-one sword fighting stages where the player uses a sword to hack away at enemies that appear one at a time and even a first-person shooting stage that resembles Lethal Enforcers.****There are three different characters to choose from, Rick O'Connel, Evelyn O'Connel and Ardeth Bay that they can choose at the beginning of each stage, each with their own strengths and weaknesses and depending on which character they pick will determine which stage layout will be present (ex. Rick &amp; Evelyn's water escape stage feature different traps and enemies they must avoid).****There are eleven stages total and a password feature that allows players to pick up and play at their leisure.&lt;/story&gt; &lt;/game&gt;">
            <text:p>&lt;game name="Mummy Returns, The (USA)"&gt; &lt;year&gt;2001&lt;/year&gt; &lt;rating&gt;ESRB - E (Everyone)&lt;/rating&gt; &lt;title&gt;Mummy Returns, The &lt;/title&gt; &lt;pub&gt;Universal Interactive&lt;/pub&gt; &lt;dev&gt;GameBrains&lt;/dev&gt; &lt;genre&gt;Action&lt;/genre&gt; &lt;score&gt;3.6&lt;/score&gt; &lt;player&gt;1 Player&lt;/player&gt; &lt;story&gt;Based on the 2001 movie starring Brendan Frasier and Rachel Weisz, this version differs greatly from it's console version. <text:s/>The main bulk of the game is side-scroller with stages where the player moves from right to left trying to escape a wall of water while avoiding enemies and pitfalls and even a scene recreating the valley escape in the blimp, but with the same elements. <text:s/>There are also one-on-one sword fighting stages where the player uses a sword to hack away at enemies that appear one at a time and even a first-person shooting stage that resembles Lethal Enforcers.****There are three different characters to choose from, Rick O'Connel, Evelyn O'Connel and Ardeth Bay that they can choose at the beginning of each stage, each with their own strengths and weaknesses and depending on which character they pick will determine which stage layout will be present (ex. Rick &amp; Evelyn's water escape stage feature different traps and enemies they must avoid).****There are eleven stages total and a password feature that allows players to pick up and play at their leisure.&lt;/story&gt; &lt;/game&gt;</text:p>
          </table:table-cell>
          <table:table-cell table:number-columns-repeated="1013"/>
        </table:table-row>
        <table:table-row table:style-name="ro1">
          <table:table-cell office:value-type="string">
            <text:p>Mummy, The (USA)</text:p>
          </table:table-cell>
          <table:table-cell office:value-type="float" office:value="2000">
            <text:p>2000</text:p>
          </table:table-cell>
          <table:table-cell office:value-type="string">
            <text:p>ESRB - E (Everyone)</text:p>
          </table:table-cell>
          <table:table-cell office:value-type="string">
            <text:p>Mummy, The </text:p>
          </table:table-cell>
          <table:table-cell office:value-type="string">
            <text:p>Konami</text:p>
          </table:table-cell>
          <table:table-cell office:value-type="string">
            <text:p>Konami Computer Entertainment Nagoya Co., Ltd.</text:p>
          </table:table-cell>
          <table:table-cell office:value-type="string">
            <text:p>Action</text:p>
          </table:table-cell>
          <table:table-cell office:value-type="string">
            <text:p>3.3</text:p>
          </table:table-cell>
          <table:table-cell office:value-type="string">
            <text:p>1 Player</text:p>
          </table:table-cell>
          <table:table-cell office:value-type="string">
            <text:p>The Mummy is an action game with puzzle elements based on the movie of the same name. The plot basically centers on an Egyptian priest who was mummified in his time and later resurrected in 1926. Now he threatens to destroy the world. <text:s/>It concentrates on exploring tombs and getting the artifacts inside. In most of the 46 levels, the player has access to three protagonists with different abilities: Evelyn can transport items and jump high, Rick can shoot with his pistols to kill enemies or use a sniper rifle to hit far away switches and Jonathan can use explosives. Each of the characters has their own life bars and the player can switch instantly between them. It is necessary to put all three characters to good use to solve the puzzles and platforming challenges the game offer. It is possible to bring a level to an unwinnable state, but there is a function to reset the level without penalty.</text:p>
          </table:table-cell>
          <table:table-cell table:style-name="Default" table:formula="of:=CONCATENATE(&quot;&lt;game name=&quot;;CHAR(34);[.A301];CHAR(34);&quot;&gt; &lt;year&gt;&quot;;[.B301];&quot;&lt;/year&gt; &lt;rating&gt;&quot;;[.C301];&quot;&lt;/rating&gt; &lt;title&gt;&quot;;[.D301];&quot;&lt;/title&gt; &lt;pub&gt;&quot;;[.E301];&quot;&lt;/pub&gt; &lt;dev&gt;&quot;;[.F301];&quot;&lt;/dev&gt; &lt;genre&gt;&quot;;[.G301];&quot;&lt;/genre&gt; &lt;score&gt;&quot;;[.H301];&quot;&lt;/score&gt; &lt;player&gt;&quot;;[.I301];&quot;&lt;/player&gt; &lt;story&gt;&quot;;[.J301];&quot;&lt;/story&gt; &lt;/game&gt;&quot;)" office:value-type="string" office:string-value="&lt;game name=&quot;Mummy, The (USA)&quot;&gt; &lt;year&gt;2000&lt;/year&gt; &lt;rating&gt;ESRB - E (Everyone)&lt;/rating&gt; &lt;title&gt;Mummy, The &lt;/title&gt; &lt;pub&gt;Konami&lt;/pub&gt; &lt;dev&gt;Konami Computer Entertainment Nagoya Co., Ltd.&lt;/dev&gt; &lt;genre&gt;Action&lt;/genre&gt; &lt;score&gt;3.3&lt;/score&gt; &lt;player&gt;1 Player&lt;/player&gt; &lt;story&gt;The Mummy is an action game with puzzle elements based on the movie of the same name. The plot basically centers on an Egyptian priest who was mummified in his time and later resurrected in 1926. Now he threatens to destroy the world.  It concentrates on exploring tombs and getting the artifacts inside. In most of the 46 levels, the player has access to three protagonists with different abilities: Evelyn can transport items and jump high, Rick can shoot with his pistols to kill enemies or use a sniper rifle to hit far away switches and Jonathan can use explosives. Each of the characters has their own life bars and the player can switch instantly between them. It is necessary to put all three characters to good use to solve the puzzles and platforming challenges the game offer. It is possible to bring a level to an unwinnable state, but there is a function to reset the level without penalty.&lt;/story&gt; &lt;/game&gt;">
            <text:p>&lt;game name="Mummy, The (USA)"&gt; &lt;year&gt;2000&lt;/year&gt; &lt;rating&gt;ESRB - E (Everyone)&lt;/rating&gt; &lt;title&gt;Mummy, The &lt;/title&gt; &lt;pub&gt;Konami&lt;/pub&gt; &lt;dev&gt;Konami Computer Entertainment Nagoya Co., Ltd.&lt;/dev&gt; &lt;genre&gt;Action&lt;/genre&gt; &lt;score&gt;3.3&lt;/score&gt; &lt;player&gt;1 Player&lt;/player&gt; &lt;story&gt;The Mummy is an action game with puzzle elements based on the movie of the same name. The plot basically centers on an Egyptian priest who was mummified in his time and later resurrected in 1926. Now he threatens to destroy the world. <text:s/>It concentrates on exploring tombs and getting the artifacts inside. In most of the 46 levels, the player has access to three protagonists with different abilities: Evelyn can transport items and jump high, Rick can shoot with his pistols to kill enemies or use a sniper rifle to hit far away switches and Jonathan can use explosives. Each of the characters has their own life bars and the player can switch instantly between them. It is necessary to put all three characters to good use to solve the puzzles and platforming challenges the game offer. It is possible to bring a level to an unwinnable state, but there is a function to reset the level without penalty.&lt;/story&gt; &lt;/game&gt;</text:p>
          </table:table-cell>
          <table:table-cell table:number-columns-repeated="1013"/>
        </table:table-row>
        <table:table-row table:style-name="ro1">
          <table:table-cell office:value-type="string">
            <text:p>Muppets, The (USA)</text:p>
          </table:table-cell>
          <table:table-cell office:value-type="float" office:value="2000">
            <text:p>2000</text:p>
          </table:table-cell>
          <table:table-cell office:value-type="string">
            <text:p>ESRB - E (Everyone)</text:p>
          </table:table-cell>
          <table:table-cell office:value-type="string">
            <text:p>Muppets, The </text:p>
          </table:table-cell>
          <table:table-cell office:value-type="string">
            <text:p>Take-Two Interactive</text:p>
          </table:table-cell>
          <table:table-cell office:value-type="string">
            <text:p>Tarantula Studios</text:p>
          </table:table-cell>
          <table:table-cell office:value-type="string">
            <text:p>Action</text:p>
          </table:table-cell>
          <table:table-cell office:value-type="string">
            <text:p>2.8</text:p>
          </table:table-cell>
          <table:table-cell office:value-type="string">
            <text:p>1 Player</text:p>
          </table:table-cell>
          <table:table-cell office:value-type="string">
            <text:p>Miss Piggy, Fozzie, Rowlf, Gonzo the Great, Sam the Eagle and Swedish Chef all decide to travel back to the past using a big time machine built by Dr. Bunsen Honeydew and Beaker. Somehow the time machine breaks down, and sends the friends to unexpectedly different time locations. Now it's up to their friends - Animal and Kermit - to go to these locations and bring them back home. <text:s/>Jim Henson's Muppets is an arcade game based on the TV program The Muppets Show. Players control either Animal or Kermit to different time locations which hold their friends. There are a total of 6 locations. Players can freely choose the location they want to play. Each location contains 3 selectable levels and an unlockable level (can only be played after finishing the selectable levels). The selectable levels have the same objective: find your way to the goal. The unlockable is where you encounter with a boss and save your friend. Animal fights using his drum sticks, while Kermit throws paper planes at enemies. Enemies (except the bosses) cannot identify the players' character, therefore don't fight at all. They simply just move from side to side. There are some items that aid players during the game: food (increase health), heart (give players one life), drum sticks (when playing as Animal)/paper planes (when playing as Kermit). Pressing a combination of button can enable Animal and Kermit to use special moves: Animal's earthquake and Kermit's super high jump. <text:s/>The graphics are in 2D. Players can save their process by choosing "Save" in the level choosing menu. At the beginning of a level or when players die, Statler and Waldorf will present exchanging a short conversation about the level.</text:p>
          </table:table-cell>
          <table:table-cell table:style-name="Default" table:formula="of:=CONCATENATE(&quot;&lt;game name=&quot;;CHAR(34);[.A302];CHAR(34);&quot;&gt; &lt;year&gt;&quot;;[.B302];&quot;&lt;/year&gt; &lt;rating&gt;&quot;;[.C302];&quot;&lt;/rating&gt; &lt;title&gt;&quot;;[.D302];&quot;&lt;/title&gt; &lt;pub&gt;&quot;;[.E302];&quot;&lt;/pub&gt; &lt;dev&gt;&quot;;[.F302];&quot;&lt;/dev&gt; &lt;genre&gt;&quot;;[.G302];&quot;&lt;/genre&gt; &lt;score&gt;&quot;;[.H302];&quot;&lt;/score&gt; &lt;player&gt;&quot;;[.I302];&quot;&lt;/player&gt; &lt;story&gt;&quot;;[.J302];&quot;&lt;/story&gt; &lt;/game&gt;&quot;)" office:value-type="string" office:string-value="&lt;game name=&quot;Muppets, The (USA)&quot;&gt; &lt;year&gt;2000&lt;/year&gt; &lt;rating&gt;ESRB - E (Everyone)&lt;/rating&gt; &lt;title&gt;Muppets, The &lt;/title&gt; &lt;pub&gt;Take-Two Interactive&lt;/pub&gt; &lt;dev&gt;Tarantula Studios&lt;/dev&gt; &lt;genre&gt;Action&lt;/genre&gt; &lt;score&gt;2.8&lt;/score&gt; &lt;player&gt;1 Player&lt;/player&gt; &lt;story&gt;Miss Piggy, Fozzie, Rowlf, Gonzo the Great, Sam the Eagle and Swedish Chef all decide to travel back to the past using a big time machine built by Dr. Bunsen Honeydew and Beaker. Somehow the time machine breaks down, and sends the friends to unexpectedly different time locations. Now it's up to their friends - Animal and Kermit - to go to these locations and bring them back home.  Jim Henson's Muppets is an arcade game based on the TV program The Muppets Show. Players control either Animal or Kermit to different time locations which hold their friends. There are a total of 6 locations. Players can freely choose the location they want to play. Each location contains 3 selectable levels and an unlockable level (can only be played after finishing the selectable levels). The selectable levels have the same objective: find your way to the goal. The unlockable is where you encounter with a boss and save your friend. Animal fights using his drum sticks, while Kermit throws paper planes at enemies. Enemies (except the bosses) cannot identify the players' character, therefore don't fight at all. They simply just move from side to side. There are some items that aid players during the game: food (increase health), heart (give players one life), drum sticks (when playing as Animal)/paper planes (when playing as Kermit). Pressing a combination of button can enable Animal and Kermit to use special moves: Animal's earthquake and Kermit's super high jump.  The graphics are in 2D. Players can save their process by choosing &quot;Save&quot; in the level choosing menu. At the beginning of a level or when players die, Statler and Waldorf will present exchanging a short conversation about the level.&lt;/story&gt; &lt;/game&gt;">
            <text:p>&lt;game name="Muppets, The (USA)"&gt; &lt;year&gt;2000&lt;/year&gt; &lt;rating&gt;ESRB - E (Everyone)&lt;/rating&gt; &lt;title&gt;Muppets, The &lt;/title&gt; &lt;pub&gt;Take-Two Interactive&lt;/pub&gt; &lt;dev&gt;Tarantula Studios&lt;/dev&gt; &lt;genre&gt;Action&lt;/genre&gt; &lt;score&gt;2.8&lt;/score&gt; &lt;player&gt;1 Player&lt;/player&gt; &lt;story&gt;Miss Piggy, Fozzie, Rowlf, Gonzo the Great, Sam the Eagle and Swedish Chef all decide to travel back to the past using a big time machine built by Dr. Bunsen Honeydew and Beaker. Somehow the time machine breaks down, and sends the friends to unexpectedly different time locations. Now it's up to their friends - Animal and Kermit - to go to these locations and bring them back home. <text:s/>Jim Henson's Muppets is an arcade game based on the TV program The Muppets Show. Players control either Animal or Kermit to different time locations which hold their friends. There are a total of 6 locations. Players can freely choose the location they want to play. Each location contains 3 selectable levels and an unlockable level (can only be played after finishing the selectable levels). The selectable levels have the same objective: find your way to the goal. The unlockable is where you encounter with a boss and save your friend. Animal fights using his drum sticks, while Kermit throws paper planes at enemies. Enemies (except the bosses) cannot identify the players' character, therefore don't fight at all. They simply just move from side to side. There are some items that aid players during the game: food (increase health), heart (give players one life), drum sticks (when playing as Animal)/paper planes (when playing as Kermit). Pressing a combination of button can enable Animal and Kermit to use special moves: Animal's earthquake and Kermit's super high jump. <text:s/>The graphics are in 2D. Players can save their process by choosing "Save" in the level choosing menu. At the beginning of a level or when players die, Statler and Waldorf will present exchanging a short conversation about the level.&lt;/story&gt; &lt;/game&gt;</text:p>
          </table:table-cell>
          <table:table-cell table:number-columns-repeated="1013"/>
        </table:table-row>
        <table:table-row table:style-name="ro1">
          <table:table-cell office:value-type="string">
            <text:p>N.Y. Race (Europe)</text:p>
          </table:table-cell>
          <table:table-cell office:value-type="float" office:value="2001">
            <text:p>2001</text:p>
          </table:table-cell>
          <table:table-cell office:value-type="string">
            <text:p>ESRB - E (Everyone)</text:p>
          </table:table-cell>
          <table:table-cell office:value-type="string">
            <text:p>N.Y. Race </text:p>
          </table:table-cell>
          <table:table-cell office:value-type="string">
            <text:p>Kalisto</text:p>
          </table:table-cell>
          <table:table-cell office:value-type="string">
            <text:p>Psylogic</text:p>
          </table:table-cell>
          <table:table-cell office:value-type="string">
            <text:p>Driving</text:p>
          </table:table-cell>
          <table:table-cell office:value-type="string">
            <text:p>4.1</text:p>
          </table:table-cell>
          <table:table-cell office:value-type="string">
            <text:p>1 Player</text:p>
          </table:table-cell>
          <table:table-cell office:value-type="string">
            <text:p>NYR: New York Race for the Game Boy Color is a futuristic racing game inspired by the 1997 French film The Fifth Element. Unlike the version for console and PC, the handheld presents the races in a top-down view with less features and options. <text:s/>The game consists of several divisions of 2 tracks each. Only the first division is available from the start, others are unlocked by placing first in all races of earlier ones. At the beginning, only the taxi (as driven by Bruce Willis' character in the film) can be used. Further cars must be purchased with money won in the races (by placing first, second or third). Eight different cars are available to buy, differing in ratings for power, traction and shield strength. The more powerful cars can only be bought upon reaching higher divisions. Progress through the game is stored via passwords. <text:s/>Races are against three opponents, take place on circular courses and consist of four laps. The futuristic hovercars have the ability to change altitude, either driving on the ground or high in the air. Flying high is necessary for maximum speed, but there are obstacles on the track that can only be passed by driving under them. There are also power-ups that can only be picked up when on the ground. These include missiles, shields, speed boosts, slowdown bubbles and short-time invulnerability. An arrow is always in view and points out corners and, when in high altitude, obstacles.</text:p>
          </table:table-cell>
          <table:table-cell table:style-name="Default" table:formula="of:=CONCATENATE(&quot;&lt;game name=&quot;;CHAR(34);[.A303];CHAR(34);&quot;&gt; &lt;year&gt;&quot;;[.B303];&quot;&lt;/year&gt; &lt;rating&gt;&quot;;[.C303];&quot;&lt;/rating&gt; &lt;title&gt;&quot;;[.D303];&quot;&lt;/title&gt; &lt;pub&gt;&quot;;[.E303];&quot;&lt;/pub&gt; &lt;dev&gt;&quot;;[.F303];&quot;&lt;/dev&gt; &lt;genre&gt;&quot;;[.G303];&quot;&lt;/genre&gt; &lt;score&gt;&quot;;[.H303];&quot;&lt;/score&gt; &lt;player&gt;&quot;;[.I303];&quot;&lt;/player&gt; &lt;story&gt;&quot;;[.J303];&quot;&lt;/story&gt; &lt;/game&gt;&quot;)" office:value-type="string" office:string-value="&lt;game name=&quot;N.Y. Race (Europe)&quot;&gt; &lt;year&gt;2001&lt;/year&gt; &lt;rating&gt;ESRB - E (Everyone)&lt;/rating&gt; &lt;title&gt;N.Y. Race &lt;/title&gt; &lt;pub&gt;Kalisto&lt;/pub&gt; &lt;dev&gt;Psylogic&lt;/dev&gt; &lt;genre&gt;Driving&lt;/genre&gt; &lt;score&gt;4.1&lt;/score&gt; &lt;player&gt;1 Player&lt;/player&gt; &lt;story&gt;NYR: New York Race for the Game Boy Color is a futuristic racing game inspired by the 1997 French film The Fifth Element. Unlike the version for console and PC, the handheld presents the races in a top-down view with less features and options.  The game consists of several divisions of 2 tracks each. Only the first division is available from the start, others are unlocked by placing first in all races of earlier ones. At the beginning, only the taxi (as driven by Bruce Willis' character in the film) can be used. Further cars must be purchased with money won in the races (by placing first, second or third). Eight different cars are available to buy, differing in ratings for power, traction and shield strength. The more powerful cars can only be bought upon reaching higher divisions. Progress through the game is stored via passwords.  Races are against three opponents, take place on circular courses and consist of four laps. The futuristic hovercars have the ability to change altitude, either driving on the ground or high in the air. Flying high is necessary for maximum speed, but there are obstacles on the track that can only be passed by driving under them. There are also power-ups that can only be picked up when on the ground. These include missiles, shields, speed boosts, slowdown bubbles and short-time invulnerability. An arrow is always in view and points out corners and, when in high altitude, obstacles.&lt;/story&gt; &lt;/game&gt;">
            <text:p>&lt;game name="N.Y. Race (Europe)"&gt; &lt;year&gt;2001&lt;/year&gt; &lt;rating&gt;ESRB - E (Everyone)&lt;/rating&gt; &lt;title&gt;N.Y. Race &lt;/title&gt; &lt;pub&gt;Kalisto&lt;/pub&gt; &lt;dev&gt;Psylogic&lt;/dev&gt; &lt;genre&gt;Driving&lt;/genre&gt; &lt;score&gt;4.1&lt;/score&gt; &lt;player&gt;1 Player&lt;/player&gt; &lt;story&gt;NYR: New York Race for the Game Boy Color is a futuristic racing game inspired by the 1997 French film The Fifth Element. Unlike the version for console and PC, the handheld presents the races in a top-down view with less features and options. <text:s/>The game consists of several divisions of 2 tracks each. Only the first division is available from the start, others are unlocked by placing first in all races of earlier ones. At the beginning, only the taxi (as driven by Bruce Willis' character in the film) can be used. Further cars must be purchased with money won in the races (by placing first, second or third). Eight different cars are available to buy, differing in ratings for power, traction and shield strength. The more powerful cars can only be bought upon reaching higher divisions. Progress through the game is stored via passwords. <text:s/>Races are against three opponents, take place on circular courses and consist of four laps. The futuristic hovercars have the ability to change altitude, either driving on the ground or high in the air. Flying high is necessary for maximum speed, but there are obstacles on the track that can only be passed by driving under them. There are also power-ups that can only be picked up when on the ground. These include missiles, shields, speed boosts, slowdown bubbles and short-time invulnerability. An arrow is always in view and points out corners and, when in high altitude, obstacles.&lt;/story&gt; &lt;/game&gt;</text:p>
          </table:table-cell>
          <table:table-cell table:number-columns-repeated="1013"/>
        </table:table-row>
        <table:table-row table:style-name="ro1">
          <table:table-cell office:value-type="string">
            <text:p>NASCAR 2000 (USA, Europe)</text:p>
          </table:table-cell>
          <table:table-cell office:value-type="float" office:value="2000">
            <text:p>2000</text:p>
          </table:table-cell>
          <table:table-cell office:value-type="string">
            <text:p>ESRB - E (Everyone)</text:p>
          </table:table-cell>
          <table:table-cell office:value-type="string">
            <text:p>NASCAR 2000 </text:p>
          </table:table-cell>
          <table:table-cell office:value-type="string">
            <text:p>EA Sports</text:p>
          </table:table-cell>
          <table:table-cell office:value-type="string">
            <text:p>THQ</text:p>
          </table:table-cell>
          <table:table-cell office:value-type="string">
            <text:p>Driving</text:p>
          </table:table-cell>
          <table:table-cell office:value-type="string">
            <text:p>4.0</text:p>
          </table:table-cell>
          <table:table-cell office:value-type="string">
            <text:p>1-2 Players</text:p>
          </table:table-cell>
          <table:table-cell office:value-type="string">
            <text:p>This NASCAR stock car racing simulation is a sequel of sorts to NASCAR Revolution. The game features 18 real world tracks plus several fantasy road courses, and 30 active NASCAR drivers plus some "legend" drivers.****Game modes include quick races, full weekend events, a full or abridged championship series, a Race Against the King mode where you race against Richard Petty in a series of events, and multiplayer support for up to 4 players. Updated physics and AI help the game aim for more realism.</text:p>
          </table:table-cell>
          <table:table-cell table:style-name="Default" table:formula="of:=CONCATENATE(&quot;&lt;game name=&quot;;CHAR(34);[.A304];CHAR(34);&quot;&gt; &lt;year&gt;&quot;;[.B304];&quot;&lt;/year&gt; &lt;rating&gt;&quot;;[.C304];&quot;&lt;/rating&gt; &lt;title&gt;&quot;;[.D304];&quot;&lt;/title&gt; &lt;pub&gt;&quot;;[.E304];&quot;&lt;/pub&gt; &lt;dev&gt;&quot;;[.F304];&quot;&lt;/dev&gt; &lt;genre&gt;&quot;;[.G304];&quot;&lt;/genre&gt; &lt;score&gt;&quot;;[.H304];&quot;&lt;/score&gt; &lt;player&gt;&quot;;[.I304];&quot;&lt;/player&gt; &lt;story&gt;&quot;;[.J304];&quot;&lt;/story&gt; &lt;/game&gt;&quot;)" office:value-type="string" office:string-value="&lt;game name=&quot;NASCAR 2000 (USA, Europe)&quot;&gt; &lt;year&gt;2000&lt;/year&gt; &lt;rating&gt;ESRB - E (Everyone)&lt;/rating&gt; &lt;title&gt;NASCAR 2000 &lt;/title&gt; &lt;pub&gt;EA Sports&lt;/pub&gt; &lt;dev&gt;THQ&lt;/dev&gt; &lt;genre&gt;Driving&lt;/genre&gt; &lt;score&gt;4.0&lt;/score&gt; &lt;player&gt;1-2 Players&lt;/player&gt; &lt;story&gt;This NASCAR stock car racing simulation is a sequel of sorts to NASCAR Revolution. The game features 18 real world tracks plus several fantasy road courses, and 30 active NASCAR drivers plus some &quot;legend&quot; drivers.****Game modes include quick races, full weekend events, a full or abridged championship series, a Race Against the King mode where you race against Richard Petty in a series of events, and multiplayer support for up to 4 players. Updated physics and AI help the game aim for more realism.&lt;/story&gt; &lt;/game&gt;">
            <text:p>&lt;game name="NASCAR 2000 (USA, Europe)"&gt; &lt;year&gt;2000&lt;/year&gt; &lt;rating&gt;ESRB - E (Everyone)&lt;/rating&gt; &lt;title&gt;NASCAR 2000 &lt;/title&gt; &lt;pub&gt;EA Sports&lt;/pub&gt; &lt;dev&gt;THQ&lt;/dev&gt; &lt;genre&gt;Driving&lt;/genre&gt; &lt;score&gt;4.0&lt;/score&gt; &lt;player&gt;1-2 Players&lt;/player&gt; &lt;story&gt;This NASCAR stock car racing simulation is a sequel of sorts to NASCAR Revolution. The game features 18 real world tracks plus several fantasy road courses, and 30 active NASCAR drivers plus some "legend" drivers.****Game modes include quick races, full weekend events, a full or abridged championship series, a Race Against the King mode where you race against Richard Petty in a series of events, and multiplayer support for up to 4 players. Updated physics and AI help the game aim for more realism.&lt;/story&gt; &lt;/game&gt;</text:p>
          </table:table-cell>
          <table:table-cell table:number-columns-repeated="1013"/>
        </table:table-row>
        <table:table-row table:style-name="ro1">
          <table:table-cell office:value-type="string">
            <text:p>NASCAR Challenge (USA)</text:p>
          </table:table-cell>
          <table:table-cell office:value-type="float" office:value="1999">
            <text:p>1999</text:p>
          </table:table-cell>
          <table:table-cell office:value-type="string">
            <text:p>ESRB - E (Everyone)</text:p>
          </table:table-cell>
          <table:table-cell office:value-type="string">
            <text:p>NASCAR Challenge </text:p>
          </table:table-cell>
          <table:table-cell office:value-type="string">
            <text:p>Majesco Games</text:p>
          </table:table-cell>
          <table:table-cell office:value-type="string">
            <text:p>Morning Star Multimedia</text:p>
          </table:table-cell>
          <table:table-cell office:value-type="string">
            <text:p>Driving</text:p>
          </table:table-cell>
          <table:table-cell office:value-type="string">
            <text:p>3.3</text:p>
          </table:table-cell>
          <table:table-cell office:value-type="string">
            <text:p>1 Player</text:p>
          </table:table-cell>
          <table:table-cell office:value-type="string">
            <text:p>The thrill of victory and the agony of smashing into another car comes to the Game Boy Color in NASCAR CHALLENGE. Hop in and take on the best NASCAR has to offer including Jeff Gordon, Dale Jarret, and Rusty Wallace. Try to master Topeka, Sonoma, and Seneca raceways in the Practice mode, and when you're ready for some competition, try to survive six laps on any of the tracks. To prevail in the championship, you will have to try to win the pole position on each track and beat the pack to the finish line. Depending on how well you finish in each race, you are awarded points. The driver with the most points at the end of all three races is declared the champion. Can you handle all of the excitement and action in NASCAR CHALLENGE? </text:p>
          </table:table-cell>
          <table:table-cell table:style-name="Default" table:formula="of:=CONCATENATE(&quot;&lt;game name=&quot;;CHAR(34);[.A305];CHAR(34);&quot;&gt; &lt;year&gt;&quot;;[.B305];&quot;&lt;/year&gt; &lt;rating&gt;&quot;;[.C305];&quot;&lt;/rating&gt; &lt;title&gt;&quot;;[.D305];&quot;&lt;/title&gt; &lt;pub&gt;&quot;;[.E305];&quot;&lt;/pub&gt; &lt;dev&gt;&quot;;[.F305];&quot;&lt;/dev&gt; &lt;genre&gt;&quot;;[.G305];&quot;&lt;/genre&gt; &lt;score&gt;&quot;;[.H305];&quot;&lt;/score&gt; &lt;player&gt;&quot;;[.I305];&quot;&lt;/player&gt; &lt;story&gt;&quot;;[.J305];&quot;&lt;/story&gt; &lt;/game&gt;&quot;)" office:value-type="string" office:string-value="&lt;game name=&quot;NASCAR Challenge (USA)&quot;&gt; &lt;year&gt;1999&lt;/year&gt; &lt;rating&gt;ESRB - E (Everyone)&lt;/rating&gt; &lt;title&gt;NASCAR Challenge &lt;/title&gt; &lt;pub&gt;Majesco Games&lt;/pub&gt; &lt;dev&gt;Morning Star Multimedia&lt;/dev&gt; &lt;genre&gt;Driving&lt;/genre&gt; &lt;score&gt;3.3&lt;/score&gt; &lt;player&gt;1 Player&lt;/player&gt; &lt;story&gt;The thrill of victory and the agony of smashing into another car comes to the Game Boy Color in NASCAR CHALLENGE. Hop in and take on the best NASCAR has to offer including Jeff Gordon, Dale Jarret, and Rusty Wallace. Try to master Topeka, Sonoma, and Seneca raceways in the Practice mode, and when you're ready for some competition, try to survive six laps on any of the tracks. To prevail in the championship, you will have to try to win the pole position on each track and beat the pack to the finish line. Depending on how well you finish in each race, you are awarded points. The driver with the most points at the end of all three races is declared the champion. Can you handle all of the excitement and action in NASCAR CHALLENGE? &lt;/story&gt; &lt;/game&gt;">
            <text:p>&lt;game name="NASCAR Challenge (USA)"&gt; &lt;year&gt;1999&lt;/year&gt; &lt;rating&gt;ESRB - E (Everyone)&lt;/rating&gt; &lt;title&gt;NASCAR Challenge &lt;/title&gt; &lt;pub&gt;Majesco Games&lt;/pub&gt; &lt;dev&gt;Morning Star Multimedia&lt;/dev&gt; &lt;genre&gt;Driving&lt;/genre&gt; &lt;score&gt;3.3&lt;/score&gt; &lt;player&gt;1 Player&lt;/player&gt; &lt;story&gt;The thrill of victory and the agony of smashing into another car comes to the Game Boy Color in NASCAR CHALLENGE. Hop in and take on the best NASCAR has to offer including Jeff Gordon, Dale Jarret, and Rusty Wallace. Try to master Topeka, Sonoma, and Seneca raceways in the Practice mode, and when you're ready for some competition, try to survive six laps on any of the tracks. To prevail in the championship, you will have to try to win the pole position on each track and beat the pack to the finish line. Depending on how well you finish in each race, you are awarded points. The driver with the most points at the end of all three races is declared the champion. Can you handle all of the excitement and action in NASCAR CHALLENGE? &lt;/story&gt; &lt;/game&gt;</text:p>
          </table:table-cell>
          <table:table-cell table:number-columns-repeated="1013"/>
        </table:table-row>
        <table:table-row table:style-name="ro1">
          <table:table-cell office:value-type="string">
            <text:p>NASCAR Heat (USA)</text:p>
          </table:table-cell>
          <table:table-cell office:value-type="float" office:value="2000">
            <text:p>2000</text:p>
          </table:table-cell>
          <table:table-cell office:value-type="string">
            <text:p>ESRB - E (Everyone)</text:p>
          </table:table-cell>
          <table:table-cell office:value-type="string">
            <text:p>NASCAR Heat </text:p>
          </table:table-cell>
          <table:table-cell office:value-type="string">
            <text:p>Majesco Games</text:p>
          </table:table-cell>
          <table:table-cell office:value-type="string">
            <text:p>Game Titan</text:p>
          </table:table-cell>
          <table:table-cell office:value-type="string">
            <text:p>Driving</text:p>
          </table:table-cell>
          <table:table-cell office:value-type="string">
            <text:p>2.6</text:p>
          </table:table-cell>
          <table:table-cell office:value-type="string">
            <text:p>1 Player</text:p>
          </table:table-cell>
          <table:table-cell office:value-type="string">
            <text:p>NASCAR HEAT has four different modes of play to choose from, based on the 2000 NASCAR Winston Cup Season. The game offers Single Race and Championship Season. These modes allow the player to choose their favorite driver and race against a full field of cars at one or all of the NASCAR tracks. Race the Pro and Beat the Heat Challenge are two modes of play that separate this product from the competition. Beat the Heat provides the player with a number of challenges designed around scenarios that actually occur in NASCAR. These challenges deal with everything from the best way to pass at a particular track, to pit strategy for tire changes. Race the Pro offers the player the opportunity to race against Laps actually driven by some of NASCAR's biggest stars.</text:p>
          </table:table-cell>
          <table:table-cell table:style-name="Default" table:formula="of:=CONCATENATE(&quot;&lt;game name=&quot;;CHAR(34);[.A306];CHAR(34);&quot;&gt; &lt;year&gt;&quot;;[.B306];&quot;&lt;/year&gt; &lt;rating&gt;&quot;;[.C306];&quot;&lt;/rating&gt; &lt;title&gt;&quot;;[.D306];&quot;&lt;/title&gt; &lt;pub&gt;&quot;;[.E306];&quot;&lt;/pub&gt; &lt;dev&gt;&quot;;[.F306];&quot;&lt;/dev&gt; &lt;genre&gt;&quot;;[.G306];&quot;&lt;/genre&gt; &lt;score&gt;&quot;;[.H306];&quot;&lt;/score&gt; &lt;player&gt;&quot;;[.I306];&quot;&lt;/player&gt; &lt;story&gt;&quot;;[.J306];&quot;&lt;/story&gt; &lt;/game&gt;&quot;)" office:value-type="string" office:string-value="&lt;game name=&quot;NASCAR Heat (USA)&quot;&gt; &lt;year&gt;2000&lt;/year&gt; &lt;rating&gt;ESRB - E (Everyone)&lt;/rating&gt; &lt;title&gt;NASCAR Heat &lt;/title&gt; &lt;pub&gt;Majesco Games&lt;/pub&gt; &lt;dev&gt;Game Titan&lt;/dev&gt; &lt;genre&gt;Driving&lt;/genre&gt; &lt;score&gt;2.6&lt;/score&gt; &lt;player&gt;1 Player&lt;/player&gt; &lt;story&gt;NASCAR HEAT has four different modes of play to choose from, based on the 2000 NASCAR Winston Cup Season. The game offers Single Race and Championship Season. These modes allow the player to choose their favorite driver and race against a full field of cars at one or all of the NASCAR tracks. Race the Pro and Beat the Heat Challenge are two modes of play that separate this product from the competition. Beat the Heat provides the player with a number of challenges designed around scenarios that actually occur in NASCAR. These challenges deal with everything from the best way to pass at a particular track, to pit strategy for tire changes. Race the Pro offers the player the opportunity to race against Laps actually driven by some of NASCAR's biggest stars.&lt;/story&gt; &lt;/game&gt;">
            <text:p>&lt;game name="NASCAR Heat (USA)"&gt; &lt;year&gt;2000&lt;/year&gt; &lt;rating&gt;ESRB - E (Everyone)&lt;/rating&gt; &lt;title&gt;NASCAR Heat &lt;/title&gt; &lt;pub&gt;Majesco Games&lt;/pub&gt; &lt;dev&gt;Game Titan&lt;/dev&gt; &lt;genre&gt;Driving&lt;/genre&gt; &lt;score&gt;2.6&lt;/score&gt; &lt;player&gt;1 Player&lt;/player&gt; &lt;story&gt;NASCAR HEAT has four different modes of play to choose from, based on the 2000 NASCAR Winston Cup Season. The game offers Single Race and Championship Season. These modes allow the player to choose their favorite driver and race against a full field of cars at one or all of the NASCAR tracks. Race the Pro and Beat the Heat Challenge are two modes of play that separate this product from the competition. Beat the Heat provides the player with a number of challenges designed around scenarios that actually occur in NASCAR. These challenges deal with everything from the best way to pass at a particular track, to pit strategy for tire changes. Race the Pro offers the player the opportunity to race against Laps actually driven by some of NASCAR's biggest stars.&lt;/story&gt; &lt;/game&gt;</text:p>
          </table:table-cell>
          <table:table-cell table:number-columns-repeated="1013"/>
        </table:table-row>
        <table:table-row table:style-name="ro1">
          <table:table-cell office:value-type="string">
            <text:p>NASCAR Racers (USA)</text:p>
          </table:table-cell>
          <table:table-cell office:value-type="float" office:value="2000">
            <text:p>2000</text:p>
          </table:table-cell>
          <table:table-cell office:value-type="string">
            <text:p>ESRB - E (Everyone)</text:p>
          </table:table-cell>
          <table:table-cell office:value-type="string">
            <text:p>NASCAR Racers </text:p>
          </table:table-cell>
          <table:table-cell office:value-type="string">
            <text:p>Majesco Games</text:p>
          </table:table-cell>
          <table:table-cell office:value-type="string">
            <text:p>Digital Eclipse </text:p>
          </table:table-cell>
          <table:table-cell office:value-type="string">
            <text:p>Driving</text:p>
          </table:table-cell>
          <table:table-cell office:value-type="string">
            <text:p>3.5</text:p>
          </table:table-cell>
          <table:table-cell office:value-type="string">
            <text:p>1 Player</text:p>
          </table:table-cell>
          <table:table-cell office:value-type="string">
            <text:p>Based on the popular animated television program, Nascar Racers for the Nintendo Game Boy Color System places you in a futuristic NASCAR vehicle in the racing adventure of your life! Race against of variety of opponents, on numerous tracks, in four exotic locations around the globe. Race as your favorite NASCAR Racers character, select your track, and, when you’re ready, execute your vehicle's unique morphing ability and blow your competition away! </text:p>
          </table:table-cell>
          <table:table-cell table:style-name="Default" table:formula="of:=CONCATENATE(&quot;&lt;game name=&quot;;CHAR(34);[.A307];CHAR(34);&quot;&gt; &lt;year&gt;&quot;;[.B307];&quot;&lt;/year&gt; &lt;rating&gt;&quot;;[.C307];&quot;&lt;/rating&gt; &lt;title&gt;&quot;;[.D307];&quot;&lt;/title&gt; &lt;pub&gt;&quot;;[.E307];&quot;&lt;/pub&gt; &lt;dev&gt;&quot;;[.F307];&quot;&lt;/dev&gt; &lt;genre&gt;&quot;;[.G307];&quot;&lt;/genre&gt; &lt;score&gt;&quot;;[.H307];&quot;&lt;/score&gt; &lt;player&gt;&quot;;[.I307];&quot;&lt;/player&gt; &lt;story&gt;&quot;;[.J307];&quot;&lt;/story&gt; &lt;/game&gt;&quot;)" office:value-type="string" office:string-value="&lt;game name=&quot;NASCAR Racers (USA)&quot;&gt; &lt;year&gt;2000&lt;/year&gt; &lt;rating&gt;ESRB - E (Everyone)&lt;/rating&gt; &lt;title&gt;NASCAR Racers &lt;/title&gt; &lt;pub&gt;Majesco Games&lt;/pub&gt; &lt;dev&gt;Digital Eclipse &lt;/dev&gt; &lt;genre&gt;Driving&lt;/genre&gt; &lt;score&gt;3.5&lt;/score&gt; &lt;player&gt;1 Player&lt;/player&gt; &lt;story&gt;Based on the popular animated television program, Nascar Racers for the Nintendo Game Boy Color System places you in a futuristic NASCAR vehicle in the racing adventure of your life! Race against of variety of opponents, on numerous tracks, in four exotic locations around the globe. Race as your favorite NASCAR Racers character, select your track, and, when you’re ready, execute your vehicle's unique morphing ability and blow your competition away! &lt;/story&gt; &lt;/game&gt;">
            <text:p>&lt;game name="NASCAR Racers (USA)"&gt; &lt;year&gt;2000&lt;/year&gt; &lt;rating&gt;ESRB - E (Everyone)&lt;/rating&gt; &lt;title&gt;NASCAR Racers &lt;/title&gt; &lt;pub&gt;Majesco Games&lt;/pub&gt; &lt;dev&gt;Digital Eclipse &lt;/dev&gt; &lt;genre&gt;Driving&lt;/genre&gt; &lt;score&gt;3.5&lt;/score&gt; &lt;player&gt;1 Player&lt;/player&gt; &lt;story&gt;Based on the popular animated television program, Nascar Racers for the Nintendo Game Boy Color System places you in a futuristic NASCAR vehicle in the racing adventure of your life! Race against of variety of opponents, on numerous tracks, in four exotic locations around the globe. Race as your favorite NASCAR Racers character, select your track, and, when you’re ready, execute your vehicle's unique morphing ability and blow your competition away! &lt;/story&gt; &lt;/game&gt;</text:p>
          </table:table-cell>
          <table:table-cell table:number-columns-repeated="1013"/>
        </table:table-row>
        <table:table-row table:style-name="ro1">
          <table:table-cell office:value-type="string">
            <text:p>Nations, The - Land of Legends (Europe)</text:p>
          </table:table-cell>
          <table:table-cell office:value-type="float" office:value="2002">
            <text:p>2002</text:p>
          </table:table-cell>
          <table:table-cell office:value-type="string">
            <text:p>ESRB - E (Everyone)</text:p>
          </table:table-cell>
          <table:table-cell office:value-type="string">
            <text:p>Nations, The - Land of Legends </text:p>
          </table:table-cell>
          <table:table-cell office:value-type="string">
            <text:p>Neon</text:p>
          </table:table-cell>
          <table:table-cell office:value-type="string">
            <text:p>JoWooD Entertainment AG</text:p>
          </table:table-cell>
          <table:table-cell office:value-type="string">
            <text:p>Action</text:p>
          </table:table-cell>
          <table:table-cell office:value-type="string">
            <text:p>3.9</text:p>
          </table:table-cell>
          <table:table-cell office:value-type="string">
            <text:p>1 Player</text:p>
          </table:table-cell>
          <table:table-cell office:value-type="string">
            <text:p>Three nations are living in different sections, concerning to their disparity they start to skirmish themselves now and then. At the beginning of the game you control one hero of each nation (Pimmons, Sajikis, Amazons) and become acquainted to their abilities. After introduction, all three characters meet at a stone set...Even as the three disliked figures intend to start a quarrel, the sky darkens and the stone ropes in the focal point of the stone set awake a flying and fire spitting monster. This monster threatens the entire planet and existence of the individual nations. From this time on the three nations have to work together to defeat the monster... </text:p>
          </table:table-cell>
          <table:table-cell table:style-name="Default" table:formula="of:=CONCATENATE(&quot;&lt;game name=&quot;;CHAR(34);[.A308];CHAR(34);&quot;&gt; &lt;year&gt;&quot;;[.B308];&quot;&lt;/year&gt; &lt;rating&gt;&quot;;[.C308];&quot;&lt;/rating&gt; &lt;title&gt;&quot;;[.D308];&quot;&lt;/title&gt; &lt;pub&gt;&quot;;[.E308];&quot;&lt;/pub&gt; &lt;dev&gt;&quot;;[.F308];&quot;&lt;/dev&gt; &lt;genre&gt;&quot;;[.G308];&quot;&lt;/genre&gt; &lt;score&gt;&quot;;[.H308];&quot;&lt;/score&gt; &lt;player&gt;&quot;;[.I308];&quot;&lt;/player&gt; &lt;story&gt;&quot;;[.J308];&quot;&lt;/story&gt; &lt;/game&gt;&quot;)" office:value-type="string" office:string-value="&lt;game name=&quot;Nations, The - Land of Legends (Europe)&quot;&gt; &lt;year&gt;2002&lt;/year&gt; &lt;rating&gt;ESRB - E (Everyone)&lt;/rating&gt; &lt;title&gt;Nations, The - Land of Legends &lt;/title&gt; &lt;pub&gt;Neon&lt;/pub&gt; &lt;dev&gt;JoWooD Entertainment AG&lt;/dev&gt; &lt;genre&gt;Action&lt;/genre&gt; &lt;score&gt;3.9&lt;/score&gt; &lt;player&gt;1 Player&lt;/player&gt; &lt;story&gt;Three nations are living in different sections, concerning to their disparity they start to skirmish themselves now and then. At the beginning of the game you control one hero of each nation (Pimmons, Sajikis, Amazons) and become acquainted to their abilities. After introduction, all three characters meet at a stone set...Even as the three disliked figures intend to start a quarrel, the sky darkens and the stone ropes in the focal point of the stone set awake a flying and fire spitting monster. This monster threatens the entire planet and existence of the individual nations. From this time on the three nations have to work together to defeat the monster... &lt;/story&gt; &lt;/game&gt;">
            <text:p>&lt;game name="Nations, The - Land of Legends (Europe)"&gt; &lt;year&gt;2002&lt;/year&gt; &lt;rating&gt;ESRB - E (Everyone)&lt;/rating&gt; &lt;title&gt;Nations, The - Land of Legends &lt;/title&gt; &lt;pub&gt;Neon&lt;/pub&gt; &lt;dev&gt;JoWooD Entertainment AG&lt;/dev&gt; &lt;genre&gt;Action&lt;/genre&gt; &lt;score&gt;3.9&lt;/score&gt; &lt;player&gt;1 Player&lt;/player&gt; &lt;story&gt;Three nations are living in different sections, concerning to their disparity they start to skirmish themselves now and then. At the beginning of the game you control one hero of each nation (Pimmons, Sajikis, Amazons) and become acquainted to their abilities. After introduction, all three characters meet at a stone set...Even as the three disliked figures intend to start a quarrel, the sky darkens and the stone ropes in the focal point of the stone set awake a flying and fire spitting monster. This monster threatens the entire planet and existence of the individual nations. From this time on the three nations have to work together to defeat the monster... &lt;/story&gt; &lt;/game&gt;</text:p>
          </table:table-cell>
          <table:table-cell table:number-columns-repeated="1013"/>
        </table:table-row>
        <table:table-row table:style-name="ro1">
          <table:table-cell office:value-type="string">
            <text:p>NBA 3 on 3 featuring Kobe Bryant (USA)</text:p>
          </table:table-cell>
          <table:table-cell office:value-type="float" office:value="1999">
            <text:p>1999</text:p>
          </table:table-cell>
          <table:table-cell office:value-type="string">
            <text:p>ESRB - E (Everyone)</text:p>
          </table:table-cell>
          <table:table-cell office:value-type="string">
            <text:p>NBA 3 on 3 featuring Kobe Bryant </text:p>
          </table:table-cell>
          <table:table-cell office:value-type="string">
            <text:p>Nintendo</text:p>
          </table:table-cell>
          <table:table-cell office:value-type="string">
            <text:p>Left Field Productions</text:p>
          </table:table-cell>
          <table:table-cell office:value-type="string">
            <text:p>Sports</text:p>
          </table:table-cell>
          <table:table-cell office:value-type="string">
            <text:p>3.4</text:p>
          </table:table-cell>
          <table:table-cell office:value-type="string">
            <text:p>1-2 Players</text:p>
          </table:table-cell>
          <table:table-cell office:value-type="string">
            <text:p>This is a 3-on-3 basketball game for the Nintendo Game Boy/Game Boy Color handheld, featuring all the teams and players from the 1999-2000 NBA season. The game is played through an isometric perspective on the arena similar to NBA Live '96 for the SNES. ****The game is jammed with all the goods you expect in a basketball game including real teams, players, and lots of stats. You can play an exhibition, full season, or playoffs with your favorite team, and you will be able to customize the rules of the game right down to the amount of time per game played. Although you only have 6 players on the court at any time, all of the usual plays and move are available, and you can sub at any time. There is also a create-a-player mode for you to put your name in the game, and you can trade for any player you like.****2 player support is also included.</text:p>
          </table:table-cell>
          <table:table-cell table:style-name="Default" table:formula="of:=CONCATENATE(&quot;&lt;game name=&quot;;CHAR(34);[.A309];CHAR(34);&quot;&gt; &lt;year&gt;&quot;;[.B309];&quot;&lt;/year&gt; &lt;rating&gt;&quot;;[.C309];&quot;&lt;/rating&gt; &lt;title&gt;&quot;;[.D309];&quot;&lt;/title&gt; &lt;pub&gt;&quot;;[.E309];&quot;&lt;/pub&gt; &lt;dev&gt;&quot;;[.F309];&quot;&lt;/dev&gt; &lt;genre&gt;&quot;;[.G309];&quot;&lt;/genre&gt; &lt;score&gt;&quot;;[.H309];&quot;&lt;/score&gt; &lt;player&gt;&quot;;[.I309];&quot;&lt;/player&gt; &lt;story&gt;&quot;;[.J309];&quot;&lt;/story&gt; &lt;/game&gt;&quot;)" office:value-type="string" office:string-value="&lt;game name=&quot;NBA 3 on 3 featuring Kobe Bryant (USA)&quot;&gt; &lt;year&gt;1999&lt;/year&gt; &lt;rating&gt;ESRB - E (Everyone)&lt;/rating&gt; &lt;title&gt;NBA 3 on 3 featuring Kobe Bryant &lt;/title&gt; &lt;pub&gt;Nintendo&lt;/pub&gt; &lt;dev&gt;Left Field Productions&lt;/dev&gt; &lt;genre&gt;Sports&lt;/genre&gt; &lt;score&gt;3.4&lt;/score&gt; &lt;player&gt;1-2 Players&lt;/player&gt; &lt;story&gt;This is a 3-on-3 basketball game for the Nintendo Game Boy/Game Boy Color handheld, featuring all the teams and players from the 1999-2000 NBA season. The game is played through an isometric perspective on the arena similar to NBA Live '96 for the SNES. ****The game is jammed with all the goods you expect in a basketball game including real teams, players, and lots of stats. You can play an exhibition, full season, or playoffs with your favorite team, and you will be able to customize the rules of the game right down to the amount of time per game played. Although you only have 6 players on the court at any time, all of the usual plays and move are available, and you can sub at any time. There is also a create-a-player mode for you to put your name in the game, and you can trade for any player you like.****2 player support is also included.&lt;/story&gt; &lt;/game&gt;">
            <text:p>&lt;game name="NBA 3 on 3 featuring Kobe Bryant (USA)"&gt; &lt;year&gt;1999&lt;/year&gt; &lt;rating&gt;ESRB - E (Everyone)&lt;/rating&gt; &lt;title&gt;NBA 3 on 3 featuring Kobe Bryant &lt;/title&gt; &lt;pub&gt;Nintendo&lt;/pub&gt; &lt;dev&gt;Left Field Productions&lt;/dev&gt; &lt;genre&gt;Sports&lt;/genre&gt; &lt;score&gt;3.4&lt;/score&gt; &lt;player&gt;1-2 Players&lt;/player&gt; &lt;story&gt;This is a 3-on-3 basketball game for the Nintendo Game Boy/Game Boy Color handheld, featuring all the teams and players from the 1999-2000 NBA season. The game is played through an isometric perspective on the arena similar to NBA Live '96 for the SNES. ****The game is jammed with all the goods you expect in a basketball game including real teams, players, and lots of stats. You can play an exhibition, full season, or playoffs with your favorite team, and you will be able to customize the rules of the game right down to the amount of time per game played. Although you only have 6 players on the court at any time, all of the usual plays and move are available, and you can sub at any time. There is also a create-a-player mode for you to put your name in the game, and you can trade for any player you like.****2 player support is also included.&lt;/story&gt; &lt;/game&gt;</text:p>
          </table:table-cell>
          <table:table-cell table:number-columns-repeated="1013"/>
        </table:table-row>
        <table:table-row table:style-name="ro1">
          <table:table-cell office:value-type="string">
            <text:p>NBA Hoopz (USA)</text:p>
          </table:table-cell>
          <table:table-cell office:value-type="float" office:value="2001">
            <text:p>2001</text:p>
          </table:table-cell>
          <table:table-cell office:value-type="string">
            <text:p>ESRB - E (Everyone)</text:p>
          </table:table-cell>
          <table:table-cell office:value-type="string">
            <text:p>NBA Hoopz </text:p>
          </table:table-cell>
          <table:table-cell office:value-type="string">
            <text:p>Midway</text:p>
          </table:table-cell>
          <table:table-cell office:value-type="string">
            <text:p>Torus Games Pty. Ltd.</text:p>
          </table:table-cell>
          <table:table-cell office:value-type="string">
            <text:p>Sports</text:p>
          </table:table-cell>
          <table:table-cell office:value-type="string">
            <text:p>3.8</text:p>
          </table:table-cell>
          <table:table-cell office:value-type="string">
            <text:p>1 Player</text:p>
          </table:table-cell>
          <table:table-cell office:value-type="string">
            <text:p>This game is the sequel to NBA Showtime. The gameplay has been improved quite a bit. Now you play 3-on-3 instead of 2-on-2. There are also a few new moves added such as alley-oops. The number of players in the game has increased to 140 and there are now more secret courts. The gameplay is still very similar to last year's game but the added extras are welcome and makes the game a little more enjoyable to play.</text:p>
          </table:table-cell>
          <table:table-cell table:style-name="Default" table:formula="of:=CONCATENATE(&quot;&lt;game name=&quot;;CHAR(34);[.A310];CHAR(34);&quot;&gt; &lt;year&gt;&quot;;[.B310];&quot;&lt;/year&gt; &lt;rating&gt;&quot;;[.C310];&quot;&lt;/rating&gt; &lt;title&gt;&quot;;[.D310];&quot;&lt;/title&gt; &lt;pub&gt;&quot;;[.E310];&quot;&lt;/pub&gt; &lt;dev&gt;&quot;;[.F310];&quot;&lt;/dev&gt; &lt;genre&gt;&quot;;[.G310];&quot;&lt;/genre&gt; &lt;score&gt;&quot;;[.H310];&quot;&lt;/score&gt; &lt;player&gt;&quot;;[.I310];&quot;&lt;/player&gt; &lt;story&gt;&quot;;[.J310];&quot;&lt;/story&gt; &lt;/game&gt;&quot;)" office:value-type="string" office:string-value="&lt;game name=&quot;NBA Hoopz (USA)&quot;&gt; &lt;year&gt;2001&lt;/year&gt; &lt;rating&gt;ESRB - E (Everyone)&lt;/rating&gt; &lt;title&gt;NBA Hoopz &lt;/title&gt; &lt;pub&gt;Midway&lt;/pub&gt; &lt;dev&gt;Torus Games Pty. Ltd.&lt;/dev&gt; &lt;genre&gt;Sports&lt;/genre&gt; &lt;score&gt;3.8&lt;/score&gt; &lt;player&gt;1 Player&lt;/player&gt; &lt;story&gt;This game is the sequel to NBA Showtime. The gameplay has been improved quite a bit. Now you play 3-on-3 instead of 2-on-2. There are also a few new moves added such as alley-oops. The number of players in the game has increased to 140 and there are now more secret courts. The gameplay is still very similar to last year's game but the added extras are welcome and makes the game a little more enjoyable to play.&lt;/story&gt; &lt;/game&gt;">
            <text:p>&lt;game name="NBA Hoopz (USA)"&gt; &lt;year&gt;2001&lt;/year&gt; &lt;rating&gt;ESRB - E (Everyone)&lt;/rating&gt; &lt;title&gt;NBA Hoopz &lt;/title&gt; &lt;pub&gt;Midway&lt;/pub&gt; &lt;dev&gt;Torus Games Pty. Ltd.&lt;/dev&gt; &lt;genre&gt;Sports&lt;/genre&gt; &lt;score&gt;3.8&lt;/score&gt; &lt;player&gt;1 Player&lt;/player&gt; &lt;story&gt;This game is the sequel to NBA Showtime. The gameplay has been improved quite a bit. Now you play 3-on-3 instead of 2-on-2. There are also a few new moves added such as alley-oops. The number of players in the game has increased to 140 and there are now more secret courts. The gameplay is still very similar to last year's game but the added extras are welcome and makes the game a little more enjoyable to play.&lt;/story&gt; &lt;/game&gt;</text:p>
          </table:table-cell>
          <table:table-cell table:number-columns-repeated="1013"/>
        </table:table-row>
        <table:table-row table:style-name="ro1">
          <table:table-cell office:value-type="string">
            <text:p>NBA In the Zone (USA) (Rev A)</text:p>
          </table:table-cell>
          <table:table-cell office:value-type="float" office:value="1999">
            <text:p>1999</text:p>
          </table:table-cell>
          <table:table-cell office:value-type="string">
            <text:p>ESRB - E (Everyone)</text:p>
          </table:table-cell>
          <table:table-cell office:value-type="string">
            <text:p>NBA In the Zone </text:p>
          </table:table-cell>
          <table:table-cell office:value-type="string">
            <text:p>Konami</text:p>
          </table:table-cell>
          <table:table-cell office:value-type="string">
            <text:p>KCEK </text:p>
          </table:table-cell>
          <table:table-cell office:value-type="string">
            <text:p>Sports/Basketball</text:p>
          </table:table-cell>
          <table:table-cell office:value-type="string">
            <text:p>4.3</text:p>
          </table:table-cell>
          <table:table-cell office:value-type="string">
            <text:p>1 Player</text:p>
          </table:table-cell>
          <table:table-cell office:value-type="string">
            <text:p>Slam-dunk your way to victory in this game that supports five players. Prepare for basketball video gaming at its finest with three-pointers, hoop shots and more. You'll hit the court in Konami's In the Zone. </text:p>
          </table:table-cell>
          <table:table-cell table:style-name="Default" table:formula="of:=CONCATENATE(&quot;&lt;game name=&quot;;CHAR(34);[.A311];CHAR(34);&quot;&gt; &lt;year&gt;&quot;;[.B311];&quot;&lt;/year&gt; &lt;rating&gt;&quot;;[.C311];&quot;&lt;/rating&gt; &lt;title&gt;&quot;;[.D311];&quot;&lt;/title&gt; &lt;pub&gt;&quot;;[.E311];&quot;&lt;/pub&gt; &lt;dev&gt;&quot;;[.F311];&quot;&lt;/dev&gt; &lt;genre&gt;&quot;;[.G311];&quot;&lt;/genre&gt; &lt;score&gt;&quot;;[.H311];&quot;&lt;/score&gt; &lt;player&gt;&quot;;[.I311];&quot;&lt;/player&gt; &lt;story&gt;&quot;;[.J311];&quot;&lt;/story&gt; &lt;/game&gt;&quot;)" office:value-type="string" office:string-value="&lt;game name=&quot;NBA In the Zone (USA) (Rev A)&quot;&gt; &lt;year&gt;1999&lt;/year&gt; &lt;rating&gt;ESRB - E (Everyone)&lt;/rating&gt; &lt;title&gt;NBA In the Zone &lt;/title&gt; &lt;pub&gt;Konami&lt;/pub&gt; &lt;dev&gt;KCEK &lt;/dev&gt; &lt;genre&gt;Sports/Basketball&lt;/genre&gt; &lt;score&gt;4.3&lt;/score&gt; &lt;player&gt;1 Player&lt;/player&gt; &lt;story&gt;Slam-dunk your way to victory in this game that supports five players. Prepare for basketball video gaming at its finest with three-pointers, hoop shots and more. You'll hit the court in Konami's In the Zone. &lt;/story&gt; &lt;/game&gt;">
            <text:p>&lt;game name="NBA In the Zone (USA) (Rev A)"&gt; &lt;year&gt;1999&lt;/year&gt; &lt;rating&gt;ESRB - E (Everyone)&lt;/rating&gt; &lt;title&gt;NBA In the Zone &lt;/title&gt; &lt;pub&gt;Konami&lt;/pub&gt; &lt;dev&gt;KCEK &lt;/dev&gt; &lt;genre&gt;Sports/Basketball&lt;/genre&gt; &lt;score&gt;4.3&lt;/score&gt; &lt;player&gt;1 Player&lt;/player&gt; &lt;story&gt;Slam-dunk your way to victory in this game that supports five players. Prepare for basketball video gaming at its finest with three-pointers, hoop shots and more. You'll hit the court in Konami's In the Zone. &lt;/story&gt; &lt;/game&gt;</text:p>
          </table:table-cell>
          <table:table-cell table:number-columns-repeated="1013"/>
        </table:table-row>
        <table:table-row table:style-name="ro1">
          <table:table-cell office:value-type="string">
            <text:p>NBA In the Zone 2000 (USA)</text:p>
          </table:table-cell>
          <table:table-cell office:value-type="float" office:value="2000">
            <text:p>2000</text:p>
          </table:table-cell>
          <table:table-cell office:value-type="string">
            <text:p>ESRB - E (Everyone)</text:p>
          </table:table-cell>
          <table:table-cell office:value-type="string">
            <text:p>NBA In the Zone 2000 </text:p>
          </table:table-cell>
          <table:table-cell office:value-type="string">
            <text:p>Konami</text:p>
          </table:table-cell>
          <table:table-cell office:value-type="string">
            <text:p>Konami Computer Entertainment Osaka Co., Ltd.</text:p>
          </table:table-cell>
          <table:table-cell office:value-type="string">
            <text:p>Sports</text:p>
          </table:table-cell>
          <table:table-cell office:value-type="string">
            <text:p>3.9</text:p>
          </table:table-cell>
          <table:table-cell office:value-type="string">
            <text:p>1 Player</text:p>
          </table:table-cell>
          <table:table-cell office:value-type="string">
            <text:p>NBA in the Zone 2000 is a licensed 5-on-5 basketball game. It has all 29 teams and over 150 NBA players, with many improvements over the previous title in the series. There are now five modes of gameplay including Exhibition, Season, Playoffs, 3-Point Shootout, and All-Star Game. The game also supports two players via Link cable.</text:p>
          </table:table-cell>
          <table:table-cell table:style-name="Default" table:formula="of:=CONCATENATE(&quot;&lt;game name=&quot;;CHAR(34);[.A312];CHAR(34);&quot;&gt; &lt;year&gt;&quot;;[.B312];&quot;&lt;/year&gt; &lt;rating&gt;&quot;;[.C312];&quot;&lt;/rating&gt; &lt;title&gt;&quot;;[.D312];&quot;&lt;/title&gt; &lt;pub&gt;&quot;;[.E312];&quot;&lt;/pub&gt; &lt;dev&gt;&quot;;[.F312];&quot;&lt;/dev&gt; &lt;genre&gt;&quot;;[.G312];&quot;&lt;/genre&gt; &lt;score&gt;&quot;;[.H312];&quot;&lt;/score&gt; &lt;player&gt;&quot;;[.I312];&quot;&lt;/player&gt; &lt;story&gt;&quot;;[.J312];&quot;&lt;/story&gt; &lt;/game&gt;&quot;)" office:value-type="string" office:string-value="&lt;game name=&quot;NBA In the Zone 2000 (USA)&quot;&gt; &lt;year&gt;2000&lt;/year&gt; &lt;rating&gt;ESRB - E (Everyone)&lt;/rating&gt; &lt;title&gt;NBA In the Zone 2000 &lt;/title&gt; &lt;pub&gt;Konami&lt;/pub&gt; &lt;dev&gt;Konami Computer Entertainment Osaka Co., Ltd.&lt;/dev&gt; &lt;genre&gt;Sports&lt;/genre&gt; &lt;score&gt;3.9&lt;/score&gt; &lt;player&gt;1 Player&lt;/player&gt; &lt;story&gt;NBA in the Zone 2000 is a licensed 5-on-5 basketball game. It has all 29 teams and over 150 NBA players, with many improvements over the previous title in the series. There are now five modes of gameplay including Exhibition, Season, Playoffs, 3-Point Shootout, and All-Star Game. The game also supports two players via Link cable.&lt;/story&gt; &lt;/game&gt;">
            <text:p>&lt;game name="NBA In the Zone 2000 (USA)"&gt; &lt;year&gt;2000&lt;/year&gt; &lt;rating&gt;ESRB - E (Everyone)&lt;/rating&gt; &lt;title&gt;NBA In the Zone 2000 &lt;/title&gt; &lt;pub&gt;Konami&lt;/pub&gt; &lt;dev&gt;Konami Computer Entertainment Osaka Co., Ltd.&lt;/dev&gt; &lt;genre&gt;Sports&lt;/genre&gt; &lt;score&gt;3.9&lt;/score&gt; &lt;player&gt;1 Player&lt;/player&gt; &lt;story&gt;NBA in the Zone 2000 is a licensed 5-on-5 basketball game. It has all 29 teams and over 150 NBA players, with many improvements over the previous title in the series. There are now five modes of gameplay including Exhibition, Season, Playoffs, 3-Point Shootout, and All-Star Game. The game also supports two players via Link cable.&lt;/story&gt; &lt;/game&gt;</text:p>
          </table:table-cell>
          <table:table-cell table:number-columns-repeated="1013"/>
        </table:table-row>
        <table:table-row table:style-name="ro1">
          <table:table-cell office:value-type="string">
            <text:p>NBA Jam '99 (USA, Europe)</text:p>
          </table:table-cell>
          <table:table-cell office:value-type="float" office:value="1999">
            <text:p>1999</text:p>
          </table:table-cell>
          <table:table-cell office:value-type="string">
            <text:p>ESRB - E (Everyone)</text:p>
          </table:table-cell>
          <table:table-cell office:value-type="string">
            <text:p>NBA Jam '99 </text:p>
          </table:table-cell>
          <table:table-cell office:value-type="string">
            <text:p>Acclaim</text:p>
          </table:table-cell>
          <table:table-cell office:value-type="string">
            <text:p>Torus Games Pty. Ltd.</text:p>
          </table:table-cell>
          <table:table-cell office:value-type="string">
            <text:p>Sports</text:p>
          </table:table-cell>
          <table:table-cell office:value-type="string">
            <text:p>4.0</text:p>
          </table:table-cell>
          <table:table-cell office:value-type="string">
            <text:p>1 Player</text:p>
          </table:table-cell>
          <table:table-cell office:value-type="string">
            <text:p>NBA Jam returns, this time removed of its flashy jams and flaming basketballs, replaced with a full simulation of basketball complete with all teams and players of the 99 season, full create-a-player and create-a-team modes, season, exhibition and shoot out modes.****Total team management is also included, with the ability to trade, release and sign new players as well as scouting reports. 4 player multiplayer is also supported.</text:p>
          </table:table-cell>
          <table:table-cell table:style-name="Default" table:formula="of:=CONCATENATE(&quot;&lt;game name=&quot;;CHAR(34);[.A313];CHAR(34);&quot;&gt; &lt;year&gt;&quot;;[.B313];&quot;&lt;/year&gt; &lt;rating&gt;&quot;;[.C313];&quot;&lt;/rating&gt; &lt;title&gt;&quot;;[.D313];&quot;&lt;/title&gt; &lt;pub&gt;&quot;;[.E313];&quot;&lt;/pub&gt; &lt;dev&gt;&quot;;[.F313];&quot;&lt;/dev&gt; &lt;genre&gt;&quot;;[.G313];&quot;&lt;/genre&gt; &lt;score&gt;&quot;;[.H313];&quot;&lt;/score&gt; &lt;player&gt;&quot;;[.I313];&quot;&lt;/player&gt; &lt;story&gt;&quot;;[.J313];&quot;&lt;/story&gt; &lt;/game&gt;&quot;)" office:value-type="string" office:string-value="&lt;game name=&quot;NBA Jam '99 (USA, Europe)&quot;&gt; &lt;year&gt;1999&lt;/year&gt; &lt;rating&gt;ESRB - E (Everyone)&lt;/rating&gt; &lt;title&gt;NBA Jam '99 &lt;/title&gt; &lt;pub&gt;Acclaim&lt;/pub&gt; &lt;dev&gt;Torus Games Pty. Ltd.&lt;/dev&gt; &lt;genre&gt;Sports&lt;/genre&gt; &lt;score&gt;4.0&lt;/score&gt; &lt;player&gt;1 Player&lt;/player&gt; &lt;story&gt;NBA Jam returns, this time removed of its flashy jams and flaming basketballs, replaced with a full simulation of basketball complete with all teams and players of the 99 season, full create-a-player and create-a-team modes, season, exhibition and shoot out modes.****Total team management is also included, with the ability to trade, release and sign new players as well as scouting reports. 4 player multiplayer is also supported.&lt;/story&gt; &lt;/game&gt;">
            <text:p>&lt;game name="NBA Jam '99 (USA, Europe)"&gt; &lt;year&gt;1999&lt;/year&gt; &lt;rating&gt;ESRB - E (Everyone)&lt;/rating&gt; &lt;title&gt;NBA Jam '99 &lt;/title&gt; &lt;pub&gt;Acclaim&lt;/pub&gt; &lt;dev&gt;Torus Games Pty. Ltd.&lt;/dev&gt; &lt;genre&gt;Sports&lt;/genre&gt; &lt;score&gt;4.0&lt;/score&gt; &lt;player&gt;1 Player&lt;/player&gt; &lt;story&gt;NBA Jam returns, this time removed of its flashy jams and flaming basketballs, replaced with a full simulation of basketball complete with all teams and players of the 99 season, full create-a-player and create-a-team modes, season, exhibition and shoot out modes.****Total team management is also included, with the ability to trade, release and sign new players as well as scouting reports. 4 player multiplayer is also supported.&lt;/story&gt; &lt;/game&gt;</text:p>
          </table:table-cell>
          <table:table-cell table:number-columns-repeated="1013"/>
        </table:table-row>
        <table:table-row table:style-name="ro1">
          <table:table-cell office:value-type="string">
            <text:p>NBA Jam 2001 (USA)</text:p>
          </table:table-cell>
          <table:table-cell office:value-type="float" office:value="2000">
            <text:p>2000</text:p>
          </table:table-cell>
          <table:table-cell office:value-type="string">
            <text:p>ESRB - E (Everyone)</text:p>
          </table:table-cell>
          <table:table-cell office:value-type="string">
            <text:p>NBA Jam 2001 </text:p>
          </table:table-cell>
          <table:table-cell office:value-type="string">
            <text:p>Acclaim</text:p>
          </table:table-cell>
          <table:table-cell office:value-type="string">
            <text:p>Digital Creations </text:p>
          </table:table-cell>
          <table:table-cell office:value-type="string">
            <text:p>Sports</text:p>
          </table:table-cell>
          <table:table-cell office:value-type="string">
            <text:p>3.3</text:p>
          </table:table-cell>
          <table:table-cell office:value-type="string">
            <text:p>1 Player</text:p>
          </table:table-cell>
          <table:table-cell office:value-type="string">
            <text:p>Get even more arcade-style basketball action with NBA JAM 2001. Choose from all 29 NBA teams -- over 140 professional players in all. Get used to the controls and action with the Practice mode, and when you are ready for some real action, try to become NBA champion by playing through the Season. If the Season is giving you a headache, you can skip it and go straight to the Playoffs. No matter what mode you play in, there will be plenty of fastbreaks and rim-rattling jams. Throw even more action into the game with the Fun mode that includes Hot Spots, Hang Time, Half Court Dunks, and On Fire. You can also unlock secret teams like the East and West All-Star teams. Get all of the basketball action you want in the palm of your hand with NBA JAM 2001. </text:p>
          </table:table-cell>
          <table:table-cell table:style-name="Default" table:formula="of:=CONCATENATE(&quot;&lt;game name=&quot;;CHAR(34);[.A314];CHAR(34);&quot;&gt; &lt;year&gt;&quot;;[.B314];&quot;&lt;/year&gt; &lt;rating&gt;&quot;;[.C314];&quot;&lt;/rating&gt; &lt;title&gt;&quot;;[.D314];&quot;&lt;/title&gt; &lt;pub&gt;&quot;;[.E314];&quot;&lt;/pub&gt; &lt;dev&gt;&quot;;[.F314];&quot;&lt;/dev&gt; &lt;genre&gt;&quot;;[.G314];&quot;&lt;/genre&gt; &lt;score&gt;&quot;;[.H314];&quot;&lt;/score&gt; &lt;player&gt;&quot;;[.I314];&quot;&lt;/player&gt; &lt;story&gt;&quot;;[.J314];&quot;&lt;/story&gt; &lt;/game&gt;&quot;)" office:value-type="string" office:string-value="&lt;game name=&quot;NBA Jam 2001 (USA)&quot;&gt; &lt;year&gt;2000&lt;/year&gt; &lt;rating&gt;ESRB - E (Everyone)&lt;/rating&gt; &lt;title&gt;NBA Jam 2001 &lt;/title&gt; &lt;pub&gt;Acclaim&lt;/pub&gt; &lt;dev&gt;Digital Creations &lt;/dev&gt; &lt;genre&gt;Sports&lt;/genre&gt; &lt;score&gt;3.3&lt;/score&gt; &lt;player&gt;1 Player&lt;/player&gt; &lt;story&gt;Get even more arcade-style basketball action with NBA JAM 2001. Choose from all 29 NBA teams -- over 140 professional players in all. Get used to the controls and action with the Practice mode, and when you are ready for some real action, try to become NBA champion by playing through the Season. If the Season is giving you a headache, you can skip it and go straight to the Playoffs. No matter what mode you play in, there will be plenty of fastbreaks and rim-rattling jams. Throw even more action into the game with the Fun mode that includes Hot Spots, Hang Time, Half Court Dunks, and On Fire. You can also unlock secret teams like the East and West All-Star teams. Get all of the basketball action you want in the palm of your hand with NBA JAM 2001. &lt;/story&gt; &lt;/game&gt;">
            <text:p>&lt;game name="NBA Jam 2001 (USA)"&gt; &lt;year&gt;2000&lt;/year&gt; &lt;rating&gt;ESRB - E (Everyone)&lt;/rating&gt; &lt;title&gt;NBA Jam 2001 &lt;/title&gt; &lt;pub&gt;Acclaim&lt;/pub&gt; &lt;dev&gt;Digital Creations &lt;/dev&gt; &lt;genre&gt;Sports&lt;/genre&gt; &lt;score&gt;3.3&lt;/score&gt; &lt;player&gt;1 Player&lt;/player&gt; &lt;story&gt;Get even more arcade-style basketball action with NBA JAM 2001. Choose from all 29 NBA teams -- over 140 professional players in all. Get used to the controls and action with the Practice mode, and when you are ready for some real action, try to become NBA champion by playing through the Season. If the Season is giving you a headache, you can skip it and go straight to the Playoffs. No matter what mode you play in, there will be plenty of fastbreaks and rim-rattling jams. Throw even more action into the game with the Fun mode that includes Hot Spots, Hang Time, Half Court Dunks, and On Fire. You can also unlock secret teams like the East and West All-Star teams. Get all of the basketball action you want in the palm of your hand with NBA JAM 2001. &lt;/story&gt; &lt;/game&gt;</text:p>
          </table:table-cell>
          <table:table-cell table:number-columns-repeated="1013"/>
        </table:table-row>
        <table:table-row table:style-name="ro1">
          <table:table-cell office:value-type="string">
            <text:p>NBA Show Time - NBA on NBC (USA)</text:p>
          </table:table-cell>
          <table:table-cell office:value-type="float" office:value="2000">
            <text:p>2000</text:p>
          </table:table-cell>
          <table:table-cell office:value-type="string">
            <text:p>ESRB - E (Everyone)</text:p>
          </table:table-cell>
          <table:table-cell office:value-type="string">
            <text:p>NBA Show Time - NBA on NBC </text:p>
          </table:table-cell>
          <table:table-cell office:value-type="string">
            <text:p>Midway</text:p>
          </table:table-cell>
          <table:table-cell office:value-type="string">
            <text:p>Torus Games Pty. Ltd.</text:p>
          </table:table-cell>
          <table:table-cell office:value-type="string">
            <text:p>Sports</text:p>
          </table:table-cell>
          <table:table-cell office:value-type="string">
            <text:p>3.8</text:p>
          </table:table-cell>
          <table:table-cell office:value-type="string">
            <text:p>1 Player</text:p>
          </table:table-cell>
          <table:table-cell office:value-type="string">
            <text:p>NBA Showtime: NBA on NBC is a descendant of the original NBA Jam, and is created by some of the key team members. The game follows in the footsteps of NFL Blitz, featuring the option to save personal records and a cheat code system operated by pressing a sequence of buttons. It also features unlock-able characters, including NBA team mascots, and the "On-Fire" option that defines Midway's sports games. Players are able to perform special moves such as the alley-oop, the spin move, and the double dunk. <text:s/>The game also features a Create-a-Player mode that allows custom players to have tweaked abilities by winning matches.</text:p>
          </table:table-cell>
          <table:table-cell table:style-name="Default" table:formula="of:=CONCATENATE(&quot;&lt;game name=&quot;;CHAR(34);[.A315];CHAR(34);&quot;&gt; &lt;year&gt;&quot;;[.B315];&quot;&lt;/year&gt; &lt;rating&gt;&quot;;[.C315];&quot;&lt;/rating&gt; &lt;title&gt;&quot;;[.D315];&quot;&lt;/title&gt; &lt;pub&gt;&quot;;[.E315];&quot;&lt;/pub&gt; &lt;dev&gt;&quot;;[.F315];&quot;&lt;/dev&gt; &lt;genre&gt;&quot;;[.G315];&quot;&lt;/genre&gt; &lt;score&gt;&quot;;[.H315];&quot;&lt;/score&gt; &lt;player&gt;&quot;;[.I315];&quot;&lt;/player&gt; &lt;story&gt;&quot;;[.J315];&quot;&lt;/story&gt; &lt;/game&gt;&quot;)" office:value-type="string" office:string-value="&lt;game name=&quot;NBA Show Time - NBA on NBC (USA)&quot;&gt; &lt;year&gt;2000&lt;/year&gt; &lt;rating&gt;ESRB - E (Everyone)&lt;/rating&gt; &lt;title&gt;NBA Show Time - NBA on NBC &lt;/title&gt; &lt;pub&gt;Midway&lt;/pub&gt; &lt;dev&gt;Torus Games Pty. Ltd.&lt;/dev&gt; &lt;genre&gt;Sports&lt;/genre&gt; &lt;score&gt;3.8&lt;/score&gt; &lt;player&gt;1 Player&lt;/player&gt; &lt;story&gt;NBA Showtime: NBA on NBC is a descendant of the original NBA Jam, and is created by some of the key team members. The game follows in the footsteps of NFL Blitz, featuring the option to save personal records and a cheat code system operated by pressing a sequence of buttons. It also features unlock-able characters, including NBA team mascots, and the &quot;On-Fire&quot; option that defines Midway's sports games. Players are able to perform special moves such as the alley-oop, the spin move, and the double dunk.  The game also features a Create-a-Player mode that allows custom players to have tweaked abilities by winning matches.&lt;/story&gt; &lt;/game&gt;">
            <text:p>&lt;game name="NBA Show Time - NBA on NBC (USA)"&gt; &lt;year&gt;2000&lt;/year&gt; &lt;rating&gt;ESRB - E (Everyone)&lt;/rating&gt; &lt;title&gt;NBA Show Time - NBA on NBC &lt;/title&gt; &lt;pub&gt;Midway&lt;/pub&gt; &lt;dev&gt;Torus Games Pty. Ltd.&lt;/dev&gt; &lt;genre&gt;Sports&lt;/genre&gt; &lt;score&gt;3.8&lt;/score&gt; &lt;player&gt;1 Player&lt;/player&gt; &lt;story&gt;NBA Showtime: NBA on NBC is a descendant of the original NBA Jam, and is created by some of the key team members. The game follows in the footsteps of NFL Blitz, featuring the option to save personal records and a cheat code system operated by pressing a sequence of buttons. It also features unlock-able characters, including NBA team mascots, and the "On-Fire" option that defines Midway's sports games. Players are able to perform special moves such as the alley-oop, the spin move, and the double dunk. <text:s/>The game also features a Create-a-Player mode that allows custom players to have tweaked abilities by winning matches.&lt;/story&gt; &lt;/game&gt;</text:p>
          </table:table-cell>
          <table:table-cell table:number-columns-repeated="1013"/>
        </table:table-row>
        <table:table-row table:style-name="ro1">
          <table:table-cell office:value-type="string">
            <text:p>New Addams Family Series, The (Europe)</text:p>
          </table:table-cell>
          <table:table-cell office:value-type="float" office:value="2001">
            <text:p>2001</text:p>
          </table:table-cell>
          <table:table-cell office:value-type="string">
            <text:p>ESRB - E (Everyone)</text:p>
          </table:table-cell>
          <table:table-cell office:value-type="string">
            <text:p>New Addams Family Series, The </text:p>
          </table:table-cell>
          <table:table-cell office:value-type="string">
            <text:p>Titus Software</text:p>
          </table:table-cell>
          <table:table-cell office:value-type="string">
            <text:p>7th Sense s.r.l.</text:p>
          </table:table-cell>
          <table:table-cell office:value-type="string">
            <text:p>Action</text:p>
          </table:table-cell>
          <table:table-cell office:value-type="string">
            <text:p>4.2</text:p>
          </table:table-cell>
          <table:table-cell office:value-type="string">
            <text:p>1 Player</text:p>
          </table:table-cell>
          <table:table-cell office:value-type="string">
            <text:p>Adventure game with the two young Addams children. ****The family mansion is going to be demolished and replaced by an amusement park, and therefore the family will be evicted. While the adults are trying to find a solution, the children roam the house helping out in their own peculiar way. Only if they find the estate ownership documents the contractors can be stopped.****Pugsley and Wednesday collect items, solve puzzles and communicate with the rest of the family.</text:p>
          </table:table-cell>
          <table:table-cell table:style-name="Default" table:formula="of:=CONCATENATE(&quot;&lt;game name=&quot;;CHAR(34);[.A316];CHAR(34);&quot;&gt; &lt;year&gt;&quot;;[.B316];&quot;&lt;/year&gt; &lt;rating&gt;&quot;;[.C316];&quot;&lt;/rating&gt; &lt;title&gt;&quot;;[.D316];&quot;&lt;/title&gt; &lt;pub&gt;&quot;;[.E316];&quot;&lt;/pub&gt; &lt;dev&gt;&quot;;[.F316];&quot;&lt;/dev&gt; &lt;genre&gt;&quot;;[.G316];&quot;&lt;/genre&gt; &lt;score&gt;&quot;;[.H316];&quot;&lt;/score&gt; &lt;player&gt;&quot;;[.I316];&quot;&lt;/player&gt; &lt;story&gt;&quot;;[.J316];&quot;&lt;/story&gt; &lt;/game&gt;&quot;)" office:value-type="string" office:string-value="&lt;game name=&quot;New Addams Family Series, The (Europe)&quot;&gt; &lt;year&gt;2001&lt;/year&gt; &lt;rating&gt;ESRB - E (Everyone)&lt;/rating&gt; &lt;title&gt;New Addams Family Series, The &lt;/title&gt; &lt;pub&gt;Titus Software&lt;/pub&gt; &lt;dev&gt;7th Sense s.r.l.&lt;/dev&gt; &lt;genre&gt;Action&lt;/genre&gt; &lt;score&gt;4.2&lt;/score&gt; &lt;player&gt;1 Player&lt;/player&gt; &lt;story&gt;Adventure game with the two young Addams children. ****The family mansion is going to be demolished and replaced by an amusement park, and therefore the family will be evicted. While the adults are trying to find a solution, the children roam the house helping out in their own peculiar way. Only if they find the estate ownership documents the contractors can be stopped.****Pugsley and Wednesday collect items, solve puzzles and communicate with the rest of the family.&lt;/story&gt; &lt;/game&gt;">
            <text:p>&lt;game name="New Addams Family Series, The (Europe)"&gt; &lt;year&gt;2001&lt;/year&gt; &lt;rating&gt;ESRB - E (Everyone)&lt;/rating&gt; &lt;title&gt;New Addams Family Series, The &lt;/title&gt; &lt;pub&gt;Titus Software&lt;/pub&gt; &lt;dev&gt;7th Sense s.r.l.&lt;/dev&gt; &lt;genre&gt;Action&lt;/genre&gt; &lt;score&gt;4.2&lt;/score&gt; &lt;player&gt;1 Player&lt;/player&gt; &lt;story&gt;Adventure game with the two young Addams children. ****The family mansion is going to be demolished and replaced by an amusement park, and therefore the family will be evicted. While the adults are trying to find a solution, the children roam the house helping out in their own peculiar way. Only if they find the estate ownership documents the contractors can be stopped.****Pugsley and Wednesday collect items, solve puzzles and communicate with the rest of the family.&lt;/story&gt; &lt;/game&gt;</text:p>
          </table:table-cell>
          <table:table-cell table:number-columns-repeated="1013"/>
        </table:table-row>
        <table:table-row table:style-name="ro1">
          <table:table-cell office:value-type="string">
            <text:p>New Adventures of Mary-Kate &amp; Ashley, The (USA)</text:p>
          </table:table-cell>
          <table:table-cell office:value-type="float" office:value="1999">
            <text:p>1999</text:p>
          </table:table-cell>
          <table:table-cell office:value-type="string">
            <text:p>ESRB - E (Everyone)</text:p>
          </table:table-cell>
          <table:table-cell office:value-type="string">
            <text:p>New Adventures of Mary-Kate &amp; Ashley, The </text:p>
          </table:table-cell>
          <table:table-cell office:value-type="string">
            <text:p>Acclaim</text:p>
          </table:table-cell>
          <table:table-cell office:value-type="string">
            <text:p>Crawfish Interactive Ltd.</text:p>
          </table:table-cell>
          <table:table-cell office:value-type="string">
            <text:p>Action</text:p>
          </table:table-cell>
          <table:table-cell office:value-type="string">
            <text:p>3.2</text:p>
          </table:table-cell>
          <table:table-cell office:value-type="string">
            <text:p>1 Player</text:p>
          </table:table-cell>
          <table:table-cell office:value-type="string">
            <text:p>Help Mary-Kate and Ashley solve five mysteries by dinnertime in THE NEW ADVENTURES OF MARY-KATE &amp; ASHLEY. You take the roles of Mary-Kate, Ashley, and their dog Clue. Each character has a set of special abilities: Mary-Kate can jump to high ledges, Ashley can flip switches, and Clue can fit through narrow openings or give the girls a boost to higher areas. On each level, the girls and Clue must use their talents and work together to collect a puzzle piece. If you get stuck, there are three clue pieces scattered in each stage. Collect all three pieces, and you are given a hint on how to collect the puzzle piece. Digitized voice-work throughout the game will make you think you are really playing with Mary-Kate and Ashley. Try to solve all of the mysteries in THE NEW ADVENTURES OF MARY-KATE &amp; ASHLEY. </text:p>
          </table:table-cell>
          <table:table-cell table:style-name="Default" table:formula="of:=CONCATENATE(&quot;&lt;game name=&quot;;CHAR(34);[.A317];CHAR(34);&quot;&gt; &lt;year&gt;&quot;;[.B317];&quot;&lt;/year&gt; &lt;rating&gt;&quot;;[.C317];&quot;&lt;/rating&gt; &lt;title&gt;&quot;;[.D317];&quot;&lt;/title&gt; &lt;pub&gt;&quot;;[.E317];&quot;&lt;/pub&gt; &lt;dev&gt;&quot;;[.F317];&quot;&lt;/dev&gt; &lt;genre&gt;&quot;;[.G317];&quot;&lt;/genre&gt; &lt;score&gt;&quot;;[.H317];&quot;&lt;/score&gt; &lt;player&gt;&quot;;[.I317];&quot;&lt;/player&gt; &lt;story&gt;&quot;;[.J317];&quot;&lt;/story&gt; &lt;/game&gt;&quot;)" office:value-type="string" office:string-value="&lt;game name=&quot;New Adventures of Mary-Kate &amp; Ashley, The (USA)&quot;&gt; &lt;year&gt;1999&lt;/year&gt; &lt;rating&gt;ESRB - E (Everyone)&lt;/rating&gt; &lt;title&gt;New Adventures of Mary-Kate &amp; Ashley, The &lt;/title&gt; &lt;pub&gt;Acclaim&lt;/pub&gt; &lt;dev&gt;Crawfish Interactive Ltd.&lt;/dev&gt; &lt;genre&gt;Action&lt;/genre&gt; &lt;score&gt;3.2&lt;/score&gt; &lt;player&gt;1 Player&lt;/player&gt; &lt;story&gt;Help Mary-Kate and Ashley solve five mysteries by dinnertime in THE NEW ADVENTURES OF MARY-KATE &amp; ASHLEY. You take the roles of Mary-Kate, Ashley, and their dog Clue. Each character has a set of special abilities: Mary-Kate can jump to high ledges, Ashley can flip switches, and Clue can fit through narrow openings or give the girls a boost to higher areas. On each level, the girls and Clue must use their talents and work together to collect a puzzle piece. If you get stuck, there are three clue pieces scattered in each stage. Collect all three pieces, and you are given a hint on how to collect the puzzle piece. Digitized voice-work throughout the game will make you think you are really playing with Mary-Kate and Ashley. Try to solve all of the mysteries in THE NEW ADVENTURES OF MARY-KATE &amp; ASHLEY. &lt;/story&gt; &lt;/game&gt;">
            <text:p>&lt;game name="New Adventures of Mary-Kate &amp; Ashley, The (USA)"&gt; &lt;year&gt;1999&lt;/year&gt; &lt;rating&gt;ESRB - E (Everyone)&lt;/rating&gt; &lt;title&gt;New Adventures of Mary-Kate &amp; Ashley, The &lt;/title&gt; &lt;pub&gt;Acclaim&lt;/pub&gt; &lt;dev&gt;Crawfish Interactive Ltd.&lt;/dev&gt; &lt;genre&gt;Action&lt;/genre&gt; &lt;score&gt;3.2&lt;/score&gt; &lt;player&gt;1 Player&lt;/player&gt; &lt;story&gt;Help Mary-Kate and Ashley solve five mysteries by dinnertime in THE NEW ADVENTURES OF MARY-KATE &amp; ASHLEY. You take the roles of Mary-Kate, Ashley, and their dog Clue. Each character has a set of special abilities: Mary-Kate can jump to high ledges, Ashley can flip switches, and Clue can fit through narrow openings or give the girls a boost to higher areas. On each level, the girls and Clue must use their talents and work together to collect a puzzle piece. If you get stuck, there are three clue pieces scattered in each stage. Collect all three pieces, and you are given a hint on how to collect the puzzle piece. Digitized voice-work throughout the game will make you think you are really playing with Mary-Kate and Ashley. Try to solve all of the mysteries in THE NEW ADVENTURES OF MARY-KATE &amp; ASHLEY. &lt;/story&gt; &lt;/game&gt;</text:p>
          </table:table-cell>
          <table:table-cell table:number-columns-repeated="1013"/>
        </table:table-row>
        <table:table-row table:style-name="ro1">
          <table:table-cell office:value-type="string">
            <text:p>New Batman Adventures, The - Chaos in Gotham (USA)</text:p>
          </table:table-cell>
          <table:table-cell office:value-type="float" office:value="2001">
            <text:p>2001</text:p>
          </table:table-cell>
          <table:table-cell office:value-type="string">
            <text:p>ESRB - E (Everyone)</text:p>
          </table:table-cell>
          <table:table-cell office:value-type="string">
            <text:p>New Batman Adventures, The - Chaos in Gotham </text:p>
          </table:table-cell>
          <table:table-cell office:value-type="string">
            <text:p>Ubisoft</text:p>
          </table:table-cell>
          <table:table-cell office:value-type="string">
            <text:p>Digital Eclipse </text:p>
          </table:table-cell>
          <table:table-cell office:value-type="string">
            <text:p>Platform</text:p>
          </table:table-cell>
          <table:table-cell office:value-type="string">
            <text:p>3.5</text:p>
          </table:table-cell>
          <table:table-cell office:value-type="string">
            <text:p>1 Player</text:p>
          </table:table-cell>
          <table:table-cell office:value-type="string">
            <text:p>The most dangerous villains of the city have broken out of Arkham Asylum and are again wreaking their individual brands of havoc. With the police helpless, it is now up to Batman to foil their sinister deeds, and one by one make them return to the asylum. <text:s/>Batman is joined by Robin and Nightwing, but the only other playable character is Batgirl. The evil-doers include Poison Ivy, The Penguin, The Joker and a whole lot more. There is also a mystery villain which is not revealed until the final stages of the game.</text:p>
          </table:table-cell>
          <table:table-cell table:style-name="Default" table:formula="of:=CONCATENATE(&quot;&lt;game name=&quot;;CHAR(34);[.A318];CHAR(34);&quot;&gt; &lt;year&gt;&quot;;[.B318];&quot;&lt;/year&gt; &lt;rating&gt;&quot;;[.C318];&quot;&lt;/rating&gt; &lt;title&gt;&quot;;[.D318];&quot;&lt;/title&gt; &lt;pub&gt;&quot;;[.E318];&quot;&lt;/pub&gt; &lt;dev&gt;&quot;;[.F318];&quot;&lt;/dev&gt; &lt;genre&gt;&quot;;[.G318];&quot;&lt;/genre&gt; &lt;score&gt;&quot;;[.H318];&quot;&lt;/score&gt; &lt;player&gt;&quot;;[.I318];&quot;&lt;/player&gt; &lt;story&gt;&quot;;[.J318];&quot;&lt;/story&gt; &lt;/game&gt;&quot;)" office:value-type="string" office:string-value="&lt;game name=&quot;New Batman Adventures, The - Chaos in Gotham (USA)&quot;&gt; &lt;year&gt;2001&lt;/year&gt; &lt;rating&gt;ESRB - E (Everyone)&lt;/rating&gt; &lt;title&gt;New Batman Adventures, The - Chaos in Gotham &lt;/title&gt; &lt;pub&gt;Ubisoft&lt;/pub&gt; &lt;dev&gt;Digital Eclipse &lt;/dev&gt; &lt;genre&gt;Platform&lt;/genre&gt; &lt;score&gt;3.5&lt;/score&gt; &lt;player&gt;1 Player&lt;/player&gt; &lt;story&gt;The most dangerous villains of the city have broken out of Arkham Asylum and are again wreaking their individual brands of havoc. With the police helpless, it is now up to Batman to foil their sinister deeds, and one by one make them return to the asylum.  Batman is joined by Robin and Nightwing, but the only other playable character is Batgirl. The evil-doers include Poison Ivy, The Penguin, The Joker and a whole lot more. There is also a mystery villain which is not revealed until the final stages of the game.&lt;/story&gt; &lt;/game&gt;">
            <text:p>&lt;game name="New Batman Adventures, The - Chaos in Gotham (USA)"&gt; &lt;year&gt;2001&lt;/year&gt; &lt;rating&gt;ESRB - E (Everyone)&lt;/rating&gt; &lt;title&gt;New Batman Adventures, The - Chaos in Gotham &lt;/title&gt; &lt;pub&gt;Ubisoft&lt;/pub&gt; &lt;dev&gt;Digital Eclipse &lt;/dev&gt; &lt;genre&gt;Platform&lt;/genre&gt; &lt;score&gt;3.5&lt;/score&gt; &lt;player&gt;1 Player&lt;/player&gt; &lt;story&gt;The most dangerous villains of the city have broken out of Arkham Asylum and are again wreaking their individual brands of havoc. With the police helpless, it is now up to Batman to foil their sinister deeds, and one by one make them return to the asylum. <text:s/>Batman is joined by Robin and Nightwing, but the only other playable character is Batgirl. The evil-doers include Poison Ivy, The Penguin, The Joker and a whole lot more. There is also a mystery villain which is not revealed until the final stages of the game.&lt;/story&gt; &lt;/game&gt;</text:p>
          </table:table-cell>
          <table:table-cell table:number-columns-repeated="1013"/>
        </table:table-row>
        <table:table-row table:style-name="ro1">
          <table:table-cell office:value-type="string">
            <text:p>NFL Blitz (USA, Europe) (Rev A)</text:p>
          </table:table-cell>
          <table:table-cell office:value-type="float" office:value="1998">
            <text:p>1998</text:p>
          </table:table-cell>
          <table:table-cell office:value-type="string">
            <text:p>ESRB - E (Everyone)</text:p>
          </table:table-cell>
          <table:table-cell office:value-type="string">
            <text:p>NFL Blitz </text:p>
          </table:table-cell>
          <table:table-cell office:value-type="string">
            <text:p>Midway</text:p>
          </table:table-cell>
          <table:table-cell office:value-type="string">
            <text:p>Digital Eclipse Software, Inc.</text:p>
          </table:table-cell>
          <table:table-cell office:value-type="string">
            <text:p>Sports</text:p>
          </table:table-cell>
          <table:table-cell office:value-type="string">
            <text:p>2.6</text:p>
          </table:table-cell>
          <table:table-cell office:value-type="string">
            <text:p>1 Player</text:p>
          </table:table-cell>
          <table:table-cell office:value-type="string">
            <text:p>The first PC conversion of the arcade hit, NFL Blitz gives the National Football League the same over-the-top treatment that Midway had used so effectively with NBA Jam. <text:s/>Features include exaggerated muscle-bound player models, "turbo" buttons, fast action, and some pretty wild rules changes (like 30 yards for a first down!). Blitz is nothing if not a unique football gaming experience.****Player taunts ("This is MY HOUSE!"), unpenalized late hits, and amusing running commentary from the announcers ("That was totally uncalled for -- but awfully fun to watch!") all add to the game's violent charm.</text:p>
          </table:table-cell>
          <table:table-cell table:style-name="Default" table:formula="of:=CONCATENATE(&quot;&lt;game name=&quot;;CHAR(34);[.A319];CHAR(34);&quot;&gt; &lt;year&gt;&quot;;[.B319];&quot;&lt;/year&gt; &lt;rating&gt;&quot;;[.C319];&quot;&lt;/rating&gt; &lt;title&gt;&quot;;[.D319];&quot;&lt;/title&gt; &lt;pub&gt;&quot;;[.E319];&quot;&lt;/pub&gt; &lt;dev&gt;&quot;;[.F319];&quot;&lt;/dev&gt; &lt;genre&gt;&quot;;[.G319];&quot;&lt;/genre&gt; &lt;score&gt;&quot;;[.H319];&quot;&lt;/score&gt; &lt;player&gt;&quot;;[.I319];&quot;&lt;/player&gt; &lt;story&gt;&quot;;[.J319];&quot;&lt;/story&gt; &lt;/game&gt;&quot;)" office:value-type="string" office:string-value="&lt;game name=&quot;NFL Blitz (USA, Europe) (Rev A)&quot;&gt; &lt;year&gt;1998&lt;/year&gt; &lt;rating&gt;ESRB - E (Everyone)&lt;/rating&gt; &lt;title&gt;NFL Blitz &lt;/title&gt; &lt;pub&gt;Midway&lt;/pub&gt; &lt;dev&gt;Digital Eclipse Software, Inc.&lt;/dev&gt; &lt;genre&gt;Sports&lt;/genre&gt; &lt;score&gt;2.6&lt;/score&gt; &lt;player&gt;1 Player&lt;/player&gt; &lt;story&gt;The first PC conversion of the arcade hit, NFL Blitz gives the National Football League the same over-the-top treatment that Midway had used so effectively with NBA Jam.  Features include exaggerated muscle-bound player models, &quot;turbo&quot; buttons, fast action, and some pretty wild rules changes (like 30 yards for a first down!). Blitz is nothing if not a unique football gaming experience.****Player taunts (&quot;This is MY HOUSE!&quot;), unpenalized late hits, and amusing running commentary from the announcers (&quot;That was totally uncalled for -- but awfully fun to watch!&quot;) all add to the game's violent charm.&lt;/story&gt; &lt;/game&gt;">
            <text:p>&lt;game name="NFL Blitz (USA, Europe) (Rev A)"&gt; &lt;year&gt;1998&lt;/year&gt; &lt;rating&gt;ESRB - E (Everyone)&lt;/rating&gt; &lt;title&gt;NFL Blitz &lt;/title&gt; &lt;pub&gt;Midway&lt;/pub&gt; &lt;dev&gt;Digital Eclipse Software, Inc.&lt;/dev&gt; &lt;genre&gt;Sports&lt;/genre&gt; &lt;score&gt;2.6&lt;/score&gt; &lt;player&gt;1 Player&lt;/player&gt; &lt;story&gt;The first PC conversion of the arcade hit, NFL Blitz gives the National Football League the same over-the-top treatment that Midway had used so effectively with NBA Jam. <text:s/>Features include exaggerated muscle-bound player models, "turbo" buttons, fast action, and some pretty wild rules changes (like 30 yards for a first down!). Blitz is nothing if not a unique football gaming experience.****Player taunts ("This is MY HOUSE!"), unpenalized late hits, and amusing running commentary from the announcers ("That was totally uncalled for -- but awfully fun to watch!") all add to the game's violent charm.&lt;/story&gt; &lt;/game&gt;</text:p>
          </table:table-cell>
          <table:table-cell table:number-columns-repeated="1013"/>
        </table:table-row>
        <table:table-row table:style-name="ro1">
          <table:table-cell office:value-type="string">
            <text:p>NFL Blitz 2000 (USA)</text:p>
          </table:table-cell>
          <table:table-cell office:value-type="float" office:value="1999">
            <text:p>1999</text:p>
          </table:table-cell>
          <table:table-cell office:value-type="string">
            <text:p>ESRB - E (Everyone)</text:p>
          </table:table-cell>
          <table:table-cell office:value-type="string">
            <text:p>NFL Blitz 2000 </text:p>
          </table:table-cell>
          <table:table-cell office:value-type="string">
            <text:p>Midway</text:p>
          </table:table-cell>
          <table:table-cell office:value-type="string">
            <text:p>Tiertex Design Studios</text:p>
          </table:table-cell>
          <table:table-cell office:value-type="string">
            <text:p>Sports</text:p>
          </table:table-cell>
          <table:table-cell office:value-type="string">
            <text:p>3.6</text:p>
          </table:table-cell>
          <table:table-cell office:value-type="string">
            <text:p>1 Player</text:p>
          </table:table-cell>
          <table:table-cell office:value-type="string">
            <text:p>NHL 2000 is an ice hockey game with an official 1999 season license. Players can play with any of the teams, stadiums and players from that season. Game modes include exhibition, full season, race to the playoffs and competitive shootouts.****The player can set various game options such as the stringency of referees and offside rules. It is also possible to change the team lines and determine which players may take penalties.****The player can control one skater at the time and can switch to another at any time. Aside from passing and shooting the puck it is also possible to make a sprint.</text:p>
          </table:table-cell>
          <table:table-cell table:style-name="Default" table:formula="of:=CONCATENATE(&quot;&lt;game name=&quot;;CHAR(34);[.A320];CHAR(34);&quot;&gt; &lt;year&gt;&quot;;[.B320];&quot;&lt;/year&gt; &lt;rating&gt;&quot;;[.C320];&quot;&lt;/rating&gt; &lt;title&gt;&quot;;[.D320];&quot;&lt;/title&gt; &lt;pub&gt;&quot;;[.E320];&quot;&lt;/pub&gt; &lt;dev&gt;&quot;;[.F320];&quot;&lt;/dev&gt; &lt;genre&gt;&quot;;[.G320];&quot;&lt;/genre&gt; &lt;score&gt;&quot;;[.H320];&quot;&lt;/score&gt; &lt;player&gt;&quot;;[.I320];&quot;&lt;/player&gt; &lt;story&gt;&quot;;[.J320];&quot;&lt;/story&gt; &lt;/game&gt;&quot;)" office:value-type="string" office:string-value="&lt;game name=&quot;NFL Blitz 2000 (USA)&quot;&gt; &lt;year&gt;1999&lt;/year&gt; &lt;rating&gt;ESRB - E (Everyone)&lt;/rating&gt; &lt;title&gt;NFL Blitz 2000 &lt;/title&gt; &lt;pub&gt;Midway&lt;/pub&gt; &lt;dev&gt;Tiertex Design Studios&lt;/dev&gt; &lt;genre&gt;Sports&lt;/genre&gt; &lt;score&gt;3.6&lt;/score&gt; &lt;player&gt;1 Player&lt;/player&gt; &lt;story&gt;NHL 2000 is an ice hockey game with an official 1999 season license. Players can play with any of the teams, stadiums and players from that season. Game modes include exhibition, full season, race to the playoffs and competitive shootouts.****The player can set various game options such as the stringency of referees and offside rules. It is also possible to change the team lines and determine which players may take penalties.****The player can control one skater at the time and can switch to another at any time. Aside from passing and shooting the puck it is also possible to make a sprint.&lt;/story&gt; &lt;/game&gt;">
            <text:p>&lt;game name="NFL Blitz 2000 (USA)"&gt; &lt;year&gt;1999&lt;/year&gt; &lt;rating&gt;ESRB - E (Everyone)&lt;/rating&gt; &lt;title&gt;NFL Blitz 2000 &lt;/title&gt; &lt;pub&gt;Midway&lt;/pub&gt; &lt;dev&gt;Tiertex Design Studios&lt;/dev&gt; &lt;genre&gt;Sports&lt;/genre&gt; &lt;score&gt;3.6&lt;/score&gt; &lt;player&gt;1 Player&lt;/player&gt; &lt;story&gt;NHL 2000 is an ice hockey game with an official 1999 season license. Players can play with any of the teams, stadiums and players from that season. Game modes include exhibition, full season, race to the playoffs and competitive shootouts.****The player can set various game options such as the stringency of referees and offside rules. It is also possible to change the team lines and determine which players may take penalties.****The player can control one skater at the time and can switch to another at any time. Aside from passing and shooting the puck it is also possible to make a sprint.&lt;/story&gt; &lt;/game&gt;</text:p>
          </table:table-cell>
          <table:table-cell table:number-columns-repeated="1013"/>
        </table:table-row>
        <table:table-row table:style-name="ro1">
          <table:table-cell office:value-type="string">
            <text:p>NFL Blitz 2001 (USA)</text:p>
          </table:table-cell>
          <table:table-cell office:value-type="float" office:value="2000">
            <text:p>2000</text:p>
          </table:table-cell>
          <table:table-cell office:value-type="string">
            <text:p>ESRB - E (Everyone)</text:p>
          </table:table-cell>
          <table:table-cell office:value-type="string">
            <text:p>NFL Blitz 2001 </text:p>
          </table:table-cell>
          <table:table-cell office:value-type="string">
            <text:p>Midway</text:p>
          </table:table-cell>
          <table:table-cell office:value-type="string">
            <text:p>Morning Star Multimedia </text:p>
          </table:table-cell>
          <table:table-cell office:value-type="string">
            <text:p>Sports</text:p>
          </table:table-cell>
          <table:table-cell office:value-type="string">
            <text:p>4.3</text:p>
          </table:table-cell>
          <table:table-cell office:value-type="string">
            <text:p>1 Player</text:p>
          </table:table-cell>
          <table:table-cell office:value-type="string">
            <text:p>If you're a football fanatic looking for arcade-style gridiron action, then NFL BLITZ 2001 from Midway is right up your alley. Take all the tiresome rules and regulations of standard football and throw them out the window BLITZ is fast, furious, and out of control. Real-life NFL stars are modeled here in a brutish, cartoon-inspired fashion and their burly physiques are perfect for inflicting damage on your opponents. Listen and laugh at humorous commentary from the in-game announcer and garner helpful hints from the sexy cheerleaders as you attack your way upfield towards the goal line. And you can savor all the bone-crushing pigskin mayhem again and again in a helmet-cracking replay mode. You'll watch in awe as your team catches fire after a series of excellent plays. Compete in four stadiums new to the franchise like the "Stadium of the Future," watch the action from a range of angles (including Blimp view), go head-to-head in Single-Player competition, and much more. Taunting, tackles, and touchdowns are all part of the "First -and-Goal Frenzy" of NFL BLITZ 2001. </text:p>
          </table:table-cell>
          <table:table-cell table:style-name="Default" table:formula="of:=CONCATENATE(&quot;&lt;game name=&quot;;CHAR(34);[.A321];CHAR(34);&quot;&gt; &lt;year&gt;&quot;;[.B321];&quot;&lt;/year&gt; &lt;rating&gt;&quot;;[.C321];&quot;&lt;/rating&gt; &lt;title&gt;&quot;;[.D321];&quot;&lt;/title&gt; &lt;pub&gt;&quot;;[.E321];&quot;&lt;/pub&gt; &lt;dev&gt;&quot;;[.F321];&quot;&lt;/dev&gt; &lt;genre&gt;&quot;;[.G321];&quot;&lt;/genre&gt; &lt;score&gt;&quot;;[.H321];&quot;&lt;/score&gt; &lt;player&gt;&quot;;[.I321];&quot;&lt;/player&gt; &lt;story&gt;&quot;;[.J321];&quot;&lt;/story&gt; &lt;/game&gt;&quot;)" office:value-type="string" office:string-value="&lt;game name=&quot;NFL Blitz 2001 (USA)&quot;&gt; &lt;year&gt;2000&lt;/year&gt; &lt;rating&gt;ESRB - E (Everyone)&lt;/rating&gt; &lt;title&gt;NFL Blitz 2001 &lt;/title&gt; &lt;pub&gt;Midway&lt;/pub&gt; &lt;dev&gt;Morning Star Multimedia &lt;/dev&gt; &lt;genre&gt;Sports&lt;/genre&gt; &lt;score&gt;4.3&lt;/score&gt; &lt;player&gt;1 Player&lt;/player&gt; &lt;story&gt;If you're a football fanatic looking for arcade-style gridiron action, then NFL BLITZ 2001 from Midway is right up your alley. Take all the tiresome rules and regulations of standard football and throw them out the window BLITZ is fast, furious, and out of control. Real-life NFL stars are modeled here in a brutish, cartoon-inspired fashion and their burly physiques are perfect for inflicting damage on your opponents. Listen and laugh at humorous commentary from the in-game announcer and garner helpful hints from the sexy cheerleaders as you attack your way upfield towards the goal line. And you can savor all the bone-crushing pigskin mayhem again and again in a helmet-cracking replay mode. You'll watch in awe as your team catches fire after a series of excellent plays. Compete in four stadiums new to the franchise like the &quot;Stadium of the Future,&quot; watch the action from a range of angles (including Blimp view), go head-to-head in Single-Player competition, and much more. Taunting, tackles, and touchdowns are all part of the &quot;First -and-Goal Frenzy&quot; of NFL BLITZ 2001. &lt;/story&gt; &lt;/game&gt;">
            <text:p>&lt;game name="NFL Blitz 2001 (USA)"&gt; &lt;year&gt;2000&lt;/year&gt; &lt;rating&gt;ESRB - E (Everyone)&lt;/rating&gt; &lt;title&gt;NFL Blitz 2001 &lt;/title&gt; &lt;pub&gt;Midway&lt;/pub&gt; &lt;dev&gt;Morning Star Multimedia &lt;/dev&gt; &lt;genre&gt;Sports&lt;/genre&gt; &lt;score&gt;4.3&lt;/score&gt; &lt;player&gt;1 Player&lt;/player&gt; &lt;story&gt;If you're a football fanatic looking for arcade-style gridiron action, then NFL BLITZ 2001 from Midway is right up your alley. Take all the tiresome rules and regulations of standard football and throw them out the window BLITZ is fast, furious, and out of control. Real-life NFL stars are modeled here in a brutish, cartoon-inspired fashion and their burly physiques are perfect for inflicting damage on your opponents. Listen and laugh at humorous commentary from the in-game announcer and garner helpful hints from the sexy cheerleaders as you attack your way upfield towards the goal line. And you can savor all the bone-crushing pigskin mayhem again and again in a helmet-cracking replay mode. You'll watch in awe as your team catches fire after a series of excellent plays. Compete in four stadiums new to the franchise like the "Stadium of the Future," watch the action from a range of angles (including Blimp view), go head-to-head in Single-Player competition, and much more. Taunting, tackles, and touchdowns are all part of the "First -and-Goal Frenzy" of NFL BLITZ 2001. &lt;/story&gt; &lt;/game&gt;</text:p>
          </table:table-cell>
          <table:table-cell table:number-columns-repeated="1013"/>
        </table:table-row>
        <table:table-row table:style-name="ro1">
          <table:table-cell office:value-type="string">
            <text:p>NHL 2000 (USA)</text:p>
          </table:table-cell>
          <table:table-cell office:value-type="float" office:value="2000">
            <text:p>2000</text:p>
          </table:table-cell>
          <table:table-cell office:value-type="string">
            <text:p>ESRB - E (Everyone)</text:p>
          </table:table-cell>
          <table:table-cell office:value-type="string">
            <text:p>NHL 2000 </text:p>
          </table:table-cell>
          <table:table-cell office:value-type="string">
            <text:p>THQ</text:p>
          </table:table-cell>
          <table:table-cell office:value-type="string">
            <text:p>Tiertex Design Studios </text:p>
          </table:table-cell>
          <table:table-cell office:value-type="string">
            <text:p>Sports</text:p>
          </table:table-cell>
          <table:table-cell office:value-type="string">
            <text:p>3.5</text:p>
          </table:table-cell>
          <table:table-cell office:value-type="string">
            <text:p>1 Player</text:p>
          </table:table-cell>
          <table:table-cell office:value-type="string">
            <text:p>NHL 2000 is an ice hockey game with an official 1999 season license. Players can play with any of the teams, stadiums and players from that season. Game modes include exhibition, full season, race to the playoffs and competitive shootouts. <text:s/>The player can set various game options such as the stringency of referees and offside rules. It is also possible to change the team lines and determine which players may take penalties. <text:s/>The player can control one skater at the time and can switch to another at any time. Aside from passing and shooting the puck it is also possible to make a sprint.</text:p>
          </table:table-cell>
          <table:table-cell table:style-name="Default" table:formula="of:=CONCATENATE(&quot;&lt;game name=&quot;;CHAR(34);[.A322];CHAR(34);&quot;&gt; &lt;year&gt;&quot;;[.B322];&quot;&lt;/year&gt; &lt;rating&gt;&quot;;[.C322];&quot;&lt;/rating&gt; &lt;title&gt;&quot;;[.D322];&quot;&lt;/title&gt; &lt;pub&gt;&quot;;[.E322];&quot;&lt;/pub&gt; &lt;dev&gt;&quot;;[.F322];&quot;&lt;/dev&gt; &lt;genre&gt;&quot;;[.G322];&quot;&lt;/genre&gt; &lt;score&gt;&quot;;[.H322];&quot;&lt;/score&gt; &lt;player&gt;&quot;;[.I322];&quot;&lt;/player&gt; &lt;story&gt;&quot;;[.J322];&quot;&lt;/story&gt; &lt;/game&gt;&quot;)" office:value-type="string" office:string-value="&lt;game name=&quot;NHL 2000 (USA)&quot;&gt; &lt;year&gt;2000&lt;/year&gt; &lt;rating&gt;ESRB - E (Everyone)&lt;/rating&gt; &lt;title&gt;NHL 2000 &lt;/title&gt; &lt;pub&gt;THQ&lt;/pub&gt; &lt;dev&gt;Tiertex Design Studios &lt;/dev&gt; &lt;genre&gt;Sports&lt;/genre&gt; &lt;score&gt;3.5&lt;/score&gt; &lt;player&gt;1 Player&lt;/player&gt; &lt;story&gt;NHL 2000 is an ice hockey game with an official 1999 season license. Players can play with any of the teams, stadiums and players from that season. Game modes include exhibition, full season, race to the playoffs and competitive shootouts.  The player can set various game options such as the stringency of referees and offside rules. It is also possible to change the team lines and determine which players may take penalties.  The player can control one skater at the time and can switch to another at any time. Aside from passing and shooting the puck it is also possible to make a sprint.&lt;/story&gt; &lt;/game&gt;">
            <text:p>&lt;game name="NHL 2000 (USA)"&gt; &lt;year&gt;2000&lt;/year&gt; &lt;rating&gt;ESRB - E (Everyone)&lt;/rating&gt; &lt;title&gt;NHL 2000 &lt;/title&gt; &lt;pub&gt;THQ&lt;/pub&gt; &lt;dev&gt;Tiertex Design Studios &lt;/dev&gt; &lt;genre&gt;Sports&lt;/genre&gt; &lt;score&gt;3.5&lt;/score&gt; &lt;player&gt;1 Player&lt;/player&gt; &lt;story&gt;NHL 2000 is an ice hockey game with an official 1999 season license. Players can play with any of the teams, stadiums and players from that season. Game modes include exhibition, full season, race to the playoffs and competitive shootouts. <text:s/>The player can set various game options such as the stringency of referees and offside rules. It is also possible to change the team lines and determine which players may take penalties. <text:s/>The player can control one skater at the time and can switch to another at any time. Aside from passing and shooting the puck it is also possible to make a sprint.&lt;/story&gt; &lt;/game&gt;</text:p>
          </table:table-cell>
          <table:table-cell table:number-columns-repeated="1013"/>
        </table:table-row>
        <table:table-row table:style-name="ro1">
          <table:table-cell office:value-type="string">
            <text:p>NHL Blades of Steel (USA)</text:p>
          </table:table-cell>
          <table:table-cell office:value-type="float" office:value="1999">
            <text:p>1999</text:p>
          </table:table-cell>
          <table:table-cell office:value-type="string">
            <text:p>ESRB - E (Everyone)</text:p>
          </table:table-cell>
          <table:table-cell office:value-type="string">
            <text:p>NHL Blades of Steel </text:p>
          </table:table-cell>
          <table:table-cell office:value-type="string">
            <text:p>Konami</text:p>
          </table:table-cell>
          <table:table-cell office:value-type="string">
            <text:p>Climax Group</text:p>
          </table:table-cell>
          <table:table-cell office:value-type="string">
            <text:p>Sports</text:p>
          </table:table-cell>
          <table:table-cell office:value-type="string">
            <text:p>4.1</text:p>
          </table:table-cell>
          <table:table-cell office:value-type="string">
            <text:p>1 Player</text:p>
          </table:table-cell>
          <table:table-cell office:value-type="string">
            <text:p>Konami returns to the ice rink, in this updated version of the NES classic, Blades of Steel. <text:s/>On this occasion, all 27 NHL teams (featuring every player from the 98/99 season) are supported, along with the ability to create your own player. <text:s/>Play modes include Exhibition, Season and Playoff, with up to 4 player support in Exhibition mode. Season and Playoff modes include the option to record all the stats made by each player in each game. You can also play as either All-Star teams.</text:p>
          </table:table-cell>
          <table:table-cell table:style-name="Default" table:formula="of:=CONCATENATE(&quot;&lt;game name=&quot;;CHAR(34);[.A323];CHAR(34);&quot;&gt; &lt;year&gt;&quot;;[.B323];&quot;&lt;/year&gt; &lt;rating&gt;&quot;;[.C323];&quot;&lt;/rating&gt; &lt;title&gt;&quot;;[.D323];&quot;&lt;/title&gt; &lt;pub&gt;&quot;;[.E323];&quot;&lt;/pub&gt; &lt;dev&gt;&quot;;[.F323];&quot;&lt;/dev&gt; &lt;genre&gt;&quot;;[.G323];&quot;&lt;/genre&gt; &lt;score&gt;&quot;;[.H323];&quot;&lt;/score&gt; &lt;player&gt;&quot;;[.I323];&quot;&lt;/player&gt; &lt;story&gt;&quot;;[.J323];&quot;&lt;/story&gt; &lt;/game&gt;&quot;)" office:value-type="string" office:string-value="&lt;game name=&quot;NHL Blades of Steel (USA)&quot;&gt; &lt;year&gt;1999&lt;/year&gt; &lt;rating&gt;ESRB - E (Everyone)&lt;/rating&gt; &lt;title&gt;NHL Blades of Steel &lt;/title&gt; &lt;pub&gt;Konami&lt;/pub&gt; &lt;dev&gt;Climax Group&lt;/dev&gt; &lt;genre&gt;Sports&lt;/genre&gt; &lt;score&gt;4.1&lt;/score&gt; &lt;player&gt;1 Player&lt;/player&gt; &lt;story&gt;Konami returns to the ice rink, in this updated version of the NES classic, Blades of Steel.  On this occasion, all 27 NHL teams (featuring every player from the 98/99 season) are supported, along with the ability to create your own player.  Play modes include Exhibition, Season and Playoff, with up to 4 player support in Exhibition mode. Season and Playoff modes include the option to record all the stats made by each player in each game. You can also play as either All-Star teams.&lt;/story&gt; &lt;/game&gt;">
            <text:p>&lt;game name="NHL Blades of Steel (USA)"&gt; &lt;year&gt;1999&lt;/year&gt; &lt;rating&gt;ESRB - E (Everyone)&lt;/rating&gt; &lt;title&gt;NHL Blades of Steel &lt;/title&gt; &lt;pub&gt;Konami&lt;/pub&gt; &lt;dev&gt;Climax Group&lt;/dev&gt; &lt;genre&gt;Sports&lt;/genre&gt; &lt;score&gt;4.1&lt;/score&gt; &lt;player&gt;1 Player&lt;/player&gt; &lt;story&gt;Konami returns to the ice rink, in this updated version of the NES classic, Blades of Steel. <text:s/>On this occasion, all 27 NHL teams (featuring every player from the 98/99 season) are supported, along with the ability to create your own player. <text:s/>Play modes include Exhibition, Season and Playoff, with up to 4 player support in Exhibition mode. Season and Playoff modes include the option to record all the stats made by each player in each game. You can also play as either All-Star teams.&lt;/story&gt; &lt;/game&gt;</text:p>
          </table:table-cell>
          <table:table-cell table:number-columns-repeated="1013"/>
        </table:table-row>
        <table:table-row table:style-name="ro1">
          <table:table-cell office:value-type="string">
            <text:p>NHL Blades of Steel 2000 (USA)</text:p>
          </table:table-cell>
          <table:table-cell office:value-type="float" office:value="2000">
            <text:p>2000</text:p>
          </table:table-cell>
          <table:table-cell office:value-type="string">
            <text:p>ESRB - E (Everyone)</text:p>
          </table:table-cell>
          <table:table-cell office:value-type="string">
            <text:p>NHL Blades of Steel 2000 </text:p>
          </table:table-cell>
          <table:table-cell office:value-type="string">
            <text:p>Konami</text:p>
          </table:table-cell>
          <table:table-cell office:value-type="string">
            <text:p>Climax Group</text:p>
          </table:table-cell>
          <table:table-cell office:value-type="string">
            <text:p>Sports</text:p>
          </table:table-cell>
          <table:table-cell office:value-type="string">
            <text:p>4.2</text:p>
          </table:table-cell>
          <table:table-cell office:value-type="string">
            <text:p>1 Player</text:p>
          </table:table-cell>
          <table:table-cell office:value-type="string">
            <text:p>This hockey game is a followup to NHL Blades of Steel. It features real NHL teams and players. <text:s/>The game modes featured include an Exhibition mode, Season, and Playoffs. Options include setting the difficulty level ( either Rookie, Pro, or All-Star) of the computer opponent and another option specifically for the difficulty of the opposing goalie, length of each period (5,10, or 20 minutes), length of the overtime period (either 5 minutes or sudden death), turning on or off penalties, off-sides, icing, two line passes, fighting, fatigue, and injuries. Referees can be set to either be lenient, normal, or strict when officiating the game. Also line changes and control of the goalie can be set to either be automatic or manual. Finally their is an option to either have the game be a 4-on-4 or a 5-on-5 contest during the overtime period. Some moves during the game that players can perform is that they can pass, steal, take wrist shots, slap shots, and throw body checks. Also, the game offers several different camera viewpoints (TV, Chase, Move, Top, On Ice, Normal 1, 2, and 3, Active 1 and 2, plus Scoreboard 1 and 2) when viewing the action. In the season mode, players can set the number of games to be played to either be 7, 41 or 82 games. Playoffs can be set to either be a one game affair, or expanded to either be a best-of-three, five or seven game series. During the season, team and free-agent players also can be traded. Also, this mode features full statistical tracking. Steel '99. It features real NHL teams and players. <text:s/>The game modes featured include an Exhibition mode, Season, and Playoffs. Options include setting the difficulty level ( either Rookie, Pro, or All-Star) of the computer opponent and another option specifically for the difficulty of the opposing goalie, length of each period (5,10, or 20 minutes), length of the overtime period (either 5 minutes or sudden death), turning on or off penalties, off-sides, icing, two line passes, fighting, fatigue, and injuries. Referees can be set to either be lenient, normal, or strict when officiating the game. Also line changes and control of the goalie can be set to either be automatic or manual. Finally their is an option to either have the game be a 4-on-4 or a 5-on-5 contest during the overtime period. Some moves during the game that players can perform is that they can pass, steal, take wrist shots, slap shots, and throw body checks. Also, the game offers several different camera viewpoints (TV, Chase, Move, Top, On Ice, Normal 1, 2, and 3, Active 1 and 2, plus Scoreboard 1 and 2) when viewing the action. In the season mode, players can set the number of games to be played to either be 7, 41 or 82 games. Playoffs can be set to either be a one game affair, or expanded to either be a best-of-three, five or seven game series. During the season, team and free-agent players also can be traded. Also, this mode features full statistical tracking.</text:p>
          </table:table-cell>
          <table:table-cell table:style-name="Default" table:formula="of:=CONCATENATE(&quot;&lt;game name=&quot;;CHAR(34);[.A324];CHAR(34);&quot;&gt; &lt;year&gt;&quot;;[.B324];&quot;&lt;/year&gt; &lt;rating&gt;&quot;;[.C324];&quot;&lt;/rating&gt; &lt;title&gt;&quot;;[.D324];&quot;&lt;/title&gt; &lt;pub&gt;&quot;;[.E324];&quot;&lt;/pub&gt; &lt;dev&gt;&quot;;[.F324];&quot;&lt;/dev&gt; &lt;genre&gt;&quot;;[.G324];&quot;&lt;/genre&gt; &lt;score&gt;&quot;;[.H324];&quot;&lt;/score&gt; &lt;player&gt;&quot;;[.I324];&quot;&lt;/player&gt; &lt;story&gt;&quot;;[.J324];&quot;&lt;/story&gt; &lt;/game&gt;&quot;)" office:value-type="string" office:string-value="&lt;game name=&quot;NHL Blades of Steel 2000 (USA)&quot;&gt; &lt;year&gt;2000&lt;/year&gt; &lt;rating&gt;ESRB - E (Everyone)&lt;/rating&gt; &lt;title&gt;NHL Blades of Steel 2000 &lt;/title&gt; &lt;pub&gt;Konami&lt;/pub&gt; &lt;dev&gt;Climax Group&lt;/dev&gt; &lt;genre&gt;Sports&lt;/genre&gt; &lt;score&gt;4.2&lt;/score&gt; &lt;player&gt;1 Player&lt;/player&gt; &lt;story&gt;This hockey game is a followup to NHL Blades of Steel. It features real NHL teams and players.  The game modes featured include an Exhibition mode, Season, and Playoffs. Options include setting the difficulty level ( either Rookie, Pro, or All-Star) of the computer opponent and another option specifically for the difficulty of the opposing goalie, length of each period (5,10, or 20 minutes), length of the overtime period (either 5 minutes or sudden death), turning on or off penalties, off-sides, icing, two line passes, fighting, fatigue, and injuries. Referees can be set to either be lenient, normal, or strict when officiating the game. Also line changes and control of the goalie can be set to either be automatic or manual. Finally their is an option to either have the game be a 4-on-4 or a 5-on-5 contest during the overtime period. Some moves during the game that players can perform is that they can pass, steal, take wrist shots, slap shots, and throw body checks. Also, the game offers several different camera viewpoints (TV, Chase, Move, Top, On Ice, Normal 1, 2, and 3, Active 1 and 2, plus Scoreboard 1 and 2) when viewing the action. In the season mode, players can set the number of games to be played to either be 7, 41 or 82 games. Playoffs can be set to either be a one game affair, or expanded to either be a best-of-three, five or seven game series. During the season, team and free-agent players also can be traded. Also, this mode features full statistical tracking. Steel '99. It features real NHL teams and players.  The game modes featured include an Exhibition mode, Season, and Playoffs. Options include setting the difficulty level ( either Rookie, Pro, or All-Star) of the computer opponent and another option specifically for the difficulty of the opposing goalie, length of each period (5,10, or 20 minutes), length of the overtime period (either 5 minutes or sudden death), turning on or off penalties, off-sides, icing, two line passes, fighting, fatigue, and injuries. Referees can be set to either be lenient, normal, or strict when officiating the game. Also line changes and control of the goalie can be set to either be automatic or manual. Finally their is an option to either have the game be a 4-on-4 or a 5-on-5 contest during the overtime period. Some moves during the game that players can perform is that they can pass, steal, take wrist shots, slap shots, and throw body checks. Also, the game offers several different camera viewpoints (TV, Chase, Move, Top, On Ice, Normal 1, 2, and 3, Active 1 and 2, plus Scoreboard 1 and 2) when viewing the action. In the season mode, players can set the number of games to be played to either be 7, 41 or 82 games. Playoffs can be set to either be a one game affair, or expanded to either be a best-of-three, five or seven game series. During the season, team and free-agent players also can be traded. Also, this mode features full statistical tracking.&lt;/story&gt; &lt;/game&gt;">
            <text:p>&lt;game name="NHL Blades of Steel 2000 (USA)"&gt; &lt;year&gt;2000&lt;/year&gt; &lt;rating&gt;ESRB - E (Everyone)&lt;/rating&gt; &lt;title&gt;NHL Blades of Steel 2000 &lt;/title&gt; &lt;pub&gt;Konami&lt;/pub&gt; &lt;dev&gt;Climax Group&lt;/dev&gt; &lt;genre&gt;Sports&lt;/genre&gt; &lt;score&gt;4.2&lt;/score&gt; &lt;player&gt;1 Player&lt;/player&gt; &lt;story&gt;This hockey game is a followup to NHL Blades of Steel. It features real NHL teams and players. <text:s/>The game modes featured include an Exhibition mode, Season, and Playoffs. Options include setting the difficulty level ( either Rookie, Pro, or All-Star) of the computer opponent and another option specifically for the difficulty of the opposing goalie, length of each period (5,10, or 20 minutes), length of the overtime period (either 5 minutes or sudden death), turning on or off penalties, off-sides, icing, two line passes, fighting, fatigue, and injuries. Referees can be set to either be lenient, normal, or strict when officiating the game. Also line changes and control of the goalie can be set to either be automatic or manual. Finally their is an option to either have the game be a 4-on-4 or a 5-on-5 contest during the overtime period. Some moves during the game that players can perform is that they can pass, steal, take wrist shots, slap shots, and throw body checks. Also, the game offers several different camera viewpoints (TV, Chase, Move, Top, On Ice, Normal 1, 2, and 3, Active 1 and 2, plus Scoreboard 1 and 2) when viewing the action. In the season mode, players can set the number of games to be played to either be 7, 41 or 82 games. Playoffs can be set to either be a one game affair, or expanded to either be a best-of-three, five or seven game series. During the season, team and free-agent players also can be traded. Also, this mode features full statistical tracking. Steel '99. It features real NHL teams and players. <text:s/>The game modes featured include an Exhibition mode, Season, and Playoffs. Options include setting the difficulty level ( either Rookie, Pro, or All-Star) of the computer opponent and another option specifically for the difficulty of the opposing goalie, length of each period (5,10, or 20 minutes), length of the overtime period (either 5 minutes or sudden death), turning on or off penalties, off-sides, icing, two line passes, fighting, fatigue, and injuries. Referees can be set to either be lenient, normal, or strict when officiating the game. Also line changes and control of the goalie can be set to either be automatic or manual. Finally their is an option to either have the game be a 4-on-4 or a 5-on-5 contest during the overtime period. Some moves during the game that players can perform is that they can pass, steal, take wrist shots, slap shots, and throw body checks. Also, the game offers several different camera viewpoints (TV, Chase, Move, Top, On Ice, Normal 1, 2, and 3, Active 1 and 2, plus Scoreboard 1 and 2) when viewing the action. In the season mode, players can set the number of games to be played to either be 7, 41 or 82 games. Playoffs can be set to either be a one game affair, or expanded to either be a best-of-three, five or seven game series. During the season, team and free-agent players also can be traded. Also, this mode features full statistical tracking.&lt;/story&gt; &lt;/game&gt;</text:p>
          </table:table-cell>
          <table:table-cell table:number-columns-repeated="1013"/>
        </table:table-row>
        <table:table-row table:style-name="ro1">
          <table:table-cell office:value-type="string">
            <text:p>Nicktoons Racing (USA)</text:p>
          </table:table-cell>
          <table:table-cell office:value-type="float" office:value="2000">
            <text:p>2000</text:p>
          </table:table-cell>
          <table:table-cell office:value-type="string">
            <text:p>ESRB - E (Everyone)</text:p>
          </table:table-cell>
          <table:table-cell office:value-type="string">
            <text:p>Nicktoons Racing </text:p>
          </table:table-cell>
          <table:table-cell office:value-type="string">
            <text:p>Majesco Games</text:p>
          </table:table-cell>
          <table:table-cell office:value-type="string">
            <text:p>Pipe Dream Interactive</text:p>
          </table:table-cell>
          <table:table-cell office:value-type="string">
            <text:p>Driving</text:p>
          </table:table-cell>
          <table:table-cell office:value-type="string">
            <text:p>2.5</text:p>
          </table:table-cell>
          <table:table-cell office:value-type="string">
            <text:p>1-4 Players</text:p>
          </table:table-cell>
          <table:table-cell office:value-type="string">
            <text:p>Nicktoons Racing for the Game Boy Color is conceptually similar to its console counterpart. It's a kart racing game but on the handheld it is viewed from a top down perspective. Some of the most famous Nickelodeon characters are competing on the race track and the player can choose to play as any of them. ****Two game modes exist: quick race and championship. In the quick race mode players can choose to play any track of the four available program environments. In the championship the player has to complete each track in a specific order. ****The game allows the player to race as the following seven Nickelodeon characters:****1. Tommy**2. Eliza**3. CatDog**4. Arnold**5. SpongeBob SquarePants**6. Dagget**7. Norbert****Tracks are divided into four different program environments: Angry Beavers, The Wild Thornberrys, SpongeBob SquarePants and Rugrats. There's numerous power ups that the player can pick up. For example: Checkered Flag will increase the car's top speed, wrapped package gives the player a free lap, stop sign will stop the opponents for a short time and the milk bottle causes the opponents to lose traction.</text:p>
          </table:table-cell>
          <table:table-cell table:style-name="Default" table:formula="of:=CONCATENATE(&quot;&lt;game name=&quot;;CHAR(34);[.A325];CHAR(34);&quot;&gt; &lt;year&gt;&quot;;[.B325];&quot;&lt;/year&gt; &lt;rating&gt;&quot;;[.C325];&quot;&lt;/rating&gt; &lt;title&gt;&quot;;[.D325];&quot;&lt;/title&gt; &lt;pub&gt;&quot;;[.E325];&quot;&lt;/pub&gt; &lt;dev&gt;&quot;;[.F325];&quot;&lt;/dev&gt; &lt;genre&gt;&quot;;[.G325];&quot;&lt;/genre&gt; &lt;score&gt;&quot;;[.H325];&quot;&lt;/score&gt; &lt;player&gt;&quot;;[.I325];&quot;&lt;/player&gt; &lt;story&gt;&quot;;[.J325];&quot;&lt;/story&gt; &lt;/game&gt;&quot;)" office:value-type="string" office:string-value="&lt;game name=&quot;Nicktoons Racing (USA)&quot;&gt; &lt;year&gt;2000&lt;/year&gt; &lt;rating&gt;ESRB - E (Everyone)&lt;/rating&gt; &lt;title&gt;Nicktoons Racing &lt;/title&gt; &lt;pub&gt;Majesco Games&lt;/pub&gt; &lt;dev&gt;Pipe Dream Interactive&lt;/dev&gt; &lt;genre&gt;Driving&lt;/genre&gt; &lt;score&gt;2.5&lt;/score&gt; &lt;player&gt;1-4 Players&lt;/player&gt; &lt;story&gt;Nicktoons Racing for the Game Boy Color is conceptually similar to its console counterpart. It's a kart racing game but on the handheld it is viewed from a top down perspective. Some of the most famous Nickelodeon characters are competing on the race track and the player can choose to play as any of them. ****Two game modes exist: quick race and championship. In the quick race mode players can choose to play any track of the four available program environments. In the championship the player has to complete each track in a specific order. ****The game allows the player to race as the following seven Nickelodeon characters:****1. Tommy**2. Eliza**3. CatDog**4. Arnold**5. SpongeBob SquarePants**6. Dagget**7. Norbert****Tracks are divided into four different program environments: Angry Beavers, The Wild Thornberrys, SpongeBob SquarePants and Rugrats. There's numerous power ups that the player can pick up. For example: Checkered Flag will increase the car's top speed, wrapped package gives the player a free lap, stop sign will stop the opponents for a short time and the milk bottle causes the opponents to lose traction.&lt;/story&gt; &lt;/game&gt;">
            <text:p>&lt;game name="Nicktoons Racing (USA)"&gt; &lt;year&gt;2000&lt;/year&gt; &lt;rating&gt;ESRB - E (Everyone)&lt;/rating&gt; &lt;title&gt;Nicktoons Racing &lt;/title&gt; &lt;pub&gt;Majesco Games&lt;/pub&gt; &lt;dev&gt;Pipe Dream Interactive&lt;/dev&gt; &lt;genre&gt;Driving&lt;/genre&gt; &lt;score&gt;2.5&lt;/score&gt; &lt;player&gt;1-4 Players&lt;/player&gt; &lt;story&gt;Nicktoons Racing for the Game Boy Color is conceptually similar to its console counterpart. It's a kart racing game but on the handheld it is viewed from a top down perspective. Some of the most famous Nickelodeon characters are competing on the race track and the player can choose to play as any of them. ****Two game modes exist: quick race and championship. In the quick race mode players can choose to play any track of the four available program environments. In the championship the player has to complete each track in a specific order. ****The game allows the player to race as the following seven Nickelodeon characters:****1. Tommy**2. Eliza**3. CatDog**4. Arnold**5. SpongeBob SquarePants**6. Dagget**7. Norbert****Tracks are divided into four different program environments: Angry Beavers, The Wild Thornberrys, SpongeBob SquarePants and Rugrats. There's numerous power ups that the player can pick up. For example: Checkered Flag will increase the car's top speed, wrapped package gives the player a free lap, stop sign will stop the opponents for a short time and the milk bottle causes the opponents to lose traction.&lt;/story&gt; &lt;/game&gt;</text:p>
          </table:table-cell>
          <table:table-cell table:number-columns-repeated="1013"/>
        </table:table-row>
        <table:table-row table:style-name="ro1">
          <table:table-cell office:value-type="string">
            <text:p>No Fear - Downhill Mountain Biking (Europe)</text:p>
          </table:table-cell>
          <table:table-cell office:value-type="float" office:value="2001">
            <text:p>2001</text:p>
          </table:table-cell>
          <table:table-cell office:value-type="string">
            <text:p>ESRB - E (Everyone)</text:p>
          </table:table-cell>
          <table:table-cell office:value-type="string">
            <text:p>No Fear - Downhill Mountain Biking </text:p>
          </table:table-cell>
          <table:table-cell office:value-type="string">
            <text:p>Codemasters</text:p>
          </table:table-cell>
          <table:table-cell office:value-type="string">
            <text:p>Codemasters <text:s/></text:p>
          </table:table-cell>
          <table:table-cell office:value-type="string">
            <text:p>Driving</text:p>
          </table:table-cell>
          <table:table-cell office:value-type="string">
            <text:p>4.1</text:p>
          </table:table-cell>
          <table:table-cell office:value-type="string">
            <text:p>1 Player</text:p>
          </table:table-cell>
          <table:table-cell office:value-type="string">
            <text:p>No Fear Downhill Mountain Biking and the first dedicated video game of the sport downhill mountain biking. <text:s/>Compete in eleven locations all over the world against computer opponents or against a friend. Upgrade your bike in the shop between the races.</text:p>
          </table:table-cell>
          <table:table-cell table:style-name="Default" table:formula="of:=CONCATENATE(&quot;&lt;game name=&quot;;CHAR(34);[.A326];CHAR(34);&quot;&gt; &lt;year&gt;&quot;;[.B326];&quot;&lt;/year&gt; &lt;rating&gt;&quot;;[.C326];&quot;&lt;/rating&gt; &lt;title&gt;&quot;;[.D326];&quot;&lt;/title&gt; &lt;pub&gt;&quot;;[.E326];&quot;&lt;/pub&gt; &lt;dev&gt;&quot;;[.F326];&quot;&lt;/dev&gt; &lt;genre&gt;&quot;;[.G326];&quot;&lt;/genre&gt; &lt;score&gt;&quot;;[.H326];&quot;&lt;/score&gt; &lt;player&gt;&quot;;[.I326];&quot;&lt;/player&gt; &lt;story&gt;&quot;;[.J326];&quot;&lt;/story&gt; &lt;/game&gt;&quot;)" office:value-type="string" office:string-value="&lt;game name=&quot;No Fear - Downhill Mountain Biking (Europe)&quot;&gt; &lt;year&gt;2001&lt;/year&gt; &lt;rating&gt;ESRB - E (Everyone)&lt;/rating&gt; &lt;title&gt;No Fear - Downhill Mountain Biking &lt;/title&gt; &lt;pub&gt;Codemasters&lt;/pub&gt; &lt;dev&gt;Codemasters  &lt;/dev&gt; &lt;genre&gt;Driving&lt;/genre&gt; &lt;score&gt;4.1&lt;/score&gt; &lt;player&gt;1 Player&lt;/player&gt; &lt;story&gt;No Fear Downhill Mountain Biking and the first dedicated video game of the sport downhill mountain biking.  Compete in eleven locations all over the world against computer opponents or against a friend. Upgrade your bike in the shop between the races.&lt;/story&gt; &lt;/game&gt;">
            <text:p>&lt;game name="No Fear - Downhill Mountain Biking (Europe)"&gt; &lt;year&gt;2001&lt;/year&gt; &lt;rating&gt;ESRB - E (Everyone)&lt;/rating&gt; &lt;title&gt;No Fear - Downhill Mountain Biking &lt;/title&gt; &lt;pub&gt;Codemasters&lt;/pub&gt; &lt;dev&gt;Codemasters <text:s/>&lt;/dev&gt; &lt;genre&gt;Driving&lt;/genre&gt; &lt;score&gt;4.1&lt;/score&gt; &lt;player&gt;1 Player&lt;/player&gt; &lt;story&gt;No Fear Downhill Mountain Biking and the first dedicated video game of the sport downhill mountain biking. <text:s/>Compete in eleven locations all over the world against computer opponents or against a friend. Upgrade your bike in the shop between the races.&lt;/story&gt; &lt;/game&gt;</text:p>
          </table:table-cell>
          <table:table-cell table:number-columns-repeated="1013"/>
        </table:table-row>
        <table:table-row table:style-name="ro1">
          <table:table-cell office:value-type="string">
            <text:p>Noddy and the Birthday Party (Europe)</text:p>
          </table:table-cell>
          <table:table-cell office:value-type="float" office:value="2000">
            <text:p>2000</text:p>
          </table:table-cell>
          <table:table-cell office:value-type="string">
            <text:p>ESRB - E (Everyone)</text:p>
          </table:table-cell>
          <table:table-cell office:value-type="string">
            <text:p>Noddy and the Birthday Party </text:p>
          </table:table-cell>
          <table:table-cell office:value-type="string">
            <text:p>BBC Multimedia</text:p>
          </table:table-cell>
          <table:table-cell office:value-type="string">
            <text:p>Tiertex Design Studios </text:p>
          </table:table-cell>
          <table:table-cell office:value-type="string">
            <text:p>Platform</text:p>
          </table:table-cell>
          <table:table-cell office:value-type="string">
            <text:p>3.3</text:p>
          </table:table-cell>
          <table:table-cell office:value-type="string">
            <text:p>1 Player</text:p>
          </table:table-cell>
          <table:table-cell office:value-type="string">
            <text:p>It's Big-Ears' birthday Help Noddy find party invitations,Watch out for Sly and Gobbo, Master Tubby Bear, Bumpy Dog and Clockwork Mouse ,Encourages recognition of left and right, numbers, colours and objects.Different skill levels which cater to a range of abilities </text:p>
          </table:table-cell>
          <table:table-cell table:style-name="Default" table:formula="of:=CONCATENATE(&quot;&lt;game name=&quot;;CHAR(34);[.A327];CHAR(34);&quot;&gt; &lt;year&gt;&quot;;[.B327];&quot;&lt;/year&gt; &lt;rating&gt;&quot;;[.C327];&quot;&lt;/rating&gt; &lt;title&gt;&quot;;[.D327];&quot;&lt;/title&gt; &lt;pub&gt;&quot;;[.E327];&quot;&lt;/pub&gt; &lt;dev&gt;&quot;;[.F327];&quot;&lt;/dev&gt; &lt;genre&gt;&quot;;[.G327];&quot;&lt;/genre&gt; &lt;score&gt;&quot;;[.H327];&quot;&lt;/score&gt; &lt;player&gt;&quot;;[.I327];&quot;&lt;/player&gt; &lt;story&gt;&quot;;[.J327];&quot;&lt;/story&gt; &lt;/game&gt;&quot;)" office:value-type="string" office:string-value="&lt;game name=&quot;Noddy and the Birthday Party (Europe)&quot;&gt; &lt;year&gt;2000&lt;/year&gt; &lt;rating&gt;ESRB - E (Everyone)&lt;/rating&gt; &lt;title&gt;Noddy and the Birthday Party &lt;/title&gt; &lt;pub&gt;BBC Multimedia&lt;/pub&gt; &lt;dev&gt;Tiertex Design Studios &lt;/dev&gt; &lt;genre&gt;Platform&lt;/genre&gt; &lt;score&gt;3.3&lt;/score&gt; &lt;player&gt;1 Player&lt;/player&gt; &lt;story&gt;It's Big-Ears' birthday Help Noddy find party invitations,Watch out for Sly and Gobbo, Master Tubby Bear, Bumpy Dog and Clockwork Mouse ,Encourages recognition of left and right, numbers, colours and objects.Different skill levels which cater to a range of abilities &lt;/story&gt; &lt;/game&gt;">
            <text:p>&lt;game name="Noddy and the Birthday Party (Europe)"&gt; &lt;year&gt;2000&lt;/year&gt; &lt;rating&gt;ESRB - E (Everyone)&lt;/rating&gt; &lt;title&gt;Noddy and the Birthday Party &lt;/title&gt; &lt;pub&gt;BBC Multimedia&lt;/pub&gt; &lt;dev&gt;Tiertex Design Studios &lt;/dev&gt; &lt;genre&gt;Platform&lt;/genre&gt; &lt;score&gt;3.3&lt;/score&gt; &lt;player&gt;1 Player&lt;/player&gt; &lt;story&gt;It's Big-Ears' birthday Help Noddy find party invitations,Watch out for Sly and Gobbo, Master Tubby Bear, Bumpy Dog and Clockwork Mouse ,Encourages recognition of left and right, numbers, colours and objects.Different skill levels which cater to a range of abilities &lt;/story&gt; &lt;/game&gt;</text:p>
          </table:table-cell>
          <table:table-cell table:number-columns-repeated="1013"/>
        </table:table-row>
        <table:table-row table:style-name="ro1">
          <table:table-cell office:value-type="string">
            <text:p>NSYNC - Get to the Show (USA)</text:p>
          </table:table-cell>
          <table:table-cell office:value-type="float" office:value="2001">
            <text:p>2001</text:p>
          </table:table-cell>
          <table:table-cell office:value-type="string">
            <text:p>ESRB - E (Everyone)</text:p>
          </table:table-cell>
          <table:table-cell office:value-type="string">
            <text:p>NSYNC - Get to the Show </text:p>
          </table:table-cell>
          <table:table-cell office:value-type="string">
            <text:p>Infogrames</text:p>
          </table:table-cell>
          <table:table-cell office:value-type="string">
            <text:p>Stunt Puppy Entertainment, Inc.</text:p>
          </table:table-cell>
          <table:table-cell office:value-type="string">
            <text:p>Action</text:p>
          </table:table-cell>
          <table:table-cell office:value-type="string">
            <text:p>2.2</text:p>
          </table:table-cell>
          <table:table-cell office:value-type="string">
            <text:p>1 Player</text:p>
          </table:table-cell>
          <table:table-cell office:value-type="string">
            <text:p>It's another stop on the *NSYNC tour and your in charge! From running errands to helping the guys warm up before the concert,the band depends on you to keep things under control. Prove you've got what it takes and you can run the whole show!</text:p>
          </table:table-cell>
          <table:table-cell table:style-name="Default" table:formula="of:=CONCATENATE(&quot;&lt;game name=&quot;;CHAR(34);[.A328];CHAR(34);&quot;&gt; &lt;year&gt;&quot;;[.B328];&quot;&lt;/year&gt; &lt;rating&gt;&quot;;[.C328];&quot;&lt;/rating&gt; &lt;title&gt;&quot;;[.D328];&quot;&lt;/title&gt; &lt;pub&gt;&quot;;[.E328];&quot;&lt;/pub&gt; &lt;dev&gt;&quot;;[.F328];&quot;&lt;/dev&gt; &lt;genre&gt;&quot;;[.G328];&quot;&lt;/genre&gt; &lt;score&gt;&quot;;[.H328];&quot;&lt;/score&gt; &lt;player&gt;&quot;;[.I328];&quot;&lt;/player&gt; &lt;story&gt;&quot;;[.J328];&quot;&lt;/story&gt; &lt;/game&gt;&quot;)" office:value-type="string" office:string-value="&lt;game name=&quot;NSYNC - Get to the Show (USA)&quot;&gt; &lt;year&gt;2001&lt;/year&gt; &lt;rating&gt;ESRB - E (Everyone)&lt;/rating&gt; &lt;title&gt;NSYNC - Get to the Show &lt;/title&gt; &lt;pub&gt;Infogrames&lt;/pub&gt; &lt;dev&gt;Stunt Puppy Entertainment, Inc.&lt;/dev&gt; &lt;genre&gt;Action&lt;/genre&gt; &lt;score&gt;2.2&lt;/score&gt; &lt;player&gt;1 Player&lt;/player&gt; &lt;story&gt;It's another stop on the *NSYNC tour and your in charge! From running errands to helping the guys warm up before the concert,the band depends on you to keep things under control. Prove you've got what it takes and you can run the whole show!&lt;/story&gt; &lt;/game&gt;">
            <text:p>&lt;game name="NSYNC - Get to the Show (USA)"&gt; &lt;year&gt;2001&lt;/year&gt; &lt;rating&gt;ESRB - E (Everyone)&lt;/rating&gt; &lt;title&gt;NSYNC - Get to the Show &lt;/title&gt; &lt;pub&gt;Infogrames&lt;/pub&gt; &lt;dev&gt;Stunt Puppy Entertainment, Inc.&lt;/dev&gt; &lt;genre&gt;Action&lt;/genre&gt; &lt;score&gt;2.2&lt;/score&gt; &lt;player&gt;1 Player&lt;/player&gt; &lt;story&gt;It's another stop on the *NSYNC tour and your in charge! From running errands to helping the guys warm up before the concert,the band depends on you to keep things under control. Prove you've got what it takes and you can run the whole show!&lt;/story&gt; &lt;/game&gt;</text:p>
          </table:table-cell>
          <table:table-cell table:number-columns-repeated="1013"/>
        </table:table-row>
        <table:table-row table:style-name="ro1">
          <table:table-cell office:value-type="string">
            <text:p>O'Leary Manager 2000 (Europe)</text:p>
          </table:table-cell>
          <table:table-cell office:value-type="float" office:value="2000">
            <text:p>2000</text:p>
          </table:table-cell>
          <table:table-cell office:value-type="string">
            <text:p>ESRB - E (Everyone)</text:p>
          </table:table-cell>
          <table:table-cell office:value-type="string">
            <text:p>O'Leary Manager 2000 </text:p>
          </table:table-cell>
          <table:table-cell office:value-type="string">
            <text:p>Ubisoft</text:p>
          </table:table-cell>
          <table:table-cell office:value-type="string">
            <text:p>Live Media</text:p>
          </table:table-cell>
          <table:table-cell office:value-type="string">
            <text:p>Sports</text:p>
          </table:table-cell>
          <table:table-cell office:value-type="string">
            <text:p>4.0</text:p>
          </table:table-cell>
          <table:table-cell office:value-type="string">
            <text:p>1-2 Players</text:p>
          </table:table-cell>
          <table:table-cell office:value-type="string">
            <text:p>In 2000 Ubi Soft released two David O'Leary-licensed games. One, David O'Leary's Total Soccer 2000, <text:s/>based on the PC game with the same name. The other one was a manager game, O'Leary Manager 2000.****The gameplay in O'Leary Manager 2000 is not only about the management aspects of football. It's a bit similar to Sensible World of Soccer, as you can play not only as the manager but also the player. This rendered using an top-down view similar to many Amiga games from the early nineties.****In total there is 240 licensed teams from the top two divisions in six European countries. As the manager you get to lay up training schedules, buy and sell players, pick the right players for the right tactics, and a lot of statistics. The game handles matches in three different ways, playing them, watching them or a text-based interface similar to Championship Manager, but with highlights shown in the top-down view. If you don't want to play through the whole season, you can play single matches against the AI or another player. The manager mode also supports multiple players.</text:p>
          </table:table-cell>
          <table:table-cell table:style-name="Default" table:formula="of:=CONCATENATE(&quot;&lt;game name=&quot;;CHAR(34);[.A329];CHAR(34);&quot;&gt; &lt;year&gt;&quot;;[.B329];&quot;&lt;/year&gt; &lt;rating&gt;&quot;;[.C329];&quot;&lt;/rating&gt; &lt;title&gt;&quot;;[.D329];&quot;&lt;/title&gt; &lt;pub&gt;&quot;;[.E329];&quot;&lt;/pub&gt; &lt;dev&gt;&quot;;[.F329];&quot;&lt;/dev&gt; &lt;genre&gt;&quot;;[.G329];&quot;&lt;/genre&gt; &lt;score&gt;&quot;;[.H329];&quot;&lt;/score&gt; &lt;player&gt;&quot;;[.I329];&quot;&lt;/player&gt; &lt;story&gt;&quot;;[.J329];&quot;&lt;/story&gt; &lt;/game&gt;&quot;)" office:value-type="string" office:string-value="&lt;game name=&quot;O'Leary Manager 2000 (Europe)&quot;&gt; &lt;year&gt;2000&lt;/year&gt; &lt;rating&gt;ESRB - E (Everyone)&lt;/rating&gt; &lt;title&gt;O'Leary Manager 2000 &lt;/title&gt; &lt;pub&gt;Ubisoft&lt;/pub&gt; &lt;dev&gt;Live Media&lt;/dev&gt; &lt;genre&gt;Sports&lt;/genre&gt; &lt;score&gt;4.0&lt;/score&gt; &lt;player&gt;1-2 Players&lt;/player&gt; &lt;story&gt;In 2000 Ubi Soft released two David O'Leary-licensed games. One, David O'Leary's Total Soccer 2000,  based on the PC game with the same name. The other one was a manager game, O'Leary Manager 2000.****The gameplay in O'Leary Manager 2000 is not only about the management aspects of football. It's a bit similar to Sensible World of Soccer, as you can play not only as the manager but also the player. This rendered using an top-down view similar to many Amiga games from the early nineties.****In total there is 240 licensed teams from the top two divisions in six European countries. As the manager you get to lay up training schedules, buy and sell players, pick the right players for the right tactics, and a lot of statistics. The game handles matches in three different ways, playing them, watching them or a text-based interface similar to Championship Manager, but with highlights shown in the top-down view. If you don't want to play through the whole season, you can play single matches against the AI or another player. The manager mode also supports multiple players.&lt;/story&gt; &lt;/game&gt;">
            <text:p>&lt;game name="O'Leary Manager 2000 (Europe)"&gt; &lt;year&gt;2000&lt;/year&gt; &lt;rating&gt;ESRB - E (Everyone)&lt;/rating&gt; &lt;title&gt;O'Leary Manager 2000 &lt;/title&gt; &lt;pub&gt;Ubisoft&lt;/pub&gt; &lt;dev&gt;Live Media&lt;/dev&gt; &lt;genre&gt;Sports&lt;/genre&gt; &lt;score&gt;4.0&lt;/score&gt; &lt;player&gt;1-2 Players&lt;/player&gt; &lt;story&gt;In 2000 Ubi Soft released two David O'Leary-licensed games. One, David O'Leary's Total Soccer 2000, <text:s/>based on the PC game with the same name. The other one was a manager game, O'Leary Manager 2000.****The gameplay in O'Leary Manager 2000 is not only about the management aspects of football. It's a bit similar to Sensible World of Soccer, as you can play not only as the manager but also the player. This rendered using an top-down view similar to many Amiga games from the early nineties.****In total there is 240 licensed teams from the top two divisions in six European countries. As the manager you get to lay up training schedules, buy and sell players, pick the right players for the right tactics, and a lot of statistics. The game handles matches in three different ways, playing them, watching them or a text-based interface similar to Championship Manager, but with highlights shown in the top-down view. If you don't want to play through the whole season, you can play single matches against the AI or another player. The manager mode also supports multiple players.&lt;/story&gt; &lt;/game&gt;</text:p>
          </table:table-cell>
          <table:table-cell table:number-columns-repeated="1013"/>
        </table:table-row>
        <table:table-row table:style-name="ro1">
          <table:table-cell office:value-type="string">
            <text:p>Oddworld Adventures II (USA, Europe)</text:p>
          </table:table-cell>
          <table:table-cell office:value-type="float" office:value="2000">
            <text:p>2000</text:p>
          </table:table-cell>
          <table:table-cell office:value-type="string">
            <text:p>ESRB - E (Everyone)</text:p>
          </table:table-cell>
          <table:table-cell office:value-type="string">
            <text:p>Oddworld Adventures II </text:p>
          </table:table-cell>
          <table:table-cell office:value-type="string">
            <text:p>GT Interactive</text:p>
          </table:table-cell>
          <table:table-cell office:value-type="string">
            <text:p>Saffire Corporation</text:p>
          </table:table-cell>
          <table:table-cell office:value-type="string">
            <text:p>Platform</text:p>
          </table:table-cell>
          <table:table-cell office:value-type="string">
            <text:p>3.2</text:p>
          </table:table-cell>
          <table:table-cell office:value-type="string">
            <text:p>1 Player</text:p>
          </table:table-cell>
          <table:table-cell office:value-type="string">
            <text:p>This is very much like any other Oddworld game. Abe's job is to free his fellow Mudokken's who are being used as slave labor to dig up the bones of their ancestors. The Glukkons use the bones to make Soul Storm Brew. Abe's vocabulary is limited to "Hello", "Follow me" "Wait" and "Work". He must use these commands to direct slave Mudokkens to their freedom. when enough slaves in a level have been saved, you go on to the next level to do it all again.****The game uses a password to save your game. ****The game features both an easy option as well as the normal mode. You also get infinite lives so you can try different ways to get around.</text:p>
          </table:table-cell>
          <table:table-cell table:style-name="Default" table:formula="of:=CONCATENATE(&quot;&lt;game name=&quot;;CHAR(34);[.A330];CHAR(34);&quot;&gt; &lt;year&gt;&quot;;[.B330];&quot;&lt;/year&gt; &lt;rating&gt;&quot;;[.C330];&quot;&lt;/rating&gt; &lt;title&gt;&quot;;[.D330];&quot;&lt;/title&gt; &lt;pub&gt;&quot;;[.E330];&quot;&lt;/pub&gt; &lt;dev&gt;&quot;;[.F330];&quot;&lt;/dev&gt; &lt;genre&gt;&quot;;[.G330];&quot;&lt;/genre&gt; &lt;score&gt;&quot;;[.H330];&quot;&lt;/score&gt; &lt;player&gt;&quot;;[.I330];&quot;&lt;/player&gt; &lt;story&gt;&quot;;[.J330];&quot;&lt;/story&gt; &lt;/game&gt;&quot;)" office:value-type="string" office:string-value="&lt;game name=&quot;Oddworld Adventures II (USA, Europe)&quot;&gt; &lt;year&gt;2000&lt;/year&gt; &lt;rating&gt;ESRB - E (Everyone)&lt;/rating&gt; &lt;title&gt;Oddworld Adventures II &lt;/title&gt; &lt;pub&gt;GT Interactive&lt;/pub&gt; &lt;dev&gt;Saffire Corporation&lt;/dev&gt; &lt;genre&gt;Platform&lt;/genre&gt; &lt;score&gt;3.2&lt;/score&gt; &lt;player&gt;1 Player&lt;/player&gt; &lt;story&gt;This is very much like any other Oddworld game. Abe's job is to free his fellow Mudokken's who are being used as slave labor to dig up the bones of their ancestors. The Glukkons use the bones to make Soul Storm Brew. Abe's vocabulary is limited to &quot;Hello&quot;, &quot;Follow me&quot; &quot;Wait&quot; and &quot;Work&quot;. He must use these commands to direct slave Mudokkens to their freedom. when enough slaves in a level have been saved, you go on to the next level to do it all again.****The game uses a password to save your game. ****The game features both an easy option as well as the normal mode. You also get infinite lives so you can try different ways to get around.&lt;/story&gt; &lt;/game&gt;">
            <text:p>&lt;game name="Oddworld Adventures II (USA, Europe)"&gt; &lt;year&gt;2000&lt;/year&gt; &lt;rating&gt;ESRB - E (Everyone)&lt;/rating&gt; &lt;title&gt;Oddworld Adventures II &lt;/title&gt; &lt;pub&gt;GT Interactive&lt;/pub&gt; &lt;dev&gt;Saffire Corporation&lt;/dev&gt; &lt;genre&gt;Platform&lt;/genre&gt; &lt;score&gt;3.2&lt;/score&gt; &lt;player&gt;1 Player&lt;/player&gt; &lt;story&gt;This is very much like any other Oddworld game. Abe's job is to free his fellow Mudokken's who are being used as slave labor to dig up the bones of their ancestors. The Glukkons use the bones to make Soul Storm Brew. Abe's vocabulary is limited to "Hello", "Follow me" "Wait" and "Work". He must use these commands to direct slave Mudokkens to their freedom. when enough slaves in a level have been saved, you go on to the next level to do it all again.****The game uses a password to save your game. ****The game features both an easy option as well as the normal mode. You also get infinite lives so you can try different ways to get around.&lt;/story&gt; &lt;/game&gt;</text:p>
          </table:table-cell>
          <table:table-cell table:number-columns-repeated="1013"/>
        </table:table-row>
        <table:table-row table:style-name="ro1">
          <table:table-cell office:value-type="string">
            <text:p>Pac-Man - Special Color Edition (USA)</text:p>
          </table:table-cell>
          <table:table-cell office:value-type="float" office:value="1999">
            <text:p>1999</text:p>
          </table:table-cell>
          <table:table-cell office:value-type="string">
            <text:p>ESRB - E (Everyone)</text:p>
          </table:table-cell>
          <table:table-cell office:value-type="string">
            <text:p>Pac-Man - Special Color Edition </text:p>
          </table:table-cell>
          <table:table-cell office:value-type="string">
            <text:p>Namco</text:p>
          </table:table-cell>
          <table:table-cell office:value-type="string">
            <text:p>Namco Limited</text:p>
          </table:table-cell>
          <table:table-cell office:value-type="string">
            <text:p>Action</text:p>
          </table:table-cell>
          <table:table-cell office:value-type="string">
            <text:p>4.3</text:p>
          </table:table-cell>
          <table:table-cell office:value-type="string">
            <text:p>1-2 Players</text:p>
          </table:table-cell>
          <table:table-cell office:value-type="string">
            <text:p>In celebration of the 20th anniversary of Pac-Man, this game pack includes a conversion of the original Pac-Man arcade game as well as the Tetris style puzzle game Pac-Attack.</text:p>
          </table:table-cell>
          <table:table-cell table:style-name="Default" table:formula="of:=CONCATENATE(&quot;&lt;game name=&quot;;CHAR(34);[.A331];CHAR(34);&quot;&gt; &lt;year&gt;&quot;;[.B331];&quot;&lt;/year&gt; &lt;rating&gt;&quot;;[.C331];&quot;&lt;/rating&gt; &lt;title&gt;&quot;;[.D331];&quot;&lt;/title&gt; &lt;pub&gt;&quot;;[.E331];&quot;&lt;/pub&gt; &lt;dev&gt;&quot;;[.F331];&quot;&lt;/dev&gt; &lt;genre&gt;&quot;;[.G331];&quot;&lt;/genre&gt; &lt;score&gt;&quot;;[.H331];&quot;&lt;/score&gt; &lt;player&gt;&quot;;[.I331];&quot;&lt;/player&gt; &lt;story&gt;&quot;;[.J331];&quot;&lt;/story&gt; &lt;/game&gt;&quot;)" office:value-type="string" office:string-value="&lt;game name=&quot;Pac-Man - Special Color Edition (USA)&quot;&gt; &lt;year&gt;1999&lt;/year&gt; &lt;rating&gt;ESRB - E (Everyone)&lt;/rating&gt; &lt;title&gt;Pac-Man - Special Color Edition &lt;/title&gt; &lt;pub&gt;Namco&lt;/pub&gt; &lt;dev&gt;Namco Limited&lt;/dev&gt; &lt;genre&gt;Action&lt;/genre&gt; &lt;score&gt;4.3&lt;/score&gt; &lt;player&gt;1-2 Players&lt;/player&gt; &lt;story&gt;In celebration of the 20th anniversary of Pac-Man, this game pack includes a conversion of the original Pac-Man arcade game as well as the Tetris style puzzle game Pac-Attack.&lt;/story&gt; &lt;/game&gt;">
            <text:p>&lt;game name="Pac-Man - Special Color Edition (USA)"&gt; &lt;year&gt;1999&lt;/year&gt; &lt;rating&gt;ESRB - E (Everyone)&lt;/rating&gt; &lt;title&gt;Pac-Man - Special Color Edition &lt;/title&gt; &lt;pub&gt;Namco&lt;/pub&gt; &lt;dev&gt;Namco Limited&lt;/dev&gt; &lt;genre&gt;Action&lt;/genre&gt; &lt;score&gt;4.3&lt;/score&gt; &lt;player&gt;1-2 Players&lt;/player&gt; &lt;story&gt;In celebration of the 20th anniversary of Pac-Man, this game pack includes a conversion of the original Pac-Man arcade game as well as the Tetris style puzzle game Pac-Attack.&lt;/story&gt; &lt;/game&gt;</text:p>
          </table:table-cell>
          <table:table-cell table:number-columns-repeated="1013"/>
        </table:table-row>
        <table:table-row table:style-name="ro1">
          <table:table-cell office:value-type="string">
            <text:p>Paperboy (USA, Europe)</text:p>
          </table:table-cell>
          <table:table-cell office:value-type="float" office:value="1999">
            <text:p>1999</text:p>
          </table:table-cell>
          <table:table-cell office:value-type="string">
            <text:p>ESRB - E (Everyone)</text:p>
          </table:table-cell>
          <table:table-cell office:value-type="string">
            <text:p>Paperboy </text:p>
          </table:table-cell>
          <table:table-cell office:value-type="string">
            <text:p>Midway</text:p>
          </table:table-cell>
          <table:table-cell office:value-type="string">
            <text:p>Atari Games Corporation</text:p>
          </table:table-cell>
          <table:table-cell office:value-type="string">
            <text:p>Action</text:p>
          </table:table-cell>
          <table:table-cell office:value-type="string">
            <text:p>3.8</text:p>
          </table:table-cell>
          <table:table-cell office:value-type="string">
            <text:p>1 Player</text:p>
          </table:table-cell>
          <table:table-cell office:value-type="string">
            <text:p>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text:p>
          </table:table-cell>
          <table:table-cell table:style-name="Default" table:formula="of:=CONCATENATE(&quot;&lt;game name=&quot;;CHAR(34);[.A332];CHAR(34);&quot;&gt; &lt;year&gt;&quot;;[.B332];&quot;&lt;/year&gt; &lt;rating&gt;&quot;;[.C332];&quot;&lt;/rating&gt; &lt;title&gt;&quot;;[.D332];&quot;&lt;/title&gt; &lt;pub&gt;&quot;;[.E332];&quot;&lt;/pub&gt; &lt;dev&gt;&quot;;[.F332];&quot;&lt;/dev&gt; &lt;genre&gt;&quot;;[.G332];&quot;&lt;/genre&gt; &lt;score&gt;&quot;;[.H332];&quot;&lt;/score&gt; &lt;player&gt;&quot;;[.I332];&quot;&lt;/player&gt; &lt;story&gt;&quot;;[.J332];&quot;&lt;/story&gt; &lt;/game&gt;&quot;)" office:value-type="string" office:string-value="&lt;game name=&quot;Paperboy (USA, Europe)&quot;&gt; &lt;year&gt;1999&lt;/year&gt; &lt;rating&gt;ESRB - E (Everyone)&lt;/rating&gt; &lt;title&gt;Paperboy &lt;/title&gt; &lt;pub&gt;Midway&lt;/pub&gt; &lt;dev&gt;Atari Games Corporation&lt;/dev&gt; &lt;genre&gt;Action&lt;/genre&gt; &lt;score&gt;3.8&lt;/score&gt; &lt;player&gt;1 Player&lt;/player&gt; &lt;story&gt;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lt;/story&gt; &lt;/game&gt;">
            <text:p>&lt;game name="Paperboy (USA, Europe)"&gt; &lt;year&gt;1999&lt;/year&gt; &lt;rating&gt;ESRB - E (Everyone)&lt;/rating&gt; &lt;title&gt;Paperboy &lt;/title&gt; &lt;pub&gt;Midway&lt;/pub&gt; &lt;dev&gt;Atari Games Corporation&lt;/dev&gt; &lt;genre&gt;Action&lt;/genre&gt; &lt;score&gt;3.8&lt;/score&gt; &lt;player&gt;1 Player&lt;/player&gt; &lt;story&gt;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lt;/story&gt; &lt;/game&gt;</text:p>
          </table:table-cell>
          <table:table-cell table:number-columns-repeated="1013"/>
        </table:table-row>
        <table:table-row table:style-name="ro1">
          <table:table-cell office:value-type="string">
            <text:p>Papyrus (Europe)</text:p>
          </table:table-cell>
          <table:table-cell office:value-type="float" office:value="2000">
            <text:p>2000</text:p>
          </table:table-cell>
          <table:table-cell office:value-type="string">
            <text:p>ESRB - E (Everyone)</text:p>
          </table:table-cell>
          <table:table-cell office:value-type="string">
            <text:p>Papyrus </text:p>
          </table:table-cell>
          <table:table-cell office:value-type="string">
            <text:p>Ubisoft</text:p>
          </table:table-cell>
          <table:table-cell office:value-type="string">
            <text:p>Planet Interactive Development</text:p>
          </table:table-cell>
          <table:table-cell office:value-type="string">
            <text:p>Action</text:p>
          </table:table-cell>
          <table:table-cell office:value-type="string">
            <text:p>2.8</text:p>
          </table:table-cell>
          <table:table-cell office:value-type="string">
            <text:p>1 Player</text:p>
          </table:table-cell>
          <table:table-cell office:value-type="string">
            <text:p>Papyrus is a platform game based on the Belgian comic and animated series of the same name by Lucien de Gieter.****In the game you play as Papyrus, a young Egyptian lad, in an ancient Egyptian setting. The princess Theti has been kidnapped by the evil High Priest Seth, who wants to take over the power of her father the pharaoh. Once you rescue Theti you can also play as her.****The game features typical platform controls, where you can move back and forth, jump, attack; by punching or throwing stones, climb, and hang from vines and cracks. There are 21 levels in total to play through, with seven boss battle mixed in.****A secret level can be unlocked using the &amp;quot;Ubi Key&amp;quot;, which is activated by connecting two GBCs playing Papyrus via the Infra-Red Port.</text:p>
          </table:table-cell>
          <table:table-cell table:style-name="Default" table:formula="of:=CONCATENATE(&quot;&lt;game name=&quot;;CHAR(34);[.A333];CHAR(34);&quot;&gt; &lt;year&gt;&quot;;[.B333];&quot;&lt;/year&gt; &lt;rating&gt;&quot;;[.C333];&quot;&lt;/rating&gt; &lt;title&gt;&quot;;[.D333];&quot;&lt;/title&gt; &lt;pub&gt;&quot;;[.E333];&quot;&lt;/pub&gt; &lt;dev&gt;&quot;;[.F333];&quot;&lt;/dev&gt; &lt;genre&gt;&quot;;[.G333];&quot;&lt;/genre&gt; &lt;score&gt;&quot;;[.H333];&quot;&lt;/score&gt; &lt;player&gt;&quot;;[.I333];&quot;&lt;/player&gt; &lt;story&gt;&quot;;[.J333];&quot;&lt;/story&gt; &lt;/game&gt;&quot;)" office:value-type="string" office:string-value="&lt;game name=&quot;Papyrus (Europe)&quot;&gt; &lt;year&gt;2000&lt;/year&gt; &lt;rating&gt;ESRB - E (Everyone)&lt;/rating&gt; &lt;title&gt;Papyrus &lt;/title&gt; &lt;pub&gt;Ubisoft&lt;/pub&gt; &lt;dev&gt;Planet Interactive Development&lt;/dev&gt; &lt;genre&gt;Action&lt;/genre&gt; &lt;score&gt;2.8&lt;/score&gt; &lt;player&gt;1 Player&lt;/player&gt; &lt;story&gt;Papyrus is a platform game based on the Belgian comic and animated series of the same name by Lucien de Gieter.****In the game you play as Papyrus, a young Egyptian lad, in an ancient Egyptian setting. The princess Theti has been kidnapped by the evil High Priest Seth, who wants to take over the power of her father the pharaoh. Once you rescue Theti you can also play as her.****The game features typical platform controls, where you can move back and forth, jump, attack; by punching or throwing stones, climb, and hang from vines and cracks. There are 21 levels in total to play through, with seven boss battle mixed in.****A secret level can be unlocked using the &amp;quot;Ubi Key&amp;quot;, which is activated by connecting two GBCs playing Papyrus via the Infra-Red Port.&lt;/story&gt; &lt;/game&gt;">
            <text:p>&lt;game name="Papyrus (Europe)"&gt; &lt;year&gt;2000&lt;/year&gt; &lt;rating&gt;ESRB - E (Everyone)&lt;/rating&gt; &lt;title&gt;Papyrus &lt;/title&gt; &lt;pub&gt;Ubisoft&lt;/pub&gt; &lt;dev&gt;Planet Interactive Development&lt;/dev&gt; &lt;genre&gt;Action&lt;/genre&gt; &lt;score&gt;2.8&lt;/score&gt; &lt;player&gt;1 Player&lt;/player&gt; &lt;story&gt;Papyrus is a platform game based on the Belgian comic and animated series of the same name by Lucien de Gieter.****In the game you play as Papyrus, a young Egyptian lad, in an ancient Egyptian setting. The princess Theti has been kidnapped by the evil High Priest Seth, who wants to take over the power of her father the pharaoh. Once you rescue Theti you can also play as her.****The game features typical platform controls, where you can move back and forth, jump, attack; by punching or throwing stones, climb, and hang from vines and cracks. There are 21 levels in total to play through, with seven boss battle mixed in.****A secret level can be unlocked using the &amp;quot;Ubi Key&amp;quot;, which is activated by connecting two GBCs playing Papyrus via the Infra-Red Port.&lt;/story&gt; &lt;/game&gt;</text:p>
          </table:table-cell>
          <table:table-cell table:number-columns-repeated="1013"/>
        </table:table-row>
        <table:table-row table:style-name="ro1">
          <table:table-cell office:value-type="string">
            <text:p>Perfect Dark (USA, Europe)</text:p>
          </table:table-cell>
          <table:table-cell office:value-type="float" office:value="2000">
            <text:p>2000</text:p>
          </table:table-cell>
          <table:table-cell office:value-type="string">
            <text:p>ESRB - E (Everyone)</text:p>
          </table:table-cell>
          <table:table-cell office:value-type="string">
            <text:p>Perfect Dark </text:p>
          </table:table-cell>
          <table:table-cell office:value-type="string">
            <text:p>Nintendo</text:p>
          </table:table-cell>
          <table:table-cell office:value-type="string">
            <text:p>Rareware</text:p>
          </table:table-cell>
          <table:table-cell office:value-type="string">
            <text:p>Adventure</text:p>
          </table:table-cell>
          <table:table-cell office:value-type="string">
            <text:p>2.8</text:p>
          </table:table-cell>
          <table:table-cell office:value-type="string">
            <text:p>1-2 Players</text:p>
          </table:table-cell>
          <table:table-cell office:value-type="string">
            <text:p>Joanna Dark is about to become a full-fledged agent of the Carrington Institute. <text:s/>Before she does, though, she has one final field test to complete - an actual mission in the depths of the South American jungle. <text:s/>Joanna must infiltrate a hidden cyborg manufacturing facility. <text:s/>Along the way, she will have her first encounter with the nefarious dataDyne corporation.****Perfect Dark is a prequel to the Nintendo 64 game of the same name. <text:s/>Players assume the role of Joanna Dark, just before her induction into the Carrington Institute. <text:s/>The game plays from a top-down perspective, and you battle enemies with a variety of high-tech weaponry, from handguns to rocket launchers. A weapon can be assigned to the A Button and the B Button, which represent your left hand and your right hand. <text:s/>It's also possible to search dead enemies for items and ammo by pressing Select near their corpse.****Perfect Dark also includes a variety of mini-games which you encounter as you progress through the story. <text:s/>There are target ranges to practice in, vehicles to drive, sniper rifle sections, which are viewed through the sniper scope, and more. <text:s/>There are also boss battles against enemy cyborgs, helicopters, and other deadly enemies.</text:p>
          </table:table-cell>
          <table:table-cell table:style-name="Default" table:formula="of:=CONCATENATE(&quot;&lt;game name=&quot;;CHAR(34);[.A334];CHAR(34);&quot;&gt; &lt;year&gt;&quot;;[.B334];&quot;&lt;/year&gt; &lt;rating&gt;&quot;;[.C334];&quot;&lt;/rating&gt; &lt;title&gt;&quot;;[.D334];&quot;&lt;/title&gt; &lt;pub&gt;&quot;;[.E334];&quot;&lt;/pub&gt; &lt;dev&gt;&quot;;[.F334];&quot;&lt;/dev&gt; &lt;genre&gt;&quot;;[.G334];&quot;&lt;/genre&gt; &lt;score&gt;&quot;;[.H334];&quot;&lt;/score&gt; &lt;player&gt;&quot;;[.I334];&quot;&lt;/player&gt; &lt;story&gt;&quot;;[.J334];&quot;&lt;/story&gt; &lt;/game&gt;&quot;)" office:value-type="string" office:string-value="&lt;game name=&quot;Perfect Dark (USA, Europe)&quot;&gt; &lt;year&gt;2000&lt;/year&gt; &lt;rating&gt;ESRB - E (Everyone)&lt;/rating&gt; &lt;title&gt;Perfect Dark &lt;/title&gt; &lt;pub&gt;Nintendo&lt;/pub&gt; &lt;dev&gt;Rareware&lt;/dev&gt; &lt;genre&gt;Adventure&lt;/genre&gt; &lt;score&gt;2.8&lt;/score&gt; &lt;player&gt;1-2 Players&lt;/player&gt; &lt;story&gt;Joanna Dark is about to become a full-fledged agent of the Carrington Institute.  Before she does, though, she has one final field test to complete - an actual mission in the depths of the South American jungle.  Joanna must infiltrate a hidden cyborg manufacturing facility.  Along the way, she will have her first encounter with the nefarious dataDyne corporation.****Perfect Dark is a prequel to the Nintendo 64 game of the same name.  Players assume the role of Joanna Dark, just before her induction into the Carrington Institute.  The game plays from a top-down perspective, and you battle enemies with a variety of high-tech weaponry, from handguns to rocket launchers. A weapon can be assigned to the A Button and the B Button, which represent your left hand and your right hand.  It's also possible to search dead enemies for items and ammo by pressing Select near their corpse.****Perfect Dark also includes a variety of mini-games which you encounter as you progress through the story.  There are target ranges to practice in, vehicles to drive, sniper rifle sections, which are viewed through the sniper scope, and more.  There are also boss battles against enemy cyborgs, helicopters, and other deadly enemies.&lt;/story&gt; &lt;/game&gt;">
            <text:p>&lt;game name="Perfect Dark (USA, Europe)"&gt; &lt;year&gt;2000&lt;/year&gt; &lt;rating&gt;ESRB - E (Everyone)&lt;/rating&gt; &lt;title&gt;Perfect Dark &lt;/title&gt; &lt;pub&gt;Nintendo&lt;/pub&gt; &lt;dev&gt;Rareware&lt;/dev&gt; &lt;genre&gt;Adventure&lt;/genre&gt; &lt;score&gt;2.8&lt;/score&gt; &lt;player&gt;1-2 Players&lt;/player&gt; &lt;story&gt;Joanna Dark is about to become a full-fledged agent of the Carrington Institute. <text:s/>Before she does, though, she has one final field test to complete - an actual mission in the depths of the South American jungle. <text:s/>Joanna must infiltrate a hidden cyborg manufacturing facility. <text:s/>Along the way, she will have her first encounter with the nefarious dataDyne corporation.****Perfect Dark is a prequel to the Nintendo 64 game of the same name. <text:s/>Players assume the role of Joanna Dark, just before her induction into the Carrington Institute. <text:s/>The game plays from a top-down perspective, and you battle enemies with a variety of high-tech weaponry, from handguns to rocket launchers. A weapon can be assigned to the A Button and the B Button, which represent your left hand and your right hand. <text:s/>It's also possible to search dead enemies for items and ammo by pressing Select near their corpse.****Perfect Dark also includes a variety of mini-games which you encounter as you progress through the story. <text:s/>There are target ranges to practice in, vehicles to drive, sniper rifle sections, which are viewed through the sniper scope, and more. <text:s/>There are also boss battles against enemy cyborgs, helicopters, and other deadly enemies.&lt;/story&gt; &lt;/game&gt;</text:p>
          </table:table-cell>
          <table:table-cell table:number-columns-repeated="1013"/>
        </table:table-row>
        <table:table-row table:style-name="ro1">
          <table:table-cell office:value-type="string">
            <text:p>Pitfall - Beyond the Jungle (USA, Europe)</text:p>
          </table:table-cell>
          <table:table-cell office:value-type="float" office:value="1998">
            <text:p>1998</text:p>
          </table:table-cell>
          <table:table-cell office:value-type="string">
            <text:p>ESRB - E (Everyone)</text:p>
          </table:table-cell>
          <table:table-cell office:value-type="string">
            <text:p>Pitfall - Beyond the Jungle </text:p>
          </table:table-cell>
          <table:table-cell office:value-type="string">
            <text:p>Crave</text:p>
          </table:table-cell>
          <table:table-cell office:value-type="string">
            <text:p>David A. Palmer Productions</text:p>
          </table:table-cell>
          <table:table-cell office:value-type="string">
            <text:p>Platform</text:p>
          </table:table-cell>
          <table:table-cell office:value-type="string">
            <text:p>2.7</text:p>
          </table:table-cell>
          <table:table-cell office:value-type="string">
            <text:p>1 Player</text:p>
          </table:table-cell>
          <table:table-cell office:value-type="string">
            <text:p>Pitfall: Beyond the Jungle is a side-scrolling platformer in which the player controls Pitfall Henry Jr. who discovered a portal to another dimension. There he has to beat four worlds with overall 15 levels in order to save the people from the evil Scourge. As with all Pitfall games, the focus is on skillful platforming and jumping. Harry can perform multiple jumping variants (regular jump, long jump, high jump, and a short but high jump forward) which are performed together with the directional buttons and need to be mastered in order to beat the game. Examples of typical obstacles are vines which need to be grabbed mid-air and floating snags where Harry can hook in his axe in. This axe is also the only weapon which can be used to kill the enemies which drain Harry's life energy when their attacks are successful. The premise is the same as in the PlayStation version, but the rest of the game is unrelated.</text:p>
          </table:table-cell>
          <table:table-cell table:style-name="Default" table:formula="of:=CONCATENATE(&quot;&lt;game name=&quot;;CHAR(34);[.A335];CHAR(34);&quot;&gt; &lt;year&gt;&quot;;[.B335];&quot;&lt;/year&gt; &lt;rating&gt;&quot;;[.C335];&quot;&lt;/rating&gt; &lt;title&gt;&quot;;[.D335];&quot;&lt;/title&gt; &lt;pub&gt;&quot;;[.E335];&quot;&lt;/pub&gt; &lt;dev&gt;&quot;;[.F335];&quot;&lt;/dev&gt; &lt;genre&gt;&quot;;[.G335];&quot;&lt;/genre&gt; &lt;score&gt;&quot;;[.H335];&quot;&lt;/score&gt; &lt;player&gt;&quot;;[.I335];&quot;&lt;/player&gt; &lt;story&gt;&quot;;[.J335];&quot;&lt;/story&gt; &lt;/game&gt;&quot;)" office:value-type="string" office:string-value="&lt;game name=&quot;Pitfall - Beyond the Jungle (USA, Europe)&quot;&gt; &lt;year&gt;1998&lt;/year&gt; &lt;rating&gt;ESRB - E (Everyone)&lt;/rating&gt; &lt;title&gt;Pitfall - Beyond the Jungle &lt;/title&gt; &lt;pub&gt;Crave&lt;/pub&gt; &lt;dev&gt;David A. Palmer Productions&lt;/dev&gt; &lt;genre&gt;Platform&lt;/genre&gt; &lt;score&gt;2.7&lt;/score&gt; &lt;player&gt;1 Player&lt;/player&gt; &lt;story&gt;Pitfall: Beyond the Jungle is a side-scrolling platformer in which the player controls Pitfall Henry Jr. who discovered a portal to another dimension. There he has to beat four worlds with overall 15 levels in order to save the people from the evil Scourge. As with all Pitfall games, the focus is on skillful platforming and jumping. Harry can perform multiple jumping variants (regular jump, long jump, high jump, and a short but high jump forward) which are performed together with the directional buttons and need to be mastered in order to beat the game. Examples of typical obstacles are vines which need to be grabbed mid-air and floating snags where Harry can hook in his axe in. This axe is also the only weapon which can be used to kill the enemies which drain Harry's life energy when their attacks are successful. The premise is the same as in the PlayStation version, but the rest of the game is unrelated.&lt;/story&gt; &lt;/game&gt;">
            <text:p>&lt;game name="Pitfall - Beyond the Jungle (USA, Europe)"&gt; &lt;year&gt;1998&lt;/year&gt; &lt;rating&gt;ESRB - E (Everyone)&lt;/rating&gt; &lt;title&gt;Pitfall - Beyond the Jungle &lt;/title&gt; &lt;pub&gt;Crave&lt;/pub&gt; &lt;dev&gt;David A. Palmer Productions&lt;/dev&gt; &lt;genre&gt;Platform&lt;/genre&gt; &lt;score&gt;2.7&lt;/score&gt; &lt;player&gt;1 Player&lt;/player&gt; &lt;story&gt;Pitfall: Beyond the Jungle is a side-scrolling platformer in which the player controls Pitfall Henry Jr. who discovered a portal to another dimension. There he has to beat four worlds with overall 15 levels in order to save the people from the evil Scourge. As with all Pitfall games, the focus is on skillful platforming and jumping. Harry can perform multiple jumping variants (regular jump, long jump, high jump, and a short but high jump forward) which are performed together with the directional buttons and need to be mastered in order to beat the game. Examples of typical obstacles are vines which need to be grabbed mid-air and floating snags where Harry can hook in his axe in. This axe is also the only weapon which can be used to kill the enemies which drain Harry's life energy when their attacks are successful. The premise is the same as in the PlayStation version, but the rest of the game is unrelated.&lt;/story&gt; &lt;/game&gt;</text:p>
          </table:table-cell>
          <table:table-cell table:number-columns-repeated="1013"/>
        </table:table-row>
        <table:table-row table:style-name="ro1">
          <table:table-cell office:value-type="string">
            <text:p>Planet of the Apes (USA)</text:p>
          </table:table-cell>
          <table:table-cell office:value-type="float" office:value="2000">
            <text:p>2000</text:p>
          </table:table-cell>
          <table:table-cell office:value-type="string">
            <text:p>ESRB - E (Everyone)</text:p>
          </table:table-cell>
          <table:table-cell office:value-type="string">
            <text:p>Planet of the Apes </text:p>
          </table:table-cell>
          <table:table-cell office:value-type="string">
            <text:p>Ubisoft</text:p>
          </table:table-cell>
          <table:table-cell office:value-type="string">
            <text:p>Torus Games </text:p>
          </table:table-cell>
          <table:table-cell office:value-type="string">
            <text:p>Action</text:p>
          </table:table-cell>
          <table:table-cell office:value-type="string">
            <text:p>3.8</text:p>
          </table:table-cell>
          <table:table-cell office:value-type="string">
            <text:p>1 Player</text:p>
          </table:table-cell>
          <table:table-cell office:value-type="string">
            <text:p>Based on the series of 1960's movies that starred legendary actors such as Charlton Heston and Roddy McDowell, the player takes control of a deep space astronaut by the name of Ulysses who crash lands on Earth after 200 years in space and awakens to discover that apes have become the dominant species and has nearly wiped out the human race. Joining with a group of survivors, the player must make their way to the heart of the Ape Empire and stop General Ursus, who is planning a final attack on mankind. <text:s/>The gameplay is a side-scrolling action game, similar to Prince of Persia, having the player avoid various traps and pitfalls by jumping and climbing. They must also avoid various enemies including armed apes that will try to stop the player at all costs, but the player has weapons of there own. The player will start out with a knife and eventually will upgrade to a pistol and a shotgun. <text:s/>There are 13 levels in all, with the story being told through still picture cut scenes that are modeled after the films. There is also a password feature for players to pick up and play at their leisure. <text:s/></text:p>
          </table:table-cell>
          <table:table-cell table:style-name="Default" table:formula="of:=CONCATENATE(&quot;&lt;game name=&quot;;CHAR(34);[.A336];CHAR(34);&quot;&gt; &lt;year&gt;&quot;;[.B336];&quot;&lt;/year&gt; &lt;rating&gt;&quot;;[.C336];&quot;&lt;/rating&gt; &lt;title&gt;&quot;;[.D336];&quot;&lt;/title&gt; &lt;pub&gt;&quot;;[.E336];&quot;&lt;/pub&gt; &lt;dev&gt;&quot;;[.F336];&quot;&lt;/dev&gt; &lt;genre&gt;&quot;;[.G336];&quot;&lt;/genre&gt; &lt;score&gt;&quot;;[.H336];&quot;&lt;/score&gt; &lt;player&gt;&quot;;[.I336];&quot;&lt;/player&gt; &lt;story&gt;&quot;;[.J336];&quot;&lt;/story&gt; &lt;/game&gt;&quot;)" office:value-type="string" office:string-value="&lt;game name=&quot;Planet of the Apes (USA)&quot;&gt; &lt;year&gt;2000&lt;/year&gt; &lt;rating&gt;ESRB - E (Everyone)&lt;/rating&gt; &lt;title&gt;Planet of the Apes &lt;/title&gt; &lt;pub&gt;Ubisoft&lt;/pub&gt; &lt;dev&gt;Torus Games &lt;/dev&gt; &lt;genre&gt;Action&lt;/genre&gt; &lt;score&gt;3.8&lt;/score&gt; &lt;player&gt;1 Player&lt;/player&gt; &lt;story&gt;Based on the series of 1960's movies that starred legendary actors such as Charlton Heston and Roddy McDowell, the player takes control of a deep space astronaut by the name of Ulysses who crash lands on Earth after 200 years in space and awakens to discover that apes have become the dominant species and has nearly wiped out the human race. Joining with a group of survivors, the player must make their way to the heart of the Ape Empire and stop General Ursus, who is planning a final attack on mankind.  The gameplay is a side-scrolling action game, similar to Prince of Persia, having the player avoid various traps and pitfalls by jumping and climbing. They must also avoid various enemies including armed apes that will try to stop the player at all costs, but the player has weapons of there own. The player will start out with a knife and eventually will upgrade to a pistol and a shotgun.  There are 13 levels in all, with the story being told through still picture cut scenes that are modeled after the films. There is also a password feature for players to pick up and play at their leisure.  &lt;/story&gt; &lt;/game&gt;">
            <text:p>&lt;game name="Planet of the Apes (USA)"&gt; &lt;year&gt;2000&lt;/year&gt; &lt;rating&gt;ESRB - E (Everyone)&lt;/rating&gt; &lt;title&gt;Planet of the Apes &lt;/title&gt; &lt;pub&gt;Ubisoft&lt;/pub&gt; &lt;dev&gt;Torus Games &lt;/dev&gt; &lt;genre&gt;Action&lt;/genre&gt; &lt;score&gt;3.8&lt;/score&gt; &lt;player&gt;1 Player&lt;/player&gt; &lt;story&gt;Based on the series of 1960's movies that starred legendary actors such as Charlton Heston and Roddy McDowell, the player takes control of a deep space astronaut by the name of Ulysses who crash lands on Earth after 200 years in space and awakens to discover that apes have become the dominant species and has nearly wiped out the human race. Joining with a group of survivors, the player must make their way to the heart of the Ape Empire and stop General Ursus, who is planning a final attack on mankind. <text:s/>The gameplay is a side-scrolling action game, similar to Prince of Persia, having the player avoid various traps and pitfalls by jumping and climbing. They must also avoid various enemies including armed apes that will try to stop the player at all costs, but the player has weapons of there own. The player will start out with a knife and eventually will upgrade to a pistol and a shotgun. <text:s/>There are 13 levels in all, with the story being told through still picture cut scenes that are modeled after the films. There is also a password feature for players to pick up and play at their leisure. <text:s/>&lt;/story&gt; &lt;/game&gt;</text:p>
          </table:table-cell>
          <table:table-cell table:number-columns-repeated="1013"/>
        </table:table-row>
        <table:table-row table:style-name="ro1">
          <table:table-cell office:value-type="string">
            <text:p>Player Manager 2001 (Europe)</text:p>
          </table:table-cell>
          <table:table-cell office:value-type="float" office:value="2001">
            <text:p>2001</text:p>
          </table:table-cell>
          <table:table-cell office:value-type="string">
            <text:p>ESRB - E (Everyone)</text:p>
          </table:table-cell>
          <table:table-cell office:value-type="string">
            <text:p>Player Manager 2001 </text:p>
          </table:table-cell>
          <table:table-cell office:value-type="string">
            <text:p>THQ</text:p>
          </table:table-cell>
          <table:table-cell office:value-type="string">
            <text:p>G3 Interactive Ltd.</text:p>
          </table:table-cell>
          <table:table-cell office:value-type="string">
            <text:p>Sports</text:p>
          </table:table-cell>
          <table:table-cell office:value-type="string">
            <text:p>3.2</text:p>
          </table:table-cell>
          <table:table-cell office:value-type="string">
            <text:p>1 Player</text:p>
          </table:table-cell>
          <table:table-cell office:value-type="string">
            <text:p>Player Manager 2001 is the Game Boy Color version of the long running football management series that started on the Amiga in 1989. It follows the norm of the genre and lets you take control of any team in the top two divisions of five European countries (England, France, Germany, Spain and Italy). As the manager it is your task to buy and sell players, lay up training schedules, set contracts and scout for new players. Most importantly, your job is to choose the right squad, and create tactics that takes advantage of your opponents' weaknesses. There are different staff modes meaning that you can choose to put some parts of the game as auto. The matches are text based.</text:p>
          </table:table-cell>
          <table:table-cell table:style-name="Default" table:formula="of:=CONCATENATE(&quot;&lt;game name=&quot;;CHAR(34);[.A337];CHAR(34);&quot;&gt; &lt;year&gt;&quot;;[.B337];&quot;&lt;/year&gt; &lt;rating&gt;&quot;;[.C337];&quot;&lt;/rating&gt; &lt;title&gt;&quot;;[.D337];&quot;&lt;/title&gt; &lt;pub&gt;&quot;;[.E337];&quot;&lt;/pub&gt; &lt;dev&gt;&quot;;[.F337];&quot;&lt;/dev&gt; &lt;genre&gt;&quot;;[.G337];&quot;&lt;/genre&gt; &lt;score&gt;&quot;;[.H337];&quot;&lt;/score&gt; &lt;player&gt;&quot;;[.I337];&quot;&lt;/player&gt; &lt;story&gt;&quot;;[.J337];&quot;&lt;/story&gt; &lt;/game&gt;&quot;)" office:value-type="string" office:string-value="&lt;game name=&quot;Player Manager 2001 (Europe)&quot;&gt; &lt;year&gt;2001&lt;/year&gt; &lt;rating&gt;ESRB - E (Everyone)&lt;/rating&gt; &lt;title&gt;Player Manager 2001 &lt;/title&gt; &lt;pub&gt;THQ&lt;/pub&gt; &lt;dev&gt;G3 Interactive Ltd.&lt;/dev&gt; &lt;genre&gt;Sports&lt;/genre&gt; &lt;score&gt;3.2&lt;/score&gt; &lt;player&gt;1 Player&lt;/player&gt; &lt;story&gt;Player Manager 2001 is the Game Boy Color version of the long running football management series that started on the Amiga in 1989. It follows the norm of the genre and lets you take control of any team in the top two divisions of five European countries (England, France, Germany, Spain and Italy). As the manager it is your task to buy and sell players, lay up training schedules, set contracts and scout for new players. Most importantly, your job is to choose the right squad, and create tactics that takes advantage of your opponents' weaknesses. There are different staff modes meaning that you can choose to put some parts of the game as auto. The matches are text based.&lt;/story&gt; &lt;/game&gt;">
            <text:p>&lt;game name="Player Manager 2001 (Europe)"&gt; &lt;year&gt;2001&lt;/year&gt; &lt;rating&gt;ESRB - E (Everyone)&lt;/rating&gt; &lt;title&gt;Player Manager 2001 &lt;/title&gt; &lt;pub&gt;THQ&lt;/pub&gt; &lt;dev&gt;G3 Interactive Ltd.&lt;/dev&gt; &lt;genre&gt;Sports&lt;/genre&gt; &lt;score&gt;3.2&lt;/score&gt; &lt;player&gt;1 Player&lt;/player&gt; &lt;story&gt;Player Manager 2001 is the Game Boy Color version of the long running football management series that started on the Amiga in 1989. It follows the norm of the genre and lets you take control of any team in the top two divisions of five European countries (England, France, Germany, Spain and Italy). As the manager it is your task to buy and sell players, lay up training schedules, set contracts and scout for new players. Most importantly, your job is to choose the right squad, and create tactics that takes advantage of your opponents' weaknesses. There are different staff modes meaning that you can choose to put some parts of the game as auto. The matches are text based.&lt;/story&gt; &lt;/game&gt;</text:p>
          </table:table-cell>
          <table:table-cell table:number-columns-repeated="1013"/>
        </table:table-row>
        <table:table-row table:style-name="ro1">
          <table:table-cell office:value-type="string">
            <text:p>Pocket Bomberman (USA, Europe)</text:p>
          </table:table-cell>
          <table:table-cell office:value-type="float" office:value="1998">
            <text:p>1998</text:p>
          </table:table-cell>
          <table:table-cell office:value-type="string">
            <text:p>ESRB - E (Everyone)</text:p>
          </table:table-cell>
          <table:table-cell office:value-type="string">
            <text:p>Pocket Bomberman </text:p>
          </table:table-cell>
          <table:table-cell office:value-type="string">
            <text:p>Nintendo</text:p>
          </table:table-cell>
          <table:table-cell office:value-type="string">
            <text:p>Hudson Soft Company, Ltd.</text:p>
          </table:table-cell>
          <table:table-cell office:value-type="string">
            <text:p>Puzzle</text:p>
          </table:table-cell>
          <table:table-cell office:value-type="string">
            <text:p>3.8</text:p>
          </table:table-cell>
          <table:table-cell office:value-type="string">
            <text:p>1 Player</text:p>
          </table:table-cell>
          <table:table-cell office:value-type="string">
            <text:p>Long, long ago, the sun was covered by a dark and heavy cloud. It was said this cloud was caused by a monster that had sealed the Sword of the Sun. Legends also says that to break the seal, a hero must collect five Power Stones that are guarded by monsters. Bomberman takes up the challenge as he is the last hero strong enough to defeat such monsters.****This is a side-scrolling platform game. In each world, you must clear four areas by killing any monsters within. To kill a monster, you drop a bomb. After a few seconds, the bomb explodes in a four-way blast. If the monster is within range of the blast, it is killed. After you clear these four areas, you must clear a fifth area by killing a boss to clear the world and collect its Power Stone.****Be careful, though, because if Bomberman is touched by a monster, touches a dangerous item or is caught in the blast of his own bomb, you lose a life. After all lives are gone, you get the option to restart that last area or quit. In most areas, you can, though the placement of bombs, find items to increase your jumping, speed, blast radius, etc.</text:p>
          </table:table-cell>
          <table:table-cell table:style-name="Default" table:formula="of:=CONCATENATE(&quot;&lt;game name=&quot;;CHAR(34);[.A338];CHAR(34);&quot;&gt; &lt;year&gt;&quot;;[.B338];&quot;&lt;/year&gt; &lt;rating&gt;&quot;;[.C338];&quot;&lt;/rating&gt; &lt;title&gt;&quot;;[.D338];&quot;&lt;/title&gt; &lt;pub&gt;&quot;;[.E338];&quot;&lt;/pub&gt; &lt;dev&gt;&quot;;[.F338];&quot;&lt;/dev&gt; &lt;genre&gt;&quot;;[.G338];&quot;&lt;/genre&gt; &lt;score&gt;&quot;;[.H338];&quot;&lt;/score&gt; &lt;player&gt;&quot;;[.I338];&quot;&lt;/player&gt; &lt;story&gt;&quot;;[.J338];&quot;&lt;/story&gt; &lt;/game&gt;&quot;)" office:value-type="string" office:string-value="&lt;game name=&quot;Pocket Bomberman (USA, Europe)&quot;&gt; &lt;year&gt;1998&lt;/year&gt; &lt;rating&gt;ESRB - E (Everyone)&lt;/rating&gt; &lt;title&gt;Pocket Bomberman &lt;/title&gt; &lt;pub&gt;Nintendo&lt;/pub&gt; &lt;dev&gt;Hudson Soft Company, Ltd.&lt;/dev&gt; &lt;genre&gt;Puzzle&lt;/genre&gt; &lt;score&gt;3.8&lt;/score&gt; &lt;player&gt;1 Player&lt;/player&gt; &lt;story&gt;Long, long ago, the sun was covered by a dark and heavy cloud. It was said this cloud was caused by a monster that had sealed the Sword of the Sun. Legends also says that to break the seal, a hero must collect five Power Stones that are guarded by monsters. Bomberman takes up the challenge as he is the last hero strong enough to defeat such monsters.****This is a side-scrolling platform game. In each world, you must clear four areas by killing any monsters within. To kill a monster, you drop a bomb. After a few seconds, the bomb explodes in a four-way blast. If the monster is within range of the blast, it is killed. After you clear these four areas, you must clear a fifth area by killing a boss to clear the world and collect its Power Stone.****Be careful, though, because if Bomberman is touched by a monster, touches a dangerous item or is caught in the blast of his own bomb, you lose a life. After all lives are gone, you get the option to restart that last area or quit. In most areas, you can, though the placement of bombs, find items to increase your jumping, speed, blast radius, etc.&lt;/story&gt; &lt;/game&gt;">
            <text:p>&lt;game name="Pocket Bomberman (USA, Europe)"&gt; &lt;year&gt;1998&lt;/year&gt; &lt;rating&gt;ESRB - E (Everyone)&lt;/rating&gt; &lt;title&gt;Pocket Bomberman &lt;/title&gt; &lt;pub&gt;Nintendo&lt;/pub&gt; &lt;dev&gt;Hudson Soft Company, Ltd.&lt;/dev&gt; &lt;genre&gt;Puzzle&lt;/genre&gt; &lt;score&gt;3.8&lt;/score&gt; &lt;player&gt;1 Player&lt;/player&gt; &lt;story&gt;Long, long ago, the sun was covered by a dark and heavy cloud. It was said this cloud was caused by a monster that had sealed the Sword of the Sun. Legends also says that to break the seal, a hero must collect five Power Stones that are guarded by monsters. Bomberman takes up the challenge as he is the last hero strong enough to defeat such monsters.****This is a side-scrolling platform game. In each world, you must clear four areas by killing any monsters within. To kill a monster, you drop a bomb. After a few seconds, the bomb explodes in a four-way blast. If the monster is within range of the blast, it is killed. After you clear these four areas, you must clear a fifth area by killing a boss to clear the world and collect its Power Stone.****Be careful, though, because if Bomberman is touched by a monster, touches a dangerous item or is caught in the blast of his own bomb, you lose a life. After all lives are gone, you get the option to restart that last area or quit. In most areas, you can, though the placement of bombs, find items to increase your jumping, speed, blast radius, etc.&lt;/story&gt; &lt;/game&gt;</text:p>
          </table:table-cell>
          <table:table-cell table:number-columns-repeated="1013"/>
        </table:table-row>
        <table:table-row table:style-name="ro1">
          <table:table-cell office:value-type="string">
            <text:p>Pocket Bowling (USA)</text:p>
          </table:table-cell>
          <table:table-cell office:value-type="float" office:value="1999">
            <text:p>1999</text:p>
          </table:table-cell>
          <table:table-cell office:value-type="string">
            <text:p>ESRB - E (Everyone)</text:p>
          </table:table-cell>
          <table:table-cell office:value-type="string">
            <text:p>Pocket Bowling </text:p>
          </table:table-cell>
          <table:table-cell office:value-type="string">
            <text:p>Jaleco Entertainment</text:p>
          </table:table-cell>
          <table:table-cell office:value-type="string">
            <text:p>Athena</text:p>
          </table:table-cell>
          <table:table-cell office:value-type="string">
            <text:p>Sports</text:p>
          </table:table-cell>
          <table:table-cell office:value-type="string">
            <text:p>3.0</text:p>
          </table:table-cell>
          <table:table-cell office:value-type="string">
            <text:p>1-2 Players</text:p>
          </table:table-cell>
          <table:table-cell office:value-type="string">
            <text:p>Pocket Bowling brings bowling to the Game Boy Color. It offers single games for one or two players, a tournament mode consisting of four rounds and progress stored via passwords, and a practice option that allows setting up any pin combination to knock down. <text:s/>Before a game, players can select from five different characters, each with different statistics, and select whether they are right- or left-handed. After aligning the ball on the alley, the throwing is done with four consecutive button pushes. The first starts the curve meter, while the second stops it to select the ball curve. The third determines the power of the throw on the power meter, and the final one must be matched to a goal spot for best accuracy.</text:p>
          </table:table-cell>
          <table:table-cell table:style-name="Default" table:formula="of:=CONCATENATE(&quot;&lt;game name=&quot;;CHAR(34);[.A339];CHAR(34);&quot;&gt; &lt;year&gt;&quot;;[.B339];&quot;&lt;/year&gt; &lt;rating&gt;&quot;;[.C339];&quot;&lt;/rating&gt; &lt;title&gt;&quot;;[.D339];&quot;&lt;/title&gt; &lt;pub&gt;&quot;;[.E339];&quot;&lt;/pub&gt; &lt;dev&gt;&quot;;[.F339];&quot;&lt;/dev&gt; &lt;genre&gt;&quot;;[.G339];&quot;&lt;/genre&gt; &lt;score&gt;&quot;;[.H339];&quot;&lt;/score&gt; &lt;player&gt;&quot;;[.I339];&quot;&lt;/player&gt; &lt;story&gt;&quot;;[.J339];&quot;&lt;/story&gt; &lt;/game&gt;&quot;)" office:value-type="string" office:string-value="&lt;game name=&quot;Pocket Bowling (USA)&quot;&gt; &lt;year&gt;1999&lt;/year&gt; &lt;rating&gt;ESRB - E (Everyone)&lt;/rating&gt; &lt;title&gt;Pocket Bowling &lt;/title&gt; &lt;pub&gt;Jaleco Entertainment&lt;/pub&gt; &lt;dev&gt;Athena&lt;/dev&gt; &lt;genre&gt;Sports&lt;/genre&gt; &lt;score&gt;3.0&lt;/score&gt; &lt;player&gt;1-2 Players&lt;/player&gt; &lt;story&gt;Pocket Bowling brings bowling to the Game Boy Color. It offers single games for one or two players, a tournament mode consisting of four rounds and progress stored via passwords, and a practice option that allows setting up any pin combination to knock down.  Before a game, players can select from five different characters, each with different statistics, and select whether they are right- or left-handed. After aligning the ball on the alley, the throwing is done with four consecutive button pushes. The first starts the curve meter, while the second stops it to select the ball curve. The third determines the power of the throw on the power meter, and the final one must be matched to a goal spot for best accuracy.&lt;/story&gt; &lt;/game&gt;">
            <text:p>&lt;game name="Pocket Bowling (USA)"&gt; &lt;year&gt;1999&lt;/year&gt; &lt;rating&gt;ESRB - E (Everyone)&lt;/rating&gt; &lt;title&gt;Pocket Bowling &lt;/title&gt; &lt;pub&gt;Jaleco Entertainment&lt;/pub&gt; &lt;dev&gt;Athena&lt;/dev&gt; &lt;genre&gt;Sports&lt;/genre&gt; &lt;score&gt;3.0&lt;/score&gt; &lt;player&gt;1-2 Players&lt;/player&gt; &lt;story&gt;Pocket Bowling brings bowling to the Game Boy Color. It offers single games for one or two players, a tournament mode consisting of four rounds and progress stored via passwords, and a practice option that allows setting up any pin combination to knock down. <text:s/>Before a game, players can select from five different characters, each with different statistics, and select whether they are right- or left-handed. After aligning the ball on the alley, the throwing is done with four consecutive button pushes. The first starts the curve meter, while the second stops it to select the ball curve. The third determines the power of the throw on the power meter, and the final one must be matched to a goal spot for best accuracy.&lt;/story&gt; &lt;/game&gt;</text:p>
          </table:table-cell>
          <table:table-cell table:number-columns-repeated="1013"/>
        </table:table-row>
        <table:table-row table:style-name="ro1">
          <table:table-cell office:value-type="string">
            <text:p>Pocket Music (Europe)</text:p>
          </table:table-cell>
          <table:table-cell office:value-type="float" office:value="2002">
            <text:p>2002</text:p>
          </table:table-cell>
          <table:table-cell office:value-type="string">
            <text:p>ESRB - E (Everyone)</text:p>
          </table:table-cell>
          <table:table-cell office:value-type="string">
            <text:p>Pocket Music </text:p>
          </table:table-cell>
          <table:table-cell office:value-type="string">
            <text:p>Majesco Games</text:p>
          </table:table-cell>
          <table:table-cell office:value-type="string">
            <text:p>Jester Interactive </text:p>
          </table:table-cell>
          <table:table-cell office:value-type="string">
            <text:p>Rhythm</text:p>
          </table:table-cell>
          <table:table-cell office:value-type="string">
            <text:p>3.5</text:p>
          </table:table-cell>
          <table:table-cell office:value-type="string">
            <text:p>1 Player</text:p>
          </table:table-cell>
          <table:table-cell office:value-type="string">
            <text:p>Make music on the move with Pocket Music, the music creation game. Create your own music from a selection of samples, drum beats, baselines, melodies, and other musical instruments. Play them back, save them to your cartridge, or swap them with a friend. </text:p>
          </table:table-cell>
          <table:table-cell table:style-name="Default" table:formula="of:=CONCATENATE(&quot;&lt;game name=&quot;;CHAR(34);[.A340];CHAR(34);&quot;&gt; &lt;year&gt;&quot;;[.B340];&quot;&lt;/year&gt; &lt;rating&gt;&quot;;[.C340];&quot;&lt;/rating&gt; &lt;title&gt;&quot;;[.D340];&quot;&lt;/title&gt; &lt;pub&gt;&quot;;[.E340];&quot;&lt;/pub&gt; &lt;dev&gt;&quot;;[.F340];&quot;&lt;/dev&gt; &lt;genre&gt;&quot;;[.G340];&quot;&lt;/genre&gt; &lt;score&gt;&quot;;[.H340];&quot;&lt;/score&gt; &lt;player&gt;&quot;;[.I340];&quot;&lt;/player&gt; &lt;story&gt;&quot;;[.J340];&quot;&lt;/story&gt; &lt;/game&gt;&quot;)" office:value-type="string" office:string-value="&lt;game name=&quot;Pocket Music (Europe)&quot;&gt; &lt;year&gt;2002&lt;/year&gt; &lt;rating&gt;ESRB - E (Everyone)&lt;/rating&gt; &lt;title&gt;Pocket Music &lt;/title&gt; &lt;pub&gt;Majesco Games&lt;/pub&gt; &lt;dev&gt;Jester Interactive &lt;/dev&gt; &lt;genre&gt;Rhythm&lt;/genre&gt; &lt;score&gt;3.5&lt;/score&gt; &lt;player&gt;1 Player&lt;/player&gt; &lt;story&gt;Make music on the move with Pocket Music, the music creation game. Create your own music from a selection of samples, drum beats, baselines, melodies, and other musical instruments. Play them back, save them to your cartridge, or swap them with a friend. &lt;/story&gt; &lt;/game&gt;">
            <text:p>&lt;game name="Pocket Music (Europe)"&gt; &lt;year&gt;2002&lt;/year&gt; &lt;rating&gt;ESRB - E (Everyone)&lt;/rating&gt; &lt;title&gt;Pocket Music &lt;/title&gt; &lt;pub&gt;Majesco Games&lt;/pub&gt; &lt;dev&gt;Jester Interactive &lt;/dev&gt; &lt;genre&gt;Rhythm&lt;/genre&gt; &lt;score&gt;3.5&lt;/score&gt; &lt;player&gt;1 Player&lt;/player&gt; &lt;story&gt;Make music on the move with Pocket Music, the music creation game. Create your own music from a selection of samples, drum beats, baselines, melodies, and other musical instruments. Play them back, save them to your cartridge, or swap them with a friend. &lt;/story&gt; &lt;/game&gt;</text:p>
          </table:table-cell>
          <table:table-cell table:number-columns-repeated="1013"/>
        </table:table-row>
        <table:table-row table:style-name="ro1">
          <table:table-cell office:value-type="string">
            <text:p>Pocket Racing (Europe)</text:p>
          </table:table-cell>
          <table:table-cell office:value-type="float" office:value="2000">
            <text:p>2000</text:p>
          </table:table-cell>
          <table:table-cell office:value-type="string">
            <text:p>ESRB - E (Everyone)</text:p>
          </table:table-cell>
          <table:table-cell office:value-type="string">
            <text:p>Pocket Racing </text:p>
          </table:table-cell>
          <table:table-cell office:value-type="string">
            <text:p>Interplay</text:p>
          </table:table-cell>
          <table:table-cell office:value-type="string">
            <text:p>MTO</text:p>
          </table:table-cell>
          <table:table-cell office:value-type="string">
            <text:p>Driving</text:p>
          </table:table-cell>
          <table:table-cell office:value-type="string">
            <text:p>4.1</text:p>
          </table:table-cell>
          <table:table-cell office:value-type="string">
            <text:p>1 Player</text:p>
          </table:table-cell>
          <table:table-cell office:value-type="string">
            <text:p>Super smooth real-time 3-D scaling and scrolling technology brings this racing game to the Game Boy Color. 32 courses stretching across four areas will have the player entertained for hours. Race through forests, cities and mountains, through day and night, There are 32 cars to choose from, all of which can be customised by buying new parts that become available as the player wins more racers. You can even change the colour of your car. There's the GT main game option, plus Time Attack and even a 2-player battle-game option so you can go head to head with a human opponent. </text:p>
          </table:table-cell>
          <table:table-cell table:style-name="Default" table:formula="of:=CONCATENATE(&quot;&lt;game name=&quot;;CHAR(34);[.A341];CHAR(34);&quot;&gt; &lt;year&gt;&quot;;[.B341];&quot;&lt;/year&gt; &lt;rating&gt;&quot;;[.C341];&quot;&lt;/rating&gt; &lt;title&gt;&quot;;[.D341];&quot;&lt;/title&gt; &lt;pub&gt;&quot;;[.E341];&quot;&lt;/pub&gt; &lt;dev&gt;&quot;;[.F341];&quot;&lt;/dev&gt; &lt;genre&gt;&quot;;[.G341];&quot;&lt;/genre&gt; &lt;score&gt;&quot;;[.H341];&quot;&lt;/score&gt; &lt;player&gt;&quot;;[.I341];&quot;&lt;/player&gt; &lt;story&gt;&quot;;[.J341];&quot;&lt;/story&gt; &lt;/game&gt;&quot;)" office:value-type="string" office:string-value="&lt;game name=&quot;Pocket Racing (Europe)&quot;&gt; &lt;year&gt;2000&lt;/year&gt; &lt;rating&gt;ESRB - E (Everyone)&lt;/rating&gt; &lt;title&gt;Pocket Racing &lt;/title&gt; &lt;pub&gt;Interplay&lt;/pub&gt; &lt;dev&gt;MTO&lt;/dev&gt; &lt;genre&gt;Driving&lt;/genre&gt; &lt;score&gt;4.1&lt;/score&gt; &lt;player&gt;1 Player&lt;/player&gt; &lt;story&gt;Super smooth real-time 3-D scaling and scrolling technology brings this racing game to the Game Boy Color. 32 courses stretching across four areas will have the player entertained for hours. Race through forests, cities and mountains, through day and night, There are 32 cars to choose from, all of which can be customised by buying new parts that become available as the player wins more racers. You can even change the colour of your car. There's the GT main game option, plus Time Attack and even a 2-player battle-game option so you can go head to head with a human opponent. &lt;/story&gt; &lt;/game&gt;">
            <text:p>&lt;game name="Pocket Racing (Europe)"&gt; &lt;year&gt;2000&lt;/year&gt; &lt;rating&gt;ESRB - E (Everyone)&lt;/rating&gt; &lt;title&gt;Pocket Racing &lt;/title&gt; &lt;pub&gt;Interplay&lt;/pub&gt; &lt;dev&gt;MTO&lt;/dev&gt; &lt;genre&gt;Driving&lt;/genre&gt; &lt;score&gt;4.1&lt;/score&gt; &lt;player&gt;1 Player&lt;/player&gt; &lt;story&gt;Super smooth real-time 3-D scaling and scrolling technology brings this racing game to the Game Boy Color. 32 courses stretching across four areas will have the player entertained for hours. Race through forests, cities and mountains, through day and night, There are 32 cars to choose from, all of which can be customised by buying new parts that become available as the player wins more racers. You can even change the colour of your car. There's the GT main game option, plus Time Attack and even a 2-player battle-game option so you can go head to head with a human opponent. &lt;/story&gt; &lt;/game&gt;</text:p>
          </table:table-cell>
          <table:table-cell table:number-columns-repeated="1013"/>
        </table:table-row>
        <table:table-row table:style-name="ro1">
          <table:table-cell office:value-type="string">
            <text:p>Pocket Soccer (Europe)</text:p>
          </table:table-cell>
          <table:table-cell office:value-type="float" office:value="2001">
            <text:p>2001</text:p>
          </table:table-cell>
          <table:table-cell office:value-type="string">
            <text:p>ESRB - E (Everyone)</text:p>
          </table:table-cell>
          <table:table-cell office:value-type="string">
            <text:p>Pocket Soccer </text:p>
          </table:table-cell>
          <table:table-cell office:value-type="string">
            <text:p>Nintendo</text:p>
          </table:table-cell>
          <table:table-cell office:value-type="string">
            <text:p>Game-Play Studios </text:p>
          </table:table-cell>
          <table:table-cell office:value-type="string">
            <text:p>Sports</text:p>
          </table:table-cell>
          <table:table-cell office:value-type="string">
            <text:p>3.9</text:p>
          </table:table-cell>
          <table:table-cell office:value-type="string">
            <text:p>1 Player</text:p>
          </table:table-cell>
          <table:table-cell office:value-type="string">
            <text:p>In Pocket Soccer you can create your own team from 200 players or use any of the 32 ready made teams to Work your way up the league,Trade players in order to make your team the very best.Play head-to-head with a friend using the Universal game link cable.</text:p>
          </table:table-cell>
          <table:table-cell table:style-name="Default" table:formula="of:=CONCATENATE(&quot;&lt;game name=&quot;;CHAR(34);[.A342];CHAR(34);&quot;&gt; &lt;year&gt;&quot;;[.B342];&quot;&lt;/year&gt; &lt;rating&gt;&quot;;[.C342];&quot;&lt;/rating&gt; &lt;title&gt;&quot;;[.D342];&quot;&lt;/title&gt; &lt;pub&gt;&quot;;[.E342];&quot;&lt;/pub&gt; &lt;dev&gt;&quot;;[.F342];&quot;&lt;/dev&gt; &lt;genre&gt;&quot;;[.G342];&quot;&lt;/genre&gt; &lt;score&gt;&quot;;[.H342];&quot;&lt;/score&gt; &lt;player&gt;&quot;;[.I342];&quot;&lt;/player&gt; &lt;story&gt;&quot;;[.J342];&quot;&lt;/story&gt; &lt;/game&gt;&quot;)" office:value-type="string" office:string-value="&lt;game name=&quot;Pocket Soccer (Europe)&quot;&gt; &lt;year&gt;2001&lt;/year&gt; &lt;rating&gt;ESRB - E (Everyone)&lt;/rating&gt; &lt;title&gt;Pocket Soccer &lt;/title&gt; &lt;pub&gt;Nintendo&lt;/pub&gt; &lt;dev&gt;Game-Play Studios &lt;/dev&gt; &lt;genre&gt;Sports&lt;/genre&gt; &lt;score&gt;3.9&lt;/score&gt; &lt;player&gt;1 Player&lt;/player&gt; &lt;story&gt;In Pocket Soccer you can create your own team from 200 players or use any of the 32 ready made teams to Work your way up the league,Trade players in order to make your team the very best.Play head-to-head with a friend using the Universal game link cable.&lt;/story&gt; &lt;/game&gt;">
            <text:p>&lt;game name="Pocket Soccer (Europe)"&gt; &lt;year&gt;2001&lt;/year&gt; &lt;rating&gt;ESRB - E (Everyone)&lt;/rating&gt; &lt;title&gt;Pocket Soccer &lt;/title&gt; &lt;pub&gt;Nintendo&lt;/pub&gt; &lt;dev&gt;Game-Play Studios &lt;/dev&gt; &lt;genre&gt;Sports&lt;/genre&gt; &lt;score&gt;3.9&lt;/score&gt; &lt;player&gt;1 Player&lt;/player&gt; &lt;story&gt;In Pocket Soccer you can create your own team from 200 players or use any of the 32 ready made teams to Work your way up the league,Trade players in order to make your team the very best.Play head-to-head with a friend using the Universal game link cable.&lt;/story&gt; &lt;/game&gt;</text:p>
          </table:table-cell>
          <table:table-cell table:number-columns-repeated="1013"/>
        </table:table-row>
        <table:table-row table:style-name="ro1">
          <table:table-cell office:value-type="string">
            <text:p>Pokemon - Crystal Version (USA, Europe) (Rev A)</text:p>
          </table:table-cell>
          <table:table-cell office:value-type="float" office:value="2001">
            <text:p>2001</text:p>
          </table:table-cell>
          <table:table-cell office:value-type="string">
            <text:p>ESRB - E (Everyone)</text:p>
          </table:table-cell>
          <table:table-cell office:value-type="string">
            <text:p>Pokemon - Crystal Version </text:p>
          </table:table-cell>
          <table:table-cell office:value-type="string">
            <text:p>Nintendo</text:p>
          </table:table-cell>
          <table:table-cell office:value-type="string">
            <text:p>Creatures, Inc.</text:p>
          </table:table-cell>
          <table:table-cell office:value-type="string">
            <text:p>Role-Playing</text:p>
          </table:table-cell>
          <table:table-cell office:value-type="string">
            <text:p>4.1</text:p>
          </table:table-cell>
          <table:table-cell office:value-type="string">
            <text:p>1-2 Players</text:p>
          </table:table-cell>
          <table:table-cell office:value-type="string">
            <text:p>Pokémon Crystal is an upgrade of the parallel Pokémon Gold and Pokémon Silver. The game is to its parallels like Pokémon Yellow: Special Pikachu Edition <text:s/>and Pokémon Emerald are to to theirs. This means that the storyline, characters, and gameplay are basically the same, only there have been made several updates and changes to make this game more exciting and fun.****1. The player can now play as both a male and a female character.**2. The Pokémon Suicune plays a much bigger role, both as a character and a Pokémon. The player will meet it earlier and be able to catch it easier at Tin Tower as well as encountering it three times before.**3. New characters: Eusine, The Poké Seer and more.**4. New interface, a sign will appear at the bottom of the screen when entering a new area showing where the player is (route, area).**5. New animations: Pokémon move when entering combat screen.**6. New Pokémon locations, exceptions, moves and additions.****These are among the most significant changes to the upgrade version. However, the player will find many new details in the gameplay and interface that makes the game more exciting.</text:p>
          </table:table-cell>
          <table:table-cell table:style-name="Default" table:formula="of:=CONCATENATE(&quot;&lt;game name=&quot;;CHAR(34);[.A343];CHAR(34);&quot;&gt; &lt;year&gt;&quot;;[.B343];&quot;&lt;/year&gt; &lt;rating&gt;&quot;;[.C343];&quot;&lt;/rating&gt; &lt;title&gt;&quot;;[.D343];&quot;&lt;/title&gt; &lt;pub&gt;&quot;;[.E343];&quot;&lt;/pub&gt; &lt;dev&gt;&quot;;[.F343];&quot;&lt;/dev&gt; &lt;genre&gt;&quot;;[.G343];&quot;&lt;/genre&gt; &lt;score&gt;&quot;;[.H343];&quot;&lt;/score&gt; &lt;player&gt;&quot;;[.I343];&quot;&lt;/player&gt; &lt;story&gt;&quot;;[.J343];&quot;&lt;/story&gt; &lt;/game&gt;&quot;)" office:value-type="string" office:string-value="&lt;game name=&quot;Pokemon - Crystal Version (USA, Europe) (Rev A)&quot;&gt; &lt;year&gt;2001&lt;/year&gt; &lt;rating&gt;ESRB - E (Everyone)&lt;/rating&gt; &lt;title&gt;Pokemon - Crystal Version &lt;/title&gt; &lt;pub&gt;Nintendo&lt;/pub&gt; &lt;dev&gt;Creatures, Inc.&lt;/dev&gt; &lt;genre&gt;Role-Playing&lt;/genre&gt; &lt;score&gt;4.1&lt;/score&gt; &lt;player&gt;1-2 Players&lt;/player&gt; &lt;story&gt;Pokémon Crystal is an upgrade of the parallel Pokémon Gold and Pokémon Silver. The game is to its parallels like Pokémon Yellow: Special Pikachu Edition  and Pokémon Emerald are to to theirs. This means that the storyline, characters, and gameplay are basically the same, only there have been made several updates and changes to make this game more exciting and fun.****1. The player can now play as both a male and a female character.**2. The Pokémon Suicune plays a much bigger role, both as a character and a Pokémon. The player will meet it earlier and be able to catch it easier at Tin Tower as well as encountering it three times before.**3. New characters: Eusine, The Poké Seer and more.**4. New interface, a sign will appear at the bottom of the screen when entering a new area showing where the player is (route, area).**5. New animations: Pokémon move when entering combat screen.**6. New Pokémon locations, exceptions, moves and additions.****These are among the most significant changes to the upgrade version. However, the player will find many new details in the gameplay and interface that makes the game more exciting.&lt;/story&gt; &lt;/game&gt;">
            <text:p>&lt;game name="Pokemon - Crystal Version (USA, Europe) (Rev A)"&gt; &lt;year&gt;2001&lt;/year&gt; &lt;rating&gt;ESRB - E (Everyone)&lt;/rating&gt; &lt;title&gt;Pokemon - Crystal Version &lt;/title&gt; &lt;pub&gt;Nintendo&lt;/pub&gt; &lt;dev&gt;Creatures, Inc.&lt;/dev&gt; &lt;genre&gt;Role-Playing&lt;/genre&gt; &lt;score&gt;4.1&lt;/score&gt; &lt;player&gt;1-2 Players&lt;/player&gt; &lt;story&gt;Pokémon Crystal is an upgrade of the parallel Pokémon Gold and Pokémon Silver. The game is to its parallels like Pokémon Yellow: Special Pikachu Edition <text:s/>and Pokémon Emerald are to to theirs. This means that the storyline, characters, and gameplay are basically the same, only there have been made several updates and changes to make this game more exciting and fun.****1. The player can now play as both a male and a female character.**2. The Pokémon Suicune plays a much bigger role, both as a character and a Pokémon. The player will meet it earlier and be able to catch it easier at Tin Tower as well as encountering it three times before.**3. New characters: Eusine, The Poké Seer and more.**4. New interface, a sign will appear at the bottom of the screen when entering a new area showing where the player is (route, area).**5. New animations: Pokémon move when entering combat screen.**6. New Pokémon locations, exceptions, moves and additions.****These are among the most significant changes to the upgrade version. However, the player will find many new details in the gameplay and interface that makes the game more exciting.&lt;/story&gt; &lt;/game&gt;</text:p>
          </table:table-cell>
          <table:table-cell table:number-columns-repeated="1013"/>
        </table:table-row>
        <table:table-row table:style-name="ro1">
          <table:table-cell office:value-type="string">
            <text:p>Pokemon - Gold Version (USA, Europe)</text:p>
          </table:table-cell>
          <table:table-cell office:value-type="float" office:value="2000">
            <text:p>2000</text:p>
          </table:table-cell>
          <table:table-cell office:value-type="string">
            <text:p>ESRB - E (Everyone)</text:p>
          </table:table-cell>
          <table:table-cell office:value-type="string">
            <text:p>Pokemon - Gold Version </text:p>
          </table:table-cell>
          <table:table-cell office:value-type="string">
            <text:p>Nintendo</text:p>
          </table:table-cell>
          <table:table-cell office:value-type="string">
            <text:p>Creatures, Inc.</text:p>
          </table:table-cell>
          <table:table-cell office:value-type="string">
            <text:p>Role-Playing</text:p>
          </table:table-cell>
          <table:table-cell office:value-type="string">
            <text:p>4.0</text:p>
          </table:table-cell>
          <table:table-cell office:value-type="string">
            <text:p>1-2 Players</text:p>
          </table:table-cell>
          <table:table-cell office:value-type="string">
            <text:p>Pokémon Gold takes place several years after Red, Blue and Yellow, and puts the user into a brand new world, Johto. The gameplay is very similar to the previous games, but with several improvements. These include new functions for the player's PokéGear, a Pokédex that can now be sorted by evolution type, and, of course, new Pokémon. Once again, the objective of the game is to become the champion trainer, and try to complete the Pokédex. To become the champion, the player battles Gym Leaders to obtain various badges. Completing the Pokédex requires a different set of actions, and involves capturing wild Pokémon, battling various trainers to obtain money, and trading Pokémon with NPC's and other owners of Pokémon games.</text:p>
          </table:table-cell>
          <table:table-cell table:style-name="Default" table:formula="of:=CONCATENATE(&quot;&lt;game name=&quot;;CHAR(34);[.A344];CHAR(34);&quot;&gt; &lt;year&gt;&quot;;[.B344];&quot;&lt;/year&gt; &lt;rating&gt;&quot;;[.C344];&quot;&lt;/rating&gt; &lt;title&gt;&quot;;[.D344];&quot;&lt;/title&gt; &lt;pub&gt;&quot;;[.E344];&quot;&lt;/pub&gt; &lt;dev&gt;&quot;;[.F344];&quot;&lt;/dev&gt; &lt;genre&gt;&quot;;[.G344];&quot;&lt;/genre&gt; &lt;score&gt;&quot;;[.H344];&quot;&lt;/score&gt; &lt;player&gt;&quot;;[.I344];&quot;&lt;/player&gt; &lt;story&gt;&quot;;[.J344];&quot;&lt;/story&gt; &lt;/game&gt;&quot;)" office:value-type="string" office:string-value="&lt;game name=&quot;Pokemon - Gold Version (USA, Europe)&quot;&gt; &lt;year&gt;2000&lt;/year&gt; &lt;rating&gt;ESRB - E (Everyone)&lt;/rating&gt; &lt;title&gt;Pokemon - Gold Version &lt;/title&gt; &lt;pub&gt;Nintendo&lt;/pub&gt; &lt;dev&gt;Creatures, Inc.&lt;/dev&gt; &lt;genre&gt;Role-Playing&lt;/genre&gt; &lt;score&gt;4.0&lt;/score&gt; &lt;player&gt;1-2 Players&lt;/player&gt; &lt;story&gt;Pokémon Gold takes place several years after Red, Blue and Yellow, and puts the user into a brand new world, Johto. The gameplay is very similar to the previous games, but with several improvements. These include new functions for the player's PokéGear, a Pokédex that can now be sorted by evolution type, and, of course, new Pokémon. Once again, the objective of the game is to become the champion trainer, and try to complete the Pokédex. To become the champion, the player battles Gym Leaders to obtain various badges. Completing the Pokédex requires a different set of actions, and involves capturing wild Pokémon, battling various trainers to obtain money, and trading Pokémon with NPC's and other owners of Pokémon games.&lt;/story&gt; &lt;/game&gt;">
            <text:p>&lt;game name="Pokemon - Gold Version (USA, Europe)"&gt; &lt;year&gt;2000&lt;/year&gt; &lt;rating&gt;ESRB - E (Everyone)&lt;/rating&gt; &lt;title&gt;Pokemon - Gold Version &lt;/title&gt; &lt;pub&gt;Nintendo&lt;/pub&gt; &lt;dev&gt;Creatures, Inc.&lt;/dev&gt; &lt;genre&gt;Role-Playing&lt;/genre&gt; &lt;score&gt;4.0&lt;/score&gt; &lt;player&gt;1-2 Players&lt;/player&gt; &lt;story&gt;Pokémon Gold takes place several years after Red, Blue and Yellow, and puts the user into a brand new world, Johto. The gameplay is very similar to the previous games, but with several improvements. These include new functions for the player's PokéGear, a Pokédex that can now be sorted by evolution type, and, of course, new Pokémon. Once again, the objective of the game is to become the champion trainer, and try to complete the Pokédex. To become the champion, the player battles Gym Leaders to obtain various badges. Completing the Pokédex requires a different set of actions, and involves capturing wild Pokémon, battling various trainers to obtain money, and trading Pokémon with NPC's and other owners of Pokémon games.&lt;/story&gt; &lt;/game&gt;</text:p>
          </table:table-cell>
          <table:table-cell table:number-columns-repeated="1013"/>
        </table:table-row>
        <table:table-row table:style-name="ro1">
          <table:table-cell office:value-type="string">
            <text:p>Pokemon - Silver Version (USA, Europe)</text:p>
          </table:table-cell>
          <table:table-cell office:value-type="float" office:value="2000">
            <text:p>2000</text:p>
          </table:table-cell>
          <table:table-cell office:value-type="string">
            <text:p>ESRB - E (Everyone)</text:p>
          </table:table-cell>
          <table:table-cell office:value-type="string">
            <text:p>Pokemon - Silver Version </text:p>
          </table:table-cell>
          <table:table-cell office:value-type="string">
            <text:p>Nintendo</text:p>
          </table:table-cell>
          <table:table-cell office:value-type="string">
            <text:p>Creatures, Inc.</text:p>
          </table:table-cell>
          <table:table-cell office:value-type="string">
            <text:p>Role-Playing</text:p>
          </table:table-cell>
          <table:table-cell office:value-type="string">
            <text:p>4.2</text:p>
          </table:table-cell>
          <table:table-cell office:value-type="string">
            <text:p>1-2 Players</text:p>
          </table:table-cell>
          <table:table-cell office:value-type="string">
            <text:p>Pokémon Silver takes place 3 years after Red, Blue and Yellow, and puts the user into a brand new world, Johto. The gameplay is very similar to the previous games, but with several improvements. These include new functions for the player's PokéGear, a Pokédex that can now be sorted by evolution type, and, of course, new Pokémon. ****Once again, the objective of the game is to become the champion trainer, and try to complete the Pokédex. To become the champion, the player battles Gym Leaders to obtain various badges. Completing the Pokédex requires a different set of actions, and involves capturing wild Pokémon, battling various trainers to obtain money, and trading Pokémon with NPC's and other owners of Pokémon games.</text:p>
          </table:table-cell>
          <table:table-cell table:style-name="Default" table:formula="of:=CONCATENATE(&quot;&lt;game name=&quot;;CHAR(34);[.A345];CHAR(34);&quot;&gt; &lt;year&gt;&quot;;[.B345];&quot;&lt;/year&gt; &lt;rating&gt;&quot;;[.C345];&quot;&lt;/rating&gt; &lt;title&gt;&quot;;[.D345];&quot;&lt;/title&gt; &lt;pub&gt;&quot;;[.E345];&quot;&lt;/pub&gt; &lt;dev&gt;&quot;;[.F345];&quot;&lt;/dev&gt; &lt;genre&gt;&quot;;[.G345];&quot;&lt;/genre&gt; &lt;score&gt;&quot;;[.H345];&quot;&lt;/score&gt; &lt;player&gt;&quot;;[.I345];&quot;&lt;/player&gt; &lt;story&gt;&quot;;[.J345];&quot;&lt;/story&gt; &lt;/game&gt;&quot;)" office:value-type="string" office:string-value="&lt;game name=&quot;Pokemon - Silver Version (USA, Europe)&quot;&gt; &lt;year&gt;2000&lt;/year&gt; &lt;rating&gt;ESRB - E (Everyone)&lt;/rating&gt; &lt;title&gt;Pokemon - Silver Version &lt;/title&gt; &lt;pub&gt;Nintendo&lt;/pub&gt; &lt;dev&gt;Creatures, Inc.&lt;/dev&gt; &lt;genre&gt;Role-Playing&lt;/genre&gt; &lt;score&gt;4.2&lt;/score&gt; &lt;player&gt;1-2 Players&lt;/player&gt; &lt;story&gt;Pokémon Silver takes place 3 years after Red, Blue and Yellow, and puts the user into a brand new world, Johto. The gameplay is very similar to the previous games, but with several improvements. These include new functions for the player's PokéGear, a Pokédex that can now be sorted by evolution type, and, of course, new Pokémon. ****Once again, the objective of the game is to become the champion trainer, and try to complete the Pokédex. To become the champion, the player battles Gym Leaders to obtain various badges. Completing the Pokédex requires a different set of actions, and involves capturing wild Pokémon, battling various trainers to obtain money, and trading Pokémon with NPC's and other owners of Pokémon games.&lt;/story&gt; &lt;/game&gt;">
            <text:p>&lt;game name="Pokemon - Silver Version (USA, Europe)"&gt; &lt;year&gt;2000&lt;/year&gt; &lt;rating&gt;ESRB - E (Everyone)&lt;/rating&gt; &lt;title&gt;Pokemon - Silver Version &lt;/title&gt; &lt;pub&gt;Nintendo&lt;/pub&gt; &lt;dev&gt;Creatures, Inc.&lt;/dev&gt; &lt;genre&gt;Role-Playing&lt;/genre&gt; &lt;score&gt;4.2&lt;/score&gt; &lt;player&gt;1-2 Players&lt;/player&gt; &lt;story&gt;Pokémon Silver takes place 3 years after Red, Blue and Yellow, and puts the user into a brand new world, Johto. The gameplay is very similar to the previous games, but with several improvements. These include new functions for the player's PokéGear, a Pokédex that can now be sorted by evolution type, and, of course, new Pokémon. ****Once again, the objective of the game is to become the champion trainer, and try to complete the Pokédex. To become the champion, the player battles Gym Leaders to obtain various badges. Completing the Pokédex requires a different set of actions, and involves capturing wild Pokémon, battling various trainers to obtain money, and trading Pokémon with NPC's and other owners of Pokémon games.&lt;/story&gt; &lt;/game&gt;</text:p>
          </table:table-cell>
          <table:table-cell table:number-columns-repeated="1013"/>
        </table:table-row>
        <table:table-row table:style-name="ro1">
          <table:table-cell office:value-type="string">
            <text:p>Pokemon Pinball (USA)</text:p>
          </table:table-cell>
          <table:table-cell office:value-type="float" office:value="1999">
            <text:p>1999</text:p>
          </table:table-cell>
          <table:table-cell office:value-type="string">
            <text:p>ESRB - E (Everyone)</text:p>
          </table:table-cell>
          <table:table-cell office:value-type="string">
            <text:p>Pokemon Pinball </text:p>
          </table:table-cell>
          <table:table-cell office:value-type="string">
            <text:p>Nintendo</text:p>
          </table:table-cell>
          <table:table-cell office:value-type="string">
            <text:p>Jupiter Corp.</text:p>
          </table:table-cell>
          <table:table-cell office:value-type="string">
            <text:p>Pinball</text:p>
          </table:table-cell>
          <table:table-cell office:value-type="string">
            <text:p>3.6</text:p>
          </table:table-cell>
          <table:table-cell office:value-type="string">
            <text:p>1 Player</text:p>
          </table:table-cell>
          <table:table-cell office:value-type="string">
            <text:p>Discover a whole new way to catch Pokemon -- by playing pinball! Hit the targets with your Poke Ball to catch and evolve Pokemon. The better you do, the more rare Pokemon you'll find. Every Pokemon you catch is automatically recorded in your Pokedex. See if you can catch all 150!</text:p>
          </table:table-cell>
          <table:table-cell table:style-name="Default" table:formula="of:=CONCATENATE(&quot;&lt;game name=&quot;;CHAR(34);[.A346];CHAR(34);&quot;&gt; &lt;year&gt;&quot;;[.B346];&quot;&lt;/year&gt; &lt;rating&gt;&quot;;[.C346];&quot;&lt;/rating&gt; &lt;title&gt;&quot;;[.D346];&quot;&lt;/title&gt; &lt;pub&gt;&quot;;[.E346];&quot;&lt;/pub&gt; &lt;dev&gt;&quot;;[.F346];&quot;&lt;/dev&gt; &lt;genre&gt;&quot;;[.G346];&quot;&lt;/genre&gt; &lt;score&gt;&quot;;[.H346];&quot;&lt;/score&gt; &lt;player&gt;&quot;;[.I346];&quot;&lt;/player&gt; &lt;story&gt;&quot;;[.J346];&quot;&lt;/story&gt; &lt;/game&gt;&quot;)" office:value-type="string" office:string-value="&lt;game name=&quot;Pokemon Pinball (USA)&quot;&gt; &lt;year&gt;1999&lt;/year&gt; &lt;rating&gt;ESRB - E (Everyone)&lt;/rating&gt; &lt;title&gt;Pokemon Pinball &lt;/title&gt; &lt;pub&gt;Nintendo&lt;/pub&gt; &lt;dev&gt;Jupiter Corp.&lt;/dev&gt; &lt;genre&gt;Pinball&lt;/genre&gt; &lt;score&gt;3.6&lt;/score&gt; &lt;player&gt;1 Player&lt;/player&gt; &lt;story&gt;Discover a whole new way to catch Pokemon -- by playing pinball! Hit the targets with your Poke Ball to catch and evolve Pokemon. The better you do, the more rare Pokemon you'll find. Every Pokemon you catch is automatically recorded in your Pokedex. See if you can catch all 150!&lt;/story&gt; &lt;/game&gt;">
            <text:p>&lt;game name="Pokemon Pinball (USA)"&gt; &lt;year&gt;1999&lt;/year&gt; &lt;rating&gt;ESRB - E (Everyone)&lt;/rating&gt; &lt;title&gt;Pokemon Pinball &lt;/title&gt; &lt;pub&gt;Nintendo&lt;/pub&gt; &lt;dev&gt;Jupiter Corp.&lt;/dev&gt; &lt;genre&gt;Pinball&lt;/genre&gt; &lt;score&gt;3.6&lt;/score&gt; &lt;player&gt;1 Player&lt;/player&gt; &lt;story&gt;Discover a whole new way to catch Pokemon -- by playing pinball! Hit the targets with your Poke Ball to catch and evolve Pokemon. The better you do, the more rare Pokemon you'll find. Every Pokemon you catch is automatically recorded in your Pokedex. See if you can catch all 150!&lt;/story&gt; &lt;/game&gt;</text:p>
          </table:table-cell>
          <table:table-cell table:number-columns-repeated="1013"/>
        </table:table-row>
        <table:table-row table:style-name="ro1">
          <table:table-cell office:value-type="string">
            <text:p>Pokemon Puzzle Challenge (USA)</text:p>
          </table:table-cell>
          <table:table-cell office:value-type="float" office:value="2000">
            <text:p>2000</text:p>
          </table:table-cell>
          <table:table-cell office:value-type="string">
            <text:p>ESRB - E (Everyone)</text:p>
          </table:table-cell>
          <table:table-cell office:value-type="string">
            <text:p>Pokemon Puzzle Challenge </text:p>
          </table:table-cell>
          <table:table-cell office:value-type="string">
            <text:p>Nintendo</text:p>
          </table:table-cell>
          <table:table-cell office:value-type="string">
            <text:p>Intelligent Systems Co., Ltd.</text:p>
          </table:table-cell>
          <table:table-cell office:value-type="string">
            <text:p>Puzzle</text:p>
          </table:table-cell>
          <table:table-cell office:value-type="string">
            <text:p>3.5</text:p>
          </table:table-cell>
          <table:table-cell office:value-type="string">
            <text:p>1-2 Players</text:p>
          </table:table-cell>
          <table:table-cell office:value-type="string">
            <text:p>In this pokemon themed game, you must move and match blocks to clear the board before the blocks fill up the screen. <text:s/>It's a tetris like game, with pokemon twist. <text:s/>There are many different ways to play the game, including a challenge with gym leaders, puzzle practice, and a straight, play til you lose, marathon mode. <text:s/>This game can also be linked with other gameboys for challenge of real people.</text:p>
          </table:table-cell>
          <table:table-cell table:style-name="Default" table:formula="of:=CONCATENATE(&quot;&lt;game name=&quot;;CHAR(34);[.A347];CHAR(34);&quot;&gt; &lt;year&gt;&quot;;[.B347];&quot;&lt;/year&gt; &lt;rating&gt;&quot;;[.C347];&quot;&lt;/rating&gt; &lt;title&gt;&quot;;[.D347];&quot;&lt;/title&gt; &lt;pub&gt;&quot;;[.E347];&quot;&lt;/pub&gt; &lt;dev&gt;&quot;;[.F347];&quot;&lt;/dev&gt; &lt;genre&gt;&quot;;[.G347];&quot;&lt;/genre&gt; &lt;score&gt;&quot;;[.H347];&quot;&lt;/score&gt; &lt;player&gt;&quot;;[.I347];&quot;&lt;/player&gt; &lt;story&gt;&quot;;[.J347];&quot;&lt;/story&gt; &lt;/game&gt;&quot;)" office:value-type="string" office:string-value="&lt;game name=&quot;Pokemon Puzzle Challenge (USA)&quot;&gt; &lt;year&gt;2000&lt;/year&gt; &lt;rating&gt;ESRB - E (Everyone)&lt;/rating&gt; &lt;title&gt;Pokemon Puzzle Challenge &lt;/title&gt; &lt;pub&gt;Nintendo&lt;/pub&gt; &lt;dev&gt;Intelligent Systems Co., Ltd.&lt;/dev&gt; &lt;genre&gt;Puzzle&lt;/genre&gt; &lt;score&gt;3.5&lt;/score&gt; &lt;player&gt;1-2 Players&lt;/player&gt; &lt;story&gt;In this pokemon themed game, you must move and match blocks to clear the board before the blocks fill up the screen.  It's a tetris like game, with pokemon twist.  There are many different ways to play the game, including a challenge with gym leaders, puzzle practice, and a straight, play til you lose, marathon mode.  This game can also be linked with other gameboys for challenge of real people.&lt;/story&gt; &lt;/game&gt;">
            <text:p>&lt;game name="Pokemon Puzzle Challenge (USA)"&gt; &lt;year&gt;2000&lt;/year&gt; &lt;rating&gt;ESRB - E (Everyone)&lt;/rating&gt; &lt;title&gt;Pokemon Puzzle Challenge &lt;/title&gt; &lt;pub&gt;Nintendo&lt;/pub&gt; &lt;dev&gt;Intelligent Systems Co., Ltd.&lt;/dev&gt; &lt;genre&gt;Puzzle&lt;/genre&gt; &lt;score&gt;3.5&lt;/score&gt; &lt;player&gt;1-2 Players&lt;/player&gt; &lt;story&gt;In this pokemon themed game, you must move and match blocks to clear the board before the blocks fill up the screen. <text:s/>It's a tetris like game, with pokemon twist. <text:s/>There are many different ways to play the game, including a challenge with gym leaders, puzzle practice, and a straight, play til you lose, marathon mode. <text:s/>This game can also be linked with other gameboys for challenge of real people.&lt;/story&gt; &lt;/game&gt;</text:p>
          </table:table-cell>
          <table:table-cell table:number-columns-repeated="1013"/>
        </table:table-row>
        <table:table-row table:style-name="ro1">
          <table:table-cell office:value-type="string">
            <text:p>Pokemon Trading Card Game (USA)</text:p>
          </table:table-cell>
          <table:table-cell office:value-type="float" office:value="2000">
            <text:p>2000</text:p>
          </table:table-cell>
          <table:table-cell office:value-type="string">
            <text:p>ESRB - E (Everyone)</text:p>
          </table:table-cell>
          <table:table-cell office:value-type="string">
            <text:p>Pokemon Trading Card Game </text:p>
          </table:table-cell>
          <table:table-cell office:value-type="string">
            <text:p>Nintendo</text:p>
          </table:table-cell>
          <table:table-cell office:value-type="string">
            <text:p>Creatures, Inc.</text:p>
          </table:table-cell>
          <table:table-cell office:value-type="string">
            <text:p>Card Battle</text:p>
          </table:table-cell>
          <table:table-cell office:value-type="string">
            <text:p>3.6</text:p>
          </table:table-cell>
          <table:table-cell office:value-type="string">
            <text:p>1-2 Players</text:p>
          </table:table-cell>
          <table:table-cell office:value-type="string">
            <text:p>A Gameboy version of the popular card game, in the Pokemon Trading Card Game, your character must collect cards, form decks, and battle gym leaders for better cards. <text:s/>Secret cards can be unlocked by defeating certain characters. <text:s/>Includes card types: grass, fire, water, electric, fighting, psychic, colorless, trainer cards, and of course, energy cards. <text:s/>Special cards include surfing or flying pikachu, and others.****The game starts our with a mini-tutorial which lets the main character learn the game, and lets him or her choose the starter deck.</text:p>
          </table:table-cell>
          <table:table-cell table:style-name="Default" table:formula="of:=CONCATENATE(&quot;&lt;game name=&quot;;CHAR(34);[.A348];CHAR(34);&quot;&gt; &lt;year&gt;&quot;;[.B348];&quot;&lt;/year&gt; &lt;rating&gt;&quot;;[.C348];&quot;&lt;/rating&gt; &lt;title&gt;&quot;;[.D348];&quot;&lt;/title&gt; &lt;pub&gt;&quot;;[.E348];&quot;&lt;/pub&gt; &lt;dev&gt;&quot;;[.F348];&quot;&lt;/dev&gt; &lt;genre&gt;&quot;;[.G348];&quot;&lt;/genre&gt; &lt;score&gt;&quot;;[.H348];&quot;&lt;/score&gt; &lt;player&gt;&quot;;[.I348];&quot;&lt;/player&gt; &lt;story&gt;&quot;;[.J348];&quot;&lt;/story&gt; &lt;/game&gt;&quot;)" office:value-type="string" office:string-value="&lt;game name=&quot;Pokemon Trading Card Game (USA)&quot;&gt; &lt;year&gt;2000&lt;/year&gt; &lt;rating&gt;ESRB - E (Everyone)&lt;/rating&gt; &lt;title&gt;Pokemon Trading Card Game &lt;/title&gt; &lt;pub&gt;Nintendo&lt;/pub&gt; &lt;dev&gt;Creatures, Inc.&lt;/dev&gt; &lt;genre&gt;Card Battle&lt;/genre&gt; &lt;score&gt;3.6&lt;/score&gt; &lt;player&gt;1-2 Players&lt;/player&gt; &lt;story&gt;A Gameboy version of the popular card game, in the Pokemon Trading Card Game, your character must collect cards, form decks, and battle gym leaders for better cards.  Secret cards can be unlocked by defeating certain characters.  Includes card types: grass, fire, water, electric, fighting, psychic, colorless, trainer cards, and of course, energy cards.  Special cards include surfing or flying pikachu, and others.****The game starts our with a mini-tutorial which lets the main character learn the game, and lets him or her choose the starter deck.&lt;/story&gt; &lt;/game&gt;">
            <text:p>&lt;game name="Pokemon Trading Card Game (USA)"&gt; &lt;year&gt;2000&lt;/year&gt; &lt;rating&gt;ESRB - E (Everyone)&lt;/rating&gt; &lt;title&gt;Pokemon Trading Card Game &lt;/title&gt; &lt;pub&gt;Nintendo&lt;/pub&gt; &lt;dev&gt;Creatures, Inc.&lt;/dev&gt; &lt;genre&gt;Card Battle&lt;/genre&gt; &lt;score&gt;3.6&lt;/score&gt; &lt;player&gt;1-2 Players&lt;/player&gt; &lt;story&gt;A Gameboy version of the popular card game, in the Pokemon Trading Card Game, your character must collect cards, form decks, and battle gym leaders for better cards. <text:s/>Secret cards can be unlocked by defeating certain characters. <text:s/>Includes card types: grass, fire, water, electric, fighting, psychic, colorless, trainer cards, and of course, energy cards. <text:s/>Special cards include surfing or flying pikachu, and others.****The game starts our with a mini-tutorial which lets the main character learn the game, and lets him or her choose the starter deck.&lt;/story&gt; &lt;/game&gt;</text:p>
          </table:table-cell>
          <table:table-cell table:number-columns-repeated="1013"/>
        </table:table-row>
        <table:table-row table:style-name="ro1">
          <table:table-cell office:value-type="string">
            <text:p>Polaris SnoCross (USA)</text:p>
          </table:table-cell>
          <table:table-cell office:value-type="float" office:value="2000">
            <text:p>2000</text:p>
          </table:table-cell>
          <table:table-cell office:value-type="string">
            <text:p>ESRB - E (Everyone)</text:p>
          </table:table-cell>
          <table:table-cell office:value-type="string">
            <text:p>Polaris SnoCross </text:p>
          </table:table-cell>
          <table:table-cell office:value-type="string">
            <text:p>Vatical Entertainment</text:p>
          </table:table-cell>
          <table:table-cell office:value-type="string">
            <text:p>Vicarious Visions</text:p>
          </table:table-cell>
          <table:table-cell office:value-type="string">
            <text:p>Driving</text:p>
          </table:table-cell>
          <table:table-cell office:value-type="string">
            <text:p>4.3</text:p>
          </table:table-cell>
          <table:table-cell office:value-type="string">
            <text:p>1 Player</text:p>
          </table:table-cell>
          <table:table-cell office:value-type="string">
            <text:p>As the title implies, Polaris SnoCross is a game based on the sport of snowmobile racing. It has 3 available modes (Single Event, Instant Action, and Tournament) and supports up to 4 players. •In Single Event, the player can select any of the 5 sleds available for racing. The player can also select the rider suit and the race’s difficulty. Tricks and stunts can also be performed while in-game. The current mode supports up to 4 human players. <text:s text:c="2"/>•Instant Action instantly lets you in on the game by randomly selecting the sled, track, time of day and weather conditions. <text:s text:c="2"/>•In Tournament, the player can select to play in a new one or continue from a previously saved game. There are 7 events in the Tournament mode and each one consists of a 3 day race (3 races basically). Only one is available at first but each time the player successfully complete an event another of higher difficulty is unlocked. </text:p>
          </table:table-cell>
          <table:table-cell table:style-name="Default" table:formula="of:=CONCATENATE(&quot;&lt;game name=&quot;;CHAR(34);[.A349];CHAR(34);&quot;&gt; &lt;year&gt;&quot;;[.B349];&quot;&lt;/year&gt; &lt;rating&gt;&quot;;[.C349];&quot;&lt;/rating&gt; &lt;title&gt;&quot;;[.D349];&quot;&lt;/title&gt; &lt;pub&gt;&quot;;[.E349];&quot;&lt;/pub&gt; &lt;dev&gt;&quot;;[.F349];&quot;&lt;/dev&gt; &lt;genre&gt;&quot;;[.G349];&quot;&lt;/genre&gt; &lt;score&gt;&quot;;[.H349];&quot;&lt;/score&gt; &lt;player&gt;&quot;;[.I349];&quot;&lt;/player&gt; &lt;story&gt;&quot;;[.J349];&quot;&lt;/story&gt; &lt;/game&gt;&quot;)" office:value-type="string" office:string-value="&lt;game name=&quot;Polaris SnoCross (USA)&quot;&gt; &lt;year&gt;2000&lt;/year&gt; &lt;rating&gt;ESRB - E (Everyone)&lt;/rating&gt; &lt;title&gt;Polaris SnoCross &lt;/title&gt; &lt;pub&gt;Vatical Entertainment&lt;/pub&gt; &lt;dev&gt;Vicarious Visions&lt;/dev&gt; &lt;genre&gt;Driving&lt;/genre&gt; &lt;score&gt;4.3&lt;/score&gt; &lt;player&gt;1 Player&lt;/player&gt; &lt;story&gt;As the title implies, Polaris SnoCross is a game based on the sport of snowmobile racing. It has 3 available modes (Single Event, Instant Action, and Tournament) and supports up to 4 players. •In Single Event, the player can select any of the 5 sleds available for racing. The player can also select the rider suit and the race’s difficulty. Tricks and stunts can also be performed while in-game. The current mode supports up to 4 human players.   •Instant Action instantly lets you in on the game by randomly selecting the sled, track, time of day and weather conditions.   •In Tournament, the player can select to play in a new one or continue from a previously saved game. There are 7 events in the Tournament mode and each one consists of a 3 day race (3 races basically). Only one is available at first but each time the player successfully complete an event another of higher difficulty is unlocked. &lt;/story&gt; &lt;/game&gt;">
            <text:p>&lt;game name="Polaris SnoCross (USA)"&gt; &lt;year&gt;2000&lt;/year&gt; &lt;rating&gt;ESRB - E (Everyone)&lt;/rating&gt; &lt;title&gt;Polaris SnoCross &lt;/title&gt; &lt;pub&gt;Vatical Entertainment&lt;/pub&gt; &lt;dev&gt;Vicarious Visions&lt;/dev&gt; &lt;genre&gt;Driving&lt;/genre&gt; &lt;score&gt;4.3&lt;/score&gt; &lt;player&gt;1 Player&lt;/player&gt; &lt;story&gt;As the title implies, Polaris SnoCross is a game based on the sport of snowmobile racing. It has 3 available modes (Single Event, Instant Action, and Tournament) and supports up to 4 players. •In Single Event, the player can select any of the 5 sleds available for racing. The player can also select the rider suit and the race’s difficulty. Tricks and stunts can also be performed while in-game. The current mode supports up to 4 human players. <text:s text:c="2"/>•Instant Action instantly lets you in on the game by randomly selecting the sled, track, time of day and weather conditions. <text:s text:c="2"/>•In Tournament, the player can select to play in a new one or continue from a previously saved game. There are 7 events in the Tournament mode and each one consists of a 3 day race (3 races basically). Only one is available at first but each time the player successfully complete an event another of higher difficulty is unlocked. &lt;/story&gt; &lt;/game&gt;</text:p>
          </table:table-cell>
          <table:table-cell table:number-columns-repeated="1013"/>
        </table:table-row>
        <table:table-row table:style-name="ro1">
          <table:table-cell office:value-type="string">
            <text:p>Pong - The Next Level (USA, Europe)</text:p>
          </table:table-cell>
          <table:table-cell office:value-type="float" office:value="1999">
            <text:p>1999</text:p>
          </table:table-cell>
          <table:table-cell office:value-type="string">
            <text:p>ESRB - E (Everyone)</text:p>
          </table:table-cell>
          <table:table-cell office:value-type="string">
            <text:p>Pong - The Next Level </text:p>
          </table:table-cell>
          <table:table-cell office:value-type="string">
            <text:p>Hasbro Interactive</text:p>
          </table:table-cell>
          <table:table-cell office:value-type="string">
            <text:p>Morning Star Multimedia </text:p>
          </table:table-cell>
          <table:table-cell office:value-type="string">
            <text:p>Action</text:p>
          </table:table-cell>
          <table:table-cell office:value-type="string">
            <text:p>2.9</text:p>
          </table:table-cell>
          <table:table-cell office:value-type="string">
            <text:p>1 Player</text:p>
          </table:table-cell>
          <table:table-cell office:value-type="string">
            <text:p>After years of game gulping cash left, right and center at the old arcade machine, Pong has returned in an all new 3D title on the PC. But it isn't just your simple Pong any more. Now you can play Jungle Pong, Football Pong, Ice Hockey Pong and 4 player Pong. All this plus 3D graphics. Not to mention animated Penguins </text:p>
          </table:table-cell>
          <table:table-cell table:style-name="Default" table:formula="of:=CONCATENATE(&quot;&lt;game name=&quot;;CHAR(34);[.A350];CHAR(34);&quot;&gt; &lt;year&gt;&quot;;[.B350];&quot;&lt;/year&gt; &lt;rating&gt;&quot;;[.C350];&quot;&lt;/rating&gt; &lt;title&gt;&quot;;[.D350];&quot;&lt;/title&gt; &lt;pub&gt;&quot;;[.E350];&quot;&lt;/pub&gt; &lt;dev&gt;&quot;;[.F350];&quot;&lt;/dev&gt; &lt;genre&gt;&quot;;[.G350];&quot;&lt;/genre&gt; &lt;score&gt;&quot;;[.H350];&quot;&lt;/score&gt; &lt;player&gt;&quot;;[.I350];&quot;&lt;/player&gt; &lt;story&gt;&quot;;[.J350];&quot;&lt;/story&gt; &lt;/game&gt;&quot;)" office:value-type="string" office:string-value="&lt;game name=&quot;Pong - The Next Level (USA, Europe)&quot;&gt; &lt;year&gt;1999&lt;/year&gt; &lt;rating&gt;ESRB - E (Everyone)&lt;/rating&gt; &lt;title&gt;Pong - The Next Level &lt;/title&gt; &lt;pub&gt;Hasbro Interactive&lt;/pub&gt; &lt;dev&gt;Morning Star Multimedia &lt;/dev&gt; &lt;genre&gt;Action&lt;/genre&gt; &lt;score&gt;2.9&lt;/score&gt; &lt;player&gt;1 Player&lt;/player&gt; &lt;story&gt;After years of game gulping cash left, right and center at the old arcade machine, Pong has returned in an all new 3D title on the PC. But it isn't just your simple Pong any more. Now you can play Jungle Pong, Football Pong, Ice Hockey Pong and 4 player Pong. All this plus 3D graphics. Not to mention animated Penguins &lt;/story&gt; &lt;/game&gt;">
            <text:p>&lt;game name="Pong - The Next Level (USA, Europe)"&gt; &lt;year&gt;1999&lt;/year&gt; &lt;rating&gt;ESRB - E (Everyone)&lt;/rating&gt; &lt;title&gt;Pong - The Next Level &lt;/title&gt; &lt;pub&gt;Hasbro Interactive&lt;/pub&gt; &lt;dev&gt;Morning Star Multimedia &lt;/dev&gt; &lt;genre&gt;Action&lt;/genre&gt; &lt;score&gt;2.9&lt;/score&gt; &lt;player&gt;1 Player&lt;/player&gt; &lt;story&gt;After years of game gulping cash left, right and center at the old arcade machine, Pong has returned in an all new 3D title on the PC. But it isn't just your simple Pong any more. Now you can play Jungle Pong, Football Pong, Ice Hockey Pong and 4 player Pong. All this plus 3D graphics. Not to mention animated Penguins &lt;/story&gt; &lt;/game&gt;</text:p>
          </table:table-cell>
          <table:table-cell table:number-columns-repeated="1013"/>
        </table:table-row>
        <table:table-row table:style-name="ro1">
          <table:table-cell office:value-type="string">
            <text:p>Pooh and Tigger's Hunny Safari (USA)</text:p>
          </table:table-cell>
          <table:table-cell office:value-type="float" office:value="2002">
            <text:p>2002</text:p>
          </table:table-cell>
          <table:table-cell office:value-type="string">
            <text:p>ESRB - E (Everyone)</text:p>
          </table:table-cell>
          <table:table-cell office:value-type="string">
            <text:p>Pooh and Tigger's Hunny Safari </text:p>
          </table:table-cell>
          <table:table-cell office:value-type="string">
            <text:p>Electronic Arts</text:p>
          </table:table-cell>
          <table:table-cell office:value-type="string">
            <text:p>Digital Eclipse </text:p>
          </table:table-cell>
          <table:table-cell office:value-type="string">
            <text:p>Action</text:p>
          </table:table-cell>
          <table:table-cell office:value-type="string">
            <text:p>2.7</text:p>
          </table:table-cell>
          <table:table-cell office:value-type="string">
            <text:p>1 Player</text:p>
          </table:table-cell>
          <table:table-cell office:value-type="string">
            <text:p>It's Thursday, and Pooh and Tigger decide they'd like to have a party to celebrate. Help Pooh and Tigger find their friends as they adventure through the magical lands of the Hundred Acre Wood. Collect enough "hunny" pots (watch out--the bees want their "hunny" back) and throw the best Thursday party ever! </text:p>
          </table:table-cell>
          <table:table-cell table:style-name="Default" table:formula="of:=CONCATENATE(&quot;&lt;game name=&quot;;CHAR(34);[.A351];CHAR(34);&quot;&gt; &lt;year&gt;&quot;;[.B351];&quot;&lt;/year&gt; &lt;rating&gt;&quot;;[.C351];&quot;&lt;/rating&gt; &lt;title&gt;&quot;;[.D351];&quot;&lt;/title&gt; &lt;pub&gt;&quot;;[.E351];&quot;&lt;/pub&gt; &lt;dev&gt;&quot;;[.F351];&quot;&lt;/dev&gt; &lt;genre&gt;&quot;;[.G351];&quot;&lt;/genre&gt; &lt;score&gt;&quot;;[.H351];&quot;&lt;/score&gt; &lt;player&gt;&quot;;[.I351];&quot;&lt;/player&gt; &lt;story&gt;&quot;;[.J351];&quot;&lt;/story&gt; &lt;/game&gt;&quot;)" office:value-type="string" office:string-value="&lt;game name=&quot;Pooh and Tigger's Hunny Safari (USA)&quot;&gt; &lt;year&gt;2002&lt;/year&gt; &lt;rating&gt;ESRB - E (Everyone)&lt;/rating&gt; &lt;title&gt;Pooh and Tigger's Hunny Safari &lt;/title&gt; &lt;pub&gt;Electronic Arts&lt;/pub&gt; &lt;dev&gt;Digital Eclipse &lt;/dev&gt; &lt;genre&gt;Action&lt;/genre&gt; &lt;score&gt;2.7&lt;/score&gt; &lt;player&gt;1 Player&lt;/player&gt; &lt;story&gt;It's Thursday, and Pooh and Tigger decide they'd like to have a party to celebrate. Help Pooh and Tigger find their friends as they adventure through the magical lands of the Hundred Acre Wood. Collect enough &quot;hunny&quot; pots (watch out--the bees want their &quot;hunny&quot; back) and throw the best Thursday party ever! &lt;/story&gt; &lt;/game&gt;">
            <text:p>&lt;game name="Pooh and Tigger's Hunny Safari (USA)"&gt; &lt;year&gt;2002&lt;/year&gt; &lt;rating&gt;ESRB - E (Everyone)&lt;/rating&gt; &lt;title&gt;Pooh and Tigger's Hunny Safari &lt;/title&gt; &lt;pub&gt;Electronic Arts&lt;/pub&gt; &lt;dev&gt;Digital Eclipse &lt;/dev&gt; &lt;genre&gt;Action&lt;/genre&gt; &lt;score&gt;2.7&lt;/score&gt; &lt;player&gt;1 Player&lt;/player&gt; &lt;story&gt;It's Thursday, and Pooh and Tigger decide they'd like to have a party to celebrate. Help Pooh and Tigger find their friends as they adventure through the magical lands of the Hundred Acre Wood. Collect enough "hunny" pots (watch out--the bees want their "hunny" back) and throw the best Thursday party ever! &lt;/story&gt; &lt;/game&gt;</text:p>
          </table:table-cell>
          <table:table-cell table:number-columns-repeated="1013"/>
        </table:table-row>
        <table:table-row table:style-name="ro1">
          <table:table-cell office:value-type="string">
            <text:p>Portal Runner (USA)</text:p>
          </table:table-cell>
          <table:table-cell office:value-type="float" office:value="2001">
            <text:p>2001</text:p>
          </table:table-cell>
          <table:table-cell office:value-type="string">
            <text:p>ESRB - E (Everyone)</text:p>
          </table:table-cell>
          <table:table-cell office:value-type="string">
            <text:p>Portal Runner </text:p>
          </table:table-cell>
          <table:table-cell office:value-type="string">
            <text:p>3DO</text:p>
          </table:table-cell>
          <table:table-cell office:value-type="string">
            <text:p>Handheld Games</text:p>
          </table:table-cell>
          <table:table-cell office:value-type="string">
            <text:p>Fighter</text:p>
          </table:table-cell>
          <table:table-cell office:value-type="string">
            <text:p>3.7</text:p>
          </table:table-cell>
          <table:table-cell office:value-type="string">
            <text:p>1 Player</text:p>
          </table:table-cell>
          <table:table-cell office:value-type="string">
            <text:p>In Portal Runner you assume the role of the bow and arrow wielding Vikki G. Thinking she was investigating a hot story Vikki is lured into a diabolical trap set by her nemesis, the beautiful Blue super spy Brigitte Bleu. This trap sends Vikki to mysterious land where strange creatures lurk. Along the way, Vikki stumbles upon a Lion named Leo, and together they travel from portal to portal hoping that the next portal will lead them home.</text:p>
          </table:table-cell>
          <table:table-cell table:style-name="Default" table:formula="of:=CONCATENATE(&quot;&lt;game name=&quot;;CHAR(34);[.A352];CHAR(34);&quot;&gt; &lt;year&gt;&quot;;[.B352];&quot;&lt;/year&gt; &lt;rating&gt;&quot;;[.C352];&quot;&lt;/rating&gt; &lt;title&gt;&quot;;[.D352];&quot;&lt;/title&gt; &lt;pub&gt;&quot;;[.E352];&quot;&lt;/pub&gt; &lt;dev&gt;&quot;;[.F352];&quot;&lt;/dev&gt; &lt;genre&gt;&quot;;[.G352];&quot;&lt;/genre&gt; &lt;score&gt;&quot;;[.H352];&quot;&lt;/score&gt; &lt;player&gt;&quot;;[.I352];&quot;&lt;/player&gt; &lt;story&gt;&quot;;[.J352];&quot;&lt;/story&gt; &lt;/game&gt;&quot;)" office:value-type="string" office:string-value="&lt;game name=&quot;Portal Runner (USA)&quot;&gt; &lt;year&gt;2001&lt;/year&gt; &lt;rating&gt;ESRB - E (Everyone)&lt;/rating&gt; &lt;title&gt;Portal Runner &lt;/title&gt; &lt;pub&gt;3DO&lt;/pub&gt; &lt;dev&gt;Handheld Games&lt;/dev&gt; &lt;genre&gt;Fighter&lt;/genre&gt; &lt;score&gt;3.7&lt;/score&gt; &lt;player&gt;1 Player&lt;/player&gt; &lt;story&gt;In Portal Runner you assume the role of the bow and arrow wielding Vikki G. Thinking she was investigating a hot story Vikki is lured into a diabolical trap set by her nemesis, the beautiful Blue super spy Brigitte Bleu. This trap sends Vikki to mysterious land where strange creatures lurk. Along the way, Vikki stumbles upon a Lion named Leo, and together they travel from portal to portal hoping that the next portal will lead them home.&lt;/story&gt; &lt;/game&gt;">
            <text:p>&lt;game name="Portal Runner (USA)"&gt; &lt;year&gt;2001&lt;/year&gt; &lt;rating&gt;ESRB - E (Everyone)&lt;/rating&gt; &lt;title&gt;Portal Runner &lt;/title&gt; &lt;pub&gt;3DO&lt;/pub&gt; &lt;dev&gt;Handheld Games&lt;/dev&gt; &lt;genre&gt;Fighter&lt;/genre&gt; &lt;score&gt;3.7&lt;/score&gt; &lt;player&gt;1 Player&lt;/player&gt; &lt;story&gt;In Portal Runner you assume the role of the bow and arrow wielding Vikki G. Thinking she was investigating a hot story Vikki is lured into a diabolical trap set by her nemesis, the beautiful Blue super spy Brigitte Bleu. This trap sends Vikki to mysterious land where strange creatures lurk. Along the way, Vikki stumbles upon a Lion named Leo, and together they travel from portal to portal hoping that the next portal will lead them home.&lt;/story&gt; &lt;/game&gt;</text:p>
          </table:table-cell>
          <table:table-cell table:number-columns-repeated="1013"/>
        </table:table-row>
        <table:table-row table:style-name="ro1">
          <table:table-cell office:value-type="string">
            <text:p>Power Quest (USA)</text:p>
          </table:table-cell>
          <table:table-cell office:value-type="float" office:value="1998">
            <text:p>1998</text:p>
          </table:table-cell>
          <table:table-cell office:value-type="string">
            <text:p>ESRB - E (Everyone)</text:p>
          </table:table-cell>
          <table:table-cell office:value-type="string">
            <text:p>Power Quest </text:p>
          </table:table-cell>
          <table:table-cell office:value-type="string">
            <text:p>SunSoft</text:p>
          </table:table-cell>
          <table:table-cell office:value-type="string">
            <text:p>Japan System Supply</text:p>
          </table:table-cell>
          <table:table-cell office:value-type="string">
            <text:p>Action</text:p>
          </table:table-cell>
          <table:table-cell office:value-type="string">
            <text:p>3.8</text:p>
          </table:table-cell>
          <table:table-cell office:value-type="string">
            <text:p>1-2 Players</text:p>
          </table:table-cell>
          <table:table-cell office:value-type="string">
            <text:p>Power Quest is a mixture of Role playing and fighting game. School has finished and you join the new fighting model robots craze, you must fight your way into the tournaments and update your model with new parts to get it powerful enough.**You can walk around the town to find opponents to beat and get money to buy new parts before you enter the tournaments.****You can also play Power Quest in a simple fighting game mode where you select one of the six and fight the other models one after another.**There is also a vs mode to play against a friend using the infrared port.</text:p>
          </table:table-cell>
          <table:table-cell table:style-name="Default" table:formula="of:=CONCATENATE(&quot;&lt;game name=&quot;;CHAR(34);[.A353];CHAR(34);&quot;&gt; &lt;year&gt;&quot;;[.B353];&quot;&lt;/year&gt; &lt;rating&gt;&quot;;[.C353];&quot;&lt;/rating&gt; &lt;title&gt;&quot;;[.D353];&quot;&lt;/title&gt; &lt;pub&gt;&quot;;[.E353];&quot;&lt;/pub&gt; &lt;dev&gt;&quot;;[.F353];&quot;&lt;/dev&gt; &lt;genre&gt;&quot;;[.G353];&quot;&lt;/genre&gt; &lt;score&gt;&quot;;[.H353];&quot;&lt;/score&gt; &lt;player&gt;&quot;;[.I353];&quot;&lt;/player&gt; &lt;story&gt;&quot;;[.J353];&quot;&lt;/story&gt; &lt;/game&gt;&quot;)" office:value-type="string" office:string-value="&lt;game name=&quot;Power Quest (USA)&quot;&gt; &lt;year&gt;1998&lt;/year&gt; &lt;rating&gt;ESRB - E (Everyone)&lt;/rating&gt; &lt;title&gt;Power Quest &lt;/title&gt; &lt;pub&gt;SunSoft&lt;/pub&gt; &lt;dev&gt;Japan System Supply&lt;/dev&gt; &lt;genre&gt;Action&lt;/genre&gt; &lt;score&gt;3.8&lt;/score&gt; &lt;player&gt;1-2 Players&lt;/player&gt; &lt;story&gt;Power Quest is a mixture of Role playing and fighting game. School has finished and you join the new fighting model robots craze, you must fight your way into the tournaments and update your model with new parts to get it powerful enough.**You can walk around the town to find opponents to beat and get money to buy new parts before you enter the tournaments.****You can also play Power Quest in a simple fighting game mode where you select one of the six and fight the other models one after another.**There is also a vs mode to play against a friend using the infrared port.&lt;/story&gt; &lt;/game&gt;">
            <text:p>&lt;game name="Power Quest (USA)"&gt; &lt;year&gt;1998&lt;/year&gt; &lt;rating&gt;ESRB - E (Everyone)&lt;/rating&gt; &lt;title&gt;Power Quest &lt;/title&gt; &lt;pub&gt;SunSoft&lt;/pub&gt; &lt;dev&gt;Japan System Supply&lt;/dev&gt; &lt;genre&gt;Action&lt;/genre&gt; &lt;score&gt;3.8&lt;/score&gt; &lt;player&gt;1-2 Players&lt;/player&gt; &lt;story&gt;Power Quest is a mixture of Role playing and fighting game. School has finished and you join the new fighting model robots craze, you must fight your way into the tournaments and update your model with new parts to get it powerful enough.**You can walk around the town to find opponents to beat and get money to buy new parts before you enter the tournaments.****You can also play Power Quest in a simple fighting game mode where you select one of the six and fight the other models one after another.**There is also a vs mode to play against a friend using the infrared port.&lt;/story&gt; &lt;/game&gt;</text:p>
          </table:table-cell>
          <table:table-cell table:number-columns-repeated="1013"/>
        </table:table-row>
        <table:table-row table:style-name="ro1">
          <table:table-cell office:value-type="string">
            <text:p>Power Rangers - Lightspeed Rescue (USA, Europe)</text:p>
          </table:table-cell>
          <table:table-cell office:value-type="float" office:value="2000">
            <text:p>2000</text:p>
          </table:table-cell>
          <table:table-cell office:value-type="string">
            <text:p>ESRB - E (Everyone)</text:p>
          </table:table-cell>
          <table:table-cell office:value-type="string">
            <text:p>Power Rangers - Lightspeed Rescue </text:p>
          </table:table-cell>
          <table:table-cell office:value-type="string">
            <text:p>THQ</text:p>
          </table:table-cell>
          <table:table-cell office:value-type="string">
            <text:p>Natsume</text:p>
          </table:table-cell>
          <table:table-cell office:value-type="string">
            <text:p>Action</text:p>
          </table:table-cell>
          <table:table-cell office:value-type="string">
            <text:p>2.6</text:p>
          </table:table-cell>
          <table:table-cell office:value-type="string">
            <text:p>1 Player</text:p>
          </table:table-cell>
          <table:table-cell office:value-type="string">
            <text:p>As a member of the Lightspeed Rescue team, players can assume the role of their favourite Power Ranger. Boys and girls will have the opportunity to rescue people from dastardly monsters, collect awesome power-ups, drive Power Ranger vehicles, battle monsters in huge arenas, search for hidden bonus levels, and even take control of a powerful Megazord! Six extraordinary heroes including Chad (Blue Ranger), Joel (Green Ranger), Carter (Red Ranger), Dana (Pink Ranger), Kelsey (Yellow Ranger) and Ryan (Titanium Ranger), are the newest team of Power Rangers dedicated to fighting the evil Diabolico and his army of relentless demons. Their mission is to protect the city of Mariner Bay. Whenever danger is around the corner, these superheroes rush to the rescue at the speed of light. </text:p>
          </table:table-cell>
          <table:table-cell table:style-name="Default" table:formula="of:=CONCATENATE(&quot;&lt;game name=&quot;;CHAR(34);[.A354];CHAR(34);&quot;&gt; &lt;year&gt;&quot;;[.B354];&quot;&lt;/year&gt; &lt;rating&gt;&quot;;[.C354];&quot;&lt;/rating&gt; &lt;title&gt;&quot;;[.D354];&quot;&lt;/title&gt; &lt;pub&gt;&quot;;[.E354];&quot;&lt;/pub&gt; &lt;dev&gt;&quot;;[.F354];&quot;&lt;/dev&gt; &lt;genre&gt;&quot;;[.G354];&quot;&lt;/genre&gt; &lt;score&gt;&quot;;[.H354];&quot;&lt;/score&gt; &lt;player&gt;&quot;;[.I354];&quot;&lt;/player&gt; &lt;story&gt;&quot;;[.J354];&quot;&lt;/story&gt; &lt;/game&gt;&quot;)" office:value-type="string" office:string-value="&lt;game name=&quot;Power Rangers - Lightspeed Rescue (USA, Europe)&quot;&gt; &lt;year&gt;2000&lt;/year&gt; &lt;rating&gt;ESRB - E (Everyone)&lt;/rating&gt; &lt;title&gt;Power Rangers - Lightspeed Rescue &lt;/title&gt; &lt;pub&gt;THQ&lt;/pub&gt; &lt;dev&gt;Natsume&lt;/dev&gt; &lt;genre&gt;Action&lt;/genre&gt; &lt;score&gt;2.6&lt;/score&gt; &lt;player&gt;1 Player&lt;/player&gt; &lt;story&gt;As a member of the Lightspeed Rescue team, players can assume the role of their favourite Power Ranger. Boys and girls will have the opportunity to rescue people from dastardly monsters, collect awesome power-ups, drive Power Ranger vehicles, battle monsters in huge arenas, search for hidden bonus levels, and even take control of a powerful Megazord! Six extraordinary heroes including Chad (Blue Ranger), Joel (Green Ranger), Carter (Red Ranger), Dana (Pink Ranger), Kelsey (Yellow Ranger) and Ryan (Titanium Ranger), are the newest team of Power Rangers dedicated to fighting the evil Diabolico and his army of relentless demons. Their mission is to protect the city of Mariner Bay. Whenever danger is around the corner, these superheroes rush to the rescue at the speed of light. &lt;/story&gt; &lt;/game&gt;">
            <text:p>&lt;game name="Power Rangers - Lightspeed Rescue (USA, Europe)"&gt; &lt;year&gt;2000&lt;/year&gt; &lt;rating&gt;ESRB - E (Everyone)&lt;/rating&gt; &lt;title&gt;Power Rangers - Lightspeed Rescue &lt;/title&gt; &lt;pub&gt;THQ&lt;/pub&gt; &lt;dev&gt;Natsume&lt;/dev&gt; &lt;genre&gt;Action&lt;/genre&gt; &lt;score&gt;2.6&lt;/score&gt; &lt;player&gt;1 Player&lt;/player&gt; &lt;story&gt;As a member of the Lightspeed Rescue team, players can assume the role of their favourite Power Ranger. Boys and girls will have the opportunity to rescue people from dastardly monsters, collect awesome power-ups, drive Power Ranger vehicles, battle monsters in huge arenas, search for hidden bonus levels, and even take control of a powerful Megazord! Six extraordinary heroes including Chad (Blue Ranger), Joel (Green Ranger), Carter (Red Ranger), Dana (Pink Ranger), Kelsey (Yellow Ranger) and Ryan (Titanium Ranger), are the newest team of Power Rangers dedicated to fighting the evil Diabolico and his army of relentless demons. Their mission is to protect the city of Mariner Bay. Whenever danger is around the corner, these superheroes rush to the rescue at the speed of light. &lt;/story&gt; &lt;/game&gt;</text:p>
          </table:table-cell>
          <table:table-cell table:number-columns-repeated="1013"/>
        </table:table-row>
        <table:table-row table:style-name="ro1">
          <table:table-cell office:value-type="string">
            <text:p>Power Rangers - Time Force (USA)</text:p>
          </table:table-cell>
          <table:table-cell office:value-type="float" office:value="2001">
            <text:p>2001</text:p>
          </table:table-cell>
          <table:table-cell office:value-type="string">
            <text:p>ESRB - E (Everyone)</text:p>
          </table:table-cell>
          <table:table-cell office:value-type="string">
            <text:p>Power Rangers - Time Force </text:p>
          </table:table-cell>
          <table:table-cell office:value-type="string">
            <text:p>THQ</text:p>
          </table:table-cell>
          <table:table-cell office:value-type="string">
            <text:p>Natsume</text:p>
          </table:table-cell>
          <table:table-cell office:value-type="string">
            <text:p>Action</text:p>
          </table:table-cell>
          <table:table-cell office:value-type="string">
            <text:p>3.4</text:p>
          </table:table-cell>
          <table:table-cell office:value-type="string">
            <text:p>1 Player</text:p>
          </table:table-cell>
          <table:table-cell office:value-type="string">
            <text:p>The color costumed team of teen heroes travels through both space and time to thwart occurrences of evil throughout history in this Game Boy Advance release from THQ. The Power Rangers move back and forth through time to stop evil and keep the future safe in over 15 levels of play. Each character has unique combat abilities and the game features a Megazord battle mode as well. The story is advanced through comic book styled cut scenes and a password feature allows gamers to save their progress between sessions.</text:p>
          </table:table-cell>
          <table:table-cell table:style-name="Default" table:formula="of:=CONCATENATE(&quot;&lt;game name=&quot;;CHAR(34);[.A355];CHAR(34);&quot;&gt; &lt;year&gt;&quot;;[.B355];&quot;&lt;/year&gt; &lt;rating&gt;&quot;;[.C355];&quot;&lt;/rating&gt; &lt;title&gt;&quot;;[.D355];&quot;&lt;/title&gt; &lt;pub&gt;&quot;;[.E355];&quot;&lt;/pub&gt; &lt;dev&gt;&quot;;[.F355];&quot;&lt;/dev&gt; &lt;genre&gt;&quot;;[.G355];&quot;&lt;/genre&gt; &lt;score&gt;&quot;;[.H355];&quot;&lt;/score&gt; &lt;player&gt;&quot;;[.I355];&quot;&lt;/player&gt; &lt;story&gt;&quot;;[.J355];&quot;&lt;/story&gt; &lt;/game&gt;&quot;)" office:value-type="string" office:string-value="&lt;game name=&quot;Power Rangers - Time Force (USA)&quot;&gt; &lt;year&gt;2001&lt;/year&gt; &lt;rating&gt;ESRB - E (Everyone)&lt;/rating&gt; &lt;title&gt;Power Rangers - Time Force &lt;/title&gt; &lt;pub&gt;THQ&lt;/pub&gt; &lt;dev&gt;Natsume&lt;/dev&gt; &lt;genre&gt;Action&lt;/genre&gt; &lt;score&gt;3.4&lt;/score&gt; &lt;player&gt;1 Player&lt;/player&gt; &lt;story&gt;The color costumed team of teen heroes travels through both space and time to thwart occurrences of evil throughout history in this Game Boy Advance release from THQ. The Power Rangers move back and forth through time to stop evil and keep the future safe in over 15 levels of play. Each character has unique combat abilities and the game features a Megazord battle mode as well. The story is advanced through comic book styled cut scenes and a password feature allows gamers to save their progress between sessions.&lt;/story&gt; &lt;/game&gt;">
            <text:p>&lt;game name="Power Rangers - Time Force (USA)"&gt; &lt;year&gt;2001&lt;/year&gt; &lt;rating&gt;ESRB - E (Everyone)&lt;/rating&gt; &lt;title&gt;Power Rangers - Time Force &lt;/title&gt; &lt;pub&gt;THQ&lt;/pub&gt; &lt;dev&gt;Natsume&lt;/dev&gt; &lt;genre&gt;Action&lt;/genre&gt; &lt;score&gt;3.4&lt;/score&gt; &lt;player&gt;1 Player&lt;/player&gt; &lt;story&gt;The color costumed team of teen heroes travels through both space and time to thwart occurrences of evil throughout history in this Game Boy Advance release from THQ. The Power Rangers move back and forth through time to stop evil and keep the future safe in over 15 levels of play. Each character has unique combat abilities and the game features a Megazord battle mode as well. The story is advanced through comic book styled cut scenes and a password feature allows gamers to save their progress between sessions.&lt;/story&gt; &lt;/game&gt;</text:p>
          </table:table-cell>
          <table:table-cell table:number-columns-repeated="1013"/>
        </table:table-row>
        <table:table-row table:style-name="ro1">
          <table:table-cell office:value-type="string">
            <text:p>Power Spike - Pro Beach Volleyball (USA)</text:p>
          </table:table-cell>
          <table:table-cell office:value-type="float" office:value="2000">
            <text:p>2000</text:p>
          </table:table-cell>
          <table:table-cell office:value-type="string">
            <text:p>ESRB - E (Everyone)</text:p>
          </table:table-cell>
          <table:table-cell office:value-type="string">
            <text:p>Power Spike - Pro Beach Volleyball </text:p>
          </table:table-cell>
          <table:table-cell office:value-type="string">
            <text:p>Infogrames</text:p>
          </table:table-cell>
          <table:table-cell office:value-type="string">
            <text:p>Spark</text:p>
          </table:table-cell>
          <table:table-cell office:value-type="string">
            <text:p>Sports</text:p>
          </table:table-cell>
          <table:table-cell office:value-type="string">
            <text:p>3.5</text:p>
          </table:table-cell>
          <table:table-cell office:value-type="string">
            <text:p>1 Player</text:p>
          </table:table-cell>
          <table:table-cell office:value-type="string">
            <text:p>Power Spike Pro Beach Volleyball is a beach volley game with an official Federation of International Volleyball license. There are 40 real players to play with on 14 different courts located all over the world. Game modes include exhibition, world tour and practice mode. The player editor allows you to create your own players. The game features a targeting rectangle to aid the player in placing his balls.</text:p>
          </table:table-cell>
          <table:table-cell table:style-name="Default" table:formula="of:=CONCATENATE(&quot;&lt;game name=&quot;;CHAR(34);[.A356];CHAR(34);&quot;&gt; &lt;year&gt;&quot;;[.B356];&quot;&lt;/year&gt; &lt;rating&gt;&quot;;[.C356];&quot;&lt;/rating&gt; &lt;title&gt;&quot;;[.D356];&quot;&lt;/title&gt; &lt;pub&gt;&quot;;[.E356];&quot;&lt;/pub&gt; &lt;dev&gt;&quot;;[.F356];&quot;&lt;/dev&gt; &lt;genre&gt;&quot;;[.G356];&quot;&lt;/genre&gt; &lt;score&gt;&quot;;[.H356];&quot;&lt;/score&gt; &lt;player&gt;&quot;;[.I356];&quot;&lt;/player&gt; &lt;story&gt;&quot;;[.J356];&quot;&lt;/story&gt; &lt;/game&gt;&quot;)" office:value-type="string" office:string-value="&lt;game name=&quot;Power Spike - Pro Beach Volleyball (USA)&quot;&gt; &lt;year&gt;2000&lt;/year&gt; &lt;rating&gt;ESRB - E (Everyone)&lt;/rating&gt; &lt;title&gt;Power Spike - Pro Beach Volleyball &lt;/title&gt; &lt;pub&gt;Infogrames&lt;/pub&gt; &lt;dev&gt;Spark&lt;/dev&gt; &lt;genre&gt;Sports&lt;/genre&gt; &lt;score&gt;3.5&lt;/score&gt; &lt;player&gt;1 Player&lt;/player&gt; &lt;story&gt;Power Spike Pro Beach Volleyball is a beach volley game with an official Federation of International Volleyball license. There are 40 real players to play with on 14 different courts located all over the world. Game modes include exhibition, world tour and practice mode. The player editor allows you to create your own players. The game features a targeting rectangle to aid the player in placing his balls.&lt;/story&gt; &lt;/game&gt;">
            <text:p>&lt;game name="Power Spike - Pro Beach Volleyball (USA)"&gt; &lt;year&gt;2000&lt;/year&gt; &lt;rating&gt;ESRB - E (Everyone)&lt;/rating&gt; &lt;title&gt;Power Spike - Pro Beach Volleyball &lt;/title&gt; &lt;pub&gt;Infogrames&lt;/pub&gt; &lt;dev&gt;Spark&lt;/dev&gt; &lt;genre&gt;Sports&lt;/genre&gt; &lt;score&gt;3.5&lt;/score&gt; &lt;player&gt;1 Player&lt;/player&gt; &lt;story&gt;Power Spike Pro Beach Volleyball is a beach volley game with an official Federation of International Volleyball license. There are 40 real players to play with on 14 different courts located all over the world. Game modes include exhibition, world tour and practice mode. The player editor allows you to create your own players. The game features a targeting rectangle to aid the player in placing his balls.&lt;/story&gt; &lt;/game&gt;</text:p>
          </table:table-cell>
          <table:table-cell table:number-columns-repeated="1013"/>
        </table:table-row>
        <table:table-row table:style-name="ro1">
          <table:table-cell office:value-type="string">
            <text:p>Powerpuff Girls, The - Bad Mojo Jojo (USA) (Rev B)</text:p>
          </table:table-cell>
          <table:table-cell office:value-type="float" office:value="2000">
            <text:p>2000</text:p>
          </table:table-cell>
          <table:table-cell office:value-type="string">
            <text:p>ESRB - E (Everyone)</text:p>
          </table:table-cell>
          <table:table-cell office:value-type="string">
            <text:p>Powerpuff Girls, The - Bad Mojo Jojo </text:p>
          </table:table-cell>
          <table:table-cell office:value-type="string">
            <text:p>Bam Entertainment</text:p>
          </table:table-cell>
          <table:table-cell office:value-type="string">
            <text:p>Sennari Interactive, LLC</text:p>
          </table:table-cell>
          <table:table-cell office:value-type="string">
            <text:p>Platform</text:p>
          </table:table-cell>
          <table:table-cell office:value-type="string">
            <text:p>2.6</text:p>
          </table:table-cell>
          <table:table-cell office:value-type="string">
            <text:p>1 Player</text:p>
          </table:table-cell>
          <table:table-cell office:value-type="string">
            <text:p>Blossom, the leader of The Powerpuff Girls, must locate the evil Mojo Jojo in the city of Townsville. <text:s/>Players must explore locations in Townsville and complete various tasks in order to learn the location of Mojo Jojo. Players can fly around or punch enemies who try and stop them. <text:s/>Also hidden in the game are electronic trading cards that can be found and traded with the other two games in the series via a link cable.</text:p>
          </table:table-cell>
          <table:table-cell table:style-name="Default" table:formula="of:=CONCATENATE(&quot;&lt;game name=&quot;;CHAR(34);[.A357];CHAR(34);&quot;&gt; &lt;year&gt;&quot;;[.B357];&quot;&lt;/year&gt; &lt;rating&gt;&quot;;[.C357];&quot;&lt;/rating&gt; &lt;title&gt;&quot;;[.D357];&quot;&lt;/title&gt; &lt;pub&gt;&quot;;[.E357];&quot;&lt;/pub&gt; &lt;dev&gt;&quot;;[.F357];&quot;&lt;/dev&gt; &lt;genre&gt;&quot;;[.G357];&quot;&lt;/genre&gt; &lt;score&gt;&quot;;[.H357];&quot;&lt;/score&gt; &lt;player&gt;&quot;;[.I357];&quot;&lt;/player&gt; &lt;story&gt;&quot;;[.J357];&quot;&lt;/story&gt; &lt;/game&gt;&quot;)" office:value-type="string" office:string-value="&lt;game name=&quot;Powerpuff Girls, The - Bad Mojo Jojo (USA) (Rev B)&quot;&gt; &lt;year&gt;2000&lt;/year&gt; &lt;rating&gt;ESRB - E (Everyone)&lt;/rating&gt; &lt;title&gt;Powerpuff Girls, The - Bad Mojo Jojo &lt;/title&gt; &lt;pub&gt;Bam Entertainment&lt;/pub&gt; &lt;dev&gt;Sennari Interactive, LLC&lt;/dev&gt; &lt;genre&gt;Platform&lt;/genre&gt; &lt;score&gt;2.6&lt;/score&gt; &lt;player&gt;1 Player&lt;/player&gt; &lt;story&gt;Blossom, the leader of The Powerpuff Girls, must locate the evil Mojo Jojo in the city of Townsville.  Players must explore locations in Townsville and complete various tasks in order to learn the location of Mojo Jojo. Players can fly around or punch enemies who try and stop them.  Also hidden in the game are electronic trading cards that can be found and traded with the other two games in the series via a link cable.&lt;/story&gt; &lt;/game&gt;">
            <text:p>&lt;game name="Powerpuff Girls, The - Bad Mojo Jojo (USA) (Rev B)"&gt; &lt;year&gt;2000&lt;/year&gt; &lt;rating&gt;ESRB - E (Everyone)&lt;/rating&gt; &lt;title&gt;Powerpuff Girls, The - Bad Mojo Jojo &lt;/title&gt; &lt;pub&gt;Bam Entertainment&lt;/pub&gt; &lt;dev&gt;Sennari Interactive, LLC&lt;/dev&gt; &lt;genre&gt;Platform&lt;/genre&gt; &lt;score&gt;2.6&lt;/score&gt; &lt;player&gt;1 Player&lt;/player&gt; &lt;story&gt;Blossom, the leader of The Powerpuff Girls, must locate the evil Mojo Jojo in the city of Townsville. <text:s/>Players must explore locations in Townsville and complete various tasks in order to learn the location of Mojo Jojo. Players can fly around or punch enemies who try and stop them. <text:s/>Also hidden in the game are electronic trading cards that can be found and traded with the other two games in the series via a link cable.&lt;/story&gt; &lt;/game&gt;</text:p>
          </table:table-cell>
          <table:table-cell table:number-columns-repeated="1013"/>
        </table:table-row>
        <table:table-row table:style-name="ro1">
          <table:table-cell office:value-type="string">
            <text:p>Powerpuff Girls, The - Battle Him (USA) (Rev A)</text:p>
          </table:table-cell>
          <table:table-cell office:value-type="float" office:value="2001">
            <text:p>2001</text:p>
          </table:table-cell>
          <table:table-cell office:value-type="string">
            <text:p>ESRB - E (Everyone)</text:p>
          </table:table-cell>
          <table:table-cell office:value-type="string">
            <text:p>Powerpuff Girls, The - Battle Him </text:p>
          </table:table-cell>
          <table:table-cell office:value-type="string">
            <text:p>Bam Entertainment</text:p>
          </table:table-cell>
          <table:table-cell office:value-type="string">
            <text:p>Sennari Interactive, LLC</text:p>
          </table:table-cell>
          <table:table-cell office:value-type="string">
            <text:p>Action</text:p>
          </table:table-cell>
          <table:table-cell office:value-type="string">
            <text:p>2.9</text:p>
          </table:table-cell>
          <table:table-cell office:value-type="string">
            <text:p>1 Player</text:p>
          </table:table-cell>
          <table:table-cell office:value-type="string">
            <text:p>Bubbles, one of The Powerpuff Girls, must locate HIM before he takes over the city of Townsville. <text:s text:c="2"/>Players must explore locations in Townsville and complete various tasks in order to learn the location of HIM. Players can fly around or punch enemies who try and stop them. <text:s/>Also hidden in the game are electronic trading cards that can be found and traded with the other two games in the series via a link cable.</text:p>
          </table:table-cell>
          <table:table-cell table:style-name="Default" table:formula="of:=CONCATENATE(&quot;&lt;game name=&quot;;CHAR(34);[.A358];CHAR(34);&quot;&gt; &lt;year&gt;&quot;;[.B358];&quot;&lt;/year&gt; &lt;rating&gt;&quot;;[.C358];&quot;&lt;/rating&gt; &lt;title&gt;&quot;;[.D358];&quot;&lt;/title&gt; &lt;pub&gt;&quot;;[.E358];&quot;&lt;/pub&gt; &lt;dev&gt;&quot;;[.F358];&quot;&lt;/dev&gt; &lt;genre&gt;&quot;;[.G358];&quot;&lt;/genre&gt; &lt;score&gt;&quot;;[.H358];&quot;&lt;/score&gt; &lt;player&gt;&quot;;[.I358];&quot;&lt;/player&gt; &lt;story&gt;&quot;;[.J358];&quot;&lt;/story&gt; &lt;/game&gt;&quot;)" office:value-type="string" office:string-value="&lt;game name=&quot;Powerpuff Girls, The - Battle Him (USA) (Rev A)&quot;&gt; &lt;year&gt;2001&lt;/year&gt; &lt;rating&gt;ESRB - E (Everyone)&lt;/rating&gt; &lt;title&gt;Powerpuff Girls, The - Battle Him &lt;/title&gt; &lt;pub&gt;Bam Entertainment&lt;/pub&gt; &lt;dev&gt;Sennari Interactive, LLC&lt;/dev&gt; &lt;genre&gt;Action&lt;/genre&gt; &lt;score&gt;2.9&lt;/score&gt; &lt;player&gt;1 Player&lt;/player&gt; &lt;story&gt;Bubbles, one of The Powerpuff Girls, must locate HIM before he takes over the city of Townsville.   Players must explore locations in Townsville and complete various tasks in order to learn the location of HIM. Players can fly around or punch enemies who try and stop them.  Also hidden in the game are electronic trading cards that can be found and traded with the other two games in the series via a link cable.&lt;/story&gt; &lt;/game&gt;">
            <text:p>&lt;game name="Powerpuff Girls, The - Battle Him (USA) (Rev A)"&gt; &lt;year&gt;2001&lt;/year&gt; &lt;rating&gt;ESRB - E (Everyone)&lt;/rating&gt; &lt;title&gt;Powerpuff Girls, The - Battle Him &lt;/title&gt; &lt;pub&gt;Bam Entertainment&lt;/pub&gt; &lt;dev&gt;Sennari Interactive, LLC&lt;/dev&gt; &lt;genre&gt;Action&lt;/genre&gt; &lt;score&gt;2.9&lt;/score&gt; &lt;player&gt;1 Player&lt;/player&gt; &lt;story&gt;Bubbles, one of The Powerpuff Girls, must locate HIM before he takes over the city of Townsville. <text:s text:c="2"/>Players must explore locations in Townsville and complete various tasks in order to learn the location of HIM. Players can fly around or punch enemies who try and stop them. <text:s/>Also hidden in the game are electronic trading cards that can be found and traded with the other two games in the series via a link cable.&lt;/story&gt; &lt;/game&gt;</text:p>
          </table:table-cell>
          <table:table-cell table:number-columns-repeated="1013"/>
        </table:table-row>
        <table:table-row table:style-name="ro1">
          <table:table-cell office:value-type="string">
            <text:p>Powerpuff Girls, The - Paint the Townsville Green (USA) (Rev B)</text:p>
          </table:table-cell>
          <table:table-cell office:value-type="float" office:value="2000">
            <text:p>2000</text:p>
          </table:table-cell>
          <table:table-cell office:value-type="string">
            <text:p>ESRB - E (Everyone)</text:p>
          </table:table-cell>
          <table:table-cell office:value-type="string">
            <text:p>Powerpuff Girls, The - Paint the Townsville Green </text:p>
          </table:table-cell>
          <table:table-cell office:value-type="string">
            <text:p>Bam Entertainment</text:p>
          </table:table-cell>
          <table:table-cell office:value-type="string">
            <text:p>Sennari Interactive, LLC</text:p>
          </table:table-cell>
          <table:table-cell office:value-type="string">
            <text:p>Beat-'Em-Up</text:p>
          </table:table-cell>
          <table:table-cell office:value-type="string">
            <text:p>2.7</text:p>
          </table:table-cell>
          <table:table-cell office:value-type="string">
            <text:p>1 Player</text:p>
          </table:table-cell>
          <table:table-cell office:value-type="string">
            <text:p>Buttercup, one of The Powerpuff Girls, must track down the Gangreen Gang in the city of Townsville. <text:s text:c="2"/>Players must explore locations in Townsville and complete various tasks in order to learn the location of the level boss. Players can fly around or punch enemies who try and stop them. <text:s/>Also hidden in the game are electronic trading cards that can be found and traded with the other two games in the series via a link cable.</text:p>
          </table:table-cell>
          <table:table-cell table:style-name="Default" table:formula="of:=CONCATENATE(&quot;&lt;game name=&quot;;CHAR(34);[.A359];CHAR(34);&quot;&gt; &lt;year&gt;&quot;;[.B359];&quot;&lt;/year&gt; &lt;rating&gt;&quot;;[.C359];&quot;&lt;/rating&gt; &lt;title&gt;&quot;;[.D359];&quot;&lt;/title&gt; &lt;pub&gt;&quot;;[.E359];&quot;&lt;/pub&gt; &lt;dev&gt;&quot;;[.F359];&quot;&lt;/dev&gt; &lt;genre&gt;&quot;;[.G359];&quot;&lt;/genre&gt; &lt;score&gt;&quot;;[.H359];&quot;&lt;/score&gt; &lt;player&gt;&quot;;[.I359];&quot;&lt;/player&gt; &lt;story&gt;&quot;;[.J359];&quot;&lt;/story&gt; &lt;/game&gt;&quot;)" office:value-type="string" office:string-value="&lt;game name=&quot;Powerpuff Girls, The - Paint the Townsville Green (USA) (Rev B)&quot;&gt; &lt;year&gt;2000&lt;/year&gt; &lt;rating&gt;ESRB - E (Everyone)&lt;/rating&gt; &lt;title&gt;Powerpuff Girls, The - Paint the Townsville Green &lt;/title&gt; &lt;pub&gt;Bam Entertainment&lt;/pub&gt; &lt;dev&gt;Sennari Interactive, LLC&lt;/dev&gt; &lt;genre&gt;Beat-'Em-Up&lt;/genre&gt; &lt;score&gt;2.7&lt;/score&gt; &lt;player&gt;1 Player&lt;/player&gt; &lt;story&gt;Buttercup, one of The Powerpuff Girls, must track down the Gangreen Gang in the city of Townsville.   Players must explore locations in Townsville and complete various tasks in order to learn the location of the level boss. Players can fly around or punch enemies who try and stop them.  Also hidden in the game are electronic trading cards that can be found and traded with the other two games in the series via a link cable.&lt;/story&gt; &lt;/game&gt;">
            <text:p>&lt;game name="Powerpuff Girls, The - Paint the Townsville Green (USA) (Rev B)"&gt; &lt;year&gt;2000&lt;/year&gt; &lt;rating&gt;ESRB - E (Everyone)&lt;/rating&gt; &lt;title&gt;Powerpuff Girls, The - Paint the Townsville Green &lt;/title&gt; &lt;pub&gt;Bam Entertainment&lt;/pub&gt; &lt;dev&gt;Sennari Interactive, LLC&lt;/dev&gt; &lt;genre&gt;Beat-'Em-Up&lt;/genre&gt; &lt;score&gt;2.7&lt;/score&gt; &lt;player&gt;1 Player&lt;/player&gt; &lt;story&gt;Buttercup, one of The Powerpuff Girls, must track down the Gangreen Gang in the city of Townsville. <text:s text:c="2"/>Players must explore locations in Townsville and complete various tasks in order to learn the location of the level boss. Players can fly around or punch enemies who try and stop them. <text:s/>Also hidden in the game are electronic trading cards that can be found and traded with the other two games in the series via a link cable.&lt;/story&gt; &lt;/game&gt;</text:p>
          </table:table-cell>
          <table:table-cell table:number-columns-repeated="1013"/>
        </table:table-row>
        <table:table-row table:style-name="ro1">
          <table:table-cell office:value-type="string">
            <text:p>Prince Naseem Boxing (Europe)</text:p>
          </table:table-cell>
          <table:table-cell office:value-type="float" office:value="2001">
            <text:p>2001</text:p>
          </table:table-cell>
          <table:table-cell office:value-type="string">
            <text:p>ESRB - E (Everyone)</text:p>
          </table:table-cell>
          <table:table-cell office:value-type="string">
            <text:p>Prince Naseem Boxing </text:p>
          </table:table-cell>
          <table:table-cell office:value-type="string">
            <text:p>Virtucraft</text:p>
          </table:table-cell>
          <table:table-cell office:value-type="string">
            <text:p>Virtucraft </text:p>
          </table:table-cell>
          <table:table-cell office:value-type="string">
            <text:p>Sports</text:p>
          </table:table-cell>
          <table:table-cell office:value-type="string">
            <text:p>3.7</text:p>
          </table:table-cell>
          <table:table-cell office:value-type="string">
            <text:p>1 Player</text:p>
          </table:table-cell>
          <table:table-cell office:value-type="string">
            <text:p>Fight one-off bouts, compete in tournaments or become a career boxer and slug it out for the World Title Belt. Lightning play speed allows you to dodge, block, weave and hit back at a blistering pace. <text:s/>With 16 world champion boxers to compete against and four modes of play this game offers the most complete boxing experience on Game Boy Color. </text:p>
          </table:table-cell>
          <table:table-cell table:style-name="Default" table:formula="of:=CONCATENATE(&quot;&lt;game name=&quot;;CHAR(34);[.A360];CHAR(34);&quot;&gt; &lt;year&gt;&quot;;[.B360];&quot;&lt;/year&gt; &lt;rating&gt;&quot;;[.C360];&quot;&lt;/rating&gt; &lt;title&gt;&quot;;[.D360];&quot;&lt;/title&gt; &lt;pub&gt;&quot;;[.E360];&quot;&lt;/pub&gt; &lt;dev&gt;&quot;;[.F360];&quot;&lt;/dev&gt; &lt;genre&gt;&quot;;[.G360];&quot;&lt;/genre&gt; &lt;score&gt;&quot;;[.H360];&quot;&lt;/score&gt; &lt;player&gt;&quot;;[.I360];&quot;&lt;/player&gt; &lt;story&gt;&quot;;[.J360];&quot;&lt;/story&gt; &lt;/game&gt;&quot;)" office:value-type="string" office:string-value="&lt;game name=&quot;Prince Naseem Boxing (Europe)&quot;&gt; &lt;year&gt;2001&lt;/year&gt; &lt;rating&gt;ESRB - E (Everyone)&lt;/rating&gt; &lt;title&gt;Prince Naseem Boxing &lt;/title&gt; &lt;pub&gt;Virtucraft&lt;/pub&gt; &lt;dev&gt;Virtucraft &lt;/dev&gt; &lt;genre&gt;Sports&lt;/genre&gt; &lt;score&gt;3.7&lt;/score&gt; &lt;player&gt;1 Player&lt;/player&gt; &lt;story&gt;Fight one-off bouts, compete in tournaments or become a career boxer and slug it out for the World Title Belt. Lightning play speed allows you to dodge, block, weave and hit back at a blistering pace.  With 16 world champion boxers to compete against and four modes of play this game offers the most complete boxing experience on Game Boy Color. &lt;/story&gt; &lt;/game&gt;">
            <text:p>&lt;game name="Prince Naseem Boxing (Europe)"&gt; &lt;year&gt;2001&lt;/year&gt; &lt;rating&gt;ESRB - E (Everyone)&lt;/rating&gt; &lt;title&gt;Prince Naseem Boxing &lt;/title&gt; &lt;pub&gt;Virtucraft&lt;/pub&gt; &lt;dev&gt;Virtucraft &lt;/dev&gt; &lt;genre&gt;Sports&lt;/genre&gt; &lt;score&gt;3.7&lt;/score&gt; &lt;player&gt;1 Player&lt;/player&gt; &lt;story&gt;Fight one-off bouts, compete in tournaments or become a career boxer and slug it out for the World Title Belt. Lightning play speed allows you to dodge, block, weave and hit back at a blistering pace. <text:s/>With 16 world champion boxers to compete against and four modes of play this game offers the most complete boxing experience on Game Boy Color. &lt;/story&gt; &lt;/game&gt;</text:p>
          </table:table-cell>
          <table:table-cell table:number-columns-repeated="1013"/>
        </table:table-row>
        <table:table-row table:style-name="ro1">
          <table:table-cell office:value-type="string">
            <text:p>Prince of Persia (USA, Europe)</text:p>
          </table:table-cell>
          <table:table-cell office:value-type="float" office:value="1999">
            <text:p>1999</text:p>
          </table:table-cell>
          <table:table-cell office:value-type="string">
            <text:p>ESRB - E (Everyone)</text:p>
          </table:table-cell>
          <table:table-cell office:value-type="string">
            <text:p>Prince of Persia </text:p>
          </table:table-cell>
          <table:table-cell office:value-type="string">
            <text:p>Red Orb Entertainment</text:p>
          </table:table-cell>
          <table:table-cell office:value-type="string">
            <text:p>Ed Magnin and Associates </text:p>
          </table:table-cell>
          <table:table-cell office:value-type="string">
            <text:p>Platform</text:p>
          </table:table-cell>
          <table:table-cell office:value-type="string">
            <text:p>3.5</text:p>
          </table:table-cell>
          <table:table-cell office:value-type="string">
            <text:p>1 Player</text:p>
          </table:table-cell>
          <table:table-cell office:value-type="string">
            <text:p>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text:p>
          </table:table-cell>
          <table:table-cell table:style-name="Default" table:formula="of:=CONCATENATE(&quot;&lt;game name=&quot;;CHAR(34);[.A361];CHAR(34);&quot;&gt; &lt;year&gt;&quot;;[.B361];&quot;&lt;/year&gt; &lt;rating&gt;&quot;;[.C361];&quot;&lt;/rating&gt; &lt;title&gt;&quot;;[.D361];&quot;&lt;/title&gt; &lt;pub&gt;&quot;;[.E361];&quot;&lt;/pub&gt; &lt;dev&gt;&quot;;[.F361];&quot;&lt;/dev&gt; &lt;genre&gt;&quot;;[.G361];&quot;&lt;/genre&gt; &lt;score&gt;&quot;;[.H361];&quot;&lt;/score&gt; &lt;player&gt;&quot;;[.I361];&quot;&lt;/player&gt; &lt;story&gt;&quot;;[.J361];&quot;&lt;/story&gt; &lt;/game&gt;&quot;)" office:value-type="string" office:string-value="&lt;game name=&quot;Prince of Persia (USA, Europe)&quot;&gt; &lt;year&gt;1999&lt;/year&gt; &lt;rating&gt;ESRB - E (Everyone)&lt;/rating&gt; &lt;title&gt;Prince of Persia &lt;/title&gt; &lt;pub&gt;Red Orb Entertainment&lt;/pub&gt; &lt;dev&gt;Ed Magnin and Associates &lt;/dev&gt; &lt;genre&gt;Platform&lt;/genre&gt; &lt;score&gt;3.5&lt;/score&gt; &lt;player&gt;1 Player&lt;/player&gt; &lt;story&gt;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lt;/story&gt; &lt;/game&gt;">
            <text:p>&lt;game name="Prince of Persia (USA, Europe)"&gt; &lt;year&gt;1999&lt;/year&gt; &lt;rating&gt;ESRB - E (Everyone)&lt;/rating&gt; &lt;title&gt;Prince of Persia &lt;/title&gt; &lt;pub&gt;Red Orb Entertainment&lt;/pub&gt; &lt;dev&gt;Ed Magnin and Associates &lt;/dev&gt; &lt;genre&gt;Platform&lt;/genre&gt; &lt;score&gt;3.5&lt;/score&gt; &lt;player&gt;1 Player&lt;/player&gt; &lt;story&gt;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lt;/story&gt; &lt;/game&gt;</text:p>
          </table:table-cell>
          <table:table-cell table:number-columns-repeated="1013"/>
        </table:table-row>
        <table:table-row table:style-name="ro1">
          <table:table-cell office:value-type="string">
            <text:p>Pro Darts (USA)</text:p>
          </table:table-cell>
          <table:table-cell office:value-type="float" office:value="2002">
            <text:p>2002</text:p>
          </table:table-cell>
          <table:table-cell office:value-type="string">
            <text:p>ESRB - E (Everyone)</text:p>
          </table:table-cell>
          <table:table-cell office:value-type="string">
            <text:p>Pro Darts </text:p>
          </table:table-cell>
          <table:table-cell office:value-type="string">
            <text:p>Vatical Entertainment</text:p>
          </table:table-cell>
          <table:table-cell office:value-type="string">
            <text:p>Vicarious Visions </text:p>
          </table:table-cell>
          <table:table-cell office:value-type="string">
            <text:p>Sports</text:p>
          </table:table-cell>
          <table:table-cell office:value-type="string">
            <text:p>3.5</text:p>
          </table:table-cell>
          <table:table-cell office:value-type="string">
            <text:p>1 Player</text:p>
          </table:table-cell>
          <table:table-cell office:value-type="string">
            <text:p>PRO DARTS brings the greatest of all British pub games to the Game Boy Color. You can play as eight different characters (two have to be unlocked), each with unique ratings in strength, nerve, and accuracy. Once you have selected your character, use the Practice mode to learn the rules of the six different games Cricket, 301, 301 Double Out, Around the World, 501, and 501 Double Out. When you are ready for some competition, you can challenge the computer to a game on three different difficulty settings. If your friends want to get in on some of the action, you can challenge them to a game without having to use a link cable. No matter how you play, you must aim the dart and use a power meter to send it flying. Play PRO DARTS, and get all of the darts action you could ever want. </text:p>
          </table:table-cell>
          <table:table-cell table:style-name="Default" table:formula="of:=CONCATENATE(&quot;&lt;game name=&quot;;CHAR(34);[.A362];CHAR(34);&quot;&gt; &lt;year&gt;&quot;;[.B362];&quot;&lt;/year&gt; &lt;rating&gt;&quot;;[.C362];&quot;&lt;/rating&gt; &lt;title&gt;&quot;;[.D362];&quot;&lt;/title&gt; &lt;pub&gt;&quot;;[.E362];&quot;&lt;/pub&gt; &lt;dev&gt;&quot;;[.F362];&quot;&lt;/dev&gt; &lt;genre&gt;&quot;;[.G362];&quot;&lt;/genre&gt; &lt;score&gt;&quot;;[.H362];&quot;&lt;/score&gt; &lt;player&gt;&quot;;[.I362];&quot;&lt;/player&gt; &lt;story&gt;&quot;;[.J362];&quot;&lt;/story&gt; &lt;/game&gt;&quot;)" office:value-type="string" office:string-value="&lt;game name=&quot;Pro Darts (USA)&quot;&gt; &lt;year&gt;2002&lt;/year&gt; &lt;rating&gt;ESRB - E (Everyone)&lt;/rating&gt; &lt;title&gt;Pro Darts &lt;/title&gt; &lt;pub&gt;Vatical Entertainment&lt;/pub&gt; &lt;dev&gt;Vicarious Visions &lt;/dev&gt; &lt;genre&gt;Sports&lt;/genre&gt; &lt;score&gt;3.5&lt;/score&gt; &lt;player&gt;1 Player&lt;/player&gt; &lt;story&gt;PRO DARTS brings the greatest of all British pub games to the Game Boy Color. You can play as eight different characters (two have to be unlocked), each with unique ratings in strength, nerve, and accuracy. Once you have selected your character, use the Practice mode to learn the rules of the six different games Cricket, 301, 301 Double Out, Around the World, 501, and 501 Double Out. When you are ready for some competition, you can challenge the computer to a game on three different difficulty settings. If your friends want to get in on some of the action, you can challenge them to a game without having to use a link cable. No matter how you play, you must aim the dart and use a power meter to send it flying. Play PRO DARTS, and get all of the darts action you could ever want. &lt;/story&gt; &lt;/game&gt;">
            <text:p>&lt;game name="Pro Darts (USA)"&gt; &lt;year&gt;2002&lt;/year&gt; &lt;rating&gt;ESRB - E (Everyone)&lt;/rating&gt; &lt;title&gt;Pro Darts &lt;/title&gt; &lt;pub&gt;Vatical Entertainment&lt;/pub&gt; &lt;dev&gt;Vicarious Visions &lt;/dev&gt; &lt;genre&gt;Sports&lt;/genre&gt; &lt;score&gt;3.5&lt;/score&gt; &lt;player&gt;1 Player&lt;/player&gt; &lt;story&gt;PRO DARTS brings the greatest of all British pub games to the Game Boy Color. You can play as eight different characters (two have to be unlocked), each with unique ratings in strength, nerve, and accuracy. Once you have selected your character, use the Practice mode to learn the rules of the six different games Cricket, 301, 301 Double Out, Around the World, 501, and 501 Double Out. When you are ready for some competition, you can challenge the computer to a game on three different difficulty settings. If your friends want to get in on some of the action, you can challenge them to a game without having to use a link cable. No matter how you play, you must aim the dart and use a power meter to send it flying. Play PRO DARTS, and get all of the darts action you could ever want. &lt;/story&gt; &lt;/game&gt;</text:p>
          </table:table-cell>
          <table:table-cell table:number-columns-repeated="1013"/>
        </table:table-row>
        <table:table-row table:style-name="ro1">
          <table:table-cell office:value-type="string">
            <text:p>Pro Pool (USA)</text:p>
          </table:table-cell>
          <table:table-cell office:value-type="float" office:value="2000">
            <text:p>2000</text:p>
          </table:table-cell>
          <table:table-cell office:value-type="string">
            <text:p>ESRB - E (Everyone)</text:p>
          </table:table-cell>
          <table:table-cell office:value-type="string">
            <text:p>Pro Pool </text:p>
          </table:table-cell>
          <table:table-cell office:value-type="string">
            <text:p>Codemasters</text:p>
          </table:table-cell>
          <table:table-cell office:value-type="string">
            <text:p>Blade Interactive Studios Ltd.</text:p>
          </table:table-cell>
          <table:table-cell office:value-type="string">
            <text:p>Pool and Dart</text:p>
          </table:table-cell>
          <table:table-cell office:value-type="string">
            <text:p>3.8</text:p>
          </table:table-cell>
          <table:table-cell office:value-type="string">
            <text:p>1-2 Players</text:p>
          </table:table-cell>
          <table:table-cell office:value-type="string">
            <text:p>Pro Pool is a Pool simulation game on the Game Boy Color. You can play a single game against the computer or a friend using a link cable, or you can start hustling. In the hustle mode you start with 100 dollars and have to play games to earn money. With more money you will gain access to bigger places with tougher competitors where more money can be earned. With enough money you can start your own pool bar.****The game allows you to play a variety of pool games such as 8 Ball, 9 Ball, 6 Ball, 3 Ball, Straight pool and Speed pool. There are 64 computer opponents to play against.</text:p>
          </table:table-cell>
          <table:table-cell table:style-name="Default" table:formula="of:=CONCATENATE(&quot;&lt;game name=&quot;;CHAR(34);[.A363];CHAR(34);&quot;&gt; &lt;year&gt;&quot;;[.B363];&quot;&lt;/year&gt; &lt;rating&gt;&quot;;[.C363];&quot;&lt;/rating&gt; &lt;title&gt;&quot;;[.D363];&quot;&lt;/title&gt; &lt;pub&gt;&quot;;[.E363];&quot;&lt;/pub&gt; &lt;dev&gt;&quot;;[.F363];&quot;&lt;/dev&gt; &lt;genre&gt;&quot;;[.G363];&quot;&lt;/genre&gt; &lt;score&gt;&quot;;[.H363];&quot;&lt;/score&gt; &lt;player&gt;&quot;;[.I363];&quot;&lt;/player&gt; &lt;story&gt;&quot;;[.J363];&quot;&lt;/story&gt; &lt;/game&gt;&quot;)" office:value-type="string" office:string-value="&lt;game name=&quot;Pro Pool (USA)&quot;&gt; &lt;year&gt;2000&lt;/year&gt; &lt;rating&gt;ESRB - E (Everyone)&lt;/rating&gt; &lt;title&gt;Pro Pool &lt;/title&gt; &lt;pub&gt;Codemasters&lt;/pub&gt; &lt;dev&gt;Blade Interactive Studios Ltd.&lt;/dev&gt; &lt;genre&gt;Pool and Dart&lt;/genre&gt; &lt;score&gt;3.8&lt;/score&gt; &lt;player&gt;1-2 Players&lt;/player&gt; &lt;story&gt;Pro Pool is a Pool simulation game on the Game Boy Color. You can play a single game against the computer or a friend using a link cable, or you can start hustling. In the hustle mode you start with 100 dollars and have to play games to earn money. With more money you will gain access to bigger places with tougher competitors where more money can be earned. With enough money you can start your own pool bar.****The game allows you to play a variety of pool games such as 8 Ball, 9 Ball, 6 Ball, 3 Ball, Straight pool and Speed pool. There are 64 computer opponents to play against.&lt;/story&gt; &lt;/game&gt;">
            <text:p>&lt;game name="Pro Pool (USA)"&gt; &lt;year&gt;2000&lt;/year&gt; &lt;rating&gt;ESRB - E (Everyone)&lt;/rating&gt; &lt;title&gt;Pro Pool &lt;/title&gt; &lt;pub&gt;Codemasters&lt;/pub&gt; &lt;dev&gt;Blade Interactive Studios Ltd.&lt;/dev&gt; &lt;genre&gt;Pool and Dart&lt;/genre&gt; &lt;score&gt;3.8&lt;/score&gt; &lt;player&gt;1-2 Players&lt;/player&gt; &lt;story&gt;Pro Pool is a Pool simulation game on the Game Boy Color. You can play a single game against the computer or a friend using a link cable, or you can start hustling. In the hustle mode you start with 100 dollars and have to play games to earn money. With more money you will gain access to bigger places with tougher competitors where more money can be earned. With enough money you can start your own pool bar.****The game allows you to play a variety of pool games such as 8 Ball, 9 Ball, 6 Ball, 3 Ball, Straight pool and Speed pool. There are 64 computer opponents to play against.&lt;/story&gt; &lt;/game&gt;</text:p>
          </table:table-cell>
          <table:table-cell table:number-columns-repeated="1013"/>
        </table:table-row>
        <table:table-row table:style-name="ro1">
          <table:table-cell office:value-type="string">
            <text:p>Project S-11 (USA)</text:p>
          </table:table-cell>
          <table:table-cell office:value-type="float" office:value="2000">
            <text:p>2000</text:p>
          </table:table-cell>
          <table:table-cell office:value-type="string">
            <text:p>ESRB - E (Everyone)</text:p>
          </table:table-cell>
          <table:table-cell office:value-type="string">
            <text:p>Project S-11 </text:p>
          </table:table-cell>
          <table:table-cell office:value-type="string">
            <text:p>SunSoft</text:p>
          </table:table-cell>
          <table:table-cell office:value-type="string">
            <text:p>Paragon 5 </text:p>
          </table:table-cell>
          <table:table-cell office:value-type="string">
            <text:p>Shoot-'Em-Up</text:p>
          </table:table-cell>
          <table:table-cell office:value-type="string">
            <text:p>3.4</text:p>
          </table:table-cell>
          <table:table-cell office:value-type="string">
            <text:p>1 Player</text:p>
          </table:table-cell>
          <table:table-cell office:value-type="string">
            <text:p>In Project S-11 Players control the S-11 fighter, which can freely move across the top-down oriented screen. Waves of enemies come from the top of screen (and occasionally the side) which the player must attempt to destroy to gain points. Players can collect various power-ups, which will make their weapons stronger or give them an extra life. Players will fight a mini boss half-way through a level, and a larger boss at the end of each level.</text:p>
          </table:table-cell>
          <table:table-cell table:style-name="Default" table:formula="of:=CONCATENATE(&quot;&lt;game name=&quot;;CHAR(34);[.A364];CHAR(34);&quot;&gt; &lt;year&gt;&quot;;[.B364];&quot;&lt;/year&gt; &lt;rating&gt;&quot;;[.C364];&quot;&lt;/rating&gt; &lt;title&gt;&quot;;[.D364];&quot;&lt;/title&gt; &lt;pub&gt;&quot;;[.E364];&quot;&lt;/pub&gt; &lt;dev&gt;&quot;;[.F364];&quot;&lt;/dev&gt; &lt;genre&gt;&quot;;[.G364];&quot;&lt;/genre&gt; &lt;score&gt;&quot;;[.H364];&quot;&lt;/score&gt; &lt;player&gt;&quot;;[.I364];&quot;&lt;/player&gt; &lt;story&gt;&quot;;[.J364];&quot;&lt;/story&gt; &lt;/game&gt;&quot;)" office:value-type="string" office:string-value="&lt;game name=&quot;Project S-11 (USA)&quot;&gt; &lt;year&gt;2000&lt;/year&gt; &lt;rating&gt;ESRB - E (Everyone)&lt;/rating&gt; &lt;title&gt;Project S-11 &lt;/title&gt; &lt;pub&gt;SunSoft&lt;/pub&gt; &lt;dev&gt;Paragon 5 &lt;/dev&gt; &lt;genre&gt;Shoot-'Em-Up&lt;/genre&gt; &lt;score&gt;3.4&lt;/score&gt; &lt;player&gt;1 Player&lt;/player&gt; &lt;story&gt;In Project S-11 Players control the S-11 fighter, which can freely move across the top-down oriented screen. Waves of enemies come from the top of screen (and occasionally the side) which the player must attempt to destroy to gain points. Players can collect various power-ups, which will make their weapons stronger or give them an extra life. Players will fight a mini boss half-way through a level, and a larger boss at the end of each level.&lt;/story&gt; &lt;/game&gt;">
            <text:p>&lt;game name="Project S-11 (USA)"&gt; &lt;year&gt;2000&lt;/year&gt; &lt;rating&gt;ESRB - E (Everyone)&lt;/rating&gt; &lt;title&gt;Project S-11 &lt;/title&gt; &lt;pub&gt;SunSoft&lt;/pub&gt; &lt;dev&gt;Paragon 5 &lt;/dev&gt; &lt;genre&gt;Shoot-'Em-Up&lt;/genre&gt; &lt;score&gt;3.4&lt;/score&gt; &lt;player&gt;1 Player&lt;/player&gt; &lt;story&gt;In Project S-11 Players control the S-11 fighter, which can freely move across the top-down oriented screen. Waves of enemies come from the top of screen (and occasionally the side) which the player must attempt to destroy to gain points. Players can collect various power-ups, which will make their weapons stronger or give them an extra life. Players will fight a mini boss half-way through a level, and a larger boss at the end of each level.&lt;/story&gt; &lt;/game&gt;</text:p>
          </table:table-cell>
          <table:table-cell table:number-columns-repeated="1013"/>
        </table:table-row>
        <table:table-row table:style-name="ro1">
          <table:table-cell office:value-type="string">
            <text:p>Puchi Carat (Europe)</text:p>
          </table:table-cell>
          <table:table-cell office:value-type="float" office:value="2000">
            <text:p>2000</text:p>
          </table:table-cell>
          <table:table-cell office:value-type="string">
            <text:p>ESRB - E (Everyone)</text:p>
          </table:table-cell>
          <table:table-cell office:value-type="string">
            <text:p>Puchi Carat </text:p>
          </table:table-cell>
          <table:table-cell office:value-type="string">
            <text:p>Tommo</text:p>
          </table:table-cell>
          <table:table-cell office:value-type="string">
            <text:p>ITL </text:p>
          </table:table-cell>
          <table:table-cell office:value-type="string">
            <text:p>Puzzle</text:p>
          </table:table-cell>
          <table:table-cell office:value-type="string">
            <text:p>3.5</text:p>
          </table:table-cell>
          <table:table-cell office:value-type="string">
            <text:p>1 Player</text:p>
          </table:table-cell>
          <table:table-cell office:value-type="string">
            <text:p>In the world of Puchi Carat, thieves stole the twelve gems that made the people's dreams come true. They sold them to evil sorcerers who used them to suppress the people. Now, a long time after these events, the gems came into the possession of twelve mysterious characters. Each one of them tries to get a hold of the remaining jewels to fulfill their dreams - some of them seek peace while others want to satisfy their hunger for power. <text:s/>Puchi Carat takes its inspiration from the video game classic Breakout. The player has to clear rows of gems with a ball launched from a cursor that can only move horizontally on the bottom of the screen. In regular intervals, the stones will move one row towards the bottom. Once they reach a line just above the cursor, the game is over. New rows of jewels also appear if the player is unable to catch the ball and it bounces off the floor on the very bottom of the screen.</text:p>
          </table:table-cell>
          <table:table-cell table:style-name="Default" table:formula="of:=CONCATENATE(&quot;&lt;game name=&quot;;CHAR(34);[.A365];CHAR(34);&quot;&gt; &lt;year&gt;&quot;;[.B365];&quot;&lt;/year&gt; &lt;rating&gt;&quot;;[.C365];&quot;&lt;/rating&gt; &lt;title&gt;&quot;;[.D365];&quot;&lt;/title&gt; &lt;pub&gt;&quot;;[.E365];&quot;&lt;/pub&gt; &lt;dev&gt;&quot;;[.F365];&quot;&lt;/dev&gt; &lt;genre&gt;&quot;;[.G365];&quot;&lt;/genre&gt; &lt;score&gt;&quot;;[.H365];&quot;&lt;/score&gt; &lt;player&gt;&quot;;[.I365];&quot;&lt;/player&gt; &lt;story&gt;&quot;;[.J365];&quot;&lt;/story&gt; &lt;/game&gt;&quot;)" office:value-type="string" office:string-value="&lt;game name=&quot;Puchi Carat (Europe)&quot;&gt; &lt;year&gt;2000&lt;/year&gt; &lt;rating&gt;ESRB - E (Everyone)&lt;/rating&gt; &lt;title&gt;Puchi Carat &lt;/title&gt; &lt;pub&gt;Tommo&lt;/pub&gt; &lt;dev&gt;ITL &lt;/dev&gt; &lt;genre&gt;Puzzle&lt;/genre&gt; &lt;score&gt;3.5&lt;/score&gt; &lt;player&gt;1 Player&lt;/player&gt; &lt;story&gt;In the world of Puchi Carat, thieves stole the twelve gems that made the people's dreams come true. They sold them to evil sorcerers who used them to suppress the people. Now, a long time after these events, the gems came into the possession of twelve mysterious characters. Each one of them tries to get a hold of the remaining jewels to fulfill their dreams - some of them seek peace while others want to satisfy their hunger for power.  Puchi Carat takes its inspiration from the video game classic Breakout. The player has to clear rows of gems with a ball launched from a cursor that can only move horizontally on the bottom of the screen. In regular intervals, the stones will move one row towards the bottom. Once they reach a line just above the cursor, the game is over. New rows of jewels also appear if the player is unable to catch the ball and it bounces off the floor on the very bottom of the screen.&lt;/story&gt; &lt;/game&gt;">
            <text:p>&lt;game name="Puchi Carat (Europe)"&gt; &lt;year&gt;2000&lt;/year&gt; &lt;rating&gt;ESRB - E (Everyone)&lt;/rating&gt; &lt;title&gt;Puchi Carat &lt;/title&gt; &lt;pub&gt;Tommo&lt;/pub&gt; &lt;dev&gt;ITL &lt;/dev&gt; &lt;genre&gt;Puzzle&lt;/genre&gt; &lt;score&gt;3.5&lt;/score&gt; &lt;player&gt;1 Player&lt;/player&gt; &lt;story&gt;In the world of Puchi Carat, thieves stole the twelve gems that made the people's dreams come true. They sold them to evil sorcerers who used them to suppress the people. Now, a long time after these events, the gems came into the possession of twelve mysterious characters. Each one of them tries to get a hold of the remaining jewels to fulfill their dreams - some of them seek peace while others want to satisfy their hunger for power. <text:s/>Puchi Carat takes its inspiration from the video game classic Breakout. The player has to clear rows of gems with a ball launched from a cursor that can only move horizontally on the bottom of the screen. In regular intervals, the stones will move one row towards the bottom. Once they reach a line just above the cursor, the game is over. New rows of jewels also appear if the player is unable to catch the ball and it bounces off the floor on the very bottom of the screen.&lt;/story&gt; &lt;/game&gt;</text:p>
          </table:table-cell>
          <table:table-cell table:number-columns-repeated="1013"/>
        </table:table-row>
        <table:table-row table:style-name="ro1">
          <table:table-cell office:value-type="string">
            <text:p>Puzzle Master (USA)</text:p>
          </table:table-cell>
          <table:table-cell office:value-type="float" office:value="1999">
            <text:p>1999</text:p>
          </table:table-cell>
          <table:table-cell office:value-type="string">
            <text:p>ESRB - E (Everyone)</text:p>
          </table:table-cell>
          <table:table-cell office:value-type="string">
            <text:p>Puzzle Master </text:p>
          </table:table-cell>
          <table:table-cell table:number-columns-repeated="2" office:value-type="string">
            <text:p>Metro3D</text:p>
          </table:table-cell>
          <table:table-cell office:value-type="string">
            <text:p>Puzzle</text:p>
          </table:table-cell>
          <table:table-cell office:value-type="string">
            <text:p>3.2</text:p>
          </table:table-cell>
          <table:table-cell office:value-type="string">
            <text:p>1 Player</text:p>
          </table:table-cell>
          <table:table-cell office:value-type="string">
            <text:p>Puzzle Master is a falling block puzzle game similar to Columns or Puyo Puyo. It is fantasy themed and the blocks here represents the four elements (water, fire, wood and rock) that have been corrupted by an evil goblin king. As these fall from the sky it's the player's job to arrange them so that a cluster of three or more elements of the same type is created. These elements will then be cleared from the playing field. When the player succeeds with doing this his Power Sword gets charged and when it's fully powered the level is completed. The player fails if the stack of elements reaches the top of the screen. But there are more challenges as some levels have monsters that throw indestructible skull blocks that quickly fills up the playing field. To combat these monsters the player has access to a limited supply of adventurer's tools. Some of these, like daggers and bombs, do direct damage on the target that it's dropped on but can also be used to help clearing the elements. Daggers will take out an entire column of elements while hearts act as a wildcard and potions remove all elements of a sort from the playing field. There are also keys that can be used to unlock chests or get access to new areas of the playing field. Some special puzzles exist too for the player to figure out. For example dropping a water element on a flower will give an extra tool. <text:s/>The game three modes: quest, time challenge and training. There are more than fifty levels split over five different realms. The fifth realms is only made available if the player succeeds in completing the first four and collects all the ancient objects.</text:p>
          </table:table-cell>
          <table:table-cell table:style-name="Default" table:formula="of:=CONCATENATE(&quot;&lt;game name=&quot;;CHAR(34);[.A366];CHAR(34);&quot;&gt; &lt;year&gt;&quot;;[.B366];&quot;&lt;/year&gt; &lt;rating&gt;&quot;;[.C366];&quot;&lt;/rating&gt; &lt;title&gt;&quot;;[.D366];&quot;&lt;/title&gt; &lt;pub&gt;&quot;;[.E366];&quot;&lt;/pub&gt; &lt;dev&gt;&quot;;[.F366];&quot;&lt;/dev&gt; &lt;genre&gt;&quot;;[.G366];&quot;&lt;/genre&gt; &lt;score&gt;&quot;;[.H366];&quot;&lt;/score&gt; &lt;player&gt;&quot;;[.I366];&quot;&lt;/player&gt; &lt;story&gt;&quot;;[.J366];&quot;&lt;/story&gt; &lt;/game&gt;&quot;)" office:value-type="string" office:string-value="&lt;game name=&quot;Puzzle Master (USA)&quot;&gt; &lt;year&gt;1999&lt;/year&gt; &lt;rating&gt;ESRB - E (Everyone)&lt;/rating&gt; &lt;title&gt;Puzzle Master &lt;/title&gt; &lt;pub&gt;Metro3D&lt;/pub&gt; &lt;dev&gt;Metro3D&lt;/dev&gt; &lt;genre&gt;Puzzle&lt;/genre&gt; &lt;score&gt;3.2&lt;/score&gt; &lt;player&gt;1 Player&lt;/player&gt; &lt;story&gt;Puzzle Master is a falling block puzzle game similar to Columns or Puyo Puyo. It is fantasy themed and the blocks here represents the four elements (water, fire, wood and rock) that have been corrupted by an evil goblin king. As these fall from the sky it's the player's job to arrange them so that a cluster of three or more elements of the same type is created. These elements will then be cleared from the playing field. When the player succeeds with doing this his Power Sword gets charged and when it's fully powered the level is completed. The player fails if the stack of elements reaches the top of the screen. But there are more challenges as some levels have monsters that throw indestructible skull blocks that quickly fills up the playing field. To combat these monsters the player has access to a limited supply of adventurer's tools. Some of these, like daggers and bombs, do direct damage on the target that it's dropped on but can also be used to help clearing the elements. Daggers will take out an entire column of elements while hearts act as a wildcard and potions remove all elements of a sort from the playing field. There are also keys that can be used to unlock chests or get access to new areas of the playing field. Some special puzzles exist too for the player to figure out. For example dropping a water element on a flower will give an extra tool.  The game three modes: quest, time challenge and training. There are more than fifty levels split over five different realms. The fifth realms is only made available if the player succeeds in completing the first four and collects all the ancient objects.&lt;/story&gt; &lt;/game&gt;">
            <text:p>&lt;game name="Puzzle Master (USA)"&gt; &lt;year&gt;1999&lt;/year&gt; &lt;rating&gt;ESRB - E (Everyone)&lt;/rating&gt; &lt;title&gt;Puzzle Master &lt;/title&gt; &lt;pub&gt;Metro3D&lt;/pub&gt; &lt;dev&gt;Metro3D&lt;/dev&gt; &lt;genre&gt;Puzzle&lt;/genre&gt; &lt;score&gt;3.2&lt;/score&gt; &lt;player&gt;1 Player&lt;/player&gt; &lt;story&gt;Puzzle Master is a falling block puzzle game similar to Columns or Puyo Puyo. It is fantasy themed and the blocks here represents the four elements (water, fire, wood and rock) that have been corrupted by an evil goblin king. As these fall from the sky it's the player's job to arrange them so that a cluster of three or more elements of the same type is created. These elements will then be cleared from the playing field. When the player succeeds with doing this his Power Sword gets charged and when it's fully powered the level is completed. The player fails if the stack of elements reaches the top of the screen. But there are more challenges as some levels have monsters that throw indestructible skull blocks that quickly fills up the playing field. To combat these monsters the player has access to a limited supply of adventurer's tools. Some of these, like daggers and bombs, do direct damage on the target that it's dropped on but can also be used to help clearing the elements. Daggers will take out an entire column of elements while hearts act as a wildcard and potions remove all elements of a sort from the playing field. There are also keys that can be used to unlock chests or get access to new areas of the playing field. Some special puzzles exist too for the player to figure out. For example dropping a water element on a flower will give an extra tool. <text:s/>The game three modes: quest, time challenge and training. There are more than fifty levels split over five different realms. The fifth realms is only made available if the player succeeds in completing the first four and collects all the ancient objects.&lt;/story&gt; &lt;/game&gt;</text:p>
          </table:table-cell>
          <table:table-cell table:number-columns-repeated="1013"/>
        </table:table-row>
        <table:table-row table:style-name="ro1">
          <table:table-cell office:value-type="string">
            <text:p>Puzzled (USA)</text:p>
          </table:table-cell>
          <table:table-cell office:value-type="float" office:value="2001">
            <text:p>2001</text:p>
          </table:table-cell>
          <table:table-cell office:value-type="string">
            <text:p>ESRB - E (Everyone)</text:p>
          </table:table-cell>
          <table:table-cell office:value-type="string">
            <text:p>Puzzled </text:p>
          </table:table-cell>
          <table:table-cell office:value-type="string">
            <text:p>Conspiracy Entertainment</text:p>
          </table:table-cell>
          <table:table-cell office:value-type="string">
            <text:p>Elo Interactive</text:p>
          </table:table-cell>
          <table:table-cell office:value-type="string">
            <text:p>Puzzle</text:p>
          </table:table-cell>
          <table:table-cell office:value-type="string">
            <text:p>2.9</text:p>
          </table:table-cell>
          <table:table-cell office:value-type="string">
            <text:p>1 Player</text:p>
          </table:table-cell>
          <table:table-cell office:value-type="string">
            <text:p>Disguised behind a 50's style B-movie background story about an evil professor (trying to take over the world, of course) who turns the hero (you) into a shapeless 'blob', is an increasingly complex strategic puzzle game with a variety of different targets. Typical Mission goals would be centered around clearing the screen of all elements, but hitting certain targets on the way and making sure that there is still a route to the exit. If the player reaches the exit with all mission objectives complete, the next level is introduced by a password. Playtime per level is up to 20 minutes and there are 150 levels. The first 20 or so levels introduce all game elements one by one.****There are various extras, allowing to manipulate puzzle pieces, remove blocked routes and so on, as well as special blocks such as teleporters (beaming you around the playfield), or ice (making direction changes impossible) etc.****The basic principle is like memory, i.e. two equal looking puzzle pieces need to be found and are then taken of the playfield. To do that the player can 'clone' the blob, and send his alter ego to connect the blocks occupied by the main character and the clone.</text:p>
          </table:table-cell>
          <table:table-cell table:style-name="Default" table:formula="of:=CONCATENATE(&quot;&lt;game name=&quot;;CHAR(34);[.A367];CHAR(34);&quot;&gt; &lt;year&gt;&quot;;[.B367];&quot;&lt;/year&gt; &lt;rating&gt;&quot;;[.C367];&quot;&lt;/rating&gt; &lt;title&gt;&quot;;[.D367];&quot;&lt;/title&gt; &lt;pub&gt;&quot;;[.E367];&quot;&lt;/pub&gt; &lt;dev&gt;&quot;;[.F367];&quot;&lt;/dev&gt; &lt;genre&gt;&quot;;[.G367];&quot;&lt;/genre&gt; &lt;score&gt;&quot;;[.H367];&quot;&lt;/score&gt; &lt;player&gt;&quot;;[.I367];&quot;&lt;/player&gt; &lt;story&gt;&quot;;[.J367];&quot;&lt;/story&gt; &lt;/game&gt;&quot;)" office:value-type="string" office:string-value="&lt;game name=&quot;Puzzled (USA)&quot;&gt; &lt;year&gt;2001&lt;/year&gt; &lt;rating&gt;ESRB - E (Everyone)&lt;/rating&gt; &lt;title&gt;Puzzled &lt;/title&gt; &lt;pub&gt;Conspiracy Entertainment&lt;/pub&gt; &lt;dev&gt;Elo Interactive&lt;/dev&gt; &lt;genre&gt;Puzzle&lt;/genre&gt; &lt;score&gt;2.9&lt;/score&gt; &lt;player&gt;1 Player&lt;/player&gt; &lt;story&gt;Disguised behind a 50's style B-movie background story about an evil professor (trying to take over the world, of course) who turns the hero (you) into a shapeless 'blob', is an increasingly complex strategic puzzle game with a variety of different targets. Typical Mission goals would be centered around clearing the screen of all elements, but hitting certain targets on the way and making sure that there is still a route to the exit. If the player reaches the exit with all mission objectives complete, the next level is introduced by a password. Playtime per level is up to 20 minutes and there are 150 levels. The first 20 or so levels introduce all game elements one by one.****There are various extras, allowing to manipulate puzzle pieces, remove blocked routes and so on, as well as special blocks such as teleporters (beaming you around the playfield), or ice (making direction changes impossible) etc.****The basic principle is like memory, i.e. two equal looking puzzle pieces need to be found and are then taken of the playfield. To do that the player can 'clone' the blob, and send his alter ego to connect the blocks occupied by the main character and the clone.&lt;/story&gt; &lt;/game&gt;">
            <text:p>&lt;game name="Puzzled (USA)"&gt; &lt;year&gt;2001&lt;/year&gt; &lt;rating&gt;ESRB - E (Everyone)&lt;/rating&gt; &lt;title&gt;Puzzled &lt;/title&gt; &lt;pub&gt;Conspiracy Entertainment&lt;/pub&gt; &lt;dev&gt;Elo Interactive&lt;/dev&gt; &lt;genre&gt;Puzzle&lt;/genre&gt; &lt;score&gt;2.9&lt;/score&gt; &lt;player&gt;1 Player&lt;/player&gt; &lt;story&gt;Disguised behind a 50's style B-movie background story about an evil professor (trying to take over the world, of course) who turns the hero (you) into a shapeless 'blob', is an increasingly complex strategic puzzle game with a variety of different targets. Typical Mission goals would be centered around clearing the screen of all elements, but hitting certain targets on the way and making sure that there is still a route to the exit. If the player reaches the exit with all mission objectives complete, the next level is introduced by a password. Playtime per level is up to 20 minutes and there are 150 levels. The first 20 or so levels introduce all game elements one by one.****There are various extras, allowing to manipulate puzzle pieces, remove blocked routes and so on, as well as special blocks such as teleporters (beaming you around the playfield), or ice (making direction changes impossible) etc.****The basic principle is like memory, i.e. two equal looking puzzle pieces need to be found and are then taken of the playfield. To do that the player can 'clone' the blob, and send his alter ego to connect the blocks occupied by the main character and the clone.&lt;/story&gt; &lt;/game&gt;</text:p>
          </table:table-cell>
          <table:table-cell table:number-columns-repeated="1013"/>
        </table:table-row>
        <table:table-row table:style-name="ro1">
          <table:table-cell office:value-type="string">
            <text:p>Q-bert (USA)</text:p>
          </table:table-cell>
          <table:table-cell office:value-type="float" office:value="2000">
            <text:p>2000</text:p>
          </table:table-cell>
          <table:table-cell office:value-type="string">
            <text:p>ESRB - E (Everyone)</text:p>
          </table:table-cell>
          <table:table-cell office:value-type="string">
            <text:p>Q-bert </text:p>
          </table:table-cell>
          <table:table-cell office:value-type="string">
            <text:p>Hasbro Interactive</text:p>
          </table:table-cell>
          <table:table-cell office:value-type="string">
            <text:p>Pipe Dream Interactive </text:p>
          </table:table-cell>
          <table:table-cell office:value-type="string">
            <text:p>Action</text:p>
          </table:table-cell>
          <table:table-cell office:value-type="string">
            <text:p>2.8</text:p>
          </table:table-cell>
          <table:table-cell office:value-type="string">
            <text:p>1 Player</text:p>
          </table:table-cell>
          <table:table-cell office:value-type="string">
            <text:p>Q*bert is a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he board while Q*bert is safely transported to the top. </text:p>
          </table:table-cell>
          <table:table-cell table:style-name="Default" table:formula="of:=CONCATENATE(&quot;&lt;game name=&quot;;CHAR(34);[.A368];CHAR(34);&quot;&gt; &lt;year&gt;&quot;;[.B368];&quot;&lt;/year&gt; &lt;rating&gt;&quot;;[.C368];&quot;&lt;/rating&gt; &lt;title&gt;&quot;;[.D368];&quot;&lt;/title&gt; &lt;pub&gt;&quot;;[.E368];&quot;&lt;/pub&gt; &lt;dev&gt;&quot;;[.F368];&quot;&lt;/dev&gt; &lt;genre&gt;&quot;;[.G368];&quot;&lt;/genre&gt; &lt;score&gt;&quot;;[.H368];&quot;&lt;/score&gt; &lt;player&gt;&quot;;[.I368];&quot;&lt;/player&gt; &lt;story&gt;&quot;;[.J368];&quot;&lt;/story&gt; &lt;/game&gt;&quot;)" office:value-type="string" office:string-value="&lt;game name=&quot;Q-bert (USA)&quot;&gt; &lt;year&gt;2000&lt;/year&gt; &lt;rating&gt;ESRB - E (Everyone)&lt;/rating&gt; &lt;title&gt;Q-bert &lt;/title&gt; &lt;pub&gt;Hasbro Interactive&lt;/pub&gt; &lt;dev&gt;Pipe Dream Interactive &lt;/dev&gt; &lt;genre&gt;Action&lt;/genre&gt; &lt;score&gt;2.8&lt;/score&gt; &lt;player&gt;1 Player&lt;/player&gt; &lt;story&gt;Q*bert is a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he board while Q*bert is safely transported to the top. &lt;/story&gt; &lt;/game&gt;">
            <text:p>&lt;game name="Q-bert (USA)"&gt; &lt;year&gt;2000&lt;/year&gt; &lt;rating&gt;ESRB - E (Everyone)&lt;/rating&gt; &lt;title&gt;Q-bert &lt;/title&gt; &lt;pub&gt;Hasbro Interactive&lt;/pub&gt; &lt;dev&gt;Pipe Dream Interactive &lt;/dev&gt; &lt;genre&gt;Action&lt;/genre&gt; &lt;score&gt;2.8&lt;/score&gt; &lt;player&gt;1 Player&lt;/player&gt; &lt;story&gt;Q*bert is a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he board while Q*bert is safely transported to the top. &lt;/story&gt; &lt;/game&gt;</text:p>
          </table:table-cell>
          <table:table-cell table:number-columns-repeated="1013"/>
        </table:table-row>
        <table:table-row table:style-name="ro1">
          <table:table-cell office:value-type="string">
            <text:p>Qix Adventure (Europe)</text:p>
          </table:table-cell>
          <table:table-cell office:value-type="float" office:value="2000">
            <text:p>2000</text:p>
          </table:table-cell>
          <table:table-cell office:value-type="string">
            <text:p>ESRB - E (Everyone)</text:p>
          </table:table-cell>
          <table:table-cell office:value-type="string">
            <text:p>Qix Adventure </text:p>
          </table:table-cell>
          <table:table-cell office:value-type="string">
            <text:p>Event Horizon Software</text:p>
          </table:table-cell>
          <table:table-cell office:value-type="string">
            <text:p><text:s/>Corporation</text:p>
          </table:table-cell>
          <table:table-cell office:value-type="string">
            <text:p>Action</text:p>
          </table:table-cell>
          <table:table-cell office:value-type="string">
            <text:p>3.6</text:p>
          </table:table-cell>
          <table:table-cell office:value-type="string">
            <text:p>1 Player</text:p>
          </table:table-cell>
          <table:table-cell office:value-type="string">
            <text:p>Qix, that coin-grabbing arcade upright from the 1980s, is reincarnated for the Game Boy Color as Qix Adventure. Trap a capricious waving form by connecting lines and boxing out its space. Earn the most points by quickly isolating it in the smallest possible space. If the Qix lances your incomplete line, however, you're finished. In Qix Adventure, you'll match your space-saving skills against over 30 bizarre critters that have plundered the treasury of a mystical island. By capturing these creatures, you'll go on to master the unpredictable Qix Helix. Qix Adventure also features an exciting two-player battle mode and the full original arcade version of the game. </text:p>
          </table:table-cell>
          <table:table-cell table:style-name="Default" table:formula="of:=CONCATENATE(&quot;&lt;game name=&quot;;CHAR(34);[.A369];CHAR(34);&quot;&gt; &lt;year&gt;&quot;;[.B369];&quot;&lt;/year&gt; &lt;rating&gt;&quot;;[.C369];&quot;&lt;/rating&gt; &lt;title&gt;&quot;;[.D369];&quot;&lt;/title&gt; &lt;pub&gt;&quot;;[.E369];&quot;&lt;/pub&gt; &lt;dev&gt;&quot;;[.F369];&quot;&lt;/dev&gt; &lt;genre&gt;&quot;;[.G369];&quot;&lt;/genre&gt; &lt;score&gt;&quot;;[.H369];&quot;&lt;/score&gt; &lt;player&gt;&quot;;[.I369];&quot;&lt;/player&gt; &lt;story&gt;&quot;;[.J369];&quot;&lt;/story&gt; &lt;/game&gt;&quot;)" office:value-type="string" office:string-value="&lt;game name=&quot;Qix Adventure (Europe)&quot;&gt; &lt;year&gt;2000&lt;/year&gt; &lt;rating&gt;ESRB - E (Everyone)&lt;/rating&gt; &lt;title&gt;Qix Adventure &lt;/title&gt; &lt;pub&gt;Event Horizon Software&lt;/pub&gt; &lt;dev&gt; Corporation&lt;/dev&gt; &lt;genre&gt;Action&lt;/genre&gt; &lt;score&gt;3.6&lt;/score&gt; &lt;player&gt;1 Player&lt;/player&gt; &lt;story&gt;Qix, that coin-grabbing arcade upright from the 1980s, is reincarnated for the Game Boy Color as Qix Adventure. Trap a capricious waving form by connecting lines and boxing out its space. Earn the most points by quickly isolating it in the smallest possible space. If the Qix lances your incomplete line, however, you're finished. In Qix Adventure, you'll match your space-saving skills against over 30 bizarre critters that have plundered the treasury of a mystical island. By capturing these creatures, you'll go on to master the unpredictable Qix Helix. Qix Adventure also features an exciting two-player battle mode and the full original arcade version of the game. &lt;/story&gt; &lt;/game&gt;">
            <text:p>&lt;game name="Qix Adventure (Europe)"&gt; &lt;year&gt;2000&lt;/year&gt; &lt;rating&gt;ESRB - E (Everyone)&lt;/rating&gt; &lt;title&gt;Qix Adventure &lt;/title&gt; &lt;pub&gt;Event Horizon Software&lt;/pub&gt; &lt;dev&gt; Corporation&lt;/dev&gt; &lt;genre&gt;Action&lt;/genre&gt; &lt;score&gt;3.6&lt;/score&gt; &lt;player&gt;1 Player&lt;/player&gt; &lt;story&gt;Qix, that coin-grabbing arcade upright from the 1980s, is reincarnated for the Game Boy Color as Qix Adventure. Trap a capricious waving form by connecting lines and boxing out its space. Earn the most points by quickly isolating it in the smallest possible space. If the Qix lances your incomplete line, however, you're finished. In Qix Adventure, you'll match your space-saving skills against over 30 bizarre critters that have plundered the treasury of a mystical island. By capturing these creatures, you'll go on to master the unpredictable Qix Helix. Qix Adventure also features an exciting two-player battle mode and the full original arcade version of the game. &lt;/story&gt; &lt;/game&gt;</text:p>
          </table:table-cell>
          <table:table-cell table:number-columns-repeated="1013"/>
        </table:table-row>
        <table:table-row table:style-name="ro1">
          <table:table-cell office:value-type="string">
            <text:p>Quest - Fantasy Challenge (USA)</text:p>
          </table:table-cell>
          <table:table-cell office:value-type="float" office:value="1999">
            <text:p>1999</text:p>
          </table:table-cell>
          <table:table-cell office:value-type="string">
            <text:p>ESRB - E (Everyone)</text:p>
          </table:table-cell>
          <table:table-cell office:value-type="string">
            <text:p>Quest - Fantasy Challenge </text:p>
          </table:table-cell>
          <table:table-cell office:value-type="string">
            <text:p>SunSoft</text:p>
          </table:table-cell>
          <table:table-cell office:value-type="string">
            <text:p>C-lab.</text:p>
          </table:table-cell>
          <table:table-cell office:value-type="string">
            <text:p>Action</text:p>
          </table:table-cell>
          <table:table-cell office:value-type="string">
            <text:p>2.3</text:p>
          </table:table-cell>
          <table:table-cell office:value-type="string">
            <text:p>1 Player</text:p>
          </table:table-cell>
          <table:table-cell office:value-type="string">
            <text:p>Quest: Fantasy Challenge is a Mr. Do! variant. Brian, the hero from Quest 64, has to beat the levels by collecting all crystals. However, the whole screen is filled with dirt which is removed by simply walking into it; clearing a walking path for the monsters with the deadly touch. Brian's main weapon is his magic staff which shoots a powerful blast, but needs to recharge for a while before it can be used again. An alternative weapon are the chests which stand around the levels and are subject to gravity: digging the dirt under it causes it to fall down. A chest to the head is unhealthy for both Brian and his enemies. There are also power-ups to collect, e.g. higher speed or more firepower.</text:p>
          </table:table-cell>
          <table:table-cell table:style-name="Default" table:formula="of:=CONCATENATE(&quot;&lt;game name=&quot;;CHAR(34);[.A370];CHAR(34);&quot;&gt; &lt;year&gt;&quot;;[.B370];&quot;&lt;/year&gt; &lt;rating&gt;&quot;;[.C370];&quot;&lt;/rating&gt; &lt;title&gt;&quot;;[.D370];&quot;&lt;/title&gt; &lt;pub&gt;&quot;;[.E370];&quot;&lt;/pub&gt; &lt;dev&gt;&quot;;[.F370];&quot;&lt;/dev&gt; &lt;genre&gt;&quot;;[.G370];&quot;&lt;/genre&gt; &lt;score&gt;&quot;;[.H370];&quot;&lt;/score&gt; &lt;player&gt;&quot;;[.I370];&quot;&lt;/player&gt; &lt;story&gt;&quot;;[.J370];&quot;&lt;/story&gt; &lt;/game&gt;&quot;)" office:value-type="string" office:string-value="&lt;game name=&quot;Quest - Fantasy Challenge (USA)&quot;&gt; &lt;year&gt;1999&lt;/year&gt; &lt;rating&gt;ESRB - E (Everyone)&lt;/rating&gt; &lt;title&gt;Quest - Fantasy Challenge &lt;/title&gt; &lt;pub&gt;SunSoft&lt;/pub&gt; &lt;dev&gt;C-lab.&lt;/dev&gt; &lt;genre&gt;Action&lt;/genre&gt; &lt;score&gt;2.3&lt;/score&gt; &lt;player&gt;1 Player&lt;/player&gt; &lt;story&gt;Quest: Fantasy Challenge is a Mr. Do! variant. Brian, the hero from Quest 64, has to beat the levels by collecting all crystals. However, the whole screen is filled with dirt which is removed by simply walking into it; clearing a walking path for the monsters with the deadly touch. Brian's main weapon is his magic staff which shoots a powerful blast, but needs to recharge for a while before it can be used again. An alternative weapon are the chests which stand around the levels and are subject to gravity: digging the dirt under it causes it to fall down. A chest to the head is unhealthy for both Brian and his enemies. There are also power-ups to collect, e.g. higher speed or more firepower.&lt;/story&gt; &lt;/game&gt;">
            <text:p>&lt;game name="Quest - Fantasy Challenge (USA)"&gt; &lt;year&gt;1999&lt;/year&gt; &lt;rating&gt;ESRB - E (Everyone)&lt;/rating&gt; &lt;title&gt;Quest - Fantasy Challenge &lt;/title&gt; &lt;pub&gt;SunSoft&lt;/pub&gt; &lt;dev&gt;C-lab.&lt;/dev&gt; &lt;genre&gt;Action&lt;/genre&gt; &lt;score&gt;2.3&lt;/score&gt; &lt;player&gt;1 Player&lt;/player&gt; &lt;story&gt;Quest: Fantasy Challenge is a Mr. Do! variant. Brian, the hero from Quest 64, has to beat the levels by collecting all crystals. However, the whole screen is filled with dirt which is removed by simply walking into it; clearing a walking path for the monsters with the deadly touch. Brian's main weapon is his magic staff which shoots a powerful blast, but needs to recharge for a while before it can be used again. An alternative weapon are the chests which stand around the levels and are subject to gravity: digging the dirt under it causes it to fall down. A chest to the head is unhealthy for both Brian and his enemies. There are also power-ups to collect, e.g. higher speed or more firepower.&lt;/story&gt; &lt;/game&gt;</text:p>
          </table:table-cell>
          <table:table-cell table:number-columns-repeated="1013"/>
        </table:table-row>
        <table:table-row table:style-name="ro1">
          <table:table-cell office:value-type="string">
            <text:p>Quest for Camelot (USA)</text:p>
          </table:table-cell>
          <table:table-cell office:value-type="float" office:value="1998">
            <text:p>1998</text:p>
          </table:table-cell>
          <table:table-cell office:value-type="string">
            <text:p>ESRB - E (Everyone)</text:p>
          </table:table-cell>
          <table:table-cell office:value-type="string">
            <text:p>Quest for Camelot </text:p>
          </table:table-cell>
          <table:table-cell office:value-type="string">
            <text:p>Titus Software</text:p>
          </table:table-cell>
          <table:table-cell office:value-type="string">
            <text:p>Titus France SA</text:p>
          </table:table-cell>
          <table:table-cell office:value-type="string">
            <text:p>Adventure</text:p>
          </table:table-cell>
          <table:table-cell office:value-type="string">
            <text:p>3.0</text:p>
          </table:table-cell>
          <table:table-cell office:value-type="string">
            <text:p>1 Player</text:p>
          </table:table-cell>
          <table:table-cell office:value-type="string">
            <text:p>Quest for Camelot tells the story of a young girl who dreams of threading in her father's footsteps and becoming one of the knights of the round table. The game is based on the Warner Bros. Animation film from 1998 with the same name.****The game is an action adventure in the style of the Legend of Zelda: A link to the Past and Link's Awakening. You see your character Kayley from a top down perspective. You will have to fight enemies, solve puzzles, disable traps, and converse with NPCs. You can perform various attacks with your weapons, such as spin and lunge attacks. You can acquire a variety of different objects to make your quest easier such as: a compass, slingshot, grappling hook, and a snorkel. Kayley can also ride horseback.****The game features nine regions with a total of over 60 areas to visit. Scenery varies from forests, mountains, villages and cave.</text:p>
          </table:table-cell>
          <table:table-cell table:style-name="Default" table:formula="of:=CONCATENATE(&quot;&lt;game name=&quot;;CHAR(34);[.A371];CHAR(34);&quot;&gt; &lt;year&gt;&quot;;[.B371];&quot;&lt;/year&gt; &lt;rating&gt;&quot;;[.C371];&quot;&lt;/rating&gt; &lt;title&gt;&quot;;[.D371];&quot;&lt;/title&gt; &lt;pub&gt;&quot;;[.E371];&quot;&lt;/pub&gt; &lt;dev&gt;&quot;;[.F371];&quot;&lt;/dev&gt; &lt;genre&gt;&quot;;[.G371];&quot;&lt;/genre&gt; &lt;score&gt;&quot;;[.H371];&quot;&lt;/score&gt; &lt;player&gt;&quot;;[.I371];&quot;&lt;/player&gt; &lt;story&gt;&quot;;[.J371];&quot;&lt;/story&gt; &lt;/game&gt;&quot;)" office:value-type="string" office:string-value="&lt;game name=&quot;Quest for Camelot (USA)&quot;&gt; &lt;year&gt;1998&lt;/year&gt; &lt;rating&gt;ESRB - E (Everyone)&lt;/rating&gt; &lt;title&gt;Quest for Camelot &lt;/title&gt; &lt;pub&gt;Titus Software&lt;/pub&gt; &lt;dev&gt;Titus France SA&lt;/dev&gt; &lt;genre&gt;Adventure&lt;/genre&gt; &lt;score&gt;3.0&lt;/score&gt; &lt;player&gt;1 Player&lt;/player&gt; &lt;story&gt;Quest for Camelot tells the story of a young girl who dreams of threading in her father's footsteps and becoming one of the knights of the round table. The game is based on the Warner Bros. Animation film from 1998 with the same name.****The game is an action adventure in the style of the Legend of Zelda: A link to the Past and Link's Awakening. You see your character Kayley from a top down perspective. You will have to fight enemies, solve puzzles, disable traps, and converse with NPCs. You can perform various attacks with your weapons, such as spin and lunge attacks. You can acquire a variety of different objects to make your quest easier such as: a compass, slingshot, grappling hook, and a snorkel. Kayley can also ride horseback.****The game features nine regions with a total of over 60 areas to visit. Scenery varies from forests, mountains, villages and cave.&lt;/story&gt; &lt;/game&gt;">
            <text:p>&lt;game name="Quest for Camelot (USA)"&gt; &lt;year&gt;1998&lt;/year&gt; &lt;rating&gt;ESRB - E (Everyone)&lt;/rating&gt; &lt;title&gt;Quest for Camelot &lt;/title&gt; &lt;pub&gt;Titus Software&lt;/pub&gt; &lt;dev&gt;Titus France SA&lt;/dev&gt; &lt;genre&gt;Adventure&lt;/genre&gt; &lt;score&gt;3.0&lt;/score&gt; &lt;player&gt;1 Player&lt;/player&gt; &lt;story&gt;Quest for Camelot tells the story of a young girl who dreams of threading in her father's footsteps and becoming one of the knights of the round table. The game is based on the Warner Bros. Animation film from 1998 with the same name.****The game is an action adventure in the style of the Legend of Zelda: A link to the Past and Link's Awakening. You see your character Kayley from a top down perspective. You will have to fight enemies, solve puzzles, disable traps, and converse with NPCs. You can perform various attacks with your weapons, such as spin and lunge attacks. You can acquire a variety of different objects to make your quest easier such as: a compass, slingshot, grappling hook, and a snorkel. Kayley can also ride horseback.****The game features nine regions with a total of over 60 areas to visit. Scenery varies from forests, mountains, villages and cave.&lt;/story&gt; &lt;/game&gt;</text:p>
          </table:table-cell>
          <table:table-cell table:number-columns-repeated="1013"/>
        </table:table-row>
        <table:table-row table:style-name="ro1">
          <table:table-cell office:value-type="string">
            <text:p>Quest RPG - Brian's Journey (USA)</text:p>
          </table:table-cell>
          <table:table-cell office:value-type="float" office:value="2000">
            <text:p>2000</text:p>
          </table:table-cell>
          <table:table-cell office:value-type="string">
            <text:p>ESRB - E (Everyone)</text:p>
          </table:table-cell>
          <table:table-cell office:value-type="string">
            <text:p>Quest RPG - Brian's Journey </text:p>
          </table:table-cell>
          <table:table-cell office:value-type="string">
            <text:p>SunSoft</text:p>
          </table:table-cell>
          <table:table-cell office:value-type="string">
            <text:p>Atelier Double </text:p>
          </table:table-cell>
          <table:table-cell office:value-type="string">
            <text:p>Role-Playing</text:p>
          </table:table-cell>
          <table:table-cell office:value-type="string">
            <text:p>3.3</text:p>
          </table:table-cell>
          <table:table-cell office:value-type="string">
            <text:p>1 Player</text:p>
          </table:table-cell>
          <table:table-cell office:value-type="string">
            <text:p>Quest RPG: Brian's Journey is simple RPG game, related with Quest 64. Game's action takes place in Celtland, a fantastic medieval world. A player controls an apprentice mage - Brian. He lived in small town. One day the town was attacked by monsters. Now, Brian must go on a quest to restore peace and harmony. <text:s/>The game is a top-down RPG; the player moves on the map, talks to various characters, and fights against enemies, like crocodiles, wolves or knights. Brian can use four elements to make spells: Fire, Water, Earth and Wind, and combine them to create special moves. He can use hand-attack too, but this hits less strong. Battles are "turn-based": the player moves in small squares, and chooses his attack. He can also dodge enemy's attacks.</text:p>
          </table:table-cell>
          <table:table-cell table:style-name="Default" table:formula="of:=CONCATENATE(&quot;&lt;game name=&quot;;CHAR(34);[.A372];CHAR(34);&quot;&gt; &lt;year&gt;&quot;;[.B372];&quot;&lt;/year&gt; &lt;rating&gt;&quot;;[.C372];&quot;&lt;/rating&gt; &lt;title&gt;&quot;;[.D372];&quot;&lt;/title&gt; &lt;pub&gt;&quot;;[.E372];&quot;&lt;/pub&gt; &lt;dev&gt;&quot;;[.F372];&quot;&lt;/dev&gt; &lt;genre&gt;&quot;;[.G372];&quot;&lt;/genre&gt; &lt;score&gt;&quot;;[.H372];&quot;&lt;/score&gt; &lt;player&gt;&quot;;[.I372];&quot;&lt;/player&gt; &lt;story&gt;&quot;;[.J372];&quot;&lt;/story&gt; &lt;/game&gt;&quot;)" office:value-type="string" office:string-value="&lt;game name=&quot;Quest RPG - Brian's Journey (USA)&quot;&gt; &lt;year&gt;2000&lt;/year&gt; &lt;rating&gt;ESRB - E (Everyone)&lt;/rating&gt; &lt;title&gt;Quest RPG - Brian's Journey &lt;/title&gt; &lt;pub&gt;SunSoft&lt;/pub&gt; &lt;dev&gt;Atelier Double &lt;/dev&gt; &lt;genre&gt;Role-Playing&lt;/genre&gt; &lt;score&gt;3.3&lt;/score&gt; &lt;player&gt;1 Player&lt;/player&gt; &lt;story&gt;Quest RPG: Brian's Journey is simple RPG game, related with Quest 64. Game's action takes place in Celtland, a fantastic medieval world. A player controls an apprentice mage - Brian. He lived in small town. One day the town was attacked by monsters. Now, Brian must go on a quest to restore peace and harmony.  The game is a top-down RPG; the player moves on the map, talks to various characters, and fights against enemies, like crocodiles, wolves or knights. Brian can use four elements to make spells: Fire, Water, Earth and Wind, and combine them to create special moves. He can use hand-attack too, but this hits less strong. Battles are &quot;turn-based&quot;: the player moves in small squares, and chooses his attack. He can also dodge enemy's attacks.&lt;/story&gt; &lt;/game&gt;">
            <text:p>&lt;game name="Quest RPG - Brian's Journey (USA)"&gt; &lt;year&gt;2000&lt;/year&gt; &lt;rating&gt;ESRB - E (Everyone)&lt;/rating&gt; &lt;title&gt;Quest RPG - Brian's Journey &lt;/title&gt; &lt;pub&gt;SunSoft&lt;/pub&gt; &lt;dev&gt;Atelier Double &lt;/dev&gt; &lt;genre&gt;Role-Playing&lt;/genre&gt; &lt;score&gt;3.3&lt;/score&gt; &lt;player&gt;1 Player&lt;/player&gt; &lt;story&gt;Quest RPG: Brian's Journey is simple RPG game, related with Quest 64. Game's action takes place in Celtland, a fantastic medieval world. A player controls an apprentice mage - Brian. He lived in small town. One day the town was attacked by monsters. Now, Brian must go on a quest to restore peace and harmony. <text:s/>The game is a top-down RPG; the player moves on the map, talks to various characters, and fights against enemies, like crocodiles, wolves or knights. Brian can use four elements to make spells: Fire, Water, Earth and Wind, and combine them to create special moves. He can use hand-attack too, but this hits less strong. Battles are "turn-based": the player moves in small squares, and chooses his attack. He can also dodge enemy's attacks.&lt;/story&gt; &lt;/game&gt;</text:p>
          </table:table-cell>
          <table:table-cell table:number-columns-repeated="1013"/>
        </table:table-row>
        <table:table-row table:style-name="ro1">
          <table:table-cell office:value-type="string">
            <text:p>R-Type DX (USA, Europe)</text:p>
          </table:table-cell>
          <table:table-cell office:value-type="float" office:value="1999">
            <text:p>1999</text:p>
          </table:table-cell>
          <table:table-cell office:value-type="string">
            <text:p>ESRB - E (Everyone)</text:p>
          </table:table-cell>
          <table:table-cell office:value-type="string">
            <text:p>R-Type DX </text:p>
          </table:table-cell>
          <table:table-cell office:value-type="string">
            <text:p>Nintendo</text:p>
          </table:table-cell>
          <table:table-cell office:value-type="string">
            <text:p>Bits Studios Ltd.</text:p>
          </table:table-cell>
          <table:table-cell office:value-type="string">
            <text:p>Shoot-'Em-Up</text:p>
          </table:table-cell>
          <table:table-cell office:value-type="string">
            <text:p>3.3</text:p>
          </table:table-cell>
          <table:table-cell office:value-type="string">
            <text:p>1 Player</text:p>
          </table:table-cell>
          <table:table-cell office:value-type="string">
            <text:p>As the pilot of the R-9 space fighter, you're mankind's last hope of destroying the vicious Bydo Empire before they can wipe out the human race! This cart includes R-Type and R-Type II for the Game Boy and Game Boy Color enhanced versions, as well as the deluxe version, R-Type DX (R-Type and R-Type mixed in one single game).</text:p>
          </table:table-cell>
          <table:table-cell table:style-name="Default" table:formula="of:=CONCATENATE(&quot;&lt;game name=&quot;;CHAR(34);[.A373];CHAR(34);&quot;&gt; &lt;year&gt;&quot;;[.B373];&quot;&lt;/year&gt; &lt;rating&gt;&quot;;[.C373];&quot;&lt;/rating&gt; &lt;title&gt;&quot;;[.D373];&quot;&lt;/title&gt; &lt;pub&gt;&quot;;[.E373];&quot;&lt;/pub&gt; &lt;dev&gt;&quot;;[.F373];&quot;&lt;/dev&gt; &lt;genre&gt;&quot;;[.G373];&quot;&lt;/genre&gt; &lt;score&gt;&quot;;[.H373];&quot;&lt;/score&gt; &lt;player&gt;&quot;;[.I373];&quot;&lt;/player&gt; &lt;story&gt;&quot;;[.J373];&quot;&lt;/story&gt; &lt;/game&gt;&quot;)" office:value-type="string" office:string-value="&lt;game name=&quot;R-Type DX (USA, Europe)&quot;&gt; &lt;year&gt;1999&lt;/year&gt; &lt;rating&gt;ESRB - E (Everyone)&lt;/rating&gt; &lt;title&gt;R-Type DX &lt;/title&gt; &lt;pub&gt;Nintendo&lt;/pub&gt; &lt;dev&gt;Bits Studios Ltd.&lt;/dev&gt; &lt;genre&gt;Shoot-'Em-Up&lt;/genre&gt; &lt;score&gt;3.3&lt;/score&gt; &lt;player&gt;1 Player&lt;/player&gt; &lt;story&gt;As the pilot of the R-9 space fighter, you're mankind's last hope of destroying the vicious Bydo Empire before they can wipe out the human race! This cart includes R-Type and R-Type II for the Game Boy and Game Boy Color enhanced versions, as well as the deluxe version, R-Type DX (R-Type and R-Type mixed in one single game).&lt;/story&gt; &lt;/game&gt;">
            <text:p>&lt;game name="R-Type DX (USA, Europe)"&gt; &lt;year&gt;1999&lt;/year&gt; &lt;rating&gt;ESRB - E (Everyone)&lt;/rating&gt; &lt;title&gt;R-Type DX &lt;/title&gt; &lt;pub&gt;Nintendo&lt;/pub&gt; &lt;dev&gt;Bits Studios Ltd.&lt;/dev&gt; &lt;genre&gt;Shoot-'Em-Up&lt;/genre&gt; &lt;score&gt;3.3&lt;/score&gt; &lt;player&gt;1 Player&lt;/player&gt; &lt;story&gt;As the pilot of the R-9 space fighter, you're mankind's last hope of destroying the vicious Bydo Empire before they can wipe out the human race! This cart includes R-Type and R-Type II for the Game Boy and Game Boy Color enhanced versions, as well as the deluxe version, R-Type DX (R-Type and R-Type mixed in one single game).&lt;/story&gt; &lt;/game&gt;</text:p>
          </table:table-cell>
          <table:table-cell table:number-columns-repeated="1013"/>
        </table:table-row>
        <table:table-row table:style-name="ro1">
          <table:table-cell office:value-type="string">
            <text:p>Rainbow Islands (Europe)</text:p>
          </table:table-cell>
          <table:table-cell office:value-type="float" office:value="2001">
            <text:p>2001</text:p>
          </table:table-cell>
          <table:table-cell office:value-type="string">
            <text:p>ESRB - E (Everyone)</text:p>
          </table:table-cell>
          <table:table-cell office:value-type="string">
            <text:p>Rainbow Islands </text:p>
          </table:table-cell>
          <table:table-cell office:value-type="string">
            <text:p>TDK Core</text:p>
          </table:table-cell>
          <table:table-cell office:value-type="string">
            <text:p>Taito Corporation </text:p>
          </table:table-cell>
          <table:table-cell office:value-type="string">
            <text:p>Puzzle</text:p>
          </table:table-cell>
          <table:table-cell office:value-type="string">
            <text:p>2.7</text:p>
          </table:table-cell>
          <table:table-cell office:value-type="string">
            <text:p>1 Player</text:p>
          </table:table-cell>
          <table:table-cell office:value-type="string">
            <text:p>Sequel to Bubble Bobble, Rainbow Islands sees Bub and Bob (in 2 player mode), who are now curiously small boys rather than dinosaurs, attempting to rid the Rainbow Islands of bad guys.****Using the power to cast rainbows, trapping anything underneath, the boys must ascend vertically 4 levels each island, with a big, bad boss at the end of each.****By trapping beasts under your rainbows, then jumping on them to break them you can collect seven different colored gems, and there are also power-ups for extra speed and rainbows.</text:p>
          </table:table-cell>
          <table:table-cell table:style-name="Default" table:formula="of:=CONCATENATE(&quot;&lt;game name=&quot;;CHAR(34);[.A374];CHAR(34);&quot;&gt; &lt;year&gt;&quot;;[.B374];&quot;&lt;/year&gt; &lt;rating&gt;&quot;;[.C374];&quot;&lt;/rating&gt; &lt;title&gt;&quot;;[.D374];&quot;&lt;/title&gt; &lt;pub&gt;&quot;;[.E374];&quot;&lt;/pub&gt; &lt;dev&gt;&quot;;[.F374];&quot;&lt;/dev&gt; &lt;genre&gt;&quot;;[.G374];&quot;&lt;/genre&gt; &lt;score&gt;&quot;;[.H374];&quot;&lt;/score&gt; &lt;player&gt;&quot;;[.I374];&quot;&lt;/player&gt; &lt;story&gt;&quot;;[.J374];&quot;&lt;/story&gt; &lt;/game&gt;&quot;)" office:value-type="string" office:string-value="&lt;game name=&quot;Rainbow Islands (Europe)&quot;&gt; &lt;year&gt;2001&lt;/year&gt; &lt;rating&gt;ESRB - E (Everyone)&lt;/rating&gt; &lt;title&gt;Rainbow Islands &lt;/title&gt; &lt;pub&gt;TDK Core&lt;/pub&gt; &lt;dev&gt;Taito Corporation &lt;/dev&gt; &lt;genre&gt;Puzzle&lt;/genre&gt; &lt;score&gt;2.7&lt;/score&gt; &lt;player&gt;1 Player&lt;/player&gt; &lt;story&gt;Sequel to Bubble Bobble, Rainbow Islands sees Bub and Bob (in 2 player mode), who are now curiously small boys rather than dinosaurs, attempting to rid the Rainbow Islands of bad guys.****Using the power to cast rainbows, trapping anything underneath, the boys must ascend vertically 4 levels each island, with a big, bad boss at the end of each.****By trapping beasts under your rainbows, then jumping on them to break them you can collect seven different colored gems, and there are also power-ups for extra speed and rainbows.&lt;/story&gt; &lt;/game&gt;">
            <text:p>&lt;game name="Rainbow Islands (Europe)"&gt; &lt;year&gt;2001&lt;/year&gt; &lt;rating&gt;ESRB - E (Everyone)&lt;/rating&gt; &lt;title&gt;Rainbow Islands &lt;/title&gt; &lt;pub&gt;TDK Core&lt;/pub&gt; &lt;dev&gt;Taito Corporation &lt;/dev&gt; &lt;genre&gt;Puzzle&lt;/genre&gt; &lt;score&gt;2.7&lt;/score&gt; &lt;player&gt;1 Player&lt;/player&gt; &lt;story&gt;Sequel to Bubble Bobble, Rainbow Islands sees Bub and Bob (in 2 player mode), who are now curiously small boys rather than dinosaurs, attempting to rid the Rainbow Islands of bad guys.****Using the power to cast rainbows, trapping anything underneath, the boys must ascend vertically 4 levels each island, with a big, bad boss at the end of each.****By trapping beasts under your rainbows, then jumping on them to break them you can collect seven different colored gems, and there are also power-ups for extra speed and rainbows.&lt;/story&gt; &lt;/game&gt;</text:p>
          </table:table-cell>
          <table:table-cell table:number-columns-repeated="1013"/>
        </table:table-row>
        <table:table-row table:style-name="ro1">
          <table:table-cell office:value-type="string">
            <text:p>Rampage - World Tour (USA, Europe)</text:p>
          </table:table-cell>
          <table:table-cell office:value-type="float" office:value="1998">
            <text:p>1998</text:p>
          </table:table-cell>
          <table:table-cell office:value-type="string">
            <text:p>ESRB - E (Everyone)</text:p>
          </table:table-cell>
          <table:table-cell office:value-type="string">
            <text:p>Rampage - World Tour </text:p>
          </table:table-cell>
          <table:table-cell office:value-type="string">
            <text:p>Midway</text:p>
          </table:table-cell>
          <table:table-cell office:value-type="string">
            <text:p>Game Refuge Inc.</text:p>
          </table:table-cell>
          <table:table-cell office:value-type="string">
            <text:p>Action</text:p>
          </table:table-cell>
          <table:table-cell office:value-type="string">
            <text:p>2.6</text:p>
          </table:table-cell>
          <table:table-cell office:value-type="string">
            <text:p>1 Player</text:p>
          </table:table-cell>
          <table:table-cell office:value-type="string">
            <text:p>Rampage World Tour is a updated version of the classic Rampage. <text:s/>Rampage World Tour starts off at Scumlabs International where three lab technicians, George, Lizzy, and Ralph have mutated in an accident involving toxic waste. <text:s/>George has turned into a gigantic ape, Lizzy a gigantic lizard or dinosaur, and Ralph some sort of gigantic wolf. <text:s/>The three destroy the lab they previously worked at and then embark on a path of destruction encompassing the entire globe.****The player chooses one of these three characters and begins destroying buildings, eating civilians, knocking planes out of the sky, and stepping on tanks. <text:s/>The ultimate goal of the game is to rid the world of Scumlabs by traveling to the cities where they are located. <text:s/>Being creatures of such massive size, there are many cities that must be destroyed along the way. <text:s/>Scumlabs and the various militaries make it a priority to destroy you and optionally another player that can play simultaneously.****The graphics are worth noting as they are of a unique, colorful "cartoon" flavor. <text:s/>Gameplay includes players climb buildings while punching, kicking, and eating their inhabitants to destroy them. <text:s/>Once all the buildings for a particular stage have been destroyed, the stage is clear and players proceed to the next stage. <text:s/>Players can get many different kinds of power-ups that make them more powerful or restore health.</text:p>
          </table:table-cell>
          <table:table-cell table:style-name="Default" table:formula="of:=CONCATENATE(&quot;&lt;game name=&quot;;CHAR(34);[.A375];CHAR(34);&quot;&gt; &lt;year&gt;&quot;;[.B375];&quot;&lt;/year&gt; &lt;rating&gt;&quot;;[.C375];&quot;&lt;/rating&gt; &lt;title&gt;&quot;;[.D375];&quot;&lt;/title&gt; &lt;pub&gt;&quot;;[.E375];&quot;&lt;/pub&gt; &lt;dev&gt;&quot;;[.F375];&quot;&lt;/dev&gt; &lt;genre&gt;&quot;;[.G375];&quot;&lt;/genre&gt; &lt;score&gt;&quot;;[.H375];&quot;&lt;/score&gt; &lt;player&gt;&quot;;[.I375];&quot;&lt;/player&gt; &lt;story&gt;&quot;;[.J375];&quot;&lt;/story&gt; &lt;/game&gt;&quot;)" office:value-type="string" office:string-value="&lt;game name=&quot;Rampage - World Tour (USA, Europe)&quot;&gt; &lt;year&gt;1998&lt;/year&gt; &lt;rating&gt;ESRB - E (Everyone)&lt;/rating&gt; &lt;title&gt;Rampage - World Tour &lt;/title&gt; &lt;pub&gt;Midway&lt;/pub&gt; &lt;dev&gt;Game Refuge Inc.&lt;/dev&gt; &lt;genre&gt;Action&lt;/genre&gt; &lt;score&gt;2.6&lt;/score&gt; &lt;player&gt;1 Player&lt;/player&gt; &lt;story&gt;Rampage World Tour is a updated version of the classic Rampage.  Rampage World Tour starts off at Scumlabs International where three lab technicians, George, Lizzy, and Ralph have mutated in an accident involving toxic waste.  George has turned into a gigantic ape, Lizzy a gigantic lizard or dinosaur, and Ralph some sort of gigantic wolf.  The three destroy the lab they previously worked at and then embark on a path of destruction encompassing the entire globe.****The player chooses one of these three characters and begins destroying buildings, eating civilians, knocking planes out of the sky, and stepping on tanks.  The ultimate goal of the game is to rid the world of Scumlabs by traveling to the cities where they are located.  Being creatures of such massive size, there are many cities that must be destroyed along the way.  Scumlabs and the various militaries make it a priority to destroy you and optionally another player that can play simultaneously.****The graphics are worth noting as they are of a unique, colorful &quot;cartoon&quot; flavor.  Gameplay includes players climb buildings while punching, kicking, and eating their inhabitants to destroy them.  Once all the buildings for a particular stage have been destroyed, the stage is clear and players proceed to the next stage.  Players can get many different kinds of power-ups that make them more powerful or restore health.&lt;/story&gt; &lt;/game&gt;">
            <text:p>&lt;game name="Rampage - World Tour (USA, Europe)"&gt; &lt;year&gt;1998&lt;/year&gt; &lt;rating&gt;ESRB - E (Everyone)&lt;/rating&gt; &lt;title&gt;Rampage - World Tour &lt;/title&gt; &lt;pub&gt;Midway&lt;/pub&gt; &lt;dev&gt;Game Refuge Inc.&lt;/dev&gt; &lt;genre&gt;Action&lt;/genre&gt; &lt;score&gt;2.6&lt;/score&gt; &lt;player&gt;1 Player&lt;/player&gt; &lt;story&gt;Rampage World Tour is a updated version of the classic Rampage. <text:s/>Rampage World Tour starts off at Scumlabs International where three lab technicians, George, Lizzy, and Ralph have mutated in an accident involving toxic waste. <text:s/>George has turned into a gigantic ape, Lizzy a gigantic lizard or dinosaur, and Ralph some sort of gigantic wolf. <text:s/>The three destroy the lab they previously worked at and then embark on a path of destruction encompassing the entire globe.****The player chooses one of these three characters and begins destroying buildings, eating civilians, knocking planes out of the sky, and stepping on tanks. <text:s/>The ultimate goal of the game is to rid the world of Scumlabs by traveling to the cities where they are located. <text:s/>Being creatures of such massive size, there are many cities that must be destroyed along the way. <text:s/>Scumlabs and the various militaries make it a priority to destroy you and optionally another player that can play simultaneously.****The graphics are worth noting as they are of a unique, colorful "cartoon" flavor. <text:s/>Gameplay includes players climb buildings while punching, kicking, and eating their inhabitants to destroy them. <text:s/>Once all the buildings for a particular stage have been destroyed, the stage is clear and players proceed to the next stage. <text:s/>Players can get many different kinds of power-ups that make them more powerful or restore health.&lt;/story&gt; &lt;/game&gt;</text:p>
          </table:table-cell>
          <table:table-cell table:number-columns-repeated="1013"/>
        </table:table-row>
        <table:table-row table:style-name="ro1">
          <table:table-cell office:value-type="string">
            <text:p>Rampage 2 - Universal Tour (USA)</text:p>
          </table:table-cell>
          <table:table-cell office:value-type="float" office:value="1999">
            <text:p>1999</text:p>
          </table:table-cell>
          <table:table-cell office:value-type="string">
            <text:p>ESRB - E (Everyone)</text:p>
          </table:table-cell>
          <table:table-cell office:value-type="string">
            <text:p>Rampage 2 - Universal Tour </text:p>
          </table:table-cell>
          <table:table-cell office:value-type="string">
            <text:p>Midway</text:p>
          </table:table-cell>
          <table:table-cell office:value-type="string">
            <text:p>Digital Eclipse Software, Inc.</text:p>
          </table:table-cell>
          <table:table-cell office:value-type="string">
            <text:p>Action</text:p>
          </table:table-cell>
          <table:table-cell office:value-type="string">
            <text:p>3.3</text:p>
          </table:table-cell>
          <table:table-cell office:value-type="string">
            <text:p>1-2 Players</text:p>
          </table:table-cell>
          <table:table-cell office:value-type="string">
            <text:p>While technology may improve graphics and sound, some things never change. Rampage 2: Universal Tour is very much in tune with its history, barely deviating from the original city-stomping arcade game appearing in the 1980s. Like its predecessor, Rampage World Tour, Rampage 2 retains the original 2D worlds, but improves the graphics, completely re-rendering the characters. The premise remains the same: stomp out cities and wreck things in general. Some new features in Rampage 2 include four new characters (in addition to the original three), new attacks and combos, a power meter, and bonus rounds. The cart allows up to three people can play at once and there are plenty of new cities to destroy.</text:p>
          </table:table-cell>
          <table:table-cell table:style-name="Default" table:formula="of:=CONCATENATE(&quot;&lt;game name=&quot;;CHAR(34);[.A376];CHAR(34);&quot;&gt; &lt;year&gt;&quot;;[.B376];&quot;&lt;/year&gt; &lt;rating&gt;&quot;;[.C376];&quot;&lt;/rating&gt; &lt;title&gt;&quot;;[.D376];&quot;&lt;/title&gt; &lt;pub&gt;&quot;;[.E376];&quot;&lt;/pub&gt; &lt;dev&gt;&quot;;[.F376];&quot;&lt;/dev&gt; &lt;genre&gt;&quot;;[.G376];&quot;&lt;/genre&gt; &lt;score&gt;&quot;;[.H376];&quot;&lt;/score&gt; &lt;player&gt;&quot;;[.I376];&quot;&lt;/player&gt; &lt;story&gt;&quot;;[.J376];&quot;&lt;/story&gt; &lt;/game&gt;&quot;)" office:value-type="string" office:string-value="&lt;game name=&quot;Rampage 2 - Universal Tour (USA)&quot;&gt; &lt;year&gt;1999&lt;/year&gt; &lt;rating&gt;ESRB - E (Everyone)&lt;/rating&gt; &lt;title&gt;Rampage 2 - Universal Tour &lt;/title&gt; &lt;pub&gt;Midway&lt;/pub&gt; &lt;dev&gt;Digital Eclipse Software, Inc.&lt;/dev&gt; &lt;genre&gt;Action&lt;/genre&gt; &lt;score&gt;3.3&lt;/score&gt; &lt;player&gt;1-2 Players&lt;/player&gt; &lt;story&gt;While technology may improve graphics and sound, some things never change. Rampage 2: Universal Tour is very much in tune with its history, barely deviating from the original city-stomping arcade game appearing in the 1980s. Like its predecessor, Rampage World Tour, Rampage 2 retains the original 2D worlds, but improves the graphics, completely re-rendering the characters. The premise remains the same: stomp out cities and wreck things in general. Some new features in Rampage 2 include four new characters (in addition to the original three), new attacks and combos, a power meter, and bonus rounds. The cart allows up to three people can play at once and there are plenty of new cities to destroy.&lt;/story&gt; &lt;/game&gt;">
            <text:p>&lt;game name="Rampage 2 - Universal Tour (USA)"&gt; &lt;year&gt;1999&lt;/year&gt; &lt;rating&gt;ESRB - E (Everyone)&lt;/rating&gt; &lt;title&gt;Rampage 2 - Universal Tour &lt;/title&gt; &lt;pub&gt;Midway&lt;/pub&gt; &lt;dev&gt;Digital Eclipse Software, Inc.&lt;/dev&gt; &lt;genre&gt;Action&lt;/genre&gt; &lt;score&gt;3.3&lt;/score&gt; &lt;player&gt;1-2 Players&lt;/player&gt; &lt;story&gt;While technology may improve graphics and sound, some things never change. Rampage 2: Universal Tour is very much in tune with its history, barely deviating from the original city-stomping arcade game appearing in the 1980s. Like its predecessor, Rampage World Tour, Rampage 2 retains the original 2D worlds, but improves the graphics, completely re-rendering the characters. The premise remains the same: stomp out cities and wreck things in general. Some new features in Rampage 2 include four new characters (in addition to the original three), new attacks and combos, a power meter, and bonus rounds. The cart allows up to three people can play at once and there are plenty of new cities to destroy.&lt;/story&gt; &lt;/game&gt;</text:p>
          </table:table-cell>
          <table:table-cell table:number-columns-repeated="1013"/>
        </table:table-row>
        <table:table-row table:style-name="ro1">
          <table:table-cell office:value-type="string">
            <text:p>Rampart (USA)</text:p>
          </table:table-cell>
          <table:table-cell office:value-type="float" office:value="1999">
            <text:p>1999</text:p>
          </table:table-cell>
          <table:table-cell office:value-type="string">
            <text:p>ESRB - E (Everyone)</text:p>
          </table:table-cell>
          <table:table-cell office:value-type="string">
            <text:p>Rampart </text:p>
          </table:table-cell>
          <table:table-cell office:value-type="string">
            <text:p>Midway</text:p>
          </table:table-cell>
          <table:table-cell office:value-type="string">
            <text:p>Atari Games Corporation</text:p>
          </table:table-cell>
          <table:table-cell office:value-type="string">
            <text:p>Action</text:p>
          </table:table-cell>
          <table:table-cell office:value-type="string">
            <text:p>4.0</text:p>
          </table:table-cell>
          <table:table-cell office:value-type="string">
            <text:p>1-2 Players</text:p>
          </table:table-cell>
          <table:table-cell office:value-type="string">
            <text:p>Tetris meets shoot-'em-up, Rampart was originally a one or two-player arcade game combining strategy and artillery action. Build your castle from Tetris-style pieces, place your cannons, bombard the enemy, try to repair, do it all over again. Later arcade revisions incorporated 3-player, <text:s/>and the PC conversion does as well, making it a faithful, entertaining classic for multiple players on the same PC.</text:p>
          </table:table-cell>
          <table:table-cell table:style-name="Default" table:formula="of:=CONCATENATE(&quot;&lt;game name=&quot;;CHAR(34);[.A377];CHAR(34);&quot;&gt; &lt;year&gt;&quot;;[.B377];&quot;&lt;/year&gt; &lt;rating&gt;&quot;;[.C377];&quot;&lt;/rating&gt; &lt;title&gt;&quot;;[.D377];&quot;&lt;/title&gt; &lt;pub&gt;&quot;;[.E377];&quot;&lt;/pub&gt; &lt;dev&gt;&quot;;[.F377];&quot;&lt;/dev&gt; &lt;genre&gt;&quot;;[.G377];&quot;&lt;/genre&gt; &lt;score&gt;&quot;;[.H377];&quot;&lt;/score&gt; &lt;player&gt;&quot;;[.I377];&quot;&lt;/player&gt; &lt;story&gt;&quot;;[.J377];&quot;&lt;/story&gt; &lt;/game&gt;&quot;)" office:value-type="string" office:string-value="&lt;game name=&quot;Rampart (USA)&quot;&gt; &lt;year&gt;1999&lt;/year&gt; &lt;rating&gt;ESRB - E (Everyone)&lt;/rating&gt; &lt;title&gt;Rampart &lt;/title&gt; &lt;pub&gt;Midway&lt;/pub&gt; &lt;dev&gt;Atari Games Corporation&lt;/dev&gt; &lt;genre&gt;Action&lt;/genre&gt; &lt;score&gt;4.0&lt;/score&gt; &lt;player&gt;1-2 Players&lt;/player&gt; &lt;story&gt;Tetris meets shoot-'em-up, Rampart was originally a one or two-player arcade game combining strategy and artillery action. Build your castle from Tetris-style pieces, place your cannons, bombard the enemy, try to repair, do it all over again. Later arcade revisions incorporated 3-player,  and the PC conversion does as well, making it a faithful, entertaining classic for multiple players on the same PC.&lt;/story&gt; &lt;/game&gt;">
            <text:p>&lt;game name="Rampart (USA)"&gt; &lt;year&gt;1999&lt;/year&gt; &lt;rating&gt;ESRB - E (Everyone)&lt;/rating&gt; &lt;title&gt;Rampart &lt;/title&gt; &lt;pub&gt;Midway&lt;/pub&gt; &lt;dev&gt;Atari Games Corporation&lt;/dev&gt; &lt;genre&gt;Action&lt;/genre&gt; &lt;score&gt;4.0&lt;/score&gt; &lt;player&gt;1-2 Players&lt;/player&gt; &lt;story&gt;Tetris meets shoot-'em-up, Rampart was originally a one or two-player arcade game combining strategy and artillery action. Build your castle from Tetris-style pieces, place your cannons, bombard the enemy, try to repair, do it all over again. Later arcade revisions incorporated 3-player, <text:s/>and the PC conversion does as well, making it a faithful, entertaining classic for multiple players on the same PC.&lt;/story&gt; &lt;/game&gt;</text:p>
          </table:table-cell>
          <table:table-cell table:number-columns-repeated="1013"/>
        </table:table-row>
        <table:table-row table:style-name="ro1">
          <table:table-cell office:value-type="string">
            <text:p>Rats! (USA)</text:p>
          </table:table-cell>
          <table:table-cell office:value-type="float" office:value="1998">
            <text:p>1998</text:p>
          </table:table-cell>
          <table:table-cell office:value-type="string">
            <text:p>ESRB - E (Everyone)</text:p>
          </table:table-cell>
          <table:table-cell office:value-type="string">
            <text:p>Rats! </text:p>
          </table:table-cell>
          <table:table-cell office:value-type="string">
            <text:p>Take-Two Interactive</text:p>
          </table:table-cell>
          <table:table-cell office:value-type="string">
            <text:p>Tarantula Studios</text:p>
          </table:table-cell>
          <table:table-cell office:value-type="string">
            <text:p>Action</text:p>
          </table:table-cell>
          <table:table-cell office:value-type="string">
            <text:p>2.3</text:p>
          </table:table-cell>
          <table:table-cell office:value-type="string">
            <text:p>1 Player</text:p>
          </table:table-cell>
          <table:table-cell office:value-type="string">
            <text:p>Mr. Raz used to be an awful hitman. Luckily he found his girlfriend Loretta Mozzarella and stopped the killing. Turning a new leaf in his life, him and Loretta moved out to the countryside and started a farm instead. However, when mob don Marlon Mozzarella found out that his daughter went missing, he became enraged and ordered his goons to go pick her up. So, if Mr. Raz wants to see his girlfriend ever again, he has no choice but to pick up his weapon again and head to the city.****The game is a side-scrolling platform game, in which you have to make your way through 5 worlds, each spanning 15 levels. You have to collect a certain number of pieces of food before a timer hits zero in order to work your way through the stages, while getting rid of enemies and avoiding obstacles in your way.</text:p>
          </table:table-cell>
          <table:table-cell table:style-name="Default" table:formula="of:=CONCATENATE(&quot;&lt;game name=&quot;;CHAR(34);[.A378];CHAR(34);&quot;&gt; &lt;year&gt;&quot;;[.B378];&quot;&lt;/year&gt; &lt;rating&gt;&quot;;[.C378];&quot;&lt;/rating&gt; &lt;title&gt;&quot;;[.D378];&quot;&lt;/title&gt; &lt;pub&gt;&quot;;[.E378];&quot;&lt;/pub&gt; &lt;dev&gt;&quot;;[.F378];&quot;&lt;/dev&gt; &lt;genre&gt;&quot;;[.G378];&quot;&lt;/genre&gt; &lt;score&gt;&quot;;[.H378];&quot;&lt;/score&gt; &lt;player&gt;&quot;;[.I378];&quot;&lt;/player&gt; &lt;story&gt;&quot;;[.J378];&quot;&lt;/story&gt; &lt;/game&gt;&quot;)" office:value-type="string" office:string-value="&lt;game name=&quot;Rats! (USA)&quot;&gt; &lt;year&gt;1998&lt;/year&gt; &lt;rating&gt;ESRB - E (Everyone)&lt;/rating&gt; &lt;title&gt;Rats! &lt;/title&gt; &lt;pub&gt;Take-Two Interactive&lt;/pub&gt; &lt;dev&gt;Tarantula Studios&lt;/dev&gt; &lt;genre&gt;Action&lt;/genre&gt; &lt;score&gt;2.3&lt;/score&gt; &lt;player&gt;1 Player&lt;/player&gt; &lt;story&gt;Mr. Raz used to be an awful hitman. Luckily he found his girlfriend Loretta Mozzarella and stopped the killing. Turning a new leaf in his life, him and Loretta moved out to the countryside and started a farm instead. However, when mob don Marlon Mozzarella found out that his daughter went missing, he became enraged and ordered his goons to go pick her up. So, if Mr. Raz wants to see his girlfriend ever again, he has no choice but to pick up his weapon again and head to the city.****The game is a side-scrolling platform game, in which you have to make your way through 5 worlds, each spanning 15 levels. You have to collect a certain number of pieces of food before a timer hits zero in order to work your way through the stages, while getting rid of enemies and avoiding obstacles in your way.&lt;/story&gt; &lt;/game&gt;">
            <text:p>&lt;game name="Rats! (USA)"&gt; &lt;year&gt;1998&lt;/year&gt; &lt;rating&gt;ESRB - E (Everyone)&lt;/rating&gt; &lt;title&gt;Rats! &lt;/title&gt; &lt;pub&gt;Take-Two Interactive&lt;/pub&gt; &lt;dev&gt;Tarantula Studios&lt;/dev&gt; &lt;genre&gt;Action&lt;/genre&gt; &lt;score&gt;2.3&lt;/score&gt; &lt;player&gt;1 Player&lt;/player&gt; &lt;story&gt;Mr. Raz used to be an awful hitman. Luckily he found his girlfriend Loretta Mozzarella and stopped the killing. Turning a new leaf in his life, him and Loretta moved out to the countryside and started a farm instead. However, when mob don Marlon Mozzarella found out that his daughter went missing, he became enraged and ordered his goons to go pick her up. So, if Mr. Raz wants to see his girlfriend ever again, he has no choice but to pick up his weapon again and head to the city.****The game is a side-scrolling platform game, in which you have to make your way through 5 worlds, each spanning 15 levels. You have to collect a certain number of pieces of food before a timer hits zero in order to work your way through the stages, while getting rid of enemies and avoiding obstacles in your way.&lt;/story&gt; &lt;/game&gt;</text:p>
          </table:table-cell>
          <table:table-cell table:number-columns-repeated="1013"/>
        </table:table-row>
        <table:table-row table:style-name="ro1">
          <table:table-cell office:value-type="string">
            <text:p>Rayman (USA)</text:p>
          </table:table-cell>
          <table:table-cell office:value-type="float" office:value="2000">
            <text:p>2000</text:p>
          </table:table-cell>
          <table:table-cell office:value-type="string">
            <text:p>ESRB - E (Everyone)</text:p>
          </table:table-cell>
          <table:table-cell office:value-type="string">
            <text:p>Rayman </text:p>
          </table:table-cell>
          <table:table-cell office:value-type="string">
            <text:p>Ubisoft</text:p>
          </table:table-cell>
          <table:table-cell office:value-type="string">
            <text:p>Ubi Soft Studios SRL</text:p>
          </table:table-cell>
          <table:table-cell office:value-type="string">
            <text:p>Platform</text:p>
          </table:table-cell>
          <table:table-cell office:value-type="string">
            <text:p>3.2</text:p>
          </table:table-cell>
          <table:table-cell office:value-type="string">
            <text:p>1 Player</text:p>
          </table:table-cell>
          <table:table-cell office:value-type="string">
            <text:p>When a villain known only as Mr. Dark appears, trouble brews in Rayman's world. <text:s/>Mr. Dark captures the Toons - source of light and Rayman's friends. <text:s/>With no more light, evil creatures begin to roam, making the world unsafe for everyone. <text:s/>Its up to you, as Rayman, to free your friends and put an end to Mr. Dark's dastardly schemes!****Rayman is side-scrolling platformer starring the titular Rayman, a big-nosed chap with no arms or legs. <text:s/>Rayman can jump and use his hair to hover for a short period of time. <text:s/>He can also attack by throwing his fists, or winding up his fists for a more powerful punch. <text:s/>He can occasionally find special power ups that grant him unlimited flying power, giving him the ability to navigate through tricky mazes.****The Game Boy Color version of Rayman remains true to the spirit of the original game, but makes some notable changes, particularly when compared to the original's bright, vibrant graphics. <text:s/>Some levels have also been modified or simplified from the original release.</text:p>
          </table:table-cell>
          <table:table-cell table:style-name="Default" table:formula="of:=CONCATENATE(&quot;&lt;game name=&quot;;CHAR(34);[.A379];CHAR(34);&quot;&gt; &lt;year&gt;&quot;;[.B379];&quot;&lt;/year&gt; &lt;rating&gt;&quot;;[.C379];&quot;&lt;/rating&gt; &lt;title&gt;&quot;;[.D379];&quot;&lt;/title&gt; &lt;pub&gt;&quot;;[.E379];&quot;&lt;/pub&gt; &lt;dev&gt;&quot;;[.F379];&quot;&lt;/dev&gt; &lt;genre&gt;&quot;;[.G379];&quot;&lt;/genre&gt; &lt;score&gt;&quot;;[.H379];&quot;&lt;/score&gt; &lt;player&gt;&quot;;[.I379];&quot;&lt;/player&gt; &lt;story&gt;&quot;;[.J379];&quot;&lt;/story&gt; &lt;/game&gt;&quot;)" office:value-type="string" office:string-value="&lt;game name=&quot;Rayman (USA)&quot;&gt; &lt;year&gt;2000&lt;/year&gt; &lt;rating&gt;ESRB - E (Everyone)&lt;/rating&gt; &lt;title&gt;Rayman &lt;/title&gt; &lt;pub&gt;Ubisoft&lt;/pub&gt; &lt;dev&gt;Ubi Soft Studios SRL&lt;/dev&gt; &lt;genre&gt;Platform&lt;/genre&gt; &lt;score&gt;3.2&lt;/score&gt; &lt;player&gt;1 Player&lt;/player&gt; &lt;story&gt;When a villain known only as Mr. Dark appears, trouble brews in Rayman's world.  Mr. Dark captures the Toons - source of light and Rayman's friends.  With no more light, evil creatures begin to roam, making the world unsafe for everyone.  Its up to you, as Rayman, to free your friends and put an end to Mr. Dark's dastardly schemes!****Rayman is side-scrolling platformer starring the titular Rayman, a big-nosed chap with no arms or legs.  Rayman can jump and use his hair to hover for a short period of time.  He can also attack by throwing his fists, or winding up his fists for a more powerful punch.  He can occasionally find special power ups that grant him unlimited flying power, giving him the ability to navigate through tricky mazes.****The Game Boy Color version of Rayman remains true to the spirit of the original game, but makes some notable changes, particularly when compared to the original's bright, vibrant graphics.  Some levels have also been modified or simplified from the original release.&lt;/story&gt; &lt;/game&gt;">
            <text:p>&lt;game name="Rayman (USA)"&gt; &lt;year&gt;2000&lt;/year&gt; &lt;rating&gt;ESRB - E (Everyone)&lt;/rating&gt; &lt;title&gt;Rayman &lt;/title&gt; &lt;pub&gt;Ubisoft&lt;/pub&gt; &lt;dev&gt;Ubi Soft Studios SRL&lt;/dev&gt; &lt;genre&gt;Platform&lt;/genre&gt; &lt;score&gt;3.2&lt;/score&gt; &lt;player&gt;1 Player&lt;/player&gt; &lt;story&gt;When a villain known only as Mr. Dark appears, trouble brews in Rayman's world. <text:s/>Mr. Dark captures the Toons - source of light and Rayman's friends. <text:s/>With no more light, evil creatures begin to roam, making the world unsafe for everyone. <text:s/>Its up to you, as Rayman, to free your friends and put an end to Mr. Dark's dastardly schemes!****Rayman is side-scrolling platformer starring the titular Rayman, a big-nosed chap with no arms or legs. <text:s/>Rayman can jump and use his hair to hover for a short period of time. <text:s/>He can also attack by throwing his fists, or winding up his fists for a more powerful punch. <text:s/>He can occasionally find special power ups that grant him unlimited flying power, giving him the ability to navigate through tricky mazes.****The Game Boy Color version of Rayman remains true to the spirit of the original game, but makes some notable changes, particularly when compared to the original's bright, vibrant graphics. <text:s/>Some levels have also been modified or simplified from the original release.&lt;/story&gt; &lt;/game&gt;</text:p>
          </table:table-cell>
          <table:table-cell table:number-columns-repeated="1013"/>
        </table:table-row>
        <table:table-row table:style-name="ro1">
          <table:table-cell office:value-type="string">
            <text:p>Rayman 2 - The Great Escape (USA)</text:p>
          </table:table-cell>
          <table:table-cell office:value-type="float" office:value="2002">
            <text:p>2002</text:p>
          </table:table-cell>
          <table:table-cell office:value-type="string">
            <text:p>ESRB - E (Everyone)</text:p>
          </table:table-cell>
          <table:table-cell office:value-type="string">
            <text:p>Rayman 2 - The Great Escape </text:p>
          </table:table-cell>
          <table:table-cell office:value-type="string">
            <text:p>Ubisoft</text:p>
          </table:table-cell>
          <table:table-cell office:value-type="string">
            <text:p>Ubi Studios UK</text:p>
          </table:table-cell>
          <table:table-cell office:value-type="string">
            <text:p>Platform</text:p>
          </table:table-cell>
          <table:table-cell office:value-type="string">
            <text:p>4.6</text:p>
          </table:table-cell>
          <table:table-cell office:value-type="string">
            <text:p>1 Player</text:p>
          </table:table-cell>
          <table:table-cell office:value-type="string">
            <text:p>Rayman 2 for the Game Boy Color is a 2D side-scrolling platformer. <text:s/>You play as Rayman, an odd looking creature without arms or legs. <text:s/>You must jump, hover, climb, and throw your fists on your quest to collect balls of energy called Lums and find the Four Masks of Polokus and eventually defeat Admiral Razorbeard and his robo-pirate army.</text:p>
          </table:table-cell>
          <table:table-cell table:style-name="Default" table:formula="of:=CONCATENATE(&quot;&lt;game name=&quot;;CHAR(34);[.A380];CHAR(34);&quot;&gt; &lt;year&gt;&quot;;[.B380];&quot;&lt;/year&gt; &lt;rating&gt;&quot;;[.C380];&quot;&lt;/rating&gt; &lt;title&gt;&quot;;[.D380];&quot;&lt;/title&gt; &lt;pub&gt;&quot;;[.E380];&quot;&lt;/pub&gt; &lt;dev&gt;&quot;;[.F380];&quot;&lt;/dev&gt; &lt;genre&gt;&quot;;[.G380];&quot;&lt;/genre&gt; &lt;score&gt;&quot;;[.H380];&quot;&lt;/score&gt; &lt;player&gt;&quot;;[.I380];&quot;&lt;/player&gt; &lt;story&gt;&quot;;[.J380];&quot;&lt;/story&gt; &lt;/game&gt;&quot;)" office:value-type="string" office:string-value="&lt;game name=&quot;Rayman 2 - The Great Escape (USA)&quot;&gt; &lt;year&gt;2002&lt;/year&gt; &lt;rating&gt;ESRB - E (Everyone)&lt;/rating&gt; &lt;title&gt;Rayman 2 - The Great Escape &lt;/title&gt; &lt;pub&gt;Ubisoft&lt;/pub&gt; &lt;dev&gt;Ubi Studios UK&lt;/dev&gt; &lt;genre&gt;Platform&lt;/genre&gt; &lt;score&gt;4.6&lt;/score&gt; &lt;player&gt;1 Player&lt;/player&gt; &lt;story&gt;Rayman 2 for the Game Boy Color is a 2D side-scrolling platformer.  You play as Rayman, an odd looking creature without arms or legs.  You must jump, hover, climb, and throw your fists on your quest to collect balls of energy called Lums and find the Four Masks of Polokus and eventually defeat Admiral Razorbeard and his robo-pirate army.&lt;/story&gt; &lt;/game&gt;">
            <text:p>&lt;game name="Rayman 2 - The Great Escape (USA)"&gt; &lt;year&gt;2002&lt;/year&gt; &lt;rating&gt;ESRB - E (Everyone)&lt;/rating&gt; &lt;title&gt;Rayman 2 - The Great Escape &lt;/title&gt; &lt;pub&gt;Ubisoft&lt;/pub&gt; &lt;dev&gt;Ubi Studios UK&lt;/dev&gt; &lt;genre&gt;Platform&lt;/genre&gt; &lt;score&gt;4.6&lt;/score&gt; &lt;player&gt;1 Player&lt;/player&gt; &lt;story&gt;Rayman 2 for the Game Boy Color is a 2D side-scrolling platformer. <text:s/>You play as Rayman, an odd looking creature without arms or legs. <text:s/>You must jump, hover, climb, and throw your fists on your quest to collect balls of energy called Lums and find the Four Masks of Polokus and eventually defeat Admiral Razorbeard and his robo-pirate army.&lt;/story&gt; &lt;/game&gt;</text:p>
          </table:table-cell>
          <table:table-cell table:number-columns-repeated="1013"/>
        </table:table-row>
        <table:table-row table:style-name="ro1">
          <table:table-cell office:value-type="string">
            <text:p>Razor Freestyle Scooter (USA)</text:p>
          </table:table-cell>
          <table:table-cell office:value-type="float" office:value="2001">
            <text:p>2001</text:p>
          </table:table-cell>
          <table:table-cell office:value-type="string">
            <text:p>ESRB - E (Everyone)</text:p>
          </table:table-cell>
          <table:table-cell office:value-type="string">
            <text:p>Razor Freestyle Scooter </text:p>
          </table:table-cell>
          <table:table-cell office:value-type="string">
            <text:p>Crave</text:p>
          </table:table-cell>
          <table:table-cell office:value-type="string">
            <text:p>Crawfish Interactive Ltd.</text:p>
          </table:table-cell>
          <table:table-cell office:value-type="string">
            <text:p>Skateboarding</text:p>
          </table:table-cell>
          <table:table-cell office:value-type="string">
            <text:p>4.1</text:p>
          </table:table-cell>
          <table:table-cell office:value-type="string">
            <text:p>1 Player</text:p>
          </table:table-cell>
          <table:table-cell office:value-type="string">
            <text:p>Razor Freestyle Scooter is an extreme-sports style action game modeled around small, nimble scooters. In contrast to most games of this type, there is a story. A crazed giant robot has kidnapped your skating buddies. By completing skating challenges at the robot's sky fortress, you must rescue your friends. <text:s/>You skate around 3 large areas and attempt to perform wild tricks, collect scooter wheels, and earn bonus time. By completing an objective on all 3 areas, you unlock a sky fortress level in which you can rescue a new skater to control. <text:s/>Gameplay is based heavily on the Tony Hawk series of games. Tricks consist of button and direction presses, and can be strung together with grinds to create high-scoring combos.</text:p>
          </table:table-cell>
          <table:table-cell table:style-name="Default" table:formula="of:=CONCATENATE(&quot;&lt;game name=&quot;;CHAR(34);[.A381];CHAR(34);&quot;&gt; &lt;year&gt;&quot;;[.B381];&quot;&lt;/year&gt; &lt;rating&gt;&quot;;[.C381];&quot;&lt;/rating&gt; &lt;title&gt;&quot;;[.D381];&quot;&lt;/title&gt; &lt;pub&gt;&quot;;[.E381];&quot;&lt;/pub&gt; &lt;dev&gt;&quot;;[.F381];&quot;&lt;/dev&gt; &lt;genre&gt;&quot;;[.G381];&quot;&lt;/genre&gt; &lt;score&gt;&quot;;[.H381];&quot;&lt;/score&gt; &lt;player&gt;&quot;;[.I381];&quot;&lt;/player&gt; &lt;story&gt;&quot;;[.J381];&quot;&lt;/story&gt; &lt;/game&gt;&quot;)" office:value-type="string" office:string-value="&lt;game name=&quot;Razor Freestyle Scooter (USA)&quot;&gt; &lt;year&gt;2001&lt;/year&gt; &lt;rating&gt;ESRB - E (Everyone)&lt;/rating&gt; &lt;title&gt;Razor Freestyle Scooter &lt;/title&gt; &lt;pub&gt;Crave&lt;/pub&gt; &lt;dev&gt;Crawfish Interactive Ltd.&lt;/dev&gt; &lt;genre&gt;Skateboarding&lt;/genre&gt; &lt;score&gt;4.1&lt;/score&gt; &lt;player&gt;1 Player&lt;/player&gt; &lt;story&gt;Razor Freestyle Scooter is an extreme-sports style action game modeled around small, nimble scooters. In contrast to most games of this type, there is a story. A crazed giant robot has kidnapped your skating buddies. By completing skating challenges at the robot's sky fortress, you must rescue your friends.  You skate around 3 large areas and attempt to perform wild tricks, collect scooter wheels, and earn bonus time. By completing an objective on all 3 areas, you unlock a sky fortress level in which you can rescue a new skater to control.  Gameplay is based heavily on the Tony Hawk series of games. Tricks consist of button and direction presses, and can be strung together with grinds to create high-scoring combos.&lt;/story&gt; &lt;/game&gt;">
            <text:p>&lt;game name="Razor Freestyle Scooter (USA)"&gt; &lt;year&gt;2001&lt;/year&gt; &lt;rating&gt;ESRB - E (Everyone)&lt;/rating&gt; &lt;title&gt;Razor Freestyle Scooter &lt;/title&gt; &lt;pub&gt;Crave&lt;/pub&gt; &lt;dev&gt;Crawfish Interactive Ltd.&lt;/dev&gt; &lt;genre&gt;Skateboarding&lt;/genre&gt; &lt;score&gt;4.1&lt;/score&gt; &lt;player&gt;1 Player&lt;/player&gt; &lt;story&gt;Razor Freestyle Scooter is an extreme-sports style action game modeled around small, nimble scooters. In contrast to most games of this type, there is a story. A crazed giant robot has kidnapped your skating buddies. By completing skating challenges at the robot's sky fortress, you must rescue your friends. <text:s/>You skate around 3 large areas and attempt to perform wild tricks, collect scooter wheels, and earn bonus time. By completing an objective on all 3 areas, you unlock a sky fortress level in which you can rescue a new skater to control. <text:s/>Gameplay is based heavily on the Tony Hawk series of games. Tricks consist of button and direction presses, and can be strung together with grinds to create high-scoring combos.&lt;/story&gt; &lt;/game&gt;</text:p>
          </table:table-cell>
          <table:table-cell table:number-columns-repeated="1013"/>
        </table:table-row>
        <table:table-row table:style-name="ro1">
          <table:table-cell office:value-type="string">
            <text:p>Ready 2 Rumble Boxing (USA)</text:p>
          </table:table-cell>
          <table:table-cell office:value-type="float" office:value="1999">
            <text:p>1999</text:p>
          </table:table-cell>
          <table:table-cell office:value-type="string">
            <text:p>ESRB - E (Everyone)</text:p>
          </table:table-cell>
          <table:table-cell office:value-type="string">
            <text:p>Ready 2 Rumble Boxing </text:p>
          </table:table-cell>
          <table:table-cell office:value-type="string">
            <text:p>Midway</text:p>
          </table:table-cell>
          <table:table-cell office:value-type="string">
            <text:p>Crawfish Interactive Ltd.</text:p>
          </table:table-cell>
          <table:table-cell office:value-type="string">
            <text:p>Sports</text:p>
          </table:table-cell>
          <table:table-cell office:value-type="string">
            <text:p>4.0</text:p>
          </table:table-cell>
          <table:table-cell office:value-type="string">
            <text:p>1 Player</text:p>
          </table:table-cell>
          <table:table-cell office:value-type="string">
            <text:p>Ready 2 Rumble is a cartoon style boxing beat 'em up with plenty of strange looking characters to choose from and beat the hell out of. You can train your character up to the best of his/her ability and then fight the best in the world for the championship belt.</text:p>
          </table:table-cell>
          <table:table-cell table:style-name="Default" table:formula="of:=CONCATENATE(&quot;&lt;game name=&quot;;CHAR(34);[.A382];CHAR(34);&quot;&gt; &lt;year&gt;&quot;;[.B382];&quot;&lt;/year&gt; &lt;rating&gt;&quot;;[.C382];&quot;&lt;/rating&gt; &lt;title&gt;&quot;;[.D382];&quot;&lt;/title&gt; &lt;pub&gt;&quot;;[.E382];&quot;&lt;/pub&gt; &lt;dev&gt;&quot;;[.F382];&quot;&lt;/dev&gt; &lt;genre&gt;&quot;;[.G382];&quot;&lt;/genre&gt; &lt;score&gt;&quot;;[.H382];&quot;&lt;/score&gt; &lt;player&gt;&quot;;[.I382];&quot;&lt;/player&gt; &lt;story&gt;&quot;;[.J382];&quot;&lt;/story&gt; &lt;/game&gt;&quot;)" office:value-type="string" office:string-value="&lt;game name=&quot;Ready 2 Rumble Boxing (USA)&quot;&gt; &lt;year&gt;1999&lt;/year&gt; &lt;rating&gt;ESRB - E (Everyone)&lt;/rating&gt; &lt;title&gt;Ready 2 Rumble Boxing &lt;/title&gt; &lt;pub&gt;Midway&lt;/pub&gt; &lt;dev&gt;Crawfish Interactive Ltd.&lt;/dev&gt; &lt;genre&gt;Sports&lt;/genre&gt; &lt;score&gt;4.0&lt;/score&gt; &lt;player&gt;1 Player&lt;/player&gt; &lt;story&gt;Ready 2 Rumble is a cartoon style boxing beat 'em up with plenty of strange looking characters to choose from and beat the hell out of. You can train your character up to the best of his/her ability and then fight the best in the world for the championship belt.&lt;/story&gt; &lt;/game&gt;">
            <text:p>&lt;game name="Ready 2 Rumble Boxing (USA)"&gt; &lt;year&gt;1999&lt;/year&gt; &lt;rating&gt;ESRB - E (Everyone)&lt;/rating&gt; &lt;title&gt;Ready 2 Rumble Boxing &lt;/title&gt; &lt;pub&gt;Midway&lt;/pub&gt; &lt;dev&gt;Crawfish Interactive Ltd.&lt;/dev&gt; &lt;genre&gt;Sports&lt;/genre&gt; &lt;score&gt;4.0&lt;/score&gt; &lt;player&gt;1 Player&lt;/player&gt; &lt;story&gt;Ready 2 Rumble is a cartoon style boxing beat 'em up with plenty of strange looking characters to choose from and beat the hell out of. You can train your character up to the best of his/her ability and then fight the best in the world for the championship belt.&lt;/story&gt; &lt;/game&gt;</text:p>
          </table:table-cell>
          <table:table-cell table:number-columns-repeated="1013"/>
        </table:table-row>
        <table:table-row table:style-name="ro1">
          <table:table-cell office:value-type="string">
            <text:p>Rescue Heroes - Fire Frenzy (USA)</text:p>
          </table:table-cell>
          <table:table-cell office:value-type="float" office:value="2001">
            <text:p>2001</text:p>
          </table:table-cell>
          <table:table-cell office:value-type="string">
            <text:p>ESRB - E (Everyone)</text:p>
          </table:table-cell>
          <table:table-cell office:value-type="string">
            <text:p>Rescue Heroes - Fire Frenzy </text:p>
          </table:table-cell>
          <table:table-cell office:value-type="string">
            <text:p>Mattel</text:p>
          </table:table-cell>
          <table:table-cell office:value-type="string">
            <text:p>Vicarious Visions</text:p>
          </table:table-cell>
          <table:table-cell office:value-type="string">
            <text:p>Action</text:p>
          </table:table-cell>
          <table:table-cell office:value-type="string">
            <text:p>3.2</text:p>
          </table:table-cell>
          <table:table-cell office:value-type="string">
            <text:p>1 Player</text:p>
          </table:table-cell>
          <table:table-cell office:value-type="string">
            <text:p>Rescue Heroes is a game that simulates the adventures of firefighters who work on putting out forest fires. <text:s/>In this game so you have to take care to safeguard protecting forests from fire by acting promptly to put them out. </text:p>
          </table:table-cell>
          <table:table-cell table:style-name="Default" table:formula="of:=CONCATENATE(&quot;&lt;game name=&quot;;CHAR(34);[.A383];CHAR(34);&quot;&gt; &lt;year&gt;&quot;;[.B383];&quot;&lt;/year&gt; &lt;rating&gt;&quot;;[.C383];&quot;&lt;/rating&gt; &lt;title&gt;&quot;;[.D383];&quot;&lt;/title&gt; &lt;pub&gt;&quot;;[.E383];&quot;&lt;/pub&gt; &lt;dev&gt;&quot;;[.F383];&quot;&lt;/dev&gt; &lt;genre&gt;&quot;;[.G383];&quot;&lt;/genre&gt; &lt;score&gt;&quot;;[.H383];&quot;&lt;/score&gt; &lt;player&gt;&quot;;[.I383];&quot;&lt;/player&gt; &lt;story&gt;&quot;;[.J383];&quot;&lt;/story&gt; &lt;/game&gt;&quot;)" office:value-type="string" office:string-value="&lt;game name=&quot;Rescue Heroes - Fire Frenzy (USA)&quot;&gt; &lt;year&gt;2001&lt;/year&gt; &lt;rating&gt;ESRB - E (Everyone)&lt;/rating&gt; &lt;title&gt;Rescue Heroes - Fire Frenzy &lt;/title&gt; &lt;pub&gt;Mattel&lt;/pub&gt; &lt;dev&gt;Vicarious Visions&lt;/dev&gt; &lt;genre&gt;Action&lt;/genre&gt; &lt;score&gt;3.2&lt;/score&gt; &lt;player&gt;1 Player&lt;/player&gt; &lt;story&gt;Rescue Heroes is a game that simulates the adventures of firefighters who work on putting out forest fires.  In this game so you have to take care to safeguard protecting forests from fire by acting promptly to put them out. &lt;/story&gt; &lt;/game&gt;">
            <text:p>&lt;game name="Rescue Heroes - Fire Frenzy (USA)"&gt; &lt;year&gt;2001&lt;/year&gt; &lt;rating&gt;ESRB - E (Everyone)&lt;/rating&gt; &lt;title&gt;Rescue Heroes - Fire Frenzy &lt;/title&gt; &lt;pub&gt;Mattel&lt;/pub&gt; &lt;dev&gt;Vicarious Visions&lt;/dev&gt; &lt;genre&gt;Action&lt;/genre&gt; &lt;score&gt;3.2&lt;/score&gt; &lt;player&gt;1 Player&lt;/player&gt; &lt;story&gt;Rescue Heroes is a game that simulates the adventures of firefighters who work on putting out forest fires. <text:s/>In this game so you have to take care to safeguard protecting forests from fire by acting promptly to put them out. &lt;/story&gt; &lt;/game&gt;</text:p>
          </table:table-cell>
          <table:table-cell table:number-columns-repeated="1013"/>
        </table:table-row>
        <table:table-row table:style-name="ro1">
          <table:table-cell office:value-type="string">
            <text:p>Resident Evil Gaiden (USA)</text:p>
          </table:table-cell>
          <table:table-cell office:value-type="float" office:value="2002">
            <text:p>2002</text:p>
          </table:table-cell>
          <table:table-cell office:value-type="string">
            <text:p>ESRB - E (Everyone)</text:p>
          </table:table-cell>
          <table:table-cell office:value-type="string">
            <text:p>Resident Evil Gaiden </text:p>
          </table:table-cell>
          <table:table-cell office:value-type="string">
            <text:p>Capcom</text:p>
          </table:table-cell>
          <table:table-cell office:value-type="string">
            <text:p>M4 Limited</text:p>
          </table:table-cell>
          <table:table-cell office:value-type="string">
            <text:p>Adventure</text:p>
          </table:table-cell>
          <table:table-cell office:value-type="string">
            <text:p>3.1</text:p>
          </table:table-cell>
          <table:table-cell office:value-type="string">
            <text:p>1 Player</text:p>
          </table:table-cell>
          <table:table-cell office:value-type="string">
            <text:p>It's believed that Umbrella, the creators of the deadly virus that wiped out Raccoon City, has developed a new Bio Organic Weapon on a cruise ship called the Starlight, which is on its way to Europe. One S.T.A.R.S. member, Leon S Kennedy (from Resident Evil 2) was sent out to destroy the weapon, but the team have been unable to contact him since he arrived at the ship.****Using a combination of top down side-scrolling action and 1st person shooter, it is your job to get aboard the liner, currently floating in the Atlantic Ocean, destroy the weapon and find Leon. Along the way, you'll come across plenty of deadly <text:s/>undead enemies, similar to those found in the original Resident Evil series, while using a range of weapons and items found in the ship.</text:p>
          </table:table-cell>
          <table:table-cell table:style-name="Default" table:formula="of:=CONCATENATE(&quot;&lt;game name=&quot;;CHAR(34);[.A384];CHAR(34);&quot;&gt; &lt;year&gt;&quot;;[.B384];&quot;&lt;/year&gt; &lt;rating&gt;&quot;;[.C384];&quot;&lt;/rating&gt; &lt;title&gt;&quot;;[.D384];&quot;&lt;/title&gt; &lt;pub&gt;&quot;;[.E384];&quot;&lt;/pub&gt; &lt;dev&gt;&quot;;[.F384];&quot;&lt;/dev&gt; &lt;genre&gt;&quot;;[.G384];&quot;&lt;/genre&gt; &lt;score&gt;&quot;;[.H384];&quot;&lt;/score&gt; &lt;player&gt;&quot;;[.I384];&quot;&lt;/player&gt; &lt;story&gt;&quot;;[.J384];&quot;&lt;/story&gt; &lt;/game&gt;&quot;)" office:value-type="string" office:string-value="&lt;game name=&quot;Resident Evil Gaiden (USA)&quot;&gt; &lt;year&gt;2002&lt;/year&gt; &lt;rating&gt;ESRB - E (Everyone)&lt;/rating&gt; &lt;title&gt;Resident Evil Gaiden &lt;/title&gt; &lt;pub&gt;Capcom&lt;/pub&gt; &lt;dev&gt;M4 Limited&lt;/dev&gt; &lt;genre&gt;Adventure&lt;/genre&gt; &lt;score&gt;3.1&lt;/score&gt; &lt;player&gt;1 Player&lt;/player&gt; &lt;story&gt;It's believed that Umbrella, the creators of the deadly virus that wiped out Raccoon City, has developed a new Bio Organic Weapon on a cruise ship called the Starlight, which is on its way to Europe. One S.T.A.R.S. member, Leon S Kennedy (from Resident Evil 2) was sent out to destroy the weapon, but the team have been unable to contact him since he arrived at the ship.****Using a combination of top down side-scrolling action and 1st person shooter, it is your job to get aboard the liner, currently floating in the Atlantic Ocean, destroy the weapon and find Leon. Along the way, you'll come across plenty of deadly  undead enemies, similar to those found in the original Resident Evil series, while using a range of weapons and items found in the ship.&lt;/story&gt; &lt;/game&gt;">
            <text:p>&lt;game name="Resident Evil Gaiden (USA)"&gt; &lt;year&gt;2002&lt;/year&gt; &lt;rating&gt;ESRB - E (Everyone)&lt;/rating&gt; &lt;title&gt;Resident Evil Gaiden &lt;/title&gt; &lt;pub&gt;Capcom&lt;/pub&gt; &lt;dev&gt;M4 Limited&lt;/dev&gt; &lt;genre&gt;Adventure&lt;/genre&gt; &lt;score&gt;3.1&lt;/score&gt; &lt;player&gt;1 Player&lt;/player&gt; &lt;story&gt;It's believed that Umbrella, the creators of the deadly virus that wiped out Raccoon City, has developed a new Bio Organic Weapon on a cruise ship called the Starlight, which is on its way to Europe. One S.T.A.R.S. member, Leon S Kennedy (from Resident Evil 2) was sent out to destroy the weapon, but the team have been unable to contact him since he arrived at the ship.****Using a combination of top down side-scrolling action and 1st person shooter, it is your job to get aboard the liner, currently floating in the Atlantic Ocean, destroy the weapon and find Leon. Along the way, you'll come across plenty of deadly <text:s/>undead enemies, similar to those found in the original Resident Evil series, while using a range of weapons and items found in the ship.&lt;/story&gt; &lt;/game&gt;</text:p>
          </table:table-cell>
          <table:table-cell table:number-columns-repeated="1013"/>
        </table:table-row>
        <table:table-row table:style-name="ro1">
          <table:table-cell office:value-type="string">
            <text:p>Return of the Ninja (USA)</text:p>
          </table:table-cell>
          <table:table-cell office:value-type="float" office:value="2001">
            <text:p>2001</text:p>
          </table:table-cell>
          <table:table-cell office:value-type="string">
            <text:p>ESRB - E (Everyone)</text:p>
          </table:table-cell>
          <table:table-cell office:value-type="string">
            <text:p>Return of the Ninja </text:p>
          </table:table-cell>
          <table:table-cell office:value-type="string">
            <text:p>Natsume</text:p>
          </table:table-cell>
          <table:table-cell office:value-type="string">
            <text:p>Act Japan </text:p>
          </table:table-cell>
          <table:table-cell office:value-type="string">
            <text:p>Action</text:p>
          </table:table-cell>
          <table:table-cell office:value-type="string">
            <text:p>3.5</text:p>
          </table:table-cell>
          <table:table-cell office:value-type="string">
            <text:p>1 Player</text:p>
          </table:table-cell>
          <table:table-cell office:value-type="string">
            <text:p>Return of the Ninja is a side-scrolling beat 'm up game set in Japan. ****On a day when Tsukikage and Saiyuri return to their village, they see it on fire. The player takes the role of either of the two and has to stop the ones attacking the village and avenge their friends.****The character is controlled with the D-pad. The A and B-buttons are used to jump and attack. There's no fundamental difference in moves between the two characters, but they do feature different animations. Aside from enemies which need to be killed there's also environmental hazards such as fire which have to be avoided.</text:p>
          </table:table-cell>
          <table:table-cell table:style-name="Default" table:formula="of:=CONCATENATE(&quot;&lt;game name=&quot;;CHAR(34);[.A385];CHAR(34);&quot;&gt; &lt;year&gt;&quot;;[.B385];&quot;&lt;/year&gt; &lt;rating&gt;&quot;;[.C385];&quot;&lt;/rating&gt; &lt;title&gt;&quot;;[.D385];&quot;&lt;/title&gt; &lt;pub&gt;&quot;;[.E385];&quot;&lt;/pub&gt; &lt;dev&gt;&quot;;[.F385];&quot;&lt;/dev&gt; &lt;genre&gt;&quot;;[.G385];&quot;&lt;/genre&gt; &lt;score&gt;&quot;;[.H385];&quot;&lt;/score&gt; &lt;player&gt;&quot;;[.I385];&quot;&lt;/player&gt; &lt;story&gt;&quot;;[.J385];&quot;&lt;/story&gt; &lt;/game&gt;&quot;)" office:value-type="string" office:string-value="&lt;game name=&quot;Return of the Ninja (USA)&quot;&gt; &lt;year&gt;2001&lt;/year&gt; &lt;rating&gt;ESRB - E (Everyone)&lt;/rating&gt; &lt;title&gt;Return of the Ninja &lt;/title&gt; &lt;pub&gt;Natsume&lt;/pub&gt; &lt;dev&gt;Act Japan &lt;/dev&gt; &lt;genre&gt;Action&lt;/genre&gt; &lt;score&gt;3.5&lt;/score&gt; &lt;player&gt;1 Player&lt;/player&gt; &lt;story&gt;Return of the Ninja is a side-scrolling beat 'm up game set in Japan. ****On a day when Tsukikage and Saiyuri return to their village, they see it on fire. The player takes the role of either of the two and has to stop the ones attacking the village and avenge their friends.****The character is controlled with the D-pad. The A and B-buttons are used to jump and attack. There's no fundamental difference in moves between the two characters, but they do feature different animations. Aside from enemies which need to be killed there's also environmental hazards such as fire which have to be avoided.&lt;/story&gt; &lt;/game&gt;">
            <text:p>&lt;game name="Return of the Ninja (USA)"&gt; &lt;year&gt;2001&lt;/year&gt; &lt;rating&gt;ESRB - E (Everyone)&lt;/rating&gt; &lt;title&gt;Return of the Ninja &lt;/title&gt; &lt;pub&gt;Natsume&lt;/pub&gt; &lt;dev&gt;Act Japan &lt;/dev&gt; &lt;genre&gt;Action&lt;/genre&gt; &lt;score&gt;3.5&lt;/score&gt; &lt;player&gt;1 Player&lt;/player&gt; &lt;story&gt;Return of the Ninja is a side-scrolling beat 'm up game set in Japan. ****On a day when Tsukikage and Saiyuri return to their village, they see it on fire. The player takes the role of either of the two and has to stop the ones attacking the village and avenge their friends.****The character is controlled with the D-pad. The A and B-buttons are used to jump and attack. There's no fundamental difference in moves between the two characters, but they do feature different animations. Aside from enemies which need to be killed there's also environmental hazards such as fire which have to be avoided.&lt;/story&gt; &lt;/game&gt;</text:p>
          </table:table-cell>
          <table:table-cell table:number-columns-repeated="1013"/>
        </table:table-row>
        <table:table-row table:style-name="ro1">
          <table:table-cell office:value-type="string">
            <text:p>Revelations - The Demon Slayer (USA)</text:p>
          </table:table-cell>
          <table:table-cell office:value-type="float" office:value="1999">
            <text:p>1999</text:p>
          </table:table-cell>
          <table:table-cell office:value-type="string">
            <text:p>ESRB - E (Everyone)</text:p>
          </table:table-cell>
          <table:table-cell office:value-type="string">
            <text:p>Revelations - The Demon Slayer </text:p>
          </table:table-cell>
          <table:table-cell office:value-type="string">
            <text:p>Atlus Co.</text:p>
          </table:table-cell>
          <table:table-cell office:value-type="string">
            <text:p>Multimedia Intelligence Transfer </text:p>
          </table:table-cell>
          <table:table-cell office:value-type="string">
            <text:p>Role-Playing</text:p>
          </table:table-cell>
          <table:table-cell office:value-type="string">
            <text:p>3.5</text:p>
          </table:table-cell>
          <table:table-cell office:value-type="string">
            <text:p>1 Player</text:p>
          </table:table-cell>
          <table:table-cell office:value-type="string">
            <text:p>Revelations: The Demon Slayer is a side-game (gaiden) of the Megami Tensei (Megaten) universe. Unlike all other Megaten games, this game is not set in modern-day or futuristic Japan. On a distant planet, a race resembling humans possess the ability to call upon a power called Gaia. The player takes the role of a young boy who learns the arts of Gaia. However, the land is in danger - an evil force is approaching. Assisted by his friends, the hero has to summon an army of demons and lead them in a war against the evil. ****Like in all other Megaten games, the player can summon demons and fuse them, getting more powerful variants.</text:p>
          </table:table-cell>
          <table:table-cell table:style-name="Default" table:formula="of:=CONCATENATE(&quot;&lt;game name=&quot;;CHAR(34);[.A386];CHAR(34);&quot;&gt; &lt;year&gt;&quot;;[.B386];&quot;&lt;/year&gt; &lt;rating&gt;&quot;;[.C386];&quot;&lt;/rating&gt; &lt;title&gt;&quot;;[.D386];&quot;&lt;/title&gt; &lt;pub&gt;&quot;;[.E386];&quot;&lt;/pub&gt; &lt;dev&gt;&quot;;[.F386];&quot;&lt;/dev&gt; &lt;genre&gt;&quot;;[.G386];&quot;&lt;/genre&gt; &lt;score&gt;&quot;;[.H386];&quot;&lt;/score&gt; &lt;player&gt;&quot;;[.I386];&quot;&lt;/player&gt; &lt;story&gt;&quot;;[.J386];&quot;&lt;/story&gt; &lt;/game&gt;&quot;)" office:value-type="string" office:string-value="&lt;game name=&quot;Revelations - The Demon Slayer (USA)&quot;&gt; &lt;year&gt;1999&lt;/year&gt; &lt;rating&gt;ESRB - E (Everyone)&lt;/rating&gt; &lt;title&gt;Revelations - The Demon Slayer &lt;/title&gt; &lt;pub&gt;Atlus Co.&lt;/pub&gt; &lt;dev&gt;Multimedia Intelligence Transfer &lt;/dev&gt; &lt;genre&gt;Role-Playing&lt;/genre&gt; &lt;score&gt;3.5&lt;/score&gt; &lt;player&gt;1 Player&lt;/player&gt; &lt;story&gt;Revelations: The Demon Slayer is a side-game (gaiden) of the Megami Tensei (Megaten) universe. Unlike all other Megaten games, this game is not set in modern-day or futuristic Japan. On a distant planet, a race resembling humans possess the ability to call upon a power called Gaia. The player takes the role of a young boy who learns the arts of Gaia. However, the land is in danger - an evil force is approaching. Assisted by his friends, the hero has to summon an army of demons and lead them in a war against the evil. ****Like in all other Megaten games, the player can summon demons and fuse them, getting more powerful variants.&lt;/story&gt; &lt;/game&gt;">
            <text:p>&lt;game name="Revelations - The Demon Slayer (USA)"&gt; &lt;year&gt;1999&lt;/year&gt; &lt;rating&gt;ESRB - E (Everyone)&lt;/rating&gt; &lt;title&gt;Revelations - The Demon Slayer &lt;/title&gt; &lt;pub&gt;Atlus Co.&lt;/pub&gt; &lt;dev&gt;Multimedia Intelligence Transfer &lt;/dev&gt; &lt;genre&gt;Role-Playing&lt;/genre&gt; &lt;score&gt;3.5&lt;/score&gt; &lt;player&gt;1 Player&lt;/player&gt; &lt;story&gt;Revelations: The Demon Slayer is a side-game (gaiden) of the Megami Tensei (Megaten) universe. Unlike all other Megaten games, this game is not set in modern-day or futuristic Japan. On a distant planet, a race resembling humans possess the ability to call upon a power called Gaia. The player takes the role of a young boy who learns the arts of Gaia. However, the land is in danger - an evil force is approaching. Assisted by his friends, the hero has to summon an army of demons and lead them in a war against the evil. ****Like in all other Megaten games, the player can summon demons and fuse them, getting more powerful variants.&lt;/story&gt; &lt;/game&gt;</text:p>
          </table:table-cell>
          <table:table-cell table:number-columns-repeated="1013"/>
        </table:table-row>
        <table:table-row table:style-name="ro1">
          <table:table-cell office:value-type="string">
            <text:p>Rhino Rumble (USA, Europe)</text:p>
          </table:table-cell>
          <table:table-cell office:value-type="float" office:value="2002">
            <text:p>2002</text:p>
          </table:table-cell>
          <table:table-cell office:value-type="string">
            <text:p>ESRB - E (Everyone)</text:p>
          </table:table-cell>
          <table:table-cell office:value-type="string">
            <text:p>Rhino Rumble </text:p>
          </table:table-cell>
          <table:table-cell office:value-type="string">
            <text:p>Telegames Inc.</text:p>
          </table:table-cell>
          <table:table-cell office:value-type="string">
            <text:p>Formula</text:p>
          </table:table-cell>
          <table:table-cell office:value-type="string">
            <text:p>Platform</text:p>
          </table:table-cell>
          <table:table-cell office:value-type="string">
            <text:p>3.3</text:p>
          </table:table-cell>
          <table:table-cell office:value-type="string">
            <text:p>1 Player</text:p>
          </table:table-cell>
          <table:table-cell office:value-type="string">
            <text:p>Rhino has eaten one too many peppers, and now his mouth is burning with flame. The only way to stop it is to find the magical waterfall, but creatures litter the path between the jungle party and the waterfall, so you must run, jump and stomp your way very carefully. 7 worlds split into 19 levels are on offer, each with a varying amount of creatures waiting to stop you from getting to your goal, but by using Rhino's newly added fire breath as well as his belly flop, most enemies shouldn't be a problem for you.</text:p>
          </table:table-cell>
          <table:table-cell table:style-name="Default" table:formula="of:=CONCATENATE(&quot;&lt;game name=&quot;;CHAR(34);[.A387];CHAR(34);&quot;&gt; &lt;year&gt;&quot;;[.B387];&quot;&lt;/year&gt; &lt;rating&gt;&quot;;[.C387];&quot;&lt;/rating&gt; &lt;title&gt;&quot;;[.D387];&quot;&lt;/title&gt; &lt;pub&gt;&quot;;[.E387];&quot;&lt;/pub&gt; &lt;dev&gt;&quot;;[.F387];&quot;&lt;/dev&gt; &lt;genre&gt;&quot;;[.G387];&quot;&lt;/genre&gt; &lt;score&gt;&quot;;[.H387];&quot;&lt;/score&gt; &lt;player&gt;&quot;;[.I387];&quot;&lt;/player&gt; &lt;story&gt;&quot;;[.J387];&quot;&lt;/story&gt; &lt;/game&gt;&quot;)" office:value-type="string" office:string-value="&lt;game name=&quot;Rhino Rumble (USA, Europe)&quot;&gt; &lt;year&gt;2002&lt;/year&gt; &lt;rating&gt;ESRB - E (Everyone)&lt;/rating&gt; &lt;title&gt;Rhino Rumble &lt;/title&gt; &lt;pub&gt;Telegames Inc.&lt;/pub&gt; &lt;dev&gt;Formula&lt;/dev&gt; &lt;genre&gt;Platform&lt;/genre&gt; &lt;score&gt;3.3&lt;/score&gt; &lt;player&gt;1 Player&lt;/player&gt; &lt;story&gt;Rhino has eaten one too many peppers, and now his mouth is burning with flame. The only way to stop it is to find the magical waterfall, but creatures litter the path between the jungle party and the waterfall, so you must run, jump and stomp your way very carefully. 7 worlds split into 19 levels are on offer, each with a varying amount of creatures waiting to stop you from getting to your goal, but by using Rhino's newly added fire breath as well as his belly flop, most enemies shouldn't be a problem for you.&lt;/story&gt; &lt;/game&gt;">
            <text:p>&lt;game name="Rhino Rumble (USA, Europe)"&gt; &lt;year&gt;2002&lt;/year&gt; &lt;rating&gt;ESRB - E (Everyone)&lt;/rating&gt; &lt;title&gt;Rhino Rumble &lt;/title&gt; &lt;pub&gt;Telegames Inc.&lt;/pub&gt; &lt;dev&gt;Formula&lt;/dev&gt; &lt;genre&gt;Platform&lt;/genre&gt; &lt;score&gt;3.3&lt;/score&gt; &lt;player&gt;1 Player&lt;/player&gt; &lt;story&gt;Rhino has eaten one too many peppers, and now his mouth is burning with flame. The only way to stop it is to find the magical waterfall, but creatures litter the path between the jungle party and the waterfall, so you must run, jump and stomp your way very carefully. 7 worlds split into 19 levels are on offer, each with a varying amount of creatures waiting to stop you from getting to your goal, but by using Rhino's newly added fire breath as well as his belly flop, most enemies shouldn't be a problem for you.&lt;/story&gt; &lt;/game&gt;</text:p>
          </table:table-cell>
          <table:table-cell table:number-columns-repeated="1013"/>
        </table:table-row>
        <table:table-row table:style-name="ro1">
          <table:table-cell office:value-type="string">
            <text:p>Rip-Tide Racer (Europe)</text:p>
          </table:table-cell>
          <table:table-cell office:value-type="float" office:value="2000">
            <text:p>2000</text:p>
          </table:table-cell>
          <table:table-cell office:value-type="string">
            <text:p>ESRB - E (Everyone)</text:p>
          </table:table-cell>
          <table:table-cell office:value-type="string">
            <text:p>Rip-Tide Racer </text:p>
          </table:table-cell>
          <table:table-cell table:number-columns-repeated="2" office:value-type="string">
            <text:p>Cryo Interactive</text:p>
          </table:table-cell>
          <table:table-cell office:value-type="string">
            <text:p>Driving</text:p>
          </table:table-cell>
          <table:table-cell office:value-type="string">
            <text:p>4.3</text:p>
          </table:table-cell>
          <table:table-cell office:value-type="string">
            <text:p>1-2 Players</text:p>
          </table:table-cell>
          <table:table-cell office:value-type="string">
            <text:p>Rip-Tide Racer is a futuristic racing-game set in a flooded world. The player can choose between three armed hover bikes which differ in speed and armor. There are two playing modes available: **Time Trial is basically the campaign mode in which the player participates in overall eight races on the eight courses the game has to offer. The four opponents can shoot at each other and the goal is to finish the race first. In this mode a password is rewarded after every victory. The round courses sometimes allow alternate paths. **Deathmatch focuses on the shooting part. The opponents (the number can be set beforehand) move freely over the course (without the boundaries from time trial) and the last one standing wins. There are also some power ups to collect. </text:p>
          </table:table-cell>
          <table:table-cell table:style-name="Default" table:formula="of:=CONCATENATE(&quot;&lt;game name=&quot;;CHAR(34);[.A388];CHAR(34);&quot;&gt; &lt;year&gt;&quot;;[.B388];&quot;&lt;/year&gt; &lt;rating&gt;&quot;;[.C388];&quot;&lt;/rating&gt; &lt;title&gt;&quot;;[.D388];&quot;&lt;/title&gt; &lt;pub&gt;&quot;;[.E388];&quot;&lt;/pub&gt; &lt;dev&gt;&quot;;[.F388];&quot;&lt;/dev&gt; &lt;genre&gt;&quot;;[.G388];&quot;&lt;/genre&gt; &lt;score&gt;&quot;;[.H388];&quot;&lt;/score&gt; &lt;player&gt;&quot;;[.I388];&quot;&lt;/player&gt; &lt;story&gt;&quot;;[.J388];&quot;&lt;/story&gt; &lt;/game&gt;&quot;)" office:value-type="string" office:string-value="&lt;game name=&quot;Rip-Tide Racer (Europe)&quot;&gt; &lt;year&gt;2000&lt;/year&gt; &lt;rating&gt;ESRB - E (Everyone)&lt;/rating&gt; &lt;title&gt;Rip-Tide Racer &lt;/title&gt; &lt;pub&gt;Cryo Interactive&lt;/pub&gt; &lt;dev&gt;Cryo Interactive&lt;/dev&gt; &lt;genre&gt;Driving&lt;/genre&gt; &lt;score&gt;4.3&lt;/score&gt; &lt;player&gt;1-2 Players&lt;/player&gt; &lt;story&gt;Rip-Tide Racer is a futuristic racing-game set in a flooded world. The player can choose between three armed hover bikes which differ in speed and armor. There are two playing modes available: **Time Trial is basically the campaign mode in which the player participates in overall eight races on the eight courses the game has to offer. The four opponents can shoot at each other and the goal is to finish the race first. In this mode a password is rewarded after every victory. The round courses sometimes allow alternate paths. **Deathmatch focuses on the shooting part. The opponents (the number can be set beforehand) move freely over the course (without the boundaries from time trial) and the last one standing wins. There are also some power ups to collect. &lt;/story&gt; &lt;/game&gt;">
            <text:p>&lt;game name="Rip-Tide Racer (Europe)"&gt; &lt;year&gt;2000&lt;/year&gt; &lt;rating&gt;ESRB - E (Everyone)&lt;/rating&gt; &lt;title&gt;Rip-Tide Racer &lt;/title&gt; &lt;pub&gt;Cryo Interactive&lt;/pub&gt; &lt;dev&gt;Cryo Interactive&lt;/dev&gt; &lt;genre&gt;Driving&lt;/genre&gt; &lt;score&gt;4.3&lt;/score&gt; &lt;player&gt;1-2 Players&lt;/player&gt; &lt;story&gt;Rip-Tide Racer is a futuristic racing-game set in a flooded world. The player can choose between three armed hover bikes which differ in speed and armor. There are two playing modes available: **Time Trial is basically the campaign mode in which the player participates in overall eight races on the eight courses the game has to offer. The four opponents can shoot at each other and the goal is to finish the race first. In this mode a password is rewarded after every victory. The round courses sometimes allow alternate paths. **Deathmatch focuses on the shooting part. The opponents (the number can be set beforehand) move freely over the course (without the boundaries from time trial) and the last one standing wins. There are also some power ups to collect. &lt;/story&gt; &lt;/game&gt;</text:p>
          </table:table-cell>
          <table:table-cell table:number-columns-repeated="1013"/>
        </table:table-row>
        <table:table-row table:style-name="ro1">
          <table:table-cell office:value-type="string">
            <text:p>Road Champs - BXS Stunt Biking (USA, Europe)</text:p>
          </table:table-cell>
          <table:table-cell office:value-type="float" office:value="2000">
            <text:p>2000</text:p>
          </table:table-cell>
          <table:table-cell office:value-type="string">
            <text:p>ESRB - E (Everyone)</text:p>
          </table:table-cell>
          <table:table-cell office:value-type="string">
            <text:p>Road Champs - BXS Stunt Biking </text:p>
          </table:table-cell>
          <table:table-cell office:value-type="string">
            <text:p>Activision</text:p>
          </table:table-cell>
          <table:table-cell office:value-type="string">
            <text:p>HotGen </text:p>
          </table:table-cell>
          <table:table-cell office:value-type="string">
            <text:p>Sports</text:p>
          </table:table-cell>
          <table:table-cell office:value-type="string">
            <text:p>3.1</text:p>
          </table:table-cell>
          <table:table-cell office:value-type="string">
            <text:p>1 Player</text:p>
          </table:table-cell>
          <table:table-cell office:value-type="string">
            <text:p>Ready to be a BMX Pro? Here in Road Champs you get the chance to play on 27 courses with 64 levels. With 50 different tricks have fun on this side scroll game in 4 modes of play. Take up the challenge of being the BXS Champion.</text:p>
          </table:table-cell>
          <table:table-cell table:style-name="Default" table:formula="of:=CONCATENATE(&quot;&lt;game name=&quot;;CHAR(34);[.A389];CHAR(34);&quot;&gt; &lt;year&gt;&quot;;[.B389];&quot;&lt;/year&gt; &lt;rating&gt;&quot;;[.C389];&quot;&lt;/rating&gt; &lt;title&gt;&quot;;[.D389];&quot;&lt;/title&gt; &lt;pub&gt;&quot;;[.E389];&quot;&lt;/pub&gt; &lt;dev&gt;&quot;;[.F389];&quot;&lt;/dev&gt; &lt;genre&gt;&quot;;[.G389];&quot;&lt;/genre&gt; &lt;score&gt;&quot;;[.H389];&quot;&lt;/score&gt; &lt;player&gt;&quot;;[.I389];&quot;&lt;/player&gt; &lt;story&gt;&quot;;[.J389];&quot;&lt;/story&gt; &lt;/game&gt;&quot;)" office:value-type="string" office:string-value="&lt;game name=&quot;Road Champs - BXS Stunt Biking (USA, Europe)&quot;&gt; &lt;year&gt;2000&lt;/year&gt; &lt;rating&gt;ESRB - E (Everyone)&lt;/rating&gt; &lt;title&gt;Road Champs - BXS Stunt Biking &lt;/title&gt; &lt;pub&gt;Activision&lt;/pub&gt; &lt;dev&gt;HotGen &lt;/dev&gt; &lt;genre&gt;Sports&lt;/genre&gt; &lt;score&gt;3.1&lt;/score&gt; &lt;player&gt;1 Player&lt;/player&gt; &lt;story&gt;Ready to be a BMX Pro? Here in Road Champs you get the chance to play on 27 courses with 64 levels. With 50 different tricks have fun on this side scroll game in 4 modes of play. Take up the challenge of being the BXS Champion.&lt;/story&gt; &lt;/game&gt;">
            <text:p>&lt;game name="Road Champs - BXS Stunt Biking (USA, Europe)"&gt; &lt;year&gt;2000&lt;/year&gt; &lt;rating&gt;ESRB - E (Everyone)&lt;/rating&gt; &lt;title&gt;Road Champs - BXS Stunt Biking &lt;/title&gt; &lt;pub&gt;Activision&lt;/pub&gt; &lt;dev&gt;HotGen &lt;/dev&gt; &lt;genre&gt;Sports&lt;/genre&gt; &lt;score&gt;3.1&lt;/score&gt; &lt;player&gt;1 Player&lt;/player&gt; &lt;story&gt;Ready to be a BMX Pro? Here in Road Champs you get the chance to play on 27 courses with 64 levels. With 50 different tricks have fun on this side scroll game in 4 modes of play. Take up the challenge of being the BXS Champion.&lt;/story&gt; &lt;/game&gt;</text:p>
          </table:table-cell>
          <table:table-cell table:number-columns-repeated="1013"/>
        </table:table-row>
        <table:table-row table:style-name="ro1">
          <table:table-cell office:value-type="string">
            <text:p>Road Rash (USA)</text:p>
          </table:table-cell>
          <table:table-cell office:value-type="float" office:value="2000">
            <text:p>2000</text:p>
          </table:table-cell>
          <table:table-cell office:value-type="string">
            <text:p>ESRB - E (Everyone)</text:p>
          </table:table-cell>
          <table:table-cell office:value-type="string">
            <text:p>Road Rash </text:p>
          </table:table-cell>
          <table:table-cell office:value-type="string">
            <text:p>Electronic Arts</text:p>
          </table:table-cell>
          <table:table-cell office:value-type="string">
            <text:p>3d6 Games </text:p>
          </table:table-cell>
          <table:table-cell office:value-type="string">
            <text:p>Driving</text:p>
          </table:table-cell>
          <table:table-cell office:value-type="string">
            <text:p>4.0</text:p>
          </table:table-cell>
          <table:table-cell office:value-type="string">
            <text:p>1-2 Players</text:p>
          </table:table-cell>
          <table:table-cell office:value-type="string">
            <text:p>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text:p>
          </table:table-cell>
          <table:table-cell table:style-name="Default" table:formula="of:=CONCATENATE(&quot;&lt;game name=&quot;;CHAR(34);[.A390];CHAR(34);&quot;&gt; &lt;year&gt;&quot;;[.B390];&quot;&lt;/year&gt; &lt;rating&gt;&quot;;[.C390];&quot;&lt;/rating&gt; &lt;title&gt;&quot;;[.D390];&quot;&lt;/title&gt; &lt;pub&gt;&quot;;[.E390];&quot;&lt;/pub&gt; &lt;dev&gt;&quot;;[.F390];&quot;&lt;/dev&gt; &lt;genre&gt;&quot;;[.G390];&quot;&lt;/genre&gt; &lt;score&gt;&quot;;[.H390];&quot;&lt;/score&gt; &lt;player&gt;&quot;;[.I390];&quot;&lt;/player&gt; &lt;story&gt;&quot;;[.J390];&quot;&lt;/story&gt; &lt;/game&gt;&quot;)" office:value-type="string" office:string-value="&lt;game name=&quot;Road Rash (USA)&quot;&gt; &lt;year&gt;2000&lt;/year&gt; &lt;rating&gt;ESRB - E (Everyone)&lt;/rating&gt; &lt;title&gt;Road Rash &lt;/title&gt; &lt;pub&gt;Electronic Arts&lt;/pub&gt; &lt;dev&gt;3d6 Games &lt;/dev&gt; &lt;genre&gt;Driving&lt;/genre&gt; &lt;score&gt;4.0&lt;/score&gt; &lt;player&gt;1-2 Players&lt;/player&gt; &lt;story&gt;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lt;/story&gt; &lt;/game&gt;">
            <text:p>&lt;game name="Road Rash (USA)"&gt; &lt;year&gt;2000&lt;/year&gt; &lt;rating&gt;ESRB - E (Everyone)&lt;/rating&gt; &lt;title&gt;Road Rash &lt;/title&gt; &lt;pub&gt;Electronic Arts&lt;/pub&gt; &lt;dev&gt;3d6 Games &lt;/dev&gt; &lt;genre&gt;Driving&lt;/genre&gt; &lt;score&gt;4.0&lt;/score&gt; &lt;player&gt;1-2 Players&lt;/player&gt; &lt;story&gt;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lt;/story&gt; &lt;/game&gt;</text:p>
          </table:table-cell>
          <table:table-cell table:number-columns-repeated="1013"/>
        </table:table-row>
        <table:table-row table:style-name="ro1">
          <table:table-cell office:value-type="string">
            <text:p>Roadsters Trophy (USA)</text:p>
          </table:table-cell>
          <table:table-cell office:value-type="float" office:value="2000">
            <text:p>2000</text:p>
          </table:table-cell>
          <table:table-cell office:value-type="string">
            <text:p>ESRB - E (Everyone)</text:p>
          </table:table-cell>
          <table:table-cell office:value-type="string">
            <text:p>Roadsters Trophy </text:p>
          </table:table-cell>
          <table:table-cell table:number-columns-repeated="2" office:value-type="string">
            <text:p>Titus Software</text:p>
          </table:table-cell>
          <table:table-cell office:value-type="string">
            <text:p>Driving</text:p>
          </table:table-cell>
          <table:table-cell office:value-type="string">
            <text:p>4.0</text:p>
          </table:table-cell>
          <table:table-cell office:value-type="string">
            <text:p>1 Player</text:p>
          </table:table-cell>
          <table:table-cell office:value-type="string">
            <text:p>Roadsters for the Game Boy Color is a portable version of the game of the same name released for the N64, Dreamcast, and Playstation, though it is largely the same in name alone.****The game features three racers and no licensed cars. The game is largely built around a basic "World Tour" racing competition and involves light gambling elements, and the ability to repair damages to your car between races. Tracks may be chosen by the player between challenges. <text:s/>****While it is a Game Boy Color release, it is adaptable to older Game Boy Systems, and the Super Game Boy.</text:p>
          </table:table-cell>
          <table:table-cell table:style-name="Default" table:formula="of:=CONCATENATE(&quot;&lt;game name=&quot;;CHAR(34);[.A391];CHAR(34);&quot;&gt; &lt;year&gt;&quot;;[.B391];&quot;&lt;/year&gt; &lt;rating&gt;&quot;;[.C391];&quot;&lt;/rating&gt; &lt;title&gt;&quot;;[.D391];&quot;&lt;/title&gt; &lt;pub&gt;&quot;;[.E391];&quot;&lt;/pub&gt; &lt;dev&gt;&quot;;[.F391];&quot;&lt;/dev&gt; &lt;genre&gt;&quot;;[.G391];&quot;&lt;/genre&gt; &lt;score&gt;&quot;;[.H391];&quot;&lt;/score&gt; &lt;player&gt;&quot;;[.I391];&quot;&lt;/player&gt; &lt;story&gt;&quot;;[.J391];&quot;&lt;/story&gt; &lt;/game&gt;&quot;)" office:value-type="string" office:string-value="&lt;game name=&quot;Roadsters Trophy (USA)&quot;&gt; &lt;year&gt;2000&lt;/year&gt; &lt;rating&gt;ESRB - E (Everyone)&lt;/rating&gt; &lt;title&gt;Roadsters Trophy &lt;/title&gt; &lt;pub&gt;Titus Software&lt;/pub&gt; &lt;dev&gt;Titus Software&lt;/dev&gt; &lt;genre&gt;Driving&lt;/genre&gt; &lt;score&gt;4.0&lt;/score&gt; &lt;player&gt;1 Player&lt;/player&gt; &lt;story&gt;Roadsters for the Game Boy Color is a portable version of the game of the same name released for the N64, Dreamcast, and Playstation, though it is largely the same in name alone.****The game features three racers and no licensed cars. The game is largely built around a basic &quot;World Tour&quot; racing competition and involves light gambling elements, and the ability to repair damages to your car between races. Tracks may be chosen by the player between challenges.  ****While it is a Game Boy Color release, it is adaptable to older Game Boy Systems, and the Super Game Boy.&lt;/story&gt; &lt;/game&gt;">
            <text:p>&lt;game name="Roadsters Trophy (USA)"&gt; &lt;year&gt;2000&lt;/year&gt; &lt;rating&gt;ESRB - E (Everyone)&lt;/rating&gt; &lt;title&gt;Roadsters Trophy &lt;/title&gt; &lt;pub&gt;Titus Software&lt;/pub&gt; &lt;dev&gt;Titus Software&lt;/dev&gt; &lt;genre&gt;Driving&lt;/genre&gt; &lt;score&gt;4.0&lt;/score&gt; &lt;player&gt;1 Player&lt;/player&gt; &lt;story&gt;Roadsters for the Game Boy Color is a portable version of the game of the same name released for the N64, Dreamcast, and Playstation, though it is largely the same in name alone.****The game features three racers and no licensed cars. The game is largely built around a basic "World Tour" racing competition and involves light gambling elements, and the ability to repair damages to your car between races. Tracks may be chosen by the player between challenges. <text:s/>****While it is a Game Boy Color release, it is adaptable to older Game Boy Systems, and the Super Game Boy.&lt;/story&gt; &lt;/game&gt;</text:p>
          </table:table-cell>
          <table:table-cell table:number-columns-repeated="1013"/>
        </table:table-row>
        <table:table-row table:style-name="ro1">
          <table:table-cell office:value-type="string">
            <text:p>Robin Hood (Europe)</text:p>
          </table:table-cell>
          <table:table-cell office:value-type="float" office:value="2001">
            <text:p>2001</text:p>
          </table:table-cell>
          <table:table-cell office:value-type="string">
            <text:p>ESRB - E (Everyone)</text:p>
          </table:table-cell>
          <table:table-cell office:value-type="string">
            <text:p>Robin Hood </text:p>
          </table:table-cell>
          <table:table-cell office:value-type="string">
            <text:p>Electronic Arts</text:p>
          </table:table-cell>
          <table:table-cell office:value-type="string">
            <text:p>Planet Interactive </text:p>
          </table:table-cell>
          <table:table-cell office:value-type="string">
            <text:p>Action</text:p>
          </table:table-cell>
          <table:table-cell office:value-type="string">
            <text:p>2.7</text:p>
          </table:table-cell>
          <table:table-cell office:value-type="string">
            <text:p>1 Player</text:p>
          </table:table-cell>
          <table:table-cell office:value-type="string">
            <text:p>Robin Hood is a action game in the style of The Legend of Zelda. You control Robin Hood from a top-down perspective. You'll have to explore, fight enemies, solve puzzles and acquire items to progress in the game. You can shoot enemies with arrows or hit them with a staff or sword. The game's targeting system allows the player to lock onto a target while walking in other directions. Acquired items can be bought and sold and NPC characters can be spoken with for hints and plot progression. The game features fifteen levels.</text:p>
          </table:table-cell>
          <table:table-cell table:style-name="Default" table:formula="of:=CONCATENATE(&quot;&lt;game name=&quot;;CHAR(34);[.A392];CHAR(34);&quot;&gt; &lt;year&gt;&quot;;[.B392];&quot;&lt;/year&gt; &lt;rating&gt;&quot;;[.C392];&quot;&lt;/rating&gt; &lt;title&gt;&quot;;[.D392];&quot;&lt;/title&gt; &lt;pub&gt;&quot;;[.E392];&quot;&lt;/pub&gt; &lt;dev&gt;&quot;;[.F392];&quot;&lt;/dev&gt; &lt;genre&gt;&quot;;[.G392];&quot;&lt;/genre&gt; &lt;score&gt;&quot;;[.H392];&quot;&lt;/score&gt; &lt;player&gt;&quot;;[.I392];&quot;&lt;/player&gt; &lt;story&gt;&quot;;[.J392];&quot;&lt;/story&gt; &lt;/game&gt;&quot;)" office:value-type="string" office:string-value="&lt;game name=&quot;Robin Hood (Europe)&quot;&gt; &lt;year&gt;2001&lt;/year&gt; &lt;rating&gt;ESRB - E (Everyone)&lt;/rating&gt; &lt;title&gt;Robin Hood &lt;/title&gt; &lt;pub&gt;Electronic Arts&lt;/pub&gt; &lt;dev&gt;Planet Interactive &lt;/dev&gt; &lt;genre&gt;Action&lt;/genre&gt; &lt;score&gt;2.7&lt;/score&gt; &lt;player&gt;1 Player&lt;/player&gt; &lt;story&gt;Robin Hood is a action game in the style of The Legend of Zelda. You control Robin Hood from a top-down perspective. You'll have to explore, fight enemies, solve puzzles and acquire items to progress in the game. You can shoot enemies with arrows or hit them with a staff or sword. The game's targeting system allows the player to lock onto a target while walking in other directions. Acquired items can be bought and sold and NPC characters can be spoken with for hints and plot progression. The game features fifteen levels.&lt;/story&gt; &lt;/game&gt;">
            <text:p>&lt;game name="Robin Hood (Europe)"&gt; &lt;year&gt;2001&lt;/year&gt; &lt;rating&gt;ESRB - E (Everyone)&lt;/rating&gt; &lt;title&gt;Robin Hood &lt;/title&gt; &lt;pub&gt;Electronic Arts&lt;/pub&gt; &lt;dev&gt;Planet Interactive &lt;/dev&gt; &lt;genre&gt;Action&lt;/genre&gt; &lt;score&gt;2.7&lt;/score&gt; &lt;player&gt;1 Player&lt;/player&gt; &lt;story&gt;Robin Hood is a action game in the style of The Legend of Zelda. You control Robin Hood from a top-down perspective. You'll have to explore, fight enemies, solve puzzles and acquire items to progress in the game. You can shoot enemies with arrows or hit them with a staff or sword. The game's targeting system allows the player to lock onto a target while walking in other directions. Acquired items can be bought and sold and NPC characters can be spoken with for hints and plot progression. The game features fifteen levels.&lt;/story&gt; &lt;/game&gt;</text:p>
          </table:table-cell>
          <table:table-cell table:number-columns-repeated="1013"/>
        </table:table-row>
        <table:table-row table:style-name="ro1">
          <table:table-cell office:value-type="string">
            <text:p>RoboCop (Europe)</text:p>
          </table:table-cell>
          <table:table-cell office:value-type="float" office:value="2001">
            <text:p>2001</text:p>
          </table:table-cell>
          <table:table-cell office:value-type="string">
            <text:p>ESRB - E (Everyone)</text:p>
          </table:table-cell>
          <table:table-cell office:value-type="string">
            <text:p>RoboCop </text:p>
          </table:table-cell>
          <table:table-cell office:value-type="string">
            <text:p>Titus Software</text:p>
          </table:table-cell>
          <table:table-cell office:value-type="string">
            <text:p>Mirage</text:p>
          </table:table-cell>
          <table:table-cell office:value-type="string">
            <text:p>Shooter</text:p>
          </table:table-cell>
          <table:table-cell office:value-type="string">
            <text:p>2.7</text:p>
          </table:table-cell>
          <table:table-cell office:value-type="string">
            <text:p>1 Player</text:p>
          </table:table-cell>
          <table:table-cell office:value-type="string">
            <text:p>OCP Technologies has developed an organic and mechanical hybrid supercomputer which they've named "The Mind". Unknown to the scientists however, The Mind has secretly been infiltrating computer networks around the world. When the project is finally deemed complete, OCP puts The Mind in control of the security systems of Delta City. At the same time, a gang war erupts in the city and several laboratories are broken into and looted. The police recieve a lead on a gang leader named "Nexx" who may be involved and assign RoboCop, a cyborg law enforcement officer, to bring him in.****RoboCop is primarily a top-down action game. Robocop can move up, down, left and right across the map. Enemy units should be shot at to engage, while civilian units need to be protected. RoboCop's objective varies by level but typically involves destroying a particular enemy or finding "evidence" items scattered throughout the level. Each level is made up of several maps screens. Between missions RoboCop returns to the police station where he can consult with his ex-partner Lewis, review the station's news or talk to Dr. Lazerus, the scientist in charge of cybernetics.</text:p>
          </table:table-cell>
          <table:table-cell table:style-name="Default" table:formula="of:=CONCATENATE(&quot;&lt;game name=&quot;;CHAR(34);[.A393];CHAR(34);&quot;&gt; &lt;year&gt;&quot;;[.B393];&quot;&lt;/year&gt; &lt;rating&gt;&quot;;[.C393];&quot;&lt;/rating&gt; &lt;title&gt;&quot;;[.D393];&quot;&lt;/title&gt; &lt;pub&gt;&quot;;[.E393];&quot;&lt;/pub&gt; &lt;dev&gt;&quot;;[.F393];&quot;&lt;/dev&gt; &lt;genre&gt;&quot;;[.G393];&quot;&lt;/genre&gt; &lt;score&gt;&quot;;[.H393];&quot;&lt;/score&gt; &lt;player&gt;&quot;;[.I393];&quot;&lt;/player&gt; &lt;story&gt;&quot;;[.J393];&quot;&lt;/story&gt; &lt;/game&gt;&quot;)" office:value-type="string" office:string-value="&lt;game name=&quot;RoboCop (Europe)&quot;&gt; &lt;year&gt;2001&lt;/year&gt; &lt;rating&gt;ESRB - E (Everyone)&lt;/rating&gt; &lt;title&gt;RoboCop &lt;/title&gt; &lt;pub&gt;Titus Software&lt;/pub&gt; &lt;dev&gt;Mirage&lt;/dev&gt; &lt;genre&gt;Shooter&lt;/genre&gt; &lt;score&gt;2.7&lt;/score&gt; &lt;player&gt;1 Player&lt;/player&gt; &lt;story&gt;OCP Technologies has developed an organic and mechanical hybrid supercomputer which they've named &quot;The Mind&quot;. Unknown to the scientists however, The Mind has secretly been infiltrating computer networks around the world. When the project is finally deemed complete, OCP puts The Mind in control of the security systems of Delta City. At the same time, a gang war erupts in the city and several laboratories are broken into and looted. The police recieve a lead on a gang leader named &quot;Nexx&quot; who may be involved and assign RoboCop, a cyborg law enforcement officer, to bring him in.****RoboCop is primarily a top-down action game. Robocop can move up, down, left and right across the map. Enemy units should be shot at to engage, while civilian units need to be protected. RoboCop's objective varies by level but typically involves destroying a particular enemy or finding &quot;evidence&quot; items scattered throughout the level. Each level is made up of several maps screens. Between missions RoboCop returns to the police station where he can consult with his ex-partner Lewis, review the station's news or talk to Dr. Lazerus, the scientist in charge of cybernetics.&lt;/story&gt; &lt;/game&gt;">
            <text:p>&lt;game name="RoboCop (Europe)"&gt; &lt;year&gt;2001&lt;/year&gt; &lt;rating&gt;ESRB - E (Everyone)&lt;/rating&gt; &lt;title&gt;RoboCop &lt;/title&gt; &lt;pub&gt;Titus Software&lt;/pub&gt; &lt;dev&gt;Mirage&lt;/dev&gt; &lt;genre&gt;Shooter&lt;/genre&gt; &lt;score&gt;2.7&lt;/score&gt; &lt;player&gt;1 Player&lt;/player&gt; &lt;story&gt;OCP Technologies has developed an organic and mechanical hybrid supercomputer which they've named "The Mind". Unknown to the scientists however, The Mind has secretly been infiltrating computer networks around the world. When the project is finally deemed complete, OCP puts The Mind in control of the security systems of Delta City. At the same time, a gang war erupts in the city and several laboratories are broken into and looted. The police recieve a lead on a gang leader named "Nexx" who may be involved and assign RoboCop, a cyborg law enforcement officer, to bring him in.****RoboCop is primarily a top-down action game. Robocop can move up, down, left and right across the map. Enemy units should be shot at to engage, while civilian units need to be protected. RoboCop's objective varies by level but typically involves destroying a particular enemy or finding "evidence" items scattered throughout the level. Each level is made up of several maps screens. Between missions RoboCop returns to the police station where he can consult with his ex-partner Lewis, review the station's news or talk to Dr. Lazerus, the scientist in charge of cybernetics.&lt;/story&gt; &lt;/game&gt;</text:p>
          </table:table-cell>
          <table:table-cell table:number-columns-repeated="1013"/>
        </table:table-row>
        <table:table-row table:style-name="ro1">
          <table:table-cell office:value-type="string">
            <text:p>Robopon - Sun Version (USA)</text:p>
          </table:table-cell>
          <table:table-cell office:value-type="float" office:value="2000">
            <text:p>2000</text:p>
          </table:table-cell>
          <table:table-cell office:value-type="string">
            <text:p>ESRB - E (Everyone)</text:p>
          </table:table-cell>
          <table:table-cell office:value-type="string">
            <text:p>Robopon - Sun Version </text:p>
          </table:table-cell>
          <table:table-cell office:value-type="string">
            <text:p>Atlus Co.</text:p>
          </table:table-cell>
          <table:table-cell office:value-type="string">
            <text:p>Will </text:p>
          </table:table-cell>
          <table:table-cell office:value-type="string">
            <text:p>Role-Playing</text:p>
          </table:table-cell>
          <table:table-cell office:value-type="string">
            <text:p>3.8</text:p>
          </table:table-cell>
          <table:table-cell office:value-type="string">
            <text:p>1 Player</text:p>
          </table:table-cell>
          <table:table-cell office:value-type="string">
            <text:p>Play as the child Cody, whose grandpa has just retired and is leaving him with the family business, a Robopon Dispatching Company. The player starts with one Robopon, named Sunny, and must travel Porombo island as he/she collects Robopon and uses them to battle other Robopon Collectors. The collectors primarily played against are known as the "Legend 7", who are the top-ranked collectors of Robopon on the island. When Cody beats a Legend 7 member, he takes their rank. <text:s/>To improve Robopon, they must be upgraded by adding software or other parts to them. Each part has a certain amount of space for storing software and will determine what attacks can be used by the Robopon. Software can be mixed to generate special attacks. <text:s/>Ultimately, Robopon plays a lot like Pokémon. Fighting is turn based and is between two Robopon owners who tell their Robopon to issue attacks or go on the defensive. Robopon can be healed in mid-battle with spells (which can be bought in town shops or stumbled upon between towns) or taken to a Robopon dispatch center and healed in their machine. One thing where Robopron differs from Pokémon is that in battle, a defeated Robopon sometimes will drop add-on items which get claimed by the winner. When a new game is started, the game asks for the player's birth date which is actually used by the game to select the first Robopon the player will start with. </text:p>
          </table:table-cell>
          <table:table-cell table:style-name="Default" table:formula="of:=CONCATENATE(&quot;&lt;game name=&quot;;CHAR(34);[.A394];CHAR(34);&quot;&gt; &lt;year&gt;&quot;;[.B394];&quot;&lt;/year&gt; &lt;rating&gt;&quot;;[.C394];&quot;&lt;/rating&gt; &lt;title&gt;&quot;;[.D394];&quot;&lt;/title&gt; &lt;pub&gt;&quot;;[.E394];&quot;&lt;/pub&gt; &lt;dev&gt;&quot;;[.F394];&quot;&lt;/dev&gt; &lt;genre&gt;&quot;;[.G394];&quot;&lt;/genre&gt; &lt;score&gt;&quot;;[.H394];&quot;&lt;/score&gt; &lt;player&gt;&quot;;[.I394];&quot;&lt;/player&gt; &lt;story&gt;&quot;;[.J394];&quot;&lt;/story&gt; &lt;/game&gt;&quot;)" office:value-type="string" office:string-value="&lt;game name=&quot;Robopon - Sun Version (USA)&quot;&gt; &lt;year&gt;2000&lt;/year&gt; &lt;rating&gt;ESRB - E (Everyone)&lt;/rating&gt; &lt;title&gt;Robopon - Sun Version &lt;/title&gt; &lt;pub&gt;Atlus Co.&lt;/pub&gt; &lt;dev&gt;Will &lt;/dev&gt; &lt;genre&gt;Role-Playing&lt;/genre&gt; &lt;score&gt;3.8&lt;/score&gt; &lt;player&gt;1 Player&lt;/player&gt; &lt;story&gt;Play as the child Cody, whose grandpa has just retired and is leaving him with the family business, a Robopon Dispatching Company. The player starts with one Robopon, named Sunny, and must travel Porombo island as he/she collects Robopon and uses them to battle other Robopon Collectors. The collectors primarily played against are known as the &quot;Legend 7&quot;, who are the top-ranked collectors of Robopon on the island. When Cody beats a Legend 7 member, he takes their rank.  To improve Robopon, they must be upgraded by adding software or other parts to them. Each part has a certain amount of space for storing software and will determine what attacks can be used by the Robopon. Software can be mixed to generate special attacks.  Ultimately, Robopon plays a lot like Pokémon. Fighting is turn based and is between two Robopon owners who tell their Robopon to issue attacks or go on the defensive. Robopon can be healed in mid-battle with spells (which can be bought in town shops or stumbled upon between towns) or taken to a Robopon dispatch center and healed in their machine. One thing where Robopron differs from Pokémon is that in battle, a defeated Robopon sometimes will drop add-on items which get claimed by the winner. When a new game is started, the game asks for the player's birth date which is actually used by the game to select the first Robopon the player will start with. &lt;/story&gt; &lt;/game&gt;">
            <text:p>&lt;game name="Robopon - Sun Version (USA)"&gt; &lt;year&gt;2000&lt;/year&gt; &lt;rating&gt;ESRB - E (Everyone)&lt;/rating&gt; &lt;title&gt;Robopon - Sun Version &lt;/title&gt; &lt;pub&gt;Atlus Co.&lt;/pub&gt; &lt;dev&gt;Will &lt;/dev&gt; &lt;genre&gt;Role-Playing&lt;/genre&gt; &lt;score&gt;3.8&lt;/score&gt; &lt;player&gt;1 Player&lt;/player&gt; &lt;story&gt;Play as the child Cody, whose grandpa has just retired and is leaving him with the family business, a Robopon Dispatching Company. The player starts with one Robopon, named Sunny, and must travel Porombo island as he/she collects Robopon and uses them to battle other Robopon Collectors. The collectors primarily played against are known as the "Legend 7", who are the top-ranked collectors of Robopon on the island. When Cody beats a Legend 7 member, he takes their rank. <text:s/>To improve Robopon, they must be upgraded by adding software or other parts to them. Each part has a certain amount of space for storing software and will determine what attacks can be used by the Robopon. Software can be mixed to generate special attacks. <text:s/>Ultimately, Robopon plays a lot like Pokémon. Fighting is turn based and is between two Robopon owners who tell their Robopon to issue attacks or go on the defensive. Robopon can be healed in mid-battle with spells (which can be bought in town shops or stumbled upon between towns) or taken to a Robopon dispatch center and healed in their machine. One thing where Robopron differs from Pokémon is that in battle, a defeated Robopon sometimes will drop add-on items which get claimed by the winner. When a new game is started, the game asks for the player's birth date which is actually used by the game to select the first Robopon the player will start with. &lt;/story&gt; &lt;/game&gt;</text:p>
          </table:table-cell>
          <table:table-cell table:number-columns-repeated="1013"/>
        </table:table-row>
        <table:table-row table:style-name="ro1">
          <table:table-cell office:value-type="string">
            <text:p>Robot Wars - Metal Mayhem (Europe)</text:p>
          </table:table-cell>
          <table:table-cell office:value-type="float" office:value="2000">
            <text:p>2000</text:p>
          </table:table-cell>
          <table:table-cell office:value-type="string">
            <text:p>ESRB - E (Everyone)</text:p>
          </table:table-cell>
          <table:table-cell office:value-type="string">
            <text:p>Robot Wars - Metal Mayhem </text:p>
          </table:table-cell>
          <table:table-cell office:value-type="string">
            <text:p>BBC Multimedia</text:p>
          </table:table-cell>
          <table:table-cell office:value-type="string">
            <text:p>Tiertex Design Studios</text:p>
          </table:table-cell>
          <table:table-cell office:value-type="string">
            <text:p>Action</text:p>
          </table:table-cell>
          <table:table-cell office:value-type="string">
            <text:p>2.4</text:p>
          </table:table-cell>
          <table:table-cell office:value-type="string">
            <text:p>1 Player</text:p>
          </table:table-cell>
          <table:table-cell office:value-type="string">
            <text:p>Prepare for battle by building your own robot. Next choose which weapons you will use to destroy your enemy... a rotating flipper, an electric axe or a cobalt cutter? Then it's all out, full scale WAR! Choose from the following challenges to test your mettle against the metal... <text:s/>With options such as Grudge Match, find out if you really are the best in more robot rampage. Select the robot of your choice to go one-to-one with. It's all about skill and determination--go on, you know you can do it! <text:s/>In Trials, try out different robots over a variety of events and terrain. Test your metal warrior's agility and speed in the following events: Skittles--put your control and agility to the test by seeing how many targets you can hit. Try your robot over a variety of challenging terrain. Robot Sumo--killer instinct, weight and strength are key here as you try to force a competitor robot from its position. Make sure you don't let your guard down though--the pit is waiting to swallow up the loser! Slalom--can you get your robot around the obstacle course in the fastest possible time and avoid hazards as you go? Guantlet--for the ultimate testin roboteering, run the Gauntlet as quickly as possible and avoid damage along the way. <text:s/>WAR ZONE--Fight to the death in this battle of all battles. Aim to become a champion roboteer by winning as many rounds of the contest as you can. Beware though--the arena is a dangerous battle ground. </text:p>
          </table:table-cell>
          <table:table-cell table:style-name="Default" table:formula="of:=CONCATENATE(&quot;&lt;game name=&quot;;CHAR(34);[.A395];CHAR(34);&quot;&gt; &lt;year&gt;&quot;;[.B395];&quot;&lt;/year&gt; &lt;rating&gt;&quot;;[.C395];&quot;&lt;/rating&gt; &lt;title&gt;&quot;;[.D395];&quot;&lt;/title&gt; &lt;pub&gt;&quot;;[.E395];&quot;&lt;/pub&gt; &lt;dev&gt;&quot;;[.F395];&quot;&lt;/dev&gt; &lt;genre&gt;&quot;;[.G395];&quot;&lt;/genre&gt; &lt;score&gt;&quot;;[.H395];&quot;&lt;/score&gt; &lt;player&gt;&quot;;[.I395];&quot;&lt;/player&gt; &lt;story&gt;&quot;;[.J395];&quot;&lt;/story&gt; &lt;/game&gt;&quot;)" office:value-type="string" office:string-value="&lt;game name=&quot;Robot Wars - Metal Mayhem (Europe)&quot;&gt; &lt;year&gt;2000&lt;/year&gt; &lt;rating&gt;ESRB - E (Everyone)&lt;/rating&gt; &lt;title&gt;Robot Wars - Metal Mayhem &lt;/title&gt; &lt;pub&gt;BBC Multimedia&lt;/pub&gt; &lt;dev&gt;Tiertex Design Studios&lt;/dev&gt; &lt;genre&gt;Action&lt;/genre&gt; &lt;score&gt;2.4&lt;/score&gt; &lt;player&gt;1 Player&lt;/player&gt; &lt;story&gt;Prepare for battle by building your own robot. Next choose which weapons you will use to destroy your enemy... a rotating flipper, an electric axe or a cobalt cutter? Then it's all out, full scale WAR! Choose from the following challenges to test your mettle against the metal...  With options such as Grudge Match, find out if you really are the best in more robot rampage. Select the robot of your choice to go one-to-one with. It's all about skill and determination--go on, you know you can do it!  In Trials, try out different robots over a variety of events and terrain. Test your metal warrior's agility and speed in the following events: Skittles--put your control and agility to the test by seeing how many targets you can hit. Try your robot over a variety of challenging terrain. Robot Sumo--killer instinct, weight and strength are key here as you try to force a competitor robot from its position. Make sure you don't let your guard down though--the pit is waiting to swallow up the loser! Slalom--can you get your robot around the obstacle course in the fastest possible time and avoid hazards as you go? Guantlet--for the ultimate testin roboteering, run the Gauntlet as quickly as possible and avoid damage along the way.  WAR ZONE--Fight to the death in this battle of all battles. Aim to become a champion roboteer by winning as many rounds of the contest as you can. Beware though--the arena is a dangerous battle ground. &lt;/story&gt; &lt;/game&gt;">
            <text:p>&lt;game name="Robot Wars - Metal Mayhem (Europe)"&gt; &lt;year&gt;2000&lt;/year&gt; &lt;rating&gt;ESRB - E (Everyone)&lt;/rating&gt; &lt;title&gt;Robot Wars - Metal Mayhem &lt;/title&gt; &lt;pub&gt;BBC Multimedia&lt;/pub&gt; &lt;dev&gt;Tiertex Design Studios&lt;/dev&gt; &lt;genre&gt;Action&lt;/genre&gt; &lt;score&gt;2.4&lt;/score&gt; &lt;player&gt;1 Player&lt;/player&gt; &lt;story&gt;Prepare for battle by building your own robot. Next choose which weapons you will use to destroy your enemy... a rotating flipper, an electric axe or a cobalt cutter? Then it's all out, full scale WAR! Choose from the following challenges to test your mettle against the metal... <text:s/>With options such as Grudge Match, find out if you really are the best in more robot rampage. Select the robot of your choice to go one-to-one with. It's all about skill and determination--go on, you know you can do it! <text:s/>In Trials, try out different robots over a variety of events and terrain. Test your metal warrior's agility and speed in the following events: Skittles--put your control and agility to the test by seeing how many targets you can hit. Try your robot over a variety of challenging terrain. Robot Sumo--killer instinct, weight and strength are key here as you try to force a competitor robot from its position. Make sure you don't let your guard down though--the pit is waiting to swallow up the loser! Slalom--can you get your robot around the obstacle course in the fastest possible time and avoid hazards as you go? Guantlet--for the ultimate testin roboteering, run the Gauntlet as quickly as possible and avoid damage along the way. <text:s/>WAR ZONE--Fight to the death in this battle of all battles. Aim to become a champion roboteer by winning as many rounds of the contest as you can. Beware though--the arena is a dangerous battle ground. &lt;/story&gt; &lt;/game&gt;</text:p>
          </table:table-cell>
          <table:table-cell table:number-columns-repeated="1013"/>
        </table:table-row>
        <table:table-row table:style-name="ro1">
          <table:table-cell office:value-type="string">
            <text:p>Rocket Power - Gettin' Air (USA)</text:p>
          </table:table-cell>
          <table:table-cell office:value-type="float" office:value="2001">
            <text:p>2001</text:p>
          </table:table-cell>
          <table:table-cell office:value-type="string">
            <text:p>ESRB - E (Everyone)</text:p>
          </table:table-cell>
          <table:table-cell office:value-type="string">
            <text:p>Rocket Power - Gettin' Air </text:p>
          </table:table-cell>
          <table:table-cell office:value-type="string">
            <text:p>THQ</text:p>
          </table:table-cell>
          <table:table-cell office:value-type="string">
            <text:p>Tiertex Design Studios</text:p>
          </table:table-cell>
          <table:table-cell office:value-type="string">
            <text:p>Sports</text:p>
          </table:table-cell>
          <table:table-cell office:value-type="string">
            <text:p>2.8</text:p>
          </table:table-cell>
          <table:table-cell office:value-type="string">
            <text:p>1 Player</text:p>
          </table:table-cell>
          <table:table-cell office:value-type="string">
            <text:p>Join Otto, Twister, Sam, and Reggie on an adventure that calls upon their extreme sports skills. The player get to snowboard with Reggie, roller blade with Otto, hang ten with Sam, and get some wicked BMX air with Twister. Don't forget to read Reggie's Zine after each level to checkout your results. Do you have what it takes to make the front page? Nickelodeon's Rocket Power brings the coolest extreme sports to Game Boy Color! </text:p>
          </table:table-cell>
          <table:table-cell table:style-name="Default" table:formula="of:=CONCATENATE(&quot;&lt;game name=&quot;;CHAR(34);[.A396];CHAR(34);&quot;&gt; &lt;year&gt;&quot;;[.B396];&quot;&lt;/year&gt; &lt;rating&gt;&quot;;[.C396];&quot;&lt;/rating&gt; &lt;title&gt;&quot;;[.D396];&quot;&lt;/title&gt; &lt;pub&gt;&quot;;[.E396];&quot;&lt;/pub&gt; &lt;dev&gt;&quot;;[.F396];&quot;&lt;/dev&gt; &lt;genre&gt;&quot;;[.G396];&quot;&lt;/genre&gt; &lt;score&gt;&quot;;[.H396];&quot;&lt;/score&gt; &lt;player&gt;&quot;;[.I396];&quot;&lt;/player&gt; &lt;story&gt;&quot;;[.J396];&quot;&lt;/story&gt; &lt;/game&gt;&quot;)" office:value-type="string" office:string-value="&lt;game name=&quot;Rocket Power - Gettin' Air (USA)&quot;&gt; &lt;year&gt;2001&lt;/year&gt; &lt;rating&gt;ESRB - E (Everyone)&lt;/rating&gt; &lt;title&gt;Rocket Power - Gettin' Air &lt;/title&gt; &lt;pub&gt;THQ&lt;/pub&gt; &lt;dev&gt;Tiertex Design Studios&lt;/dev&gt; &lt;genre&gt;Sports&lt;/genre&gt; &lt;score&gt;2.8&lt;/score&gt; &lt;player&gt;1 Player&lt;/player&gt; &lt;story&gt;Join Otto, Twister, Sam, and Reggie on an adventure that calls upon their extreme sports skills. The player get to snowboard with Reggie, roller blade with Otto, hang ten with Sam, and get some wicked BMX air with Twister. Don't forget to read Reggie's Zine after each level to checkout your results. Do you have what it takes to make the front page? Nickelodeon's Rocket Power brings the coolest extreme sports to Game Boy Color! &lt;/story&gt; &lt;/game&gt;">
            <text:p>&lt;game name="Rocket Power - Gettin' Air (USA)"&gt; &lt;year&gt;2001&lt;/year&gt; &lt;rating&gt;ESRB - E (Everyone)&lt;/rating&gt; &lt;title&gt;Rocket Power - Gettin' Air &lt;/title&gt; &lt;pub&gt;THQ&lt;/pub&gt; &lt;dev&gt;Tiertex Design Studios&lt;/dev&gt; &lt;genre&gt;Sports&lt;/genre&gt; &lt;score&gt;2.8&lt;/score&gt; &lt;player&gt;1 Player&lt;/player&gt; &lt;story&gt;Join Otto, Twister, Sam, and Reggie on an adventure that calls upon their extreme sports skills. The player get to snowboard with Reggie, roller blade with Otto, hang ten with Sam, and get some wicked BMX air with Twister. Don't forget to read Reggie's Zine after each level to checkout your results. Do you have what it takes to make the front page? Nickelodeon's Rocket Power brings the coolest extreme sports to Game Boy Color! &lt;/story&gt; &lt;/game&gt;</text:p>
          </table:table-cell>
          <table:table-cell table:number-columns-repeated="1013"/>
        </table:table-row>
        <table:table-row table:style-name="ro1">
          <table:table-cell office:value-type="string">
            <text:p>Rocky Mountain Trophy Hunter (USA)</text:p>
          </table:table-cell>
          <table:table-cell office:value-type="float" office:value="2000">
            <text:p>2000</text:p>
          </table:table-cell>
          <table:table-cell office:value-type="string">
            <text:p>ESRB - E (Everyone)</text:p>
          </table:table-cell>
          <table:table-cell office:value-type="string">
            <text:p>Rocky Mountain Trophy Hunter </text:p>
          </table:table-cell>
          <table:table-cell office:value-type="string">
            <text:p>Infogrames</text:p>
          </table:table-cell>
          <table:table-cell office:value-type="string">
            <text:p>Xantera</text:p>
          </table:table-cell>
          <table:table-cell office:value-type="string">
            <text:p>Sports/Hunting</text:p>
          </table:table-cell>
          <table:table-cell office:value-type="string">
            <text:p>4.0</text:p>
          </table:table-cell>
          <table:table-cell office:value-type="string">
            <text:p>1 Player</text:p>
          </table:table-cell>
          <table:table-cell office:value-type="string">
            <text:p>Rocky Mountain Trophy Hunter is a first-person shooter where the player hunts for the biggest game in the Rocky Mountains. With horse and weapon, stalk mountain goat, caribou, elk, and even bears. Six different mountains, a dozen different weapons, and gadgets including calls and baits are available or accessible to the player for the hunting experience</text:p>
          </table:table-cell>
          <table:table-cell table:style-name="Default" table:formula="of:=CONCATENATE(&quot;&lt;game name=&quot;;CHAR(34);[.A397];CHAR(34);&quot;&gt; &lt;year&gt;&quot;;[.B397];&quot;&lt;/year&gt; &lt;rating&gt;&quot;;[.C397];&quot;&lt;/rating&gt; &lt;title&gt;&quot;;[.D397];&quot;&lt;/title&gt; &lt;pub&gt;&quot;;[.E397];&quot;&lt;/pub&gt; &lt;dev&gt;&quot;;[.F397];&quot;&lt;/dev&gt; &lt;genre&gt;&quot;;[.G397];&quot;&lt;/genre&gt; &lt;score&gt;&quot;;[.H397];&quot;&lt;/score&gt; &lt;player&gt;&quot;;[.I397];&quot;&lt;/player&gt; &lt;story&gt;&quot;;[.J397];&quot;&lt;/story&gt; &lt;/game&gt;&quot;)" office:value-type="string" office:string-value="&lt;game name=&quot;Rocky Mountain Trophy Hunter (USA)&quot;&gt; &lt;year&gt;2000&lt;/year&gt; &lt;rating&gt;ESRB - E (Everyone)&lt;/rating&gt; &lt;title&gt;Rocky Mountain Trophy Hunter &lt;/title&gt; &lt;pub&gt;Infogrames&lt;/pub&gt; &lt;dev&gt;Xantera&lt;/dev&gt; &lt;genre&gt;Sports/Hunting&lt;/genre&gt; &lt;score&gt;4.0&lt;/score&gt; &lt;player&gt;1 Player&lt;/player&gt; &lt;story&gt;Rocky Mountain Trophy Hunter is a first-person shooter where the player hunts for the biggest game in the Rocky Mountains. With horse and weapon, stalk mountain goat, caribou, elk, and even bears. Six different mountains, a dozen different weapons, and gadgets including calls and baits are available or accessible to the player for the hunting experience&lt;/story&gt; &lt;/game&gt;">
            <text:p>&lt;game name="Rocky Mountain Trophy Hunter (USA)"&gt; &lt;year&gt;2000&lt;/year&gt; &lt;rating&gt;ESRB - E (Everyone)&lt;/rating&gt; &lt;title&gt;Rocky Mountain Trophy Hunter &lt;/title&gt; &lt;pub&gt;Infogrames&lt;/pub&gt; &lt;dev&gt;Xantera&lt;/dev&gt; &lt;genre&gt;Sports/Hunting&lt;/genre&gt; &lt;score&gt;4.0&lt;/score&gt; &lt;player&gt;1 Player&lt;/player&gt; &lt;story&gt;Rocky Mountain Trophy Hunter is a first-person shooter where the player hunts for the biggest game in the Rocky Mountains. With horse and weapon, stalk mountain goat, caribou, elk, and even bears. Six different mountains, a dozen different weapons, and gadgets including calls and baits are available or accessible to the player for the hunting experience&lt;/story&gt; &lt;/game&gt;</text:p>
          </table:table-cell>
          <table:table-cell table:number-columns-repeated="1013"/>
        </table:table-row>
        <table:table-row table:style-name="ro1">
          <table:table-cell office:value-type="string">
            <text:p>Roland Garros French Open (Europe)</text:p>
          </table:table-cell>
          <table:table-cell office:value-type="float" office:value="2000">
            <text:p>2000</text:p>
          </table:table-cell>
          <table:table-cell office:value-type="string">
            <text:p>ESRB - E (Everyone)</text:p>
          </table:table-cell>
          <table:table-cell office:value-type="string">
            <text:p>Roland Garros French Open </text:p>
          </table:table-cell>
          <table:table-cell office:value-type="string">
            <text:p>Cryo Interactive</text:p>
          </table:table-cell>
          <table:table-cell office:value-type="string">
            <text:p>Visual Impact </text:p>
          </table:table-cell>
          <table:table-cell office:value-type="string">
            <text:p>Sports</text:p>
          </table:table-cell>
          <table:table-cell office:value-type="string">
            <text:p>3.6</text:p>
          </table:table-cell>
          <table:table-cell office:value-type="string">
            <text:p>1 Player</text:p>
          </table:table-cell>
          <table:table-cell office:value-type="string">
            <text:p>This is a 3D Simulation Tennis game based on the famous Roland Garros franchise. <text:s/>16 men and 16 women play on 8 different courts. You can choose Singles, Doubles or Mixed Doubles. Each win puts cash in your pocket towards rackets and games with more skilled players.****There are 3 game modes: Tournament, Exhibition, and Practice. In addition, there 12 rackets to unlock, 8 hidden players and 2 bonus courts, plus a 4-player multiplayer option.</text:p>
          </table:table-cell>
          <table:table-cell table:style-name="Default" table:formula="of:=CONCATENATE(&quot;&lt;game name=&quot;;CHAR(34);[.A398];CHAR(34);&quot;&gt; &lt;year&gt;&quot;;[.B398];&quot;&lt;/year&gt; &lt;rating&gt;&quot;;[.C398];&quot;&lt;/rating&gt; &lt;title&gt;&quot;;[.D398];&quot;&lt;/title&gt; &lt;pub&gt;&quot;;[.E398];&quot;&lt;/pub&gt; &lt;dev&gt;&quot;;[.F398];&quot;&lt;/dev&gt; &lt;genre&gt;&quot;;[.G398];&quot;&lt;/genre&gt; &lt;score&gt;&quot;;[.H398];&quot;&lt;/score&gt; &lt;player&gt;&quot;;[.I398];&quot;&lt;/player&gt; &lt;story&gt;&quot;;[.J398];&quot;&lt;/story&gt; &lt;/game&gt;&quot;)" office:value-type="string" office:string-value="&lt;game name=&quot;Roland Garros French Open (Europe)&quot;&gt; &lt;year&gt;2000&lt;/year&gt; &lt;rating&gt;ESRB - E (Everyone)&lt;/rating&gt; &lt;title&gt;Roland Garros French Open &lt;/title&gt; &lt;pub&gt;Cryo Interactive&lt;/pub&gt; &lt;dev&gt;Visual Impact &lt;/dev&gt; &lt;genre&gt;Sports&lt;/genre&gt; &lt;score&gt;3.6&lt;/score&gt; &lt;player&gt;1 Player&lt;/player&gt; &lt;story&gt;This is a 3D Simulation Tennis game based on the famous Roland Garros franchise.  16 men and 16 women play on 8 different courts. You can choose Singles, Doubles or Mixed Doubles. Each win puts cash in your pocket towards rackets and games with more skilled players.****There are 3 game modes: Tournament, Exhibition, and Practice. In addition, there 12 rackets to unlock, 8 hidden players and 2 bonus courts, plus a 4-player multiplayer option.&lt;/story&gt; &lt;/game&gt;">
            <text:p>&lt;game name="Roland Garros French Open (Europe)"&gt; &lt;year&gt;2000&lt;/year&gt; &lt;rating&gt;ESRB - E (Everyone)&lt;/rating&gt; &lt;title&gt;Roland Garros French Open &lt;/title&gt; &lt;pub&gt;Cryo Interactive&lt;/pub&gt; &lt;dev&gt;Visual Impact &lt;/dev&gt; &lt;genre&gt;Sports&lt;/genre&gt; &lt;score&gt;3.6&lt;/score&gt; &lt;player&gt;1 Player&lt;/player&gt; &lt;story&gt;This is a 3D Simulation Tennis game based on the famous Roland Garros franchise. <text:s/>16 men and 16 women play on 8 different courts. You can choose Singles, Doubles or Mixed Doubles. Each win puts cash in your pocket towards rackets and games with more skilled players.****There are 3 game modes: Tournament, Exhibition, and Practice. In addition, there 12 rackets to unlock, 8 hidden players and 2 bonus courts, plus a 4-player multiplayer option.&lt;/story&gt; &lt;/game&gt;</text:p>
          </table:table-cell>
          <table:table-cell table:number-columns-repeated="1013"/>
        </table:table-row>
        <table:table-row table:style-name="ro1">
          <table:table-cell office:value-type="string">
            <text:p>Ronaldo V-Soccer (USA)</text:p>
          </table:table-cell>
          <table:table-cell office:value-type="float" office:value="2001">
            <text:p>2001</text:p>
          </table:table-cell>
          <table:table-cell office:value-type="string">
            <text:p>ESRB - E (Everyone)</text:p>
          </table:table-cell>
          <table:table-cell office:value-type="string">
            <text:p>Ronaldo V-Soccer </text:p>
          </table:table-cell>
          <table:table-cell office:value-type="string">
            <text:p>GT Interactive</text:p>
          </table:table-cell>
          <table:table-cell office:value-type="string">
            <text:p>Bit Managers </text:p>
          </table:table-cell>
          <table:table-cell office:value-type="string">
            <text:p>Sports</text:p>
          </table:table-cell>
          <table:table-cell office:value-type="string">
            <text:p>3.9</text:p>
          </table:table-cell>
          <table:table-cell office:value-type="string">
            <text:p>1 Player</text:p>
          </table:table-cell>
          <table:table-cell office:value-type="string">
            <text:p>In this football game endorsed by the Brazilian superstar Ronaldo Nazário de Lima, 64 International teams (some featuring real names, others not) are available to play in game modes: Exhibition, Arcade Cup (a 16 team knockout where the player has three chances to beat all teams, with no option to save between games), Resistance (a five division challenge where players must beat 8 other teams to climb to the next rank, Tournaments (continental championships, available in both tournament and league models, if the player wins faces national teams in a FIFA Confederations Cup styled competition) and the V-Football Cup, the World Cup of this game. As a bonus of winning competitions, all-star teams are unlocked. 15 stadiums (some based on real locations) are available to play in, with setting for day and night, as well as clear, rainy or foggy.****Gameplay is simple and works mostly around the four face buttons: Triangle sprints, Cross makes a low pass and a regular tackle on defense, Square lobs and crosses the ball (depending on the position) and makes a strong tackle on defense and circle shoots on goal and makes a sliding tackle on the player. The first row of shoulder buttons allow complex passes, such as the through-pass (R1) and the one-two (L1 + pass). There are three pad configurations to choose from.The player also acts as the manager, with options to change the formation, and to call several sets in-play, such as offside traps and the number of players in a free-kick wall.</text:p>
          </table:table-cell>
          <table:table-cell table:style-name="Default" table:formula="of:=CONCATENATE(&quot;&lt;game name=&quot;;CHAR(34);[.A399];CHAR(34);&quot;&gt; &lt;year&gt;&quot;;[.B399];&quot;&lt;/year&gt; &lt;rating&gt;&quot;;[.C399];&quot;&lt;/rating&gt; &lt;title&gt;&quot;;[.D399];&quot;&lt;/title&gt; &lt;pub&gt;&quot;;[.E399];&quot;&lt;/pub&gt; &lt;dev&gt;&quot;;[.F399];&quot;&lt;/dev&gt; &lt;genre&gt;&quot;;[.G399];&quot;&lt;/genre&gt; &lt;score&gt;&quot;;[.H399];&quot;&lt;/score&gt; &lt;player&gt;&quot;;[.I399];&quot;&lt;/player&gt; &lt;story&gt;&quot;;[.J399];&quot;&lt;/story&gt; &lt;/game&gt;&quot;)" office:value-type="string" office:string-value="&lt;game name=&quot;Ronaldo V-Soccer (USA)&quot;&gt; &lt;year&gt;2001&lt;/year&gt; &lt;rating&gt;ESRB - E (Everyone)&lt;/rating&gt; &lt;title&gt;Ronaldo V-Soccer &lt;/title&gt; &lt;pub&gt;GT Interactive&lt;/pub&gt; &lt;dev&gt;Bit Managers &lt;/dev&gt; &lt;genre&gt;Sports&lt;/genre&gt; &lt;score&gt;3.9&lt;/score&gt; &lt;player&gt;1 Player&lt;/player&gt; &lt;story&gt;In this football game endorsed by the Brazilian superstar Ronaldo Nazário de Lima, 64 International teams (some featuring real names, others not) are available to play in game modes: Exhibition, Arcade Cup (a 16 team knockout where the player has three chances to beat all teams, with no option to save between games), Resistance (a five division challenge where players must beat 8 other teams to climb to the next rank, Tournaments (continental championships, available in both tournament and league models, if the player wins faces national teams in a FIFA Confederations Cup styled competition) and the V-Football Cup, the World Cup of this game. As a bonus of winning competitions, all-star teams are unlocked. 15 stadiums (some based on real locations) are available to play in, with setting for day and night, as well as clear, rainy or foggy.****Gameplay is simple and works mostly around the four face buttons: Triangle sprints, Cross makes a low pass and a regular tackle on defense, Square lobs and crosses the ball (depending on the position) and makes a strong tackle on defense and circle shoots on goal and makes a sliding tackle on the player. The first row of shoulder buttons allow complex passes, such as the through-pass (R1) and the one-two (L1 + pass). There are three pad configurations to choose from.The player also acts as the manager, with options to change the formation, and to call several sets in-play, such as offside traps and the number of players in a free-kick wall.&lt;/story&gt; &lt;/game&gt;">
            <text:p>&lt;game name="Ronaldo V-Soccer (USA)"&gt; &lt;year&gt;2001&lt;/year&gt; &lt;rating&gt;ESRB - E (Everyone)&lt;/rating&gt; &lt;title&gt;Ronaldo V-Soccer &lt;/title&gt; &lt;pub&gt;GT Interactive&lt;/pub&gt; &lt;dev&gt;Bit Managers &lt;/dev&gt; &lt;genre&gt;Sports&lt;/genre&gt; &lt;score&gt;3.9&lt;/score&gt; &lt;player&gt;1 Player&lt;/player&gt; &lt;story&gt;In this football game endorsed by the Brazilian superstar Ronaldo Nazário de Lima, 64 International teams (some featuring real names, others not) are available to play in game modes: Exhibition, Arcade Cup (a 16 team knockout where the player has three chances to beat all teams, with no option to save between games), Resistance (a five division challenge where players must beat 8 other teams to climb to the next rank, Tournaments (continental championships, available in both tournament and league models, if the player wins faces national teams in a FIFA Confederations Cup styled competition) and the V-Football Cup, the World Cup of this game. As a bonus of winning competitions, all-star teams are unlocked. 15 stadiums (some based on real locations) are available to play in, with setting for day and night, as well as clear, rainy or foggy.****Gameplay is simple and works mostly around the four face buttons: Triangle sprints, Cross makes a low pass and a regular tackle on defense, Square lobs and crosses the ball (depending on the position) and makes a strong tackle on defense and circle shoots on goal and makes a sliding tackle on the player. The first row of shoulder buttons allow complex passes, such as the through-pass (R1) and the one-two (L1 + pass). There are three pad configurations to choose from.The player also acts as the manager, with options to change the formation, and to call several sets in-play, such as offside traps and the number of players in a free-kick wall.&lt;/story&gt; &lt;/game&gt;</text:p>
          </table:table-cell>
          <table:table-cell table:number-columns-repeated="1013"/>
        </table:table-row>
        <table:table-row table:style-name="ro1">
          <table:table-cell office:value-type="string">
            <text:p>Roswell Conspiracies - Aliens, Myths &amp; Legends (USA)</text:p>
          </table:table-cell>
          <table:table-cell office:value-type="float" office:value="2001">
            <text:p>2001</text:p>
          </table:table-cell>
          <table:table-cell office:value-type="string">
            <text:p>ESRB - E (Everyone)</text:p>
          </table:table-cell>
          <table:table-cell office:value-type="string">
            <text:p>Roswell Conspiracies - Aliens, Myths &amp; Legends </text:p>
          </table:table-cell>
          <table:table-cell office:value-type="string">
            <text:p>Red Storm Entertainment</text:p>
          </table:table-cell>
          <table:table-cell office:value-type="string">
            <text:p>Crawfish Interactive</text:p>
          </table:table-cell>
          <table:table-cell office:value-type="string">
            <text:p>Adventure</text:p>
          </table:table-cell>
          <table:table-cell office:value-type="string">
            <text:p>3.0</text:p>
          </table:table-cell>
          <table:table-cell office:value-type="string">
            <text:p>1 Player</text:p>
          </table:table-cell>
          <table:table-cell office:value-type="string">
            <text:p>Roswell Conspiracies: Aliens, Myths &amp; Legends is a game based on the animated TV series of the same name, basically X-Files for kids. The player takes the role of Nick Logan who has the unique ability to see through alien disguises and accompanies him during his work: catching aliens to save the world. The gameplay principle is simple: the player walks through 15 levels with a fixed camera perspective and shoots everything he sees, e.g. werewolves or vampires. To do this he uses one of the many weapons he finds - all of them have unlimited ammo but have to regenerate energy during pauses of fire. But the player doesn't kill his enemies for good: He has to catch them with his alien trap (which is a matter of pressing one button) or they regenerate. <text:s/>Besides the shooting the game also features its share of puzzles, e.g. activating a mechanism, and bosses. There is also a mini game which comes into place whenever Logan has to disable a bomb or open a lock: basically a series of quick time events where the player has to press the correct button with the right timing. The levels are divided into five areas: London, Ireland, San Francisco, a Maya temple and Roswell.</text:p>
          </table:table-cell>
          <table:table-cell table:style-name="Default" table:formula="of:=CONCATENATE(&quot;&lt;game name=&quot;;CHAR(34);[.A400];CHAR(34);&quot;&gt; &lt;year&gt;&quot;;[.B400];&quot;&lt;/year&gt; &lt;rating&gt;&quot;;[.C400];&quot;&lt;/rating&gt; &lt;title&gt;&quot;;[.D400];&quot;&lt;/title&gt; &lt;pub&gt;&quot;;[.E400];&quot;&lt;/pub&gt; &lt;dev&gt;&quot;;[.F400];&quot;&lt;/dev&gt; &lt;genre&gt;&quot;;[.G400];&quot;&lt;/genre&gt; &lt;score&gt;&quot;;[.H400];&quot;&lt;/score&gt; &lt;player&gt;&quot;;[.I400];&quot;&lt;/player&gt; &lt;story&gt;&quot;;[.J400];&quot;&lt;/story&gt; &lt;/game&gt;&quot;)" office:value-type="string" office:string-value="&lt;game name=&quot;Roswell Conspiracies - Aliens, Myths &amp; Legends (USA)&quot;&gt; &lt;year&gt;2001&lt;/year&gt; &lt;rating&gt;ESRB - E (Everyone)&lt;/rating&gt; &lt;title&gt;Roswell Conspiracies - Aliens, Myths &amp; Legends &lt;/title&gt; &lt;pub&gt;Red Storm Entertainment&lt;/pub&gt; &lt;dev&gt;Crawfish Interactive&lt;/dev&gt; &lt;genre&gt;Adventure&lt;/genre&gt; &lt;score&gt;3.0&lt;/score&gt; &lt;player&gt;1 Player&lt;/player&gt; &lt;story&gt;Roswell Conspiracies: Aliens, Myths &amp; Legends is a game based on the animated TV series of the same name, basically X-Files for kids. The player takes the role of Nick Logan who has the unique ability to see through alien disguises and accompanies him during his work: catching aliens to save the world. The gameplay principle is simple: the player walks through 15 levels with a fixed camera perspective and shoots everything he sees, e.g. werewolves or vampires. To do this he uses one of the many weapons he finds - all of them have unlimited ammo but have to regenerate energy during pauses of fire. But the player doesn't kill his enemies for good: He has to catch them with his alien trap (which is a matter of pressing one button) or they regenerate.  Besides the shooting the game also features its share of puzzles, e.g. activating a mechanism, and bosses. There is also a mini game which comes into place whenever Logan has to disable a bomb or open a lock: basically a series of quick time events where the player has to press the correct button with the right timing. The levels are divided into five areas: London, Ireland, San Francisco, a Maya temple and Roswell.&lt;/story&gt; &lt;/game&gt;">
            <text:p>&lt;game name="Roswell Conspiracies - Aliens, Myths &amp; Legends (USA)"&gt; &lt;year&gt;2001&lt;/year&gt; &lt;rating&gt;ESRB - E (Everyone)&lt;/rating&gt; &lt;title&gt;Roswell Conspiracies - Aliens, Myths &amp; Legends &lt;/title&gt; &lt;pub&gt;Red Storm Entertainment&lt;/pub&gt; &lt;dev&gt;Crawfish Interactive&lt;/dev&gt; &lt;genre&gt;Adventure&lt;/genre&gt; &lt;score&gt;3.0&lt;/score&gt; &lt;player&gt;1 Player&lt;/player&gt; &lt;story&gt;Roswell Conspiracies: Aliens, Myths &amp; Legends is a game based on the animated TV series of the same name, basically X-Files for kids. The player takes the role of Nick Logan who has the unique ability to see through alien disguises and accompanies him during his work: catching aliens to save the world. The gameplay principle is simple: the player walks through 15 levels with a fixed camera perspective and shoots everything he sees, e.g. werewolves or vampires. To do this he uses one of the many weapons he finds - all of them have unlimited ammo but have to regenerate energy during pauses of fire. But the player doesn't kill his enemies for good: He has to catch them with his alien trap (which is a matter of pressing one button) or they regenerate. <text:s/>Besides the shooting the game also features its share of puzzles, e.g. activating a mechanism, and bosses. There is also a mini game which comes into place whenever Logan has to disable a bomb or open a lock: basically a series of quick time events where the player has to press the correct button with the right timing. The levels are divided into five areas: London, Ireland, San Francisco, a Maya temple and Roswell.&lt;/story&gt; &lt;/game&gt;</text:p>
          </table:table-cell>
          <table:table-cell table:number-columns-repeated="1013"/>
        </table:table-row>
        <table:table-row table:style-name="ro1">
          <table:table-cell office:value-type="string">
            <text:p>Rox (USA, Europe)</text:p>
          </table:table-cell>
          <table:table-cell office:value-type="float" office:value="2001">
            <text:p>2001</text:p>
          </table:table-cell>
          <table:table-cell office:value-type="string">
            <text:p>ESRB - E (Everyone)</text:p>
          </table:table-cell>
          <table:table-cell office:value-type="string">
            <text:p>Rox </text:p>
          </table:table-cell>
          <table:table-cell office:value-type="string">
            <text:p>Titus Software</text:p>
          </table:table-cell>
          <table:table-cell office:value-type="string">
            <text:p>Altron </text:p>
          </table:table-cell>
          <table:table-cell office:value-type="string">
            <text:p>Puzzle</text:p>
          </table:table-cell>
          <table:table-cell office:value-type="string">
            <text:p>4.0</text:p>
          </table:table-cell>
          <table:table-cell office:value-type="string">
            <text:p>1 Player</text:p>
          </table:table-cell>
          <table:table-cell office:value-type="string">
            <text:p>Attention Tetrisholics: now you can rediscover the raw pleasure of playing a Tetris-like game, but this time with a new twist. Dice are falling down. You must rotate them, align them, and pile them up to make them vanish. Match colors and numbers to eliminate the dice, and battle against your friends using the Game Link cable. Features include fast and colorful gameplay, 16 difficulty levels, two game modes, a matching dice principle that enables multiple new game strategies, and a two-player exclusive battle mode using the Game Link. </text:p>
          </table:table-cell>
          <table:table-cell table:style-name="Default" table:formula="of:=CONCATENATE(&quot;&lt;game name=&quot;;CHAR(34);[.A401];CHAR(34);&quot;&gt; &lt;year&gt;&quot;;[.B401];&quot;&lt;/year&gt; &lt;rating&gt;&quot;;[.C401];&quot;&lt;/rating&gt; &lt;title&gt;&quot;;[.D401];&quot;&lt;/title&gt; &lt;pub&gt;&quot;;[.E401];&quot;&lt;/pub&gt; &lt;dev&gt;&quot;;[.F401];&quot;&lt;/dev&gt; &lt;genre&gt;&quot;;[.G401];&quot;&lt;/genre&gt; &lt;score&gt;&quot;;[.H401];&quot;&lt;/score&gt; &lt;player&gt;&quot;;[.I401];&quot;&lt;/player&gt; &lt;story&gt;&quot;;[.J401];&quot;&lt;/story&gt; &lt;/game&gt;&quot;)" office:value-type="string" office:string-value="&lt;game name=&quot;Rox (USA, Europe)&quot;&gt; &lt;year&gt;2001&lt;/year&gt; &lt;rating&gt;ESRB - E (Everyone)&lt;/rating&gt; &lt;title&gt;Rox &lt;/title&gt; &lt;pub&gt;Titus Software&lt;/pub&gt; &lt;dev&gt;Altron &lt;/dev&gt; &lt;genre&gt;Puzzle&lt;/genre&gt; &lt;score&gt;4.0&lt;/score&gt; &lt;player&gt;1 Player&lt;/player&gt; &lt;story&gt;Attention Tetrisholics: now you can rediscover the raw pleasure of playing a Tetris-like game, but this time with a new twist. Dice are falling down. You must rotate them, align them, and pile them up to make them vanish. Match colors and numbers to eliminate the dice, and battle against your friends using the Game Link cable. Features include fast and colorful gameplay, 16 difficulty levels, two game modes, a matching dice principle that enables multiple new game strategies, and a two-player exclusive battle mode using the Game Link. &lt;/story&gt; &lt;/game&gt;">
            <text:p>&lt;game name="Rox (USA, Europe)"&gt; &lt;year&gt;2001&lt;/year&gt; &lt;rating&gt;ESRB - E (Everyone)&lt;/rating&gt; &lt;title&gt;Rox &lt;/title&gt; &lt;pub&gt;Titus Software&lt;/pub&gt; &lt;dev&gt;Altron &lt;/dev&gt; &lt;genre&gt;Puzzle&lt;/genre&gt; &lt;score&gt;4.0&lt;/score&gt; &lt;player&gt;1 Player&lt;/player&gt; &lt;story&gt;Attention Tetrisholics: now you can rediscover the raw pleasure of playing a Tetris-like game, but this time with a new twist. Dice are falling down. You must rotate them, align them, and pile them up to make them vanish. Match colors and numbers to eliminate the dice, and battle against your friends using the Game Link cable. Features include fast and colorful gameplay, 16 difficulty levels, two game modes, a matching dice principle that enables multiple new game strategies, and a two-player exclusive battle mode using the Game Link. &lt;/story&gt; &lt;/game&gt;</text:p>
          </table:table-cell>
          <table:table-cell table:number-columns-repeated="1013"/>
        </table:table-row>
        <table:table-row table:style-name="ro1">
          <table:table-cell office:value-type="string">
            <text:p>Rugrats - Time Travelers (USA, Europe)</text:p>
          </table:table-cell>
          <table:table-cell office:value-type="float" office:value="1999">
            <text:p>1999</text:p>
          </table:table-cell>
          <table:table-cell office:value-type="string">
            <text:p>ESRB - E (Everyone)</text:p>
          </table:table-cell>
          <table:table-cell office:value-type="string">
            <text:p>Rugrats - Time Travelers </text:p>
          </table:table-cell>
          <table:table-cell office:value-type="string">
            <text:p>THQ</text:p>
          </table:table-cell>
          <table:table-cell office:value-type="string">
            <text:p>Software Creations</text:p>
          </table:table-cell>
          <table:table-cell office:value-type="string">
            <text:p>Platform</text:p>
          </table:table-cell>
          <table:table-cell office:value-type="string">
            <text:p>2.4</text:p>
          </table:table-cell>
          <table:table-cell office:value-type="string">
            <text:p>1 Player</text:p>
          </table:table-cell>
          <table:table-cell office:value-type="string">
            <text:p>Rugrats: Time Travelers is a side-scrolling 2D platform game based on the Daytime Emmy-award winning animated television series.****In this Rugrats game the toddlers have found a time machine which has spread them out all over time and space. It is up to the player to help each rugrat find his special toy, another baby and/or a certain number of items, and most importantly a portal back home. There are twelve levels in which you play different Rugrats. Settings include the gold rush, ancient Egypt, prehistory, magical fairy world, a circus and space.****In between the platform levels are special bonus levels that can be unlocked by finding B-letter blocks.</text:p>
          </table:table-cell>
          <table:table-cell table:style-name="Default" table:formula="of:=CONCATENATE(&quot;&lt;game name=&quot;;CHAR(34);[.A402];CHAR(34);&quot;&gt; &lt;year&gt;&quot;;[.B402];&quot;&lt;/year&gt; &lt;rating&gt;&quot;;[.C402];&quot;&lt;/rating&gt; &lt;title&gt;&quot;;[.D402];&quot;&lt;/title&gt; &lt;pub&gt;&quot;;[.E402];&quot;&lt;/pub&gt; &lt;dev&gt;&quot;;[.F402];&quot;&lt;/dev&gt; &lt;genre&gt;&quot;;[.G402];&quot;&lt;/genre&gt; &lt;score&gt;&quot;;[.H402];&quot;&lt;/score&gt; &lt;player&gt;&quot;;[.I402];&quot;&lt;/player&gt; &lt;story&gt;&quot;;[.J402];&quot;&lt;/story&gt; &lt;/game&gt;&quot;)" office:value-type="string" office:string-value="&lt;game name=&quot;Rugrats - Time Travelers (USA, Europe)&quot;&gt; &lt;year&gt;1999&lt;/year&gt; &lt;rating&gt;ESRB - E (Everyone)&lt;/rating&gt; &lt;title&gt;Rugrats - Time Travelers &lt;/title&gt; &lt;pub&gt;THQ&lt;/pub&gt; &lt;dev&gt;Software Creations&lt;/dev&gt; &lt;genre&gt;Platform&lt;/genre&gt; &lt;score&gt;2.4&lt;/score&gt; &lt;player&gt;1 Player&lt;/player&gt; &lt;story&gt;Rugrats: Time Travelers is a side-scrolling 2D platform game based on the Daytime Emmy-award winning animated television series.****In this Rugrats game the toddlers have found a time machine which has spread them out all over time and space. It is up to the player to help each rugrat find his special toy, another baby and/or a certain number of items, and most importantly a portal back home. There are twelve levels in which you play different Rugrats. Settings include the gold rush, ancient Egypt, prehistory, magical fairy world, a circus and space.****In between the platform levels are special bonus levels that can be unlocked by finding B-letter blocks.&lt;/story&gt; &lt;/game&gt;">
            <text:p>&lt;game name="Rugrats - Time Travelers (USA, Europe)"&gt; &lt;year&gt;1999&lt;/year&gt; &lt;rating&gt;ESRB - E (Everyone)&lt;/rating&gt; &lt;title&gt;Rugrats - Time Travelers &lt;/title&gt; &lt;pub&gt;THQ&lt;/pub&gt; &lt;dev&gt;Software Creations&lt;/dev&gt; &lt;genre&gt;Platform&lt;/genre&gt; &lt;score&gt;2.4&lt;/score&gt; &lt;player&gt;1 Player&lt;/player&gt; &lt;story&gt;Rugrats: Time Travelers is a side-scrolling 2D platform game based on the Daytime Emmy-award winning animated television series.****In this Rugrats game the toddlers have found a time machine which has spread them out all over time and space. It is up to the player to help each rugrat find his special toy, another baby and/or a certain number of items, and most importantly a portal back home. There are twelve levels in which you play different Rugrats. Settings include the gold rush, ancient Egypt, prehistory, magical fairy world, a circus and space.****In between the platform levels are special bonus levels that can be unlocked by finding B-letter blocks.&lt;/story&gt; &lt;/game&gt;</text:p>
          </table:table-cell>
          <table:table-cell table:number-columns-repeated="1013"/>
        </table:table-row>
        <table:table-row table:style-name="ro1">
          <table:table-cell office:value-type="string">
            <text:p>Rugrats - Totally Angelica (USA)</text:p>
          </table:table-cell>
          <table:table-cell office:value-type="float" office:value="2000">
            <text:p>2000</text:p>
          </table:table-cell>
          <table:table-cell office:value-type="string">
            <text:p>ESRB - E (Everyone)</text:p>
          </table:table-cell>
          <table:table-cell office:value-type="string">
            <text:p>Rugrats - Totally Angelica </text:p>
          </table:table-cell>
          <table:table-cell office:value-type="string">
            <text:p>THQ</text:p>
          </table:table-cell>
          <table:table-cell office:value-type="string">
            <text:p>Tiertex Design Studios </text:p>
          </table:table-cell>
          <table:table-cell office:value-type="string">
            <text:p>Adventure</text:p>
          </table:table-cell>
          <table:table-cell office:value-type="string">
            <text:p>3.3</text:p>
          </table:table-cell>
          <table:table-cell office:value-type="string">
            <text:p>1 Player</text:p>
          </table:table-cell>
          <table:table-cell office:value-type="string">
            <text:p>Rugrats: Totally Angelica is based on the Daytime Emmy-award winning animated television series Rugrats. The game is aimed at girls and prominently features the character Angelica from the series.****Angelica has to star in a fashion show, and on top of that she lost her doll in the shopping mall. As Angelica you have to enter the Fantasy World Shop to save her. The Mall has five floors and the Fantasy World Shop is at the top, you have to complete each floor before you can advance to the next. Mini-games include solving picture puzzles, catching cookies, lead yarn through a maze. Each mini-game is rewarded with jewelry, clothes and make-up. All these are necessary to win the fashion show.</text:p>
          </table:table-cell>
          <table:table-cell table:style-name="Default" table:formula="of:=CONCATENATE(&quot;&lt;game name=&quot;;CHAR(34);[.A403];CHAR(34);&quot;&gt; &lt;year&gt;&quot;;[.B403];&quot;&lt;/year&gt; &lt;rating&gt;&quot;;[.C403];&quot;&lt;/rating&gt; &lt;title&gt;&quot;;[.D403];&quot;&lt;/title&gt; &lt;pub&gt;&quot;;[.E403];&quot;&lt;/pub&gt; &lt;dev&gt;&quot;;[.F403];&quot;&lt;/dev&gt; &lt;genre&gt;&quot;;[.G403];&quot;&lt;/genre&gt; &lt;score&gt;&quot;;[.H403];&quot;&lt;/score&gt; &lt;player&gt;&quot;;[.I403];&quot;&lt;/player&gt; &lt;story&gt;&quot;;[.J403];&quot;&lt;/story&gt; &lt;/game&gt;&quot;)" office:value-type="string" office:string-value="&lt;game name=&quot;Rugrats - Totally Angelica (USA)&quot;&gt; &lt;year&gt;2000&lt;/year&gt; &lt;rating&gt;ESRB - E (Everyone)&lt;/rating&gt; &lt;title&gt;Rugrats - Totally Angelica &lt;/title&gt; &lt;pub&gt;THQ&lt;/pub&gt; &lt;dev&gt;Tiertex Design Studios &lt;/dev&gt; &lt;genre&gt;Adventure&lt;/genre&gt; &lt;score&gt;3.3&lt;/score&gt; &lt;player&gt;1 Player&lt;/player&gt; &lt;story&gt;Rugrats: Totally Angelica is based on the Daytime Emmy-award winning animated television series Rugrats. The game is aimed at girls and prominently features the character Angelica from the series.****Angelica has to star in a fashion show, and on top of that she lost her doll in the shopping mall. As Angelica you have to enter the Fantasy World Shop to save her. The Mall has five floors and the Fantasy World Shop is at the top, you have to complete each floor before you can advance to the next. Mini-games include solving picture puzzles, catching cookies, lead yarn through a maze. Each mini-game is rewarded with jewelry, clothes and make-up. All these are necessary to win the fashion show.&lt;/story&gt; &lt;/game&gt;">
            <text:p>&lt;game name="Rugrats - Totally Angelica (USA)"&gt; &lt;year&gt;2000&lt;/year&gt; &lt;rating&gt;ESRB - E (Everyone)&lt;/rating&gt; &lt;title&gt;Rugrats - Totally Angelica &lt;/title&gt; &lt;pub&gt;THQ&lt;/pub&gt; &lt;dev&gt;Tiertex Design Studios &lt;/dev&gt; &lt;genre&gt;Adventure&lt;/genre&gt; &lt;score&gt;3.3&lt;/score&gt; &lt;player&gt;1 Player&lt;/player&gt; &lt;story&gt;Rugrats: Totally Angelica is based on the Daytime Emmy-award winning animated television series Rugrats. The game is aimed at girls and prominently features the character Angelica from the series.****Angelica has to star in a fashion show, and on top of that she lost her doll in the shopping mall. As Angelica you have to enter the Fantasy World Shop to save her. The Mall has five floors and the Fantasy World Shop is at the top, you have to complete each floor before you can advance to the next. Mini-games include solving picture puzzles, catching cookies, lead yarn through a maze. Each mini-game is rewarded with jewelry, clothes and make-up. All these are necessary to win the fashion show.&lt;/story&gt; &lt;/game&gt;</text:p>
          </table:table-cell>
          <table:table-cell table:number-columns-repeated="1013"/>
        </table:table-row>
        <table:table-row table:style-name="ro1">
          <table:table-cell office:value-type="string">
            <text:p>Rugrats in Paris - The Movie (USA, Europe)</text:p>
          </table:table-cell>
          <table:table-cell office:value-type="float" office:value="2000">
            <text:p>2000</text:p>
          </table:table-cell>
          <table:table-cell office:value-type="string">
            <text:p>ESRB - E (Everyone)</text:p>
          </table:table-cell>
          <table:table-cell office:value-type="string">
            <text:p>Rugrats in Paris - The Movie </text:p>
          </table:table-cell>
          <table:table-cell office:value-type="string">
            <text:p>THQ</text:p>
          </table:table-cell>
          <table:table-cell office:value-type="string">
            <text:p>Software Creations</text:p>
          </table:table-cell>
          <table:table-cell office:value-type="string">
            <text:p>Action</text:p>
          </table:table-cell>
          <table:table-cell office:value-type="string">
            <text:p>2.6</text:p>
          </table:table-cell>
          <table:table-cell office:value-type="string">
            <text:p>1 Player</text:p>
          </table:table-cell>
          <table:table-cell office:value-type="string">
            <text:p>Rugrats in Paris: The Movie is based on the 2000 Movie of the same name, which in turn is based on the Daytime Emmy-award winning animated television series.****The Game Boy Color iteration of this game looks nothing like its Windows, PlayStation and Nintendo 64 counterparts who share the same name. Like these games, you find yourself in EuroReptarLand, but this time it is all in 2D.****You can move around the theme park using a top-down view. Around the park you will find various points of interest where you can play one of the eight side-scrolling platform levels or seven mini-games.****Advancing to the new platform levels requires you to collect tickets which are won through playing the mini-games. Mini-games include target shooting, fishing, shooting hoop, tossing frogs and hammer shot. The events are displayed on a single screen.****The platform levels have various themes such as clouds, rocket ship, a gooey world, a haunted mine, a volcano, a pyramid, a pagoda and the Notre Dame. The goal of the game is to eventually find Chuckie a princess to become his new mother.</text:p>
          </table:table-cell>
          <table:table-cell table:style-name="Default" table:formula="of:=CONCATENATE(&quot;&lt;game name=&quot;;CHAR(34);[.A404];CHAR(34);&quot;&gt; &lt;year&gt;&quot;;[.B404];&quot;&lt;/year&gt; &lt;rating&gt;&quot;;[.C404];&quot;&lt;/rating&gt; &lt;title&gt;&quot;;[.D404];&quot;&lt;/title&gt; &lt;pub&gt;&quot;;[.E404];&quot;&lt;/pub&gt; &lt;dev&gt;&quot;;[.F404];&quot;&lt;/dev&gt; &lt;genre&gt;&quot;;[.G404];&quot;&lt;/genre&gt; &lt;score&gt;&quot;;[.H404];&quot;&lt;/score&gt; &lt;player&gt;&quot;;[.I404];&quot;&lt;/player&gt; &lt;story&gt;&quot;;[.J404];&quot;&lt;/story&gt; &lt;/game&gt;&quot;)" office:value-type="string" office:string-value="&lt;game name=&quot;Rugrats in Paris - The Movie (USA, Europe)&quot;&gt; &lt;year&gt;2000&lt;/year&gt; &lt;rating&gt;ESRB - E (Everyone)&lt;/rating&gt; &lt;title&gt;Rugrats in Paris - The Movie &lt;/title&gt; &lt;pub&gt;THQ&lt;/pub&gt; &lt;dev&gt;Software Creations&lt;/dev&gt; &lt;genre&gt;Action&lt;/genre&gt; &lt;score&gt;2.6&lt;/score&gt; &lt;player&gt;1 Player&lt;/player&gt; &lt;story&gt;Rugrats in Paris: The Movie is based on the 2000 Movie of the same name, which in turn is based on the Daytime Emmy-award winning animated television series.****The Game Boy Color iteration of this game looks nothing like its Windows, PlayStation and Nintendo 64 counterparts who share the same name. Like these games, you find yourself in EuroReptarLand, but this time it is all in 2D.****You can move around the theme park using a top-down view. Around the park you will find various points of interest where you can play one of the eight side-scrolling platform levels or seven mini-games.****Advancing to the new platform levels requires you to collect tickets which are won through playing the mini-games. Mini-games include target shooting, fishing, shooting hoop, tossing frogs and hammer shot. The events are displayed on a single screen.****The platform levels have various themes such as clouds, rocket ship, a gooey world, a haunted mine, a volcano, a pyramid, a pagoda and the Notre Dame. The goal of the game is to eventually find Chuckie a princess to become his new mother.&lt;/story&gt; &lt;/game&gt;">
            <text:p>&lt;game name="Rugrats in Paris - The Movie (USA, Europe)"&gt; &lt;year&gt;2000&lt;/year&gt; &lt;rating&gt;ESRB - E (Everyone)&lt;/rating&gt; &lt;title&gt;Rugrats in Paris - The Movie &lt;/title&gt; &lt;pub&gt;THQ&lt;/pub&gt; &lt;dev&gt;Software Creations&lt;/dev&gt; &lt;genre&gt;Action&lt;/genre&gt; &lt;score&gt;2.6&lt;/score&gt; &lt;player&gt;1 Player&lt;/player&gt; &lt;story&gt;Rugrats in Paris: The Movie is based on the 2000 Movie of the same name, which in turn is based on the Daytime Emmy-award winning animated television series.****The Game Boy Color iteration of this game looks nothing like its Windows, PlayStation and Nintendo 64 counterparts who share the same name. Like these games, you find yourself in EuroReptarLand, but this time it is all in 2D.****You can move around the theme park using a top-down view. Around the park you will find various points of interest where you can play one of the eight side-scrolling platform levels or seven mini-games.****Advancing to the new platform levels requires you to collect tickets which are won through playing the mini-games. Mini-games include target shooting, fishing, shooting hoop, tossing frogs and hammer shot. The events are displayed on a single screen.****The platform levels have various themes such as clouds, rocket ship, a gooey world, a haunted mine, a volcano, a pyramid, a pagoda and the Notre Dame. The goal of the game is to eventually find Chuckie a princess to become his new mother.&lt;/story&gt; &lt;/game&gt;</text:p>
          </table:table-cell>
          <table:table-cell table:number-columns-repeated="1013"/>
        </table:table-row>
        <table:table-row table:style-name="ro1">
          <table:table-cell office:value-type="string">
            <text:p>Rugrats Movie, The (USA, Europe)</text:p>
          </table:table-cell>
          <table:table-cell office:value-type="float" office:value="1999">
            <text:p>1999</text:p>
          </table:table-cell>
          <table:table-cell office:value-type="string">
            <text:p>ESRB - E (Everyone)</text:p>
          </table:table-cell>
          <table:table-cell office:value-type="string">
            <text:p>Rugrats Movie, The </text:p>
          </table:table-cell>
          <table:table-cell office:value-type="string">
            <text:p>THQ</text:p>
          </table:table-cell>
          <table:table-cell office:value-type="string">
            <text:p>Software Creations</text:p>
          </table:table-cell>
          <table:table-cell office:value-type="string">
            <text:p>Action</text:p>
          </table:table-cell>
          <table:table-cell office:value-type="string">
            <text:p>3.0</text:p>
          </table:table-cell>
          <table:table-cell office:value-type="string">
            <text:p>1 Player</text:p>
          </table:table-cell>
          <table:table-cell office:value-type="string">
            <text:p>The Rugrats Movie is a traditional 2D platform game based on the 1998 movie of the same name, which in turn is based on the Daytime Emmy-award winning animated television series.****In the game Tommy Pickles' little brother (Dil) has vanished without a trace and it is up to the Rugrats to find a replacement baby for Dil Pickles.****The game features eight levels including Pickles house, the hospital, woods, and ancient ruins. There are two levels in which you drive the Reptar Wagon in a top-down perspective, but the rest features standard side-scrolling platform gameplay. In each level the player has to collect specific items and get to the exit before time runs out.</text:p>
          </table:table-cell>
          <table:table-cell table:style-name="Default" table:formula="of:=CONCATENATE(&quot;&lt;game name=&quot;;CHAR(34);[.A405];CHAR(34);&quot;&gt; &lt;year&gt;&quot;;[.B405];&quot;&lt;/year&gt; &lt;rating&gt;&quot;;[.C405];&quot;&lt;/rating&gt; &lt;title&gt;&quot;;[.D405];&quot;&lt;/title&gt; &lt;pub&gt;&quot;;[.E405];&quot;&lt;/pub&gt; &lt;dev&gt;&quot;;[.F405];&quot;&lt;/dev&gt; &lt;genre&gt;&quot;;[.G405];&quot;&lt;/genre&gt; &lt;score&gt;&quot;;[.H405];&quot;&lt;/score&gt; &lt;player&gt;&quot;;[.I405];&quot;&lt;/player&gt; &lt;story&gt;&quot;;[.J405];&quot;&lt;/story&gt; &lt;/game&gt;&quot;)" office:value-type="string" office:string-value="&lt;game name=&quot;Rugrats Movie, The (USA, Europe)&quot;&gt; &lt;year&gt;1999&lt;/year&gt; &lt;rating&gt;ESRB - E (Everyone)&lt;/rating&gt; &lt;title&gt;Rugrats Movie, The &lt;/title&gt; &lt;pub&gt;THQ&lt;/pub&gt; &lt;dev&gt;Software Creations&lt;/dev&gt; &lt;genre&gt;Action&lt;/genre&gt; &lt;score&gt;3.0&lt;/score&gt; &lt;player&gt;1 Player&lt;/player&gt; &lt;story&gt;The Rugrats Movie is a traditional 2D platform game based on the 1998 movie of the same name, which in turn is based on the Daytime Emmy-award winning animated television series.****In the game Tommy Pickles' little brother (Dil) has vanished without a trace and it is up to the Rugrats to find a replacement baby for Dil Pickles.****The game features eight levels including Pickles house, the hospital, woods, and ancient ruins. There are two levels in which you drive the Reptar Wagon in a top-down perspective, but the rest features standard side-scrolling platform gameplay. In each level the player has to collect specific items and get to the exit before time runs out.&lt;/story&gt; &lt;/game&gt;">
            <text:p>&lt;game name="Rugrats Movie, The (USA, Europe)"&gt; &lt;year&gt;1999&lt;/year&gt; &lt;rating&gt;ESRB - E (Everyone)&lt;/rating&gt; &lt;title&gt;Rugrats Movie, The &lt;/title&gt; &lt;pub&gt;THQ&lt;/pub&gt; &lt;dev&gt;Software Creations&lt;/dev&gt; &lt;genre&gt;Action&lt;/genre&gt; &lt;score&gt;3.0&lt;/score&gt; &lt;player&gt;1 Player&lt;/player&gt; &lt;story&gt;The Rugrats Movie is a traditional 2D platform game based on the 1998 movie of the same name, which in turn is based on the Daytime Emmy-award winning animated television series.****In the game Tommy Pickles' little brother (Dil) has vanished without a trace and it is up to the Rugrats to find a replacement baby for Dil Pickles.****The game features eight levels including Pickles house, the hospital, woods, and ancient ruins. There are two levels in which you drive the Reptar Wagon in a top-down perspective, but the rest features standard side-scrolling platform gameplay. In each level the player has to collect specific items and get to the exit before time runs out.&lt;/story&gt; &lt;/game&gt;</text:p>
          </table:table-cell>
          <table:table-cell table:number-columns-repeated="1013"/>
        </table:table-row>
        <table:table-row table:style-name="ro1">
          <table:table-cell office:value-type="string">
            <text:p>Sabrina - The Animated Series - Spooked! (USA, Europe)</text:p>
          </table:table-cell>
          <table:table-cell office:value-type="float" office:value="2001">
            <text:p>2001</text:p>
          </table:table-cell>
          <table:table-cell office:value-type="string">
            <text:p>ESRB - E (Everyone)</text:p>
          </table:table-cell>
          <table:table-cell office:value-type="string">
            <text:p>Sabrina - The Animated Series - Spooked! </text:p>
          </table:table-cell>
          <table:table-cell office:value-type="string">
            <text:p>Simon &amp; Schuster</text:p>
          </table:table-cell>
          <table:table-cell office:value-type="string">
            <text:p>WayForward</text:p>
          </table:table-cell>
          <table:table-cell office:value-type="string">
            <text:p>Action</text:p>
          </table:table-cell>
          <table:table-cell office:value-type="string">
            <text:p>3.6</text:p>
          </table:table-cell>
          <table:table-cell office:value-type="string">
            <text:p>1 Player</text:p>
          </table:table-cell>
          <table:table-cell office:value-type="string">
            <text:p>Sabrina is no newcomer to computer gaming, and this is her second appearance on the Game Boy Color. Sabrina Spooked is aimed at 6 to 9 year olds, so the basic story line is straightforward: Sabrina and her faithful cat Salem follow their aunts through a magic portal; there they discover that the Spooky Man--a baddie, of course--has kidnapped them in order to steal their magic powers, along with those of the world's other witches and wizards. Sabrina sets out to foil the Spooky Man's plan, using a range of spells across four different gaming worlds. The game takes a platform format--you move around and over obstacles, knocking out the enemy on the way. Zapping presents is a good idea, as this reveals goodies such as extra health, spells, and lives. Each level has an exit portal that's only opened when you've found three crystals. When Sabrina gets to a portal she has to survive a trap set by the Spooky Man. There are no shortcuts to getting this job done. You can switch between controlling Sabrina or Salem. Salem is quite small, making him very useful for getting through tiny spaces--but he can't defeat enemies, so you need to think carefully about when best to use him. </text:p>
          </table:table-cell>
          <table:table-cell table:style-name="Default" table:formula="of:=CONCATENATE(&quot;&lt;game name=&quot;;CHAR(34);[.A406];CHAR(34);&quot;&gt; &lt;year&gt;&quot;;[.B406];&quot;&lt;/year&gt; &lt;rating&gt;&quot;;[.C406];&quot;&lt;/rating&gt; &lt;title&gt;&quot;;[.D406];&quot;&lt;/title&gt; &lt;pub&gt;&quot;;[.E406];&quot;&lt;/pub&gt; &lt;dev&gt;&quot;;[.F406];&quot;&lt;/dev&gt; &lt;genre&gt;&quot;;[.G406];&quot;&lt;/genre&gt; &lt;score&gt;&quot;;[.H406];&quot;&lt;/score&gt; &lt;player&gt;&quot;;[.I406];&quot;&lt;/player&gt; &lt;story&gt;&quot;;[.J406];&quot;&lt;/story&gt; &lt;/game&gt;&quot;)" office:value-type="string" office:string-value="&lt;game name=&quot;Sabrina - The Animated Series - Spooked! (USA, Europe)&quot;&gt; &lt;year&gt;2001&lt;/year&gt; &lt;rating&gt;ESRB - E (Everyone)&lt;/rating&gt; &lt;title&gt;Sabrina - The Animated Series - Spooked! &lt;/title&gt; &lt;pub&gt;Simon &amp; Schuster&lt;/pub&gt; &lt;dev&gt;WayForward&lt;/dev&gt; &lt;genre&gt;Action&lt;/genre&gt; &lt;score&gt;3.6&lt;/score&gt; &lt;player&gt;1 Player&lt;/player&gt; &lt;story&gt;Sabrina is no newcomer to computer gaming, and this is her second appearance on the Game Boy Color. Sabrina Spooked is aimed at 6 to 9 year olds, so the basic story line is straightforward: Sabrina and her faithful cat Salem follow their aunts through a magic portal; there they discover that the Spooky Man--a baddie, of course--has kidnapped them in order to steal their magic powers, along with those of the world's other witches and wizards. Sabrina sets out to foil the Spooky Man's plan, using a range of spells across four different gaming worlds. The game takes a platform format--you move around and over obstacles, knocking out the enemy on the way. Zapping presents is a good idea, as this reveals goodies such as extra health, spells, and lives. Each level has an exit portal that's only opened when you've found three crystals. When Sabrina gets to a portal she has to survive a trap set by the Spooky Man. There are no shortcuts to getting this job done. You can switch between controlling Sabrina or Salem. Salem is quite small, making him very useful for getting through tiny spaces--but he can't defeat enemies, so you need to think carefully about when best to use him. &lt;/story&gt; &lt;/game&gt;">
            <text:p>&lt;game name="Sabrina - The Animated Series - Spooked! (USA, Europe)"&gt; &lt;year&gt;2001&lt;/year&gt; &lt;rating&gt;ESRB - E (Everyone)&lt;/rating&gt; &lt;title&gt;Sabrina - The Animated Series - Spooked! &lt;/title&gt; &lt;pub&gt;Simon &amp; Schuster&lt;/pub&gt; &lt;dev&gt;WayForward&lt;/dev&gt; &lt;genre&gt;Action&lt;/genre&gt; &lt;score&gt;3.6&lt;/score&gt; &lt;player&gt;1 Player&lt;/player&gt; &lt;story&gt;Sabrina is no newcomer to computer gaming, and this is her second appearance on the Game Boy Color. Sabrina Spooked is aimed at 6 to 9 year olds, so the basic story line is straightforward: Sabrina and her faithful cat Salem follow their aunts through a magic portal; there they discover that the Spooky Man--a baddie, of course--has kidnapped them in order to steal their magic powers, along with those of the world's other witches and wizards. Sabrina sets out to foil the Spooky Man's plan, using a range of spells across four different gaming worlds. The game takes a platform format--you move around and over obstacles, knocking out the enemy on the way. Zapping presents is a good idea, as this reveals goodies such as extra health, spells, and lives. Each level has an exit portal that's only opened when you've found three crystals. When Sabrina gets to a portal she has to survive a trap set by the Spooky Man. There are no shortcuts to getting this job done. You can switch between controlling Sabrina or Salem. Salem is quite small, making him very useful for getting through tiny spaces--but he can't defeat enemies, so you need to think carefully about when best to use him. &lt;/story&gt; &lt;/game&gt;</text:p>
          </table:table-cell>
          <table:table-cell table:number-columns-repeated="1013"/>
        </table:table-row>
        <table:table-row table:style-name="ro1">
          <table:table-cell office:value-type="string">
            <text:p>Sabrina - The Animated Series - Zapped! (USA, Europe)</text:p>
          </table:table-cell>
          <table:table-cell office:value-type="float" office:value="2000">
            <text:p>2000</text:p>
          </table:table-cell>
          <table:table-cell office:value-type="string">
            <text:p>ESRB - E (Everyone)</text:p>
          </table:table-cell>
          <table:table-cell office:value-type="string">
            <text:p>Sabrina - The Animated Series - Zapped! </text:p>
          </table:table-cell>
          <table:table-cell office:value-type="string">
            <text:p>Simon &amp; Schuster</text:p>
          </table:table-cell>
          <table:table-cell office:value-type="string">
            <text:p>WayForward</text:p>
          </table:table-cell>
          <table:table-cell office:value-type="string">
            <text:p>Action</text:p>
          </table:table-cell>
          <table:table-cell office:value-type="string">
            <text:p>3.1</text:p>
          </table:table-cell>
          <table:table-cell office:value-type="string">
            <text:p>1 Player</text:p>
          </table:table-cell>
          <table:table-cell office:value-type="string">
            <text:p>Based on the animated TV series, which itself was based on a live-action prime-time TV series, Sabrina, the Animated Series: Zapped! follows the pre-teen Sabrina as she tries to fix a spell that's gone wrong: by using her magic to get applause during the school talent show, she accidentally turned the audience into a pack of wild animals. Now, through 20 levels, Sabrina and her cat Salem will have to use quick thinking and unpredictable magic to make things right. Players will switch between Sabrina and Salem, and use each character's abilities to track down each of the animals and zap it back into its former human self.</text:p>
          </table:table-cell>
          <table:table-cell table:style-name="Default" table:formula="of:=CONCATENATE(&quot;&lt;game name=&quot;;CHAR(34);[.A407];CHAR(34);&quot;&gt; &lt;year&gt;&quot;;[.B407];&quot;&lt;/year&gt; &lt;rating&gt;&quot;;[.C407];&quot;&lt;/rating&gt; &lt;title&gt;&quot;;[.D407];&quot;&lt;/title&gt; &lt;pub&gt;&quot;;[.E407];&quot;&lt;/pub&gt; &lt;dev&gt;&quot;;[.F407];&quot;&lt;/dev&gt; &lt;genre&gt;&quot;;[.G407];&quot;&lt;/genre&gt; &lt;score&gt;&quot;;[.H407];&quot;&lt;/score&gt; &lt;player&gt;&quot;;[.I407];&quot;&lt;/player&gt; &lt;story&gt;&quot;;[.J407];&quot;&lt;/story&gt; &lt;/game&gt;&quot;)" office:value-type="string" office:string-value="&lt;game name=&quot;Sabrina - The Animated Series - Zapped! (USA, Europe)&quot;&gt; &lt;year&gt;2000&lt;/year&gt; &lt;rating&gt;ESRB - E (Everyone)&lt;/rating&gt; &lt;title&gt;Sabrina - The Animated Series - Zapped! &lt;/title&gt; &lt;pub&gt;Simon &amp; Schuster&lt;/pub&gt; &lt;dev&gt;WayForward&lt;/dev&gt; &lt;genre&gt;Action&lt;/genre&gt; &lt;score&gt;3.1&lt;/score&gt; &lt;player&gt;1 Player&lt;/player&gt; &lt;story&gt;Based on the animated TV series, which itself was based on a live-action prime-time TV series, Sabrina, the Animated Series: Zapped! follows the pre-teen Sabrina as she tries to fix a spell that's gone wrong: by using her magic to get applause during the school talent show, she accidentally turned the audience into a pack of wild animals. Now, through 20 levels, Sabrina and her cat Salem will have to use quick thinking and unpredictable magic to make things right. Players will switch between Sabrina and Salem, and use each character's abilities to track down each of the animals and zap it back into its former human self.&lt;/story&gt; &lt;/game&gt;">
            <text:p>&lt;game name="Sabrina - The Animated Series - Zapped! (USA, Europe)"&gt; &lt;year&gt;2000&lt;/year&gt; &lt;rating&gt;ESRB - E (Everyone)&lt;/rating&gt; &lt;title&gt;Sabrina - The Animated Series - Zapped! &lt;/title&gt; &lt;pub&gt;Simon &amp; Schuster&lt;/pub&gt; &lt;dev&gt;WayForward&lt;/dev&gt; &lt;genre&gt;Action&lt;/genre&gt; &lt;score&gt;3.1&lt;/score&gt; &lt;player&gt;1 Player&lt;/player&gt; &lt;story&gt;Based on the animated TV series, which itself was based on a live-action prime-time TV series, Sabrina, the Animated Series: Zapped! follows the pre-teen Sabrina as she tries to fix a spell that's gone wrong: by using her magic to get applause during the school talent show, she accidentally turned the audience into a pack of wild animals. Now, through 20 levels, Sabrina and her cat Salem will have to use quick thinking and unpredictable magic to make things right. Players will switch between Sabrina and Salem, and use each character's abilities to track down each of the animals and zap it back into its former human self.&lt;/story&gt; &lt;/game&gt;</text:p>
          </table:table-cell>
          <table:table-cell table:number-columns-repeated="1013"/>
        </table:table-row>
        <table:table-row table:style-name="ro1">
          <table:table-cell office:value-type="string">
            <text:p>San Francisco Rush 2049 (USA)</text:p>
          </table:table-cell>
          <table:table-cell office:value-type="float" office:value="2000">
            <text:p>2000</text:p>
          </table:table-cell>
          <table:table-cell office:value-type="string">
            <text:p>ESRB - E (Everyone)</text:p>
          </table:table-cell>
          <table:table-cell office:value-type="string">
            <text:p>San Francisco Rush 2049 </text:p>
          </table:table-cell>
          <table:table-cell office:value-type="string">
            <text:p>Midway</text:p>
          </table:table-cell>
          <table:table-cell office:value-type="string">
            <text:p>Handheld Games</text:p>
          </table:table-cell>
          <table:table-cell office:value-type="string">
            <text:p>Driving</text:p>
          </table:table-cell>
          <table:table-cell office:value-type="string">
            <text:p>3.0</text:p>
          </table:table-cell>
          <table:table-cell office:value-type="string">
            <text:p>1 Player</text:p>
          </table:table-cell>
          <table:table-cell office:value-type="string">
            <text:p>Unlike the previous San Francisco Rush titles, this racing game is set in the future. The same rules apply though, get to the finish before everyone else while avoiding massive crashes and taking as many shortcuts as possible.****Along with the usual race style, you now have the ability to fly, allowing you even more speed, stunts and shortcuts to the finish line. While the tracks themselves include moving ramps and switches to other shortcuts.****Modes include time trials, stunt mode including unique track designs to get the most out of your stunts, and a four player 'Battlematch' mode that adds weapons to the action.</text:p>
          </table:table-cell>
          <table:table-cell table:style-name="Default" table:formula="of:=CONCATENATE(&quot;&lt;game name=&quot;;CHAR(34);[.A408];CHAR(34);&quot;&gt; &lt;year&gt;&quot;;[.B408];&quot;&lt;/year&gt; &lt;rating&gt;&quot;;[.C408];&quot;&lt;/rating&gt; &lt;title&gt;&quot;;[.D408];&quot;&lt;/title&gt; &lt;pub&gt;&quot;;[.E408];&quot;&lt;/pub&gt; &lt;dev&gt;&quot;;[.F408];&quot;&lt;/dev&gt; &lt;genre&gt;&quot;;[.G408];&quot;&lt;/genre&gt; &lt;score&gt;&quot;;[.H408];&quot;&lt;/score&gt; &lt;player&gt;&quot;;[.I408];&quot;&lt;/player&gt; &lt;story&gt;&quot;;[.J408];&quot;&lt;/story&gt; &lt;/game&gt;&quot;)" office:value-type="string" office:string-value="&lt;game name=&quot;San Francisco Rush 2049 (USA)&quot;&gt; &lt;year&gt;2000&lt;/year&gt; &lt;rating&gt;ESRB - E (Everyone)&lt;/rating&gt; &lt;title&gt;San Francisco Rush 2049 &lt;/title&gt; &lt;pub&gt;Midway&lt;/pub&gt; &lt;dev&gt;Handheld Games&lt;/dev&gt; &lt;genre&gt;Driving&lt;/genre&gt; &lt;score&gt;3.0&lt;/score&gt; &lt;player&gt;1 Player&lt;/player&gt; &lt;story&gt;Unlike the previous San Francisco Rush titles, this racing game is set in the future. The same rules apply though, get to the finish before everyone else while avoiding massive crashes and taking as many shortcuts as possible.****Along with the usual race style, you now have the ability to fly, allowing you even more speed, stunts and shortcuts to the finish line. While the tracks themselves include moving ramps and switches to other shortcuts.****Modes include time trials, stunt mode including unique track designs to get the most out of your stunts, and a four player 'Battlematch' mode that adds weapons to the action.&lt;/story&gt; &lt;/game&gt;">
            <text:p>&lt;game name="San Francisco Rush 2049 (USA)"&gt; &lt;year&gt;2000&lt;/year&gt; &lt;rating&gt;ESRB - E (Everyone)&lt;/rating&gt; &lt;title&gt;San Francisco Rush 2049 &lt;/title&gt; &lt;pub&gt;Midway&lt;/pub&gt; &lt;dev&gt;Handheld Games&lt;/dev&gt; &lt;genre&gt;Driving&lt;/genre&gt; &lt;score&gt;3.0&lt;/score&gt; &lt;player&gt;1 Player&lt;/player&gt; &lt;story&gt;Unlike the previous San Francisco Rush titles, this racing game is set in the future. The same rules apply though, get to the finish before everyone else while avoiding massive crashes and taking as many shortcuts as possible.****Along with the usual race style, you now have the ability to fly, allowing you even more speed, stunts and shortcuts to the finish line. While the tracks themselves include moving ramps and switches to other shortcuts.****Modes include time trials, stunt mode including unique track designs to get the most out of your stunts, and a four player 'Battlematch' mode that adds weapons to the action.&lt;/story&gt; &lt;/game&gt;</text:p>
          </table:table-cell>
          <table:table-cell table:number-columns-repeated="1013"/>
        </table:table-row>
        <table:table-row table:style-name="ro1">
          <table:table-cell office:value-type="string">
            <text:p>Santa Claus Junior (Europe)</text:p>
          </table:table-cell>
          <table:table-cell office:value-type="float" office:value="2001">
            <text:p>2001</text:p>
          </table:table-cell>
          <table:table-cell office:value-type="string">
            <text:p>ESRB - E (Everyone)</text:p>
          </table:table-cell>
          <table:table-cell office:value-type="string">
            <text:p>Santa Claus Junior </text:p>
          </table:table-cell>
          <table:table-cell office:value-type="string">
            <text:p>JoWooD Entertainment AG</text:p>
          </table:table-cell>
          <table:table-cell office:value-type="string">
            <text:p>NEON Software GmbH</text:p>
          </table:table-cell>
          <table:table-cell office:value-type="string">
            <text:p>Action</text:p>
          </table:table-cell>
          <table:table-cell office:value-type="string">
            <text:p>4.7</text:p>
          </table:table-cell>
          <table:table-cell office:value-type="string">
            <text:p>1 Player</text:p>
          </table:table-cell>
          <table:table-cell office:value-type="string">
            <text:p>Santa Claus Junior is a platform game for Gameboy Color. It features a little boy called Nick whose job it is to find all presents Santa Claus lost when the evil witch caught him, so of course he must defeat the witch and free Santa Claus so that Christmas can commence as usual.</text:p>
          </table:table-cell>
          <table:table-cell table:style-name="Default" table:formula="of:=CONCATENATE(&quot;&lt;game name=&quot;;CHAR(34);[.A409];CHAR(34);&quot;&gt; &lt;year&gt;&quot;;[.B409];&quot;&lt;/year&gt; &lt;rating&gt;&quot;;[.C409];&quot;&lt;/rating&gt; &lt;title&gt;&quot;;[.D409];&quot;&lt;/title&gt; &lt;pub&gt;&quot;;[.E409];&quot;&lt;/pub&gt; &lt;dev&gt;&quot;;[.F409];&quot;&lt;/dev&gt; &lt;genre&gt;&quot;;[.G409];&quot;&lt;/genre&gt; &lt;score&gt;&quot;;[.H409];&quot;&lt;/score&gt; &lt;player&gt;&quot;;[.I409];&quot;&lt;/player&gt; &lt;story&gt;&quot;;[.J409];&quot;&lt;/story&gt; &lt;/game&gt;&quot;)" office:value-type="string" office:string-value="&lt;game name=&quot;Santa Claus Junior (Europe)&quot;&gt; &lt;year&gt;2001&lt;/year&gt; &lt;rating&gt;ESRB - E (Everyone)&lt;/rating&gt; &lt;title&gt;Santa Claus Junior &lt;/title&gt; &lt;pub&gt;JoWooD Entertainment AG&lt;/pub&gt; &lt;dev&gt;NEON Software GmbH&lt;/dev&gt; &lt;genre&gt;Action&lt;/genre&gt; &lt;score&gt;4.7&lt;/score&gt; &lt;player&gt;1 Player&lt;/player&gt; &lt;story&gt;Santa Claus Junior is a platform game for Gameboy Color. It features a little boy called Nick whose job it is to find all presents Santa Claus lost when the evil witch caught him, so of course he must defeat the witch and free Santa Claus so that Christmas can commence as usual.&lt;/story&gt; &lt;/game&gt;">
            <text:p>&lt;game name="Santa Claus Junior (Europe)"&gt; &lt;year&gt;2001&lt;/year&gt; &lt;rating&gt;ESRB - E (Everyone)&lt;/rating&gt; &lt;title&gt;Santa Claus Junior &lt;/title&gt; &lt;pub&gt;JoWooD Entertainment AG&lt;/pub&gt; &lt;dev&gt;NEON Software GmbH&lt;/dev&gt; &lt;genre&gt;Action&lt;/genre&gt; &lt;score&gt;4.7&lt;/score&gt; &lt;player&gt;1 Player&lt;/player&gt; &lt;story&gt;Santa Claus Junior is a platform game for Gameboy Color. It features a little boy called Nick whose job it is to find all presents Santa Claus lost when the evil witch caught him, so of course he must defeat the witch and free Santa Claus so that Christmas can commence as usual.&lt;/story&gt; &lt;/game&gt;</text:p>
          </table:table-cell>
          <table:table-cell table:number-columns-repeated="1013"/>
        </table:table-row>
        <table:table-row table:style-name="ro1">
          <table:table-cell office:value-type="string">
            <text:p>Scooby-Doo! - Classic Creep Capers (USA, Europe)</text:p>
          </table:table-cell>
          <table:table-cell office:value-type="float" office:value="2001">
            <text:p>2001</text:p>
          </table:table-cell>
          <table:table-cell office:value-type="string">
            <text:p>ESRB - E (Everyone)</text:p>
          </table:table-cell>
          <table:table-cell office:value-type="string">
            <text:p>Scooby-Doo! - Classic Creep Capers </text:p>
          </table:table-cell>
          <table:table-cell office:value-type="string">
            <text:p>THQ</text:p>
          </table:table-cell>
          <table:table-cell office:value-type="string">
            <text:p>Digital Eclipse</text:p>
          </table:table-cell>
          <table:table-cell office:value-type="string">
            <text:p>Adventure</text:p>
          </table:table-cell>
          <table:table-cell office:value-type="string">
            <text:p>3.2</text:p>
          </table:table-cell>
          <table:table-cell office:value-type="string">
            <text:p>1 Player</text:p>
          </table:table-cell>
          <table:table-cell office:value-type="string">
            <text:p>Scooby-Doo! Classic Creep Capers is a point-and-click adventure game in six chapters. Scooby, Shaggy, Fred, Velma and Daphne are on the trail of a jewel thief. Their investigation leads them to an old spooky house, Jekyll Mansion. Once inside, they search the rooms to gather clues to reveal the identity of the jewel thief. Gameplay consists of positioning characters close to objects in such a way that a menu at the bottom of the screen lights up. The player can then choose the correct action (examine, search, use, take) from the menu. There is also plenty of dialogue involved. To solve puzzles, the player switches between characters and uses each person's special abilities.</text:p>
          </table:table-cell>
          <table:table-cell table:style-name="Default" table:formula="of:=CONCATENATE(&quot;&lt;game name=&quot;;CHAR(34);[.A410];CHAR(34);&quot;&gt; &lt;year&gt;&quot;;[.B410];&quot;&lt;/year&gt; &lt;rating&gt;&quot;;[.C410];&quot;&lt;/rating&gt; &lt;title&gt;&quot;;[.D410];&quot;&lt;/title&gt; &lt;pub&gt;&quot;;[.E410];&quot;&lt;/pub&gt; &lt;dev&gt;&quot;;[.F410];&quot;&lt;/dev&gt; &lt;genre&gt;&quot;;[.G410];&quot;&lt;/genre&gt; &lt;score&gt;&quot;;[.H410];&quot;&lt;/score&gt; &lt;player&gt;&quot;;[.I410];&quot;&lt;/player&gt; &lt;story&gt;&quot;;[.J410];&quot;&lt;/story&gt; &lt;/game&gt;&quot;)" office:value-type="string" office:string-value="&lt;game name=&quot;Scooby-Doo! - Classic Creep Capers (USA, Europe)&quot;&gt; &lt;year&gt;2001&lt;/year&gt; &lt;rating&gt;ESRB - E (Everyone)&lt;/rating&gt; &lt;title&gt;Scooby-Doo! - Classic Creep Capers &lt;/title&gt; &lt;pub&gt;THQ&lt;/pub&gt; &lt;dev&gt;Digital Eclipse&lt;/dev&gt; &lt;genre&gt;Adventure&lt;/genre&gt; &lt;score&gt;3.2&lt;/score&gt; &lt;player&gt;1 Player&lt;/player&gt; &lt;story&gt;Scooby-Doo! Classic Creep Capers is a point-and-click adventure game in six chapters. Scooby, Shaggy, Fred, Velma and Daphne are on the trail of a jewel thief. Their investigation leads them to an old spooky house, Jekyll Mansion. Once inside, they search the rooms to gather clues to reveal the identity of the jewel thief. Gameplay consists of positioning characters close to objects in such a way that a menu at the bottom of the screen lights up. The player can then choose the correct action (examine, search, use, take) from the menu. There is also plenty of dialogue involved. To solve puzzles, the player switches between characters and uses each person's special abilities.&lt;/story&gt; &lt;/game&gt;">
            <text:p>&lt;game name="Scooby-Doo! - Classic Creep Capers (USA, Europe)"&gt; &lt;year&gt;2001&lt;/year&gt; &lt;rating&gt;ESRB - E (Everyone)&lt;/rating&gt; &lt;title&gt;Scooby-Doo! - Classic Creep Capers &lt;/title&gt; &lt;pub&gt;THQ&lt;/pub&gt; &lt;dev&gt;Digital Eclipse&lt;/dev&gt; &lt;genre&gt;Adventure&lt;/genre&gt; &lt;score&gt;3.2&lt;/score&gt; &lt;player&gt;1 Player&lt;/player&gt; &lt;story&gt;Scooby-Doo! Classic Creep Capers is a point-and-click adventure game in six chapters. Scooby, Shaggy, Fred, Velma and Daphne are on the trail of a jewel thief. Their investigation leads them to an old spooky house, Jekyll Mansion. Once inside, they search the rooms to gather clues to reveal the identity of the jewel thief. Gameplay consists of positioning characters close to objects in such a way that a menu at the bottom of the screen lights up. The player can then choose the correct action (examine, search, use, take) from the menu. There is also plenty of dialogue involved. To solve puzzles, the player switches between characters and uses each person's special abilities.&lt;/story&gt; &lt;/game&gt;</text:p>
          </table:table-cell>
          <table:table-cell table:number-columns-repeated="1013"/>
        </table:table-row>
        <table:table-row table:style-name="ro1">
          <table:table-cell office:value-type="string">
            <text:p>Scrabble (Europe)</text:p>
          </table:table-cell>
          <table:table-cell office:value-type="float" office:value="2001">
            <text:p>2001</text:p>
          </table:table-cell>
          <table:table-cell office:value-type="string">
            <text:p>ESRB - E (Everyone)</text:p>
          </table:table-cell>
          <table:table-cell office:value-type="string">
            <text:p>Scrabble </text:p>
          </table:table-cell>
          <table:table-cell office:value-type="string">
            <text:p>Ubisoft</text:p>
          </table:table-cell>
          <table:table-cell office:value-type="string">
            <text:p>Runecraft</text:p>
          </table:table-cell>
          <table:table-cell office:value-type="string">
            <text:p>Board Games</text:p>
          </table:table-cell>
          <table:table-cell office:value-type="string">
            <text:p>4.3</text:p>
          </table:table-cell>
          <table:table-cell office:value-type="string">
            <text:p>1 Player</text:p>
          </table:table-cell>
          <table:table-cell office:value-type="string">
            <text:p>Until now, Scrabble has generally been reserved for days when you're stuck inside during the British summer holidays when it's raining. But the little game with the letter tiles has made it onto the Game Boy, so now you can have all of that scrabbly goodness in the palm of your hand. As well as the standard game--where you get some letters, make spellings up and then shout "what do you mean there's no such word as QXZYJHD?", there is also a conundrum round where you and your opponents get the same seven letters and have to arrange them into a word. <text:s/>You can play against up to three other players (either computer players or friends--although you'll all have to use the same machine as the game doesn't make use of the link cable). If you play against the computer you can choose a difficulty level--Novice, Easy, or Hard--and the pictorial representation of the opponent changes depending on which level you play, from a man with a dunce's hat to the expert who looks like Einstein. It's a nice touch which gives you the impression of playing against someone rather than just the computer AI. There are also various options you can choose to spice up play: you can set "word challenge" to on so that your opponent can dispute a word you put down (otherwise the dictionary will do it automatically when you place your tiles; the intelligence of this changes as you go up difficulty levels), and you can also turn off the "miss a turn" function when you get a word wrong. It's very simple to pick up and play, and the board is reproduced in the original colours. Basically, this is a very addictive game for people of all ages.</text:p>
          </table:table-cell>
          <table:table-cell table:style-name="Default" table:formula="of:=CONCATENATE(&quot;&lt;game name=&quot;;CHAR(34);[.A411];CHAR(34);&quot;&gt; &lt;year&gt;&quot;;[.B411];&quot;&lt;/year&gt; &lt;rating&gt;&quot;;[.C411];&quot;&lt;/rating&gt; &lt;title&gt;&quot;;[.D411];&quot;&lt;/title&gt; &lt;pub&gt;&quot;;[.E411];&quot;&lt;/pub&gt; &lt;dev&gt;&quot;;[.F411];&quot;&lt;/dev&gt; &lt;genre&gt;&quot;;[.G411];&quot;&lt;/genre&gt; &lt;score&gt;&quot;;[.H411];&quot;&lt;/score&gt; &lt;player&gt;&quot;;[.I411];&quot;&lt;/player&gt; &lt;story&gt;&quot;;[.J411];&quot;&lt;/story&gt; &lt;/game&gt;&quot;)" office:value-type="string" office:string-value="&lt;game name=&quot;Scrabble (Europe)&quot;&gt; &lt;year&gt;2001&lt;/year&gt; &lt;rating&gt;ESRB - E (Everyone)&lt;/rating&gt; &lt;title&gt;Scrabble &lt;/title&gt; &lt;pub&gt;Ubisoft&lt;/pub&gt; &lt;dev&gt;Runecraft&lt;/dev&gt; &lt;genre&gt;Board Games&lt;/genre&gt; &lt;score&gt;4.3&lt;/score&gt; &lt;player&gt;1 Player&lt;/player&gt; &lt;story&gt;Until now, Scrabble has generally been reserved for days when you're stuck inside during the British summer holidays when it's raining. But the little game with the letter tiles has made it onto the Game Boy, so now you can have all of that scrabbly goodness in the palm of your hand. As well as the standard game--where you get some letters, make spellings up and then shout &quot;what do you mean there's no such word as QXZYJHD?&quot;, there is also a conundrum round where you and your opponents get the same seven letters and have to arrange them into a word.  You can play against up to three other players (either computer players or friends--although you'll all have to use the same machine as the game doesn't make use of the link cable). If you play against the computer you can choose a difficulty level--Novice, Easy, or Hard--and the pictorial representation of the opponent changes depending on which level you play, from a man with a dunce's hat to the expert who looks like Einstein. It's a nice touch which gives you the impression of playing against someone rather than just the computer AI. There are also various options you can choose to spice up play: you can set &quot;word challenge&quot; to on so that your opponent can dispute a word you put down (otherwise the dictionary will do it automatically when you place your tiles; the intelligence of this changes as you go up difficulty levels), and you can also turn off the &quot;miss a turn&quot; function when you get a word wrong. It's very simple to pick up and play, and the board is reproduced in the original colours. Basically, this is a very addictive game for people of all ages.&lt;/story&gt; &lt;/game&gt;">
            <text:p>&lt;game name="Scrabble (Europe)"&gt; &lt;year&gt;2001&lt;/year&gt; &lt;rating&gt;ESRB - E (Everyone)&lt;/rating&gt; &lt;title&gt;Scrabble &lt;/title&gt; &lt;pub&gt;Ubisoft&lt;/pub&gt; &lt;dev&gt;Runecraft&lt;/dev&gt; &lt;genre&gt;Board Games&lt;/genre&gt; &lt;score&gt;4.3&lt;/score&gt; &lt;player&gt;1 Player&lt;/player&gt; &lt;story&gt;Until now, Scrabble has generally been reserved for days when you're stuck inside during the British summer holidays when it's raining. But the little game with the letter tiles has made it onto the Game Boy, so now you can have all of that scrabbly goodness in the palm of your hand. As well as the standard game--where you get some letters, make spellings up and then shout "what do you mean there's no such word as QXZYJHD?", there is also a conundrum round where you and your opponents get the same seven letters and have to arrange them into a word. <text:s/>You can play against up to three other players (either computer players or friends--although you'll all have to use the same machine as the game doesn't make use of the link cable). If you play against the computer you can choose a difficulty level--Novice, Easy, or Hard--and the pictorial representation of the opponent changes depending on which level you play, from a man with a dunce's hat to the expert who looks like Einstein. It's a nice touch which gives you the impression of playing against someone rather than just the computer AI. There are also various options you can choose to spice up play: you can set "word challenge" to on so that your opponent can dispute a word you put down (otherwise the dictionary will do it automatically when you place your tiles; the intelligence of this changes as you go up difficulty levels), and you can also turn off the "miss a turn" function when you get a word wrong. It's very simple to pick up and play, and the board is reproduced in the original colours. Basically, this is a very addictive game for people of all ages.&lt;/story&gt; &lt;/game&gt;</text:p>
          </table:table-cell>
          <table:table-cell table:number-columns-repeated="1013"/>
        </table:table-row>
        <table:table-row table:style-name="ro1">
          <table:table-cell office:value-type="string">
            <text:p>Sesame Street Sports (USA)</text:p>
          </table:table-cell>
          <table:table-cell office:value-type="float" office:value="2001">
            <text:p>2001</text:p>
          </table:table-cell>
          <table:table-cell office:value-type="string">
            <text:p>ESRB - E (Everyone)</text:p>
          </table:table-cell>
          <table:table-cell office:value-type="string">
            <text:p>Sesame Street Sports </text:p>
          </table:table-cell>
          <table:table-cell office:value-type="string">
            <text:p>NewKidCo</text:p>
          </table:table-cell>
          <table:table-cell office:value-type="string">
            <text:p>Bonsai Entertainment Corp</text:p>
          </table:table-cell>
          <table:table-cell office:value-type="string">
            <text:p>Sports</text:p>
          </table:table-cell>
          <table:table-cell office:value-type="string">
            <text:p>2.0</text:p>
          </table:table-cell>
          <table:table-cell office:value-type="string">
            <text:p>1 Player</text:p>
          </table:table-cell>
          <table:table-cell office:value-type="string">
            <text:p>In Sesame Street Sports, kids are challenged to six Sesame Street sporting events featuring their favourite Sesame Street friends. Steer Grover on his unicycle, shoot the rapids with Ernie in his bathtub, race with Zoe on her Big Wheel, slip and slide with Telly on his snow saucer, go bouncing with Cookie Monster, and guide Elmo through town on his in-line skates. This game was produced especially for young children, and features a special verbal tutorial that shows even the youngest of gamers how to play. </text:p>
          </table:table-cell>
          <table:table-cell table:style-name="Default" table:formula="of:=CONCATENATE(&quot;&lt;game name=&quot;;CHAR(34);[.A412];CHAR(34);&quot;&gt; &lt;year&gt;&quot;;[.B412];&quot;&lt;/year&gt; &lt;rating&gt;&quot;;[.C412];&quot;&lt;/rating&gt; &lt;title&gt;&quot;;[.D412];&quot;&lt;/title&gt; &lt;pub&gt;&quot;;[.E412];&quot;&lt;/pub&gt; &lt;dev&gt;&quot;;[.F412];&quot;&lt;/dev&gt; &lt;genre&gt;&quot;;[.G412];&quot;&lt;/genre&gt; &lt;score&gt;&quot;;[.H412];&quot;&lt;/score&gt; &lt;player&gt;&quot;;[.I412];&quot;&lt;/player&gt; &lt;story&gt;&quot;;[.J412];&quot;&lt;/story&gt; &lt;/game&gt;&quot;)" office:value-type="string" office:string-value="&lt;game name=&quot;Sesame Street Sports (USA)&quot;&gt; &lt;year&gt;2001&lt;/year&gt; &lt;rating&gt;ESRB - E (Everyone)&lt;/rating&gt; &lt;title&gt;Sesame Street Sports &lt;/title&gt; &lt;pub&gt;NewKidCo&lt;/pub&gt; &lt;dev&gt;Bonsai Entertainment Corp&lt;/dev&gt; &lt;genre&gt;Sports&lt;/genre&gt; &lt;score&gt;2.0&lt;/score&gt; &lt;player&gt;1 Player&lt;/player&gt; &lt;story&gt;In Sesame Street Sports, kids are challenged to six Sesame Street sporting events featuring their favourite Sesame Street friends. Steer Grover on his unicycle, shoot the rapids with Ernie in his bathtub, race with Zoe on her Big Wheel, slip and slide with Telly on his snow saucer, go bouncing with Cookie Monster, and guide Elmo through town on his in-line skates. This game was produced especially for young children, and features a special verbal tutorial that shows even the youngest of gamers how to play. &lt;/story&gt; &lt;/game&gt;">
            <text:p>&lt;game name="Sesame Street Sports (USA)"&gt; &lt;year&gt;2001&lt;/year&gt; &lt;rating&gt;ESRB - E (Everyone)&lt;/rating&gt; &lt;title&gt;Sesame Street Sports &lt;/title&gt; &lt;pub&gt;NewKidCo&lt;/pub&gt; &lt;dev&gt;Bonsai Entertainment Corp&lt;/dev&gt; &lt;genre&gt;Sports&lt;/genre&gt; &lt;score&gt;2.0&lt;/score&gt; &lt;player&gt;1 Player&lt;/player&gt; &lt;story&gt;In Sesame Street Sports, kids are challenged to six Sesame Street sporting events featuring their favourite Sesame Street friends. Steer Grover on his unicycle, shoot the rapids with Ernie in his bathtub, race with Zoe on her Big Wheel, slip and slide with Telly on his snow saucer, go bouncing with Cookie Monster, and guide Elmo through town on his in-line skates. This game was produced especially for young children, and features a special verbal tutorial that shows even the youngest of gamers how to play. &lt;/story&gt; &lt;/game&gt;</text:p>
          </table:table-cell>
          <table:table-cell table:number-columns-repeated="1013"/>
        </table:table-row>
        <table:table-row table:style-name="ro1">
          <table:table-cell office:value-type="string">
            <text:p>Sgt. Rock - On the Frontline (USA)</text:p>
          </table:table-cell>
          <table:table-cell office:value-type="float" office:value="2000">
            <text:p>2000</text:p>
          </table:table-cell>
          <table:table-cell office:value-type="string">
            <text:p>ESRB - E (Everyone)</text:p>
          </table:table-cell>
          <table:table-cell office:value-type="string">
            <text:p>Sgt. Rock - On the Frontline </text:p>
          </table:table-cell>
          <table:table-cell office:value-type="string">
            <text:p>Bam Entertainment</text:p>
          </table:table-cell>
          <table:table-cell office:value-type="string">
            <text:p>Altron</text:p>
          </table:table-cell>
          <table:table-cell office:value-type="string">
            <text:p>Action</text:p>
          </table:table-cell>
          <table:table-cell office:value-type="string">
            <text:p>3.9</text:p>
          </table:table-cell>
          <table:table-cell office:value-type="string">
            <text:p>1 Player</text:p>
          </table:table-cell>
          <table:table-cell office:value-type="string">
            <text:p>The American way is no laughing matter, and Sgt. Rock is here to prove it to naysayers the world over. Help the leathery veteran make it all the way to enemy camp, then obliterate it in order to save the day and preserve U.S. ideals. Based on the arcade game FRONT LINE, this Game Boy Color update on the title features Sgt. Rock, a D.C. Comics hero. You must guide the war hero over rivers and through the woods, taking out enemy troops and tanks. The obstacles are bountiful, as you'll come up against heavy opposition at every turn. If you stumble upon an opposing tank, feel free to hop in just remember that even tanks can be destroyed if riddled with enough grenades. Featuring a solid, straightforward premise, and intense, combat-based action, SGT. ROCK: On the Front Line is sure to appeal to gamers, appreciators of war, comic book fans, and wait, that covers everybody. </text:p>
          </table:table-cell>
          <table:table-cell table:style-name="Default" table:formula="of:=CONCATENATE(&quot;&lt;game name=&quot;;CHAR(34);[.A413];CHAR(34);&quot;&gt; &lt;year&gt;&quot;;[.B413];&quot;&lt;/year&gt; &lt;rating&gt;&quot;;[.C413];&quot;&lt;/rating&gt; &lt;title&gt;&quot;;[.D413];&quot;&lt;/title&gt; &lt;pub&gt;&quot;;[.E413];&quot;&lt;/pub&gt; &lt;dev&gt;&quot;;[.F413];&quot;&lt;/dev&gt; &lt;genre&gt;&quot;;[.G413];&quot;&lt;/genre&gt; &lt;score&gt;&quot;;[.H413];&quot;&lt;/score&gt; &lt;player&gt;&quot;;[.I413];&quot;&lt;/player&gt; &lt;story&gt;&quot;;[.J413];&quot;&lt;/story&gt; &lt;/game&gt;&quot;)" office:value-type="string" office:string-value="&lt;game name=&quot;Sgt. Rock - On the Frontline (USA)&quot;&gt; &lt;year&gt;2000&lt;/year&gt; &lt;rating&gt;ESRB - E (Everyone)&lt;/rating&gt; &lt;title&gt;Sgt. Rock - On the Frontline &lt;/title&gt; &lt;pub&gt;Bam Entertainment&lt;/pub&gt; &lt;dev&gt;Altron&lt;/dev&gt; &lt;genre&gt;Action&lt;/genre&gt; &lt;score&gt;3.9&lt;/score&gt; &lt;player&gt;1 Player&lt;/player&gt; &lt;story&gt;The American way is no laughing matter, and Sgt. Rock is here to prove it to naysayers the world over. Help the leathery veteran make it all the way to enemy camp, then obliterate it in order to save the day and preserve U.S. ideals. Based on the arcade game FRONT LINE, this Game Boy Color update on the title features Sgt. Rock, a D.C. Comics hero. You must guide the war hero over rivers and through the woods, taking out enemy troops and tanks. The obstacles are bountiful, as you'll come up against heavy opposition at every turn. If you stumble upon an opposing tank, feel free to hop in just remember that even tanks can be destroyed if riddled with enough grenades. Featuring a solid, straightforward premise, and intense, combat-based action, SGT. ROCK: On the Front Line is sure to appeal to gamers, appreciators of war, comic book fans, and wait, that covers everybody. &lt;/story&gt; &lt;/game&gt;">
            <text:p>&lt;game name="Sgt. Rock - On the Frontline (USA)"&gt; &lt;year&gt;2000&lt;/year&gt; &lt;rating&gt;ESRB - E (Everyone)&lt;/rating&gt; &lt;title&gt;Sgt. Rock - On the Frontline &lt;/title&gt; &lt;pub&gt;Bam Entertainment&lt;/pub&gt; &lt;dev&gt;Altron&lt;/dev&gt; &lt;genre&gt;Action&lt;/genre&gt; &lt;score&gt;3.9&lt;/score&gt; &lt;player&gt;1 Player&lt;/player&gt; &lt;story&gt;The American way is no laughing matter, and Sgt. Rock is here to prove it to naysayers the world over. Help the leathery veteran make it all the way to enemy camp, then obliterate it in order to save the day and preserve U.S. ideals. Based on the arcade game FRONT LINE, this Game Boy Color update on the title features Sgt. Rock, a D.C. Comics hero. You must guide the war hero over rivers and through the woods, taking out enemy troops and tanks. The obstacles are bountiful, as you'll come up against heavy opposition at every turn. If you stumble upon an opposing tank, feel free to hop in just remember that even tanks can be destroyed if riddled with enough grenades. Featuring a solid, straightforward premise, and intense, combat-based action, SGT. ROCK: On the Front Line is sure to appeal to gamers, appreciators of war, comic book fans, and wait, that covers everybody. &lt;/story&gt; &lt;/game&gt;</text:p>
          </table:table-cell>
          <table:table-cell table:number-columns-repeated="1013"/>
        </table:table-row>
        <table:table-row table:style-name="ro1">
          <table:table-cell office:value-type="string">
            <text:p>Shadowgate Classic (USA, Europe) (Rev A)</text:p>
          </table:table-cell>
          <table:table-cell office:value-type="float" office:value="1999">
            <text:p>1999</text:p>
          </table:table-cell>
          <table:table-cell office:value-type="string">
            <text:p>ESRB - E (Everyone)</text:p>
          </table:table-cell>
          <table:table-cell office:value-type="string">
            <text:p>Shadowgate Classic </text:p>
          </table:table-cell>
          <table:table-cell office:value-type="string">
            <text:p>Kemco</text:p>
          </table:table-cell>
          <table:table-cell office:value-type="string">
            <text:p>Infinite Ventures</text:p>
          </table:table-cell>
          <table:table-cell office:value-type="string">
            <text:p>Role-Playing</text:p>
          </table:table-cell>
          <table:table-cell office:value-type="string">
            <text:p>3.6</text:p>
          </table:table-cell>
          <table:table-cell office:value-type="string">
            <text:p>1 Player</text:p>
          </table:table-cell>
          <table:table-cell office:value-type="string">
            <text:p>A re-release of the classic computer adventure by ICOM, Shadowgate Classic casts you as an adventurer sent to explore Shadowgate Castle, recover the mystical Staff of Ages, and defeat the evil Warlock Lord. <text:s/>The game uses a simplified list of adventure game actions -- LOOK, TAKE, OPEN, USE, etc. <text:s/>Plays on both Gameboy Color and the original Gameboy.</text:p>
          </table:table-cell>
          <table:table-cell table:style-name="Default" table:formula="of:=CONCATENATE(&quot;&lt;game name=&quot;;CHAR(34);[.A414];CHAR(34);&quot;&gt; &lt;year&gt;&quot;;[.B414];&quot;&lt;/year&gt; &lt;rating&gt;&quot;;[.C414];&quot;&lt;/rating&gt; &lt;title&gt;&quot;;[.D414];&quot;&lt;/title&gt; &lt;pub&gt;&quot;;[.E414];&quot;&lt;/pub&gt; &lt;dev&gt;&quot;;[.F414];&quot;&lt;/dev&gt; &lt;genre&gt;&quot;;[.G414];&quot;&lt;/genre&gt; &lt;score&gt;&quot;;[.H414];&quot;&lt;/score&gt; &lt;player&gt;&quot;;[.I414];&quot;&lt;/player&gt; &lt;story&gt;&quot;;[.J414];&quot;&lt;/story&gt; &lt;/game&gt;&quot;)" office:value-type="string" office:string-value="&lt;game name=&quot;Shadowgate Classic (USA, Europe) (Rev A)&quot;&gt; &lt;year&gt;1999&lt;/year&gt; &lt;rating&gt;ESRB - E (Everyone)&lt;/rating&gt; &lt;title&gt;Shadowgate Classic &lt;/title&gt; &lt;pub&gt;Kemco&lt;/pub&gt; &lt;dev&gt;Infinite Ventures&lt;/dev&gt; &lt;genre&gt;Role-Playing&lt;/genre&gt; &lt;score&gt;3.6&lt;/score&gt; &lt;player&gt;1 Player&lt;/player&gt; &lt;story&gt;A re-release of the classic computer adventure by ICOM, Shadowgate Classic casts you as an adventurer sent to explore Shadowgate Castle, recover the mystical Staff of Ages, and defeat the evil Warlock Lord.  The game uses a simplified list of adventure game actions -- LOOK, TAKE, OPEN, USE, etc.  Plays on both Gameboy Color and the original Gameboy.&lt;/story&gt; &lt;/game&gt;">
            <text:p>&lt;game name="Shadowgate Classic (USA, Europe) (Rev A)"&gt; &lt;year&gt;1999&lt;/year&gt; &lt;rating&gt;ESRB - E (Everyone)&lt;/rating&gt; &lt;title&gt;Shadowgate Classic &lt;/title&gt; &lt;pub&gt;Kemco&lt;/pub&gt; &lt;dev&gt;Infinite Ventures&lt;/dev&gt; &lt;genre&gt;Role-Playing&lt;/genre&gt; &lt;score&gt;3.6&lt;/score&gt; &lt;player&gt;1 Player&lt;/player&gt; &lt;story&gt;A re-release of the classic computer adventure by ICOM, Shadowgate Classic casts you as an adventurer sent to explore Shadowgate Castle, recover the mystical Staff of Ages, and defeat the evil Warlock Lord. <text:s/>The game uses a simplified list of adventure game actions -- LOOK, TAKE, OPEN, USE, etc. <text:s/>Plays on both Gameboy Color and the original Gameboy.&lt;/story&gt; &lt;/game&gt;</text:p>
          </table:table-cell>
          <table:table-cell table:number-columns-repeated="1013"/>
        </table:table-row>
        <table:table-row table:style-name="ro1">
          <table:table-cell office:value-type="string">
            <text:p>Shamus (USA, Europe)</text:p>
          </table:table-cell>
          <table:table-cell office:value-type="float" office:value="2000">
            <text:p>2000</text:p>
          </table:table-cell>
          <table:table-cell office:value-type="string">
            <text:p>ESRB - E (Everyone)</text:p>
          </table:table-cell>
          <table:table-cell office:value-type="string">
            <text:p>Shamus </text:p>
          </table:table-cell>
          <table:table-cell office:value-type="string">
            <text:p>Vatical Entertainment</text:p>
          </table:table-cell>
          <table:table-cell office:value-type="string">
            <text:p>Junglevision Software</text:p>
          </table:table-cell>
          <table:table-cell office:value-type="string">
            <text:p>Action</text:p>
          </table:table-cell>
          <table:table-cell office:value-type="string">
            <text:p>3.5</text:p>
          </table:table-cell>
          <table:table-cell office:value-type="string">
            <text:p>1 Player</text:p>
          </table:table-cell>
          <table:table-cell office:value-type="string">
            <text:p>Infiltrate the lair of the elusive Shadow, shoot and sneak your way through his army of robotic minions, and hunt him down before he does the same to you. Starring in the titular role of Shamus, you will have to find your way through over 120 rooms in this cross between Berzerk's "robots in a maze" action and Adventure's exploration of a predefined game world. <text:s/>The elusive villain's henchmen will express their disapproval of your plans in rather strong terms, namely with showers of bullets. What's more, once they're dead they don't necessarily stay that way: each time a room is re-entered, a random selection of them will respawn. The Shadow has also arranged for electrified walls throughout his compound, so bumping into them will prove quite lethal. <text:s/>The labyrinth of chambers is divided into four levels, with multiple locked doors that'll have you wandering around in search of the right keys. If you tarry too long in the same room, a bulletproof Shadow (taking a page from Evil Otto's book) will drop by to discourage loitering.</text:p>
          </table:table-cell>
          <table:table-cell table:style-name="Default" table:formula="of:=CONCATENATE(&quot;&lt;game name=&quot;;CHAR(34);[.A415];CHAR(34);&quot;&gt; &lt;year&gt;&quot;;[.B415];&quot;&lt;/year&gt; &lt;rating&gt;&quot;;[.C415];&quot;&lt;/rating&gt; &lt;title&gt;&quot;;[.D415];&quot;&lt;/title&gt; &lt;pub&gt;&quot;;[.E415];&quot;&lt;/pub&gt; &lt;dev&gt;&quot;;[.F415];&quot;&lt;/dev&gt; &lt;genre&gt;&quot;;[.G415];&quot;&lt;/genre&gt; &lt;score&gt;&quot;;[.H415];&quot;&lt;/score&gt; &lt;player&gt;&quot;;[.I415];&quot;&lt;/player&gt; &lt;story&gt;&quot;;[.J415];&quot;&lt;/story&gt; &lt;/game&gt;&quot;)" office:value-type="string" office:string-value="&lt;game name=&quot;Shamus (USA, Europe)&quot;&gt; &lt;year&gt;2000&lt;/year&gt; &lt;rating&gt;ESRB - E (Everyone)&lt;/rating&gt; &lt;title&gt;Shamus &lt;/title&gt; &lt;pub&gt;Vatical Entertainment&lt;/pub&gt; &lt;dev&gt;Junglevision Software&lt;/dev&gt; &lt;genre&gt;Action&lt;/genre&gt; &lt;score&gt;3.5&lt;/score&gt; &lt;player&gt;1 Player&lt;/player&gt; &lt;story&gt;Infiltrate the lair of the elusive Shadow, shoot and sneak your way through his army of robotic minions, and hunt him down before he does the same to you. Starring in the titular role of Shamus, you will have to find your way through over 120 rooms in this cross between Berzerk's &quot;robots in a maze&quot; action and Adventure's exploration of a predefined game world.  The elusive villain's henchmen will express their disapproval of your plans in rather strong terms, namely with showers of bullets. What's more, once they're dead they don't necessarily stay that way: each time a room is re-entered, a random selection of them will respawn. The Shadow has also arranged for electrified walls throughout his compound, so bumping into them will prove quite lethal.  The labyrinth of chambers is divided into four levels, with multiple locked doors that'll have you wandering around in search of the right keys. If you tarry too long in the same room, a bulletproof Shadow (taking a page from Evil Otto's book) will drop by to discourage loitering.&lt;/story&gt; &lt;/game&gt;">
            <text:p>&lt;game name="Shamus (USA, Europe)"&gt; &lt;year&gt;2000&lt;/year&gt; &lt;rating&gt;ESRB - E (Everyone)&lt;/rating&gt; &lt;title&gt;Shamus &lt;/title&gt; &lt;pub&gt;Vatical Entertainment&lt;/pub&gt; &lt;dev&gt;Junglevision Software&lt;/dev&gt; &lt;genre&gt;Action&lt;/genre&gt; &lt;score&gt;3.5&lt;/score&gt; &lt;player&gt;1 Player&lt;/player&gt; &lt;story&gt;Infiltrate the lair of the elusive Shadow, shoot and sneak your way through his army of robotic minions, and hunt him down before he does the same to you. Starring in the titular role of Shamus, you will have to find your way through over 120 rooms in this cross between Berzerk's "robots in a maze" action and Adventure's exploration of a predefined game world. <text:s/>The elusive villain's henchmen will express their disapproval of your plans in rather strong terms, namely with showers of bullets. What's more, once they're dead they don't necessarily stay that way: each time a room is re-entered, a random selection of them will respawn. The Shadow has also arranged for electrified walls throughout his compound, so bumping into them will prove quite lethal. <text:s/>The labyrinth of chambers is divided into four levels, with multiple locked doors that'll have you wandering around in search of the right keys. If you tarry too long in the same room, a bulletproof Shadow (taking a page from Evil Otto's book) will drop by to discourage loitering.&lt;/story&gt; &lt;/game&gt;</text:p>
          </table:table-cell>
          <table:table-cell table:number-columns-repeated="1013"/>
        </table:table-row>
        <table:table-row table:style-name="ro1">
          <table:table-cell office:value-type="string">
            <text:p>Shanghai Pocket (USA, Europe) (Rev A)</text:p>
          </table:table-cell>
          <table:table-cell office:value-type="float" office:value="1998">
            <text:p>1998</text:p>
          </table:table-cell>
          <table:table-cell office:value-type="string">
            <text:p>ESRB - E (Everyone)</text:p>
          </table:table-cell>
          <table:table-cell office:value-type="string">
            <text:p>Shanghai Pocket </text:p>
          </table:table-cell>
          <table:table-cell office:value-type="string">
            <text:p>Activision</text:p>
          </table:table-cell>
          <table:table-cell office:value-type="string">
            <text:p>SunSoft</text:p>
          </table:table-cell>
          <table:table-cell office:value-type="string">
            <text:p>Board Games</text:p>
          </table:table-cell>
          <table:table-cell office:value-type="string">
            <text:p>3.3</text:p>
          </table:table-cell>
          <table:table-cell office:value-type="string">
            <text:p>1-2 Players</text:p>
          </table:table-cell>
          <table:table-cell office:value-type="string">
            <text:p>This is a portable edition of the solitaire game Shanghai, the game uses traditional Mah Jong tiles. The aim of the game is to match tiles, four of each type will be put on the playing field, when two tiles are matched they are removed when none remain you win. Only tiles that can be moved freely to the left or right may be matched. A wrong move may result in you not being able to clear the field. ****A slight story mode is presented in the Shanghai mode; each tile setup is based on a Zodiac animal that needs it power restored. The goal is to complete all twelve of these stages there by restoring the animals power. ****Some variants are also included:****1. Kong Kong: Compete against a computer to clear tiles. If you go slowly you will have tiles sent over to your by your opponent. This type of play is similar to games like Puyo Pop. Kong Kong may be played against another player by using a link cable or against a computer.****2. Challenge (WonderSwan only): A large Shanghai game that you'll try to race through to get the best score. ****3. Goldrush: In this mode you will race against an opponent to reach a tile marked 'G'. G is for GOLD, boy! So get cracking.</text:p>
          </table:table-cell>
          <table:table-cell table:style-name="Default" table:formula="of:=CONCATENATE(&quot;&lt;game name=&quot;;CHAR(34);[.A416];CHAR(34);&quot;&gt; &lt;year&gt;&quot;;[.B416];&quot;&lt;/year&gt; &lt;rating&gt;&quot;;[.C416];&quot;&lt;/rating&gt; &lt;title&gt;&quot;;[.D416];&quot;&lt;/title&gt; &lt;pub&gt;&quot;;[.E416];&quot;&lt;/pub&gt; &lt;dev&gt;&quot;;[.F416];&quot;&lt;/dev&gt; &lt;genre&gt;&quot;;[.G416];&quot;&lt;/genre&gt; &lt;score&gt;&quot;;[.H416];&quot;&lt;/score&gt; &lt;player&gt;&quot;;[.I416];&quot;&lt;/player&gt; &lt;story&gt;&quot;;[.J416];&quot;&lt;/story&gt; &lt;/game&gt;&quot;)" office:value-type="string" office:string-value="&lt;game name=&quot;Shanghai Pocket (USA, Europe) (Rev A)&quot;&gt; &lt;year&gt;1998&lt;/year&gt; &lt;rating&gt;ESRB - E (Everyone)&lt;/rating&gt; &lt;title&gt;Shanghai Pocket &lt;/title&gt; &lt;pub&gt;Activision&lt;/pub&gt; &lt;dev&gt;SunSoft&lt;/dev&gt; &lt;genre&gt;Board Games&lt;/genre&gt; &lt;score&gt;3.3&lt;/score&gt; &lt;player&gt;1-2 Players&lt;/player&gt; &lt;story&gt;This is a portable edition of the solitaire game Shanghai, the game uses traditional Mah Jong tiles. The aim of the game is to match tiles, four of each type will be put on the playing field, when two tiles are matched they are removed when none remain you win. Only tiles that can be moved freely to the left or right may be matched. A wrong move may result in you not being able to clear the field. ****A slight story mode is presented in the Shanghai mode; each tile setup is based on a Zodiac animal that needs it power restored. The goal is to complete all twelve of these stages there by restoring the animals power. ****Some variants are also included:****1. Kong Kong: Compete against a computer to clear tiles. If you go slowly you will have tiles sent over to your by your opponent. This type of play is similar to games like Puyo Pop. Kong Kong may be played against another player by using a link cable or against a computer.****2. Challenge (WonderSwan only): A large Shanghai game that you'll try to race through to get the best score. ****3. Goldrush: In this mode you will race against an opponent to reach a tile marked 'G'. G is for GOLD, boy! So get cracking.&lt;/story&gt; &lt;/game&gt;">
            <text:p>&lt;game name="Shanghai Pocket (USA, Europe) (Rev A)"&gt; &lt;year&gt;1998&lt;/year&gt; &lt;rating&gt;ESRB - E (Everyone)&lt;/rating&gt; &lt;title&gt;Shanghai Pocket &lt;/title&gt; &lt;pub&gt;Activision&lt;/pub&gt; &lt;dev&gt;SunSoft&lt;/dev&gt; &lt;genre&gt;Board Games&lt;/genre&gt; &lt;score&gt;3.3&lt;/score&gt; &lt;player&gt;1-2 Players&lt;/player&gt; &lt;story&gt;This is a portable edition of the solitaire game Shanghai, the game uses traditional Mah Jong tiles. The aim of the game is to match tiles, four of each type will be put on the playing field, when two tiles are matched they are removed when none remain you win. Only tiles that can be moved freely to the left or right may be matched. A wrong move may result in you not being able to clear the field. ****A slight story mode is presented in the Shanghai mode; each tile setup is based on a Zodiac animal that needs it power restored. The goal is to complete all twelve of these stages there by restoring the animals power. ****Some variants are also included:****1. Kong Kong: Compete against a computer to clear tiles. If you go slowly you will have tiles sent over to your by your opponent. This type of play is similar to games like Puyo Pop. Kong Kong may be played against another player by using a link cable or against a computer.****2. Challenge (WonderSwan only): A large Shanghai game that you'll try to race through to get the best score. ****3. Goldrush: In this mode you will race against an opponent to reach a tile marked 'G'. G is for GOLD, boy! So get cracking.&lt;/story&gt; &lt;/game&gt;</text:p>
          </table:table-cell>
          <table:table-cell table:number-columns-repeated="1013"/>
        </table:table-row>
        <table:table-row table:style-name="ro1">
          <table:table-cell office:value-type="string">
            <text:p>Shantae (USA)</text:p>
          </table:table-cell>
          <table:table-cell office:value-type="float" office:value="2002">
            <text:p>2002</text:p>
          </table:table-cell>
          <table:table-cell office:value-type="string">
            <text:p>ESRB - E (Everyone)</text:p>
          </table:table-cell>
          <table:table-cell office:value-type="string">
            <text:p>Shantae </text:p>
          </table:table-cell>
          <table:table-cell office:value-type="string">
            <text:p>Capcom</text:p>
          </table:table-cell>
          <table:table-cell office:value-type="string">
            <text:p>WayForward </text:p>
          </table:table-cell>
          <table:table-cell office:value-type="string">
            <text:p>Platform</text:p>
          </table:table-cell>
          <table:table-cell office:value-type="string">
            <text:p>4.0</text:p>
          </table:table-cell>
          <table:table-cell office:value-type="string">
            <text:p>1 Player</text:p>
          </table:table-cell>
          <table:table-cell office:value-type="string">
            <text:p>The small fishing village of Scuttle Town is a quiet and peaceful place, thanks mainly to its protector, the self-appointed Shantae the genie.****When lady-pirate Risky Boots receives information that a <text:s/>treasure chest is found at the village, she quickly makes her way there for an invasion to take the cash. As Shantae, you must use the genies magical abilities, her hair whipping attacks and dance moves to stop the pirate and her gang from taking the treasure and leaving the town in ruins.</text:p>
          </table:table-cell>
          <table:table-cell table:style-name="Default" table:formula="of:=CONCATENATE(&quot;&lt;game name=&quot;;CHAR(34);[.A417];CHAR(34);&quot;&gt; &lt;year&gt;&quot;;[.B417];&quot;&lt;/year&gt; &lt;rating&gt;&quot;;[.C417];&quot;&lt;/rating&gt; &lt;title&gt;&quot;;[.D417];&quot;&lt;/title&gt; &lt;pub&gt;&quot;;[.E417];&quot;&lt;/pub&gt; &lt;dev&gt;&quot;;[.F417];&quot;&lt;/dev&gt; &lt;genre&gt;&quot;;[.G417];&quot;&lt;/genre&gt; &lt;score&gt;&quot;;[.H417];&quot;&lt;/score&gt; &lt;player&gt;&quot;;[.I417];&quot;&lt;/player&gt; &lt;story&gt;&quot;;[.J417];&quot;&lt;/story&gt; &lt;/game&gt;&quot;)" office:value-type="string" office:string-value="&lt;game name=&quot;Shantae (USA)&quot;&gt; &lt;year&gt;2002&lt;/year&gt; &lt;rating&gt;ESRB - E (Everyone)&lt;/rating&gt; &lt;title&gt;Shantae &lt;/title&gt; &lt;pub&gt;Capcom&lt;/pub&gt; &lt;dev&gt;WayForward &lt;/dev&gt; &lt;genre&gt;Platform&lt;/genre&gt; &lt;score&gt;4.0&lt;/score&gt; &lt;player&gt;1 Player&lt;/player&gt; &lt;story&gt;The small fishing village of Scuttle Town is a quiet and peaceful place, thanks mainly to its protector, the self-appointed Shantae the genie.****When lady-pirate Risky Boots receives information that a  treasure chest is found at the village, she quickly makes her way there for an invasion to take the cash. As Shantae, you must use the genies magical abilities, her hair whipping attacks and dance moves to stop the pirate and her gang from taking the treasure and leaving the town in ruins.&lt;/story&gt; &lt;/game&gt;">
            <text:p>&lt;game name="Shantae (USA)"&gt; &lt;year&gt;2002&lt;/year&gt; &lt;rating&gt;ESRB - E (Everyone)&lt;/rating&gt; &lt;title&gt;Shantae &lt;/title&gt; &lt;pub&gt;Capcom&lt;/pub&gt; &lt;dev&gt;WayForward &lt;/dev&gt; &lt;genre&gt;Platform&lt;/genre&gt; &lt;score&gt;4.0&lt;/score&gt; &lt;player&gt;1 Player&lt;/player&gt; &lt;story&gt;The small fishing village of Scuttle Town is a quiet and peaceful place, thanks mainly to its protector, the self-appointed Shantae the genie.****When lady-pirate Risky Boots receives information that a <text:s/>treasure chest is found at the village, she quickly makes her way there for an invasion to take the cash. As Shantae, you must use the genies magical abilities, her hair whipping attacks and dance moves to stop the pirate and her gang from taking the treasure and leaving the town in ruins.&lt;/story&gt; &lt;/game&gt;</text:p>
          </table:table-cell>
          <table:table-cell table:number-columns-repeated="1013"/>
        </table:table-row>
        <table:table-row table:style-name="ro1">
          <table:table-cell office:value-type="string">
            <text:p>Shaun Palmer's Pro Snowboarder (USA)</text:p>
          </table:table-cell>
          <table:table-cell office:value-type="float" office:value="2001">
            <text:p>2001</text:p>
          </table:table-cell>
          <table:table-cell office:value-type="string">
            <text:p>ESRB - E (Everyone)</text:p>
          </table:table-cell>
          <table:table-cell office:value-type="string">
            <text:p>Shaun Palmer's Pro Snowboarder </text:p>
          </table:table-cell>
          <table:table-cell office:value-type="string">
            <text:p>Activision</text:p>
          </table:table-cell>
          <table:table-cell office:value-type="string">
            <text:p>ITL </text:p>
          </table:table-cell>
          <table:table-cell office:value-type="string">
            <text:p>Sports</text:p>
          </table:table-cell>
          <table:table-cell office:value-type="string">
            <text:p>3.7</text:p>
          </table:table-cell>
          <table:table-cell office:value-type="string">
            <text:p>1-2 Players</text:p>
          </table:table-cell>
          <table:table-cell office:value-type="string">
            <text:p>This handheld version is different from its console counterpart Shaun Palmer's Pro Snowboarder, but features the same set up. The player chooses from a group of snowboarders that include Shaun White, Ingemar Backman, Tara Dakides and the game's namesake, Shaun Palmer. There are 16 different tracks in four different locations and authentic snowboards with more being unlocked through gameplay. There are a variety of game modes that include Tutorial, Free Ride and VS that allows two players to compete head-to-head and a Career mode. There are a variety of styles, each with their own set of rules and gameplay such as Freestyle that judges the player on complicated tricks performed during races on either how complicated or simple the trick is as well as if they landed perfectly or fell on their behind. Palmer X has the player compete against computer opponents on a downhill slope while Superpipe has the player complete a course within a certain time-limit in order to advance.</text:p>
          </table:table-cell>
          <table:table-cell table:style-name="Default" table:formula="of:=CONCATENATE(&quot;&lt;game name=&quot;;CHAR(34);[.A418];CHAR(34);&quot;&gt; &lt;year&gt;&quot;;[.B418];&quot;&lt;/year&gt; &lt;rating&gt;&quot;;[.C418];&quot;&lt;/rating&gt; &lt;title&gt;&quot;;[.D418];&quot;&lt;/title&gt; &lt;pub&gt;&quot;;[.E418];&quot;&lt;/pub&gt; &lt;dev&gt;&quot;;[.F418];&quot;&lt;/dev&gt; &lt;genre&gt;&quot;;[.G418];&quot;&lt;/genre&gt; &lt;score&gt;&quot;;[.H418];&quot;&lt;/score&gt; &lt;player&gt;&quot;;[.I418];&quot;&lt;/player&gt; &lt;story&gt;&quot;;[.J418];&quot;&lt;/story&gt; &lt;/game&gt;&quot;)" office:value-type="string" office:string-value="&lt;game name=&quot;Shaun Palmer's Pro Snowboarder (USA)&quot;&gt; &lt;year&gt;2001&lt;/year&gt; &lt;rating&gt;ESRB - E (Everyone)&lt;/rating&gt; &lt;title&gt;Shaun Palmer's Pro Snowboarder &lt;/title&gt; &lt;pub&gt;Activision&lt;/pub&gt; &lt;dev&gt;ITL &lt;/dev&gt; &lt;genre&gt;Sports&lt;/genre&gt; &lt;score&gt;3.7&lt;/score&gt; &lt;player&gt;1-2 Players&lt;/player&gt; &lt;story&gt;This handheld version is different from its console counterpart Shaun Palmer's Pro Snowboarder, but features the same set up. The player chooses from a group of snowboarders that include Shaun White, Ingemar Backman, Tara Dakides and the game's namesake, Shaun Palmer. There are 16 different tracks in four different locations and authentic snowboards with more being unlocked through gameplay. There are a variety of game modes that include Tutorial, Free Ride and VS that allows two players to compete head-to-head and a Career mode. There are a variety of styles, each with their own set of rules and gameplay such as Freestyle that judges the player on complicated tricks performed during races on either how complicated or simple the trick is as well as if they landed perfectly or fell on their behind. Palmer X has the player compete against computer opponents on a downhill slope while Superpipe has the player complete a course within a certain time-limit in order to advance.&lt;/story&gt; &lt;/game&gt;">
            <text:p>&lt;game name="Shaun Palmer's Pro Snowboarder (USA)"&gt; &lt;year&gt;2001&lt;/year&gt; &lt;rating&gt;ESRB - E (Everyone)&lt;/rating&gt; &lt;title&gt;Shaun Palmer's Pro Snowboarder &lt;/title&gt; &lt;pub&gt;Activision&lt;/pub&gt; &lt;dev&gt;ITL &lt;/dev&gt; &lt;genre&gt;Sports&lt;/genre&gt; &lt;score&gt;3.7&lt;/score&gt; &lt;player&gt;1-2 Players&lt;/player&gt; &lt;story&gt;This handheld version is different from its console counterpart Shaun Palmer's Pro Snowboarder, but features the same set up. The player chooses from a group of snowboarders that include Shaun White, Ingemar Backman, Tara Dakides and the game's namesake, Shaun Palmer. There are 16 different tracks in four different locations and authentic snowboards with more being unlocked through gameplay. There are a variety of game modes that include Tutorial, Free Ride and VS that allows two players to compete head-to-head and a Career mode. There are a variety of styles, each with their own set of rules and gameplay such as Freestyle that judges the player on complicated tricks performed during races on either how complicated or simple the trick is as well as if they landed perfectly or fell on their behind. Palmer X has the player compete against computer opponents on a downhill slope while Superpipe has the player complete a course within a certain time-limit in order to advance.&lt;/story&gt; &lt;/game&gt;</text:p>
          </table:table-cell>
          <table:table-cell table:number-columns-repeated="1013"/>
        </table:table-row>
        <table:table-row table:style-name="ro1">
          <table:table-cell office:value-type="string">
            <text:p>Shrek - Fairy Tale Freakdown (USA, Europe)</text:p>
          </table:table-cell>
          <table:table-cell office:value-type="float" office:value="2001">
            <text:p>2001</text:p>
          </table:table-cell>
          <table:table-cell office:value-type="string">
            <text:p>ESRB - E (Everyone)</text:p>
          </table:table-cell>
          <table:table-cell office:value-type="string">
            <text:p>Shrek - Fairy Tale Freakdown </text:p>
          </table:table-cell>
          <table:table-cell office:value-type="string">
            <text:p>TDK Mediactive</text:p>
          </table:table-cell>
          <table:table-cell office:value-type="string">
            <text:p>Prolific </text:p>
          </table:table-cell>
          <table:table-cell office:value-type="string">
            <text:p>Action</text:p>
          </table:table-cell>
          <table:table-cell office:value-type="string">
            <text:p>2.5</text:p>
          </table:table-cell>
          <table:table-cell office:value-type="string">
            <text:p>1 Player</text:p>
          </table:table-cell>
          <table:table-cell office:value-type="string">
            <text:p>In this Street Fighter 2-style 2D one-on-one beat 'em up, you can choose to play as characters from the movie Shrek, including Shrek himself, the Gingerbread Man, Thelonius, and six other included personalities. All characters have their own signature moves, but as you move on through the quest more special powers are unlocked <text:s/>- these include speed, invincibility, and strength. ****Shrek: Fairy Tale Freakdown appears to be aimed to towards young children, due to the character theme and the lack of blood. It is purely a single player game.</text:p>
          </table:table-cell>
          <table:table-cell table:style-name="Default" table:formula="of:=CONCATENATE(&quot;&lt;game name=&quot;;CHAR(34);[.A419];CHAR(34);&quot;&gt; &lt;year&gt;&quot;;[.B419];&quot;&lt;/year&gt; &lt;rating&gt;&quot;;[.C419];&quot;&lt;/rating&gt; &lt;title&gt;&quot;;[.D419];&quot;&lt;/title&gt; &lt;pub&gt;&quot;;[.E419];&quot;&lt;/pub&gt; &lt;dev&gt;&quot;;[.F419];&quot;&lt;/dev&gt; &lt;genre&gt;&quot;;[.G419];&quot;&lt;/genre&gt; &lt;score&gt;&quot;;[.H419];&quot;&lt;/score&gt; &lt;player&gt;&quot;;[.I419];&quot;&lt;/player&gt; &lt;story&gt;&quot;;[.J419];&quot;&lt;/story&gt; &lt;/game&gt;&quot;)" office:value-type="string" office:string-value="&lt;game name=&quot;Shrek - Fairy Tale Freakdown (USA, Europe)&quot;&gt; &lt;year&gt;2001&lt;/year&gt; &lt;rating&gt;ESRB - E (Everyone)&lt;/rating&gt; &lt;title&gt;Shrek - Fairy Tale Freakdown &lt;/title&gt; &lt;pub&gt;TDK Mediactive&lt;/pub&gt; &lt;dev&gt;Prolific &lt;/dev&gt; &lt;genre&gt;Action&lt;/genre&gt; &lt;score&gt;2.5&lt;/score&gt; &lt;player&gt;1 Player&lt;/player&gt; &lt;story&gt;In this Street Fighter 2-style 2D one-on-one beat 'em up, you can choose to play as characters from the movie Shrek, including Shrek himself, the Gingerbread Man, Thelonius, and six other included personalities. All characters have their own signature moves, but as you move on through the quest more special powers are unlocked  - these include speed, invincibility, and strength. ****Shrek: Fairy Tale Freakdown appears to be aimed to towards young children, due to the character theme and the lack of blood. It is purely a single player game.&lt;/story&gt; &lt;/game&gt;">
            <text:p>&lt;game name="Shrek - Fairy Tale Freakdown (USA, Europe)"&gt; &lt;year&gt;2001&lt;/year&gt; &lt;rating&gt;ESRB - E (Everyone)&lt;/rating&gt; &lt;title&gt;Shrek - Fairy Tale Freakdown &lt;/title&gt; &lt;pub&gt;TDK Mediactive&lt;/pub&gt; &lt;dev&gt;Prolific &lt;/dev&gt; &lt;genre&gt;Action&lt;/genre&gt; &lt;score&gt;2.5&lt;/score&gt; &lt;player&gt;1 Player&lt;/player&gt; &lt;story&gt;In this Street Fighter 2-style 2D one-on-one beat 'em up, you can choose to play as characters from the movie Shrek, including Shrek himself, the Gingerbread Man, Thelonius, and six other included personalities. All characters have their own signature moves, but as you move on through the quest more special powers are unlocked <text:s/>- these include speed, invincibility, and strength. ****Shrek: Fairy Tale Freakdown appears to be aimed to towards young children, due to the character theme and the lack of blood. It is purely a single player game.&lt;/story&gt; &lt;/game&gt;</text:p>
          </table:table-cell>
          <table:table-cell table:number-columns-repeated="1013"/>
        </table:table-row>
        <table:table-row table:style-name="ro1">
          <table:table-cell office:value-type="string">
            <text:p>Simpsons, The - Night of the Living Treehouse of Horror (USA, Europe)</text:p>
          </table:table-cell>
          <table:table-cell office:value-type="float" office:value="2001">
            <text:p>2001</text:p>
          </table:table-cell>
          <table:table-cell office:value-type="string">
            <text:p>ESRB - E (Everyone)</text:p>
          </table:table-cell>
          <table:table-cell office:value-type="string">
            <text:p>Simpsons, The - Night of the Living Treehouse of Horror </text:p>
          </table:table-cell>
          <table:table-cell office:value-type="string">
            <text:p>THQ</text:p>
          </table:table-cell>
          <table:table-cell office:value-type="string">
            <text:p>Software Creations</text:p>
          </table:table-cell>
          <table:table-cell office:value-type="string">
            <text:p>Platform</text:p>
          </table:table-cell>
          <table:table-cell office:value-type="string">
            <text:p>2.8</text:p>
          </table:table-cell>
          <table:table-cell office:value-type="string">
            <text:p>1 Player</text:p>
          </table:table-cell>
          <table:table-cell office:value-type="string">
            <text:p>The Simpsons: Night of the Living Tree House of Horror was released in 2001 as the last in a long series of platformers that were based on The Simpsons television series.****The premise is odd, but fits well with the license: the Simpsons were out in Bart's tree house telling scary stories on Halloween night. As the night wore on they fell asleep and fell prey to the spirits living in Bart's tree house. Now each member of the family must fight through his or her nightmares to return to reality.****The game re-creates tales from the annual Treehouse of Horror Simpsons episodes. Each member of the Simpson family has his or her own levels, including Marge in a zombie tale, Maggie as a fly, Lisa fighting cannibalistic teachers, Bart rescuing his dog in a haunted house, and Homer as a vampire killer, a robot, and Homer Kong.</text:p>
          </table:table-cell>
          <table:table-cell table:style-name="Default" table:formula="of:=CONCATENATE(&quot;&lt;game name=&quot;;CHAR(34);[.A420];CHAR(34);&quot;&gt; &lt;year&gt;&quot;;[.B420];&quot;&lt;/year&gt; &lt;rating&gt;&quot;;[.C420];&quot;&lt;/rating&gt; &lt;title&gt;&quot;;[.D420];&quot;&lt;/title&gt; &lt;pub&gt;&quot;;[.E420];&quot;&lt;/pub&gt; &lt;dev&gt;&quot;;[.F420];&quot;&lt;/dev&gt; &lt;genre&gt;&quot;;[.G420];&quot;&lt;/genre&gt; &lt;score&gt;&quot;;[.H420];&quot;&lt;/score&gt; &lt;player&gt;&quot;;[.I420];&quot;&lt;/player&gt; &lt;story&gt;&quot;;[.J420];&quot;&lt;/story&gt; &lt;/game&gt;&quot;)" office:value-type="string" office:string-value="&lt;game name=&quot;Simpsons, The - Night of the Living Treehouse of Horror (USA, Europe)&quot;&gt; &lt;year&gt;2001&lt;/year&gt; &lt;rating&gt;ESRB - E (Everyone)&lt;/rating&gt; &lt;title&gt;Simpsons, The - Night of the Living Treehouse of Horror &lt;/title&gt; &lt;pub&gt;THQ&lt;/pub&gt; &lt;dev&gt;Software Creations&lt;/dev&gt; &lt;genre&gt;Platform&lt;/genre&gt; &lt;score&gt;2.8&lt;/score&gt; &lt;player&gt;1 Player&lt;/player&gt; &lt;story&gt;The Simpsons: Night of the Living Tree House of Horror was released in 2001 as the last in a long series of platformers that were based on The Simpsons television series.****The premise is odd, but fits well with the license: the Simpsons were out in Bart's tree house telling scary stories on Halloween night. As the night wore on they fell asleep and fell prey to the spirits living in Bart's tree house. Now each member of the family must fight through his or her nightmares to return to reality.****The game re-creates tales from the annual Treehouse of Horror Simpsons episodes. Each member of the Simpson family has his or her own levels, including Marge in a zombie tale, Maggie as a fly, Lisa fighting cannibalistic teachers, Bart rescuing his dog in a haunted house, and Homer as a vampire killer, a robot, and Homer Kong.&lt;/story&gt; &lt;/game&gt;">
            <text:p>&lt;game name="Simpsons, The - Night of the Living Treehouse of Horror (USA, Europe)"&gt; &lt;year&gt;2001&lt;/year&gt; &lt;rating&gt;ESRB - E (Everyone)&lt;/rating&gt; &lt;title&gt;Simpsons, The - Night of the Living Treehouse of Horror &lt;/title&gt; &lt;pub&gt;THQ&lt;/pub&gt; &lt;dev&gt;Software Creations&lt;/dev&gt; &lt;genre&gt;Platform&lt;/genre&gt; &lt;score&gt;2.8&lt;/score&gt; &lt;player&gt;1 Player&lt;/player&gt; &lt;story&gt;The Simpsons: Night of the Living Tree House of Horror was released in 2001 as the last in a long series of platformers that were based on The Simpsons television series.****The premise is odd, but fits well with the license: the Simpsons were out in Bart's tree house telling scary stories on Halloween night. As the night wore on they fell asleep and fell prey to the spirits living in Bart's tree house. Now each member of the family must fight through his or her nightmares to return to reality.****The game re-creates tales from the annual Treehouse of Horror Simpsons episodes. Each member of the Simpson family has his or her own levels, including Marge in a zombie tale, Maggie as a fly, Lisa fighting cannibalistic teachers, Bart rescuing his dog in a haunted house, and Homer as a vampire killer, a robot, and Homer Kong.&lt;/story&gt; &lt;/game&gt;</text:p>
          </table:table-cell>
          <table:table-cell table:number-columns-repeated="1013"/>
        </table:table-row>
        <table:table-row table:style-name="ro1">
          <table:table-cell office:value-type="string">
            <text:p>Smurfs Nightmare, The (USA)</text:p>
          </table:table-cell>
          <table:table-cell office:value-type="float" office:value="1999">
            <text:p>1999</text:p>
          </table:table-cell>
          <table:table-cell office:value-type="string">
            <text:p>ESRB - E (Everyone)</text:p>
          </table:table-cell>
          <table:table-cell office:value-type="string">
            <text:p>Smurfs Nightmare, The </text:p>
          </table:table-cell>
          <table:table-cell office:value-type="string">
            <text:p>Infogrames</text:p>
          </table:table-cell>
          <table:table-cell office:value-type="string">
            <text:p>Bit Managers</text:p>
          </table:table-cell>
          <table:table-cell office:value-type="string">
            <text:p>Action</text:p>
          </table:table-cell>
          <table:table-cell office:value-type="string">
            <text:p>3.4</text:p>
          </table:table-cell>
          <table:table-cell office:value-type="string">
            <text:p>1 Player</text:p>
          </table:table-cell>
          <table:table-cell office:value-type="string">
            <text:p>The Smurfs' Nightmare is the third installment of the Smurfs series about little blue dwarfs and their arch-nemesis, evil wizard Gargamel.****This time evil Gargamel casts an evil spell on the Smurf village. All the sleeping Smurfs are trapped inside horrible nightmares. And you, brave Smurf, should go into their houses and rescue them. To enter the house you should have a key for it. Each house represents a different environment as well as different monsters and goals.****The gameplay is flown in 3rd-person side-scrolling view, where you should move, jump on the opponents to eliminate them, use different mechanisms to reach certain places, and collect the necessary number of magical leaves to finish the level. Different goals should be performed also such as to find the carrot in the Kitchen, etc.****The game was made in French, German, English, and Spanish.</text:p>
          </table:table-cell>
          <table:table-cell table:style-name="Default" table:formula="of:=CONCATENATE(&quot;&lt;game name=&quot;;CHAR(34);[.A421];CHAR(34);&quot;&gt; &lt;year&gt;&quot;;[.B421];&quot;&lt;/year&gt; &lt;rating&gt;&quot;;[.C421];&quot;&lt;/rating&gt; &lt;title&gt;&quot;;[.D421];&quot;&lt;/title&gt; &lt;pub&gt;&quot;;[.E421];&quot;&lt;/pub&gt; &lt;dev&gt;&quot;;[.F421];&quot;&lt;/dev&gt; &lt;genre&gt;&quot;;[.G421];&quot;&lt;/genre&gt; &lt;score&gt;&quot;;[.H421];&quot;&lt;/score&gt; &lt;player&gt;&quot;;[.I421];&quot;&lt;/player&gt; &lt;story&gt;&quot;;[.J421];&quot;&lt;/story&gt; &lt;/game&gt;&quot;)" office:value-type="string" office:string-value="&lt;game name=&quot;Smurfs Nightmare, The (USA)&quot;&gt; &lt;year&gt;1999&lt;/year&gt; &lt;rating&gt;ESRB - E (Everyone)&lt;/rating&gt; &lt;title&gt;Smurfs Nightmare, The &lt;/title&gt; &lt;pub&gt;Infogrames&lt;/pub&gt; &lt;dev&gt;Bit Managers&lt;/dev&gt; &lt;genre&gt;Action&lt;/genre&gt; &lt;score&gt;3.4&lt;/score&gt; &lt;player&gt;1 Player&lt;/player&gt; &lt;story&gt;The Smurfs' Nightmare is the third installment of the Smurfs series about little blue dwarfs and their arch-nemesis, evil wizard Gargamel.****This time evil Gargamel casts an evil spell on the Smurf village. All the sleeping Smurfs are trapped inside horrible nightmares. And you, brave Smurf, should go into their houses and rescue them. To enter the house you should have a key for it. Each house represents a different environment as well as different monsters and goals.****The gameplay is flown in 3rd-person side-scrolling view, where you should move, jump on the opponents to eliminate them, use different mechanisms to reach certain places, and collect the necessary number of magical leaves to finish the level. Different goals should be performed also such as to find the carrot in the Kitchen, etc.****The game was made in French, German, English, and Spanish.&lt;/story&gt; &lt;/game&gt;">
            <text:p>&lt;game name="Smurfs Nightmare, The (USA)"&gt; &lt;year&gt;1999&lt;/year&gt; &lt;rating&gt;ESRB - E (Everyone)&lt;/rating&gt; &lt;title&gt;Smurfs Nightmare, The &lt;/title&gt; &lt;pub&gt;Infogrames&lt;/pub&gt; &lt;dev&gt;Bit Managers&lt;/dev&gt; &lt;genre&gt;Action&lt;/genre&gt; &lt;score&gt;3.4&lt;/score&gt; &lt;player&gt;1 Player&lt;/player&gt; &lt;story&gt;The Smurfs' Nightmare is the third installment of the Smurfs series about little blue dwarfs and their arch-nemesis, evil wizard Gargamel.****This time evil Gargamel casts an evil spell on the Smurf village. All the sleeping Smurfs are trapped inside horrible nightmares. And you, brave Smurf, should go into their houses and rescue them. To enter the house you should have a key for it. Each house represents a different environment as well as different monsters and goals.****The gameplay is flown in 3rd-person side-scrolling view, where you should move, jump on the opponents to eliminate them, use different mechanisms to reach certain places, and collect the necessary number of magical leaves to finish the level. Different goals should be performed also such as to find the carrot in the Kitchen, etc.****The game was made in French, German, English, and Spanish.&lt;/story&gt; &lt;/game&gt;</text:p>
          </table:table-cell>
          <table:table-cell table:number-columns-repeated="1013"/>
        </table:table-row>
        <table:table-row table:style-name="ro1">
          <table:table-cell office:value-type="string">
            <text:p>Snoopy Tennis (USA)</text:p>
          </table:table-cell>
          <table:table-cell office:value-type="float" office:value="2001">
            <text:p>2001</text:p>
          </table:table-cell>
          <table:table-cell office:value-type="string">
            <text:p>ESRB - E (Everyone)</text:p>
          </table:table-cell>
          <table:table-cell office:value-type="string">
            <text:p>Snoopy Tennis </text:p>
          </table:table-cell>
          <table:table-cell office:value-type="string">
            <text:p>Infogrames</text:p>
          </table:table-cell>
          <table:table-cell office:value-type="string">
            <text:p>Mermaid Studios</text:p>
          </table:table-cell>
          <table:table-cell office:value-type="string">
            <text:p>Sports</text:p>
          </table:table-cell>
          <table:table-cell office:value-type="string">
            <text:p>3.5</text:p>
          </table:table-cell>
          <table:table-cell office:value-type="string">
            <text:p>1-2 Players</text:p>
          </table:table-cell>
          <table:table-cell office:value-type="string">
            <text:p>Snoopy Tennis lets the player take control of Charles Schultz's famous Peanuts Gang and compete in a series of tennis games similar to Mario Tennis. <text:s/>The player can initially choose from eight characters to play (Snoopy, Charlie Brown, Lucy, Linus, Franklin, Sally, Peppermint Patty &amp; Schroeder) each with their unique strengths and weaknesses. <text:s/>By winning against certain opponents and various modes the player can unlock an additional four characters (Pigpen, Marcie, Rerun and Woodstock).****There are four different courts to choose from, a forest location, the beach, the schoolyard and Charlie Brown's backyard, with an additional four locations unlocked during gameplay. <text:s/>There are six different single player game modes to choose from:****1. Normal, which is a best two-out-of-three game set.**2. Power, where the player plays a game of tennis with the ability to use power-ups during the match.**3. Points Win, which the player with the most points within a two minutes wins the match.**4. Sudden Win, which has no service breaks and the first player with two victories wins the game.**5. Squash, which is still a normal game of tennis, but adds walls to both sides of the court.****There is also the Championship mode where the player takes on several different characters on different courts in order to win the Peanuts' Tennis Championship and unlock other characters under different difficulty settings (easy, medium and hard). <text:s/>There is also a two-player mode using a Game Link and supports three languages to choose from (English, French and Spanish).</text:p>
          </table:table-cell>
          <table:table-cell table:style-name="Default" table:formula="of:=CONCATENATE(&quot;&lt;game name=&quot;;CHAR(34);[.A422];CHAR(34);&quot;&gt; &lt;year&gt;&quot;;[.B422];&quot;&lt;/year&gt; &lt;rating&gt;&quot;;[.C422];&quot;&lt;/rating&gt; &lt;title&gt;&quot;;[.D422];&quot;&lt;/title&gt; &lt;pub&gt;&quot;;[.E422];&quot;&lt;/pub&gt; &lt;dev&gt;&quot;;[.F422];&quot;&lt;/dev&gt; &lt;genre&gt;&quot;;[.G422];&quot;&lt;/genre&gt; &lt;score&gt;&quot;;[.H422];&quot;&lt;/score&gt; &lt;player&gt;&quot;;[.I422];&quot;&lt;/player&gt; &lt;story&gt;&quot;;[.J422];&quot;&lt;/story&gt; &lt;/game&gt;&quot;)" office:value-type="string" office:string-value="&lt;game name=&quot;Snoopy Tennis (USA)&quot;&gt; &lt;year&gt;2001&lt;/year&gt; &lt;rating&gt;ESRB - E (Everyone)&lt;/rating&gt; &lt;title&gt;Snoopy Tennis &lt;/title&gt; &lt;pub&gt;Infogrames&lt;/pub&gt; &lt;dev&gt;Mermaid Studios&lt;/dev&gt; &lt;genre&gt;Sports&lt;/genre&gt; &lt;score&gt;3.5&lt;/score&gt; &lt;player&gt;1-2 Players&lt;/player&gt; &lt;story&gt;Snoopy Tennis lets the player take control of Charles Schultz's famous Peanuts Gang and compete in a series of tennis games similar to Mario Tennis.  The player can initially choose from eight characters to play (Snoopy, Charlie Brown, Lucy, Linus, Franklin, Sally, Peppermint Patty &amp; Schroeder) each with their unique strengths and weaknesses.  By winning against certain opponents and various modes the player can unlock an additional four characters (Pigpen, Marcie, Rerun and Woodstock).****There are four different courts to choose from, a forest location, the beach, the schoolyard and Charlie Brown's backyard, with an additional four locations unlocked during gameplay.  There are six different single player game modes to choose from:****1. Normal, which is a best two-out-of-three game set.**2. Power, where the player plays a game of tennis with the ability to use power-ups during the match.**3. Points Win, which the player with the most points within a two minutes wins the match.**4. Sudden Win, which has no service breaks and the first player with two victories wins the game.**5. Squash, which is still a normal game of tennis, but adds walls to both sides of the court.****There is also the Championship mode where the player takes on several different characters on different courts in order to win the Peanuts' Tennis Championship and unlock other characters under different difficulty settings (easy, medium and hard).  There is also a two-player mode using a Game Link and supports three languages to choose from (English, French and Spanish).&lt;/story&gt; &lt;/game&gt;">
            <text:p>&lt;game name="Snoopy Tennis (USA)"&gt; &lt;year&gt;2001&lt;/year&gt; &lt;rating&gt;ESRB - E (Everyone)&lt;/rating&gt; &lt;title&gt;Snoopy Tennis &lt;/title&gt; &lt;pub&gt;Infogrames&lt;/pub&gt; &lt;dev&gt;Mermaid Studios&lt;/dev&gt; &lt;genre&gt;Sports&lt;/genre&gt; &lt;score&gt;3.5&lt;/score&gt; &lt;player&gt;1-2 Players&lt;/player&gt; &lt;story&gt;Snoopy Tennis lets the player take control of Charles Schultz's famous Peanuts Gang and compete in a series of tennis games similar to Mario Tennis. <text:s/>The player can initially choose from eight characters to play (Snoopy, Charlie Brown, Lucy, Linus, Franklin, Sally, Peppermint Patty &amp; Schroeder) each with their unique strengths and weaknesses. <text:s/>By winning against certain opponents and various modes the player can unlock an additional four characters (Pigpen, Marcie, Rerun and Woodstock).****There are four different courts to choose from, a forest location, the beach, the schoolyard and Charlie Brown's backyard, with an additional four locations unlocked during gameplay. <text:s/>There are six different single player game modes to choose from:****1. Normal, which is a best two-out-of-three game set.**2. Power, where the player plays a game of tennis with the ability to use power-ups during the match.**3. Points Win, which the player with the most points within a two minutes wins the match.**4. Sudden Win, which has no service breaks and the first player with two victories wins the game.**5. Squash, which is still a normal game of tennis, but adds walls to both sides of the court.****There is also the Championship mode where the player takes on several different characters on different courts in order to win the Peanuts' Tennis Championship and unlock other characters under different difficulty settings (easy, medium and hard). <text:s/>There is also a two-player mode using a Game Link and supports three languages to choose from (English, French and Spanish).&lt;/story&gt; &lt;/game&gt;</text:p>
          </table:table-cell>
          <table:table-cell table:number-columns-repeated="1013"/>
        </table:table-row>
        <table:table-row table:style-name="ro1">
          <table:table-cell office:value-type="string">
            <text:p>Snow White and the Seven Dwarfs (USA)</text:p>
          </table:table-cell>
          <table:table-cell office:value-type="float" office:value="2001">
            <text:p>2001</text:p>
          </table:table-cell>
          <table:table-cell office:value-type="string">
            <text:p>ESRB - E (Everyone)</text:p>
          </table:table-cell>
          <table:table-cell office:value-type="string">
            <text:p>Snow White and the Seven Dwarfs </text:p>
          </table:table-cell>
          <table:table-cell office:value-type="string">
            <text:p>Ubisoft</text:p>
          </table:table-cell>
          <table:table-cell office:value-type="string">
            <text:p>Planet Interactive</text:p>
          </table:table-cell>
          <table:table-cell office:value-type="string">
            <text:p>Action</text:p>
          </table:table-cell>
          <table:table-cell office:value-type="string">
            <text:p>2.4</text:p>
          </table:table-cell>
          <table:table-cell office:value-type="string">
            <text:p>1 Player</text:p>
          </table:table-cell>
          <table:table-cell office:value-type="string">
            <text:p>Help Snow White avoid the evil clutches of the jealous queen and seek refuge in the dwarfs' forest home. Beware of strangers peddling apples, and find Prince Charming, your true love, to live happily ever after. This game enables you to interactively partake in the story of Walt Disney's award-winning animated movie. All your favorite (and least favorite) characters are included: Snow White, Dopey, Happy, Grumpy, Sleepy, Sneezy, Bashful, Doc, Prince Charming, and the wicked queen. The charming, vivid environments and in-game animations were created by Disney Studios. There are two game modes: in story mode, you can explore seven different levels, gather items, and win bonus games to unlock chapters of the tale; in playground mode, you will discover minigames and challenging puzzles. As you beat each challenge, the classic story of Walt Disney's Snow White and the Seven Dwarfs will unfold on the screen. </text:p>
          </table:table-cell>
          <table:table-cell table:style-name="Default" table:formula="of:=CONCATENATE(&quot;&lt;game name=&quot;;CHAR(34);[.A423];CHAR(34);&quot;&gt; &lt;year&gt;&quot;;[.B423];&quot;&lt;/year&gt; &lt;rating&gt;&quot;;[.C423];&quot;&lt;/rating&gt; &lt;title&gt;&quot;;[.D423];&quot;&lt;/title&gt; &lt;pub&gt;&quot;;[.E423];&quot;&lt;/pub&gt; &lt;dev&gt;&quot;;[.F423];&quot;&lt;/dev&gt; &lt;genre&gt;&quot;;[.G423];&quot;&lt;/genre&gt; &lt;score&gt;&quot;;[.H423];&quot;&lt;/score&gt; &lt;player&gt;&quot;;[.I423];&quot;&lt;/player&gt; &lt;story&gt;&quot;;[.J423];&quot;&lt;/story&gt; &lt;/game&gt;&quot;)" office:value-type="string" office:string-value="&lt;game name=&quot;Snow White and the Seven Dwarfs (USA)&quot;&gt; &lt;year&gt;2001&lt;/year&gt; &lt;rating&gt;ESRB - E (Everyone)&lt;/rating&gt; &lt;title&gt;Snow White and the Seven Dwarfs &lt;/title&gt; &lt;pub&gt;Ubisoft&lt;/pub&gt; &lt;dev&gt;Planet Interactive&lt;/dev&gt; &lt;genre&gt;Action&lt;/genre&gt; &lt;score&gt;2.4&lt;/score&gt; &lt;player&gt;1 Player&lt;/player&gt; &lt;story&gt;Help Snow White avoid the evil clutches of the jealous queen and seek refuge in the dwarfs' forest home. Beware of strangers peddling apples, and find Prince Charming, your true love, to live happily ever after. This game enables you to interactively partake in the story of Walt Disney's award-winning animated movie. All your favorite (and least favorite) characters are included: Snow White, Dopey, Happy, Grumpy, Sleepy, Sneezy, Bashful, Doc, Prince Charming, and the wicked queen. The charming, vivid environments and in-game animations were created by Disney Studios. There are two game modes: in story mode, you can explore seven different levels, gather items, and win bonus games to unlock chapters of the tale; in playground mode, you will discover minigames and challenging puzzles. As you beat each challenge, the classic story of Walt Disney's Snow White and the Seven Dwarfs will unfold on the screen. &lt;/story&gt; &lt;/game&gt;">
            <text:p>&lt;game name="Snow White and the Seven Dwarfs (USA)"&gt; &lt;year&gt;2001&lt;/year&gt; &lt;rating&gt;ESRB - E (Everyone)&lt;/rating&gt; &lt;title&gt;Snow White and the Seven Dwarfs &lt;/title&gt; &lt;pub&gt;Ubisoft&lt;/pub&gt; &lt;dev&gt;Planet Interactive&lt;/dev&gt; &lt;genre&gt;Action&lt;/genre&gt; &lt;score&gt;2.4&lt;/score&gt; &lt;player&gt;1 Player&lt;/player&gt; &lt;story&gt;Help Snow White avoid the evil clutches of the jealous queen and seek refuge in the dwarfs' forest home. Beware of strangers peddling apples, and find Prince Charming, your true love, to live happily ever after. This game enables you to interactively partake in the story of Walt Disney's award-winning animated movie. All your favorite (and least favorite) characters are included: Snow White, Dopey, Happy, Grumpy, Sleepy, Sneezy, Bashful, Doc, Prince Charming, and the wicked queen. The charming, vivid environments and in-game animations were created by Disney Studios. There are two game modes: in story mode, you can explore seven different levels, gather items, and win bonus games to unlock chapters of the tale; in playground mode, you will discover minigames and challenging puzzles. As you beat each challenge, the classic story of Walt Disney's Snow White and the Seven Dwarfs will unfold on the screen. &lt;/story&gt; &lt;/game&gt;</text:p>
          </table:table-cell>
          <table:table-cell table:number-columns-repeated="1013"/>
        </table:table-row>
        <table:table-row table:style-name="ro1">
          <table:table-cell office:value-type="string">
            <text:p>Soccer Manager (Europe)</text:p>
          </table:table-cell>
          <table:table-cell office:value-type="float" office:value="2000">
            <text:p>2000</text:p>
          </table:table-cell>
          <table:table-cell office:value-type="string">
            <text:p>ESRB - E (Everyone)</text:p>
          </table:table-cell>
          <table:table-cell office:value-type="string">
            <text:p>Soccer Manager </text:p>
          </table:table-cell>
          <table:table-cell office:value-type="string">
            <text:p>Acclaim</text:p>
          </table:table-cell>
          <table:table-cell office:value-type="string">
            <text:p>Broadsword Interactive</text:p>
          </table:table-cell>
          <table:table-cell office:value-type="string">
            <text:p>Sports</text:p>
          </table:table-cell>
          <table:table-cell office:value-type="string">
            <text:p>3.7</text:p>
          </table:table-cell>
          <table:table-cell office:value-type="string">
            <text:p>1 Player</text:p>
          </table:table-cell>
          <table:table-cell office:value-type="string">
            <text:p>Experience the first ever football management game for the Game Boy! Take your chosen team from obscurity to the top of the Premiership as you chose from real teams and players from all of the English leagues. With detailed match statistics before and after the game, the chance to buy and sell players and full control of team formations this is already the ultimate portable management title. </text:p>
          </table:table-cell>
          <table:table-cell table:style-name="Default" table:formula="of:=CONCATENATE(&quot;&lt;game name=&quot;;CHAR(34);[.A424];CHAR(34);&quot;&gt; &lt;year&gt;&quot;;[.B424];&quot;&lt;/year&gt; &lt;rating&gt;&quot;;[.C424];&quot;&lt;/rating&gt; &lt;title&gt;&quot;;[.D424];&quot;&lt;/title&gt; &lt;pub&gt;&quot;;[.E424];&quot;&lt;/pub&gt; &lt;dev&gt;&quot;;[.F424];&quot;&lt;/dev&gt; &lt;genre&gt;&quot;;[.G424];&quot;&lt;/genre&gt; &lt;score&gt;&quot;;[.H424];&quot;&lt;/score&gt; &lt;player&gt;&quot;;[.I424];&quot;&lt;/player&gt; &lt;story&gt;&quot;;[.J424];&quot;&lt;/story&gt; &lt;/game&gt;&quot;)" office:value-type="string" office:string-value="&lt;game name=&quot;Soccer Manager (Europe)&quot;&gt; &lt;year&gt;2000&lt;/year&gt; &lt;rating&gt;ESRB - E (Everyone)&lt;/rating&gt; &lt;title&gt;Soccer Manager &lt;/title&gt; &lt;pub&gt;Acclaim&lt;/pub&gt; &lt;dev&gt;Broadsword Interactive&lt;/dev&gt; &lt;genre&gt;Sports&lt;/genre&gt; &lt;score&gt;3.7&lt;/score&gt; &lt;player&gt;1 Player&lt;/player&gt; &lt;story&gt;Experience the first ever football management game for the Game Boy! Take your chosen team from obscurity to the top of the Premiership as you chose from real teams and players from all of the English leagues. With detailed match statistics before and after the game, the chance to buy and sell players and full control of team formations this is already the ultimate portable management title. &lt;/story&gt; &lt;/game&gt;">
            <text:p>&lt;game name="Soccer Manager (Europe)"&gt; &lt;year&gt;2000&lt;/year&gt; &lt;rating&gt;ESRB - E (Everyone)&lt;/rating&gt; &lt;title&gt;Soccer Manager &lt;/title&gt; &lt;pub&gt;Acclaim&lt;/pub&gt; &lt;dev&gt;Broadsword Interactive&lt;/dev&gt; &lt;genre&gt;Sports&lt;/genre&gt; &lt;score&gt;3.7&lt;/score&gt; &lt;player&gt;1 Player&lt;/player&gt; &lt;story&gt;Experience the first ever football management game for the Game Boy! Take your chosen team from obscurity to the top of the Premiership as you chose from real teams and players from all of the English leagues. With detailed match statistics before and after the game, the chance to buy and sell players and full control of team formations this is already the ultimate portable management title. &lt;/story&gt; &lt;/game&gt;</text:p>
          </table:table-cell>
          <table:table-cell table:number-columns-repeated="1013"/>
        </table:table-row>
        <table:table-row table:style-name="ro1">
          <table:table-cell office:value-type="string">
            <text:p>Space Invaders (USA)</text:p>
          </table:table-cell>
          <table:table-cell office:value-type="float" office:value="1999">
            <text:p>1999</text:p>
          </table:table-cell>
          <table:table-cell office:value-type="string">
            <text:p>ESRB - E (Everyone)</text:p>
          </table:table-cell>
          <table:table-cell office:value-type="string">
            <text:p>Space Invaders </text:p>
          </table:table-cell>
          <table:table-cell office:value-type="string">
            <text:p>Activision</text:p>
          </table:table-cell>
          <table:table-cell office:value-type="string">
            <text:p>Crawfish Interactive</text:p>
          </table:table-cell>
          <table:table-cell office:value-type="string">
            <text:p>Shoot-'Em-Up</text:p>
          </table:table-cell>
          <table:table-cell office:value-type="string">
            <text:p>3.7</text:p>
          </table:table-cell>
          <table:table-cell office:value-type="string">
            <text:p>1-2 Players</text:p>
          </table:table-cell>
          <table:table-cell office:value-type="string">
            <text:p>In 1978, Earth successfully repulsed an invasion from outer space thanks to "the Tank." <text:s/>The Tank was based on alien technology found when a scout ship had crashed years earlier. <text:s/>Now, over 20 years later, a new Tank has been created based on the technology recovered during the 1978 invasion. <text:s/>And none too soon, because the Invaders are back!****Space Invaders is yet another classic arcade game remake by Activision. <text:s/>(See Battlezone and Asteroids.) <text:s/>But this time, Activision licensed a game from Taito instead of Atari. <text:s/>The game stays close to its roots while adding many power-ups and enemies.****You can play either one or two players against the Invaders, who march down the screen in orderly rows and columns, at one of three skill levels. <text:s/>You'll start at Pluto and work your way through the Solar System to Mars, then Venus, and finally Earth. <text:s/>There are four common aliens (red, green, blue, and yellow), plus seven more less common ones. <text:s/>You receive special one shot power-ups by shooting four of the same type of Invaders in a row. <text:s/>As in the original game, there are also Mother Ships that fly above the action, but in this version if you hit them you can pick up other useful power-ups like shields or double shots. <text:s/>Plus, after fighting off several waves on each planet, you'll face a unique boss. <text:s/>If you manage to finish the game, you'll be able to play a reproduction of the original coin-op.</text:p>
          </table:table-cell>
          <table:table-cell table:style-name="Default" table:formula="of:=CONCATENATE(&quot;&lt;game name=&quot;;CHAR(34);[.A425];CHAR(34);&quot;&gt; &lt;year&gt;&quot;;[.B425];&quot;&lt;/year&gt; &lt;rating&gt;&quot;;[.C425];&quot;&lt;/rating&gt; &lt;title&gt;&quot;;[.D425];&quot;&lt;/title&gt; &lt;pub&gt;&quot;;[.E425];&quot;&lt;/pub&gt; &lt;dev&gt;&quot;;[.F425];&quot;&lt;/dev&gt; &lt;genre&gt;&quot;;[.G425];&quot;&lt;/genre&gt; &lt;score&gt;&quot;;[.H425];&quot;&lt;/score&gt; &lt;player&gt;&quot;;[.I425];&quot;&lt;/player&gt; &lt;story&gt;&quot;;[.J425];&quot;&lt;/story&gt; &lt;/game&gt;&quot;)" office:value-type="string" office:string-value="&lt;game name=&quot;Space Invaders (USA)&quot;&gt; &lt;year&gt;1999&lt;/year&gt; &lt;rating&gt;ESRB - E (Everyone)&lt;/rating&gt; &lt;title&gt;Space Invaders &lt;/title&gt; &lt;pub&gt;Activision&lt;/pub&gt; &lt;dev&gt;Crawfish Interactive&lt;/dev&gt; &lt;genre&gt;Shoot-'Em-Up&lt;/genre&gt; &lt;score&gt;3.7&lt;/score&gt; &lt;player&gt;1-2 Players&lt;/player&gt; &lt;story&gt;In 1978, Earth successfully repulsed an invasion from outer space thanks to &quot;the Tank.&quot;  The Tank was based on alien technology found when a scout ship had crashed years earlier.  Now, over 20 years later, a new Tank has been created based on the technology recovered during the 1978 invasion.  And none too soon, because the Invaders are back!****Space Invaders is yet another classic arcade game remake by Activision.  (See Battlezone and Asteroids.)  But this time, Activision licensed a game from Taito instead of Atari.  The game stays close to its roots while adding many power-ups and enemies.****You can play either one or two players against the Invaders, who march down the screen in orderly rows and columns, at one of three skill levels.  You'll start at Pluto and work your way through the Solar System to Mars, then Venus, and finally Earth.  There are four common aliens (red, green, blue, and yellow), plus seven more less common ones.  You receive special one shot power-ups by shooting four of the same type of Invaders in a row.  As in the original game, there are also Mother Ships that fly above the action, but in this version if you hit them you can pick up other useful power-ups like shields or double shots.  Plus, after fighting off several waves on each planet, you'll face a unique boss.  If you manage to finish the game, you'll be able to play a reproduction of the original coin-op.&lt;/story&gt; &lt;/game&gt;">
            <text:p>&lt;game name="Space Invaders (USA)"&gt; &lt;year&gt;1999&lt;/year&gt; &lt;rating&gt;ESRB - E (Everyone)&lt;/rating&gt; &lt;title&gt;Space Invaders &lt;/title&gt; &lt;pub&gt;Activision&lt;/pub&gt; &lt;dev&gt;Crawfish Interactive&lt;/dev&gt; &lt;genre&gt;Shoot-'Em-Up&lt;/genre&gt; &lt;score&gt;3.7&lt;/score&gt; &lt;player&gt;1-2 Players&lt;/player&gt; &lt;story&gt;In 1978, Earth successfully repulsed an invasion from outer space thanks to "the Tank." <text:s/>The Tank was based on alien technology found when a scout ship had crashed years earlier. <text:s/>Now, over 20 years later, a new Tank has been created based on the technology recovered during the 1978 invasion. <text:s/>And none too soon, because the Invaders are back!****Space Invaders is yet another classic arcade game remake by Activision. <text:s/>(See Battlezone and Asteroids.) <text:s/>But this time, Activision licensed a game from Taito instead of Atari. <text:s/>The game stays close to its roots while adding many power-ups and enemies.****You can play either one or two players against the Invaders, who march down the screen in orderly rows and columns, at one of three skill levels. <text:s/>You'll start at Pluto and work your way through the Solar System to Mars, then Venus, and finally Earth. <text:s/>There are four common aliens (red, green, blue, and yellow), plus seven more less common ones. <text:s/>You receive special one shot power-ups by shooting four of the same type of Invaders in a row. <text:s/>As in the original game, there are also Mother Ships that fly above the action, but in this version if you hit them you can pick up other useful power-ups like shields or double shots. <text:s/>Plus, after fighting off several waves on each planet, you'll face a unique boss. <text:s/>If you manage to finish the game, you'll be able to play a reproduction of the original coin-op.&lt;/story&gt; &lt;/game&gt;</text:p>
          </table:table-cell>
          <table:table-cell table:number-columns-repeated="1013"/>
        </table:table-row>
        <table:table-row table:style-name="ro1">
          <table:table-cell office:value-type="string">
            <text:p>Space Marauder (USA)</text:p>
          </table:table-cell>
          <table:table-cell office:value-type="float" office:value="2000">
            <text:p>2000</text:p>
          </table:table-cell>
          <table:table-cell office:value-type="string">
            <text:p>ESRB - E (Everyone)</text:p>
          </table:table-cell>
          <table:table-cell office:value-type="string">
            <text:p>Space Marauder </text:p>
          </table:table-cell>
          <table:table-cell office:value-type="string">
            <text:p>Agetec Inc.</text:p>
          </table:table-cell>
          <table:table-cell office:value-type="string">
            <text:p>Kid</text:p>
          </table:table-cell>
          <table:table-cell office:value-type="string">
            <text:p>Shoot-'Em-Up</text:p>
          </table:table-cell>
          <table:table-cell office:value-type="string">
            <text:p>3.8</text:p>
          </table:table-cell>
          <table:table-cell office:value-type="string">
            <text:p>1 Player</text:p>
          </table:table-cell>
          <table:table-cell office:value-type="string">
            <text:p>The Burai, a race of evil super-brain aliens, have launched their plan to conquer the universe with their army of half-organic, half-robot creatures - the robo-mutants. It's up to the player to stop them! Strap on your jet pack, and get ready to become the ultimate Burai Fighter.****Space Marauder is an scrolling shooter game with two modes of play. Most levels are side- and vertical-scrolling with pre-designed layouts. A few levels are different, though: top-down perspective, with a randomized layout. Either way, the player is armed with a variety of weapons, including different guns (laser, missile, ring) and the powerful cobalt bomb which kills everything on screen.****Space Marauder is the Game Boy Color version of Burai Fighter. Game play is exactly the same. Like Burai Fighter it offers the same three difficulties (Eagle, Albatross and Ace), but the game features different level layouts. It doesn't include the Vs. mode.</text:p>
          </table:table-cell>
          <table:table-cell table:style-name="Default" table:formula="of:=CONCATENATE(&quot;&lt;game name=&quot;;CHAR(34);[.A426];CHAR(34);&quot;&gt; &lt;year&gt;&quot;;[.B426];&quot;&lt;/year&gt; &lt;rating&gt;&quot;;[.C426];&quot;&lt;/rating&gt; &lt;title&gt;&quot;;[.D426];&quot;&lt;/title&gt; &lt;pub&gt;&quot;;[.E426];&quot;&lt;/pub&gt; &lt;dev&gt;&quot;;[.F426];&quot;&lt;/dev&gt; &lt;genre&gt;&quot;;[.G426];&quot;&lt;/genre&gt; &lt;score&gt;&quot;;[.H426];&quot;&lt;/score&gt; &lt;player&gt;&quot;;[.I426];&quot;&lt;/player&gt; &lt;story&gt;&quot;;[.J426];&quot;&lt;/story&gt; &lt;/game&gt;&quot;)" office:value-type="string" office:string-value="&lt;game name=&quot;Space Marauder (USA)&quot;&gt; &lt;year&gt;2000&lt;/year&gt; &lt;rating&gt;ESRB - E (Everyone)&lt;/rating&gt; &lt;title&gt;Space Marauder &lt;/title&gt; &lt;pub&gt;Agetec Inc.&lt;/pub&gt; &lt;dev&gt;Kid&lt;/dev&gt; &lt;genre&gt;Shoot-'Em-Up&lt;/genre&gt; &lt;score&gt;3.8&lt;/score&gt; &lt;player&gt;1 Player&lt;/player&gt; &lt;story&gt;The Burai, a race of evil super-brain aliens, have launched their plan to conquer the universe with their army of half-organic, half-robot creatures - the robo-mutants. It's up to the player to stop them! Strap on your jet pack, and get ready to become the ultimate Burai Fighter.****Space Marauder is an scrolling shooter game with two modes of play. Most levels are side- and vertical-scrolling with pre-designed layouts. A few levels are different, though: top-down perspective, with a randomized layout. Either way, the player is armed with a variety of weapons, including different guns (laser, missile, ring) and the powerful cobalt bomb which kills everything on screen.****Space Marauder is the Game Boy Color version of Burai Fighter. Game play is exactly the same. Like Burai Fighter it offers the same three difficulties (Eagle, Albatross and Ace), but the game features different level layouts. It doesn't include the Vs. mode.&lt;/story&gt; &lt;/game&gt;">
            <text:p>&lt;game name="Space Marauder (USA)"&gt; &lt;year&gt;2000&lt;/year&gt; &lt;rating&gt;ESRB - E (Everyone)&lt;/rating&gt; &lt;title&gt;Space Marauder &lt;/title&gt; &lt;pub&gt;Agetec Inc.&lt;/pub&gt; &lt;dev&gt;Kid&lt;/dev&gt; &lt;genre&gt;Shoot-'Em-Up&lt;/genre&gt; &lt;score&gt;3.8&lt;/score&gt; &lt;player&gt;1 Player&lt;/player&gt; &lt;story&gt;The Burai, a race of evil super-brain aliens, have launched their plan to conquer the universe with their army of half-organic, half-robot creatures - the robo-mutants. It's up to the player to stop them! Strap on your jet pack, and get ready to become the ultimate Burai Fighter.****Space Marauder is an scrolling shooter game with two modes of play. Most levels are side- and vertical-scrolling with pre-designed layouts. A few levels are different, though: top-down perspective, with a randomized layout. Either way, the player is armed with a variety of weapons, including different guns (laser, missile, ring) and the powerful cobalt bomb which kills everything on screen.****Space Marauder is the Game Boy Color version of Burai Fighter. Game play is exactly the same. Like Burai Fighter it offers the same three difficulties (Eagle, Albatross and Ace), but the game features different level layouts. It doesn't include the Vs. mode.&lt;/story&gt; &lt;/game&gt;</text:p>
          </table:table-cell>
          <table:table-cell table:number-columns-repeated="1013"/>
        </table:table-row>
        <table:table-row table:style-name="ro1">
          <table:table-cell office:value-type="string">
            <text:p>Spacestation Silicon Valley (Europe)</text:p>
          </table:table-cell>
          <table:table-cell office:value-type="float" office:value="1999">
            <text:p>1999</text:p>
          </table:table-cell>
          <table:table-cell office:value-type="string">
            <text:p>ESRB - E (Everyone)</text:p>
          </table:table-cell>
          <table:table-cell office:value-type="string">
            <text:p>Spacestation Silicon Valley </text:p>
          </table:table-cell>
          <table:table-cell office:value-type="string">
            <text:p>Take-Two Interactive</text:p>
          </table:table-cell>
          <table:table-cell office:value-type="string">
            <text:p>DMA Design</text:p>
          </table:table-cell>
          <table:table-cell office:value-type="string">
            <text:p>Action</text:p>
          </table:table-cell>
          <table:table-cell office:value-type="string">
            <text:p>3.6</text:p>
          </table:table-cell>
          <table:table-cell office:value-type="string">
            <text:p>1 Player</text:p>
          </table:table-cell>
          <table:table-cell office:value-type="string">
            <text:p>Space Station Silicon Valley is a based on the Nintendo 64 game of the same name. It keeps story, gameplay mechanics and even the basic level design while translating everything into a platforming perspective shown from the side. The story is about a space station which is populated by independent robot animals. A while ago the station vanished but now it is back on full collision course towards Earth. Of course humanity sends squads out there to end the threat, but everyone but the robot Evo gets lost. The player takes the role of Evo who has to solve 35 levels in order to save Earth. <text:s/>The unique characteristic of the game is that Evo has the ability to take control over any robot animal he meets. In fact, he is required to do so because his life energy rapidly decreases when outside of a host. All those animals have different abilities which are used to solve the numerous puzzles found in the levels. There are varying goals to complete in each level which range from destroying a machine to guiding sheep to their pens.</text:p>
          </table:table-cell>
          <table:table-cell table:style-name="Default" table:formula="of:=CONCATENATE(&quot;&lt;game name=&quot;;CHAR(34);[.A427];CHAR(34);&quot;&gt; &lt;year&gt;&quot;;[.B427];&quot;&lt;/year&gt; &lt;rating&gt;&quot;;[.C427];&quot;&lt;/rating&gt; &lt;title&gt;&quot;;[.D427];&quot;&lt;/title&gt; &lt;pub&gt;&quot;;[.E427];&quot;&lt;/pub&gt; &lt;dev&gt;&quot;;[.F427];&quot;&lt;/dev&gt; &lt;genre&gt;&quot;;[.G427];&quot;&lt;/genre&gt; &lt;score&gt;&quot;;[.H427];&quot;&lt;/score&gt; &lt;player&gt;&quot;;[.I427];&quot;&lt;/player&gt; &lt;story&gt;&quot;;[.J427];&quot;&lt;/story&gt; &lt;/game&gt;&quot;)" office:value-type="string" office:string-value="&lt;game name=&quot;Spacestation Silicon Valley (Europe)&quot;&gt; &lt;year&gt;1999&lt;/year&gt; &lt;rating&gt;ESRB - E (Everyone)&lt;/rating&gt; &lt;title&gt;Spacestation Silicon Valley &lt;/title&gt; &lt;pub&gt;Take-Two Interactive&lt;/pub&gt; &lt;dev&gt;DMA Design&lt;/dev&gt; &lt;genre&gt;Action&lt;/genre&gt; &lt;score&gt;3.6&lt;/score&gt; &lt;player&gt;1 Player&lt;/player&gt; &lt;story&gt;Space Station Silicon Valley is a based on the Nintendo 64 game of the same name. It keeps story, gameplay mechanics and even the basic level design while translating everything into a platforming perspective shown from the side. The story is about a space station which is populated by independent robot animals. A while ago the station vanished but now it is back on full collision course towards Earth. Of course humanity sends squads out there to end the threat, but everyone but the robot Evo gets lost. The player takes the role of Evo who has to solve 35 levels in order to save Earth.  The unique characteristic of the game is that Evo has the ability to take control over any robot animal he meets. In fact, he is required to do so because his life energy rapidly decreases when outside of a host. All those animals have different abilities which are used to solve the numerous puzzles found in the levels. There are varying goals to complete in each level which range from destroying a machine to guiding sheep to their pens.&lt;/story&gt; &lt;/game&gt;">
            <text:p>&lt;game name="Spacestation Silicon Valley (Europe)"&gt; &lt;year&gt;1999&lt;/year&gt; &lt;rating&gt;ESRB - E (Everyone)&lt;/rating&gt; &lt;title&gt;Spacestation Silicon Valley &lt;/title&gt; &lt;pub&gt;Take-Two Interactive&lt;/pub&gt; &lt;dev&gt;DMA Design&lt;/dev&gt; &lt;genre&gt;Action&lt;/genre&gt; &lt;score&gt;3.6&lt;/score&gt; &lt;player&gt;1 Player&lt;/player&gt; &lt;story&gt;Space Station Silicon Valley is a based on the Nintendo 64 game of the same name. It keeps story, gameplay mechanics and even the basic level design while translating everything into a platforming perspective shown from the side. The story is about a space station which is populated by independent robot animals. A while ago the station vanished but now it is back on full collision course towards Earth. Of course humanity sends squads out there to end the threat, but everyone but the robot Evo gets lost. The player takes the role of Evo who has to solve 35 levels in order to save Earth. <text:s/>The unique characteristic of the game is that Evo has the ability to take control over any robot animal he meets. In fact, he is required to do so because his life energy rapidly decreases when outside of a host. All those animals have different abilities which are used to solve the numerous puzzles found in the levels. There are varying goals to complete in each level which range from destroying a machine to guiding sheep to their pens.&lt;/story&gt; &lt;/game&gt;</text:p>
          </table:table-cell>
          <table:table-cell table:number-columns-repeated="1013"/>
        </table:table-row>
        <table:table-row table:style-name="ro1">
          <table:table-cell office:value-type="string">
            <text:p>Spawn (USA)</text:p>
          </table:table-cell>
          <table:table-cell office:value-type="float" office:value="1999">
            <text:p>1999</text:p>
          </table:table-cell>
          <table:table-cell office:value-type="string">
            <text:p>ESRB - E (Everyone)</text:p>
          </table:table-cell>
          <table:table-cell office:value-type="string">
            <text:p>Spawn </text:p>
          </table:table-cell>
          <table:table-cell table:number-columns-repeated="2" office:value-type="string">
            <text:p>Konami</text:p>
          </table:table-cell>
          <table:table-cell office:value-type="string">
            <text:p>Action</text:p>
          </table:table-cell>
          <table:table-cell office:value-type="string">
            <text:p>2.3</text:p>
          </table:table-cell>
          <table:table-cell office:value-type="string">
            <text:p>1 Player</text:p>
          </table:table-cell>
          <table:table-cell office:value-type="string">
            <text:p>Based on the popular Todd McFarlane comic book, Spawn sends the titular hero through four stages of combat. <text:s/>He must navigate various environmental obstacle while defeating enemies with his fists and guns.****Spawn is a platformer with some shooter elements. <text:s/>It contains both horizontal and vertical sections. <text:s/>You must make your way through these and defeat the various thugs and occasional bosses. <text:s/>Mostly, you'll be punching and kicking, but there are some guns with rather limited ammunition to find along the way. <text:s/>There is also one stage where Spawn rids a motorcycle, somewhat along the lines of the surfing and skating levels in Teenage Mutant Ninja Turtles.****There are three difficulty modes. <text:s/>In each mode, enemies can take more damage. <text:s/>One punch will knock out any minor enemy in easy and you can start at any stage. <text:s/>It takes two in normal and you must play through from stage one. <text:s/>On hard, it takes several, so the fighting becomes much more strategic. <text:s/>You must beat the game on hard mode to get the real ending.</text:p>
          </table:table-cell>
          <table:table-cell table:style-name="Default" table:formula="of:=CONCATENATE(&quot;&lt;game name=&quot;;CHAR(34);[.A428];CHAR(34);&quot;&gt; &lt;year&gt;&quot;;[.B428];&quot;&lt;/year&gt; &lt;rating&gt;&quot;;[.C428];&quot;&lt;/rating&gt; &lt;title&gt;&quot;;[.D428];&quot;&lt;/title&gt; &lt;pub&gt;&quot;;[.E428];&quot;&lt;/pub&gt; &lt;dev&gt;&quot;;[.F428];&quot;&lt;/dev&gt; &lt;genre&gt;&quot;;[.G428];&quot;&lt;/genre&gt; &lt;score&gt;&quot;;[.H428];&quot;&lt;/score&gt; &lt;player&gt;&quot;;[.I428];&quot;&lt;/player&gt; &lt;story&gt;&quot;;[.J428];&quot;&lt;/story&gt; &lt;/game&gt;&quot;)" office:value-type="string" office:string-value="&lt;game name=&quot;Spawn (USA)&quot;&gt; &lt;year&gt;1999&lt;/year&gt; &lt;rating&gt;ESRB - E (Everyone)&lt;/rating&gt; &lt;title&gt;Spawn &lt;/title&gt; &lt;pub&gt;Konami&lt;/pub&gt; &lt;dev&gt;Konami&lt;/dev&gt; &lt;genre&gt;Action&lt;/genre&gt; &lt;score&gt;2.3&lt;/score&gt; &lt;player&gt;1 Player&lt;/player&gt; &lt;story&gt;Based on the popular Todd McFarlane comic book, Spawn sends the titular hero through four stages of combat.  He must navigate various environmental obstacle while defeating enemies with his fists and guns.****Spawn is a platformer with some shooter elements.  It contains both horizontal and vertical sections.  You must make your way through these and defeat the various thugs and occasional bosses.  Mostly, you'll be punching and kicking, but there are some guns with rather limited ammunition to find along the way.  There is also one stage where Spawn rids a motorcycle, somewhat along the lines of the surfing and skating levels in Teenage Mutant Ninja Turtles.****There are three difficulty modes.  In each mode, enemies can take more damage.  One punch will knock out any minor enemy in easy and you can start at any stage.  It takes two in normal and you must play through from stage one.  On hard, it takes several, so the fighting becomes much more strategic.  You must beat the game on hard mode to get the real ending.&lt;/story&gt; &lt;/game&gt;">
            <text:p>&lt;game name="Spawn (USA)"&gt; &lt;year&gt;1999&lt;/year&gt; &lt;rating&gt;ESRB - E (Everyone)&lt;/rating&gt; &lt;title&gt;Spawn &lt;/title&gt; &lt;pub&gt;Konami&lt;/pub&gt; &lt;dev&gt;Konami&lt;/dev&gt; &lt;genre&gt;Action&lt;/genre&gt; &lt;score&gt;2.3&lt;/score&gt; &lt;player&gt;1 Player&lt;/player&gt; &lt;story&gt;Based on the popular Todd McFarlane comic book, Spawn sends the titular hero through four stages of combat. <text:s/>He must navigate various environmental obstacle while defeating enemies with his fists and guns.****Spawn is a platformer with some shooter elements. <text:s/>It contains both horizontal and vertical sections. <text:s/>You must make your way through these and defeat the various thugs and occasional bosses. <text:s/>Mostly, you'll be punching and kicking, but there are some guns with rather limited ammunition to find along the way. <text:s/>There is also one stage where Spawn rids a motorcycle, somewhat along the lines of the surfing and skating levels in Teenage Mutant Ninja Turtles.****There are three difficulty modes. <text:s/>In each mode, enemies can take more damage. <text:s/>One punch will knock out any minor enemy in easy and you can start at any stage. <text:s/>It takes two in normal and you must play through from stage one. <text:s/>On hard, it takes several, so the fighting becomes much more strategic. <text:s/>You must beat the game on hard mode to get the real ending.&lt;/story&gt; &lt;/game&gt;</text:p>
          </table:table-cell>
          <table:table-cell table:number-columns-repeated="1013"/>
        </table:table-row>
        <table:table-row table:style-name="ro1">
          <table:table-cell office:value-type="string">
            <text:p>Speedy Gonzales - Aztec Adventure (USA, Europe)</text:p>
          </table:table-cell>
          <table:table-cell office:value-type="float" office:value="1999">
            <text:p>1999</text:p>
          </table:table-cell>
          <table:table-cell office:value-type="string">
            <text:p>ESRB - E (Everyone)</text:p>
          </table:table-cell>
          <table:table-cell office:value-type="string">
            <text:p>Speedy Gonzales - Aztec Adventure </text:p>
          </table:table-cell>
          <table:table-cell office:value-type="string">
            <text:p>Electro Source</text:p>
          </table:table-cell>
          <table:table-cell office:value-type="string">
            <text:p>SunSoft</text:p>
          </table:table-cell>
          <table:table-cell office:value-type="string">
            <text:p>Platform</text:p>
          </table:table-cell>
          <table:table-cell office:value-type="string">
            <text:p>3.2</text:p>
          </table:table-cell>
          <table:table-cell office:value-type="string">
            <text:p>1 Player</text:p>
          </table:table-cell>
          <table:table-cell office:value-type="string">
            <text:p>Speedy Gonzales: Aztec Adventure is a side-scrolling platformer based on the Looney Tunes cartoons. Sylvester the cat has kidnapped all mice from Speedy's village and Speedy has to free them. The focus of the game is on platforming and, as Speedy's character dictates, running through the levels at a high speed. There is also the occasional enemy to fight with weapons (smoke bombs, boomerangs, etc.) which have to picked up first. Other extras to pick up include extra lives, extra life energy or speed enhancements. There are six levels in total with three stages each (some of them spent in a boat or underwater) and one boss per level. </text:p>
          </table:table-cell>
          <table:table-cell table:style-name="Default" table:formula="of:=CONCATENATE(&quot;&lt;game name=&quot;;CHAR(34);[.A429];CHAR(34);&quot;&gt; &lt;year&gt;&quot;;[.B429];&quot;&lt;/year&gt; &lt;rating&gt;&quot;;[.C429];&quot;&lt;/rating&gt; &lt;title&gt;&quot;;[.D429];&quot;&lt;/title&gt; &lt;pub&gt;&quot;;[.E429];&quot;&lt;/pub&gt; &lt;dev&gt;&quot;;[.F429];&quot;&lt;/dev&gt; &lt;genre&gt;&quot;;[.G429];&quot;&lt;/genre&gt; &lt;score&gt;&quot;;[.H429];&quot;&lt;/score&gt; &lt;player&gt;&quot;;[.I429];&quot;&lt;/player&gt; &lt;story&gt;&quot;;[.J429];&quot;&lt;/story&gt; &lt;/game&gt;&quot;)" office:value-type="string" office:string-value="&lt;game name=&quot;Speedy Gonzales - Aztec Adventure (USA, Europe)&quot;&gt; &lt;year&gt;1999&lt;/year&gt; &lt;rating&gt;ESRB - E (Everyone)&lt;/rating&gt; &lt;title&gt;Speedy Gonzales - Aztec Adventure &lt;/title&gt; &lt;pub&gt;Electro Source&lt;/pub&gt; &lt;dev&gt;SunSoft&lt;/dev&gt; &lt;genre&gt;Platform&lt;/genre&gt; &lt;score&gt;3.2&lt;/score&gt; &lt;player&gt;1 Player&lt;/player&gt; &lt;story&gt;Speedy Gonzales: Aztec Adventure is a side-scrolling platformer based on the Looney Tunes cartoons. Sylvester the cat has kidnapped all mice from Speedy's village and Speedy has to free them. The focus of the game is on platforming and, as Speedy's character dictates, running through the levels at a high speed. There is also the occasional enemy to fight with weapons (smoke bombs, boomerangs, etc.) which have to picked up first. Other extras to pick up include extra lives, extra life energy or speed enhancements. There are six levels in total with three stages each (some of them spent in a boat or underwater) and one boss per level. &lt;/story&gt; &lt;/game&gt;">
            <text:p>&lt;game name="Speedy Gonzales - Aztec Adventure (USA, Europe)"&gt; &lt;year&gt;1999&lt;/year&gt; &lt;rating&gt;ESRB - E (Everyone)&lt;/rating&gt; &lt;title&gt;Speedy Gonzales - Aztec Adventure &lt;/title&gt; &lt;pub&gt;Electro Source&lt;/pub&gt; &lt;dev&gt;SunSoft&lt;/dev&gt; &lt;genre&gt;Platform&lt;/genre&gt; &lt;score&gt;3.2&lt;/score&gt; &lt;player&gt;1 Player&lt;/player&gt; &lt;story&gt;Speedy Gonzales: Aztec Adventure is a side-scrolling platformer based on the Looney Tunes cartoons. Sylvester the cat has kidnapped all mice from Speedy's village and Speedy has to free them. The focus of the game is on platforming and, as Speedy's character dictates, running through the levels at a high speed. There is also the occasional enemy to fight with weapons (smoke bombs, boomerangs, etc.) which have to picked up first. Other extras to pick up include extra lives, extra life energy or speed enhancements. There are six levels in total with three stages each (some of them spent in a boat or underwater) and one boss per level. &lt;/story&gt; &lt;/game&gt;</text:p>
          </table:table-cell>
          <table:table-cell table:number-columns-repeated="1013"/>
        </table:table-row>
        <table:table-row table:style-name="ro1">
          <table:table-cell office:value-type="string">
            <text:p>Spider-Man (USA, Europe)</text:p>
          </table:table-cell>
          <table:table-cell office:value-type="float" office:value="2000">
            <text:p>2000</text:p>
          </table:table-cell>
          <table:table-cell office:value-type="string">
            <text:p>ESRB - E (Everyone)</text:p>
          </table:table-cell>
          <table:table-cell office:value-type="string">
            <text:p>Spider-Man </text:p>
          </table:table-cell>
          <table:table-cell office:value-type="string">
            <text:p>Activision</text:p>
          </table:table-cell>
          <table:table-cell office:value-type="string">
            <text:p>Vicarious Visions</text:p>
          </table:table-cell>
          <table:table-cell office:value-type="string">
            <text:p>Action</text:p>
          </table:table-cell>
          <table:table-cell office:value-type="string">
            <text:p>3.2</text:p>
          </table:table-cell>
          <table:table-cell office:value-type="string">
            <text:p>1 Player</text:p>
          </table:table-cell>
          <table:table-cell office:value-type="string">
            <text:p>Trouble's ahead for Peter Parker in Spider-Man's first appearance on the Game Boy Color: an explosion at Dr. Curt Conners' lab will lead him into a plot planned by a mysterious villain, involving the alien symbiote and several of Spidey's arch enemies.****The game is a platformer, divided into several large levels. Progression is not strictly linear: some of the levels can be freely explored in any order before continuing with the story. Locations include the city, subway and sewers, the docks and a warehouse. The levels are usually crawling with enemies that Spider-Man can beat up with kicks and punches. Defeating them will eventually result in him gaining levels, becoming stronger and learning some new fighting moves.****Spidey's special abilities come into play when he swings freely over the rooftops, clings to walls or throws web balls at enemies to immobilize them. His spider-sense will usually alert him when important locations or special obstacles are near.****The game includes various boss fights with the likes of Venom, the Lizard and the Hobgoblin.</text:p>
          </table:table-cell>
          <table:table-cell table:style-name="Default" table:formula="of:=CONCATENATE(&quot;&lt;game name=&quot;;CHAR(34);[.A430];CHAR(34);&quot;&gt; &lt;year&gt;&quot;;[.B430];&quot;&lt;/year&gt; &lt;rating&gt;&quot;;[.C430];&quot;&lt;/rating&gt; &lt;title&gt;&quot;;[.D430];&quot;&lt;/title&gt; &lt;pub&gt;&quot;;[.E430];&quot;&lt;/pub&gt; &lt;dev&gt;&quot;;[.F430];&quot;&lt;/dev&gt; &lt;genre&gt;&quot;;[.G430];&quot;&lt;/genre&gt; &lt;score&gt;&quot;;[.H430];&quot;&lt;/score&gt; &lt;player&gt;&quot;;[.I430];&quot;&lt;/player&gt; &lt;story&gt;&quot;;[.J430];&quot;&lt;/story&gt; &lt;/game&gt;&quot;)" office:value-type="string" office:string-value="&lt;game name=&quot;Spider-Man (USA, Europe)&quot;&gt; &lt;year&gt;2000&lt;/year&gt; &lt;rating&gt;ESRB - E (Everyone)&lt;/rating&gt; &lt;title&gt;Spider-Man &lt;/title&gt; &lt;pub&gt;Activision&lt;/pub&gt; &lt;dev&gt;Vicarious Visions&lt;/dev&gt; &lt;genre&gt;Action&lt;/genre&gt; &lt;score&gt;3.2&lt;/score&gt; &lt;player&gt;1 Player&lt;/player&gt; &lt;story&gt;Trouble's ahead for Peter Parker in Spider-Man's first appearance on the Game Boy Color: an explosion at Dr. Curt Conners' lab will lead him into a plot planned by a mysterious villain, involving the alien symbiote and several of Spidey's arch enemies.****The game is a platformer, divided into several large levels. Progression is not strictly linear: some of the levels can be freely explored in any order before continuing with the story. Locations include the city, subway and sewers, the docks and a warehouse. The levels are usually crawling with enemies that Spider-Man can beat up with kicks and punches. Defeating them will eventually result in him gaining levels, becoming stronger and learning some new fighting moves.****Spidey's special abilities come into play when he swings freely over the rooftops, clings to walls or throws web balls at enemies to immobilize them. His spider-sense will usually alert him when important locations or special obstacles are near.****The game includes various boss fights with the likes of Venom, the Lizard and the Hobgoblin.&lt;/story&gt; &lt;/game&gt;">
            <text:p>&lt;game name="Spider-Man (USA, Europe)"&gt; &lt;year&gt;2000&lt;/year&gt; &lt;rating&gt;ESRB - E (Everyone)&lt;/rating&gt; &lt;title&gt;Spider-Man &lt;/title&gt; &lt;pub&gt;Activision&lt;/pub&gt; &lt;dev&gt;Vicarious Visions&lt;/dev&gt; &lt;genre&gt;Action&lt;/genre&gt; &lt;score&gt;3.2&lt;/score&gt; &lt;player&gt;1 Player&lt;/player&gt; &lt;story&gt;Trouble's ahead for Peter Parker in Spider-Man's first appearance on the Game Boy Color: an explosion at Dr. Curt Conners' lab will lead him into a plot planned by a mysterious villain, involving the alien symbiote and several of Spidey's arch enemies.****The game is a platformer, divided into several large levels. Progression is not strictly linear: some of the levels can be freely explored in any order before continuing with the story. Locations include the city, subway and sewers, the docks and a warehouse. The levels are usually crawling with enemies that Spider-Man can beat up with kicks and punches. Defeating them will eventually result in him gaining levels, becoming stronger and learning some new fighting moves.****Spidey's special abilities come into play when he swings freely over the rooftops, clings to walls or throws web balls at enemies to immobilize them. His spider-sense will usually alert him when important locations or special obstacles are near.****The game includes various boss fights with the likes of Venom, the Lizard and the Hobgoblin.&lt;/story&gt; &lt;/game&gt;</text:p>
          </table:table-cell>
          <table:table-cell table:number-columns-repeated="1013"/>
        </table:table-row>
        <table:table-row table:style-name="ro1">
          <table:table-cell office:value-type="string">
            <text:p>Spider-Man 2 - The Sinister Six (USA)</text:p>
          </table:table-cell>
          <table:table-cell office:value-type="float" office:value="2001">
            <text:p>2001</text:p>
          </table:table-cell>
          <table:table-cell office:value-type="string">
            <text:p>ESRB - E (Everyone)</text:p>
          </table:table-cell>
          <table:table-cell office:value-type="string">
            <text:p>Spider-Man 2 - The Sinister Six </text:p>
          </table:table-cell>
          <table:table-cell office:value-type="string">
            <text:p>Activision</text:p>
          </table:table-cell>
          <table:table-cell office:value-type="string">
            <text:p>Torus Games</text:p>
          </table:table-cell>
          <table:table-cell office:value-type="string">
            <text:p>Action</text:p>
          </table:table-cell>
          <table:table-cell office:value-type="string">
            <text:p>3.4</text:p>
          </table:table-cell>
          <table:table-cell office:value-type="string">
            <text:p>1 Player</text:p>
          </table:table-cell>
          <table:table-cell office:value-type="string">
            <text:p>Aunt May has been kidnapped, and it is up to Spider-Man to save the day. But little does he know that Doc Ock has brought together the Sinister Six, six of the worst villains around, and is ready to end Spidey's life for good.****Roam 18 levels of New York City using all of Spider-Man's powers like the Spidey Armour, spin kick, Spidey's trusty webbing and his wall crawling abilities. Your main aim is to rescue Aunt May, but you can kick some evil guys along the way if you wish.</text:p>
          </table:table-cell>
          <table:table-cell table:style-name="Default" table:formula="of:=CONCATENATE(&quot;&lt;game name=&quot;;CHAR(34);[.A431];CHAR(34);&quot;&gt; &lt;year&gt;&quot;;[.B431];&quot;&lt;/year&gt; &lt;rating&gt;&quot;;[.C431];&quot;&lt;/rating&gt; &lt;title&gt;&quot;;[.D431];&quot;&lt;/title&gt; &lt;pub&gt;&quot;;[.E431];&quot;&lt;/pub&gt; &lt;dev&gt;&quot;;[.F431];&quot;&lt;/dev&gt; &lt;genre&gt;&quot;;[.G431];&quot;&lt;/genre&gt; &lt;score&gt;&quot;;[.H431];&quot;&lt;/score&gt; &lt;player&gt;&quot;;[.I431];&quot;&lt;/player&gt; &lt;story&gt;&quot;;[.J431];&quot;&lt;/story&gt; &lt;/game&gt;&quot;)" office:value-type="string" office:string-value="&lt;game name=&quot;Spider-Man 2 - The Sinister Six (USA)&quot;&gt; &lt;year&gt;2001&lt;/year&gt; &lt;rating&gt;ESRB - E (Everyone)&lt;/rating&gt; &lt;title&gt;Spider-Man 2 - The Sinister Six &lt;/title&gt; &lt;pub&gt;Activision&lt;/pub&gt; &lt;dev&gt;Torus Games&lt;/dev&gt; &lt;genre&gt;Action&lt;/genre&gt; &lt;score&gt;3.4&lt;/score&gt; &lt;player&gt;1 Player&lt;/player&gt; &lt;story&gt;Aunt May has been kidnapped, and it is up to Spider-Man to save the day. But little does he know that Doc Ock has brought together the Sinister Six, six of the worst villains around, and is ready to end Spidey's life for good.****Roam 18 levels of New York City using all of Spider-Man's powers like the Spidey Armour, spin kick, Spidey's trusty webbing and his wall crawling abilities. Your main aim is to rescue Aunt May, but you can kick some evil guys along the way if you wish.&lt;/story&gt; &lt;/game&gt;">
            <text:p>&lt;game name="Spider-Man 2 - The Sinister Six (USA)"&gt; &lt;year&gt;2001&lt;/year&gt; &lt;rating&gt;ESRB - E (Everyone)&lt;/rating&gt; &lt;title&gt;Spider-Man 2 - The Sinister Six &lt;/title&gt; &lt;pub&gt;Activision&lt;/pub&gt; &lt;dev&gt;Torus Games&lt;/dev&gt; &lt;genre&gt;Action&lt;/genre&gt; &lt;score&gt;3.4&lt;/score&gt; &lt;player&gt;1 Player&lt;/player&gt; &lt;story&gt;Aunt May has been kidnapped, and it is up to Spider-Man to save the day. But little does he know that Doc Ock has brought together the Sinister Six, six of the worst villains around, and is ready to end Spidey's life for good.****Roam 18 levels of New York City using all of Spider-Man's powers like the Spidey Armour, spin kick, Spidey's trusty webbing and his wall crawling abilities. Your main aim is to rescue Aunt May, but you can kick some evil guys along the way if you wish.&lt;/story&gt; &lt;/game&gt;</text:p>
          </table:table-cell>
          <table:table-cell table:number-columns-repeated="1013"/>
        </table:table-row>
        <table:table-row table:style-name="ro1">
          <table:table-cell office:value-type="string">
            <text:p>Spirou Robbedoes - The Robot Invasion (Europe)</text:p>
          </table:table-cell>
          <table:table-cell office:value-type="float" office:value="2000">
            <text:p>2000</text:p>
          </table:table-cell>
          <table:table-cell office:value-type="string">
            <text:p>ESRB - E (Everyone)</text:p>
          </table:table-cell>
          <table:table-cell office:value-type="string">
            <text:p>Spirou Robbedoes - The Robot Invasion </text:p>
          </table:table-cell>
          <table:table-cell office:value-type="string">
            <text:p>Ubisoft</text:p>
          </table:table-cell>
          <table:table-cell office:value-type="string">
            <text:p>Planet Interactive</text:p>
          </table:table-cell>
          <table:table-cell office:value-type="string">
            <text:p>Action</text:p>
          </table:table-cell>
          <table:table-cell office:value-type="string">
            <text:p>3.8</text:p>
          </table:table-cell>
          <table:table-cell office:value-type="string">
            <text:p>1 Player</text:p>
          </table:table-cell>
          <table:table-cell office:value-type="string">
            <text:p>Spirou: The Robot Invasion is a 2D side'scrolling platform game based on the Franco-Belgian comic Spirou et Fantasio.****Fantasio bought a strange mechanical device. When he brings it home and thoroughly inspects it, it turns out to be a malevolent robot who subsequently escapes from the house. Soon a villain called Cyanide appears to be involved and the entire town is crawling with evil robots. It's up to the player (as Spirou) to set things straight! Armed with a maul you have to trash the robots. Controls are similar to other platform games: you can walk, jump, attack, use a switch and grab a ledge. You'll have to solve simples puzzles such as pressing switches to open doors. You can pick up items that restore your health or unlock bonus levels. The game also has a UBI key that allows you to unlock a secret level, and can also be used to unlock secrets in other Ubi Soft games.****The game is presented in comic strip style much like in Comix Zone, where you move from frame to frame, each divided by a white border.</text:p>
          </table:table-cell>
          <table:table-cell table:style-name="Default" table:formula="of:=CONCATENATE(&quot;&lt;game name=&quot;;CHAR(34);[.A432];CHAR(34);&quot;&gt; &lt;year&gt;&quot;;[.B432];&quot;&lt;/year&gt; &lt;rating&gt;&quot;;[.C432];&quot;&lt;/rating&gt; &lt;title&gt;&quot;;[.D432];&quot;&lt;/title&gt; &lt;pub&gt;&quot;;[.E432];&quot;&lt;/pub&gt; &lt;dev&gt;&quot;;[.F432];&quot;&lt;/dev&gt; &lt;genre&gt;&quot;;[.G432];&quot;&lt;/genre&gt; &lt;score&gt;&quot;;[.H432];&quot;&lt;/score&gt; &lt;player&gt;&quot;;[.I432];&quot;&lt;/player&gt; &lt;story&gt;&quot;;[.J432];&quot;&lt;/story&gt; &lt;/game&gt;&quot;)" office:value-type="string" office:string-value="&lt;game name=&quot;Spirou Robbedoes - The Robot Invasion (Europe)&quot;&gt; &lt;year&gt;2000&lt;/year&gt; &lt;rating&gt;ESRB - E (Everyone)&lt;/rating&gt; &lt;title&gt;Spirou Robbedoes - The Robot Invasion &lt;/title&gt; &lt;pub&gt;Ubisoft&lt;/pub&gt; &lt;dev&gt;Planet Interactive&lt;/dev&gt; &lt;genre&gt;Action&lt;/genre&gt; &lt;score&gt;3.8&lt;/score&gt; &lt;player&gt;1 Player&lt;/player&gt; &lt;story&gt;Spirou: The Robot Invasion is a 2D side'scrolling platform game based on the Franco-Belgian comic Spirou et Fantasio.****Fantasio bought a strange mechanical device. When he brings it home and thoroughly inspects it, it turns out to be a malevolent robot who subsequently escapes from the house. Soon a villain called Cyanide appears to be involved and the entire town is crawling with evil robots. It's up to the player (as Spirou) to set things straight! Armed with a maul you have to trash the robots. Controls are similar to other platform games: you can walk, jump, attack, use a switch and grab a ledge. You'll have to solve simples puzzles such as pressing switches to open doors. You can pick up items that restore your health or unlock bonus levels. The game also has a UBI key that allows you to unlock a secret level, and can also be used to unlock secrets in other Ubi Soft games.****The game is presented in comic strip style much like in Comix Zone, where you move from frame to frame, each divided by a white border.&lt;/story&gt; &lt;/game&gt;">
            <text:p>&lt;game name="Spirou Robbedoes - The Robot Invasion (Europe)"&gt; &lt;year&gt;2000&lt;/year&gt; &lt;rating&gt;ESRB - E (Everyone)&lt;/rating&gt; &lt;title&gt;Spirou Robbedoes - The Robot Invasion &lt;/title&gt; &lt;pub&gt;Ubisoft&lt;/pub&gt; &lt;dev&gt;Planet Interactive&lt;/dev&gt; &lt;genre&gt;Action&lt;/genre&gt; &lt;score&gt;3.8&lt;/score&gt; &lt;player&gt;1 Player&lt;/player&gt; &lt;story&gt;Spirou: The Robot Invasion is a 2D side'scrolling platform game based on the Franco-Belgian comic Spirou et Fantasio.****Fantasio bought a strange mechanical device. When he brings it home and thoroughly inspects it, it turns out to be a malevolent robot who subsequently escapes from the house. Soon a villain called Cyanide appears to be involved and the entire town is crawling with evil robots. It's up to the player (as Spirou) to set things straight! Armed with a maul you have to trash the robots. Controls are similar to other platform games: you can walk, jump, attack, use a switch and grab a ledge. You'll have to solve simples puzzles such as pressing switches to open doors. You can pick up items that restore your health or unlock bonus levels. The game also has a UBI key that allows you to unlock a secret level, and can also be used to unlock secrets in other Ubi Soft games.****The game is presented in comic strip style much like in Comix Zone, where you move from frame to frame, each divided by a white border.&lt;/story&gt; &lt;/game&gt;</text:p>
          </table:table-cell>
          <table:table-cell table:number-columns-repeated="1013"/>
        </table:table-row>
        <table:table-row table:style-name="ro1">
          <table:table-cell office:value-type="string">
            <text:p>SpongeBob SquarePants - Legend of the Lost Spatula (USA, Europe)</text:p>
          </table:table-cell>
          <table:table-cell office:value-type="float" office:value="2001">
            <text:p>2001</text:p>
          </table:table-cell>
          <table:table-cell office:value-type="string">
            <text:p>ESRB - E (Everyone)</text:p>
          </table:table-cell>
          <table:table-cell office:value-type="string">
            <text:p>SpongeBob SquarePants - Legend of the Lost Spatula </text:p>
          </table:table-cell>
          <table:table-cell office:value-type="string">
            <text:p>THQ</text:p>
          </table:table-cell>
          <table:table-cell office:value-type="string">
            <text:p>Vicarious Visions</text:p>
          </table:table-cell>
          <table:table-cell office:value-type="string">
            <text:p>Action</text:p>
          </table:table-cell>
          <table:table-cell office:value-type="string">
            <text:p>2.8</text:p>
          </table:table-cell>
          <table:table-cell office:value-type="string">
            <text:p>1 Player</text:p>
          </table:table-cell>
          <table:table-cell office:value-type="string">
            <text:p>Based on the hit TV cartoon show, you help SpongeBob find the Flying Dutchman's golden spatula. It also has other characters from the show including Sandy Cheeks, Squidworth, Mr. Krabs, and Patrick.</text:p>
          </table:table-cell>
          <table:table-cell table:style-name="Default" table:formula="of:=CONCATENATE(&quot;&lt;game name=&quot;;CHAR(34);[.A433];CHAR(34);&quot;&gt; &lt;year&gt;&quot;;[.B433];&quot;&lt;/year&gt; &lt;rating&gt;&quot;;[.C433];&quot;&lt;/rating&gt; &lt;title&gt;&quot;;[.D433];&quot;&lt;/title&gt; &lt;pub&gt;&quot;;[.E433];&quot;&lt;/pub&gt; &lt;dev&gt;&quot;;[.F433];&quot;&lt;/dev&gt; &lt;genre&gt;&quot;;[.G433];&quot;&lt;/genre&gt; &lt;score&gt;&quot;;[.H433];&quot;&lt;/score&gt; &lt;player&gt;&quot;;[.I433];&quot;&lt;/player&gt; &lt;story&gt;&quot;;[.J433];&quot;&lt;/story&gt; &lt;/game&gt;&quot;)" office:value-type="string" office:string-value="&lt;game name=&quot;SpongeBob SquarePants - Legend of the Lost Spatula (USA, Europe)&quot;&gt; &lt;year&gt;2001&lt;/year&gt; &lt;rating&gt;ESRB - E (Everyone)&lt;/rating&gt; &lt;title&gt;SpongeBob SquarePants - Legend of the Lost Spatula &lt;/title&gt; &lt;pub&gt;THQ&lt;/pub&gt; &lt;dev&gt;Vicarious Visions&lt;/dev&gt; &lt;genre&gt;Action&lt;/genre&gt; &lt;score&gt;2.8&lt;/score&gt; &lt;player&gt;1 Player&lt;/player&gt; &lt;story&gt;Based on the hit TV cartoon show, you help SpongeBob find the Flying Dutchman's golden spatula. It also has other characters from the show including Sandy Cheeks, Squidworth, Mr. Krabs, and Patrick.&lt;/story&gt; &lt;/game&gt;">
            <text:p>&lt;game name="SpongeBob SquarePants - Legend of the Lost Spatula (USA, Europe)"&gt; &lt;year&gt;2001&lt;/year&gt; &lt;rating&gt;ESRB - E (Everyone)&lt;/rating&gt; &lt;title&gt;SpongeBob SquarePants - Legend of the Lost Spatula &lt;/title&gt; &lt;pub&gt;THQ&lt;/pub&gt; &lt;dev&gt;Vicarious Visions&lt;/dev&gt; &lt;genre&gt;Action&lt;/genre&gt; &lt;score&gt;2.8&lt;/score&gt; &lt;player&gt;1 Player&lt;/player&gt; &lt;story&gt;Based on the hit TV cartoon show, you help SpongeBob find the Flying Dutchman's golden spatula. It also has other characters from the show including Sandy Cheeks, Squidworth, Mr. Krabs, and Patrick.&lt;/story&gt; &lt;/game&gt;</text:p>
          </table:table-cell>
          <table:table-cell table:number-columns-repeated="1013"/>
        </table:table-row>
        <table:table-row table:style-name="ro1">
          <table:table-cell office:value-type="string">
            <text:p>Spy vs. Spy (USA)</text:p>
          </table:table-cell>
          <table:table-cell office:value-type="float" office:value="1999">
            <text:p>1999</text:p>
          </table:table-cell>
          <table:table-cell office:value-type="string">
            <text:p>ESRB - E (Everyone)</text:p>
          </table:table-cell>
          <table:table-cell office:value-type="string">
            <text:p>Spy vs. Spy </text:p>
          </table:table-cell>
          <table:table-cell office:value-type="string">
            <text:p>Vatical Entertainment</text:p>
          </table:table-cell>
          <table:table-cell office:value-type="string">
            <text:p>Kemco</text:p>
          </table:table-cell>
          <table:table-cell office:value-type="string">
            <text:p>Action</text:p>
          </table:table-cell>
          <table:table-cell office:value-type="string">
            <text:p>3.4</text:p>
          </table:table-cell>
          <table:table-cell office:value-type="string">
            <text:p>1-2 Players</text:p>
          </table:table-cell>
          <table:table-cell office:value-type="string">
            <text:p>Players take on the role of a spy in white (or black), and go on a mission to go to four different locations and collect 4 items: a CD, passport, key and a sum of cash (and a brief-case to contain these things). But there's a snatch, another spy is also on the same mission. Players have to sweep him out of their way and collect the items before he does! <text:s/>Players have a choice among four locations and between Black Spy and White Spy. Each location contains a certain number of levels, which all have the same objectives: get the briefcase, collect the four items and get to the exit door. Players can try to slow their competitor down by killing him by placing traps in the rooms (dynamite, coil, spring, bucket and a time bomb) or using weapons (fists, knife and stick) when encountering him. When getting killed, players will be redirected to the starting point and all collected items are lost. Players are provided with a map which shows how many rooms there are and what is inside each room (trap, players' counterpart, items). Players can never be killed off entirely. The game is only over when the counterpart gets all the items and escapes through the exit door.</text:p>
          </table:table-cell>
          <table:table-cell table:style-name="Default" table:formula="of:=CONCATENATE(&quot;&lt;game name=&quot;;CHAR(34);[.A434];CHAR(34);&quot;&gt; &lt;year&gt;&quot;;[.B434];&quot;&lt;/year&gt; &lt;rating&gt;&quot;;[.C434];&quot;&lt;/rating&gt; &lt;title&gt;&quot;;[.D434];&quot;&lt;/title&gt; &lt;pub&gt;&quot;;[.E434];&quot;&lt;/pub&gt; &lt;dev&gt;&quot;;[.F434];&quot;&lt;/dev&gt; &lt;genre&gt;&quot;;[.G434];&quot;&lt;/genre&gt; &lt;score&gt;&quot;;[.H434];&quot;&lt;/score&gt; &lt;player&gt;&quot;;[.I434];&quot;&lt;/player&gt; &lt;story&gt;&quot;;[.J434];&quot;&lt;/story&gt; &lt;/game&gt;&quot;)" office:value-type="string" office:string-value="&lt;game name=&quot;Spy vs. Spy (USA)&quot;&gt; &lt;year&gt;1999&lt;/year&gt; &lt;rating&gt;ESRB - E (Everyone)&lt;/rating&gt; &lt;title&gt;Spy vs. Spy &lt;/title&gt; &lt;pub&gt;Vatical Entertainment&lt;/pub&gt; &lt;dev&gt;Kemco&lt;/dev&gt; &lt;genre&gt;Action&lt;/genre&gt; &lt;score&gt;3.4&lt;/score&gt; &lt;player&gt;1-2 Players&lt;/player&gt; &lt;story&gt;Players take on the role of a spy in white (or black), and go on a mission to go to four different locations and collect 4 items: a CD, passport, key and a sum of cash (and a brief-case to contain these things). But there's a snatch, another spy is also on the same mission. Players have to sweep him out of their way and collect the items before he does!  Players have a choice among four locations and between Black Spy and White Spy. Each location contains a certain number of levels, which all have the same objectives: get the briefcase, collect the four items and get to the exit door. Players can try to slow their competitor down by killing him by placing traps in the rooms (dynamite, coil, spring, bucket and a time bomb) or using weapons (fists, knife and stick) when encountering him. When getting killed, players will be redirected to the starting point and all collected items are lost. Players are provided with a map which shows how many rooms there are and what is inside each room (trap, players' counterpart, items). Players can never be killed off entirely. The game is only over when the counterpart gets all the items and escapes through the exit door.&lt;/story&gt; &lt;/game&gt;">
            <text:p>&lt;game name="Spy vs. Spy (USA)"&gt; &lt;year&gt;1999&lt;/year&gt; &lt;rating&gt;ESRB - E (Everyone)&lt;/rating&gt; &lt;title&gt;Spy vs. Spy &lt;/title&gt; &lt;pub&gt;Vatical Entertainment&lt;/pub&gt; &lt;dev&gt;Kemco&lt;/dev&gt; &lt;genre&gt;Action&lt;/genre&gt; &lt;score&gt;3.4&lt;/score&gt; &lt;player&gt;1-2 Players&lt;/player&gt; &lt;story&gt;Players take on the role of a spy in white (or black), and go on a mission to go to four different locations and collect 4 items: a CD, passport, key and a sum of cash (and a brief-case to contain these things). But there's a snatch, another spy is also on the same mission. Players have to sweep him out of their way and collect the items before he does! <text:s/>Players have a choice among four locations and between Black Spy and White Spy. Each location contains a certain number of levels, which all have the same objectives: get the briefcase, collect the four items and get to the exit door. Players can try to slow their competitor down by killing him by placing traps in the rooms (dynamite, coil, spring, bucket and a time bomb) or using weapons (fists, knife and stick) when encountering him. When getting killed, players will be redirected to the starting point and all collected items are lost. Players are provided with a map which shows how many rooms there are and what is inside each room (trap, players' counterpart, items). Players can never be killed off entirely. The game is only over when the counterpart gets all the items and escapes through the exit door.&lt;/story&gt; &lt;/game&gt;</text:p>
          </table:table-cell>
          <table:table-cell table:number-columns-repeated="1013"/>
        </table:table-row>
        <table:table-row table:style-name="ro1">
          <table:table-cell office:value-type="string">
            <text:p>Star Wars Episode I - Obi-Wan's Adventures (USA)</text:p>
          </table:table-cell>
          <table:table-cell office:value-type="float" office:value="2000">
            <text:p>2000</text:p>
          </table:table-cell>
          <table:table-cell office:value-type="string">
            <text:p>ESRB - E (Everyone)</text:p>
          </table:table-cell>
          <table:table-cell office:value-type="string">
            <text:p>Star Wars Episode I - Obi-Wan's Adventures </text:p>
          </table:table-cell>
          <table:table-cell office:value-type="string">
            <text:p>THQ</text:p>
          </table:table-cell>
          <table:table-cell office:value-type="string">
            <text:p>HotGen</text:p>
          </table:table-cell>
          <table:table-cell office:value-type="string">
            <text:p>Action</text:p>
          </table:table-cell>
          <table:table-cell office:value-type="string">
            <text:p>2.9</text:p>
          </table:table-cell>
          <table:table-cell office:value-type="string">
            <text:p>1 Player</text:p>
          </table:table-cell>
          <table:table-cell office:value-type="string">
            <text:p>Play as Obi-Wan through many levels of battle droids, similar in style to Jedi Power Battles. You can use your lightsaber, blaster or the force to defeat the enemy and advance to the final showdown with Darth Maul.</text:p>
          </table:table-cell>
          <table:table-cell table:style-name="Default" table:formula="of:=CONCATENATE(&quot;&lt;game name=&quot;;CHAR(34);[.A435];CHAR(34);&quot;&gt; &lt;year&gt;&quot;;[.B435];&quot;&lt;/year&gt; &lt;rating&gt;&quot;;[.C435];&quot;&lt;/rating&gt; &lt;title&gt;&quot;;[.D435];&quot;&lt;/title&gt; &lt;pub&gt;&quot;;[.E435];&quot;&lt;/pub&gt; &lt;dev&gt;&quot;;[.F435];&quot;&lt;/dev&gt; &lt;genre&gt;&quot;;[.G435];&quot;&lt;/genre&gt; &lt;score&gt;&quot;;[.H435];&quot;&lt;/score&gt; &lt;player&gt;&quot;;[.I435];&quot;&lt;/player&gt; &lt;story&gt;&quot;;[.J435];&quot;&lt;/story&gt; &lt;/game&gt;&quot;)" office:value-type="string" office:string-value="&lt;game name=&quot;Star Wars Episode I - Obi-Wan's Adventures (USA)&quot;&gt; &lt;year&gt;2000&lt;/year&gt; &lt;rating&gt;ESRB - E (Everyone)&lt;/rating&gt; &lt;title&gt;Star Wars Episode I - Obi-Wan's Adventures &lt;/title&gt; &lt;pub&gt;THQ&lt;/pub&gt; &lt;dev&gt;HotGen&lt;/dev&gt; &lt;genre&gt;Action&lt;/genre&gt; &lt;score&gt;2.9&lt;/score&gt; &lt;player&gt;1 Player&lt;/player&gt; &lt;story&gt;Play as Obi-Wan through many levels of battle droids, similar in style to Jedi Power Battles. You can use your lightsaber, blaster or the force to defeat the enemy and advance to the final showdown with Darth Maul.&lt;/story&gt; &lt;/game&gt;">
            <text:p>&lt;game name="Star Wars Episode I - Obi-Wan's Adventures (USA)"&gt; &lt;year&gt;2000&lt;/year&gt; &lt;rating&gt;ESRB - E (Everyone)&lt;/rating&gt; &lt;title&gt;Star Wars Episode I - Obi-Wan's Adventures &lt;/title&gt; &lt;pub&gt;THQ&lt;/pub&gt; &lt;dev&gt;HotGen&lt;/dev&gt; &lt;genre&gt;Action&lt;/genre&gt; &lt;score&gt;2.9&lt;/score&gt; &lt;player&gt;1 Player&lt;/player&gt; &lt;story&gt;Play as Obi-Wan through many levels of battle droids, similar in style to Jedi Power Battles. You can use your lightsaber, blaster or the force to defeat the enemy and advance to the final showdown with Darth Maul.&lt;/story&gt; &lt;/game&gt;</text:p>
          </table:table-cell>
          <table:table-cell table:number-columns-repeated="1013"/>
        </table:table-row>
        <table:table-row table:style-name="ro1">
          <table:table-cell office:value-type="string">
            <text:p>Star Wars Episode I - Racer (USA, Europe)</text:p>
          </table:table-cell>
          <table:table-cell office:value-type="float" office:value="1999">
            <text:p>1999</text:p>
          </table:table-cell>
          <table:table-cell office:value-type="string">
            <text:p>ESRB - E (Everyone)</text:p>
          </table:table-cell>
          <table:table-cell office:value-type="string">
            <text:p>Star Wars Episode I - Racer </text:p>
          </table:table-cell>
          <table:table-cell office:value-type="string">
            <text:p>Nintendo</text:p>
          </table:table-cell>
          <table:table-cell office:value-type="string">
            <text:p>Pax Softonica </text:p>
          </table:table-cell>
          <table:table-cell office:value-type="string">
            <text:p>Driving</text:p>
          </table:table-cell>
          <table:table-cell office:value-type="string">
            <text:p>3.3</text:p>
          </table:table-cell>
          <table:table-cell office:value-type="string">
            <text:p>1-2 Players</text:p>
          </table:table-cell>
          <table:table-cell office:value-type="string">
            <text:p>Based upon the Pod Racing scenes of Star Wars Episode I: The Phantom Menace, your mission as young Anakin Skywalker or as one of a collection of strange characters from around the Galaxy is to compete, survive and win in the high speed challenge of Pod Racing.****Each character has a unique Pod that can be upgraded with the credits you win after each race. Finish first to gain the most prestige and compete in greater and more challenging tracks, including the now famous race along the sand dunes of Tatooine that determined the destiny of many lives.</text:p>
          </table:table-cell>
          <table:table-cell table:style-name="Default" table:formula="of:=CONCATENATE(&quot;&lt;game name=&quot;;CHAR(34);[.A436];CHAR(34);&quot;&gt; &lt;year&gt;&quot;;[.B436];&quot;&lt;/year&gt; &lt;rating&gt;&quot;;[.C436];&quot;&lt;/rating&gt; &lt;title&gt;&quot;;[.D436];&quot;&lt;/title&gt; &lt;pub&gt;&quot;;[.E436];&quot;&lt;/pub&gt; &lt;dev&gt;&quot;;[.F436];&quot;&lt;/dev&gt; &lt;genre&gt;&quot;;[.G436];&quot;&lt;/genre&gt; &lt;score&gt;&quot;;[.H436];&quot;&lt;/score&gt; &lt;player&gt;&quot;;[.I436];&quot;&lt;/player&gt; &lt;story&gt;&quot;;[.J436];&quot;&lt;/story&gt; &lt;/game&gt;&quot;)" office:value-type="string" office:string-value="&lt;game name=&quot;Star Wars Episode I - Racer (USA, Europe)&quot;&gt; &lt;year&gt;1999&lt;/year&gt; &lt;rating&gt;ESRB - E (Everyone)&lt;/rating&gt; &lt;title&gt;Star Wars Episode I - Racer &lt;/title&gt; &lt;pub&gt;Nintendo&lt;/pub&gt; &lt;dev&gt;Pax Softonica &lt;/dev&gt; &lt;genre&gt;Driving&lt;/genre&gt; &lt;score&gt;3.3&lt;/score&gt; &lt;player&gt;1-2 Players&lt;/player&gt; &lt;story&gt;Based upon the Pod Racing scenes of Star Wars Episode I: The Phantom Menace, your mission as young Anakin Skywalker or as one of a collection of strange characters from around the Galaxy is to compete, survive and win in the high speed challenge of Pod Racing.****Each character has a unique Pod that can be upgraded with the credits you win after each race. Finish first to gain the most prestige and compete in greater and more challenging tracks, including the now famous race along the sand dunes of Tatooine that determined the destiny of many lives.&lt;/story&gt; &lt;/game&gt;">
            <text:p>&lt;game name="Star Wars Episode I - Racer (USA, Europe)"&gt; &lt;year&gt;1999&lt;/year&gt; &lt;rating&gt;ESRB - E (Everyone)&lt;/rating&gt; &lt;title&gt;Star Wars Episode I - Racer &lt;/title&gt; &lt;pub&gt;Nintendo&lt;/pub&gt; &lt;dev&gt;Pax Softonica &lt;/dev&gt; &lt;genre&gt;Driving&lt;/genre&gt; &lt;score&gt;3.3&lt;/score&gt; &lt;player&gt;1-2 Players&lt;/player&gt; &lt;story&gt;Based upon the Pod Racing scenes of Star Wars Episode I: The Phantom Menace, your mission as young Anakin Skywalker or as one of a collection of strange characters from around the Galaxy is to compete, survive and win in the high speed challenge of Pod Racing.****Each character has a unique Pod that can be upgraded with the credits you win after each race. Finish first to gain the most prestige and compete in greater and more challenging tracks, including the now famous race along the sand dunes of Tatooine that determined the destiny of many lives.&lt;/story&gt; &lt;/game&gt;</text:p>
          </table:table-cell>
          <table:table-cell table:number-columns-repeated="1013"/>
        </table:table-row>
        <table:table-row table:style-name="ro1">
          <table:table-cell office:value-type="string">
            <text:p>Street Fighter Alpha - Warriors' Dreams (USA)</text:p>
          </table:table-cell>
          <table:table-cell office:value-type="float" office:value="2000">
            <text:p>2000</text:p>
          </table:table-cell>
          <table:table-cell office:value-type="string">
            <text:p>ESRB - E (Everyone)</text:p>
          </table:table-cell>
          <table:table-cell office:value-type="string">
            <text:p>Street Fighter Alpha - Warriors' Dreams </text:p>
          </table:table-cell>
          <table:table-cell office:value-type="string">
            <text:p>Capcom</text:p>
          </table:table-cell>
          <table:table-cell office:value-type="string">
            <text:p>Crawfish Interactive</text:p>
          </table:table-cell>
          <table:table-cell office:value-type="string">
            <text:p>Fighter</text:p>
          </table:table-cell>
          <table:table-cell office:value-type="string">
            <text:p>3.4</text:p>
          </table:table-cell>
          <table:table-cell office:value-type="string">
            <text:p>1-2 Players</text:p>
          </table:table-cell>
          <table:table-cell office:value-type="string">
            <text:p>It's Street Fighter as you always remember it, with some new moves, characters and combo systems, as well as a more polished look and feel.****The new moves available for each fighter, called Super moves, allow them to fire off very powerful moves. A bar at the bottom of the screen represents the power that you have to use for the moves. You start the first round on 0, and each attack that you make adds power to the bar. Once you reach level 3, you can unleash the special attacks, that can sometimes KO the opponant.****The other major change over the Street Fighter 2 series are the Alpha counters. These can be used to counter an on-coming attack after blocking.</text:p>
          </table:table-cell>
          <table:table-cell table:style-name="Default" table:formula="of:=CONCATENATE(&quot;&lt;game name=&quot;;CHAR(34);[.A437];CHAR(34);&quot;&gt; &lt;year&gt;&quot;;[.B437];&quot;&lt;/year&gt; &lt;rating&gt;&quot;;[.C437];&quot;&lt;/rating&gt; &lt;title&gt;&quot;;[.D437];&quot;&lt;/title&gt; &lt;pub&gt;&quot;;[.E437];&quot;&lt;/pub&gt; &lt;dev&gt;&quot;;[.F437];&quot;&lt;/dev&gt; &lt;genre&gt;&quot;;[.G437];&quot;&lt;/genre&gt; &lt;score&gt;&quot;;[.H437];&quot;&lt;/score&gt; &lt;player&gt;&quot;;[.I437];&quot;&lt;/player&gt; &lt;story&gt;&quot;;[.J437];&quot;&lt;/story&gt; &lt;/game&gt;&quot;)" office:value-type="string" office:string-value="&lt;game name=&quot;Street Fighter Alpha - Warriors' Dreams (USA)&quot;&gt; &lt;year&gt;2000&lt;/year&gt; &lt;rating&gt;ESRB - E (Everyone)&lt;/rating&gt; &lt;title&gt;Street Fighter Alpha - Warriors' Dreams &lt;/title&gt; &lt;pub&gt;Capcom&lt;/pub&gt; &lt;dev&gt;Crawfish Interactive&lt;/dev&gt; &lt;genre&gt;Fighter&lt;/genre&gt; &lt;score&gt;3.4&lt;/score&gt; &lt;player&gt;1-2 Players&lt;/player&gt; &lt;story&gt;It's Street Fighter as you always remember it, with some new moves, characters and combo systems, as well as a more polished look and feel.****The new moves available for each fighter, called Super moves, allow them to fire off very powerful moves. A bar at the bottom of the screen represents the power that you have to use for the moves. You start the first round on 0, and each attack that you make adds power to the bar. Once you reach level 3, you can unleash the special attacks, that can sometimes KO the opponant.****The other major change over the Street Fighter 2 series are the Alpha counters. These can be used to counter an on-coming attack after blocking.&lt;/story&gt; &lt;/game&gt;">
            <text:p>&lt;game name="Street Fighter Alpha - Warriors' Dreams (USA)"&gt; &lt;year&gt;2000&lt;/year&gt; &lt;rating&gt;ESRB - E (Everyone)&lt;/rating&gt; &lt;title&gt;Street Fighter Alpha - Warriors' Dreams &lt;/title&gt; &lt;pub&gt;Capcom&lt;/pub&gt; &lt;dev&gt;Crawfish Interactive&lt;/dev&gt; &lt;genre&gt;Fighter&lt;/genre&gt; &lt;score&gt;3.4&lt;/score&gt; &lt;player&gt;1-2 Players&lt;/player&gt; &lt;story&gt;It's Street Fighter as you always remember it, with some new moves, characters and combo systems, as well as a more polished look and feel.****The new moves available for each fighter, called Super moves, allow them to fire off very powerful moves. A bar at the bottom of the screen represents the power that you have to use for the moves. You start the first round on 0, and each attack that you make adds power to the bar. Once you reach level 3, you can unleash the special attacks, that can sometimes KO the opponant.****The other major change over the Street Fighter 2 series are the Alpha counters. These can be used to counter an on-coming attack after blocking.&lt;/story&gt; &lt;/game&gt;</text:p>
          </table:table-cell>
          <table:table-cell table:number-columns-repeated="1013"/>
        </table:table-row>
        <table:table-row table:style-name="ro1">
          <table:table-cell office:value-type="string">
            <text:p>Stuart Little - The Journey Home (USA, Europe)</text:p>
          </table:table-cell>
          <table:table-cell office:value-type="float" office:value="2001">
            <text:p>2001</text:p>
          </table:table-cell>
          <table:table-cell office:value-type="string">
            <text:p>ESRB - E (Everyone)</text:p>
          </table:table-cell>
          <table:table-cell office:value-type="string">
            <text:p>Stuart Little - The Journey Home </text:p>
          </table:table-cell>
          <table:table-cell office:value-type="string">
            <text:p>Activision</text:p>
          </table:table-cell>
          <table:table-cell office:value-type="string">
            <text:p>Tiertex Design Studios</text:p>
          </table:table-cell>
          <table:table-cell office:value-type="string">
            <text:p>Action</text:p>
          </table:table-cell>
          <table:table-cell office:value-type="string">
            <text:p>2.2</text:p>
          </table:table-cell>
          <table:table-cell office:value-type="string">
            <text:p>1 Player</text:p>
          </table:table-cell>
          <table:table-cell office:value-type="string">
            <text:p>Play as Stuart Little and take on foes, compete in racing level, and face obstacles in 8 levels. There are 3 difficulty levels so you can play at your skill level.</text:p>
          </table:table-cell>
          <table:table-cell table:style-name="Default" table:formula="of:=CONCATENATE(&quot;&lt;game name=&quot;;CHAR(34);[.A438];CHAR(34);&quot;&gt; &lt;year&gt;&quot;;[.B438];&quot;&lt;/year&gt; &lt;rating&gt;&quot;;[.C438];&quot;&lt;/rating&gt; &lt;title&gt;&quot;;[.D438];&quot;&lt;/title&gt; &lt;pub&gt;&quot;;[.E438];&quot;&lt;/pub&gt; &lt;dev&gt;&quot;;[.F438];&quot;&lt;/dev&gt; &lt;genre&gt;&quot;;[.G438];&quot;&lt;/genre&gt; &lt;score&gt;&quot;;[.H438];&quot;&lt;/score&gt; &lt;player&gt;&quot;;[.I438];&quot;&lt;/player&gt; &lt;story&gt;&quot;;[.J438];&quot;&lt;/story&gt; &lt;/game&gt;&quot;)" office:value-type="string" office:string-value="&lt;game name=&quot;Stuart Little - The Journey Home (USA, Europe)&quot;&gt; &lt;year&gt;2001&lt;/year&gt; &lt;rating&gt;ESRB - E (Everyone)&lt;/rating&gt; &lt;title&gt;Stuart Little - The Journey Home &lt;/title&gt; &lt;pub&gt;Activision&lt;/pub&gt; &lt;dev&gt;Tiertex Design Studios&lt;/dev&gt; &lt;genre&gt;Action&lt;/genre&gt; &lt;score&gt;2.2&lt;/score&gt; &lt;player&gt;1 Player&lt;/player&gt; &lt;story&gt;Play as Stuart Little and take on foes, compete in racing level, and face obstacles in 8 levels. There are 3 difficulty levels so you can play at your skill level.&lt;/story&gt; &lt;/game&gt;">
            <text:p>&lt;game name="Stuart Little - The Journey Home (USA, Europe)"&gt; &lt;year&gt;2001&lt;/year&gt; &lt;rating&gt;ESRB - E (Everyone)&lt;/rating&gt; &lt;title&gt;Stuart Little - The Journey Home &lt;/title&gt; &lt;pub&gt;Activision&lt;/pub&gt; &lt;dev&gt;Tiertex Design Studios&lt;/dev&gt; &lt;genre&gt;Action&lt;/genre&gt; &lt;score&gt;2.2&lt;/score&gt; &lt;player&gt;1 Player&lt;/player&gt; &lt;story&gt;Play as Stuart Little and take on foes, compete in racing level, and face obstacles in 8 levels. There are 3 difficulty levels so you can play at your skill level.&lt;/story&gt; &lt;/game&gt;</text:p>
          </table:table-cell>
          <table:table-cell table:number-columns-repeated="1013"/>
        </table:table-row>
        <table:table-row table:style-name="ro1">
          <table:table-cell office:value-type="string">
            <text:p>Super Breakout! (USA)</text:p>
          </table:table-cell>
          <table:table-cell office:value-type="float" office:value="1998">
            <text:p>1998</text:p>
          </table:table-cell>
          <table:table-cell office:value-type="string">
            <text:p>ESRB - E (Everyone)</text:p>
          </table:table-cell>
          <table:table-cell office:value-type="string">
            <text:p>Super Breakout! </text:p>
          </table:table-cell>
          <table:table-cell office:value-type="string">
            <text:p>Majesco Games</text:p>
          </table:table-cell>
          <table:table-cell office:value-type="string">
            <text:p>Morning Star Multimedia</text:p>
          </table:table-cell>
          <table:table-cell office:value-type="string">
            <text:p>Action</text:p>
          </table:table-cell>
          <table:table-cell office:value-type="string">
            <text:p>2.9</text:p>
          </table:table-cell>
          <table:table-cell office:value-type="string">
            <text:p>1 Player</text:p>
          </table:table-cell>
          <table:table-cell office:value-type="string">
            <text:p>Super Breakout features similar gameplay to the original, but with several new game variations. Your goal is to earn as many points as possible by destroying the bricks at the top of the playfield. To do this, you need to use the paddle at the bottom of the screen to keep a bouncing ball within the playfield. There are four different game variations included. The first is 'Breakout', and plays the same as the original game. This leaves three new gameplay concepts. In 'Progressive' the brick walls will slowly drop towards the bottom of the screen and the ball moves progressively faster and faster. When there's room, a new layer of bricks will appear at the top. The other two games add a second paddle. In 'Double Breakout' you have two balls to keep in play and score with. In 'Cavity' there is a single ball in play when you start, but two additional balls trapped within the bricks. These are freed when their surrounding bricks are destroyed. </text:p>
          </table:table-cell>
          <table:table-cell table:style-name="Default" table:formula="of:=CONCATENATE(&quot;&lt;game name=&quot;;CHAR(34);[.A439];CHAR(34);&quot;&gt; &lt;year&gt;&quot;;[.B439];&quot;&lt;/year&gt; &lt;rating&gt;&quot;;[.C439];&quot;&lt;/rating&gt; &lt;title&gt;&quot;;[.D439];&quot;&lt;/title&gt; &lt;pub&gt;&quot;;[.E439];&quot;&lt;/pub&gt; &lt;dev&gt;&quot;;[.F439];&quot;&lt;/dev&gt; &lt;genre&gt;&quot;;[.G439];&quot;&lt;/genre&gt; &lt;score&gt;&quot;;[.H439];&quot;&lt;/score&gt; &lt;player&gt;&quot;;[.I439];&quot;&lt;/player&gt; &lt;story&gt;&quot;;[.J439];&quot;&lt;/story&gt; &lt;/game&gt;&quot;)" office:value-type="string" office:string-value="&lt;game name=&quot;Super Breakout! (USA)&quot;&gt; &lt;year&gt;1998&lt;/year&gt; &lt;rating&gt;ESRB - E (Everyone)&lt;/rating&gt; &lt;title&gt;Super Breakout! &lt;/title&gt; &lt;pub&gt;Majesco Games&lt;/pub&gt; &lt;dev&gt;Morning Star Multimedia&lt;/dev&gt; &lt;genre&gt;Action&lt;/genre&gt; &lt;score&gt;2.9&lt;/score&gt; &lt;player&gt;1 Player&lt;/player&gt; &lt;story&gt;Super Breakout features similar gameplay to the original, but with several new game variations. Your goal is to earn as many points as possible by destroying the bricks at the top of the playfield. To do this, you need to use the paddle at the bottom of the screen to keep a bouncing ball within the playfield. There are four different game variations included. The first is 'Breakout', and plays the same as the original game. This leaves three new gameplay concepts. In 'Progressive' the brick walls will slowly drop towards the bottom of the screen and the ball moves progressively faster and faster. When there's room, a new layer of bricks will appear at the top. The other two games add a second paddle. In 'Double Breakout' you have two balls to keep in play and score with. In 'Cavity' there is a single ball in play when you start, but two additional balls trapped within the bricks. These are freed when their surrounding bricks are destroyed. &lt;/story&gt; &lt;/game&gt;">
            <text:p>&lt;game name="Super Breakout! (USA)"&gt; &lt;year&gt;1998&lt;/year&gt; &lt;rating&gt;ESRB - E (Everyone)&lt;/rating&gt; &lt;title&gt;Super Breakout! &lt;/title&gt; &lt;pub&gt;Majesco Games&lt;/pub&gt; &lt;dev&gt;Morning Star Multimedia&lt;/dev&gt; &lt;genre&gt;Action&lt;/genre&gt; &lt;score&gt;2.9&lt;/score&gt; &lt;player&gt;1 Player&lt;/player&gt; &lt;story&gt;Super Breakout features similar gameplay to the original, but with several new game variations. Your goal is to earn as many points as possible by destroying the bricks at the top of the playfield. To do this, you need to use the paddle at the bottom of the screen to keep a bouncing ball within the playfield. There are four different game variations included. The first is 'Breakout', and plays the same as the original game. This leaves three new gameplay concepts. In 'Progressive' the brick walls will slowly drop towards the bottom of the screen and the ball moves progressively faster and faster. When there's room, a new layer of bricks will appear at the top. The other two games add a second paddle. In 'Double Breakout' you have two balls to keep in play and score with. In 'Cavity' there is a single ball in play when you start, but two additional balls trapped within the bricks. These are freed when their surrounding bricks are destroyed. &lt;/story&gt; &lt;/game&gt;</text:p>
          </table:table-cell>
          <table:table-cell table:number-columns-repeated="1013"/>
        </table:table-row>
        <table:table-row table:style-name="ro1">
          <table:table-cell office:value-type="string">
            <text:p>Super Mario Bros. Deluxe (USA, Europe) (Rev B)</text:p>
          </table:table-cell>
          <table:table-cell office:value-type="float" office:value="1999">
            <text:p>1999</text:p>
          </table:table-cell>
          <table:table-cell office:value-type="string">
            <text:p>ESRB - E (Everyone)</text:p>
          </table:table-cell>
          <table:table-cell office:value-type="string">
            <text:p>Super Mario Bros. Deluxe </text:p>
          </table:table-cell>
          <table:table-cell table:number-columns-repeated="2" office:value-type="string">
            <text:p>Nintendo</text:p>
          </table:table-cell>
          <table:table-cell office:value-type="string">
            <text:p>Platform</text:p>
          </table:table-cell>
          <table:table-cell office:value-type="string">
            <text:p>4.2</text:p>
          </table:table-cell>
          <table:table-cell office:value-type="string">
            <text:p>1-2 Players</text:p>
          </table:table-cell>
          <table:table-cell office:value-type="string">
            <text:p>The Mushroom Kingdom has been invaded by the Koopa, a tribe of turtles who possess dark magic. Their king Bowser has transformed all its inhabitants into stones, bricks, and mushrooms; he has also captured Princess Toadstool. She is the only one who can break the evil spell.**Imprisoned in a castle deep in Bowser's new found kingdom, Mario, a humble plumber, hears of the tragedy and sets out to free her.****Run, jump, and throw fireballs to defeat the evil Bowser and his minions.****The game features the original 1985 game, a challenge mode, and versus game option. Also included are records, an album, and a toy box.</text:p>
          </table:table-cell>
          <table:table-cell table:style-name="Default" table:formula="of:=CONCATENATE(&quot;&lt;game name=&quot;;CHAR(34);[.A440];CHAR(34);&quot;&gt; &lt;year&gt;&quot;;[.B440];&quot;&lt;/year&gt; &lt;rating&gt;&quot;;[.C440];&quot;&lt;/rating&gt; &lt;title&gt;&quot;;[.D440];&quot;&lt;/title&gt; &lt;pub&gt;&quot;;[.E440];&quot;&lt;/pub&gt; &lt;dev&gt;&quot;;[.F440];&quot;&lt;/dev&gt; &lt;genre&gt;&quot;;[.G440];&quot;&lt;/genre&gt; &lt;score&gt;&quot;;[.H440];&quot;&lt;/score&gt; &lt;player&gt;&quot;;[.I440];&quot;&lt;/player&gt; &lt;story&gt;&quot;;[.J440];&quot;&lt;/story&gt; &lt;/game&gt;&quot;)" office:value-type="string" office:string-value="&lt;game name=&quot;Super Mario Bros. Deluxe (USA, Europe) (Rev B)&quot;&gt; &lt;year&gt;1999&lt;/year&gt; &lt;rating&gt;ESRB - E (Everyone)&lt;/rating&gt; &lt;title&gt;Super Mario Bros. Deluxe &lt;/title&gt; &lt;pub&gt;Nintendo&lt;/pub&gt; &lt;dev&gt;Nintendo&lt;/dev&gt; &lt;genre&gt;Platform&lt;/genre&gt; &lt;score&gt;4.2&lt;/score&gt; &lt;player&gt;1-2 Players&lt;/player&gt; &lt;story&gt;The Mushroom Kingdom has been invaded by the Koopa, a tribe of turtles who possess dark magic. Their king Bowser has transformed all its inhabitants into stones, bricks, and mushrooms; he has also captured Princess Toadstool. She is the only one who can break the evil spell.**Imprisoned in a castle deep in Bowser's new found kingdom, Mario, a humble plumber, hears of the tragedy and sets out to free her.****Run, jump, and throw fireballs to defeat the evil Bowser and his minions.****The game features the original 1985 game, a challenge mode, and versus game option. Also included are records, an album, and a toy box.&lt;/story&gt; &lt;/game&gt;">
            <text:p>&lt;game name="Super Mario Bros. Deluxe (USA, Europe) (Rev B)"&gt; &lt;year&gt;1999&lt;/year&gt; &lt;rating&gt;ESRB - E (Everyone)&lt;/rating&gt; &lt;title&gt;Super Mario Bros. Deluxe &lt;/title&gt; &lt;pub&gt;Nintendo&lt;/pub&gt; &lt;dev&gt;Nintendo&lt;/dev&gt; &lt;genre&gt;Platform&lt;/genre&gt; &lt;score&gt;4.2&lt;/score&gt; &lt;player&gt;1-2 Players&lt;/player&gt; &lt;story&gt;The Mushroom Kingdom has been invaded by the Koopa, a tribe of turtles who possess dark magic. Their king Bowser has transformed all its inhabitants into stones, bricks, and mushrooms; he has also captured Princess Toadstool. She is the only one who can break the evil spell.**Imprisoned in a castle deep in Bowser's new found kingdom, Mario, a humble plumber, hears of the tragedy and sets out to free her.****Run, jump, and throw fireballs to defeat the evil Bowser and his minions.****The game features the original 1985 game, a challenge mode, and versus game option. Also included are records, an album, and a toy box.&lt;/story&gt; &lt;/game&gt;</text:p>
          </table:table-cell>
          <table:table-cell table:number-columns-repeated="1013"/>
        </table:table-row>
        <table:table-row table:style-name="ro1">
          <table:table-cell office:value-type="string">
            <text:p>Supercross Freestyle (Europe)</text:p>
          </table:table-cell>
          <table:table-cell office:value-type="float" office:value="2000">
            <text:p>2000</text:p>
          </table:table-cell>
          <table:table-cell office:value-type="string">
            <text:p>ESRB - E (Everyone)</text:p>
          </table:table-cell>
          <table:table-cell office:value-type="string">
            <text:p>Supercross Freestyle </text:p>
          </table:table-cell>
          <table:table-cell table:number-columns-repeated="2" office:value-type="string">
            <text:p>Infogrames</text:p>
          </table:table-cell>
          <table:table-cell office:value-type="string">
            <text:p>Driving</text:p>
          </table:table-cell>
          <table:table-cell office:value-type="string">
            <text:p>3.8</text:p>
          </table:table-cell>
          <table:table-cell office:value-type="string">
            <text:p>1 Player</text:p>
          </table:table-cell>
          <table:table-cell office:value-type="string">
            <text:p>Supercross Freestyle is a dirt bike racing game. The game features three game modes: Freestyle, Supercross and Arcade. Freestyle is all about making impressive jumps and tricks with your bike. Supercross and Arcade are racing modes, where Arcade has different courses and power-ups that can change the odds. The game features 24 different tracks and 16 different tricks.</text:p>
          </table:table-cell>
          <table:table-cell table:style-name="Default" table:formula="of:=CONCATENATE(&quot;&lt;game name=&quot;;CHAR(34);[.A441];CHAR(34);&quot;&gt; &lt;year&gt;&quot;;[.B441];&quot;&lt;/year&gt; &lt;rating&gt;&quot;;[.C441];&quot;&lt;/rating&gt; &lt;title&gt;&quot;;[.D441];&quot;&lt;/title&gt; &lt;pub&gt;&quot;;[.E441];&quot;&lt;/pub&gt; &lt;dev&gt;&quot;;[.F441];&quot;&lt;/dev&gt; &lt;genre&gt;&quot;;[.G441];&quot;&lt;/genre&gt; &lt;score&gt;&quot;;[.H441];&quot;&lt;/score&gt; &lt;player&gt;&quot;;[.I441];&quot;&lt;/player&gt; &lt;story&gt;&quot;;[.J441];&quot;&lt;/story&gt; &lt;/game&gt;&quot;)" office:value-type="string" office:string-value="&lt;game name=&quot;Supercross Freestyle (Europe)&quot;&gt; &lt;year&gt;2000&lt;/year&gt; &lt;rating&gt;ESRB - E (Everyone)&lt;/rating&gt; &lt;title&gt;Supercross Freestyle &lt;/title&gt; &lt;pub&gt;Infogrames&lt;/pub&gt; &lt;dev&gt;Infogrames&lt;/dev&gt; &lt;genre&gt;Driving&lt;/genre&gt; &lt;score&gt;3.8&lt;/score&gt; &lt;player&gt;1 Player&lt;/player&gt; &lt;story&gt;Supercross Freestyle is a dirt bike racing game. The game features three game modes: Freestyle, Supercross and Arcade. Freestyle is all about making impressive jumps and tricks with your bike. Supercross and Arcade are racing modes, where Arcade has different courses and power-ups that can change the odds. The game features 24 different tracks and 16 different tricks.&lt;/story&gt; &lt;/game&gt;">
            <text:p>&lt;game name="Supercross Freestyle (Europe)"&gt; &lt;year&gt;2000&lt;/year&gt; &lt;rating&gt;ESRB - E (Everyone)&lt;/rating&gt; &lt;title&gt;Supercross Freestyle &lt;/title&gt; &lt;pub&gt;Infogrames&lt;/pub&gt; &lt;dev&gt;Infogrames&lt;/dev&gt; &lt;genre&gt;Driving&lt;/genre&gt; &lt;score&gt;3.8&lt;/score&gt; &lt;player&gt;1 Player&lt;/player&gt; &lt;story&gt;Supercross Freestyle is a dirt bike racing game. The game features three game modes: Freestyle, Supercross and Arcade. Freestyle is all about making impressive jumps and tricks with your bike. Supercross and Arcade are racing modes, where Arcade has different courses and power-ups that can change the odds. The game features 24 different tracks and 16 different tricks.&lt;/story&gt; &lt;/game&gt;</text:p>
          </table:table-cell>
          <table:table-cell table:number-columns-repeated="1013"/>
        </table:table-row>
        <table:table-row table:style-name="ro1">
          <table:table-cell office:value-type="string">
            <text:p>Survival Kids (USA)</text:p>
          </table:table-cell>
          <table:table-cell office:value-type="float" office:value="1999">
            <text:p>1999</text:p>
          </table:table-cell>
          <table:table-cell office:value-type="string">
            <text:p>ESRB - E (Everyone)</text:p>
          </table:table-cell>
          <table:table-cell office:value-type="string">
            <text:p>Survival Kids </text:p>
          </table:table-cell>
          <table:table-cell office:value-type="string">
            <text:p>Konami</text:p>
          </table:table-cell>
          <table:table-cell office:value-type="string">
            <text:p>KCE Sapporo</text:p>
          </table:table-cell>
          <table:table-cell office:value-type="string">
            <text:p>Role-Playing</text:p>
          </table:table-cell>
          <table:table-cell office:value-type="string">
            <text:p>4.0</text:p>
          </table:table-cell>
          <table:table-cell office:value-type="string">
            <text:p>1 Player</text:p>
          </table:table-cell>
          <table:table-cell office:value-type="string">
            <text:p>When on a pleasure cruise for his tenth birthday, a young boy is swept castaway to a remote island by a fierce storm that destroys the entire ship. <text:s/>With no family or friends, he must fend for himself on this strange, seemingly uninhabited island and ultimately find a way to return home.****Survival Kids is presented in an overhead action-RPG style similar to Link's Awakening. <text:s/>Players must try to survive through each day by getting enough rest, eating food and drinking water regularly. <text:s/>This can be risky, as certain foods such as mushrooms can have varying effects including paralysis and poison, while other foods can go rotten and make you sick if you eat it.****The game also features a unique "merge" system, which allows you to create a number of different items by combining two other items. <text:s/>For example, combining bark and a stick would produce kindling, while using ivy with a bent stick could create a bow. <text:s/>There are plenty of useless items that can be made in addition to the essentials, so it's up to the player to think as to what could be helpful in their quest to survive.</text:p>
          </table:table-cell>
          <table:table-cell table:style-name="Default" table:formula="of:=CONCATENATE(&quot;&lt;game name=&quot;;CHAR(34);[.A442];CHAR(34);&quot;&gt; &lt;year&gt;&quot;;[.B442];&quot;&lt;/year&gt; &lt;rating&gt;&quot;;[.C442];&quot;&lt;/rating&gt; &lt;title&gt;&quot;;[.D442];&quot;&lt;/title&gt; &lt;pub&gt;&quot;;[.E442];&quot;&lt;/pub&gt; &lt;dev&gt;&quot;;[.F442];&quot;&lt;/dev&gt; &lt;genre&gt;&quot;;[.G442];&quot;&lt;/genre&gt; &lt;score&gt;&quot;;[.H442];&quot;&lt;/score&gt; &lt;player&gt;&quot;;[.I442];&quot;&lt;/player&gt; &lt;story&gt;&quot;;[.J442];&quot;&lt;/story&gt; &lt;/game&gt;&quot;)" office:value-type="string" office:string-value="&lt;game name=&quot;Survival Kids (USA)&quot;&gt; &lt;year&gt;1999&lt;/year&gt; &lt;rating&gt;ESRB - E (Everyone)&lt;/rating&gt; &lt;title&gt;Survival Kids &lt;/title&gt; &lt;pub&gt;Konami&lt;/pub&gt; &lt;dev&gt;KCE Sapporo&lt;/dev&gt; &lt;genre&gt;Role-Playing&lt;/genre&gt; &lt;score&gt;4.0&lt;/score&gt; &lt;player&gt;1 Player&lt;/player&gt; &lt;story&gt;When on a pleasure cruise for his tenth birthday, a young boy is swept castaway to a remote island by a fierce storm that destroys the entire ship.  With no family or friends, he must fend for himself on this strange, seemingly uninhabited island and ultimately find a way to return home.****Survival Kids is presented in an overhead action-RPG style similar to Link's Awakening.  Players must try to survive through each day by getting enough rest, eating food and drinking water regularly.  This can be risky, as certain foods such as mushrooms can have varying effects including paralysis and poison, while other foods can go rotten and make you sick if you eat it.****The game also features a unique &quot;merge&quot; system, which allows you to create a number of different items by combining two other items.  For example, combining bark and a stick would produce kindling, while using ivy with a bent stick could create a bow.  There are plenty of useless items that can be made in addition to the essentials, so it's up to the player to think as to what could be helpful in their quest to survive.&lt;/story&gt; &lt;/game&gt;">
            <text:p>&lt;game name="Survival Kids (USA)"&gt; &lt;year&gt;1999&lt;/year&gt; &lt;rating&gt;ESRB - E (Everyone)&lt;/rating&gt; &lt;title&gt;Survival Kids &lt;/title&gt; &lt;pub&gt;Konami&lt;/pub&gt; &lt;dev&gt;KCE Sapporo&lt;/dev&gt; &lt;genre&gt;Role-Playing&lt;/genre&gt; &lt;score&gt;4.0&lt;/score&gt; &lt;player&gt;1 Player&lt;/player&gt; &lt;story&gt;When on a pleasure cruise for his tenth birthday, a young boy is swept castaway to a remote island by a fierce storm that destroys the entire ship. <text:s/>With no family or friends, he must fend for himself on this strange, seemingly uninhabited island and ultimately find a way to return home.****Survival Kids is presented in an overhead action-RPG style similar to Link's Awakening. <text:s/>Players must try to survive through each day by getting enough rest, eating food and drinking water regularly. <text:s/>This can be risky, as certain foods such as mushrooms can have varying effects including paralysis and poison, while other foods can go rotten and make you sick if you eat it.****The game also features a unique "merge" system, which allows you to create a number of different items by combining two other items. <text:s/>For example, combining bark and a stick would produce kindling, while using ivy with a bent stick could create a bow. <text:s/>There are plenty of useless items that can be made in addition to the essentials, so it's up to the player to think as to what could be helpful in their quest to survive.&lt;/story&gt; &lt;/game&gt;</text:p>
          </table:table-cell>
          <table:table-cell table:number-columns-repeated="1013"/>
        </table:table-row>
        <table:table-row table:style-name="ro1">
          <table:table-cell office:value-type="string">
            <text:p>Suzuki Alstare Extreme Racing (Europe)</text:p>
          </table:table-cell>
          <table:table-cell office:value-type="float" office:value="1999">
            <text:p>1999</text:p>
          </table:table-cell>
          <table:table-cell office:value-type="string">
            <text:p>ESRB - E (Everyone)</text:p>
          </table:table-cell>
          <table:table-cell office:value-type="string">
            <text:p>Suzuki Alstare Extreme Racing </text:p>
          </table:table-cell>
          <table:table-cell office:value-type="string">
            <text:p>Ubisoft</text:p>
          </table:table-cell>
          <table:table-cell office:value-type="string">
            <text:p>Visual Impact</text:p>
          </table:table-cell>
          <table:table-cell office:value-type="string">
            <text:p>Driving</text:p>
          </table:table-cell>
          <table:table-cell office:value-type="string">
            <text:p>4.1</text:p>
          </table:table-cell>
          <table:table-cell office:value-type="string">
            <text:p>1 Player</text:p>
          </table:table-cell>
          <table:table-cell office:value-type="string">
            <text:p>Suzuki Alstare Exteme Racing is a motorcycle racing game with the Suzuki license. It has two playing modes: time trial (single races against four to seven AI racers) and the championship which are 16 successive races on the 16 courses. At first there are only two motorbikes available, but successes in time trial mode unlock better ones to use in the championship. Also restricted is the number of available time trial courses; the rest also has to be unlocked first. The player can perform a wheelie which causes a considerate, temporary acceleration.</text:p>
          </table:table-cell>
          <table:table-cell table:style-name="Default" table:formula="of:=CONCATENATE(&quot;&lt;game name=&quot;;CHAR(34);[.A443];CHAR(34);&quot;&gt; &lt;year&gt;&quot;;[.B443];&quot;&lt;/year&gt; &lt;rating&gt;&quot;;[.C443];&quot;&lt;/rating&gt; &lt;title&gt;&quot;;[.D443];&quot;&lt;/title&gt; &lt;pub&gt;&quot;;[.E443];&quot;&lt;/pub&gt; &lt;dev&gt;&quot;;[.F443];&quot;&lt;/dev&gt; &lt;genre&gt;&quot;;[.G443];&quot;&lt;/genre&gt; &lt;score&gt;&quot;;[.H443];&quot;&lt;/score&gt; &lt;player&gt;&quot;;[.I443];&quot;&lt;/player&gt; &lt;story&gt;&quot;;[.J443];&quot;&lt;/story&gt; &lt;/game&gt;&quot;)" office:value-type="string" office:string-value="&lt;game name=&quot;Suzuki Alstare Extreme Racing (Europe)&quot;&gt; &lt;year&gt;1999&lt;/year&gt; &lt;rating&gt;ESRB - E (Everyone)&lt;/rating&gt; &lt;title&gt;Suzuki Alstare Extreme Racing &lt;/title&gt; &lt;pub&gt;Ubisoft&lt;/pub&gt; &lt;dev&gt;Visual Impact&lt;/dev&gt; &lt;genre&gt;Driving&lt;/genre&gt; &lt;score&gt;4.1&lt;/score&gt; &lt;player&gt;1 Player&lt;/player&gt; &lt;story&gt;Suzuki Alstare Exteme Racing is a motorcycle racing game with the Suzuki license. It has two playing modes: time trial (single races against four to seven AI racers) and the championship which are 16 successive races on the 16 courses. At first there are only two motorbikes available, but successes in time trial mode unlock better ones to use in the championship. Also restricted is the number of available time trial courses; the rest also has to be unlocked first. The player can perform a wheelie which causes a considerate, temporary acceleration.&lt;/story&gt; &lt;/game&gt;">
            <text:p>&lt;game name="Suzuki Alstare Extreme Racing (Europe)"&gt; &lt;year&gt;1999&lt;/year&gt; &lt;rating&gt;ESRB - E (Everyone)&lt;/rating&gt; &lt;title&gt;Suzuki Alstare Extreme Racing &lt;/title&gt; &lt;pub&gt;Ubisoft&lt;/pub&gt; &lt;dev&gt;Visual Impact&lt;/dev&gt; &lt;genre&gt;Driving&lt;/genre&gt; &lt;score&gt;4.1&lt;/score&gt; &lt;player&gt;1 Player&lt;/player&gt; &lt;story&gt;Suzuki Alstare Exteme Racing is a motorcycle racing game with the Suzuki license. It has two playing modes: time trial (single races against four to seven AI racers) and the championship which are 16 successive races on the 16 courses. At first there are only two motorbikes available, but successes in time trial mode unlock better ones to use in the championship. Also restricted is the number of available time trial courses; the rest also has to be unlocked first. The player can perform a wheelie which causes a considerate, temporary acceleration.&lt;/story&gt; &lt;/game&gt;</text:p>
          </table:table-cell>
          <table:table-cell table:number-columns-repeated="1013"/>
        </table:table-row>
        <table:table-row table:style-name="ro1">
          <table:table-cell office:value-type="string">
            <text:p>SWIV (Europe)</text:p>
          </table:table-cell>
          <table:table-cell office:value-type="float" office:value="2001">
            <text:p>2001</text:p>
          </table:table-cell>
          <table:table-cell office:value-type="string">
            <text:p>ESRB - E (Everyone)</text:p>
          </table:table-cell>
          <table:table-cell office:value-type="string">
            <text:p>SWIV </text:p>
          </table:table-cell>
          <table:table-cell office:value-type="string">
            <text:p>SCi</text:p>
          </table:table-cell>
          <table:table-cell office:value-type="string">
            <text:p>TCC</text:p>
          </table:table-cell>
          <table:table-cell office:value-type="string">
            <text:p>Shoot-'Em-Up</text:p>
          </table:table-cell>
          <table:table-cell office:value-type="string">
            <text:p>3.8</text:p>
          </table:table-cell>
          <table:table-cell office:value-type="string">
            <text:p>1 Player</text:p>
          </table:table-cell>
          <table:table-cell office:value-type="string">
            <text:p>Somewhere in the mid-Atlantic a terrifying arsenal of weapons has been assembled by a mysterious race with deadly intentions. As a final resort the world looks to you to combat this awesome threat. In your jeep and helicopter you must fight your way through deserts and jungles until you reach the very heart of the enemy. There you will face the most unbelievable array of military might the world has ever seen. An all-time classic game, SWIV is now set to become a classic on the Game Boy Color. </text:p>
          </table:table-cell>
          <table:table-cell table:style-name="Default" table:formula="of:=CONCATENATE(&quot;&lt;game name=&quot;;CHAR(34);[.A444];CHAR(34);&quot;&gt; &lt;year&gt;&quot;;[.B444];&quot;&lt;/year&gt; &lt;rating&gt;&quot;;[.C444];&quot;&lt;/rating&gt; &lt;title&gt;&quot;;[.D444];&quot;&lt;/title&gt; &lt;pub&gt;&quot;;[.E444];&quot;&lt;/pub&gt; &lt;dev&gt;&quot;;[.F444];&quot;&lt;/dev&gt; &lt;genre&gt;&quot;;[.G444];&quot;&lt;/genre&gt; &lt;score&gt;&quot;;[.H444];&quot;&lt;/score&gt; &lt;player&gt;&quot;;[.I444];&quot;&lt;/player&gt; &lt;story&gt;&quot;;[.J444];&quot;&lt;/story&gt; &lt;/game&gt;&quot;)" office:value-type="string" office:string-value="&lt;game name=&quot;SWIV (Europe)&quot;&gt; &lt;year&gt;2001&lt;/year&gt; &lt;rating&gt;ESRB - E (Everyone)&lt;/rating&gt; &lt;title&gt;SWIV &lt;/title&gt; &lt;pub&gt;SCi&lt;/pub&gt; &lt;dev&gt;TCC&lt;/dev&gt; &lt;genre&gt;Shoot-'Em-Up&lt;/genre&gt; &lt;score&gt;3.8&lt;/score&gt; &lt;player&gt;1 Player&lt;/player&gt; &lt;story&gt;Somewhere in the mid-Atlantic a terrifying arsenal of weapons has been assembled by a mysterious race with deadly intentions. As a final resort the world looks to you to combat this awesome threat. In your jeep and helicopter you must fight your way through deserts and jungles until you reach the very heart of the enemy. There you will face the most unbelievable array of military might the world has ever seen. An all-time classic game, SWIV is now set to become a classic on the Game Boy Color. &lt;/story&gt; &lt;/game&gt;">
            <text:p>&lt;game name="SWIV (Europe)"&gt; &lt;year&gt;2001&lt;/year&gt; &lt;rating&gt;ESRB - E (Everyone)&lt;/rating&gt; &lt;title&gt;SWIV &lt;/title&gt; &lt;pub&gt;SCi&lt;/pub&gt; &lt;dev&gt;TCC&lt;/dev&gt; &lt;genre&gt;Shoot-'Em-Up&lt;/genre&gt; &lt;score&gt;3.8&lt;/score&gt; &lt;player&gt;1 Player&lt;/player&gt; &lt;story&gt;Somewhere in the mid-Atlantic a terrifying arsenal of weapons has been assembled by a mysterious race with deadly intentions. As a final resort the world looks to you to combat this awesome threat. In your jeep and helicopter you must fight your way through deserts and jungles until you reach the very heart of the enemy. There you will face the most unbelievable array of military might the world has ever seen. An all-time classic game, SWIV is now set to become a classic on the Game Boy Color. &lt;/story&gt; &lt;/game&gt;</text:p>
          </table:table-cell>
          <table:table-cell table:number-columns-repeated="1013"/>
        </table:table-row>
        <table:table-row table:style-name="ro1">
          <table:table-cell office:value-type="string">
            <text:p>Tarzan (USA, Europe)</text:p>
          </table:table-cell>
          <table:table-cell office:value-type="float" office:value="1999">
            <text:p>1999</text:p>
          </table:table-cell>
          <table:table-cell office:value-type="string">
            <text:p>ESRB - E (Everyone)</text:p>
          </table:table-cell>
          <table:table-cell office:value-type="string">
            <text:p>Tarzan </text:p>
          </table:table-cell>
          <table:table-cell office:value-type="string">
            <text:p>Activision</text:p>
          </table:table-cell>
          <table:table-cell office:value-type="string">
            <text:p>Digital Eclipse</text:p>
          </table:table-cell>
          <table:table-cell office:value-type="string">
            <text:p>Action</text:p>
          </table:table-cell>
          <table:table-cell office:value-type="string">
            <text:p>3.0</text:p>
          </table:table-cell>
          <table:table-cell office:value-type="string">
            <text:p>1 Player</text:p>
          </table:table-cell>
          <table:table-cell office:value-type="string">
            <text:p>We could call it a platform game if it wasn't 3D, but it still looks like a platform game. Much alike to "Lion King" only seeable made of polygons. This little arcade game puts you in a role of Tarzan, a soon-to-be king of the jungle, leads you to a bunch of quest levels where you can collect coins, map pieces, 'TARZAN' letters and other stuff, as well as call you monkey friend from time to time that'll give you a brief explanation of things flyin' around. After each completed level, there will be a brief animations that they've probably taken from Disney's cartoon.</text:p>
          </table:table-cell>
          <table:table-cell table:style-name="Default" table:formula="of:=CONCATENATE(&quot;&lt;game name=&quot;;CHAR(34);[.A445];CHAR(34);&quot;&gt; &lt;year&gt;&quot;;[.B445];&quot;&lt;/year&gt; &lt;rating&gt;&quot;;[.C445];&quot;&lt;/rating&gt; &lt;title&gt;&quot;;[.D445];&quot;&lt;/title&gt; &lt;pub&gt;&quot;;[.E445];&quot;&lt;/pub&gt; &lt;dev&gt;&quot;;[.F445];&quot;&lt;/dev&gt; &lt;genre&gt;&quot;;[.G445];&quot;&lt;/genre&gt; &lt;score&gt;&quot;;[.H445];&quot;&lt;/score&gt; &lt;player&gt;&quot;;[.I445];&quot;&lt;/player&gt; &lt;story&gt;&quot;;[.J445];&quot;&lt;/story&gt; &lt;/game&gt;&quot;)" office:value-type="string" office:string-value="&lt;game name=&quot;Tarzan (USA, Europe)&quot;&gt; &lt;year&gt;1999&lt;/year&gt; &lt;rating&gt;ESRB - E (Everyone)&lt;/rating&gt; &lt;title&gt;Tarzan &lt;/title&gt; &lt;pub&gt;Activision&lt;/pub&gt; &lt;dev&gt;Digital Eclipse&lt;/dev&gt; &lt;genre&gt;Action&lt;/genre&gt; &lt;score&gt;3.0&lt;/score&gt; &lt;player&gt;1 Player&lt;/player&gt; &lt;story&gt;We could call it a platform game if it wasn't 3D, but it still looks like a platform game. Much alike to &quot;Lion King&quot; only seeable made of polygons. This little arcade game puts you in a role of Tarzan, a soon-to-be king of the jungle, leads you to a bunch of quest levels where you can collect coins, map pieces, 'TARZAN' letters and other stuff, as well as call you monkey friend from time to time that'll give you a brief explanation of things flyin' around. After each completed level, there will be a brief animations that they've probably taken from Disney's cartoon.&lt;/story&gt; &lt;/game&gt;">
            <text:p>&lt;game name="Tarzan (USA, Europe)"&gt; &lt;year&gt;1999&lt;/year&gt; &lt;rating&gt;ESRB - E (Everyone)&lt;/rating&gt; &lt;title&gt;Tarzan &lt;/title&gt; &lt;pub&gt;Activision&lt;/pub&gt; &lt;dev&gt;Digital Eclipse&lt;/dev&gt; &lt;genre&gt;Action&lt;/genre&gt; &lt;score&gt;3.0&lt;/score&gt; &lt;player&gt;1 Player&lt;/player&gt; &lt;story&gt;We could call it a platform game if it wasn't 3D, but it still looks like a platform game. Much alike to "Lion King" only seeable made of polygons. This little arcade game puts you in a role of Tarzan, a soon-to-be king of the jungle, leads you to a bunch of quest levels where you can collect coins, map pieces, 'TARZAN' letters and other stuff, as well as call you monkey friend from time to time that'll give you a brief explanation of things flyin' around. After each completed level, there will be a brief animations that they've probably taken from Disney's cartoon.&lt;/story&gt; &lt;/game&gt;</text:p>
          </table:table-cell>
          <table:table-cell table:number-columns-repeated="1013"/>
        </table:table-row>
        <table:table-row table:style-name="ro1">
          <table:table-cell office:value-type="string">
            <text:p>Tazmanian Devil - Munching Madness (USA)</text:p>
          </table:table-cell>
          <table:table-cell office:value-type="float" office:value="1999">
            <text:p>1999</text:p>
          </table:table-cell>
          <table:table-cell office:value-type="string">
            <text:p>ESRB - E (Everyone)</text:p>
          </table:table-cell>
          <table:table-cell office:value-type="string">
            <text:p>Tazmanian Devil - Munching Madness </text:p>
          </table:table-cell>
          <table:table-cell office:value-type="string">
            <text:p>SunSoft</text:p>
          </table:table-cell>
          <table:table-cell office:value-type="string">
            <text:p>M4 Limited</text:p>
          </table:table-cell>
          <table:table-cell office:value-type="string">
            <text:p>Platform</text:p>
          </table:table-cell>
          <table:table-cell office:value-type="string">
            <text:p>2.4</text:p>
          </table:table-cell>
          <table:table-cell office:value-type="string">
            <text:p>1 Player</text:p>
          </table:table-cell>
          <table:table-cell office:value-type="string">
            <text:p>Pack your bags and get ready for a fantastic trip around the world! Bull Gator and Axl have kidnapped Wendel T. Wolf and headed for Las Vegas! Can Taz get there in time to save Wendel from being sold to the circus? </text:p>
          </table:table-cell>
          <table:table-cell table:style-name="Default" table:formula="of:=CONCATENATE(&quot;&lt;game name=&quot;;CHAR(34);[.A446];CHAR(34);&quot;&gt; &lt;year&gt;&quot;;[.B446];&quot;&lt;/year&gt; &lt;rating&gt;&quot;;[.C446];&quot;&lt;/rating&gt; &lt;title&gt;&quot;;[.D446];&quot;&lt;/title&gt; &lt;pub&gt;&quot;;[.E446];&quot;&lt;/pub&gt; &lt;dev&gt;&quot;;[.F446];&quot;&lt;/dev&gt; &lt;genre&gt;&quot;;[.G446];&quot;&lt;/genre&gt; &lt;score&gt;&quot;;[.H446];&quot;&lt;/score&gt; &lt;player&gt;&quot;;[.I446];&quot;&lt;/player&gt; &lt;story&gt;&quot;;[.J446];&quot;&lt;/story&gt; &lt;/game&gt;&quot;)" office:value-type="string" office:string-value="&lt;game name=&quot;Tazmanian Devil - Munching Madness (USA)&quot;&gt; &lt;year&gt;1999&lt;/year&gt; &lt;rating&gt;ESRB - E (Everyone)&lt;/rating&gt; &lt;title&gt;Tazmanian Devil - Munching Madness &lt;/title&gt; &lt;pub&gt;SunSoft&lt;/pub&gt; &lt;dev&gt;M4 Limited&lt;/dev&gt; &lt;genre&gt;Platform&lt;/genre&gt; &lt;score&gt;2.4&lt;/score&gt; &lt;player&gt;1 Player&lt;/player&gt; &lt;story&gt;Pack your bags and get ready for a fantastic trip around the world! Bull Gator and Axl have kidnapped Wendel T. Wolf and headed for Las Vegas! Can Taz get there in time to save Wendel from being sold to the circus? &lt;/story&gt; &lt;/game&gt;">
            <text:p>&lt;game name="Tazmanian Devil - Munching Madness (USA)"&gt; &lt;year&gt;1999&lt;/year&gt; &lt;rating&gt;ESRB - E (Everyone)&lt;/rating&gt; &lt;title&gt;Tazmanian Devil - Munching Madness &lt;/title&gt; &lt;pub&gt;SunSoft&lt;/pub&gt; &lt;dev&gt;M4 Limited&lt;/dev&gt; &lt;genre&gt;Platform&lt;/genre&gt; &lt;score&gt;2.4&lt;/score&gt; &lt;player&gt;1 Player&lt;/player&gt; &lt;story&gt;Pack your bags and get ready for a fantastic trip around the world! Bull Gator and Axl have kidnapped Wendel T. Wolf and headed for Las Vegas! Can Taz get there in time to save Wendel from being sold to the circus? &lt;/story&gt; &lt;/game&gt;</text:p>
          </table:table-cell>
          <table:table-cell table:number-columns-repeated="1013"/>
        </table:table-row>
        <table:table-row table:style-name="ro1">
          <table:table-cell office:value-type="string">
            <text:p>Tech Deck Skateboarding (USA, Europe)</text:p>
          </table:table-cell>
          <table:table-cell office:value-type="float" office:value="2001">
            <text:p>2001</text:p>
          </table:table-cell>
          <table:table-cell office:value-type="string">
            <text:p>ESRB - E (Everyone)</text:p>
          </table:table-cell>
          <table:table-cell office:value-type="string">
            <text:p>Tech Deck Skateboarding </text:p>
          </table:table-cell>
          <table:table-cell office:value-type="string">
            <text:p>Activision</text:p>
          </table:table-cell>
          <table:table-cell office:value-type="string">
            <text:p>Handheld Games</text:p>
          </table:table-cell>
          <table:table-cell office:value-type="string">
            <text:p>Sports</text:p>
          </table:table-cell>
          <table:table-cell office:value-type="string">
            <text:p>2.6</text:p>
          </table:table-cell>
          <table:table-cell office:value-type="string">
            <text:p>1 Player</text:p>
          </table:table-cell>
          <table:table-cell office:value-type="string">
            <text:p>Play as Finger Guy to collect all of the Tech Decks and perfect all of his moves. With 3 difficulty levels in 10 enviroments this should keep you playing for quite some time.</text:p>
          </table:table-cell>
          <table:table-cell table:style-name="Default" table:formula="of:=CONCATENATE(&quot;&lt;game name=&quot;;CHAR(34);[.A447];CHAR(34);&quot;&gt; &lt;year&gt;&quot;;[.B447];&quot;&lt;/year&gt; &lt;rating&gt;&quot;;[.C447];&quot;&lt;/rating&gt; &lt;title&gt;&quot;;[.D447];&quot;&lt;/title&gt; &lt;pub&gt;&quot;;[.E447];&quot;&lt;/pub&gt; &lt;dev&gt;&quot;;[.F447];&quot;&lt;/dev&gt; &lt;genre&gt;&quot;;[.G447];&quot;&lt;/genre&gt; &lt;score&gt;&quot;;[.H447];&quot;&lt;/score&gt; &lt;player&gt;&quot;;[.I447];&quot;&lt;/player&gt; &lt;story&gt;&quot;;[.J447];&quot;&lt;/story&gt; &lt;/game&gt;&quot;)" office:value-type="string" office:string-value="&lt;game name=&quot;Tech Deck Skateboarding (USA, Europe)&quot;&gt; &lt;year&gt;2001&lt;/year&gt; &lt;rating&gt;ESRB - E (Everyone)&lt;/rating&gt; &lt;title&gt;Tech Deck Skateboarding &lt;/title&gt; &lt;pub&gt;Activision&lt;/pub&gt; &lt;dev&gt;Handheld Games&lt;/dev&gt; &lt;genre&gt;Sports&lt;/genre&gt; &lt;score&gt;2.6&lt;/score&gt; &lt;player&gt;1 Player&lt;/player&gt; &lt;story&gt;Play as Finger Guy to collect all of the Tech Decks and perfect all of his moves. With 3 difficulty levels in 10 enviroments this should keep you playing for quite some time.&lt;/story&gt; &lt;/game&gt;">
            <text:p>&lt;game name="Tech Deck Skateboarding (USA, Europe)"&gt; &lt;year&gt;2001&lt;/year&gt; &lt;rating&gt;ESRB - E (Everyone)&lt;/rating&gt; &lt;title&gt;Tech Deck Skateboarding &lt;/title&gt; &lt;pub&gt;Activision&lt;/pub&gt; &lt;dev&gt;Handheld Games&lt;/dev&gt; &lt;genre&gt;Sports&lt;/genre&gt; &lt;score&gt;2.6&lt;/score&gt; &lt;player&gt;1 Player&lt;/player&gt; &lt;story&gt;Play as Finger Guy to collect all of the Tech Decks and perfect all of his moves. With 3 difficulty levels in 10 enviroments this should keep you playing for quite some time.&lt;/story&gt; &lt;/game&gt;</text:p>
          </table:table-cell>
          <table:table-cell table:number-columns-repeated="1013"/>
        </table:table-row>
        <table:table-row table:style-name="ro1">
          <table:table-cell office:value-type="string">
            <text:p>Test Drive 2001 (USA)</text:p>
          </table:table-cell>
          <table:table-cell office:value-type="float" office:value="2000">
            <text:p>2000</text:p>
          </table:table-cell>
          <table:table-cell office:value-type="string">
            <text:p>ESRB - E (Everyone)</text:p>
          </table:table-cell>
          <table:table-cell office:value-type="string">
            <text:p>Test Drive 2001 </text:p>
          </table:table-cell>
          <table:table-cell office:value-type="string">
            <text:p>Infogrames</text:p>
          </table:table-cell>
          <table:table-cell office:value-type="string">
            <text:p>Xantera</text:p>
          </table:table-cell>
          <table:table-cell office:value-type="string">
            <text:p>Driving</text:p>
          </table:table-cell>
          <table:table-cell office:value-type="string">
            <text:p>4.1</text:p>
          </table:table-cell>
          <table:table-cell office:value-type="string">
            <text:p>1-2 Players</text:p>
          </table:table-cell>
          <table:table-cell office:value-type="string">
            <text:p>This handheld Test Drive game lets you drive 13 licensed sports cars through 12 locations and 48 tracks. The action is viewed from an isometric perspective and some of the locations you'll drive through are Germany, Sydney and Washington. You start the game with a Lotus Elise, but as you gain more money you'll be able to buy other cars like Mustangs and Jaguars. ****The game offers three modes. The first one, Single Race, involves beating the clock and other computer opponents on any of the tracks using any of the cars. In the tournament mode, you can earn extra money to buy new and better cars, or to upgrade your current car. You can also unlock additional tracks. In the Cop Chase mode, you take control of a police car and have to pursue the computer controlled racers. The game also have a two player mode allowing you to compete using the Link Cable.</text:p>
          </table:table-cell>
          <table:table-cell table:style-name="Default" table:formula="of:=CONCATENATE(&quot;&lt;game name=&quot;;CHAR(34);[.A448];CHAR(34);&quot;&gt; &lt;year&gt;&quot;;[.B448];&quot;&lt;/year&gt; &lt;rating&gt;&quot;;[.C448];&quot;&lt;/rating&gt; &lt;title&gt;&quot;;[.D448];&quot;&lt;/title&gt; &lt;pub&gt;&quot;;[.E448];&quot;&lt;/pub&gt; &lt;dev&gt;&quot;;[.F448];&quot;&lt;/dev&gt; &lt;genre&gt;&quot;;[.G448];&quot;&lt;/genre&gt; &lt;score&gt;&quot;;[.H448];&quot;&lt;/score&gt; &lt;player&gt;&quot;;[.I448];&quot;&lt;/player&gt; &lt;story&gt;&quot;;[.J448];&quot;&lt;/story&gt; &lt;/game&gt;&quot;)" office:value-type="string" office:string-value="&lt;game name=&quot;Test Drive 2001 (USA)&quot;&gt; &lt;year&gt;2000&lt;/year&gt; &lt;rating&gt;ESRB - E (Everyone)&lt;/rating&gt; &lt;title&gt;Test Drive 2001 &lt;/title&gt; &lt;pub&gt;Infogrames&lt;/pub&gt; &lt;dev&gt;Xantera&lt;/dev&gt; &lt;genre&gt;Driving&lt;/genre&gt; &lt;score&gt;4.1&lt;/score&gt; &lt;player&gt;1-2 Players&lt;/player&gt; &lt;story&gt;This handheld Test Drive game lets you drive 13 licensed sports cars through 12 locations and 48 tracks. The action is viewed from an isometric perspective and some of the locations you'll drive through are Germany, Sydney and Washington. You start the game with a Lotus Elise, but as you gain more money you'll be able to buy other cars like Mustangs and Jaguars. ****The game offers three modes. The first one, Single Race, involves beating the clock and other computer opponents on any of the tracks using any of the cars. In the tournament mode, you can earn extra money to buy new and better cars, or to upgrade your current car. You can also unlock additional tracks. In the Cop Chase mode, you take control of a police car and have to pursue the computer controlled racers. The game also have a two player mode allowing you to compete using the Link Cable.&lt;/story&gt; &lt;/game&gt;">
            <text:p>&lt;game name="Test Drive 2001 (USA)"&gt; &lt;year&gt;2000&lt;/year&gt; &lt;rating&gt;ESRB - E (Everyone)&lt;/rating&gt; &lt;title&gt;Test Drive 2001 &lt;/title&gt; &lt;pub&gt;Infogrames&lt;/pub&gt; &lt;dev&gt;Xantera&lt;/dev&gt; &lt;genre&gt;Driving&lt;/genre&gt; &lt;score&gt;4.1&lt;/score&gt; &lt;player&gt;1-2 Players&lt;/player&gt; &lt;story&gt;This handheld Test Drive game lets you drive 13 licensed sports cars through 12 locations and 48 tracks. The action is viewed from an isometric perspective and some of the locations you'll drive through are Germany, Sydney and Washington. You start the game with a Lotus Elise, but as you gain more money you'll be able to buy other cars like Mustangs and Jaguars. ****The game offers three modes. The first one, Single Race, involves beating the clock and other computer opponents on any of the tracks using any of the cars. In the tournament mode, you can earn extra money to buy new and better cars, or to upgrade your current car. You can also unlock additional tracks. In the Cop Chase mode, you take control of a police car and have to pursue the computer controlled racers. The game also have a two player mode allowing you to compete using the Link Cable.&lt;/story&gt; &lt;/game&gt;</text:p>
          </table:table-cell>
          <table:table-cell table:number-columns-repeated="1013"/>
        </table:table-row>
        <table:table-row table:style-name="ro1">
          <table:table-cell office:value-type="string">
            <text:p>Test Drive 6 (USA)</text:p>
          </table:table-cell>
          <table:table-cell office:value-type="float" office:value="1999">
            <text:p>1999</text:p>
          </table:table-cell>
          <table:table-cell office:value-type="string">
            <text:p>ESRB - E (Everyone)</text:p>
          </table:table-cell>
          <table:table-cell office:value-type="string">
            <text:p>Test Drive 6 </text:p>
          </table:table-cell>
          <table:table-cell office:value-type="string">
            <text:p>Infogrames</text:p>
          </table:table-cell>
          <table:table-cell office:value-type="string">
            <text:p>Xantera</text:p>
          </table:table-cell>
          <table:table-cell office:value-type="string">
            <text:p>Driving</text:p>
          </table:table-cell>
          <table:table-cell office:value-type="string">
            <text:p>3.4</text:p>
          </table:table-cell>
          <table:table-cell office:value-type="string">
            <text:p>1 Player</text:p>
          </table:table-cell>
          <table:table-cell office:value-type="string">
            <text:p>The 6th game in the Test Drive line of games that started in 1987.****11 NEW tracks in exotic real world locations: London, Paris, Egypt, Hong Kong, Maui, Rome, Ireland, Tahoe, England, and the Caribbean. **NEW environment specific sounds bring each track to life. **Breakable Objects, In-road Obstacles, and Nerve-racking Shortcuts. **NEW "All-Units" AI has the police working together taking you down in force. **NEW economic racing system puts your credits where your mouth is. **Purchase, upgrade, and stockpile cars in your custom garage. **High-Impact collisions. **HUGE jumps. **Unpredictable cross traffic. **Split-screen head-to-head racing (PlayStation and Dreamcast only).</text:p>
          </table:table-cell>
          <table:table-cell table:style-name="Default" table:formula="of:=CONCATENATE(&quot;&lt;game name=&quot;;CHAR(34);[.A449];CHAR(34);&quot;&gt; &lt;year&gt;&quot;;[.B449];&quot;&lt;/year&gt; &lt;rating&gt;&quot;;[.C449];&quot;&lt;/rating&gt; &lt;title&gt;&quot;;[.D449];&quot;&lt;/title&gt; &lt;pub&gt;&quot;;[.E449];&quot;&lt;/pub&gt; &lt;dev&gt;&quot;;[.F449];&quot;&lt;/dev&gt; &lt;genre&gt;&quot;;[.G449];&quot;&lt;/genre&gt; &lt;score&gt;&quot;;[.H449];&quot;&lt;/score&gt; &lt;player&gt;&quot;;[.I449];&quot;&lt;/player&gt; &lt;story&gt;&quot;;[.J449];&quot;&lt;/story&gt; &lt;/game&gt;&quot;)" office:value-type="string" office:string-value="&lt;game name=&quot;Test Drive 6 (USA)&quot;&gt; &lt;year&gt;1999&lt;/year&gt; &lt;rating&gt;ESRB - E (Everyone)&lt;/rating&gt; &lt;title&gt;Test Drive 6 &lt;/title&gt; &lt;pub&gt;Infogrames&lt;/pub&gt; &lt;dev&gt;Xantera&lt;/dev&gt; &lt;genre&gt;Driving&lt;/genre&gt; &lt;score&gt;3.4&lt;/score&gt; &lt;player&gt;1 Player&lt;/player&gt; &lt;story&gt;The 6th game in the Test Drive line of games that started in 1987.****11 NEW tracks in exotic real world locations: London, Paris, Egypt, Hong Kong, Maui, Rome, Ireland, Tahoe, England, and the Caribbean. **NEW environment specific sounds bring each track to life. **Breakable Objects, In-road Obstacles, and Nerve-racking Shortcuts. **NEW &quot;All-Units&quot; AI has the police working together taking you down in force. **NEW economic racing system puts your credits where your mouth is. **Purchase, upgrade, and stockpile cars in your custom garage. **High-Impact collisions. **HUGE jumps. **Unpredictable cross traffic. **Split-screen head-to-head racing (PlayStation and Dreamcast only).&lt;/story&gt; &lt;/game&gt;">
            <text:p>&lt;game name="Test Drive 6 (USA)"&gt; &lt;year&gt;1999&lt;/year&gt; &lt;rating&gt;ESRB - E (Everyone)&lt;/rating&gt; &lt;title&gt;Test Drive 6 &lt;/title&gt; &lt;pub&gt;Infogrames&lt;/pub&gt; &lt;dev&gt;Xantera&lt;/dev&gt; &lt;genre&gt;Driving&lt;/genre&gt; &lt;score&gt;3.4&lt;/score&gt; &lt;player&gt;1 Player&lt;/player&gt; &lt;story&gt;The 6th game in the Test Drive line of games that started in 1987.****11 NEW tracks in exotic real world locations: London, Paris, Egypt, Hong Kong, Maui, Rome, Ireland, Tahoe, England, and the Caribbean. **NEW environment specific sounds bring each track to life. **Breakable Objects, In-road Obstacles, and Nerve-racking Shortcuts. **NEW "All-Units" AI has the police working together taking you down in force. **NEW economic racing system puts your credits where your mouth is. **Purchase, upgrade, and stockpile cars in your custom garage. **High-Impact collisions. **HUGE jumps. **Unpredictable cross traffic. **Split-screen head-to-head racing (PlayStation and Dreamcast only).&lt;/story&gt; &lt;/game&gt;</text:p>
          </table:table-cell>
          <table:table-cell table:number-columns-repeated="1013"/>
        </table:table-row>
        <table:table-row table:style-name="ro1">
          <table:table-cell office:value-type="string">
            <text:p>Test Drive Cycles (USA)</text:p>
          </table:table-cell>
          <table:table-cell office:value-type="float" office:value="2000">
            <text:p>2000</text:p>
          </table:table-cell>
          <table:table-cell office:value-type="string">
            <text:p>ESRB - E (Everyone)</text:p>
          </table:table-cell>
          <table:table-cell office:value-type="string">
            <text:p>Test Drive Cycles </text:p>
          </table:table-cell>
          <table:table-cell office:value-type="string">
            <text:p>Infogrames</text:p>
          </table:table-cell>
          <table:table-cell office:value-type="string">
            <text:p>Xantera</text:p>
          </table:table-cell>
          <table:table-cell office:value-type="string">
            <text:p>Driving</text:p>
          </table:table-cell>
          <table:table-cell office:value-type="string">
            <text:p>3.9</text:p>
          </table:table-cell>
          <table:table-cell office:value-type="string">
            <text:p>1 Player</text:p>
          </table:table-cell>
          <table:table-cell office:value-type="string">
            <text:p>Your pulse is racing as you speed through the turn unscathed. Behind you is another cycle and you're not sure how much longer you can keep the lead. Your eyes glance at the speed burst controls and soon you find yourself slamming them in a panic as the other cycle approaches. The speedometer goes off the charts and you snicker as you look back at the former threat to your trophy. As you turn your head back around, you realize your folly -- a tree!</text:p>
          </table:table-cell>
          <table:table-cell table:style-name="Default" table:formula="of:=CONCATENATE(&quot;&lt;game name=&quot;;CHAR(34);[.A450];CHAR(34);&quot;&gt; &lt;year&gt;&quot;;[.B450];&quot;&lt;/year&gt; &lt;rating&gt;&quot;;[.C450];&quot;&lt;/rating&gt; &lt;title&gt;&quot;;[.D450];&quot;&lt;/title&gt; &lt;pub&gt;&quot;;[.E450];&quot;&lt;/pub&gt; &lt;dev&gt;&quot;;[.F450];&quot;&lt;/dev&gt; &lt;genre&gt;&quot;;[.G450];&quot;&lt;/genre&gt; &lt;score&gt;&quot;;[.H450];&quot;&lt;/score&gt; &lt;player&gt;&quot;;[.I450];&quot;&lt;/player&gt; &lt;story&gt;&quot;;[.J450];&quot;&lt;/story&gt; &lt;/game&gt;&quot;)" office:value-type="string" office:string-value="&lt;game name=&quot;Test Drive Cycles (USA)&quot;&gt; &lt;year&gt;2000&lt;/year&gt; &lt;rating&gt;ESRB - E (Everyone)&lt;/rating&gt; &lt;title&gt;Test Drive Cycles &lt;/title&gt; &lt;pub&gt;Infogrames&lt;/pub&gt; &lt;dev&gt;Xantera&lt;/dev&gt; &lt;genre&gt;Driving&lt;/genre&gt; &lt;score&gt;3.9&lt;/score&gt; &lt;player&gt;1 Player&lt;/player&gt; &lt;story&gt;Your pulse is racing as you speed through the turn unscathed. Behind you is another cycle and you're not sure how much longer you can keep the lead. Your eyes glance at the speed burst controls and soon you find yourself slamming them in a panic as the other cycle approaches. The speedometer goes off the charts and you snicker as you look back at the former threat to your trophy. As you turn your head back around, you realize your folly -- a tree!&lt;/story&gt; &lt;/game&gt;">
            <text:p>&lt;game name="Test Drive Cycles (USA)"&gt; &lt;year&gt;2000&lt;/year&gt; &lt;rating&gt;ESRB - E (Everyone)&lt;/rating&gt; &lt;title&gt;Test Drive Cycles &lt;/title&gt; &lt;pub&gt;Infogrames&lt;/pub&gt; &lt;dev&gt;Xantera&lt;/dev&gt; &lt;genre&gt;Driving&lt;/genre&gt; &lt;score&gt;3.9&lt;/score&gt; &lt;player&gt;1 Player&lt;/player&gt; &lt;story&gt;Your pulse is racing as you speed through the turn unscathed. Behind you is another cycle and you're not sure how much longer you can keep the lead. Your eyes glance at the speed burst controls and soon you find yourself slamming them in a panic as the other cycle approaches. The speedometer goes off the charts and you snicker as you look back at the former threat to your trophy. As you turn your head back around, you realize your folly -- a tree!&lt;/story&gt; &lt;/game&gt;</text:p>
          </table:table-cell>
          <table:table-cell table:number-columns-repeated="1013"/>
        </table:table-row>
        <table:table-row table:style-name="ro1">
          <table:table-cell office:value-type="string">
            <text:p>Test Drive Le Mans (USA)</text:p>
          </table:table-cell>
          <table:table-cell office:value-type="float" office:value="2000">
            <text:p>2000</text:p>
          </table:table-cell>
          <table:table-cell office:value-type="string">
            <text:p>ESRB - E (Everyone)</text:p>
          </table:table-cell>
          <table:table-cell office:value-type="string">
            <text:p>Test Drive Le Mans </text:p>
          </table:table-cell>
          <table:table-cell office:value-type="string">
            <text:p>Infogrames</text:p>
          </table:table-cell>
          <table:table-cell office:value-type="string">
            <text:p>Velez &amp; Dubail</text:p>
          </table:table-cell>
          <table:table-cell office:value-type="string">
            <text:p>Driving</text:p>
          </table:table-cell>
          <table:table-cell office:value-type="string">
            <text:p>4.5</text:p>
          </table:table-cell>
          <table:table-cell office:value-type="string">
            <text:p>1 Player</text:p>
          </table:table-cell>
          <table:table-cell office:value-type="string">
            <text:p>Test Drive: Le Mans is a racing game for the Game Boy Color. The game features three racing modes: Arcade, Le Mans, and Championship. Le Mans allows you to race on the actual circuit, while Championship lets you race on 10 real tracks from all around the world. The arcade mode includes power-ups such as boosts, and oil slicks that bring your car to a slip. There are 10 different cars to race with such as the Nissan R390 and the BMW V12 VMR, with each their own handling and appearance.</text:p>
          </table:table-cell>
          <table:table-cell table:style-name="Default" table:formula="of:=CONCATENATE(&quot;&lt;game name=&quot;;CHAR(34);[.A451];CHAR(34);&quot;&gt; &lt;year&gt;&quot;;[.B451];&quot;&lt;/year&gt; &lt;rating&gt;&quot;;[.C451];&quot;&lt;/rating&gt; &lt;title&gt;&quot;;[.D451];&quot;&lt;/title&gt; &lt;pub&gt;&quot;;[.E451];&quot;&lt;/pub&gt; &lt;dev&gt;&quot;;[.F451];&quot;&lt;/dev&gt; &lt;genre&gt;&quot;;[.G451];&quot;&lt;/genre&gt; &lt;score&gt;&quot;;[.H451];&quot;&lt;/score&gt; &lt;player&gt;&quot;;[.I451];&quot;&lt;/player&gt; &lt;story&gt;&quot;;[.J451];&quot;&lt;/story&gt; &lt;/game&gt;&quot;)" office:value-type="string" office:string-value="&lt;game name=&quot;Test Drive Le Mans (USA)&quot;&gt; &lt;year&gt;2000&lt;/year&gt; &lt;rating&gt;ESRB - E (Everyone)&lt;/rating&gt; &lt;title&gt;Test Drive Le Mans &lt;/title&gt; &lt;pub&gt;Infogrames&lt;/pub&gt; &lt;dev&gt;Velez &amp; Dubail&lt;/dev&gt; &lt;genre&gt;Driving&lt;/genre&gt; &lt;score&gt;4.5&lt;/score&gt; &lt;player&gt;1 Player&lt;/player&gt; &lt;story&gt;Test Drive: Le Mans is a racing game for the Game Boy Color. The game features three racing modes: Arcade, Le Mans, and Championship. Le Mans allows you to race on the actual circuit, while Championship lets you race on 10 real tracks from all around the world. The arcade mode includes power-ups such as boosts, and oil slicks that bring your car to a slip. There are 10 different cars to race with such as the Nissan R390 and the BMW V12 VMR, with each their own handling and appearance.&lt;/story&gt; &lt;/game&gt;">
            <text:p>&lt;game name="Test Drive Le Mans (USA)"&gt; &lt;year&gt;2000&lt;/year&gt; &lt;rating&gt;ESRB - E (Everyone)&lt;/rating&gt; &lt;title&gt;Test Drive Le Mans &lt;/title&gt; &lt;pub&gt;Infogrames&lt;/pub&gt; &lt;dev&gt;Velez &amp; Dubail&lt;/dev&gt; &lt;genre&gt;Driving&lt;/genre&gt; &lt;score&gt;4.5&lt;/score&gt; &lt;player&gt;1 Player&lt;/player&gt; &lt;story&gt;Test Drive: Le Mans is a racing game for the Game Boy Color. The game features three racing modes: Arcade, Le Mans, and Championship. Le Mans allows you to race on the actual circuit, while Championship lets you race on 10 real tracks from all around the world. The arcade mode includes power-ups such as boosts, and oil slicks that bring your car to a slip. There are 10 different cars to race with such as the Nissan R390 and the BMW V12 VMR, with each their own handling and appearance.&lt;/story&gt; &lt;/game&gt;</text:p>
          </table:table-cell>
          <table:table-cell table:number-columns-repeated="1013"/>
        </table:table-row>
        <table:table-row table:style-name="ro1">
          <table:table-cell office:value-type="string">
            <text:p>Test Drive Off-Road 3 (USA)</text:p>
          </table:table-cell>
          <table:table-cell office:value-type="float" office:value="1999">
            <text:p>1999</text:p>
          </table:table-cell>
          <table:table-cell office:value-type="string">
            <text:p>ESRB - E (Everyone)</text:p>
          </table:table-cell>
          <table:table-cell office:value-type="string">
            <text:p>Test Drive Off-Road 3 </text:p>
          </table:table-cell>
          <table:table-cell office:value-type="string">
            <text:p>Infogrames</text:p>
          </table:table-cell>
          <table:table-cell office:value-type="string">
            <text:p>Xantera</text:p>
          </table:table-cell>
          <table:table-cell office:value-type="string">
            <text:p>Driving</text:p>
          </table:table-cell>
          <table:table-cell office:value-type="string">
            <text:p>4.1</text:p>
          </table:table-cell>
          <table:table-cell office:value-type="string">
            <text:p>1 Player</text:p>
          </table:table-cell>
          <table:table-cell office:value-type="string">
            <text:p>The third game in the off-road spin-off of the Test Drive series received an adaptation for the Game Boy Color. It offers eight licensed off-road trucks from manufacturers like Jeep, Dodge, Ford and Subaru and seven international areas to race in, each with three different tracks. Further cars and tracks are available as hidden bonuses. Races are seen from a top-down perspective. <text:s/>The modes are similar to those in the developer's earlier Test Drive 6. The main gameplay mode is Tournament Mode. Seven different cups are available that have to be taken on in order, unlocking tracks in the process. Winnings from races can be spent to purchase new cars. After every race, power up points are awarded that can be used to improve the car in acceleration, top speed, traction and gearing. It is also possible to equip the car with a GPS, which provides a map of the track during a race, and with further enhancements, the locations of all drivers. Also available are power bursts and power winches. Bursts give a short speed burst, while winches can be used to quickly reset the car to a checkpoint if it becomes stuck at an obstacle like mud or water. <text:s/>Single Race mode allow players to race on unlocked tracks with their purchased cars. In Patrol Chase mode, players can select from special cop variants of three different cars, with the goal being chasing down the other cars on the track and giving them tickets by ramming into them. <text:s/>The game cartridge has a rumble feature that lets players experience all the bumps and rough terrain first-hand.</text:p>
          </table:table-cell>
          <table:table-cell table:style-name="Default" table:formula="of:=CONCATENATE(&quot;&lt;game name=&quot;;CHAR(34);[.A452];CHAR(34);&quot;&gt; &lt;year&gt;&quot;;[.B452];&quot;&lt;/year&gt; &lt;rating&gt;&quot;;[.C452];&quot;&lt;/rating&gt; &lt;title&gt;&quot;;[.D452];&quot;&lt;/title&gt; &lt;pub&gt;&quot;;[.E452];&quot;&lt;/pub&gt; &lt;dev&gt;&quot;;[.F452];&quot;&lt;/dev&gt; &lt;genre&gt;&quot;;[.G452];&quot;&lt;/genre&gt; &lt;score&gt;&quot;;[.H452];&quot;&lt;/score&gt; &lt;player&gt;&quot;;[.I452];&quot;&lt;/player&gt; &lt;story&gt;&quot;;[.J452];&quot;&lt;/story&gt; &lt;/game&gt;&quot;)" office:value-type="string" office:string-value="&lt;game name=&quot;Test Drive Off-Road 3 (USA)&quot;&gt; &lt;year&gt;1999&lt;/year&gt; &lt;rating&gt;ESRB - E (Everyone)&lt;/rating&gt; &lt;title&gt;Test Drive Off-Road 3 &lt;/title&gt; &lt;pub&gt;Infogrames&lt;/pub&gt; &lt;dev&gt;Xantera&lt;/dev&gt; &lt;genre&gt;Driving&lt;/genre&gt; &lt;score&gt;4.1&lt;/score&gt; &lt;player&gt;1 Player&lt;/player&gt; &lt;story&gt;The third game in the off-road spin-off of the Test Drive series received an adaptation for the Game Boy Color. It offers eight licensed off-road trucks from manufacturers like Jeep, Dodge, Ford and Subaru and seven international areas to race in, each with three different tracks. Further cars and tracks are available as hidden bonuses. Races are seen from a top-down perspective.  The modes are similar to those in the developer's earlier Test Drive 6. The main gameplay mode is Tournament Mode. Seven different cups are available that have to be taken on in order, unlocking tracks in the process. Winnings from races can be spent to purchase new cars. After every race, power up points are awarded that can be used to improve the car in acceleration, top speed, traction and gearing. It is also possible to equip the car with a GPS, which provides a map of the track during a race, and with further enhancements, the locations of all drivers. Also available are power bursts and power winches. Bursts give a short speed burst, while winches can be used to quickly reset the car to a checkpoint if it becomes stuck at an obstacle like mud or water.  Single Race mode allow players to race on unlocked tracks with their purchased cars. In Patrol Chase mode, players can select from special cop variants of three different cars, with the goal being chasing down the other cars on the track and giving them tickets by ramming into them.  The game cartridge has a rumble feature that lets players experience all the bumps and rough terrain first-hand.&lt;/story&gt; &lt;/game&gt;">
            <text:p>&lt;game name="Test Drive Off-Road 3 (USA)"&gt; &lt;year&gt;1999&lt;/year&gt; &lt;rating&gt;ESRB - E (Everyone)&lt;/rating&gt; &lt;title&gt;Test Drive Off-Road 3 &lt;/title&gt; &lt;pub&gt;Infogrames&lt;/pub&gt; &lt;dev&gt;Xantera&lt;/dev&gt; &lt;genre&gt;Driving&lt;/genre&gt; &lt;score&gt;4.1&lt;/score&gt; &lt;player&gt;1 Player&lt;/player&gt; &lt;story&gt;The third game in the off-road spin-off of the Test Drive series received an adaptation for the Game Boy Color. It offers eight licensed off-road trucks from manufacturers like Jeep, Dodge, Ford and Subaru and seven international areas to race in, each with three different tracks. Further cars and tracks are available as hidden bonuses. Races are seen from a top-down perspective. <text:s/>The modes are similar to those in the developer's earlier Test Drive 6. The main gameplay mode is Tournament Mode. Seven different cups are available that have to be taken on in order, unlocking tracks in the process. Winnings from races can be spent to purchase new cars. After every race, power up points are awarded that can be used to improve the car in acceleration, top speed, traction and gearing. It is also possible to equip the car with a GPS, which provides a map of the track during a race, and with further enhancements, the locations of all drivers. Also available are power bursts and power winches. Bursts give a short speed burst, while winches can be used to quickly reset the car to a checkpoint if it becomes stuck at an obstacle like mud or water. <text:s/>Single Race mode allow players to race on unlocked tracks with their purchased cars. In Patrol Chase mode, players can select from special cop variants of three different cars, with the goal being chasing down the other cars on the track and giving them tickets by ramming into them. <text:s/>The game cartridge has a rumble feature that lets players experience all the bumps and rough terrain first-hand.&lt;/story&gt; &lt;/game&gt;</text:p>
          </table:table-cell>
          <table:table-cell table:number-columns-repeated="1013"/>
        </table:table-row>
        <table:table-row table:style-name="ro1">
          <table:table-cell office:value-type="string">
            <text:p>Tetris DX (World)</text:p>
          </table:table-cell>
          <table:table-cell office:value-type="float" office:value="1999">
            <text:p>1999</text:p>
          </table:table-cell>
          <table:table-cell office:value-type="string">
            <text:p>ESRB - E (Everyone)</text:p>
          </table:table-cell>
          <table:table-cell office:value-type="string">
            <text:p>Tetris DX </text:p>
          </table:table-cell>
          <table:table-cell table:number-columns-repeated="2" office:value-type="string">
            <text:p>Nintendo</text:p>
          </table:table-cell>
          <table:table-cell office:value-type="string">
            <text:p>Puzzle</text:p>
          </table:table-cell>
          <table:table-cell office:value-type="string">
            <text:p>4.0</text:p>
          </table:table-cell>
          <table:table-cell office:value-type="string">
            <text:p>1-2 Players</text:p>
          </table:table-cell>
          <table:table-cell office:value-type="string">
            <text:p>Tetris DX requires you to place different shaped blocks which fall from the top of the screen, along the bottom of the screen to make up a line which then disappears from the screen. Watch out though, if you cant fill the gaps and the blocks fill up to the top of the screen the game is over.****Tetris DX features 4 one-player modes and two-player mode using the Universal Game Link Cable.</text:p>
          </table:table-cell>
          <table:table-cell table:style-name="Default" table:formula="of:=CONCATENATE(&quot;&lt;game name=&quot;;CHAR(34);[.A453];CHAR(34);&quot;&gt; &lt;year&gt;&quot;;[.B453];&quot;&lt;/year&gt; &lt;rating&gt;&quot;;[.C453];&quot;&lt;/rating&gt; &lt;title&gt;&quot;;[.D453];&quot;&lt;/title&gt; &lt;pub&gt;&quot;;[.E453];&quot;&lt;/pub&gt; &lt;dev&gt;&quot;;[.F453];&quot;&lt;/dev&gt; &lt;genre&gt;&quot;;[.G453];&quot;&lt;/genre&gt; &lt;score&gt;&quot;;[.H453];&quot;&lt;/score&gt; &lt;player&gt;&quot;;[.I453];&quot;&lt;/player&gt; &lt;story&gt;&quot;;[.J453];&quot;&lt;/story&gt; &lt;/game&gt;&quot;)" office:value-type="string" office:string-value="&lt;game name=&quot;Tetris DX (World)&quot;&gt; &lt;year&gt;1999&lt;/year&gt; &lt;rating&gt;ESRB - E (Everyone)&lt;/rating&gt; &lt;title&gt;Tetris DX &lt;/title&gt; &lt;pub&gt;Nintendo&lt;/pub&gt; &lt;dev&gt;Nintendo&lt;/dev&gt; &lt;genre&gt;Puzzle&lt;/genre&gt; &lt;score&gt;4.0&lt;/score&gt; &lt;player&gt;1-2 Players&lt;/player&gt; &lt;story&gt;Tetris DX requires you to place different shaped blocks which fall from the top of the screen, along the bottom of the screen to make up a line which then disappears from the screen. Watch out though, if you cant fill the gaps and the blocks fill up to the top of the screen the game is over.****Tetris DX features 4 one-player modes and two-player mode using the Universal Game Link Cable.&lt;/story&gt; &lt;/game&gt;">
            <text:p>&lt;game name="Tetris DX (World)"&gt; &lt;year&gt;1999&lt;/year&gt; &lt;rating&gt;ESRB - E (Everyone)&lt;/rating&gt; &lt;title&gt;Tetris DX &lt;/title&gt; &lt;pub&gt;Nintendo&lt;/pub&gt; &lt;dev&gt;Nintendo&lt;/dev&gt; &lt;genre&gt;Puzzle&lt;/genre&gt; &lt;score&gt;4.0&lt;/score&gt; &lt;player&gt;1-2 Players&lt;/player&gt; &lt;story&gt;Tetris DX requires you to place different shaped blocks which fall from the top of the screen, along the bottom of the screen to make up a line which then disappears from the screen. Watch out though, if you cant fill the gaps and the blocks fill up to the top of the screen the game is over.****Tetris DX features 4 one-player modes and two-player mode using the Universal Game Link Cable.&lt;/story&gt; &lt;/game&gt;</text:p>
          </table:table-cell>
          <table:table-cell table:number-columns-repeated="1013"/>
        </table:table-row>
        <table:table-row table:style-name="ro1">
          <table:table-cell office:value-type="string">
            <text:p>Thunderbirds (Europe)</text:p>
          </table:table-cell>
          <table:table-cell office:value-type="float" office:value="2000">
            <text:p>2000</text:p>
          </table:table-cell>
          <table:table-cell office:value-type="string">
            <text:p>ESRB - E (Everyone)</text:p>
          </table:table-cell>
          <table:table-cell office:value-type="string">
            <text:p>Thunderbirds </text:p>
          </table:table-cell>
          <table:table-cell office:value-type="string">
            <text:p>SCi</text:p>
          </table:table-cell>
          <table:table-cell office:value-type="string">
            <text:p>Pukka Games</text:p>
          </table:table-cell>
          <table:table-cell office:value-type="string">
            <text:p>Action</text:p>
          </table:table-cell>
          <table:table-cell office:value-type="string">
            <text:p>3.5</text:p>
          </table:table-cell>
          <table:table-cell office:value-type="string">
            <text:p>1 Player</text:p>
          </table:table-cell>
          <table:table-cell office:value-type="string">
            <text:p>Join the Tracy Family in old-school gaming in 7 mini games accross the whole wide world. <text:s/>Single player and story-driven, do YOU have what it takes to thwart the evil Hood? <text:s/>This game allows players to control Thunderbirds vehicles 1-4, The mole and FAB1 in a variety of mini games. <text:s/>TB1, a recon, and combat craft is a side scrolling mini-game involving bombing and shooting ground &amp; air targets while looking for people to resuce and collecting intel on the area. <text:s/>TB2, the rescue craft is controlled from a top-down perspective and involves puzzle solving and exploration. <text:s/>TB3, the space shuttle, is a vertical-scrolling, top-down, old school shooter and TB4, the submarine, is a collection and combat game played from a side-on perspective. <text:s/>TB5, the Tracy Family Space Station is Brain often hangs out, updating the player with useful intel and story elements. The Mole is a subterranean digging machine and gameplay in this mode involves exploration, combat and collection - though on the surface it's reminiscent of DigDug. <text:s/>FAB1, Lady Penelope's Rolls Royce is a time-based, top-down vertical scrolling driving game that captures the feeling of Chase HQ from the arcades of old. <text:s/>Each mission involves different combinations of these craft and they occur in places as diverse as Egypt, Bermuda, Nepal, the Rainforests of South America and London. <text:s/>The story reveals clues as to The Hood's intentions, but will you be able to piece them together before Brains? <text:s/>You have 28 levels before the Game is up...</text:p>
          </table:table-cell>
          <table:table-cell table:style-name="Default" table:formula="of:=CONCATENATE(&quot;&lt;game name=&quot;;CHAR(34);[.A454];CHAR(34);&quot;&gt; &lt;year&gt;&quot;;[.B454];&quot;&lt;/year&gt; &lt;rating&gt;&quot;;[.C454];&quot;&lt;/rating&gt; &lt;title&gt;&quot;;[.D454];&quot;&lt;/title&gt; &lt;pub&gt;&quot;;[.E454];&quot;&lt;/pub&gt; &lt;dev&gt;&quot;;[.F454];&quot;&lt;/dev&gt; &lt;genre&gt;&quot;;[.G454];&quot;&lt;/genre&gt; &lt;score&gt;&quot;;[.H454];&quot;&lt;/score&gt; &lt;player&gt;&quot;;[.I454];&quot;&lt;/player&gt; &lt;story&gt;&quot;;[.J454];&quot;&lt;/story&gt; &lt;/game&gt;&quot;)" office:value-type="string" office:string-value="&lt;game name=&quot;Thunderbirds (Europe)&quot;&gt; &lt;year&gt;2000&lt;/year&gt; &lt;rating&gt;ESRB - E (Everyone)&lt;/rating&gt; &lt;title&gt;Thunderbirds &lt;/title&gt; &lt;pub&gt;SCi&lt;/pub&gt; &lt;dev&gt;Pukka Games&lt;/dev&gt; &lt;genre&gt;Action&lt;/genre&gt; &lt;score&gt;3.5&lt;/score&gt; &lt;player&gt;1 Player&lt;/player&gt; &lt;story&gt;Join the Tracy Family in old-school gaming in 7 mini games accross the whole wide world.  Single player and story-driven, do YOU have what it takes to thwart the evil Hood?  This game allows players to control Thunderbirds vehicles 1-4, The mole and FAB1 in a variety of mini games.  TB1, a recon, and combat craft is a side scrolling mini-game involving bombing and shooting ground &amp; air targets while looking for people to resuce and collecting intel on the area.  TB2, the rescue craft is controlled from a top-down perspective and involves puzzle solving and exploration.  TB3, the space shuttle, is a vertical-scrolling, top-down, old school shooter and TB4, the submarine, is a collection and combat game played from a side-on perspective.  TB5, the Tracy Family Space Station is Brain often hangs out, updating the player with useful intel and story elements. The Mole is a subterranean digging machine and gameplay in this mode involves exploration, combat and collection - though on the surface it's reminiscent of DigDug.  FAB1, Lady Penelope's Rolls Royce is a time-based, top-down vertical scrolling driving game that captures the feeling of Chase HQ from the arcades of old.  Each mission involves different combinations of these craft and they occur in places as diverse as Egypt, Bermuda, Nepal, the Rainforests of South America and London.  The story reveals clues as to The Hood's intentions, but will you be able to piece them together before Brains?  You have 28 levels before the Game is up...&lt;/story&gt; &lt;/game&gt;">
            <text:p>&lt;game name="Thunderbirds (Europe)"&gt; &lt;year&gt;2000&lt;/year&gt; &lt;rating&gt;ESRB - E (Everyone)&lt;/rating&gt; &lt;title&gt;Thunderbirds &lt;/title&gt; &lt;pub&gt;SCi&lt;/pub&gt; &lt;dev&gt;Pukka Games&lt;/dev&gt; &lt;genre&gt;Action&lt;/genre&gt; &lt;score&gt;3.5&lt;/score&gt; &lt;player&gt;1 Player&lt;/player&gt; &lt;story&gt;Join the Tracy Family in old-school gaming in 7 mini games accross the whole wide world. <text:s/>Single player and story-driven, do YOU have what it takes to thwart the evil Hood? <text:s/>This game allows players to control Thunderbirds vehicles 1-4, The mole and FAB1 in a variety of mini games. <text:s/>TB1, a recon, and combat craft is a side scrolling mini-game involving bombing and shooting ground &amp; air targets while looking for people to resuce and collecting intel on the area. <text:s/>TB2, the rescue craft is controlled from a top-down perspective and involves puzzle solving and exploration. <text:s/>TB3, the space shuttle, is a vertical-scrolling, top-down, old school shooter and TB4, the submarine, is a collection and combat game played from a side-on perspective. <text:s/>TB5, the Tracy Family Space Station is Brain often hangs out, updating the player with useful intel and story elements. The Mole is a subterranean digging machine and gameplay in this mode involves exploration, combat and collection - though on the surface it's reminiscent of DigDug. <text:s/>FAB1, Lady Penelope's Rolls Royce is a time-based, top-down vertical scrolling driving game that captures the feeling of Chase HQ from the arcades of old. <text:s/>Each mission involves different combinations of these craft and they occur in places as diverse as Egypt, Bermuda, Nepal, the Rainforests of South America and London. <text:s/>The story reveals clues as to The Hood's intentions, but will you be able to piece them together before Brains? <text:s/>You have 28 levels before the Game is up...&lt;/story&gt; &lt;/game&gt;</text:p>
          </table:table-cell>
          <table:table-cell table:number-columns-repeated="1013"/>
        </table:table-row>
        <table:table-row table:style-name="ro1">
          <table:table-cell office:value-type="string">
            <text:p>Tiger Woods PGA Tour 2000 (USA, Europe)</text:p>
          </table:table-cell>
          <table:table-cell office:value-type="float" office:value="2000">
            <text:p>2000</text:p>
          </table:table-cell>
          <table:table-cell office:value-type="string">
            <text:p>ESRB - E (Everyone)</text:p>
          </table:table-cell>
          <table:table-cell office:value-type="string">
            <text:p>Tiger Woods PGA Tour 2000 </text:p>
          </table:table-cell>
          <table:table-cell office:value-type="string">
            <text:p>THQ</text:p>
          </table:table-cell>
          <table:table-cell office:value-type="string">
            <text:p>Xantera</text:p>
          </table:table-cell>
          <table:table-cell office:value-type="string">
            <text:p>Sports/Golf</text:p>
          </table:table-cell>
          <table:table-cell office:value-type="string">
            <text:p>3.2</text:p>
          </table:table-cell>
          <table:table-cell office:value-type="string">
            <text:p>1-4 Players</text:p>
          </table:table-cell>
          <table:table-cell office:value-type="string">
            <text:p>This handheld version of Tiger Woods PGA Tour 2000 is the only game in the series to appear on the Game Boy Color. The game lets the player compete against six pros from the PGA Tour. There are four different modes of play: stroke, tournament, skins game and shoot out. Three courses exist: Summerlin, Sawgrass and Scottsdale. These are all official Tournament Players Club courses. Up to four players, either human or computer controlled, can play at any time.****When playing the player first get to see a top down view of the tee. He can here get information about wind and terrain and adjust his spin and cross hair. Once ready, the player has to use a power meter to take the shot. The player has to click it three times, first to start the backswing, then to end the backswing at the right strength and finally to strike the ball at the right time.</text:p>
          </table:table-cell>
          <table:table-cell table:style-name="Default" table:formula="of:=CONCATENATE(&quot;&lt;game name=&quot;;CHAR(34);[.A455];CHAR(34);&quot;&gt; &lt;year&gt;&quot;;[.B455];&quot;&lt;/year&gt; &lt;rating&gt;&quot;;[.C455];&quot;&lt;/rating&gt; &lt;title&gt;&quot;;[.D455];&quot;&lt;/title&gt; &lt;pub&gt;&quot;;[.E455];&quot;&lt;/pub&gt; &lt;dev&gt;&quot;;[.F455];&quot;&lt;/dev&gt; &lt;genre&gt;&quot;;[.G455];&quot;&lt;/genre&gt; &lt;score&gt;&quot;;[.H455];&quot;&lt;/score&gt; &lt;player&gt;&quot;;[.I455];&quot;&lt;/player&gt; &lt;story&gt;&quot;;[.J455];&quot;&lt;/story&gt; &lt;/game&gt;&quot;)" office:value-type="string" office:string-value="&lt;game name=&quot;Tiger Woods PGA Tour 2000 (USA, Europe)&quot;&gt; &lt;year&gt;2000&lt;/year&gt; &lt;rating&gt;ESRB - E (Everyone)&lt;/rating&gt; &lt;title&gt;Tiger Woods PGA Tour 2000 &lt;/title&gt; &lt;pub&gt;THQ&lt;/pub&gt; &lt;dev&gt;Xantera&lt;/dev&gt; &lt;genre&gt;Sports/Golf&lt;/genre&gt; &lt;score&gt;3.2&lt;/score&gt; &lt;player&gt;1-4 Players&lt;/player&gt; &lt;story&gt;This handheld version of Tiger Woods PGA Tour 2000 is the only game in the series to appear on the Game Boy Color. The game lets the player compete against six pros from the PGA Tour. There are four different modes of play: stroke, tournament, skins game and shoot out. Three courses exist: Summerlin, Sawgrass and Scottsdale. These are all official Tournament Players Club courses. Up to four players, either human or computer controlled, can play at any time.****When playing the player first get to see a top down view of the tee. He can here get information about wind and terrain and adjust his spin and cross hair. Once ready, the player has to use a power meter to take the shot. The player has to click it three times, first to start the backswing, then to end the backswing at the right strength and finally to strike the ball at the right time.&lt;/story&gt; &lt;/game&gt;">
            <text:p>&lt;game name="Tiger Woods PGA Tour 2000 (USA, Europe)"&gt; &lt;year&gt;2000&lt;/year&gt; &lt;rating&gt;ESRB - E (Everyone)&lt;/rating&gt; &lt;title&gt;Tiger Woods PGA Tour 2000 &lt;/title&gt; &lt;pub&gt;THQ&lt;/pub&gt; &lt;dev&gt;Xantera&lt;/dev&gt; &lt;genre&gt;Sports/Golf&lt;/genre&gt; &lt;score&gt;3.2&lt;/score&gt; &lt;player&gt;1-4 Players&lt;/player&gt; &lt;story&gt;This handheld version of Tiger Woods PGA Tour 2000 is the only game in the series to appear on the Game Boy Color. The game lets the player compete against six pros from the PGA Tour. There are four different modes of play: stroke, tournament, skins game and shoot out. Three courses exist: Summerlin, Sawgrass and Scottsdale. These are all official Tournament Players Club courses. Up to four players, either human or computer controlled, can play at any time.****When playing the player first get to see a top down view of the tee. He can here get information about wind and terrain and adjust his spin and cross hair. Once ready, the player has to use a power meter to take the shot. The player has to click it three times, first to start the backswing, then to end the backswing at the right strength and finally to strike the ball at the right time.&lt;/story&gt; &lt;/game&gt;</text:p>
          </table:table-cell>
          <table:table-cell table:number-columns-repeated="1013"/>
        </table:table-row>
        <table:table-row table:style-name="ro1">
          <table:table-cell office:value-type="string">
            <text:p>Tintin - Prisoners of the Sun (Europe)</text:p>
          </table:table-cell>
          <table:table-cell office:value-type="float" office:value="2000">
            <text:p>2000</text:p>
          </table:table-cell>
          <table:table-cell office:value-type="string">
            <text:p>ESRB - E (Everyone)</text:p>
          </table:table-cell>
          <table:table-cell office:value-type="string">
            <text:p>Tintin - Prisoners of the Sun </text:p>
          </table:table-cell>
          <table:table-cell office:value-type="string">
            <text:p>Atari</text:p>
          </table:table-cell>
          <table:table-cell office:value-type="string">
            <text:p>Bit Managers</text:p>
          </table:table-cell>
          <table:table-cell office:value-type="string">
            <text:p>Platform</text:p>
          </table:table-cell>
          <table:table-cell office:value-type="string">
            <text:p>3.7</text:p>
          </table:table-cell>
          <table:table-cell office:value-type="string">
            <text:p>1 Player</text:p>
          </table:table-cell>
          <table:table-cell office:value-type="string">
            <text:p>The Adventures of Tintin: Prisoners of the Sun is based on the Belgian comic book of the same name. The basic plotline is the same: Professor Cuthbert Calculus gets kidnapped and the player, in the role of Tintin, needs to rescue him. The rest is more loosely adapted: in contrast to the comic, which is mostly based in Peru, this game offers many different locations all over the world.****The gameplay itself is a typical platforming action: Tintin walks through the levels while avoiding the enemies. Pretty much everyone, e.g. little girls and security guards, is out to hurt Tintin who has no means of defending himself. This means the most important aspect is learning enemy placements, their patterns and how to avoid them. But he has to hurry because of the time limit. Required for success is the usage of the two playing plains: from the player's perspective in the foreground and further towards the background. Tintin can switch between the two at any time.</text:p>
          </table:table-cell>
          <table:table-cell table:style-name="Default" table:formula="of:=CONCATENATE(&quot;&lt;game name=&quot;;CHAR(34);[.A456];CHAR(34);&quot;&gt; &lt;year&gt;&quot;;[.B456];&quot;&lt;/year&gt; &lt;rating&gt;&quot;;[.C456];&quot;&lt;/rating&gt; &lt;title&gt;&quot;;[.D456];&quot;&lt;/title&gt; &lt;pub&gt;&quot;;[.E456];&quot;&lt;/pub&gt; &lt;dev&gt;&quot;;[.F456];&quot;&lt;/dev&gt; &lt;genre&gt;&quot;;[.G456];&quot;&lt;/genre&gt; &lt;score&gt;&quot;;[.H456];&quot;&lt;/score&gt; &lt;player&gt;&quot;;[.I456];&quot;&lt;/player&gt; &lt;story&gt;&quot;;[.J456];&quot;&lt;/story&gt; &lt;/game&gt;&quot;)" office:value-type="string" office:string-value="&lt;game name=&quot;Tintin - Prisoners of the Sun (Europe)&quot;&gt; &lt;year&gt;2000&lt;/year&gt; &lt;rating&gt;ESRB - E (Everyone)&lt;/rating&gt; &lt;title&gt;Tintin - Prisoners of the Sun &lt;/title&gt; &lt;pub&gt;Atari&lt;/pub&gt; &lt;dev&gt;Bit Managers&lt;/dev&gt; &lt;genre&gt;Platform&lt;/genre&gt; &lt;score&gt;3.7&lt;/score&gt; &lt;player&gt;1 Player&lt;/player&gt; &lt;story&gt;The Adventures of Tintin: Prisoners of the Sun is based on the Belgian comic book of the same name. The basic plotline is the same: Professor Cuthbert Calculus gets kidnapped and the player, in the role of Tintin, needs to rescue him. The rest is more loosely adapted: in contrast to the comic, which is mostly based in Peru, this game offers many different locations all over the world.****The gameplay itself is a typical platforming action: Tintin walks through the levels while avoiding the enemies. Pretty much everyone, e.g. little girls and security guards, is out to hurt Tintin who has no means of defending himself. This means the most important aspect is learning enemy placements, their patterns and how to avoid them. But he has to hurry because of the time limit. Required for success is the usage of the two playing plains: from the player's perspective in the foreground and further towards the background. Tintin can switch between the two at any time.&lt;/story&gt; &lt;/game&gt;">
            <text:p>&lt;game name="Tintin - Prisoners of the Sun (Europe)"&gt; &lt;year&gt;2000&lt;/year&gt; &lt;rating&gt;ESRB - E (Everyone)&lt;/rating&gt; &lt;title&gt;Tintin - Prisoners of the Sun &lt;/title&gt; &lt;pub&gt;Atari&lt;/pub&gt; &lt;dev&gt;Bit Managers&lt;/dev&gt; &lt;genre&gt;Platform&lt;/genre&gt; &lt;score&gt;3.7&lt;/score&gt; &lt;player&gt;1 Player&lt;/player&gt; &lt;story&gt;The Adventures of Tintin: Prisoners of the Sun is based on the Belgian comic book of the same name. The basic plotline is the same: Professor Cuthbert Calculus gets kidnapped and the player, in the role of Tintin, needs to rescue him. The rest is more loosely adapted: in contrast to the comic, which is mostly based in Peru, this game offers many different locations all over the world.****The gameplay itself is a typical platforming action: Tintin walks through the levels while avoiding the enemies. Pretty much everyone, e.g. little girls and security guards, is out to hurt Tintin who has no means of defending himself. This means the most important aspect is learning enemy placements, their patterns and how to avoid them. But he has to hurry because of the time limit. Required for success is the usage of the two playing plains: from the player's perspective in the foreground and further towards the background. Tintin can switch between the two at any time.&lt;/story&gt; &lt;/game&gt;</text:p>
          </table:table-cell>
          <table:table-cell table:number-columns-repeated="1013"/>
        </table:table-row>
        <table:table-row table:style-name="ro1">
          <table:table-cell office:value-type="string">
            <text:p>Tintin in Tibet (Europe)</text:p>
          </table:table-cell>
          <table:table-cell office:value-type="float" office:value="2001">
            <text:p>2001</text:p>
          </table:table-cell>
          <table:table-cell office:value-type="string">
            <text:p>ESRB - E (Everyone)</text:p>
          </table:table-cell>
          <table:table-cell office:value-type="string">
            <text:p>Tintin in Tibet </text:p>
          </table:table-cell>
          <table:table-cell office:value-type="string">
            <text:p>Infogrames</text:p>
          </table:table-cell>
          <table:table-cell office:value-type="string">
            <text:p>Bit Managers</text:p>
          </table:table-cell>
          <table:table-cell office:value-type="string">
            <text:p>Platform</text:p>
          </table:table-cell>
          <table:table-cell office:value-type="string">
            <text:p>3.9</text:p>
          </table:table-cell>
          <table:table-cell office:value-type="string">
            <text:p>1 Player</text:p>
          </table:table-cell>
          <table:table-cell office:value-type="string">
            <text:p>A platform game starring Tin Tin. Tintin in Tibet follows on the heel of Infograme's Asterix &amp; Obelix, with the same gameplay. Although the game will prove easy for the expert gamer, there are many levels to pass, each of which features new locations, enemies, and obstacles that serve to advance the storyline.</text:p>
          </table:table-cell>
          <table:table-cell table:style-name="Default" table:formula="of:=CONCATENATE(&quot;&lt;game name=&quot;;CHAR(34);[.A457];CHAR(34);&quot;&gt; &lt;year&gt;&quot;;[.B457];&quot;&lt;/year&gt; &lt;rating&gt;&quot;;[.C457];&quot;&lt;/rating&gt; &lt;title&gt;&quot;;[.D457];&quot;&lt;/title&gt; &lt;pub&gt;&quot;;[.E457];&quot;&lt;/pub&gt; &lt;dev&gt;&quot;;[.F457];&quot;&lt;/dev&gt; &lt;genre&gt;&quot;;[.G457];&quot;&lt;/genre&gt; &lt;score&gt;&quot;;[.H457];&quot;&lt;/score&gt; &lt;player&gt;&quot;;[.I457];&quot;&lt;/player&gt; &lt;story&gt;&quot;;[.J457];&quot;&lt;/story&gt; &lt;/game&gt;&quot;)" office:value-type="string" office:string-value="&lt;game name=&quot;Tintin in Tibet (Europe)&quot;&gt; &lt;year&gt;2001&lt;/year&gt; &lt;rating&gt;ESRB - E (Everyone)&lt;/rating&gt; &lt;title&gt;Tintin in Tibet &lt;/title&gt; &lt;pub&gt;Infogrames&lt;/pub&gt; &lt;dev&gt;Bit Managers&lt;/dev&gt; &lt;genre&gt;Platform&lt;/genre&gt; &lt;score&gt;3.9&lt;/score&gt; &lt;player&gt;1 Player&lt;/player&gt; &lt;story&gt;A platform game starring Tin Tin. Tintin in Tibet follows on the heel of Infograme's Asterix &amp; Obelix, with the same gameplay. Although the game will prove easy for the expert gamer, there are many levels to pass, each of which features new locations, enemies, and obstacles that serve to advance the storyline.&lt;/story&gt; &lt;/game&gt;">
            <text:p>&lt;game name="Tintin in Tibet (Europe)"&gt; &lt;year&gt;2001&lt;/year&gt; &lt;rating&gt;ESRB - E (Everyone)&lt;/rating&gt; &lt;title&gt;Tintin in Tibet &lt;/title&gt; &lt;pub&gt;Infogrames&lt;/pub&gt; &lt;dev&gt;Bit Managers&lt;/dev&gt; &lt;genre&gt;Platform&lt;/genre&gt; &lt;score&gt;3.9&lt;/score&gt; &lt;player&gt;1 Player&lt;/player&gt; &lt;story&gt;A platform game starring Tin Tin. Tintin in Tibet follows on the heel of Infograme's Asterix &amp; Obelix, with the same gameplay. Although the game will prove easy for the expert gamer, there are many levels to pass, each of which features new locations, enemies, and obstacles that serve to advance the storyline.&lt;/story&gt; &lt;/game&gt;</text:p>
          </table:table-cell>
          <table:table-cell table:number-columns-repeated="1013"/>
        </table:table-row>
        <table:table-row table:style-name="ro1">
          <table:table-cell office:value-type="string">
            <text:p>Tiny Toon Adventures - Buster Saves the Day (USA)</text:p>
          </table:table-cell>
          <table:table-cell office:value-type="float" office:value="2001">
            <text:p>2001</text:p>
          </table:table-cell>
          <table:table-cell office:value-type="string">
            <text:p>ESRB - E (Everyone)</text:p>
          </table:table-cell>
          <table:table-cell office:value-type="string">
            <text:p>Tiny Toon Adventures - Buster Saves the Day </text:p>
          </table:table-cell>
          <table:table-cell office:value-type="string">
            <text:p>Conspiracy Entertainment</text:p>
          </table:table-cell>
          <table:table-cell office:value-type="string">
            <text:p>Warthog</text:p>
          </table:table-cell>
          <table:table-cell office:value-type="string">
            <text:p>Action</text:p>
          </table:table-cell>
          <table:table-cell office:value-type="string">
            <text:p>3.2</text:p>
          </table:table-cell>
          <table:table-cell office:value-type="string">
            <text:p>1 Player</text:p>
          </table:table-cell>
          <table:table-cell office:value-type="string">
            <text:p>Based on the Tiny Toon Adventures Cartoon, the player plays Buster, who needs to survive 11 partially scrolling platform levels, in order to free his friends Babs, Pluck and Hampton from the clutches of Montana Max.****Each level is populated by several enemies out of a total of 23 different enemy types. They can be defeated with different types of balls that Buster has at his disposal (football, soccer and baseball), that vary in their behaviour. The Baseball travels at slow speeds horizontally and explodes if it hits walls. It stuns all enemies close to the explosion. The Soccer Balls bounces of the floor and is bound by gravity, meaning that it will drop of edges etc. The Football travels very quickly and diagonally bounces of everything for a set amount of time. Soccerball and Football 'kill' with direct hits.****Progress is tracked via a password feature and the story is told via cut scenes.</text:p>
          </table:table-cell>
          <table:table-cell table:style-name="Default" table:formula="of:=CONCATENATE(&quot;&lt;game name=&quot;;CHAR(34);[.A458];CHAR(34);&quot;&gt; &lt;year&gt;&quot;;[.B458];&quot;&lt;/year&gt; &lt;rating&gt;&quot;;[.C458];&quot;&lt;/rating&gt; &lt;title&gt;&quot;;[.D458];&quot;&lt;/title&gt; &lt;pub&gt;&quot;;[.E458];&quot;&lt;/pub&gt; &lt;dev&gt;&quot;;[.F458];&quot;&lt;/dev&gt; &lt;genre&gt;&quot;;[.G458];&quot;&lt;/genre&gt; &lt;score&gt;&quot;;[.H458];&quot;&lt;/score&gt; &lt;player&gt;&quot;;[.I458];&quot;&lt;/player&gt; &lt;story&gt;&quot;;[.J458];&quot;&lt;/story&gt; &lt;/game&gt;&quot;)" office:value-type="string" office:string-value="&lt;game name=&quot;Tiny Toon Adventures - Buster Saves the Day (USA)&quot;&gt; &lt;year&gt;2001&lt;/year&gt; &lt;rating&gt;ESRB - E (Everyone)&lt;/rating&gt; &lt;title&gt;Tiny Toon Adventures - Buster Saves the Day &lt;/title&gt; &lt;pub&gt;Conspiracy Entertainment&lt;/pub&gt; &lt;dev&gt;Warthog&lt;/dev&gt; &lt;genre&gt;Action&lt;/genre&gt; &lt;score&gt;3.2&lt;/score&gt; &lt;player&gt;1 Player&lt;/player&gt; &lt;story&gt;Based on the Tiny Toon Adventures Cartoon, the player plays Buster, who needs to survive 11 partially scrolling platform levels, in order to free his friends Babs, Pluck and Hampton from the clutches of Montana Max.****Each level is populated by several enemies out of a total of 23 different enemy types. They can be defeated with different types of balls that Buster has at his disposal (football, soccer and baseball), that vary in their behaviour. The Baseball travels at slow speeds horizontally and explodes if it hits walls. It stuns all enemies close to the explosion. The Soccer Balls bounces of the floor and is bound by gravity, meaning that it will drop of edges etc. The Football travels very quickly and diagonally bounces of everything for a set amount of time. Soccerball and Football 'kill' with direct hits.****Progress is tracked via a password feature and the story is told via cut scenes.&lt;/story&gt; &lt;/game&gt;">
            <text:p>&lt;game name="Tiny Toon Adventures - Buster Saves the Day (USA)"&gt; &lt;year&gt;2001&lt;/year&gt; &lt;rating&gt;ESRB - E (Everyone)&lt;/rating&gt; &lt;title&gt;Tiny Toon Adventures - Buster Saves the Day &lt;/title&gt; &lt;pub&gt;Conspiracy Entertainment&lt;/pub&gt; &lt;dev&gt;Warthog&lt;/dev&gt; &lt;genre&gt;Action&lt;/genre&gt; &lt;score&gt;3.2&lt;/score&gt; &lt;player&gt;1 Player&lt;/player&gt; &lt;story&gt;Based on the Tiny Toon Adventures Cartoon, the player plays Buster, who needs to survive 11 partially scrolling platform levels, in order to free his friends Babs, Pluck and Hampton from the clutches of Montana Max.****Each level is populated by several enemies out of a total of 23 different enemy types. They can be defeated with different types of balls that Buster has at his disposal (football, soccer and baseball), that vary in their behaviour. The Baseball travels at slow speeds horizontally and explodes if it hits walls. It stuns all enemies close to the explosion. The Soccer Balls bounces of the floor and is bound by gravity, meaning that it will drop of edges etc. The Football travels very quickly and diagonally bounces of everything for a set amount of time. Soccerball and Football 'kill' with direct hits.****Progress is tracked via a password feature and the story is told via cut scenes.&lt;/story&gt; &lt;/game&gt;</text:p>
          </table:table-cell>
          <table:table-cell table:number-columns-repeated="1013"/>
        </table:table-row>
        <table:table-row table:style-name="ro1">
          <table:table-cell office:value-type="string">
            <text:p>Tiny Toon Adventures - Dizzy's Candy Quest (Europe)</text:p>
          </table:table-cell>
          <table:table-cell office:value-type="float" office:value="2001">
            <text:p>2001</text:p>
          </table:table-cell>
          <table:table-cell office:value-type="string">
            <text:p>ESRB - E (Everyone)</text:p>
          </table:table-cell>
          <table:table-cell office:value-type="string">
            <text:p>Tiny Toon Adventures - Dizzy's Candy Quest </text:p>
          </table:table-cell>
          <table:table-cell table:number-columns-repeated="2" office:value-type="string">
            <text:p>Formula</text:p>
          </table:table-cell>
          <table:table-cell office:value-type="string">
            <text:p>Action</text:p>
          </table:table-cell>
          <table:table-cell office:value-type="string">
            <text:p>3.6</text:p>
          </table:table-cell>
          <table:table-cell office:value-type="string">
            <text:p>1 Player</text:p>
          </table:table-cell>
          <table:table-cell office:value-type="string">
            <text:p>This is a puzzle solving game in which the player (as Dizzy from the Tiny Toons Cartoon) has to collect and return different types of candy to a friendly robot that needs the candy to free himself from Montana Max.****The game is divided in 5 worlds (The Studios, Ice World, City, Gogo Dodo's world, Looniversity) with varying numbers of sublevels.****Getting to the candy is made complicated by conveyor belts, trap doors and fans as well as dissolving bridges etc. To add to the trouble, clones of popular Tiny Toon characters (Plucky Hamton, Furrball etc.) are programmed to attack the player.****Extras can be collected for extra energy, time etc. The game is presented from a top down perspective. Estimated playtime approx. 30 hours.</text:p>
          </table:table-cell>
          <table:table-cell table:style-name="Default" table:formula="of:=CONCATENATE(&quot;&lt;game name=&quot;;CHAR(34);[.A459];CHAR(34);&quot;&gt; &lt;year&gt;&quot;;[.B459];&quot;&lt;/year&gt; &lt;rating&gt;&quot;;[.C459];&quot;&lt;/rating&gt; &lt;title&gt;&quot;;[.D459];&quot;&lt;/title&gt; &lt;pub&gt;&quot;;[.E459];&quot;&lt;/pub&gt; &lt;dev&gt;&quot;;[.F459];&quot;&lt;/dev&gt; &lt;genre&gt;&quot;;[.G459];&quot;&lt;/genre&gt; &lt;score&gt;&quot;;[.H459];&quot;&lt;/score&gt; &lt;player&gt;&quot;;[.I459];&quot;&lt;/player&gt; &lt;story&gt;&quot;;[.J459];&quot;&lt;/story&gt; &lt;/game&gt;&quot;)" office:value-type="string" office:string-value="&lt;game name=&quot;Tiny Toon Adventures - Dizzy's Candy Quest (Europe)&quot;&gt; &lt;year&gt;2001&lt;/year&gt; &lt;rating&gt;ESRB - E (Everyone)&lt;/rating&gt; &lt;title&gt;Tiny Toon Adventures - Dizzy's Candy Quest &lt;/title&gt; &lt;pub&gt;Formula&lt;/pub&gt; &lt;dev&gt;Formula&lt;/dev&gt; &lt;genre&gt;Action&lt;/genre&gt; &lt;score&gt;3.6&lt;/score&gt; &lt;player&gt;1 Player&lt;/player&gt; &lt;story&gt;This is a puzzle solving game in which the player (as Dizzy from the Tiny Toons Cartoon) has to collect and return different types of candy to a friendly robot that needs the candy to free himself from Montana Max.****The game is divided in 5 worlds (The Studios, Ice World, City, Gogo Dodo's world, Looniversity) with varying numbers of sublevels.****Getting to the candy is made complicated by conveyor belts, trap doors and fans as well as dissolving bridges etc. To add to the trouble, clones of popular Tiny Toon characters (Plucky Hamton, Furrball etc.) are programmed to attack the player.****Extras can be collected for extra energy, time etc. The game is presented from a top down perspective. Estimated playtime approx. 30 hours.&lt;/story&gt; &lt;/game&gt;">
            <text:p>&lt;game name="Tiny Toon Adventures - Dizzy's Candy Quest (Europe)"&gt; &lt;year&gt;2001&lt;/year&gt; &lt;rating&gt;ESRB - E (Everyone)&lt;/rating&gt; &lt;title&gt;Tiny Toon Adventures - Dizzy's Candy Quest &lt;/title&gt; &lt;pub&gt;Formula&lt;/pub&gt; &lt;dev&gt;Formula&lt;/dev&gt; &lt;genre&gt;Action&lt;/genre&gt; &lt;score&gt;3.6&lt;/score&gt; &lt;player&gt;1 Player&lt;/player&gt; &lt;story&gt;This is a puzzle solving game in which the player (as Dizzy from the Tiny Toons Cartoon) has to collect and return different types of candy to a friendly robot that needs the candy to free himself from Montana Max.****The game is divided in 5 worlds (The Studios, Ice World, City, Gogo Dodo's world, Looniversity) with varying numbers of sublevels.****Getting to the candy is made complicated by conveyor belts, trap doors and fans as well as dissolving bridges etc. To add to the trouble, clones of popular Tiny Toon characters (Plucky Hamton, Furrball etc.) are programmed to attack the player.****Extras can be collected for extra energy, time etc. The game is presented from a top down perspective. Estimated playtime approx. 30 hours.&lt;/story&gt; &lt;/game&gt;</text:p>
          </table:table-cell>
          <table:table-cell table:number-columns-repeated="1013"/>
        </table:table-row>
        <table:table-row table:style-name="ro1">
          <table:table-cell office:value-type="string">
            <text:p>Titus the Fox to Marrakech and Back (USA)</text:p>
          </table:table-cell>
          <table:table-cell office:value-type="float" office:value="2000">
            <text:p>2000</text:p>
          </table:table-cell>
          <table:table-cell office:value-type="string">
            <text:p>ESRB - E (Everyone)</text:p>
          </table:table-cell>
          <table:table-cell office:value-type="string">
            <text:p>Titus the Fox to Marrakech and Back </text:p>
          </table:table-cell>
          <table:table-cell office:value-type="string">
            <text:p>Titus Software</text:p>
          </table:table-cell>
          <table:table-cell office:value-type="string">
            <text:p>Aqua Pacific</text:p>
          </table:table-cell>
          <table:table-cell office:value-type="string">
            <text:p>Adventure</text:p>
          </table:table-cell>
          <table:table-cell office:value-type="string">
            <text:p>2.8</text:p>
          </table:table-cell>
          <table:table-cell office:value-type="string">
            <text:p>1-2 Players</text:p>
          </table:table-cell>
          <table:table-cell office:value-type="string">
            <text:p>In the international edition of Lagaf: Les Aventures de Moktar - Vol 1: La Zoubida, you play Titus' fox mascot. His beloved Suzy has been kidnapped on the other side of the Sahara desert, and to get her back he has to advance through 15 levels (with codes for each one) comprising of nearly 1000 screens of platform gameplay, scrolling in 8 directions. ****There are secret rooms to find, and bosses at the end of each level. The player can also interact with many parts of the background. Using available objects such as springs and crates correctly is often vital to progress. Alternate modes of transport such as Magic Carpets and Skateboards also make an appearance.</text:p>
          </table:table-cell>
          <table:table-cell table:style-name="Default" table:formula="of:=CONCATENATE(&quot;&lt;game name=&quot;;CHAR(34);[.A460];CHAR(34);&quot;&gt; &lt;year&gt;&quot;;[.B460];&quot;&lt;/year&gt; &lt;rating&gt;&quot;;[.C460];&quot;&lt;/rating&gt; &lt;title&gt;&quot;;[.D460];&quot;&lt;/title&gt; &lt;pub&gt;&quot;;[.E460];&quot;&lt;/pub&gt; &lt;dev&gt;&quot;;[.F460];&quot;&lt;/dev&gt; &lt;genre&gt;&quot;;[.G460];&quot;&lt;/genre&gt; &lt;score&gt;&quot;;[.H460];&quot;&lt;/score&gt; &lt;player&gt;&quot;;[.I460];&quot;&lt;/player&gt; &lt;story&gt;&quot;;[.J460];&quot;&lt;/story&gt; &lt;/game&gt;&quot;)" office:value-type="string" office:string-value="&lt;game name=&quot;Titus the Fox to Marrakech and Back (USA)&quot;&gt; &lt;year&gt;2000&lt;/year&gt; &lt;rating&gt;ESRB - E (Everyone)&lt;/rating&gt; &lt;title&gt;Titus the Fox to Marrakech and Back &lt;/title&gt; &lt;pub&gt;Titus Software&lt;/pub&gt; &lt;dev&gt;Aqua Pacific&lt;/dev&gt; &lt;genre&gt;Adventure&lt;/genre&gt; &lt;score&gt;2.8&lt;/score&gt; &lt;player&gt;1-2 Players&lt;/player&gt; &lt;story&gt;In the international edition of Lagaf: Les Aventures de Moktar - Vol 1: La Zoubida, you play Titus' fox mascot. His beloved Suzy has been kidnapped on the other side of the Sahara desert, and to get her back he has to advance through 15 levels (with codes for each one) comprising of nearly 1000 screens of platform gameplay, scrolling in 8 directions. ****There are secret rooms to find, and bosses at the end of each level. The player can also interact with many parts of the background. Using available objects such as springs and crates correctly is often vital to progress. Alternate modes of transport such as Magic Carpets and Skateboards also make an appearance.&lt;/story&gt; &lt;/game&gt;">
            <text:p>&lt;game name="Titus the Fox to Marrakech and Back (USA)"&gt; &lt;year&gt;2000&lt;/year&gt; &lt;rating&gt;ESRB - E (Everyone)&lt;/rating&gt; &lt;title&gt;Titus the Fox to Marrakech and Back &lt;/title&gt; &lt;pub&gt;Titus Software&lt;/pub&gt; &lt;dev&gt;Aqua Pacific&lt;/dev&gt; &lt;genre&gt;Adventure&lt;/genre&gt; &lt;score&gt;2.8&lt;/score&gt; &lt;player&gt;1-2 Players&lt;/player&gt; &lt;story&gt;In the international edition of Lagaf: Les Aventures de Moktar - Vol 1: La Zoubida, you play Titus' fox mascot. His beloved Suzy has been kidnapped on the other side of the Sahara desert, and to get her back he has to advance through 15 levels (with codes for each one) comprising of nearly 1000 screens of platform gameplay, scrolling in 8 directions. ****There are secret rooms to find, and bosses at the end of each level. The player can also interact with many parts of the background. Using available objects such as springs and crates correctly is often vital to progress. Alternate modes of transport such as Magic Carpets and Skateboards also make an appearance.&lt;/story&gt; &lt;/game&gt;</text:p>
          </table:table-cell>
          <table:table-cell table:number-columns-repeated="1013"/>
        </table:table-row>
        <table:table-row table:style-name="ro1">
          <table:table-cell office:value-type="string">
            <text:p>TNN Outdoors Fishing Champ (USA)</text:p>
          </table:table-cell>
          <table:table-cell office:value-type="float" office:value="1999">
            <text:p>1999</text:p>
          </table:table-cell>
          <table:table-cell office:value-type="string">
            <text:p>ESRB - E (Everyone)</text:p>
          </table:table-cell>
          <table:table-cell office:value-type="string">
            <text:p>TNN Outdoors Fishing Champ </text:p>
          </table:table-cell>
          <table:table-cell office:value-type="string">
            <text:p>ASC Games</text:p>
          </table:table-cell>
          <table:table-cell office:value-type="string">
            <text:p>Starfish</text:p>
          </table:table-cell>
          <table:table-cell office:value-type="string">
            <text:p>Sports/Fishing</text:p>
          </table:table-cell>
          <table:table-cell office:value-type="string">
            <text:p>3.4</text:p>
          </table:table-cell>
          <table:table-cell office:value-type="string">
            <text:p>1 Player</text:p>
          </table:table-cell>
          <table:table-cell office:value-type="string">
            <text:p>Get out the rod and reel, because the challenge of fishing can now be put into the palm of your hand thanks to TNN OUTDOORS FISHING CHAMP. Play in the Free Fishing mode to get a feel for the game controls and learn how to reel-in the big one. When you want to test your mettle, try to become the undisputed fishing champion in the Tournament mode. You will have to travel to six different tournaments and catch a predetermined number of a specific kind of fish to stay alive in each. If your friends are fishing fanatics, you can challenge them and see who can catch the most fish in an hour. In all of the modes, there are over 30 different varieties of fish to catch including bluegill, catfish, walleye, rainbow trout, lake trout, and largemouth bass. Play TNN OUTDOORS FISHING CHAMP and have a fish tale to tell your friends</text:p>
          </table:table-cell>
          <table:table-cell table:style-name="Default" table:formula="of:=CONCATENATE(&quot;&lt;game name=&quot;;CHAR(34);[.A461];CHAR(34);&quot;&gt; &lt;year&gt;&quot;;[.B461];&quot;&lt;/year&gt; &lt;rating&gt;&quot;;[.C461];&quot;&lt;/rating&gt; &lt;title&gt;&quot;;[.D461];&quot;&lt;/title&gt; &lt;pub&gt;&quot;;[.E461];&quot;&lt;/pub&gt; &lt;dev&gt;&quot;;[.F461];&quot;&lt;/dev&gt; &lt;genre&gt;&quot;;[.G461];&quot;&lt;/genre&gt; &lt;score&gt;&quot;;[.H461];&quot;&lt;/score&gt; &lt;player&gt;&quot;;[.I461];&quot;&lt;/player&gt; &lt;story&gt;&quot;;[.J461];&quot;&lt;/story&gt; &lt;/game&gt;&quot;)" office:value-type="string" office:string-value="&lt;game name=&quot;TNN Outdoors Fishing Champ (USA)&quot;&gt; &lt;year&gt;1999&lt;/year&gt; &lt;rating&gt;ESRB - E (Everyone)&lt;/rating&gt; &lt;title&gt;TNN Outdoors Fishing Champ &lt;/title&gt; &lt;pub&gt;ASC Games&lt;/pub&gt; &lt;dev&gt;Starfish&lt;/dev&gt; &lt;genre&gt;Sports/Fishing&lt;/genre&gt; &lt;score&gt;3.4&lt;/score&gt; &lt;player&gt;1 Player&lt;/player&gt; &lt;story&gt;Get out the rod and reel, because the challenge of fishing can now be put into the palm of your hand thanks to TNN OUTDOORS FISHING CHAMP. Play in the Free Fishing mode to get a feel for the game controls and learn how to reel-in the big one. When you want to test your mettle, try to become the undisputed fishing champion in the Tournament mode. You will have to travel to six different tournaments and catch a predetermined number of a specific kind of fish to stay alive in each. If your friends are fishing fanatics, you can challenge them and see who can catch the most fish in an hour. In all of the modes, there are over 30 different varieties of fish to catch including bluegill, catfish, walleye, rainbow trout, lake trout, and largemouth bass. Play TNN OUTDOORS FISHING CHAMP and have a fish tale to tell your friends&lt;/story&gt; &lt;/game&gt;">
            <text:p>&lt;game name="TNN Outdoors Fishing Champ (USA)"&gt; &lt;year&gt;1999&lt;/year&gt; &lt;rating&gt;ESRB - E (Everyone)&lt;/rating&gt; &lt;title&gt;TNN Outdoors Fishing Champ &lt;/title&gt; &lt;pub&gt;ASC Games&lt;/pub&gt; &lt;dev&gt;Starfish&lt;/dev&gt; &lt;genre&gt;Sports/Fishing&lt;/genre&gt; &lt;score&gt;3.4&lt;/score&gt; &lt;player&gt;1 Player&lt;/player&gt; &lt;story&gt;Get out the rod and reel, because the challenge of fishing can now be put into the palm of your hand thanks to TNN OUTDOORS FISHING CHAMP. Play in the Free Fishing mode to get a feel for the game controls and learn how to reel-in the big one. When you want to test your mettle, try to become the undisputed fishing champion in the Tournament mode. You will have to travel to six different tournaments and catch a predetermined number of a specific kind of fish to stay alive in each. If your friends are fishing fanatics, you can challenge them and see who can catch the most fish in an hour. In all of the modes, there are over 30 different varieties of fish to catch including bluegill, catfish, walleye, rainbow trout, lake trout, and largemouth bass. Play TNN OUTDOORS FISHING CHAMP and have a fish tale to tell your friends&lt;/story&gt; &lt;/game&gt;</text:p>
          </table:table-cell>
          <table:table-cell table:number-columns-repeated="1013"/>
        </table:table-row>
        <table:table-row table:style-name="ro1">
          <table:table-cell office:value-type="string">
            <text:p>TOCA Touring Car Championship (USA)</text:p>
          </table:table-cell>
          <table:table-cell office:value-type="float" office:value="2000">
            <text:p>2000</text:p>
          </table:table-cell>
          <table:table-cell office:value-type="string">
            <text:p>ESRB - E (Everyone)</text:p>
          </table:table-cell>
          <table:table-cell office:value-type="string">
            <text:p>TOCA Touring Car Championship </text:p>
          </table:table-cell>
          <table:table-cell office:value-type="string">
            <text:p>SouthPeak Games</text:p>
          </table:table-cell>
          <table:table-cell office:value-type="string">
            <text:p>Spellbound</text:p>
          </table:table-cell>
          <table:table-cell office:value-type="string">
            <text:p>Driving</text:p>
          </table:table-cell>
          <table:table-cell office:value-type="string">
            <text:p>4.3</text:p>
          </table:table-cell>
          <table:table-cell office:value-type="string">
            <text:p>1 Player</text:p>
          </table:table-cell>
          <table:table-cell office:value-type="string">
            <text:p>Action, Adrenaline and nail-biting driving powers its way onto the Game Boy Color. TOCA Touring Car Championship brings stunning graphics, finger-numbing gameplay and high-octane action to the fastest little machine of them all! TOCA is the advanced motorsports racing game for the Game Boy with 9 tracks to test your racing skills, featuring all the licensed cars, logos and sponsors, plus added features that allow you to change environments, update your car features and try them out on the test tracks. The unique pack-style racing of Touring Cars offers fast and close contact race action, with spectacular spinouts and collisions. </text:p>
          </table:table-cell>
          <table:table-cell table:style-name="Default" table:formula="of:=CONCATENATE(&quot;&lt;game name=&quot;;CHAR(34);[.A462];CHAR(34);&quot;&gt; &lt;year&gt;&quot;;[.B462];&quot;&lt;/year&gt; &lt;rating&gt;&quot;;[.C462];&quot;&lt;/rating&gt; &lt;title&gt;&quot;;[.D462];&quot;&lt;/title&gt; &lt;pub&gt;&quot;;[.E462];&quot;&lt;/pub&gt; &lt;dev&gt;&quot;;[.F462];&quot;&lt;/dev&gt; &lt;genre&gt;&quot;;[.G462];&quot;&lt;/genre&gt; &lt;score&gt;&quot;;[.H462];&quot;&lt;/score&gt; &lt;player&gt;&quot;;[.I462];&quot;&lt;/player&gt; &lt;story&gt;&quot;;[.J462];&quot;&lt;/story&gt; &lt;/game&gt;&quot;)" office:value-type="string" office:string-value="&lt;game name=&quot;TOCA Touring Car Championship (USA)&quot;&gt; &lt;year&gt;2000&lt;/year&gt; &lt;rating&gt;ESRB - E (Everyone)&lt;/rating&gt; &lt;title&gt;TOCA Touring Car Championship &lt;/title&gt; &lt;pub&gt;SouthPeak Games&lt;/pub&gt; &lt;dev&gt;Spellbound&lt;/dev&gt; &lt;genre&gt;Driving&lt;/genre&gt; &lt;score&gt;4.3&lt;/score&gt; &lt;player&gt;1 Player&lt;/player&gt; &lt;story&gt;Action, Adrenaline and nail-biting driving powers its way onto the Game Boy Color. TOCA Touring Car Championship brings stunning graphics, finger-numbing gameplay and high-octane action to the fastest little machine of them all! TOCA is the advanced motorsports racing game for the Game Boy with 9 tracks to test your racing skills, featuring all the licensed cars, logos and sponsors, plus added features that allow you to change environments, update your car features and try them out on the test tracks. The unique pack-style racing of Touring Cars offers fast and close contact race action, with spectacular spinouts and collisions. &lt;/story&gt; &lt;/game&gt;">
            <text:p>&lt;game name="TOCA Touring Car Championship (USA)"&gt; &lt;year&gt;2000&lt;/year&gt; &lt;rating&gt;ESRB - E (Everyone)&lt;/rating&gt; &lt;title&gt;TOCA Touring Car Championship &lt;/title&gt; &lt;pub&gt;SouthPeak Games&lt;/pub&gt; &lt;dev&gt;Spellbound&lt;/dev&gt; &lt;genre&gt;Driving&lt;/genre&gt; &lt;score&gt;4.3&lt;/score&gt; &lt;player&gt;1 Player&lt;/player&gt; &lt;story&gt;Action, Adrenaline and nail-biting driving powers its way onto the Game Boy Color. TOCA Touring Car Championship brings stunning graphics, finger-numbing gameplay and high-octane action to the fastest little machine of them all! TOCA is the advanced motorsports racing game for the Game Boy with 9 tracks to test your racing skills, featuring all the licensed cars, logos and sponsors, plus added features that allow you to change environments, update your car features and try them out on the test tracks. The unique pack-style racing of Touring Cars offers fast and close contact race action, with spectacular spinouts and collisions. &lt;/story&gt; &lt;/game&gt;</text:p>
          </table:table-cell>
          <table:table-cell table:number-columns-repeated="1013"/>
        </table:table-row>
        <table:table-row table:style-name="ro1">
          <table:table-cell office:value-type="string">
            <text:p>Toki Tori (USA, Europe)</text:p>
          </table:table-cell>
          <table:table-cell office:value-type="float" office:value="2001">
            <text:p>2001</text:p>
          </table:table-cell>
          <table:table-cell office:value-type="string">
            <text:p>ESRB - E (Everyone)</text:p>
          </table:table-cell>
          <table:table-cell office:value-type="string">
            <text:p>Toki Tori </text:p>
          </table:table-cell>
          <table:table-cell office:value-type="string">
            <text:p>Capcom</text:p>
          </table:table-cell>
          <table:table-cell office:value-type="string">
            <text:p>Two Tribes</text:p>
          </table:table-cell>
          <table:table-cell office:value-type="string">
            <text:p>Puzzle</text:p>
          </table:table-cell>
          <table:table-cell office:value-type="string">
            <text:p>3.9</text:p>
          </table:table-cell>
          <table:table-cell office:value-type="string">
            <text:p>1 Player</text:p>
          </table:table-cell>
          <table:table-cell office:value-type="string">
            <text:p>Just hatched from its shell, Toki Tori finds that his fellow chicks have been kidnapped. Lucky for him that even at a young age, he has plenty of skills up his sleeve, so he sets out to find his family and why they were taken in the first place.****A cross between a puzzle and an action title, you must use the skills available to you to advance through 60 levels, seperated into 4 worlds of 15 levels. Skills include building ladders to cross gaps that your jump can't make, warping to other areas of the level or building gaps for enemies to fall through.</text:p>
          </table:table-cell>
          <table:table-cell table:style-name="Default" table:formula="of:=CONCATENATE(&quot;&lt;game name=&quot;;CHAR(34);[.A463];CHAR(34);&quot;&gt; &lt;year&gt;&quot;;[.B463];&quot;&lt;/year&gt; &lt;rating&gt;&quot;;[.C463];&quot;&lt;/rating&gt; &lt;title&gt;&quot;;[.D463];&quot;&lt;/title&gt; &lt;pub&gt;&quot;;[.E463];&quot;&lt;/pub&gt; &lt;dev&gt;&quot;;[.F463];&quot;&lt;/dev&gt; &lt;genre&gt;&quot;;[.G463];&quot;&lt;/genre&gt; &lt;score&gt;&quot;;[.H463];&quot;&lt;/score&gt; &lt;player&gt;&quot;;[.I463];&quot;&lt;/player&gt; &lt;story&gt;&quot;;[.J463];&quot;&lt;/story&gt; &lt;/game&gt;&quot;)" office:value-type="string" office:string-value="&lt;game name=&quot;Toki Tori (USA, Europe)&quot;&gt; &lt;year&gt;2001&lt;/year&gt; &lt;rating&gt;ESRB - E (Everyone)&lt;/rating&gt; &lt;title&gt;Toki Tori &lt;/title&gt; &lt;pub&gt;Capcom&lt;/pub&gt; &lt;dev&gt;Two Tribes&lt;/dev&gt; &lt;genre&gt;Puzzle&lt;/genre&gt; &lt;score&gt;3.9&lt;/score&gt; &lt;player&gt;1 Player&lt;/player&gt; &lt;story&gt;Just hatched from its shell, Toki Tori finds that his fellow chicks have been kidnapped. Lucky for him that even at a young age, he has plenty of skills up his sleeve, so he sets out to find his family and why they were taken in the first place.****A cross between a puzzle and an action title, you must use the skills available to you to advance through 60 levels, seperated into 4 worlds of 15 levels. Skills include building ladders to cross gaps that your jump can't make, warping to other areas of the level or building gaps for enemies to fall through.&lt;/story&gt; &lt;/game&gt;">
            <text:p>&lt;game name="Toki Tori (USA, Europe)"&gt; &lt;year&gt;2001&lt;/year&gt; &lt;rating&gt;ESRB - E (Everyone)&lt;/rating&gt; &lt;title&gt;Toki Tori &lt;/title&gt; &lt;pub&gt;Capcom&lt;/pub&gt; &lt;dev&gt;Two Tribes&lt;/dev&gt; &lt;genre&gt;Puzzle&lt;/genre&gt; &lt;score&gt;3.9&lt;/score&gt; &lt;player&gt;1 Player&lt;/player&gt; &lt;story&gt;Just hatched from its shell, Toki Tori finds that his fellow chicks have been kidnapped. Lucky for him that even at a young age, he has plenty of skills up his sleeve, so he sets out to find his family and why they were taken in the first place.****A cross between a puzzle and an action title, you must use the skills available to you to advance through 60 levels, seperated into 4 worlds of 15 levels. Skills include building ladders to cross gaps that your jump can't make, warping to other areas of the level or building gaps for enemies to fall through.&lt;/story&gt; &lt;/game&gt;</text:p>
          </table:table-cell>
          <table:table-cell table:number-columns-repeated="1013"/>
        </table:table-row>
        <table:table-row table:style-name="ro1">
          <table:table-cell office:value-type="string">
            <text:p>Tom &amp; Jerry (USA, Europe)</text:p>
          </table:table-cell>
          <table:table-cell office:value-type="float" office:value="1999">
            <text:p>1999</text:p>
          </table:table-cell>
          <table:table-cell office:value-type="string">
            <text:p>ESRB - E (Everyone)</text:p>
          </table:table-cell>
          <table:table-cell office:value-type="string">
            <text:p>Tom &amp; Jerry </text:p>
          </table:table-cell>
          <table:table-cell office:value-type="string">
            <text:p>Majesco Games</text:p>
          </table:table-cell>
          <table:table-cell office:value-type="string">
            <text:p>Morning Star Multimedia</text:p>
          </table:table-cell>
          <table:table-cell office:value-type="string">
            <text:p>Platform</text:p>
          </table:table-cell>
          <table:table-cell office:value-type="string">
            <text:p>3.3</text:p>
          </table:table-cell>
          <table:table-cell office:value-type="string">
            <text:p>1-2 Players</text:p>
          </table:table-cell>
          <table:table-cell office:value-type="string">
            <text:p>Tuffy has gotten lost and is calling for help! Jerry notices that and decides to go save him. But it looks like Tom has heard Tuffy's calling as well, and is searching for him. Playing as Jerry, players have to find Tuffy before Tom does. The gameplay is simple: move Jerry to the goal of each level to proceed, avoid enemies and obstacles (since Jerry doesn't have the ability to kill enemies) and collect cheeses and medals for points. After finishing a level, players can play through a mini game for bonuses. The game's graphics are in 2D. Players can choose to play in one player mode or two players mode. Players can also turn the music on or off. In order to enter a chosen level, players must remember the given passwords.</text:p>
          </table:table-cell>
          <table:table-cell table:style-name="Default" table:formula="of:=CONCATENATE(&quot;&lt;game name=&quot;;CHAR(34);[.A464];CHAR(34);&quot;&gt; &lt;year&gt;&quot;;[.B464];&quot;&lt;/year&gt; &lt;rating&gt;&quot;;[.C464];&quot;&lt;/rating&gt; &lt;title&gt;&quot;;[.D464];&quot;&lt;/title&gt; &lt;pub&gt;&quot;;[.E464];&quot;&lt;/pub&gt; &lt;dev&gt;&quot;;[.F464];&quot;&lt;/dev&gt; &lt;genre&gt;&quot;;[.G464];&quot;&lt;/genre&gt; &lt;score&gt;&quot;;[.H464];&quot;&lt;/score&gt; &lt;player&gt;&quot;;[.I464];&quot;&lt;/player&gt; &lt;story&gt;&quot;;[.J464];&quot;&lt;/story&gt; &lt;/game&gt;&quot;)" office:value-type="string" office:string-value="&lt;game name=&quot;Tom &amp; Jerry (USA, Europe)&quot;&gt; &lt;year&gt;1999&lt;/year&gt; &lt;rating&gt;ESRB - E (Everyone)&lt;/rating&gt; &lt;title&gt;Tom &amp; Jerry &lt;/title&gt; &lt;pub&gt;Majesco Games&lt;/pub&gt; &lt;dev&gt;Morning Star Multimedia&lt;/dev&gt; &lt;genre&gt;Platform&lt;/genre&gt; &lt;score&gt;3.3&lt;/score&gt; &lt;player&gt;1-2 Players&lt;/player&gt; &lt;story&gt;Tuffy has gotten lost and is calling for help! Jerry notices that and decides to go save him. But it looks like Tom has heard Tuffy's calling as well, and is searching for him. Playing as Jerry, players have to find Tuffy before Tom does. The gameplay is simple: move Jerry to the goal of each level to proceed, avoid enemies and obstacles (since Jerry doesn't have the ability to kill enemies) and collect cheeses and medals for points. After finishing a level, players can play through a mini game for bonuses. The game's graphics are in 2D. Players can choose to play in one player mode or two players mode. Players can also turn the music on or off. In order to enter a chosen level, players must remember the given passwords.&lt;/story&gt; &lt;/game&gt;">
            <text:p>&lt;game name="Tom &amp; Jerry (USA, Europe)"&gt; &lt;year&gt;1999&lt;/year&gt; &lt;rating&gt;ESRB - E (Everyone)&lt;/rating&gt; &lt;title&gt;Tom &amp; Jerry &lt;/title&gt; &lt;pub&gt;Majesco Games&lt;/pub&gt; &lt;dev&gt;Morning Star Multimedia&lt;/dev&gt; &lt;genre&gt;Platform&lt;/genre&gt; &lt;score&gt;3.3&lt;/score&gt; &lt;player&gt;1-2 Players&lt;/player&gt; &lt;story&gt;Tuffy has gotten lost and is calling for help! Jerry notices that and decides to go save him. But it looks like Tom has heard Tuffy's calling as well, and is searching for him. Playing as Jerry, players have to find Tuffy before Tom does. The gameplay is simple: move Jerry to the goal of each level to proceed, avoid enemies and obstacles (since Jerry doesn't have the ability to kill enemies) and collect cheeses and medals for points. After finishing a level, players can play through a mini game for bonuses. The game's graphics are in 2D. Players can choose to play in one player mode or two players mode. Players can also turn the music on or off. In order to enter a chosen level, players must remember the given passwords.&lt;/story&gt; &lt;/game&gt;</text:p>
          </table:table-cell>
          <table:table-cell table:number-columns-repeated="1013"/>
        </table:table-row>
        <table:table-row table:style-name="ro1">
          <table:table-cell office:value-type="string">
            <text:p>Tom and Jerry - Mousehunt (USA)</text:p>
          </table:table-cell>
          <table:table-cell office:value-type="float" office:value="2001">
            <text:p>2001</text:p>
          </table:table-cell>
          <table:table-cell office:value-type="string">
            <text:p>ESRB - E (Everyone)</text:p>
          </table:table-cell>
          <table:table-cell office:value-type="string">
            <text:p>Tom and Jerry - Mousehunt </text:p>
          </table:table-cell>
          <table:table-cell table:number-columns-repeated="2" office:value-type="string">
            <text:p>Conspiracy Entertainment</text:p>
          </table:table-cell>
          <table:table-cell office:value-type="string">
            <text:p>Action</text:p>
          </table:table-cell>
          <table:table-cell office:value-type="string">
            <text:p>3.3</text:p>
          </table:table-cell>
          <table:table-cell office:value-type="string">
            <text:p>1 Player</text:p>
          </table:table-cell>
          <table:table-cell office:value-type="string">
            <text:p>A chase game. Playing either Tom or Jerry, who have slightly different attributes (speed, power, size), the player has to fullfil a bunch of tasks centered around dozens of little nephew mice, invited by Jerry for his birthday and scared of into hiding by Tom. While Tom is looking to beef up his next meal, Jerry is trying to rescue his nephews. Depending on the level, the player has to collect a varying amount of mice during a varying timeframe. Various extras such as bombs, clubs, pans, cheese, a rubber duck and so on help with the task. The player has to run around an 8 way scrolling level and return the mice to his nest/hole (where they could still be bombed, counting for the opponent). Extras can be used to distract, punch, flatten or otherwise execute the opponent, essentially delaying him.****Progress is tracked via a password****The game also offers two mini games, 'Whack-a-cat' and a game resembling an old LCD game.</text:p>
          </table:table-cell>
          <table:table-cell table:style-name="Default" table:formula="of:=CONCATENATE(&quot;&lt;game name=&quot;;CHAR(34);[.A465];CHAR(34);&quot;&gt; &lt;year&gt;&quot;;[.B465];&quot;&lt;/year&gt; &lt;rating&gt;&quot;;[.C465];&quot;&lt;/rating&gt; &lt;title&gt;&quot;;[.D465];&quot;&lt;/title&gt; &lt;pub&gt;&quot;;[.E465];&quot;&lt;/pub&gt; &lt;dev&gt;&quot;;[.F465];&quot;&lt;/dev&gt; &lt;genre&gt;&quot;;[.G465];&quot;&lt;/genre&gt; &lt;score&gt;&quot;;[.H465];&quot;&lt;/score&gt; &lt;player&gt;&quot;;[.I465];&quot;&lt;/player&gt; &lt;story&gt;&quot;;[.J465];&quot;&lt;/story&gt; &lt;/game&gt;&quot;)" office:value-type="string" office:string-value="&lt;game name=&quot;Tom and Jerry - Mousehunt (USA)&quot;&gt; &lt;year&gt;2001&lt;/year&gt; &lt;rating&gt;ESRB - E (Everyone)&lt;/rating&gt; &lt;title&gt;Tom and Jerry - Mousehunt &lt;/title&gt; &lt;pub&gt;Conspiracy Entertainment&lt;/pub&gt; &lt;dev&gt;Conspiracy Entertainment&lt;/dev&gt; &lt;genre&gt;Action&lt;/genre&gt; &lt;score&gt;3.3&lt;/score&gt; &lt;player&gt;1 Player&lt;/player&gt; &lt;story&gt;A chase game. Playing either Tom or Jerry, who have slightly different attributes (speed, power, size), the player has to fullfil a bunch of tasks centered around dozens of little nephew mice, invited by Jerry for his birthday and scared of into hiding by Tom. While Tom is looking to beef up his next meal, Jerry is trying to rescue his nephews. Depending on the level, the player has to collect a varying amount of mice during a varying timeframe. Various extras such as bombs, clubs, pans, cheese, a rubber duck and so on help with the task. The player has to run around an 8 way scrolling level and return the mice to his nest/hole (where they could still be bombed, counting for the opponent). Extras can be used to distract, punch, flatten or otherwise execute the opponent, essentially delaying him.****Progress is tracked via a password****The game also offers two mini games, 'Whack-a-cat' and a game resembling an old LCD game.&lt;/story&gt; &lt;/game&gt;">
            <text:p>&lt;game name="Tom and Jerry - Mousehunt (USA)"&gt; &lt;year&gt;2001&lt;/year&gt; &lt;rating&gt;ESRB - E (Everyone)&lt;/rating&gt; &lt;title&gt;Tom and Jerry - Mousehunt &lt;/title&gt; &lt;pub&gt;Conspiracy Entertainment&lt;/pub&gt; &lt;dev&gt;Conspiracy Entertainment&lt;/dev&gt; &lt;genre&gt;Action&lt;/genre&gt; &lt;score&gt;3.3&lt;/score&gt; &lt;player&gt;1 Player&lt;/player&gt; &lt;story&gt;A chase game. Playing either Tom or Jerry, who have slightly different attributes (speed, power, size), the player has to fullfil a bunch of tasks centered around dozens of little nephew mice, invited by Jerry for his birthday and scared of into hiding by Tom. While Tom is looking to beef up his next meal, Jerry is trying to rescue his nephews. Depending on the level, the player has to collect a varying amount of mice during a varying timeframe. Various extras such as bombs, clubs, pans, cheese, a rubber duck and so on help with the task. The player has to run around an 8 way scrolling level and return the mice to his nest/hole (where they could still be bombed, counting for the opponent). Extras can be used to distract, punch, flatten or otherwise execute the opponent, essentially delaying him.****Progress is tracked via a password****The game also offers two mini games, 'Whack-a-cat' and a game resembling an old LCD game.&lt;/story&gt; &lt;/game&gt;</text:p>
          </table:table-cell>
          <table:table-cell table:number-columns-repeated="1013"/>
        </table:table-row>
        <table:table-row table:style-name="ro1">
          <table:table-cell office:value-type="string">
            <text:p>Tom and Jerry in Mouse Attacks! (USA)</text:p>
          </table:table-cell>
          <table:table-cell office:value-type="float" office:value="2000">
            <text:p>2000</text:p>
          </table:table-cell>
          <table:table-cell office:value-type="string">
            <text:p>ESRB - E (Everyone)</text:p>
          </table:table-cell>
          <table:table-cell office:value-type="string">
            <text:p>Tom and Jerry in Mouse Attacks! </text:p>
          </table:table-cell>
          <table:table-cell office:value-type="string">
            <text:p>NewKidCo</text:p>
          </table:table-cell>
          <table:table-cell office:value-type="string">
            <text:p>Warthog</text:p>
          </table:table-cell>
          <table:table-cell office:value-type="string">
            <text:p>Action</text:p>
          </table:table-cell>
          <table:table-cell office:value-type="string">
            <text:p>3.6</text:p>
          </table:table-cell>
          <table:table-cell office:value-type="string">
            <text:p>1 Player</text:p>
          </table:table-cell>
          <table:table-cell office:value-type="string">
            <text:p>Tom has captured Jerry's five friends: Duckling, Uncle Peco, Tyke, Tuffy and Muscles and has locked them up in five different locations, and it's up to the player (as Jerry) to rescue them. The game features a total of five levels, and all have the same objective: find a way to get to Jerry's friends. The player moves Jerry around, avoiding enemies and obstacles while collecting musical notes. In each level, Jerry meets two characters: Angel Jerry and Devil Jerry, who give Jerry hints and tips. There are doors leading to mini games, and players have to collect a certain number of musical notes (which is shown above each door) to gain access. These mini games are designed with young players' skill in mind. After completing a mini game, players acquire items which can be used to solve puzzles later on. Mini games may repeat with increasing difficulty as players proceed in the game. Once one of Jerry's friends is found, Jerry will need to defeat a "boss" to proceed to the next level. <text:s/>The game's graphics are in 2D. Players have a choice among English, French, German, Spanish, Italian, Dutch and Danish. The game knows no save function. In order to choose a level, players have to enter the right passwords.</text:p>
          </table:table-cell>
          <table:table-cell table:style-name="Default" table:formula="of:=CONCATENATE(&quot;&lt;game name=&quot;;CHAR(34);[.A466];CHAR(34);&quot;&gt; &lt;year&gt;&quot;;[.B466];&quot;&lt;/year&gt; &lt;rating&gt;&quot;;[.C466];&quot;&lt;/rating&gt; &lt;title&gt;&quot;;[.D466];&quot;&lt;/title&gt; &lt;pub&gt;&quot;;[.E466];&quot;&lt;/pub&gt; &lt;dev&gt;&quot;;[.F466];&quot;&lt;/dev&gt; &lt;genre&gt;&quot;;[.G466];&quot;&lt;/genre&gt; &lt;score&gt;&quot;;[.H466];&quot;&lt;/score&gt; &lt;player&gt;&quot;;[.I466];&quot;&lt;/player&gt; &lt;story&gt;&quot;;[.J466];&quot;&lt;/story&gt; &lt;/game&gt;&quot;)" office:value-type="string" office:string-value="&lt;game name=&quot;Tom and Jerry in Mouse Attacks! (USA)&quot;&gt; &lt;year&gt;2000&lt;/year&gt; &lt;rating&gt;ESRB - E (Everyone)&lt;/rating&gt; &lt;title&gt;Tom and Jerry in Mouse Attacks! &lt;/title&gt; &lt;pub&gt;NewKidCo&lt;/pub&gt; &lt;dev&gt;Warthog&lt;/dev&gt; &lt;genre&gt;Action&lt;/genre&gt; &lt;score&gt;3.6&lt;/score&gt; &lt;player&gt;1 Player&lt;/player&gt; &lt;story&gt;Tom has captured Jerry's five friends: Duckling, Uncle Peco, Tyke, Tuffy and Muscles and has locked them up in five different locations, and it's up to the player (as Jerry) to rescue them. The game features a total of five levels, and all have the same objective: find a way to get to Jerry's friends. The player moves Jerry around, avoiding enemies and obstacles while collecting musical notes. In each level, Jerry meets two characters: Angel Jerry and Devil Jerry, who give Jerry hints and tips. There are doors leading to mini games, and players have to collect a certain number of musical notes (which is shown above each door) to gain access. These mini games are designed with young players' skill in mind. After completing a mini game, players acquire items which can be used to solve puzzles later on. Mini games may repeat with increasing difficulty as players proceed in the game. Once one of Jerry's friends is found, Jerry will need to defeat a &quot;boss&quot; to proceed to the next level.  The game's graphics are in 2D. Players have a choice among English, French, German, Spanish, Italian, Dutch and Danish. The game knows no save function. In order to choose a level, players have to enter the right passwords.&lt;/story&gt; &lt;/game&gt;">
            <text:p>&lt;game name="Tom and Jerry in Mouse Attacks! (USA)"&gt; &lt;year&gt;2000&lt;/year&gt; &lt;rating&gt;ESRB - E (Everyone)&lt;/rating&gt; &lt;title&gt;Tom and Jerry in Mouse Attacks! &lt;/title&gt; &lt;pub&gt;NewKidCo&lt;/pub&gt; &lt;dev&gt;Warthog&lt;/dev&gt; &lt;genre&gt;Action&lt;/genre&gt; &lt;score&gt;3.6&lt;/score&gt; &lt;player&gt;1 Player&lt;/player&gt; &lt;story&gt;Tom has captured Jerry's five friends: Duckling, Uncle Peco, Tyke, Tuffy and Muscles and has locked them up in five different locations, and it's up to the player (as Jerry) to rescue them. The game features a total of five levels, and all have the same objective: find a way to get to Jerry's friends. The player moves Jerry around, avoiding enemies and obstacles while collecting musical notes. In each level, Jerry meets two characters: Angel Jerry and Devil Jerry, who give Jerry hints and tips. There are doors leading to mini games, and players have to collect a certain number of musical notes (which is shown above each door) to gain access. These mini games are designed with young players' skill in mind. After completing a mini game, players acquire items which can be used to solve puzzles later on. Mini games may repeat with increasing difficulty as players proceed in the game. Once one of Jerry's friends is found, Jerry will need to defeat a "boss" to proceed to the next level. <text:s/>The game's graphics are in 2D. Players have a choice among English, French, German, Spanish, Italian, Dutch and Danish. The game knows no save function. In order to choose a level, players have to enter the right passwords.&lt;/story&gt; &lt;/game&gt;</text:p>
          </table:table-cell>
          <table:table-cell table:number-columns-repeated="1013"/>
        </table:table-row>
        <table:table-row table:style-name="ro1">
          <table:table-cell office:value-type="string">
            <text:p>Tom Clancy's Rainbow Six (USA, Europe)</text:p>
          </table:table-cell>
          <table:table-cell office:value-type="float" office:value="2000">
            <text:p>2000</text:p>
          </table:table-cell>
          <table:table-cell office:value-type="string">
            <text:p>ESRB - E (Everyone)</text:p>
          </table:table-cell>
          <table:table-cell office:value-type="string">
            <text:p>Tom Clancy's Rainbow Six </text:p>
          </table:table-cell>
          <table:table-cell office:value-type="string">
            <text:p>SouthPeak Games</text:p>
          </table:table-cell>
          <table:table-cell office:value-type="string">
            <text:p>Crawfish Interactive</text:p>
          </table:table-cell>
          <table:table-cell office:value-type="string">
            <text:p>Shooter</text:p>
          </table:table-cell>
          <table:table-cell office:value-type="string">
            <text:p>2.9</text:p>
          </table:table-cell>
          <table:table-cell office:value-type="string">
            <text:p>1 Player</text:p>
          </table:table-cell>
          <table:table-cell office:value-type="string">
            <text:p>The Game Boy Color version of the original Tom Clancy's Rainbow Six game scales back the 3D visuals of the original game in favor of an almost top-down view, but builds on the same premise of the player controlling a member of the Rainbow counterterrorism unit, responsible for resolving hostage situations and neutralizing threats, in sixteen missions.****The limitations of the platform are not traded in for an arcade-like approach. Just like the major computer version it stresses careful planning and tactics. After a briefing that needs to be followed attentively, the player assumes the role of the commander and assembles a squad of eight operatives, each with different statistics and abilities, based on character traits such as aggression and self-control, physical elements such as stamina, and specific skills including stealth, firearms, electronics, demolitions and many other types of weapons. They can be divided into up to four independent teams. Next, the operatives are outfitted with a selection of six different rifles, six different handguns, 24 types of armor or camouflage and additional tools including heartbeat sensors and door charges. Default equipment is suggested right away, but that is not sufficient for later missions. In the planning mode, the last part of the pre-mission activities, the commander needs to set out waypoints on the map and determine the course of action.****The actual missions are shown in 2D where the different characters can sneak around, blow up doors, rescue hostages and engage the enemy, all requiring a tactical approach. The general plot points and mission objectives are true to the computer version.</text:p>
          </table:table-cell>
          <table:table-cell table:style-name="Default" table:formula="of:=CONCATENATE(&quot;&lt;game name=&quot;;CHAR(34);[.A467];CHAR(34);&quot;&gt; &lt;year&gt;&quot;;[.B467];&quot;&lt;/year&gt; &lt;rating&gt;&quot;;[.C467];&quot;&lt;/rating&gt; &lt;title&gt;&quot;;[.D467];&quot;&lt;/title&gt; &lt;pub&gt;&quot;;[.E467];&quot;&lt;/pub&gt; &lt;dev&gt;&quot;;[.F467];&quot;&lt;/dev&gt; &lt;genre&gt;&quot;;[.G467];&quot;&lt;/genre&gt; &lt;score&gt;&quot;;[.H467];&quot;&lt;/score&gt; &lt;player&gt;&quot;;[.I467];&quot;&lt;/player&gt; &lt;story&gt;&quot;;[.J467];&quot;&lt;/story&gt; &lt;/game&gt;&quot;)" office:value-type="string" office:string-value="&lt;game name=&quot;Tom Clancy's Rainbow Six (USA, Europe)&quot;&gt; &lt;year&gt;2000&lt;/year&gt; &lt;rating&gt;ESRB - E (Everyone)&lt;/rating&gt; &lt;title&gt;Tom Clancy's Rainbow Six &lt;/title&gt; &lt;pub&gt;SouthPeak Games&lt;/pub&gt; &lt;dev&gt;Crawfish Interactive&lt;/dev&gt; &lt;genre&gt;Shooter&lt;/genre&gt; &lt;score&gt;2.9&lt;/score&gt; &lt;player&gt;1 Player&lt;/player&gt; &lt;story&gt;The Game Boy Color version of the original Tom Clancy's Rainbow Six game scales back the 3D visuals of the original game in favor of an almost top-down view, but builds on the same premise of the player controlling a member of the Rainbow counterterrorism unit, responsible for resolving hostage situations and neutralizing threats, in sixteen missions.****The limitations of the platform are not traded in for an arcade-like approach. Just like the major computer version it stresses careful planning and tactics. After a briefing that needs to be followed attentively, the player assumes the role of the commander and assembles a squad of eight operatives, each with different statistics and abilities, based on character traits such as aggression and self-control, physical elements such as stamina, and specific skills including stealth, firearms, electronics, demolitions and many other types of weapons. They can be divided into up to four independent teams. Next, the operatives are outfitted with a selection of six different rifles, six different handguns, 24 types of armor or camouflage and additional tools including heartbeat sensors and door charges. Default equipment is suggested right away, but that is not sufficient for later missions. In the planning mode, the last part of the pre-mission activities, the commander needs to set out waypoints on the map and determine the course of action.****The actual missions are shown in 2D where the different characters can sneak around, blow up doors, rescue hostages and engage the enemy, all requiring a tactical approach. The general plot points and mission objectives are true to the computer version.&lt;/story&gt; &lt;/game&gt;">
            <text:p>&lt;game name="Tom Clancy's Rainbow Six (USA, Europe)"&gt; &lt;year&gt;2000&lt;/year&gt; &lt;rating&gt;ESRB - E (Everyone)&lt;/rating&gt; &lt;title&gt;Tom Clancy's Rainbow Six &lt;/title&gt; &lt;pub&gt;SouthPeak Games&lt;/pub&gt; &lt;dev&gt;Crawfish Interactive&lt;/dev&gt; &lt;genre&gt;Shooter&lt;/genre&gt; &lt;score&gt;2.9&lt;/score&gt; &lt;player&gt;1 Player&lt;/player&gt; &lt;story&gt;The Game Boy Color version of the original Tom Clancy's Rainbow Six game scales back the 3D visuals of the original game in favor of an almost top-down view, but builds on the same premise of the player controlling a member of the Rainbow counterterrorism unit, responsible for resolving hostage situations and neutralizing threats, in sixteen missions.****The limitations of the platform are not traded in for an arcade-like approach. Just like the major computer version it stresses careful planning and tactics. After a briefing that needs to be followed attentively, the player assumes the role of the commander and assembles a squad of eight operatives, each with different statistics and abilities, based on character traits such as aggression and self-control, physical elements such as stamina, and specific skills including stealth, firearms, electronics, demolitions and many other types of weapons. They can be divided into up to four independent teams. Next, the operatives are outfitted with a selection of six different rifles, six different handguns, 24 types of armor or camouflage and additional tools including heartbeat sensors and door charges. Default equipment is suggested right away, but that is not sufficient for later missions. In the planning mode, the last part of the pre-mission activities, the commander needs to set out waypoints on the map and determine the course of action.****The actual missions are shown in 2D where the different characters can sneak around, blow up doors, rescue hostages and engage the enemy, all requiring a tactical approach. The general plot points and mission objectives are true to the computer version.&lt;/story&gt; &lt;/game&gt;</text:p>
          </table:table-cell>
          <table:table-cell table:number-columns-repeated="1013"/>
        </table:table-row>
        <table:table-row table:style-name="ro1">
          <table:table-cell office:value-type="string">
            <text:p>Tomb Raider - Curse of the Sword (USA, Europe)</text:p>
          </table:table-cell>
          <table:table-cell office:value-type="float" office:value="2001">
            <text:p>2001</text:p>
          </table:table-cell>
          <table:table-cell office:value-type="string">
            <text:p>ESRB - E (Everyone)</text:p>
          </table:table-cell>
          <table:table-cell office:value-type="string">
            <text:p>Tomb Raider - Curse of the Sword </text:p>
          </table:table-cell>
          <table:table-cell table:number-columns-repeated="2" office:value-type="string">
            <text:p>Core Design Ltd.</text:p>
          </table:table-cell>
          <table:table-cell office:value-type="string">
            <text:p>Adventure</text:p>
          </table:table-cell>
          <table:table-cell office:value-type="string">
            <text:p>3.7</text:p>
          </table:table-cell>
          <table:table-cell office:value-type="string">
            <text:p>1 Player</text:p>
          </table:table-cell>
          <table:table-cell office:value-type="string">
            <text:p>Tomb Raider: Curse of the Sword contains five large areas to explore. Afflicted with a terrible curse, Lara must follow a group of thieves from a museum in Manhattan, across rooftops in Soho, down into the New York subway system, beyond the Brooklyn Docks, and all the way to their hideout in Bermuda.****As you guide Lara to a cure, you'll experience the usual amounts of ledge jumping and rope climbing that one expects from a game in the Tomb Raider series, as well as a number of activities unique to this particular release, such as boss battles, demolitions, and submarine piloting.</text:p>
          </table:table-cell>
          <table:table-cell table:style-name="Default" table:formula="of:=CONCATENATE(&quot;&lt;game name=&quot;;CHAR(34);[.A468];CHAR(34);&quot;&gt; &lt;year&gt;&quot;;[.B468];&quot;&lt;/year&gt; &lt;rating&gt;&quot;;[.C468];&quot;&lt;/rating&gt; &lt;title&gt;&quot;;[.D468];&quot;&lt;/title&gt; &lt;pub&gt;&quot;;[.E468];&quot;&lt;/pub&gt; &lt;dev&gt;&quot;;[.F468];&quot;&lt;/dev&gt; &lt;genre&gt;&quot;;[.G468];&quot;&lt;/genre&gt; &lt;score&gt;&quot;;[.H468];&quot;&lt;/score&gt; &lt;player&gt;&quot;;[.I468];&quot;&lt;/player&gt; &lt;story&gt;&quot;;[.J468];&quot;&lt;/story&gt; &lt;/game&gt;&quot;)" office:value-type="string" office:string-value="&lt;game name=&quot;Tomb Raider - Curse of the Sword (USA, Europe)&quot;&gt; &lt;year&gt;2001&lt;/year&gt; &lt;rating&gt;ESRB - E (Everyone)&lt;/rating&gt; &lt;title&gt;Tomb Raider - Curse of the Sword &lt;/title&gt; &lt;pub&gt;Core Design Ltd.&lt;/pub&gt; &lt;dev&gt;Core Design Ltd.&lt;/dev&gt; &lt;genre&gt;Adventure&lt;/genre&gt; &lt;score&gt;3.7&lt;/score&gt; &lt;player&gt;1 Player&lt;/player&gt; &lt;story&gt;Tomb Raider: Curse of the Sword contains five large areas to explore. Afflicted with a terrible curse, Lara must follow a group of thieves from a museum in Manhattan, across rooftops in Soho, down into the New York subway system, beyond the Brooklyn Docks, and all the way to their hideout in Bermuda.****As you guide Lara to a cure, you'll experience the usual amounts of ledge jumping and rope climbing that one expects from a game in the Tomb Raider series, as well as a number of activities unique to this particular release, such as boss battles, demolitions, and submarine piloting.&lt;/story&gt; &lt;/game&gt;">
            <text:p>&lt;game name="Tomb Raider - Curse of the Sword (USA, Europe)"&gt; &lt;year&gt;2001&lt;/year&gt; &lt;rating&gt;ESRB - E (Everyone)&lt;/rating&gt; &lt;title&gt;Tomb Raider - Curse of the Sword &lt;/title&gt; &lt;pub&gt;Core Design Ltd.&lt;/pub&gt; &lt;dev&gt;Core Design Ltd.&lt;/dev&gt; &lt;genre&gt;Adventure&lt;/genre&gt; &lt;score&gt;3.7&lt;/score&gt; &lt;player&gt;1 Player&lt;/player&gt; &lt;story&gt;Tomb Raider: Curse of the Sword contains five large areas to explore. Afflicted with a terrible curse, Lara must follow a group of thieves from a museum in Manhattan, across rooftops in Soho, down into the New York subway system, beyond the Brooklyn Docks, and all the way to their hideout in Bermuda.****As you guide Lara to a cure, you'll experience the usual amounts of ledge jumping and rope climbing that one expects from a game in the Tomb Raider series, as well as a number of activities unique to this particular release, such as boss battles, demolitions, and submarine piloting.&lt;/story&gt; &lt;/game&gt;</text:p>
          </table:table-cell>
          <table:table-cell table:number-columns-repeated="1013"/>
        </table:table-row>
        <table:table-row table:style-name="ro1">
          <table:table-cell office:value-type="string">
            <text:p>Tomb Raider (USA, Europe)</text:p>
          </table:table-cell>
          <table:table-cell office:value-type="float" office:value="2000">
            <text:p>2000</text:p>
          </table:table-cell>
          <table:table-cell office:value-type="string">
            <text:p>ESRB - E (Everyone)</text:p>
          </table:table-cell>
          <table:table-cell office:value-type="string">
            <text:p>Tomb Raider </text:p>
          </table:table-cell>
          <table:table-cell office:value-type="string">
            <text:p>THQ</text:p>
          </table:table-cell>
          <table:table-cell office:value-type="string">
            <text:p>Core Design Ltd.</text:p>
          </table:table-cell>
          <table:table-cell office:value-type="string">
            <text:p>Adventure</text:p>
          </table:table-cell>
          <table:table-cell office:value-type="string">
            <text:p>2.9</text:p>
          </table:table-cell>
          <table:table-cell office:value-type="string">
            <text:p>1 Player</text:p>
          </table:table-cell>
          <table:table-cell office:value-type="string">
            <text:p>Lara's first venture into the handheld world, has her pursuing 'The Nightmare Stone' that holds inside a sinister deity. This deity, Quaxet, was imprisoned by the combined efforts of the Mayan, Aztec and Inca cultures, and now some nasty treasure seekers are looking to spoil it all by unleashing the evil. Having knowledge of this, Lara must set out to prevent the disaster from happening by finding the stone first.****This version has the standard Tomb Raider gameplay of running, jumping and switch-flipping, but presented in a side-view 2D style, reminiscent of Flashback. At Lara's disposal are 25 or so moves, which are crammed onto the 2 GBC buttons. There are also game-save crystals at special points throughout the levels.****Description based on one written by Syed GJ.</text:p>
          </table:table-cell>
          <table:table-cell table:style-name="Default" table:formula="of:=CONCATENATE(&quot;&lt;game name=&quot;;CHAR(34);[.A469];CHAR(34);&quot;&gt; &lt;year&gt;&quot;;[.B469];&quot;&lt;/year&gt; &lt;rating&gt;&quot;;[.C469];&quot;&lt;/rating&gt; &lt;title&gt;&quot;;[.D469];&quot;&lt;/title&gt; &lt;pub&gt;&quot;;[.E469];&quot;&lt;/pub&gt; &lt;dev&gt;&quot;;[.F469];&quot;&lt;/dev&gt; &lt;genre&gt;&quot;;[.G469];&quot;&lt;/genre&gt; &lt;score&gt;&quot;;[.H469];&quot;&lt;/score&gt; &lt;player&gt;&quot;;[.I469];&quot;&lt;/player&gt; &lt;story&gt;&quot;;[.J469];&quot;&lt;/story&gt; &lt;/game&gt;&quot;)" office:value-type="string" office:string-value="&lt;game name=&quot;Tomb Raider (USA, Europe)&quot;&gt; &lt;year&gt;2000&lt;/year&gt; &lt;rating&gt;ESRB - E (Everyone)&lt;/rating&gt; &lt;title&gt;Tomb Raider &lt;/title&gt; &lt;pub&gt;THQ&lt;/pub&gt; &lt;dev&gt;Core Design Ltd.&lt;/dev&gt; &lt;genre&gt;Adventure&lt;/genre&gt; &lt;score&gt;2.9&lt;/score&gt; &lt;player&gt;1 Player&lt;/player&gt; &lt;story&gt;Lara's first venture into the handheld world, has her pursuing 'The Nightmare Stone' that holds inside a sinister deity. This deity, Quaxet, was imprisoned by the combined efforts of the Mayan, Aztec and Inca cultures, and now some nasty treasure seekers are looking to spoil it all by unleashing the evil. Having knowledge of this, Lara must set out to prevent the disaster from happening by finding the stone first.****This version has the standard Tomb Raider gameplay of running, jumping and switch-flipping, but presented in a side-view 2D style, reminiscent of Flashback. At Lara's disposal are 25 or so moves, which are crammed onto the 2 GBC buttons. There are also game-save crystals at special points throughout the levels.****Description based on one written by Syed GJ.&lt;/story&gt; &lt;/game&gt;">
            <text:p>&lt;game name="Tomb Raider (USA, Europe)"&gt; &lt;year&gt;2000&lt;/year&gt; &lt;rating&gt;ESRB - E (Everyone)&lt;/rating&gt; &lt;title&gt;Tomb Raider &lt;/title&gt; &lt;pub&gt;THQ&lt;/pub&gt; &lt;dev&gt;Core Design Ltd.&lt;/dev&gt; &lt;genre&gt;Adventure&lt;/genre&gt; &lt;score&gt;2.9&lt;/score&gt; &lt;player&gt;1 Player&lt;/player&gt; &lt;story&gt;Lara's first venture into the handheld world, has her pursuing 'The Nightmare Stone' that holds inside a sinister deity. This deity, Quaxet, was imprisoned by the combined efforts of the Mayan, Aztec and Inca cultures, and now some nasty treasure seekers are looking to spoil it all by unleashing the evil. Having knowledge of this, Lara must set out to prevent the disaster from happening by finding the stone first.****This version has the standard Tomb Raider gameplay of running, jumping and switch-flipping, but presented in a side-view 2D style, reminiscent of Flashback. At Lara's disposal are 25 or so moves, which are crammed onto the 2 GBC buttons. There are also game-save crystals at special points throughout the levels.****Description based on one written by Syed GJ.&lt;/story&gt; &lt;/game&gt;</text:p>
          </table:table-cell>
          <table:table-cell table:number-columns-repeated="1013"/>
        </table:table-row>
        <table:table-row table:style-name="ro1">
          <table:table-cell office:value-type="string">
            <text:p>Tonic Trouble (Europe)</text:p>
          </table:table-cell>
          <table:table-cell office:value-type="float" office:value="2000">
            <text:p>2000</text:p>
          </table:table-cell>
          <table:table-cell office:value-type="string">
            <text:p>ESRB - E (Everyone)</text:p>
          </table:table-cell>
          <table:table-cell office:value-type="string">
            <text:p>Tonic Trouble </text:p>
          </table:table-cell>
          <table:table-cell office:value-type="string">
            <text:p>Ubisoft</text:p>
          </table:table-cell>
          <table:table-cell office:value-type="string">
            <text:p>RFX Intera</text:p>
          </table:table-cell>
          <table:table-cell office:value-type="string">
            <text:p>Platform</text:p>
          </table:table-cell>
          <table:table-cell office:value-type="string">
            <text:p>2.8</text:p>
          </table:table-cell>
          <table:table-cell office:value-type="string">
            <text:p>1 Player</text:p>
          </table:table-cell>
          <table:table-cell office:value-type="string">
            <text:p>Tonic Trouble for the Game Boy Color is a side-scrolling platform game featuring the alien janitor Ed as the protagonist, who spilled a toxic drink on Earth. This is causing all kinds of things to mutate, so agent XYZ is ordering Ed to go clean things up. Meanwhile badguy Grock is taking advantage of the Tonic.****While the story is the same as for the Windows and Nintendo 64 version, the gameplay and levels are quite different. The Game Boy Color version is completely in 2D and plays like a classic 2D platform game. Ed can walk and jump and has to avoid obstacles such as pits, falling platforms, poison spitting holes, and mutated enemies.</text:p>
          </table:table-cell>
          <table:table-cell table:style-name="Default" table:formula="of:=CONCATENATE(&quot;&lt;game name=&quot;;CHAR(34);[.A470];CHAR(34);&quot;&gt; &lt;year&gt;&quot;;[.B470];&quot;&lt;/year&gt; &lt;rating&gt;&quot;;[.C470];&quot;&lt;/rating&gt; &lt;title&gt;&quot;;[.D470];&quot;&lt;/title&gt; &lt;pub&gt;&quot;;[.E470];&quot;&lt;/pub&gt; &lt;dev&gt;&quot;;[.F470];&quot;&lt;/dev&gt; &lt;genre&gt;&quot;;[.G470];&quot;&lt;/genre&gt; &lt;score&gt;&quot;;[.H470];&quot;&lt;/score&gt; &lt;player&gt;&quot;;[.I470];&quot;&lt;/player&gt; &lt;story&gt;&quot;;[.J470];&quot;&lt;/story&gt; &lt;/game&gt;&quot;)" office:value-type="string" office:string-value="&lt;game name=&quot;Tonic Trouble (Europe)&quot;&gt; &lt;year&gt;2000&lt;/year&gt; &lt;rating&gt;ESRB - E (Everyone)&lt;/rating&gt; &lt;title&gt;Tonic Trouble &lt;/title&gt; &lt;pub&gt;Ubisoft&lt;/pub&gt; &lt;dev&gt;RFX Intera&lt;/dev&gt; &lt;genre&gt;Platform&lt;/genre&gt; &lt;score&gt;2.8&lt;/score&gt; &lt;player&gt;1 Player&lt;/player&gt; &lt;story&gt;Tonic Trouble for the Game Boy Color is a side-scrolling platform game featuring the alien janitor Ed as the protagonist, who spilled a toxic drink on Earth. This is causing all kinds of things to mutate, so agent XYZ is ordering Ed to go clean things up. Meanwhile badguy Grock is taking advantage of the Tonic.****While the story is the same as for the Windows and Nintendo 64 version, the gameplay and levels are quite different. The Game Boy Color version is completely in 2D and plays like a classic 2D platform game. Ed can walk and jump and has to avoid obstacles such as pits, falling platforms, poison spitting holes, and mutated enemies.&lt;/story&gt; &lt;/game&gt;">
            <text:p>&lt;game name="Tonic Trouble (Europe)"&gt; &lt;year&gt;2000&lt;/year&gt; &lt;rating&gt;ESRB - E (Everyone)&lt;/rating&gt; &lt;title&gt;Tonic Trouble &lt;/title&gt; &lt;pub&gt;Ubisoft&lt;/pub&gt; &lt;dev&gt;RFX Intera&lt;/dev&gt; &lt;genre&gt;Platform&lt;/genre&gt; &lt;score&gt;2.8&lt;/score&gt; &lt;player&gt;1 Player&lt;/player&gt; &lt;story&gt;Tonic Trouble for the Game Boy Color is a side-scrolling platform game featuring the alien janitor Ed as the protagonist, who spilled a toxic drink on Earth. This is causing all kinds of things to mutate, so agent XYZ is ordering Ed to go clean things up. Meanwhile badguy Grock is taking advantage of the Tonic.****While the story is the same as for the Windows and Nintendo 64 version, the gameplay and levels are quite different. The Game Boy Color version is completely in 2D and plays like a classic 2D platform game. Ed can walk and jump and has to avoid obstacles such as pits, falling platforms, poison spitting holes, and mutated enemies.&lt;/story&gt; &lt;/game&gt;</text:p>
          </table:table-cell>
          <table:table-cell table:number-columns-repeated="1013"/>
        </table:table-row>
        <table:table-row table:style-name="ro1">
          <table:table-cell office:value-type="string">
            <text:p>Tonka Construction Site (USA)</text:p>
          </table:table-cell>
          <table:table-cell office:value-type="float" office:value="2002">
            <text:p>2002</text:p>
          </table:table-cell>
          <table:table-cell office:value-type="string">
            <text:p>ESRB - E (Everyone)</text:p>
          </table:table-cell>
          <table:table-cell office:value-type="string">
            <text:p>Tonka Construction Site </text:p>
          </table:table-cell>
          <table:table-cell office:value-type="string">
            <text:p>TDK Mediactive</text:p>
          </table:table-cell>
          <table:table-cell office:value-type="string">
            <text:p>Cosmigo </text:p>
          </table:table-cell>
          <table:table-cell office:value-type="string">
            <text:p>Strategy</text:p>
          </table:table-cell>
          <table:table-cell office:value-type="string">
            <text:p>2.1</text:p>
          </table:table-cell>
          <table:table-cell office:value-type="string">
            <text:p>1 Player</text:p>
          </table:table-cell>
          <table:table-cell office:value-type="string">
            <text:p>In this game, players plow roads, construct buildings, and explore the world of Tonka trucks. As players progress through the game they will receive virtual money, power-ups, and rewards that can be used to upgrade vehicles and advance through the various levels. Players will also accumulate statistics and acquire knowledge to complete more complex puzzles and contracts. Helpful characters will also pop up to offer assistance along the way. There are seven Tonka vehicles to operate, and 50 missions. </text:p>
          </table:table-cell>
          <table:table-cell table:style-name="Default" table:formula="of:=CONCATENATE(&quot;&lt;game name=&quot;;CHAR(34);[.A471];CHAR(34);&quot;&gt; &lt;year&gt;&quot;;[.B471];&quot;&lt;/year&gt; &lt;rating&gt;&quot;;[.C471];&quot;&lt;/rating&gt; &lt;title&gt;&quot;;[.D471];&quot;&lt;/title&gt; &lt;pub&gt;&quot;;[.E471];&quot;&lt;/pub&gt; &lt;dev&gt;&quot;;[.F471];&quot;&lt;/dev&gt; &lt;genre&gt;&quot;;[.G471];&quot;&lt;/genre&gt; &lt;score&gt;&quot;;[.H471];&quot;&lt;/score&gt; &lt;player&gt;&quot;;[.I471];&quot;&lt;/player&gt; &lt;story&gt;&quot;;[.J471];&quot;&lt;/story&gt; &lt;/game&gt;&quot;)" office:value-type="string" office:string-value="&lt;game name=&quot;Tonka Construction Site (USA)&quot;&gt; &lt;year&gt;2002&lt;/year&gt; &lt;rating&gt;ESRB - E (Everyone)&lt;/rating&gt; &lt;title&gt;Tonka Construction Site &lt;/title&gt; &lt;pub&gt;TDK Mediactive&lt;/pub&gt; &lt;dev&gt;Cosmigo &lt;/dev&gt; &lt;genre&gt;Strategy&lt;/genre&gt; &lt;score&gt;2.1&lt;/score&gt; &lt;player&gt;1 Player&lt;/player&gt; &lt;story&gt;In this game, players plow roads, construct buildings, and explore the world of Tonka trucks. As players progress through the game they will receive virtual money, power-ups, and rewards that can be used to upgrade vehicles and advance through the various levels. Players will also accumulate statistics and acquire knowledge to complete more complex puzzles and contracts. Helpful characters will also pop up to offer assistance along the way. There are seven Tonka vehicles to operate, and 50 missions. &lt;/story&gt; &lt;/game&gt;">
            <text:p>&lt;game name="Tonka Construction Site (USA)"&gt; &lt;year&gt;2002&lt;/year&gt; &lt;rating&gt;ESRB - E (Everyone)&lt;/rating&gt; &lt;title&gt;Tonka Construction Site &lt;/title&gt; &lt;pub&gt;TDK Mediactive&lt;/pub&gt; &lt;dev&gt;Cosmigo &lt;/dev&gt; &lt;genre&gt;Strategy&lt;/genre&gt; &lt;score&gt;2.1&lt;/score&gt; &lt;player&gt;1 Player&lt;/player&gt; &lt;story&gt;In this game, players plow roads, construct buildings, and explore the world of Tonka trucks. As players progress through the game they will receive virtual money, power-ups, and rewards that can be used to upgrade vehicles and advance through the various levels. Players will also accumulate statistics and acquire knowledge to complete more complex puzzles and contracts. Helpful characters will also pop up to offer assistance along the way. There are seven Tonka vehicles to operate, and 50 missions. &lt;/story&gt; &lt;/game&gt;</text:p>
          </table:table-cell>
          <table:table-cell table:number-columns-repeated="1013"/>
        </table:table-row>
        <table:table-row table:style-name="ro1">
          <table:table-cell office:value-type="string">
            <text:p>Tonka Raceway (USA)</text:p>
          </table:table-cell>
          <table:table-cell office:value-type="float" office:value="1999">
            <text:p>1999</text:p>
          </table:table-cell>
          <table:table-cell office:value-type="string">
            <text:p>ESRB - E (Everyone)</text:p>
          </table:table-cell>
          <table:table-cell office:value-type="string">
            <text:p>Tonka Raceway </text:p>
          </table:table-cell>
          <table:table-cell office:value-type="string">
            <text:p>Hasbro Interactive</text:p>
          </table:table-cell>
          <table:table-cell office:value-type="string">
            <text:p>Morning Star Multimedia</text:p>
          </table:table-cell>
          <table:table-cell office:value-type="string">
            <text:p>Driving</text:p>
          </table:table-cell>
          <table:table-cell office:value-type="string">
            <text:p>4.0</text:p>
          </table:table-cell>
          <table:table-cell office:value-type="string">
            <text:p>1 Player</text:p>
          </table:table-cell>
          <table:table-cell office:value-type="string">
            <text:p>Give your kids the ultimate portable race game as they earn credits to upgrade vehicles in this fun third person racer. They can even compete against up to three other racers for the ultimate thrill. </text:p>
          </table:table-cell>
          <table:table-cell table:style-name="Default" table:formula="of:=CONCATENATE(&quot;&lt;game name=&quot;;CHAR(34);[.A472];CHAR(34);&quot;&gt; &lt;year&gt;&quot;;[.B472];&quot;&lt;/year&gt; &lt;rating&gt;&quot;;[.C472];&quot;&lt;/rating&gt; &lt;title&gt;&quot;;[.D472];&quot;&lt;/title&gt; &lt;pub&gt;&quot;;[.E472];&quot;&lt;/pub&gt; &lt;dev&gt;&quot;;[.F472];&quot;&lt;/dev&gt; &lt;genre&gt;&quot;;[.G472];&quot;&lt;/genre&gt; &lt;score&gt;&quot;;[.H472];&quot;&lt;/score&gt; &lt;player&gt;&quot;;[.I472];&quot;&lt;/player&gt; &lt;story&gt;&quot;;[.J472];&quot;&lt;/story&gt; &lt;/game&gt;&quot;)" office:value-type="string" office:string-value="&lt;game name=&quot;Tonka Raceway (USA)&quot;&gt; &lt;year&gt;1999&lt;/year&gt; &lt;rating&gt;ESRB - E (Everyone)&lt;/rating&gt; &lt;title&gt;Tonka Raceway &lt;/title&gt; &lt;pub&gt;Hasbro Interactive&lt;/pub&gt; &lt;dev&gt;Morning Star Multimedia&lt;/dev&gt; &lt;genre&gt;Driving&lt;/genre&gt; &lt;score&gt;4.0&lt;/score&gt; &lt;player&gt;1 Player&lt;/player&gt; &lt;story&gt;Give your kids the ultimate portable race game as they earn credits to upgrade vehicles in this fun third person racer. They can even compete against up to three other racers for the ultimate thrill. &lt;/story&gt; &lt;/game&gt;">
            <text:p>&lt;game name="Tonka Raceway (USA)"&gt; &lt;year&gt;1999&lt;/year&gt; &lt;rating&gt;ESRB - E (Everyone)&lt;/rating&gt; &lt;title&gt;Tonka Raceway &lt;/title&gt; &lt;pub&gt;Hasbro Interactive&lt;/pub&gt; &lt;dev&gt;Morning Star Multimedia&lt;/dev&gt; &lt;genre&gt;Driving&lt;/genre&gt; &lt;score&gt;4.0&lt;/score&gt; &lt;player&gt;1 Player&lt;/player&gt; &lt;story&gt;Give your kids the ultimate portable race game as they earn credits to upgrade vehicles in this fun third person racer. They can even compete against up to three other racers for the ultimate thrill. &lt;/story&gt; &lt;/game&gt;</text:p>
          </table:table-cell>
          <table:table-cell table:number-columns-repeated="1013"/>
        </table:table-row>
        <table:table-row table:style-name="ro1">
          <table:table-cell office:value-type="string">
            <text:p>Tony Hawk's Pro Skater (USA, Europe)</text:p>
          </table:table-cell>
          <table:table-cell office:value-type="float" office:value="2000">
            <text:p>2000</text:p>
          </table:table-cell>
          <table:table-cell office:value-type="string">
            <text:p>ESRB - E (Everyone)</text:p>
          </table:table-cell>
          <table:table-cell office:value-type="string">
            <text:p>Tony Hawk's Pro Skater </text:p>
          </table:table-cell>
          <table:table-cell office:value-type="string">
            <text:p>Activision</text:p>
          </table:table-cell>
          <table:table-cell office:value-type="string">
            <text:p>Natsume </text:p>
          </table:table-cell>
          <table:table-cell office:value-type="string">
            <text:p>Skateboarding</text:p>
          </table:table-cell>
          <table:table-cell office:value-type="string">
            <text:p>2.7</text:p>
          </table:table-cell>
          <table:table-cell office:value-type="string">
            <text:p>1-2 Players</text:p>
          </table:table-cell>
          <table:table-cell office:value-type="string">
            <text:p>This is the first handheld version of Tony Hawk's popular skateboarding game. It bears little resemblance to the original Playstation version. It is actually composed of two different events, a half pipe and a race mode.****Half pipe mode is viewed from a side perspective, kind of like the classic Skate or Die game. You perform tricks to achieve a high score. Race mode is viewed from a top-down perspective, where you goal is to perform tricks and get to the end quickly.</text:p>
          </table:table-cell>
          <table:table-cell table:style-name="Default" table:formula="of:=CONCATENATE(&quot;&lt;game name=&quot;;CHAR(34);[.A473];CHAR(34);&quot;&gt; &lt;year&gt;&quot;;[.B473];&quot;&lt;/year&gt; &lt;rating&gt;&quot;;[.C473];&quot;&lt;/rating&gt; &lt;title&gt;&quot;;[.D473];&quot;&lt;/title&gt; &lt;pub&gt;&quot;;[.E473];&quot;&lt;/pub&gt; &lt;dev&gt;&quot;;[.F473];&quot;&lt;/dev&gt; &lt;genre&gt;&quot;;[.G473];&quot;&lt;/genre&gt; &lt;score&gt;&quot;;[.H473];&quot;&lt;/score&gt; &lt;player&gt;&quot;;[.I473];&quot;&lt;/player&gt; &lt;story&gt;&quot;;[.J473];&quot;&lt;/story&gt; &lt;/game&gt;&quot;)" office:value-type="string" office:string-value="&lt;game name=&quot;Tony Hawk's Pro Skater (USA, Europe)&quot;&gt; &lt;year&gt;2000&lt;/year&gt; &lt;rating&gt;ESRB - E (Everyone)&lt;/rating&gt; &lt;title&gt;Tony Hawk's Pro Skater &lt;/title&gt; &lt;pub&gt;Activision&lt;/pub&gt; &lt;dev&gt;Natsume &lt;/dev&gt; &lt;genre&gt;Skateboarding&lt;/genre&gt; &lt;score&gt;2.7&lt;/score&gt; &lt;player&gt;1-2 Players&lt;/player&gt; &lt;story&gt;This is the first handheld version of Tony Hawk's popular skateboarding game. It bears little resemblance to the original Playstation version. It is actually composed of two different events, a half pipe and a race mode.****Half pipe mode is viewed from a side perspective, kind of like the classic Skate or Die game. You perform tricks to achieve a high score. Race mode is viewed from a top-down perspective, where you goal is to perform tricks and get to the end quickly.&lt;/story&gt; &lt;/game&gt;">
            <text:p>&lt;game name="Tony Hawk's Pro Skater (USA, Europe)"&gt; &lt;year&gt;2000&lt;/year&gt; &lt;rating&gt;ESRB - E (Everyone)&lt;/rating&gt; &lt;title&gt;Tony Hawk's Pro Skater &lt;/title&gt; &lt;pub&gt;Activision&lt;/pub&gt; &lt;dev&gt;Natsume &lt;/dev&gt; &lt;genre&gt;Skateboarding&lt;/genre&gt; &lt;score&gt;2.7&lt;/score&gt; &lt;player&gt;1-2 Players&lt;/player&gt; &lt;story&gt;This is the first handheld version of Tony Hawk's popular skateboarding game. It bears little resemblance to the original Playstation version. It is actually composed of two different events, a half pipe and a race mode.****Half pipe mode is viewed from a side perspective, kind of like the classic Skate or Die game. You perform tricks to achieve a high score. Race mode is viewed from a top-down perspective, where you goal is to perform tricks and get to the end quickly.&lt;/story&gt; &lt;/game&gt;</text:p>
          </table:table-cell>
          <table:table-cell table:number-columns-repeated="1013"/>
        </table:table-row>
        <table:table-row table:style-name="ro1">
          <table:table-cell office:value-type="string">
            <text:p>Tony Hawk's Pro Skater 2 (USA)</text:p>
          </table:table-cell>
          <table:table-cell office:value-type="float" office:value="2000">
            <text:p>2000</text:p>
          </table:table-cell>
          <table:table-cell office:value-type="string">
            <text:p>ESRB - E (Everyone)</text:p>
          </table:table-cell>
          <table:table-cell office:value-type="string">
            <text:p>Tony Hawk's Pro Skater 2 </text:p>
          </table:table-cell>
          <table:table-cell office:value-type="string">
            <text:p>Activision</text:p>
          </table:table-cell>
          <table:table-cell office:value-type="string">
            <text:p>Natsume </text:p>
          </table:table-cell>
          <table:table-cell office:value-type="string">
            <text:p>Skateboarding</text:p>
          </table:table-cell>
          <table:table-cell office:value-type="string">
            <text:p>2.5</text:p>
          </table:table-cell>
          <table:table-cell office:value-type="string">
            <text:p>1 Player</text:p>
          </table:table-cell>
          <table:table-cell office:value-type="string">
            <text:p>The Game Boy Color version of Tony Hawk's Pro Skater 2 is based off the console game of the same name. <text:s/>Instead of exploring a 3D environment, however, players perform tricks in 2D side-scrolling levels.****Players can select their skater and board, each of which has their own unique stats, allowing you to choose the combination that's perfect for you. <text:s/>Each of the thirteen different characters even has their own signature tricks to perform.</text:p>
          </table:table-cell>
          <table:table-cell table:style-name="Default" table:formula="of:=CONCATENATE(&quot;&lt;game name=&quot;;CHAR(34);[.A474];CHAR(34);&quot;&gt; &lt;year&gt;&quot;;[.B474];&quot;&lt;/year&gt; &lt;rating&gt;&quot;;[.C474];&quot;&lt;/rating&gt; &lt;title&gt;&quot;;[.D474];&quot;&lt;/title&gt; &lt;pub&gt;&quot;;[.E474];&quot;&lt;/pub&gt; &lt;dev&gt;&quot;;[.F474];&quot;&lt;/dev&gt; &lt;genre&gt;&quot;;[.G474];&quot;&lt;/genre&gt; &lt;score&gt;&quot;;[.H474];&quot;&lt;/score&gt; &lt;player&gt;&quot;;[.I474];&quot;&lt;/player&gt; &lt;story&gt;&quot;;[.J474];&quot;&lt;/story&gt; &lt;/game&gt;&quot;)" office:value-type="string" office:string-value="&lt;game name=&quot;Tony Hawk's Pro Skater 2 (USA)&quot;&gt; &lt;year&gt;2000&lt;/year&gt; &lt;rating&gt;ESRB - E (Everyone)&lt;/rating&gt; &lt;title&gt;Tony Hawk's Pro Skater 2 &lt;/title&gt; &lt;pub&gt;Activision&lt;/pub&gt; &lt;dev&gt;Natsume &lt;/dev&gt; &lt;genre&gt;Skateboarding&lt;/genre&gt; &lt;score&gt;2.5&lt;/score&gt; &lt;player&gt;1 Player&lt;/player&gt; &lt;story&gt;The Game Boy Color version of Tony Hawk's Pro Skater 2 is based off the console game of the same name.  Instead of exploring a 3D environment, however, players perform tricks in 2D side-scrolling levels.****Players can select their skater and board, each of which has their own unique stats, allowing you to choose the combination that's perfect for you.  Each of the thirteen different characters even has their own signature tricks to perform.&lt;/story&gt; &lt;/game&gt;">
            <text:p>&lt;game name="Tony Hawk's Pro Skater 2 (USA)"&gt; &lt;year&gt;2000&lt;/year&gt; &lt;rating&gt;ESRB - E (Everyone)&lt;/rating&gt; &lt;title&gt;Tony Hawk's Pro Skater 2 &lt;/title&gt; &lt;pub&gt;Activision&lt;/pub&gt; &lt;dev&gt;Natsume &lt;/dev&gt; &lt;genre&gt;Skateboarding&lt;/genre&gt; &lt;score&gt;2.5&lt;/score&gt; &lt;player&gt;1 Player&lt;/player&gt; &lt;story&gt;The Game Boy Color version of Tony Hawk's Pro Skater 2 is based off the console game of the same name. <text:s/>Instead of exploring a 3D environment, however, players perform tricks in 2D side-scrolling levels.****Players can select their skater and board, each of which has their own unique stats, allowing you to choose the combination that's perfect for you. <text:s/>Each of the thirteen different characters even has their own signature tricks to perform.&lt;/story&gt; &lt;/game&gt;</text:p>
          </table:table-cell>
          <table:table-cell table:number-columns-repeated="1013"/>
        </table:table-row>
        <table:table-row table:style-name="ro1">
          <table:table-cell office:value-type="string">
            <text:p>Tony Hawk's Pro Skater 3 (USA)</text:p>
          </table:table-cell>
          <table:table-cell office:value-type="float" office:value="2001">
            <text:p>2001</text:p>
          </table:table-cell>
          <table:table-cell office:value-type="string">
            <text:p>ESRB - E (Everyone)</text:p>
          </table:table-cell>
          <table:table-cell office:value-type="string">
            <text:p>Tony Hawk's Pro Skater 3 </text:p>
          </table:table-cell>
          <table:table-cell office:value-type="string">
            <text:p>Activision</text:p>
          </table:table-cell>
          <table:table-cell office:value-type="string">
            <text:p>HotGen</text:p>
          </table:table-cell>
          <table:table-cell office:value-type="string">
            <text:p>Skateboarding</text:p>
          </table:table-cell>
          <table:table-cell office:value-type="string">
            <text:p>2.7</text:p>
          </table:table-cell>
          <table:table-cell office:value-type="string">
            <text:p>1 Player</text:p>
          </table:table-cell>
          <table:table-cell office:value-type="string">
            <text:p>Tony Hawk returns with an all new line-up of skaters, an all new line-up of parks to crash through, and a whole new level of graphics.****The line-up of street and vert riders include Elissa Steamer, Jamie Thomas, Steve Caballero, Rune Glifberg, Geoff Rowley, Andrew Reynolds, Rodney Mullen, Eric Koston, Chad Muska, Bucky Lasek and Bam Margera from MTV's Jackass (and Tony Hawk, of course).****The create a skater mode returns, allowing for even further levels of options for your character, like adding glasses and tatoos to changing the colour of the knee and elbow pads or even the hair.****And the levels themselves that you must skate through are now more interactive, with cars and humans blocking paths and making noise as you race around to make as many points as possible. Use items around the streets or the park to jump from or over to increase your score, and pull of as many wild and wacky tricks as you can.</text:p>
          </table:table-cell>
          <table:table-cell table:style-name="Default" table:formula="of:=CONCATENATE(&quot;&lt;game name=&quot;;CHAR(34);[.A475];CHAR(34);&quot;&gt; &lt;year&gt;&quot;;[.B475];&quot;&lt;/year&gt; &lt;rating&gt;&quot;;[.C475];&quot;&lt;/rating&gt; &lt;title&gt;&quot;;[.D475];&quot;&lt;/title&gt; &lt;pub&gt;&quot;;[.E475];&quot;&lt;/pub&gt; &lt;dev&gt;&quot;;[.F475];&quot;&lt;/dev&gt; &lt;genre&gt;&quot;;[.G475];&quot;&lt;/genre&gt; &lt;score&gt;&quot;;[.H475];&quot;&lt;/score&gt; &lt;player&gt;&quot;;[.I475];&quot;&lt;/player&gt; &lt;story&gt;&quot;;[.J475];&quot;&lt;/story&gt; &lt;/game&gt;&quot;)" office:value-type="string" office:string-value="&lt;game name=&quot;Tony Hawk's Pro Skater 3 (USA)&quot;&gt; &lt;year&gt;2001&lt;/year&gt; &lt;rating&gt;ESRB - E (Everyone)&lt;/rating&gt; &lt;title&gt;Tony Hawk's Pro Skater 3 &lt;/title&gt; &lt;pub&gt;Activision&lt;/pub&gt; &lt;dev&gt;HotGen&lt;/dev&gt; &lt;genre&gt;Skateboarding&lt;/genre&gt; &lt;score&gt;2.7&lt;/score&gt; &lt;player&gt;1 Player&lt;/player&gt; &lt;story&gt;Tony Hawk returns with an all new line-up of skaters, an all new line-up of parks to crash through, and a whole new level of graphics.****The line-up of street and vert riders include Elissa Steamer, Jamie Thomas, Steve Caballero, Rune Glifberg, Geoff Rowley, Andrew Reynolds, Rodney Mullen, Eric Koston, Chad Muska, Bucky Lasek and Bam Margera from MTV's Jackass (and Tony Hawk, of course).****The create a skater mode returns, allowing for even further levels of options for your character, like adding glasses and tatoos to changing the colour of the knee and elbow pads or even the hair.****And the levels themselves that you must skate through are now more interactive, with cars and humans blocking paths and making noise as you race around to make as many points as possible. Use items around the streets or the park to jump from or over to increase your score, and pull of as many wild and wacky tricks as you can.&lt;/story&gt; &lt;/game&gt;">
            <text:p>&lt;game name="Tony Hawk's Pro Skater 3 (USA)"&gt; &lt;year&gt;2001&lt;/year&gt; &lt;rating&gt;ESRB - E (Everyone)&lt;/rating&gt; &lt;title&gt;Tony Hawk's Pro Skater 3 &lt;/title&gt; &lt;pub&gt;Activision&lt;/pub&gt; &lt;dev&gt;HotGen&lt;/dev&gt; &lt;genre&gt;Skateboarding&lt;/genre&gt; &lt;score&gt;2.7&lt;/score&gt; &lt;player&gt;1 Player&lt;/player&gt; &lt;story&gt;Tony Hawk returns with an all new line-up of skaters, an all new line-up of parks to crash through, and a whole new level of graphics.****The line-up of street and vert riders include Elissa Steamer, Jamie Thomas, Steve Caballero, Rune Glifberg, Geoff Rowley, Andrew Reynolds, Rodney Mullen, Eric Koston, Chad Muska, Bucky Lasek and Bam Margera from MTV's Jackass (and Tony Hawk, of course).****The create a skater mode returns, allowing for even further levels of options for your character, like adding glasses and tatoos to changing the colour of the knee and elbow pads or even the hair.****And the levels themselves that you must skate through are now more interactive, with cars and humans blocking paths and making noise as you race around to make as many points as possible. Use items around the streets or the park to jump from or over to increase your score, and pull of as many wild and wacky tricks as you can.&lt;/story&gt; &lt;/game&gt;</text:p>
          </table:table-cell>
          <table:table-cell table:number-columns-repeated="1013"/>
        </table:table-row>
        <table:table-row table:style-name="ro1">
          <table:table-cell office:value-type="string">
            <text:p>Toobin' (USA)</text:p>
          </table:table-cell>
          <table:table-cell office:value-type="float" office:value="2000">
            <text:p>2000</text:p>
          </table:table-cell>
          <table:table-cell office:value-type="string">
            <text:p>ESRB - E (Everyone)</text:p>
          </table:table-cell>
          <table:table-cell office:value-type="string">
            <text:p>Toobin' </text:p>
          </table:table-cell>
          <table:table-cell office:value-type="string">
            <text:p>Midway</text:p>
          </table:table-cell>
          <table:table-cell office:value-type="string">
            <text:p>Digital Eclipse</text:p>
          </table:table-cell>
          <table:table-cell office:value-type="string">
            <text:p>Action</text:p>
          </table:table-cell>
          <table:table-cell office:value-type="string">
            <text:p>3.7</text:p>
          </table:table-cell>
          <table:table-cell office:value-type="string">
            <text:p>1 Player</text:p>
          </table:table-cell>
          <table:table-cell office:value-type="string">
            <text:p>Toobin' involves Biff and Jet racing their way down the rapids of a river, riding on tires. You rotate your tyre left or right, and drift as the current sends you, making sure to avoid the banks of the river, and the dividing lines in the middle. Hazards include crocodiles, stray logs and branches, and fishermen - you are armed with a limited supply of tin cans to take care of these. There are gates to slide through on the way down - these give you a points bonus. Each level has a strict time limit to adhere to, although there's a kickin' party at the end if you succeed.</text:p>
          </table:table-cell>
          <table:table-cell table:style-name="Default" table:formula="of:=CONCATENATE(&quot;&lt;game name=&quot;;CHAR(34);[.A476];CHAR(34);&quot;&gt; &lt;year&gt;&quot;;[.B476];&quot;&lt;/year&gt; &lt;rating&gt;&quot;;[.C476];&quot;&lt;/rating&gt; &lt;title&gt;&quot;;[.D476];&quot;&lt;/title&gt; &lt;pub&gt;&quot;;[.E476];&quot;&lt;/pub&gt; &lt;dev&gt;&quot;;[.F476];&quot;&lt;/dev&gt; &lt;genre&gt;&quot;;[.G476];&quot;&lt;/genre&gt; &lt;score&gt;&quot;;[.H476];&quot;&lt;/score&gt; &lt;player&gt;&quot;;[.I476];&quot;&lt;/player&gt; &lt;story&gt;&quot;;[.J476];&quot;&lt;/story&gt; &lt;/game&gt;&quot;)" office:value-type="string" office:string-value="&lt;game name=&quot;Toobin' (USA)&quot;&gt; &lt;year&gt;2000&lt;/year&gt; &lt;rating&gt;ESRB - E (Everyone)&lt;/rating&gt; &lt;title&gt;Toobin' &lt;/title&gt; &lt;pub&gt;Midway&lt;/pub&gt; &lt;dev&gt;Digital Eclipse&lt;/dev&gt; &lt;genre&gt;Action&lt;/genre&gt; &lt;score&gt;3.7&lt;/score&gt; &lt;player&gt;1 Player&lt;/player&gt; &lt;story&gt;Toobin' involves Biff and Jet racing their way down the rapids of a river, riding on tires. You rotate your tyre left or right, and drift as the current sends you, making sure to avoid the banks of the river, and the dividing lines in the middle. Hazards include crocodiles, stray logs and branches, and fishermen - you are armed with a limited supply of tin cans to take care of these. There are gates to slide through on the way down - these give you a points bonus. Each level has a strict time limit to adhere to, although there's a kickin' party at the end if you succeed.&lt;/story&gt; &lt;/game&gt;">
            <text:p>&lt;game name="Toobin' (USA)"&gt; &lt;year&gt;2000&lt;/year&gt; &lt;rating&gt;ESRB - E (Everyone)&lt;/rating&gt; &lt;title&gt;Toobin' &lt;/title&gt; &lt;pub&gt;Midway&lt;/pub&gt; &lt;dev&gt;Digital Eclipse&lt;/dev&gt; &lt;genre&gt;Action&lt;/genre&gt; &lt;score&gt;3.7&lt;/score&gt; &lt;player&gt;1 Player&lt;/player&gt; &lt;story&gt;Toobin' involves Biff and Jet racing their way down the rapids of a river, riding on tires. You rotate your tyre left or right, and drift as the current sends you, making sure to avoid the banks of the river, and the dividing lines in the middle. Hazards include crocodiles, stray logs and branches, and fishermen - you are armed with a limited supply of tin cans to take care of these. There are gates to slide through on the way down - these give you a points bonus. Each level has a strict time limit to adhere to, although there's a kickin' party at the end if you succeed.&lt;/story&gt; &lt;/game&gt;</text:p>
          </table:table-cell>
          <table:table-cell table:number-columns-repeated="1013"/>
        </table:table-row>
        <table:table-row table:style-name="ro1">
          <table:table-cell office:value-type="string">
            <text:p>Toonsylvania (USA)</text:p>
          </table:table-cell>
          <table:table-cell office:value-type="float" office:value="2000">
            <text:p>2000</text:p>
          </table:table-cell>
          <table:table-cell office:value-type="string">
            <text:p>ESRB - E (Everyone)</text:p>
          </table:table-cell>
          <table:table-cell office:value-type="string">
            <text:p>Toonsylvania </text:p>
          </table:table-cell>
          <table:table-cell office:value-type="string">
            <text:p>Ubisoft</text:p>
          </table:table-cell>
          <table:table-cell office:value-type="string">
            <text:p>RFX Interactive</text:p>
          </table:table-cell>
          <table:table-cell office:value-type="string">
            <text:p>Action</text:p>
          </table:table-cell>
          <table:table-cell office:value-type="string">
            <text:p>2.9</text:p>
          </table:table-cell>
          <table:table-cell office:value-type="string">
            <text:p>1 Player</text:p>
          </table:table-cell>
          <table:table-cell office:value-type="string">
            <text:p>Toonsylvania is a side-scrolling platform game based on the animated television series of the same name. In the game Dr. Vic Frankenstein's assistant Igor has invented some useful apparel. When he tries to test it on Phil however, things go wrong and Phil blows up. Now it's up to Igor to clean things up before Frankenstein comes back.****You play as Igor and work your way through 5 different worlds, to collect parts of Phil. Meanwhile you can collect inventions that improve your health and combative abilities. Igor can punch enemies and throw skulls at them from a distance. There are three secret levels in the game, which require an UBI key to be unlocked. One of the keys is hidden somewhere in the game, others can be obtained from other Ubi Soft titles for the Game Boy Color.</text:p>
          </table:table-cell>
          <table:table-cell table:style-name="Default" table:formula="of:=CONCATENATE(&quot;&lt;game name=&quot;;CHAR(34);[.A477];CHAR(34);&quot;&gt; &lt;year&gt;&quot;;[.B477];&quot;&lt;/year&gt; &lt;rating&gt;&quot;;[.C477];&quot;&lt;/rating&gt; &lt;title&gt;&quot;;[.D477];&quot;&lt;/title&gt; &lt;pub&gt;&quot;;[.E477];&quot;&lt;/pub&gt; &lt;dev&gt;&quot;;[.F477];&quot;&lt;/dev&gt; &lt;genre&gt;&quot;;[.G477];&quot;&lt;/genre&gt; &lt;score&gt;&quot;;[.H477];&quot;&lt;/score&gt; &lt;player&gt;&quot;;[.I477];&quot;&lt;/player&gt; &lt;story&gt;&quot;;[.J477];&quot;&lt;/story&gt; &lt;/game&gt;&quot;)" office:value-type="string" office:string-value="&lt;game name=&quot;Toonsylvania (USA)&quot;&gt; &lt;year&gt;2000&lt;/year&gt; &lt;rating&gt;ESRB - E (Everyone)&lt;/rating&gt; &lt;title&gt;Toonsylvania &lt;/title&gt; &lt;pub&gt;Ubisoft&lt;/pub&gt; &lt;dev&gt;RFX Interactive&lt;/dev&gt; &lt;genre&gt;Action&lt;/genre&gt; &lt;score&gt;2.9&lt;/score&gt; &lt;player&gt;1 Player&lt;/player&gt; &lt;story&gt;Toonsylvania is a side-scrolling platform game based on the animated television series of the same name. In the game Dr. Vic Frankenstein's assistant Igor has invented some useful apparel. When he tries to test it on Phil however, things go wrong and Phil blows up. Now it's up to Igor to clean things up before Frankenstein comes back.****You play as Igor and work your way through 5 different worlds, to collect parts of Phil. Meanwhile you can collect inventions that improve your health and combative abilities. Igor can punch enemies and throw skulls at them from a distance. There are three secret levels in the game, which require an UBI key to be unlocked. One of the keys is hidden somewhere in the game, others can be obtained from other Ubi Soft titles for the Game Boy Color.&lt;/story&gt; &lt;/game&gt;">
            <text:p>&lt;game name="Toonsylvania (USA)"&gt; &lt;year&gt;2000&lt;/year&gt; &lt;rating&gt;ESRB - E (Everyone)&lt;/rating&gt; &lt;title&gt;Toonsylvania &lt;/title&gt; &lt;pub&gt;Ubisoft&lt;/pub&gt; &lt;dev&gt;RFX Interactive&lt;/dev&gt; &lt;genre&gt;Action&lt;/genre&gt; &lt;score&gt;2.9&lt;/score&gt; &lt;player&gt;1 Player&lt;/player&gt; &lt;story&gt;Toonsylvania is a side-scrolling platform game based on the animated television series of the same name. In the game Dr. Vic Frankenstein's assistant Igor has invented some useful apparel. When he tries to test it on Phil however, things go wrong and Phil blows up. Now it's up to Igor to clean things up before Frankenstein comes back.****You play as Igor and work your way through 5 different worlds, to collect parts of Phil. Meanwhile you can collect inventions that improve your health and combative abilities. Igor can punch enemies and throw skulls at them from a distance. There are three secret levels in the game, which require an UBI key to be unlocked. One of the keys is hidden somewhere in the game, others can be obtained from other Ubi Soft titles for the Game Boy Color.&lt;/story&gt; &lt;/game&gt;</text:p>
          </table:table-cell>
          <table:table-cell table:number-columns-repeated="1013"/>
        </table:table-row>
        <table:table-row table:style-name="ro1">
          <table:table-cell office:value-type="string">
            <text:p>Tootuff (Europe)</text:p>
          </table:table-cell>
          <table:table-cell office:value-type="float" office:value="2001">
            <text:p>2001</text:p>
          </table:table-cell>
          <table:table-cell office:value-type="string">
            <text:p>ESRB - E (Everyone)</text:p>
          </table:table-cell>
          <table:table-cell office:value-type="string">
            <text:p>Tootuff </text:p>
          </table:table-cell>
          <table:table-cell table:number-columns-repeated="2" office:value-type="string">
            <text:p>Planet Interactive</text:p>
          </table:table-cell>
          <table:table-cell office:value-type="string">
            <text:p>Board Games</text:p>
          </table:table-cell>
          <table:table-cell office:value-type="string">
            <text:p>3.4</text:p>
          </table:table-cell>
          <table:table-cell office:value-type="string">
            <text:p>1 Player</text:p>
          </table:table-cell>
          <table:table-cell office:value-type="string">
            <text:p>Tootuff is a board game (Party Game). <text:s/>The Photo Nadia is in a thousand pieces. <text:s/>You must go treasure hunting with: each successful test, you can win a piece of the picture. <text:s/>Play solo or multiplayer, more than 21 events that await you. </text:p>
          </table:table-cell>
          <table:table-cell table:style-name="Default" table:formula="of:=CONCATENATE(&quot;&lt;game name=&quot;;CHAR(34);[.A478];CHAR(34);&quot;&gt; &lt;year&gt;&quot;;[.B478];&quot;&lt;/year&gt; &lt;rating&gt;&quot;;[.C478];&quot;&lt;/rating&gt; &lt;title&gt;&quot;;[.D478];&quot;&lt;/title&gt; &lt;pub&gt;&quot;;[.E478];&quot;&lt;/pub&gt; &lt;dev&gt;&quot;;[.F478];&quot;&lt;/dev&gt; &lt;genre&gt;&quot;;[.G478];&quot;&lt;/genre&gt; &lt;score&gt;&quot;;[.H478];&quot;&lt;/score&gt; &lt;player&gt;&quot;;[.I478];&quot;&lt;/player&gt; &lt;story&gt;&quot;;[.J478];&quot;&lt;/story&gt; &lt;/game&gt;&quot;)" office:value-type="string" office:string-value="&lt;game name=&quot;Tootuff (Europe)&quot;&gt; &lt;year&gt;2001&lt;/year&gt; &lt;rating&gt;ESRB - E (Everyone)&lt;/rating&gt; &lt;title&gt;Tootuff &lt;/title&gt; &lt;pub&gt;Planet Interactive&lt;/pub&gt; &lt;dev&gt;Planet Interactive&lt;/dev&gt; &lt;genre&gt;Board Games&lt;/genre&gt; &lt;score&gt;3.4&lt;/score&gt; &lt;player&gt;1 Player&lt;/player&gt; &lt;story&gt;Tootuff is a board game (Party Game).  The Photo Nadia is in a thousand pieces.  You must go treasure hunting with: each successful test, you can win a piece of the picture.  Play solo or multiplayer, more than 21 events that await you. &lt;/story&gt; &lt;/game&gt;">
            <text:p>&lt;game name="Tootuff (Europe)"&gt; &lt;year&gt;2001&lt;/year&gt; &lt;rating&gt;ESRB - E (Everyone)&lt;/rating&gt; &lt;title&gt;Tootuff &lt;/title&gt; &lt;pub&gt;Planet Interactive&lt;/pub&gt; &lt;dev&gt;Planet Interactive&lt;/dev&gt; &lt;genre&gt;Board Games&lt;/genre&gt; &lt;score&gt;3.4&lt;/score&gt; &lt;player&gt;1 Player&lt;/player&gt; &lt;story&gt;Tootuff is a board game (Party Game). <text:s/>The Photo Nadia is in a thousand pieces. <text:s/>You must go treasure hunting with: each successful test, you can win a piece of the picture. <text:s/>Play solo or multiplayer, more than 21 events that await you. &lt;/story&gt; &lt;/game&gt;</text:p>
          </table:table-cell>
          <table:table-cell table:number-columns-repeated="1013"/>
        </table:table-row>
        <table:table-row table:style-name="ro1">
          <table:table-cell office:value-type="string">
            <text:p>Top Gear Pocket (USA)</text:p>
          </table:table-cell>
          <table:table-cell office:value-type="float" office:value="1999">
            <text:p>1999</text:p>
          </table:table-cell>
          <table:table-cell office:value-type="string">
            <text:p>ESRB - E (Everyone)</text:p>
          </table:table-cell>
          <table:table-cell office:value-type="string">
            <text:p>Top Gear Pocket </text:p>
          </table:table-cell>
          <table:table-cell office:value-type="string">
            <text:p>Vatical Entertainment</text:p>
          </table:table-cell>
          <table:table-cell office:value-type="string">
            <text:p>Vision Works </text:p>
          </table:table-cell>
          <table:table-cell office:value-type="string">
            <text:p>Driving</text:p>
          </table:table-cell>
          <table:table-cell office:value-type="string">
            <text:p>3.4</text:p>
          </table:table-cell>
          <table:table-cell office:value-type="string">
            <text:p>1-2 Players</text:p>
          </table:table-cell>
          <table:table-cell office:value-type="string">
            <text:p>Rally race through the city streets, grasslands and sandy terrain against eight other racers (or a friend) to the finish line. The higher you rank at the end of each race, the more new tracks you open up (including tracks full of ice). Time trial mode also allows you to test the time on each track.****12 cars are available to drive, each with different handling and speed abilites and you can choose to race each car either with manual or automatic gearbox changes. The in-built rumble feature of the cart also vibrates to each crash and burn you make.</text:p>
          </table:table-cell>
          <table:table-cell table:style-name="Default" table:formula="of:=CONCATENATE(&quot;&lt;game name=&quot;;CHAR(34);[.A479];CHAR(34);&quot;&gt; &lt;year&gt;&quot;;[.B479];&quot;&lt;/year&gt; &lt;rating&gt;&quot;;[.C479];&quot;&lt;/rating&gt; &lt;title&gt;&quot;;[.D479];&quot;&lt;/title&gt; &lt;pub&gt;&quot;;[.E479];&quot;&lt;/pub&gt; &lt;dev&gt;&quot;;[.F479];&quot;&lt;/dev&gt; &lt;genre&gt;&quot;;[.G479];&quot;&lt;/genre&gt; &lt;score&gt;&quot;;[.H479];&quot;&lt;/score&gt; &lt;player&gt;&quot;;[.I479];&quot;&lt;/player&gt; &lt;story&gt;&quot;;[.J479];&quot;&lt;/story&gt; &lt;/game&gt;&quot;)" office:value-type="string" office:string-value="&lt;game name=&quot;Top Gear Pocket (USA)&quot;&gt; &lt;year&gt;1999&lt;/year&gt; &lt;rating&gt;ESRB - E (Everyone)&lt;/rating&gt; &lt;title&gt;Top Gear Pocket &lt;/title&gt; &lt;pub&gt;Vatical Entertainment&lt;/pub&gt; &lt;dev&gt;Vision Works &lt;/dev&gt; &lt;genre&gt;Driving&lt;/genre&gt; &lt;score&gt;3.4&lt;/score&gt; &lt;player&gt;1-2 Players&lt;/player&gt; &lt;story&gt;Rally race through the city streets, grasslands and sandy terrain against eight other racers (or a friend) to the finish line. The higher you rank at the end of each race, the more new tracks you open up (including tracks full of ice). Time trial mode also allows you to test the time on each track.****12 cars are available to drive, each with different handling and speed abilites and you can choose to race each car either with manual or automatic gearbox changes. The in-built rumble feature of the cart also vibrates to each crash and burn you make.&lt;/story&gt; &lt;/game&gt;">
            <text:p>&lt;game name="Top Gear Pocket (USA)"&gt; &lt;year&gt;1999&lt;/year&gt; &lt;rating&gt;ESRB - E (Everyone)&lt;/rating&gt; &lt;title&gt;Top Gear Pocket &lt;/title&gt; &lt;pub&gt;Vatical Entertainment&lt;/pub&gt; &lt;dev&gt;Vision Works &lt;/dev&gt; &lt;genre&gt;Driving&lt;/genre&gt; &lt;score&gt;3.4&lt;/score&gt; &lt;player&gt;1-2 Players&lt;/player&gt; &lt;story&gt;Rally race through the city streets, grasslands and sandy terrain against eight other racers (or a friend) to the finish line. The higher you rank at the end of each race, the more new tracks you open up (including tracks full of ice). Time trial mode also allows you to test the time on each track.****12 cars are available to drive, each with different handling and speed abilites and you can choose to race each car either with manual or automatic gearbox changes. The in-built rumble feature of the cart also vibrates to each crash and burn you make.&lt;/story&gt; &lt;/game&gt;</text:p>
          </table:table-cell>
          <table:table-cell table:number-columns-repeated="1013"/>
        </table:table-row>
        <table:table-row table:style-name="ro1">
          <table:table-cell office:value-type="string">
            <text:p>Top Gear Pocket 2 (USA)</text:p>
          </table:table-cell>
          <table:table-cell office:value-type="float" office:value="2000">
            <text:p>2000</text:p>
          </table:table-cell>
          <table:table-cell office:value-type="string">
            <text:p>ESRB - E (Everyone)</text:p>
          </table:table-cell>
          <table:table-cell office:value-type="string">
            <text:p>Top Gear Pocket 2 </text:p>
          </table:table-cell>
          <table:table-cell office:value-type="string">
            <text:p>Capcom</text:p>
          </table:table-cell>
          <table:table-cell office:value-type="string">
            <text:p>Vision Works </text:p>
          </table:table-cell>
          <table:table-cell office:value-type="string">
            <text:p>Driving</text:p>
          </table:table-cell>
          <table:table-cell office:value-type="string">
            <text:p>4.1</text:p>
          </table:table-cell>
          <table:table-cell office:value-type="string">
            <text:p>1-2 Players</text:p>
          </table:table-cell>
          <table:table-cell office:value-type="string">
            <text:p>Another round of Top Gear rally action on the GBC. On this occasion, depending on where you finish each race, you are awarded points. These points then go towards improving the stats of the rally car you are using (speed, braking, acceleration and top speed).****Championships are split into seasons, each harder then the last. You can opt to change the weather conditions (day, night, sunny, rain, snow) or practise on the track to get used to the corners and timing.****You can also play against a friend in two player mode.</text:p>
          </table:table-cell>
          <table:table-cell table:style-name="Default" table:formula="of:=CONCATENATE(&quot;&lt;game name=&quot;;CHAR(34);[.A480];CHAR(34);&quot;&gt; &lt;year&gt;&quot;;[.B480];&quot;&lt;/year&gt; &lt;rating&gt;&quot;;[.C480];&quot;&lt;/rating&gt; &lt;title&gt;&quot;;[.D480];&quot;&lt;/title&gt; &lt;pub&gt;&quot;;[.E480];&quot;&lt;/pub&gt; &lt;dev&gt;&quot;;[.F480];&quot;&lt;/dev&gt; &lt;genre&gt;&quot;;[.G480];&quot;&lt;/genre&gt; &lt;score&gt;&quot;;[.H480];&quot;&lt;/score&gt; &lt;player&gt;&quot;;[.I480];&quot;&lt;/player&gt; &lt;story&gt;&quot;;[.J480];&quot;&lt;/story&gt; &lt;/game&gt;&quot;)" office:value-type="string" office:string-value="&lt;game name=&quot;Top Gear Pocket 2 (USA)&quot;&gt; &lt;year&gt;2000&lt;/year&gt; &lt;rating&gt;ESRB - E (Everyone)&lt;/rating&gt; &lt;title&gt;Top Gear Pocket 2 &lt;/title&gt; &lt;pub&gt;Capcom&lt;/pub&gt; &lt;dev&gt;Vision Works &lt;/dev&gt; &lt;genre&gt;Driving&lt;/genre&gt; &lt;score&gt;4.1&lt;/score&gt; &lt;player&gt;1-2 Players&lt;/player&gt; &lt;story&gt;Another round of Top Gear rally action on the GBC. On this occasion, depending on where you finish each race, you are awarded points. These points then go towards improving the stats of the rally car you are using (speed, braking, acceleration and top speed).****Championships are split into seasons, each harder then the last. You can opt to change the weather conditions (day, night, sunny, rain, snow) or practise on the track to get used to the corners and timing.****You can also play against a friend in two player mode.&lt;/story&gt; &lt;/game&gt;">
            <text:p>&lt;game name="Top Gear Pocket 2 (USA)"&gt; &lt;year&gt;2000&lt;/year&gt; &lt;rating&gt;ESRB - E (Everyone)&lt;/rating&gt; &lt;title&gt;Top Gear Pocket 2 &lt;/title&gt; &lt;pub&gt;Capcom&lt;/pub&gt; &lt;dev&gt;Vision Works &lt;/dev&gt; &lt;genre&gt;Driving&lt;/genre&gt; &lt;score&gt;4.1&lt;/score&gt; &lt;player&gt;1-2 Players&lt;/player&gt; &lt;story&gt;Another round of Top Gear rally action on the GBC. On this occasion, depending on where you finish each race, you are awarded points. These points then go towards improving the stats of the rally car you are using (speed, braking, acceleration and top speed).****Championships are split into seasons, each harder then the last. You can opt to change the weather conditions (day, night, sunny, rain, snow) or practise on the track to get used to the corners and timing.****You can also play against a friend in two player mode.&lt;/story&gt; &lt;/game&gt;</text:p>
          </table:table-cell>
          <table:table-cell table:number-columns-repeated="1013"/>
        </table:table-row>
        <table:table-row table:style-name="ro1">
          <table:table-cell office:value-type="string">
            <text:p>Top Gun - Fire Storm (USA, Europe)</text:p>
          </table:table-cell>
          <table:table-cell office:value-type="float" office:value="2001">
            <text:p>2001</text:p>
          </table:table-cell>
          <table:table-cell office:value-type="string">
            <text:p>ESRB - E (Everyone)</text:p>
          </table:table-cell>
          <table:table-cell office:value-type="string">
            <text:p>Top Gun - Fire Storm </text:p>
          </table:table-cell>
          <table:table-cell office:value-type="string">
            <text:p>Titus Software</text:p>
          </table:table-cell>
          <table:table-cell office:value-type="string">
            <text:p>Fluid Studios</text:p>
          </table:table-cell>
          <table:table-cell office:value-type="string">
            <text:p>Flying</text:p>
          </table:table-cell>
          <table:table-cell office:value-type="string">
            <text:p>3.7</text:p>
          </table:table-cell>
          <table:table-cell office:value-type="string">
            <text:p>1 Player</text:p>
          </table:table-cell>
          <table:table-cell office:value-type="string">
            <text:p>Top Gun: Firestorm takes the player to the skies again in twelve missions where numerous aerial and ground based enemies need to be fought to arhieve victory. ****The story is very loosely based on the movie of the same name. The player guides the well known pilot Maverick through a series of realistic training missions to receive graduation from the Top Gun school. The story is advanced in several stills throughout the game.****The player will fly a F-14 Tomcat on an isometric map. He has to complete several objectives in each mission. To achieve those he has four different weapons at his disposal (machine gun, bombs, rockets and missiles). The gameplay is somewhat similar to the Strike series.</text:p>
          </table:table-cell>
          <table:table-cell table:style-name="Default" table:formula="of:=CONCATENATE(&quot;&lt;game name=&quot;;CHAR(34);[.A481];CHAR(34);&quot;&gt; &lt;year&gt;&quot;;[.B481];&quot;&lt;/year&gt; &lt;rating&gt;&quot;;[.C481];&quot;&lt;/rating&gt; &lt;title&gt;&quot;;[.D481];&quot;&lt;/title&gt; &lt;pub&gt;&quot;;[.E481];&quot;&lt;/pub&gt; &lt;dev&gt;&quot;;[.F481];&quot;&lt;/dev&gt; &lt;genre&gt;&quot;;[.G481];&quot;&lt;/genre&gt; &lt;score&gt;&quot;;[.H481];&quot;&lt;/score&gt; &lt;player&gt;&quot;;[.I481];&quot;&lt;/player&gt; &lt;story&gt;&quot;;[.J481];&quot;&lt;/story&gt; &lt;/game&gt;&quot;)" office:value-type="string" office:string-value="&lt;game name=&quot;Top Gun - Fire Storm (USA, Europe)&quot;&gt; &lt;year&gt;2001&lt;/year&gt; &lt;rating&gt;ESRB - E (Everyone)&lt;/rating&gt; &lt;title&gt;Top Gun - Fire Storm &lt;/title&gt; &lt;pub&gt;Titus Software&lt;/pub&gt; &lt;dev&gt;Fluid Studios&lt;/dev&gt; &lt;genre&gt;Flying&lt;/genre&gt; &lt;score&gt;3.7&lt;/score&gt; &lt;player&gt;1 Player&lt;/player&gt; &lt;story&gt;Top Gun: Firestorm takes the player to the skies again in twelve missions where numerous aerial and ground based enemies need to be fought to arhieve victory. ****The story is very loosely based on the movie of the same name. The player guides the well known pilot Maverick through a series of realistic training missions to receive graduation from the Top Gun school. The story is advanced in several stills throughout the game.****The player will fly a F-14 Tomcat on an isometric map. He has to complete several objectives in each mission. To achieve those he has four different weapons at his disposal (machine gun, bombs, rockets and missiles). The gameplay is somewhat similar to the Strike series.&lt;/story&gt; &lt;/game&gt;">
            <text:p>&lt;game name="Top Gun - Fire Storm (USA, Europe)"&gt; &lt;year&gt;2001&lt;/year&gt; &lt;rating&gt;ESRB - E (Everyone)&lt;/rating&gt; &lt;title&gt;Top Gun - Fire Storm &lt;/title&gt; &lt;pub&gt;Titus Software&lt;/pub&gt; &lt;dev&gt;Fluid Studios&lt;/dev&gt; &lt;genre&gt;Flying&lt;/genre&gt; &lt;score&gt;3.7&lt;/score&gt; &lt;player&gt;1 Player&lt;/player&gt; &lt;story&gt;Top Gun: Firestorm takes the player to the skies again in twelve missions where numerous aerial and ground based enemies need to be fought to arhieve victory. ****The story is very loosely based on the movie of the same name. The player guides the well known pilot Maverick through a series of realistic training missions to receive graduation from the Top Gun school. The story is advanced in several stills throughout the game.****The player will fly a F-14 Tomcat on an isometric map. He has to complete several objectives in each mission. To achieve those he has four different weapons at his disposal (machine gun, bombs, rockets and missiles). The gameplay is somewhat similar to the Strike series.&lt;/story&gt; &lt;/game&gt;</text:p>
          </table:table-cell>
          <table:table-cell table:number-columns-repeated="1013"/>
        </table:table-row>
        <table:table-row table:style-name="ro1">
          <table:table-cell office:value-type="string">
            <text:p>Total Soccer 2000 (Europe)</text:p>
          </table:table-cell>
          <table:table-cell office:value-type="float" office:value="2000">
            <text:p>2000</text:p>
          </table:table-cell>
          <table:table-cell office:value-type="string">
            <text:p>ESRB - E (Everyone)</text:p>
          </table:table-cell>
          <table:table-cell office:value-type="string">
            <text:p>Total Soccer 2000 </text:p>
          </table:table-cell>
          <table:table-cell office:value-type="string">
            <text:p>Ubisoft</text:p>
          </table:table-cell>
          <table:table-cell office:value-type="string">
            <text:p>Exient Entertainment</text:p>
          </table:table-cell>
          <table:table-cell office:value-type="string">
            <text:p>Sports</text:p>
          </table:table-cell>
          <table:table-cell office:value-type="string">
            <text:p>3.9</text:p>
          </table:table-cell>
          <table:table-cell office:value-type="string">
            <text:p>1-2 Players</text:p>
          </table:table-cell>
          <table:table-cell office:value-type="string">
            <text:p>A portable version of PC's excellent Total Soccer series. The graphics are even more simplified for the Gameboy's capabilities, but the gameplay remains the same.****It features 10 different practice modes, 3 levels of difficulty, leagues, championships and single-matches, and 2-player-link feature also.</text:p>
          </table:table-cell>
          <table:table-cell table:style-name="Default" table:formula="of:=CONCATENATE(&quot;&lt;game name=&quot;;CHAR(34);[.A482];CHAR(34);&quot;&gt; &lt;year&gt;&quot;;[.B482];&quot;&lt;/year&gt; &lt;rating&gt;&quot;;[.C482];&quot;&lt;/rating&gt; &lt;title&gt;&quot;;[.D482];&quot;&lt;/title&gt; &lt;pub&gt;&quot;;[.E482];&quot;&lt;/pub&gt; &lt;dev&gt;&quot;;[.F482];&quot;&lt;/dev&gt; &lt;genre&gt;&quot;;[.G482];&quot;&lt;/genre&gt; &lt;score&gt;&quot;;[.H482];&quot;&lt;/score&gt; &lt;player&gt;&quot;;[.I482];&quot;&lt;/player&gt; &lt;story&gt;&quot;;[.J482];&quot;&lt;/story&gt; &lt;/game&gt;&quot;)" office:value-type="string" office:string-value="&lt;game name=&quot;Total Soccer 2000 (Europe)&quot;&gt; &lt;year&gt;2000&lt;/year&gt; &lt;rating&gt;ESRB - E (Everyone)&lt;/rating&gt; &lt;title&gt;Total Soccer 2000 &lt;/title&gt; &lt;pub&gt;Ubisoft&lt;/pub&gt; &lt;dev&gt;Exient Entertainment&lt;/dev&gt; &lt;genre&gt;Sports&lt;/genre&gt; &lt;score&gt;3.9&lt;/score&gt; &lt;player&gt;1-2 Players&lt;/player&gt; &lt;story&gt;A portable version of PC's excellent Total Soccer series. The graphics are even more simplified for the Gameboy's capabilities, but the gameplay remains the same.****It features 10 different practice modes, 3 levels of difficulty, leagues, championships and single-matches, and 2-player-link feature also.&lt;/story&gt; &lt;/game&gt;">
            <text:p>&lt;game name="Total Soccer 2000 (Europe)"&gt; &lt;year&gt;2000&lt;/year&gt; &lt;rating&gt;ESRB - E (Everyone)&lt;/rating&gt; &lt;title&gt;Total Soccer 2000 &lt;/title&gt; &lt;pub&gt;Ubisoft&lt;/pub&gt; &lt;dev&gt;Exient Entertainment&lt;/dev&gt; &lt;genre&gt;Sports&lt;/genre&gt; &lt;score&gt;3.9&lt;/score&gt; &lt;player&gt;1-2 Players&lt;/player&gt; &lt;story&gt;A portable version of PC's excellent Total Soccer series. The graphics are even more simplified for the Gameboy's capabilities, but the gameplay remains the same.****It features 10 different practice modes, 3 levels of difficulty, leagues, championships and single-matches, and 2-player-link feature also.&lt;/story&gt; &lt;/game&gt;</text:p>
          </table:table-cell>
          <table:table-cell table:number-columns-repeated="1013"/>
        </table:table-row>
        <table:table-row table:style-name="ro1">
          <table:table-cell office:value-type="string">
            <text:p>Towers - Lord Baniff's Deceit (USA, Europe)</text:p>
          </table:table-cell>
          <table:table-cell office:value-type="float" office:value="2000">
            <text:p>2000</text:p>
          </table:table-cell>
          <table:table-cell office:value-type="string">
            <text:p>ESRB - E (Everyone)</text:p>
          </table:table-cell>
          <table:table-cell office:value-type="string">
            <text:p>Towers - Lord Baniff's Deceit </text:p>
          </table:table-cell>
          <table:table-cell office:value-type="string">
            <text:p>Vatical Entertainment</text:p>
          </table:table-cell>
          <table:table-cell office:value-type="string">
            <text:p>JV Games Inc.</text:p>
          </table:table-cell>
          <table:table-cell office:value-type="string">
            <text:p>Role-Playing</text:p>
          </table:table-cell>
          <table:table-cell office:value-type="string">
            <text:p>3.5</text:p>
          </table:table-cell>
          <table:table-cell office:value-type="string">
            <text:p>1-2 Players</text:p>
          </table:table-cell>
          <table:table-cell office:value-type="string">
            <text:p>On their way to help in the battle against Sargon, a crew of adventurers each skilled in their own way encounter a storm that rips a hole in their ship. Safely reaching Lamini, or Land of Towers, the friendly people of the land help repair the damaged ship. As the crew members are looking for a job, they meet the Mayor of the town who is in need of messengers. He tells the adventurers that Lord Baniff has not been heard from in weeks, and that he needs them to seek him out in his Tower and bring word of his condition. Entering the doorway into the Tower, the entrance collapses behind them and they must find their way out.****The gameplay is similar to other first-person realtime D&amp;D games like the Eye of the Beholder series, though not as complex. There are four characters in the game and you choose one to control. Spell incantations are learned from scrolls and are cast by combining the correct syllables. There are 15 levels to explore and tons of monsters and items to find. You can play the game in cooperative mode with another player using a link cable.</text:p>
          </table:table-cell>
          <table:table-cell table:style-name="Default" table:formula="of:=CONCATENATE(&quot;&lt;game name=&quot;;CHAR(34);[.A483];CHAR(34);&quot;&gt; &lt;year&gt;&quot;;[.B483];&quot;&lt;/year&gt; &lt;rating&gt;&quot;;[.C483];&quot;&lt;/rating&gt; &lt;title&gt;&quot;;[.D483];&quot;&lt;/title&gt; &lt;pub&gt;&quot;;[.E483];&quot;&lt;/pub&gt; &lt;dev&gt;&quot;;[.F483];&quot;&lt;/dev&gt; &lt;genre&gt;&quot;;[.G483];&quot;&lt;/genre&gt; &lt;score&gt;&quot;;[.H483];&quot;&lt;/score&gt; &lt;player&gt;&quot;;[.I483];&quot;&lt;/player&gt; &lt;story&gt;&quot;;[.J483];&quot;&lt;/story&gt; &lt;/game&gt;&quot;)" office:value-type="string" office:string-value="&lt;game name=&quot;Towers - Lord Baniff's Deceit (USA, Europe)&quot;&gt; &lt;year&gt;2000&lt;/year&gt; &lt;rating&gt;ESRB - E (Everyone)&lt;/rating&gt; &lt;title&gt;Towers - Lord Baniff's Deceit &lt;/title&gt; &lt;pub&gt;Vatical Entertainment&lt;/pub&gt; &lt;dev&gt;JV Games Inc.&lt;/dev&gt; &lt;genre&gt;Role-Playing&lt;/genre&gt; &lt;score&gt;3.5&lt;/score&gt; &lt;player&gt;1-2 Players&lt;/player&gt; &lt;story&gt;On their way to help in the battle against Sargon, a crew of adventurers each skilled in their own way encounter a storm that rips a hole in their ship. Safely reaching Lamini, or Land of Towers, the friendly people of the land help repair the damaged ship. As the crew members are looking for a job, they meet the Mayor of the town who is in need of messengers. He tells the adventurers that Lord Baniff has not been heard from in weeks, and that he needs them to seek him out in his Tower and bring word of his condition. Entering the doorway into the Tower, the entrance collapses behind them and they must find their way out.****The gameplay is similar to other first-person realtime D&amp;D games like the Eye of the Beholder series, though not as complex. There are four characters in the game and you choose one to control. Spell incantations are learned from scrolls and are cast by combining the correct syllables. There are 15 levels to explore and tons of monsters and items to find. You can play the game in cooperative mode with another player using a link cable.&lt;/story&gt; &lt;/game&gt;">
            <text:p>&lt;game name="Towers - Lord Baniff's Deceit (USA, Europe)"&gt; &lt;year&gt;2000&lt;/year&gt; &lt;rating&gt;ESRB - E (Everyone)&lt;/rating&gt; &lt;title&gt;Towers - Lord Baniff's Deceit &lt;/title&gt; &lt;pub&gt;Vatical Entertainment&lt;/pub&gt; &lt;dev&gt;JV Games Inc.&lt;/dev&gt; &lt;genre&gt;Role-Playing&lt;/genre&gt; &lt;score&gt;3.5&lt;/score&gt; &lt;player&gt;1-2 Players&lt;/player&gt; &lt;story&gt;On their way to help in the battle against Sargon, a crew of adventurers each skilled in their own way encounter a storm that rips a hole in their ship. Safely reaching Lamini, or Land of Towers, the friendly people of the land help repair the damaged ship. As the crew members are looking for a job, they meet the Mayor of the town who is in need of messengers. He tells the adventurers that Lord Baniff has not been heard from in weeks, and that he needs them to seek him out in his Tower and bring word of his condition. Entering the doorway into the Tower, the entrance collapses behind them and they must find their way out.****The gameplay is similar to other first-person realtime D&amp;D games like the Eye of the Beholder series, though not as complex. There are four characters in the game and you choose one to control. Spell incantations are learned from scrolls and are cast by combining the correct syllables. There are 15 levels to explore and tons of monsters and items to find. You can play the game in cooperative mode with another player using a link cable.&lt;/story&gt; &lt;/game&gt;</text:p>
          </table:table-cell>
          <table:table-cell table:number-columns-repeated="1013"/>
        </table:table-row>
        <table:table-row table:style-name="ro1">
          <table:table-cell office:value-type="string">
            <text:p>Toy Story 2 (USA, Europe)</text:p>
          </table:table-cell>
          <table:table-cell office:value-type="float" office:value="1999">
            <text:p>1999</text:p>
          </table:table-cell>
          <table:table-cell office:value-type="string">
            <text:p>ESRB - E (Everyone)</text:p>
          </table:table-cell>
          <table:table-cell office:value-type="string">
            <text:p>Toy Story 2 </text:p>
          </table:table-cell>
          <table:table-cell office:value-type="string">
            <text:p>THQ</text:p>
          </table:table-cell>
          <table:table-cell office:value-type="string">
            <text:p>Tiertex Design Studios</text:p>
          </table:table-cell>
          <table:table-cell office:value-type="string">
            <text:p>Action</text:p>
          </table:table-cell>
          <table:table-cell office:value-type="string">
            <text:p>2.8</text:p>
          </table:table-cell>
          <table:table-cell office:value-type="string">
            <text:p>1 Player</text:p>
          </table:table-cell>
          <table:table-cell office:value-type="string">
            <text:p>Woody has been stolen from the bedroom, ready to be sold to the highest bidder by an evil toy collector. It's up to good friend Buzz Lightyear to fight his way through from the bedroom to the outside world in order to save Woody from the toy market and bring him home.****All of the character from the 3D animated movie appear through-out the side scroller to help Buzz get to where he is needed. Along with the use of his cannon, Buzz can jump to hard to reach places, also useful in collecting the hidden coins that open bonus levels.</text:p>
          </table:table-cell>
          <table:table-cell table:style-name="Default" table:formula="of:=CONCATENATE(&quot;&lt;game name=&quot;;CHAR(34);[.A484];CHAR(34);&quot;&gt; &lt;year&gt;&quot;;[.B484];&quot;&lt;/year&gt; &lt;rating&gt;&quot;;[.C484];&quot;&lt;/rating&gt; &lt;title&gt;&quot;;[.D484];&quot;&lt;/title&gt; &lt;pub&gt;&quot;;[.E484];&quot;&lt;/pub&gt; &lt;dev&gt;&quot;;[.F484];&quot;&lt;/dev&gt; &lt;genre&gt;&quot;;[.G484];&quot;&lt;/genre&gt; &lt;score&gt;&quot;;[.H484];&quot;&lt;/score&gt; &lt;player&gt;&quot;;[.I484];&quot;&lt;/player&gt; &lt;story&gt;&quot;;[.J484];&quot;&lt;/story&gt; &lt;/game&gt;&quot;)" office:value-type="string" office:string-value="&lt;game name=&quot;Toy Story 2 (USA, Europe)&quot;&gt; &lt;year&gt;1999&lt;/year&gt; &lt;rating&gt;ESRB - E (Everyone)&lt;/rating&gt; &lt;title&gt;Toy Story 2 &lt;/title&gt; &lt;pub&gt;THQ&lt;/pub&gt; &lt;dev&gt;Tiertex Design Studios&lt;/dev&gt; &lt;genre&gt;Action&lt;/genre&gt; &lt;score&gt;2.8&lt;/score&gt; &lt;player&gt;1 Player&lt;/player&gt; &lt;story&gt;Woody has been stolen from the bedroom, ready to be sold to the highest bidder by an evil toy collector. It's up to good friend Buzz Lightyear to fight his way through from the bedroom to the outside world in order to save Woody from the toy market and bring him home.****All of the character from the 3D animated movie appear through-out the side scroller to help Buzz get to where he is needed. Along with the use of his cannon, Buzz can jump to hard to reach places, also useful in collecting the hidden coins that open bonus levels.&lt;/story&gt; &lt;/game&gt;">
            <text:p>&lt;game name="Toy Story 2 (USA, Europe)"&gt; &lt;year&gt;1999&lt;/year&gt; &lt;rating&gt;ESRB - E (Everyone)&lt;/rating&gt; &lt;title&gt;Toy Story 2 &lt;/title&gt; &lt;pub&gt;THQ&lt;/pub&gt; &lt;dev&gt;Tiertex Design Studios&lt;/dev&gt; &lt;genre&gt;Action&lt;/genre&gt; &lt;score&gt;2.8&lt;/score&gt; &lt;player&gt;1 Player&lt;/player&gt; &lt;story&gt;Woody has been stolen from the bedroom, ready to be sold to the highest bidder by an evil toy collector. It's up to good friend Buzz Lightyear to fight his way through from the bedroom to the outside world in order to save Woody from the toy market and bring him home.****All of the character from the 3D animated movie appear through-out the side scroller to help Buzz get to where he is needed. Along with the use of his cannon, Buzz can jump to hard to reach places, also useful in collecting the hidden coins that open bonus levels.&lt;/story&gt; &lt;/game&gt;</text:p>
          </table:table-cell>
          <table:table-cell table:number-columns-repeated="1013"/>
        </table:table-row>
        <table:table-row table:style-name="ro1">
          <table:table-cell office:value-type="string">
            <text:p>Toy Story Racer (USA)</text:p>
          </table:table-cell>
          <table:table-cell office:value-type="float" office:value="2001">
            <text:p>2001</text:p>
          </table:table-cell>
          <table:table-cell office:value-type="string">
            <text:p>ESRB - E (Everyone)</text:p>
          </table:table-cell>
          <table:table-cell office:value-type="string">
            <text:p>Toy Story Racer </text:p>
          </table:table-cell>
          <table:table-cell office:value-type="string">
            <text:p>Activision</text:p>
          </table:table-cell>
          <table:table-cell office:value-type="string">
            <text:p>Tiertex Design Studios</text:p>
          </table:table-cell>
          <table:table-cell office:value-type="string">
            <text:p>Driving</text:p>
          </table:table-cell>
          <table:table-cell office:value-type="string">
            <text:p>3.4</text:p>
          </table:table-cell>
          <table:table-cell office:value-type="string">
            <text:p>1 Player</text:p>
          </table:table-cell>
          <table:table-cell office:value-type="string">
            <text:p>A Toy Story cart racing game. Play as 12 (PlayStation), 4 (Game Boy) of the Toy Story characters on 18 courses - PlayStation, 10 courses - Game Boy. The courses are inspired from the movie.</text:p>
          </table:table-cell>
          <table:table-cell table:style-name="Default" table:formula="of:=CONCATENATE(&quot;&lt;game name=&quot;;CHAR(34);[.A485];CHAR(34);&quot;&gt; &lt;year&gt;&quot;;[.B485];&quot;&lt;/year&gt; &lt;rating&gt;&quot;;[.C485];&quot;&lt;/rating&gt; &lt;title&gt;&quot;;[.D485];&quot;&lt;/title&gt; &lt;pub&gt;&quot;;[.E485];&quot;&lt;/pub&gt; &lt;dev&gt;&quot;;[.F485];&quot;&lt;/dev&gt; &lt;genre&gt;&quot;;[.G485];&quot;&lt;/genre&gt; &lt;score&gt;&quot;;[.H485];&quot;&lt;/score&gt; &lt;player&gt;&quot;;[.I485];&quot;&lt;/player&gt; &lt;story&gt;&quot;;[.J485];&quot;&lt;/story&gt; &lt;/game&gt;&quot;)" office:value-type="string" office:string-value="&lt;game name=&quot;Toy Story Racer (USA)&quot;&gt; &lt;year&gt;2001&lt;/year&gt; &lt;rating&gt;ESRB - E (Everyone)&lt;/rating&gt; &lt;title&gt;Toy Story Racer &lt;/title&gt; &lt;pub&gt;Activision&lt;/pub&gt; &lt;dev&gt;Tiertex Design Studios&lt;/dev&gt; &lt;genre&gt;Driving&lt;/genre&gt; &lt;score&gt;3.4&lt;/score&gt; &lt;player&gt;1 Player&lt;/player&gt; &lt;story&gt;A Toy Story cart racing game. Play as 12 (PlayStation), 4 (Game Boy) of the Toy Story characters on 18 courses - PlayStation, 10 courses - Game Boy. The courses are inspired from the movie.&lt;/story&gt; &lt;/game&gt;">
            <text:p>&lt;game name="Toy Story Racer (USA)"&gt; &lt;year&gt;2001&lt;/year&gt; &lt;rating&gt;ESRB - E (Everyone)&lt;/rating&gt; &lt;title&gt;Toy Story Racer &lt;/title&gt; &lt;pub&gt;Activision&lt;/pub&gt; &lt;dev&gt;Tiertex Design Studios&lt;/dev&gt; &lt;genre&gt;Driving&lt;/genre&gt; &lt;score&gt;3.4&lt;/score&gt; &lt;player&gt;1 Player&lt;/player&gt; &lt;story&gt;A Toy Story cart racing game. Play as 12 (PlayStation), 4 (Game Boy) of the Toy Story characters on 18 courses - PlayStation, 10 courses - Game Boy. The courses are inspired from the movie.&lt;/story&gt; &lt;/game&gt;</text:p>
          </table:table-cell>
          <table:table-cell table:number-columns-repeated="1013"/>
        </table:table-row>
        <table:table-row table:style-name="ro1">
          <table:table-cell office:value-type="string">
            <text:p>Trick Boarder (USA)</text:p>
          </table:table-cell>
          <table:table-cell office:value-type="float" office:value="2000">
            <text:p>2000</text:p>
          </table:table-cell>
          <table:table-cell office:value-type="string">
            <text:p>ESRB - E (Everyone)</text:p>
          </table:table-cell>
          <table:table-cell office:value-type="string">
            <text:p>Trick Boarder </text:p>
          </table:table-cell>
          <table:table-cell table:number-columns-repeated="2" office:value-type="string">
            <text:p>Natsume</text:p>
          </table:table-cell>
          <table:table-cell office:value-type="string">
            <text:p>Sports</text:p>
          </table:table-cell>
          <table:table-cell office:value-type="string">
            <text:p>3.3</text:p>
          </table:table-cell>
          <table:table-cell office:value-type="string">
            <text:p>1 Player</text:p>
          </table:table-cell>
          <table:table-cell office:value-type="string">
            <text:p>You stand poised on edge of the edge of an icy cliff. Strap on your board and get ready for some serious action! Whether you're busting out tricks like indies, tailgrabs and melancholies, or whipping past the competition as you grind on rail, Trick boarder has it all! </text:p>
          </table:table-cell>
          <table:table-cell table:style-name="Default" table:formula="of:=CONCATENATE(&quot;&lt;game name=&quot;;CHAR(34);[.A486];CHAR(34);&quot;&gt; &lt;year&gt;&quot;;[.B486];&quot;&lt;/year&gt; &lt;rating&gt;&quot;;[.C486];&quot;&lt;/rating&gt; &lt;title&gt;&quot;;[.D486];&quot;&lt;/title&gt; &lt;pub&gt;&quot;;[.E486];&quot;&lt;/pub&gt; &lt;dev&gt;&quot;;[.F486];&quot;&lt;/dev&gt; &lt;genre&gt;&quot;;[.G486];&quot;&lt;/genre&gt; &lt;score&gt;&quot;;[.H486];&quot;&lt;/score&gt; &lt;player&gt;&quot;;[.I486];&quot;&lt;/player&gt; &lt;story&gt;&quot;;[.J486];&quot;&lt;/story&gt; &lt;/game&gt;&quot;)" office:value-type="string" office:string-value="&lt;game name=&quot;Trick Boarder (USA)&quot;&gt; &lt;year&gt;2000&lt;/year&gt; &lt;rating&gt;ESRB - E (Everyone)&lt;/rating&gt; &lt;title&gt;Trick Boarder &lt;/title&gt; &lt;pub&gt;Natsume&lt;/pub&gt; &lt;dev&gt;Natsume&lt;/dev&gt; &lt;genre&gt;Sports&lt;/genre&gt; &lt;score&gt;3.3&lt;/score&gt; &lt;player&gt;1 Player&lt;/player&gt; &lt;story&gt;You stand poised on edge of the edge of an icy cliff. Strap on your board and get ready for some serious action! Whether you're busting out tricks like indies, tailgrabs and melancholies, or whipping past the competition as you grind on rail, Trick boarder has it all! &lt;/story&gt; &lt;/game&gt;">
            <text:p>&lt;game name="Trick Boarder (USA)"&gt; &lt;year&gt;2000&lt;/year&gt; &lt;rating&gt;ESRB - E (Everyone)&lt;/rating&gt; &lt;title&gt;Trick Boarder &lt;/title&gt; &lt;pub&gt;Natsume&lt;/pub&gt; &lt;dev&gt;Natsume&lt;/dev&gt; &lt;genre&gt;Sports&lt;/genre&gt; &lt;score&gt;3.3&lt;/score&gt; &lt;player&gt;1 Player&lt;/player&gt; &lt;story&gt;You stand poised on edge of the edge of an icy cliff. Strap on your board and get ready for some serious action! Whether you're busting out tricks like indies, tailgrabs and melancholies, or whipping past the competition as you grind on rail, Trick boarder has it all! &lt;/story&gt; &lt;/game&gt;</text:p>
          </table:table-cell>
          <table:table-cell table:number-columns-repeated="1013"/>
        </table:table-row>
        <table:table-row table:style-name="ro1">
          <table:table-cell office:value-type="string">
            <text:p>Triple Play 2001 (USA, Europe)</text:p>
          </table:table-cell>
          <table:table-cell office:value-type="float" office:value="2000">
            <text:p>2000</text:p>
          </table:table-cell>
          <table:table-cell office:value-type="string">
            <text:p>ESRB - E (Everyone)</text:p>
          </table:table-cell>
          <table:table-cell office:value-type="string">
            <text:p>Triple Play 2001 </text:p>
          </table:table-cell>
          <table:table-cell office:value-type="string">
            <text:p>THQ</text:p>
          </table:table-cell>
          <table:table-cell office:value-type="string">
            <text:p>EA Sports</text:p>
          </table:table-cell>
          <table:table-cell office:value-type="string">
            <text:p>Sports</text:p>
          </table:table-cell>
          <table:table-cell office:value-type="string">
            <text:p>3.6</text:p>
          </table:table-cell>
          <table:table-cell office:value-type="string">
            <text:p>1 Player</text:p>
          </table:table-cell>
          <table:table-cell office:value-type="string">
            <text:p>Triple Play is back, and this time we've brought the legends! Go against the legends like Babe Ruth, Mickey Mantle, and more as you compete in Home Run Tournaments and other events. Improved player models and textures made them more life-like than ever. Create your own player by importing your own face texture. Play on the internet through the site's playmatching service.</text:p>
          </table:table-cell>
          <table:table-cell table:style-name="Default" table:formula="of:=CONCATENATE(&quot;&lt;game name=&quot;;CHAR(34);[.A487];CHAR(34);&quot;&gt; &lt;year&gt;&quot;;[.B487];&quot;&lt;/year&gt; &lt;rating&gt;&quot;;[.C487];&quot;&lt;/rating&gt; &lt;title&gt;&quot;;[.D487];&quot;&lt;/title&gt; &lt;pub&gt;&quot;;[.E487];&quot;&lt;/pub&gt; &lt;dev&gt;&quot;;[.F487];&quot;&lt;/dev&gt; &lt;genre&gt;&quot;;[.G487];&quot;&lt;/genre&gt; &lt;score&gt;&quot;;[.H487];&quot;&lt;/score&gt; &lt;player&gt;&quot;;[.I487];&quot;&lt;/player&gt; &lt;story&gt;&quot;;[.J487];&quot;&lt;/story&gt; &lt;/game&gt;&quot;)" office:value-type="string" office:string-value="&lt;game name=&quot;Triple Play 2001 (USA, Europe)&quot;&gt; &lt;year&gt;2000&lt;/year&gt; &lt;rating&gt;ESRB - E (Everyone)&lt;/rating&gt; &lt;title&gt;Triple Play 2001 &lt;/title&gt; &lt;pub&gt;THQ&lt;/pub&gt; &lt;dev&gt;EA Sports&lt;/dev&gt; &lt;genre&gt;Sports&lt;/genre&gt; &lt;score&gt;3.6&lt;/score&gt; &lt;player&gt;1 Player&lt;/player&gt; &lt;story&gt;Triple Play is back, and this time we've brought the legends! Go against the legends like Babe Ruth, Mickey Mantle, and more as you compete in Home Run Tournaments and other events. Improved player models and textures made them more life-like than ever. Create your own player by importing your own face texture. Play on the internet through the site's playmatching service.&lt;/story&gt; &lt;/game&gt;">
            <text:p>&lt;game name="Triple Play 2001 (USA, Europe)"&gt; &lt;year&gt;2000&lt;/year&gt; &lt;rating&gt;ESRB - E (Everyone)&lt;/rating&gt; &lt;title&gt;Triple Play 2001 &lt;/title&gt; &lt;pub&gt;THQ&lt;/pub&gt; &lt;dev&gt;EA Sports&lt;/dev&gt; &lt;genre&gt;Sports&lt;/genre&gt; &lt;score&gt;3.6&lt;/score&gt; &lt;player&gt;1 Player&lt;/player&gt; &lt;story&gt;Triple Play is back, and this time we've brought the legends! Go against the legends like Babe Ruth, Mickey Mantle, and more as you compete in Home Run Tournaments and other events. Improved player models and textures made them more life-like than ever. Create your own player by importing your own face texture. Play on the internet through the site's playmatching service.&lt;/story&gt; &lt;/game&gt;</text:p>
          </table:table-cell>
          <table:table-cell table:number-columns-repeated="1013"/>
        </table:table-row>
        <table:table-row table:style-name="ro1">
          <table:table-cell office:value-type="string">
            <text:p>Trouballs (USA)</text:p>
          </table:table-cell>
          <table:table-cell office:value-type="float" office:value="2001">
            <text:p>2001</text:p>
          </table:table-cell>
          <table:table-cell office:value-type="string">
            <text:p>ESRB - E (Everyone)</text:p>
          </table:table-cell>
          <table:table-cell office:value-type="string">
            <text:p>Trouballs </text:p>
          </table:table-cell>
          <table:table-cell office:value-type="string">
            <text:p>Capcom</text:p>
          </table:table-cell>
          <table:table-cell office:value-type="string">
            <text:p>Paragon 5 </text:p>
          </table:table-cell>
          <table:table-cell office:value-type="string">
            <text:p>Puzzle</text:p>
          </table:table-cell>
          <table:table-cell office:value-type="string">
            <text:p>2.8</text:p>
          </table:table-cell>
          <table:table-cell office:value-type="string">
            <text:p>1 Player</text:p>
          </table:table-cell>
          <table:table-cell office:value-type="string">
            <text:p>The object of Trouballs is to wipe out all the balls present on screen within a limited amount of time. To vaporize the balls, arrange same-colored balls into groups of four or six balls each. Arrange the balls by turning the gears behind them. Move the gears to any set of balls, and turn them clockwise or counter-clockwise.</text:p>
          </table:table-cell>
          <table:table-cell table:style-name="Default" table:formula="of:=CONCATENATE(&quot;&lt;game name=&quot;;CHAR(34);[.A488];CHAR(34);&quot;&gt; &lt;year&gt;&quot;;[.B488];&quot;&lt;/year&gt; &lt;rating&gt;&quot;;[.C488];&quot;&lt;/rating&gt; &lt;title&gt;&quot;;[.D488];&quot;&lt;/title&gt; &lt;pub&gt;&quot;;[.E488];&quot;&lt;/pub&gt; &lt;dev&gt;&quot;;[.F488];&quot;&lt;/dev&gt; &lt;genre&gt;&quot;;[.G488];&quot;&lt;/genre&gt; &lt;score&gt;&quot;;[.H488];&quot;&lt;/score&gt; &lt;player&gt;&quot;;[.I488];&quot;&lt;/player&gt; &lt;story&gt;&quot;;[.J488];&quot;&lt;/story&gt; &lt;/game&gt;&quot;)" office:value-type="string" office:string-value="&lt;game name=&quot;Trouballs (USA)&quot;&gt; &lt;year&gt;2001&lt;/year&gt; &lt;rating&gt;ESRB - E (Everyone)&lt;/rating&gt; &lt;title&gt;Trouballs &lt;/title&gt; &lt;pub&gt;Capcom&lt;/pub&gt; &lt;dev&gt;Paragon 5 &lt;/dev&gt; &lt;genre&gt;Puzzle&lt;/genre&gt; &lt;score&gt;2.8&lt;/score&gt; &lt;player&gt;1 Player&lt;/player&gt; &lt;story&gt;The object of Trouballs is to wipe out all the balls present on screen within a limited amount of time. To vaporize the balls, arrange same-colored balls into groups of four or six balls each. Arrange the balls by turning the gears behind them. Move the gears to any set of balls, and turn them clockwise or counter-clockwise.&lt;/story&gt; &lt;/game&gt;">
            <text:p>&lt;game name="Trouballs (USA)"&gt; &lt;year&gt;2001&lt;/year&gt; &lt;rating&gt;ESRB - E (Everyone)&lt;/rating&gt; &lt;title&gt;Trouballs &lt;/title&gt; &lt;pub&gt;Capcom&lt;/pub&gt; &lt;dev&gt;Paragon 5 &lt;/dev&gt; &lt;genre&gt;Puzzle&lt;/genre&gt; &lt;score&gt;2.8&lt;/score&gt; &lt;player&gt;1 Player&lt;/player&gt; &lt;story&gt;The object of Trouballs is to wipe out all the balls present on screen within a limited amount of time. To vaporize the balls, arrange same-colored balls into groups of four or six balls each. Arrange the balls by turning the gears behind them. Move the gears to any set of balls, and turn them clockwise or counter-clockwise.&lt;/story&gt; &lt;/game&gt;</text:p>
          </table:table-cell>
          <table:table-cell table:number-columns-repeated="1013"/>
        </table:table-row>
        <table:table-row table:style-name="ro1">
          <table:table-cell office:value-type="string">
            <text:p>Turok - Rage Wars (USA, Europe)</text:p>
          </table:table-cell>
          <table:table-cell office:value-type="float" office:value="2000">
            <text:p>2000</text:p>
          </table:table-cell>
          <table:table-cell office:value-type="string">
            <text:p>ESRB - E (Everyone)</text:p>
          </table:table-cell>
          <table:table-cell office:value-type="string">
            <text:p>Turok - Rage Wars </text:p>
          </table:table-cell>
          <table:table-cell office:value-type="string">
            <text:p>Acclaim</text:p>
          </table:table-cell>
          <table:table-cell office:value-type="string">
            <text:p>Bit Managers</text:p>
          </table:table-cell>
          <table:table-cell office:value-type="string">
            <text:p>Action</text:p>
          </table:table-cell>
          <table:table-cell office:value-type="string">
            <text:p>2.8</text:p>
          </table:table-cell>
          <table:table-cell office:value-type="string">
            <text:p>1 Player</text:p>
          </table:table-cell>
          <table:table-cell office:value-type="string">
            <text:p>If you enjoyed the multiplayer modes in Turok 2, then this is for you.Instead of the usual Turok single player missions, you must control your character and complete certain missions (from getting the most frags in a time limit, finding an item, or lasting the distance). Before a match you also get to choose which weapons to use, and you can unlock heaps of more weapons and character skins as you complete the objectives.****Multiplayer is the main aim of this game, and there are plenty of 4 player game modes to choose from (frag and tag, capture the flag, Bloodlust, etc.) as well as a 2 player co-op Trial mode (much like the single player missions) time trials and frag fests.</text:p>
          </table:table-cell>
          <table:table-cell table:style-name="Default" table:formula="of:=CONCATENATE(&quot;&lt;game name=&quot;;CHAR(34);[.A489];CHAR(34);&quot;&gt; &lt;year&gt;&quot;;[.B489];&quot;&lt;/year&gt; &lt;rating&gt;&quot;;[.C489];&quot;&lt;/rating&gt; &lt;title&gt;&quot;;[.D489];&quot;&lt;/title&gt; &lt;pub&gt;&quot;;[.E489];&quot;&lt;/pub&gt; &lt;dev&gt;&quot;;[.F489];&quot;&lt;/dev&gt; &lt;genre&gt;&quot;;[.G489];&quot;&lt;/genre&gt; &lt;score&gt;&quot;;[.H489];&quot;&lt;/score&gt; &lt;player&gt;&quot;;[.I489];&quot;&lt;/player&gt; &lt;story&gt;&quot;;[.J489];&quot;&lt;/story&gt; &lt;/game&gt;&quot;)" office:value-type="string" office:string-value="&lt;game name=&quot;Turok - Rage Wars (USA, Europe)&quot;&gt; &lt;year&gt;2000&lt;/year&gt; &lt;rating&gt;ESRB - E (Everyone)&lt;/rating&gt; &lt;title&gt;Turok - Rage Wars &lt;/title&gt; &lt;pub&gt;Acclaim&lt;/pub&gt; &lt;dev&gt;Bit Managers&lt;/dev&gt; &lt;genre&gt;Action&lt;/genre&gt; &lt;score&gt;2.8&lt;/score&gt; &lt;player&gt;1 Player&lt;/player&gt; &lt;story&gt;If you enjoyed the multiplayer modes in Turok 2, then this is for you.Instead of the usual Turok single player missions, you must control your character and complete certain missions (from getting the most frags in a time limit, finding an item, or lasting the distance). Before a match you also get to choose which weapons to use, and you can unlock heaps of more weapons and character skins as you complete the objectives.****Multiplayer is the main aim of this game, and there are plenty of 4 player game modes to choose from (frag and tag, capture the flag, Bloodlust, etc.) as well as a 2 player co-op Trial mode (much like the single player missions) time trials and frag fests.&lt;/story&gt; &lt;/game&gt;">
            <text:p>&lt;game name="Turok - Rage Wars (USA, Europe)"&gt; &lt;year&gt;2000&lt;/year&gt; &lt;rating&gt;ESRB - E (Everyone)&lt;/rating&gt; &lt;title&gt;Turok - Rage Wars &lt;/title&gt; &lt;pub&gt;Acclaim&lt;/pub&gt; &lt;dev&gt;Bit Managers&lt;/dev&gt; &lt;genre&gt;Action&lt;/genre&gt; &lt;score&gt;2.8&lt;/score&gt; &lt;player&gt;1 Player&lt;/player&gt; &lt;story&gt;If you enjoyed the multiplayer modes in Turok 2, then this is for you.Instead of the usual Turok single player missions, you must control your character and complete certain missions (from getting the most frags in a time limit, finding an item, or lasting the distance). Before a match you also get to choose which weapons to use, and you can unlock heaps of more weapons and character skins as you complete the objectives.****Multiplayer is the main aim of this game, and there are plenty of 4 player game modes to choose from (frag and tag, capture the flag, Bloodlust, etc.) as well as a 2 player co-op Trial mode (much like the single player missions) time trials and frag fests.&lt;/story&gt; &lt;/game&gt;</text:p>
          </table:table-cell>
          <table:table-cell table:number-columns-repeated="1013"/>
        </table:table-row>
        <table:table-row table:style-name="ro1">
          <table:table-cell office:value-type="string">
            <text:p>Turok 2 - Seeds of Evil (USA, Europe)</text:p>
          </table:table-cell>
          <table:table-cell office:value-type="float" office:value="1998">
            <text:p>1998</text:p>
          </table:table-cell>
          <table:table-cell office:value-type="string">
            <text:p>ESRB - E (Everyone)</text:p>
          </table:table-cell>
          <table:table-cell office:value-type="string">
            <text:p>Turok 2 - Seeds of Evil </text:p>
          </table:table-cell>
          <table:table-cell office:value-type="string">
            <text:p>Acclaim</text:p>
          </table:table-cell>
          <table:table-cell office:value-type="string">
            <text:p>Bit Managers</text:p>
          </table:table-cell>
          <table:table-cell office:value-type="string">
            <text:p>Action</text:p>
          </table:table-cell>
          <table:table-cell office:value-type="string">
            <text:p>2.9</text:p>
          </table:table-cell>
          <table:table-cell office:value-type="string">
            <text:p>1 Player</text:p>
          </table:table-cell>
          <table:table-cell office:value-type="string">
            <text:p>The sequel to Turok: Dinosaur Hunter.**Having defeated the Chronoceptor, Turok throws the leftovers into a waiting volcano, only to awaken an even deadlier force - The Primagen - who lays in wait for his freedom from a wrecked space craft, buried at the core of the Lost Land.**Now it is up to Turok to once again restore peace to the land, and stop the Primagen from merging Earth with the nether world. New weapons, better graphics, more Turok!!</text:p>
          </table:table-cell>
          <table:table-cell table:style-name="Default" table:formula="of:=CONCATENATE(&quot;&lt;game name=&quot;;CHAR(34);[.A490];CHAR(34);&quot;&gt; &lt;year&gt;&quot;;[.B490];&quot;&lt;/year&gt; &lt;rating&gt;&quot;;[.C490];&quot;&lt;/rating&gt; &lt;title&gt;&quot;;[.D490];&quot;&lt;/title&gt; &lt;pub&gt;&quot;;[.E490];&quot;&lt;/pub&gt; &lt;dev&gt;&quot;;[.F490];&quot;&lt;/dev&gt; &lt;genre&gt;&quot;;[.G490];&quot;&lt;/genre&gt; &lt;score&gt;&quot;;[.H490];&quot;&lt;/score&gt; &lt;player&gt;&quot;;[.I490];&quot;&lt;/player&gt; &lt;story&gt;&quot;;[.J490];&quot;&lt;/story&gt; &lt;/game&gt;&quot;)" office:value-type="string" office:string-value="&lt;game name=&quot;Turok 2 - Seeds of Evil (USA, Europe)&quot;&gt; &lt;year&gt;1998&lt;/year&gt; &lt;rating&gt;ESRB - E (Everyone)&lt;/rating&gt; &lt;title&gt;Turok 2 - Seeds of Evil &lt;/title&gt; &lt;pub&gt;Acclaim&lt;/pub&gt; &lt;dev&gt;Bit Managers&lt;/dev&gt; &lt;genre&gt;Action&lt;/genre&gt; &lt;score&gt;2.9&lt;/score&gt; &lt;player&gt;1 Player&lt;/player&gt; &lt;story&gt;The sequel to Turok: Dinosaur Hunter.**Having defeated the Chronoceptor, Turok throws the leftovers into a waiting volcano, only to awaken an even deadlier force - The Primagen - who lays in wait for his freedom from a wrecked space craft, buried at the core of the Lost Land.**Now it is up to Turok to once again restore peace to the land, and stop the Primagen from merging Earth with the nether world. New weapons, better graphics, more Turok!!&lt;/story&gt; &lt;/game&gt;">
            <text:p>&lt;game name="Turok 2 - Seeds of Evil (USA, Europe)"&gt; &lt;year&gt;1998&lt;/year&gt; &lt;rating&gt;ESRB - E (Everyone)&lt;/rating&gt; &lt;title&gt;Turok 2 - Seeds of Evil &lt;/title&gt; &lt;pub&gt;Acclaim&lt;/pub&gt; &lt;dev&gt;Bit Managers&lt;/dev&gt; &lt;genre&gt;Action&lt;/genre&gt; &lt;score&gt;2.9&lt;/score&gt; &lt;player&gt;1 Player&lt;/player&gt; &lt;story&gt;The sequel to Turok: Dinosaur Hunter.**Having defeated the Chronoceptor, Turok throws the leftovers into a waiting volcano, only to awaken an even deadlier force - The Primagen - who lays in wait for his freedom from a wrecked space craft, buried at the core of the Lost Land.**Now it is up to Turok to once again restore peace to the land, and stop the Primagen from merging Earth with the nether world. New weapons, better graphics, more Turok!!&lt;/story&gt; &lt;/game&gt;</text:p>
          </table:table-cell>
          <table:table-cell table:number-columns-repeated="1013"/>
        </table:table-row>
        <table:table-row table:style-name="ro1">
          <table:table-cell office:value-type="string">
            <text:p>Turok 3 - Shadow of Oblivion (USA, Europe)</text:p>
          </table:table-cell>
          <table:table-cell office:value-type="float" office:value="2000">
            <text:p>2000</text:p>
          </table:table-cell>
          <table:table-cell office:value-type="string">
            <text:p>ESRB - E (Everyone)</text:p>
          </table:table-cell>
          <table:table-cell office:value-type="string">
            <text:p>Turok 3 - Shadow of Oblivion </text:p>
          </table:table-cell>
          <table:table-cell office:value-type="string">
            <text:p>Acclaim</text:p>
          </table:table-cell>
          <table:table-cell office:value-type="string">
            <text:p>Bit Managers</text:p>
          </table:table-cell>
          <table:table-cell office:value-type="string">
            <text:p>Action</text:p>
          </table:table-cell>
          <table:table-cell office:value-type="string">
            <text:p>3.5</text:p>
          </table:table-cell>
          <table:table-cell office:value-type="string">
            <text:p>1 Player</text:p>
          </table:table-cell>
          <table:table-cell office:value-type="string">
            <text:p>In Turok 2 when Primagen's Lightship was destroyed, the explosion created a shockwave through out the universe. This effect nearly ends the life of Oblivion, a 'thing' the drifts through space, consuming anything that ends up in its way. Also during this explosion, a new world was created. In this world lies the Turok family tree, and Oblivion knows that the only way the pain the lies within can be stopped, is to destroy the Turok line. ****The third title in the Turok series adds two characters to play instead of one, new weapons (as well as some old favourites) and a highly detailed soundtracks with cut-scenes detailing the storyline as you go along.</text:p>
          </table:table-cell>
          <table:table-cell table:style-name="Default" table:formula="of:=CONCATENATE(&quot;&lt;game name=&quot;;CHAR(34);[.A491];CHAR(34);&quot;&gt; &lt;year&gt;&quot;;[.B491];&quot;&lt;/year&gt; &lt;rating&gt;&quot;;[.C491];&quot;&lt;/rating&gt; &lt;title&gt;&quot;;[.D491];&quot;&lt;/title&gt; &lt;pub&gt;&quot;;[.E491];&quot;&lt;/pub&gt; &lt;dev&gt;&quot;;[.F491];&quot;&lt;/dev&gt; &lt;genre&gt;&quot;;[.G491];&quot;&lt;/genre&gt; &lt;score&gt;&quot;;[.H491];&quot;&lt;/score&gt; &lt;player&gt;&quot;;[.I491];&quot;&lt;/player&gt; &lt;story&gt;&quot;;[.J491];&quot;&lt;/story&gt; &lt;/game&gt;&quot;)" office:value-type="string" office:string-value="&lt;game name=&quot;Turok 3 - Shadow of Oblivion (USA, Europe)&quot;&gt; &lt;year&gt;2000&lt;/year&gt; &lt;rating&gt;ESRB - E (Everyone)&lt;/rating&gt; &lt;title&gt;Turok 3 - Shadow of Oblivion &lt;/title&gt; &lt;pub&gt;Acclaim&lt;/pub&gt; &lt;dev&gt;Bit Managers&lt;/dev&gt; &lt;genre&gt;Action&lt;/genre&gt; &lt;score&gt;3.5&lt;/score&gt; &lt;player&gt;1 Player&lt;/player&gt; &lt;story&gt;In Turok 2 when Primagen's Lightship was destroyed, the explosion created a shockwave through out the universe. This effect nearly ends the life of Oblivion, a 'thing' the drifts through space, consuming anything that ends up in its way. Also during this explosion, a new world was created. In this world lies the Turok family tree, and Oblivion knows that the only way the pain the lies within can be stopped, is to destroy the Turok line. ****The third title in the Turok series adds two characters to play instead of one, new weapons (as well as some old favourites) and a highly detailed soundtracks with cut-scenes detailing the storyline as you go along.&lt;/story&gt; &lt;/game&gt;">
            <text:p>&lt;game name="Turok 3 - Shadow of Oblivion (USA, Europe)"&gt; &lt;year&gt;2000&lt;/year&gt; &lt;rating&gt;ESRB - E (Everyone)&lt;/rating&gt; &lt;title&gt;Turok 3 - Shadow of Oblivion &lt;/title&gt; &lt;pub&gt;Acclaim&lt;/pub&gt; &lt;dev&gt;Bit Managers&lt;/dev&gt; &lt;genre&gt;Action&lt;/genre&gt; &lt;score&gt;3.5&lt;/score&gt; &lt;player&gt;1 Player&lt;/player&gt; &lt;story&gt;In Turok 2 when Primagen's Lightship was destroyed, the explosion created a shockwave through out the universe. This effect nearly ends the life of Oblivion, a 'thing' the drifts through space, consuming anything that ends up in its way. Also during this explosion, a new world was created. In this world lies the Turok family tree, and Oblivion knows that the only way the pain the lies within can be stopped, is to destroy the Turok line. ****The third title in the Turok series adds two characters to play instead of one, new weapons (as well as some old favourites) and a highly detailed soundtracks with cut-scenes detailing the storyline as you go along.&lt;/story&gt; &lt;/game&gt;</text:p>
          </table:table-cell>
          <table:table-cell table:number-columns-repeated="1013"/>
        </table:table-row>
        <table:table-row table:style-name="ro1">
          <table:table-cell office:value-type="string">
            <text:p>Tweenies - Doodles' Bones (Europe)</text:p>
          </table:table-cell>
          <table:table-cell office:value-type="float" office:value="2001">
            <text:p>2001</text:p>
          </table:table-cell>
          <table:table-cell office:value-type="string">
            <text:p>ESRB - E (Everyone)</text:p>
          </table:table-cell>
          <table:table-cell office:value-type="string">
            <text:p>Tweenies - Doodles' Bones </text:p>
          </table:table-cell>
          <table:table-cell office:value-type="string">
            <text:p>BBC Multimedia</text:p>
          </table:table-cell>
          <table:table-cell office:value-type="string">
            <text:p>Tell-Tale Production</text:p>
          </table:table-cell>
          <table:table-cell office:value-type="string">
            <text:p>Action</text:p>
          </table:table-cell>
          <table:table-cell office:value-type="string">
            <text:p>3.5</text:p>
          </table:table-cell>
          <table:table-cell office:value-type="string">
            <text:p>1 Player</text:p>
          </table:table-cell>
          <table:table-cell office:value-type="string">
            <text:p>Doodles has lost his bones! Complete exciting games and puzzles with the Tweenies to find pieces of hidden treasure map which will show where the bones are buried. </text:p>
          </table:table-cell>
          <table:table-cell table:style-name="Default" table:formula="of:=CONCATENATE(&quot;&lt;game name=&quot;;CHAR(34);[.A492];CHAR(34);&quot;&gt; &lt;year&gt;&quot;;[.B492];&quot;&lt;/year&gt; &lt;rating&gt;&quot;;[.C492];&quot;&lt;/rating&gt; &lt;title&gt;&quot;;[.D492];&quot;&lt;/title&gt; &lt;pub&gt;&quot;;[.E492];&quot;&lt;/pub&gt; &lt;dev&gt;&quot;;[.F492];&quot;&lt;/dev&gt; &lt;genre&gt;&quot;;[.G492];&quot;&lt;/genre&gt; &lt;score&gt;&quot;;[.H492];&quot;&lt;/score&gt; &lt;player&gt;&quot;;[.I492];&quot;&lt;/player&gt; &lt;story&gt;&quot;;[.J492];&quot;&lt;/story&gt; &lt;/game&gt;&quot;)" office:value-type="string" office:string-value="&lt;game name=&quot;Tweenies - Doodles' Bones (Europe)&quot;&gt; &lt;year&gt;2001&lt;/year&gt; &lt;rating&gt;ESRB - E (Everyone)&lt;/rating&gt; &lt;title&gt;Tweenies - Doodles' Bones &lt;/title&gt; &lt;pub&gt;BBC Multimedia&lt;/pub&gt; &lt;dev&gt;Tell-Tale Production&lt;/dev&gt; &lt;genre&gt;Action&lt;/genre&gt; &lt;score&gt;3.5&lt;/score&gt; &lt;player&gt;1 Player&lt;/player&gt; &lt;story&gt;Doodles has lost his bones! Complete exciting games and puzzles with the Tweenies to find pieces of hidden treasure map which will show where the bones are buried. &lt;/story&gt; &lt;/game&gt;">
            <text:p>&lt;game name="Tweenies - Doodles' Bones (Europe)"&gt; &lt;year&gt;2001&lt;/year&gt; &lt;rating&gt;ESRB - E (Everyone)&lt;/rating&gt; &lt;title&gt;Tweenies - Doodles' Bones &lt;/title&gt; &lt;pub&gt;BBC Multimedia&lt;/pub&gt; &lt;dev&gt;Tell-Tale Production&lt;/dev&gt; &lt;genre&gt;Action&lt;/genre&gt; &lt;score&gt;3.5&lt;/score&gt; &lt;player&gt;1 Player&lt;/player&gt; &lt;story&gt;Doodles has lost his bones! Complete exciting games and puzzles with the Tweenies to find pieces of hidden treasure map which will show where the bones are buried. &lt;/story&gt; &lt;/game&gt;</text:p>
          </table:table-cell>
          <table:table-cell table:number-columns-repeated="1013"/>
        </table:table-row>
        <table:table-row table:style-name="ro1">
          <table:table-cell office:value-type="string">
            <text:p>Tweety's High-Flying Adventure (USA)</text:p>
          </table:table-cell>
          <table:table-cell office:value-type="float" office:value="2000">
            <text:p>2000</text:p>
          </table:table-cell>
          <table:table-cell office:value-type="string">
            <text:p>ESRB - E (Everyone)</text:p>
          </table:table-cell>
          <table:table-cell office:value-type="string">
            <text:p>Tweety's High-Flying Adventure </text:p>
          </table:table-cell>
          <table:table-cell table:number-columns-repeated="2" office:value-type="string">
            <text:p>Kemco</text:p>
          </table:table-cell>
          <table:table-cell office:value-type="string">
            <text:p>Action</text:p>
          </table:table-cell>
          <table:table-cell office:value-type="string">
            <text:p>3.8</text:p>
          </table:table-cell>
          <table:table-cell office:value-type="string">
            <text:p>1-2 Players</text:p>
          </table:table-cell>
          <table:table-cell office:value-type="string">
            <text:p>Tweety's High-Flying Adventure is a platformer based on the direct-to-video animated movie of the same name. Granny sends off Tweety on a world trip to gather paw imprints of 80 cats in order to win a bet. There are overall 40 levels with ten scenarios, i.e. two cats per level. The levels itself are relatively open and have to be explored in order in order to find the cats, especially by using Tweety's flutter ability. The player has to tap a button rapidly in order to keep him in the air longer. On the other hand, he has no standard attack and has to use items found in the levels, e.g. banana peels or acorns. The cats have to be overwhelmed with those items to get access to their paws. Of course there are also other enemies which take away a part of Tweety's life energy when touched. There is also a two-player mode in which the participants try to get as many paw imprints as possible in a limited amount of time.</text:p>
          </table:table-cell>
          <table:table-cell table:style-name="Default" table:formula="of:=CONCATENATE(&quot;&lt;game name=&quot;;CHAR(34);[.A493];CHAR(34);&quot;&gt; &lt;year&gt;&quot;;[.B493];&quot;&lt;/year&gt; &lt;rating&gt;&quot;;[.C493];&quot;&lt;/rating&gt; &lt;title&gt;&quot;;[.D493];&quot;&lt;/title&gt; &lt;pub&gt;&quot;;[.E493];&quot;&lt;/pub&gt; &lt;dev&gt;&quot;;[.F493];&quot;&lt;/dev&gt; &lt;genre&gt;&quot;;[.G493];&quot;&lt;/genre&gt; &lt;score&gt;&quot;;[.H493];&quot;&lt;/score&gt; &lt;player&gt;&quot;;[.I493];&quot;&lt;/player&gt; &lt;story&gt;&quot;;[.J493];&quot;&lt;/story&gt; &lt;/game&gt;&quot;)" office:value-type="string" office:string-value="&lt;game name=&quot;Tweety's High-Flying Adventure (USA)&quot;&gt; &lt;year&gt;2000&lt;/year&gt; &lt;rating&gt;ESRB - E (Everyone)&lt;/rating&gt; &lt;title&gt;Tweety's High-Flying Adventure &lt;/title&gt; &lt;pub&gt;Kemco&lt;/pub&gt; &lt;dev&gt;Kemco&lt;/dev&gt; &lt;genre&gt;Action&lt;/genre&gt; &lt;score&gt;3.8&lt;/score&gt; &lt;player&gt;1-2 Players&lt;/player&gt; &lt;story&gt;Tweety's High-Flying Adventure is a platformer based on the direct-to-video animated movie of the same name. Granny sends off Tweety on a world trip to gather paw imprints of 80 cats in order to win a bet. There are overall 40 levels with ten scenarios, i.e. two cats per level. The levels itself are relatively open and have to be explored in order in order to find the cats, especially by using Tweety's flutter ability. The player has to tap a button rapidly in order to keep him in the air longer. On the other hand, he has no standard attack and has to use items found in the levels, e.g. banana peels or acorns. The cats have to be overwhelmed with those items to get access to their paws. Of course there are also other enemies which take away a part of Tweety's life energy when touched. There is also a two-player mode in which the participants try to get as many paw imprints as possible in a limited amount of time.&lt;/story&gt; &lt;/game&gt;">
            <text:p>&lt;game name="Tweety's High-Flying Adventure (USA)"&gt; &lt;year&gt;2000&lt;/year&gt; &lt;rating&gt;ESRB - E (Everyone)&lt;/rating&gt; &lt;title&gt;Tweety's High-Flying Adventure &lt;/title&gt; &lt;pub&gt;Kemco&lt;/pub&gt; &lt;dev&gt;Kemco&lt;/dev&gt; &lt;genre&gt;Action&lt;/genre&gt; &lt;score&gt;3.8&lt;/score&gt; &lt;player&gt;1-2 Players&lt;/player&gt; &lt;story&gt;Tweety's High-Flying Adventure is a platformer based on the direct-to-video animated movie of the same name. Granny sends off Tweety on a world trip to gather paw imprints of 80 cats in order to win a bet. There are overall 40 levels with ten scenarios, i.e. two cats per level. The levels itself are relatively open and have to be explored in order in order to find the cats, especially by using Tweety's flutter ability. The player has to tap a button rapidly in order to keep him in the air longer. On the other hand, he has no standard attack and has to use items found in the levels, e.g. banana peels or acorns. The cats have to be overwhelmed with those items to get access to their paws. Of course there are also other enemies which take away a part of Tweety's life energy when touched. There is also a two-player mode in which the participants try to get as many paw imprints as possible in a limited amount of time.&lt;/story&gt; &lt;/game&gt;</text:p>
          </table:table-cell>
          <table:table-cell table:number-columns-repeated="1013"/>
        </table:table-row>
        <table:table-row table:style-name="ro1">
          <table:table-cell office:value-type="string">
            <text:p>Tyco RC - Racin' Ratz (USA)</text:p>
          </table:table-cell>
          <table:table-cell office:value-type="float" office:value="2000">
            <text:p>2000</text:p>
          </table:table-cell>
          <table:table-cell office:value-type="string">
            <text:p>ESRB - E (Everyone)</text:p>
          </table:table-cell>
          <table:table-cell office:value-type="string">
            <text:p>Tyco RC - Racin' Ratz </text:p>
          </table:table-cell>
          <table:table-cell office:value-type="string">
            <text:p>Mattel</text:p>
          </table:table-cell>
          <table:table-cell office:value-type="string">
            <text:p>KnowWonder</text:p>
          </table:table-cell>
          <table:table-cell office:value-type="string">
            <text:p>Driving</text:p>
          </table:table-cell>
          <table:table-cell office:value-type="string">
            <text:p>2.8</text:p>
          </table:table-cell>
          <table:table-cell office:value-type="string">
            <text:p>1 Player</text:p>
          </table:table-cell>
          <table:table-cell office:value-type="string">
            <text:p>Mattel Media's Tyco R/C Racin' Ratz for Game Boy Color features Mattel's small-scale radio-controlled toys. In Racin' Ratz, players take on the role of either Chris or Betty and can wreak havoc with their R/C vehicles while trying to complete more than twenty-five missions through ten levels. Kids snag as many household items as they can get as they tear through the bedroom, the living room, grandma's house, the garage, and other areas of the house. </text:p>
          </table:table-cell>
          <table:table-cell table:style-name="Default" table:formula="of:=CONCATENATE(&quot;&lt;game name=&quot;;CHAR(34);[.A494];CHAR(34);&quot;&gt; &lt;year&gt;&quot;;[.B494];&quot;&lt;/year&gt; &lt;rating&gt;&quot;;[.C494];&quot;&lt;/rating&gt; &lt;title&gt;&quot;;[.D494];&quot;&lt;/title&gt; &lt;pub&gt;&quot;;[.E494];&quot;&lt;/pub&gt; &lt;dev&gt;&quot;;[.F494];&quot;&lt;/dev&gt; &lt;genre&gt;&quot;;[.G494];&quot;&lt;/genre&gt; &lt;score&gt;&quot;;[.H494];&quot;&lt;/score&gt; &lt;player&gt;&quot;;[.I494];&quot;&lt;/player&gt; &lt;story&gt;&quot;;[.J494];&quot;&lt;/story&gt; &lt;/game&gt;&quot;)" office:value-type="string" office:string-value="&lt;game name=&quot;Tyco RC - Racin' Ratz (USA)&quot;&gt; &lt;year&gt;2000&lt;/year&gt; &lt;rating&gt;ESRB - E (Everyone)&lt;/rating&gt; &lt;title&gt;Tyco RC - Racin' Ratz &lt;/title&gt; &lt;pub&gt;Mattel&lt;/pub&gt; &lt;dev&gt;KnowWonder&lt;/dev&gt; &lt;genre&gt;Driving&lt;/genre&gt; &lt;score&gt;2.8&lt;/score&gt; &lt;player&gt;1 Player&lt;/player&gt; &lt;story&gt;Mattel Media's Tyco R/C Racin' Ratz for Game Boy Color features Mattel's small-scale radio-controlled toys. In Racin' Ratz, players take on the role of either Chris or Betty and can wreak havoc with their R/C vehicles while trying to complete more than twenty-five missions through ten levels. Kids snag as many household items as they can get as they tear through the bedroom, the living room, grandma's house, the garage, and other areas of the house. &lt;/story&gt; &lt;/game&gt;">
            <text:p>&lt;game name="Tyco RC - Racin' Ratz (USA)"&gt; &lt;year&gt;2000&lt;/year&gt; &lt;rating&gt;ESRB - E (Everyone)&lt;/rating&gt; &lt;title&gt;Tyco RC - Racin' Ratz &lt;/title&gt; &lt;pub&gt;Mattel&lt;/pub&gt; &lt;dev&gt;KnowWonder&lt;/dev&gt; &lt;genre&gt;Driving&lt;/genre&gt; &lt;score&gt;2.8&lt;/score&gt; &lt;player&gt;1 Player&lt;/player&gt; &lt;story&gt;Mattel Media's Tyco R/C Racin' Ratz for Game Boy Color features Mattel's small-scale radio-controlled toys. In Racin' Ratz, players take on the role of either Chris or Betty and can wreak havoc with their R/C vehicles while trying to complete more than twenty-five missions through ten levels. Kids snag as many household items as they can get as they tear through the bedroom, the living room, grandma's house, the garage, and other areas of the house. &lt;/story&gt; &lt;/game&gt;</text:p>
          </table:table-cell>
          <table:table-cell table:number-columns-repeated="1013"/>
        </table:table-row>
        <table:table-row table:style-name="ro1">
          <table:table-cell office:value-type="string">
            <text:p>Ultimate Fighting Championship (USA)</text:p>
          </table:table-cell>
          <table:table-cell office:value-type="float" office:value="2000">
            <text:p>2000</text:p>
          </table:table-cell>
          <table:table-cell office:value-type="string">
            <text:p>ESRB - E (Everyone)</text:p>
          </table:table-cell>
          <table:table-cell office:value-type="string">
            <text:p>Ultimate Fighting Championship </text:p>
          </table:table-cell>
          <table:table-cell office:value-type="string">
            <text:p>Crave</text:p>
          </table:table-cell>
          <table:table-cell office:value-type="string">
            <text:p>Fluid Studios</text:p>
          </table:table-cell>
          <table:table-cell office:value-type="string">
            <text:p>Fighter</text:p>
          </table:table-cell>
          <table:table-cell office:value-type="string">
            <text:p>2.5</text:p>
          </table:table-cell>
          <table:table-cell office:value-type="string">
            <text:p>1 Player</text:p>
          </table:table-cell>
          <table:table-cell office:value-type="string">
            <text:p>For the uninitiated, Ultimate Fighting Championship wrestling is a no-holds-barred fighting game that sees two or more opponents in a wire cage beating the hell out of each other any way they choose. Kicking punching, boxing, wrestling and martial arts are all accepted forms of battle. The gameplay represents this and apart from having a number of celebrity fighters from the real sport, allows you to make one from scratch with their own fighting style. </text:p>
          </table:table-cell>
          <table:table-cell table:style-name="Default" table:formula="of:=CONCATENATE(&quot;&lt;game name=&quot;;CHAR(34);[.A495];CHAR(34);&quot;&gt; &lt;year&gt;&quot;;[.B495];&quot;&lt;/year&gt; &lt;rating&gt;&quot;;[.C495];&quot;&lt;/rating&gt; &lt;title&gt;&quot;;[.D495];&quot;&lt;/title&gt; &lt;pub&gt;&quot;;[.E495];&quot;&lt;/pub&gt; &lt;dev&gt;&quot;;[.F495];&quot;&lt;/dev&gt; &lt;genre&gt;&quot;;[.G495];&quot;&lt;/genre&gt; &lt;score&gt;&quot;;[.H495];&quot;&lt;/score&gt; &lt;player&gt;&quot;;[.I495];&quot;&lt;/player&gt; &lt;story&gt;&quot;;[.J495];&quot;&lt;/story&gt; &lt;/game&gt;&quot;)" office:value-type="string" office:string-value="&lt;game name=&quot;Ultimate Fighting Championship (USA)&quot;&gt; &lt;year&gt;2000&lt;/year&gt; &lt;rating&gt;ESRB - E (Everyone)&lt;/rating&gt; &lt;title&gt;Ultimate Fighting Championship &lt;/title&gt; &lt;pub&gt;Crave&lt;/pub&gt; &lt;dev&gt;Fluid Studios&lt;/dev&gt; &lt;genre&gt;Fighter&lt;/genre&gt; &lt;score&gt;2.5&lt;/score&gt; &lt;player&gt;1 Player&lt;/player&gt; &lt;story&gt;For the uninitiated, Ultimate Fighting Championship wrestling is a no-holds-barred fighting game that sees two or more opponents in a wire cage beating the hell out of each other any way they choose. Kicking punching, boxing, wrestling and martial arts are all accepted forms of battle. The gameplay represents this and apart from having a number of celebrity fighters from the real sport, allows you to make one from scratch with their own fighting style. &lt;/story&gt; &lt;/game&gt;">
            <text:p>&lt;game name="Ultimate Fighting Championship (USA)"&gt; &lt;year&gt;2000&lt;/year&gt; &lt;rating&gt;ESRB - E (Everyone)&lt;/rating&gt; &lt;title&gt;Ultimate Fighting Championship &lt;/title&gt; &lt;pub&gt;Crave&lt;/pub&gt; &lt;dev&gt;Fluid Studios&lt;/dev&gt; &lt;genre&gt;Fighter&lt;/genre&gt; &lt;score&gt;2.5&lt;/score&gt; &lt;player&gt;1 Player&lt;/player&gt; &lt;story&gt;For the uninitiated, Ultimate Fighting Championship wrestling is a no-holds-barred fighting game that sees two or more opponents in a wire cage beating the hell out of each other any way they choose. Kicking punching, boxing, wrestling and martial arts are all accepted forms of battle. The gameplay represents this and apart from having a number of celebrity fighters from the real sport, allows you to make one from scratch with their own fighting style. &lt;/story&gt; &lt;/game&gt;</text:p>
          </table:table-cell>
          <table:table-cell table:number-columns-repeated="1013"/>
        </table:table-row>
        <table:table-row table:style-name="ro1">
          <table:table-cell office:value-type="string">
            <text:p>Ultimate Paint Ball (USA, Europe)</text:p>
          </table:table-cell>
          <table:table-cell office:value-type="float" office:value="2000">
            <text:p>2000</text:p>
          </table:table-cell>
          <table:table-cell office:value-type="string">
            <text:p>ESRB - E (Everyone)</text:p>
          </table:table-cell>
          <table:table-cell office:value-type="string">
            <text:p>Ultimate Paint Ball </text:p>
          </table:table-cell>
          <table:table-cell office:value-type="string">
            <text:p>Majesco Games</text:p>
          </table:table-cell>
          <table:table-cell office:value-type="string">
            <text:p>Morning Star Multimedia</text:p>
          </table:table-cell>
          <table:table-cell office:value-type="string">
            <text:p>Action</text:p>
          </table:table-cell>
          <table:table-cell office:value-type="string">
            <text:p>3.8</text:p>
          </table:table-cell>
          <table:table-cell office:value-type="string">
            <text:p>1 Player</text:p>
          </table:table-cell>
          <table:table-cell office:value-type="string">
            <text:p>Paintball game for the Game Boy Color. It's a capture the flag game containing several levels. You wander around the map from a topdown view, and when you run into hazardous territory, the game switches to a sidescrolling first person environment where your feet are fixed in a central spot. Here you'll battle your opponents using your pellet gun and paint grenades. As you play on the levels gets harder and on later maps there is more than one flag. You also get to buy more weapons.</text:p>
          </table:table-cell>
          <table:table-cell table:style-name="Default" table:formula="of:=CONCATENATE(&quot;&lt;game name=&quot;;CHAR(34);[.A496];CHAR(34);&quot;&gt; &lt;year&gt;&quot;;[.B496];&quot;&lt;/year&gt; &lt;rating&gt;&quot;;[.C496];&quot;&lt;/rating&gt; &lt;title&gt;&quot;;[.D496];&quot;&lt;/title&gt; &lt;pub&gt;&quot;;[.E496];&quot;&lt;/pub&gt; &lt;dev&gt;&quot;;[.F496];&quot;&lt;/dev&gt; &lt;genre&gt;&quot;;[.G496];&quot;&lt;/genre&gt; &lt;score&gt;&quot;;[.H496];&quot;&lt;/score&gt; &lt;player&gt;&quot;;[.I496];&quot;&lt;/player&gt; &lt;story&gt;&quot;;[.J496];&quot;&lt;/story&gt; &lt;/game&gt;&quot;)" office:value-type="string" office:string-value="&lt;game name=&quot;Ultimate Paint Ball (USA, Europe)&quot;&gt; &lt;year&gt;2000&lt;/year&gt; &lt;rating&gt;ESRB - E (Everyone)&lt;/rating&gt; &lt;title&gt;Ultimate Paint Ball &lt;/title&gt; &lt;pub&gt;Majesco Games&lt;/pub&gt; &lt;dev&gt;Morning Star Multimedia&lt;/dev&gt; &lt;genre&gt;Action&lt;/genre&gt; &lt;score&gt;3.8&lt;/score&gt; &lt;player&gt;1 Player&lt;/player&gt; &lt;story&gt;Paintball game for the Game Boy Color. It's a capture the flag game containing several levels. You wander around the map from a topdown view, and when you run into hazardous territory, the game switches to a sidescrolling first person environment where your feet are fixed in a central spot. Here you'll battle your opponents using your pellet gun and paint grenades. As you play on the levels gets harder and on later maps there is more than one flag. You also get to buy more weapons.&lt;/story&gt; &lt;/game&gt;">
            <text:p>&lt;game name="Ultimate Paint Ball (USA, Europe)"&gt; &lt;year&gt;2000&lt;/year&gt; &lt;rating&gt;ESRB - E (Everyone)&lt;/rating&gt; &lt;title&gt;Ultimate Paint Ball &lt;/title&gt; &lt;pub&gt;Majesco Games&lt;/pub&gt; &lt;dev&gt;Morning Star Multimedia&lt;/dev&gt; &lt;genre&gt;Action&lt;/genre&gt; &lt;score&gt;3.8&lt;/score&gt; &lt;player&gt;1 Player&lt;/player&gt; &lt;story&gt;Paintball game for the Game Boy Color. It's a capture the flag game containing several levels. You wander around the map from a topdown view, and when you run into hazardous territory, the game switches to a sidescrolling first person environment where your feet are fixed in a central spot. Here you'll battle your opponents using your pellet gun and paint grenades. As you play on the levels gets harder and on later maps there is more than one flag. You also get to buy more weapons.&lt;/story&gt; &lt;/game&gt;</text:p>
          </table:table-cell>
          <table:table-cell table:number-columns-repeated="1013"/>
        </table:table-row>
        <table:table-row table:style-name="ro1">
          <table:table-cell office:value-type="string">
            <text:p>Ultimate Surfing (USA)</text:p>
          </table:table-cell>
          <table:table-cell office:value-type="float" office:value="2001">
            <text:p>2001</text:p>
          </table:table-cell>
          <table:table-cell office:value-type="string">
            <text:p>ESRB - E (Everyone)</text:p>
          </table:table-cell>
          <table:table-cell office:value-type="string">
            <text:p>Ultimate Surfing </text:p>
          </table:table-cell>
          <table:table-cell office:value-type="string">
            <text:p>Natsume</text:p>
          </table:table-cell>
          <table:table-cell office:value-type="string">
            <text:p>Act Japan</text:p>
          </table:table-cell>
          <table:table-cell office:value-type="string">
            <text:p>Action</text:p>
          </table:table-cell>
          <table:table-cell office:value-type="string">
            <text:p>4.0</text:p>
          </table:table-cell>
          <table:table-cell office:value-type="string">
            <text:p>1 Player</text:p>
          </table:table-cell>
          <table:table-cell office:value-type="string">
            <text:p>Ultimate Surfing offers various modes of play including**Grand Prix Mode: Race through 6 world wide locations, picking up points while pulling off gravity deifying tricks. Hang Ten!**Free Mode: Practice you wave riding skills in one of six locations: Hawaii,**California, Australia, Japan, Brazil or the South Pole.**2 Player Mode: Hook up with a friend via the Nintendo Game Link Cable and**play head to head, as you try to score big tricks and race to the finish line!**Play ‘Capture the Flag’ and ‘Frisbee Toss’ after a long day of shredding waves!**Choose from 6 different riders, each with their own stats!</text:p>
          </table:table-cell>
          <table:table-cell table:style-name="Default" table:formula="of:=CONCATENATE(&quot;&lt;game name=&quot;;CHAR(34);[.A497];CHAR(34);&quot;&gt; &lt;year&gt;&quot;;[.B497];&quot;&lt;/year&gt; &lt;rating&gt;&quot;;[.C497];&quot;&lt;/rating&gt; &lt;title&gt;&quot;;[.D497];&quot;&lt;/title&gt; &lt;pub&gt;&quot;;[.E497];&quot;&lt;/pub&gt; &lt;dev&gt;&quot;;[.F497];&quot;&lt;/dev&gt; &lt;genre&gt;&quot;;[.G497];&quot;&lt;/genre&gt; &lt;score&gt;&quot;;[.H497];&quot;&lt;/score&gt; &lt;player&gt;&quot;;[.I497];&quot;&lt;/player&gt; &lt;story&gt;&quot;;[.J497];&quot;&lt;/story&gt; &lt;/game&gt;&quot;)" office:value-type="string" office:string-value="&lt;game name=&quot;Ultimate Surfing (USA)&quot;&gt; &lt;year&gt;2001&lt;/year&gt; &lt;rating&gt;ESRB - E (Everyone)&lt;/rating&gt; &lt;title&gt;Ultimate Surfing &lt;/title&gt; &lt;pub&gt;Natsume&lt;/pub&gt; &lt;dev&gt;Act Japan&lt;/dev&gt; &lt;genre&gt;Action&lt;/genre&gt; &lt;score&gt;4.0&lt;/score&gt; &lt;player&gt;1 Player&lt;/player&gt; &lt;story&gt;Ultimate Surfing offers various modes of play including**Grand Prix Mode: Race through 6 world wide locations, picking up points while pulling off gravity deifying tricks. Hang Ten!**Free Mode: Practice you wave riding skills in one of six locations: Hawaii,**California, Australia, Japan, Brazil or the South Pole.**2 Player Mode: Hook up with a friend via the Nintendo Game Link Cable and**play head to head, as you try to score big tricks and race to the finish line!**Play ‘Capture the Flag’ and ‘Frisbee Toss’ after a long day of shredding waves!**Choose from 6 different riders, each with their own stats!&lt;/story&gt; &lt;/game&gt;">
            <text:p>&lt;game name="Ultimate Surfing (USA)"&gt; &lt;year&gt;2001&lt;/year&gt; &lt;rating&gt;ESRB - E (Everyone)&lt;/rating&gt; &lt;title&gt;Ultimate Surfing &lt;/title&gt; &lt;pub&gt;Natsume&lt;/pub&gt; &lt;dev&gt;Act Japan&lt;/dev&gt; &lt;genre&gt;Action&lt;/genre&gt; &lt;score&gt;4.0&lt;/score&gt; &lt;player&gt;1 Player&lt;/player&gt; &lt;story&gt;Ultimate Surfing offers various modes of play including**Grand Prix Mode: Race through 6 world wide locations, picking up points while pulling off gravity deifying tricks. Hang Ten!**Free Mode: Practice you wave riding skills in one of six locations: Hawaii,**California, Australia, Japan, Brazil or the South Pole.**2 Player Mode: Hook up with a friend via the Nintendo Game Link Cable and**play head to head, as you try to score big tricks and race to the finish line!**Play ‘Capture the Flag’ and ‘Frisbee Toss’ after a long day of shredding waves!**Choose from 6 different riders, each with their own stats!&lt;/story&gt; &lt;/game&gt;</text:p>
          </table:table-cell>
          <table:table-cell table:number-columns-repeated="1013"/>
        </table:table-row>
        <table:table-row table:style-name="ro1">
          <table:table-cell office:value-type="string">
            <text:p>Uno (USA)</text:p>
          </table:table-cell>
          <table:table-cell office:value-type="float" office:value="1999">
            <text:p>1999</text:p>
          </table:table-cell>
          <table:table-cell office:value-type="string">
            <text:p>ESRB - E (Everyone)</text:p>
          </table:table-cell>
          <table:table-cell office:value-type="string">
            <text:p>Uno </text:p>
          </table:table-cell>
          <table:table-cell office:value-type="string">
            <text:p>Mattel</text:p>
          </table:table-cell>
          <table:table-cell office:value-type="string">
            <text:p>HotGen</text:p>
          </table:table-cell>
          <table:table-cell office:value-type="string">
            <text:p>Board Games</text:p>
          </table:table-cell>
          <table:table-cell office:value-type="string">
            <text:p>3.6</text:p>
          </table:table-cell>
          <table:table-cell office:value-type="string">
            <text:p>1-2 Players</text:p>
          </table:table-cell>
          <table:table-cell office:value-type="string">
            <text:p>The classic card game goes portable with this Game Boy Color Version of Uno!****Play against a friend with the link cable, and play 2 different versions of the game with up to 4 players.****Play to a specific point total and have special cards in the game.</text:p>
          </table:table-cell>
          <table:table-cell table:style-name="Default" table:formula="of:=CONCATENATE(&quot;&lt;game name=&quot;;CHAR(34);[.A498];CHAR(34);&quot;&gt; &lt;year&gt;&quot;;[.B498];&quot;&lt;/year&gt; &lt;rating&gt;&quot;;[.C498];&quot;&lt;/rating&gt; &lt;title&gt;&quot;;[.D498];&quot;&lt;/title&gt; &lt;pub&gt;&quot;;[.E498];&quot;&lt;/pub&gt; &lt;dev&gt;&quot;;[.F498];&quot;&lt;/dev&gt; &lt;genre&gt;&quot;;[.G498];&quot;&lt;/genre&gt; &lt;score&gt;&quot;;[.H498];&quot;&lt;/score&gt; &lt;player&gt;&quot;;[.I498];&quot;&lt;/player&gt; &lt;story&gt;&quot;;[.J498];&quot;&lt;/story&gt; &lt;/game&gt;&quot;)" office:value-type="string" office:string-value="&lt;game name=&quot;Uno (USA)&quot;&gt; &lt;year&gt;1999&lt;/year&gt; &lt;rating&gt;ESRB - E (Everyone)&lt;/rating&gt; &lt;title&gt;Uno &lt;/title&gt; &lt;pub&gt;Mattel&lt;/pub&gt; &lt;dev&gt;HotGen&lt;/dev&gt; &lt;genre&gt;Board Games&lt;/genre&gt; &lt;score&gt;3.6&lt;/score&gt; &lt;player&gt;1-2 Players&lt;/player&gt; &lt;story&gt;The classic card game goes portable with this Game Boy Color Version of Uno!****Play against a friend with the link cable, and play 2 different versions of the game with up to 4 players.****Play to a specific point total and have special cards in the game.&lt;/story&gt; &lt;/game&gt;">
            <text:p>&lt;game name="Uno (USA)"&gt; &lt;year&gt;1999&lt;/year&gt; &lt;rating&gt;ESRB - E (Everyone)&lt;/rating&gt; &lt;title&gt;Uno &lt;/title&gt; &lt;pub&gt;Mattel&lt;/pub&gt; &lt;dev&gt;HotGen&lt;/dev&gt; &lt;genre&gt;Board Games&lt;/genre&gt; &lt;score&gt;3.6&lt;/score&gt; &lt;player&gt;1-2 Players&lt;/player&gt; &lt;story&gt;The classic card game goes portable with this Game Boy Color Version of Uno!****Play against a friend with the link cable, and play 2 different versions of the game with up to 4 players.****Play to a specific point total and have special cards in the game.&lt;/story&gt; &lt;/game&gt;</text:p>
          </table:table-cell>
          <table:table-cell table:number-columns-repeated="1013"/>
        </table:table-row>
        <table:table-row table:style-name="ro1">
          <table:table-cell office:value-type="string">
            <text:p>V-Rally - Championship Edition (USA)</text:p>
          </table:table-cell>
          <table:table-cell office:value-type="float" office:value="1999">
            <text:p>1999</text:p>
          </table:table-cell>
          <table:table-cell office:value-type="string">
            <text:p>ESRB - E (Everyone)</text:p>
          </table:table-cell>
          <table:table-cell office:value-type="string">
            <text:p>V-Rally - Championship Edition </text:p>
          </table:table-cell>
          <table:table-cell office:value-type="string">
            <text:p>Infogrames</text:p>
          </table:table-cell>
          <table:table-cell office:value-type="string">
            <text:p>Bit Managers</text:p>
          </table:table-cell>
          <table:table-cell office:value-type="string">
            <text:p>Driving</text:p>
          </table:table-cell>
          <table:table-cell office:value-type="string">
            <text:p>3.7</text:p>
          </table:table-cell>
          <table:table-cell office:value-type="string">
            <text:p>1 Player</text:p>
          </table:table-cell>
          <table:table-cell office:value-type="string">
            <text:p>The GameBoy version of the popular <text:s/>V-Rally series, includes 4 licensed cars and 20 racing tracks from different countries with varying weather conditions (raining on the English track, snow in Sweden etc.), and two game modes: Arcade and Championship.**In Arcade mode you race against the clock, and in Championship mode you race against other cars to get to the finish line first.****You see the car from behind in the usual early racing game style, with symbols popping up to warn about turns and obstacles on the road.</text:p>
          </table:table-cell>
          <table:table-cell table:style-name="Default" table:formula="of:=CONCATENATE(&quot;&lt;game name=&quot;;CHAR(34);[.A499];CHAR(34);&quot;&gt; &lt;year&gt;&quot;;[.B499];&quot;&lt;/year&gt; &lt;rating&gt;&quot;;[.C499];&quot;&lt;/rating&gt; &lt;title&gt;&quot;;[.D499];&quot;&lt;/title&gt; &lt;pub&gt;&quot;;[.E499];&quot;&lt;/pub&gt; &lt;dev&gt;&quot;;[.F499];&quot;&lt;/dev&gt; &lt;genre&gt;&quot;;[.G499];&quot;&lt;/genre&gt; &lt;score&gt;&quot;;[.H499];&quot;&lt;/score&gt; &lt;player&gt;&quot;;[.I499];&quot;&lt;/player&gt; &lt;story&gt;&quot;;[.J499];&quot;&lt;/story&gt; &lt;/game&gt;&quot;)" office:value-type="string" office:string-value="&lt;game name=&quot;V-Rally - Championship Edition (USA)&quot;&gt; &lt;year&gt;1999&lt;/year&gt; &lt;rating&gt;ESRB - E (Everyone)&lt;/rating&gt; &lt;title&gt;V-Rally - Championship Edition &lt;/title&gt; &lt;pub&gt;Infogrames&lt;/pub&gt; &lt;dev&gt;Bit Managers&lt;/dev&gt; &lt;genre&gt;Driving&lt;/genre&gt; &lt;score&gt;3.7&lt;/score&gt; &lt;player&gt;1 Player&lt;/player&gt; &lt;story&gt;The GameBoy version of the popular  V-Rally series, includes 4 licensed cars and 20 racing tracks from different countries with varying weather conditions (raining on the English track, snow in Sweden etc.), and two game modes: Arcade and Championship.**In Arcade mode you race against the clock, and in Championship mode you race against other cars to get to the finish line first.****You see the car from behind in the usual early racing game style, with symbols popping up to warn about turns and obstacles on the road.&lt;/story&gt; &lt;/game&gt;">
            <text:p>&lt;game name="V-Rally - Championship Edition (USA)"&gt; &lt;year&gt;1999&lt;/year&gt; &lt;rating&gt;ESRB - E (Everyone)&lt;/rating&gt; &lt;title&gt;V-Rally - Championship Edition &lt;/title&gt; &lt;pub&gt;Infogrames&lt;/pub&gt; &lt;dev&gt;Bit Managers&lt;/dev&gt; &lt;genre&gt;Driving&lt;/genre&gt; &lt;score&gt;3.7&lt;/score&gt; &lt;player&gt;1 Player&lt;/player&gt; &lt;story&gt;The GameBoy version of the popular <text:s/>V-Rally series, includes 4 licensed cars and 20 racing tracks from different countries with varying weather conditions (raining on the English track, snow in Sweden etc.), and two game modes: Arcade and Championship.**In Arcade mode you race against the clock, and in Championship mode you race against other cars to get to the finish line first.****You see the car from behind in the usual early racing game style, with symbols popping up to warn about turns and obstacles on the road.&lt;/story&gt; &lt;/game&gt;</text:p>
          </table:table-cell>
          <table:table-cell table:number-columns-repeated="1013"/>
        </table:table-row>
        <table:table-row table:style-name="ro1">
          <table:table-cell office:value-type="string">
            <text:p>Vegas Games (USA)</text:p>
          </table:table-cell>
          <table:table-cell office:value-type="float" office:value="2000">
            <text:p>2000</text:p>
          </table:table-cell>
          <table:table-cell office:value-type="string">
            <text:p>ESRB - E (Everyone)</text:p>
          </table:table-cell>
          <table:table-cell office:value-type="string">
            <text:p>Vegas Games </text:p>
          </table:table-cell>
          <table:table-cell office:value-type="string">
            <text:p>3DO</text:p>
          </table:table-cell>
          <table:table-cell office:value-type="string">
            <text:p>Digital Eclipse</text:p>
          </table:table-cell>
          <table:table-cell office:value-type="string">
            <text:p>Action</text:p>
          </table:table-cell>
          <table:table-cell office:value-type="string">
            <text:p>2.2</text:p>
          </table:table-cell>
          <table:table-cell office:value-type="string">
            <text:p>1 Player</text:p>
          </table:table-cell>
          <table:table-cell office:value-type="string">
            <text:p>Vegas Games for the Game Boy Color offers 20 sure-bet casino classics, plus the most popular variations of each game. Games include blackjack, poker, craps, roulette, baccarat and jackpots. You'll have realistic gaming options at every screen. With realistic animation, sound effects and pace of play, you'll feel like you're in Vegas. </text:p>
          </table:table-cell>
          <table:table-cell table:style-name="Default" table:formula="of:=CONCATENATE(&quot;&lt;game name=&quot;;CHAR(34);[.A500];CHAR(34);&quot;&gt; &lt;year&gt;&quot;;[.B500];&quot;&lt;/year&gt; &lt;rating&gt;&quot;;[.C500];&quot;&lt;/rating&gt; &lt;title&gt;&quot;;[.D500];&quot;&lt;/title&gt; &lt;pub&gt;&quot;;[.E500];&quot;&lt;/pub&gt; &lt;dev&gt;&quot;;[.F500];&quot;&lt;/dev&gt; &lt;genre&gt;&quot;;[.G500];&quot;&lt;/genre&gt; &lt;score&gt;&quot;;[.H500];&quot;&lt;/score&gt; &lt;player&gt;&quot;;[.I500];&quot;&lt;/player&gt; &lt;story&gt;&quot;;[.J500];&quot;&lt;/story&gt; &lt;/game&gt;&quot;)" office:value-type="string" office:string-value="&lt;game name=&quot;Vegas Games (USA)&quot;&gt; &lt;year&gt;2000&lt;/year&gt; &lt;rating&gt;ESRB - E (Everyone)&lt;/rating&gt; &lt;title&gt;Vegas Games &lt;/title&gt; &lt;pub&gt;3DO&lt;/pub&gt; &lt;dev&gt;Digital Eclipse&lt;/dev&gt; &lt;genre&gt;Action&lt;/genre&gt; &lt;score&gt;2.2&lt;/score&gt; &lt;player&gt;1 Player&lt;/player&gt; &lt;story&gt;Vegas Games for the Game Boy Color offers 20 sure-bet casino classics, plus the most popular variations of each game. Games include blackjack, poker, craps, roulette, baccarat and jackpots. You'll have realistic gaming options at every screen. With realistic animation, sound effects and pace of play, you'll feel like you're in Vegas. &lt;/story&gt; &lt;/game&gt;">
            <text:p>&lt;game name="Vegas Games (USA)"&gt; &lt;year&gt;2000&lt;/year&gt; &lt;rating&gt;ESRB - E (Everyone)&lt;/rating&gt; &lt;title&gt;Vegas Games &lt;/title&gt; &lt;pub&gt;3DO&lt;/pub&gt; &lt;dev&gt;Digital Eclipse&lt;/dev&gt; &lt;genre&gt;Action&lt;/genre&gt; &lt;score&gt;2.2&lt;/score&gt; &lt;player&gt;1 Player&lt;/player&gt; &lt;story&gt;Vegas Games for the Game Boy Color offers 20 sure-bet casino classics, plus the most popular variations of each game. Games include blackjack, poker, craps, roulette, baccarat and jackpots. You'll have realistic gaming options at every screen. With realistic animation, sound effects and pace of play, you'll feel like you're in Vegas. &lt;/story&gt; &lt;/game&gt;</text:p>
          </table:table-cell>
          <table:table-cell table:number-columns-repeated="1013"/>
        </table:table-row>
        <table:table-row table:style-name="ro1">
          <table:table-cell office:value-type="string">
            <text:p>Vigilante 8 (USA)</text:p>
          </table:table-cell>
          <table:table-cell office:value-type="float" office:value="1999">
            <text:p>1999</text:p>
          </table:table-cell>
          <table:table-cell office:value-type="string">
            <text:p>ESRB - E (Everyone)</text:p>
          </table:table-cell>
          <table:table-cell office:value-type="string">
            <text:p>Vigilante 8 </text:p>
          </table:table-cell>
          <table:table-cell office:value-type="string">
            <text:p>Vatical Entertainment</text:p>
          </table:table-cell>
          <table:table-cell office:value-type="string">
            <text:p>Vicarious Visions</text:p>
          </table:table-cell>
          <table:table-cell office:value-type="string">
            <text:p>Driving</text:p>
          </table:table-cell>
          <table:table-cell office:value-type="string">
            <text:p>3.1</text:p>
          </table:table-cell>
          <table:table-cell office:value-type="string">
            <text:p>1-2 Players</text:p>
          </table:table-cell>
          <table:table-cell office:value-type="string">
            <text:p>This handheld version of Vigilante 8 keeps its style, but is implemented in different graphical way. Now gameplay is shown in a top-down view with movable vehicle and a scrolling playfield.****In the beginning you may choose one of six Vigilantes or six Coyotes to play with. Each of them has its own slogan and is sitting in a unique car. Five game modes (Road Trip, Arcade, Timed Attack, Progressive, Survival) as well as several themed battlefield locations are available.****When gameplay itself begins, you should accelerate/decelerate your car, turn its wheel, find the enemy, and shoot at him/her until you win. Game modes <text:s/>add some variation to your mission.****The game is available for 1 and 2 players to play against each other.</text:p>
          </table:table-cell>
          <table:table-cell table:style-name="Default" table:formula="of:=CONCATENATE(&quot;&lt;game name=&quot;;CHAR(34);[.A501];CHAR(34);&quot;&gt; &lt;year&gt;&quot;;[.B501];&quot;&lt;/year&gt; &lt;rating&gt;&quot;;[.C501];&quot;&lt;/rating&gt; &lt;title&gt;&quot;;[.D501];&quot;&lt;/title&gt; &lt;pub&gt;&quot;;[.E501];&quot;&lt;/pub&gt; &lt;dev&gt;&quot;;[.F501];&quot;&lt;/dev&gt; &lt;genre&gt;&quot;;[.G501];&quot;&lt;/genre&gt; &lt;score&gt;&quot;;[.H501];&quot;&lt;/score&gt; &lt;player&gt;&quot;;[.I501];&quot;&lt;/player&gt; &lt;story&gt;&quot;;[.J501];&quot;&lt;/story&gt; &lt;/game&gt;&quot;)" office:value-type="string" office:string-value="&lt;game name=&quot;Vigilante 8 (USA)&quot;&gt; &lt;year&gt;1999&lt;/year&gt; &lt;rating&gt;ESRB - E (Everyone)&lt;/rating&gt; &lt;title&gt;Vigilante 8 &lt;/title&gt; &lt;pub&gt;Vatical Entertainment&lt;/pub&gt; &lt;dev&gt;Vicarious Visions&lt;/dev&gt; &lt;genre&gt;Driving&lt;/genre&gt; &lt;score&gt;3.1&lt;/score&gt; &lt;player&gt;1-2 Players&lt;/player&gt; &lt;story&gt;This handheld version of Vigilante 8 keeps its style, but is implemented in different graphical way. Now gameplay is shown in a top-down view with movable vehicle and a scrolling playfield.****In the beginning you may choose one of six Vigilantes or six Coyotes to play with. Each of them has its own slogan and is sitting in a unique car. Five game modes (Road Trip, Arcade, Timed Attack, Progressive, Survival) as well as several themed battlefield locations are available.****When gameplay itself begins, you should accelerate/decelerate your car, turn its wheel, find the enemy, and shoot at him/her until you win. Game modes  add some variation to your mission.****The game is available for 1 and 2 players to play against each other.&lt;/story&gt; &lt;/game&gt;">
            <text:p>&lt;game name="Vigilante 8 (USA)"&gt; &lt;year&gt;1999&lt;/year&gt; &lt;rating&gt;ESRB - E (Everyone)&lt;/rating&gt; &lt;title&gt;Vigilante 8 &lt;/title&gt; &lt;pub&gt;Vatical Entertainment&lt;/pub&gt; &lt;dev&gt;Vicarious Visions&lt;/dev&gt; &lt;genre&gt;Driving&lt;/genre&gt; &lt;score&gt;3.1&lt;/score&gt; &lt;player&gt;1-2 Players&lt;/player&gt; &lt;story&gt;This handheld version of Vigilante 8 keeps its style, but is implemented in different graphical way. Now gameplay is shown in a top-down view with movable vehicle and a scrolling playfield.****In the beginning you may choose one of six Vigilantes or six Coyotes to play with. Each of them has its own slogan and is sitting in a unique car. Five game modes (Road Trip, Arcade, Timed Attack, Progressive, Survival) as well as several themed battlefield locations are available.****When gameplay itself begins, you should accelerate/decelerate your car, turn its wheel, find the enemy, and shoot at him/her until you win. Game modes <text:s/>add some variation to your mission.****The game is available for 1 and 2 players to play against each other.&lt;/story&gt; &lt;/game&gt;</text:p>
          </table:table-cell>
          <table:table-cell table:number-columns-repeated="1013"/>
        </table:table-row>
        <table:table-row table:style-name="ro1">
          <table:table-cell office:value-type="string">
            <text:p>VIP (USA, Europe)</text:p>
          </table:table-cell>
          <table:table-cell office:value-type="float" office:value="2001">
            <text:p>2001</text:p>
          </table:table-cell>
          <table:table-cell office:value-type="string">
            <text:p>ESRB - E (Everyone)</text:p>
          </table:table-cell>
          <table:table-cell office:value-type="string">
            <text:p>VIP </text:p>
          </table:table-cell>
          <table:table-cell office:value-type="string">
            <text:p>Ubisoft</text:p>
          </table:table-cell>
          <table:table-cell office:value-type="string">
            <text:p>Planet Interactive</text:p>
          </table:table-cell>
          <table:table-cell office:value-type="string">
            <text:p>Action</text:p>
          </table:table-cell>
          <table:table-cell office:value-type="string">
            <text:p>3.4</text:p>
          </table:table-cell>
          <table:table-cell office:value-type="string">
            <text:p>1 Player</text:p>
          </table:table-cell>
          <table:table-cell office:value-type="string">
            <text:p>Based on the famous TV series starring Pamela Anderson about Vallery Irons Protection (V.I.P.) agency.****Movie award ceremony was appointed on this evening. Actor Loyd Bradock has been nominated. But his fiancée told that he was vanished. The famous V.I.P. agency took on this case in 9.05 am. Vallery and her team should find the actor and bring him to the prize-giving ceremony, which begins at 9.00 pm.****So you have to progress in time to success, completing the levels as one of six V.I.P. members. On these levels player should make following actions. **As Johnny Loh drive in sports car and avoid obstacles;**2. Perform a roller-skating as Nikki Franco, while jumping and ducking to avoid the obstacles such as bananas and flying balloons;**3. Walk around town, shooting the bad guys with pistol and grenades as Quick Williams; **4. Surf in the boat as Val Irons, avoiding the isles and other boats; **5. Fly in helicopter as Val Irons, shooting paragliders and enemy boats;**6. As Val Irons find the producer progressing to the top level of the story, avoiding or eliminating the enemy robots and guards; **7. As Tasha Dexter break through the enemies in Quick Williams` style; **8. As Tasha Dexter and Val Irons drive to the producer's Guru in Johnny Loh's style; **9. As Val Irons find the producer's Guru descending to the <text:s/>desert's underground and avoiding its inhabitants such as snakes, eagles, bats, etc.; **10. As Val Irons drive in the sports car again; **11. As Val Irons perform a roller-skating in the roller-blades given by Nikki Franco; **12. As Val Irons explore the well-guarded villa and find the Loyd Bradock finally; **13. As Val Irons bring Loyd Bradock to the ceremony on helicopter, avoiding or eliminating the enemies.****On all levels characters may collect lives, health, and other valuable items such as gasoline cans, weapon power-ups, etc. to make their way easier.****Certain parts of the game may be accessed via password. Also the Ubi Key feature is available.</text:p>
          </table:table-cell>
          <table:table-cell table:style-name="Default" table:formula="of:=CONCATENATE(&quot;&lt;game name=&quot;;CHAR(34);[.A502];CHAR(34);&quot;&gt; &lt;year&gt;&quot;;[.B502];&quot;&lt;/year&gt; &lt;rating&gt;&quot;;[.C502];&quot;&lt;/rating&gt; &lt;title&gt;&quot;;[.D502];&quot;&lt;/title&gt; &lt;pub&gt;&quot;;[.E502];&quot;&lt;/pub&gt; &lt;dev&gt;&quot;;[.F502];&quot;&lt;/dev&gt; &lt;genre&gt;&quot;;[.G502];&quot;&lt;/genre&gt; &lt;score&gt;&quot;;[.H502];&quot;&lt;/score&gt; &lt;player&gt;&quot;;[.I502];&quot;&lt;/player&gt; &lt;story&gt;&quot;;[.J502];&quot;&lt;/story&gt; &lt;/game&gt;&quot;)" office:value-type="string" office:string-value="&lt;game name=&quot;VIP (USA, Europe)&quot;&gt; &lt;year&gt;2001&lt;/year&gt; &lt;rating&gt;ESRB - E (Everyone)&lt;/rating&gt; &lt;title&gt;VIP &lt;/title&gt; &lt;pub&gt;Ubisoft&lt;/pub&gt; &lt;dev&gt;Planet Interactive&lt;/dev&gt; &lt;genre&gt;Action&lt;/genre&gt; &lt;score&gt;3.4&lt;/score&gt; &lt;player&gt;1 Player&lt;/player&gt; &lt;story&gt;Based on the famous TV series starring Pamela Anderson about Vallery Irons Protection (V.I.P.) agency.****Movie award ceremony was appointed on this evening. Actor Loyd Bradock has been nominated. But his fiancée told that he was vanished. The famous V.I.P. agency took on this case in 9.05 am. Vallery and her team should find the actor and bring him to the prize-giving ceremony, which begins at 9.00 pm.****So you have to progress in time to success, completing the levels as one of six V.I.P. members. On these levels player should make following actions. **As Johnny Loh drive in sports car and avoid obstacles;**2. Perform a roller-skating as Nikki Franco, while jumping and ducking to avoid the obstacles such as bananas and flying balloons;**3. Walk around town, shooting the bad guys with pistol and grenades as Quick Williams; **4. Surf in the boat as Val Irons, avoiding the isles and other boats; **5. Fly in helicopter as Val Irons, shooting paragliders and enemy boats;**6. As Val Irons find the producer progressing to the top level of the story, avoiding or eliminating the enemy robots and guards; **7. As Tasha Dexter break through the enemies in Quick Williams` style; **8. As Tasha Dexter and Val Irons drive to the producer's Guru in Johnny Loh's style; **9. As Val Irons find the producer's Guru descending to the  desert's underground and avoiding its inhabitants such as snakes, eagles, bats, etc.; **10. As Val Irons drive in the sports car again; **11. As Val Irons perform a roller-skating in the roller-blades given by Nikki Franco; **12. As Val Irons explore the well-guarded villa and find the Loyd Bradock finally; **13. As Val Irons bring Loyd Bradock to the ceremony on helicopter, avoiding or eliminating the enemies.****On all levels characters may collect lives, health, and other valuable items such as gasoline cans, weapon power-ups, etc. to make their way easier.****Certain parts of the game may be accessed via password. Also the Ubi Key feature is available.&lt;/story&gt; &lt;/game&gt;">
            <text:p>&lt;game name="VIP (USA, Europe)"&gt; &lt;year&gt;2001&lt;/year&gt; &lt;rating&gt;ESRB - E (Everyone)&lt;/rating&gt; &lt;title&gt;VIP &lt;/title&gt; &lt;pub&gt;Ubisoft&lt;/pub&gt; &lt;dev&gt;Planet Interactive&lt;/dev&gt; &lt;genre&gt;Action&lt;/genre&gt; &lt;score&gt;3.4&lt;/score&gt; &lt;player&gt;1 Player&lt;/player&gt; &lt;story&gt;Based on the famous TV series starring Pamela Anderson about Vallery Irons Protection (V.I.P.) agency.****Movie award ceremony was appointed on this evening. Actor Loyd Bradock has been nominated. But his fiancée told that he was vanished. The famous V.I.P. agency took on this case in 9.05 am. Vallery and her team should find the actor and bring him to the prize-giving ceremony, which begins at 9.00 pm.****So you have to progress in time to success, completing the levels as one of six V.I.P. members. On these levels player should make following actions. **As Johnny Loh drive in sports car and avoid obstacles;**2. Perform a roller-skating as Nikki Franco, while jumping and ducking to avoid the obstacles such as bananas and flying balloons;**3. Walk around town, shooting the bad guys with pistol and grenades as Quick Williams; **4. Surf in the boat as Val Irons, avoiding the isles and other boats; **5. Fly in helicopter as Val Irons, shooting paragliders and enemy boats;**6. As Val Irons find the producer progressing to the top level of the story, avoiding or eliminating the enemy robots and guards; **7. As Tasha Dexter break through the enemies in Quick Williams` style; **8. As Tasha Dexter and Val Irons drive to the producer's Guru in Johnny Loh's style; **9. As Val Irons find the producer's Guru descending to the <text:s/>desert's underground and avoiding its inhabitants such as snakes, eagles, bats, etc.; **10. As Val Irons drive in the sports car again; **11. As Val Irons perform a roller-skating in the roller-blades given by Nikki Franco; **12. As Val Irons explore the well-guarded villa and find the Loyd Bradock finally; **13. As Val Irons bring Loyd Bradock to the ceremony on helicopter, avoiding or eliminating the enemies.****On all levels characters may collect lives, health, and other valuable items such as gasoline cans, weapon power-ups, etc. to make their way easier.****Certain parts of the game may be accessed via password. Also the Ubi Key feature is available.&lt;/story&gt; &lt;/game&gt;</text:p>
          </table:table-cell>
          <table:table-cell table:number-columns-repeated="1013"/>
        </table:table-row>
        <table:table-row table:style-name="ro1">
          <table:table-cell office:value-type="string">
            <text:p>Wacky Races (USA)</text:p>
          </table:table-cell>
          <table:table-cell office:value-type="float" office:value="2000">
            <text:p>2000</text:p>
          </table:table-cell>
          <table:table-cell office:value-type="string">
            <text:p>ESRB - E (Everyone)</text:p>
          </table:table-cell>
          <table:table-cell office:value-type="string">
            <text:p>Wacky Races </text:p>
          </table:table-cell>
          <table:table-cell office:value-type="string">
            <text:p>Infogrames</text:p>
          </table:table-cell>
          <table:table-cell office:value-type="string">
            <text:p>Velez &amp; Dubail</text:p>
          </table:table-cell>
          <table:table-cell office:value-type="string">
            <text:p>Driving</text:p>
          </table:table-cell>
          <table:table-cell office:value-type="string">
            <text:p>3.8</text:p>
          </table:table-cell>
          <table:table-cell office:value-type="string">
            <text:p>1 Player</text:p>
          </table:table-cell>
          <table:table-cell office:value-type="string">
            <text:p>For those who can remember the cartoon series, this will be a blast from the past. Choose from all your favourite characters including Peter Perfect, Penelope Pitstop and, of course, Dick Dastardly and Muttley, and wind your way through cartoon like environments in the familiar vehicles of each character. Simply get to the end of the race first to open up new tracks, and use weapons to pick off the rest of the cast, and aid your progress.</text:p>
          </table:table-cell>
          <table:table-cell table:style-name="Default" table:formula="of:=CONCATENATE(&quot;&lt;game name=&quot;;CHAR(34);[.A503];CHAR(34);&quot;&gt; &lt;year&gt;&quot;;[.B503];&quot;&lt;/year&gt; &lt;rating&gt;&quot;;[.C503];&quot;&lt;/rating&gt; &lt;title&gt;&quot;;[.D503];&quot;&lt;/title&gt; &lt;pub&gt;&quot;;[.E503];&quot;&lt;/pub&gt; &lt;dev&gt;&quot;;[.F503];&quot;&lt;/dev&gt; &lt;genre&gt;&quot;;[.G503];&quot;&lt;/genre&gt; &lt;score&gt;&quot;;[.H503];&quot;&lt;/score&gt; &lt;player&gt;&quot;;[.I503];&quot;&lt;/player&gt; &lt;story&gt;&quot;;[.J503];&quot;&lt;/story&gt; &lt;/game&gt;&quot;)" office:value-type="string" office:string-value="&lt;game name=&quot;Wacky Races (USA)&quot;&gt; &lt;year&gt;2000&lt;/year&gt; &lt;rating&gt;ESRB - E (Everyone)&lt;/rating&gt; &lt;title&gt;Wacky Races &lt;/title&gt; &lt;pub&gt;Infogrames&lt;/pub&gt; &lt;dev&gt;Velez &amp; Dubail&lt;/dev&gt; &lt;genre&gt;Driving&lt;/genre&gt; &lt;score&gt;3.8&lt;/score&gt; &lt;player&gt;1 Player&lt;/player&gt; &lt;story&gt;For those who can remember the cartoon series, this will be a blast from the past. Choose from all your favourite characters including Peter Perfect, Penelope Pitstop and, of course, Dick Dastardly and Muttley, and wind your way through cartoon like environments in the familiar vehicles of each character. Simply get to the end of the race first to open up new tracks, and use weapons to pick off the rest of the cast, and aid your progress.&lt;/story&gt; &lt;/game&gt;">
            <text:p>&lt;game name="Wacky Races (USA)"&gt; &lt;year&gt;2000&lt;/year&gt; &lt;rating&gt;ESRB - E (Everyone)&lt;/rating&gt; &lt;title&gt;Wacky Races &lt;/title&gt; &lt;pub&gt;Infogrames&lt;/pub&gt; &lt;dev&gt;Velez &amp; Dubail&lt;/dev&gt; &lt;genre&gt;Driving&lt;/genre&gt; &lt;score&gt;3.8&lt;/score&gt; &lt;player&gt;1 Player&lt;/player&gt; &lt;story&gt;For those who can remember the cartoon series, this will be a blast from the past. Choose from all your favourite characters including Peter Perfect, Penelope Pitstop and, of course, Dick Dastardly and Muttley, and wind your way through cartoon like environments in the familiar vehicles of each character. Simply get to the end of the race first to open up new tracks, and use weapons to pick off the rest of the cast, and aid your progress.&lt;/story&gt; &lt;/game&gt;</text:p>
          </table:table-cell>
          <table:table-cell table:number-columns-repeated="1013"/>
        </table:table-row>
        <table:table-row table:style-name="ro1">
          <table:table-cell office:value-type="string">
            <text:p>Walt Disney World Quest - Magical Racing Tour (USA, Europe)</text:p>
          </table:table-cell>
          <table:table-cell office:value-type="float" office:value="2000">
            <text:p>2000</text:p>
          </table:table-cell>
          <table:table-cell office:value-type="string">
            <text:p>ESRB - E (Everyone)</text:p>
          </table:table-cell>
          <table:table-cell office:value-type="string">
            <text:p>Walt Disney World Quest - Magical Racing Tour </text:p>
          </table:table-cell>
          <table:table-cell office:value-type="string">
            <text:p>Activision</text:p>
          </table:table-cell>
          <table:table-cell office:value-type="string">
            <text:p>Prolific</text:p>
          </table:table-cell>
          <table:table-cell office:value-type="string">
            <text:p>Driving</text:p>
          </table:table-cell>
          <table:table-cell office:value-type="string">
            <text:p>4.1</text:p>
          </table:table-cell>
          <table:table-cell office:value-type="string">
            <text:p>1 Player</text:p>
          </table:table-cell>
          <table:table-cell office:value-type="string">
            <text:p>A cart racing game featuring Disney Characters <text:s/>Starring Jiminy Cricket, Chip, and Dale, and a few characters created specifically for the game. <text:s/>The catch is that all of the tracks are actually based on rides at all of the four Walt Disney World Parks (Haunted Mansion, Splash Mountain, Space Mountain, Rock'n'Rollercoaster, Typhoon Lagoon, etc...).</text:p>
          </table:table-cell>
          <table:table-cell table:style-name="Default" table:formula="of:=CONCATENATE(&quot;&lt;game name=&quot;;CHAR(34);[.A504];CHAR(34);&quot;&gt; &lt;year&gt;&quot;;[.B504];&quot;&lt;/year&gt; &lt;rating&gt;&quot;;[.C504];&quot;&lt;/rating&gt; &lt;title&gt;&quot;;[.D504];&quot;&lt;/title&gt; &lt;pub&gt;&quot;;[.E504];&quot;&lt;/pub&gt; &lt;dev&gt;&quot;;[.F504];&quot;&lt;/dev&gt; &lt;genre&gt;&quot;;[.G504];&quot;&lt;/genre&gt; &lt;score&gt;&quot;;[.H504];&quot;&lt;/score&gt; &lt;player&gt;&quot;;[.I504];&quot;&lt;/player&gt; &lt;story&gt;&quot;;[.J504];&quot;&lt;/story&gt; &lt;/game&gt;&quot;)" office:value-type="string" office:string-value="&lt;game name=&quot;Walt Disney World Quest - Magical Racing Tour (USA, Europe)&quot;&gt; &lt;year&gt;2000&lt;/year&gt; &lt;rating&gt;ESRB - E (Everyone)&lt;/rating&gt; &lt;title&gt;Walt Disney World Quest - Magical Racing Tour &lt;/title&gt; &lt;pub&gt;Activision&lt;/pub&gt; &lt;dev&gt;Prolific&lt;/dev&gt; &lt;genre&gt;Driving&lt;/genre&gt; &lt;score&gt;4.1&lt;/score&gt; &lt;player&gt;1 Player&lt;/player&gt; &lt;story&gt;A cart racing game featuring Disney Characters  Starring Jiminy Cricket, Chip, and Dale, and a few characters created specifically for the game.  The catch is that all of the tracks are actually based on rides at all of the four Walt Disney World Parks (Haunted Mansion, Splash Mountain, Space Mountain, Rock'n'Rollercoaster, Typhoon Lagoon, etc...).&lt;/story&gt; &lt;/game&gt;">
            <text:p>&lt;game name="Walt Disney World Quest - Magical Racing Tour (USA, Europe)"&gt; &lt;year&gt;2000&lt;/year&gt; &lt;rating&gt;ESRB - E (Everyone)&lt;/rating&gt; &lt;title&gt;Walt Disney World Quest - Magical Racing Tour &lt;/title&gt; &lt;pub&gt;Activision&lt;/pub&gt; &lt;dev&gt;Prolific&lt;/dev&gt; &lt;genre&gt;Driving&lt;/genre&gt; &lt;score&gt;4.1&lt;/score&gt; &lt;player&gt;1 Player&lt;/player&gt; &lt;story&gt;A cart racing game featuring Disney Characters <text:s/>Starring Jiminy Cricket, Chip, and Dale, and a few characters created specifically for the game. <text:s/>The catch is that all of the tracks are actually based on rides at all of the four Walt Disney World Parks (Haunted Mansion, Splash Mountain, Space Mountain, Rock'n'Rollercoaster, Typhoon Lagoon, etc...).&lt;/story&gt; &lt;/game&gt;</text:p>
          </table:table-cell>
          <table:table-cell table:number-columns-repeated="1013"/>
        </table:table-row>
        <table:table-row table:style-name="ro1">
          <table:table-cell office:value-type="string">
            <text:p>Wario Land 3 (World)</text:p>
          </table:table-cell>
          <table:table-cell office:value-type="float" office:value="2000">
            <text:p>2000</text:p>
          </table:table-cell>
          <table:table-cell office:value-type="string">
            <text:p>ESRB - E (Everyone)</text:p>
          </table:table-cell>
          <table:table-cell office:value-type="string">
            <text:p>Wario Land 3 </text:p>
          </table:table-cell>
          <table:table-cell table:number-columns-repeated="2" office:value-type="string">
            <text:p>Nintendo</text:p>
          </table:table-cell>
          <table:table-cell office:value-type="string">
            <text:p>Platform</text:p>
          </table:table-cell>
          <table:table-cell office:value-type="string">
            <text:p>4.0</text:p>
          </table:table-cell>
          <table:table-cell office:value-type="string">
            <text:p>1 Player</text:p>
          </table:table-cell>
          <table:table-cell office:value-type="string">
            <text:p>During a joyride in his biplane, the engine blows and Wario crashes into the woods. It's here where he finds a hidden cave with a magic Music box. Before he can say "I hate Mario", the box pulls him inside and into a room with a dark figure, who strikes a deal with him. Find all of the missing Music boxes and he can leave. And any treasure he finds he can keep. ****Much like Wario Land 2, Wario can't die from any attacks by the enemy. However he can change form after certain attacks, which can both help and halt his progress in each level. New forms of Wario include Invisible Wario and Ball of Yarn Wario (an un-controllable ball of yarn, with Wario inside).****Also, basic attacks such as swimming and the butt stomp don't become available to Wario until after completing a certain amount of levels, meaning you have to go back to completed levels to access other areas full of loot.</text:p>
          </table:table-cell>
          <table:table-cell table:style-name="Default" table:formula="of:=CONCATENATE(&quot;&lt;game name=&quot;;CHAR(34);[.A505];CHAR(34);&quot;&gt; &lt;year&gt;&quot;;[.B505];&quot;&lt;/year&gt; &lt;rating&gt;&quot;;[.C505];&quot;&lt;/rating&gt; &lt;title&gt;&quot;;[.D505];&quot;&lt;/title&gt; &lt;pub&gt;&quot;;[.E505];&quot;&lt;/pub&gt; &lt;dev&gt;&quot;;[.F505];&quot;&lt;/dev&gt; &lt;genre&gt;&quot;;[.G505];&quot;&lt;/genre&gt; &lt;score&gt;&quot;;[.H505];&quot;&lt;/score&gt; &lt;player&gt;&quot;;[.I505];&quot;&lt;/player&gt; &lt;story&gt;&quot;;[.J505];&quot;&lt;/story&gt; &lt;/game&gt;&quot;)" office:value-type="string" office:string-value="&lt;game name=&quot;Wario Land 3 (World)&quot;&gt; &lt;year&gt;2000&lt;/year&gt; &lt;rating&gt;ESRB - E (Everyone)&lt;/rating&gt; &lt;title&gt;Wario Land 3 &lt;/title&gt; &lt;pub&gt;Nintendo&lt;/pub&gt; &lt;dev&gt;Nintendo&lt;/dev&gt; &lt;genre&gt;Platform&lt;/genre&gt; &lt;score&gt;4.0&lt;/score&gt; &lt;player&gt;1 Player&lt;/player&gt; &lt;story&gt;During a joyride in his biplane, the engine blows and Wario crashes into the woods. It's here where he finds a hidden cave with a magic Music box. Before he can say &quot;I hate Mario&quot;, the box pulls him inside and into a room with a dark figure, who strikes a deal with him. Find all of the missing Music boxes and he can leave. And any treasure he finds he can keep. ****Much like Wario Land 2, Wario can't die from any attacks by the enemy. However he can change form after certain attacks, which can both help and halt his progress in each level. New forms of Wario include Invisible Wario and Ball of Yarn Wario (an un-controllable ball of yarn, with Wario inside).****Also, basic attacks such as swimming and the butt stomp don't become available to Wario until after completing a certain amount of levels, meaning you have to go back to completed levels to access other areas full of loot.&lt;/story&gt; &lt;/game&gt;">
            <text:p>&lt;game name="Wario Land 3 (World)"&gt; &lt;year&gt;2000&lt;/year&gt; &lt;rating&gt;ESRB - E (Everyone)&lt;/rating&gt; &lt;title&gt;Wario Land 3 &lt;/title&gt; &lt;pub&gt;Nintendo&lt;/pub&gt; &lt;dev&gt;Nintendo&lt;/dev&gt; &lt;genre&gt;Platform&lt;/genre&gt; &lt;score&gt;4.0&lt;/score&gt; &lt;player&gt;1 Player&lt;/player&gt; &lt;story&gt;During a joyride in his biplane, the engine blows and Wario crashes into the woods. It's here where he finds a hidden cave with a magic Music box. Before he can say "I hate Mario", the box pulls him inside and into a room with a dark figure, who strikes a deal with him. Find all of the missing Music boxes and he can leave. And any treasure he finds he can keep. ****Much like Wario Land 2, Wario can't die from any attacks by the enemy. However he can change form after certain attacks, which can both help and halt his progress in each level. New forms of Wario include Invisible Wario and Ball of Yarn Wario (an un-controllable ball of yarn, with Wario inside).****Also, basic attacks such as swimming and the butt stomp don't become available to Wario until after completing a certain amount of levels, meaning you have to go back to completed levels to access other areas full of loot.&lt;/story&gt; &lt;/game&gt;</text:p>
          </table:table-cell>
          <table:table-cell table:number-columns-repeated="1013"/>
        </table:table-row>
        <table:table-row table:style-name="ro1">
          <table:table-cell office:value-type="string">
            <text:p>Wario Land II (USA, Europe)</text:p>
          </table:table-cell>
          <table:table-cell office:value-type="float" office:value="1999">
            <text:p>1999</text:p>
          </table:table-cell>
          <table:table-cell office:value-type="string">
            <text:p>ESRB - E (Everyone)</text:p>
          </table:table-cell>
          <table:table-cell office:value-type="string">
            <text:p>Wario Land II </text:p>
          </table:table-cell>
          <table:table-cell table:number-columns-repeated="2" office:value-type="string">
            <text:p>Nintendo</text:p>
          </table:table-cell>
          <table:table-cell office:value-type="string">
            <text:p>Platform</text:p>
          </table:table-cell>
          <table:table-cell office:value-type="string">
            <text:p>4.0</text:p>
          </table:table-cell>
          <table:table-cell office:value-type="string">
            <text:p>1 Player</text:p>
          </table:table-cell>
          <table:table-cell office:value-type="string">
            <text:p>Seeking revenge on Wario after he stole their treasure in Wario Land: Super Mario Land 3, special agents from the Black Sugar Gang of Kitchen Island sneak into Wario's newly built castle, steal back the treasure, and leave the castle and the surrounding area a mess. As Wario, you must clean the place up and take back what you now call your own.****In a change from the original Wario Land, Wario is now immortal, to a certain point. Instead of dying when hit by an enemy, Wario loses the coins he collected along his travels in each level. And he can also turn into other Warios. For example, if he is hit by a bee, Wario puffs up into a giant ball of air, and floats up to the top of the level. Only when hit by a sharp object will he return to normal. There are other types, like Fire Wario and Zombie Wario, and each can have its advantages, like getting to other areas otherwise unreachable, or they can halt your progress.</text:p>
          </table:table-cell>
          <table:table-cell table:style-name="Default" table:formula="of:=CONCATENATE(&quot;&lt;game name=&quot;;CHAR(34);[.A506];CHAR(34);&quot;&gt; &lt;year&gt;&quot;;[.B506];&quot;&lt;/year&gt; &lt;rating&gt;&quot;;[.C506];&quot;&lt;/rating&gt; &lt;title&gt;&quot;;[.D506];&quot;&lt;/title&gt; &lt;pub&gt;&quot;;[.E506];&quot;&lt;/pub&gt; &lt;dev&gt;&quot;;[.F506];&quot;&lt;/dev&gt; &lt;genre&gt;&quot;;[.G506];&quot;&lt;/genre&gt; &lt;score&gt;&quot;;[.H506];&quot;&lt;/score&gt; &lt;player&gt;&quot;;[.I506];&quot;&lt;/player&gt; &lt;story&gt;&quot;;[.J506];&quot;&lt;/story&gt; &lt;/game&gt;&quot;)" office:value-type="string" office:string-value="&lt;game name=&quot;Wario Land II (USA, Europe)&quot;&gt; &lt;year&gt;1999&lt;/year&gt; &lt;rating&gt;ESRB - E (Everyone)&lt;/rating&gt; &lt;title&gt;Wario Land II &lt;/title&gt; &lt;pub&gt;Nintendo&lt;/pub&gt; &lt;dev&gt;Nintendo&lt;/dev&gt; &lt;genre&gt;Platform&lt;/genre&gt; &lt;score&gt;4.0&lt;/score&gt; &lt;player&gt;1 Player&lt;/player&gt; &lt;story&gt;Seeking revenge on Wario after he stole their treasure in Wario Land: Super Mario Land 3, special agents from the Black Sugar Gang of Kitchen Island sneak into Wario's newly built castle, steal back the treasure, and leave the castle and the surrounding area a mess. As Wario, you must clean the place up and take back what you now call your own.****In a change from the original Wario Land, Wario is now immortal, to a certain point. Instead of dying when hit by an enemy, Wario loses the coins he collected along his travels in each level. And he can also turn into other Warios. For example, if he is hit by a bee, Wario puffs up into a giant ball of air, and floats up to the top of the level. Only when hit by a sharp object will he return to normal. There are other types, like Fire Wario and Zombie Wario, and each can have its advantages, like getting to other areas otherwise unreachable, or they can halt your progress.&lt;/story&gt; &lt;/game&gt;">
            <text:p>&lt;game name="Wario Land II (USA, Europe)"&gt; &lt;year&gt;1999&lt;/year&gt; &lt;rating&gt;ESRB - E (Everyone)&lt;/rating&gt; &lt;title&gt;Wario Land II &lt;/title&gt; &lt;pub&gt;Nintendo&lt;/pub&gt; &lt;dev&gt;Nintendo&lt;/dev&gt; &lt;genre&gt;Platform&lt;/genre&gt; &lt;score&gt;4.0&lt;/score&gt; &lt;player&gt;1 Player&lt;/player&gt; &lt;story&gt;Seeking revenge on Wario after he stole their treasure in Wario Land: Super Mario Land 3, special agents from the Black Sugar Gang of Kitchen Island sneak into Wario's newly built castle, steal back the treasure, and leave the castle and the surrounding area a mess. As Wario, you must clean the place up and take back what you now call your own.****In a change from the original Wario Land, Wario is now immortal, to a certain point. Instead of dying when hit by an enemy, Wario loses the coins he collected along his travels in each level. And he can also turn into other Warios. For example, if he is hit by a bee, Wario puffs up into a giant ball of air, and floats up to the top of the level. Only when hit by a sharp object will he return to normal. There are other types, like Fire Wario and Zombie Wario, and each can have its advantages, like getting to other areas otherwise unreachable, or they can halt your progress.&lt;/story&gt; &lt;/game&gt;</text:p>
          </table:table-cell>
          <table:table-cell table:number-columns-repeated="1013"/>
        </table:table-row>
        <table:table-row table:style-name="ro1">
          <table:table-cell office:value-type="string">
            <text:p>Warlocked (USA)</text:p>
          </table:table-cell>
          <table:table-cell office:value-type="float" office:value="2000">
            <text:p>2000</text:p>
          </table:table-cell>
          <table:table-cell office:value-type="string">
            <text:p>ESRB - E (Everyone)</text:p>
          </table:table-cell>
          <table:table-cell office:value-type="string">
            <text:p>Warlocked </text:p>
          </table:table-cell>
          <table:table-cell office:value-type="string">
            <text:p>Nintendo</text:p>
          </table:table-cell>
          <table:table-cell office:value-type="string">
            <text:p>Bits Studios</text:p>
          </table:table-cell>
          <table:table-cell office:value-type="string">
            <text:p>Strategy</text:p>
          </table:table-cell>
          <table:table-cell office:value-type="string">
            <text:p>3.8</text:p>
          </table:table-cell>
          <table:table-cell office:value-type="string">
            <text:p>1-2 Players</text:p>
          </table:table-cell>
          <table:table-cell office:value-type="string">
            <text:p>In the perilous world of Warlocked, a ferocious war is raging between the Human forces of Queen Azarel and the Beast horde of Chief Zog. Players can control either side, each of them offers 30 missions. ****Warlocked brings real-time strategy gaming to the Boy Color set in a fantasy warfare scenario. The key to victory is a balanced mix of resource gathering, building, exploration and combat. Adding a magical twist to the straightforward action is the presence of wizards, each of whom has one powerful spell. While some wizards can convert enemy troops to your side, others can change them into chickens or skeletons. More than 20 kinds of wizards are hidden throughout the game.****Using a Game Link Cable, you can test your war skills against another player. Two-player battle maps are earned by progressing through the single-player game. Warlocked also enables you to build your own personal armies with resources that you have saved in your campaigns in single player mode, and then trade them with a friend using the infrared ports on the console.</text:p>
          </table:table-cell>
          <table:table-cell table:style-name="Default" table:formula="of:=CONCATENATE(&quot;&lt;game name=&quot;;CHAR(34);[.A507];CHAR(34);&quot;&gt; &lt;year&gt;&quot;;[.B507];&quot;&lt;/year&gt; &lt;rating&gt;&quot;;[.C507];&quot;&lt;/rating&gt; &lt;title&gt;&quot;;[.D507];&quot;&lt;/title&gt; &lt;pub&gt;&quot;;[.E507];&quot;&lt;/pub&gt; &lt;dev&gt;&quot;;[.F507];&quot;&lt;/dev&gt; &lt;genre&gt;&quot;;[.G507];&quot;&lt;/genre&gt; &lt;score&gt;&quot;;[.H507];&quot;&lt;/score&gt; &lt;player&gt;&quot;;[.I507];&quot;&lt;/player&gt; &lt;story&gt;&quot;;[.J507];&quot;&lt;/story&gt; &lt;/game&gt;&quot;)" office:value-type="string" office:string-value="&lt;game name=&quot;Warlocked (USA)&quot;&gt; &lt;year&gt;2000&lt;/year&gt; &lt;rating&gt;ESRB - E (Everyone)&lt;/rating&gt; &lt;title&gt;Warlocked &lt;/title&gt; &lt;pub&gt;Nintendo&lt;/pub&gt; &lt;dev&gt;Bits Studios&lt;/dev&gt; &lt;genre&gt;Strategy&lt;/genre&gt; &lt;score&gt;3.8&lt;/score&gt; &lt;player&gt;1-2 Players&lt;/player&gt; &lt;story&gt;In the perilous world of Warlocked, a ferocious war is raging between the Human forces of Queen Azarel and the Beast horde of Chief Zog. Players can control either side, each of them offers 30 missions. ****Warlocked brings real-time strategy gaming to the Boy Color set in a fantasy warfare scenario. The key to victory is a balanced mix of resource gathering, building, exploration and combat. Adding a magical twist to the straightforward action is the presence of wizards, each of whom has one powerful spell. While some wizards can convert enemy troops to your side, others can change them into chickens or skeletons. More than 20 kinds of wizards are hidden throughout the game.****Using a Game Link Cable, you can test your war skills against another player. Two-player battle maps are earned by progressing through the single-player game. Warlocked also enables you to build your own personal armies with resources that you have saved in your campaigns in single player mode, and then trade them with a friend using the infrared ports on the console.&lt;/story&gt; &lt;/game&gt;">
            <text:p>&lt;game name="Warlocked (USA)"&gt; &lt;year&gt;2000&lt;/year&gt; &lt;rating&gt;ESRB - E (Everyone)&lt;/rating&gt; &lt;title&gt;Warlocked &lt;/title&gt; &lt;pub&gt;Nintendo&lt;/pub&gt; &lt;dev&gt;Bits Studios&lt;/dev&gt; &lt;genre&gt;Strategy&lt;/genre&gt; &lt;score&gt;3.8&lt;/score&gt; &lt;player&gt;1-2 Players&lt;/player&gt; &lt;story&gt;In the perilous world of Warlocked, a ferocious war is raging between the Human forces of Queen Azarel and the Beast horde of Chief Zog. Players can control either side, each of them offers 30 missions. ****Warlocked brings real-time strategy gaming to the Boy Color set in a fantasy warfare scenario. The key to victory is a balanced mix of resource gathering, building, exploration and combat. Adding a magical twist to the straightforward action is the presence of wizards, each of whom has one powerful spell. While some wizards can convert enemy troops to your side, others can change them into chickens or skeletons. More than 20 kinds of wizards are hidden throughout the game.****Using a Game Link Cable, you can test your war skills against another player. Two-player battle maps are earned by progressing through the single-player game. Warlocked also enables you to build your own personal armies with resources that you have saved in your campaigns in single player mode, and then trade them with a friend using the infrared ports on the console.&lt;/story&gt; &lt;/game&gt;</text:p>
          </table:table-cell>
          <table:table-cell table:number-columns-repeated="1013"/>
        </table:table-row>
        <table:table-row table:style-name="ro1">
          <table:table-cell office:value-type="string">
            <text:p>Warriors of Might and Magic (USA)</text:p>
          </table:table-cell>
          <table:table-cell office:value-type="float" office:value="2000">
            <text:p>2000</text:p>
          </table:table-cell>
          <table:table-cell office:value-type="string">
            <text:p>ESRB - E (Everyone)</text:p>
          </table:table-cell>
          <table:table-cell office:value-type="string">
            <text:p>Warriors of Might and Magic </text:p>
          </table:table-cell>
          <table:table-cell office:value-type="string">
            <text:p>3DO</text:p>
          </table:table-cell>
          <table:table-cell office:value-type="string">
            <text:p>Climax Group</text:p>
          </table:table-cell>
          <table:table-cell office:value-type="string">
            <text:p>Action</text:p>
          </table:table-cell>
          <table:table-cell office:value-type="string">
            <text:p>1.6</text:p>
          </table:table-cell>
          <table:table-cell office:value-type="string">
            <text:p>1 Player</text:p>
          </table:table-cell>
          <table:table-cell office:value-type="string">
            <text:p>Step into the shoes of a warrior by the name of Alleron. Framed for a crime in which he did not commit he is branded with a painful mask and banished into the depths of the dungeon. Here he must fight his way out and discover the truth behind this crime. Will he save the world from destruction or will he fall at the feet of his nemesis.</text:p>
          </table:table-cell>
          <table:table-cell table:style-name="Default" table:formula="of:=CONCATENATE(&quot;&lt;game name=&quot;;CHAR(34);[.A508];CHAR(34);&quot;&gt; &lt;year&gt;&quot;;[.B508];&quot;&lt;/year&gt; &lt;rating&gt;&quot;;[.C508];&quot;&lt;/rating&gt; &lt;title&gt;&quot;;[.D508];&quot;&lt;/title&gt; &lt;pub&gt;&quot;;[.E508];&quot;&lt;/pub&gt; &lt;dev&gt;&quot;;[.F508];&quot;&lt;/dev&gt; &lt;genre&gt;&quot;;[.G508];&quot;&lt;/genre&gt; &lt;score&gt;&quot;;[.H508];&quot;&lt;/score&gt; &lt;player&gt;&quot;;[.I508];&quot;&lt;/player&gt; &lt;story&gt;&quot;;[.J508];&quot;&lt;/story&gt; &lt;/game&gt;&quot;)" office:value-type="string" office:string-value="&lt;game name=&quot;Warriors of Might and Magic (USA)&quot;&gt; &lt;year&gt;2000&lt;/year&gt; &lt;rating&gt;ESRB - E (Everyone)&lt;/rating&gt; &lt;title&gt;Warriors of Might and Magic &lt;/title&gt; &lt;pub&gt;3DO&lt;/pub&gt; &lt;dev&gt;Climax Group&lt;/dev&gt; &lt;genre&gt;Action&lt;/genre&gt; &lt;score&gt;1.6&lt;/score&gt; &lt;player&gt;1 Player&lt;/player&gt; &lt;story&gt;Step into the shoes of a warrior by the name of Alleron. Framed for a crime in which he did not commit he is branded with a painful mask and banished into the depths of the dungeon. Here he must fight his way out and discover the truth behind this crime. Will he save the world from destruction or will he fall at the feet of his nemesis.&lt;/story&gt; &lt;/game&gt;">
            <text:p>&lt;game name="Warriors of Might and Magic (USA)"&gt; &lt;year&gt;2000&lt;/year&gt; &lt;rating&gt;ESRB - E (Everyone)&lt;/rating&gt; &lt;title&gt;Warriors of Might and Magic &lt;/title&gt; &lt;pub&gt;3DO&lt;/pub&gt; &lt;dev&gt;Climax Group&lt;/dev&gt; &lt;genre&gt;Action&lt;/genre&gt; &lt;score&gt;1.6&lt;/score&gt; &lt;player&gt;1 Player&lt;/player&gt; &lt;story&gt;Step into the shoes of a warrior by the name of Alleron. Framed for a crime in which he did not commit he is branded with a painful mask and banished into the depths of the dungeon. Here he must fight his way out and discover the truth behind this crime. Will he save the world from destruction or will he fall at the feet of his nemesis.&lt;/story&gt; &lt;/game&gt;</text:p>
          </table:table-cell>
          <table:table-cell table:number-columns-repeated="1013"/>
        </table:table-row>
        <table:table-row table:style-name="ro1">
          <table:table-cell office:value-type="string">
            <text:p>WCW Mayhem (USA, Europe)</text:p>
          </table:table-cell>
          <table:table-cell office:value-type="float" office:value="2000">
            <text:p>2000</text:p>
          </table:table-cell>
          <table:table-cell office:value-type="string">
            <text:p>ESRB - E (Everyone)</text:p>
          </table:table-cell>
          <table:table-cell office:value-type="string">
            <text:p>WCW Mayhem </text:p>
          </table:table-cell>
          <table:table-cell office:value-type="string">
            <text:p>Electronic Arts</text:p>
          </table:table-cell>
          <table:table-cell office:value-type="string">
            <text:p>2n Productions</text:p>
          </table:table-cell>
          <table:table-cell office:value-type="string">
            <text:p>Sports/Wrestling</text:p>
          </table:table-cell>
          <table:table-cell office:value-type="string">
            <text:p>2.4</text:p>
          </table:table-cell>
          <table:table-cell office:value-type="string">
            <text:p>1-2 Players</text:p>
          </table:table-cell>
          <table:table-cell office:value-type="string">
            <text:p>WCW Mayhem is a wrestling game with the official WCW license and twelve-real-life wrestlers to play with. During the matches, the opponents try to perform moves while both wrestlers are close together (basically by holding a direction and pressing buttons with the correct timing) to diminish the opponent's energy. This is necessary so his shoulders can be held to the mat for three seconds, which ends the match. One speciality of this game is the possibility to leave the ring and fight in the locker room or on the street. Besides the career mode (trying to win the WCW title by passing through lower leagues with lower difficulty) and single matches against the AI, there is also the option to play against another human participant.</text:p>
          </table:table-cell>
          <table:table-cell table:style-name="Default" table:formula="of:=CONCATENATE(&quot;&lt;game name=&quot;;CHAR(34);[.A509];CHAR(34);&quot;&gt; &lt;year&gt;&quot;;[.B509];&quot;&lt;/year&gt; &lt;rating&gt;&quot;;[.C509];&quot;&lt;/rating&gt; &lt;title&gt;&quot;;[.D509];&quot;&lt;/title&gt; &lt;pub&gt;&quot;;[.E509];&quot;&lt;/pub&gt; &lt;dev&gt;&quot;;[.F509];&quot;&lt;/dev&gt; &lt;genre&gt;&quot;;[.G509];&quot;&lt;/genre&gt; &lt;score&gt;&quot;;[.H509];&quot;&lt;/score&gt; &lt;player&gt;&quot;;[.I509];&quot;&lt;/player&gt; &lt;story&gt;&quot;;[.J509];&quot;&lt;/story&gt; &lt;/game&gt;&quot;)" office:value-type="string" office:string-value="&lt;game name=&quot;WCW Mayhem (USA, Europe)&quot;&gt; &lt;year&gt;2000&lt;/year&gt; &lt;rating&gt;ESRB - E (Everyone)&lt;/rating&gt; &lt;title&gt;WCW Mayhem &lt;/title&gt; &lt;pub&gt;Electronic Arts&lt;/pub&gt; &lt;dev&gt;2n Productions&lt;/dev&gt; &lt;genre&gt;Sports/Wrestling&lt;/genre&gt; &lt;score&gt;2.4&lt;/score&gt; &lt;player&gt;1-2 Players&lt;/player&gt; &lt;story&gt;WCW Mayhem is a wrestling game with the official WCW license and twelve-real-life wrestlers to play with. During the matches, the opponents try to perform moves while both wrestlers are close together (basically by holding a direction and pressing buttons with the correct timing) to diminish the opponent's energy. This is necessary so his shoulders can be held to the mat for three seconds, which ends the match. One speciality of this game is the possibility to leave the ring and fight in the locker room or on the street. Besides the career mode (trying to win the WCW title by passing through lower leagues with lower difficulty) and single matches against the AI, there is also the option to play against another human participant.&lt;/story&gt; &lt;/game&gt;">
            <text:p>&lt;game name="WCW Mayhem (USA, Europe)"&gt; &lt;year&gt;2000&lt;/year&gt; &lt;rating&gt;ESRB - E (Everyone)&lt;/rating&gt; &lt;title&gt;WCW Mayhem &lt;/title&gt; &lt;pub&gt;Electronic Arts&lt;/pub&gt; &lt;dev&gt;2n Productions&lt;/dev&gt; &lt;genre&gt;Sports/Wrestling&lt;/genre&gt; &lt;score&gt;2.4&lt;/score&gt; &lt;player&gt;1-2 Players&lt;/player&gt; &lt;story&gt;WCW Mayhem is a wrestling game with the official WCW license and twelve-real-life wrestlers to play with. During the matches, the opponents try to perform moves while both wrestlers are close together (basically by holding a direction and pressing buttons with the correct timing) to diminish the opponent's energy. This is necessary so his shoulders can be held to the mat for three seconds, which ends the match. One speciality of this game is the possibility to leave the ring and fight in the locker room or on the street. Besides the career mode (trying to win the WCW title by passing through lower leagues with lower difficulty) and single matches against the AI, there is also the option to play against another human participant.&lt;/story&gt; &lt;/game&gt;</text:p>
          </table:table-cell>
          <table:table-cell table:number-columns-repeated="1013"/>
        </table:table-row>
        <table:table-row table:style-name="ro1">
          <table:table-cell office:value-type="string">
            <text:p>Wendy - Every Witch Way (USA, Europe)</text:p>
          </table:table-cell>
          <table:table-cell office:value-type="float" office:value="2001">
            <text:p>2001</text:p>
          </table:table-cell>
          <table:table-cell office:value-type="string">
            <text:p>ESRB - E (Everyone)</text:p>
          </table:table-cell>
          <table:table-cell office:value-type="string">
            <text:p>Wendy - Every Witch Way </text:p>
          </table:table-cell>
          <table:table-cell office:value-type="string">
            <text:p>TDK Mediactive</text:p>
          </table:table-cell>
          <table:table-cell office:value-type="string">
            <text:p>WayForward</text:p>
          </table:table-cell>
          <table:table-cell office:value-type="string">
            <text:p>Action</text:p>
          </table:table-cell>
          <table:table-cell office:value-type="string">
            <text:p>3.6</text:p>
          </table:table-cell>
          <table:table-cell office:value-type="string">
            <text:p>1 Player</text:p>
          </table:table-cell>
          <table:table-cell office:value-type="string">
            <text:p>While exploring her house's attic, the little witch Wendy discovers a treasure chest. <text:s/>Upon opening it, magical stones are released from their prison, and head to a castle which is suspended in the sky. The power of the stones upsets gravity, and the castle comes crashing to the ground, right on top of Wendy's house! <text:s/>It's up to Wendy to set things right again!****Wendy: Every Witch Way is a combination of a side-scrolling platformer and a puzzle game. <text:s/>As Wendy, players explore the castle in search of the troublesome stones that have upset gravity. <text:s/>Wendy has the ability to control gravity herself – by pressing up or down on the control pad while jumping, Wendy will cause gravity to reverse in that direction. <text:s/>Most enemies and obstacles in the game world are also affected by the gravity switching – you'll need to manipulate gravity frequently to progress through the game's different puzzles.****Stars can be used to power up Wendy's magic. <text:s/>For every star that she collects (to a maximum of five), her magic will increase. <text:s/>Beginning with a small weak shot, you can power your magic up to a spread shot that fires in three directions. <text:s/>The stars also act as Wendy's health meter – if you get hit, you'll lose a star, as well as some magical power. <text:s/>Get hit when you have no stars left, and you'll lose a life.****At the end of every world, there is a short bonus stage with Wendy riding on her broomstick. <text:s/>In these stages, you must attack enemies and collect stars as Wendy automatically flies to the next world.</text:p>
          </table:table-cell>
          <table:table-cell table:style-name="Default" table:formula="of:=CONCATENATE(&quot;&lt;game name=&quot;;CHAR(34);[.A510];CHAR(34);&quot;&gt; &lt;year&gt;&quot;;[.B510];&quot;&lt;/year&gt; &lt;rating&gt;&quot;;[.C510];&quot;&lt;/rating&gt; &lt;title&gt;&quot;;[.D510];&quot;&lt;/title&gt; &lt;pub&gt;&quot;;[.E510];&quot;&lt;/pub&gt; &lt;dev&gt;&quot;;[.F510];&quot;&lt;/dev&gt; &lt;genre&gt;&quot;;[.G510];&quot;&lt;/genre&gt; &lt;score&gt;&quot;;[.H510];&quot;&lt;/score&gt; &lt;player&gt;&quot;;[.I510];&quot;&lt;/player&gt; &lt;story&gt;&quot;;[.J510];&quot;&lt;/story&gt; &lt;/game&gt;&quot;)" office:value-type="string" office:string-value="&lt;game name=&quot;Wendy - Every Witch Way (USA, Europe)&quot;&gt; &lt;year&gt;2001&lt;/year&gt; &lt;rating&gt;ESRB - E (Everyone)&lt;/rating&gt; &lt;title&gt;Wendy - Every Witch Way &lt;/title&gt; &lt;pub&gt;TDK Mediactive&lt;/pub&gt; &lt;dev&gt;WayForward&lt;/dev&gt; &lt;genre&gt;Action&lt;/genre&gt; &lt;score&gt;3.6&lt;/score&gt; &lt;player&gt;1 Player&lt;/player&gt; &lt;story&gt;While exploring her house's attic, the little witch Wendy discovers a treasure chest.  Upon opening it, magical stones are released from their prison, and head to a castle which is suspended in the sky. The power of the stones upsets gravity, and the castle comes crashing to the ground, right on top of Wendy's house!  It's up to Wendy to set things right again!****Wendy: Every Witch Way is a combination of a side-scrolling platformer and a puzzle game.  As Wendy, players explore the castle in search of the troublesome stones that have upset gravity.  Wendy has the ability to control gravity herself – by pressing up or down on the control pad while jumping, Wendy will cause gravity to reverse in that direction.  Most enemies and obstacles in the game world are also affected by the gravity switching – you'll need to manipulate gravity frequently to progress through the game's different puzzles.****Stars can be used to power up Wendy's magic.  For every star that she collects (to a maximum of five), her magic will increase.  Beginning with a small weak shot, you can power your magic up to a spread shot that fires in three directions.  The stars also act as Wendy's health meter – if you get hit, you'll lose a star, as well as some magical power.  Get hit when you have no stars left, and you'll lose a life.****At the end of every world, there is a short bonus stage with Wendy riding on her broomstick.  In these stages, you must attack enemies and collect stars as Wendy automatically flies to the next world.&lt;/story&gt; &lt;/game&gt;">
            <text:p>&lt;game name="Wendy - Every Witch Way (USA, Europe)"&gt; &lt;year&gt;2001&lt;/year&gt; &lt;rating&gt;ESRB - E (Everyone)&lt;/rating&gt; &lt;title&gt;Wendy - Every Witch Way &lt;/title&gt; &lt;pub&gt;TDK Mediactive&lt;/pub&gt; &lt;dev&gt;WayForward&lt;/dev&gt; &lt;genre&gt;Action&lt;/genre&gt; &lt;score&gt;3.6&lt;/score&gt; &lt;player&gt;1 Player&lt;/player&gt; &lt;story&gt;While exploring her house's attic, the little witch Wendy discovers a treasure chest. <text:s/>Upon opening it, magical stones are released from their prison, and head to a castle which is suspended in the sky. The power of the stones upsets gravity, and the castle comes crashing to the ground, right on top of Wendy's house! <text:s/>It's up to Wendy to set things right again!****Wendy: Every Witch Way is a combination of a side-scrolling platformer and a puzzle game. <text:s/>As Wendy, players explore the castle in search of the troublesome stones that have upset gravity. <text:s/>Wendy has the ability to control gravity herself – by pressing up or down on the control pad while jumping, Wendy will cause gravity to reverse in that direction. <text:s/>Most enemies and obstacles in the game world are also affected by the gravity switching – you'll need to manipulate gravity frequently to progress through the game's different puzzles.****Stars can be used to power up Wendy's magic. <text:s/>For every star that she collects (to a maximum of five), her magic will increase. <text:s/>Beginning with a small weak shot, you can power your magic up to a spread shot that fires in three directions. <text:s/>The stars also act as Wendy's health meter – if you get hit, you'll lose a star, as well as some magical power. <text:s/>Get hit when you have no stars left, and you'll lose a life.****At the end of every world, there is a short bonus stage with Wendy riding on her broomstick. <text:s/>In these stages, you must attack enemies and collect stars as Wendy automatically flies to the next world.&lt;/story&gt; &lt;/game&gt;</text:p>
          </table:table-cell>
          <table:table-cell table:number-columns-repeated="1013"/>
        </table:table-row>
        <table:table-row table:style-name="ro1">
          <table:table-cell office:value-type="string">
            <text:p>Wetrix GB (Europe)</text:p>
          </table:table-cell>
          <table:table-cell office:value-type="float" office:value="2000">
            <text:p>2000</text:p>
          </table:table-cell>
          <table:table-cell office:value-type="string">
            <text:p>ESRB - E (Everyone)</text:p>
          </table:table-cell>
          <table:table-cell office:value-type="string">
            <text:p>Wetrix GB </text:p>
          </table:table-cell>
          <table:table-cell office:value-type="string">
            <text:p>Infogrames</text:p>
          </table:table-cell>
          <table:table-cell office:value-type="string">
            <text:p>Zed Two Limited</text:p>
          </table:table-cell>
          <table:table-cell office:value-type="string">
            <text:p>Puzzle</text:p>
          </table:table-cell>
          <table:table-cell office:value-type="string">
            <text:p>4.1</text:p>
          </table:table-cell>
          <table:table-cell office:value-type="string">
            <text:p>1 Player</text:p>
          </table:table-cell>
          <table:table-cell office:value-type="string">
            <text:p>In Wetrix the player must build barriers on the arena to stop the water from leaking out. As time progresses, rain starts to fall onto the arena, so the player must try to keep the walls as high as possible to catch the water. Too much on the screen will start an earthquake. Ice blocks fall to freeze the water. Bombs drop, leaving holes in walls, and fireballs vaporize the water. The aim is to get as high a score as possible. There is a practice mode available, and the game can be played in multiplayer against a friend.</text:p>
          </table:table-cell>
          <table:table-cell table:style-name="Default" table:formula="of:=CONCATENATE(&quot;&lt;game name=&quot;;CHAR(34);[.A511];CHAR(34);&quot;&gt; &lt;year&gt;&quot;;[.B511];&quot;&lt;/year&gt; &lt;rating&gt;&quot;;[.C511];&quot;&lt;/rating&gt; &lt;title&gt;&quot;;[.D511];&quot;&lt;/title&gt; &lt;pub&gt;&quot;;[.E511];&quot;&lt;/pub&gt; &lt;dev&gt;&quot;;[.F511];&quot;&lt;/dev&gt; &lt;genre&gt;&quot;;[.G511];&quot;&lt;/genre&gt; &lt;score&gt;&quot;;[.H511];&quot;&lt;/score&gt; &lt;player&gt;&quot;;[.I511];&quot;&lt;/player&gt; &lt;story&gt;&quot;;[.J511];&quot;&lt;/story&gt; &lt;/game&gt;&quot;)" office:value-type="string" office:string-value="&lt;game name=&quot;Wetrix GB (Europe)&quot;&gt; &lt;year&gt;2000&lt;/year&gt; &lt;rating&gt;ESRB - E (Everyone)&lt;/rating&gt; &lt;title&gt;Wetrix GB &lt;/title&gt; &lt;pub&gt;Infogrames&lt;/pub&gt; &lt;dev&gt;Zed Two Limited&lt;/dev&gt; &lt;genre&gt;Puzzle&lt;/genre&gt; &lt;score&gt;4.1&lt;/score&gt; &lt;player&gt;1 Player&lt;/player&gt; &lt;story&gt;In Wetrix the player must build barriers on the arena to stop the water from leaking out. As time progresses, rain starts to fall onto the arena, so the player must try to keep the walls as high as possible to catch the water. Too much on the screen will start an earthquake. Ice blocks fall to freeze the water. Bombs drop, leaving holes in walls, and fireballs vaporize the water. The aim is to get as high a score as possible. There is a practice mode available, and the game can be played in multiplayer against a friend.&lt;/story&gt; &lt;/game&gt;">
            <text:p>&lt;game name="Wetrix GB (Europe)"&gt; &lt;year&gt;2000&lt;/year&gt; &lt;rating&gt;ESRB - E (Everyone)&lt;/rating&gt; &lt;title&gt;Wetrix GB &lt;/title&gt; &lt;pub&gt;Infogrames&lt;/pub&gt; &lt;dev&gt;Zed Two Limited&lt;/dev&gt; &lt;genre&gt;Puzzle&lt;/genre&gt; &lt;score&gt;4.1&lt;/score&gt; &lt;player&gt;1 Player&lt;/player&gt; &lt;story&gt;In Wetrix the player must build barriers on the arena to stop the water from leaking out. As time progresses, rain starts to fall onto the arena, so the player must try to keep the walls as high as possible to catch the water. Too much on the screen will start an earthquake. Ice blocks fall to freeze the water. Bombs drop, leaving holes in walls, and fireballs vaporize the water. The aim is to get as high a score as possible. There is a practice mode available, and the game can be played in multiplayer against a friend.&lt;/story&gt; &lt;/game&gt;</text:p>
          </table:table-cell>
          <table:table-cell table:number-columns-repeated="1013"/>
        </table:table-row>
        <table:table-row table:style-name="ro1">
          <table:table-cell office:value-type="string">
            <text:p>Who Wants to Be a Millionaire - 2nd Edition (USA)</text:p>
          </table:table-cell>
          <table:table-cell office:value-type="float" office:value="2000">
            <text:p>2000</text:p>
          </table:table-cell>
          <table:table-cell office:value-type="string">
            <text:p>ESRB - E (Everyone)</text:p>
          </table:table-cell>
          <table:table-cell office:value-type="string">
            <text:p>Who Wants to Be a Millionaire - 2nd Edition </text:p>
          </table:table-cell>
          <table:table-cell office:value-type="string">
            <text:p>THQ</text:p>
          </table:table-cell>
          <table:table-cell office:value-type="string">
            <text:p>Valleycrest Productions</text:p>
          </table:table-cell>
          <table:table-cell office:value-type="string">
            <text:p>Game Show</text:p>
          </table:table-cell>
          <table:table-cell office:value-type="string">
            <text:p>2.7</text:p>
          </table:table-cell>
          <table:table-cell office:value-type="string">
            <text:p>1 Player</text:p>
          </table:table-cell>
          <table:table-cell office:value-type="string">
            <text:p>Take a ride in the Hot Seat in this recreation of the Hit TV Game Show. <text:s/>Climb you way up the Trivia Ladder from $100 to $1 Million. <text:s/>Answer 15 multiple choice questions in a row to win the game. <text:s/>And if you get stuck, You can Phone a Friend, 50/50 or poll the audience.</text:p>
          </table:table-cell>
          <table:table-cell table:style-name="Default" table:formula="of:=CONCATENATE(&quot;&lt;game name=&quot;;CHAR(34);[.A512];CHAR(34);&quot;&gt; &lt;year&gt;&quot;;[.B512];&quot;&lt;/year&gt; &lt;rating&gt;&quot;;[.C512];&quot;&lt;/rating&gt; &lt;title&gt;&quot;;[.D512];&quot;&lt;/title&gt; &lt;pub&gt;&quot;;[.E512];&quot;&lt;/pub&gt; &lt;dev&gt;&quot;;[.F512];&quot;&lt;/dev&gt; &lt;genre&gt;&quot;;[.G512];&quot;&lt;/genre&gt; &lt;score&gt;&quot;;[.H512];&quot;&lt;/score&gt; &lt;player&gt;&quot;;[.I512];&quot;&lt;/player&gt; &lt;story&gt;&quot;;[.J512];&quot;&lt;/story&gt; &lt;/game&gt;&quot;)" office:value-type="string" office:string-value="&lt;game name=&quot;Who Wants to Be a Millionaire - 2nd Edition (USA)&quot;&gt; &lt;year&gt;2000&lt;/year&gt; &lt;rating&gt;ESRB - E (Everyone)&lt;/rating&gt; &lt;title&gt;Who Wants to Be a Millionaire - 2nd Edition &lt;/title&gt; &lt;pub&gt;THQ&lt;/pub&gt; &lt;dev&gt;Valleycrest Productions&lt;/dev&gt; &lt;genre&gt;Game Show&lt;/genre&gt; &lt;score&gt;2.7&lt;/score&gt; &lt;player&gt;1 Player&lt;/player&gt; &lt;story&gt;Take a ride in the Hot Seat in this recreation of the Hit TV Game Show.  Climb you way up the Trivia Ladder from $100 to $1 Million.  Answer 15 multiple choice questions in a row to win the game.  And if you get stuck, You can Phone a Friend, 50/50 or poll the audience.&lt;/story&gt; &lt;/game&gt;">
            <text:p>&lt;game name="Who Wants to Be a Millionaire - 2nd Edition (USA)"&gt; &lt;year&gt;2000&lt;/year&gt; &lt;rating&gt;ESRB - E (Everyone)&lt;/rating&gt; &lt;title&gt;Who Wants to Be a Millionaire - 2nd Edition &lt;/title&gt; &lt;pub&gt;THQ&lt;/pub&gt; &lt;dev&gt;Valleycrest Productions&lt;/dev&gt; &lt;genre&gt;Game Show&lt;/genre&gt; &lt;score&gt;2.7&lt;/score&gt; &lt;player&gt;1 Player&lt;/player&gt; &lt;story&gt;Take a ride in the Hot Seat in this recreation of the Hit TV Game Show. <text:s/>Climb you way up the Trivia Ladder from $100 to $1 Million. <text:s/>Answer 15 multiple choice questions in a row to win the game. <text:s/>And if you get stuck, You can Phone a Friend, 50/50 or poll the audience.&lt;/story&gt; &lt;/game&gt;</text:p>
          </table:table-cell>
          <table:table-cell table:number-columns-repeated="1013"/>
        </table:table-row>
        <table:table-row table:style-name="ro1">
          <table:table-cell office:value-type="string">
            <text:p>Wild Thornberrys, The - Rambler (USA)</text:p>
          </table:table-cell>
          <table:table-cell office:value-type="float" office:value="2000">
            <text:p>2000</text:p>
          </table:table-cell>
          <table:table-cell office:value-type="string">
            <text:p>ESRB - E (Everyone)</text:p>
          </table:table-cell>
          <table:table-cell office:value-type="string">
            <text:p>Wild Thornberrys, The - Rambler </text:p>
          </table:table-cell>
          <table:table-cell office:value-type="string">
            <text:p>Mattel</text:p>
          </table:table-cell>
          <table:table-cell office:value-type="string">
            <text:p>Vicarious Visions</text:p>
          </table:table-cell>
          <table:table-cell office:value-type="string">
            <text:p>Action</text:p>
          </table:table-cell>
          <table:table-cell office:value-type="string">
            <text:p>2.3</text:p>
          </table:table-cell>
          <table:table-cell office:value-type="string">
            <text:p>1 Player</text:p>
          </table:table-cell>
          <table:table-cell office:value-type="string">
            <text:p>The Wild Thornberrys: Rambler is a collection of themed mini-games based on the Nickelodeon cartoon. Each mini-game represents a different continent on a map of the world and features a different characters. Each game starts by giving the players three lives but additional lives can be picked up by collecting bonus items, the games are:**Eliza’s Ice Hopper: Set in the well known region of 'Europe and the Arctic' this mouse controlled game features the character Eliza. She starts the game on an ice island around which circle smaller floating chunks of ice. Her task is to hop from one piece of ice to another, locate a baby animal and then transport it to its mother. As the player progresses the levels become harder with unstable and cracking chunks of ice, polar bears, and whales whose spouts of water can knock her into the water. There are also bonus items such as film canisters and insulated bottles on some ice floes which score bonus points and parkas which give extra lives. <text:s/>**Darwin’s Another Vine Mess: Set in South America this game features Darwin the monkey. The task is to swing from vine to vine collecting food, fruit and shirts stolen by the local monkeys. Contact with another monkey makes Darwin fall off and costs a life. As the game progresses the levels become harder with slippery vines, more monkeys to avoid, crocodiles and flying toucans that drop coconuts from above. <text:s/>**Donnie’s Bug Quest: Donnie’s wandering around the African Savannah looking for a bugs to eat. The object is to guide him around the screen until all bugs have been collected. As the game progresses the levels become harder and introduce a puzzle element with rocks that must be moved out of the way in the correct order so Donnie can reach the last few bugs. Other obstacles such as warthogs and lions will cost a life if encountered but there are bonus items picking up canteens earns extra lives and film canisters score bonus points. <text:s/>**Debbie’s Monkey Chaser: Debbie’s CDs have been stolen by monkeys in Asia so she goes chasing them armed with a bottle of shampoo, (everyone knows monkeys hate to be squirted with shampoo). The object is to search the screens looking for the CD while squirting monkeys who come after you. Bonus items here are bananas which give extra turns or, if Debbie gets caught, can be used to bribe a monkey into letting her go, film canisters score bonus points and puddles refill the shampoo bottle. <text:s/>**Nigel’s Boomerang Tango: Nigel's after poachers in this shooting game. The poacher is on one side of the dock and Nigel is on the other. They throw boomerangs at each other and if the either one's hat gets knocked off they fall into the water. If enough poachers get knocked into the water the animal is released. Bonus items here are boomerangs which give more turns, and sardines and film canisters for extra points. <text:s/></text:p>
          </table:table-cell>
          <table:table-cell table:style-name="Default" table:formula="of:=CONCATENATE(&quot;&lt;game name=&quot;;CHAR(34);[.A513];CHAR(34);&quot;&gt; &lt;year&gt;&quot;;[.B513];&quot;&lt;/year&gt; &lt;rating&gt;&quot;;[.C513];&quot;&lt;/rating&gt; &lt;title&gt;&quot;;[.D513];&quot;&lt;/title&gt; &lt;pub&gt;&quot;;[.E513];&quot;&lt;/pub&gt; &lt;dev&gt;&quot;;[.F513];&quot;&lt;/dev&gt; &lt;genre&gt;&quot;;[.G513];&quot;&lt;/genre&gt; &lt;score&gt;&quot;;[.H513];&quot;&lt;/score&gt; &lt;player&gt;&quot;;[.I513];&quot;&lt;/player&gt; &lt;story&gt;&quot;;[.J513];&quot;&lt;/story&gt; &lt;/game&gt;&quot;)" office:value-type="string" office:string-value="&lt;game name=&quot;Wild Thornberrys, The - Rambler (USA)&quot;&gt; &lt;year&gt;2000&lt;/year&gt; &lt;rating&gt;ESRB - E (Everyone)&lt;/rating&gt; &lt;title&gt;Wild Thornberrys, The - Rambler &lt;/title&gt; &lt;pub&gt;Mattel&lt;/pub&gt; &lt;dev&gt;Vicarious Visions&lt;/dev&gt; &lt;genre&gt;Action&lt;/genre&gt; &lt;score&gt;2.3&lt;/score&gt; &lt;player&gt;1 Player&lt;/player&gt; &lt;story&gt;The Wild Thornberrys: Rambler is a collection of themed mini-games based on the Nickelodeon cartoon. Each mini-game represents a different continent on a map of the world and features a different characters. Each game starts by giving the players three lives but additional lives can be picked up by collecting bonus items, the games are:**Eliza’s Ice Hopper: Set in the well known region of 'Europe and the Arctic' this mouse controlled game features the character Eliza. She starts the game on an ice island around which circle smaller floating chunks of ice. Her task is to hop from one piece of ice to another, locate a baby animal and then transport it to its mother. As the player progresses the levels become harder with unstable and cracking chunks of ice, polar bears, and whales whose spouts of water can knock her into the water. There are also bonus items such as film canisters and insulated bottles on some ice floes which score bonus points and parkas which give extra lives.  **Darwin’s Another Vine Mess: Set in South America this game features Darwin the monkey. The task is to swing from vine to vine collecting food, fruit and shirts stolen by the local monkeys. Contact with another monkey makes Darwin fall off and costs a life. As the game progresses the levels become harder with slippery vines, more monkeys to avoid, crocodiles and flying toucans that drop coconuts from above.  **Donnie’s Bug Quest: Donnie’s wandering around the African Savannah looking for a bugs to eat. The object is to guide him around the screen until all bugs have been collected. As the game progresses the levels become harder and introduce a puzzle element with rocks that must be moved out of the way in the correct order so Donnie can reach the last few bugs. Other obstacles such as warthogs and lions will cost a life if encountered but there are bonus items picking up canteens earns extra lives and film canisters score bonus points.  **Debbie’s Monkey Chaser: Debbie’s CDs have been stolen by monkeys in Asia so she goes chasing them armed with a bottle of shampoo, (everyone knows monkeys hate to be squirted with shampoo). The object is to search the screens looking for the CD while squirting monkeys who come after you. Bonus items here are bananas which give extra turns or, if Debbie gets caught, can be used to bribe a monkey into letting her go, film canisters score bonus points and puddles refill the shampoo bottle.  **Nigel’s Boomerang Tango: Nigel's after poachers in this shooting game. The poacher is on one side of the dock and Nigel is on the other. They throw boomerangs at each other and if the either one's hat gets knocked off they fall into the water. If enough poachers get knocked into the water the animal is released. Bonus items here are boomerangs which give more turns, and sardines and film canisters for extra points.  &lt;/story&gt; &lt;/game&gt;">
            <text:p>&lt;game name="Wild Thornberrys, The - Rambler (USA)"&gt; &lt;year&gt;2000&lt;/year&gt; &lt;rating&gt;ESRB - E (Everyone)&lt;/rating&gt; &lt;title&gt;Wild Thornberrys, The - Rambler &lt;/title&gt; &lt;pub&gt;Mattel&lt;/pub&gt; &lt;dev&gt;Vicarious Visions&lt;/dev&gt; &lt;genre&gt;Action&lt;/genre&gt; &lt;score&gt;2.3&lt;/score&gt; &lt;player&gt;1 Player&lt;/player&gt; &lt;story&gt;The Wild Thornberrys: Rambler is a collection of themed mini-games based on the Nickelodeon cartoon. Each mini-game represents a different continent on a map of the world and features a different characters. Each game starts by giving the players three lives but additional lives can be picked up by collecting bonus items, the games are:**Eliza’s Ice Hopper: Set in the well known region of 'Europe and the Arctic' this mouse controlled game features the character Eliza. She starts the game on an ice island around which circle smaller floating chunks of ice. Her task is to hop from one piece of ice to another, locate a baby animal and then transport it to its mother. As the player progresses the levels become harder with unstable and cracking chunks of ice, polar bears, and whales whose spouts of water can knock her into the water. There are also bonus items such as film canisters and insulated bottles on some ice floes which score bonus points and parkas which give extra lives. <text:s/>**Darwin’s Another Vine Mess: Set in South America this game features Darwin the monkey. The task is to swing from vine to vine collecting food, fruit and shirts stolen by the local monkeys. Contact with another monkey makes Darwin fall off and costs a life. As the game progresses the levels become harder with slippery vines, more monkeys to avoid, crocodiles and flying toucans that drop coconuts from above. <text:s/>**Donnie’s Bug Quest: Donnie’s wandering around the African Savannah looking for a bugs to eat. The object is to guide him around the screen until all bugs have been collected. As the game progresses the levels become harder and introduce a puzzle element with rocks that must be moved out of the way in the correct order so Donnie can reach the last few bugs. Other obstacles such as warthogs and lions will cost a life if encountered but there are bonus items picking up canteens earns extra lives and film canisters score bonus points. <text:s/>**Debbie’s Monkey Chaser: Debbie’s CDs have been stolen by monkeys in Asia so she goes chasing them armed with a bottle of shampoo, (everyone knows monkeys hate to be squirted with shampoo). The object is to search the screens looking for the CD while squirting monkeys who come after you. Bonus items here are bananas which give extra turns or, if Debbie gets caught, can be used to bribe a monkey into letting her go, film canisters score bonus points and puddles refill the shampoo bottle. <text:s/>**Nigel’s Boomerang Tango: Nigel's after poachers in this shooting game. The poacher is on one side of the dock and Nigel is on the other. They throw boomerangs at each other and if the either one's hat gets knocked off they fall into the water. If enough poachers get knocked into the water the animal is released. Bonus items here are boomerangs which give more turns, and sardines and film canisters for extra points. <text:s/>&lt;/story&gt; &lt;/game&gt;</text:p>
          </table:table-cell>
          <table:table-cell table:number-columns-repeated="1013"/>
        </table:table-row>
        <table:table-row table:style-name="ro1">
          <table:table-cell office:value-type="string">
            <text:p>Wings of Fury (USA)</text:p>
          </table:table-cell>
          <table:table-cell office:value-type="float" office:value="1999">
            <text:p>1999</text:p>
          </table:table-cell>
          <table:table-cell office:value-type="string">
            <text:p>ESRB - E (Everyone)</text:p>
          </table:table-cell>
          <table:table-cell office:value-type="string">
            <text:p>Wings of Fury </text:p>
          </table:table-cell>
          <table:table-cell office:value-type="string">
            <text:p>Mindscape Inc.</text:p>
          </table:table-cell>
          <table:table-cell office:value-type="string">
            <text:p>Ed Magnin and Associates</text:p>
          </table:table-cell>
          <table:table-cell office:value-type="string">
            <text:p>Action</text:p>
          </table:table-cell>
          <table:table-cell office:value-type="string">
            <text:p>3.4</text:p>
          </table:table-cell>
          <table:table-cell office:value-type="string">
            <text:p>1 Player</text:p>
          </table:table-cell>
          <table:table-cell office:value-type="string">
            <text:p>Wings of Fury is an action game with some minor simulation aspects, in which you are the pilot of an American F6F Hellcat plane. The setting of the game is the Pacific during World War II.****It is your job to defeat the Japanese by destroying enemy bunkers, machine gun nests and barracks on a series of islands. Barracks and gun nests can be bombarded with regular bombs, while you'll have to use rockets to take out the concrete bunkers. After a successful bombing run, return to mow down the Japanese soldiers with your machine guns. You also have to sink Japanese battleships with torpedoes and engage in dogfights with enemy fighter planes.**** **You start each mission by taking off from an aircraft carrier, which you'll have to protect from assaults by Japanese torpedo planes. Whenever you run out of fuel, bombs, rockets or machine gun ammo you can replenish those by returning to your carrier. Your carrier is also the place to repair damage to your plane.****The Gameboy Color version of Wings of Fury has a toned down violence level. You no longer mow down Japanese soldiers with your machine guns, instead you bombard jeeps &amp; trucks. Also missing in this version are the Japanese torpedo planes and the small 1st-person view window. New are some extra manoeuvres for your plane like a barrel roll and a review of your ammo consumption after each mission. Using less ammo than allocated gives you bonus points.</text:p>
          </table:table-cell>
          <table:table-cell table:style-name="Default" table:formula="of:=CONCATENATE(&quot;&lt;game name=&quot;;CHAR(34);[.A514];CHAR(34);&quot;&gt; &lt;year&gt;&quot;;[.B514];&quot;&lt;/year&gt; &lt;rating&gt;&quot;;[.C514];&quot;&lt;/rating&gt; &lt;title&gt;&quot;;[.D514];&quot;&lt;/title&gt; &lt;pub&gt;&quot;;[.E514];&quot;&lt;/pub&gt; &lt;dev&gt;&quot;;[.F514];&quot;&lt;/dev&gt; &lt;genre&gt;&quot;;[.G514];&quot;&lt;/genre&gt; &lt;score&gt;&quot;;[.H514];&quot;&lt;/score&gt; &lt;player&gt;&quot;;[.I514];&quot;&lt;/player&gt; &lt;story&gt;&quot;;[.J514];&quot;&lt;/story&gt; &lt;/game&gt;&quot;)" office:value-type="string" office:string-value="&lt;game name=&quot;Wings of Fury (USA)&quot;&gt; &lt;year&gt;1999&lt;/year&gt; &lt;rating&gt;ESRB - E (Everyone)&lt;/rating&gt; &lt;title&gt;Wings of Fury &lt;/title&gt; &lt;pub&gt;Mindscape Inc.&lt;/pub&gt; &lt;dev&gt;Ed Magnin and Associates&lt;/dev&gt; &lt;genre&gt;Action&lt;/genre&gt; &lt;score&gt;3.4&lt;/score&gt; &lt;player&gt;1 Player&lt;/player&gt; &lt;story&gt;Wings of Fury is an action game with some minor simulation aspects, in which you are the pilot of an American F6F Hellcat plane. The setting of the game is the Pacific during World War II.****It is your job to defeat the Japanese by destroying enemy bunkers, machine gun nests and barracks on a series of islands. Barracks and gun nests can be bombarded with regular bombs, while you'll have to use rockets to take out the concrete bunkers. After a successful bombing run, return to mow down the Japanese soldiers with your machine guns. You also have to sink Japanese battleships with torpedoes and engage in dogfights with enemy fighter planes.**** **You start each mission by taking off from an aircraft carrier, which you'll have to protect from assaults by Japanese torpedo planes. Whenever you run out of fuel, bombs, rockets or machine gun ammo you can replenish those by returning to your carrier. Your carrier is also the place to repair damage to your plane.****The Gameboy Color version of Wings of Fury has a toned down violence level. You no longer mow down Japanese soldiers with your machine guns, instead you bombard jeeps &amp; trucks. Also missing in this version are the Japanese torpedo planes and the small 1st-person view window. New are some extra manoeuvres for your plane like a barrel roll and a review of your ammo consumption after each mission. Using less ammo than allocated gives you bonus points.&lt;/story&gt; &lt;/game&gt;">
            <text:p>&lt;game name="Wings of Fury (USA)"&gt; &lt;year&gt;1999&lt;/year&gt; &lt;rating&gt;ESRB - E (Everyone)&lt;/rating&gt; &lt;title&gt;Wings of Fury &lt;/title&gt; &lt;pub&gt;Mindscape Inc.&lt;/pub&gt; &lt;dev&gt;Ed Magnin and Associates&lt;/dev&gt; &lt;genre&gt;Action&lt;/genre&gt; &lt;score&gt;3.4&lt;/score&gt; &lt;player&gt;1 Player&lt;/player&gt; &lt;story&gt;Wings of Fury is an action game with some minor simulation aspects, in which you are the pilot of an American F6F Hellcat plane. The setting of the game is the Pacific during World War II.****It is your job to defeat the Japanese by destroying enemy bunkers, machine gun nests and barracks on a series of islands. Barracks and gun nests can be bombarded with regular bombs, while you'll have to use rockets to take out the concrete bunkers. After a successful bombing run, return to mow down the Japanese soldiers with your machine guns. You also have to sink Japanese battleships with torpedoes and engage in dogfights with enemy fighter planes.**** **You start each mission by taking off from an aircraft carrier, which you'll have to protect from assaults by Japanese torpedo planes. Whenever you run out of fuel, bombs, rockets or machine gun ammo you can replenish those by returning to your carrier. Your carrier is also the place to repair damage to your plane.****The Gameboy Color version of Wings of Fury has a toned down violence level. You no longer mow down Japanese soldiers with your machine guns, instead you bombard jeeps &amp; trucks. Also missing in this version are the Japanese torpedo planes and the small 1st-person view window. New are some extra manoeuvres for your plane like a barrel roll and a review of your ammo consumption after each mission. Using less ammo than allocated gives you bonus points.&lt;/story&gt; &lt;/game&gt;</text:p>
          </table:table-cell>
          <table:table-cell table:number-columns-repeated="1013"/>
        </table:table-row>
        <table:table-row table:style-name="ro1">
          <table:table-cell office:value-type="string">
            <text:p>Winnie the Pooh - Adventures in the 100 Acre Wood (USA)</text:p>
          </table:table-cell>
          <table:table-cell office:value-type="float" office:value="2000">
            <text:p>2000</text:p>
          </table:table-cell>
          <table:table-cell office:value-type="string">
            <text:p>ESRB - E (Everyone)</text:p>
          </table:table-cell>
          <table:table-cell office:value-type="string">
            <text:p>Winnie the Pooh - Adventures in the 100 Acre Wood </text:p>
          </table:table-cell>
          <table:table-cell office:value-type="string">
            <text:p>NewKidCo</text:p>
          </table:table-cell>
          <table:table-cell office:value-type="string">
            <text:p>TOSE</text:p>
          </table:table-cell>
          <table:table-cell office:value-type="string">
            <text:p>Action</text:p>
          </table:table-cell>
          <table:table-cell office:value-type="string">
            <text:p>2.9</text:p>
          </table:table-cell>
          <table:table-cell office:value-type="string">
            <text:p>1 Player</text:p>
          </table:table-cell>
          <table:table-cell office:value-type="string">
            <text:p>Winnie the Pooh, a family favourite for more than three generations and subject of numerous books, songs and movies, now stars in his very first video game. Winnie the Pooh: Adventures in the 100 Acre Wood contains 15 fun-filled activities and mini-games, including fishing with Pooh, bouncing with Tigger, hunting for honey and catching acorns. You can play the games as Pooh, Tigger or as any of the other characters in this game's cast. As you play, the game environments expand to enable players to win special game cards and picture rewards. Pooh's first video game looks to provide acres and acres of colourful--and portable-gameplay. </text:p>
          </table:table-cell>
          <table:table-cell table:style-name="Default" table:formula="of:=CONCATENATE(&quot;&lt;game name=&quot;;CHAR(34);[.A515];CHAR(34);&quot;&gt; &lt;year&gt;&quot;;[.B515];&quot;&lt;/year&gt; &lt;rating&gt;&quot;;[.C515];&quot;&lt;/rating&gt; &lt;title&gt;&quot;;[.D515];&quot;&lt;/title&gt; &lt;pub&gt;&quot;;[.E515];&quot;&lt;/pub&gt; &lt;dev&gt;&quot;;[.F515];&quot;&lt;/dev&gt; &lt;genre&gt;&quot;;[.G515];&quot;&lt;/genre&gt; &lt;score&gt;&quot;;[.H515];&quot;&lt;/score&gt; &lt;player&gt;&quot;;[.I515];&quot;&lt;/player&gt; &lt;story&gt;&quot;;[.J515];&quot;&lt;/story&gt; &lt;/game&gt;&quot;)" office:value-type="string" office:string-value="&lt;game name=&quot;Winnie the Pooh - Adventures in the 100 Acre Wood (USA)&quot;&gt; &lt;year&gt;2000&lt;/year&gt; &lt;rating&gt;ESRB - E (Everyone)&lt;/rating&gt; &lt;title&gt;Winnie the Pooh - Adventures in the 100 Acre Wood &lt;/title&gt; &lt;pub&gt;NewKidCo&lt;/pub&gt; &lt;dev&gt;TOSE&lt;/dev&gt; &lt;genre&gt;Action&lt;/genre&gt; &lt;score&gt;2.9&lt;/score&gt; &lt;player&gt;1 Player&lt;/player&gt; &lt;story&gt;Winnie the Pooh, a family favourite for more than three generations and subject of numerous books, songs and movies, now stars in his very first video game. Winnie the Pooh: Adventures in the 100 Acre Wood contains 15 fun-filled activities and mini-games, including fishing with Pooh, bouncing with Tigger, hunting for honey and catching acorns. You can play the games as Pooh, Tigger or as any of the other characters in this game's cast. As you play, the game environments expand to enable players to win special game cards and picture rewards. Pooh's first video game looks to provide acres and acres of colourful--and portable-gameplay. &lt;/story&gt; &lt;/game&gt;">
            <text:p>&lt;game name="Winnie the Pooh - Adventures in the 100 Acre Wood (USA)"&gt; &lt;year&gt;2000&lt;/year&gt; &lt;rating&gt;ESRB - E (Everyone)&lt;/rating&gt; &lt;title&gt;Winnie the Pooh - Adventures in the 100 Acre Wood &lt;/title&gt; &lt;pub&gt;NewKidCo&lt;/pub&gt; &lt;dev&gt;TOSE&lt;/dev&gt; &lt;genre&gt;Action&lt;/genre&gt; &lt;score&gt;2.9&lt;/score&gt; &lt;player&gt;1 Player&lt;/player&gt; &lt;story&gt;Winnie the Pooh, a family favourite for more than three generations and subject of numerous books, songs and movies, now stars in his very first video game. Winnie the Pooh: Adventures in the 100 Acre Wood contains 15 fun-filled activities and mini-games, including fishing with Pooh, bouncing with Tigger, hunting for honey and catching acorns. You can play the games as Pooh, Tigger or as any of the other characters in this game's cast. As you play, the game environments expand to enable players to win special game cards and picture rewards. Pooh's first video game looks to provide acres and acres of colourful--and portable-gameplay. &lt;/story&gt; &lt;/game&gt;</text:p>
          </table:table-cell>
          <table:table-cell table:number-columns-repeated="1013"/>
        </table:table-row>
        <table:table-row table:style-name="ro1">
          <table:table-cell office:value-type="string">
            <text:p>Woody Woodpecker (USA)</text:p>
          </table:table-cell>
          <table:table-cell office:value-type="float" office:value="2001">
            <text:p>2001</text:p>
          </table:table-cell>
          <table:table-cell office:value-type="string">
            <text:p>ESRB - E (Everyone)</text:p>
          </table:table-cell>
          <table:table-cell office:value-type="string">
            <text:p>Woody Woodpecker </text:p>
          </table:table-cell>
          <table:table-cell office:value-type="string">
            <text:p>DreamCatcher Interactive</text:p>
          </table:table-cell>
          <table:table-cell office:value-type="string">
            <text:p>Planet Interactive</text:p>
          </table:table-cell>
          <table:table-cell office:value-type="string">
            <text:p>Platform</text:p>
          </table:table-cell>
          <table:table-cell office:value-type="string">
            <text:p>2.8</text:p>
          </table:table-cell>
          <table:table-cell office:value-type="string">
            <text:p>1 Player</text:p>
          </table:table-cell>
          <table:table-cell office:value-type="string">
            <text:p>Woodpeckers certainly don't come any wackier than our friend, Woody Woodpecker. He certainly has his work cut out against his sworn enemy, the evil Buzz Buzzard. This feathered fiend has kidnapped Woody's nephews, Knothead and Splinter and locked them up in his own amusement park, Buzz Buzzard's Park. To free them, Woody has to take on Buzz through 15 crazy levels of adventures where he will have to show quick reflexes, have a few clever tricks up his sleeve, not to mention a good sense of humour. </text:p>
          </table:table-cell>
          <table:table-cell table:style-name="Default" table:formula="of:=CONCATENATE(&quot;&lt;game name=&quot;;CHAR(34);[.A516];CHAR(34);&quot;&gt; &lt;year&gt;&quot;;[.B516];&quot;&lt;/year&gt; &lt;rating&gt;&quot;;[.C516];&quot;&lt;/rating&gt; &lt;title&gt;&quot;;[.D516];&quot;&lt;/title&gt; &lt;pub&gt;&quot;;[.E516];&quot;&lt;/pub&gt; &lt;dev&gt;&quot;;[.F516];&quot;&lt;/dev&gt; &lt;genre&gt;&quot;;[.G516];&quot;&lt;/genre&gt; &lt;score&gt;&quot;;[.H516];&quot;&lt;/score&gt; &lt;player&gt;&quot;;[.I516];&quot;&lt;/player&gt; &lt;story&gt;&quot;;[.J516];&quot;&lt;/story&gt; &lt;/game&gt;&quot;)" office:value-type="string" office:string-value="&lt;game name=&quot;Woody Woodpecker (USA)&quot;&gt; &lt;year&gt;2001&lt;/year&gt; &lt;rating&gt;ESRB - E (Everyone)&lt;/rating&gt; &lt;title&gt;Woody Woodpecker &lt;/title&gt; &lt;pub&gt;DreamCatcher Interactive&lt;/pub&gt; &lt;dev&gt;Planet Interactive&lt;/dev&gt; &lt;genre&gt;Platform&lt;/genre&gt; &lt;score&gt;2.8&lt;/score&gt; &lt;player&gt;1 Player&lt;/player&gt; &lt;story&gt;Woodpeckers certainly don't come any wackier than our friend, Woody Woodpecker. He certainly has his work cut out against his sworn enemy, the evil Buzz Buzzard. This feathered fiend has kidnapped Woody's nephews, Knothead and Splinter and locked them up in his own amusement park, Buzz Buzzard's Park. To free them, Woody has to take on Buzz through 15 crazy levels of adventures where he will have to show quick reflexes, have a few clever tricks up his sleeve, not to mention a good sense of humour. &lt;/story&gt; &lt;/game&gt;">
            <text:p>&lt;game name="Woody Woodpecker (USA)"&gt; &lt;year&gt;2001&lt;/year&gt; &lt;rating&gt;ESRB - E (Everyone)&lt;/rating&gt; &lt;title&gt;Woody Woodpecker &lt;/title&gt; &lt;pub&gt;DreamCatcher Interactive&lt;/pub&gt; &lt;dev&gt;Planet Interactive&lt;/dev&gt; &lt;genre&gt;Platform&lt;/genre&gt; &lt;score&gt;2.8&lt;/score&gt; &lt;player&gt;1 Player&lt;/player&gt; &lt;story&gt;Woodpeckers certainly don't come any wackier than our friend, Woody Woodpecker. He certainly has his work cut out against his sworn enemy, the evil Buzz Buzzard. This feathered fiend has kidnapped Woody's nephews, Knothead and Splinter and locked them up in his own amusement park, Buzz Buzzard's Park. To free them, Woody has to take on Buzz through 15 crazy levels of adventures where he will have to show quick reflexes, have a few clever tricks up his sleeve, not to mention a good sense of humour. &lt;/story&gt; &lt;/game&gt;</text:p>
          </table:table-cell>
          <table:table-cell table:number-columns-repeated="1013"/>
        </table:table-row>
        <table:table-row table:style-name="ro1">
          <table:table-cell office:value-type="string">
            <text:p>Woody Woodpecker Racing (USA)</text:p>
          </table:table-cell>
          <table:table-cell office:value-type="float" office:value="2000">
            <text:p>2000</text:p>
          </table:table-cell>
          <table:table-cell office:value-type="string">
            <text:p>ESRB - E (Everyone)</text:p>
          </table:table-cell>
          <table:table-cell office:value-type="string">
            <text:p>Woody Woodpecker Racing </text:p>
          </table:table-cell>
          <table:table-cell table:number-columns-repeated="2" office:value-type="string">
            <text:p>Konami</text:p>
          </table:table-cell>
          <table:table-cell office:value-type="string">
            <text:p>Driving</text:p>
          </table:table-cell>
          <table:table-cell office:value-type="string">
            <text:p>3.8</text:p>
          </table:table-cell>
          <table:table-cell office:value-type="string">
            <text:p>1 Player</text:p>
          </table:table-cell>
          <table:table-cell office:value-type="string">
            <text:p>Woody Woodpecker, the loveable Walter Lantz creation, and friends take their high-speed hi-jinx to the raceway and battle it out in this action-racing game. Nine classic characters include the sly prankster himself, Chilly Willy, and gal-pal Winnie Woodpecker. Each character has special abilities to match their own personality. Multiple power-ups are available, including dynamite, homing pigeons and even smelly fish. Choose from four types of vehicle--all terrain vehicles, racers, stock cars and jalopies. Players can race against the computer in 16 track locations, including Las Vegas, Japan and Loch Ness, or against a friend's copy of the game via the Game Link cable</text:p>
          </table:table-cell>
          <table:table-cell table:style-name="Default" table:formula="of:=CONCATENATE(&quot;&lt;game name=&quot;;CHAR(34);[.A517];CHAR(34);&quot;&gt; &lt;year&gt;&quot;;[.B517];&quot;&lt;/year&gt; &lt;rating&gt;&quot;;[.C517];&quot;&lt;/rating&gt; &lt;title&gt;&quot;;[.D517];&quot;&lt;/title&gt; &lt;pub&gt;&quot;;[.E517];&quot;&lt;/pub&gt; &lt;dev&gt;&quot;;[.F517];&quot;&lt;/dev&gt; &lt;genre&gt;&quot;;[.G517];&quot;&lt;/genre&gt; &lt;score&gt;&quot;;[.H517];&quot;&lt;/score&gt; &lt;player&gt;&quot;;[.I517];&quot;&lt;/player&gt; &lt;story&gt;&quot;;[.J517];&quot;&lt;/story&gt; &lt;/game&gt;&quot;)" office:value-type="string" office:string-value="&lt;game name=&quot;Woody Woodpecker Racing (USA)&quot;&gt; &lt;year&gt;2000&lt;/year&gt; &lt;rating&gt;ESRB - E (Everyone)&lt;/rating&gt; &lt;title&gt;Woody Woodpecker Racing &lt;/title&gt; &lt;pub&gt;Konami&lt;/pub&gt; &lt;dev&gt;Konami&lt;/dev&gt; &lt;genre&gt;Driving&lt;/genre&gt; &lt;score&gt;3.8&lt;/score&gt; &lt;player&gt;1 Player&lt;/player&gt; &lt;story&gt;Woody Woodpecker, the loveable Walter Lantz creation, and friends take their high-speed hi-jinx to the raceway and battle it out in this action-racing game. Nine classic characters include the sly prankster himself, Chilly Willy, and gal-pal Winnie Woodpecker. Each character has special abilities to match their own personality. Multiple power-ups are available, including dynamite, homing pigeons and even smelly fish. Choose from four types of vehicle--all terrain vehicles, racers, stock cars and jalopies. Players can race against the computer in 16 track locations, including Las Vegas, Japan and Loch Ness, or against a friend's copy of the game via the Game Link cable&lt;/story&gt; &lt;/game&gt;">
            <text:p>&lt;game name="Woody Woodpecker Racing (USA)"&gt; &lt;year&gt;2000&lt;/year&gt; &lt;rating&gt;ESRB - E (Everyone)&lt;/rating&gt; &lt;title&gt;Woody Woodpecker Racing &lt;/title&gt; &lt;pub&gt;Konami&lt;/pub&gt; &lt;dev&gt;Konami&lt;/dev&gt; &lt;genre&gt;Driving&lt;/genre&gt; &lt;score&gt;3.8&lt;/score&gt; &lt;player&gt;1 Player&lt;/player&gt; &lt;story&gt;Woody Woodpecker, the loveable Walter Lantz creation, and friends take their high-speed hi-jinx to the raceway and battle it out in this action-racing game. Nine classic characters include the sly prankster himself, Chilly Willy, and gal-pal Winnie Woodpecker. Each character has special abilities to match their own personality. Multiple power-ups are available, including dynamite, homing pigeons and even smelly fish. Choose from four types of vehicle--all terrain vehicles, racers, stock cars and jalopies. Players can race against the computer in 16 track locations, including Las Vegas, Japan and Loch Ness, or against a friend's copy of the game via the Game Link cable&lt;/story&gt; &lt;/game&gt;</text:p>
          </table:table-cell>
          <table:table-cell table:number-columns-repeated="1013"/>
        </table:table-row>
        <table:table-row table:style-name="ro1">
          <table:table-cell office:value-type="string">
            <text:p>World Destruction League - Thunder Tanks (USA)</text:p>
          </table:table-cell>
          <table:table-cell office:value-type="float" office:value="2000">
            <text:p>2000</text:p>
          </table:table-cell>
          <table:table-cell office:value-type="string">
            <text:p>ESRB - E (Everyone)</text:p>
          </table:table-cell>
          <table:table-cell office:value-type="string">
            <text:p>World Destruction League - Thunder Tanks </text:p>
          </table:table-cell>
          <table:table-cell office:value-type="string">
            <text:p>3DO</text:p>
          </table:table-cell>
          <table:table-cell office:value-type="string">
            <text:p>Sunset Entertainment</text:p>
          </table:table-cell>
          <table:table-cell office:value-type="string">
            <text:p>Action</text:p>
          </table:table-cell>
          <table:table-cell office:value-type="string">
            <text:p>4.2</text:p>
          </table:table-cell>
          <table:table-cell office:value-type="string">
            <text:p>1 Player</text:p>
          </table:table-cell>
          <table:table-cell office:value-type="string">
            <text:p>If Wrestlers Had Tanks, They'd Use Them. In World Destruction League Thunder Tanks, they do. To win the WDL title, these insane tank warriors compete in battle events televised from wasted landmarks around the world. Join hosts Kate Maxwell and Chuck (Mad Dog) Clemens as they bring you all the demented play-by-play. Now that's entertainment!</text:p>
          </table:table-cell>
          <table:table-cell table:style-name="Default" table:formula="of:=CONCATENATE(&quot;&lt;game name=&quot;;CHAR(34);[.A518];CHAR(34);&quot;&gt; &lt;year&gt;&quot;;[.B518];&quot;&lt;/year&gt; &lt;rating&gt;&quot;;[.C518];&quot;&lt;/rating&gt; &lt;title&gt;&quot;;[.D518];&quot;&lt;/title&gt; &lt;pub&gt;&quot;;[.E518];&quot;&lt;/pub&gt; &lt;dev&gt;&quot;;[.F518];&quot;&lt;/dev&gt; &lt;genre&gt;&quot;;[.G518];&quot;&lt;/genre&gt; &lt;score&gt;&quot;;[.H518];&quot;&lt;/score&gt; &lt;player&gt;&quot;;[.I518];&quot;&lt;/player&gt; &lt;story&gt;&quot;;[.J518];&quot;&lt;/story&gt; &lt;/game&gt;&quot;)" office:value-type="string" office:string-value="&lt;game name=&quot;World Destruction League - Thunder Tanks (USA)&quot;&gt; &lt;year&gt;2000&lt;/year&gt; &lt;rating&gt;ESRB - E (Everyone)&lt;/rating&gt; &lt;title&gt;World Destruction League - Thunder Tanks &lt;/title&gt; &lt;pub&gt;3DO&lt;/pub&gt; &lt;dev&gt;Sunset Entertainment&lt;/dev&gt; &lt;genre&gt;Action&lt;/genre&gt; &lt;score&gt;4.2&lt;/score&gt; &lt;player&gt;1 Player&lt;/player&gt; &lt;story&gt;If Wrestlers Had Tanks, They'd Use Them. In World Destruction League Thunder Tanks, they do. To win the WDL title, these insane tank warriors compete in battle events televised from wasted landmarks around the world. Join hosts Kate Maxwell and Chuck (Mad Dog) Clemens as they bring you all the demented play-by-play. Now that's entertainment!&lt;/story&gt; &lt;/game&gt;">
            <text:p>&lt;game name="World Destruction League - Thunder Tanks (USA)"&gt; &lt;year&gt;2000&lt;/year&gt; &lt;rating&gt;ESRB - E (Everyone)&lt;/rating&gt; &lt;title&gt;World Destruction League - Thunder Tanks &lt;/title&gt; &lt;pub&gt;3DO&lt;/pub&gt; &lt;dev&gt;Sunset Entertainment&lt;/dev&gt; &lt;genre&gt;Action&lt;/genre&gt; &lt;score&gt;4.2&lt;/score&gt; &lt;player&gt;1 Player&lt;/player&gt; &lt;story&gt;If Wrestlers Had Tanks, They'd Use Them. In World Destruction League Thunder Tanks, they do. To win the WDL title, these insane tank warriors compete in battle events televised from wasted landmarks around the world. Join hosts Kate Maxwell and Chuck (Mad Dog) Clemens as they bring you all the demented play-by-play. Now that's entertainment!&lt;/story&gt; &lt;/game&gt;</text:p>
          </table:table-cell>
          <table:table-cell table:number-columns-repeated="1013"/>
        </table:table-row>
        <table:table-row table:style-name="ro1">
          <table:table-cell office:value-type="string">
            <text:p>Worms Armageddon (USA)</text:p>
          </table:table-cell>
          <table:table-cell office:value-type="float" office:value="2000">
            <text:p>2000</text:p>
          </table:table-cell>
          <table:table-cell office:value-type="string">
            <text:p>ESRB - E (Everyone)</text:p>
          </table:table-cell>
          <table:table-cell office:value-type="string">
            <text:p>Worms Armageddon </text:p>
          </table:table-cell>
          <table:table-cell table:number-columns-repeated="2" office:value-type="string">
            <text:p>Infogrames</text:p>
          </table:table-cell>
          <table:table-cell office:value-type="string">
            <text:p>Miscellaneous</text:p>
          </table:table-cell>
          <table:table-cell office:value-type="string">
            <text:p>3.2</text:p>
          </table:table-cell>
          <table:table-cell office:value-type="string">
            <text:p>1-2 Players</text:p>
          </table:table-cell>
          <table:table-cell office:value-type="string">
            <text:p>The final sequel (at least using the present engine) to the strategy game Worms, Worms Armageddon expands on Worms 2 by improving quite a few facets of gameplay and including play over the Internet through Team 17's WORMNET. ****For those who've never played Worms, it's at heart similar to the old game Artillery, which you control an artillery piece. In essence, you give it a shot angle and shot power, and try to hit your enemy, despite wind effects and the enemy firing back at you. Worms puts you in command of a team of Worms, but not only can you move around the landscape, you can use many types of weapons to try to dispatch the enemy, from bazookas to mini-guns to exploding sheep. ****Everything is presented in a humorous cartoonish style, from the landscapes to the worms themselves and their cries of triumph or despair, depending on how you do.****Armageddon uses an enhanced version of the Worms 2 engine, and while an improvement over Worms 2, it's not a huge change.</text:p>
          </table:table-cell>
          <table:table-cell table:style-name="Default" table:formula="of:=CONCATENATE(&quot;&lt;game name=&quot;;CHAR(34);[.A519];CHAR(34);&quot;&gt; &lt;year&gt;&quot;;[.B519];&quot;&lt;/year&gt; &lt;rating&gt;&quot;;[.C519];&quot;&lt;/rating&gt; &lt;title&gt;&quot;;[.D519];&quot;&lt;/title&gt; &lt;pub&gt;&quot;;[.E519];&quot;&lt;/pub&gt; &lt;dev&gt;&quot;;[.F519];&quot;&lt;/dev&gt; &lt;genre&gt;&quot;;[.G519];&quot;&lt;/genre&gt; &lt;score&gt;&quot;;[.H519];&quot;&lt;/score&gt; &lt;player&gt;&quot;;[.I519];&quot;&lt;/player&gt; &lt;story&gt;&quot;;[.J519];&quot;&lt;/story&gt; &lt;/game&gt;&quot;)" office:value-type="string" office:string-value="&lt;game name=&quot;Worms Armageddon (USA)&quot;&gt; &lt;year&gt;2000&lt;/year&gt; &lt;rating&gt;ESRB - E (Everyone)&lt;/rating&gt; &lt;title&gt;Worms Armageddon &lt;/title&gt; &lt;pub&gt;Infogrames&lt;/pub&gt; &lt;dev&gt;Infogrames&lt;/dev&gt; &lt;genre&gt;Miscellaneous&lt;/genre&gt; &lt;score&gt;3.2&lt;/score&gt; &lt;player&gt;1-2 Players&lt;/player&gt; &lt;story&gt;The final sequel (at least using the present engine) to the strategy game Worms, Worms Armageddon expands on Worms 2 by improving quite a few facets of gameplay and including play over the Internet through Team 17's WORMNET. ****For those who've never played Worms, it's at heart similar to the old game Artillery, which you control an artillery piece. In essence, you give it a shot angle and shot power, and try to hit your enemy, despite wind effects and the enemy firing back at you. Worms puts you in command of a team of Worms, but not only can you move around the landscape, you can use many types of weapons to try to dispatch the enemy, from bazookas to mini-guns to exploding sheep. ****Everything is presented in a humorous cartoonish style, from the landscapes to the worms themselves and their cries of triumph or despair, depending on how you do.****Armageddon uses an enhanced version of the Worms 2 engine, and while an improvement over Worms 2, it's not a huge change.&lt;/story&gt; &lt;/game&gt;">
            <text:p>&lt;game name="Worms Armageddon (USA)"&gt; &lt;year&gt;2000&lt;/year&gt; &lt;rating&gt;ESRB - E (Everyone)&lt;/rating&gt; &lt;title&gt;Worms Armageddon &lt;/title&gt; &lt;pub&gt;Infogrames&lt;/pub&gt; &lt;dev&gt;Infogrames&lt;/dev&gt; &lt;genre&gt;Miscellaneous&lt;/genre&gt; &lt;score&gt;3.2&lt;/score&gt; &lt;player&gt;1-2 Players&lt;/player&gt; &lt;story&gt;The final sequel (at least using the present engine) to the strategy game Worms, Worms Armageddon expands on Worms 2 by improving quite a few facets of gameplay and including play over the Internet through Team 17's WORMNET. ****For those who've never played Worms, it's at heart similar to the old game Artillery, which you control an artillery piece. In essence, you give it a shot angle and shot power, and try to hit your enemy, despite wind effects and the enemy firing back at you. Worms puts you in command of a team of Worms, but not only can you move around the landscape, you can use many types of weapons to try to dispatch the enemy, from bazookas to mini-guns to exploding sheep. ****Everything is presented in a humorous cartoonish style, from the landscapes to the worms themselves and their cries of triumph or despair, depending on how you do.****Armageddon uses an enhanced version of the Worms 2 engine, and while an improvement over Worms 2, it's not a huge change.&lt;/story&gt; &lt;/game&gt;</text:p>
          </table:table-cell>
          <table:table-cell table:number-columns-repeated="1013"/>
        </table:table-row>
        <table:table-row table:style-name="ro1">
          <table:table-cell office:value-type="string">
            <text:p>WWF Attitude (USA)</text:p>
          </table:table-cell>
          <table:table-cell office:value-type="float" office:value="1999">
            <text:p>1999</text:p>
          </table:table-cell>
          <table:table-cell office:value-type="string">
            <text:p>ESRB - E (Everyone)</text:p>
          </table:table-cell>
          <table:table-cell office:value-type="string">
            <text:p>WWF Attitude </text:p>
          </table:table-cell>
          <table:table-cell office:value-type="string">
            <text:p>Acclaim</text:p>
          </table:table-cell>
          <table:table-cell office:value-type="string">
            <text:p>Crawfish Interactive</text:p>
          </table:table-cell>
          <table:table-cell office:value-type="string">
            <text:p>Sports/Wrestling</text:p>
          </table:table-cell>
          <table:table-cell office:value-type="string">
            <text:p>2.5</text:p>
          </table:table-cell>
          <table:table-cell office:value-type="string">
            <text:p>1 Player</text:p>
          </table:table-cell>
          <table:table-cell office:value-type="string">
            <text:p>WWF Attitude was the third wrestling game by Acclaim for the Sony Playstation. It was also the second WWF 3D wrestling game for the system. This game was the followup to the commercial success WWF War Zone. At the time it was the wrestling game to have featured the most modes. The 20 or so game modes included specialty matches like royal rumble, survivor series, tornado matches and more. Also featured was a new career mode compared to that of WWF War Zone, realistic entrances and a first ever Create a PPV mode. The game featured over 40 of the then current WWF Superstars, including hidden ones. The Create A Wrestler feature was one of the most advanced of it's time.</text:p>
          </table:table-cell>
          <table:table-cell table:style-name="Default" table:formula="of:=CONCATENATE(&quot;&lt;game name=&quot;;CHAR(34);[.A520];CHAR(34);&quot;&gt; &lt;year&gt;&quot;;[.B520];&quot;&lt;/year&gt; &lt;rating&gt;&quot;;[.C520];&quot;&lt;/rating&gt; &lt;title&gt;&quot;;[.D520];&quot;&lt;/title&gt; &lt;pub&gt;&quot;;[.E520];&quot;&lt;/pub&gt; &lt;dev&gt;&quot;;[.F520];&quot;&lt;/dev&gt; &lt;genre&gt;&quot;;[.G520];&quot;&lt;/genre&gt; &lt;score&gt;&quot;;[.H520];&quot;&lt;/score&gt; &lt;player&gt;&quot;;[.I520];&quot;&lt;/player&gt; &lt;story&gt;&quot;;[.J520];&quot;&lt;/story&gt; &lt;/game&gt;&quot;)" office:value-type="string" office:string-value="&lt;game name=&quot;WWF Attitude (USA)&quot;&gt; &lt;year&gt;1999&lt;/year&gt; &lt;rating&gt;ESRB - E (Everyone)&lt;/rating&gt; &lt;title&gt;WWF Attitude &lt;/title&gt; &lt;pub&gt;Acclaim&lt;/pub&gt; &lt;dev&gt;Crawfish Interactive&lt;/dev&gt; &lt;genre&gt;Sports/Wrestling&lt;/genre&gt; &lt;score&gt;2.5&lt;/score&gt; &lt;player&gt;1 Player&lt;/player&gt; &lt;story&gt;WWF Attitude was the third wrestling game by Acclaim for the Sony Playstation. It was also the second WWF 3D wrestling game for the system. This game was the followup to the commercial success WWF War Zone. At the time it was the wrestling game to have featured the most modes. The 20 or so game modes included specialty matches like royal rumble, survivor series, tornado matches and more. Also featured was a new career mode compared to that of WWF War Zone, realistic entrances and a first ever Create a PPV mode. The game featured over 40 of the then current WWF Superstars, including hidden ones. The Create A Wrestler feature was one of the most advanced of it's time.&lt;/story&gt; &lt;/game&gt;">
            <text:p>&lt;game name="WWF Attitude (USA)"&gt; &lt;year&gt;1999&lt;/year&gt; &lt;rating&gt;ESRB - E (Everyone)&lt;/rating&gt; &lt;title&gt;WWF Attitude &lt;/title&gt; &lt;pub&gt;Acclaim&lt;/pub&gt; &lt;dev&gt;Crawfish Interactive&lt;/dev&gt; &lt;genre&gt;Sports/Wrestling&lt;/genre&gt; &lt;score&gt;2.5&lt;/score&gt; &lt;player&gt;1 Player&lt;/player&gt; &lt;story&gt;WWF Attitude was the third wrestling game by Acclaim for the Sony Playstation. It was also the second WWF 3D wrestling game for the system. This game was the followup to the commercial success WWF War Zone. At the time it was the wrestling game to have featured the most modes. The 20 or so game modes included specialty matches like royal rumble, survivor series, tornado matches and more. Also featured was a new career mode compared to that of WWF War Zone, realistic entrances and a first ever Create a PPV mode. The game featured over 40 of the then current WWF Superstars, including hidden ones. The Create A Wrestler feature was one of the most advanced of it's time.&lt;/story&gt; &lt;/game&gt;</text:p>
          </table:table-cell>
          <table:table-cell table:number-columns-repeated="1013"/>
        </table:table-row>
        <table:table-row table:style-name="ro1">
          <table:table-cell office:value-type="string">
            <text:p>WWF Betrayal (USA, Europe)</text:p>
          </table:table-cell>
          <table:table-cell office:value-type="float" office:value="2001">
            <text:p>2001</text:p>
          </table:table-cell>
          <table:table-cell office:value-type="string">
            <text:p>ESRB - E (Everyone)</text:p>
          </table:table-cell>
          <table:table-cell office:value-type="string">
            <text:p>WWF Betrayal </text:p>
          </table:table-cell>
          <table:table-cell office:value-type="string">
            <text:p>THQ</text:p>
          </table:table-cell>
          <table:table-cell office:value-type="string">
            <text:p>WayForward</text:p>
          </table:table-cell>
          <table:table-cell office:value-type="string">
            <text:p>Sports/Wrestling</text:p>
          </table:table-cell>
          <table:table-cell office:value-type="string">
            <text:p>2.4</text:p>
          </table:table-cell>
          <table:table-cell office:value-type="string">
            <text:p>1 Player</text:p>
          </table:table-cell>
          <table:table-cell office:value-type="string">
            <text:p>WWF Betrayal is not the typical WWF game, instead the gameplay is more reminiscent of Double Dragon. <text:s/>The player starts off as one of either four different superstars including The Rock, Triple H, The Undertaker or "Stone Cold" Steve Austin, after which the story kicks in. <text:s/>The story consists of the player's selected wrestler just moments away from winning the WWF Championship before getting hit from behind by an unknown assailant and defeated. <text:s/>They awake to discover that Stephanie McMahon has also kidnapped and her father Vince promises the player's character another shot at the title if they rescue Stephanie.****There are six levels to choose from as the player will transverse these stages and fight off referees, street punks security guards and even other WWF superstars with a punch, kick, a dropkick or through various weapons scattered throughout the stage such as steel pipes, nightsticks, 2x4's along with many more objects. <text:s/>Not only does the player have to defeat enemies they also have to avoid various traps and pitfalls such as patches of fire, floor traps and laser cannons to name a few.****There are also power-ups that are located in various places throughout the game which can replenish the player's health and power bar among many others. <text:s/>Additionally, when the player fills up their power bar they can unleash their character's unique finishing move such as the Stone Cold Stunner or the Pedigree on a selected enemy. <text:s/>There is also an option for a second player to join in using a link cable to team up and help out on their friend's journey.</text:p>
          </table:table-cell>
          <table:table-cell table:style-name="Default" table:formula="of:=CONCATENATE(&quot;&lt;game name=&quot;;CHAR(34);[.A521];CHAR(34);&quot;&gt; &lt;year&gt;&quot;;[.B521];&quot;&lt;/year&gt; &lt;rating&gt;&quot;;[.C521];&quot;&lt;/rating&gt; &lt;title&gt;&quot;;[.D521];&quot;&lt;/title&gt; &lt;pub&gt;&quot;;[.E521];&quot;&lt;/pub&gt; &lt;dev&gt;&quot;;[.F521];&quot;&lt;/dev&gt; &lt;genre&gt;&quot;;[.G521];&quot;&lt;/genre&gt; &lt;score&gt;&quot;;[.H521];&quot;&lt;/score&gt; &lt;player&gt;&quot;;[.I521];&quot;&lt;/player&gt; &lt;story&gt;&quot;;[.J521];&quot;&lt;/story&gt; &lt;/game&gt;&quot;)" office:value-type="string" office:string-value="&lt;game name=&quot;WWF Betrayal (USA, Europe)&quot;&gt; &lt;year&gt;2001&lt;/year&gt; &lt;rating&gt;ESRB - E (Everyone)&lt;/rating&gt; &lt;title&gt;WWF Betrayal &lt;/title&gt; &lt;pub&gt;THQ&lt;/pub&gt; &lt;dev&gt;WayForward&lt;/dev&gt; &lt;genre&gt;Sports/Wrestling&lt;/genre&gt; &lt;score&gt;2.4&lt;/score&gt; &lt;player&gt;1 Player&lt;/player&gt; &lt;story&gt;WWF Betrayal is not the typical WWF game, instead the gameplay is more reminiscent of Double Dragon.  The player starts off as one of either four different superstars including The Rock, Triple H, The Undertaker or &quot;Stone Cold&quot; Steve Austin, after which the story kicks in.  The story consists of the player's selected wrestler just moments away from winning the WWF Championship before getting hit from behind by an unknown assailant and defeated.  They awake to discover that Stephanie McMahon has also kidnapped and her father Vince promises the player's character another shot at the title if they rescue Stephanie.****There are six levels to choose from as the player will transverse these stages and fight off referees, street punks security guards and even other WWF superstars with a punch, kick, a dropkick or through various weapons scattered throughout the stage such as steel pipes, nightsticks, 2x4's along with many more objects.  Not only does the player have to defeat enemies they also have to avoid various traps and pitfalls such as patches of fire, floor traps and laser cannons to name a few.****There are also power-ups that are located in various places throughout the game which can replenish the player's health and power bar among many others.  Additionally, when the player fills up their power bar they can unleash their character's unique finishing move such as the Stone Cold Stunner or the Pedigree on a selected enemy.  There is also an option for a second player to join in using a link cable to team up and help out on their friend's journey.&lt;/story&gt; &lt;/game&gt;">
            <text:p>&lt;game name="WWF Betrayal (USA, Europe)"&gt; &lt;year&gt;2001&lt;/year&gt; &lt;rating&gt;ESRB - E (Everyone)&lt;/rating&gt; &lt;title&gt;WWF Betrayal &lt;/title&gt; &lt;pub&gt;THQ&lt;/pub&gt; &lt;dev&gt;WayForward&lt;/dev&gt; &lt;genre&gt;Sports/Wrestling&lt;/genre&gt; &lt;score&gt;2.4&lt;/score&gt; &lt;player&gt;1 Player&lt;/player&gt; &lt;story&gt;WWF Betrayal is not the typical WWF game, instead the gameplay is more reminiscent of Double Dragon. <text:s/>The player starts off as one of either four different superstars including The Rock, Triple H, The Undertaker or "Stone Cold" Steve Austin, after which the story kicks in. <text:s/>The story consists of the player's selected wrestler just moments away from winning the WWF Championship before getting hit from behind by an unknown assailant and defeated. <text:s/>They awake to discover that Stephanie McMahon has also kidnapped and her father Vince promises the player's character another shot at the title if they rescue Stephanie.****There are six levels to choose from as the player will transverse these stages and fight off referees, street punks security guards and even other WWF superstars with a punch, kick, a dropkick or through various weapons scattered throughout the stage such as steel pipes, nightsticks, 2x4's along with many more objects. <text:s/>Not only does the player have to defeat enemies they also have to avoid various traps and pitfalls such as patches of fire, floor traps and laser cannons to name a few.****There are also power-ups that are located in various places throughout the game which can replenish the player's health and power bar among many others. <text:s/>Additionally, when the player fills up their power bar they can unleash their character's unique finishing move such as the Stone Cold Stunner or the Pedigree on a selected enemy. <text:s/>There is also an option for a second player to join in using a link cable to team up and help out on their friend's journey.&lt;/story&gt; &lt;/game&gt;</text:p>
          </table:table-cell>
          <table:table-cell table:number-columns-repeated="1013"/>
        </table:table-row>
        <table:table-row table:style-name="ro1">
          <table:table-cell office:value-type="string">
            <text:p>WWF WrestleMania 2000 (USA, Europe)</text:p>
          </table:table-cell>
          <table:table-cell office:value-type="float" office:value="1999">
            <text:p>1999</text:p>
          </table:table-cell>
          <table:table-cell office:value-type="string">
            <text:p>ESRB - E (Everyone)</text:p>
          </table:table-cell>
          <table:table-cell office:value-type="string">
            <text:p>WWF WrestleMania 2000 </text:p>
          </table:table-cell>
          <table:table-cell office:value-type="string">
            <text:p>THQ</text:p>
          </table:table-cell>
          <table:table-cell office:value-type="string">
            <text:p>Natsume</text:p>
          </table:table-cell>
          <table:table-cell office:value-type="string">
            <text:p>Sports/Wrestling</text:p>
          </table:table-cell>
          <table:table-cell office:value-type="string">
            <text:p>3.0</text:p>
          </table:table-cell>
          <table:table-cell office:value-type="string">
            <text:p>1-2 Players</text:p>
          </table:table-cell>
          <table:table-cell office:value-type="string">
            <text:p>WWF Wrestlemania 2000 is THQ's first WWF licenced game after making two previous WCW titles. Wrestlemania 2K picks up where WCW/NWO Revenge left off. The graphics are by far superior as well is the animation. Wrestlemania 2K adds three highly sort after features: Cage match, custom entrances and Create A Wrestler feature.****Wrestlemania 2K features more than 50 real WWF stars as well as the option for 16 custom wrestlers. All the wrestlers come with their real-life theme music, entrance videos (made into slide shows) and entrance performances. A great improvement over the previous game is the "road to Wrestlemania" mode, an enhanced tournament where players can challenge for any number of belts and be challenged by other wrestlers in a 12 month journey that finally leads to Wrestlemania 2000 itself.</text:p>
          </table:table-cell>
          <table:table-cell table:style-name="Default" table:formula="of:=CONCATENATE(&quot;&lt;game name=&quot;;CHAR(34);[.A522];CHAR(34);&quot;&gt; &lt;year&gt;&quot;;[.B522];&quot;&lt;/year&gt; &lt;rating&gt;&quot;;[.C522];&quot;&lt;/rating&gt; &lt;title&gt;&quot;;[.D522];&quot;&lt;/title&gt; &lt;pub&gt;&quot;;[.E522];&quot;&lt;/pub&gt; &lt;dev&gt;&quot;;[.F522];&quot;&lt;/dev&gt; &lt;genre&gt;&quot;;[.G522];&quot;&lt;/genre&gt; &lt;score&gt;&quot;;[.H522];&quot;&lt;/score&gt; &lt;player&gt;&quot;;[.I522];&quot;&lt;/player&gt; &lt;story&gt;&quot;;[.J522];&quot;&lt;/story&gt; &lt;/game&gt;&quot;)" office:value-type="string" office:string-value="&lt;game name=&quot;WWF WrestleMania 2000 (USA, Europe)&quot;&gt; &lt;year&gt;1999&lt;/year&gt; &lt;rating&gt;ESRB - E (Everyone)&lt;/rating&gt; &lt;title&gt;WWF WrestleMania 2000 &lt;/title&gt; &lt;pub&gt;THQ&lt;/pub&gt; &lt;dev&gt;Natsume&lt;/dev&gt; &lt;genre&gt;Sports/Wrestling&lt;/genre&gt; &lt;score&gt;3.0&lt;/score&gt; &lt;player&gt;1-2 Players&lt;/player&gt; &lt;story&gt;WWF Wrestlemania 2000 is THQ's first WWF licenced game after making two previous WCW titles. Wrestlemania 2K picks up where WCW/NWO Revenge left off. The graphics are by far superior as well is the animation. Wrestlemania 2K adds three highly sort after features: Cage match, custom entrances and Create A Wrestler feature.****Wrestlemania 2K features more than 50 real WWF stars as well as the option for 16 custom wrestlers. All the wrestlers come with their real-life theme music, entrance videos (made into slide shows) and entrance performances. A great improvement over the previous game is the &quot;road to Wrestlemania&quot; mode, an enhanced tournament where players can challenge for any number of belts and be challenged by other wrestlers in a 12 month journey that finally leads to Wrestlemania 2000 itself.&lt;/story&gt; &lt;/game&gt;">
            <text:p>&lt;game name="WWF WrestleMania 2000 (USA, Europe)"&gt; &lt;year&gt;1999&lt;/year&gt; &lt;rating&gt;ESRB - E (Everyone)&lt;/rating&gt; &lt;title&gt;WWF WrestleMania 2000 &lt;/title&gt; &lt;pub&gt;THQ&lt;/pub&gt; &lt;dev&gt;Natsume&lt;/dev&gt; &lt;genre&gt;Sports/Wrestling&lt;/genre&gt; &lt;score&gt;3.0&lt;/score&gt; &lt;player&gt;1-2 Players&lt;/player&gt; &lt;story&gt;WWF Wrestlemania 2000 is THQ's first WWF licenced game after making two previous WCW titles. Wrestlemania 2K picks up where WCW/NWO Revenge left off. The graphics are by far superior as well is the animation. Wrestlemania 2K adds three highly sort after features: Cage match, custom entrances and Create A Wrestler feature.****Wrestlemania 2K features more than 50 real WWF stars as well as the option for 16 custom wrestlers. All the wrestlers come with their real-life theme music, entrance videos (made into slide shows) and entrance performances. A great improvement over the previous game is the "road to Wrestlemania" mode, an enhanced tournament where players can challenge for any number of belts and be challenged by other wrestlers in a 12 month journey that finally leads to Wrestlemania 2000 itself.&lt;/story&gt; &lt;/game&gt;</text:p>
          </table:table-cell>
          <table:table-cell table:number-columns-repeated="1013"/>
        </table:table-row>
        <table:table-row table:style-name="ro1">
          <table:table-cell office:value-type="string">
            <text:p>X-Men - Mutant Academy (USA, Europe)</text:p>
          </table:table-cell>
          <table:table-cell office:value-type="float" office:value="2000">
            <text:p>2000</text:p>
          </table:table-cell>
          <table:table-cell office:value-type="string">
            <text:p>ESRB - E (Everyone)</text:p>
          </table:table-cell>
          <table:table-cell office:value-type="string">
            <text:p>X-Men - Mutant Academy </text:p>
          </table:table-cell>
          <table:table-cell office:value-type="string">
            <text:p>Activision</text:p>
          </table:table-cell>
          <table:table-cell office:value-type="string">
            <text:p>Crawfish Interactive</text:p>
          </table:table-cell>
          <table:table-cell office:value-type="string">
            <text:p>Fighter</text:p>
          </table:table-cell>
          <table:table-cell office:value-type="string">
            <text:p>2.9</text:p>
          </table:table-cell>
          <table:table-cell office:value-type="string">
            <text:p>1-2 Players</text:p>
          </table:table-cell>
          <table:table-cell office:value-type="string">
            <text:p>Like it's bigger brother on the PlayStation, X-Men: Mutant Academy on the Game Boy Color is a fighting game starring Marvel's famous mutants.****The character roster includes four X-Men (Cyclops, Wolverine, Storm and Gambit) and five evil Mutants (Magneto, Toad, Mystique, Sabretooth and Pyro). There are also two additional secret characters, whose unlocking codes are revealed upon beating the game's story mode.****In addition to the story mode, in which one character takes on all the others in consecutive fights, there is a training mode, battle mode (featuring teams of three characters each), survival mode (one character taking on all others with only a single bar of health) and a versus mode utilizing the Game Link cable.****The Game Boy's two buttons are used for kicks and punches (or basic mutant abilities like Cyclops' eye beam). During a fight, a rage bar will slowly fill, which allows using powerful special attacks activated through button combos.</text:p>
          </table:table-cell>
          <table:table-cell table:style-name="Default" table:formula="of:=CONCATENATE(&quot;&lt;game name=&quot;;CHAR(34);[.A523];CHAR(34);&quot;&gt; &lt;year&gt;&quot;;[.B523];&quot;&lt;/year&gt; &lt;rating&gt;&quot;;[.C523];&quot;&lt;/rating&gt; &lt;title&gt;&quot;;[.D523];&quot;&lt;/title&gt; &lt;pub&gt;&quot;;[.E523];&quot;&lt;/pub&gt; &lt;dev&gt;&quot;;[.F523];&quot;&lt;/dev&gt; &lt;genre&gt;&quot;;[.G523];&quot;&lt;/genre&gt; &lt;score&gt;&quot;;[.H523];&quot;&lt;/score&gt; &lt;player&gt;&quot;;[.I523];&quot;&lt;/player&gt; &lt;story&gt;&quot;;[.J523];&quot;&lt;/story&gt; &lt;/game&gt;&quot;)" office:value-type="string" office:string-value="&lt;game name=&quot;X-Men - Mutant Academy (USA, Europe)&quot;&gt; &lt;year&gt;2000&lt;/year&gt; &lt;rating&gt;ESRB - E (Everyone)&lt;/rating&gt; &lt;title&gt;X-Men - Mutant Academy &lt;/title&gt; &lt;pub&gt;Activision&lt;/pub&gt; &lt;dev&gt;Crawfish Interactive&lt;/dev&gt; &lt;genre&gt;Fighter&lt;/genre&gt; &lt;score&gt;2.9&lt;/score&gt; &lt;player&gt;1-2 Players&lt;/player&gt; &lt;story&gt;Like it's bigger brother on the PlayStation, X-Men: Mutant Academy on the Game Boy Color is a fighting game starring Marvel's famous mutants.****The character roster includes four X-Men (Cyclops, Wolverine, Storm and Gambit) and five evil Mutants (Magneto, Toad, Mystique, Sabretooth and Pyro). There are also two additional secret characters, whose unlocking codes are revealed upon beating the game's story mode.****In addition to the story mode, in which one character takes on all the others in consecutive fights, there is a training mode, battle mode (featuring teams of three characters each), survival mode (one character taking on all others with only a single bar of health) and a versus mode utilizing the Game Link cable.****The Game Boy's two buttons are used for kicks and punches (or basic mutant abilities like Cyclops' eye beam). During a fight, a rage bar will slowly fill, which allows using powerful special attacks activated through button combos.&lt;/story&gt; &lt;/game&gt;">
            <text:p>&lt;game name="X-Men - Mutant Academy (USA, Europe)"&gt; &lt;year&gt;2000&lt;/year&gt; &lt;rating&gt;ESRB - E (Everyone)&lt;/rating&gt; &lt;title&gt;X-Men - Mutant Academy &lt;/title&gt; &lt;pub&gt;Activision&lt;/pub&gt; &lt;dev&gt;Crawfish Interactive&lt;/dev&gt; &lt;genre&gt;Fighter&lt;/genre&gt; &lt;score&gt;2.9&lt;/score&gt; &lt;player&gt;1-2 Players&lt;/player&gt; &lt;story&gt;Like it's bigger brother on the PlayStation, X-Men: Mutant Academy on the Game Boy Color is a fighting game starring Marvel's famous mutants.****The character roster includes four X-Men (Cyclops, Wolverine, Storm and Gambit) and five evil Mutants (Magneto, Toad, Mystique, Sabretooth and Pyro). There are also two additional secret characters, whose unlocking codes are revealed upon beating the game's story mode.****In addition to the story mode, in which one character takes on all the others in consecutive fights, there is a training mode, battle mode (featuring teams of three characters each), survival mode (one character taking on all others with only a single bar of health) and a versus mode utilizing the Game Link cable.****The Game Boy's two buttons are used for kicks and punches (or basic mutant abilities like Cyclops' eye beam). During a fight, a rage bar will slowly fill, which allows using powerful special attacks activated through button combos.&lt;/story&gt; &lt;/game&gt;</text:p>
          </table:table-cell>
          <table:table-cell table:number-columns-repeated="1013"/>
        </table:table-row>
        <table:table-row table:style-name="ro1">
          <table:table-cell office:value-type="string">
            <text:p>X-Men - Mutant Wars (USA, Europe)</text:p>
          </table:table-cell>
          <table:table-cell office:value-type="float" office:value="2000">
            <text:p>2000</text:p>
          </table:table-cell>
          <table:table-cell office:value-type="string">
            <text:p>ESRB - E (Everyone)</text:p>
          </table:table-cell>
          <table:table-cell office:value-type="string">
            <text:p>X-Men - Mutant Wars </text:p>
          </table:table-cell>
          <table:table-cell office:value-type="string">
            <text:p>Activision</text:p>
          </table:table-cell>
          <table:table-cell office:value-type="string">
            <text:p>Avit </text:p>
          </table:table-cell>
          <table:table-cell office:value-type="string">
            <text:p>Beat-'Em-Up</text:p>
          </table:table-cell>
          <table:table-cell office:value-type="string">
            <text:p>3.1</text:p>
          </table:table-cell>
          <table:table-cell office:value-type="string">
            <text:p>1 Player</text:p>
          </table:table-cell>
          <table:table-cell office:value-type="string">
            <text:p>You take control of the X-Men (including Wolverine, Storm, Iceman, Gambit, and Cyclops) and must use the powers of each to fight your way through the many levels of evil mutants, crazy machines and boss characters including Magneto. ****You can change the character at any time during the game, which is important as your characters power level decreases as you go. When you change a character, the character you take out rests, and the power level increases. Also, some areas can only be completed by using the certain powers of each character. ****Apart from the normal mode of play, you can also play a second version, where you must fight all of the Boss characters, and if your character runs out of power, you cannot use him/her again.</text:p>
          </table:table-cell>
          <table:table-cell table:style-name="Default" table:formula="of:=CONCATENATE(&quot;&lt;game name=&quot;;CHAR(34);[.A524];CHAR(34);&quot;&gt; &lt;year&gt;&quot;;[.B524];&quot;&lt;/year&gt; &lt;rating&gt;&quot;;[.C524];&quot;&lt;/rating&gt; &lt;title&gt;&quot;;[.D524];&quot;&lt;/title&gt; &lt;pub&gt;&quot;;[.E524];&quot;&lt;/pub&gt; &lt;dev&gt;&quot;;[.F524];&quot;&lt;/dev&gt; &lt;genre&gt;&quot;;[.G524];&quot;&lt;/genre&gt; &lt;score&gt;&quot;;[.H524];&quot;&lt;/score&gt; &lt;player&gt;&quot;;[.I524];&quot;&lt;/player&gt; &lt;story&gt;&quot;;[.J524];&quot;&lt;/story&gt; &lt;/game&gt;&quot;)" office:value-type="string" office:string-value="&lt;game name=&quot;X-Men - Mutant Wars (USA, Europe)&quot;&gt; &lt;year&gt;2000&lt;/year&gt; &lt;rating&gt;ESRB - E (Everyone)&lt;/rating&gt; &lt;title&gt;X-Men - Mutant Wars &lt;/title&gt; &lt;pub&gt;Activision&lt;/pub&gt; &lt;dev&gt;Avit &lt;/dev&gt; &lt;genre&gt;Beat-'Em-Up&lt;/genre&gt; &lt;score&gt;3.1&lt;/score&gt; &lt;player&gt;1 Player&lt;/player&gt; &lt;story&gt;You take control of the X-Men (including Wolverine, Storm, Iceman, Gambit, and Cyclops) and must use the powers of each to fight your way through the many levels of evil mutants, crazy machines and boss characters including Magneto. ****You can change the character at any time during the game, which is important as your characters power level decreases as you go. When you change a character, the character you take out rests, and the power level increases. Also, some areas can only be completed by using the certain powers of each character. ****Apart from the normal mode of play, you can also play a second version, where you must fight all of the Boss characters, and if your character runs out of power, you cannot use him/her again.&lt;/story&gt; &lt;/game&gt;">
            <text:p>&lt;game name="X-Men - Mutant Wars (USA, Europe)"&gt; &lt;year&gt;2000&lt;/year&gt; &lt;rating&gt;ESRB - E (Everyone)&lt;/rating&gt; &lt;title&gt;X-Men - Mutant Wars &lt;/title&gt; &lt;pub&gt;Activision&lt;/pub&gt; &lt;dev&gt;Avit &lt;/dev&gt; &lt;genre&gt;Beat-'Em-Up&lt;/genre&gt; &lt;score&gt;3.1&lt;/score&gt; &lt;player&gt;1 Player&lt;/player&gt; &lt;story&gt;You take control of the X-Men (including Wolverine, Storm, Iceman, Gambit, and Cyclops) and must use the powers of each to fight your way through the many levels of evil mutants, crazy machines and boss characters including Magneto. ****You can change the character at any time during the game, which is important as your characters power level decreases as you go. When you change a character, the character you take out rests, and the power level increases. Also, some areas can only be completed by using the certain powers of each character. ****Apart from the normal mode of play, you can also play a second version, where you must fight all of the Boss characters, and if your character runs out of power, you cannot use him/her again.&lt;/story&gt; &lt;/game&gt;</text:p>
          </table:table-cell>
          <table:table-cell table:number-columns-repeated="1013"/>
        </table:table-row>
        <table:table-row table:style-name="ro1">
          <table:table-cell office:value-type="string">
            <text:p>X-Men - Wolverine's Rage (USA)</text:p>
          </table:table-cell>
          <table:table-cell office:value-type="float" office:value="2001">
            <text:p>2001</text:p>
          </table:table-cell>
          <table:table-cell office:value-type="string">
            <text:p>ESRB - E (Everyone)</text:p>
          </table:table-cell>
          <table:table-cell office:value-type="string">
            <text:p>X-Men - Wolverine's Rage </text:p>
          </table:table-cell>
          <table:table-cell office:value-type="string">
            <text:p>Activision</text:p>
          </table:table-cell>
          <table:table-cell office:value-type="string">
            <text:p>Digital Eclipse</text:p>
          </table:table-cell>
          <table:table-cell office:value-type="string">
            <text:p>Platform</text:p>
          </table:table-cell>
          <table:table-cell office:value-type="string">
            <text:p>2.8</text:p>
          </table:table-cell>
          <table:table-cell office:value-type="string">
            <text:p>1 Player</text:p>
          </table:table-cell>
          <table:table-cell office:value-type="string">
            <text:p>Wolverine goes it alone in this action platform title, where you take control of the most famous of the X-Men, and hack and slash your way through 20 levels of enemies and bosses. ****There are 4 main things that Wolvie can achieve: ****1) Hack and slash with his claws (the main attack)****2) Jump (very important to get through levels)****3) Heal (stay still, and he will heal a little at a time. Just be careful, each level has a limited amount of time to complete, so don't stand around too much)****and 4) If you press the attack button (see (1)) several times in a row, Wolvie will go off in a rage. Although hard to control in this state, his attack range improves. He also loses a little health every time)</text:p>
          </table:table-cell>
          <table:table-cell table:style-name="Default" table:formula="of:=CONCATENATE(&quot;&lt;game name=&quot;;CHAR(34);[.A525];CHAR(34);&quot;&gt; &lt;year&gt;&quot;;[.B525];&quot;&lt;/year&gt; &lt;rating&gt;&quot;;[.C525];&quot;&lt;/rating&gt; &lt;title&gt;&quot;;[.D525];&quot;&lt;/title&gt; &lt;pub&gt;&quot;;[.E525];&quot;&lt;/pub&gt; &lt;dev&gt;&quot;;[.F525];&quot;&lt;/dev&gt; &lt;genre&gt;&quot;;[.G525];&quot;&lt;/genre&gt; &lt;score&gt;&quot;;[.H525];&quot;&lt;/score&gt; &lt;player&gt;&quot;;[.I525];&quot;&lt;/player&gt; &lt;story&gt;&quot;;[.J525];&quot;&lt;/story&gt; &lt;/game&gt;&quot;)" office:value-type="string" office:string-value="&lt;game name=&quot;X-Men - Wolverine's Rage (USA)&quot;&gt; &lt;year&gt;2001&lt;/year&gt; &lt;rating&gt;ESRB - E (Everyone)&lt;/rating&gt; &lt;title&gt;X-Men - Wolverine's Rage &lt;/title&gt; &lt;pub&gt;Activision&lt;/pub&gt; &lt;dev&gt;Digital Eclipse&lt;/dev&gt; &lt;genre&gt;Platform&lt;/genre&gt; &lt;score&gt;2.8&lt;/score&gt; &lt;player&gt;1 Player&lt;/player&gt; &lt;story&gt;Wolverine goes it alone in this action platform title, where you take control of the most famous of the X-Men, and hack and slash your way through 20 levels of enemies and bosses. ****There are 4 main things that Wolvie can achieve: ****1) Hack and slash with his claws (the main attack)****2) Jump (very important to get through levels)****3) Heal (stay still, and he will heal a little at a time. Just be careful, each level has a limited amount of time to complete, so don't stand around too much)****and 4) If you press the attack button (see (1)) several times in a row, Wolvie will go off in a rage. Although hard to control in this state, his attack range improves. He also loses a little health every time)&lt;/story&gt; &lt;/game&gt;">
            <text:p>&lt;game name="X-Men - Wolverine's Rage (USA)"&gt; &lt;year&gt;2001&lt;/year&gt; &lt;rating&gt;ESRB - E (Everyone)&lt;/rating&gt; &lt;title&gt;X-Men - Wolverine's Rage &lt;/title&gt; &lt;pub&gt;Activision&lt;/pub&gt; &lt;dev&gt;Digital Eclipse&lt;/dev&gt; &lt;genre&gt;Platform&lt;/genre&gt; &lt;score&gt;2.8&lt;/score&gt; &lt;player&gt;1 Player&lt;/player&gt; &lt;story&gt;Wolverine goes it alone in this action platform title, where you take control of the most famous of the X-Men, and hack and slash your way through 20 levels of enemies and bosses. ****There are 4 main things that Wolvie can achieve: ****1) Hack and slash with his claws (the main attack)****2) Jump (very important to get through levels)****3) Heal (stay still, and he will heal a little at a time. Just be careful, each level has a limited amount of time to complete, so don't stand around too much)****and 4) If you press the attack button (see (1)) several times in a row, Wolvie will go off in a rage. Although hard to control in this state, his attack range improves. He also loses a little health every time)&lt;/story&gt; &lt;/game&gt;</text:p>
          </table:table-cell>
          <table:table-cell table:number-columns-repeated="1013"/>
        </table:table-row>
        <table:table-row table:style-name="ro1">
          <table:table-cell office:value-type="string">
            <text:p>Xena - Warrior Princess (USA, Europe)</text:p>
          </table:table-cell>
          <table:table-cell office:value-type="float" office:value="2001">
            <text:p>2001</text:p>
          </table:table-cell>
          <table:table-cell office:value-type="string">
            <text:p>ESRB - E (Everyone)</text:p>
          </table:table-cell>
          <table:table-cell office:value-type="string">
            <text:p>Xena - Warrior Princess </text:p>
          </table:table-cell>
          <table:table-cell table:number-columns-repeated="2" office:value-type="string">
            <text:p>Titus Software</text:p>
          </table:table-cell>
          <table:table-cell office:value-type="string">
            <text:p>Action</text:p>
          </table:table-cell>
          <table:table-cell office:value-type="string">
            <text:p>3.9</text:p>
          </table:table-cell>
          <table:table-cell office:value-type="string">
            <text:p>1 Player</text:p>
          </table:table-cell>
          <table:table-cell office:value-type="string">
            <text:p>Xena: Warrior Princess is 2D action game, based on the "Xena" TV series. The game is similar to Zelda in which you go and talk to people and kill monsters. You take control of Xena as she fights on land and in the water. The Warrior Princess can run, slash, jump, climb, or (later) swim - but she must fight against various enemies, for example rabbits and birds. Some puzzles require that you find the right item, or go through a maze. </text:p>
          </table:table-cell>
          <table:table-cell table:style-name="Default" table:formula="of:=CONCATENATE(&quot;&lt;game name=&quot;;CHAR(34);[.A526];CHAR(34);&quot;&gt; &lt;year&gt;&quot;;[.B526];&quot;&lt;/year&gt; &lt;rating&gt;&quot;;[.C526];&quot;&lt;/rating&gt; &lt;title&gt;&quot;;[.D526];&quot;&lt;/title&gt; &lt;pub&gt;&quot;;[.E526];&quot;&lt;/pub&gt; &lt;dev&gt;&quot;;[.F526];&quot;&lt;/dev&gt; &lt;genre&gt;&quot;;[.G526];&quot;&lt;/genre&gt; &lt;score&gt;&quot;;[.H526];&quot;&lt;/score&gt; &lt;player&gt;&quot;;[.I526];&quot;&lt;/player&gt; &lt;story&gt;&quot;;[.J526];&quot;&lt;/story&gt; &lt;/game&gt;&quot;)" office:value-type="string" office:string-value="&lt;game name=&quot;Xena - Warrior Princess (USA, Europe)&quot;&gt; &lt;year&gt;2001&lt;/year&gt; &lt;rating&gt;ESRB - E (Everyone)&lt;/rating&gt; &lt;title&gt;Xena - Warrior Princess &lt;/title&gt; &lt;pub&gt;Titus Software&lt;/pub&gt; &lt;dev&gt;Titus Software&lt;/dev&gt; &lt;genre&gt;Action&lt;/genre&gt; &lt;score&gt;3.9&lt;/score&gt; &lt;player&gt;1 Player&lt;/player&gt; &lt;story&gt;Xena: Warrior Princess is 2D action game, based on the &quot;Xena&quot; TV series. The game is similar to Zelda in which you go and talk to people and kill monsters. You take control of Xena as she fights on land and in the water. The Warrior Princess can run, slash, jump, climb, or (later) swim - but she must fight against various enemies, for example rabbits and birds. Some puzzles require that you find the right item, or go through a maze. &lt;/story&gt; &lt;/game&gt;">
            <text:p>&lt;game name="Xena - Warrior Princess (USA, Europe)"&gt; &lt;year&gt;2001&lt;/year&gt; &lt;rating&gt;ESRB - E (Everyone)&lt;/rating&gt; &lt;title&gt;Xena - Warrior Princess &lt;/title&gt; &lt;pub&gt;Titus Software&lt;/pub&gt; &lt;dev&gt;Titus Software&lt;/dev&gt; &lt;genre&gt;Action&lt;/genre&gt; &lt;score&gt;3.9&lt;/score&gt; &lt;player&gt;1 Player&lt;/player&gt; &lt;story&gt;Xena: Warrior Princess is 2D action game, based on the "Xena" TV series. The game is similar to Zelda in which you go and talk to people and kill monsters. You take control of Xena as she fights on land and in the water. The Warrior Princess can run, slash, jump, climb, or (later) swim - but she must fight against various enemies, for example rabbits and birds. Some puzzles require that you find the right item, or go through a maze. &lt;/story&gt; &lt;/game&gt;</text:p>
          </table:table-cell>
          <table:table-cell table:number-columns-repeated="1013"/>
        </table:table-row>
        <table:table-row table:style-name="ro1">
          <table:table-cell office:value-type="string">
            <text:p>Xtreme Sports (USA)</text:p>
          </table:table-cell>
          <table:table-cell office:value-type="float" office:value="2000">
            <text:p>2000</text:p>
          </table:table-cell>
          <table:table-cell office:value-type="string">
            <text:p>ESRB - E (Everyone)</text:p>
          </table:table-cell>
          <table:table-cell office:value-type="string">
            <text:p>Xtreme Sports </text:p>
          </table:table-cell>
          <table:table-cell office:value-type="string">
            <text:p>Infogrames</text:p>
          </table:table-cell>
          <table:table-cell office:value-type="string">
            <text:p>WayForward</text:p>
          </table:table-cell>
          <table:table-cell office:value-type="string">
            <text:p>Sports</text:p>
          </table:table-cell>
          <table:table-cell office:value-type="string">
            <text:p>4.1</text:p>
          </table:table-cell>
          <table:table-cell office:value-type="string">
            <text:p>1 Player</text:p>
          </table:table-cell>
          <table:table-cell office:value-type="string">
            <text:p>Xtreme Sports is a sort of "sequel" to the earlier Xtreme Sports Arcade Summer Edition, but with altered characters and an actual story. Fin and his girlfriend Guppi are walking by a store window when they see a commercial advertising Xtreme Cola. The commercial announces that an extreme sports competition is being held by the company on Xtreme Sports Island. Excited, the couple decides to enter the competition, each agreeing to do their best to beat each other, but to split the winnings if either wins. However, when they reach the island, things seem strange. A worker says that there are more boats docking than there should be, despite their efforts to keep the competition a closed event. Furthermore, a strange gang called the Bonehead Gang is competing, claiming they'll take over the island. <text:s/>In Xtreme Sports, there are several different sports, such as skateboarding, in-line skating, street luge, skyboarding and surfing. The player chooses to play as either Guppi or Fin at the beginning of the game. They must compete in various sports in varying difficulties against all the island's competitors, earning medals as they go along. Medals can also be found hidden around the island. They must also solve the mystery of the Boneheads. There are power-ups in the form of Twitchy Shakes, an energy drink that increases the players abilities. Each opponent specializes in a certain stat, and each area of the island hosts a different sport. This means that each event must be cleared many times to beat each opponent. There is also a practice mode accessible from the main menu.</text:p>
          </table:table-cell>
          <table:table-cell table:style-name="Default" table:formula="of:=CONCATENATE(&quot;&lt;game name=&quot;;CHAR(34);[.A527];CHAR(34);&quot;&gt; &lt;year&gt;&quot;;[.B527];&quot;&lt;/year&gt; &lt;rating&gt;&quot;;[.C527];&quot;&lt;/rating&gt; &lt;title&gt;&quot;;[.D527];&quot;&lt;/title&gt; &lt;pub&gt;&quot;;[.E527];&quot;&lt;/pub&gt; &lt;dev&gt;&quot;;[.F527];&quot;&lt;/dev&gt; &lt;genre&gt;&quot;;[.G527];&quot;&lt;/genre&gt; &lt;score&gt;&quot;;[.H527];&quot;&lt;/score&gt; &lt;player&gt;&quot;;[.I527];&quot;&lt;/player&gt; &lt;story&gt;&quot;;[.J527];&quot;&lt;/story&gt; &lt;/game&gt;&quot;)" office:value-type="string" office:string-value="&lt;game name=&quot;Xtreme Sports (USA)&quot;&gt; &lt;year&gt;2000&lt;/year&gt; &lt;rating&gt;ESRB - E (Everyone)&lt;/rating&gt; &lt;title&gt;Xtreme Sports &lt;/title&gt; &lt;pub&gt;Infogrames&lt;/pub&gt; &lt;dev&gt;WayForward&lt;/dev&gt; &lt;genre&gt;Sports&lt;/genre&gt; &lt;score&gt;4.1&lt;/score&gt; &lt;player&gt;1 Player&lt;/player&gt; &lt;story&gt;Xtreme Sports is a sort of &quot;sequel&quot; to the earlier Xtreme Sports Arcade Summer Edition, but with altered characters and an actual story. Fin and his girlfriend Guppi are walking by a store window when they see a commercial advertising Xtreme Cola. The commercial announces that an extreme sports competition is being held by the company on Xtreme Sports Island. Excited, the couple decides to enter the competition, each agreeing to do their best to beat each other, but to split the winnings if either wins. However, when they reach the island, things seem strange. A worker says that there are more boats docking than there should be, despite their efforts to keep the competition a closed event. Furthermore, a strange gang called the Bonehead Gang is competing, claiming they'll take over the island.  In Xtreme Sports, there are several different sports, such as skateboarding, in-line skating, street luge, skyboarding and surfing. The player chooses to play as either Guppi or Fin at the beginning of the game. They must compete in various sports in varying difficulties against all the island's competitors, earning medals as they go along. Medals can also be found hidden around the island. They must also solve the mystery of the Boneheads. There are power-ups in the form of Twitchy Shakes, an energy drink that increases the players abilities. Each opponent specializes in a certain stat, and each area of the island hosts a different sport. This means that each event must be cleared many times to beat each opponent. There is also a practice mode accessible from the main menu.&lt;/story&gt; &lt;/game&gt;">
            <text:p>&lt;game name="Xtreme Sports (USA)"&gt; &lt;year&gt;2000&lt;/year&gt; &lt;rating&gt;ESRB - E (Everyone)&lt;/rating&gt; &lt;title&gt;Xtreme Sports &lt;/title&gt; &lt;pub&gt;Infogrames&lt;/pub&gt; &lt;dev&gt;WayForward&lt;/dev&gt; &lt;genre&gt;Sports&lt;/genre&gt; &lt;score&gt;4.1&lt;/score&gt; &lt;player&gt;1 Player&lt;/player&gt; &lt;story&gt;Xtreme Sports is a sort of "sequel" to the earlier Xtreme Sports Arcade Summer Edition, but with altered characters and an actual story. Fin and his girlfriend Guppi are walking by a store window when they see a commercial advertising Xtreme Cola. The commercial announces that an extreme sports competition is being held by the company on Xtreme Sports Island. Excited, the couple decides to enter the competition, each agreeing to do their best to beat each other, but to split the winnings if either wins. However, when they reach the island, things seem strange. A worker says that there are more boats docking than there should be, despite their efforts to keep the competition a closed event. Furthermore, a strange gang called the Bonehead Gang is competing, claiming they'll take over the island. <text:s/>In Xtreme Sports, there are several different sports, such as skateboarding, in-line skating, street luge, skyboarding and surfing. The player chooses to play as either Guppi or Fin at the beginning of the game. They must compete in various sports in varying difficulties against all the island's competitors, earning medals as they go along. Medals can also be found hidden around the island. They must also solve the mystery of the Boneheads. There are power-ups in the form of Twitchy Shakes, an energy drink that increases the players abilities. Each opponent specializes in a certain stat, and each area of the island hosts a different sport. This means that each event must be cleared many times to beat each opponent. There is also a practice mode accessible from the main menu.&lt;/story&gt; &lt;/game&gt;</text:p>
          </table:table-cell>
          <table:table-cell table:number-columns-repeated="1013"/>
        </table:table-row>
        <table:table-row table:style-name="ro1">
          <table:table-cell office:value-type="string">
            <text:p>Xtreme Wheels (USA)</text:p>
          </table:table-cell>
          <table:table-cell office:value-type="float" office:value="2001">
            <text:p>2001</text:p>
          </table:table-cell>
          <table:table-cell office:value-type="string">
            <text:p>ESRB - E (Everyone)</text:p>
          </table:table-cell>
          <table:table-cell office:value-type="string">
            <text:p>Xtreme Wheels </text:p>
          </table:table-cell>
          <table:table-cell office:value-type="string">
            <text:p>Bam Entertainment</text:p>
          </table:table-cell>
          <table:table-cell office:value-type="string">
            <text:p>Spike</text:p>
          </table:table-cell>
          <table:table-cell office:value-type="string">
            <text:p>Driving</text:p>
          </table:table-cell>
          <table:table-cell office:value-type="string">
            <text:p>4.3</text:p>
          </table:table-cell>
          <table:table-cell office:value-type="string">
            <text:p>1 Player</text:p>
          </table:table-cell>
          <table:table-cell office:value-type="string">
            <text:p>Get down and dirty as you take on the best BMX racers in a series of no-holds-barred races to determine who is the world's best rider. Claw your way up the rankings as you challenge top racers in a test of strength, skill, and speed. Earn licenses to move up to the elite classes--where the competition becomes even more intense--then claim your title as the ultimate Xtreme racer. Xtreme Wheels offers 20 different tracks to challenge you, each with its own unique layout of hills, jumps, and varied terrain. You can earn new riders who offer enhanced speed, strength, and stamina. The exclusive training mode gets you ready to ride with the big boys. </text:p>
          </table:table-cell>
          <table:table-cell table:style-name="Default" table:formula="of:=CONCATENATE(&quot;&lt;game name=&quot;;CHAR(34);[.A528];CHAR(34);&quot;&gt; &lt;year&gt;&quot;;[.B528];&quot;&lt;/year&gt; &lt;rating&gt;&quot;;[.C528];&quot;&lt;/rating&gt; &lt;title&gt;&quot;;[.D528];&quot;&lt;/title&gt; &lt;pub&gt;&quot;;[.E528];&quot;&lt;/pub&gt; &lt;dev&gt;&quot;;[.F528];&quot;&lt;/dev&gt; &lt;genre&gt;&quot;;[.G528];&quot;&lt;/genre&gt; &lt;score&gt;&quot;;[.H528];&quot;&lt;/score&gt; &lt;player&gt;&quot;;[.I528];&quot;&lt;/player&gt; &lt;story&gt;&quot;;[.J528];&quot;&lt;/story&gt; &lt;/game&gt;&quot;)" office:value-type="string" office:string-value="&lt;game name=&quot;Xtreme Wheels (USA)&quot;&gt; &lt;year&gt;2001&lt;/year&gt; &lt;rating&gt;ESRB - E (Everyone)&lt;/rating&gt; &lt;title&gt;Xtreme Wheels &lt;/title&gt; &lt;pub&gt;Bam Entertainment&lt;/pub&gt; &lt;dev&gt;Spike&lt;/dev&gt; &lt;genre&gt;Driving&lt;/genre&gt; &lt;score&gt;4.3&lt;/score&gt; &lt;player&gt;1 Player&lt;/player&gt; &lt;story&gt;Get down and dirty as you take on the best BMX racers in a series of no-holds-barred races to determine who is the world's best rider. Claw your way up the rankings as you challenge top racers in a test of strength, skill, and speed. Earn licenses to move up to the elite classes--where the competition becomes even more intense--then claim your title as the ultimate Xtreme racer. Xtreme Wheels offers 20 different tracks to challenge you, each with its own unique layout of hills, jumps, and varied terrain. You can earn new riders who offer enhanced speed, strength, and stamina. The exclusive training mode gets you ready to ride with the big boys. &lt;/story&gt; &lt;/game&gt;">
            <text:p>&lt;game name="Xtreme Wheels (USA)"&gt; &lt;year&gt;2001&lt;/year&gt; &lt;rating&gt;ESRB - E (Everyone)&lt;/rating&gt; &lt;title&gt;Xtreme Wheels &lt;/title&gt; &lt;pub&gt;Bam Entertainment&lt;/pub&gt; &lt;dev&gt;Spike&lt;/dev&gt; &lt;genre&gt;Driving&lt;/genre&gt; &lt;score&gt;4.3&lt;/score&gt; &lt;player&gt;1 Player&lt;/player&gt; &lt;story&gt;Get down and dirty as you take on the best BMX racers in a series of no-holds-barred races to determine who is the world's best rider. Claw your way up the rankings as you challenge top racers in a test of strength, skill, and speed. Earn licenses to move up to the elite classes--where the competition becomes even more intense--then claim your title as the ultimate Xtreme racer. Xtreme Wheels offers 20 different tracks to challenge you, each with its own unique layout of hills, jumps, and varied terrain. You can earn new riders who offer enhanced speed, strength, and stamina. The exclusive training mode gets you ready to ride with the big boys. &lt;/story&gt; &lt;/game&gt;</text:p>
          </table:table-cell>
          <table:table-cell table:number-columns-repeated="1013"/>
        </table:table-row>
        <table:table-row table:style-name="ro1">
          <table:table-cell office:value-type="string">
            <text:p>Yars' Revenge (USA, Europe)</text:p>
          </table:table-cell>
          <table:table-cell office:value-type="float" office:value="1999">
            <text:p>1999</text:p>
          </table:table-cell>
          <table:table-cell office:value-type="string">
            <text:p>ESRB - E (Everyone)</text:p>
          </table:table-cell>
          <table:table-cell office:value-type="string">
            <text:p>Yars' Revenge </text:p>
          </table:table-cell>
          <table:table-cell table:number-columns-repeated="2" office:value-type="string">
            <text:p>Telegames Inc.</text:p>
          </table:table-cell>
          <table:table-cell office:value-type="string">
            <text:p>Shoot-'Em-Up</text:p>
          </table:table-cell>
          <table:table-cell office:value-type="string">
            <text:p>2.8</text:p>
          </table:table-cell>
          <table:table-cell office:value-type="string">
            <text:p>1 Player</text:p>
          </table:table-cell>
          <table:table-cell office:value-type="string">
            <text:p>In Yars' Revenge, your goal is to destroy the Qotile laser-base which is located on the right side of the screen behind a shield. You control the fly-like Yar, which can destroy the shield piece by piece by either shooting it or running into it. Once the shield is down, you will need to use the Zorlon cannon to destroy the Qotile. The Zorlon cannon is located on the left side of the screen, and when fired can destroy the Qotile with a direct hit. The Qotile isn't completely unarmed against your attacks, however. Wandering around the screen is a destroyer missile, which will constantly be homing in on your Yar. This missile can not be destroyed, however you can temporarily hide from it in a shield which runs vertically in the center of the screen. The Yar will be unable to fire when hiding in the shield so you can't stay there indefinitely! The Qotiles second weapon is a swirl which it will randomly fire at you and should be dodged. When you finally destroy the Qotile you can move on to the next, faster round of gameplay. Several game variations are included which control the difficulty and speed of the game.</text:p>
          </table:table-cell>
          <table:table-cell table:style-name="Default" table:formula="of:=CONCATENATE(&quot;&lt;game name=&quot;;CHAR(34);[.A529];CHAR(34);&quot;&gt; &lt;year&gt;&quot;;[.B529];&quot;&lt;/year&gt; &lt;rating&gt;&quot;;[.C529];&quot;&lt;/rating&gt; &lt;title&gt;&quot;;[.D529];&quot;&lt;/title&gt; &lt;pub&gt;&quot;;[.E529];&quot;&lt;/pub&gt; &lt;dev&gt;&quot;;[.F529];&quot;&lt;/dev&gt; &lt;genre&gt;&quot;;[.G529];&quot;&lt;/genre&gt; &lt;score&gt;&quot;;[.H529];&quot;&lt;/score&gt; &lt;player&gt;&quot;;[.I529];&quot;&lt;/player&gt; &lt;story&gt;&quot;;[.J529];&quot;&lt;/story&gt; &lt;/game&gt;&quot;)" office:value-type="string" office:string-value="&lt;game name=&quot;Yars' Revenge (USA, Europe)&quot;&gt; &lt;year&gt;1999&lt;/year&gt; &lt;rating&gt;ESRB - E (Everyone)&lt;/rating&gt; &lt;title&gt;Yars' Revenge &lt;/title&gt; &lt;pub&gt;Telegames Inc.&lt;/pub&gt; &lt;dev&gt;Telegames Inc.&lt;/dev&gt; &lt;genre&gt;Shoot-'Em-Up&lt;/genre&gt; &lt;score&gt;2.8&lt;/score&gt; &lt;player&gt;1 Player&lt;/player&gt; &lt;story&gt;In Yars' Revenge, your goal is to destroy the Qotile laser-base which is located on the right side of the screen behind a shield. You control the fly-like Yar, which can destroy the shield piece by piece by either shooting it or running into it. Once the shield is down, you will need to use the Zorlon cannon to destroy the Qotile. The Zorlon cannon is located on the left side of the screen, and when fired can destroy the Qotile with a direct hit. The Qotile isn't completely unarmed against your attacks, however. Wandering around the screen is a destroyer missile, which will constantly be homing in on your Yar. This missile can not be destroyed, however you can temporarily hide from it in a shield which runs vertically in the center of the screen. The Yar will be unable to fire when hiding in the shield so you can't stay there indefinitely! The Qotiles second weapon is a swirl which it will randomly fire at you and should be dodged. When you finally destroy the Qotile you can move on to the next, faster round of gameplay. Several game variations are included which control the difficulty and speed of the game.&lt;/story&gt; &lt;/game&gt;">
            <text:p>&lt;game name="Yars' Revenge (USA, Europe)"&gt; &lt;year&gt;1999&lt;/year&gt; &lt;rating&gt;ESRB - E (Everyone)&lt;/rating&gt; &lt;title&gt;Yars' Revenge &lt;/title&gt; &lt;pub&gt;Telegames Inc.&lt;/pub&gt; &lt;dev&gt;Telegames Inc.&lt;/dev&gt; &lt;genre&gt;Shoot-'Em-Up&lt;/genre&gt; &lt;score&gt;2.8&lt;/score&gt; &lt;player&gt;1 Player&lt;/player&gt; &lt;story&gt;In Yars' Revenge, your goal is to destroy the Qotile laser-base which is located on the right side of the screen behind a shield. You control the fly-like Yar, which can destroy the shield piece by piece by either shooting it or running into it. Once the shield is down, you will need to use the Zorlon cannon to destroy the Qotile. The Zorlon cannon is located on the left side of the screen, and when fired can destroy the Qotile with a direct hit. The Qotile isn't completely unarmed against your attacks, however. Wandering around the screen is a destroyer missile, which will constantly be homing in on your Yar. This missile can not be destroyed, however you can temporarily hide from it in a shield which runs vertically in the center of the screen. The Yar will be unable to fire when hiding in the shield so you can't stay there indefinitely! The Qotiles second weapon is a swirl which it will randomly fire at you and should be dodged. When you finally destroy the Qotile you can move on to the next, faster round of gameplay. Several game variations are included which control the difficulty and speed of the game.&lt;/story&gt; &lt;/game&gt;</text:p>
          </table:table-cell>
          <table:table-cell table:number-columns-repeated="1013"/>
        </table:table-row>
        <table:table-row table:style-name="ro1">
          <table:table-cell office:value-type="string">
            <text:p>Yoda Stories (USA)</text:p>
          </table:table-cell>
          <table:table-cell office:value-type="float" office:value="1999">
            <text:p>1999</text:p>
          </table:table-cell>
          <table:table-cell office:value-type="string">
            <text:p>ESRB - E (Everyone)</text:p>
          </table:table-cell>
          <table:table-cell office:value-type="string">
            <text:p>Yoda Stories </text:p>
          </table:table-cell>
          <table:table-cell office:value-type="string">
            <text:p>THQ</text:p>
          </table:table-cell>
          <table:table-cell office:value-type="string">
            <text:p>Torus Games</text:p>
          </table:table-cell>
          <table:table-cell office:value-type="string">
            <text:p>Action</text:p>
          </table:table-cell>
          <table:table-cell office:value-type="string">
            <text:p>2.3</text:p>
          </table:table-cell>
          <table:table-cell office:value-type="string">
            <text:p>1 Player</text:p>
          </table:table-cell>
          <table:table-cell office:value-type="string">
            <text:p>Grab your lightsaber, young Jedi, and get ready for Star Wars adventuring in Yoda Stories. Assume the role of Luke Skywalker as he trains with Yoda to become a Jedi Knight. Harness the Force and travel across the galaxy to collect devices and weapons, and battle fearsome enemies. Yoda will guide you through 10 levels and many puzzle-based missions where you will meet exotic aliens, explore maps, and deal the Galactic Empire one crippling blow after another. </text:p>
          </table:table-cell>
          <table:table-cell table:style-name="Default" table:formula="of:=CONCATENATE(&quot;&lt;game name=&quot;;CHAR(34);[.A530];CHAR(34);&quot;&gt; &lt;year&gt;&quot;;[.B530];&quot;&lt;/year&gt; &lt;rating&gt;&quot;;[.C530];&quot;&lt;/rating&gt; &lt;title&gt;&quot;;[.D530];&quot;&lt;/title&gt; &lt;pub&gt;&quot;;[.E530];&quot;&lt;/pub&gt; &lt;dev&gt;&quot;;[.F530];&quot;&lt;/dev&gt; &lt;genre&gt;&quot;;[.G530];&quot;&lt;/genre&gt; &lt;score&gt;&quot;;[.H530];&quot;&lt;/score&gt; &lt;player&gt;&quot;;[.I530];&quot;&lt;/player&gt; &lt;story&gt;&quot;;[.J530];&quot;&lt;/story&gt; &lt;/game&gt;&quot;)" office:value-type="string" office:string-value="&lt;game name=&quot;Yoda Stories (USA)&quot;&gt; &lt;year&gt;1999&lt;/year&gt; &lt;rating&gt;ESRB - E (Everyone)&lt;/rating&gt; &lt;title&gt;Yoda Stories &lt;/title&gt; &lt;pub&gt;THQ&lt;/pub&gt; &lt;dev&gt;Torus Games&lt;/dev&gt; &lt;genre&gt;Action&lt;/genre&gt; &lt;score&gt;2.3&lt;/score&gt; &lt;player&gt;1 Player&lt;/player&gt; &lt;story&gt;Grab your lightsaber, young Jedi, and get ready for Star Wars adventuring in Yoda Stories. Assume the role of Luke Skywalker as he trains with Yoda to become a Jedi Knight. Harness the Force and travel across the galaxy to collect devices and weapons, and battle fearsome enemies. Yoda will guide you through 10 levels and many puzzle-based missions where you will meet exotic aliens, explore maps, and deal the Galactic Empire one crippling blow after another. &lt;/story&gt; &lt;/game&gt;">
            <text:p>&lt;game name="Yoda Stories (USA)"&gt; &lt;year&gt;1999&lt;/year&gt; &lt;rating&gt;ESRB - E (Everyone)&lt;/rating&gt; &lt;title&gt;Yoda Stories &lt;/title&gt; &lt;pub&gt;THQ&lt;/pub&gt; &lt;dev&gt;Torus Games&lt;/dev&gt; &lt;genre&gt;Action&lt;/genre&gt; &lt;score&gt;2.3&lt;/score&gt; &lt;player&gt;1 Player&lt;/player&gt; &lt;story&gt;Grab your lightsaber, young Jedi, and get ready for Star Wars adventuring in Yoda Stories. Assume the role of Luke Skywalker as he trains with Yoda to become a Jedi Knight. Harness the Force and travel across the galaxy to collect devices and weapons, and battle fearsome enemies. Yoda will guide you through 10 levels and many puzzle-based missions where you will meet exotic aliens, explore maps, and deal the Galactic Empire one crippling blow after another. &lt;/story&gt; &lt;/game&gt;</text:p>
          </table:table-cell>
          <table:table-cell table:number-columns-repeated="1013"/>
        </table:table-row>
        <table:table-row table:style-name="ro1">
          <table:table-cell office:value-type="string">
            <text:p>Yogi Bear - Great Balloon Blast (USA)</text:p>
          </table:table-cell>
          <table:table-cell office:value-type="float" office:value="2000">
            <text:p>2000</text:p>
          </table:table-cell>
          <table:table-cell office:value-type="string">
            <text:p>ESRB - E (Everyone)</text:p>
          </table:table-cell>
          <table:table-cell office:value-type="string">
            <text:p>Yogi Bear - Great Balloon Blast </text:p>
          </table:table-cell>
          <table:table-cell office:value-type="string">
            <text:p>Bam Entertainment</text:p>
          </table:table-cell>
          <table:table-cell office:value-type="string">
            <text:p>ITL </text:p>
          </table:table-cell>
          <table:table-cell office:value-type="string">
            <text:p>Action</text:p>
          </table:table-cell>
          <table:table-cell office:value-type="string">
            <text:p>3.5</text:p>
          </table:table-cell>
          <table:table-cell office:value-type="string">
            <text:p>1-2 Players</text:p>
          </table:table-cell>
          <table:table-cell office:value-type="string">
            <text:p>It's the 14th annual Jellystone Park Balloon Fest. And you know what that means for Yogi...campers with pic-a-nic baskets! Yogi has a plan to get those baskets. He'll pose as a balloon salesman. He just needs to avoid Ranger Smith.****Boo Boo: "But, Yogi, the Ranger isn't going to like this."**Yogi: "Not to worry, Boo Boo, I'm smarter than the average bear!"****This is a puzzle game requiring strategy. A cloud above will hold several colored balloons while moving left or right. When it reaches the screen edge, it drops down a bit. You have a picnic basket with two balloons attached. By pressing the B button, you can rotate the balloons 90º and swap the colors. By pressing the A button, you release the balloons. The object is to get three balloons of the same color to touch. They will then pop and will be gone. Remember, the cloud is moving so time your release so the balloons go where you want. You are trying to clear all the balloons to move on.****Every fourth level is a boss level where you have Ranger Smith on top of the cloud. He stomps the cloud to lower it and drops a stone. If the stone hits your basket, you will release your balloons, whether you want to or not, and will not be able to move for a couple seconds. Once you clear all these balloons, you will have defeated Ranger Smith and will move on to the next area. If you match a balloon with an arrow in it, the cloud will move up a little. If the balloons reach the bottom, you lose. You can then choose to restart the level you were on or end the game.</text:p>
          </table:table-cell>
          <table:table-cell table:style-name="Default" table:formula="of:=CONCATENATE(&quot;&lt;game name=&quot;;CHAR(34);[.A531];CHAR(34);&quot;&gt; &lt;year&gt;&quot;;[.B531];&quot;&lt;/year&gt; &lt;rating&gt;&quot;;[.C531];&quot;&lt;/rating&gt; &lt;title&gt;&quot;;[.D531];&quot;&lt;/title&gt; &lt;pub&gt;&quot;;[.E531];&quot;&lt;/pub&gt; &lt;dev&gt;&quot;;[.F531];&quot;&lt;/dev&gt; &lt;genre&gt;&quot;;[.G531];&quot;&lt;/genre&gt; &lt;score&gt;&quot;;[.H531];&quot;&lt;/score&gt; &lt;player&gt;&quot;;[.I531];&quot;&lt;/player&gt; &lt;story&gt;&quot;;[.J531];&quot;&lt;/story&gt; &lt;/game&gt;&quot;)" office:value-type="string" office:string-value="&lt;game name=&quot;Yogi Bear - Great Balloon Blast (USA)&quot;&gt; &lt;year&gt;2000&lt;/year&gt; &lt;rating&gt;ESRB - E (Everyone)&lt;/rating&gt; &lt;title&gt;Yogi Bear - Great Balloon Blast &lt;/title&gt; &lt;pub&gt;Bam Entertainment&lt;/pub&gt; &lt;dev&gt;ITL &lt;/dev&gt; &lt;genre&gt;Action&lt;/genre&gt; &lt;score&gt;3.5&lt;/score&gt; &lt;player&gt;1-2 Players&lt;/player&gt; &lt;story&gt;It's the 14th annual Jellystone Park Balloon Fest. And you know what that means for Yogi...campers with pic-a-nic baskets! Yogi has a plan to get those baskets. He'll pose as a balloon salesman. He just needs to avoid Ranger Smith.****Boo Boo: &quot;But, Yogi, the Ranger isn't going to like this.&quot;**Yogi: &quot;Not to worry, Boo Boo, I'm smarter than the average bear!&quot;****This is a puzzle game requiring strategy. A cloud above will hold several colored balloons while moving left or right. When it reaches the screen edge, it drops down a bit. You have a picnic basket with two balloons attached. By pressing the B button, you can rotate the balloons 90º and swap the colors. By pressing the A button, you release the balloons. The object is to get three balloons of the same color to touch. They will then pop and will be gone. Remember, the cloud is moving so time your release so the balloons go where you want. You are trying to clear all the balloons to move on.****Every fourth level is a boss level where you have Ranger Smith on top of the cloud. He stomps the cloud to lower it and drops a stone. If the stone hits your basket, you will release your balloons, whether you want to or not, and will not be able to move for a couple seconds. Once you clear all these balloons, you will have defeated Ranger Smith and will move on to the next area. If you match a balloon with an arrow in it, the cloud will move up a little. If the balloons reach the bottom, you lose. You can then choose to restart the level you were on or end the game.&lt;/story&gt; &lt;/game&gt;">
            <text:p>&lt;game name="Yogi Bear - Great Balloon Blast (USA)"&gt; &lt;year&gt;2000&lt;/year&gt; &lt;rating&gt;ESRB - E (Everyone)&lt;/rating&gt; &lt;title&gt;Yogi Bear - Great Balloon Blast &lt;/title&gt; &lt;pub&gt;Bam Entertainment&lt;/pub&gt; &lt;dev&gt;ITL &lt;/dev&gt; &lt;genre&gt;Action&lt;/genre&gt; &lt;score&gt;3.5&lt;/score&gt; &lt;player&gt;1-2 Players&lt;/player&gt; &lt;story&gt;It's the 14th annual Jellystone Park Balloon Fest. And you know what that means for Yogi...campers with pic-a-nic baskets! Yogi has a plan to get those baskets. He'll pose as a balloon salesman. He just needs to avoid Ranger Smith.****Boo Boo: "But, Yogi, the Ranger isn't going to like this."**Yogi: "Not to worry, Boo Boo, I'm smarter than the average bear!"****This is a puzzle game requiring strategy. A cloud above will hold several colored balloons while moving left or right. When it reaches the screen edge, it drops down a bit. You have a picnic basket with two balloons attached. By pressing the B button, you can rotate the balloons 90º and swap the colors. By pressing the A button, you release the balloons. The object is to get three balloons of the same color to touch. They will then pop and will be gone. Remember, the cloud is moving so time your release so the balloons go where you want. You are trying to clear all the balloons to move on.****Every fourth level is a boss level where you have Ranger Smith on top of the cloud. He stomps the cloud to lower it and drops a stone. If the stone hits your basket, you will release your balloons, whether you want to or not, and will not be able to move for a couple seconds. Once you clear all these balloons, you will have defeated Ranger Smith and will move on to the next area. If you match a balloon with an arrow in it, the cloud will move up a little. If the balloons reach the bottom, you lose. You can then choose to restart the level you were on or end the game.&lt;/story&gt; &lt;/game&gt;</text:p>
          </table:table-cell>
          <table:table-cell table:number-columns-repeated="1013"/>
        </table:table-row>
        <table:table-row table:style-name="ro1">
          <table:table-cell office:value-type="string">
            <text:p>Yu-Gi-Oh! - Dark Duel Stories (USA)</text:p>
          </table:table-cell>
          <table:table-cell office:value-type="float" office:value="2002">
            <text:p>2002</text:p>
          </table:table-cell>
          <table:table-cell office:value-type="string">
            <text:p>ESRB - E (Everyone)</text:p>
          </table:table-cell>
          <table:table-cell office:value-type="string">
            <text:p>Yu-Gi-Oh! - Dark Duel Stories </text:p>
          </table:table-cell>
          <table:table-cell office:value-type="string">
            <text:p>Konami</text:p>
          </table:table-cell>
          <table:table-cell office:value-type="string">
            <text:p>KCEJ </text:p>
          </table:table-cell>
          <table:table-cell office:value-type="string">
            <text:p>Card Battle</text:p>
          </table:table-cell>
          <table:table-cell office:value-type="string">
            <text:p>3.1</text:p>
          </table:table-cell>
          <table:table-cell office:value-type="string">
            <text:p>1-2 Players</text:p>
          </table:table-cell>
          <table:table-cell office:value-type="string">
            <text:p>Dark Duel Stories brings the Yu-Gi-Oh! card game to you via Gameboy Color. <text:s/>Battle your way past opponents from the TV show and manga as well as your friends using the Link Cable.****In Dark Duel Stories, you must defeat your opponents to advance and eventually make it to the four Rulers of Ancient Egypt who have the Millennium pieces. <text:s/>As you win battles, you will get new cards as well as card parts that can be used to construct more cards.****Set up your deck with monsters, traps, and spells to help you defeat your opponents. <text:s/>And don't forget to bring along some fusion monsters to help when you get into trouble, or just to help finish off your opponent.</text:p>
          </table:table-cell>
          <table:table-cell table:style-name="Default" table:formula="of:=CONCATENATE(&quot;&lt;game name=&quot;;CHAR(34);[.A532];CHAR(34);&quot;&gt; &lt;year&gt;&quot;;[.B532];&quot;&lt;/year&gt; &lt;rating&gt;&quot;;[.C532];&quot;&lt;/rating&gt; &lt;title&gt;&quot;;[.D532];&quot;&lt;/title&gt; &lt;pub&gt;&quot;;[.E532];&quot;&lt;/pub&gt; &lt;dev&gt;&quot;;[.F532];&quot;&lt;/dev&gt; &lt;genre&gt;&quot;;[.G532];&quot;&lt;/genre&gt; &lt;score&gt;&quot;;[.H532];&quot;&lt;/score&gt; &lt;player&gt;&quot;;[.I532];&quot;&lt;/player&gt; &lt;story&gt;&quot;;[.J532];&quot;&lt;/story&gt; &lt;/game&gt;&quot;)" office:value-type="string" office:string-value="&lt;game name=&quot;Yu-Gi-Oh! - Dark Duel Stories (USA)&quot;&gt; &lt;year&gt;2002&lt;/year&gt; &lt;rating&gt;ESRB - E (Everyone)&lt;/rating&gt; &lt;title&gt;Yu-Gi-Oh! - Dark Duel Stories &lt;/title&gt; &lt;pub&gt;Konami&lt;/pub&gt; &lt;dev&gt;KCEJ &lt;/dev&gt; &lt;genre&gt;Card Battle&lt;/genre&gt; &lt;score&gt;3.1&lt;/score&gt; &lt;player&gt;1-2 Players&lt;/player&gt; &lt;story&gt;Dark Duel Stories brings the Yu-Gi-Oh! card game to you via Gameboy Color.  Battle your way past opponents from the TV show and manga as well as your friends using the Link Cable.****In Dark Duel Stories, you must defeat your opponents to advance and eventually make it to the four Rulers of Ancient Egypt who have the Millennium pieces.  As you win battles, you will get new cards as well as card parts that can be used to construct more cards.****Set up your deck with monsters, traps, and spells to help you defeat your opponents.  And don't forget to bring along some fusion monsters to help when you get into trouble, or just to help finish off your opponent.&lt;/story&gt; &lt;/game&gt;">
            <text:p>&lt;game name="Yu-Gi-Oh! - Dark Duel Stories (USA)"&gt; &lt;year&gt;2002&lt;/year&gt; &lt;rating&gt;ESRB - E (Everyone)&lt;/rating&gt; &lt;title&gt;Yu-Gi-Oh! - Dark Duel Stories &lt;/title&gt; &lt;pub&gt;Konami&lt;/pub&gt; &lt;dev&gt;KCEJ &lt;/dev&gt; &lt;genre&gt;Card Battle&lt;/genre&gt; &lt;score&gt;3.1&lt;/score&gt; &lt;player&gt;1-2 Players&lt;/player&gt; &lt;story&gt;Dark Duel Stories brings the Yu-Gi-Oh! card game to you via Gameboy Color. <text:s/>Battle your way past opponents from the TV show and manga as well as your friends using the Link Cable.****In Dark Duel Stories, you must defeat your opponents to advance and eventually make it to the four Rulers of Ancient Egypt who have the Millennium pieces. <text:s/>As you win battles, you will get new cards as well as card parts that can be used to construct more cards.****Set up your deck with monsters, traps, and spells to help you defeat your opponents. <text:s/>And don't forget to bring along some fusion monsters to help when you get into trouble, or just to help finish off your opponent.&lt;/story&gt; &lt;/game&gt;</text:p>
          </table:table-cell>
          <table:table-cell table:number-columns-repeated="1013"/>
        </table:table-row>
        <table:table-row table:style-name="ro1">
          <table:table-cell office:value-type="string">
            <text:p>Zebco Fishing! (USA)</text:p>
          </table:table-cell>
          <table:table-cell office:value-type="float" office:value="1999">
            <text:p>1999</text:p>
          </table:table-cell>
          <table:table-cell office:value-type="string">
            <text:p>ESRB - E (Everyone)</text:p>
          </table:table-cell>
          <table:table-cell office:value-type="string">
            <text:p>Zebco Fishing! </text:p>
          </table:table-cell>
          <table:table-cell office:value-type="string">
            <text:p>Vatical Entertainment</text:p>
          </table:table-cell>
          <table:table-cell office:value-type="string">
            <text:p>Vicarious Visions</text:p>
          </table:table-cell>
          <table:table-cell office:value-type="string">
            <text:p>Sports/Fishing</text:p>
          </table:table-cell>
          <table:table-cell office:value-type="string">
            <text:p>4.0</text:p>
          </table:table-cell>
          <table:table-cell office:value-type="string">
            <text:p>1 Player</text:p>
          </table:table-cell>
          <table:table-cell office:value-type="string">
            <text:p>Zebco Fishing! is an officially licensed fishing game for the Game Boy Color. It features 11 different lures and 2 lakes to fish on. The player can participate in a tournament and Blackjack Bass. The tournament mode gives you a limited time to catch the biggest fish. In Blackjack Bass you have to catch 21 pounds worth of fish, similar to the game Black Jack. Each time you catch a fish, you get its weight and can decide to "hit" or "hold". If you exceed the 21 pounds you lose.****The player can row his boat around the lake until he has found a suitable fishing location, where he can cast his line and wait for the fish to bite. Once a fish is nibbling the bait the player has to hook it and then reel it in. When you do so you must make sure your line doesn't break by keeping an eye on the tension. ****Weather conditions, time of day and location all have impact on the chance of catching a fish. Each type of lure also improves the odds in specific types of water and weather types. Somewhere in the two lakes also dwells the legendary Lochness Bass a giant fish which is yet to be caught.</text:p>
          </table:table-cell>
          <table:table-cell table:style-name="Default" table:formula="of:=CONCATENATE(&quot;&lt;game name=&quot;;CHAR(34);[.A533];CHAR(34);&quot;&gt; &lt;year&gt;&quot;;[.B533];&quot;&lt;/year&gt; &lt;rating&gt;&quot;;[.C533];&quot;&lt;/rating&gt; &lt;title&gt;&quot;;[.D533];&quot;&lt;/title&gt; &lt;pub&gt;&quot;;[.E533];&quot;&lt;/pub&gt; &lt;dev&gt;&quot;;[.F533];&quot;&lt;/dev&gt; &lt;genre&gt;&quot;;[.G533];&quot;&lt;/genre&gt; &lt;score&gt;&quot;;[.H533];&quot;&lt;/score&gt; &lt;player&gt;&quot;;[.I533];&quot;&lt;/player&gt; &lt;story&gt;&quot;;[.J533];&quot;&lt;/story&gt; &lt;/game&gt;&quot;)" office:value-type="string" office:string-value="&lt;game name=&quot;Zebco Fishing! (USA)&quot;&gt; &lt;year&gt;1999&lt;/year&gt; &lt;rating&gt;ESRB - E (Everyone)&lt;/rating&gt; &lt;title&gt;Zebco Fishing! &lt;/title&gt; &lt;pub&gt;Vatical Entertainment&lt;/pub&gt; &lt;dev&gt;Vicarious Visions&lt;/dev&gt; &lt;genre&gt;Sports/Fishing&lt;/genre&gt; &lt;score&gt;4.0&lt;/score&gt; &lt;player&gt;1 Player&lt;/player&gt; &lt;story&gt;Zebco Fishing! is an officially licensed fishing game for the Game Boy Color. It features 11 different lures and 2 lakes to fish on. The player can participate in a tournament and Blackjack Bass. The tournament mode gives you a limited time to catch the biggest fish. In Blackjack Bass you have to catch 21 pounds worth of fish, similar to the game Black Jack. Each time you catch a fish, you get its weight and can decide to &quot;hit&quot; or &quot;hold&quot;. If you exceed the 21 pounds you lose.****The player can row his boat around the lake until he has found a suitable fishing location, where he can cast his line and wait for the fish to bite. Once a fish is nibbling the bait the player has to hook it and then reel it in. When you do so you must make sure your line doesn't break by keeping an eye on the tension. ****Weather conditions, time of day and location all have impact on the chance of catching a fish. Each type of lure also improves the odds in specific types of water and weather types. Somewhere in the two lakes also dwells the legendary Lochness Bass a giant fish which is yet to be caught.&lt;/story&gt; &lt;/game&gt;">
            <text:p>&lt;game name="Zebco Fishing! (USA)"&gt; &lt;year&gt;1999&lt;/year&gt; &lt;rating&gt;ESRB - E (Everyone)&lt;/rating&gt; &lt;title&gt;Zebco Fishing! &lt;/title&gt; &lt;pub&gt;Vatical Entertainment&lt;/pub&gt; &lt;dev&gt;Vicarious Visions&lt;/dev&gt; &lt;genre&gt;Sports/Fishing&lt;/genre&gt; &lt;score&gt;4.0&lt;/score&gt; &lt;player&gt;1 Player&lt;/player&gt; &lt;story&gt;Zebco Fishing! is an officially licensed fishing game for the Game Boy Color. It features 11 different lures and 2 lakes to fish on. The player can participate in a tournament and Blackjack Bass. The tournament mode gives you a limited time to catch the biggest fish. In Blackjack Bass you have to catch 21 pounds worth of fish, similar to the game Black Jack. Each time you catch a fish, you get its weight and can decide to "hit" or "hold". If you exceed the 21 pounds you lose.****The player can row his boat around the lake until he has found a suitable fishing location, where he can cast his line and wait for the fish to bite. Once a fish is nibbling the bait the player has to hook it and then reel it in. When you do so you must make sure your line doesn't break by keeping an eye on the tension. ****Weather conditions, time of day and location all have impact on the chance of catching a fish. Each type of lure also improves the odds in specific types of water and weather types. Somewhere in the two lakes also dwells the legendary Lochness Bass a giant fish which is yet to be caught.&lt;/story&gt; &lt;/game&gt;</text:p>
          </table:table-cell>
          <table:table-cell table:number-columns-repeated="1013"/>
        </table:table-row>
        <table:table-row table:style-name="ro1">
          <table:table-cell office:value-type="string">
            <text:p>Zidane Football Generation (Europe)</text:p>
          </table:table-cell>
          <table:table-cell office:value-type="float" office:value="2002">
            <text:p>2002</text:p>
          </table:table-cell>
          <table:table-cell office:value-type="string">
            <text:p>ESRB - E (Everyone)</text:p>
          </table:table-cell>
          <table:table-cell office:value-type="string">
            <text:p>Zidane Football Generation </text:p>
          </table:table-cell>
          <table:table-cell office:value-type="string">
            <text:p>Cryo Interactive</text:p>
          </table:table-cell>
          <table:table-cell office:value-type="string">
            <text:p>Aqua Pacific</text:p>
          </table:table-cell>
          <table:table-cell office:value-type="string">
            <text:p>Sports</text:p>
          </table:table-cell>
          <table:table-cell office:value-type="string">
            <text:p>3.9</text:p>
          </table:table-cell>
          <table:table-cell office:value-type="string">
            <text:p>1 Player</text:p>
          </table:table-cell>
          <table:table-cell office:value-type="string">
            <text:p>Zidane Football Generation bases its gameplay on an easy and intuitive control system. The number of possible moves and animations featured in the game will allow the user to reproduce real soccer situations. <text:s/>Playing in highly detailed reproductions of soccer pitches with distinguishing detail right, that take inspiration from among 16 of the most famous stadiums, provides the right atmosphere for a thrilling match. Play as Zidane himself and enjoy the ultimate in portable soccer action! </text:p>
          </table:table-cell>
          <table:table-cell table:style-name="Default" table:formula="of:=CONCATENATE(&quot;&lt;game name=&quot;;CHAR(34);[.A534];CHAR(34);&quot;&gt; &lt;year&gt;&quot;;[.B534];&quot;&lt;/year&gt; &lt;rating&gt;&quot;;[.C534];&quot;&lt;/rating&gt; &lt;title&gt;&quot;;[.D534];&quot;&lt;/title&gt; &lt;pub&gt;&quot;;[.E534];&quot;&lt;/pub&gt; &lt;dev&gt;&quot;;[.F534];&quot;&lt;/dev&gt; &lt;genre&gt;&quot;;[.G534];&quot;&lt;/genre&gt; &lt;score&gt;&quot;;[.H534];&quot;&lt;/score&gt; &lt;player&gt;&quot;;[.I534];&quot;&lt;/player&gt; &lt;story&gt;&quot;;[.J534];&quot;&lt;/story&gt; &lt;/game&gt;&quot;)" office:value-type="string" office:string-value="&lt;game name=&quot;Zidane Football Generation (Europe)&quot;&gt; &lt;year&gt;2002&lt;/year&gt; &lt;rating&gt;ESRB - E (Everyone)&lt;/rating&gt; &lt;title&gt;Zidane Football Generation &lt;/title&gt; &lt;pub&gt;Cryo Interactive&lt;/pub&gt; &lt;dev&gt;Aqua Pacific&lt;/dev&gt; &lt;genre&gt;Sports&lt;/genre&gt; &lt;score&gt;3.9&lt;/score&gt; &lt;player&gt;1 Player&lt;/player&gt; &lt;story&gt;Zidane Football Generation bases its gameplay on an easy and intuitive control system. The number of possible moves and animations featured in the game will allow the user to reproduce real soccer situations.  Playing in highly detailed reproductions of soccer pitches with distinguishing detail right, that take inspiration from among 16 of the most famous stadiums, provides the right atmosphere for a thrilling match. Play as Zidane himself and enjoy the ultimate in portable soccer action! &lt;/story&gt; &lt;/game&gt;">
            <text:p>&lt;game name="Zidane Football Generation (Europe)"&gt; &lt;year&gt;2002&lt;/year&gt; &lt;rating&gt;ESRB - E (Everyone)&lt;/rating&gt; &lt;title&gt;Zidane Football Generation &lt;/title&gt; &lt;pub&gt;Cryo Interactive&lt;/pub&gt; &lt;dev&gt;Aqua Pacific&lt;/dev&gt; &lt;genre&gt;Sports&lt;/genre&gt; &lt;score&gt;3.9&lt;/score&gt; &lt;player&gt;1 Player&lt;/player&gt; &lt;story&gt;Zidane Football Generation bases its gameplay on an easy and intuitive control system. The number of possible moves and animations featured in the game will allow the user to reproduce real soccer situations. <text:s/>Playing in highly detailed reproductions of soccer pitches with distinguishing detail right, that take inspiration from among 16 of the most famous stadiums, provides the right atmosphere for a thrilling match. Play as Zidane himself and enjoy the ultimate in portable soccer action! &lt;/story&gt; &lt;/game&gt;</text:p>
          </table:table-cell>
          <table:table-cell table:number-columns-repeated="1013"/>
        </table:table-row>
        <table:table-row table:style-name="ro1">
          <table:table-cell office:value-type="string">
            <text:p>Zoboomafoo - Playtime in Zobooland (USA)</text:p>
          </table:table-cell>
          <table:table-cell office:value-type="float" office:value="2001">
            <text:p>2001</text:p>
          </table:table-cell>
          <table:table-cell office:value-type="string">
            <text:p>ESRB - E (Everyone)</text:p>
          </table:table-cell>
          <table:table-cell office:value-type="string">
            <text:p>Zoboomafoo - Playtime in Zobooland </text:p>
          </table:table-cell>
          <table:table-cell office:value-type="string">
            <text:p>Encore Software Inc.</text:p>
          </table:table-cell>
          <table:table-cell office:value-type="string">
            <text:p>Vicarious Visions</text:p>
          </table:table-cell>
          <table:table-cell office:value-type="string">
            <text:p>Action</text:p>
          </table:table-cell>
          <table:table-cell office:value-type="string">
            <text:p>3.5</text:p>
          </table:table-cell>
          <table:table-cell office:value-type="string">
            <text:p>1 Player</text:p>
          </table:table-cell>
          <table:table-cell office:value-type="string">
            <text:p>Based on the PBS television series created by the Kratt Brothers, Playtime in Zobooland finds the talking lemur on a nine-level quest to find his lost Animal Friend Cards.To accomplish this, players visit with creatures all throughout Zobooland and help them complete tasks. Tasks are broken down into two areas: collecting a certain amount of items and locating specific creatures.</text:p>
          </table:table-cell>
          <table:table-cell table:style-name="Default" table:formula="of:=CONCATENATE(&quot;&lt;game name=&quot;;CHAR(34);[.A535];CHAR(34);&quot;&gt; &lt;year&gt;&quot;;[.B535];&quot;&lt;/year&gt; &lt;rating&gt;&quot;;[.C535];&quot;&lt;/rating&gt; &lt;title&gt;&quot;;[.D535];&quot;&lt;/title&gt; &lt;pub&gt;&quot;;[.E535];&quot;&lt;/pub&gt; &lt;dev&gt;&quot;;[.F535];&quot;&lt;/dev&gt; &lt;genre&gt;&quot;;[.G535];&quot;&lt;/genre&gt; &lt;score&gt;&quot;;[.H535];&quot;&lt;/score&gt; &lt;player&gt;&quot;;[.I535];&quot;&lt;/player&gt; &lt;story&gt;&quot;;[.J535];&quot;&lt;/story&gt; &lt;/game&gt;&quot;)" office:value-type="string" office:string-value="&lt;game name=&quot;Zoboomafoo - Playtime in Zobooland (USA)&quot;&gt; &lt;year&gt;2001&lt;/year&gt; &lt;rating&gt;ESRB - E (Everyone)&lt;/rating&gt; &lt;title&gt;Zoboomafoo - Playtime in Zobooland &lt;/title&gt; &lt;pub&gt;Encore Software Inc.&lt;/pub&gt; &lt;dev&gt;Vicarious Visions&lt;/dev&gt; &lt;genre&gt;Action&lt;/genre&gt; &lt;score&gt;3.5&lt;/score&gt; &lt;player&gt;1 Player&lt;/player&gt; &lt;story&gt;Based on the PBS television series created by the Kratt Brothers, Playtime in Zobooland finds the talking lemur on a nine-level quest to find his lost Animal Friend Cards.To accomplish this, players visit with creatures all throughout Zobooland and help them complete tasks. Tasks are broken down into two areas: collecting a certain amount of items and locating specific creatures.&lt;/story&gt; &lt;/game&gt;">
            <text:p>&lt;game name="Zoboomafoo - Playtime in Zobooland (USA)"&gt; &lt;year&gt;2001&lt;/year&gt; &lt;rating&gt;ESRB - E (Everyone)&lt;/rating&gt; &lt;title&gt;Zoboomafoo - Playtime in Zobooland &lt;/title&gt; &lt;pub&gt;Encore Software Inc.&lt;/pub&gt; &lt;dev&gt;Vicarious Visions&lt;/dev&gt; &lt;genre&gt;Action&lt;/genre&gt; &lt;score&gt;3.5&lt;/score&gt; &lt;player&gt;1 Player&lt;/player&gt; &lt;story&gt;Based on the PBS television series created by the Kratt Brothers, Playtime in Zobooland finds the talking lemur on a nine-level quest to find his lost Animal Friend Cards.To accomplish this, players visit with creatures all throughout Zobooland and help them complete tasks. Tasks are broken down into two areas: collecting a certain amount of items and locating specific creatures.&lt;/story&gt; &lt;/game&gt;</text:p>
          </table:table-cell>
          <table:table-cell table:number-columns-repeated="1013"/>
        </table:table-row>
        <table:table-row table:style-name="ro1" table:number-rows-repeated="1048040">
          <table:table-cell table:number-columns-repeated="1024"/>
        </table:table-row>
        <table:table-row table:style-name="ro1">
          <table:table-cell table:number-columns-repeated="1024"/>
        </table:table-row>
      </table:table>
      <table:database-ranges>
        <table:database-range table:target-range-address="Sheet1.A1:Sheet1.AMJ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10/03/2016</text:date>, <text:time>21:50: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0T21:50:30.71</dc:date>
    <meta:generator>OpenOffice/4.1.2$Win32 OpenOffice.org_project/412m3$Build-9782</meta:generator>
    <meta:editing-duration>PT11H45M59S</meta:editing-duration>
    <meta:editing-cycles>30</meta:editing-cycles>
    <meta:document-statistic meta:table-count="1" meta:cell-count="5885" meta:object-count="0"/>
  </office:meta>
</office:document-meta>
</file>